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co3" style:family="table-column">
      <style:table-column-properties fo:break-before="auto" style:column-width="232.57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Noto Sans CJK SC Regular" style:font-name-complex="FreeSans"/>
    </style:style>
    <style:style style:name="T1" style:family="text">
      <style:text-properties style:text-position="supe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rchitecture</text:p>
          </table:table-cell>
          <table:table-cell office:value-type="string" calcext:value-type="string">
            <text:p>Reference key</text:p>
          </table:table-cell>
          <table:table-cell office:value-type="string" calcext:value-type="string">
            <text:p>Reference details</text:p>
          </table:table-cell>
        </table:table-row>
        <table:table-row table:style-name="ro1">
          <table:table-cell office:value-type="string" calcext:value-type="string">
            <text:p><text:s/>3T</text:p>
          </table:table-cell>
          <table:table-cell office:value-type="string" calcext:value-type="string">
            <text:p>Kortenkamp</text:p>
          </table:table-cell>
          <table:table-cell office:value-type="string" calcext:value-type="string">
            <text:p>D. Kortenkamp, “Applying a layered control architecture to a free-flying space camera,” Proc. IEEE Int. Jt. Symp. Intell. Syst., 1998.</text:p>
          </table:table-cell>
        </table:table-row>
        <table:table-row table:style-name="ro1">
          <table:table-cell office:value-type="string" calcext:value-type="string">
            <text:p><text:s/>3T</text:p>
          </table:table-cell>
          <table:table-cell office:value-type="string" calcext:value-type="string">
            <text:p>Bonasso1997</text:p>
          </table:table-cell>
          <table:table-cell office:value-type="string" calcext:value-type="string">
            <text:p>R. P. Bonasso, D. Kortenkamp, and T. Whitney, “Using a robot control architecture to automate space shuttle operations,” in IAAI-97, 1997, pp. 949–962.</text:p>
          </table:table-cell>
        </table:table-row>
        <table:table-row table:style-name="ro1">
          <table:table-cell office:value-type="string" calcext:value-type="string">
            <text:p><text:s/>3T</text:p>
          </table:table-cell>
          <table:table-cell office:value-type="string" calcext:value-type="string">
            <text:p>PeterBonasso1997</text:p>
          </table:table-cell>
          <table:table-cell office:value-type="string" calcext:value-type="string">
            <text:p>R. P. Bonasso, R. J. Firby, E. Gat, D. Kortenkamp, D. P. Miller, and M. G. Slack, “Experiences with an architecture for intelligent, reactive agents,” J. Exp. Theor. Artif. Intell., no. 2–3, pp. 187–202, 1997.</text:p>
          </table:table-cell>
        </table:table-row>
        <table:table-row table:style-name="ro1">
          <table:table-cell office:value-type="string" calcext:value-type="string">
            <text:p><text:s/>3T</text:p>
          </table:table-cell>
          <table:table-cell office:value-type="string" calcext:value-type="string">
            <text:p>Aumann2001</text:p>
          </table:table-cell>
          <table:table-cell office:value-type="string" calcext:value-type="string">
            <text:p>R. P. Bonasso and D. Kortenkamp, “Using a Layered Control Architecture to Alleviate Planning with Incomplete Information,” in Proceedings of the AAAI Spring Symposium\Planning with Incomplete Information for Robot Problems, 1996.</text:p>
          </table:table-cell>
        </table:table-row>
        <table:table-row table:style-name="ro1">
          <table:table-cell office:value-type="string" calcext:value-type="string">
            <text:p><text:s/>3T</text:p>
          </table:table-cell>
          <table:table-cell office:value-type="string" calcext:value-type="string">
            <text:p>Dowell</text:p>
          </table:table-cell>
          <table:table-cell office:value-type="string" calcext:value-type="string">
            <text:p>M. Dowell, G. Chen, “Requirements for Planners for High-level Monitoring and Control of Advanced Life Support Systems.”, Proc. Of Joint Conf. on Comput. &amp; Intel. Sys., 1997.</text:p>
          </table:table-cell>
        </table:table-row>
        <table:table-row table:style-name="ro1">
          <table:table-cell office:value-type="string" calcext:value-type="string">
            <text:p><text:s/>3T</text:p>
          </table:table-cell>
          <table:table-cell office:value-type="string" calcext:value-type="string">
            <text:p>Firby1995b</text:p>
          </table:table-cell>
          <table:table-cell office:value-type="string" calcext:value-type="string">
            <text:p>R. J. Firby, “The RAP Language Manual.” 1995.</text:p>
          </table:table-cell>
        </table:table-row>
        <table:table-row table:style-name="ro1">
          <table:table-cell office:value-type="string" calcext:value-type="string">
            <text:p><text:s/>3T</text:p>
          </table:table-cell>
          <table:table-cell office:value-type="string" calcext:value-type="string">
            <text:p>Firby1995a</text:p>
          </table:table-cell>
          <table:table-cell office:value-type="string" calcext:value-type="string">
            <text:p>R. J. Firby, R. E. Kahn, P. N. Prokopowicz, and M. J. Swain, “An Architecture for Vision and Action,” in Proceedings of the 14th international joint conference on Artificial intelligence (IJCAI), 1995.</text:p>
          </table:table-cell>
        </table:table-row>
        <table:table-row table:style-name="ro1">
          <table:table-cell office:value-type="string" calcext:value-type="string">
            <text:p><text:s/>3T</text:p>
          </table:table-cell>
          <table:table-cell office:value-type="string" calcext:value-type="string">
            <text:p>Firby1995</text:p>
          </table:table-cell>
          <table:table-cell office:value-type="string" calcext:value-type="string">
            <text:p>R. J. Firby and M. G. Slack, “Task Execution: Interfacing Networks to Reactive Skill Networks,” AAAI Tech. Rep. SS-95-02, 1995.</text:p>
          </table:table-cell>
        </table:table-row>
        <table:table-row table:style-name="ro1">
          <table:table-cell office:value-type="string" calcext:value-type="string">
            <text:p><text:s/>3T</text:p>
          </table:table-cell>
          <table:table-cell office:value-type="string" calcext:value-type="string">
            <text:p>Firby1989</text:p>
          </table:table-cell>
          <table:table-cell office:value-type="string" calcext:value-type="string">
            <text:p>R. J. Firby, “Adaptive Execution in Complex Dynamic Worlds”, PhD Thesis, 1989.</text:p>
          </table:table-cell>
        </table:table-row>
        <table:table-row table:style-name="ro1">
          <table:table-cell office:value-type="string" calcext:value-type="string">
            <text:p><text:s/>3T</text:p>
          </table:table-cell>
          <table:table-cell office:value-type="string" calcext:value-type="string">
            <text:p>Fitzgerald2000</text:p>
          </table:table-cell>
          <table:table-cell office:value-type="string" calcext:value-type="string">
            <text:p>W. Fitzgerald and R. J. Firby, “Dialogue Systems Require a Reactive Task Architecture,” in Proceedings of the AAAI Spring Symposium, 2000.</text:p>
          </table:table-cell>
        </table:table-row>
        <table:table-row table:style-name="ro1">
          <table:table-cell office:value-type="string" calcext:value-type="string">
            <text:p><text:s/>3T</text:p>
          </table:table-cell>
          <table:table-cell office:value-type="string" calcext:value-type="string">
            <text:p>Kortenkamp1998</text:p>
          </table:table-cell>
          <table:table-cell office:value-type="string" calcext:value-type="string">
            <text:p>D. Kortenkamp, D. Schreckenghost, and R. P. Bonasso, “Three NASA application domains for integrated planning, scheduling and execution,” in IEEE Symposium on Intelligence in Automation and Robotics, 1998.</text:p>
          </table:table-cell>
        </table:table-row>
        <table:table-row table:style-name="ro1">
          <table:table-cell office:value-type="string" calcext:value-type="string">
            <text:p><text:s/>3T</text:p>
          </table:table-cell>
          <table:table-cell office:value-type="string" calcext:value-type="string">
            <text:p>Leon1997a</text:p>
          </table:table-cell>
          <table:table-cell office:value-type="string" calcext:value-type="string">
            <text:p>J. V. Leon, D. Kortenkamp, and D. Schreckenghost, “A Planning, Scheduling and Control Architecture for Advanced Life Support Systems,” NASA Work. Plan. Sched. Sp., 1997.</text:p>
          </table:table-cell>
        </table:table-row>
        <table:table-row table:style-name="ro1">
          <table:table-cell office:value-type="string" calcext:value-type="string">
            <text:p><text:s/>3T</text:p>
          </table:table-cell>
          <table:table-cell office:value-type="string" calcext:value-type="string">
            <text:p>Wasson1999a</text:p>
          </table:table-cell>
          <table:table-cell office:value-type="string" calcext:value-type="string">
            <text:p>G. Wasson, D. Kortenkamp, and E. Huber, “Integrating Active Perception with an Autonomous Robot Architecture,” Rob. Auton. Syst., vol. 29, no. 2, pp. 1–19, 1999.</text:p>
          </table:table-cell>
        </table:table-row>
        <table:table-row table:style-name="ro1">
          <table:table-cell office:value-type="string" calcext:value-type="string">
            <text:p><text:s/>3T</text:p>
          </table:table-cell>
          <table:table-cell office:value-type="string" calcext:value-type="string">
            <text:p>Wong1995</text:p>
          </table:table-cell>
          <table:table-cell office:value-type="string" calcext:value-type="string">
            <text:p>C. Wong, D. Kortenkamp, and M. Speich, “A Mobile Robot That Recognizes People,” in Proceedings of the Conference on Tools with Artificial Intelligence, 1995.</text:p>
          </table:table-cell>
        </table:table-row>
        <table:table-row table:style-name="ro1">
          <table:table-cell office:value-type="string" calcext:value-type="string">
            <text:p>CAPS</text:p>
          </table:table-cell>
          <table:table-cell office:value-type="string" calcext:value-type="string">
            <text:p>Carpenter1999</text:p>
          </table:table-cell>
          <table:table-cell office:value-type="string" calcext:value-type="string">
            <text:p>P. A. Carpenter, M. A. Just, T. A. Keller, W. Eddy, and K. Thulborn, “Graded functional activation in the visuospatial system with the amount of task demand,” J. Cogn. Neurosci., vol. 11, pp. 9–24, 1999.</text:p>
          </table:table-cell>
        </table:table-row>
        <table:table-row table:style-name="ro1">
          <table:table-cell office:value-type="string" calcext:value-type="string">
            <text:p>CAPS</text:p>
          </table:table-cell>
          <table:table-cell office:value-type="string" calcext:value-type="string">
            <text:p>Carpenter1990b</text:p>
          </table:table-cell>
          <table:table-cell office:value-type="string" calcext:value-type="string">
            <text:p>P. A. Carpenter, M. A. Just, and P. Shell, “What one intelligence test measures: A theoretical account of the processing in the Raven Progressive Matrices Test,” Psychol. Rev., vol. 97, no. 3, pp. 404–431, 1990.</text:p>
          </table:table-cell>
        </table:table-row>
        <table:table-row table:style-name="ro1">
          <table:table-cell office:value-type="string" calcext:value-type="string">
            <text:p>CAPS</text:p>
          </table:table-cell>
          <table:table-cell office:value-type="string" calcext:value-type="string">
            <text:p>Haarmann1997</text:p>
          </table:table-cell>
          <table:table-cell office:value-type="string" calcext:value-type="string">
            <text:p>H. J. Haarmann, M. A. Just, and P. A. Carpenter, “Aphasic Sentence Comprehension as a Resource Deficit : A Computational Approach,” Brain Lang., vol. 59, pp. 76–120, 1997.</text:p>
          </table:table-cell>
        </table:table-row>
        <table:table-row table:style-name="ro1">
          <table:table-cell office:value-type="string" calcext:value-type="string">
            <text:p>CAPS</text:p>
          </table:table-cell>
          <table:table-cell office:value-type="string" calcext:value-type="string">
            <text:p>Just1985</text:p>
          </table:table-cell>
          <table:table-cell office:value-type="string" calcext:value-type="string">
            <text:p>M. A. Just and P. A. Carpenter, “Cognitive coordinate systems: Accounts of mental rotation and individual differences in spatial ability,” Psychol. Rev., vol. 92, no. 2, pp. 137–172, 1985.</text:p>
          </table:table-cell>
        </table:table-row>
        <table:table-row table:style-name="ro1">
          <table:table-cell office:value-type="string" calcext:value-type="string">
            <text:p>CAPS</text:p>
          </table:table-cell>
          <table:table-cell office:value-type="string" calcext:value-type="string">
            <text:p>Just1992</text:p>
          </table:table-cell>
          <table:table-cell office:value-type="string" calcext:value-type="string">
            <text:p>M. A. Just and P. A. Carpenter, “A capacity theory of comprehension: Individual differences in working memory,” Psychol. Rev., vol. 99, no. 1, pp. 122–149, 1992.</text:p>
          </table:table-cell>
        </table:table-row>
        <table:table-row table:style-name="ro1">
          <table:table-cell office:value-type="string" calcext:value-type="string">
            <text:p>CAPS</text:p>
          </table:table-cell>
          <table:table-cell office:value-type="string" calcext:value-type="string">
            <text:p>Just1996</text:p>
          </table:table-cell>
          <table:table-cell office:value-type="string" calcext:value-type="string">
            <text:p>M. A. Just, P. A. Carpenter, T. A. Keller, W. F. Eddy, and K. R. Thulborn, “Brain Activation Modulated by Sentence Comprehension,” Science, vol. 274, no. 5284, pp. 114–116, 1996.</text:p>
          </table:table-cell>
        </table:table-row>
        <table:table-row table:style-name="ro1">
          <table:table-cell office:value-type="string" calcext:value-type="string">
            <text:p>CAPS</text:p>
          </table:table-cell>
          <table:table-cell office:value-type="string" calcext:value-type="string">
            <text:p>Just2001</text:p>
          </table:table-cell>
          <table:table-cell office:value-type="string" calcext:value-type="string">
            <text:p>M. A. Just, P. A. Carpenter, T. A. Keller, L. Emery, H. Zajac, and K. R. Thulborn, “Interdependence of Nonoverlapping Cortical Systems in Dual Cognitive Tasks,” Neuroimage, vol. 14, pp. 417–426, 2001.</text:p>
          </table:table-cell>
        </table:table-row>
        <table:table-row table:style-name="ro1">
          <table:table-cell office:value-type="string" calcext:value-type="string">
            <text:p>CAPS</text:p>
          </table:table-cell>
          <table:table-cell office:value-type="string" calcext:value-type="string">
            <text:p>Just2013</text:p>
          </table:table-cell>
          <table:table-cell office:value-type="string" calcext:value-type="string">
            <text:p>M. A. Just, T. A. Keller, V. L. Malave, R. K. Kana, and S. Varma, “Autism as a neural systems disorder: A theory of frontal-posterior underconnectivity,” Neurosci. Biobehav. Rev., vol. 36, no. 4, pp. 1292–1313, 2013.</text:p>
          </table:table-cell>
        </table:table-row>
        <table:table-row table:style-name="ro1">
          <table:table-cell office:value-type="string" calcext:value-type="string">
            <text:p>CAPS</text:p>
          </table:table-cell>
          <table:table-cell office:value-type="string" calcext:value-type="string">
            <text:p>Just2007</text:p>
          </table:table-cell>
          <table:table-cell office:value-type="string" calcext:value-type="string">
            <text:p>M. A. Just and S. Varma, “The organization of thinking: What functional brain imaging reveals about the neuroarchitecture of complex cognition.,” Cogn. Affect. Behav. Neurosci., vol. 7, no. 3, pp. 153–191, 2007.</text:p>
          </table:table-cell>
        </table:table-row>
        <table:table-row table:style-name="ro1">
          <table:table-cell office:value-type="string" calcext:value-type="string">
            <text:p>CAPS</text:p>
          </table:table-cell>
          <table:table-cell office:value-type="string" calcext:value-type="string">
            <text:p>Just2002</text:p>
          </table:table-cell>
          <table:table-cell office:value-type="string" calcext:value-type="string">
            <text:p>M. A. Just and S. Varma, “A Hybrid Architecture for Working Memory: Reply to MacDonald and Christiansen ( 2002 ),” Psychol. Rev., vol. 109, no. 1, pp. 55–65, 2002.</text:p>
          </table:table-cell>
        </table:table-row>
        <table:table-row table:style-name="ro1">
          <table:table-cell office:value-type="string" calcext:value-type="string">
            <text:p>CAPS</text:p>
          </table:table-cell>
          <table:table-cell office:value-type="string" calcext:value-type="string">
            <text:p>King1991</text:p>
          </table:table-cell>
          <table:table-cell office:value-type="string" calcext:value-type="string">
            <text:p>J. King and M. A. Just, “Individual Differences in Syntactic Processing: The Role of Working Memory,” J. Mem. Lang., vol. 30, pp. 580–602, 1991.</text:p>
          </table:table-cell>
        </table:table-row>
        <table:table-row table:style-name="ro1">
          <table:table-cell office:value-type="string" calcext:value-type="string">
            <text:p>CAPS</text:p>
          </table:table-cell>
          <table:table-cell office:value-type="string" calcext:value-type="string">
            <text:p>Macdonald1992</text:p>
          </table:table-cell>
          <table:table-cell office:value-type="string" calcext:value-type="string">
            <text:p>M. C. Macdonald, M. A. Just, and P. A. Carpenter, “Memory Constraints on the Processing Syntactic Ambiguity,” Cogn. Psychol., vol. 24, pp. 56–98, 1992.</text:p>
          </table:table-cell>
        </table:table-row>
        <table:table-row table:style-name="ro1">
          <table:table-cell office:value-type="string" calcext:value-type="string">
            <text:p>CAPS</text:p>
          </table:table-cell>
          <table:table-cell office:value-type="string" calcext:value-type="string">
            <text:p>Mason2003</text:p>
          </table:table-cell>
          <table:table-cell office:value-type="string" calcext:value-type="string">
            <text:p>R. A. Mason, M. A. Just, T. A. Keller, and P. A. Carpenter, “Ambiguity in the Brain: What Brain Imaging Reveals About the Processing of Syntactically Ambiguous Sentences,” J. Exp. Psychol. Learn. Mem. Cogn., vol. 29, no. 6, pp. 1319–1338, 2003.</text:p>
          </table:table-cell>
        </table:table-row>
        <table:table-row table:style-name="ro1">
          <table:table-cell office:value-type="string" calcext:value-type="string">
            <text:p>CAPS</text:p>
          </table:table-cell>
          <table:table-cell office:value-type="string" calcext:value-type="string">
            <text:p>Newman2003</text:p>
          </table:table-cell>
          <table:table-cell office:value-type="string" calcext:value-type="string">
            <text:p>S. D. Newman, P. A. Carpenter, S. Varma, and M. A. Just, “Frontal and parietal participation in problem solving in the Tower of London: fMRI and computational modeling of planning and high-level perception,” Neuropsychologia, vol. 41, pp. 1668–1682, 2003.</text:p>
          </table:table-cell>
        </table:table-row>
        <table:table-row table:style-name="ro1">
          <table:table-cell office:value-type="string" calcext:value-type="string">
            <text:p>CAPS</text:p>
          </table:table-cell>
          <table:table-cell office:value-type="string" calcext:value-type="string">
            <text:p>Salvucci2004</text:p>
          </table:table-cell>
          <table:table-cell office:value-type="string" calcext:value-type="string">
            <text:p>D. D. Salvucci and R. Gray, “A two-point visual control model of steering,” Perception, vol. 33, no. 10, pp. 1233–1248, 2004.</text:p>
          </table:table-cell>
        </table:table-row>
        <table:table-row table:style-name="ro1">
          <table:table-cell office:value-type="string" calcext:value-type="string">
            <text:p>CAPS</text:p>
          </table:table-cell>
          <table:table-cell office:value-type="string" calcext:value-type="string">
            <text:p>Sanner1999</text:p>
          </table:table-cell>
          <table:table-cell office:value-type="string" calcext:value-type="string">
            <text:p>S. P. Sanner, “A Quick Introduction to 4CAPS Programming.” 1999.</text:p>
          </table:table-cell>
        </table:table-row>
        <table:table-row table:style-name="ro1">
          <table:table-cell office:value-type="string" calcext:value-type="string">
            <text:p>CAPS</text:p>
          </table:table-cell>
          <table:table-cell office:value-type="string" calcext:value-type="string">
            <text:p>Thibadeau1982</text:p>
          </table:table-cell>
          <table:table-cell office:value-type="string" calcext:value-type="string">
            <text:p>R. Thibadeau, M. A. Just, and P. A. Carpenter, “A Model of the Time Course and Content of Reading,” Cogn. Sci., vol. 6, pp. 157–203, 1982.</text:p>
          </table:table-cell>
        </table:table-row>
        <table:table-row table:style-name="ro1">
          <table:table-cell office:value-type="string" calcext:value-type="string">
            <text:p>CAPS</text:p>
          </table:table-cell>
          <table:table-cell office:value-type="string" calcext:value-type="string">
            <text:p>Thulborn1999</text:p>
          </table:table-cell>
          <table:table-cell office:value-type="string" calcext:value-type="string">
            <text:p>K. R. Thulborn, P. A. Carpenter, and M. A. Just, “Plasticity of Language-Related Brain Function During Recovery from Stroke,” Stroke, vol. 30, no. 4, pp. 749–754, 1999.</text:p>
          </table:table-cell>
        </table:table-row>
        <table:table-row table:style-name="ro1">
          <table:table-cell office:value-type="string" calcext:value-type="string">
            <text:p>CAPS</text:p>
          </table:table-cell>
          <table:table-cell office:value-type="string" calcext:value-type="string">
            <text:p>Varma2014</text:p>
          </table:table-cell>
          <table:table-cell office:value-type="string" calcext:value-type="string">
            <text:p>S. Varma, “The subjective meaning of cognitive architecture: A marrian analysis,” Front. Psychol., vol. 5, 2014.</text:p>
          </table:table-cell>
        </table:table-row>
        <table:table-row table:style-name="ro1">
          <table:table-cell office:value-type="string" calcext:value-type="string">
            <text:p>CAPS</text:p>
          </table:table-cell>
          <table:table-cell office:value-type="string" calcext:value-type="string">
            <text:p>Varma2007</text:p>
          </table:table-cell>
          <table:table-cell office:value-type="string" calcext:value-type="string">
            <text:p>S. Varma, “A computational model of Tower of Hanoi problem solving,” PhD Thesis, 2006.</text:p>
          </table:table-cell>
        </table:table-row>
        <table:table-row table:style-name="ro1">
          <table:table-cell office:value-type="string" calcext:value-type="string">
            <text:p>ACT-R</text:p>
          </table:table-cell>
          <table:table-cell office:value-type="string" calcext:value-type="string">
            <text:p>Albrecht2014</text:p>
          </table:table-cell>
          <table:table-cell office:value-type="string" calcext:value-type="string">
            <text:p>R. Albrecht and M. Ragni, “Spatial Planning: An ACT-R model for the Tower of London Task,” in International Conference on Spatial Cognition, 2014.</text:p>
          </table:table-cell>
        </table:table-row>
        <table:table-row table:style-name="ro1">
          <table:table-cell office:value-type="string" calcext:value-type="string">
            <text:p>ACT-R</text:p>
          </table:table-cell>
          <table:table-cell office:value-type="string" calcext:value-type="string">
            <text:p>Altmann2002b</text:p>
          </table:table-cell>
          <table:table-cell office:value-type="string" calcext:value-type="string">
            <text:p>E. M. Altmann, “Integrating Decay and Interference : A New Look at an Old Interaction,” Proc. 24th Annu. Meet. Cogn. Sci. Soc., 2002.</text:p>
          </table:table-cell>
        </table:table-row>
        <table:table-row table:style-name="ro2">
          <table:table-cell office:value-type="string" calcext:value-type="string">
            <text:p>ACT-R</text:p>
          </table:table-cell>
          <table:table-cell office:value-type="string" calcext:value-type="string">
            <text:p>Altmann1997</text:p>
          </table:table-cell>
          <table:table-cell office:value-type="string" calcext:value-type="string">
            <text:p>E. M. Altmann, “Memory in Chains : A Dual-Code Associative Model of Positional Uncertainty,” Proc. 3<text:span text:style-name="T1">rd</text:span> International Conference on Cognitive modeling, 2000.</text:p>
          </table:table-cell>
        </table:table-row>
        <table:table-row table:style-name="ro1">
          <table:table-cell office:value-type="string" calcext:value-type="string">
            <text:p>ACT-R</text:p>
          </table:table-cell>
          <table:table-cell office:value-type="string" calcext:value-type="string">
            <text:p>Altmann2008</text:p>
          </table:table-cell>
          <table:table-cell office:value-type="string" calcext:value-type="string">
            <text:p>E. M. Altmann and W. D. Gray, “An Integrated Model of Cognitive Control in Task Switching,” Psychological Review, vol. 115, no. 3, pp. 602–639, 2008.</text:p>
          </table:table-cell>
        </table:table-row>
        <table:table-row table:style-name="ro2">
          <table:table-cell office:value-type="string" calcext:value-type="string">
            <text:p>ACT-R</text:p>
          </table:table-cell>
          <table:table-cell office:value-type="string" calcext:value-type="string">
            <text:p>Altmann1996</text:p>
          </table:table-cell>
          <table:table-cell office:value-type="string" calcext:value-type="string">
            <text:p>E. M. Altmann and W. D. Gray, “An Integrated Model of Set Shifting and Maintenance,”, Proceedings of the 3<text:span text:style-name="T1">rd</text:span> International Conference on Cognitive Modeling,  2000.</text:p>
          </table:table-cell>
        </table:table-row>
        <table:table-row table:style-name="ro1">
          <table:table-cell office:value-type="string" calcext:value-type="string">
            <text:p>ACT-R</text:p>
          </table:table-cell>
          <table:table-cell office:value-type="string" calcext:value-type="string">
            <text:p>Altmann1999</text:p>
          </table:table-cell>
          <table:table-cell office:value-type="string" calcext:value-type="string">
            <text:p>E. M. Altmann and W. D. Gray, “Serial Attention as Strategic Memory,” Proceedings of the Annual Conference of the Cognitive Science Society, pp. 25–30, 1999.</text:p>
          </table:table-cell>
        </table:table-row>
        <table:table-row table:style-name="ro1">
          <table:table-cell office:value-type="string" calcext:value-type="string">
            <text:p>ACT-R</text:p>
          </table:table-cell>
          <table:table-cell office:value-type="string" calcext:value-type="string">
            <text:p>Altmann2002</text:p>
          </table:table-cell>
          <table:table-cell office:value-type="string" calcext:value-type="string">
            <text:p>E. M. Altmann and J. G. Trafton, Memory for goals : an activation-based model, Cognitive Science, vol. 26, no. 1, 2002.</text:p>
          </table:table-cell>
        </table:table-row>
        <table:table-row table:style-name="ro2">
          <table:table-cell office:value-type="string" calcext:value-type="string">
            <text:p>ACT-R</text:p>
          </table:table-cell>
          <table:table-cell office:value-type="string" calcext:value-type="string">
            <text:p>Altmann1999a</text:p>
          </table:table-cell>
          <table:table-cell office:value-type="string" calcext:value-type="string">
            <text:p>E. M. Altmann and J. G. Trafton, “Memory for Goals : An Architectural Perspective,” Proceedings of the 21<text:span text:style-name="T1">st</text:span> Annual meeting of the Cognitive Science Society, 1999.</text:p>
          </table:table-cell>
        </table:table-row>
        <table:table-row table:style-name="ro1">
          <table:table-cell office:value-type="string" calcext:value-type="string">
            <text:p>ACT-R</text:p>
          </table:table-cell>
          <table:table-cell office:value-type="string" calcext:value-type="string">
            <text:p>Altmann2002a</text:p>
          </table:table-cell>
          <table:table-cell office:value-type="string" calcext:value-type="string">
            <text:p>E. M. Altmann, “Functional decay of memory for tasks,” Psychol. Resesarch, vol. 66, pp. 287–297, 2002.</text:p>
          </table:table-cell>
        </table:table-row>
        <table:table-row table:style-name="ro1">
          <table:table-cell office:value-type="string" calcext:value-type="string">
            <text:p>ACT-R</text:p>
          </table:table-cell>
          <table:table-cell office:value-type="string" calcext:value-type="string">
            <text:p>Altmann2005</text:p>
          </table:table-cell>
          <table:table-cell office:value-type="string" calcext:value-type="string">
            <text:p>E. M. Altmann and B. D. Burns, “Streak Biases in Decision Making: Data and a Memory Model,” Cogn. Syst. Res., vol. 6, no. 1, pp. 6–15, 2005.</text:p>
          </table:table-cell>
        </table:table-row>
        <table:table-row table:style-name="ro1">
          <table:table-cell office:value-type="string" calcext:value-type="string">
            <text:p>ACT-R</text:p>
          </table:table-cell>
          <table:table-cell office:value-type="string" calcext:value-type="string">
            <text:p>Altmann2001</text:p>
          </table:table-cell>
          <table:table-cell office:value-type="string" calcext:value-type="string">
            <text:p>E. M. Altmann and D. J. Davidson, “An Integrative Approach to Stroop : Combining a Language Model and a Unified Cognitive Theory The Time Course of Stroop Inhibition,” Proc. 23rd Annu. Meet. Cogn. Sci. Soc., pp. 21–26, 2001.</text:p>
          </table:table-cell>
        </table:table-row>
        <table:table-row table:style-name="ro1">
          <table:table-cell office:value-type="string" calcext:value-type="string">
            <text:p>ACT-R</text:p>
          </table:table-cell>
          <table:table-cell office:value-type="string" calcext:value-type="string">
            <text:p>Lansing2007</text:p>
          </table:table-cell>
          <table:table-cell office:value-type="string" calcext:value-type="string">
            <text:p>E. M. Altmann and J. G. Trafton, “Timecourse of recovery from task interruption: Data and a model,” Psychon. Bull. Rev., vol. 14, no. 6, pp. 1079–1084, 2007.</text:p>
          </table:table-cell>
        </table:table-row>
        <table:table-row table:style-name="ro1">
          <table:table-cell office:value-type="string" calcext:value-type="string">
            <text:p>ACT-R</text:p>
          </table:table-cell>
          <table:table-cell office:value-type="string" calcext:value-type="string">
            <text:p>Amant2007</text:p>
          </table:table-cell>
          <table:table-cell office:value-type="string" calcext:value-type="string">
            <text:p>R. S. T. Amant, T. E. Horton, and F. E. Ritter, “Model-Based Evaluation of Expert Cell Phone Menu Interaction,” ACM Trans. Comput. Interact., vol. 14, no. 1, 2007.</text:p>
          </table:table-cell>
        </table:table-row>
        <table:table-row table:style-name="ro1">
          <table:table-cell office:value-type="string" calcext:value-type="string">
            <text:p>ACT-R</text:p>
          </table:table-cell>
          <table:table-cell office:value-type="string" calcext:value-type="string">
            <text:p>Amant2004</text:p>
          </table:table-cell>
          <table:table-cell office:value-type="string" calcext:value-type="string">
            <text:p>R. St. Amant, T. E. Horton, and F. E. Ritter, “Model-based Evaluation of Cellphone Menu Interaction,” Proc. ACM Conf. Hum. Factors Comput. Syst. (CHI ’04), pp. 343–350, 2004.</text:p>
          </table:table-cell>
        </table:table-row>
        <table:table-row table:style-name="ro1">
          <table:table-cell office:value-type="string" calcext:value-type="string">
            <text:p>ACT-R</text:p>
          </table:table-cell>
          <table:table-cell office:value-type="string" calcext:value-type="string">
            <text:p>Anderson1996a</text:p>
          </table:table-cell>
          <table:table-cell office:value-type="string" calcext:value-type="string">
            <text:p>J. R. Anderson, “ACT: A simple theory of complex cognition,” Am. Psychol., vol. 51, pp. 355–365, 1996.</text:p>
          </table:table-cell>
        </table:table-row>
        <table:table-row table:style-name="ro1">
          <table:table-cell office:value-type="string" calcext:value-type="string">
            <text:p>ACT-R</text:p>
          </table:table-cell>
          <table:table-cell office:value-type="string" calcext:value-type="string">
            <text:p>Anderson1996</text:p>
          </table:table-cell>
          <table:table-cell office:value-type="string" calcext:value-type="string">
            <text:p>J. R. Anderson, L. M. Reder, and C. Lebiere, “Working memory: activation limitations on retrieval.,” Cogn. Psychol., vol. 30, pp. 221–256, 1996.</text:p>
          </table:table-cell>
        </table:table-row>
        <table:table-row table:style-name="ro1">
          <table:table-cell office:value-type="string" calcext:value-type="string">
            <text:p>ACT-R</text:p>
          </table:table-cell>
          <table:table-cell office:value-type="string" calcext:value-type="string">
            <text:p>Anderson1979</text:p>
          </table:table-cell>
          <table:table-cell office:value-type="string" calcext:value-type="string">
            <text:p>J. R. Anderson and L. M. Reder, “An Elaborative Processing Explanation of Depth of Processing,” in Levels of processing in human memory, L. S. Cermak and F. I. M. Craik, Eds. Hillsdale, NJ: Lawrence Erlbaum Associates, 1979.</text:p>
          </table:table-cell>
        </table:table-row>
        <table:table-row table:style-name="ro1">
          <table:table-cell office:value-type="string" calcext:value-type="string">
            <text:p>ACT-R</text:p>
          </table:table-cell>
          <table:table-cell office:value-type="string" calcext:value-type="string">
            <text:p>Anderson2007</text:p>
          </table:table-cell>
          <table:table-cell office:value-type="string" calcext:value-type="string">
            <text:p>J. R. Anderson, “The Image of Complexity,” in Proceedings of the 29th Annual Conference of the Cognitive Science Societ, 2007.</text:p>
          </table:table-cell>
        </table:table-row>
        <table:table-row table:style-name="ro1">
          <table:table-cell office:value-type="string" calcext:value-type="string">
            <text:p>ACT-R</text:p>
          </table:table-cell>
          <table:table-cell office:value-type="string" calcext:value-type="string">
            <text:p>Anderson2002</text:p>
          </table:table-cell>
          <table:table-cell office:value-type="string" calcext:value-type="string">
            <text:p>J. R. Anderson, “Spanning seven orders of magnitude : a challenge for cognitive modeling,” Cognitive Science, vol. 26, no. 1, pp. 85–112, 2002.</text:p>
          </table:table-cell>
        </table:table-row>
        <table:table-row table:style-name="ro1">
          <table:table-cell office:value-type="string" calcext:value-type="string">
            <text:p>ACT-R</text:p>
          </table:table-cell>
          <table:table-cell office:value-type="string" calcext:value-type="string">
            <text:p>Anderson2012</text:p>
          </table:table-cell>
          <table:table-cell office:value-type="string" calcext:value-type="string">
            <text:p>J. R. Anderson, “Neuropsychologia Tracking problem solving by multivariate pattern analysis and Hidden Markov Model algorithms,” Neuropsychologia, vol. 50, no. 4, pp. 487–498, 2012.</text:p>
          </table:table-cell>
        </table:table-row>
        <table:table-row table:style-name="ro1">
          <table:table-cell office:value-type="string" calcext:value-type="string">
            <text:p>ACT-R</text:p>
          </table:table-cell>
          <table:table-cell office:value-type="string" calcext:value-type="string">
            <text:p>Anderson2009</text:p>
          </table:table-cell>
          <table:table-cell office:value-type="string" calcext:value-type="string">
            <text:p>J. R. Anderson, J. F. Anderson, J. L. Ferris, J. M. Fincham, and K. Jung, “Lateral inferior prefrontal cortex and anterior cingulate cortex are engaged at different stages in the solution of insight problems,” Proceedings of the National Academy of Sciences, 106(26), pp. 10799-10804, 2009.</text:p>
          </table:table-cell>
        </table:table-row>
        <table:table-row table:style-name="ro1">
          <table:table-cell office:value-type="string" calcext:value-type="string">
            <text:p>ACT-R</text:p>
          </table:table-cell>
          <table:table-cell office:value-type="string" calcext:value-type="string">
            <text:p>Anderson2010a</text:p>
          </table:table-cell>
          <table:table-cell office:value-type="string" calcext:value-type="string">
            <text:p>J. R. Anderson, S. Betts, J. L. Ferris, and J. M. Fincham, “Cognitive and metacognitive activity in mathematical problem solving: prefrontal and parietal patterns,” 2010.</text:p>
          </table:table-cell>
        </table:table-row>
        <table:table-row table:style-name="ro1">
          <table:table-cell office:value-type="string" calcext:value-type="string">
            <text:p>ACT-R</text:p>
          </table:table-cell>
          <table:table-cell office:value-type="string" calcext:value-type="string">
            <text:p>Anderson2002b</text:p>
          </table:table-cell>
          <table:table-cell office:value-type="string" calcext:value-type="string">
            <text:p>J. R. Anderson, J. Betz, “A hybrid model of categorization,” 8(4), pp. 1–65, 2001.</text:p>
          </table:table-cell>
        </table:table-row>
        <table:table-row table:style-name="ro1">
          <table:table-cell office:value-type="string" calcext:value-type="string">
            <text:p>ACT-R</text:p>
          </table:table-cell>
          <table:table-cell office:value-type="string" calcext:value-type="string">
            <text:p>Anderson1998</text:p>
          </table:table-cell>
          <table:table-cell office:value-type="string" calcext:value-type="string">
            <text:p>J. R. Anderson, D. Bothell, C. Lebiere, and M. Matessa, “An Integrated Theory of List Memory,” Journal of Memory and Language, vol. 38, no. 4, pp. 341–380, 1998.</text:p>
          </table:table-cell>
        </table:table-row>
        <table:table-row table:style-name="ro1">
          <table:table-cell office:value-type="string" calcext:value-type="string">
            <text:p>ACT-R</text:p>
          </table:table-cell>
          <table:table-cell office:value-type="string" calcext:value-type="string">
            <text:p>Anderson1972</text:p>
          </table:table-cell>
          <table:table-cell office:value-type="string" calcext:value-type="string">
            <text:p>J. R. Anderson and G. H. Bower, “Configural Properties in Sentence Memory I,” Journal of verbal Learning and Verbal Behavior, vol. 11, no 5, pp. 594–605, 1972.</text:p>
          </table:table-cell>
        </table:table-row>
        <table:table-row table:style-name="ro1">
          <table:table-cell office:value-type="string" calcext:value-type="string">
            <text:p>ACT-R</text:p>
          </table:table-cell>
          <table:table-cell office:value-type="string" calcext:value-type="string">
            <text:p>Anderson2008</text:p>
          </table:table-cell>
          <table:table-cell office:value-type="string" calcext:value-type="string">
            <text:p>J. R. Anderson, C. S. Carter, J. M. Fincham, Y. Qin, S. M. Ravizza, and M. Rosenberg-Lee, “Using fMRI to Test Models of Complex Cognition,” Cognitive Science, vol. 32, no. 8, pp. 1323–1348, 2008.</text:p>
          </table:table-cell>
        </table:table-row>
        <table:table-row table:style-name="ro1">
          <table:table-cell office:value-type="string" calcext:value-type="string">
            <text:p>ACT-R</text:p>
          </table:table-cell>
          <table:table-cell office:value-type="string" calcext:value-type="string">
            <text:p>Anderson2008c</text:p>
          </table:table-cell>
          <table:table-cell office:value-type="string" calcext:value-type="string">
            <text:p>J. R. Anderson, J. M. Fincham, Y. Qin, and A. Stocco, “A central circuit of the mind,” Trends Cogn. Sci., vol. 12, no. 4, 2008.</text:p>
          </table:table-cell>
        </table:table-row>
        <table:table-row table:style-name="ro1">
          <table:table-cell office:value-type="string" calcext:value-type="string">
            <text:p>ACT-R</text:p>
          </table:table-cell>
          <table:table-cell office:value-type="string" calcext:value-type="string">
            <text:p>Anderson2012a</text:p>
          </table:table-cell>
          <table:table-cell office:value-type="string" calcext:value-type="string">
            <text:p>J. R. Anderson, J. M. Fincham, D. W. Schneider, and J. Yang, “Using brain imaging to track problem solving in a complex state space,” NeuroImage, vol. 60, no. 1, pp. 633–643, 2012.</text:p>
          </table:table-cell>
        </table:table-row>
        <table:table-row table:style-name="ro1">
          <table:table-cell office:value-type="string" calcext:value-type="string">
            <text:p>ACT-R</text:p>
          </table:table-cell>
          <table:table-cell office:value-type="string" calcext:value-type="string">
            <text:p>Anderson2016b</text:p>
          </table:table-cell>
          <table:table-cell office:value-type="string" calcext:value-type="string">
            <text:p>J. R. Anderson, A. A. Pyke, and J. M. Fincham, “Hidden Stages of Cognition Revealed in Patterns of Brain Activation,” Psychological Science, vol. 27, no. 9, pp. 1215-1226, 2016.</text:p>
          </table:table-cell>
        </table:table-row>
        <table:table-row table:style-name="ro1">
          <table:table-cell office:value-type="string" calcext:value-type="string">
            <text:p>ACT-R</text:p>
          </table:table-cell>
          <table:table-cell office:value-type="string" calcext:value-type="string">
            <text:p>Anderson2004a</text:p>
          </table:table-cell>
          <table:table-cell office:value-type="string" calcext:value-type="string">
            <text:p>J. R. Anderson, Y. Qin, V. A. Stenger, and C. S. Carter, “The Relationship of Three Cortical Regions to an Information-Processing Model,” Journal of Cognitive Neuroscience, vol. 16, no. 4, pp. 637–653, 2004.</text:p>
          </table:table-cell>
        </table:table-row>
        <table:table-row table:style-name="ro1">
          <table:table-cell office:value-type="string" calcext:value-type="string">
            <text:p>ACT-R</text:p>
          </table:table-cell>
          <table:table-cell office:value-type="string" calcext:value-type="string">
            <text:p>Anderson1996b</text:p>
          </table:table-cell>
          <table:table-cell office:value-type="string" calcext:value-type="string">
            <text:p>J. R. Anderson, “Implicit memory and metacognition: Why is the glass half-full,” in Implicit memory and metacognition, 1996, pp. 123–136.</text:p>
          </table:table-cell>
        </table:table-row>
        <table:table-row table:style-name="ro1">
          <table:table-cell office:value-type="string" calcext:value-type="string">
            <text:p>ACT-R</text:p>
          </table:table-cell>
          <table:table-cell office:value-type="string" calcext:value-type="string">
            <text:p>Anderson1983</text:p>
          </table:table-cell>
          <table:table-cell office:value-type="string" calcext:value-type="string">
            <text:p>J. R. Anderson, “Retrieval of Information from Long-Term Memory,” Science, vol. 220, no. 4592, pp. 25-30, 1983.</text:p>
          </table:table-cell>
        </table:table-row>
        <table:table-row table:style-name="ro1">
          <table:table-cell office:value-type="string" calcext:value-type="string">
            <text:p>ACT-R</text:p>
          </table:table-cell>
          <table:table-cell office:value-type="string" calcext:value-type="string">
            <text:p>Anderson1982</text:p>
          </table:table-cell>
          <table:table-cell office:value-type="string" calcext:value-type="string">
            <text:p>J. R. Anderson, “Acquisition of Cognitive Skill,” Psychol. Rev., vol. 89, no. 4, pp. 369–406, 1982.</text:p>
          </table:table-cell>
        </table:table-row>
        <table:table-row table:style-name="ro1">
          <table:table-cell office:value-type="string" calcext:value-type="string">
            <text:p>ACT-R</text:p>
          </table:table-cell>
          <table:table-cell office:value-type="string" calcext:value-type="string">
            <text:p>Anderson1981b</text:p>
          </table:table-cell>
          <table:table-cell office:value-type="string" calcext:value-type="string">
            <text:p>J. R. Anderson, “Effects of prior knowledge on memory for new information,” Mem. Cognit., vol. 9, no. 3, pp. 237–246, 1981.</text:p>
          </table:table-cell>
        </table:table-row>
        <table:table-row table:style-name="ro1">
          <table:table-cell office:value-type="string" calcext:value-type="string">
            <text:p>ACT-R</text:p>
          </table:table-cell>
          <table:table-cell office:value-type="string" calcext:value-type="string">
            <text:p>Anderson1981a</text:p>
          </table:table-cell>
          <table:table-cell office:value-type="string" calcext:value-type="string">
            <text:p>J. R. Anderson, “Interference: The Relationship Between Response Latency and Response Accuracy,” J. Exp. Psychol. Hum. Learn. Mem., vol. 7, no. 5, pp. 326–343, 1981.</text:p>
          </table:table-cell>
        </table:table-row>
        <table:table-row table:style-name="ro1">
          <table:table-cell office:value-type="string" calcext:value-type="string">
            <text:p>ACT-R</text:p>
          </table:table-cell>
          <table:table-cell office:value-type="string" calcext:value-type="string">
            <text:p>Anderson2005</text:p>
          </table:table-cell>
          <table:table-cell office:value-type="string" calcext:value-type="string">
            <text:p>J. R. Anderson, “Human Symbol Manipulation Within an Integrated Cognitive Architecture,” Cogn. Sci., vol. 29, pp. 313–341, 2005.</text:p>
          </table:table-cell>
        </table:table-row>
        <table:table-row table:style-name="ro1">
          <table:table-cell office:value-type="string" calcext:value-type="string">
            <text:p>ACT-R</text:p>
          </table:table-cell>
          <table:table-cell office:value-type="string" calcext:value-type="string">
            <text:p>Anderson1992</text:p>
          </table:table-cell>
          <table:table-cell office:value-type="string" calcext:value-type="string">
            <text:p>J. R. Anderson, “Intelligent Tutoring and High School Mathematics,” in Proceedings of the Second International Conference on Intelligent Tutoring Systems, 1992.</text:p>
          </table:table-cell>
        </table:table-row>
        <table:table-row table:style-name="ro1">
          <table:table-cell office:value-type="string" calcext:value-type="string">
            <text:p>ACT-R</text:p>
          </table:table-cell>
          <table:table-cell office:value-type="string" calcext:value-type="string">
            <text:p>Anderson1981</text:p>
          </table:table-cell>
          <table:table-cell office:value-type="string" calcext:value-type="string">
            <text:p>J. R. Anderson, “Tuning of Search of the Problem Space for Geometry Proofs,” in Proceedings of International Joint Conference on Artificial Intelligence, 1981.</text:p>
          </table:table-cell>
        </table:table-row>
        <table:table-row table:style-name="ro1">
          <table:table-cell office:value-type="string" calcext:value-type="string">
            <text:p>ACT-R</text:p>
          </table:table-cell>
          <table:table-cell office:value-type="string" calcext:value-type="string">
            <text:p>Anderson2005c</text:p>
          </table:table-cell>
          <table:table-cell office:value-type="string" calcext:value-type="string">
            <text:p>J. R. Anderson, M. V. Albert, and J. M. Fincham, “Tracing problem solving in real time: fMRI analysis of the subject-paced Tower of Hanoi.,” J. Cogn. Neurosci., vol. 17, no. 8, pp. 1261–1274, 2005.</text:p>
          </table:table-cell>
        </table:table-row>
        <table:table-row table:style-name="ro1">
          <table:table-cell office:value-type="string" calcext:value-type="string">
            <text:p>ACT-R</text:p>
          </table:table-cell>
          <table:table-cell office:value-type="string" calcext:value-type="string">
            <text:p>Anderson2004</text:p>
          </table:table-cell>
          <table:table-cell office:value-type="string" calcext:value-type="string">
            <text:p>J. R. Anderson, D. Bothell, M. D. Byrne, S. Douglass, C. Lebiere, and Y. Qin, “An Integrated Theory of the Mind,” Psychol. Rev., vol. 111, no. 4, pp. 1036–1060, 2004.</text:p>
          </table:table-cell>
        </table:table-row>
        <table:table-row table:style-name="ro1">
          <table:table-cell office:value-type="string" calcext:value-type="string">
            <text:p>ACT-R</text:p>
          </table:table-cell>
          <table:table-cell office:value-type="string" calcext:value-type="string">
            <text:p>Anderson2011</text:p>
          </table:table-cell>
          <table:table-cell office:value-type="string" calcext:value-type="string">
            <text:p>J. R. Anderson, D. Bothell, J. M. Fincham, A. R. Anderson, B. Poole, and Y. Qin, “Brain Regions Engaged by Part- and Whole-task Performance in a Video Game: A Model-based Test of the Decomposition Hypothesis,” J. Cogn. Neurosci., vol. 23, pp. 3983–3997, 2011.</text:p>
          </table:table-cell>
        </table:table-row>
        <table:table-row table:style-name="ro1">
          <table:table-cell office:value-type="string" calcext:value-type="string">
            <text:p>ACT-R</text:p>
          </table:table-cell>
          <table:table-cell office:value-type="string" calcext:value-type="string">
            <text:p>Anderson2016a</text:p>
          </table:table-cell>
          <table:table-cell office:value-type="string" calcext:value-type="string">
            <text:p>J. R. Anderson, D. Bothell, J. M. Fincham, and J. Moon, “The sequential structure of brain activation predicts skill,” Neuropsychologia, vol. 81, pp. 94–106, 2016.</text:p>
          </table:table-cell>
        </table:table-row>
        <table:table-row table:style-name="ro1">
          <table:table-cell office:value-type="string" calcext:value-type="string">
            <text:p>ACT-R</text:p>
          </table:table-cell>
          <table:table-cell office:value-type="string" calcext:value-type="string">
            <text:p>Anderson1990</text:p>
          </table:table-cell>
          <table:table-cell office:value-type="string" calcext:value-type="string">
            <text:p>J. R. Anderson, C. F. Boyle, A. T. Corbett, and M. W. Lewis, “Cognitive Modeling and Intelligent Tutoring,” Artif. Intell., vol. 42, no. 1, 1990.</text:p>
          </table:table-cell>
        </table:table-row>
        <table:table-row table:style-name="ro1">
          <table:table-cell office:value-type="string" calcext:value-type="string">
            <text:p>ACT-R</text:p>
          </table:table-cell>
          <table:table-cell office:value-type="string" calcext:value-type="string">
            <text:p>Anderson2001a</text:p>
          </table:table-cell>
          <table:table-cell office:value-type="string" calcext:value-type="string">
            <text:p>J. R. Anderson, R. Budiu, and L. M. Reder, “A Theory of Sentence Memory as Part of A General Theory of Memory,” J. Mem. Lang., vol. 45, pp. 337–367, 2001.</text:p>
          </table:table-cell>
        </table:table-row>
        <table:table-row table:style-name="ro1">
          <table:table-cell office:value-type="string" calcext:value-type="string">
            <text:p>ACT-R</text:p>
          </table:table-cell>
          <table:table-cell office:value-type="string" calcext:value-type="string">
            <text:p>Anderson2008b</text:p>
          </table:table-cell>
          <table:table-cell office:value-type="string" calcext:value-type="string">
            <text:p>J. R. Anderson, D. Byrne, J. M. Fincham, and P. Gunn, “Role of Prefrontal and Parietal Cortices in Associative Learning,” Cereb. Cortex, vol. 18, pp. 904–914, 2008.</text:p>
          </table:table-cell>
        </table:table-row>
        <table:table-row table:style-name="ro1">
          <table:table-cell office:value-type="string" calcext:value-type="string">
            <text:p>ACT-R</text:p>
          </table:table-cell>
          <table:table-cell office:value-type="string" calcext:value-type="string">
            <text:p>Anderson2001</text:p>
          </table:table-cell>
          <table:table-cell office:value-type="string" calcext:value-type="string">
            <text:p>J. R. Anderson and S. Douglass, “Tower of Hanoi: Evidence for the cost of goal retrieval.,” J. Exp. Psychol. Learn. Mem. Cogn., vol. 27, no. 6, pp. 1331–1346, 2001.</text:p>
          </table:table-cell>
        </table:table-row>
        <table:table-row table:style-name="ro1">
          <table:table-cell office:value-type="string" calcext:value-type="string">
            <text:p>ACT-R</text:p>
          </table:table-cell>
          <table:table-cell office:value-type="string" calcext:value-type="string">
            <text:p>Anderson2002a</text:p>
          </table:table-cell>
          <table:table-cell office:value-type="string" calcext:value-type="string">
            <text:p>J. R. Anderson and S. Douglass, “Tower of Hanoi: Evidence for the Cost of Goal Retrieval,” J. Exp. Psychol. Learn. Mem. Cogn., vol. 27, no. 6, pp. 1–51, 2001.</text:p>
          </table:table-cell>
        </table:table-row>
        <table:table-row table:style-name="ro1">
          <table:table-cell office:value-type="string" calcext:value-type="string">
            <text:p>ACT-R</text:p>
          </table:table-cell>
          <table:table-cell office:value-type="string" calcext:value-type="string">
            <text:p>Anderson2014</text:p>
          </table:table-cell>
          <table:table-cell office:value-type="string" calcext:value-type="string">
            <text:p>J. R. Anderson and J. M. Fincham, “Extending problem-solving procedures through reflection,” Cogn. Psychol., vol. 74, pp. 1–34, 2014.</text:p>
          </table:table-cell>
        </table:table-row>
        <table:table-row table:style-name="ro1">
          <table:table-cell office:value-type="string" calcext:value-type="string">
            <text:p>ACT-R</text:p>
          </table:table-cell>
          <table:table-cell office:value-type="string" calcext:value-type="string">
            <text:p>Anderson1996c</text:p>
          </table:table-cell>
          <table:table-cell office:value-type="string" calcext:value-type="string">
            <text:p>J. R. Anderson and J. M. Fincham, “Categorization and Sensitivity to Correlation,” J. Exp. Psychol. Learn. Mem. Cogn., vol. 22, no. 2, pp. 259–277, 1996.</text:p>
          </table:table-cell>
        </table:table-row>
        <table:table-row table:style-name="ro1">
          <table:table-cell office:value-type="string" calcext:value-type="string">
            <text:p>ACT-R</text:p>
          </table:table-cell>
          <table:table-cell office:value-type="string" calcext:value-type="string">
            <text:p>Anderson1994</text:p>
          </table:table-cell>
          <table:table-cell office:value-type="string" calcext:value-type="string">
            <text:p>J. R. Anderson and J. M. Fincham, “Acquisition of Procedural Skills from Examples,” J. Exp. Psychol. Learn. Mem. Cogn., vol. 20, no. 6, pp. 1322–1340, 1994.</text:p>
          </table:table-cell>
        </table:table-row>
        <table:table-row table:style-name="ro1">
          <table:table-cell office:value-type="string" calcext:value-type="string">
            <text:p>ACT-R</text:p>
          </table:table-cell>
          <table:table-cell office:value-type="string" calcext:value-type="string">
            <text:p>Anderson1977</text:p>
          </table:table-cell>
          <table:table-cell office:value-type="string" calcext:value-type="string">
            <text:p>J. R. Anderson and R. Paulson, “Representation and Retention of Verbatim Information,” J. Verbal Learning Verbal Behav., vol. 16, no. 4, 1977.</text:p>
          </table:table-cell>
        </table:table-row>
        <table:table-row table:style-name="ro1">
          <table:table-cell office:value-type="string" calcext:value-type="string">
            <text:p>ACT-R</text:p>
          </table:table-cell>
          <table:table-cell office:value-type="string" calcext:value-type="string">
            <text:p>Anderson2008a</text:p>
          </table:table-cell>
          <table:table-cell office:value-type="string" calcext:value-type="string">
            <text:p>J. R. Anderson and Y. Qin, “Using Brain Imaging to Extract the Structure of Complex Events at the Rational Time Band,” J. Cogn. Neurosci., vol. 20, no. 9, pp. 1624–1636, 2008.</text:p>
          </table:table-cell>
        </table:table-row>
        <table:table-row table:style-name="ro1">
          <table:table-cell office:value-type="string" calcext:value-type="string">
            <text:p>ACT-R</text:p>
          </table:table-cell>
          <table:table-cell office:value-type="string" calcext:value-type="string">
            <text:p>Anderson2003</text:p>
          </table:table-cell>
          <table:table-cell office:value-type="string" calcext:value-type="string">
            <text:p>J. R. Anderson, Y. Qin, M.-H. Sohn, V. A. Stenger, and C. S. Carter, “An information-processing model of the BOLD response in symbol manipulation tasks,” Psychon. Bull. Rev., vol. 10, no. 2, pp. 241–261, 2003.</text:p>
          </table:table-cell>
        </table:table-row>
        <table:table-row table:style-name="ro1">
          <table:table-cell office:value-type="string" calcext:value-type="string">
            <text:p>ACT-R</text:p>
          </table:table-cell>
          <table:table-cell office:value-type="string" calcext:value-type="string">
            <text:p>Anderson1987</text:p>
          </table:table-cell>
          <table:table-cell office:value-type="string" calcext:value-type="string">
            <text:p>J. R. Anderson and L. M. Reder, “Effects of Number of Facts Studied on Recognition versus Sensibility Judgments,” J. Exp. Psychol. Learn. Mem. Cogn., vol. 13, no. 3, pp. 355–367, 1987.</text:p>
          </table:table-cell>
        </table:table-row>
        <table:table-row table:style-name="ro1">
          <table:table-cell office:value-type="string" calcext:value-type="string">
            <text:p>ACT-R</text:p>
          </table:table-cell>
          <table:table-cell office:value-type="string" calcext:value-type="string">
            <text:p>Anderson1980</text:p>
          </table:table-cell>
          <table:table-cell office:value-type="string" calcext:value-type="string">
            <text:p>J. R. Anderson and B. H. Ross, “Evidence Against a Semantic-Episodic Distinction,” J. Exp. Psychol. <text:s/>Hum. Learn. Mem., vol. 6, no. 5, 1980.</text:p>
          </table:table-cell>
        </table:table-row>
        <table:table-row table:style-name="ro1">
          <table:table-cell office:value-type="string" calcext:value-type="string">
            <text:p>ACT-R</text:p>
          </table:table-cell>
          <table:table-cell office:value-type="string" calcext:value-type="string">
            <text:p>Anderson2014a</text:p>
          </table:table-cell>
          <table:table-cell office:value-type="string" calcext:value-type="string">
            <text:p>J. R. Anderson, H. Seung, and J. M. Fincham, “Discovering the structure of mathematical problem solving,” Neuroimage, vol. 97, pp. 163–177, 2014.</text:p>
          </table:table-cell>
        </table:table-row>
        <table:table-row table:style-name="ro1">
          <table:table-cell office:value-type="string" calcext:value-type="string">
            <text:p>ACT-R</text:p>
          </table:table-cell>
          <table:table-cell office:value-type="string" calcext:value-type="string">
            <text:p>Anderson2016</text:p>
          </table:table-cell>
          <table:table-cell office:value-type="string" calcext:value-type="string">
            <text:p>J. R. Anderson, Q. Zhang, and M. M. Walsh, “The Discovery of Processing Stages: Extension of Sternberg’s Method,” Psychol. Rev., vol. 123, no. 5, pp. 481–509, 2016.</text:p>
          </table:table-cell>
        </table:table-row>
        <table:table-row table:style-name="ro2">
          <table:table-cell office:value-type="string" calcext:value-type="string">
            <text:p>ACT-R</text:p>
          </table:table-cell>
          <table:table-cell office:value-type="string" calcext:value-type="string">
            <text:p>Barslanrugnl2004</text:p>
          </table:table-cell>
          <table:table-cell office:value-type="string" calcext:value-type="string">
            <text:p>B. Arslan, N. A. Taatgen, and R. Verbrugge, “Modeling Developmental Transitions in Reasoning about False Beliefs of Others,” Proceedings of the 12<text:span text:style-name="T1">th</text:span> International conference on Cognitive Modeling, 2013.</text:p>
          </table:table-cell>
        </table:table-row>
        <table:table-row table:style-name="ro2">
          <table:table-cell office:value-type="string" calcext:value-type="string">
            <text:p>ACT-R</text:p>
          </table:table-cell>
          <table:table-cell office:value-type="string" calcext:value-type="string">
            <text:p>Baker2002</text:p>
          </table:table-cell>
          <table:table-cell office:value-type="string" calcext:value-type="string">
            <text:p>R. S. Baker, A. T. Corbett, and K. R. Koedinger, “Statistical Techniques For Comparing ACT-R Models of Cognitive Performance Assessing Model Complexity,” Proceedings of the 10<text:span text:style-name="T1">th</text:span> Annual ACT-R workshop, 2003.</text:p>
          </table:table-cell>
        </table:table-row>
        <table:table-row table:style-name="ro1">
          <table:table-cell office:value-type="string" calcext:value-type="string">
            <text:p>ACT-R</text:p>
          </table:table-cell>
          <table:table-cell office:value-type="string" calcext:value-type="string">
            <text:p>Ball2013</text:p>
          </table:table-cell>
          <table:table-cell office:value-type="string" calcext:value-type="string">
            <text:p>J. T. Ball, “Modeling the Binding of Implicit Arguments in Complement Clauses in ACT-R/Double-R Intra-Sentential Binding,” in Proceedings of the 12th International Conference on Cognitive Modeling., 2013, pp. 83–88.</text:p>
          </table:table-cell>
        </table:table-row>
        <table:table-row table:style-name="ro1">
          <table:table-cell office:value-type="string" calcext:value-type="string">
            <text:p>ACT-R</text:p>
          </table:table-cell>
          <table:table-cell office:value-type="string" calcext:value-type="string">
            <text:p>Ball2012</text:p>
          </table:table-cell>
          <table:table-cell office:value-type="string" calcext:value-type="string">
            <text:p>J. T. Ball, “Explorations in ACT-R Based Language Analysis – Memory Chunk Activation , Retrieval and Verification without Inhibition,” in Proceedings of the 11th International Conference on Cognitive Modeling, 2012, pp. 131–136.</text:p>
          </table:table-cell>
        </table:table-row>
        <table:table-row table:style-name="ro1">
          <table:table-cell office:value-type="string" calcext:value-type="string">
            <text:p>ACT-R</text:p>
          </table:table-cell>
          <table:table-cell office:value-type="string" calcext:value-type="string">
            <text:p>Ball2007</text:p>
          </table:table-cell>
          <table:table-cell office:value-type="string" calcext:value-type="string">
            <text:p>J. T. Ball, “Construction-Driven Language Processing,” in Proceedings of the 2nd European Cognitive Science Conference, 2007.</text:p>
          </table:table-cell>
        </table:table-row>
        <table:table-row table:style-name="ro1">
          <table:table-cell office:value-type="string" calcext:value-type="string">
            <text:p>ACT-R</text:p>
          </table:table-cell>
          <table:table-cell office:value-type="string" calcext:value-type="string">
            <text:p>Ball2004</text:p>
          </table:table-cell>
          <table:table-cell office:value-type="string" calcext:value-type="string">
            <text:p>J. T. Ball, “A Cognitively Plausible Model of Language Comprehension,” in Proceedings of the 13th Conference on Behavior Representation in Modeling and Simulation, 2004.</text:p>
          </table:table-cell>
        </table:table-row>
        <table:table-row table:style-name="ro1">
          <table:table-cell office:value-type="string" calcext:value-type="string">
            <text:p>ACT-R</text:p>
          </table:table-cell>
          <table:table-cell office:value-type="string" calcext:value-type="string">
            <text:p>Ball2011</text:p>
          </table:table-cell>
          <table:table-cell office:value-type="string" calcext:value-type="string">
            <text:p>J. T. Ball, “A Pseudo-Deterministic Model of Human Language Processing,” Proc. 33rd Annu. Conf. Cogn. Sci. Soc., pp. 495–500, 2011.</text:p>
          </table:table-cell>
        </table:table-row>
        <table:table-row table:style-name="ro1">
          <table:table-cell office:value-type="string" calcext:value-type="string">
            <text:p>ACT-R</text:p>
          </table:table-cell>
          <table:table-cell office:value-type="string" calcext:value-type="string">
            <text:p>Ball2010</text:p>
          </table:table-cell>
          <table:table-cell office:value-type="string" calcext:value-type="string">
            <text:p>J. Ball, M. Freiman, S. Rodgers, and C. Myers, “Toward a Functional Model of Human Language Processing,” in Proceedings of the 32nd Annual Meeting of the Cognitive Science Society, 2010.</text:p>
          </table:table-cell>
        </table:table-row>
        <table:table-row table:style-name="ro1">
          <table:table-cell office:value-type="string" calcext:value-type="string">
            <text:p>ACT-R</text:p>
          </table:table-cell>
          <table:table-cell office:value-type="string" calcext:value-type="string">
            <text:p>Ball2001</text:p>
          </table:table-cell>
          <table:table-cell office:value-type="string" calcext:value-type="string">
            <text:p>J. Ball, S. Rodgers, and K. Gluck, “Integrating ACT-R and Cyc in a large-scale model of language comprehension for use in intelligent agents,” in Papers from the AAAI Workshop, 2004.</text:p>
          </table:table-cell>
        </table:table-row>
        <table:table-row table:style-name="ro1">
          <table:table-cell office:value-type="string" calcext:value-type="string">
            <text:p>ACT-R</text:p>
          </table:table-cell>
          <table:table-cell office:value-type="string" calcext:value-type="string">
            <text:p>Belavkin1996</text:p>
          </table:table-cell>
          <table:table-cell office:value-type="string" calcext:value-type="string">
            <text:p>R. V Belavkin, “The role of emotion in problem solving,” Proceedings of the AISB’01 Symposium on emotion, cognition and affective Computing, 2001.</text:p>
          </table:table-cell>
        </table:table-row>
        <table:table-row table:style-name="ro2">
          <table:table-cell office:value-type="string" calcext:value-type="string">
            <text:p>ACT-R</text:p>
          </table:table-cell>
          <table:table-cell office:value-type="string" calcext:value-type="string">
            <text:p>Belavkin2003</text:p>
          </table:table-cell>
          <table:table-cell office:value-type="string" calcext:value-type="string">
            <text:p>R. V Belavkin, “Conflict resolution by random estimated costs”, Proceedings of the 17<text:span text:style-name="T1">th</text:span> European Simulation Multiconference, pp. 105–110, 2003.</text:p>
          </table:table-cell>
        </table:table-row>
        <table:table-row table:style-name="ro1">
          <table:table-cell office:value-type="string" calcext:value-type="string">
            <text:p>ACT-R</text:p>
          </table:table-cell>
          <table:table-cell office:value-type="string" calcext:value-type="string">
            <text:p>Belavkin2006</text:p>
          </table:table-cell>
          <table:table-cell office:value-type="string" calcext:value-type="string">
            <text:p>R. V. Belavkin, “Towards a Theory of Decision – Making without Paradoxes,” in Proceedings of the Seventh International Conference on Cognitive Modeling, 2006.</text:p>
          </table:table-cell>
        </table:table-row>
        <table:table-row table:style-name="ro1">
          <table:table-cell office:value-type="string" calcext:value-type="string">
            <text:p>ACT-R</text:p>
          </table:table-cell>
          <table:table-cell office:value-type="string" calcext:value-type="string">
            <text:p>Belavkin2004</text:p>
          </table:table-cell>
          <table:table-cell office:value-type="string" calcext:value-type="string">
            <text:p>R. V. Belavkin and F. E. Ritter, “OPTIMIST: A New Conflict Resoution Algorithm for ACT-R The ACT-R Conflict Resolution,” in Proceedings of the sixth International Conference on Cognitive Modeling, 2004.</text:p>
          </table:table-cell>
        </table:table-row>
        <table:table-row table:style-name="ro2">
          <table:table-cell office:value-type="string" calcext:value-type="string">
            <text:p>ACT-R</text:p>
          </table:table-cell>
          <table:table-cell office:value-type="string" calcext:value-type="string">
            <text:p>Best2008</text:p>
          </table:table-cell>
          <table:table-cell office:value-type="string" calcext:value-type="string">
            <text:p>B. Best, J. Fincham, K. Gluck, G. Gunzelmann, and M. Krusmark, “Efficient Use of Large-Scale Computational Resources,” Proceedings of the 17<text:span text:style-name="T1">th</text:span> Conference on behavior representation in modeling and simulation, pp. 180–181, 2008.</text:p>
          </table:table-cell>
        </table:table-row>
        <table:table-row table:style-name="ro1">
          <table:table-cell office:value-type="string" calcext:value-type="string">
            <text:p>ACT-R</text:p>
          </table:table-cell>
          <table:table-cell office:value-type="string" calcext:value-type="string">
            <text:p>Best2009</text:p>
          </table:table-cell>
          <table:table-cell office:value-type="string" calcext:value-type="string">
            <text:p>B. J. Best, C. Furjanic, N. Gerhart, J. F. Finchamcmuedu, K. A. Gluck, G. Gunzelmann, and M. A. Krusmark, “Adaptive Mesh Refinement for Efficient Exploration of Cognitive Architectures and Cognitive Models,” 2009.</text:p>
          </table:table-cell>
        </table:table-row>
        <table:table-row table:style-name="ro1">
          <table:table-cell office:value-type="string" calcext:value-type="string">
            <text:p>ACT-R</text:p>
          </table:table-cell>
          <table:table-cell office:value-type="string" calcext:value-type="string">
            <text:p>Best2006</text:p>
          </table:table-cell>
          <table:table-cell office:value-type="string" calcext:value-type="string">
            <text:p>B. J. Best and C. Lebiere, “Cognitive Agents Interacting in Real and Virtual Worlds.,” in Cognition and multi-agent interaction: From cognitive modeling to social simulation., R. Sun, Ed. New York, NY: Cambridge University Press, 2006, pp. 186–218.</text:p>
          </table:table-cell>
        </table:table-row>
        <table:table-row table:style-name="ro1">
          <table:table-cell office:value-type="string" calcext:value-type="string">
            <text:p>ACT-R</text:p>
          </table:table-cell>
          <table:table-cell office:value-type="string" calcext:value-type="string">
            <text:p>Best2006a</text:p>
          </table:table-cell>
          <table:table-cell office:value-type="string" calcext:value-type="string">
            <text:p>B. J. Best and M. Lovett, “Inducing a Cognitive Model from Examples Provided by an Optimal Algorithm,” in Proceedings of the Seventh International Conference on Cognitive Modeling, 2006.</text:p>
          </table:table-cell>
        </table:table-row>
        <table:table-row table:style-name="ro1">
          <table:table-cell office:value-type="string" calcext:value-type="string">
            <text:p>ACT-R</text:p>
          </table:table-cell>
          <table:table-cell office:value-type="string" calcext:value-type="string">
            <text:p>Blessing1996</text:p>
          </table:table-cell>
          <table:table-cell office:value-type="string" calcext:value-type="string">
            <text:p>S. Blessing and J. R. Anderson, “How People Learn to Skip Steps,” J. Exp. Psychol. Learn. Mem. Cogn., vol. 22, no. 3, pp. 576–598, 1996.</text:p>
          </table:table-cell>
        </table:table-row>
        <table:table-row table:style-name="ro1">
          <table:table-cell office:value-type="string" calcext:value-type="string">
            <text:p>ACT-R</text:p>
          </table:table-cell>
          <table:table-cell office:value-type="string" calcext:value-type="string">
            <text:p>Blessing2004</text:p>
          </table:table-cell>
          <table:table-cell office:value-type="string" calcext:value-type="string">
            <text:p>S. Blessing and P. Dronek, “The Effect of Einstellung on Compositional Processes,” Proceedings of the Annual Meeting of the Cognitive Science Society, vol 27, no. 28, 2006.</text:p>
          </table:table-cell>
        </table:table-row>
        <table:table-row table:style-name="ro2">
          <table:table-cell office:value-type="string" calcext:value-type="string">
            <text:p>ACT-R</text:p>
          </table:table-cell>
          <table:table-cell office:value-type="string" calcext:value-type="string">
            <text:p>Boeddinghaus2001</text:p>
          </table:table-cell>
          <table:table-cell office:value-type="string" calcext:value-type="string">
            <text:p>J. Boeddinghaus, M. Ragni, M. Knauff, and B. Nebel, “Simulating Spatial Reasoning Using ACT-R,”, Proceedings of the 7<text:span text:style-name="T1">th</text:span> international conference on cognitive modeling, 2006.</text:p>
          </table:table-cell>
        </table:table-row>
        <table:table-row table:style-name="ro1">
          <table:table-cell office:value-type="string" calcext:value-type="string">
            <text:p>ACT-R</text:p>
          </table:table-cell>
          <table:table-cell office:value-type="string" calcext:value-type="string">
            <text:p>Boehm-davis1997</text:p>
          </table:table-cell>
          <table:table-cell office:value-type="string" calcext:value-type="string">
            <text:p>D. A. Boehm-Davis, R. W. Holt, M. Diez, and J. T. Hansberger, “Developing and Validating Cockpit Interventions based on Cognitive Modeling,” Proceedings of the Annual Meeting of the Cognitive Science Society, vol. 24, no. 2, 2002.</text:p>
          </table:table-cell>
        </table:table-row>
        <table:table-row table:style-name="ro1">
          <table:table-cell office:value-type="string" calcext:value-type="string">
            <text:p>ACT-R</text:p>
          </table:table-cell>
          <table:table-cell office:value-type="string" calcext:value-type="string">
            <text:p>Bohm2008</text:p>
          </table:table-cell>
          <table:table-cell office:value-type="string" calcext:value-type="string">
            <text:p>U. Böhm and K. Mehlhorn, “The Influence of Spreading Activation on Memory Retrieval in Sequential Diagnostic Reasoning,” in Proceedings of the 9th International Conference on Cognitive Modeling, 2009.</text:p>
          </table:table-cell>
        </table:table-row>
        <table:table-row table:style-name="ro1">
          <table:table-cell office:value-type="string" calcext:value-type="string">
            <text:p>ACT-R</text:p>
          </table:table-cell>
          <table:table-cell office:value-type="string" calcext:value-type="string">
            <text:p>Borst2015c</text:p>
          </table:table-cell>
          <table:table-cell office:value-type="string" calcext:value-type="string">
            <text:p>J. P. Borst and J. R. Anderson, “The discovery of processing stages: Analyzing EEG data with hidden semi-Markov models,” Neuroimage, vol. 108, pp. 60–73, 2015.</text:p>
          </table:table-cell>
        </table:table-row>
        <table:table-row table:style-name="ro1">
          <table:table-cell office:value-type="string" calcext:value-type="string">
            <text:p>ACT-R</text:p>
          </table:table-cell>
          <table:table-cell office:value-type="string" calcext:value-type="string">
            <text:p>Borst2012</text:p>
          </table:table-cell>
          <table:table-cell office:value-type="string" calcext:value-type="string">
            <text:p>J. P. Borst and J. R. Anderson, “Using model-based functional MRI to locate working memory updates and declarative memory retrievals in the fronto-parietal network,”, Proceedings of the National Academy of Science, 110(5), 2013.</text:p>
          </table:table-cell>
        </table:table-row>
        <table:table-row table:style-name="ro1">
          <table:table-cell office:value-type="string" calcext:value-type="string">
            <text:p>ACT-R</text:p>
          </table:table-cell>
          <table:table-cell office:value-type="string" calcext:value-type="string">
            <text:p>Borst2012a</text:p>
          </table:table-cell>
          <table:table-cell office:value-type="string" calcext:value-type="string">
            <text:p>J. P. Borst, M. Nijboer, N. A. Taatgen, and J. R. Anderson, “A Data-Driven Mapping of Five ACT-R Modules on the Brain,” 2012.</text:p>
          </table:table-cell>
        </table:table-row>
        <table:table-row table:style-name="ro1">
          <table:table-cell office:value-type="string" calcext:value-type="string">
            <text:p>ACT-R</text:p>
          </table:table-cell>
          <table:table-cell office:value-type="string" calcext:value-type="string">
            <text:p>Borst2015b</text:p>
          </table:table-cell>
          <table:table-cell office:value-type="string" calcext:value-type="string">
            <text:p>J. P. Borst, M. Nijboer, N. A. Taatgen, and H. Van Rijn, “Using Data-Driven Model-Brain Mappings to Constrain Formal Models of Cognition,” PLoS One, vol. 10, no. 3, 2015.</text:p>
          </table:table-cell>
        </table:table-row>
        <table:table-row table:style-name="ro2">
          <table:table-cell office:value-type="string" calcext:value-type="string">
            <text:p>ACT-R</text:p>
          </table:table-cell>
          <table:table-cell office:value-type="string" calcext:value-type="string">
            <text:p>Borst2010a</text:p>
          </table:table-cell>
          <table:table-cell office:value-type="string" calcext:value-type="string">
            <text:p>J. P. Borst and N. A. Taatgen, “Locating the Neural Correlates of the Problem State Resource : Analyzing fMRI Data on the Basis of a Computational Model Results &amp; Discussion Acknowledgments,”, Proceedings of the 10<text:span text:style-name="T1">th</text:span> International Conference on Cognitive Modeling, 2010.</text:p>
          </table:table-cell>
        </table:table-row>
        <table:table-row table:style-name="ro1">
          <table:table-cell office:value-type="string" calcext:value-type="string">
            <text:p>ACT-R</text:p>
          </table:table-cell>
          <table:table-cell office:value-type="string" calcext:value-type="string">
            <text:p>Borst2015a</text:p>
          </table:table-cell>
          <table:table-cell office:value-type="string" calcext:value-type="string">
            <text:p>J. P. Borst and J. R. Anderson, “Using the ACT-R Cognitive Architecture in combination with fMRI data,” in An introduction to model-based cognitive neuroscience, Springer New York, 2015.</text:p>
          </table:table-cell>
        </table:table-row>
        <table:table-row table:style-name="ro1">
          <table:table-cell office:value-type="string" calcext:value-type="string">
            <text:p>ACT-R</text:p>
          </table:table-cell>
          <table:table-cell office:value-type="string" calcext:value-type="string">
            <text:p>Borst2013</text:p>
          </table:table-cell>
          <table:table-cell office:value-type="string" calcext:value-type="string">
            <text:p>J. P. Borst, T. A. Buwalda, H. Van Rijn, and N. A. Taatgen, “Avoiding the problem state bottleneck by strategic use of the environment,” Acta Psychol. (Amst)., vol. 144, no. 2, pp. 373–379, 2013.</text:p>
          </table:table-cell>
        </table:table-row>
        <table:table-row table:style-name="ro1">
          <table:table-cell office:value-type="string" calcext:value-type="string">
            <text:p>ACT-R</text:p>
          </table:table-cell>
          <table:table-cell office:value-type="string" calcext:value-type="string">
            <text:p>Borst2007a</text:p>
          </table:table-cell>
          <table:table-cell office:value-type="string" calcext:value-type="string">
            <text:p>J. P. Borst, D. W. Schneider, M. M. Walsh, and J. R. Anderson, “Stages of Processing in Associative Recognition: Evidence from Behavior, EEG, and Classification,” J. Cogn. Neurosci., vol. 25, no. 12, pp. 2151–2166, 2013.</text:p>
          </table:table-cell>
        </table:table-row>
        <table:table-row table:style-name="ro1">
          <table:table-cell office:value-type="string" calcext:value-type="string">
            <text:p>ACT-R</text:p>
          </table:table-cell>
          <table:table-cell office:value-type="string" calcext:value-type="string">
            <text:p>Borst2015</text:p>
          </table:table-cell>
          <table:table-cell office:value-type="string" calcext:value-type="string">
            <text:p>J. P. Borst, N. A. Taatgen, and H. Van Rijn, “What Makes Interruptions Disruptive? A Process-Model Account of the Effects of the Problem State Bottleneck on Task Interruption and Resumption,” J. Appl. Res. Mem. Cogn., vol. 4, no. 3, 2015.</text:p>
          </table:table-cell>
        </table:table-row>
        <table:table-row table:style-name="ro1">
          <table:table-cell office:value-type="string" calcext:value-type="string">
            <text:p>ACT-R</text:p>
          </table:table-cell>
          <table:table-cell office:value-type="string" calcext:value-type="string">
            <text:p>Borst2007b</text:p>
          </table:table-cell>
          <table:table-cell office:value-type="string" calcext:value-type="string">
            <text:p>J. P. Borst, N. A. Taatgen, and H. Van Rijn, “Modeling Triple-Tasking without Customized Cognitive Control,” in Proceedings of the Cognitive Science Society, 2009, pp. 1–6.</text:p>
          </table:table-cell>
        </table:table-row>
        <table:table-row table:style-name="ro2">
          <table:table-cell office:value-type="string" calcext:value-type="string">
            <text:p>ACT-R</text:p>
          </table:table-cell>
          <table:table-cell office:value-type="string" calcext:value-type="string">
            <text:p>Borst2007</text:p>
          </table:table-cell>
          <table:table-cell office:value-type="string" calcext:value-type="string">
            <text:p>J. P. Borst, N. A. Taatgen, H. Van Rijn, A. Stocco, and J. M. Fincham, “Testing fMRI Predictions of a Dual-Task Interference Model,” Proceedings of the 9<text:span text:style-name="T1">th</text:span> International Conference on Cognitive Modeling, 2009.</text:p>
          </table:table-cell>
        </table:table-row>
        <table:table-row table:style-name="ro1">
          <table:table-cell office:value-type="string" calcext:value-type="string">
            <text:p>ACT-R</text:p>
          </table:table-cell>
          <table:table-cell office:value-type="string" calcext:value-type="string">
            <text:p>Borst2010</text:p>
          </table:table-cell>
          <table:table-cell office:value-type="string" calcext:value-type="string">
            <text:p>J. P. Borst, N. A. Taatgen, A. Stocco, and H. Van Rijn, “The Neural Correlates of Problem States : Testing fMRI Predictions of a Computational Model of Multitasking,” PLoS One, vol. 5, no. 9, 2010.</text:p>
          </table:table-cell>
        </table:table-row>
        <table:table-row table:style-name="ro1">
          <table:table-cell office:value-type="string" calcext:value-type="string">
            <text:p>ACT-R</text:p>
          </table:table-cell>
          <table:table-cell office:value-type="string" calcext:value-type="string">
            <text:p>Borst2011</text:p>
          </table:table-cell>
          <table:table-cell office:value-type="string" calcext:value-type="string">
            <text:p>J. P. Borst, N. A. Taatgen, and H. van Rijn, “Using a Symbolic Process Model as input for Model-Based fMRI Analysis: Locating the Neural Correlates of Problem State Replacements,” Neuroimage, vol. 58, no. 1, pp. 137–147, 2011.</text:p>
          </table:table-cell>
        </table:table-row>
        <table:table-row table:style-name="ro2">
          <table:table-cell office:value-type="string" calcext:value-type="string">
            <text:p>ACT-R</text:p>
          </table:table-cell>
          <table:table-cell office:value-type="string" calcext:value-type="string">
            <text:p>Borst1995</text:p>
          </table:table-cell>
          <table:table-cell office:value-type="string" calcext:value-type="string">
            <text:p>J. Borst and H. Van Rijn, “Memory Decay Problems in a Level-Repetition Switch Task Model,” Proceedings of the 7<text:span text:style-name="T1">th</text:span> International Conference on Cognitive Modeling, 2006.</text:p>
          </table:table-cell>
        </table:table-row>
        <table:table-row table:style-name="ro1">
          <table:table-cell office:value-type="string" calcext:value-type="string">
            <text:p>ACT-R</text:p>
          </table:table-cell>
          <table:table-cell office:value-type="string" calcext:value-type="string">
            <text:p>Borst2008</text:p>
          </table:table-cell>
          <table:table-cell office:value-type="string" calcext:value-type="string">
            <text:p>J. Borst, N. Taatgen, A. Stocco, and H. Van Rijn, “Locating the Problem Representation Bottleneck in the Brain,” in Proceedings of the 14th annual ACT-R workshop, 2008.</text:p>
          </table:table-cell>
        </table:table-row>
        <table:table-row table:style-name="ro1">
          <table:table-cell office:value-type="string" calcext:value-type="string">
            <text:p>ACT-R</text:p>
          </table:table-cell>
          <table:table-cell office:value-type="string" calcext:value-type="string">
            <text:p>Bradshaw1982</text:p>
          </table:table-cell>
          <table:table-cell office:value-type="string" calcext:value-type="string">
            <text:p>G. L. Bradshaw and J. R. Anderson, “Elaborative Encoding as an Explanation of Levels of Processing,” J. Verbal Learning Verbal Behav., vol. 21, pp. 165–174, 1982.</text:p>
          </table:table-cell>
        </table:table-row>
        <table:table-row table:style-name="ro1">
          <table:table-cell office:value-type="string" calcext:value-type="string">
            <text:p>ACT-R</text:p>
          </table:table-cell>
          <table:table-cell office:value-type="string" calcext:value-type="string">
            <text:p>Breslow2008</text:p>
          </table:table-cell>
          <table:table-cell office:value-type="string" calcext:value-type="string">
            <text:p>L. A. Breslow, A. M. Harrison, and J. G. Trafton, “Linguistic Spatial Gestures,” in Proceedings of the 10th international conference on cognitive modeling, 2010.</text:p>
          </table:table-cell>
        </table:table-row>
        <table:table-row table:style-name="ro1">
          <table:table-cell office:value-type="string" calcext:value-type="string">
            <text:p>ACT-R</text:p>
          </table:table-cell>
          <table:table-cell office:value-type="string" calcext:value-type="string">
            <text:p>Brudzinski2006</text:p>
          </table:table-cell>
          <table:table-cell office:value-type="string" calcext:value-type="string">
            <text:p>M. E. Brudzinski, R. M. Ratwani, and J. G. Trafton, “Goal and Spatial Memory Following Interruption,” in Proceedings of the International Conference on Cognitive Modeling, 2007.</text:p>
          </table:table-cell>
        </table:table-row>
        <table:table-row table:style-name="ro1">
          <table:table-cell office:value-type="string" calcext:value-type="string">
            <text:p>ACT-R</text:p>
          </table:table-cell>
          <table:table-cell office:value-type="string" calcext:value-type="string">
            <text:p>Brumby2003</text:p>
          </table:table-cell>
          <table:table-cell office:value-type="string" calcext:value-type="string">
            <text:p>D. P. Brumby, “A Model of Single-page Web Search: The Effect of Interdependence on Link Assessment,”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Brumby2002</text:p>
          </table:table-cell>
          <table:table-cell office:value-type="string" calcext:value-type="string">
            <text:p>D. P. Brumby and U. Hahn, “Rules and Exemplars in Categorization: A Computational Exploration Hybrid Model of Categorization,” in Proceedings of the Cognitive Science Society, 2002, pp. 131–136.</text:p>
          </table:table-cell>
        </table:table-row>
        <table:table-row table:style-name="ro1">
          <table:table-cell office:value-type="string" calcext:value-type="string">
            <text:p>ACT-R</text:p>
          </table:table-cell>
          <table:table-cell office:value-type="string" calcext:value-type="string">
            <text:p>Brumby2003a</text:p>
          </table:table-cell>
          <table:table-cell office:value-type="string" calcext:value-type="string">
            <text:p>D. P. Brumby and A. Howes, “Good Enough But I’ll Just Check: Web-page Search as Attentional Refocusing,”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Brumby2007</text:p>
          </table:table-cell>
          <table:table-cell office:value-type="string" calcext:value-type="string">
            <text:p>D. P. Brumby, A. Howes, and D. D. Salvucci, “A Cognitive Constraint Model of Dual-Task Trade-offs in a Highly Dynamic Driving Task,” in Proceedings of the SIGCHI conference on Human factors in computing systems, 2007, pp. 233–242.</text:p>
          </table:table-cell>
        </table:table-row>
        <table:table-row table:style-name="ro1">
          <table:table-cell office:value-type="string" calcext:value-type="string">
            <text:p>ACT-R</text:p>
          </table:table-cell>
          <table:table-cell office:value-type="string" calcext:value-type="string">
            <text:p>Brunstein2002</text:p>
          </table:table-cell>
          <table:table-cell office:value-type="string" calcext:value-type="string">
            <text:p>A. Brunstein, “Constructing Racing Cars : Reducing Problem Complexity for the Fastest Car Ever Seen,” Proceedings of the Annual Meeting of the Cognitive Science Society, 28(8), 2002.</text:p>
          </table:table-cell>
        </table:table-row>
        <table:table-row table:style-name="ro1">
          <table:table-cell office:value-type="string" calcext:value-type="string">
            <text:p>ACT-R</text:p>
          </table:table-cell>
          <table:table-cell office:value-type="string" calcext:value-type="string">
            <text:p>Brunstein2009</text:p>
          </table:table-cell>
          <table:table-cell office:value-type="string" calcext:value-type="string">
            <text:p>A. Brunstein, S. Betts, and J. R. Anderson, “Practice Enables Successful Learning Under Minimal Guidance,” Journal of Educational psychology, vol. 101, no. 4, pp. 790–802, 2009.</text:p>
          </table:table-cell>
        </table:table-row>
        <table:table-row table:style-name="ro1">
          <table:table-cell office:value-type="string" calcext:value-type="string">
            <text:p>ACT-R</text:p>
          </table:table-cell>
          <table:table-cell office:value-type="string" calcext:value-type="string">
            <text:p>Budiu2001a</text:p>
          </table:table-cell>
          <table:table-cell office:value-type="string" calcext:value-type="string">
            <text:p>R. Budiu and J. R. Anderson, “Word Learning in Context: Metaphors and Neologisms,” Tech. Rep. C., 2001.</text:p>
          </table:table-cell>
        </table:table-row>
        <table:table-row table:style-name="ro1">
          <table:table-cell office:value-type="string" calcext:value-type="string">
            <text:p>ACT-R</text:p>
          </table:table-cell>
          <table:table-cell office:value-type="string" calcext:value-type="string">
            <text:p>Budiu2003</text:p>
          </table:table-cell>
          <table:table-cell office:value-type="string" calcext:value-type="string">
            <text:p>R. Budiu and J. R. Anderson, “Verification of Sentences Containing Anaphoric Metaphors: An ACT-R Computational Model,”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Budiu2004a</text:p>
          </table:table-cell>
          <table:table-cell office:value-type="string" calcext:value-type="string">
            <text:p>R. Budiu and J. R. Anderson, “Negation in Nonliteral Sentences,” in Proceedings of the Cognitive Science Society, 2005, pp. 354–359.</text:p>
          </table:table-cell>
        </table:table-row>
        <table:table-row table:style-name="ro1">
          <table:table-cell office:value-type="string" calcext:value-type="string">
            <text:p>ACT-R</text:p>
          </table:table-cell>
          <table:table-cell office:value-type="string" calcext:value-type="string">
            <text:p>Budiu2002</text:p>
          </table:table-cell>
          <table:table-cell office:value-type="string" calcext:value-type="string">
            <text:p>R. Budiu and J. R. Anderson, “Comprehending Anaphoric Metaphors,” Mem. Cognit., vol. 30, no. 1, 2002.</text:p>
          </table:table-cell>
        </table:table-row>
        <table:table-row table:style-name="ro1">
          <table:table-cell office:value-type="string" calcext:value-type="string">
            <text:p>ACT-R</text:p>
          </table:table-cell>
          <table:table-cell office:value-type="string" calcext:value-type="string">
            <text:p>Budiu2004</text:p>
          </table:table-cell>
          <table:table-cell office:value-type="string" calcext:value-type="string">
            <text:p>R. Budiu and J. R. Anderson, “Interpretation-based processing: a unified theory of semantic sentence comprehension,” Cogn. Sci., vol. 28, pp. 1–44, 2004.</text:p>
          </table:table-cell>
        </table:table-row>
        <table:table-row table:style-name="ro1">
          <table:table-cell office:value-type="string" calcext:value-type="string">
            <text:p>ACT-R</text:p>
          </table:table-cell>
          <table:table-cell office:value-type="string" calcext:value-type="string">
            <text:p>Budiu2006</text:p>
          </table:table-cell>
          <table:table-cell office:value-type="string" calcext:value-type="string">
            <text:p>R. Budiu, P. Pirolli, and M. Fleetwood, “Navigation in Degree of Interest Trees,” in Proceedings of the Working Conference on Advanced Visual Interfaces, 2006.</text:p>
          </table:table-cell>
        </table:table-row>
        <table:table-row table:style-name="ro1">
          <table:table-cell office:value-type="string" calcext:value-type="string">
            <text:p>ACT-R</text:p>
          </table:table-cell>
          <table:table-cell office:value-type="string" calcext:value-type="string">
            <text:p>Butcher1999</text:p>
          </table:table-cell>
          <table:table-cell office:value-type="string" calcext:value-type="string">
            <text:p>K. R. Butcher and V. Aleven, “Integrating Visual and Verbal Knowledge During Classroom Learning with Computer Tutors,” Proceedings of the Annual Meeting of the Cognitive Science Society, 29(29), pp. 137–142, 2007.</text:p>
          </table:table-cell>
        </table:table-row>
        <table:table-row table:style-name="ro1">
          <table:table-cell office:value-type="string" calcext:value-type="string">
            <text:p>ACT-R</text:p>
          </table:table-cell>
          <table:table-cell office:value-type="string" calcext:value-type="string">
            <text:p>Byrne2001</text:p>
          </table:table-cell>
          <table:table-cell office:value-type="string" calcext:value-type="string">
            <text:p>M. D. Byrne, “ACT-R/PM and menu selection: applying a cognitive architecture to HCI,” Int. J. Hum. Comput. Stud., vol. 55, pp. 41–84, 2001.</text:p>
          </table:table-cell>
        </table:table-row>
        <table:table-row table:style-name="ro1">
          <table:table-cell office:value-type="string" calcext:value-type="string">
            <text:p>ACT-R</text:p>
          </table:table-cell>
          <table:table-cell office:value-type="string" calcext:value-type="string">
            <text:p>Byrne1990</text:p>
          </table:table-cell>
          <table:table-cell office:value-type="string" calcext:value-type="string">
            <text:p>M. D. Byrne, “A Mechanism-Based Framework for Predicting Routine Procedural Errors,” Proceedings of the Annual Meeting of the Cognitive Science Society, 25(25), pp. 204–209, 2003.</text:p>
          </table:table-cell>
        </table:table-row>
        <table:table-row table:style-name="ro1">
          <table:table-cell office:value-type="string" calcext:value-type="string">
            <text:p>ACT-R</text:p>
          </table:table-cell>
          <table:table-cell office:value-type="string" calcext:value-type="string">
            <text:p>Byrne1999</text:p>
          </table:table-cell>
          <table:table-cell office:value-type="string" calcext:value-type="string">
            <text:p>M. D. Byrne, J. R. Anderson, S. Douglass, and M. Matessa, “Eye Tracking the Visual Search of Click-Down Menus,” in Proceedings of the SIGCHI conference on Human Factors in Computing Systems, 1999, pp. 402–409.</text:p>
          </table:table-cell>
        </table:table-row>
        <table:table-row table:style-name="ro1">
          <table:table-cell office:value-type="string" calcext:value-type="string">
            <text:p>ACT-R</text:p>
          </table:table-cell>
          <table:table-cell office:value-type="string" calcext:value-type="string">
            <text:p>Byrne2005a</text:p>
          </table:table-cell>
          <table:table-cell office:value-type="string" calcext:value-type="string">
            <text:p>M. D. Byrne and A. Kirlik, “Using Computational Cognitive Modeling to Diagnose Possible Sources of Aviation Error,” Int. J. Aviat. Psychol., vol. 15, no. 2, pp. 135–155, 2005.</text:p>
          </table:table-cell>
        </table:table-row>
        <table:table-row table:style-name="ro1">
          <table:table-cell office:value-type="string" calcext:value-type="string">
            <text:p>ACT-R</text:p>
          </table:table-cell>
          <table:table-cell office:value-type="string" calcext:value-type="string">
            <text:p>Byrne2005b</text:p>
          </table:table-cell>
          <table:table-cell office:value-type="string" calcext:value-type="string">
            <text:p>M. D. Byrne and A. Kirlik, “Cognitive Modeling in Aviation,” Int. J. Aviat. Psychol., vol. 15, no. 2, pp. 135–155, 2005.</text:p>
          </table:table-cell>
        </table:table-row>
        <table:table-row table:style-name="ro1">
          <table:table-cell office:value-type="string" calcext:value-type="string">
            <text:p>ACT-R</text:p>
          </table:table-cell>
          <table:table-cell office:value-type="string" calcext:value-type="string">
            <text:p>Byrne2004a</text:p>
          </table:table-cell>
          <table:table-cell office:value-type="string" calcext:value-type="string">
            <text:p>M. D. Byrne, A. Kirlik, M. D. Fleetwood, D. G. Huss, A. Kosorukoff, R. Lin, and C. S. Fick, “A Closed-Loop, ACT-R Approach to Modeling Approach and Landing With and Without Synthtic Vision System (SVS) Technology,” in Proceedings of the Human Factors and Ergonomics Society Annual Meeting, 2004, pp. 2111–2115.</text:p>
          </table:table-cell>
        </table:table-row>
        <table:table-row table:style-name="ro1">
          <table:table-cell office:value-type="string" calcext:value-type="string">
            <text:p>ACT-R</text:p>
          </table:table-cell>
          <table:table-cell office:value-type="string" calcext:value-type="string">
            <text:p>Byrne2004</text:p>
          </table:table-cell>
          <table:table-cell office:value-type="string" calcext:value-type="string">
            <text:p>M. D. Byrne, D. Maurier, C. S. Fick, and P. H. Chung, “Routine Procedural Isomorphs and Cognitive Control Structures,” in Proceedings of the International Conference on Cognitive Modeling, 2004.</text:p>
          </table:table-cell>
        </table:table-row>
        <table:table-row table:style-name="ro1">
          <table:table-cell office:value-type="string" calcext:value-type="string">
            <text:p>ACT-R</text:p>
          </table:table-cell>
          <table:table-cell office:value-type="string" calcext:value-type="string">
            <text:p>Cao2014</text:p>
          </table:table-cell>
          <table:table-cell office:value-type="string" calcext:value-type="string">
            <text:p>S. Cao, Y. Qin, X. Jin, L. Zhao, and M. Shen, “Effect of driving experience on collision avoidance braking : an experimental investigation and computational modelling,” Behav. Inf. Technol., vol. 33, no. 9, pp. 929–940, 2014.</text:p>
          </table:table-cell>
        </table:table-row>
        <table:table-row table:style-name="ro1">
          <table:table-cell office:value-type="string" calcext:value-type="string">
            <text:p>ACT-R</text:p>
          </table:table-cell>
          <table:table-cell office:value-type="string" calcext:value-type="string">
            <text:p>Cao2015</text:p>
          </table:table-cell>
          <table:table-cell office:value-type="string" calcext:value-type="string">
            <text:p>S. Cao, Y. Qin, L. Zhao, and M. Shen, “Modeling the development of vehicle lateral control skills in a cognitive architecture,” Transp. Res. Part F Traffic Psychol. Behav., vol. 32, pp. 1–10, 2015.</text:p>
          </table:table-cell>
        </table:table-row>
        <table:table-row table:style-name="ro1">
          <table:table-cell office:value-type="string" calcext:value-type="string">
            <text:p>ACT-R</text:p>
          </table:table-cell>
          <table:table-cell office:value-type="string" calcext:value-type="string">
            <text:p>Chavez2001</text:p>
          </table:table-cell>
          <table:table-cell office:value-type="string" calcext:value-type="string">
            <text:p>A. K. Chavez and D. D. Salvucci, “An ACT-R Model of the Wickens Tracking Task,” Proceedings of the SIGCHI Conference on Human factors in Computing Systems, 1999.</text:p>
          </table:table-cell>
        </table:table-row>
        <table:table-row table:style-name="ro1">
          <table:table-cell office:value-type="string" calcext:value-type="string">
            <text:p>ACT-R</text:p>
          </table:table-cell>
          <table:table-cell office:value-type="string" calcext:value-type="string">
            <text:p>Belkacem2005</text:p>
          </table:table-cell>
          <table:table-cell office:value-type="string" calcext:value-type="string">
            <text:p>B. Chikhaoui and H. Pigot, “Simulation of a Human Machine Interaction: Locate Objects Using a Contextual Assistant,” Proc. Int. North Am. Simul. Technol. Conf., 2005.</text:p>
          </table:table-cell>
        </table:table-row>
        <table:table-row table:style-name="ro1">
          <table:table-cell office:value-type="string" calcext:value-type="string">
            <text:p>ACT-R</text:p>
          </table:table-cell>
          <table:table-cell office:value-type="string" calcext:value-type="string">
            <text:p>Chikhaoui2009</text:p>
          </table:table-cell>
          <table:table-cell office:value-type="string" calcext:value-type="string">
            <text:p>B. Chikhaoui, H. Pigot, M. Beaudoin, G. Pratte, P. Bellefeuille, and F. Laudares, “Learning a Song: an ACT-R Model,” Proc. Int. Conf. Comput. Intell., pp. 405–410, 2009.</text:p>
          </table:table-cell>
        </table:table-row>
        <table:table-row table:style-name="ro2">
          <table:table-cell office:value-type="string" calcext:value-type="string">
            <text:p>ACT-R</text:p>
          </table:table-cell>
          <table:table-cell office:value-type="string" calcext:value-type="string">
            <text:p>Chuderski2003</text:p>
          </table:table-cell>
          <table:table-cell office:value-type="string" calcext:value-type="string">
            <text:p>A. Chuderski, “A Model of Flexible Control in Task Switching,” Proceedings of the 2<text:span text:style-name="T1">nd</text:span> European Cognitive Science Conference, 2007.</text:p>
          </table:table-cell>
        </table:table-row>
        <table:table-row table:style-name="ro1">
          <table:table-cell office:value-type="string" calcext:value-type="string">
            <text:p>ACT-R</text:p>
          </table:table-cell>
          <table:table-cell office:value-type="string" calcext:value-type="string">
            <text:p>Chuderski2005</text:p>
          </table:table-cell>
          <table:table-cell office:value-type="string" calcext:value-type="string">
            <text:p>A. Chuderski, Z. Stettner, and J. Orzechowski, “Modeling Individual Differences in Working Memory Search Task,” in Proceedings of the International Conference on Cognitive Modeling, 2006.</text:p>
          </table:table-cell>
        </table:table-row>
        <table:table-row table:style-name="ro1">
          <table:table-cell office:value-type="string" calcext:value-type="string">
            <text:p>ACT-R</text:p>
          </table:table-cell>
          <table:table-cell office:value-type="string" calcext:value-type="string">
            <text:p>Cochran2006</text:p>
          </table:table-cell>
          <table:table-cell office:value-type="string" calcext:value-type="string">
            <text:p>R. E. Cochran, F. J. Lee, and E. Chown, “Modeling Emotion: Arousal’s Impact on Memory,” in Proceedings of the 28th Annual Conference of the Cognitive Science Society, 2006, pp. 1133–1138.</text:p>
          </table:table-cell>
        </table:table-row>
        <table:table-row table:style-name="ro1">
          <table:table-cell office:value-type="string" calcext:value-type="string">
            <text:p>ACT-R</text:p>
          </table:table-cell>
          <table:table-cell office:value-type="string" calcext:value-type="string">
            <text:p>Cognitive2004</text:p>
          </table:table-cell>
          <table:table-cell office:value-type="string" calcext:value-type="string">
            <text:p>F. E. Ritter, “Choosing and getting started with a cognitive architecture to test and use human-machine interfaces,” MMI-Interaktiv-Journal, no. 7, pp. 17–37, 2004.</text:p>
          </table:table-cell>
        </table:table-row>
        <table:table-row table:style-name="ro1">
          <table:table-cell office:value-type="string" calcext:value-type="string">
            <text:p>ACT-R</text:p>
          </table:table-cell>
          <table:table-cell office:value-type="string" calcext:value-type="string">
            <text:p>Corbett2001</text:p>
          </table:table-cell>
          <table:table-cell office:value-type="string" calcext:value-type="string">
            <text:p>A. T. Corbett and J. R. Anderson, “Locus of Feedback Control in Computer-Based Tutoring : Impact on Learning Rate , Achievement and Attitudes,” Proceedings of the SIGCHI conference on Human factors in computing systems, pp. 245–252, 2001.</text:p>
          </table:table-cell>
        </table:table-row>
        <table:table-row table:style-name="ro1">
          <table:table-cell office:value-type="string" calcext:value-type="string">
            <text:p>ACT-R</text:p>
          </table:table-cell>
          <table:table-cell office:value-type="string" calcext:value-type="string">
            <text:p>Corbett1995</text:p>
          </table:table-cell>
          <table:table-cell office:value-type="string" calcext:value-type="string">
            <text:p>A. T. Corbett and J. R. Anderson, “Knowledge Decomposition and Subgoal Reification in the ACT Programming Tutor,” in Proceedings of the Conference on Artificial Intelligence and Education, 1995.</text:p>
          </table:table-cell>
        </table:table-row>
        <table:table-row table:style-name="ro1">
          <table:table-cell office:value-type="string" calcext:value-type="string">
            <text:p>ACT-R</text:p>
          </table:table-cell>
          <table:table-cell office:value-type="string" calcext:value-type="string">
            <text:p>Corbett1994</text:p>
          </table:table-cell>
          <table:table-cell office:value-type="string" calcext:value-type="string">
            <text:p>A. T. Corbett, J. R. Anderson, V. H. Carver, and S. A. Brancolini, “Individual Differences and Predictive Validity in Student Modeling,” in Proceedings of the Sixteenth Annual Conference of the Cognitive Science Society, 1994.</text:p>
          </table:table-cell>
        </table:table-row>
        <table:table-row table:style-name="ro1">
          <table:table-cell office:value-type="string" calcext:value-type="string">
            <text:p>ACT-R</text:p>
          </table:table-cell>
          <table:table-cell office:value-type="string" calcext:value-type="string">
            <text:p>Corbett1991</text:p>
          </table:table-cell>
          <table:table-cell office:value-type="string" calcext:value-type="string">
            <text:p>A. T. Corbett, J. R. Anderson, and J. M. Fincham, “Menu Selection vs Typing: Effects on Learning in an Intelligent Programming Tutor,” in Proceedings of the International Conference of the Learning Sciences, 1991.</text:p>
          </table:table-cell>
        </table:table-row>
        <table:table-row table:style-name="ro1">
          <table:table-cell office:value-type="string" calcext:value-type="string">
            <text:p>ACT-R</text:p>
          </table:table-cell>
          <table:table-cell office:value-type="string" calcext:value-type="string">
            <text:p>Cox2002</text:p>
          </table:table-cell>
          <table:table-cell office:value-type="string" calcext:value-type="string">
            <text:p>A. L. Cox, “What People Learn from Exploratiry Device Learning,” in Proceedings of the International Conference on Cognitive Modeling, 2002.</text:p>
          </table:table-cell>
        </table:table-row>
        <table:table-row table:style-name="ro1">
          <table:table-cell office:value-type="string" calcext:value-type="string">
            <text:p>ACT-R</text:p>
          </table:table-cell>
          <table:table-cell office:value-type="string" calcext:value-type="string">
            <text:p>Cox2000</text:p>
          </table:table-cell>
          <table:table-cell office:value-type="string" calcext:value-type="string">
            <text:p>A. L. Cox and R. M. Young, “Device-Oriented and Task-Oriented Exploratory Learning of Interactive Devices,” in Proceedings of the Third International Conference on Cognitive Modelling, 2000.</text:p>
          </table:table-cell>
        </table:table-row>
        <table:table-row table:style-name="ro1">
          <table:table-cell office:value-type="string" calcext:value-type="string">
            <text:p>ACT-R</text:p>
          </table:table-cell>
          <table:table-cell office:value-type="string" calcext:value-type="string">
            <text:p>Crescentini2001</text:p>
          </table:table-cell>
          <table:table-cell office:value-type="string" calcext:value-type="string">
            <text:p>C. Crescentini and A. Stocco, “Agrammatism as a Failure in the Lexical Activation Process,” Proceedings of the Annual Meeting of the Cognitive Science Society, 27(27), 2005.</text:p>
          </table:table-cell>
        </table:table-row>
        <table:table-row table:style-name="ro1">
          <table:table-cell office:value-type="string" calcext:value-type="string">
            <text:p>ACT-R</text:p>
          </table:table-cell>
          <table:table-cell office:value-type="string" calcext:value-type="string">
            <text:p>Daily2001</text:p>
          </table:table-cell>
          <table:table-cell office:value-type="string" calcext:value-type="string">
            <text:p>L. Z. Daily, M. C. Lovett, and L. M. Reder, “Modeling individual differences in working memory performance : a source activation account,” Cognitive Science, 25(3), pp. 315–353, 2001.</text:p>
          </table:table-cell>
        </table:table-row>
        <table:table-row table:style-name="ro2">
          <table:table-cell office:value-type="string" calcext:value-type="string">
            <text:p>ACT-R</text:p>
          </table:table-cell>
          <table:table-cell office:value-type="string" calcext:value-type="string">
            <text:p>Dancy2012</text:p>
          </table:table-cell>
          <table:table-cell office:value-type="string" calcext:value-type="string">
            <text:p>C. L. Dancy and R. Kaulakis, “Towards Adding Bottom-Up Homeostatic Affect to ACT-R,” Proceedings of the 12<text:span text:style-name="T1">th</text:span> International conference on Cognitive Modeling, pp. 316–321, 2012.</text:p>
          </table:table-cell>
        </table:table-row>
        <table:table-row table:style-name="ro1">
          <table:table-cell office:value-type="string" calcext:value-type="string">
            <text:p>ACT-R</text:p>
          </table:table-cell>
          <table:table-cell office:value-type="string" calcext:value-type="string">
            <text:p>Danker2010</text:p>
          </table:table-cell>
          <table:table-cell office:value-type="string" calcext:value-type="string">
            <text:p>J. F. Danker and J. R. Anderson, “The Ghosts of Brain States Past : Remembering Reactivates the Brain Regions Engaged During Encoding,” Psychol. Bull., vol. 136, no. 1, pp. 87–102, 2010.</text:p>
          </table:table-cell>
        </table:table-row>
        <table:table-row table:style-name="ro1">
          <table:table-cell office:value-type="string" calcext:value-type="string">
            <text:p>ACT-R</text:p>
          </table:table-cell>
          <table:table-cell office:value-type="string" calcext:value-type="string">
            <text:p>Danker2011</text:p>
          </table:table-cell>
          <table:table-cell office:value-type="string" calcext:value-type="string">
            <text:p>J. F. Danker, J. M. Fincham, and J. R. Anderson, “Neuropsychologia The neural correlates of competition during memory retrieval are modulated by attention to the cues,” Neuropsychologia, vol. 49, no. 9, pp. 2427–2438, 2011.</text:p>
          </table:table-cell>
        </table:table-row>
        <table:table-row table:style-name="ro1">
          <table:table-cell office:value-type="string" calcext:value-type="string">
            <text:p>ACT-R</text:p>
          </table:table-cell>
          <table:table-cell office:value-type="string" calcext:value-type="string">
            <text:p>Danker2007a</text:p>
          </table:table-cell>
          <table:table-cell office:value-type="string" calcext:value-type="string">
            <text:p>J. F. Danker, P. Gunn, and J. R. Anderson, “Interference and Repetition Both Impact Left Prefrontal Cortex During Recall,” Proceedings of the Annual Meeting of the Cognitive Science Society, 29(29), 2007.</text:p>
          </table:table-cell>
        </table:table-row>
        <table:table-row table:style-name="ro1">
          <table:table-cell office:value-type="string" calcext:value-type="string">
            <text:p>ACT-R</text:p>
          </table:table-cell>
          <table:table-cell office:value-type="string" calcext:value-type="string">
            <text:p>Danker2007</text:p>
          </table:table-cell>
          <table:table-cell office:value-type="string" calcext:value-type="string">
            <text:p>J. F. Danker and J. R. Anderson, “The roles of prefrontal and posterior parietal cortex in algebra problem solving: A case of using cognitive modeling to inform neuroimaging data,” Neuroimage, vol. 35, pp. 1365–1377, 2007.</text:p>
          </table:table-cell>
        </table:table-row>
        <table:table-row table:style-name="ro1">
          <table:table-cell office:value-type="string" calcext:value-type="string">
            <text:p>ACT-R</text:p>
          </table:table-cell>
          <table:table-cell office:value-type="string" calcext:value-type="string">
            <text:p>Danker2008</text:p>
          </table:table-cell>
          <table:table-cell office:value-type="string" calcext:value-type="string">
            <text:p>J. F. Danker, P. Gunn, and J. R. Anderson, “A Rational Account of Memory Predicts Left Prefrontal Activation during Controlled Retrieval,” Cereb. Cortex, vol. 18, pp. 2674–2685, 2008.</text:p>
          </table:table-cell>
        </table:table-row>
        <table:table-row table:style-name="ro1">
          <table:table-cell office:value-type="string" calcext:value-type="string">
            <text:p>ACT-R</text:p>
          </table:table-cell>
          <table:table-cell office:value-type="string" calcext:value-type="string">
            <text:p>Das2007</text:p>
          </table:table-cell>
          <table:table-cell office:value-type="string" calcext:value-type="string">
            <text:p>A. Das and W. Stuerzlinger, “A Cognitive Simulation Model for Novice Text Entry on Cell Phone Keypads,” in Proceedings of the European Conference on Cognitive Ergonomics, 2007, pp. 141–147.</text:p>
          </table:table-cell>
        </table:table-row>
        <table:table-row table:style-name="ro1">
          <table:table-cell office:value-type="string" calcext:value-type="string">
            <text:p>ACT-R</text:p>
          </table:table-cell>
          <table:table-cell office:value-type="string" calcext:value-type="string">
            <text:p>Das2008a</text:p>
          </table:table-cell>
          <table:table-cell office:value-type="string" calcext:value-type="string">
            <text:p>A. Das and W. Stuerzlinger, “Modeling Learning Effects in Mobile Texting,” in Proceedings of thenternational Conference on Mobile and Ubiquitous Multimedia, 2008, pp. 154–161.</text:p>
          </table:table-cell>
        </table:table-row>
        <table:table-row table:style-name="ro1">
          <table:table-cell office:value-type="string" calcext:value-type="string">
            <text:p>ACT-R</text:p>
          </table:table-cell>
          <table:table-cell office:value-type="string" calcext:value-type="string">
            <text:p>Das1983</text:p>
          </table:table-cell>
          <table:table-cell office:value-type="string" calcext:value-type="string">
            <text:p>A. Das and W. Stuerzlinger, “Proactive Interference in Location Learning: A New Closed-Form Approximation,” in Proceedings of the 10th international conference on cognitive modeling, 2010.</text:p>
          </table:table-cell>
        </table:table-row>
        <table:table-row table:style-name="ro1">
          <table:table-cell office:value-type="string" calcext:value-type="string">
            <text:p>ACT-R</text:p>
          </table:table-cell>
          <table:table-cell office:value-type="string" calcext:value-type="string">
            <text:p>Das2008</text:p>
          </table:table-cell>
          <table:table-cell office:value-type="string" calcext:value-type="string">
            <text:p>A. Das and W. Stuerzlinger, “Unified Modeling of Proactive Interference and Memorization Effort: A new mathematical perspective within ACT-R theory,” in Proceedings of the 35th Annual Conference of the Cognitive Science Society, 2013.</text:p>
          </table:table-cell>
        </table:table-row>
        <table:table-row table:style-name="ro1">
          <table:table-cell office:value-type="string" calcext:value-type="string">
            <text:p>ACT-R</text:p>
          </table:table-cell>
          <table:table-cell office:value-type="string" calcext:value-type="string">
            <text:p>Deline2011</text:p>
          </table:table-cell>
          <table:table-cell office:value-type="string" calcext:value-type="string">
            <text:p>S. Deline, U. Rennes, R. Henri, L. Moal, J. Juhel, and U. Rennes, “Cognitive modeling of different processing modes in task switching : toward an explanation of the effect of aging on switching cost,” Nele Russwinkel, pp. 281–282, 2011.</text:p>
          </table:table-cell>
        </table:table-row>
        <table:table-row table:style-name="ro1">
          <table:table-cell office:value-type="string" calcext:value-type="string">
            <text:p>ACT-R</text:p>
          </table:table-cell>
          <table:table-cell office:value-type="string" calcext:value-type="string">
            <text:p>Derbinsky2010</text:p>
          </table:table-cell>
          <table:table-cell office:value-type="string" calcext:value-type="string">
            <text:p>N. Derbinsky, J. E. Laird, and B. Smith, “Towards efficiently supporting large symbolic declarative memories,” in Proceedings of the 10th international conference on cognitive modeling, 2010.</text:p>
          </table:table-cell>
        </table:table-row>
        <table:table-row table:style-name="ro2">
          <table:table-cell office:value-type="string" calcext:value-type="string">
            <text:p>ACT-R</text:p>
          </table:table-cell>
          <table:table-cell office:value-type="string" calcext:value-type="string">
            <text:p>Development1998</text:p>
          </table:table-cell>
          <table:table-cell office:value-type="string" calcext:value-type="string">
            <text:p>F. E. S. Development, A. Proceedings, G. Jones, and F. E. Ritter, “Simulating Development by Modifying Architectures,” Proceedings of the 20<text:span text:style-name="T1">th</text:span> Annual Conference of the Cognitive Science Society, pp. 543–548, 1998.</text:p>
          </table:table-cell>
        </table:table-row>
        <table:table-row table:style-name="ro1">
          <table:table-cell office:value-type="string" calcext:value-type="string">
            <text:p>ACT-R</text:p>
          </table:table-cell>
          <table:table-cell office:value-type="string" calcext:value-type="string">
            <text:p>Dickison2007</text:p>
          </table:table-cell>
          <table:table-cell office:value-type="string" calcext:value-type="string">
            <text:p>D. Dickison and N. A. Taatgen, “ACT-R Models of Cognitive Control in the Abstract Decision Making Task,” in Proceedings of the Eighth International Conference on Cognitive Modeling, 2007.</text:p>
          </table:table-cell>
        </table:table-row>
        <table:table-row table:style-name="ro1">
          <table:table-cell office:value-type="string" calcext:value-type="string">
            <text:p>ACT-R</text:p>
          </table:table-cell>
          <table:table-cell office:value-type="string" calcext:value-type="string">
            <text:p>Dimperio2008</text:p>
          </table:table-cell>
          <table:table-cell office:value-type="string" calcext:value-type="string">
            <text:p>E. Dimperio and G. Gunzelmann, “An Initial Evaluation of a Cognitive Model of UAV Reconnaissance,” in Proceedings of the Seventeenth Conference on Behavior Representation in Modeling and Simulation, 2008, pp. 165–173.</text:p>
          </table:table-cell>
        </table:table-row>
        <table:table-row table:style-name="ro1">
          <table:table-cell office:value-type="string" calcext:value-type="string">
            <text:p>ACT-R</text:p>
          </table:table-cell>
          <table:table-cell office:value-type="string" calcext:value-type="string">
            <text:p>Distance2015</text:p>
          </table:table-cell>
          <table:table-cell office:value-type="string" calcext:value-type="string">
            <text:p>V. Shravan and R. L. Lewis, “Argument-head distance and processing complexity: Explaining both locality and antilocality effects,” Language, pp. 767-794, 2006.</text:p>
          </table:table-cell>
        </table:table-row>
        <table:table-row table:style-name="ro1">
          <table:table-cell office:value-type="string" calcext:value-type="string">
            <text:p>ACT-R</text:p>
          </table:table-cell>
          <table:table-cell office:value-type="string" calcext:value-type="string">
            <text:p>Dorr2016</text:p>
          </table:table-cell>
          <table:table-cell office:value-type="string" calcext:value-type="string">
            <text:p>L. Dörr, N. Russwinkel and S. Prezenski, “ACT-Droid: ACT-R Interacting with Android Applications,” Proceedings of ICCM, pp. 225–227, 2016.</text:p>
          </table:table-cell>
        </table:table-row>
        <table:table-row table:style-name="ro1">
          <table:table-cell office:value-type="string" calcext:value-type="string">
            <text:p>ACT-R</text:p>
          </table:table-cell>
          <table:table-cell office:value-type="string" calcext:value-type="string">
            <text:p>Douglass2009</text:p>
          </table:table-cell>
          <table:table-cell office:value-type="string" calcext:value-type="string">
            <text:p>S. A. Douglass, J. Ball, and S. Rodgers, “Large Declarative Memories in ACT-R,” Proc. 9th Int. Conf. Cogn. Model., p. 234, 2009.</text:p>
          </table:table-cell>
        </table:table-row>
        <table:table-row table:style-name="ro2">
          <table:table-cell office:value-type="string" calcext:value-type="string">
            <text:p>ACT-R</text:p>
          </table:table-cell>
          <table:table-cell office:value-type="string" calcext:value-type="string">
            <text:p>Douglass2007</text:p>
          </table:table-cell>
          <table:table-cell office:value-type="string" calcext:value-type="string">
            <text:p>S. A. Douglass and C. W. Myers, “Concurrent Knowledge Activation Calculation in Large Declarative Memories,” Proceedings of the 10<text:span text:style-name="T1">th</text:span> International Conference on Cognitive Modeling, 2010.</text:p>
          </table:table-cell>
        </table:table-row>
        <table:table-row table:style-name="ro1">
          <table:table-cell office:value-type="string" calcext:value-type="string">
            <text:p>ACT-R</text:p>
          </table:table-cell>
          <table:table-cell office:value-type="string" calcext:value-type="string">
            <text:p>Dpeebleshudacuk2000</text:p>
          </table:table-cell>
          <table:table-cell office:value-type="string" calcext:value-type="string">
            <text:p>D. P. Dpeebleshudacuk, “Modelling performance in the Sustained Attention to Response Task,” Proceedings of ICCM, pp. 231-236, 2004.</text:p>
          </table:table-cell>
        </table:table-row>
        <table:table-row table:style-name="ro1">
          <table:table-cell office:value-type="string" calcext:value-type="string">
            <text:p>ACT-R</text:p>
          </table:table-cell>
          <table:table-cell office:value-type="string" calcext:value-type="string">
            <text:p>Drewitz2012</text:p>
          </table:table-cell>
          <table:table-cell office:value-type="string" calcext:value-type="string">
            <text:p>U. Drewitz and S. Brandenburg, “Memory and Contextual Change in Causal Learning,” in Proceedings of the International Conference on Cognitive Modeling, 2012, pp. 265–270.</text:p>
          </table:table-cell>
        </table:table-row>
        <table:table-row table:style-name="ro1">
          <table:table-cell office:value-type="string" calcext:value-type="string">
            <text:p>ACT-R</text:p>
          </table:table-cell>
          <table:table-cell office:value-type="string" calcext:value-type="string">
            <text:p>Drewitz2009</text:p>
          </table:table-cell>
          <table:table-cell office:value-type="string" calcext:value-type="string">
            <text:p>U. Drewitz and M. Thüring, “Modeling the confidence of predictions: A Time Based Approach Modeling Objectives,” in Proceedings of the 9th International Conference on Cognitive Modeling, 2009.</text:p>
          </table:table-cell>
        </table:table-row>
        <table:table-row table:style-name="ro2">
          <table:table-cell office:value-type="string" calcext:value-type="string">
            <text:p>ACT-R</text:p>
          </table:table-cell>
          <table:table-cell office:value-type="string" calcext:value-type="string">
            <text:p>Dutt2003</text:p>
          </table:table-cell>
          <table:table-cell office:value-type="string" calcext:value-type="string">
            <text:p>V. Dutt, M. Yamaguchi, C. Gonzalez, and R. W. Proctor, “An Instance-Based Learning Model of Stimulus-Response Compatibility Effects in Mixed Location-Relevant and Location-Irrelevant Tasks,” Proceedings of the 9<text:span text:style-name="T1">th</text:span> International Conference on Cognitive Modeling, 2009.</text:p>
          </table:table-cell>
        </table:table-row>
        <table:table-row table:style-name="ro1">
          <table:table-cell office:value-type="string" calcext:value-type="string">
            <text:p>ACT-R</text:p>
          </table:table-cell>
          <table:table-cell office:value-type="string" calcext:value-type="string">
            <text:p>Dutta2012</text:p>
          </table:table-cell>
          <table:table-cell office:value-type="string" calcext:value-type="string">
            <text:p>S. Dutta and A. Basu, “A Cognitive Approach to Word Sense,” in Computational Linguistics and Intelligent Text Processing, A. Gelbukh, Ed. Springer Berlin Heidelberg, 2012, pp. 211–224.</text:p>
          </table:table-cell>
        </table:table-row>
        <table:table-row table:style-name="ro1">
          <table:table-cell office:value-type="string" calcext:value-type="string">
            <text:p>ACT-R</text:p>
          </table:table-cell>
          <table:table-cell office:value-type="string" calcext:value-type="string">
            <text:p>Dye2002</text:p>
          </table:table-cell>
          <table:table-cell office:value-type="string" calcext:value-type="string">
            <text:p>H. A. Dye, “Diagrammatic Reasoning: Route Planning on Maps with ACT-R,” in Proceedings of the Eigth International Conference on Cognitive Modeling, 2002.</text:p>
          </table:table-cell>
        </table:table-row>
        <table:table-row table:style-name="ro1">
          <table:table-cell office:value-type="string" calcext:value-type="string">
            <text:p>ACT-R</text:p>
          </table:table-cell>
          <table:table-cell office:value-type="string" calcext:value-type="string">
            <text:p>Dzaack2005</text:p>
          </table:table-cell>
          <table:table-cell office:value-type="string" calcext:value-type="string">
            <text:p>J. Dzaack, S. Trösterer, N. Pape, and L. Urbas, “A Computational Model of Retrospective Time Estimation,” Cogn. Syst. Res., vol. 8, no. 3, pp. 208–215, 2007.</text:p>
          </table:table-cell>
        </table:table-row>
        <table:table-row table:style-name="ro1">
          <table:table-cell office:value-type="string" calcext:value-type="string">
            <text:p>ACT-R</text:p>
          </table:table-cell>
          <table:table-cell office:value-type="string" calcext:value-type="string">
            <text:p>Elio2006</text:p>
          </table:table-cell>
          <table:table-cell office:value-type="string" calcext:value-type="string">
            <text:p>R. Elio, “On Modeling Intentions for Prospective Memory Performance,” Proc. Cogn. Sci. Soc., pp. 1269–1274, 2006.</text:p>
          </table:table-cell>
        </table:table-row>
        <table:table-row table:style-name="ro1">
          <table:table-cell office:value-type="string" calcext:value-type="string">
            <text:p>ACT-R</text:p>
          </table:table-cell>
          <table:table-cell office:value-type="string" calcext:value-type="string">
            <text:p>Elliott1995</text:p>
          </table:table-cell>
          <table:table-cell office:value-type="string" calcext:value-type="string">
            <text:p>S. W. Elliott and J. R. Anderson, “Effect of Memory Decay on Predictions From Changing Categories,” J. Exp. Psychol., vol. 21, no. 4, pp. 815–836, 1995.</text:p>
          </table:table-cell>
        </table:table-row>
        <table:table-row table:style-name="ro1">
          <table:table-cell office:value-type="string" calcext:value-type="string">
            <text:p>ACT-R</text:p>
          </table:table-cell>
          <table:table-cell office:value-type="string" calcext:value-type="string">
            <text:p>Emond2006</text:p>
          </table:table-cell>
          <table:table-cell office:value-type="string" calcext:value-type="string">
            <text:p>B. Emond, “WN-LEXICAL: An ACT-R module built from the WordNet lexical database,” in Proceedings of the Seventh International Conference on Cognitive Modeling, 2006.</text:p>
          </table:table-cell>
        </table:table-row>
        <table:table-row table:style-name="ro1">
          <table:table-cell office:value-type="string" calcext:value-type="string">
            <text:p>ACT-R</text:p>
          </table:table-cell>
          <table:table-cell office:value-type="string" calcext:value-type="string">
            <text:p>Emond2013</text:p>
          </table:table-cell>
          <table:table-cell office:value-type="string" calcext:value-type="string">
            <text:p>B. Emond and G. Comeau, “Cognitive modelling of early music reading skill acquisition for piano,” Cogn. Syst. Res., vol. 24, pp. 26–34, 2013.</text:p>
          </table:table-cell>
        </table:table-row>
        <table:table-row table:style-name="ro1">
          <table:table-cell office:value-type="string" calcext:value-type="string">
            <text:p>ACT-R</text:p>
          </table:table-cell>
          <table:table-cell office:value-type="string" calcext:value-type="string">
            <text:p>Emond2001</text:p>
          </table:table-cell>
          <table:table-cell office:value-type="string" calcext:value-type="string">
            <text:p>B. Emond and L. Ferres, “Modeling the False-Belief Task: An ACT-R Implementation of Wimmer and Perner (1983),” Second Bisontine Conference for Conceptual and Linguistic Development, 2001.</text:p>
          </table:table-cell>
        </table:table-row>
        <table:table-row table:style-name="ro1">
          <table:table-cell office:value-type="string" calcext:value-type="string">
            <text:p>ACT-R</text:p>
          </table:table-cell>
          <table:table-cell office:value-type="string" calcext:value-type="string">
            <text:p>Everett2004</text:p>
          </table:table-cell>
          <table:table-cell office:value-type="string" calcext:value-type="string">
            <text:p>S. P. Everett and M. D. Byrne, “Unintended Effects: Varying Icon Spacing Changes Users’ Visual Search Strategy,” in Proceedings of the SIGCHI conference on Human factors in computing systems, 2004.</text:p>
          </table:table-cell>
        </table:table-row>
        <table:table-row table:style-name="ro2">
          <table:table-cell office:value-type="string" calcext:value-type="string">
            <text:p>ACT-R</text:p>
          </table:table-cell>
          <table:table-cell office:value-type="string" calcext:value-type="string">
            <text:p>Evertsz1997a</text:p>
          </table:table-cell>
          <table:table-cell office:value-type="string" calcext:value-type="string">
            <text:p>R. Evertsz, F. E. Ritter, P. Busetta, M. Pedrotti, and J. L. Bittner, “CoJACK – Achieving Principled Behaviour Variation in a Moderated Cognitive Architecture,” Proceedings of the 17<text:span text:style-name="T1">th</text:span> conference on behavior representation in modeling and simulation, 2008.</text:p>
          </table:table-cell>
        </table:table-row>
        <table:table-row table:style-name="ro1">
          <table:table-cell office:value-type="string" calcext:value-type="string">
            <text:p>ACT-R</text:p>
          </table:table-cell>
          <table:table-cell office:value-type="string" calcext:value-type="string">
            <text:p>Fick2003</text:p>
          </table:table-cell>
          <table:table-cell office:value-type="string" calcext:value-type="string">
            <text:p>C. S. Fick and M. D. Byrne, “Capture Of Visual Attention By Abrupt Onsets: A Model Of Contingent Orienting Modeling the Experiment,” in Proceedings of the Fifth International Conference on Cognitive Modeling, 2003.</text:p>
          </table:table-cell>
        </table:table-row>
        <table:table-row table:style-name="ro1">
          <table:table-cell office:value-type="string" calcext:value-type="string">
            <text:p>ACT-R</text:p>
          </table:table-cell>
          <table:table-cell office:value-type="string" calcext:value-type="string">
            <text:p>Fincham2006</text:p>
          </table:table-cell>
          <table:table-cell office:value-type="string" calcext:value-type="string">
            <text:p>J. M. Fincham, J. R. Anderson, J. M. Fincham, and J. R. Anderson, “Distinct roles of the anterior cingulate and prefrontal cortex in the acquisition and performance of a cognitive skill,” Proceedings of the National Academy of Sciences, 103(34), 2006.</text:p>
          </table:table-cell>
        </table:table-row>
        <table:table-row table:style-name="ro1">
          <table:table-cell office:value-type="string" calcext:value-type="string">
            <text:p>ACT-R</text:p>
          </table:table-cell>
          <table:table-cell office:value-type="string" calcext:value-type="string">
            <text:p>Fincham2001</text:p>
          </table:table-cell>
          <table:table-cell office:value-type="string" calcext:value-type="string">
            <text:p>J. M. Fincham, C. S. Carter, V. Van Veen, V. A. Stenger, and J. R. Anderson, “Neural mechanisms of planning : A computational analysis using event-related fMRI,” Proceedings of the National Academy of Sciences, 99(5), pp. 3346-3351, 2002.</text:p>
          </table:table-cell>
        </table:table-row>
        <table:table-row table:style-name="ro1">
          <table:table-cell office:value-type="string" calcext:value-type="string">
            <text:p>ACT-R</text:p>
          </table:table-cell>
          <table:table-cell office:value-type="string" calcext:value-type="string">
            <text:p>Fleetwood2002</text:p>
          </table:table-cell>
          <table:table-cell office:value-type="string" calcext:value-type="string">
            <text:p>M. D. Fleetwood and M. D. Byrne, “Modeling the Visual Search of Displays: A Revised ACT-R/PM Model of Icon Search Based on Eye-Tracking and Experimental Data,” Human-Computer Interact., vol. 21, no. 2, pp. 153–197, 2006.</text:p>
          </table:table-cell>
        </table:table-row>
        <table:table-row table:style-name="ro1">
          <table:table-cell office:value-type="string" calcext:value-type="string">
            <text:p>ACT-R</text:p>
          </table:table-cell>
          <table:table-cell office:value-type="string" calcext:value-type="string">
            <text:p>Fleetwood2002a</text:p>
          </table:table-cell>
          <table:table-cell office:value-type="string" calcext:value-type="string">
            <text:p>M. D. Fleetwood and M. D. Byrne, “Modeling Icon Search in ACT-R/PM,” Cogn. Syst. Res., vol. 3, no. 1, pp. 25–33, 2002.</text:p>
          </table:table-cell>
        </table:table-row>
        <table:table-row table:style-name="ro1">
          <table:table-cell office:value-type="string" calcext:value-type="string">
            <text:p>ACT-R</text:p>
          </table:table-cell>
          <table:table-cell office:value-type="string" calcext:value-type="string">
            <text:p>Fowles-Winkler2005</text:p>
          </table:table-cell>
          <table:table-cell office:value-type="string" calcext:value-type="string">
            <text:p>A. M. Fowles-Winkler and L. Michaelis, “An ACT-R Model of Sentence Sorting with Argument,” in Proceedings of the Annual Meeting of the Linguistic Society of America, 2005.</text:p>
          </table:table-cell>
        </table:table-row>
        <table:table-row table:style-name="ro1">
          <table:table-cell office:value-type="string" calcext:value-type="string">
            <text:p>ACT-R</text:p>
          </table:table-cell>
          <table:table-cell office:value-type="string" calcext:value-type="string">
            <text:p>Freiman2008</text:p>
          </table:table-cell>
          <table:table-cell office:value-type="string" calcext:value-type="string">
            <text:p>M. Freiman and J. Ball, “Improving the Reading Rate of Double-R-Language,” in Proceedings of the 10th International Conference on Cognitive Modeling., 2010.</text:p>
          </table:table-cell>
        </table:table-row>
        <table:table-row table:style-name="ro1">
          <table:table-cell office:value-type="string" calcext:value-type="string">
            <text:p>ACT-R</text:p>
          </table:table-cell>
          <table:table-cell office:value-type="string" calcext:value-type="string">
            <text:p>Frorath1972</text:p>
          </table:table-cell>
          <table:table-cell office:value-type="string" calcext:value-type="string">
            <text:p>S. Brussow, M. Frorath, M. Ragni, T. Fangmeier, “An ACT-R Approach to Reasoning about Spatial Relations with Preferred and Alternative Mental Models,” 2012.</text:p>
          </table:table-cell>
        </table:table-row>
        <table:table-row table:style-name="ro1">
          <table:table-cell office:value-type="string" calcext:value-type="string">
            <text:p>ACT-R</text:p>
          </table:table-cell>
          <table:table-cell office:value-type="string" calcext:value-type="string">
            <text:p>Fu2012</text:p>
          </table:table-cell>
          <table:table-cell office:value-type="string" calcext:value-type="string">
            <text:p>W. T. Fu, “A Rational-Ecological Approach to the Exploration/Exploitation Trade-Offs Bounded Rationality and Suboptimal Performance,” in Integrated Models of Cognitive Systems, W. D. Gray, Ed. New York: Oxford University Press, 2012, pp. 165–180.</text:p>
          </table:table-cell>
        </table:table-row>
        <table:table-row table:style-name="ro1">
          <table:table-cell office:value-type="string" calcext:value-type="string">
            <text:p>ACT-R</text:p>
          </table:table-cell>
          <table:table-cell office:value-type="string" calcext:value-type="string">
            <text:p>Fu2003a</text:p>
          </table:table-cell>
          <table:table-cell office:value-type="string" calcext:value-type="string">
            <text:p>W.-T. Fu, “An ACT-R adaptive planner in a simple map-navigation task,”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Fu2003</text:p>
          </table:table-cell>
          <table:table-cell office:value-type="string" calcext:value-type="string">
            <text:p>W. Fu and J. R. Anderson, “Extending the Computational Abilities of the Procedural Learning Mechanism in ACT-R,” Proceedings of the Annual Meeting of the Cognitive Science Society, 26(26), 2004.</text:p>
          </table:table-cell>
        </table:table-row>
        <table:table-row table:style-name="ro1">
          <table:table-cell office:value-type="string" calcext:value-type="string">
            <text:p>ACT-R</text:p>
          </table:table-cell>
          <table:table-cell office:value-type="string" calcext:value-type="string">
            <text:p>Fu2006a</text:p>
          </table:table-cell>
          <table:table-cell office:value-type="string" calcext:value-type="string">
            <text:p>W. Fu and J. R. Anderson, “From Recurrent Choice to Skill Learning : A Reinforcement-Learning Model,” Journal of Experimental Psychology, vol. 135, no. 2, pp. 184–206, 2006.</text:p>
          </table:table-cell>
        </table:table-row>
        <table:table-row table:style-name="ro1">
          <table:table-cell office:value-type="string" calcext:value-type="string">
            <text:p>ACT-R</text:p>
          </table:table-cell>
          <table:table-cell office:value-type="string" calcext:value-type="string">
            <text:p>Fu2004a</text:p>
          </table:table-cell>
          <table:table-cell office:value-type="string" calcext:value-type="string">
            <text:p>W.-T. Fu, D. Bothell, S. Douglass, C. Haimson, M. Sohn, and J. Anderson, “Learning From Real-Time Over-The-Shoulder Instructions in a Dynamic Task The Task: The Anti-Air Warfare Coordinator,” in Proceedings of the sixth International Conference on Cognitive Modeling, 2004.</text:p>
          </table:table-cell>
        </table:table-row>
        <table:table-row table:style-name="ro1">
          <table:table-cell office:value-type="string" calcext:value-type="string">
            <text:p>ACT-R</text:p>
          </table:table-cell>
          <table:table-cell office:value-type="string" calcext:value-type="string">
            <text:p>Fu2004</text:p>
          </table:table-cell>
          <table:table-cell office:value-type="string" calcext:value-type="string">
            <text:p>W. Fu and W. D. Gray, “Resolving the paradox of the active user : stable suboptimal performance in interactive tasks,” Cognitive Science, vol. 28, no. 6, pp. 901–935, 2004.</text:p>
          </table:table-cell>
        </table:table-row>
        <table:table-row table:style-name="ro1">
          <table:table-cell office:value-type="string" calcext:value-type="string">
            <text:p>ACT-R</text:p>
          </table:table-cell>
          <table:table-cell office:value-type="string" calcext:value-type="string">
            <text:p>Fu2006</text:p>
          </table:table-cell>
          <table:table-cell office:value-type="string" calcext:value-type="string">
            <text:p>W.-T. Fu and W. D. Gray, “Suboptimal tradeoffs in information seeking,” Cogn. Psychol., vol. 52, pp. 195–242, 2006.</text:p>
          </table:table-cell>
        </table:table-row>
        <table:table-row table:style-name="ro1">
          <table:table-cell office:value-type="string" calcext:value-type="string">
            <text:p>ACT-R</text:p>
          </table:table-cell>
          <table:table-cell office:value-type="string" calcext:value-type="string">
            <text:p>Fu2001a</text:p>
          </table:table-cell>
          <table:table-cell office:value-type="string" calcext:value-type="string">
            <text:p>W.-T. Fu and W. D. Gray, “Modeling Cognitive versus Perceptual-Motor Tradeoffs using ACT-R / PM,” in Proceedings of the International Conference on Cognitive Modeling, 2001.</text:p>
          </table:table-cell>
        </table:table-row>
        <table:table-row table:style-name="ro1">
          <table:table-cell office:value-type="string" calcext:value-type="string">
            <text:p>ACT-R</text:p>
          </table:table-cell>
          <table:table-cell office:value-type="string" calcext:value-type="string">
            <text:p>Fu2007</text:p>
          </table:table-cell>
          <table:table-cell office:value-type="string" calcext:value-type="string">
            <text:p>W.-T. Fu and P. Pirolli, “SNIF-ACF: A Cognitive Model of User Navigation on the World Wide Web,” Human-Computer Interact., vol. 22, no. 4, 2007.</text:p>
          </table:table-cell>
        </table:table-row>
        <table:table-row table:style-name="ro1">
          <table:table-cell office:value-type="string" calcext:value-type="string">
            <text:p>ACT-R</text:p>
          </table:table-cell>
          <table:table-cell office:value-type="string" calcext:value-type="string">
            <text:p>Fum2000a</text:p>
          </table:table-cell>
          <table:table-cell office:value-type="string" calcext:value-type="string">
            <text:p>D. Fum and F. Del Missier, “Climbing the Mazes: A cognitive model of spatial planning,” in Proceedings of the Third International Conference on Cognitive Modeling, 2000.</text:p>
          </table:table-cell>
        </table:table-row>
        <table:table-row table:style-name="ro1">
          <table:table-cell office:value-type="string" calcext:value-type="string">
            <text:p>ACT-R</text:p>
          </table:table-cell>
          <table:table-cell office:value-type="string" calcext:value-type="string">
            <text:p>Fum1994</text:p>
          </table:table-cell>
          <table:table-cell office:value-type="string" calcext:value-type="string">
            <text:p>D. Fum and F. Del Missier, “Modeling Counteroffer Behavior in Dyadic Distributive Negotiation,” in Proceedings of the International Conference on Cognitive Modeling, 1994.</text:p>
          </table:table-cell>
        </table:table-row>
        <table:table-row table:style-name="ro2">
          <table:table-cell office:value-type="string" calcext:value-type="string">
            <text:p>ACT-R</text:p>
          </table:table-cell>
          <table:table-cell office:value-type="string" calcext:value-type="string">
            <text:p>Fum2000b</text:p>
          </table:table-cell>
          <table:table-cell office:value-type="string" calcext:value-type="string">
            <text:p>D. Fum and F. Del Missier, “Adaptive Selection of Problem Solving Strategies,” Proceedings of the 22<text:span text:style-name="T1">nd</text:span> annual meeting of the Cognitive Science Society, 2001.</text:p>
          </table:table-cell>
        </table:table-row>
        <table:table-row table:style-name="ro1">
          <table:table-cell office:value-type="string" calcext:value-type="string">
            <text:p>ACT-R</text:p>
          </table:table-cell>
          <table:table-cell office:value-type="string" calcext:value-type="string">
            <text:p>Fum2000</text:p>
          </table:table-cell>
          <table:table-cell office:value-type="string" calcext:value-type="string">
            <text:p>D. Fum and A. Stocco, “Memory, Emotion, and Rationality: An ACT-R interpretation for Gambling Task results,” in Proceedings of the International Conference on Cognitive Modeling, 2004.</text:p>
          </table:table-cell>
        </table:table-row>
        <table:table-row table:style-name="ro1">
          <table:table-cell office:value-type="string" calcext:value-type="string">
            <text:p>ACT-R</text:p>
          </table:table-cell>
          <table:table-cell office:value-type="string" calcext:value-type="string">
            <text:p>Fum2003</text:p>
          </table:table-cell>
          <table:table-cell office:value-type="string" calcext:value-type="string">
            <text:p>D. Fum and A. Stocco, “Outcome Evaluation and Procedural Knowledge in Implicit Learning,” in Proceedings of the Annual Conference of the Cognitive Science Society, 2003, pp. 426–431.</text:p>
          </table:table-cell>
        </table:table-row>
        <table:table-row table:style-name="ro1">
          <table:table-cell office:value-type="string" calcext:value-type="string">
            <text:p>ACT-R</text:p>
          </table:table-cell>
          <table:table-cell office:value-type="string" calcext:value-type="string">
            <text:p>Fum1984</text:p>
          </table:table-cell>
          <table:table-cell office:value-type="string" calcext:value-type="string">
            <text:p>D. Fum and A. Stocco, “Instance vs Rule Based Learning in Controlling a Dynamic System,” Proc. Int. Conf. Cogn. Model., 2003.</text:p>
          </table:table-cell>
        </table:table-row>
        <table:table-row table:style-name="ro1">
          <table:table-cell office:value-type="string" calcext:value-type="string">
            <text:p>ACT-R</text:p>
          </table:table-cell>
          <table:table-cell office:value-type="string" calcext:value-type="string">
            <text:p>Gaissmaier2006</text:p>
          </table:table-cell>
          <table:table-cell office:value-type="string" calcext:value-type="string">
            <text:p>W. Gaissmaier, L. J. Schooler, and J. Rieskamp, “Simple Predictions Fueled by Capacity Limitations: When Are They Successful?,” J. Exp. Psychol. Learn. Mem. Cogn., vol. 32, no. 5, pp. 966–982, 2006.</text:p>
          </table:table-cell>
        </table:table-row>
        <table:table-row table:style-name="ro1">
          <table:table-cell office:value-type="string" calcext:value-type="string">
            <text:p>ACT-R</text:p>
          </table:table-cell>
          <table:table-cell office:value-type="string" calcext:value-type="string">
            <text:p>Gartenberg2014</text:p>
          </table:table-cell>
          <table:table-cell office:value-type="string" calcext:value-type="string">
            <text:p>D. Gartenberg, B. Z. Veksler, G. Gunzelmann, and J. G. Trafton, “An ACT-R Process Model of the Signal Duration Phenomenon of Vigilance,” in Proceedings of the Human Factors and Ergonomics Society, 2014, pp. 909–913.</text:p>
          </table:table-cell>
        </table:table-row>
        <table:table-row table:style-name="ro1">
          <table:table-cell office:value-type="string" calcext:value-type="string">
            <text:p>ACT-R</text:p>
          </table:table-cell>
          <table:table-cell office:value-type="string" calcext:value-type="string">
            <text:p>Gerjets2003</text:p>
          </table:table-cell>
          <table:table-cell office:value-type="string" calcext:value-type="string">
            <text:p>P. Gerjets, K. Scheiter, and T. Schorr, “Modeling Processes of Volitional Action Control in Multiple-task Performance: How to Explain Effects of Goal Competition and Task Difficulty on Processing Strategies and Performance within ACT-R,” Cogn. Sci. Q., vol. 3, pp. 355–400, 2003.</text:p>
          </table:table-cell>
        </table:table-row>
        <table:table-row table:style-name="ro2">
          <table:table-cell office:value-type="string" calcext:value-type="string">
            <text:p>ACT-R</text:p>
          </table:table-cell>
          <table:table-cell office:value-type="string" calcext:value-type="string">
            <text:p>Gernsbacher1998</text:p>
          </table:table-cell>
          <table:table-cell office:value-type="string" calcext:value-type="string">
            <text:p>I. M. A. Gernsbacher, S. J. D. Eds, T. Annual, E. M. Altmann, W. D. Gray, H. Factors, and A. Cognition, “Pervasive Episodic Memory : Evidence from a Control-of-Attention Paradigm,” Proceedings of the 20<text:span text:style-name="T1">th</text:span> Annual Conference of the Cognitive Science Socity, pp. 42–47, 1998.</text:p>
          </table:table-cell>
        </table:table-row>
        <table:table-row table:style-name="ro1">
          <table:table-cell office:value-type="string" calcext:value-type="string">
            <text:p>ACT-R</text:p>
          </table:table-cell>
          <table:table-cell office:value-type="string" calcext:value-type="string">
            <text:p>Gluck2010</text:p>
          </table:table-cell>
          <table:table-cell office:value-type="string" calcext:value-type="string">
            <text:p>K. Gluck, “Cognitive Architectures for Human Factors in Aviation,” Hum. Factors Aviat., pp. 375–399, 2010.</text:p>
          </table:table-cell>
        </table:table-row>
        <table:table-row table:style-name="ro2">
          <table:table-cell office:value-type="string" calcext:value-type="string">
            <text:p>ACT-R</text:p>
          </table:table-cell>
          <table:table-cell office:value-type="string" calcext:value-type="string">
            <text:p>Gluck2004</text:p>
          </table:table-cell>
          <table:table-cell office:value-type="string" calcext:value-type="string">
            <text:p>K. A. Gluck, “Knowledge Tracing for Complex Training Applications : Beyond Bayesian Mastery Estimates,” Proceedings of the 13<text:span text:style-name="T1">th</text:span> Conference on Behavior Representation in Modeling and Simulation, pp. 383–384, 2004.</text:p>
          </table:table-cell>
        </table:table-row>
        <table:table-row table:style-name="ro1">
          <table:table-cell office:value-type="string" calcext:value-type="string">
            <text:p>ACT-R</text:p>
          </table:table-cell>
          <table:table-cell office:value-type="string" calcext:value-type="string">
            <text:p>Gluck2009</text:p>
          </table:table-cell>
          <table:table-cell office:value-type="string" calcext:value-type="string">
            <text:p>K. A. Gluck, G. Gunzelmann, and M. A. Krusmark, “Do the Details Matter ? Comparing Performance Forecasts from Two Computational Theories of Fatigue,” 2009.</text:p>
          </table:table-cell>
        </table:table-row>
        <table:table-row table:style-name="ro1">
          <table:table-cell office:value-type="string" calcext:value-type="string">
            <text:p>ACT-R</text:p>
          </table:table-cell>
          <table:table-cell office:value-type="string" calcext:value-type="string">
            <text:p>Gluck2010a</text:p>
          </table:table-cell>
          <table:table-cell office:value-type="string" calcext:value-type="string">
            <text:p>K. A. Gluck and C. T. Stanley, “Exploration for Understanding in Cognitive Modeling,” Journal of Artificial General Intelligence, vol. 2, no. 2, pp. 88–107, 2010.</text:p>
          </table:table-cell>
        </table:table-row>
        <table:table-row table:style-name="ro1">
          <table:table-cell office:value-type="string" calcext:value-type="string">
            <text:p>ACT-R</text:p>
          </table:table-cell>
          <table:table-cell office:value-type="string" calcext:value-type="string">
            <text:p>Gluck2000</text:p>
          </table:table-cell>
          <table:table-cell office:value-type="string" calcext:value-type="string">
            <text:p>K. A. Gluck, “An ACT-R/PM Model of Algebra Symbolization,” in Proceedings of the Third International Conference on Cognitive Modeling, 2000.</text:p>
          </table:table-cell>
        </table:table-row>
        <table:table-row table:style-name="ro1">
          <table:table-cell office:value-type="string" calcext:value-type="string">
            <text:p>ACT-R</text:p>
          </table:table-cell>
          <table:table-cell office:value-type="string" calcext:value-type="string">
            <text:p>Krusmark2005</text:p>
          </table:table-cell>
          <table:table-cell office:value-type="string" calcext:value-type="string">
            <text:p>K. A. Gluck, J. T. Ball, G. Gunzelmann, M. A. Krusmark, D. R. Lyon, and N. J. Cooke, “A Prospective Look at a Synthetic Teammate for UAV Applications,” in Proceedings of the American Institute of Aeronautics and Astronautics Infotech@Aerospace Conference, 2005.</text:p>
          </table:table-cell>
        </table:table-row>
        <table:table-row table:style-name="ro1">
          <table:table-cell office:value-type="string" calcext:value-type="string">
            <text:p>ACT-R</text:p>
          </table:table-cell>
          <table:table-cell office:value-type="string" calcext:value-type="string">
            <text:p>Gluck2003</text:p>
          </table:table-cell>
          <table:table-cell office:value-type="string" calcext:value-type="string">
            <text:p>K. A. Gluck, J. T. Ball, M. A. Krusmark, S. M. Rodgers, and M. D. Purtee, “A Computational Process Model of Basic Aircraft Maneuvering,”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Gluck1997</text:p>
          </table:table-cell>
          <table:table-cell office:value-type="string" calcext:value-type="string">
            <text:p>K. Gluck, M. C. Lovett, and J. R. Anderson, “The Adaptive Nature of Learning from Stat Lady,” in Proceedings of the 19th Annual Conference of the Cognitive Science Society, 1997.</text:p>
          </table:table-cell>
        </table:table-row>
        <table:table-row table:style-name="ro1">
          <table:table-cell office:value-type="string" calcext:value-type="string">
            <text:p>ACT-R</text:p>
          </table:table-cell>
          <table:table-cell office:value-type="string" calcext:value-type="string">
            <text:p>Gray2000</text:p>
          </table:table-cell>
          <table:table-cell office:value-type="string" calcext:value-type="string">
            <text:p>W. D. Gray, M. J. Schoelles, and W. Fu, “Modeling a Continuous Dynamic Task,” Proceedings of ICCM, 2000.</text:p>
          </table:table-cell>
        </table:table-row>
        <table:table-row table:style-name="ro1">
          <table:table-cell office:value-type="string" calcext:value-type="string">
            <text:p>ACT-R</text:p>
          </table:table-cell>
          <table:table-cell office:value-type="string" calcext:value-type="string">
            <text:p>Gray2005</text:p>
          </table:table-cell>
          <table:table-cell office:value-type="string" calcext:value-type="string">
            <text:p>W. D. Gray, M. J. Schoelles, and C. R. Sims, “Adapting to the task environment: Explorations in expected value,” Cogn. Syst. Res., vol. 6, pp. 27–40, 2005.</text:p>
          </table:table-cell>
        </table:table-row>
        <table:table-row table:style-name="ro1">
          <table:table-cell office:value-type="string" calcext:value-type="string">
            <text:p>ACT-R</text:p>
          </table:table-cell>
          <table:table-cell office:value-type="string" calcext:value-type="string">
            <text:p>Gray2006</text:p>
          </table:table-cell>
          <table:table-cell office:value-type="string" calcext:value-type="string">
            <text:p>W. D. Gray, C. R. Sims, W.-T. Fu, and M. J. Schoelles, “The Soft Constraints Hypothesis: A Rational Analysis Approach to Resource Allocation for Interactive Behavior,” Psychol. Rev., vol. 113, no. 3, pp. 461–482, 2006.</text:p>
          </table:table-cell>
        </table:table-row>
        <table:table-row table:style-name="ro1">
          <table:table-cell office:value-type="string" calcext:value-type="string">
            <text:p>ACT-R</text:p>
          </table:table-cell>
          <table:table-cell office:value-type="string" calcext:value-type="string">
            <text:p>Gray2002</text:p>
          </table:table-cell>
          <table:table-cell office:value-type="string" calcext:value-type="string">
            <text:p>W. Gray, C. Schunn, D. Peebles, and P. C. Cheng, “Extending task analytic models of graph-based reasoning : A cognitive model of problem solving with Cartesian graphs in ACT-R / PM,” Cogn. Syst. Res., vol. 3, pp. 77–86, 2002.</text:p>
          </table:table-cell>
        </table:table-row>
        <table:table-row table:style-name="ro1">
          <table:table-cell office:value-type="string" calcext:value-type="string">
            <text:p>ACT-R</text:p>
          </table:table-cell>
          <table:table-cell office:value-type="string" calcext:value-type="string">
            <text:p>Grob2003</text:p>
          </table:table-cell>
          <table:table-cell office:value-type="string" calcext:value-type="string">
            <text:p>J. D. M. Grob and S. Wood, “Modelling Typical Alphabetic Analogical Reasoning in ACT-R,”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Gross2006</text:p>
          </table:table-cell>
          <table:table-cell office:value-type="string" calcext:value-type="string">
            <text:p>J. B. Gross, G. Gunzelmann, K. A. Gluck, H. P. A. V. Dongen, and D. F. Dinges, “Computational Modeling of the Combined Effects of Circadian Rhythm and Sleep Deprivation,” in Proceedings of the Twenty-Eighth Annual Meeting of the Cognitive Science Society, 2006, pp. 297–302.</text:p>
          </table:table-cell>
        </table:table-row>
        <table:table-row table:style-name="ro1">
          <table:table-cell office:value-type="string" calcext:value-type="string">
            <text:p>ACT-R</text:p>
          </table:table-cell>
          <table:table-cell office:value-type="string" calcext:value-type="string">
            <text:p>Ground1998</text:p>
          </table:table-cell>
          <table:table-cell office:value-type="string" calcext:value-type="string">
            <text:p>D. Cassenti and A. L. Reifers, “Counting On ACT-R to Represent Time,” Proceedings of the Human factors and Ergonomics Society Annual Meeting, 49(12), 2005.</text:p>
          </table:table-cell>
        </table:table-row>
        <table:table-row table:style-name="ro1">
          <table:table-cell office:value-type="string" calcext:value-type="string">
            <text:p>ACT-R</text:p>
          </table:table-cell>
          <table:table-cell office:value-type="string" calcext:value-type="string">
            <text:p>Gugerty2006</text:p>
          </table:table-cell>
          <table:table-cell office:value-type="string" calcext:value-type="string">
            <text:p>L. Gugerty, “Cognitive components of troubleshooting strategies,” Thinking &amp; reasoning, 13(2), 2007.</text:p>
          </table:table-cell>
        </table:table-row>
        <table:table-row table:style-name="ro1">
          <table:table-cell office:value-type="string" calcext:value-type="string">
            <text:p>ACT-R</text:p>
          </table:table-cell>
          <table:table-cell office:value-type="string" calcext:value-type="string">
            <text:p>Gugerty2007</text:p>
          </table:table-cell>
          <table:table-cell office:value-type="string" calcext:value-type="string">
            <text:p>L. Gugerty and W. Rodes, “A cognitive model of strategies for cardinal direction judgments,” Spat. Cogn. Comput., vol. 7, no. 2, pp. 179–212, 2007.</text:p>
          </table:table-cell>
        </table:table-row>
        <table:table-row table:style-name="ro1">
          <table:table-cell office:value-type="string" calcext:value-type="string">
            <text:p>ACT-R</text:p>
          </table:table-cell>
          <table:table-cell office:value-type="string" calcext:value-type="string">
            <text:p>Guhe2009a</text:p>
          </table:table-cell>
          <table:table-cell office:value-type="string" calcext:value-type="string">
            <text:p>M. Guhe, “Generating referring expressions with a cognitive model,” in Proceedings of the Workshop Production of Referring Expressions: Bridging the Gap between Computational and Empirical Approaches to Reference, Amsterdam, 2009.</text:p>
          </table:table-cell>
        </table:table-row>
        <table:table-row table:style-name="ro2">
          <table:table-cell office:value-type="string" calcext:value-type="string">
            <text:p>ACT-R</text:p>
          </table:table-cell>
          <table:table-cell office:value-type="string" calcext:value-type="string">
            <text:p>Guhe2004</text:p>
          </table:table-cell>
          <table:table-cell office:value-type="string" calcext:value-type="string">
            <text:p>M. Guhe, “Referential Nets as ACT-R Declarative Memory Representation Referential Nets and ACT-R Acknowledgments,” Proceedings of the 7<text:span text:style-name="T1">th</text:span> International Conference on Cognitive Modeling, 2006.</text:p>
          </table:table-cell>
        </table:table-row>
        <table:table-row table:style-name="ro1">
          <table:table-cell office:value-type="string" calcext:value-type="string">
            <text:p>ACT-R</text:p>
          </table:table-cell>
          <table:table-cell office:value-type="string" calcext:value-type="string">
            <text:p>Guhe2009</text:p>
          </table:table-cell>
          <table:table-cell office:value-type="string" calcext:value-type="string">
            <text:p>M. Guhe, “Generating referring expressions with a cognitive model The iMAP Map Task,” in Proceedings of PRE-CogSci 2009, 2009.</text:p>
          </table:table-cell>
        </table:table-row>
        <table:table-row table:style-name="ro1">
          <table:table-cell office:value-type="string" calcext:value-type="string">
            <text:p>ACT-R</text:p>
          </table:table-cell>
          <table:table-cell office:value-type="string" calcext:value-type="string">
            <text:p>Guhe2009b</text:p>
          </table:table-cell>
          <table:table-cell office:value-type="string" calcext:value-type="string">
            <text:p>M. Guhe and E. G. Bard, “Adapting the use of attributes to the task environment in joint action: results and a model,” in Proceedings of Londial–The 11th Workshop on the Semantics and Pragmatics of Dialogue, 2009.</text:p>
          </table:table-cell>
        </table:table-row>
        <table:table-row table:style-name="ro1">
          <table:table-cell office:value-type="string" calcext:value-type="string">
            <text:p>ACT-R</text:p>
          </table:table-cell>
          <table:table-cell office:value-type="string" calcext:value-type="string">
            <text:p>Guhe2009c</text:p>
          </table:table-cell>
          <table:table-cell office:value-type="string" calcext:value-type="string">
            <text:p>M. Guhe, A. Pease, and A. Smaill, “A Cognitive Model of Discovering Commutativity A Case Study: Discovering Commutativity,” in Proceedings of the Cognitive Science Society, 2009, pp. 727–732.</text:p>
          </table:table-cell>
        </table:table-row>
        <table:table-row table:style-name="ro1">
          <table:table-cell office:value-type="string" calcext:value-type="string">
            <text:p>ACT-R</text:p>
          </table:table-cell>
          <table:table-cell office:value-type="string" calcext:value-type="string">
            <text:p>Gunzelmann2008</text:p>
          </table:table-cell>
          <table:table-cell office:value-type="string" calcext:value-type="string">
            <text:p>G. Gunzelmann, “Strategy Generalization Across Orientation Tasks: Testing a Computational Cognitive Model,” Cogn. Sci., vol. 32, pp. 835–861, 2008.</text:p>
          </table:table-cell>
        </table:table-row>
        <table:table-row table:style-name="ro1">
          <table:table-cell office:value-type="string" calcext:value-type="string">
            <text:p>ACT-R</text:p>
          </table:table-cell>
          <table:table-cell office:value-type="string" calcext:value-type="string">
            <text:p>Gunzelmann2006</text:p>
          </table:table-cell>
          <table:table-cell office:value-type="string" calcext:value-type="string">
            <text:p>G. Gunzelmann, “Understanding Similarities in Performance on Different Orientation Tasks : Strategy Adaptation,” in Proceedings of the 7th International Conference on Cognitive Modeling, 2006, pp. 124–129.</text:p>
          </table:table-cell>
        </table:table-row>
        <table:table-row table:style-name="ro1">
          <table:table-cell office:value-type="string" calcext:value-type="string">
            <text:p>ACT-R</text:p>
          </table:table-cell>
          <table:table-cell office:value-type="string" calcext:value-type="string">
            <text:p>Gunzelmann2005</text:p>
          </table:table-cell>
          <table:table-cell office:value-type="string" calcext:value-type="string">
            <text:p>G. Gunzelmann and J. R. Anderson, “Integrating Multiple Strategies Efficiently to Solve an Orientation Task,” in Proceedings of the Twenty-Seventh Annual Meeting of the Cognitive Science Society, 2005, pp. 851–856.</text:p>
          </table:table-cell>
        </table:table-row>
        <table:table-row table:style-name="ro1">
          <table:table-cell office:value-type="string" calcext:value-type="string">
            <text:p>ACT-R</text:p>
          </table:table-cell>
          <table:table-cell office:value-type="string" calcext:value-type="string">
            <text:p>Gunzelmann2004</text:p>
          </table:table-cell>
          <table:table-cell office:value-type="string" calcext:value-type="string">
            <text:p>G. Gunzelmann and J. R. Anderson, “Spatial Orientation Using Map Displays: A Model of the Influence of Target Location,” in Proceedings of the Twenty-Sixth Annual Conference of the Cognitive Science Society, 2004, pp. 517–522.</text:p>
          </table:table-cell>
        </table:table-row>
        <table:table-row table:style-name="ro1">
          <table:table-cell office:value-type="string" calcext:value-type="string">
            <text:p>ACT-R</text:p>
          </table:table-cell>
          <table:table-cell office:value-type="string" calcext:value-type="string">
            <text:p>Gunzelmann2003</text:p>
          </table:table-cell>
          <table:table-cell office:value-type="string" calcext:value-type="string">
            <text:p>G. Gunzelmann and J. R. Anderson, “Problem solving: Increased planning with practice,” Cogn. Syst. Res., vol. 4, pp. 57–76, 2003.</text:p>
          </table:table-cell>
        </table:table-row>
        <table:table-row table:style-name="ro1">
          <table:table-cell office:value-type="string" calcext:value-type="string">
            <text:p>ACT-R</text:p>
          </table:table-cell>
          <table:table-cell office:value-type="string" calcext:value-type="string">
            <text:p>Gunzelmann2002</text:p>
          </table:table-cell>
          <table:table-cell office:value-type="string" calcext:value-type="string">
            <text:p>G. Gunzelmann and J. R. Anderson, “Strategic Differences in the Coordination of Different Views of Space,” in Proceedings of the Twenty-Fourth Annual Conference of the Cognitive Science Society, 2002, pp. 387–392.</text:p>
          </table:table-cell>
        </table:table-row>
        <table:table-row table:style-name="ro1">
          <table:table-cell office:value-type="string" calcext:value-type="string">
            <text:p>ACT-R</text:p>
          </table:table-cell>
          <table:table-cell office:value-type="string" calcext:value-type="string">
            <text:p>Gunzelmann2001</text:p>
          </table:table-cell>
          <table:table-cell office:value-type="string" calcext:value-type="string">
            <text:p>G. Gunzelmann and J. R. Anderson, “An ACT-R Model of the Evolution of Strategy Use and Problem Difficulty,” in Proceedings of the Fourth International Conference on Cognitive Modeling (p, 2001, pp. 109–114.</text:p>
          </table:table-cell>
        </table:table-row>
        <table:table-row table:style-name="ro1">
          <table:table-cell office:value-type="string" calcext:value-type="string">
            <text:p>ACT-R</text:p>
          </table:table-cell>
          <table:table-cell office:value-type="string" calcext:value-type="string">
            <text:p>Gunzelmann2004a</text:p>
          </table:table-cell>
          <table:table-cell office:value-type="string" calcext:value-type="string">
            <text:p>G. Gunzelmann, J. R. Anderson, and S. Douglass, “Orientation Tasks with Multiple Views of Space: Strategies and Performance,” Spat. Cogn. Comput., vol. 4, no. 3, pp. 207–253, 2004.</text:p>
          </table:table-cell>
        </table:table-row>
        <table:table-row table:style-name="ro1">
          <table:table-cell office:value-type="string" calcext:value-type="string">
            <text:p>ACT-R</text:p>
          </table:table-cell>
          <table:table-cell office:value-type="string" calcext:value-type="string">
            <text:p>Gunzelmann2009a</text:p>
          </table:table-cell>
          <table:table-cell office:value-type="string" calcext:value-type="string">
            <text:p>G. Gunzelmann, A. Force, M. D. Byrne, K. A. Gluck, and A. Force, “Using Computational Cognitive Modeling to Predict Dual-Task Performance With Sleep Deprivation,” Human Factors, vol. 51, no. 2, pp. 251–260, 2009.</text:p>
          </table:table-cell>
        </table:table-row>
        <table:table-row table:style-name="ro1">
          <table:table-cell office:value-type="string" calcext:value-type="string">
            <text:p>ACT-R</text:p>
          </table:table-cell>
          <table:table-cell office:value-type="string" calcext:value-type="string">
            <text:p>Gunzelmann2007d</text:p>
          </table:table-cell>
          <table:table-cell office:value-type="string" calcext:value-type="string">
            <text:p>G. Gunzelmann and K. A. Gluck, “An Integrative Approach to Understanding and Predicting the Consequences of Fatigue on Cognitive Performance,” Cogn. Technol., vol. 14, no. 1, pp. 14–25, 2007.</text:p>
          </table:table-cell>
        </table:table-row>
        <table:table-row table:style-name="ro1">
          <table:table-cell office:value-type="string" calcext:value-type="string">
            <text:p>ACT-R</text:p>
          </table:table-cell>
          <table:table-cell office:value-type="string" calcext:value-type="string">
            <text:p>Gunzelmann2008b</text:p>
          </table:table-cell>
          <table:table-cell office:value-type="string" calcext:value-type="string">
            <text:p>G. Gunzelmann and K. A. Gluck, “Approaches to Modeling the Effects of Fatigue on Cognitive Performance,” in Proceedings of the Seventeenth Conference on Behavior Representation in Modeling and Simulation, 2008, pp. 136–145.</text:p>
          </table:table-cell>
        </table:table-row>
        <table:table-row table:style-name="ro1">
          <table:table-cell office:value-type="string" calcext:value-type="string">
            <text:p>ACT-R</text:p>
          </table:table-cell>
          <table:table-cell office:value-type="string" calcext:value-type="string">
            <text:p>Gunzelmann2005a</text:p>
          </table:table-cell>
          <table:table-cell office:value-type="string" calcext:value-type="string">
            <text:p>G. Gunzelmann, K. A. Gluck, H. P. A. Van Dongen, R. M. O. Connor, and D. F. Dinges, “A Neurobehaviorally Inspired ACT-R Model of Sleep Deprivation: Decreased Performance in Psychomotor Vigilance,” in Proceedings of the Twenty- Seventh Annual Meeting of the Cognitive Science Society, 2005, pp. 857–862.</text:p>
          </table:table-cell>
        </table:table-row>
        <table:table-row table:style-name="ro1">
          <table:table-cell office:value-type="string" calcext:value-type="string">
            <text:p>ACT-R</text:p>
          </table:table-cell>
          <table:table-cell office:value-type="string" calcext:value-type="string">
            <text:p>Gunzelmann2007</text:p>
          </table:table-cell>
          <table:table-cell office:value-type="string" calcext:value-type="string">
            <text:p>G. Gunzelmann, K. A. Gluck, J. Kershner, H. P. A. V. Dongen, and D. F. Dinges, “Understanding Decrements in Knowledge Access Resulting from Increased Fatigue,” in Proceedings of the Twenty-Ninth Annual Meeting of the Cognitive Science Society, 2007, pp. 329–334.</text:p>
          </table:table-cell>
        </table:table-row>
        <table:table-row table:style-name="ro1">
          <table:table-cell office:value-type="string" calcext:value-type="string">
            <text:p>ACT-R</text:p>
          </table:table-cell>
          <table:table-cell office:value-type="string" calcext:value-type="string">
            <text:p>Gunzelmann2012a</text:p>
          </table:table-cell>
          <table:table-cell office:value-type="string" calcext:value-type="string">
            <text:p>G. Gunzelmann, K. A. Gluck, L. R. J. Moore, and D. F. Dinges, “Diminished access to declarative knowledge with sleep deprivation,” Cogn. Syst. Res., vol. 13, pp. 1–11, 2012.</text:p>
          </table:table-cell>
        </table:table-row>
        <table:table-row table:style-name="ro1">
          <table:table-cell office:value-type="string" calcext:value-type="string">
            <text:p>ACT-R</text:p>
          </table:table-cell>
          <table:table-cell office:value-type="string" calcext:value-type="string">
            <text:p>Gunzelmann2007b</text:p>
          </table:table-cell>
          <table:table-cell office:value-type="string" calcext:value-type="string">
            <text:p>G. Gunzelmann, K. A. Gluck, S. Price, H. P. A. Van Dongen, and D. F. Dinges, “Decreased Arousal as a Result of Sleep Deprivation,” in Integrated Models of Cognitive Systems, W. Gray, Ed. Oxford University Press, 2007.</text:p>
          </table:table-cell>
        </table:table-row>
        <table:table-row table:style-name="ro1">
          <table:table-cell office:value-type="string" calcext:value-type="string">
            <text:p>ACT-R</text:p>
          </table:table-cell>
          <table:table-cell office:value-type="string" calcext:value-type="string">
            <text:p>Gunzelmann2009</text:p>
          </table:table-cell>
          <table:table-cell office:value-type="string" calcext:value-type="string">
            <text:p>G. Gunzelmann, J. B. Gross, K. A. Gluck, and D. F. Dinges, “Sleep deprivation and sustained attention performance: Integrating mathematical and cognitive modeling,” Cogn. Sci., vol. 33, no. 5, pp. 880–910, 2009.</text:p>
          </table:table-cell>
        </table:table-row>
        <table:table-row table:style-name="ro1">
          <table:table-cell office:value-type="string" calcext:value-type="string">
            <text:p>ACT-R</text:p>
          </table:table-cell>
          <table:table-cell office:value-type="string" calcext:value-type="string">
            <text:p>Gunzelmann2009b</text:p>
          </table:table-cell>
          <table:table-cell office:value-type="string" calcext:value-type="string">
            <text:p>G. Gunzelmann, J. B. Gross, K. A. Gluck, and F. Dinges, “Sleep Deprivation and Sustained Attention Performance: Integrating Mathematical and Cognitive Modeling,” Cogn. Sci., vol. 33, pp. 880–910, 2009.</text:p>
          </table:table-cell>
        </table:table-row>
        <table:table-row table:style-name="ro1">
          <table:table-cell office:value-type="string" calcext:value-type="string">
            <text:p>ACT-R</text:p>
          </table:table-cell>
          <table:table-cell office:value-type="string" calcext:value-type="string">
            <text:p>Gunzelmann2006a</text:p>
          </table:table-cell>
          <table:table-cell office:value-type="string" calcext:value-type="string">
            <text:p>G. Gunzelmann and Lyon, “Qualitative and Quantitative Reasoning and Instance-Based Learning in Spatial Orientation,” in Proceedings of the Twenty-Eighth Annual Meeting of the Cognitive Science Society, 2006, pp. 303–308.</text:p>
          </table:table-cell>
        </table:table-row>
        <table:table-row table:style-name="ro1">
          <table:table-cell office:value-type="string" calcext:value-type="string">
            <text:p>ACT-R</text:p>
          </table:table-cell>
          <table:table-cell office:value-type="string" calcext:value-type="string">
            <text:p>Gunzelmann2007a</text:p>
          </table:table-cell>
          <table:table-cell office:value-type="string" calcext:value-type="string">
            <text:p>G. Gunzelmann and D. R. Lyon, “Mechanisms for Human Spatial Competence,” International Conference on Spatial Cognition, pp. 288–307, 2006.</text:p>
          </table:table-cell>
        </table:table-row>
        <table:table-row table:style-name="ro1">
          <table:table-cell office:value-type="string" calcext:value-type="string">
            <text:p>ACT-R</text:p>
          </table:table-cell>
          <table:table-cell office:value-type="string" calcext:value-type="string">
            <text:p>Gunzelmann2007c</text:p>
          </table:table-cell>
          <table:table-cell office:value-type="string" calcext:value-type="string">
            <text:p>G. Gunzelmann and D. R. Lyon, “Cognitive Architectures : Valid Control Mechanisms for Spatial Information Processing,” AAAI Spring Symposium: Control Mechanisms for Spatial Knowledge Processing in Cognitive/Intelligent Systems, pp. 23–28, 2007.</text:p>
          </table:table-cell>
        </table:table-row>
        <table:table-row table:style-name="ro1">
          <table:table-cell office:value-type="string" calcext:value-type="string">
            <text:p>ACT-R</text:p>
          </table:table-cell>
          <table:table-cell office:value-type="string" calcext:value-type="string">
            <text:p>Gunzelmann2011a</text:p>
          </table:table-cell>
          <table:table-cell office:value-type="string" calcext:value-type="string">
            <text:p>G. Gunzelmann and R. Lyon, “Representations and Processes of Human Spatial Competence,” Topics in Cognitive Science, 3(4), pp. 741–759, 2011.</text:p>
          </table:table-cell>
        </table:table-row>
        <table:table-row table:style-name="ro1">
          <table:table-cell office:value-type="string" calcext:value-type="string">
            <text:p>ACT-R</text:p>
          </table:table-cell>
          <table:table-cell office:value-type="string" calcext:value-type="string">
            <text:p>Gunzelmann2010</text:p>
          </table:table-cell>
          <table:table-cell office:value-type="string" calcext:value-type="string">
            <text:p>G. Gunzelmann, L. . R. Moore, K. A. Gluck, H. P. A. V. Dongen, and D. F. Dinges, “Fatigue in sustained attention: Generalizing mechanisms for time awake to time on task,” in Cognitive Fatigue: Multidisciplinary Perspectives on Current Research and Future Applications, P. L. Ackerman, Ed. Washington, DC: American Psychological Association, 2010, pp. 83–96.</text:p>
          </table:table-cell>
        </table:table-row>
        <table:table-row table:style-name="ro1">
          <table:table-cell office:value-type="string" calcext:value-type="string">
            <text:p>ACT-R</text:p>
          </table:table-cell>
          <table:table-cell office:value-type="string" calcext:value-type="string">
            <text:p>Gunzelmann2009c</text:p>
          </table:table-cell>
          <table:table-cell office:value-type="string" calcext:value-type="string">
            <text:p>G. Gunzelmann, L. R. Moore, D. D. Salvucci, and K. A. Gluck, “Fluctuations in Alertness and Sustained Attention: Predicting Driver Performance,” in Proceedings of the Ninth International Conference on Cognitive Modeling, 2009.</text:p>
          </table:table-cell>
        </table:table-row>
        <table:table-row table:style-name="ro1">
          <table:table-cell office:value-type="string" calcext:value-type="string">
            <text:p>ACT-R</text:p>
          </table:table-cell>
          <table:table-cell office:value-type="string" calcext:value-type="string">
            <text:p>Gunzelmann2012</text:p>
          </table:table-cell>
          <table:table-cell office:value-type="string" calcext:value-type="string">
            <text:p>G. Gunzelmann and L. R. J. Moore, “Evaluating the Relationship Between Neuropsychological Function and Cognitive Performance,” in Proceedings of the Thirty-Fourth Annual Meeting of the Cognitive Science Society, 2012, pp. 414–419.</text:p>
          </table:table-cell>
        </table:table-row>
        <table:table-row table:style-name="ro1">
          <table:table-cell office:value-type="string" calcext:value-type="string">
            <text:p>ACT-R</text:p>
          </table:table-cell>
          <table:table-cell office:value-type="string" calcext:value-type="string">
            <text:p>Gunzelmann2008c</text:p>
          </table:table-cell>
          <table:table-cell office:value-type="string" calcext:value-type="string">
            <text:p>G. Gunzelmann, L. R. J. Moore, K. A. Gluck, H. P. A. Van Dongen, and D. F. Dinges, “Individual Differences in Sustained Vigilant Attention: Insights from Computational Cognitive Modeling,” in Proceedings of the Thirtieth Annual Meeting of the Cognitive Science Society, 2008, pp. 2017–2022.</text:p>
          </table:table-cell>
        </table:table-row>
        <table:table-row table:style-name="ro1">
          <table:table-cell office:value-type="string" calcext:value-type="string">
            <text:p>ACT-R</text:p>
          </table:table-cell>
          <table:table-cell office:value-type="string" calcext:value-type="string">
            <text:p>Gunzelmann2009d</text:p>
          </table:table-cell>
          <table:table-cell office:value-type="string" calcext:value-type="string">
            <text:p>G. Gunzelmann, L. R. Moore, K. A. Gluck, H. P. A. V. Dongen, and D. F. Dinges, “Examining Sources of Individual Variation in Sustained Attention,” in Proceedings of the Thirty-First Annual Meeting of the Cognitive Science Society, 2009, pp. 608–613.</text:p>
          </table:table-cell>
        </table:table-row>
        <table:table-row table:style-name="ro1">
          <table:table-cell office:value-type="string" calcext:value-type="string">
            <text:p>ACT-R</text:p>
          </table:table-cell>
          <table:table-cell office:value-type="string" calcext:value-type="string">
            <text:p>Gunzelmann2011</text:p>
          </table:table-cell>
          <table:table-cell office:value-type="string" calcext:value-type="string">
            <text:p>G. Gunzelmann, L. R. Moore, D. D. Salvucci, and K. A. Gluck, “Sleep loss and driver performance: Quantitative predictions with zero free parameters,” Cogn. Syst. Res., vol. 12, pp. 154–163, 2011.</text:p>
          </table:table-cell>
        </table:table-row>
        <table:table-row table:style-name="ro1">
          <table:table-cell office:value-type="string" calcext:value-type="string">
            <text:p>ACT-R</text:p>
          </table:table-cell>
          <table:table-cell office:value-type="string" calcext:value-type="string">
            <text:p>Halbrugge2010</text:p>
          </table:table-cell>
          <table:table-cell office:value-type="string" calcext:value-type="string">
            <text:p>M. Halbrugge, “Keep it simple – A case study of model development in the context of the Dynamic Stocks and Flows (DSF) task,” J. Artif. Gen. Intell., vol. 2, no. 2, pp. 38–51, 2010.</text:p>
          </table:table-cell>
        </table:table-row>
        <table:table-row table:style-name="ro1">
          <table:table-cell office:value-type="string" calcext:value-type="string">
            <text:p>ACT-R</text:p>
          </table:table-cell>
          <table:table-cell office:value-type="string" calcext:value-type="string">
            <text:p>Halbrugge2013</text:p>
          </table:table-cell>
          <table:table-cell office:value-type="string" calcext:value-type="string">
            <text:p>M. Halbrügge, “ACT-CV : Bridging the Gap between Cognitive Models and the Outer World,” Grundlagen und anwendungen der mensch-maschine-interaktion, pp. 205–210, 2013.</text:p>
          </table:table-cell>
        </table:table-row>
        <table:table-row table:style-name="ro1">
          <table:table-cell office:value-type="string" calcext:value-type="string">
            <text:p>ACT-R</text:p>
          </table:table-cell>
          <table:table-cell office:value-type="string" calcext:value-type="string">
            <text:p>Halbrugge2015</text:p>
          </table:table-cell>
          <table:table-cell office:value-type="string" calcext:value-type="string">
            <text:p>M. Halbrugge, M. Quade, and K.-P. Engelbrecht, “How can Cognitive Modeling Benefit from Ontologies? Evidence from the HCI Domain,” in Proceedings of the International Conference on Artificial General Intelligence, 2015.</text:p>
          </table:table-cell>
        </table:table-row>
        <table:table-row table:style-name="ro1">
          <table:table-cell office:value-type="string" calcext:value-type="string">
            <text:p>ACT-R</text:p>
          </table:table-cell>
          <table:table-cell office:value-type="string" calcext:value-type="string">
            <text:p>Halbrugge2015a</text:p>
          </table:table-cell>
          <table:table-cell office:value-type="string" calcext:value-type="string">
            <text:p>M. Halbrügge, M. Quade, and K.-P. Engelbrecht, “A Predictive Model of Human Error based on User Interface Development Models and a Cognitive Architecture,” in Proceedings of the 13th International Conference on Cognitive Modeling (pp., 2015, pp. 238–243.</text:p>
          </table:table-cell>
        </table:table-row>
        <table:table-row table:style-name="ro1">
          <table:table-cell office:value-type="string" calcext:value-type="string">
            <text:p>ACT-R</text:p>
          </table:table-cell>
          <table:table-cell office:value-type="string" calcext:value-type="string">
            <text:p>Halbrugge2016a</text:p>
          </table:table-cell>
          <table:table-cell office:value-type="string" calcext:value-type="string">
            <text:p>M. Halbrügge, M. Quade, and K.-P. Engelbrecht, “Cognitive Strategies in HCI and Their Implications on User Error,” in Proceedings of the 38th annual meeting of the Cognitive Science ociety, 2016.</text:p>
          </table:table-cell>
        </table:table-row>
        <table:table-row table:style-name="ro1">
          <table:table-cell office:value-type="string" calcext:value-type="string">
            <text:p>ACT-R</text:p>
          </table:table-cell>
          <table:table-cell office:value-type="string" calcext:value-type="string">
            <text:p>Halbrugge2016</text:p>
          </table:table-cell>
          <table:table-cell office:value-type="string" calcext:value-type="string">
            <text:p>M. Halbrügge and N. Russwinkel, “The Sum of Two Models: How a Composite Model Explains Unexpected User Behavior in a Dual-Task Scenario,” in Proceedings of the 14th international conference on cognitive modeling, 2016, pp. 137–143.</text:p>
          </table:table-cell>
        </table:table-row>
        <table:table-row table:style-name="ro1">
          <table:table-cell office:value-type="string" calcext:value-type="string">
            <text:p>ACT-R</text:p>
          </table:table-cell>
          <table:table-cell office:value-type="string" calcext:value-type="string">
            <text:p>Halverson2011</text:p>
          </table:table-cell>
          <table:table-cell office:value-type="string" calcext:value-type="string">
            <text:p>T. Halverson and G. Gunzelmann, “Visual Search Versus Memory in a Paired Associate Task,” Proc. Hum. Factors Ergon. Soc. Annu. Meet., vol. 55, no. 1, pp. 875–879, 2011.</text:p>
          </table:table-cell>
        </table:table-row>
        <table:table-row table:style-name="ro1">
          <table:table-cell office:value-type="string" calcext:value-type="string">
            <text:p>ACT-R</text:p>
          </table:table-cell>
          <table:table-cell office:value-type="string" calcext:value-type="string">
            <text:p>Halverson2010</text:p>
          </table:table-cell>
          <table:table-cell office:value-type="string" calcext:value-type="string">
            <text:p>T. Halverson, Gun, L. R. J. Moore, and H. P. A. V. Dongen, “Modeling the Effects of Work Shift on Learning in a Mental Orientation and Rotation Task,” in Proceedings of the 10th International Conference on Cognitive Modeling, 2010, pp. 79–84.</text:p>
          </table:table-cell>
        </table:table-row>
        <table:table-row table:style-name="ro1">
          <table:table-cell office:value-type="string" calcext:value-type="string">
            <text:p>ACT-R</text:p>
          </table:table-cell>
          <table:table-cell office:value-type="string" calcext:value-type="string">
            <text:p>Haring2012</text:p>
          </table:table-cell>
          <table:table-cell office:value-type="string" calcext:value-type="string">
            <text:p>K. S. Haring, M. Ragni, and L. Konieczny, “A Cognitive Model of Drivers Attention,” Proc. 11th Int. Conf. Cogn. Model., no. 1999, pp. 275–280, 2012.</text:p>
          </table:table-cell>
        </table:table-row>
        <table:table-row table:style-name="ro1">
          <table:table-cell office:value-type="string" calcext:value-type="string">
            <text:p>ACT-R</text:p>
          </table:table-cell>
          <table:table-cell office:value-type="string" calcext:value-type="string">
            <text:p>Harrison1998</text:p>
          </table:table-cell>
          <table:table-cell office:value-type="string" calcext:value-type="string">
            <text:p>A. M. Harrison and C. D. Schunn, “ACT-R / S : A Computational and Neurologically Inspired Model of Spatial Reasoning Three Visiospatial Systems,” Proceedings of the Annual Meeting of the Cogitive Science Society, 24(24) 2002.</text:p>
          </table:table-cell>
        </table:table-row>
        <table:table-row table:style-name="ro1">
          <table:table-cell office:value-type="string" calcext:value-type="string">
            <text:p>ACT-R</text:p>
          </table:table-cell>
          <table:table-cell office:value-type="string" calcext:value-type="string">
            <text:p>Harrison2004</text:p>
          </table:table-cell>
          <table:table-cell office:value-type="string" calcext:value-type="string">
            <text:p>A. M. Harrison and J. G. Trafton, “Gaze-following and awareness of visual perspective in chimpanzees,” in Proceedings of the International Conference on Cognitive Modeling, 2009.</text:p>
          </table:table-cell>
        </table:table-row>
        <table:table-row table:style-name="ro1">
          <table:table-cell office:value-type="string" calcext:value-type="string">
            <text:p>ACT-R</text:p>
          </table:table-cell>
          <table:table-cell office:value-type="string" calcext:value-type="string">
            <text:p>Harrison2003</text:p>
          </table:table-cell>
          <table:table-cell office:value-type="string" calcext:value-type="string">
            <text:p>A. M. Harrison and C. D. Schunn, “ACT-R/S: Look Ma, No ‘cognitive-map’!,”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Harrison2010</text:p>
          </table:table-cell>
          <table:table-cell office:value-type="string" calcext:value-type="string">
            <text:p>A. M. Harrison and J. G. Trafton, “Cognition for action: an architectural account for ‘grounded interaction,’” in Proceedings of the Cognitive Science Society, 2010, pp. 200–205.</text:p>
          </table:table-cell>
        </table:table-row>
        <table:table-row table:style-name="ro2">
          <table:table-cell office:value-type="string" calcext:value-type="string">
            <text:p>ACT-R</text:p>
          </table:table-cell>
          <table:table-cell office:value-type="string" calcext:value-type="string">
            <text:p>Heinath2006</text:p>
          </table:table-cell>
          <table:table-cell office:value-type="string" calcext:value-type="string">
            <text:p>M. Heinath, “High-Level ACT-R Modeling based on SGT Task Models,” Proceedings of the 9<text:span text:style-name="T1">th</text:span> International Conference of Cognitive Modeling, 2009.</text:p>
          </table:table-cell>
        </table:table-row>
        <table:table-row table:style-name="ro1">
          <table:table-cell office:value-type="string" calcext:value-type="string">
            <text:p>ACT-R</text:p>
          </table:table-cell>
          <table:table-cell office:value-type="string" calcext:value-type="string">
            <text:p>Heinath2003</text:p>
          </table:table-cell>
          <table:table-cell office:value-type="string" calcext:value-type="string">
            <text:p>M. Heinath, J. Dzaack, A. Wiesner, and L. Urbas, “Simplifying the Development and the Analysis of Cognitive Models,” EuroCogSci, 2007.</text:p>
          </table:table-cell>
        </table:table-row>
        <table:table-row table:style-name="ro1">
          <table:table-cell office:value-type="string" calcext:value-type="string">
            <text:p>ACT-R</text:p>
          </table:table-cell>
          <table:table-cell office:value-type="string" calcext:value-type="string">
            <text:p>Hiatt2004</text:p>
          </table:table-cell>
          <table:table-cell office:value-type="string" calcext:value-type="string">
            <text:p>L. M. Hiatt, J. G. Trafton, A. Harrison, and A. C. Schultz, “A Cognitive Model for Spatial Perspective Taking Acknowledgments,” in Proceedings of the International Conference on Cognitive Modeling, 2004.</text:p>
          </table:table-cell>
        </table:table-row>
        <table:table-row table:style-name="ro1">
          <table:table-cell office:value-type="string" calcext:value-type="string">
            <text:p>ACT-R</text:p>
          </table:table-cell>
          <table:table-cell office:value-type="string" calcext:value-type="string">
            <text:p>Howes2004</text:p>
          </table:table-cell>
          <table:table-cell office:value-type="string" calcext:value-type="string">
            <text:p>A. Howes, A. Vera, R. L. Lewis, and M. McCurdy, “Cognitive Constraint Modeling: A Formal Approach to Supporting Reasoning About Behavior,” in Proceedings of the Cognitive Science Society, 2004.</text:p>
          </table:table-cell>
        </table:table-row>
        <table:table-row table:style-name="ro1">
          <table:table-cell office:value-type="string" calcext:value-type="string">
            <text:p>ACT-R</text:p>
          </table:table-cell>
          <table:table-cell office:value-type="string" calcext:value-type="string">
            <text:p>Huss2003</text:p>
          </table:table-cell>
          <table:table-cell office:value-type="string" calcext:value-type="string">
            <text:p>D. G. Huss and M. D. Byrne, “An ACT-R/PM Model of the Articulatory Loop,” in Proceedings of the Fifth International Conference on Cognitive Modeling, 2003.</text:p>
          </table:table-cell>
        </table:table-row>
        <table:table-row table:style-name="ro1">
          <table:table-cell office:value-type="string" calcext:value-type="string">
            <text:p>ACT-R</text:p>
          </table:table-cell>
          <table:table-cell office:value-type="string" calcext:value-type="string">
            <text:p>Huss2006</text:p>
          </table:table-cell>
          <table:table-cell office:value-type="string" calcext:value-type="string">
            <text:p>D. Huss, N. A. Taatgen, and J. R. Anderson, “Instructional Representation in Cognitive Modeling,” Tech. Report, 2008.</text:p>
          </table:table-cell>
        </table:table-row>
        <table:table-row table:style-name="ro1">
          <table:table-cell office:value-type="string" calcext:value-type="string">
            <text:p>ACT-R</text:p>
          </table:table-cell>
          <table:table-cell office:value-type="string" calcext:value-type="string">
            <text:p>Hussain1990</text:p>
          </table:table-cell>
          <table:table-cell office:value-type="string" calcext:value-type="string">
            <text:p>F. Hussain and S. Wood, “Modeling the Performance of Children on the Attentional Network Test,” in Proceedings of teh International Conference on Cognitive Modeling, 2009.</text:p>
          </table:table-cell>
        </table:table-row>
        <table:table-row table:style-name="ro1">
          <table:table-cell office:value-type="string" calcext:value-type="string">
            <text:p>ACT-R</text:p>
          </table:table-cell>
          <table:table-cell office:value-type="string" calcext:value-type="string">
            <text:p>Jackson2012</text:p>
          </table:table-cell>
          <table:table-cell office:value-type="string" calcext:value-type="string">
            <text:p>M. L. Jackson, G. Gunzelmann, P. Whitney, J. M. Hinson, G. Belenky, A. Rabat, and H. P. A. V. Dongen, “Deconstructing and reconstructing cognitive performance in sleep deprivation,” Sleep Med. Rev., pp. 1–11, 2012.</text:p>
          </table:table-cell>
        </table:table-row>
        <table:table-row table:style-name="ro2">
          <table:table-cell office:value-type="string" calcext:value-type="string">
            <text:p>ACT-R</text:p>
          </table:table-cell>
          <table:table-cell office:value-type="string" calcext:value-type="string">
            <text:p>Janssen2010</text:p>
          </table:table-cell>
          <table:table-cell office:value-type="string" calcext:value-type="string">
            <text:p>C. P. Janssen, “Understanding Strategic Adaptation in Multitask Settings CBRA Models of Multitasking Acknowledgments,” Proceedings of the 10<text:span text:style-name="T1">th</text:span> International Conference on Cognitive Modeling, 2010.</text:p>
          </table:table-cell>
        </table:table-row>
        <table:table-row table:style-name="ro1">
          <table:table-cell office:value-type="string" calcext:value-type="string">
            <text:p>ACT-R</text:p>
          </table:table-cell>
          <table:table-cell office:value-type="string" calcext:value-type="string">
            <text:p>Janssen2012</text:p>
          </table:table-cell>
          <table:table-cell office:value-type="string" calcext:value-type="string">
            <text:p>C. P. Janssen and W. D. Gray, “When, What, and How Much to Reward in Reinforcement Learning-Based Models of Cognition,” Cogn. Sci., vol. 36, no. 2, pp. 333–358, 2012.</text:p>
          </table:table-cell>
        </table:table-row>
        <table:table-row table:style-name="ro1">
          <table:table-cell office:value-type="string" calcext:value-type="string">
            <text:p>ACT-R</text:p>
          </table:table-cell>
          <table:table-cell office:value-type="string" calcext:value-type="string">
            <text:p>Jastrzembski2006a</text:p>
          </table:table-cell>
          <table:table-cell office:value-type="string" calcext:value-type="string">
            <text:p>T. Jastrzembski, “An ACT-R Predictive Model of Performance,” Tech. Report, 2006.</text:p>
          </table:table-cell>
        </table:table-row>
        <table:table-row table:style-name="ro1">
          <table:table-cell office:value-type="string" calcext:value-type="string">
            <text:p>ACT-R</text:p>
          </table:table-cell>
          <table:table-cell office:value-type="string" calcext:value-type="string">
            <text:p>Jastrzembski2000</text:p>
          </table:table-cell>
          <table:table-cell office:value-type="string" calcext:value-type="string">
            <text:p>T. S. Jastrzembski and K. A. Gluck, “A Formal Comparison of Model Variants for Performance Prediction,” 2009.</text:p>
          </table:table-cell>
        </table:table-row>
        <table:table-row table:style-name="ro1">
          <table:table-cell office:value-type="string" calcext:value-type="string">
            <text:p>ACT-R</text:p>
          </table:table-cell>
          <table:table-cell office:value-type="string" calcext:value-type="string">
            <text:p>Jastrzembski2006</text:p>
          </table:table-cell>
          <table:table-cell office:value-type="string" calcext:value-type="string">
            <text:p>T. S. Jastrzembski, K. A. Gluck, and G. Gunzelmann, “Knowledge Tracing and Prediction of Future Trainee Performance,” in Proceedings of the 2006 Interservice/Industry Training, Simulation, and Education Conference, 2006, pp. 1498–1508.</text:p>
          </table:table-cell>
        </table:table-row>
        <table:table-row table:style-name="ro2">
          <table:table-cell office:value-type="string" calcext:value-type="string">
            <text:p>ACT-R</text:p>
          </table:table-cell>
          <table:table-cell office:value-type="string" calcext:value-type="string">
            <text:p>Jcvanrijrugnl2007a</text:p>
          </table:table-cell>
          <table:table-cell office:value-type="string" calcext:value-type="string">
            <text:p>J. van Rij, H. Van Rijn, and P. H. Phendriks, “A Cognitive Model of the Acquisition and Use of Referring Expressions,” Proceedings of the 10<text:span text:style-name="T1">th</text:span> International Conference on Cognitive Modeling, pp. 299–300, 2007.</text:p>
          </table:table-cell>
        </table:table-row>
        <table:table-row table:style-name="ro1">
          <table:table-cell office:value-type="string" calcext:value-type="string">
            <text:p>ACT-R</text:p>
          </table:table-cell>
          <table:table-cell office:value-type="string" calcext:value-type="string">
            <text:p>Jcvanrijrugnl2007</text:p>
          </table:table-cell>
          <table:table-cell office:value-type="string" calcext:value-type="string">
            <text:p>J. van Rij, H. Van Rijn, and P. H. Phendriks, “How WM load influences pronoun interpretation,” <text:s/>2012.</text:p>
          </table:table-cell>
        </table:table-row>
        <table:table-row table:style-name="ro1">
          <table:table-cell office:value-type="string" calcext:value-type="string">
            <text:p>ACT-R</text:p>
          </table:table-cell>
          <table:table-cell office:value-type="string" calcext:value-type="string">
            <text:p>John2004</text:p>
          </table:table-cell>
          <table:table-cell office:value-type="string" calcext:value-type="string">
            <text:p>B. E. John, K. Prevas, D. D. Salvucci, and K. Koedinger, “Predictive Human Performance Modeling Made Easy,” Proceedings of the SIGCHI conference on Human factors in computing systems, 2004.</text:p>
          </table:table-cell>
        </table:table-row>
        <table:table-row table:style-name="ro1">
          <table:table-cell office:value-type="string" calcext:value-type="string">
            <text:p>ACT-R</text:p>
          </table:table-cell>
          <table:table-cell office:value-type="string" calcext:value-type="string">
            <text:p>John2004a</text:p>
          </table:table-cell>
          <table:table-cell office:value-type="string" calcext:value-type="string">
            <text:p>B. E. John and D. D. Salvucci, “Integrating models and tools in the context of driving and in-vehicle devices,” <text:s/>ICCM, 2004.</text:p>
          </table:table-cell>
        </table:table-row>
        <table:table-row table:style-name="ro1">
          <table:table-cell office:value-type="string" calcext:value-type="string">
            <text:p>ACT-R</text:p>
          </table:table-cell>
          <table:table-cell office:value-type="string" calcext:value-type="string">
            <text:p>John2007</text:p>
          </table:table-cell>
          <table:table-cell office:value-type="string" calcext:value-type="string">
            <text:p>B. E. John and T. S. Jastrzembski, “Exploration of Costs and Benefits of Predictive Human Performance Modeling for Design,” in Proceedings of the 10th International Conference on Cognitive Modeling, 2007.</text:p>
          </table:table-cell>
        </table:table-row>
        <table:table-row table:style-name="ro2">
          <table:table-cell office:value-type="string" calcext:value-type="string">
            <text:p>ACT-R</text:p>
          </table:table-cell>
          <table:table-cell office:value-type="string" calcext:value-type="string">
            <text:p>Johnson1996</text:p>
          </table:table-cell>
          <table:table-cell office:value-type="string" calcext:value-type="string">
            <text:p>T. R. Johnson, H. Wang, and J. Zhang, “An ACT-R Model of Human Object-Location Memory Acknowledgments,” Proceedings of the 25<text:span text:style-name="T1">th</text:span> Annual Meeting Cognitive Science Society, 2003.</text:p>
          </table:table-cell>
        </table:table-row>
        <table:table-row table:style-name="ro1">
          <table:table-cell office:value-type="string" calcext:value-type="string">
            <text:p>ACT-R</text:p>
          </table:table-cell>
          <table:table-cell office:value-type="string" calcext:value-type="string">
            <text:p>Johnson2002</text:p>
          </table:table-cell>
          <table:table-cell office:value-type="string" calcext:value-type="string">
            <text:p>T. R. Johnson, H. Wang, J. Zhang, and Y. Wang, “A Model of Spatio-Temporal Coding of Memory for Multidimensional Stimuli,” in Proceedings of the Cognitive Science Society, 2002.</text:p>
          </table:table-cell>
        </table:table-row>
        <table:table-row table:style-name="ro1">
          <table:table-cell office:value-type="string" calcext:value-type="string">
            <text:p>ACT-R</text:p>
          </table:table-cell>
          <table:table-cell office:value-type="string" calcext:value-type="string">
            <text:p>Jones2001</text:p>
          </table:table-cell>
          <table:table-cell office:value-type="string" calcext:value-type="string">
            <text:p>G. Jones and F. E. Ritter, “Over-estimating cognition time : The benefits of interacting like a human with a task simulation,” Tech. Report, 2000.</text:p>
          </table:table-cell>
        </table:table-row>
        <table:table-row table:style-name="ro1">
          <table:table-cell office:value-type="string" calcext:value-type="string">
            <text:p>ACT-R</text:p>
          </table:table-cell>
          <table:table-cell office:value-type="string" calcext:value-type="string">
            <text:p>Jones2000</text:p>
          </table:table-cell>
          <table:table-cell office:value-type="string" calcext:value-type="string">
            <text:p>G. Jones, F. E. Ritter, and D. J. Wood, “Using a Cognitive Architecture to Examine what Develops,” Psychol. Sci., vol. 11, no. 2, pp. 93–100, 2000.</text:p>
          </table:table-cell>
        </table:table-row>
        <table:table-row table:style-name="ro2">
          <table:table-cell office:value-type="string" calcext:value-type="string">
            <text:p>ACT-R</text:p>
          </table:table-cell>
          <table:table-cell office:value-type="string" calcext:value-type="string">
            <text:p>Jongman1999</text:p>
          </table:table-cell>
          <table:table-cell office:value-type="string" calcext:value-type="string">
            <text:p>L. Jongman and N. Taatgen, “An ACT-R model of individual differences in changes in adaptivity due to mental fatigue,” Proceedings of the 21<text:span text:style-name="T1">st</text:span> Annual Conference of the Cognitive Science Society, 1999.</text:p>
          </table:table-cell>
        </table:table-row>
        <table:table-row table:style-name="ro1">
          <table:table-cell office:value-type="string" calcext:value-type="string">
            <text:p>ACT-R</text:p>
          </table:table-cell>
          <table:table-cell office:value-type="string" calcext:value-type="string">
            <text:p>Jr2005</text:p>
          </table:table-cell>
          <table:table-cell office:value-type="string" calcext:value-type="string">
            <text:p>P. I. Pavlik and J. R. Anderson, “Practice and Forgetting Effects on Vocabulary Memory : An Activation-Based Model of the Spacing Effect,” Cognitive Science, <text:s/>vol. 29, pp. 559–586, 2005.</text:p>
          </table:table-cell>
        </table:table-row>
        <table:table-row table:style-name="ro2">
          <table:table-cell office:value-type="string" calcext:value-type="string">
            <text:p>ACT-R</text:p>
          </table:table-cell>
          <table:table-cell office:value-type="string" calcext:value-type="string">
            <text:p>Jr1998</text:p>
          </table:table-cell>
          <table:table-cell office:value-type="string" calcext:value-type="string">
            <text:p>P. I. Pavlik, N. Presson and K. R. Koedinger, “Optimizing Knowledge Component Learning Using a Dynamic Structural Model of Practice,” Proceedings of the 8<text:span text:style-name="T1">th</text:span> International Conference on Cognitive Modeling, 2007.</text:p>
          </table:table-cell>
        </table:table-row>
        <table:table-row table:style-name="ro1">
          <table:table-cell office:value-type="string" calcext:value-type="string">
            <text:p>ACT-R</text:p>
          </table:table-cell>
          <table:table-cell office:value-type="string" calcext:value-type="string">
            <text:p>Juvina2007</text:p>
          </table:table-cell>
          <table:table-cell office:value-type="string" calcext:value-type="string">
            <text:p>I. Juvina and N. A. Taatgen, “Modeling Control Strategies in the N-Back Task,” in International Conference on Cognitive Modeling, 2007, pp. 73–78.</text:p>
          </table:table-cell>
        </table:table-row>
        <table:table-row table:style-name="ro1">
          <table:table-cell office:value-type="string" calcext:value-type="string">
            <text:p>ACT-R</text:p>
          </table:table-cell>
          <table:table-cell office:value-type="string" calcext:value-type="string">
            <text:p>Juvina2005</text:p>
          </table:table-cell>
          <table:table-cell office:value-type="string" calcext:value-type="string">
            <text:p>I. Juvina, N. A. Taatgen, and D. Dickison, “Cognitive Control as Alternation of Activation and Suppression in the Stroop Task,” in Proceedings of the Cognitive Science Society, 2007, pp. 1133–1138.</text:p>
          </table:table-cell>
        </table:table-row>
        <table:table-row table:style-name="ro1">
          <table:table-cell office:value-type="string" calcext:value-type="string">
            <text:p>ACT-R</text:p>
          </table:table-cell>
          <table:table-cell office:value-type="string" calcext:value-type="string">
            <text:p>Kao2003</text:p>
          </table:table-cell>
          <table:table-cell office:value-type="string" calcext:value-type="string">
            <text:p>Y. Kao and J. R. Anderson, “What Are They Thinking? Decomposing a Complex Task,” in Proceedings of the Cognitive Science Society, 2003.</text:p>
          </table:table-cell>
        </table:table-row>
        <table:table-row table:style-name="ro1">
          <table:table-cell office:value-type="string" calcext:value-type="string">
            <text:p>ACT-R</text:p>
          </table:table-cell>
          <table:table-cell office:value-type="string" calcext:value-type="string">
            <text:p>Kase2009</text:p>
          </table:table-cell>
          <table:table-cell office:value-type="string" calcext:value-type="string">
            <text:p>S. E. Kase, F. E. Ritter, and M. Schoelles, “Caffeine’s effect on appraisal and mental arithmetic performance: A cognitive modeling approach tells us more,” Proc. Int. Conf. Cogn. Model., 2009.</text:p>
          </table:table-cell>
        </table:table-row>
        <table:table-row table:style-name="ro1">
          <table:table-cell office:value-type="string" calcext:value-type="string">
            <text:p>ACT-R</text:p>
          </table:table-cell>
          <table:table-cell office:value-type="string" calcext:value-type="string">
            <text:p>Kato2000</text:p>
          </table:table-cell>
          <table:table-cell office:value-type="string" calcext:value-type="string">
            <text:p>H. Kato, M. Billinghurst, I. Poupyrev, K. Imamoto, and K. Tachibana, “Virtual object manipulation on a table-top AR environment,” in Proceedings of the IEEE and ACM International Symposium on Augmented Reality, 2000.</text:p>
          </table:table-cell>
        </table:table-row>
        <table:table-row table:style-name="ro1">
          <table:table-cell office:value-type="string" calcext:value-type="string">
            <text:p>ACT-R</text:p>
          </table:table-cell>
          <table:table-cell office:value-type="string" calcext:value-type="string">
            <text:p>Kelley2000</text:p>
          </table:table-cell>
          <table:table-cell office:value-type="string" calcext:value-type="string">
            <text:p>T. D. Kelley, F. J. Lee, and P. W. Wiley, “Developing and ACT-R model of Mental Manipulation,” Tech. Report, 2000.</text:p>
          </table:table-cell>
        </table:table-row>
        <table:table-row table:style-name="ro1">
          <table:table-cell office:value-type="string" calcext:value-type="string">
            <text:p>ACT-R</text:p>
          </table:table-cell>
          <table:table-cell office:value-type="string" calcext:value-type="string">
            <text:p>Kelley2003</text:p>
          </table:table-cell>
          <table:table-cell office:value-type="string" calcext:value-type="string">
            <text:p>T. D. Kelley, “Symbolic and Sub-Symbolic Representations in Computational Models of Human Cognition: What Can be Learned from Biology?,” Theory Psychol., vol. 13, no. 6, pp. 847–860, 2003.</text:p>
          </table:table-cell>
        </table:table-row>
        <table:table-row table:style-name="ro1">
          <table:table-cell office:value-type="string" calcext:value-type="string">
            <text:p>ACT-R</text:p>
          </table:table-cell>
          <table:table-cell office:value-type="string" calcext:value-type="string">
            <text:p>Kelley2003b</text:p>
          </table:table-cell>
          <table:table-cell office:value-type="string" calcext:value-type="string">
            <text:p>T. D. Kelley and D. R. Scribner, “Developing a Predictive Model of Dual Task Performance,” ARL Tech. Rep. ARL-MR-0556, 2003.</text:p>
          </table:table-cell>
        </table:table-row>
        <table:table-row table:style-name="ro1">
          <table:table-cell office:value-type="string" calcext:value-type="string">
            <text:p>ACT-R</text:p>
          </table:table-cell>
          <table:table-cell office:value-type="string" calcext:value-type="string">
            <text:p>Kennedy2007a</text:p>
          </table:table-cell>
          <table:table-cell office:value-type="string" calcext:value-type="string">
            <text:p>W. G. Kennedy, M. D. Bugajska, M. Marge, W. Adams, B. R. Fransen, D. Perzanowski, A. C. Schultz, and J. G. Trafton, “Spatial Representation and Reasoning for Human-Robot Collaboration,” AAAI, vol. 7, pp. 1554–1559, 2007.</text:p>
          </table:table-cell>
        </table:table-row>
        <table:table-row table:style-name="ro1">
          <table:table-cell office:value-type="string" calcext:value-type="string">
            <text:p>ACT-R</text:p>
          </table:table-cell>
          <table:table-cell office:value-type="string" calcext:value-type="string">
            <text:p>Kennedy2005</text:p>
          </table:table-cell>
          <table:table-cell office:value-type="string" calcext:value-type="string">
            <text:p>W. G. Kennedy and M. Bugajska, “Integrating Fast and Slow Cognitive Processes,” Tech. Report, 2010.</text:p>
          </table:table-cell>
        </table:table-row>
        <table:table-row table:style-name="ro1">
          <table:table-cell office:value-type="string" calcext:value-type="string">
            <text:p>ACT-R</text:p>
          </table:table-cell>
          <table:table-cell office:value-type="string" calcext:value-type="string">
            <text:p>Kennedy2008</text:p>
          </table:table-cell>
          <table:table-cell office:value-type="string" calcext:value-type="string">
            <text:p>W. G. Kennedy, M. D. Bugajska, W. Adams, A. C. Schultz, and J. G. Trafton, “Incorporating Mental Simulation for a More Effective Robotic Teammate,” in Proceedings of the Twenty-Third Conference on Artificial Intelligence, 2008, pp. 1300–1305.</text:p>
          </table:table-cell>
        </table:table-row>
        <table:table-row table:style-name="ro1">
          <table:table-cell office:value-type="string" calcext:value-type="string">
            <text:p>ACT-R</text:p>
          </table:table-cell>
          <table:table-cell office:value-type="string" calcext:value-type="string">
            <text:p>Kennedy2009</text:p>
          </table:table-cell>
          <table:table-cell office:value-type="string" calcext:value-type="string">
            <text:p>W. G. Kennedy, M. D. Bugajska, A. M. Harrison, and J. G. Trafton, “‘Like-Me’ Simulation as an Effective and Cognitively Plausible Basis for Social Robotics,” Int. J. Soc. Robot., vol. 1, pp. 181–194, 2009.</text:p>
          </table:table-cell>
        </table:table-row>
        <table:table-row table:style-name="ro1">
          <table:table-cell office:value-type="string" calcext:value-type="string">
            <text:p>ACT-R</text:p>
          </table:table-cell>
          <table:table-cell office:value-type="string" calcext:value-type="string">
            <text:p>Kennedy2012</text:p>
          </table:table-cell>
          <table:table-cell office:value-type="string" calcext:value-type="string">
            <text:p>W. G. Kennedy and R. E. Patterson, “Modeling Intuitive Decision Making in ACT-R,” in Proceedings of the 11th International Conference on Cognitive Modeling, 2012.</text:p>
          </table:table-cell>
        </table:table-row>
        <table:table-row table:style-name="ro1">
          <table:table-cell office:value-type="string" calcext:value-type="string">
            <text:p>ACT-R</text:p>
          </table:table-cell>
          <table:table-cell office:value-type="string" calcext:value-type="string">
            <text:p>Kennedy2007</text:p>
          </table:table-cell>
          <table:table-cell office:value-type="string" calcext:value-type="string">
            <text:p>W. G. Kennedy and J. G. Trafton, “Using Simulations to Model Shared Mental Models,” in Proceedings of the Eighth International Conference on Cognitive Modeling, 2007.</text:p>
          </table:table-cell>
        </table:table-row>
        <table:table-row table:style-name="ro1">
          <table:table-cell office:value-type="string" calcext:value-type="string">
            <text:p>ACT-R</text:p>
          </table:table-cell>
          <table:table-cell office:value-type="string" calcext:value-type="string">
            <text:p>Kennedy2011</text:p>
          </table:table-cell>
          <table:table-cell office:value-type="string" calcext:value-type="string">
            <text:p>W. G. Kennedy and J. G. Trafton, “How long is a moment: The perception and reality of task-related absences,” Int. J. Soc. Robot., vol. 3, no. 3, pp. 243–252, 2011.</text:p>
          </table:table-cell>
        </table:table-row>
        <table:table-row table:style-name="ro1">
          <table:table-cell office:value-type="string" calcext:value-type="string">
            <text:p>ACT-R</text:p>
          </table:table-cell>
          <table:table-cell office:value-type="string" calcext:value-type="string">
            <text:p>Kiefer2005</text:p>
          </table:table-cell>
          <table:table-cell office:value-type="string" calcext:value-type="string">
            <text:p>J. Kiefer and L. Urbas, “How to model different strategies in dynamic task environments,” in Proceedings of the International Conference on Cognitive Modeling, 2005.</text:p>
          </table:table-cell>
        </table:table-row>
        <table:table-row table:style-name="ro1">
          <table:table-cell office:value-type="string" calcext:value-type="string">
            <text:p>ACT-R</text:p>
          </table:table-cell>
          <table:table-cell office:value-type="string" calcext:value-type="string">
            <text:p>Kim2007</text:p>
          </table:table-cell>
          <table:table-cell office:value-type="string" calcext:value-type="string">
            <text:p>J. W. Kim and R. J. Koubek, “Investigation of Procedural Skills Degradation from Different Modalities,” in Proceedings of the 8th International Conference on Cognitive Modeling, 2007.</text:p>
          </table:table-cell>
        </table:table-row>
        <table:table-row table:style-name="ro1">
          <table:table-cell office:value-type="string" calcext:value-type="string">
            <text:p>ACT-R</text:p>
          </table:table-cell>
          <table:table-cell office:value-type="string" calcext:value-type="string">
            <text:p>Kim2004</text:p>
          </table:table-cell>
          <table:table-cell office:value-type="string" calcext:value-type="string">
            <text:p>S. Kim, M. Lodge, and C. Taber, “A Computational Model of Voter - The Dynamics of Political Candidate Evaluation,” in Proceedings of the International Conference on Cognitive Modeling, 2004.</text:p>
          </table:table-cell>
        </table:table-row>
        <table:table-row table:style-name="ro1">
          <table:table-cell office:value-type="string" calcext:value-type="string">
            <text:p>ACT-R</text:p>
          </table:table-cell>
          <table:table-cell office:value-type="string" calcext:value-type="string">
            <text:p>Kim1976</text:p>
          </table:table-cell>
          <table:table-cell office:value-type="string" calcext:value-type="string">
            <text:p>S. Kim and C. Taber, “A Cognitive/Affective Model of Strategic Behavior - 2-Person Repeated Prisoner’s Dilemma Game,” in Proceedings of the sixth International Conference on Cognitive Modeling, 2004.</text:p>
          </table:table-cell>
        </table:table-row>
        <table:table-row table:style-name="ro1">
          <table:table-cell office:value-type="string" calcext:value-type="string">
            <text:p>ACT-R</text:p>
          </table:table-cell>
          <table:table-cell office:value-type="string" calcext:value-type="string">
            <text:p>Koedinger1989</text:p>
          </table:table-cell>
          <table:table-cell office:value-type="string" calcext:value-type="string">
            <text:p>K. R. Koedinger, “A Cognitive Task Analysis of Using Pictures To Support Pre-Algebraic Reasoning,” Proceedings of the Annual Meeting of the Cognitive Science Society, 24(24), 2002.</text:p>
          </table:table-cell>
        </table:table-row>
        <table:table-row table:style-name="ro1">
          <table:table-cell office:value-type="string" calcext:value-type="string">
            <text:p>ACT-R</text:p>
          </table:table-cell>
          <table:table-cell office:value-type="string" calcext:value-type="string">
            <text:p>Koedinger2007</text:p>
          </table:table-cell>
          <table:table-cell office:value-type="string" calcext:value-type="string">
            <text:p>K. R. Koedinger and V. Aleven, “Cognitive Tutors: technology bringing learning sciences to the classrom,” Tech. Report, <text:s/>2006.</text:p>
          </table:table-cell>
        </table:table-row>
        <table:table-row table:style-name="ro1">
          <table:table-cell office:value-type="string" calcext:value-type="string">
            <text:p>ACT-R</text:p>
          </table:table-cell>
          <table:table-cell office:value-type="string" calcext:value-type="string">
            <text:p>Koedinger2002</text:p>
          </table:table-cell>
          <table:table-cell office:value-type="string" calcext:value-type="string">
            <text:p>K. R. Koedinger and B. A. Maclaren, “Developing a Pedagogical Domain Theory of Early Algebra Problem Solving,” Tech. Rep. C., 2002.</text:p>
          </table:table-cell>
        </table:table-row>
        <table:table-row table:style-name="ro1">
          <table:table-cell office:value-type="string" calcext:value-type="string">
            <text:p>ACT-R</text:p>
          </table:table-cell>
          <table:table-cell office:value-type="string" calcext:value-type="string">
            <text:p>Koedinger1991</text:p>
          </table:table-cell>
          <table:table-cell office:value-type="string" calcext:value-type="string">
            <text:p>K. R. Koedinger and J. R. Anderson, “Interaction of Deductive and Inductive reasoning Strategies in Geometry Novices,” in Proceedings of the 14th Annual Conference of the Cognitive Science Society, 1991.</text:p>
          </table:table-cell>
        </table:table-row>
        <table:table-row table:style-name="ro1">
          <table:table-cell office:value-type="string" calcext:value-type="string">
            <text:p>ACT-R</text:p>
          </table:table-cell>
          <table:table-cell office:value-type="string" calcext:value-type="string">
            <text:p>Koedinger1995</text:p>
          </table:table-cell>
          <table:table-cell office:value-type="string" calcext:value-type="string">
            <text:p>K. R. Koedinger and J. R. Anderson, “Illustrating Principled Design: The Early Evolution of a Cognitive Tutor for Algebra Symbolization,” Interact. Learn. Environ., vol. 5, no. 1, pp. 161–179, 1998.</text:p>
          </table:table-cell>
        </table:table-row>
        <table:table-row table:style-name="ro1">
          <table:table-cell office:value-type="string" calcext:value-type="string">
            <text:p>ACT-R</text:p>
          </table:table-cell>
          <table:table-cell office:value-type="string" calcext:value-type="string">
            <text:p>Koedinger1997</text:p>
          </table:table-cell>
          <table:table-cell office:value-type="string" calcext:value-type="string">
            <text:p>K. R. Koedinger, J. R. Anderson, W. H. Hadley, and M. A. Mark, “Intelligent Tutoring Goes To School in the Big City,” Int. J. Artif. Intell. Educ., vol. 8, pp. 30–43, 1997.</text:p>
          </table:table-cell>
        </table:table-row>
        <table:table-row table:style-name="ro1">
          <table:table-cell office:value-type="string" calcext:value-type="string">
            <text:p>ACT-R</text:p>
          </table:table-cell>
          <table:table-cell office:value-type="string" calcext:value-type="string">
            <text:p>Kottlors2006</text:p>
          </table:table-cell>
          <table:table-cell office:value-type="string" calcext:value-type="string">
            <text:p>J. Kottlors, D. Brand, and M. Ragni, “Modeling Behavior of Attention-Deficit-Disorder Patients in a N-Back Task,” in Proceedings of 11th International Conference on Cognitive Modeling (ICCM 2012), 2012, pp. 297–302.</text:p>
          </table:table-cell>
        </table:table-row>
        <table:table-row table:style-name="ro1">
          <table:table-cell office:value-type="string" calcext:value-type="string">
            <text:p>ACT-R</text:p>
          </table:table-cell>
          <table:table-cell office:value-type="string" calcext:value-type="string">
            <text:p>Kronauer2007</text:p>
          </table:table-cell>
          <table:table-cell office:value-type="string" calcext:value-type="string">
            <text:p>R. E. Kronauer, G. Gunzelmann, H. P. A. Van Dongen, F. J. Doyle, and E. B. Klerman, “Uncovering Physiologic Mechanisms of Circadian Rhythms and Sleep/Wake Regulation through Mathematical modeling,” Journal of Biological Rhythms, 22(3), pp. 233-245, 2007.</text:p>
          </table:table-cell>
        </table:table-row>
        <table:table-row table:style-name="ro1">
          <table:table-cell office:value-type="string" calcext:value-type="string">
            <text:p>ACT-R</text:p>
          </table:table-cell>
          <table:table-cell office:value-type="string" calcext:value-type="string">
            <text:p>Kushleyeva2000</text:p>
          </table:table-cell>
          <table:table-cell office:value-type="string" calcext:value-type="string">
            <text:p>Y. Kushleyeva and D. D. Salvucci, “Human Multitasking : Towards an ACT-R Task-Independent General Executive General Executive in Human Multitasking,” Proceedings of the Annual Meeting of the Cognitive Science Society, 25(25), 2003.</text:p>
          </table:table-cell>
        </table:table-row>
        <table:table-row table:style-name="ro1">
          <table:table-cell office:value-type="string" calcext:value-type="string">
            <text:p>ACT-R</text:p>
          </table:table-cell>
          <table:table-cell office:value-type="string" calcext:value-type="string">
            <text:p>Kushleyeva2005a</text:p>
          </table:table-cell>
          <table:table-cell office:value-type="string" calcext:value-type="string">
            <text:p>Y. Kushleyeva, D. D. Salvucci, and F. J. Lee, “Deciding When to Switch Tasks in Time-Critical Multitasking,” Cogn. Syst. Res., vol. 6, no. 1, pp. 41–49, 2005.</text:p>
          </table:table-cell>
        </table:table-row>
        <table:table-row table:style-name="ro2">
          <table:table-cell office:value-type="string" calcext:value-type="string">
            <text:p>ACT-R</text:p>
          </table:table-cell>
          <table:table-cell office:value-type="string" calcext:value-type="string">
            <text:p>Learning2005</text:p>
          </table:table-cell>
          <table:table-cell office:value-type="string" calcext:value-type="string">
            <text:p>A. A. Petrov, “Computationally Efficient Approximation of the Base-Level Learning Equation in ACT-R,” Proceedings of the 7<text:span text:style-name="T1">th</text:span> International Conference on Cognitive Modeling, 2006.</text:p>
          </table:table-cell>
        </table:table-row>
        <table:table-row table:style-name="ro1">
          <table:table-cell office:value-type="string" calcext:value-type="string">
            <text:p>ACT-R</text:p>
          </table:table-cell>
          <table:table-cell office:value-type="string" calcext:value-type="string">
            <text:p>Learning2007</text:p>
          </table:table-cell>
          <table:table-cell office:value-type="string" calcext:value-type="string">
            <text:p>S. Ritter, J. R. Anderson, K. R. Koedinger and A. Corbett, “Cognitive Tutor : Applied research in mathematics education,” Psychonomic Bulletin &amp; Review, vol. 14, no. 2, pp. 249–255, 2007.</text:p>
          </table:table-cell>
        </table:table-row>
        <table:table-row table:style-name="ro1">
          <table:table-cell office:value-type="string" calcext:value-type="string">
            <text:p>ACT-R</text:p>
          </table:table-cell>
          <table:table-cell office:value-type="string" calcext:value-type="string">
            <text:p>Lebiere1998</text:p>
          </table:table-cell>
          <table:table-cell office:value-type="string" calcext:value-type="string">
            <text:p>C. Lebiere, “Constrained Functionality : Application of the ACT-R Cognitive Architecture to the AMBR Modeling Comparison The ACT-R Cognitive Architecture,” Modeling human behavior with integrated cognitive architectures, Psychology Press, 2006.</text:p>
          </table:table-cell>
        </table:table-row>
        <table:table-row table:style-name="ro1">
          <table:table-cell office:value-type="string" calcext:value-type="string">
            <text:p>ACT-R</text:p>
          </table:table-cell>
          <table:table-cell office:value-type="string" calcext:value-type="string">
            <text:p>Lebiere1999</text:p>
          </table:table-cell>
          <table:table-cell office:value-type="string" calcext:value-type="string">
            <text:p>C. Lebiere, “The dynamics of cognition : An ACT-R model of cognitive arithmetic,” pp. 5–19, 1999.</text:p>
          </table:table-cell>
        </table:table-row>
        <table:table-row table:style-name="ro1">
          <table:table-cell office:value-type="string" calcext:value-type="string">
            <text:p>ACT-R</text:p>
          </table:table-cell>
          <table:table-cell office:value-type="string" calcext:value-type="string">
            <text:p>Lebiere2001</text:p>
          </table:table-cell>
          <table:table-cell office:value-type="string" calcext:value-type="string">
            <text:p>C. Lebiere, J. R. Anderson, and D. Bothell, “Multi-Tasking and Cognitive Workload in an ACT-R Model of a Simplified Air Traffic Control Task,” in Proceedings of the Tenth Conference on Computer Generated Forces and Behavioral Representation, 2001.</text:p>
          </table:table-cell>
        </table:table-row>
        <table:table-row table:style-name="ro1">
          <table:table-cell office:value-type="string" calcext:value-type="string">
            <text:p>ACT-R</text:p>
          </table:table-cell>
          <table:table-cell office:value-type="string" calcext:value-type="string">
            <text:p>Lebiere2015</text:p>
          </table:table-cell>
          <table:table-cell office:value-type="string" calcext:value-type="string">
            <text:p>C. Lebiere, S. Bennati, R. Thomson, P. Shakarian, and E. Nunes, “Functional Cognitive Models of Malware Identification,” in Proceedings of the13th Annual Conference on Cognitive Modelling, 2015.</text:p>
          </table:table-cell>
        </table:table-row>
        <table:table-row table:style-name="ro1">
          <table:table-cell office:value-type="string" calcext:value-type="string">
            <text:p>ACT-R</text:p>
          </table:table-cell>
          <table:table-cell office:value-type="string" calcext:value-type="string">
            <text:p>Lebiere2009</text:p>
          </table:table-cell>
          <table:table-cell office:value-type="string" calcext:value-type="string">
            <text:p>C. Lebiere and B. J. Best, “Balancing Long-Term Reinforcement and Short-Term Inhibition,” in Proceedings of the 31st annual conference of the cognitive science society, 2009.</text:p>
          </table:table-cell>
        </table:table-row>
        <table:table-row table:style-name="ro1">
          <table:table-cell office:value-type="string" calcext:value-type="string">
            <text:p>ACT-R</text:p>
          </table:table-cell>
          <table:table-cell office:value-type="string" calcext:value-type="string">
            <text:p>Lebiere2005</text:p>
          </table:table-cell>
          <table:table-cell office:value-type="string" calcext:value-type="string">
            <text:p>C. Lebiere, C. Gonzalez, and M. Martin, “Instance-Based Decision Making Model of Repeated Binary Choice,” in Proceedings of the International Conference on Cognitive Modeling, 2005.</text:p>
          </table:table-cell>
        </table:table-row>
        <table:table-row table:style-name="ro1">
          <table:table-cell office:value-type="string" calcext:value-type="string">
            <text:p>ACT-R</text:p>
          </table:table-cell>
          <table:table-cell office:value-type="string" calcext:value-type="string">
            <text:p>Lebiere2001a</text:p>
          </table:table-cell>
          <table:table-cell office:value-type="string" calcext:value-type="string">
            <text:p>C. Lebiere, R. Gray, D. Salvucci, and R. West, “Choice and Learning under Uncertainty: A Case Study in Baseball Batting,” in Proceedings of the 25th Annual Meeting of the Cognitive Science Society, 2003, pp. 704–709.</text:p>
          </table:table-cell>
        </table:table-row>
        <table:table-row table:style-name="ro1">
          <table:table-cell office:value-type="string" calcext:value-type="string">
            <text:p>ACT-R</text:p>
          </table:table-cell>
          <table:table-cell office:value-type="string" calcext:value-type="string">
            <text:p>Lebiere2013</text:p>
          </table:table-cell>
          <table:table-cell office:value-type="string" calcext:value-type="string">
            <text:p>C. Lebiere, P. Pirolli, R. Thomson, J. Paik, M. Rutledge-Taylor, J. Staszewski, and J. R. Anderson, “A functional model of sensemaking in a neurocognitive architecture,” Comput. Intell. Neurosci., vol. 2013, 2013.</text:p>
          </table:table-cell>
        </table:table-row>
        <table:table-row table:style-name="ro1">
          <table:table-cell office:value-type="string" calcext:value-type="string">
            <text:p>ACT-R</text:p>
          </table:table-cell>
          <table:table-cell office:value-type="string" calcext:value-type="string">
            <text:p>Lebiere1998a</text:p>
          </table:table-cell>
          <table:table-cell office:value-type="string" calcext:value-type="string">
            <text:p>C. Lebiere, D. Wallach, and N. Taatgen, “Implicit and explicit learning in ACT-R,” Proceedings of ECCM, 1998.</text:p>
          </table:table-cell>
        </table:table-row>
        <table:table-row table:style-name="ro1">
          <table:table-cell office:value-type="string" calcext:value-type="string">
            <text:p>ACT-R</text:p>
          </table:table-cell>
          <table:table-cell office:value-type="string" calcext:value-type="string">
            <text:p>Lee2001</text:p>
          </table:table-cell>
          <table:table-cell office:value-type="string" calcext:value-type="string">
            <text:p>F. J. Lee and S. J. Gamard, “Hide and Seek : Using Computational Cognitive Models to Develop and Test Autonomous Cognitive Agents for Complex and Dynamic Tasks Acknowledgments,” Proceedings of the Annual Meeting of the Cognitive Science Society, 25(25), 2001.</text:p>
          </table:table-cell>
        </table:table-row>
        <table:table-row table:style-name="ro1">
          <table:table-cell office:value-type="string" calcext:value-type="string">
            <text:p>ACT-R</text:p>
          </table:table-cell>
          <table:table-cell office:value-type="string" calcext:value-type="string">
            <text:p>Lee2001a</text:p>
          </table:table-cell>
          <table:table-cell office:value-type="string" calcext:value-type="string">
            <text:p>F. J. Lee and J. R. Anderson, “Does Learning a Complex Task Have to Be Complex ?: A Study in Learning Decomposition,” Cognitive Psychology, 42(3), pp. 267–316, 2001.</text:p>
          </table:table-cell>
        </table:table-row>
        <table:table-row table:style-name="ro1">
          <table:table-cell office:value-type="string" calcext:value-type="string">
            <text:p>ACT-R</text:p>
          </table:table-cell>
          <table:table-cell office:value-type="string" calcext:value-type="string">
            <text:p>Lee1995</text:p>
          </table:table-cell>
          <table:table-cell office:value-type="string" calcext:value-type="string">
            <text:p>F. J. Lee, J. R. Anderson, and M. P. Matessa, “Components of Dynamic Skill Acquisition,” in Proceedings of the Seventeenth Annual Conference of the Cognitive Science Society, 1995.</text:p>
          </table:table-cell>
        </table:table-row>
        <table:table-row table:style-name="ro1">
          <table:table-cell office:value-type="string" calcext:value-type="string">
            <text:p>ACT-R</text:p>
          </table:table-cell>
          <table:table-cell office:value-type="string" calcext:value-type="string">
            <text:p>Lee1982</text:p>
          </table:table-cell>
          <table:table-cell office:value-type="string" calcext:value-type="string">
            <text:p>F. J. Lee and N. A. Taatgen, “Multitasking as Skill Acquisition,” in Proceedings of the Cognitive Science Society, 2002.</text:p>
          </table:table-cell>
        </table:table-row>
        <table:table-row table:style-name="ro1">
          <table:table-cell office:value-type="string" calcext:value-type="string">
            <text:p>ACT-R</text:p>
          </table:table-cell>
          <table:table-cell office:value-type="string" calcext:value-type="string">
            <text:p>Lee2006</text:p>
          </table:table-cell>
          <table:table-cell office:value-type="string" calcext:value-type="string">
            <text:p>H. S. Lee, A. Anderson, S. Betts, and J. R. Anderson, “When does Provision of Instruction Promote Learning?,” Proceedings of the Annual Meeting of the Cognitive Science Society, 33(33), 2011.</text:p>
          </table:table-cell>
        </table:table-row>
        <table:table-row table:style-name="ro1">
          <table:table-cell office:value-type="string" calcext:value-type="string">
            <text:p>ACT-R</text:p>
          </table:table-cell>
          <table:table-cell office:value-type="string" calcext:value-type="string">
            <text:p>Lee2015</text:p>
          </table:table-cell>
          <table:table-cell office:value-type="string" calcext:value-type="string">
            <text:p>H. S. Lee, J. M. Fincham, and J. R. Anderson, “Learning From Examples Versus Verbal Directions in Mathematical Problem Solving,” Mind, Brain Educ., vol. 9, no. 4, pp. 232–245, 2015.</text:p>
          </table:table-cell>
        </table:table-row>
        <table:table-row table:style-name="ro1">
          <table:table-cell office:value-type="string" calcext:value-type="string">
            <text:p>ACT-R</text:p>
          </table:table-cell>
          <table:table-cell office:value-type="string" calcext:value-type="string">
            <text:p>Lende2009</text:p>
          </table:table-cell>
          <table:table-cell office:value-type="string" calcext:value-type="string">
            <text:p>L. K. Lende and N. Taatgen, “Modeling representational shifts in learning the number line,” in Proceedings of the International Conference on Cognitive Modeling, 2009.</text:p>
          </table:table-cell>
        </table:table-row>
        <table:table-row table:style-name="ro1">
          <table:table-cell office:value-type="string" calcext:value-type="string">
            <text:p>ACT-R</text:p>
          </table:table-cell>
          <table:table-cell office:value-type="string" calcext:value-type="string">
            <text:p>Lenk2011</text:p>
          </table:table-cell>
          <table:table-cell office:value-type="string" calcext:value-type="string">
            <text:p>J. C. Lenk, C. Mobus, J. Ozyurt, C. M. Thiel, and A. Claassen, “From fMRI Data To Cognitive Models: Testing the ACT-R Brain Mapping Hypothesis with an Ex-Post Model,” in Proceedings of the International Conference on Advanced Cognitive Technologies and Applications, 2011.</text:p>
          </table:table-cell>
        </table:table-row>
        <table:table-row table:style-name="ro1">
          <table:table-cell office:value-type="string" calcext:value-type="string">
            <text:p>ACT-R</text:p>
          </table:table-cell>
          <table:table-cell office:value-type="string" calcext:value-type="string">
            <text:p>Lewis2005</text:p>
          </table:table-cell>
          <table:table-cell office:value-type="string" calcext:value-type="string">
            <text:p>R. L. Lewis and S. Vasishth, “An Activation-Based Model of Sentence Processing as Skilled Memory Retrieval,” Cogn. Sci., vol. 29, pp. 375–419, 2005.</text:p>
          </table:table-cell>
        </table:table-row>
        <table:table-row table:style-name="ro1">
          <table:table-cell office:value-type="string" calcext:value-type="string">
            <text:p>ACT-R</text:p>
          </table:table-cell>
          <table:table-cell office:value-type="string" calcext:value-type="string">
            <text:p>Lewis2006</text:p>
          </table:table-cell>
          <table:table-cell office:value-type="string" calcext:value-type="string">
            <text:p>R. L. Lewis, S. Vasishth, and J. A. Van Dyke, “Computational principles of working memory in sentence comprehension Richard,” TRENDS Cogn. Sci., vol. 10, no. 10, 2006.</text:p>
          </table:table-cell>
        </table:table-row>
        <table:table-row table:style-name="ro1">
          <table:table-cell office:value-type="string" calcext:value-type="string">
            <text:p>ACT-R</text:p>
          </table:table-cell>
          <table:table-cell office:value-type="string" calcext:value-type="string">
            <text:p>Liao2011</text:p>
          </table:table-cell>
          <table:table-cell office:value-type="string" calcext:value-type="string">
            <text:p>Q. V. Liao, P. Pirolli, and W.-T. Fu, “An ACT-R Model of Credibility Judgment of Micro-blogging Web Pages Modeling Task and Preliminary Study,” in Proceedings of the International Conference on Cognitive Modeling, 2011, pp. 103–108.</text:p>
          </table:table-cell>
        </table:table-row>
        <table:table-row table:style-name="ro1">
          <table:table-cell office:value-type="string" calcext:value-type="string">
            <text:p>ACT-R</text:p>
          </table:table-cell>
          <table:table-cell office:value-type="string" calcext:value-type="string">
            <text:p>Lindsey2010</text:p>
          </table:table-cell>
          <table:table-cell office:value-type="string" calcext:value-type="string">
            <text:p>R. Lindsey, O. Lewis, H. Pashler, and M. Mozer, “Predicting Students’ Retention of Facts from Feedback during Study,” in Proceedings of the Cognitive Science Society, 2010.</text:p>
          </table:table-cell>
        </table:table-row>
        <table:table-row table:style-name="ro1">
          <table:table-cell office:value-type="string" calcext:value-type="string">
            <text:p>ACT-R</text:p>
          </table:table-cell>
          <table:table-cell office:value-type="string" calcext:value-type="string">
            <text:p>Lovett2005</text:p>
          </table:table-cell>
          <table:table-cell office:value-type="string" calcext:value-type="string">
            <text:p>M. C. Lovett, “A strategy-based interpretation of stroop,” Cogn. Sci., vol. 29, pp. 493–524, 2005.</text:p>
          </table:table-cell>
        </table:table-row>
        <table:table-row table:style-name="ro1">
          <table:table-cell office:value-type="string" calcext:value-type="string">
            <text:p>ACT-R</text:p>
          </table:table-cell>
          <table:table-cell office:value-type="string" calcext:value-type="string">
            <text:p>Lovett1992</text:p>
          </table:table-cell>
          <table:table-cell office:value-type="string" calcext:value-type="string">
            <text:p>M. C. Lovett and J. R. Anderson, “Making Heads or Tails out of Selecting Problem-Solving Strategies,” Cogn. Psychol., vol. 24, no. 4, pp. 535–585, 1992.</text:p>
          </table:table-cell>
        </table:table-row>
        <table:table-row table:style-name="ro2">
          <table:table-cell office:value-type="string" calcext:value-type="string">
            <text:p>ACT-R</text:p>
          </table:table-cell>
          <table:table-cell office:value-type="string" calcext:value-type="string">
            <text:p>Lyon2006</text:p>
          </table:table-cell>
          <table:table-cell office:value-type="string" calcext:value-type="string">
            <text:p>D. R. Lyon and G. Gunzelmann, “Virtual Travel Does Not Enhance Spatial Working Memory For Landmark-Free Paths Acknowledgments,”  Proceedings of the 28<text:span text:style-name="T1">th</text:span> Annual Meeting of the Cognitive Science Society, 2006.</text:p>
          </table:table-cell>
        </table:table-row>
        <table:table-row table:style-name="ro2">
          <table:table-cell office:value-type="string" calcext:value-type="string">
            <text:p>ACT-R</text:p>
          </table:table-cell>
          <table:table-cell office:value-type="string" calcext:value-type="string">
            <text:p>Lyon2005</text:p>
          </table:table-cell>
          <table:table-cell office:value-type="string" calcext:value-type="string">
            <text:p>D. R. Lyon, G. Gunzelmann, and K. A. Gluck, “Spatial Visualization in Two vs. Three Dimensions Acknowledgments,” Proceedings of the 27<text:span text:style-name="T1">th</text:span> Annual Meeting of the Cognitive Sciences Society, 2005.</text:p>
          </table:table-cell>
        </table:table-row>
        <table:table-row table:style-name="ro1">
          <table:table-cell office:value-type="string" calcext:value-type="string">
            <text:p>ACT-R</text:p>
          </table:table-cell>
          <table:table-cell office:value-type="string" calcext:value-type="string">
            <text:p>Lyon2004</text:p>
          </table:table-cell>
          <table:table-cell office:value-type="string" calcext:value-type="string">
            <text:p>D. R. Lyon, G. Gunzelmann, and K. A. Gluck, “Emulating a Visuospatial Memory Field Using ACT-R Acknowledgments,” ICCM, pp. 368–369, 2004.</text:p>
          </table:table-cell>
        </table:table-row>
        <table:table-row table:style-name="ro2">
          <table:table-cell office:value-type="string" calcext:value-type="string">
            <text:p>ACT-R</text:p>
          </table:table-cell>
          <table:table-cell office:value-type="string" calcext:value-type="string">
            <text:p>Lyon2006a</text:p>
          </table:table-cell>
          <table:table-cell office:value-type="string" calcext:value-type="string">
            <text:p>D. R. Lyon, G. Gunzelmann, and K. A. Gluck, “Key Components of Spatial Visualization Capacity,” Proceedings of the 7<text:span text:style-name="T1">th</text:span> International Conference on Cognitive Modeling, pp. 381–382, 2006.</text:p>
          </table:table-cell>
        </table:table-row>
        <table:table-row table:style-name="ro1">
          <table:table-cell office:value-type="string" calcext:value-type="string">
            <text:p>ACT-R</text:p>
          </table:table-cell>
          <table:table-cell office:value-type="string" calcext:value-type="string">
            <text:p>Lyon2007</text:p>
          </table:table-cell>
          <table:table-cell office:value-type="string" calcext:value-type="string">
            <text:p>D. R. Lyon, G. Gunzelmann, and K. A. Gluck, “Visualizing Egocentric vs. Exocentric Path Descriptions,” Proceedings of the Annual Meeting of the Cognitive Science Society, 29(29), 2007.</text:p>
          </table:table-cell>
        </table:table-row>
        <table:table-row table:style-name="ro1">
          <table:table-cell office:value-type="string" calcext:value-type="string">
            <text:p>ACT-R</text:p>
          </table:table-cell>
          <table:table-cell office:value-type="string" calcext:value-type="string">
            <text:p>Lyon2009</text:p>
          </table:table-cell>
          <table:table-cell office:value-type="string" calcext:value-type="string">
            <text:p>D. R. Lyon and G. Gunzelmann, “Visualizing Egocentric Path Descriptions: A Computational Model,” in Proceedings of the Ninth International Conference on Cognitive Modeling, 2009, pp. 2–3.</text:p>
          </table:table-cell>
        </table:table-row>
        <table:table-row table:style-name="ro1">
          <table:table-cell office:value-type="string" calcext:value-type="string">
            <text:p>ACT-R</text:p>
          </table:table-cell>
          <table:table-cell office:value-type="string" calcext:value-type="string">
            <text:p>Maanen1975</text:p>
          </table:table-cell>
          <table:table-cell office:value-type="string" calcext:value-type="string">
            <text:p>L. Van Maanen and H. Van Rijn, “An Accumulator Model Account of Semantic Interference in Memory Retrieval,” Proceedings of ICCM, 2006.</text:p>
          </table:table-cell>
        </table:table-row>
        <table:table-row table:style-name="ro1">
          <table:table-cell office:value-type="string" calcext:value-type="string">
            <text:p>ACT-R</text:p>
          </table:table-cell>
          <table:table-cell office:value-type="string" calcext:value-type="string">
            <text:p>Maanen2002</text:p>
          </table:table-cell>
          <table:table-cell office:value-type="string" calcext:value-type="string">
            <text:p>L. Van Maanen, “Mediating expert knowledge and visitor interest in art work recommendation,” LWA, 2007.</text:p>
          </table:table-cell>
        </table:table-row>
        <table:table-row table:style-name="ro1">
          <table:table-cell office:value-type="string" calcext:value-type="string">
            <text:p>ACT-R</text:p>
          </table:table-cell>
          <table:table-cell office:value-type="string" calcext:value-type="string">
            <text:p>Maanen2004</text:p>
          </table:table-cell>
          <table:table-cell office:value-type="string" calcext:value-type="string">
            <text:p>L. Van Maanen, J. Borst, C. Janssen, and H. Van Rijn, “Memory Structures as User Models,” in Proceedings of the 13th Annual ACT-R Workshop, 2006.</text:p>
          </table:table-cell>
        </table:table-row>
        <table:table-row table:style-name="ro1">
          <table:table-cell office:value-type="string" calcext:value-type="string">
            <text:p>ACT-R</text:p>
          </table:table-cell>
          <table:table-cell office:value-type="string" calcext:value-type="string">
            <text:p>Maanen1999</text:p>
          </table:table-cell>
          <table:table-cell office:value-type="string" calcext:value-type="string">
            <text:p>L. Van Maanen and J. N. Marewski, “Recommender Systems for Literature Selection : A Competition between Decision Making and Memory Models The Publication Assistant : A Memory Model,” pp. 2914–2919, 1999.</text:p>
          </table:table-cell>
        </table:table-row>
        <table:table-row table:style-name="ro1">
          <table:table-cell office:value-type="string" calcext:value-type="string">
            <text:p>ACT-R</text:p>
          </table:table-cell>
          <table:table-cell office:value-type="string" calcext:value-type="string">
            <text:p>Stocco2007</text:p>
          </table:table-cell>
          <table:table-cell office:value-type="string" calcext:value-type="string">
            <text:p>L. Van Maanen and H. Van Rijn, “An accumulator model of semantic interference,” Cogn. Syst. Res., vol. 8, pp. 174–181, 2007.</text:p>
          </table:table-cell>
        </table:table-row>
        <table:table-row table:style-name="ro1">
          <table:table-cell office:value-type="string" calcext:value-type="string">
            <text:p>ACT-R</text:p>
          </table:table-cell>
          <table:table-cell office:value-type="string" calcext:value-type="string">
            <text:p>Maanen2007</text:p>
          </table:table-cell>
          <table:table-cell office:value-type="string" calcext:value-type="string">
            <text:p>L. Van Maanen and H. Van Rijn, “The Picture-Word Interference Effect is a Stroop Effect After All,” in Proceedings of the Cognitive Science Society, 2008.</text:p>
          </table:table-cell>
        </table:table-row>
        <table:table-row table:style-name="ro1">
          <table:table-cell office:value-type="string" calcext:value-type="string">
            <text:p>ACT-R</text:p>
          </table:table-cell>
          <table:table-cell office:value-type="string" calcext:value-type="string">
            <text:p>Maanen2007a</text:p>
          </table:table-cell>
          <table:table-cell office:value-type="string" calcext:value-type="string">
            <text:p>L. Van Maanen and H. van Rijn, “Accounting for subliminal priming in ACT-R,” in Proceedings of the 8th International Conference on Cognitive Modeling, 2007.</text:p>
          </table:table-cell>
        </table:table-row>
        <table:table-row table:style-name="ro1">
          <table:table-cell office:value-type="string" calcext:value-type="string">
            <text:p>ACT-R</text:p>
          </table:table-cell>
          <table:table-cell office:value-type="string" calcext:value-type="string">
            <text:p>Maanen2008</text:p>
          </table:table-cell>
          <table:table-cell office:value-type="string" calcext:value-type="string">
            <text:p>L. Van Maanen and H. van Rijn, “The Locus of the Gratton Effect in Picture-Word Interference,” Top. Cogn. Sci., vol. 2, no. 1, 2010.</text:p>
          </table:table-cell>
        </table:table-row>
        <table:table-row table:style-name="ro1">
          <table:table-cell office:value-type="string" calcext:value-type="string">
            <text:p>ACT-R</text:p>
          </table:table-cell>
          <table:table-cell office:value-type="string" calcext:value-type="string">
            <text:p>Maanen2010</text:p>
          </table:table-cell>
          <table:table-cell office:value-type="string" calcext:value-type="string">
            <text:p>L. Van Maanen and H. van Rijn, “Locus of the Gratton Effect in Picture-Word Interference,” Top. Cogn. Sci., vol. 2, no. 1, pp. 168–180, 2010.</text:p>
          </table:table-cell>
        </table:table-row>
        <table:table-row table:style-name="ro1">
          <table:table-cell office:value-type="string" calcext:value-type="string">
            <text:p>ACT-R</text:p>
          </table:table-cell>
          <table:table-cell office:value-type="string" calcext:value-type="string">
            <text:p>Maanen2003</text:p>
          </table:table-cell>
          <table:table-cell office:value-type="string" calcext:value-type="string">
            <text:p>L. Van Maanen and R. Verbrugge, “A Computational Model of Second-Order Social Reasoning An ACT-R model of social reasoning,” in Proceedings of the International Conference on Cognitive Modeling, 2010.</text:p>
          </table:table-cell>
        </table:table-row>
        <table:table-row table:style-name="ro1">
          <table:table-cell office:value-type="string" calcext:value-type="string">
            <text:p>ACT-R</text:p>
          </table:table-cell>
          <table:table-cell office:value-type="string" calcext:value-type="string">
            <text:p>Marewski2009</text:p>
          </table:table-cell>
          <table:table-cell office:value-type="string" calcext:value-type="string">
            <text:p>J. N. Marewski and H. Olsson, “Beyond the Null Ritual Formal Modeling of Psychological Processes,” Journal of Psychology, vol. 217, no. 1, pp. 49–60, 2009.</text:p>
          </table:table-cell>
        </table:table-row>
        <table:table-row table:style-name="ro1">
          <table:table-cell office:value-type="string" calcext:value-type="string">
            <text:p>ACT-R</text:p>
          </table:table-cell>
          <table:table-cell office:value-type="string" calcext:value-type="string">
            <text:p>Marewski2011</text:p>
          </table:table-cell>
          <table:table-cell office:value-type="string" calcext:value-type="string">
            <text:p>J. N. Marewski and K. Mehlhorn, “Using the ACT-R architecture to specify 39 quantitative process models of decision making,” Judgm. Decis. Mak., vol. 6, no. 6, pp. 439–519, 2011.</text:p>
          </table:table-cell>
        </table:table-row>
        <table:table-row table:style-name="ro1">
          <table:table-cell office:value-type="string" calcext:value-type="string">
            <text:p>ACT-R</text:p>
          </table:table-cell>
          <table:table-cell office:value-type="string" calcext:value-type="string">
            <text:p>Martin2004</text:p>
          </table:table-cell>
          <table:table-cell office:value-type="string" calcext:value-type="string">
            <text:p>M. K. Martin, C. Gonzalez, and C. Lebiere, “Learning to Make Decisions in Dynamic Environments: ACT-R Plays the Beer Game,” in Proceedings of the sixth International Conference on Cognitive Modeling, 2004, pp. 178–183.</text:p>
          </table:table-cell>
        </table:table-row>
        <table:table-row table:style-name="ro1">
          <table:table-cell office:value-type="string" calcext:value-type="string">
            <text:p>ACT-R</text:p>
          </table:table-cell>
          <table:table-cell office:value-type="string" calcext:value-type="string">
            <text:p>Matessa2007</text:p>
          </table:table-cell>
          <table:table-cell office:value-type="string" calcext:value-type="string">
            <text:p>M. Matessa and J. R. Anderson, “An ACT-R Model of Adaptive Communication,” in Proceedings of the Third International Conference on Cognitive Modeling, 2007.</text:p>
          </table:table-cell>
        </table:table-row>
        <table:table-row table:style-name="ro1">
          <table:table-cell office:value-type="string" calcext:value-type="string">
            <text:p>ACT-R</text:p>
          </table:table-cell>
          <table:table-cell office:value-type="string" calcext:value-type="string">
            <text:p>Matessa2004</text:p>
          </table:table-cell>
          <table:table-cell office:value-type="string" calcext:value-type="string">
            <text:p>M. Matessa, “Anticipatory Eye Movements in Interleaving Templates of Human Behavior CPM-GOMS ACT-R ACT-Stitch,” Tech. Report, 2004.</text:p>
          </table:table-cell>
        </table:table-row>
        <table:table-row table:style-name="ro1">
          <table:table-cell office:value-type="string" calcext:value-type="string">
            <text:p>ACT-R</text:p>
          </table:table-cell>
          <table:table-cell office:value-type="string" calcext:value-type="string">
            <text:p>Matessa2004a</text:p>
          </table:table-cell>
          <table:table-cell office:value-type="string" calcext:value-type="string">
            <text:p>M. Matessa, “An ACT-R Modeling Framework for Interleaving Templates of Human Behavior,” in Proceedings of the Cognitive Science Society, 2004.</text:p>
          </table:table-cell>
        </table:table-row>
        <table:table-row table:style-name="ro1">
          <table:table-cell office:value-type="string" calcext:value-type="string">
            <text:p>ACT-R</text:p>
          </table:table-cell>
          <table:table-cell office:value-type="string" calcext:value-type="string">
            <text:p>Matessa1998</text:p>
          </table:table-cell>
          <table:table-cell office:value-type="string" calcext:value-type="string">
            <text:p>M. Matessa, “An ACT-R List Learning Representation for Training Prediction,” Poster Present. 32nd Annu. Conf. Cogn. Sci. Soc., 2010.</text:p>
          </table:table-cell>
        </table:table-row>
        <table:table-row table:style-name="ro1">
          <table:table-cell office:value-type="string" calcext:value-type="string">
            <text:p>ACT-R</text:p>
          </table:table-cell>
          <table:table-cell office:value-type="string" calcext:value-type="string">
            <text:p>Matessa1993</text:p>
          </table:table-cell>
          <table:table-cell office:value-type="string" calcext:value-type="string">
            <text:p>M. P. Matessa and J. R. Anderson, “Focused Learning in a Linguistic Environment,” Tech. Report, 2008.</text:p>
          </table:table-cell>
        </table:table-row>
        <table:table-row table:style-name="ro1">
          <table:table-cell office:value-type="string" calcext:value-type="string">
            <text:p>ACT-R</text:p>
          </table:table-cell>
          <table:table-cell office:value-type="string" calcext:value-type="string">
            <text:p>Matessa2000</text:p>
          </table:table-cell>
          <table:table-cell office:value-type="string" calcext:value-type="string">
            <text:p>M. Matessa and J. R. Anderson, “Modelling focused learning in role assignment,” Language and Cognitive Processes, vol. 15, no. 3, pp. 263–292, 2000.</text:p>
          </table:table-cell>
        </table:table-row>
        <table:table-row table:style-name="ro2">
          <table:table-cell office:value-type="string" calcext:value-type="string">
            <text:p>ACT-R</text:p>
          </table:table-cell>
          <table:table-cell office:value-type="string" calcext:value-type="string">
            <text:p>Matessa1997</text:p>
          </table:table-cell>
          <table:table-cell office:value-type="string" calcext:value-type="string">
            <text:p>M. Matessa, R. Archer, and R. Mui, “Dynamic Spatial Reasoning Capability in a Graphical Interface Evaluation Tool ACT-R,” Proceedings of the 8<text:span text:style-name="T1">th</text:span> International Conference on Cognitive Modeling, 2007.</text:p>
          </table:table-cell>
        </table:table-row>
        <table:table-row table:style-name="ro1">
          <table:table-cell office:value-type="string" calcext:value-type="string">
            <text:p>ACT-R</text:p>
          </table:table-cell>
          <table:table-cell office:value-type="string" calcext:value-type="string">
            <text:p>Mathan2005</text:p>
          </table:table-cell>
          <table:table-cell office:value-type="string" calcext:value-type="string">
            <text:p>S. A. Mathan and K. R. Koedinger, “Fostering the Intelligent Novice : Learning From Errors With Metacognitive Tutoring,” Educational psychologist, vol. 40, no. 4, pp. 257–265, 2005.</text:p>
          </table:table-cell>
        </table:table-row>
        <table:table-row table:style-name="ro1">
          <table:table-cell office:value-type="string" calcext:value-type="string">
            <text:p>ACT-R</text:p>
          </table:table-cell>
          <table:table-cell office:value-type="string" calcext:value-type="string">
            <text:p>Mckenziekerracardiffacuk1997</text:p>
          </table:table-cell>
          <table:table-cell office:value-type="string" calcext:value-type="string">
            <text:p>A. Mckenzie-Kerr and W. J. Macken, “Metamemory in Strategy Selection: Evidence for a Dissociation in Familiarity-Based Judgments between Semantics and Item Activation Strength,” <text:s/>Tech. Report, 1997.</text:p>
          </table:table-cell>
        </table:table-row>
        <table:table-row table:style-name="ro1">
          <table:table-cell office:value-type="string" calcext:value-type="string">
            <text:p>ACT-R</text:p>
          </table:table-cell>
          <table:table-cell office:value-type="string" calcext:value-type="string">
            <text:p>Misker2003</text:p>
          </table:table-cell>
          <table:table-cell office:value-type="string" calcext:value-type="string">
            <text:p>J. M. V. Misker and J. R. Anderson, “Combining Optimality Theory and a Cognitive Architecture,” in Proceedings of the Fifth International Conference on Cognitive Modeling, 2003, pp. 165–170.</text:p>
          </table:table-cell>
        </table:table-row>
        <table:table-row table:style-name="ro1">
          <table:table-cell office:value-type="string" calcext:value-type="string">
            <text:p>ACT-R</text:p>
          </table:table-cell>
          <table:table-cell office:value-type="string" calcext:value-type="string">
            <text:p>Missier2002</text:p>
          </table:table-cell>
          <table:table-cell office:value-type="string" calcext:value-type="string">
            <text:p>F. Del Missier and D. Fum, “Declarative and Procedural Strategies in Problem Solving: Evidence from the Toads and Frogs Puzzle,” in Proceedings of the Cognitive Science Society, 2002.</text:p>
          </table:table-cell>
        </table:table-row>
        <table:table-row table:style-name="ro1">
          <table:table-cell office:value-type="string" calcext:value-type="string">
            <text:p>ACT-R</text:p>
          </table:table-cell>
          <table:table-cell office:value-type="string" calcext:value-type="string">
            <text:p>Mobus2009</text:p>
          </table:table-cell>
          <table:table-cell office:value-type="string" calcext:value-type="string">
            <text:p>C. Möbus, J. C. Lenk, A. Claassen, J. Özyurt, and C. M. Thiel, “Checking the Brain Mapping Hypothesis: Predicting and Validating BOLD Curves for a Complex Task Using ACT-R,” Cogn. Syst. Res., vol. 12, no. 3–4, pp. 321–335, 2009.</text:p>
          </table:table-cell>
        </table:table-row>
        <table:table-row table:style-name="ro1">
          <table:table-cell office:value-type="string" calcext:value-type="string">
            <text:p>ACT-R</text:p>
          </table:table-cell>
          <table:table-cell office:value-type="string" calcext:value-type="string">
            <text:p>Moon2012</text:p>
          </table:table-cell>
          <table:table-cell office:value-type="string" calcext:value-type="string">
            <text:p>J. Moon and J. R. Anderson, “Modeling Millisecond Time Interval Estimation in Space Fortress Game,” in Proceedings of the 34th Annual Conference of the Cognitive Science Society, 2012.</text:p>
          </table:table-cell>
        </table:table-row>
        <table:table-row table:style-name="ro1">
          <table:table-cell office:value-type="string" calcext:value-type="string">
            <text:p>ACT-R</text:p>
          </table:table-cell>
          <table:table-cell office:value-type="string" calcext:value-type="string">
            <text:p>Moon2015</text:p>
          </table:table-cell>
          <table:table-cell office:value-type="string" calcext:value-type="string">
            <text:p>J. A. Moon, J. M. Fincham, S. Betts, and J. R. Anderson, “End Effects and Cross-Dimensional Interference in Identification of Time and Length: Evidence for a Common Memory Mechanism,” Cogn. Affect. Behav. Neurosci., vol. 15, no. 3, pp. 680–695, 2015.</text:p>
          </table:table-cell>
        </table:table-row>
        <table:table-row table:style-name="ro1">
          <table:table-cell office:value-type="string" calcext:value-type="string">
            <text:p>ACT-R</text:p>
          </table:table-cell>
          <table:table-cell office:value-type="string" calcext:value-type="string">
            <text:p>Moon2013</text:p>
          </table:table-cell>
          <table:table-cell office:value-type="string" calcext:value-type="string">
            <text:p>J. Moon and J. R. Anderson, “Timing in multitasking: Memory contamination and time pressure bias,” Cogn. Psychol., vol. 67, pp. 26–54, 2013.</text:p>
          </table:table-cell>
        </table:table-row>
        <table:table-row table:style-name="ro1">
          <table:table-cell office:value-type="string" calcext:value-type="string">
            <text:p>ACT-R</text:p>
          </table:table-cell>
          <table:table-cell office:value-type="string" calcext:value-type="string">
            <text:p>Jr2013</text:p>
          </table:table-cell>
          <table:table-cell office:value-type="string" calcext:value-type="string">
            <text:p>L. R. J. Moore and G. Gunzelmann, “The Impact of Sleep Loss on Time Estimation: Reconciling Conflicting Results through Modeling,” in Proceedings of the 12th International Conference on Cognitive Modeling, 2013, pp. 191–196.</text:p>
          </table:table-cell>
        </table:table-row>
        <table:table-row table:style-name="ro1">
          <table:table-cell office:value-type="string" calcext:value-type="string">
            <text:p>ACT-R</text:p>
          </table:table-cell>
          <table:table-cell office:value-type="string" calcext:value-type="string">
            <text:p>Jr2010</text:p>
          </table:table-cell>
          <table:table-cell office:value-type="string" calcext:value-type="string">
            <text:p>L. R. J. Moore, G. Gunzelmann, and J. W. Brown, “Modeling Statistical Learning and Response Inhibition with the Change Signal Task,” in Proceedings of the 10th International Conference on Cognitive Modeling, 2010, pp. 169–174.</text:p>
          </table:table-cell>
        </table:table-row>
        <table:table-row table:style-name="ro1">
          <table:table-cell office:value-type="string" calcext:value-type="string">
            <text:p>ACT-R</text:p>
          </table:table-cell>
          <table:table-cell office:value-type="string" calcext:value-type="string">
            <text:p>Moore2013</text:p>
          </table:table-cell>
          <table:table-cell office:value-type="string" calcext:value-type="string">
            <text:p>L. R. Moore and G. Gunzelmann, “Task artifacts and strategic adaptation in the change signal task,” Cogn. Syst. Res., vol. 24, pp. 35–42, 2013.</text:p>
          </table:table-cell>
        </table:table-row>
        <table:table-row table:style-name="ro1">
          <table:table-cell office:value-type="string" calcext:value-type="string">
            <text:p>ACT-R</text:p>
          </table:table-cell>
          <table:table-cell office:value-type="string" calcext:value-type="string">
            <text:p>Jr2012</text:p>
          </table:table-cell>
          <table:table-cell office:value-type="string" calcext:value-type="string">
            <text:p>L. R. Moore, G. Gunzelmann, and M. Daigle, “One Model, Two Tasks: Decomposing the Change Signal Task,” in Proceedings of the 11th International Conference on Cognitive Modeling, 2012, pp. 224–229.</text:p>
          </table:table-cell>
        </table:table-row>
        <table:table-row table:style-name="ro1">
          <table:table-cell office:value-type="string" calcext:value-type="string">
            <text:p>ACT-R</text:p>
          </table:table-cell>
          <table:table-cell office:value-type="string" calcext:value-type="string">
            <text:p>Act-r1998</text:p>
          </table:table-cell>
          <table:table-cell office:value-type="string" calcext:value-type="string">
            <text:p>B. Muller and W. Schoppek, “Acquisition and Use of Mental Operators: Multinomial Modeling versus ACT-R,” Proceedings of EuroCogSci, 2003.</text:p>
          </table:table-cell>
        </table:table-row>
        <table:table-row table:style-name="ro1">
          <table:table-cell office:value-type="string" calcext:value-type="string">
            <text:p>ACT-R</text:p>
          </table:table-cell>
          <table:table-cell office:value-type="string" calcext:value-type="string">
            <text:p>Myers2010</text:p>
          </table:table-cell>
          <table:table-cell office:value-type="string" calcext:value-type="string">
            <text:p>C. W. Myers and K. A. Gluck, “Validating Computational Cognitive Process Models across Multiple Timescales,” vol. 2, no. 2, pp. 108–127, 2010.</text:p>
          </table:table-cell>
        </table:table-row>
        <table:table-row table:style-name="ro2">
          <table:table-cell office:value-type="string" calcext:value-type="string">
            <text:p>ACT-R</text:p>
          </table:table-cell>
          <table:table-cell office:value-type="string" calcext:value-type="string">
            <text:p>Najjar2005</text:p>
          </table:table-cell>
          <table:table-cell office:value-type="string" calcext:value-type="string">
            <text:p>M. Najjar and A. Mayers, “Retrieving of Remembrances via a Computational Cognitive Model of Knowledge Representation The ACT-R Architecture,” Proceedings of the 28<text:span text:style-name="T1">th</text:span> Cognitive Science Society Meeting, 2006.</text:p>
          </table:table-cell>
        </table:table-row>
        <table:table-row table:style-name="ro1">
          <table:table-cell office:value-type="string" calcext:value-type="string">
            <text:p>ACT-R</text:p>
          </table:table-cell>
          <table:table-cell office:value-type="string" calcext:value-type="string">
            <text:p>Napoli2009</text:p>
          </table:table-cell>
          <table:table-cell office:value-type="string" calcext:value-type="string">
            <text:p>A. Napoli and D. Fum, “Applying Occam’s razor to paper (and rock and scissors, too): Why simpler models are sometimes better,” in Proceedings of the 9th International Conference of Cognitive Modeling, 2009.</text:p>
          </table:table-cell>
        </table:table-row>
        <table:table-row table:style-name="ro1">
          <table:table-cell office:value-type="string" calcext:value-type="string">
            <text:p>ACT-R</text:p>
          </table:table-cell>
          <table:table-cell office:value-type="string" calcext:value-type="string">
            <text:p>Napoli2010</text:p>
          </table:table-cell>
          <table:table-cell office:value-type="string" calcext:value-type="string">
            <text:p>A. Napoli and D. Fum, “Rewards and Punishments in Iterated Decision Making: An Explanation for the Frequency of the Contingent Event Effect,” in Proceedings of the 10th International Conference on Cognitive Modeling, 2010.</text:p>
          </table:table-cell>
        </table:table-row>
        <table:table-row table:style-name="ro1">
          <table:table-cell office:value-type="string" calcext:value-type="string">
            <text:p>ACT-R</text:p>
          </table:table-cell>
          <table:table-cell office:value-type="string" calcext:value-type="string">
            <text:p>Napoli2008</text:p>
          </table:table-cell>
          <table:table-cell office:value-type="string" calcext:value-type="string">
            <text:p>A. Napoli and D. Fum, “Mentalizing in games : A subtractive behavioral study of Prisoner’s Dilemma,” Proceedings of the Annual Meeting of the Cognitive Science Society, 32(32), pp. 338–343, 2010.</text:p>
          </table:table-cell>
        </table:table-row>
        <table:table-row table:style-name="ro2">
          <table:table-cell office:value-type="string" calcext:value-type="string">
            <text:p>ACT-R</text:p>
          </table:table-cell>
          <table:table-cell office:value-type="string" calcext:value-type="string">
            <text:p>Nellen1999</text:p>
          </table:table-cell>
          <table:table-cell office:value-type="string" calcext:value-type="string">
            <text:p>S. Nellen, “The use of the ‘ Take The Best ’ Heuristic under different conditions, modeled with ACT-R,” Proceedings of the 5<text:span text:style-name="T1">th</text:span> International Conference on Cognitive Modeling, 2003.</text:p>
          </table:table-cell>
        </table:table-row>
        <table:table-row table:style-name="ro1">
          <table:table-cell office:value-type="string" calcext:value-type="string">
            <text:p>ACT-R</text:p>
          </table:table-cell>
          <table:table-cell office:value-type="string" calcext:value-type="string">
            <text:p>Nguyen2006</text:p>
          </table:table-cell>
          <table:table-cell office:value-type="string" calcext:value-type="string">
            <text:p>T. M. Nguyen and D. D. Salvucci, “Piano Playing: A Model of Sight-Reading and Rhythmic Timing,” in Proceedings of the Seventh International Conference on Cognitive Modeling, 2006.</text:p>
          </table:table-cell>
        </table:table-row>
        <table:table-row table:style-name="ro1">
          <table:table-cell office:value-type="string" calcext:value-type="string">
            <text:p>ACT-R</text:p>
          </table:table-cell>
          <table:table-cell office:value-type="string" calcext:value-type="string">
            <text:p>Nijboer2013</text:p>
          </table:table-cell>
          <table:table-cell office:value-type="string" calcext:value-type="string">
            <text:p>M. Nijboer, J. P. Borst, H. Van Rijn, and N. A. Taatgen, “Predicting Interference in Concurrent Multitasking,” in Proceedings of the 12th International Conference on Cognitive Modeling, 2013.</text:p>
          </table:table-cell>
        </table:table-row>
        <table:table-row table:style-name="ro1">
          <table:table-cell office:value-type="string" calcext:value-type="string">
            <text:p>ACT-R</text:p>
          </table:table-cell>
          <table:table-cell office:value-type="string" calcext:value-type="string">
            <text:p>Nijboer2016</text:p>
          </table:table-cell>
          <table:table-cell office:value-type="string" calcext:value-type="string">
            <text:p>M. Nijboer, J. Borst, H. Van Rijn, and N. Taatgen, “Contrasting single and multi-component working-memory systems in dual tasking,” Cogn. Psychol., vol. 86, pp. 1–26, 2016.</text:p>
          </table:table-cell>
        </table:table-row>
        <table:table-row table:style-name="ro1">
          <table:table-cell office:value-type="string" calcext:value-type="string">
            <text:p>ACT-R</text:p>
          </table:table-cell>
          <table:table-cell office:value-type="string" calcext:value-type="string">
            <text:p>Nyamsuren2014</text:p>
          </table:table-cell>
          <table:table-cell office:value-type="string" calcext:value-type="string">
            <text:p>E. Nyamsuren and N. A. Taatgen, “Human Reasoning Module,” Biol. Inspired Cogn. Archit., vol. 8, 2014.</text:p>
          </table:table-cell>
        </table:table-row>
        <table:table-row table:style-name="ro1">
          <table:table-cell office:value-type="string" calcext:value-type="string">
            <text:p>ACT-R</text:p>
          </table:table-cell>
          <table:table-cell office:value-type="string" calcext:value-type="string">
            <text:p>Nyamsuren2013a</text:p>
          </table:table-cell>
          <table:table-cell office:value-type="string" calcext:value-type="string">
            <text:p>E. Nyamsuren and N. A. Taatgen, “Pre-attentive and attentive vision module,” Cogn. Syst. Res., pp. 211–216, 2013.</text:p>
          </table:table-cell>
        </table:table-row>
        <table:table-row table:style-name="ro1">
          <table:table-cell office:value-type="string" calcext:value-type="string">
            <text:p>ACT-R</text:p>
          </table:table-cell>
          <table:table-cell office:value-type="string" calcext:value-type="string">
            <text:p>Real2002</text:p>
          </table:table-cell>
          <table:table-cell office:value-type="string" calcext:value-type="string">
            <text:p>J. Oliva, J. I. Serrano, M. D. Del Castillo, and A. Iglesias, “Cognitive Modeling of the Acquisition of a Highly Inflected Verbal System,” in Proceedings of the International Conference on Cognitive Modeling, 2010, pp. 181–186.</text:p>
          </table:table-cell>
        </table:table-row>
        <table:table-row table:style-name="ro1">
          <table:table-cell office:value-type="string" calcext:value-type="string">
            <text:p>ACT-R</text:p>
          </table:table-cell>
          <table:table-cell office:value-type="string" calcext:value-type="string">
            <text:p>Orendain2005</text:p>
          </table:table-cell>
          <table:table-cell office:value-type="string" calcext:value-type="string">
            <text:p>A. D. O. Orendain and S. Wood, “An account of cognitive flexibility and inflexibility for a complex dynamic task,” Proceedings of the International Conference on Cognitive Modeling. pp. 49–54, 2012.</text:p>
          </table:table-cell>
        </table:table-row>
        <table:table-row table:style-name="ro1">
          <table:table-cell office:value-type="string" calcext:value-type="string">
            <text:p>ACT-R</text:p>
          </table:table-cell>
          <table:table-cell office:value-type="string" calcext:value-type="string">
            <text:p>Orendain2010</text:p>
          </table:table-cell>
          <table:table-cell office:value-type="string" calcext:value-type="string">
            <text:p>A. D. O. Orendain and S. Wood, “Cognitive Modeling of Strategies in Dynamic Tasks,” in Proceedings of the 10th International Conference on Cognitive Modeling, 2010.</text:p>
          </table:table-cell>
        </table:table-row>
        <table:table-row table:style-name="ro1">
          <table:table-cell office:value-type="string" calcext:value-type="string">
            <text:p>ACT-R</text:p>
          </table:table-cell>
          <table:table-cell office:value-type="string" calcext:value-type="string">
            <text:p>Paik2013</text:p>
          </table:table-cell>
          <table:table-cell office:value-type="string" calcext:value-type="string">
            <text:p>J. Paik, P. Pirolli, W. Dong, C. Lebiere, and R. Thomson, “An ACT-R Model of Sensemaking in Geospatial Intelligence Tasks,” in Proceedings of the Annual Conference on Behavior Representation in Modeling and Simulation, 2013.</text:p>
          </table:table-cell>
        </table:table-row>
        <table:table-row table:style-name="ro1">
          <table:table-cell office:value-type="string" calcext:value-type="string">
            <text:p>ACT-R</text:p>
          </table:table-cell>
          <table:table-cell office:value-type="string" calcext:value-type="string">
            <text:p>Germany2007</text:p>
          </table:table-cell>
          <table:table-cell office:value-type="string" calcext:value-type="string">
            <text:p>N. Pape and L. Urbas, “Testing a Quantitative Model of Time Estimation in a Load-Switch Scenario,” Proc. Int. Conf. Cogn. Model., 2009.</text:p>
          </table:table-cell>
        </table:table-row>
        <table:table-row table:style-name="ro1">
          <table:table-cell office:value-type="string" calcext:value-type="string">
            <text:p>ACT-R</text:p>
          </table:table-cell>
          <table:table-cell office:value-type="string" calcext:value-type="string">
            <text:p>Pape2008</text:p>
          </table:table-cell>
          <table:table-cell office:value-type="string" calcext:value-type="string">
            <text:p>N. Pape and L. Urbas, “A Model of Time-Estimation Considering Working Memory Demands,” Proc. 30th Annu. Conf. Cogn. Sci. Soc., pp. 1543–1548, 2008.</text:p>
          </table:table-cell>
        </table:table-row>
        <table:table-row table:style-name="ro1">
          <table:table-cell office:value-type="string" calcext:value-type="string">
            <text:p>ACT-R</text:p>
          </table:table-cell>
          <table:table-cell office:value-type="string" calcext:value-type="string">
            <text:p>Pavlik1979</text:p>
          </table:table-cell>
          <table:table-cell office:value-type="string" calcext:value-type="string">
            <text:p>P. I. Pavlik, “An ACT-R Model of Memory Applied to Finding the Optimal Schedule of Practice Optimization,” ICCM, 2004.</text:p>
          </table:table-cell>
        </table:table-row>
        <table:table-row table:style-name="ro1">
          <table:table-cell office:value-type="string" calcext:value-type="string">
            <text:p>ACT-R</text:p>
          </table:table-cell>
          <table:table-cell office:value-type="string" calcext:value-type="string">
            <text:p>Jr2006</text:p>
          </table:table-cell>
          <table:table-cell office:value-type="string" calcext:value-type="string">
            <text:p>P. I. J. Pavlik, N. Presson, G. Dozzi, S. Wu, B. MacWhinney, and K. R. Koedinger, “The FaCT (Fact and Concept Training) System: A New Tool Linking Cognitive Science with Educators,” in Proceedings of the Cognitive Science Society, 2007, pp. 1379–1384.</text:p>
          </table:table-cell>
        </table:table-row>
        <table:table-row table:style-name="ro1">
          <table:table-cell office:value-type="string" calcext:value-type="string">
            <text:p>ACT-R</text:p>
          </table:table-cell>
          <table:table-cell office:value-type="string" calcext:value-type="string">
            <text:p>Pavlik2008</text:p>
          </table:table-cell>
          <table:table-cell office:value-type="string" calcext:value-type="string">
            <text:p>P. I. Pavlik and J. R. Anderson, “Using a Model to Compute the Optimal Schedule of Practice,” J. Exp. Psychol. Appl., vol. 14, no. 2, pp. 101–117, 2008.</text:p>
          </table:table-cell>
        </table:table-row>
        <table:table-row table:style-name="ro1">
          <table:table-cell office:value-type="string" calcext:value-type="string">
            <text:p>ACT-R</text:p>
          </table:table-cell>
          <table:table-cell office:value-type="string" calcext:value-type="string">
            <text:p>Pavlik2003</text:p>
          </table:table-cell>
          <table:table-cell office:value-type="string" calcext:value-type="string">
            <text:p>P. I. Pavlik and J. R. Anderson, “An ACT-R model of the Spacing Effect,” in Proceeid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Pavlik1998</text:p>
          </table:table-cell>
          <table:table-cell office:value-type="string" calcext:value-type="string">
            <text:p>P. Pavlik and J. Anderson, “Mental Rotation Transfer,” Proceedings of the Annual Meeting of the Cognitive Science Society, 24(24), 2002.</text:p>
          </table:table-cell>
        </table:table-row>
        <table:table-row table:style-name="ro1">
          <table:table-cell office:value-type="string" calcext:value-type="string">
            <text:p>ACT-R</text:p>
          </table:table-cell>
          <table:table-cell office:value-type="string" calcext:value-type="string">
            <text:p>Peebles2013</text:p>
          </table:table-cell>
          <table:table-cell office:value-type="string" calcext:value-type="string">
            <text:p>D. Peebles, “Strategy and pattern recognition in expert comprehension of 2 x 2 interaction graphs,” Cogn. Syst. Res., vol. 24, pp. 43–51, 2013.</text:p>
          </table:table-cell>
        </table:table-row>
        <table:table-row table:style-name="ro1">
          <table:table-cell office:value-type="string" calcext:value-type="string">
            <text:p>ACT-R</text:p>
          </table:table-cell>
          <table:table-cell office:value-type="string" calcext:value-type="string">
            <text:p>Peebles1998</text:p>
          </table:table-cell>
          <table:table-cell office:value-type="string" calcext:value-type="string">
            <text:p>D. Peebles, “A cognitive architecture-based model of graph comprehension,” Proceedings of ICCM, 2012.</text:p>
          </table:table-cell>
        </table:table-row>
        <table:table-row table:style-name="ro1">
          <table:table-cell office:value-type="string" calcext:value-type="string">
            <text:p>ACT-R</text:p>
          </table:table-cell>
          <table:table-cell office:value-type="string" calcext:value-type="string">
            <text:p>Peebles2003</text:p>
          </table:table-cell>
          <table:table-cell office:value-type="string" calcext:value-type="string">
            <text:p>D. Peebles and P. C. Cheng, “Modeling the Effect of Task and Graphical Representation on Response Latency in a Graph Reading Task,” Hum. Factors, vol. 45, no. 1, pp. 1–15, 2003.</text:p>
          </table:table-cell>
        </table:table-row>
        <table:table-row table:style-name="ro1">
          <table:table-cell office:value-type="string" calcext:value-type="string">
            <text:p>ACT-R</text:p>
          </table:table-cell>
          <table:table-cell office:value-type="string" calcext:value-type="string">
            <text:p>Peebles2004</text:p>
          </table:table-cell>
          <table:table-cell office:value-type="string" calcext:value-type="string">
            <text:p>D. Peebles and A. L. Cox, “Modelling Interactive Behaviour with a Rational Cognitive Architecture,” Human computer interaction research in Web design and evaluation, 2007.</text:p>
          </table:table-cell>
        </table:table-row>
        <table:table-row table:style-name="ro1">
          <table:table-cell office:value-type="string" calcext:value-type="string">
            <text:p>ACT-R</text:p>
          </table:table-cell>
          <table:table-cell office:value-type="string" calcext:value-type="string">
            <text:p>Peebles</text:p>
          </table:table-cell>
          <table:table-cell office:value-type="string" calcext:value-type="string">
            <text:p>D. Peebles and C. Jones, “A model of object location memory,” in Proceedings of the 36th Annual Conference of the Cognitive Science Society, 2014, pp. 2747–2752.</text:p>
          </table:table-cell>
        </table:table-row>
        <table:table-row table:style-name="ro1">
          <table:table-cell office:value-type="string" calcext:value-type="string">
            <text:p>ACT-R</text:p>
          </table:table-cell>
          <table:table-cell office:value-type="string" calcext:value-type="string">
            <text:p>Petrov2011</text:p>
          </table:table-cell>
          <table:table-cell office:value-type="string" calcext:value-type="string">
            <text:p>A. A. Petrov, “Category Rating Is Based on Prototypes and Not Instances : Evidence from Feedback-Dependent Context Effects,” Journal of Experimental Psychology: Human Perception and Performance, vol. 37, no. 2, pp. 336–356, 2011.</text:p>
          </table:table-cell>
        </table:table-row>
        <table:table-row table:style-name="ro1">
          <table:table-cell office:value-type="string" calcext:value-type="string">
            <text:p>ACT-R</text:p>
          </table:table-cell>
          <table:table-cell office:value-type="string" calcext:value-type="string">
            <text:p>Pirolli2004</text:p>
          </table:table-cell>
          <table:table-cell office:value-type="string" calcext:value-type="string">
            <text:p>P. Pirolli, “The Use of Proximal Information Scent to Forage for Distal Content on the World Wide Web,” in Working with Technology in Mind: Brunswikian Resources for Cognitive Science and Engineering, A. Kirlik, Ed. Oxford University Press, 2004.</text:p>
          </table:table-cell>
        </table:table-row>
        <table:table-row table:style-name="ro1">
          <table:table-cell office:value-type="string" calcext:value-type="string">
            <text:p>ACT-R</text:p>
          </table:table-cell>
          <table:table-cell office:value-type="string" calcext:value-type="string">
            <text:p>Pirolli2003</text:p>
          </table:table-cell>
          <table:table-cell office:value-type="string" calcext:value-type="string">
            <text:p>P. Pirolli and W.-T. Fu, “SNIF-ACT: A Model of Information Foraging on the World Wide Web,” in Proceedings of the Ninth International Conference on User Modeling, 2003.</text:p>
          </table:table-cell>
        </table:table-row>
        <table:table-row table:style-name="ro1">
          <table:table-cell office:value-type="string" calcext:value-type="string">
            <text:p>ACT-R</text:p>
          </table:table-cell>
          <table:table-cell office:value-type="string" calcext:value-type="string">
            <text:p>Program2000</text:p>
          </table:table-cell>
          <table:table-cell office:value-type="string" calcext:value-type="string">
            <text:p>W. D. Gray, “The Nature and Processing of Errors in Interactive Behavior,” Cognitive Science, 24(2), 2000.</text:p>
          </table:table-cell>
        </table:table-row>
        <table:table-row table:style-name="ro1">
          <table:table-cell office:value-type="string" calcext:value-type="string">
            <text:p>ACT-R</text:p>
          </table:table-cell>
          <table:table-cell office:value-type="string" calcext:value-type="string">
            <text:p>Pyke2014</text:p>
          </table:table-cell>
          <table:table-cell office:value-type="string" calcext:value-type="string">
            <text:p>A. Pyke, S. Betts, J. M. Fincham, and J. R. Anderson, “Visuospatial referents facilitate the learning and transfer of mathematical operations: Extending the role of the angular gyrus,” Cogn. Affect. Behav. Neurosci., vol. 15, no. 1, pp. 229–250, 2014.</text:p>
          </table:table-cell>
        </table:table-row>
        <table:table-row table:style-name="ro1">
          <table:table-cell office:value-type="string" calcext:value-type="string">
            <text:p>ACT-R</text:p>
          </table:table-cell>
          <table:table-cell office:value-type="string" calcext:value-type="string">
            <text:p>Pyke2007</text:p>
          </table:table-cell>
          <table:table-cell office:value-type="string" calcext:value-type="string">
            <text:p>A. Pyke, R. L. West, and J.-A. LeFevre, “How Readers Retrieve Referents for Nouns in Real Time: A Memory-based Model of Context Effects on Referent Accessibility,” in Proceedings of the 8th International conference on Cognitive Modeling, 2007.</text:p>
          </table:table-cell>
        </table:table-row>
        <table:table-row table:style-name="ro1">
          <table:table-cell office:value-type="string" calcext:value-type="string">
            <text:p>ACT-R</text:p>
          </table:table-cell>
          <table:table-cell office:value-type="string" calcext:value-type="string">
            <text:p>Qin2004</text:p>
          </table:table-cell>
          <table:table-cell office:value-type="string" calcext:value-type="string">
            <text:p>Y. Qin, C. S. Carter, E. M. Silk, V. A. Stenger, K. Fissell, A. Goode, and J. R. Anderson, “The change of the brain activation patterns as children learn algebra equation solving,” Proceedings of the National Academy of Sciences, 101(15), 2004.</text:p>
          </table:table-cell>
        </table:table-row>
        <table:table-row table:style-name="ro1">
          <table:table-cell office:value-type="string" calcext:value-type="string">
            <text:p>ACT-R</text:p>
          </table:table-cell>
          <table:table-cell office:value-type="string" calcext:value-type="string">
            <text:p>Qin2003</text:p>
          </table:table-cell>
          <table:table-cell office:value-type="string" calcext:value-type="string">
            <text:p>Y. Qin, M. Sohn, J. R. Anderson, V. A. Stenger, K. Fissell, A. Goode, and C. S. Carter, “Predicting the practice effects on the blood oxygenation level-dependent ( BOLD ) function of fMRI in a symbolic manipulation task,” PNAS, vol. 100, no. 8, 2003.</text:p>
          </table:table-cell>
        </table:table-row>
        <table:table-row table:style-name="ro1">
          <table:table-cell office:value-type="string" calcext:value-type="string">
            <text:p>ACT-R</text:p>
          </table:table-cell>
          <table:table-cell office:value-type="string" calcext:value-type="string">
            <text:p>Ragni2006</text:p>
          </table:table-cell>
          <table:table-cell office:value-type="string" calcext:value-type="string">
            <text:p>M. Ragni, T. Fangmeier, and S. Brussow, “Deductive Spatial Reasoning: From Neurological Evidence to a Cognitive Model,” in Proceedings of the International Conference on Cognitive Modeling, 2010.</text:p>
          </table:table-cell>
        </table:table-row>
        <table:table-row table:style-name="ro1">
          <table:table-cell office:value-type="string" calcext:value-type="string">
            <text:p>ACT-R</text:p>
          </table:table-cell>
          <table:table-cell office:value-type="string" calcext:value-type="string">
            <text:p>Raufaste2006</text:p>
          </table:table-cell>
          <table:table-cell office:value-type="string" calcext:value-type="string">
            <text:p>É. Raufaste, “ATC in ACT-R: a Computational Model of Conflict Detection between Planes in Air Traffic Control,” in Proceedings of the International Conference on Human-Computer Interaction in Aeronautics, 2006.</text:p>
          </table:table-cell>
        </table:table-row>
        <table:table-row table:style-name="ro1">
          <table:table-cell office:value-type="string" calcext:value-type="string">
            <text:p>ACT-R</text:p>
          </table:table-cell>
          <table:table-cell office:value-type="string" calcext:value-type="string">
            <text:p>Ravizza2008</text:p>
          </table:table-cell>
          <table:table-cell office:value-type="string" calcext:value-type="string">
            <text:p>S. M. Ravizza, J. R. Anderson, and C. S. Carter, “Errors of mathematical processing : The relationship of accuracy to neural regions associated with retrieval or representation of the problem state,” Brain Res., vol. 8, 2008.</text:p>
          </table:table-cell>
        </table:table-row>
        <table:table-row table:style-name="ro1">
          <table:table-cell office:value-type="string" calcext:value-type="string">
            <text:p>ACT-R</text:p>
          </table:table-cell>
          <table:table-cell office:value-type="string" calcext:value-type="string">
            <text:p>Rehling2004</text:p>
          </table:table-cell>
          <table:table-cell office:value-type="string" calcext:value-type="string">
            <text:p>J. Rehling, M. C. Lovett, C. Lebiere, L. M. Reder, and B. Demiral, “Modeling Complex Tasks: An Individual Difference Approach,” in In proceedings of the 26th Annual Conference of the Cognitive Science Society, 2004.</text:p>
          </table:table-cell>
        </table:table-row>
        <table:table-row table:style-name="ro2">
          <table:table-cell office:value-type="string" calcext:value-type="string">
            <text:p>ACT-R</text:p>
          </table:table-cell>
          <table:table-cell office:value-type="string" calcext:value-type="string">
            <text:p>Reifers2001</text:p>
          </table:table-cell>
          <table:table-cell office:value-type="string" calcext:value-type="string">
            <text:p>A. L. Reifers, I. N. Schenck, and F. E. Ritter, “Modeling Pre-Attentive Visual Search in ACT-R,” Proceedings of the 27<text:span text:style-name="T1">th</text:span> Annual Conference of the Cognitive Science Society, 2005.</text:p>
          </table:table-cell>
        </table:table-row>
        <table:table-row table:style-name="ro1">
          <table:table-cell office:value-type="string" calcext:value-type="string">
            <text:p>ACT-R</text:p>
          </table:table-cell>
          <table:table-cell office:value-type="string" calcext:value-type="string">
            <text:p>Reitter2010a</text:p>
          </table:table-cell>
          <table:table-cell office:value-type="string" calcext:value-type="string">
            <text:p>D. Reitter, “Metacognition and Multiple Strategies in a Cognitive Model of Online Control,” J. Artif. Gen. Intell., vol. 2, no. 2, pp. 20–37, 2010.</text:p>
          </table:table-cell>
        </table:table-row>
        <table:table-row table:style-name="ro2">
          <table:table-cell office:value-type="string" calcext:value-type="string">
            <text:p>ACT-R</text:p>
          </table:table-cell>
          <table:table-cell office:value-type="string" calcext:value-type="string">
            <text:p>Reitter2010</text:p>
          </table:table-cell>
          <table:table-cell office:value-type="string" calcext:value-type="string">
            <text:p>D. Reitter, I. Juvina, A. Stocco, and C. Lebiere, “Resistance is Futile : Winning Lemonade Market Share through Metacognitive Reasoning in a Three-Agent Cooperative Game,” Proceedings of the 19<text:span text:style-name="T1">th</text:span> behavior represenataion in modeling &amp; simulation, 2010.</text:p>
          </table:table-cell>
        </table:table-row>
        <table:table-row table:style-name="ro1">
          <table:table-cell office:value-type="string" calcext:value-type="string">
            <text:p>ACT-R</text:p>
          </table:table-cell>
          <table:table-cell office:value-type="string" calcext:value-type="string">
            <text:p>Reitter2011a</text:p>
          </table:table-cell>
          <table:table-cell office:value-type="string" calcext:value-type="string">
            <text:p>D. Reitter, F. Keller, and J. D. Moore, “A Computational Cognitive Model of Syntactic Priming,” Cogn. Sci., vol. 35, no. 4, 2011.</text:p>
          </table:table-cell>
        </table:table-row>
        <table:table-row table:style-name="ro1">
          <table:table-cell office:value-type="string" calcext:value-type="string">
            <text:p>ACT-R</text:p>
          </table:table-cell>
          <table:table-cell office:value-type="string" calcext:value-type="string">
            <text:p>Reitter2011</text:p>
          </table:table-cell>
          <table:table-cell office:value-type="string" calcext:value-type="string">
            <text:p>D. Reitter and C. Lebiere, “How groups develop a specialized domain vocabulary: A cognitive multi-agent model,” Cogn. Syst. Res., vol. 12, pp. 175–185, 2011.</text:p>
          </table:table-cell>
        </table:table-row>
        <table:table-row table:style-name="ro1">
          <table:table-cell office:value-type="string" calcext:value-type="string">
            <text:p>ACT-R</text:p>
          </table:table-cell>
          <table:table-cell office:value-type="string" calcext:value-type="string">
            <text:p>Reitter2009</text:p>
          </table:table-cell>
          <table:table-cell office:value-type="string" calcext:value-type="string">
            <text:p>D. Reitter and C. Lebiere, “Towards Explaining the Evolution of Domain Languages with Cognitive Simulation,” in Proceedings of the 9th International Conference of Cognitive Modeling, 2009.</text:p>
          </table:table-cell>
        </table:table-row>
        <table:table-row table:style-name="ro1">
          <table:table-cell office:value-type="string" calcext:value-type="string">
            <text:p>ACT-R</text:p>
          </table:table-cell>
          <table:table-cell office:value-type="string" calcext:value-type="string">
            <text:p>Reitter2010b</text:p>
          </table:table-cell>
          <table:table-cell office:value-type="string" calcext:value-type="string">
            <text:p>D. Reitter and C. Lebiere, “A Cognitive model of spatial path-planning,” Comput. Math. Organ. Theory, vol. 16, no. 3, pp. 220–245, 2010.</text:p>
          </table:table-cell>
        </table:table-row>
        <table:table-row table:style-name="ro1">
          <table:table-cell office:value-type="string" calcext:value-type="string">
            <text:p>ACT-R</text:p>
          </table:table-cell>
          <table:table-cell office:value-type="string" calcext:value-type="string">
            <text:p>Rijn2003</text:p>
          </table:table-cell>
          <table:table-cell office:value-type="string" calcext:value-type="string">
            <text:p>H. Van Rijn, M. Van Someren, and H. van der Maas, “Modeling Developmental Transitions on the Balance Scale Task,” Cogn. Sci., vol. 27, no. 2, pp. 227–257, 2003.</text:p>
          </table:table-cell>
        </table:table-row>
        <table:table-row table:style-name="ro1">
          <table:table-cell office:value-type="string" calcext:value-type="string">
            <text:p>ACT-R</text:p>
          </table:table-cell>
          <table:table-cell office:value-type="string" calcext:value-type="string">
            <text:p>Rijn2002</text:p>
          </table:table-cell>
          <table:table-cell office:value-type="string" calcext:value-type="string">
            <text:p>H. Van Rijn and N. Taatgen, “A model of parallel time estimation,” Proceedings of ICCM, 2007.</text:p>
          </table:table-cell>
        </table:table-row>
        <table:table-row table:style-name="ro1">
          <table:table-cell office:value-type="string" calcext:value-type="string">
            <text:p>ACT-R</text:p>
          </table:table-cell>
          <table:table-cell office:value-type="string" calcext:value-type="string">
            <text:p>Ritter2006a</text:p>
          </table:table-cell>
          <table:table-cell office:value-type="string" calcext:value-type="string">
            <text:p>F. E. Ritter, S. R. Haynes, M. Cohen, A. Howes, B. John, B. Best, C. Lebiere, R. M. Jones, J. Crossman and R. L. Lewis, “High-level Behavior Representation Languages Revisited,” Tech. Report, 2006.</text:p>
          </table:table-cell>
        </table:table-row>
        <table:table-row table:style-name="ro1">
          <table:table-cell office:value-type="string" calcext:value-type="string">
            <text:p>ACT-R</text:p>
          </table:table-cell>
          <table:table-cell office:value-type="string" calcext:value-type="string">
            <text:p>Ritter2001</text:p>
          </table:table-cell>
          <table:table-cell office:value-type="string" calcext:value-type="string">
            <text:p>F. E. Ritter, “Models of Two-person Games in ACT-R and Soar,” ECCM, 1998.</text:p>
          </table:table-cell>
        </table:table-row>
        <table:table-row table:style-name="ro1">
          <table:table-cell office:value-type="string" calcext:value-type="string">
            <text:p>ACT-R</text:p>
          </table:table-cell>
          <table:table-cell office:value-type="string" calcext:value-type="string">
            <text:p>Ritter2002</text:p>
          </table:table-cell>
          <table:table-cell office:value-type="string" calcext:value-type="string">
            <text:p>F. E. Ritter, M. N. Avraamides, and I. G. Councill, “Validating Changes to a Cognitive Architecture to More Accurately Model the Effects of Two Example Behavior Moderators,” in Proceedings of the 11th Computer-Generated Forces and Behavior Representation Conference, 2002.</text:p>
          </table:table-cell>
        </table:table-row>
        <table:table-row table:style-name="ro1">
          <table:table-cell office:value-type="string" calcext:value-type="string">
            <text:p>ACT-R</text:p>
          </table:table-cell>
          <table:table-cell office:value-type="string" calcext:value-type="string">
            <text:p>Ritter2000</text:p>
          </table:table-cell>
          <table:table-cell office:value-type="string" calcext:value-type="string">
            <text:p>F. E. Ritter, G. D. Baxter, G. Jones, and R. M. Young, “Supporting Cognitive Models as Users,” ACM Trans. Comput. Interact., vol. 7, no. 2, pp. 141–173, 2000.</text:p>
          </table:table-cell>
        </table:table-row>
        <table:table-row table:style-name="ro1">
          <table:table-cell office:value-type="string" calcext:value-type="string">
            <text:p>ACT-R</text:p>
          </table:table-cell>
          <table:table-cell office:value-type="string" calcext:value-type="string">
            <text:p>Making2007</text:p>
          </table:table-cell>
          <table:table-cell office:value-type="string" calcext:value-type="string">
            <text:p>F. E. Ritter, U. Kukreja, and R. St. Amant, “Including a model of Visual Processing with a Cognitive Architecture to Model a Simple Teleoperation Task,” J. Cogn. Eng. Decis. Mak., vol. 1, no. 2, pp. 121–147, 2007.</text:p>
          </table:table-cell>
        </table:table-row>
        <table:table-row table:style-name="ro1">
          <table:table-cell office:value-type="string" calcext:value-type="string">
            <text:p>ACT-R</text:p>
          </table:table-cell>
          <table:table-cell office:value-type="string" calcext:value-type="string">
            <text:p>Society2003</text:p>
          </table:table-cell>
          <table:table-cell office:value-type="string" calcext:value-type="string">
            <text:p>F. E. Ritter, A. L. Reifers, L. C. Klein, K. Quigley, and M. J. Schoelles, “Using cognitive modeling to study behavior moderators: pre-task appraisal and anxiety,” in Proceedings of the Human Factors and Ergonomics Society, 2003.</text:p>
          </table:table-cell>
        </table:table-row>
        <table:table-row table:style-name="ro1">
          <table:table-cell office:value-type="string" calcext:value-type="string">
            <text:p>ACT-R</text:p>
          </table:table-cell>
          <table:table-cell office:value-type="string" calcext:value-type="string">
            <text:p>Ritter2006</text:p>
          </table:table-cell>
          <table:table-cell office:value-type="string" calcext:value-type="string">
            <text:p>F. E. Ritter, D. Van Rooy, R. St. Amant, and K. Simpson, “Providing User Models Direct Access to Interfaces: An Exploratory Study of a Simple Interface with Implications for HRI and HCI,” IEEE Trans. Syst. Man, Cybern. Part A. Syst. Humans, vol. 36, no. 3, pp. 592–601, 2006.</text:p>
          </table:table-cell>
        </table:table-row>
        <table:table-row table:style-name="ro1">
          <table:table-cell office:value-type="string" calcext:value-type="string">
            <text:p>ACT-R</text:p>
          </table:table-cell>
          <table:table-cell office:value-type="string" calcext:value-type="string">
            <text:p>Ritter2007</text:p>
          </table:table-cell>
          <table:table-cell office:value-type="string" calcext:value-type="string">
            <text:p>F. E. Ritter, M. Schoelles, L. C. Klein, and S. E. Kase, “Modeling the Range of Performance on the Serial Subtraction Task,” in Proceedings of the International Conference on Cognitive Modeling, 2007.</text:p>
          </table:table-cell>
        </table:table-row>
        <table:table-row table:style-name="ro1">
          <table:table-cell office:value-type="string" calcext:value-type="string">
            <text:p>ACT-R</text:p>
          </table:table-cell>
          <table:table-cell office:value-type="string" calcext:value-type="string">
            <text:p>Ritter1995</text:p>
          </table:table-cell>
          <table:table-cell office:value-type="string" calcext:value-type="string">
            <text:p>S. Ritter and J. R. Anderson, “Calculation and Strategy in the Equation Solving Tutor,” in Proceedings of the Seventeenth Annual Conference of the Cognitive Science Society, 1995.</text:p>
          </table:table-cell>
        </table:table-row>
        <table:table-row table:style-name="ro1">
          <table:table-cell office:value-type="string" calcext:value-type="string">
            <text:p>ACT-R</text:p>
          </table:table-cell>
          <table:table-cell office:value-type="string" calcext:value-type="string">
            <text:p>Rittle-johnson1989</text:p>
          </table:table-cell>
          <table:table-cell office:value-type="string" calcext:value-type="string">
            <text:p>B. Rittle-Johnson and K. R. Koedinger, “Using cognitive models to guide instructional design: The case of fraction division,” in Proceedings of the Twenty-Third Annual Conference of the Cognitive Science Society, 2001.</text:p>
          </table:table-cell>
        </table:table-row>
        <table:table-row table:style-name="ro1">
          <table:table-cell office:value-type="string" calcext:value-type="string">
            <text:p>ACT-R</text:p>
          </table:table-cell>
          <table:table-cell office:value-type="string" calcext:value-type="string">
            <text:p>Roll2004</text:p>
          </table:table-cell>
          <table:table-cell office:value-type="string" calcext:value-type="string">
            <text:p>I. Roll, R. S. Baker, V. Aleven, and K. Koedinger, “What goals do students have when choosing the actions they perform?,” ICCM, 2004.</text:p>
          </table:table-cell>
        </table:table-row>
        <table:table-row table:style-name="ro1">
          <table:table-cell office:value-type="string" calcext:value-type="string">
            <text:p>ACT-R</text:p>
          </table:table-cell>
          <table:table-cell office:value-type="string" calcext:value-type="string">
            <text:p>Roll2004a</text:p>
          </table:table-cell>
          <table:table-cell office:value-type="string" calcext:value-type="string">
            <text:p>I. Roll, R. S. Baker, V. Aleven, and K. R. Koedinger, “A Metacognitive ACT-R Model of Students’ Learning Strategies in Intelligent Tutoring Systems,” in Proceedings the Seventh International Conference of Intelligent Tutoring Systems, 2004.</text:p>
          </table:table-cell>
        </table:table-row>
        <table:table-row table:style-name="ro1">
          <table:table-cell office:value-type="string" calcext:value-type="string">
            <text:p>ACT-R</text:p>
          </table:table-cell>
          <table:table-cell office:value-type="string" calcext:value-type="string">
            <text:p>Rosenberg-Lee2009</text:p>
          </table:table-cell>
          <table:table-cell office:value-type="string" calcext:value-type="string">
            <text:p>M. Rosenberg-Lee, M. C. Lovett, and J. R. Anderson, “Neural correlates of arithmetic calculation strategies.,” Cogn. Affect. Behav. Neurosci., vol. 9, no. 3, pp. 270–285, 2009.</text:p>
          </table:table-cell>
        </table:table-row>
        <table:table-row table:style-name="ro1">
          <table:table-cell office:value-type="string" calcext:value-type="string">
            <text:p>ACT-R</text:p>
          </table:table-cell>
          <table:table-cell office:value-type="string" calcext:value-type="string">
            <text:p>Rutledge-Taylor2010</text:p>
          </table:table-cell>
          <table:table-cell office:value-type="string" calcext:value-type="string">
            <text:p>M. F. Rutledge-Taylor, A. A. Pyke, R. L. West, and H. Lang, “Modeling a Three Term Fan Effect,” in Proceedings of the 10th International Conference on Cognitive Modeling, 2010.</text:p>
          </table:table-cell>
        </table:table-row>
        <table:table-row table:style-name="ro1">
          <table:table-cell office:value-type="string" calcext:value-type="string">
            <text:p>ACT-R</text:p>
          </table:table-cell>
          <table:table-cell office:value-type="string" calcext:value-type="string">
            <text:p>Rutledge-taylor2008</text:p>
          </table:table-cell>
          <table:table-cell office:value-type="string" calcext:value-type="string">
            <text:p>M. Rutledge-Taylor, C. Lebiere, R. Thomson, J. Staszewski, and J. R. Anderson, “A Comparison of Rule-Based versus Exemplar-Based Categorization Using the ACT-R Architecture,” in Proceedings of the 21st Conference on Behavior Representation in Modeling and Simulation, 2008.</text:p>
          </table:table-cell>
        </table:table-row>
        <table:table-row table:style-name="ro1">
          <table:table-cell office:value-type="string" calcext:value-type="string">
            <text:p>ACT-R</text:p>
          </table:table-cell>
          <table:table-cell office:value-type="string" calcext:value-type="string">
            <text:p>Salvucci2005a</text:p>
          </table:table-cell>
          <table:table-cell office:value-type="string" calcext:value-type="string">
            <text:p>D. D. Salvucci, “A Multitasking General Executive for Compound Continuous Tasks,” Cognitive Science, 29(3), pp. 457–492, 2005.</text:p>
          </table:table-cell>
        </table:table-row>
        <table:table-row table:style-name="ro1">
          <table:table-cell office:value-type="string" calcext:value-type="string">
            <text:p>ACT-R</text:p>
          </table:table-cell>
          <table:table-cell office:value-type="string" calcext:value-type="string">
            <text:p>Salvucci2006</text:p>
          </table:table-cell>
          <table:table-cell office:value-type="string" calcext:value-type="string">
            <text:p>D. D. Salvucci, “Modeling Driver Behavior in a Cognitive Architecture,” Hum. Factors, vol. 48, no. 2, pp. 362–380, 2006.</text:p>
          </table:table-cell>
        </table:table-row>
        <table:table-row table:style-name="ro1">
          <table:table-cell office:value-type="string" calcext:value-type="string">
            <text:p>ACT-R</text:p>
          </table:table-cell>
          <table:table-cell office:value-type="string" calcext:value-type="string">
            <text:p>Salvucci1998</text:p>
          </table:table-cell>
          <table:table-cell office:value-type="string" calcext:value-type="string">
            <text:p>D. D. Salvucci and J. R. Anderson, “Tracing Eye Movement Protocols with Cognitive Process Models,” Tech. Report, 1998.</text:p>
          </table:table-cell>
        </table:table-row>
        <table:table-row table:style-name="ro1">
          <table:table-cell office:value-type="string" calcext:value-type="string">
            <text:p>ACT-R</text:p>
          </table:table-cell>
          <table:table-cell office:value-type="string" calcext:value-type="string">
            <text:p>Salvucci2001c</text:p>
          </table:table-cell>
          <table:table-cell office:value-type="string" calcext:value-type="string">
            <text:p>D. D. Salvucci, “An Integrated Model of Eye Movements and Visual Encoding,” Cognitive Systems Research, 1(4), pp. 201-220, 2001.</text:p>
          </table:table-cell>
        </table:table-row>
        <table:table-row table:style-name="ro1">
          <table:table-cell office:value-type="string" calcext:value-type="string">
            <text:p>ACT-R</text:p>
          </table:table-cell>
          <table:table-cell office:value-type="string" calcext:value-type="string">
            <text:p>Salvucci2007</text:p>
          </table:table-cell>
          <table:table-cell office:value-type="string" calcext:value-type="string">
            <text:p>D. D. Salvucci and N. A. Taatgen, “Threaded Cognition: An Integrated Theory of Concurrent Multitasking,” Psychological Review, 115(1), 2008.</text:p>
          </table:table-cell>
        </table:table-row>
        <table:table-row table:style-name="ro1">
          <table:table-cell office:value-type="string" calcext:value-type="string">
            <text:p>ACT-R</text:p>
          </table:table-cell>
          <table:table-cell office:value-type="string" calcext:value-type="string">
            <text:p>Salvucci2000</text:p>
          </table:table-cell>
          <table:table-cell office:value-type="string" calcext:value-type="string">
            <text:p>D. D. Salvucci, “A Model of Eye Movements and Visual Attention,” Proc. Third Int. Conf. Cogn. Model., pp. 252–259, 2000.</text:p>
          </table:table-cell>
        </table:table-row>
        <table:table-row table:style-name="ro1">
          <table:table-cell office:value-type="string" calcext:value-type="string">
            <text:p>ACT-R</text:p>
          </table:table-cell>
          <table:table-cell office:value-type="string" calcext:value-type="string">
            <text:p>Salvucci2001a</text:p>
          </table:table-cell>
          <table:table-cell office:value-type="string" calcext:value-type="string">
            <text:p>D. D. Salvucci, “Predicting the Effects of In-Car Interfaces on Driver Behavior using a Cognitive Architecture,” in Proceedings of the SIGCHI conference on Human factors in computing systems, 2001.</text:p>
          </table:table-cell>
        </table:table-row>
        <table:table-row table:style-name="ro1">
          <table:table-cell office:value-type="string" calcext:value-type="string">
            <text:p>ACT-R</text:p>
          </table:table-cell>
          <table:table-cell office:value-type="string" calcext:value-type="string">
            <text:p>Salvucci2002</text:p>
          </table:table-cell>
          <table:table-cell office:value-type="string" calcext:value-type="string">
            <text:p>D. D. Salvucci, “Modeling Driver Distraction from Cognitive Tasks,” in Proceedings of the Cognitive Science Society, 2002, no. 2.</text:p>
          </table:table-cell>
        </table:table-row>
        <table:table-row table:style-name="ro1">
          <table:table-cell office:value-type="string" calcext:value-type="string">
            <text:p>ACT-R</text:p>
          </table:table-cell>
          <table:table-cell office:value-type="string" calcext:value-type="string">
            <text:p>Salvucci2001</text:p>
          </table:table-cell>
          <table:table-cell office:value-type="string" calcext:value-type="string">
            <text:p>D. D. Salvucci and J. R. Anderson, “Integrating analogical mapping and general problem solving: the path-mapping theory,” Cogn. Sci., vol. 25, pp. 67–110, 2001.</text:p>
          </table:table-cell>
        </table:table-row>
        <table:table-row table:style-name="ro1">
          <table:table-cell office:value-type="string" calcext:value-type="string">
            <text:p>ACT-R</text:p>
          </table:table-cell>
          <table:table-cell office:value-type="string" calcext:value-type="string">
            <text:p>Salvucci2004a</text:p>
          </table:table-cell>
          <table:table-cell office:value-type="string" calcext:value-type="string">
            <text:p>D. D. Salvucci, A. K. Chavez, and F. J. Lee, “Modeling Effects of Age in Complex Tasks: A Case Study in Driving,” in Proceedings of the Annual Conference of the Cognitive Science Society, 2004.</text:p>
          </table:table-cell>
        </table:table-row>
        <table:table-row table:style-name="ro1">
          <table:table-cell office:value-type="string" calcext:value-type="string">
            <text:p>ACT-R</text:p>
          </table:table-cell>
          <table:table-cell office:value-type="string" calcext:value-type="string">
            <text:p>Salvucci2001b</text:p>
          </table:table-cell>
          <table:table-cell office:value-type="string" calcext:value-type="string">
            <text:p>D. D. Salvucci and K. L. Macuga, “Predicting the Effects of Cellular-Phone Dialing on Driver Performance,” Cogn. Syst. Res., vol. 3, no. 1, pp. 95–102, 2002.</text:p>
          </table:table-cell>
        </table:table-row>
        <table:table-row table:style-name="ro1">
          <table:table-cell office:value-type="string" calcext:value-type="string">
            <text:p>ACT-R</text:p>
          </table:table-cell>
          <table:table-cell office:value-type="string" calcext:value-type="string">
            <text:p>Salvucci2005</text:p>
          </table:table-cell>
          <table:table-cell office:value-type="string" calcext:value-type="string">
            <text:p>D. D. Salvucci, N. A. Taatgen, and Y. Kushleyeva, “Learning When to Switch Tasks in a Dynamic Multitasking Environment,” in Proceedings of the International Conference on Cognitive Modeling, 2005.</text:p>
          </table:table-cell>
        </table:table-row>
        <table:table-row table:style-name="ro1">
          <table:table-cell office:value-type="string" calcext:value-type="string">
            <text:p>ACT-R</text:p>
          </table:table-cell>
          <table:table-cell office:value-type="string" calcext:value-type="string">
            <text:p>Sanner2000</text:p>
          </table:table-cell>
          <table:table-cell office:value-type="string" calcext:value-type="string">
            <text:p>S. Sanner, J. R. Anderson, C. Lebiere, and M. C. Lovett, “Achieving Efficient and Cognitively Plausible Learning in Backgammon,” in Proceedings of the Seventeenth International Conference on Machine Learning (ICML-2000), 2000.</text:p>
          </table:table-cell>
        </table:table-row>
        <table:table-row table:style-name="ro1">
          <table:table-cell office:value-type="string" calcext:value-type="string">
            <text:p>ACT-R</text:p>
          </table:table-cell>
          <table:table-cell office:value-type="string" calcext:value-type="string">
            <text:p>Schneider2012</text:p>
          </table:table-cell>
          <table:table-cell office:value-type="string" calcext:value-type="string">
            <text:p>D. W. Schneider and J. R. Anderson, “Modeling fan effects on the time course of associative recognition,” Cogn. Psychol., vol. 64, no. 3, pp. 127–160, 2012.</text:p>
          </table:table-cell>
        </table:table-row>
        <table:table-row table:style-name="ro1">
          <table:table-cell office:value-type="string" calcext:value-type="string">
            <text:p>ACT-R</text:p>
          </table:table-cell>
          <table:table-cell office:value-type="string" calcext:value-type="string">
            <text:p>Schneider2010</text:p>
          </table:table-cell>
          <table:table-cell office:value-type="string" calcext:value-type="string">
            <text:p>D. W. Schneider and J. R. Anderson, “Asymmetric switch costs as sequential difficulty effects,” The Quarterly Journal of Experimental Psychology, vol. 63, no. 10, pp. 1873–1894, 2010.</text:p>
          </table:table-cell>
        </table:table-row>
        <table:table-row table:style-name="ro1">
          <table:table-cell office:value-type="string" calcext:value-type="string">
            <text:p>ACT-R</text:p>
          </table:table-cell>
          <table:table-cell office:value-type="string" calcext:value-type="string">
            <text:p>Schneider2011</text:p>
          </table:table-cell>
          <table:table-cell office:value-type="string" calcext:value-type="string">
            <text:p>D. W. Schneider and J. R. Anderson, “A memory-based model of Hick’s law,” Cogn. Psychol., vol. 62, pp. 193–222, 2011.</text:p>
          </table:table-cell>
        </table:table-row>
        <table:table-row table:style-name="ro2">
          <table:table-cell office:value-type="string" calcext:value-type="string">
            <text:p>ACT-R</text:p>
          </table:table-cell>
          <table:table-cell office:value-type="string" calcext:value-type="string">
            <text:p>Schoelles2000</text:p>
          </table:table-cell>
          <table:table-cell office:value-type="string" calcext:value-type="string">
            <text:p>M. J. Schoelles and W. D. Gray, “Argus Prime: Modeling Emergent Microstrategies in a Complex, Simulated Task Environment,” Proceedings of the 3<text:span text:style-name="T1">rd</text:span> ICCM, 2000.</text:p>
          </table:table-cell>
        </table:table-row>
        <table:table-row table:style-name="ro1">
          <table:table-cell office:value-type="string" calcext:value-type="string">
            <text:p>ACT-R</text:p>
          </table:table-cell>
          <table:table-cell office:value-type="string" calcext:value-type="string">
            <text:p>Schoelles2003</text:p>
          </table:table-cell>
          <table:table-cell office:value-type="string" calcext:value-type="string">
            <text:p>M. J. Schoelles and W. D. Gray, “Top-Down versus Bottom-Up Control of Cognition in a Task Switching Paradigm,”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Schoelles1984</text:p>
          </table:table-cell>
          <table:table-cell office:value-type="string" calcext:value-type="string">
            <text:p>M. Schoelles and W. D. Gray, “SimPilot: An exploration of modeling a highly interactive task with delayed feedback in a multitasking environment,” in Proceedings of the International Conference on Cognitive Modeling, 2012, pp. 66–71.</text:p>
          </table:table-cell>
        </table:table-row>
        <table:table-row table:style-name="ro1">
          <table:table-cell office:value-type="string" calcext:value-type="string">
            <text:p>ACT-R</text:p>
          </table:table-cell>
          <table:table-cell office:value-type="string" calcext:value-type="string">
            <text:p>Schooler2005</text:p>
          </table:table-cell>
          <table:table-cell office:value-type="string" calcext:value-type="string">
            <text:p>L. J. Schooler and R. Hertwig, “How Forgetting Aids Heuristic Inference,” Psychol. Rev., vol. 112, no. 3, pp. 1–31, 2005.</text:p>
          </table:table-cell>
        </table:table-row>
        <table:table-row table:style-name="ro1">
          <table:table-cell office:value-type="string" calcext:value-type="string">
            <text:p>ACT-R</text:p>
          </table:table-cell>
          <table:table-cell office:value-type="string" calcext:value-type="string">
            <text:p>Schoppek1998a</text:p>
          </table:table-cell>
          <table:table-cell office:value-type="string" calcext:value-type="string">
            <text:p>W. Schoppek, “Stochastic Independence between Recognition and Completion of Spatial Patterns as a Function of Causal Interpretation,” Proceedings of the Annual Meeting of the Cognitive Science Society, 24(24), 2002.</text:p>
          </table:table-cell>
        </table:table-row>
        <table:table-row table:style-name="ro1">
          <table:table-cell office:value-type="string" calcext:value-type="string">
            <text:p>ACT-R</text:p>
          </table:table-cell>
          <table:table-cell office:value-type="string" calcext:value-type="string">
            <text:p>Schoppek1998</text:p>
          </table:table-cell>
          <table:table-cell office:value-type="string" calcext:value-type="string">
            <text:p>W. Schoppek, “The Influence of Causal Interpretation on Memory for System States,” Proceedings of the Annual Meeting of the Cognitive Science Society, 23(23), 2001.</text:p>
          </table:table-cell>
        </table:table-row>
        <table:table-row table:style-name="ro1">
          <table:table-cell office:value-type="string" calcext:value-type="string">
            <text:p>ACT-R</text:p>
          </table:table-cell>
          <table:table-cell office:value-type="string" calcext:value-type="string">
            <text:p>Schoppek1997</text:p>
          </table:table-cell>
          <table:table-cell office:value-type="string" calcext:value-type="string">
            <text:p>W. Schoppek, “Memory for Continually Changing Information: A Task Analysis and Model of the Keeping Track Task,” Proceedings of the Annual Meeting of the Cognitive Science Society, 2000.</text:p>
          </table:table-cell>
        </table:table-row>
        <table:table-row table:style-name="ro1">
          <table:table-cell office:value-type="string" calcext:value-type="string">
            <text:p>ACT-R</text:p>
          </table:table-cell>
          <table:table-cell office:value-type="string" calcext:value-type="string">
            <text:p>Schoppek2002</text:p>
          </table:table-cell>
          <table:table-cell office:value-type="string" calcext:value-type="string">
            <text:p>W. Schoppek, “Examples, Rules, and Strategies in the Control of Dynamic Systems,” Cogn. Sci. Q., vol. 2, no. 1, pp. 1–27, 2002.</text:p>
          </table:table-cell>
        </table:table-row>
        <table:table-row table:style-name="ro1">
          <table:table-cell office:value-type="string" calcext:value-type="string">
            <text:p>ACT-R</text:p>
          </table:table-cell>
          <table:table-cell office:value-type="string" calcext:value-type="string">
            <text:p>Schoppek1998b</text:p>
          </table:table-cell>
          <table:table-cell office:value-type="string" calcext:value-type="string">
            <text:p>W. Schoppek, “Rules and Instances in the Control of a Static System - Modelling the Influence of Causal Interpretation,” KogWiss, pp. 146–151, 1999.</text:p>
          </table:table-cell>
        </table:table-row>
        <table:table-row table:style-name="ro1">
          <table:table-cell office:value-type="string" calcext:value-type="string">
            <text:p>ACT-R</text:p>
          </table:table-cell>
          <table:table-cell office:value-type="string" calcext:value-type="string">
            <text:p>Schoppek1999</text:p>
          </table:table-cell>
          <table:table-cell office:value-type="string" calcext:value-type="string">
            <text:p>W. Schoppek, R. W. Holt, M. S. Diez, and D. A. Boehm-Davis, “Modeling Behavior in Complex and Dynamic Situations - The Example of Flying an Automated Aircraft,” Proceedings of ICCM, 2001.</text:p>
          </table:table-cell>
        </table:table-row>
        <table:table-row table:style-name="ro1">
          <table:table-cell office:value-type="string" calcext:value-type="string">
            <text:p>ACT-R</text:p>
          </table:table-cell>
          <table:table-cell office:value-type="string" calcext:value-type="string">
            <text:p>Schorr2003</text:p>
          </table:table-cell>
          <table:table-cell office:value-type="string" calcext:value-type="string">
            <text:p>T. Schorr, P. Gerjets, and K. Scheiter, “Volitional Action Control in Multiple-Task Performance: Modeling Effects of Goal Competition and Task Difficulty in ACT-R,” in Proceedings of the Fifth International Conference on Cognitive Modeling, 2003.</text:p>
          </table:table-cell>
        </table:table-row>
        <table:table-row table:style-name="ro2">
          <table:table-cell office:value-type="string" calcext:value-type="string">
            <text:p>ACT-R</text:p>
          </table:table-cell>
          <table:table-cell office:value-type="string" calcext:value-type="string">
            <text:p>Schultheis2006</text:p>
          </table:table-cell>
          <table:table-cell office:value-type="string" calcext:value-type="string">
            <text:p>H. Schultheis, T. Barkowsky and S. Bertel, “LTM-C: an improved long-term memory for cognitive architectures,” Proceedings of the 7<text:span text:style-name="T1">th</text:span> International Conference on Cognitive Modeling, 2006.</text:p>
          </table:table-cell>
        </table:table-row>
        <table:table-row table:style-name="ro1">
          <table:table-cell office:value-type="string" calcext:value-type="string">
            <text:p>ACT-R</text:p>
          </table:table-cell>
          <table:table-cell office:value-type="string" calcext:value-type="string">
            <text:p>Schultheis2009</text:p>
          </table:table-cell>
          <table:table-cell office:value-type="string" calcext:value-type="string">
            <text:p>H. Schultheis, “Computational and Explanatory Power of Cognitive Architectures: The Case of ACT-R,” Proc. Int. Conf. Cogn. Model., 2009.</text:p>
          </table:table-cell>
        </table:table-row>
        <table:table-row table:style-name="ro1">
          <table:table-cell office:value-type="string" calcext:value-type="string">
            <text:p>ACT-R</text:p>
          </table:table-cell>
          <table:table-cell office:value-type="string" calcext:value-type="string">
            <text:p>Schultheis2007</text:p>
          </table:table-cell>
          <table:table-cell office:value-type="string" calcext:value-type="string">
            <text:p>H. Schultheis, S. Lile, and T. Barkowsky, “Extending ACT-R’s Memory Capabilities,” Proc. EuroCogSci’07 Eur. Cogn. Sci. Conf., pp. 758–763, 2007.</text:p>
          </table:table-cell>
        </table:table-row>
        <table:table-row table:style-name="ro1">
          <table:table-cell office:value-type="string" calcext:value-type="string">
            <text:p>ACT-R</text:p>
          </table:table-cell>
          <table:table-cell office:value-type="string" calcext:value-type="string">
            <text:p>Serna2007</text:p>
          </table:table-cell>
          <table:table-cell office:value-type="string" calcext:value-type="string">
            <text:p>A. Serna, H. Pigot, and V. Rialle, “Modeling the progression of Alzheimer’s disease for cognitive assistance in smart homes,” User Model. User-adapt. Interact., vol. 17, no. 4, pp. 415–438, 2007.</text:p>
          </table:table-cell>
        </table:table-row>
        <table:table-row table:style-name="ro1">
          <table:table-cell office:value-type="string" calcext:value-type="string">
            <text:p>ACT-R</text:p>
          </table:table-cell>
          <table:table-cell office:value-type="string" calcext:value-type="string">
            <text:p>Servan-schreiber1990</text:p>
          </table:table-cell>
          <table:table-cell office:value-type="string" calcext:value-type="string">
            <text:p>E. Servan-schreiber and J. R. Anderson, “Learning Artificial Grammars With Competitive Chunking,” Journal of Experimental Psychology: Learning, Memory, and Cognitition, vol. 16, no. 4, pp. 592–608, 1990.</text:p>
          </table:table-cell>
        </table:table-row>
        <table:table-row table:style-name="ro1">
          <table:table-cell office:value-type="string" calcext:value-type="string">
            <text:p>ACT-R</text:p>
          </table:table-cell>
          <table:table-cell office:value-type="string" calcext:value-type="string">
            <text:p>Seung2014</text:p>
          </table:table-cell>
          <table:table-cell office:value-type="string" calcext:value-type="string">
            <text:p>H. Seung, J. M. Fincham, S. Betts, and J. R. Anderson, “An fMRI investigation of instructional guidance in mathematical problem solving,” Trends Neurosci. Educ., vol. 3, no. 2, pp. 50–62, 2014.</text:p>
          </table:table-cell>
        </table:table-row>
        <table:table-row table:style-name="ro1">
          <table:table-cell office:value-type="string" calcext:value-type="string">
            <text:p>ACT-R</text:p>
          </table:table-cell>
          <table:table-cell office:value-type="string" calcext:value-type="string">
            <text:p>Shah2003</text:p>
          </table:table-cell>
          <table:table-cell office:value-type="string" calcext:value-type="string">
            <text:p>K. Shah, S. Rajyaguru, R. St. Amant, and F. E. Ritter, “Connecting a Cognitive Model to Dynamic Gaming Environments: Visual environments for cognitive modeling,” Proc. Fifth Int. Conf. Cogn. Model., pp. 189–194, 2003.</text:p>
          </table:table-cell>
        </table:table-row>
        <table:table-row table:style-name="ro1">
          <table:table-cell office:value-type="string" calcext:value-type="string">
            <text:p>ACT-R</text:p>
          </table:table-cell>
          <table:table-cell office:value-type="string" calcext:value-type="string">
            <text:p>Sims2003</text:p>
          </table:table-cell>
          <table:table-cell office:value-type="string" calcext:value-type="string">
            <text:p>C. R. Sims and W. D. Gray, “Episodic versus Semantic Memory : An Exploration of Models of Memory Decay in the Serial Attention Paradigm,” ICCM, 2004.</text:p>
          </table:table-cell>
        </table:table-row>
        <table:table-row table:style-name="ro1">
          <table:table-cell office:value-type="string" calcext:value-type="string">
            <text:p>ACT-R</text:p>
          </table:table-cell>
          <table:table-cell office:value-type="string" calcext:value-type="string">
            <text:p>Sohn2003</text:p>
          </table:table-cell>
          <table:table-cell office:value-type="string" calcext:value-type="string">
            <text:p>M. Sohn and J. R. Anderson, “Stimulus-related priming during task switching,” Memory and Cognition, vol. 31, no. 5, pp. 775–780, 2003.</text:p>
          </table:table-cell>
        </table:table-row>
        <table:table-row table:style-name="ro1">
          <table:table-cell office:value-type="string" calcext:value-type="string">
            <text:p>ACT-R</text:p>
          </table:table-cell>
          <table:table-cell office:value-type="string" calcext:value-type="string">
            <text:p>Sohn2004</text:p>
          </table:table-cell>
          <table:table-cell office:value-type="string" calcext:value-type="string">
            <text:p>M. Sohn, J. R. Anderson, L. M. Reder, and A. Goode, “Differential fan effect and attentional focus,” Psychonomic Bulletin &amp; Review, vol. 11, no. 4, pp. 729–734, 2004.</text:p>
          </table:table-cell>
        </table:table-row>
        <table:table-row table:style-name="ro1">
          <table:table-cell office:value-type="string" calcext:value-type="string">
            <text:p>ACT-R</text:p>
          </table:table-cell>
          <table:table-cell office:value-type="string" calcext:value-type="string">
            <text:p>Sohn2001</text:p>
          </table:table-cell>
          <table:table-cell office:value-type="string" calcext:value-type="string">
            <text:p>M.-H. Sohn and J. R. Anderson, “Task Preparation and Task Repetition: Two-Component Model of Task Switching,” J. Exp. Psychol. Gen., vol. 130, no. 4, pp. 764–778, 2001.</text:p>
          </table:table-cell>
        </table:table-row>
        <table:table-row table:style-name="ro1">
          <table:table-cell office:value-type="string" calcext:value-type="string">
            <text:p>ACT-R</text:p>
          </table:table-cell>
          <table:table-cell office:value-type="string" calcext:value-type="string">
            <text:p>Sohn2005</text:p>
          </table:table-cell>
          <table:table-cell office:value-type="string" calcext:value-type="string">
            <text:p>M. Sohn, S. A. Douglass, M. Chen, and J. R. Anderson, “Characteristics of Fluent Skills in a Complex, Dynamic Problem-Solving Task,” Human Factors: The Journal of the Human Factors and Ergonomics Society, 47(472), 2005.</text:p>
          </table:table-cell>
        </table:table-row>
        <table:table-row table:style-name="ro1">
          <table:table-cell office:value-type="string" calcext:value-type="string">
            <text:p>ACT-R</text:p>
          </table:table-cell>
          <table:table-cell office:value-type="string" calcext:value-type="string">
            <text:p>Sohn2004a</text:p>
          </table:table-cell>
          <table:table-cell office:value-type="string" calcext:value-type="string">
            <text:p>M. Sohn, A. Goode, K. R. Koedinger, V. A. Stenger, K. Fissell, C. S. Carter, and J. R. Anderson, “Behavioral equivalence , but not neural equivalence — neural evidence of alternative strategies in mathematical thinking,” vol. 7, no. 11, pp. 1193–1194, 2004.</text:p>
          </table:table-cell>
        </table:table-row>
        <table:table-row table:style-name="ro1">
          <table:table-cell office:value-type="string" calcext:value-type="string">
            <text:p>ACT-R</text:p>
          </table:table-cell>
          <table:table-cell office:value-type="string" calcext:value-type="string">
            <text:p>Sohn2005a</text:p>
          </table:table-cell>
          <table:table-cell office:value-type="string" calcext:value-type="string">
            <text:p>M.-H. Sohn, A. Goode, V. A. Stenger, K.-J. Jung, C. S. Carter, and J. R. Anderson, “An information-processing model of three cortical regions: evidence in episodic memory retrieval,” Neuroimage, vol. 25, pp. 21–33, 2005.</text:p>
          </table:table-cell>
        </table:table-row>
        <table:table-row table:style-name="ro1">
          <table:table-cell office:value-type="string" calcext:value-type="string">
            <text:p>ACT-R</text:p>
          </table:table-cell>
          <table:table-cell office:value-type="string" calcext:value-type="string">
            <text:p>Sohn2000</text:p>
          </table:table-cell>
          <table:table-cell office:value-type="string" calcext:value-type="string">
            <text:p>M. Sohn, S. Ursu, J. R. Anderson, V. A. Stenger, and C. S. Carter, “The role of prefrontal cortex and posterior parietal cortex in task switching,” PNAS, vol. 97, no. 24, 2000.</text:p>
          </table:table-cell>
        </table:table-row>
        <table:table-row table:style-name="ro1">
          <table:table-cell office:value-type="string" calcext:value-type="string">
            <text:p>ACT-R</text:p>
          </table:table-cell>
          <table:table-cell office:value-type="string" calcext:value-type="string">
            <text:p>Spiliopoulos2013</text:p>
          </table:table-cell>
          <table:table-cell office:value-type="string" calcext:value-type="string">
            <text:p>L. Spiliopoulos, “Strategic adaptation of humans playing computer algorithms in a repeated constant-sum game,” Auton. Agent. Multi. Agent. Syst., vol. 27, no. 1, pp. 131–160, 2013.</text:p>
          </table:table-cell>
        </table:table-row>
        <table:table-row table:style-name="ro1">
          <table:table-cell office:value-type="string" calcext:value-type="string">
            <text:p>ACT-R</text:p>
          </table:table-cell>
          <table:table-cell office:value-type="string" calcext:value-type="string">
            <text:p>Stocco2008</text:p>
          </table:table-cell>
          <table:table-cell office:value-type="string" calcext:value-type="string">
            <text:p>A. Stocco and J. R. Anderson, “Endogenous Control and Task Representation. An fMRI Study in Algebraic Problem Solving,” J. Cogn. Neurosci., vol. 20, no. 7, pp. 1300–1314, 2008.</text:p>
          </table:table-cell>
        </table:table-row>
        <table:table-row table:style-name="ro1">
          <table:table-cell office:value-type="string" calcext:value-type="string">
            <text:p>ACT-R</text:p>
          </table:table-cell>
          <table:table-cell office:value-type="string" calcext:value-type="string">
            <text:p>Stocco2005</text:p>
          </table:table-cell>
          <table:table-cell office:value-type="string" calcext:value-type="string">
            <text:p>A. Stocco and C. Crescentini, “Syntactic comprehension in agrammatism: A computational model,” Brain Lang., vol. 95, no. 1, pp. 127–128, 2005.</text:p>
          </table:table-cell>
        </table:table-row>
        <table:table-row table:style-name="ro1">
          <table:table-cell office:value-type="string" calcext:value-type="string">
            <text:p>ACT-R</text:p>
          </table:table-cell>
          <table:table-cell office:value-type="string" calcext:value-type="string">
            <text:p>Stocco2005a</text:p>
          </table:table-cell>
          <table:table-cell office:value-type="string" calcext:value-type="string">
            <text:p>A. Stocco, D. Fum, and T. Zalla, “Revising the Role of Somatic Markers in the Gambling Task: A Computational Account for Neuropsychological Impairments,” in Proceedings of the 27th Annual Conference of the Cognitive Science Society, 2005.</text:p>
          </table:table-cell>
        </table:table-row>
        <table:table-row table:style-name="ro1">
          <table:table-cell office:value-type="string" calcext:value-type="string">
            <text:p>ACT-R</text:p>
          </table:table-cell>
          <table:table-cell office:value-type="string" calcext:value-type="string">
            <text:p>Stocco2010a</text:p>
          </table:table-cell>
          <table:table-cell office:value-type="string" calcext:value-type="string">
            <text:p>A. Stocco, C. Lebiere, and J. R. Anderson, “Conditional Routing of Information to the Cortex : A Model of the Basal Ganglia’s Role in Cognitive Coordination,” Psychological Review, vol. 117, no. 2, pp. 541–574, 2010.</text:p>
          </table:table-cell>
        </table:table-row>
        <table:table-row table:style-name="ro1">
          <table:table-cell office:value-type="string" calcext:value-type="string">
            <text:p>ACT-R</text:p>
          </table:table-cell>
          <table:table-cell office:value-type="string" calcext:value-type="string">
            <text:p>Stocco2010</text:p>
          </table:table-cell>
          <table:table-cell office:value-type="string" calcext:value-type="string">
            <text:p>A. Stocco, C. Lebiere, R. C. O’Reilly, and J. R. Anderson, “The Role of the Basal Ganglia – Anterior Prefrontal Circuit as a Biological Instruction Interpreter,” in Proceedings of the First Annual Meeting of the BICA Society, 2010.</text:p>
          </table:table-cell>
        </table:table-row>
        <table:table-row table:style-name="ro1">
          <table:table-cell office:value-type="string" calcext:value-type="string">
            <text:p>ACT-R</text:p>
          </table:table-cell>
          <table:table-cell office:value-type="string" calcext:value-type="string">
            <text:p>Studies2001a</text:p>
          </table:table-cell>
          <table:table-cell office:value-type="string" calcext:value-type="string">
            <text:p>R. St. Amant and M. O. Riedl, “A perception/action substrate for cognitive modeling in HCI,” International Journal of Human-Computer Studies, 55(1), pp. 15-39, 2001.</text:p>
          </table:table-cell>
        </table:table-row>
        <table:table-row table:style-name="ro1">
          <table:table-cell office:value-type="string" calcext:value-type="string">
            <text:p>ACT-R</text:p>
          </table:table-cell>
          <table:table-cell office:value-type="string" calcext:value-type="string">
            <text:p>Studies2001</text:p>
          </table:table-cell>
          <table:table-cell office:value-type="string" calcext:value-type="string">
            <text:p>F. E. Ritter and R. M. Young, “Embodied models as simulated users : introduction to this special issue on using cognitive models to improve interface design,” International Journal of Human-Computer Studies, 55(1), pp. 1–14, 2001.</text:p>
          </table:table-cell>
        </table:table-row>
        <table:table-row table:style-name="ro1">
          <table:table-cell office:value-type="string" calcext:value-type="string">
            <text:p>ACT-R</text:p>
          </table:table-cell>
          <table:table-cell office:value-type="string" calcext:value-type="string">
            <text:p>Taatgen2000a</text:p>
          </table:table-cell>
          <table:table-cell office:value-type="string" calcext:value-type="string">
            <text:p>N. A. Taatgen and D. Wallach, “Whether Skill Acquisition is Rule or Instance Based is determined by the structure of the task,” Cognitive Science Society Quarterly, 2(2), pp. 163-204, 2002.</text:p>
          </table:table-cell>
        </table:table-row>
        <table:table-row table:style-name="ro1">
          <table:table-cell office:value-type="string" calcext:value-type="string">
            <text:p>ACT-R</text:p>
          </table:table-cell>
          <table:table-cell office:value-type="string" calcext:value-type="string">
            <text:p>Taatgen2003</text:p>
          </table:table-cell>
          <table:table-cell office:value-type="string" calcext:value-type="string">
            <text:p>N. A. Taatgen, M. van Oploo, J. Braaksma, and J. Niemantsverdriet, “How to construct a believable opponent using cognitive modeling in the game of set,” Proc. 5th Int. Conf. Cogn. Model., pp. 201–206, 2003.</text:p>
          </table:table-cell>
        </table:table-row>
        <table:table-row table:style-name="ro1">
          <table:table-cell office:value-type="string" calcext:value-type="string">
            <text:p>ACT-R</text:p>
          </table:table-cell>
          <table:table-cell office:value-type="string" calcext:value-type="string">
            <text:p>Taatgen2001</text:p>
          </table:table-cell>
          <table:table-cell office:value-type="string" calcext:value-type="string">
            <text:p>N. A. Taatgen, “Extending the Past-tense Debate: a Model of the German Plural,” in Proceedings of the Cognitive Science Society, 2001.</text:p>
          </table:table-cell>
        </table:table-row>
        <table:table-row table:style-name="ro1">
          <table:table-cell office:value-type="string" calcext:value-type="string">
            <text:p>ACT-R</text:p>
          </table:table-cell>
          <table:table-cell office:value-type="string" calcext:value-type="string">
            <text:p>Taatgen1999</text:p>
          </table:table-cell>
          <table:table-cell office:value-type="string" calcext:value-type="string">
            <text:p>N. A. Taatgen, “Cognitive Science and Engineering prepublications A model of learning task-specific knowledge for a new task,” Tech. Report, 1999.</text:p>
          </table:table-cell>
        </table:table-row>
        <table:table-row table:style-name="ro1">
          <table:table-cell office:value-type="string" calcext:value-type="string">
            <text:p>ACT-R</text:p>
          </table:table-cell>
          <table:table-cell office:value-type="string" calcext:value-type="string">
            <text:p>Taatgen2007</text:p>
          </table:table-cell>
          <table:table-cell office:value-type="string" calcext:value-type="string">
            <text:p>N. A. Taatgen and J. Anderson, “An Integrated Theory of Prospective Time Interval Estimation: The Role of Cognition, Attention, and Learning,” Psychological Review, vol. 114, no. 3, pp. 577–598, 2007.</text:p>
          </table:table-cell>
        </table:table-row>
        <table:table-row table:style-name="ro1">
          <table:table-cell office:value-type="string" calcext:value-type="string">
            <text:p>ACT-R</text:p>
          </table:table-cell>
          <table:table-cell office:value-type="string" calcext:value-type="string">
            <text:p>Taatgen2008</text:p>
          </table:table-cell>
          <table:table-cell office:value-type="string" calcext:value-type="string">
            <text:p>N. A. Taatgen, D. Huss, D. Dickison, and J. R. Anderson, “The Acquisition of Robust and Flexible Cognitive Skills,” Journal of Experimental Psychology: General, vol. 137, no. 3, pp. 548–565, 2008.</text:p>
          </table:table-cell>
        </table:table-row>
        <table:table-row table:style-name="ro1">
          <table:table-cell office:value-type="string" calcext:value-type="string">
            <text:p>ACT-R</text:p>
          </table:table-cell>
          <table:table-cell office:value-type="string" calcext:value-type="string">
            <text:p>Taatgen2009</text:p>
          </table:table-cell>
          <table:table-cell office:value-type="string" calcext:value-type="string">
            <text:p>N. A. Taatgen, I. Juvina, M. Schipper, J. P. Borst, and S. Martens, “Too much control can hurt: A threaded cognition model of the attentional blink,” Cogn. Psychol., vol. 59, no. 1, pp. 1–29, 2009.</text:p>
          </table:table-cell>
        </table:table-row>
        <table:table-row table:style-name="ro1">
          <table:table-cell office:value-type="string" calcext:value-type="string">
            <text:p>ACT-R</text:p>
          </table:table-cell>
          <table:table-cell office:value-type="string" calcext:value-type="string">
            <text:p>Taatgen2002</text:p>
          </table:table-cell>
          <table:table-cell office:value-type="string" calcext:value-type="string">
            <text:p>N. A. Taatgen, “A model of individual differences in skill acquisition in the Kanfer-Ackerman air traffic control task,” Cogn. Syst. Res., vol. 3, no. 1, pp. 103–112, 2002.</text:p>
          </table:table-cell>
        </table:table-row>
        <table:table-row table:style-name="ro1">
          <table:table-cell office:value-type="string" calcext:value-type="string">
            <text:p>ACT-R</text:p>
          </table:table-cell>
          <table:table-cell office:value-type="string" calcext:value-type="string">
            <text:p>Taatgen2002b</text:p>
          </table:table-cell>
          <table:table-cell office:value-type="string" calcext:value-type="string">
            <text:p>N. A. Taatgen, “A Model of Individual Differences in Skill Acquisition in the Kanfer-Ackerman Air Traffic Control Task,” Cogn. Syst. Res., vol. 3, no. 1, 2002.</text:p>
          </table:table-cell>
        </table:table-row>
        <table:table-row table:style-name="ro1">
          <table:table-cell office:value-type="string" calcext:value-type="string">
            <text:p>ACT-R</text:p>
          </table:table-cell>
          <table:table-cell office:value-type="string" calcext:value-type="string">
            <text:p>Taatgen2002a</text:p>
          </table:table-cell>
          <table:table-cell office:value-type="string" calcext:value-type="string">
            <text:p>N. A. Taatgen and J. R. Anderson, “Why do children learn to say ‘Broke’? A model of learning the past tense without feedback,” Cognition, vol. 86, pp. 123–155, 2002.</text:p>
          </table:table-cell>
        </table:table-row>
        <table:table-row table:style-name="ro1">
          <table:table-cell office:value-type="string" calcext:value-type="string">
            <text:p>ACT-R</text:p>
          </table:table-cell>
          <table:table-cell office:value-type="string" calcext:value-type="string">
            <text:p>Taatgen2003b</text:p>
          </table:table-cell>
          <table:table-cell office:value-type="string" calcext:value-type="string">
            <text:p>N. A. Taatgen and M. Dijkstra, “Constraints on Generalization: Why are Past-Tense Irregularization Errors so Rare?,” in Proceedings of the 25th annual conference of the cognitive science society, 2003.</text:p>
          </table:table-cell>
        </table:table-row>
        <table:table-row table:style-name="ro1">
          <table:table-cell office:value-type="string" calcext:value-type="string">
            <text:p>ACT-R</text:p>
          </table:table-cell>
          <table:table-cell office:value-type="string" calcext:value-type="string">
            <text:p>Taatgen2005</text:p>
          </table:table-cell>
          <table:table-cell office:value-type="string" calcext:value-type="string">
            <text:p>N. A. Taatgen, D. Huss, and J. R. Anderson, “How Cognitive Models can Inform the Design of Instructions,” in Proceedings of the Seventh International Conference on Cognitive Modeling, 2006.</text:p>
          </table:table-cell>
        </table:table-row>
        <table:table-row table:style-name="ro1">
          <table:table-cell office:value-type="string" calcext:value-type="string">
            <text:p>ACT-R</text:p>
          </table:table-cell>
          <table:table-cell office:value-type="string" calcext:value-type="string">
            <text:p>Taatgen1992</text:p>
          </table:table-cell>
          <table:table-cell office:value-type="string" calcext:value-type="string">
            <text:p>N. A. Taatgen, I. Juvina, S. Herd, D. Jilk, and S. Martens, “Attentional Blink: An Internal Traffic Jam?,” in Proceedings of the 8th International Conference on Cognitive Modeling, 2007.</text:p>
          </table:table-cell>
        </table:table-row>
        <table:table-row table:style-name="ro1">
          <table:table-cell office:value-type="string" calcext:value-type="string">
            <text:p>ACT-R</text:p>
          </table:table-cell>
          <table:table-cell office:value-type="string" calcext:value-type="string">
            <text:p>Taatgen2003c</text:p>
          </table:table-cell>
          <table:table-cell office:value-type="string" calcext:value-type="string">
            <text:p>N. A. Taatgen, M. Van Oploo, J. Braaksma, and J. Niemantsverdriet, “How to Construct a Believable Opponent using Cognitive Modeling in the Game of Set,”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Taatgen1998</text:p>
          </table:table-cell>
          <table:table-cell office:value-type="string" calcext:value-type="string">
            <text:p>N. Taatgen, J. Anderson, D. Dickison, and H. Van Rijn, “Time Interval Estimation: Internal Clock or Attentional Mechanism?,” in Proceedings of the Cognitive Science Society, 2005.</text:p>
          </table:table-cell>
        </table:table-row>
        <table:table-row table:style-name="ro1">
          <table:table-cell office:value-type="string" calcext:value-type="string">
            <text:p>ACT-R</text:p>
          </table:table-cell>
          <table:table-cell office:value-type="string" calcext:value-type="string">
            <text:p>Taatgen2003a</text:p>
          </table:table-cell>
          <table:table-cell office:value-type="string" calcext:value-type="string">
            <text:p>N. Taatgen and F. J. Lee, “Production Compliation: A Simple Mechanism To Model Complex Skill Aquisition,” Hum. Factors, vol. 45, no. 1, pp. 61–76, 2003.</text:p>
          </table:table-cell>
        </table:table-row>
        <table:table-row table:style-name="ro1">
          <table:table-cell office:value-type="string" calcext:value-type="string">
            <text:p>ACT-R</text:p>
          </table:table-cell>
          <table:table-cell office:value-type="string" calcext:value-type="string">
            <text:p>Taatgen2000</text:p>
          </table:table-cell>
          <table:table-cell office:value-type="string" calcext:value-type="string">
            <text:p>N. Taatgen, H. Van Rijn, and J. Anderson, “Time Perception : Beyond Simple Interval Estimation,” 2000.</text:p>
          </table:table-cell>
        </table:table-row>
        <table:table-row table:style-name="ro1">
          <table:table-cell office:value-type="string" calcext:value-type="string">
            <text:p>ACT-R</text:p>
          </table:table-cell>
          <table:table-cell office:value-type="string" calcext:value-type="string">
            <text:p>Tamborello2007</text:p>
          </table:table-cell>
          <table:table-cell office:value-type="string" calcext:value-type="string">
            <text:p>F. P. Tamborello and M. D. Byrne, “Fast Learning in a Simple Probabilistic Visual Environment: A Comparison of ACT-R’s Old PG-C and New Reinforcement Learning Algorithms,” in Proceedings of the International Conference on Cognitive Modeling, 2007.</text:p>
          </table:table-cell>
        </table:table-row>
        <table:table-row table:style-name="ro1">
          <table:table-cell office:value-type="string" calcext:value-type="string">
            <text:p>ACT-R</text:p>
          </table:table-cell>
          <table:table-cell office:value-type="string" calcext:value-type="string">
            <text:p>Tamborello2004</text:p>
          </table:table-cell>
          <table:table-cell office:value-type="string" calcext:value-type="string">
            <text:p>F. P. Tamborello and M. D. Byrne, “Adaptive but Non-Optimal Visual Search Behavior in Highlighted Displays,” Cogn. Syst. Res., vol. 8, no. 3, pp. 182–191, 2007.</text:p>
          </table:table-cell>
        </table:table-row>
        <table:table-row table:style-name="ro1">
          <table:table-cell office:value-type="string" calcext:value-type="string">
            <text:p>ACT-R</text:p>
          </table:table-cell>
          <table:table-cell office:value-type="string" calcext:value-type="string">
            <text:p>Tenison2016</text:p>
          </table:table-cell>
          <table:table-cell office:value-type="string" calcext:value-type="string">
            <text:p>C. Tenison, J. M. Fincham, and J. R. Anderson, “Phases of learning: How skill acquisition impacts cognitive processing,” Cogn. Psychol., vol. 87, pp. 1–28, 2016.</text:p>
          </table:table-cell>
        </table:table-row>
        <table:table-row table:style-name="ro1">
          <table:table-cell office:value-type="string" calcext:value-type="string">
            <text:p>ACT-R</text:p>
          </table:table-cell>
          <table:table-cell office:value-type="string" calcext:value-type="string">
            <text:p>Teo2008</text:p>
          </table:table-cell>
          <table:table-cell office:value-type="string" calcext:value-type="string">
            <text:p>L. Teo and B. E. John, “The Evolution of a Goal-Directed Exploration Model: Effects of Information Scent and GoBack Utility on Successful Exploration,” Top. Cogn. Sci., vol. 3, no. 1, 2011.</text:p>
          </table:table-cell>
        </table:table-row>
        <table:table-row table:style-name="ro1">
          <table:table-cell office:value-type="string" calcext:value-type="string">
            <text:p>ACT-R</text:p>
          </table:table-cell>
          <table:table-cell office:value-type="string" calcext:value-type="string">
            <text:p>Terao2003</text:p>
          </table:table-cell>
          <table:table-cell office:value-type="string" calcext:value-type="string">
            <text:p>A. Terao, K. R. Koedinger, M.-H. Sohn, Y. Qin, J. R. Anderson, and C. S. Carter, “An fMRI study of the Interplay of Symbolic and Visuo-spatial Systems in Mathematical Reasoning,” <text:s/>Proceedings of the Annual Meeting of the Cognitive Science Society, 26(26), 2004.</text:p>
          </table:table-cell>
        </table:table-row>
        <table:table-row table:style-name="ro1">
          <table:table-cell office:value-type="string" calcext:value-type="string">
            <text:p>ACT-R</text:p>
          </table:table-cell>
          <table:table-cell office:value-type="string" calcext:value-type="string">
            <text:p>Thomson2012a</text:p>
          </table:table-cell>
          <table:table-cell office:value-type="string" calcext:value-type="string">
            <text:p>R. Thomson, “A Balanced Hebbian Algorithm for Associative Learning in ACT-R,” Proceedings of ICCM, 2013.</text:p>
          </table:table-cell>
        </table:table-row>
        <table:table-row table:style-name="ro1">
          <table:table-cell office:value-type="string" calcext:value-type="string">
            <text:p>ACT-R</text:p>
          </table:table-cell>
          <table:table-cell office:value-type="string" calcext:value-type="string">
            <text:p>Thomson</text:p>
          </table:table-cell>
          <table:table-cell office:value-type="string" calcext:value-type="string">
            <text:p>R. Thomson, S. Bennati, and C. Lebiere, “Extending the Influence of Contextual Information in ACT-R using Buffer Decay,” in Proceedings of the Annual Meeting of the Cognitive Science Society, 2014.</text:p>
          </table:table-cell>
        </table:table-row>
        <table:table-row table:style-name="ro1">
          <table:table-cell office:value-type="string" calcext:value-type="string">
            <text:p>ACT-R</text:p>
          </table:table-cell>
          <table:table-cell office:value-type="string" calcext:value-type="string">
            <text:p>Thomson2015</text:p>
          </table:table-cell>
          <table:table-cell office:value-type="string" calcext:value-type="string">
            <text:p>R. Thomson, C. Lebiere, J. R. Anderson, and J. Staszewski, “A General Instance-Based Learning Framework for Studying Intuitive Decision-Making in a Cognitive Architecture,” J. Appl. Res. Mem. Cogn., vol. 4, no. 3, pp. 180–190, 2015.</text:p>
          </table:table-cell>
        </table:table-row>
        <table:table-row table:style-name="ro1">
          <table:table-cell office:value-type="string" calcext:value-type="string">
            <text:p>ACT-R</text:p>
          </table:table-cell>
          <table:table-cell office:value-type="string" calcext:value-type="string">
            <text:p>Thomson2014</text:p>
          </table:table-cell>
          <table:table-cell office:value-type="string" calcext:value-type="string">
            <text:p>R. Thomson, C. Lebiere, and S. Bennati, “Human, Model and Machine: A Complementary Approach to Big Data,” in Proceedings of the Workshop on Human Centered Big Data Research, 2014.</text:p>
          </table:table-cell>
        </table:table-row>
        <table:table-row table:style-name="ro1">
          <table:table-cell office:value-type="string" calcext:value-type="string">
            <text:p>ACT-R</text:p>
          </table:table-cell>
          <table:table-cell office:value-type="string" calcext:value-type="string">
            <text:p>Thomson2006</text:p>
          </table:table-cell>
          <table:table-cell office:value-type="string" calcext:value-type="string">
            <text:p>R. Thomson, C. Lebiere, and S. Bennati, “A General Instance-Based Model of Sensemaking in a Functional Architecture,” in Proceedings of the 23rd Annual Behavior Representation in Modeling and Simulation Conference, 2014.</text:p>
          </table:table-cell>
        </table:table-row>
        <table:table-row table:style-name="ro1">
          <table:table-cell office:value-type="string" calcext:value-type="string">
            <text:p>ACT-R</text:p>
          </table:table-cell>
          <table:table-cell office:value-type="string" calcext:value-type="string">
            <text:p>Thomson2013</text:p>
          </table:table-cell>
          <table:table-cell office:value-type="string" calcext:value-type="string">
            <text:p>R. Thomson, C. Lebiere, S. Bennati, P. Shakarian, and E. Nunes, “Malware Identification Using Cognitively-Inspired Inference,” in Proceedings of the 24th Annual Behavior Representation in Modeling and Simulation Conference, 2013.</text:p>
          </table:table-cell>
        </table:table-row>
        <table:table-row table:style-name="ro1">
          <table:table-cell office:value-type="string" calcext:value-type="string">
            <text:p>ACT-R</text:p>
          </table:table-cell>
          <table:table-cell office:value-type="string" calcext:value-type="string">
            <text:p>Thomson2012</text:p>
          </table:table-cell>
          <table:table-cell office:value-type="string" calcext:value-type="string">
            <text:p>R. Thomson, C. Lebiere, M. Rutledge-Taylor, J. Staszewski, and J. R. Anderson, “Understanding Sensemaking Using Functional Architectures,” in Proceedings of the 21st Conference on Behavior Representation in Modeling and Simulation, 2012.</text:p>
          </table:table-cell>
        </table:table-row>
        <table:table-row table:style-name="ro1">
          <table:table-cell office:value-type="string" calcext:value-type="string">
            <text:p>ACT-R</text:p>
          </table:table-cell>
          <table:table-cell office:value-type="string" calcext:value-type="string">
            <text:p>Pyke2011</text:p>
          </table:table-cell>
          <table:table-cell office:value-type="string" calcext:value-type="string">
            <text:p>R. Thomson, A. A. Pyke, G. J. Trafton, and L. M. Hiatt, “An Account of Associative Learning in Memory Recall,” in Proceedings of the 37th Annual Meeting of the Cognitive Science Society, 2015.</text:p>
          </table:table-cell>
        </table:table-row>
        <table:table-row table:style-name="ro1">
          <table:table-cell office:value-type="string" calcext:value-type="string">
            <text:p>ACT-R</text:p>
          </table:table-cell>
          <table:table-cell office:value-type="string" calcext:value-type="string">
            <text:p>Thomson2011</text:p>
          </table:table-cell>
          <table:table-cell office:value-type="string" calcext:value-type="string">
            <text:p>R. Thomson, J. G. Trafton, and L. M. Hiatt, “An Account of Associative Learning in Memory Recall,” in Proceedings of the 37th Annual Conference of the Cognitive Science Society, 2015, vol. 2.</text:p>
          </table:table-cell>
        </table:table-row>
        <table:table-row table:style-name="ro1">
          <table:table-cell office:value-type="string" calcext:value-type="string">
            <text:p>ACT-R</text:p>
          </table:table-cell>
          <table:table-cell office:value-type="string" calcext:value-type="string">
            <text:p>Tor2004</text:p>
          </table:table-cell>
          <table:table-cell office:value-type="string" calcext:value-type="string">
            <text:p>K. Tor, S. R. Haynes, F. E. Ritter, M. A. Cohen, and L. Haven, “Categorical Data Displays Generated from Three Architectures Illustrate Their Behavior,” ICCM, 2004.</text:p>
          </table:table-cell>
        </table:table-row>
        <table:table-row table:style-name="ro1">
          <table:table-cell office:value-type="string" calcext:value-type="string">
            <text:p>ACT-R</text:p>
          </table:table-cell>
          <table:table-cell office:value-type="string" calcext:value-type="string">
            <text:p>Trafton2006a</text:p>
          </table:table-cell>
          <table:table-cell office:value-type="string" calcext:value-type="string">
            <text:p>J. G. Trafton, E. M. Altmann, and R. M. Ratwani, “A memory for goals model of sequence errors,” Cogn. Syst. Res., vol. 12, no. 2, 2011.</text:p>
          </table:table-cell>
        </table:table-row>
        <table:table-row table:style-name="ro1">
          <table:table-cell office:value-type="string" calcext:value-type="string">
            <text:p>ACT-R</text:p>
          </table:table-cell>
          <table:table-cell office:value-type="string" calcext:value-type="string">
            <text:p>Trafton2006</text:p>
          </table:table-cell>
          <table:table-cell office:value-type="string" calcext:value-type="string">
            <text:p>J. G. Trafton, B. R. Fransen, A. M. Harrison, and M. Bugajska, “An embodied model of infant gaze-following,” in Proceedings of the 9th International Conference of Cognitive Modeling, 2009.</text:p>
          </table:table-cell>
        </table:table-row>
        <table:table-row table:style-name="ro1">
          <table:table-cell office:value-type="string" calcext:value-type="string">
            <text:p>ACT-R</text:p>
          </table:table-cell>
          <table:table-cell office:value-type="string" calcext:value-type="string">
            <text:p>Trafton2011</text:p>
          </table:table-cell>
          <table:table-cell office:value-type="string" calcext:value-type="string">
            <text:p>J. G. Trafton and A. M. Harrison, “Embodied Spatial Cognition,” Top. Cogn. Sci., vol. 3, pp. 686–706, 2011.</text:p>
          </table:table-cell>
        </table:table-row>
        <table:table-row table:style-name="ro1">
          <table:table-cell office:value-type="string" calcext:value-type="string">
            <text:p>ACT-R</text:p>
          </table:table-cell>
          <table:table-cell office:value-type="string" calcext:value-type="string">
            <text:p>Trafton2013</text:p>
          </table:table-cell>
          <table:table-cell office:value-type="string" calcext:value-type="string">
            <text:p>J. G. Trafton, L. M. Hiatt, A. M. Harrison, P. Tamborello, S. S. Khemlani, and A. C. Schultz, “ACT-R/E: An Embodied Cognitive Architecture for Human-Robot Interaction,” J. Human-Robot Interact., vol. 2, no. 1, pp. 30–54, 2013.</text:p>
          </table:table-cell>
        </table:table-row>
        <table:table-row table:style-name="ro1">
          <table:table-cell office:value-type="string" calcext:value-type="string">
            <text:p>ACT-R</text:p>
          </table:table-cell>
          <table:table-cell office:value-type="string" calcext:value-type="string">
            <text:p>Triona2001</text:p>
          </table:table-cell>
          <table:table-cell office:value-type="string" calcext:value-type="string">
            <text:p>L. M. Triona, A. M. Masnick, and B. J. Morris, “What Does it Take to Pass the False Belief Task? An ACT-R Model,” in Proceedings of the 24th Annual Meeting of the Cognitive Science Society, 2002.</text:p>
          </table:table-cell>
        </table:table-row>
        <table:table-row table:style-name="ro1">
          <table:table-cell office:value-type="string" calcext:value-type="string">
            <text:p>ACT-R</text:p>
          </table:table-cell>
          <table:table-cell office:value-type="string" calcext:value-type="string">
            <text:p>VanRijn2003</text:p>
          </table:table-cell>
          <table:table-cell office:value-type="string" calcext:value-type="string">
            <text:p>H. van Rijn and J. R. Anderson, “Modeling Lexical Decision as Ordinary Retrieval,”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VanVugt2012</text:p>
          </table:table-cell>
          <table:table-cell office:value-type="string" calcext:value-type="string">
            <text:p>M. K. van Vugt, “Relating ACT-R buffer activation to EEG activity during an attentional blink task,” in Proceedings of the 11th International Conference on Cognitive Modeling, 2012.</text:p>
          </table:table-cell>
        </table:table-row>
        <table:table-row table:style-name="ro1">
          <table:table-cell office:value-type="string" calcext:value-type="string">
            <text:p>ACT-R</text:p>
          </table:table-cell>
          <table:table-cell office:value-type="string" calcext:value-type="string">
            <text:p>Vasishth2008</text:p>
          </table:table-cell>
          <table:table-cell office:value-type="string" calcext:value-type="string">
            <text:p>S. Vasishth, S. Brussow, R. L. Lewis, and H. Drenhaus, “Processing Polarity: How the ungrammatical intrudes on the grammatical,” Cogn. Sci., vol. 32, no. 4, pp. 685–712, 2008.</text:p>
          </table:table-cell>
        </table:table-row>
        <table:table-row table:style-name="ro1">
          <table:table-cell office:value-type="string" calcext:value-type="string">
            <text:p>ACT-R</text:p>
          </table:table-cell>
          <table:table-cell office:value-type="string" calcext:value-type="string">
            <text:p>Veksler1998</text:p>
          </table:table-cell>
          <table:table-cell office:value-type="string" calcext:value-type="string">
            <text:p>B. Z. Veksler, W. D. Gray, and M. J. Schoelles, “From 1000ms to 650ms: Why Interleaving, Soft Constraints, and Milliseconds Matter,” Proceedings of ICCM, 2007.</text:p>
          </table:table-cell>
        </table:table-row>
        <table:table-row table:style-name="ro1">
          <table:table-cell office:value-type="string" calcext:value-type="string">
            <text:p>ACT-R</text:p>
          </table:table-cell>
          <table:table-cell office:value-type="string" calcext:value-type="string">
            <text:p>Veksler2004</text:p>
          </table:table-cell>
          <table:table-cell office:value-type="string" calcext:value-type="string">
            <text:p>V. D. Veksler and W. D. Gray, “State Definition in the Tetris Task: Designing a Hybrid Model of Cognition,” in Proceedings of the sixth International Conference on Cognitive Modeling, 2004.</text:p>
          </table:table-cell>
        </table:table-row>
        <table:table-row table:style-name="ro1">
          <table:table-cell office:value-type="string" calcext:value-type="string">
            <text:p>ACT-R</text:p>
          </table:table-cell>
          <table:table-cell office:value-type="string" calcext:value-type="string">
            <text:p>Walsh2011</text:p>
          </table:table-cell>
          <table:table-cell office:value-type="string" calcext:value-type="string">
            <text:p>M. M. Walsh and J. R. Anderson, “Learning from delayed feedback: neural responses in temporal credit assignment,” Cogn. Affect. Behav. Neurosci., vol. 11, pp. 131–143, 2011.</text:p>
          </table:table-cell>
        </table:table-row>
        <table:table-row table:style-name="ro1">
          <table:table-cell office:value-type="string" calcext:value-type="string">
            <text:p>ACT-R</text:p>
          </table:table-cell>
          <table:table-cell office:value-type="string" calcext:value-type="string">
            <text:p>Walsh2017</text:p>
          </table:table-cell>
          <table:table-cell office:value-type="string" calcext:value-type="string">
            <text:p>M. M. Walsh, G. Gunzelmann, and J. R. Anderson, “Relationship of P3b single-trial latencies and response times in one, two, and three-stimulus oddball tasks,” Biol. Psychol., vol. 123, pp. 47–61, 2017.</text:p>
          </table:table-cell>
        </table:table-row>
        <table:table-row table:style-name="ro1">
          <table:table-cell office:value-type="string" calcext:value-type="string">
            <text:p>ACT-R</text:p>
          </table:table-cell>
          <table:table-cell office:value-type="string" calcext:value-type="string">
            <text:p>Sun2004</text:p>
          </table:table-cell>
          <table:table-cell office:value-type="string" calcext:value-type="string">
            <text:p>H. Wang, J. Fan, and T. R. Johnson, “A symbolic model of human attentional networks,” Cogn. Syst. Res., vol. 5, pp. 119–134, 2004.</text:p>
          </table:table-cell>
        </table:table-row>
        <table:table-row table:style-name="ro1">
          <table:table-cell office:value-type="string" calcext:value-type="string">
            <text:p>ACT-R</text:p>
          </table:table-cell>
          <table:table-cell office:value-type="string" calcext:value-type="string">
            <text:p>West2002</text:p>
          </table:table-cell>
          <table:table-cell office:value-type="string" calcext:value-type="string">
            <text:p>R. L. West, T. C. Stewart, C. Lebiere, and S. Chandrasekharan, “Stochastic Resonance in Human Cognition : ACT-R Versus Game Theory , Associative Neural Networks , Recursive Neural Networks , Q-Learning , and Humans Humans Versus ACT-R,” 2002.</text:p>
          </table:table-cell>
        </table:table-row>
        <table:table-row table:style-name="ro1">
          <table:table-cell office:value-type="string" calcext:value-type="string">
            <text:p>ACT-R</text:p>
          </table:table-cell>
          <table:table-cell office:value-type="string" calcext:value-type="string">
            <text:p>West2010</text:p>
          </table:table-cell>
          <table:table-cell office:value-type="string" calcext:value-type="string">
            <text:p>R. L. West, A. A. Pyke, M. F. Rutledge-Taylor, and H. Lang, “Interference and ACT-R: New evidence from the fan effect,” Proc. 10th Int. Conf. Cogn. Model., pp. 277–282, 2010.</text:p>
          </table:table-cell>
        </table:table-row>
        <table:table-row table:style-name="ro1">
          <table:table-cell office:value-type="string" calcext:value-type="string">
            <text:p>ACT-R</text:p>
          </table:table-cell>
          <table:table-cell office:value-type="string" calcext:value-type="string">
            <text:p>Winkelholz2005</text:p>
          </table:table-cell>
          <table:table-cell office:value-type="string" calcext:value-type="string">
            <text:p>C. Winkelholz and C. M. Schlick, “A production system for the serial recall of object-locations in graphical layout structures Visual Module Extensions / Restrictions,” in Proceedings of 12th Annual ACT-R Workshop, 2005.</text:p>
          </table:table-cell>
        </table:table-row>
        <table:table-row table:style-name="ro1">
          <table:table-cell office:value-type="string" calcext:value-type="string">
            <text:p>ACT-R</text:p>
          </table:table-cell>
          <table:table-cell office:value-type="string" calcext:value-type="string">
            <text:p>Winkelholz2006</text:p>
          </table:table-cell>
          <table:table-cell office:value-type="string" calcext:value-type="string">
            <text:p>C. Winkelholz and C. M. Schlick, “Modeling human spatial memory within a symbolic architecture of cognition,” Int. Conf. Spat. Cogn., 2006.</text:p>
          </table:table-cell>
        </table:table-row>
        <table:table-row table:style-name="ro1">
          <table:table-cell office:value-type="string" calcext:value-type="string">
            <text:p>ACT-R</text:p>
          </table:table-cell>
          <table:table-cell office:value-type="string" calcext:value-type="string">
            <text:p>Wintermute2012a</text:p>
          </table:table-cell>
          <table:table-cell office:value-type="string" calcext:value-type="string">
            <text:p>S. Wintermute, S. Betts, J. L. Ferris, J. M. Fincham, and J. R. Anderson, “Brain Networks Supporting Execution of Mathematical Skills versus Acquisition of New Mathematical Competence,” PLoS One, vol. 7, no. 12, pp. 1–16, 2012.</text:p>
          </table:table-cell>
        </table:table-row>
        <table:table-row table:style-name="ro1">
          <table:table-cell office:value-type="string" calcext:value-type="string">
            <text:p>ACT-R</text:p>
          </table:table-cell>
          <table:table-cell office:value-type="string" calcext:value-type="string">
            <text:p>Wu2005</text:p>
          </table:table-cell>
          <table:table-cell office:value-type="string" calcext:value-type="string">
            <text:p>S. Wu, M. Field, and R. W. Remington, “Modeling the Scheduling of Eye Movements and Manual Responses in Performing A Sequence of Discrete Tasks,” Proceedings of the Annual meeting of the Cognitive Science Society, 28(28), 2006.</text:p>
          </table:table-cell>
        </table:table-row>
        <table:table-row table:style-name="ro1">
          <table:table-cell office:value-type="string" calcext:value-type="string">
            <text:p>ACT-R</text:p>
          </table:table-cell>
          <table:table-cell office:value-type="string" calcext:value-type="string">
            <text:p>Zhang2017</text:p>
          </table:table-cell>
          <table:table-cell office:value-type="string" calcext:value-type="string">
            <text:p>Q. Zhang, M. M. Walsh, and J. R. Anderson, “The Effects of Probe Similarity on Retrieval and Comparison Processes in Associative Recognition,” J. Cogn. Neurosci., vol. 29, no. 2, pp. 352–367, 2017.</text:p>
          </table:table-cell>
        </table:table-row>
        <table:table-row table:style-name="ro1">
          <table:table-cell office:value-type="string" calcext:value-type="string">
            <text:p>ACT-R</text:p>
          </table:table-cell>
          <table:table-cell office:value-type="string" calcext:value-type="string">
            <text:p>Zondervan2003</text:p>
          </table:table-cell>
          <table:table-cell office:value-type="string" calcext:value-type="string">
            <text:p>K. Zondervan and N. A. Taatgen, “The Determiners Model: a Cognitive Model of Macro Development and U-shaped Learning in a Micro Domain,” in Proceedings of the International Conference on Cognitive Modeling, 2003.</text:p>
          </table:table-cell>
        </table:table-row>
        <table:table-row table:style-name="ro1">
          <table:table-cell office:value-type="string" calcext:value-type="string">
            <text:p>ACT-R</text:p>
          </table:table-cell>
          <table:table-cell office:value-type="string" calcext:value-type="string">
            <text:p>Zondervan2004</text:p>
          </table:table-cell>
          <table:table-cell office:value-type="string" calcext:value-type="string">
            <text:p>K. Zondervan, R. Verbrugge, and N. A. Taatgen, “Modeling the ability to reason about oneself and others in educational contexts,” in Proceedings of the International Conference on Cognitive Modeling, 2004.</text:p>
          </table:table-cell>
        </table:table-row>
        <table:table-row table:style-name="ro1">
          <table:table-cell office:value-type="string" calcext:value-type="string">
            <text:p>ACT-R</text:p>
          </table:table-cell>
          <table:table-cell office:value-type="string" calcext:value-type="string">
            <text:p>Taatgen1982</text:p>
          </table:table-cell>
          <table:table-cell office:value-type="string" calcext:value-type="string">
            <text:p>N. A. Taatgen and F. J. Lee, “Production Composition: A Simple Theory of Complex Skill Acquisition,” Human Factors, 45(1), pp. 61-76, 2003.</text:p>
          </table:table-cell>
        </table:table-row>
        <table:table-row table:style-name="ro1">
          <table:table-cell office:value-type="string" calcext:value-type="string">
            <text:p>ACT-R</text:p>
          </table:table-cell>
          <table:table-cell office:value-type="string" calcext:value-type="string">
            <text:p>Misker2001</text:p>
          </table:table-cell>
          <table:table-cell office:value-type="string" calcext:value-type="string">
            <text:p>J. Misker, N. A. Taatgen, and J. Aasman, “Validating a Tool for Simulating User Interaction,” in Proceedings of ICCM, 2001.</text:p>
          </table:table-cell>
        </table:table-row>
        <table:table-row table:style-name="ro1">
          <table:table-cell office:value-type="string" calcext:value-type="string">
            <text:p>ADAPT</text:p>
          </table:table-cell>
          <table:table-cell office:value-type="string" calcext:value-type="string">
            <text:p>Benjamin</text:p>
          </table:table-cell>
          <table:table-cell office:value-type="string" calcext:value-type="string">
            <text:p>D. P. Benjamin and D. Lyons, “Toward A Cognitive Computer Vision System.” Tech. Report, 2010.</text:p>
          </table:table-cell>
        </table:table-row>
        <table:table-row table:style-name="ro1">
          <table:table-cell office:value-type="string" calcext:value-type="string">
            <text:p>ADAPT</text:p>
          </table:table-cell>
          <table:table-cell office:value-type="string" calcext:value-type="string">
            <text:p>Benjamin2010</text:p>
          </table:table-cell>
          <table:table-cell office:value-type="string" calcext:value-type="string">
            <text:p>D. P. Benjamin and D. Lyons, “A cognitive approach to classifying perceived behaviors,” in Proc. SPIE 7710, Multisensor, Multisource Information Fusion: Architectures, Algorithms, and Applications, 2010, vol. 7710.</text:p>
          </table:table-cell>
        </table:table-row>
        <table:table-row table:style-name="ro1">
          <table:table-cell office:value-type="string" calcext:value-type="string">
            <text:p>ADAPT</text:p>
          </table:table-cell>
          <table:table-cell office:value-type="string" calcext:value-type="string">
            <text:p>Benjamin2013</text:p>
          </table:table-cell>
          <table:table-cell office:value-type="string" calcext:value-type="string">
            <text:p>D. P. Benjamin, C. Funk, and D. Lyons, “A cognitive approach to vision for a mobile robot,” SPIE Defense, Secur. Sens., 2013.</text:p>
          </table:table-cell>
        </table:table-row>
        <table:table-row table:style-name="ro1">
          <table:table-cell office:value-type="string" calcext:value-type="string">
            <text:p>ADAPT</text:p>
          </table:table-cell>
          <table:table-cell office:value-type="string" calcext:value-type="string">
            <text:p>Benjamin2004a</text:p>
          </table:table-cell>
          <table:table-cell office:value-type="string" calcext:value-type="string">
            <text:p>D. P. Benjamin, D. Lonsdale, and D. Lyons, “Designing a Robot Cognitive Architecture with Concurrency and Active Perception,” in Proceedings of the AAAI Fall Symposium on the Intersection of Cognitive Science and Robotics, 2004.</text:p>
          </table:table-cell>
        </table:table-row>
        <table:table-row table:style-name="ro1">
          <table:table-cell office:value-type="string" calcext:value-type="string">
            <text:p>ADAPT</text:p>
          </table:table-cell>
          <table:table-cell office:value-type="string" calcext:value-type="string">
            <text:p>Benjamin2007</text:p>
          </table:table-cell>
          <table:table-cell office:value-type="string" calcext:value-type="string">
            <text:p>D. P. Benjamin, D. Lonsdale, and D. Lyons, “A cognitive robotics approach to comprehending human language and behaviors,” Proc. ACM/IEEE Int. Conf. Human-Robot Interact., pp. 185–192, 2007.</text:p>
          </table:table-cell>
        </table:table-row>
        <table:table-row table:style-name="ro1">
          <table:table-cell office:value-type="string" calcext:value-type="string">
            <text:p>ADAPT</text:p>
          </table:table-cell>
          <table:table-cell office:value-type="string" calcext:value-type="string">
            <text:p>Benjamin2008</text:p>
          </table:table-cell>
          <table:table-cell office:value-type="string" calcext:value-type="string">
            <text:p>D. P. Benjamin, D. Lonsdale, D. Lyons, and S. Patel, “Using cognitive semantics to integrate perception and motion in a behavior-based robot,” Proc. 2008 ECSIS Symp. Learn. Adapt. Behav. Robot. Syst. LAB-RS 2008, pp. 77–82, 2008.</text:p>
          </table:table-cell>
        </table:table-row>
        <table:table-row table:style-name="ro1">
          <table:table-cell office:value-type="string" calcext:value-type="string">
            <text:p>ADAPT</text:p>
          </table:table-cell>
          <table:table-cell office:value-type="string" calcext:value-type="string">
            <text:p>Benjamin2006a</text:p>
          </table:table-cell>
          <table:table-cell office:value-type="string" calcext:value-type="string">
            <text:p>D. P. Benjamin, D. Lyons, and T. Achtemichuk, “Obstacle avoidance using predictive vision based on a dynamic 3D world model,” in Proc. SPIE 6384, Intelligent Robots and Computer Vision XXIV: Algorithms, Techniques, and Active Vision, 2006.</text:p>
          </table:table-cell>
        </table:table-row>
        <table:table-row table:style-name="ro1">
          <table:table-cell office:value-type="string" calcext:value-type="string">
            <text:p>ADAPT</text:p>
          </table:table-cell>
          <table:table-cell office:value-type="string" calcext:value-type="string">
            <text:p>Benjamin2006</text:p>
          </table:table-cell>
          <table:table-cell office:value-type="string" calcext:value-type="string">
            <text:p>D. P. Benjamin, D. Lyons, and D. Lonsdale, “Embodying a cognitive model in a mobile robot,” Proc. SPIE 6384, Intell. Robot. Comput. Vis. XXIV Algorithms, Tech. Act. Vis., 2006.</text:p>
          </table:table-cell>
        </table:table-row>
        <table:table-row table:style-name="ro1">
          <table:table-cell office:value-type="string" calcext:value-type="string">
            <text:p>ADAPT</text:p>
          </table:table-cell>
          <table:table-cell office:value-type="string" calcext:value-type="string">
            <text:p>Benjamin2004</text:p>
          </table:table-cell>
          <table:table-cell office:value-type="string" calcext:value-type="string">
            <text:p>D. P. Benjamin, D. Lyons, and D. Lonsdale, “ADAPT: A Cognitive Architecture for Robotics,” Proc. Sixth Int. Conf. Cogn. Model., no. October, pp. 337–338, 2004.</text:p>
          </table:table-cell>
        </table:table-row>
        <table:table-row table:style-name="ro1">
          <table:table-cell office:value-type="string" calcext:value-type="string">
            <text:p>ADAPT</text:p>
          </table:table-cell>
          <table:table-cell office:value-type="string" calcext:value-type="string">
            <text:p>Benjamin2015</text:p>
          </table:table-cell>
          <table:table-cell office:value-type="string" calcext:value-type="string">
            <text:p>D. P. Benjamin, D. Lyons, and R. Lynch, “Effects of using a 3D model on the performance of vision algorithms,” in Proc. SPIE 9498, Multisensor, Multisource Information Fusion: Architectures, Algorithms, and Applications, 2015.</text:p>
          </table:table-cell>
        </table:table-row>
        <table:table-row table:style-name="ro1">
          <table:table-cell office:value-type="string" calcext:value-type="string">
            <text:p>ADAPT</text:p>
          </table:table-cell>
          <table:table-cell office:value-type="string" calcext:value-type="string">
            <text:p>Benjamin2012</text:p>
          </table:table-cell>
          <table:table-cell office:value-type="string" calcext:value-type="string">
            <text:p>D. P. Benjamin, J. V. Monaco, Y. Lin, C. Funk, and D. Lyons, “Using a virtual world for robot planning,” Proc. SPIE, vol. 8407, 2012.</text:p>
          </table:table-cell>
        </table:table-row>
        <table:table-row table:style-name="ro1">
          <table:table-cell office:value-type="string" calcext:value-type="string">
            <text:p>ADAPT</text:p>
          </table:table-cell>
          <table:table-cell office:value-type="string" calcext:value-type="string">
            <text:p>Benjamin2016</text:p>
          </table:table-cell>
          <table:table-cell office:value-type="string" calcext:value-type="string">
            <text:p>D. P. Benjamin, H. Yue, and D. Lyons, “Classification and Prediction of Human Behaviors by a Mobile Robot,” Adv. Hum. Factors Robot. Unmanned Syst., pp. 189–195, 2016.</text:p>
          </table:table-cell>
        </table:table-row>
        <table:table-row table:style-name="ro1">
          <table:table-cell office:value-type="string" calcext:value-type="string">
            <text:p>ADAPT</text:p>
          </table:table-cell>
          <table:table-cell office:value-type="string" calcext:value-type="string">
            <text:p>Lyons2009</text:p>
          </table:table-cell>
          <table:table-cell office:value-type="string" calcext:value-type="string">
            <text:p>D. M. Lyons and D. P. Benjamin, “Locating and tracking objects by efficient comparison of real and predicted synthetic video imagery,” in Proc. SPIE 7252, Intelligent Robots and Computer Vision XXVI: Algorithms and Techniques, 2009.</text:p>
          </table:table-cell>
        </table:table-row>
        <table:table-row table:style-name="ro1">
          <table:table-cell office:value-type="string" calcext:value-type="string">
            <text:p>ADAPT</text:p>
          </table:table-cell>
          <table:table-cell office:value-type="string" calcext:value-type="string">
            <text:p>LyonsD.M.2011</text:p>
          </table:table-cell>
          <table:table-cell office:value-type="string" calcext:value-type="string">
            <text:p>D. M. Lyons and P. D. Benjamin, “A relaxed fusion of information from real and synthetic images to predict complex behavior,” Proc. SPIE - Int. Soc. Opt. Eng., vol. 8064, 2011.</text:p>
          </table:table-cell>
        </table:table-row>
        <table:table-row table:style-name="ro1">
          <table:table-cell office:value-type="string" calcext:value-type="string">
            <text:p>AIS</text:p>
          </table:table-cell>
          <table:table-cell office:value-type="string" calcext:value-type="string">
            <text:p>Amir2002</text:p>
          </table:table-cell>
          <table:table-cell office:value-type="string" calcext:value-type="string">
            <text:p>E. Amir and P. Doyle, “Adventure Games: A Challenge for Cognitive Robotics,” in Proceedings of the International Cognitive Robotics Workshop, 2002.</text:p>
          </table:table-cell>
        </table:table-row>
        <table:table-row table:style-name="ro1">
          <table:table-cell office:value-type="string" calcext:value-type="string">
            <text:p>AIS</text:p>
          </table:table-cell>
          <table:table-cell office:value-type="string" calcext:value-type="string">
            <text:p>Ash1996</text:p>
          </table:table-cell>
          <table:table-cell office:value-type="string" calcext:value-type="string">
            <text:p>D. Ash and B. Hayes-Roth, “Using action-based hierarchies for real-time diagnosis,” Artif. Intell., vol. 88, pp. 317–347, 1996.</text:p>
          </table:table-cell>
        </table:table-row>
        <table:table-row table:style-name="ro1">
          <table:table-cell office:value-type="string" calcext:value-type="string">
            <text:p>AIS</text:p>
          </table:table-cell>
          <table:table-cell office:value-type="string" calcext:value-type="string">
            <text:p>Ash1993</text:p>
          </table:table-cell>
          <table:table-cell office:value-type="string" calcext:value-type="string">
            <text:p>D. Ash and B. Hayes-roth, “A Comparison of Action-Based Hierarchies and Decision Trees for Real-Time,” in Proceedings of the eleventh national conference on Artificial intelligence, 1993.</text:p>
          </table:table-cell>
        </table:table-row>
        <table:table-row table:style-name="ro1">
          <table:table-cell office:value-type="string" calcext:value-type="string">
            <text:p>AIS</text:p>
          </table:table-cell>
          <table:table-cell office:value-type="string" calcext:value-type="string">
            <text:p>Doyle1999a</text:p>
          </table:table-cell>
          <table:table-cell office:value-type="string" calcext:value-type="string">
            <text:p>P. Doyle, “When is a Communicative Agent a Good Idea?,” in Proceedings of Agents-99 Workshop on Communicative Agents, 1999.</text:p>
          </table:table-cell>
        </table:table-row>
        <table:table-row table:style-name="ro1">
          <table:table-cell office:value-type="string" calcext:value-type="string">
            <text:p>AIS</text:p>
          </table:table-cell>
          <table:table-cell office:value-type="string" calcext:value-type="string">
            <text:p>Doyle2002</text:p>
          </table:table-cell>
          <table:table-cell office:value-type="string" calcext:value-type="string">
            <text:p>P. Doyle, “Believability through Context. Using ‘knowledge in the world’ to create intelligent characters,” in Proceedings of the first international joint conference on Autonomous agents and multiagent systems, 2002, pp. 342–349.</text:p>
          </table:table-cell>
        </table:table-row>
        <table:table-row table:style-name="ro1">
          <table:table-cell office:value-type="string" calcext:value-type="string">
            <text:p>AIS</text:p>
          </table:table-cell>
          <table:table-cell office:value-type="string" calcext:value-type="string">
            <text:p>Doyle1999</text:p>
          </table:table-cell>
          <table:table-cell office:value-type="string" calcext:value-type="string">
            <text:p>P. Doyle, “Virtual Intelligence from Artificial Reality: Building Stupid Agents in Smart Environments,” in Proceedings of the AAAI’99 Spring Symposium on Artificial Intelligence and Computer Games, 1999.</text:p>
          </table:table-cell>
        </table:table-row>
        <table:table-row table:style-name="ro1">
          <table:table-cell office:value-type="string" calcext:value-type="string">
            <text:p>AIS</text:p>
          </table:table-cell>
          <table:table-cell office:value-type="string" calcext:value-type="string">
            <text:p>Doyle1996</text:p>
          </table:table-cell>
          <table:table-cell office:value-type="string" calcext:value-type="string">
            <text:p>P. Doyle and B. Hayes-Roth, “An Intelligent Guide for Virtual Environments,” Rep. No. KSL 96-20, 1996.</text:p>
          </table:table-cell>
        </table:table-row>
        <table:table-row table:style-name="ro1">
          <table:table-cell office:value-type="string" calcext:value-type="string">
            <text:p>AIS</text:p>
          </table:table-cell>
          <table:table-cell office:value-type="string" calcext:value-type="string">
            <text:p>Doyle1997</text:p>
          </table:table-cell>
          <table:table-cell office:value-type="string" calcext:value-type="string">
            <text:p>P. Doyle and B. Hayes-Roth, “Agents in Annotated Worlds,” Rep. No. KSL 97-09, 1997.</text:p>
          </table:table-cell>
        </table:table-row>
        <table:table-row table:style-name="ro1">
          <table:table-cell office:value-type="string" calcext:value-type="string">
            <text:p>AIS</text:p>
          </table:table-cell>
          <table:table-cell office:value-type="string" calcext:value-type="string">
            <text:p>Doyle1997a</text:p>
          </table:table-cell>
          <table:table-cell office:value-type="string" calcext:value-type="string">
            <text:p>P. Doyle and B. Hayes-Roth, “Guided Exploration of Virtual Worlds,” Rep. No. KSL 97-04, 1997.</text:p>
          </table:table-cell>
        </table:table-row>
        <table:table-row table:style-name="ro1">
          <table:table-cell office:value-type="string" calcext:value-type="string">
            <text:p>AIS</text:p>
          </table:table-cell>
          <table:table-cell office:value-type="string" calcext:value-type="string">
            <text:p>Doyle1996a</text:p>
          </table:table-cell>
          <table:table-cell office:value-type="string" calcext:value-type="string">
            <text:p>P. Doyle and B. Hayes-Roth, “Computer-Aided Exploration of Virtual Environments,” in Proceedings of AAAI Workshop on AI and Entertainment., 1996, pp. 22–27.</text:p>
          </table:table-cell>
        </table:table-row>
        <table:table-row table:style-name="ro1">
          <table:table-cell office:value-type="string" calcext:value-type="string">
            <text:p>AIS</text:p>
          </table:table-cell>
          <table:table-cell office:value-type="string" calcext:value-type="string">
            <text:p>Eric1997</text:p>
          </table:table-cell>
          <table:table-cell office:value-type="string" calcext:value-type="string">
            <text:p>J. Eric, B. Hayes-Roth, D. M. Gaba, and B. E. Smith, “Evaluation of a medical diagnosis system using simulator test scenarios,” Artif. Intell. Med., vol. 11, pp. 119–140, 1997.</text:p>
          </table:table-cell>
        </table:table-row>
        <table:table-row table:style-name="ro1">
          <table:table-cell office:value-type="string" calcext:value-type="string">
            <text:p>AIS</text:p>
          </table:table-cell>
          <table:table-cell office:value-type="string" calcext:value-type="string">
            <text:p>HayesRoth1993</text:p>
          </table:table-cell>
          <table:table-cell office:value-type="string" calcext:value-type="string">
            <text:p>B. Hayes-Roth, “Opportunistic Control of Action in Intelligent Agents,” in IEEE Transactions on Systems, Man and Cybernetics, 1993, vol. 23, no. 6, pp. 1575–1587.</text:p>
          </table:table-cell>
        </table:table-row>
        <table:table-row table:style-name="ro1">
          <table:table-cell office:value-type="string" calcext:value-type="string">
            <text:p>AIS</text:p>
          </table:table-cell>
          <table:table-cell office:value-type="string" calcext:value-type="string">
            <text:p>Hayes-Roth1995a</text:p>
          </table:table-cell>
          <table:table-cell office:value-type="string" calcext:value-type="string">
            <text:p>B. Hayes-Roth, “An architecture for adaptive intelligent systems,” Artif. Intell., vol. 72, no. 1–2, pp. 329–365, 1995.</text:p>
          </table:table-cell>
        </table:table-row>
        <table:table-row table:style-name="ro1">
          <table:table-cell office:value-type="string" calcext:value-type="string">
            <text:p>AIS</text:p>
          </table:table-cell>
          <table:table-cell office:value-type="string" calcext:value-type="string">
            <text:p>Hayes-Roth1993b</text:p>
          </table:table-cell>
          <table:table-cell office:value-type="string" calcext:value-type="string">
            <text:p>B. Hayes-Roth, “Opportunistic Control of Action in Intelligent Agents,” IEEE Trans. Syst. Man. Cybern., vol. 23, no. 6, pp. 1575–1587, 1993.</text:p>
          </table:table-cell>
        </table:table-row>
        <table:table-row table:style-name="ro1">
          <table:table-cell office:value-type="string" calcext:value-type="string">
            <text:p>AIS</text:p>
          </table:table-cell>
          <table:table-cell office:value-type="string" calcext:value-type="string">
            <text:p>Hayes-Roth1985</text:p>
          </table:table-cell>
          <table:table-cell office:value-type="string" calcext:value-type="string">
            <text:p>B. Hayes-Roth, “A Blackboard Architecture for Control,” Artif. Intell., vol. 26, no. 3, pp. 251–321, 1985.</text:p>
          </table:table-cell>
        </table:table-row>
        <table:table-row table:style-name="ro1">
          <table:table-cell office:value-type="string" calcext:value-type="string">
            <text:p>AIS</text:p>
          </table:table-cell>
          <table:table-cell office:value-type="string" calcext:value-type="string">
            <text:p>Hayes-Roth1996</text:p>
          </table:table-cell>
          <table:table-cell office:value-type="string" calcext:value-type="string">
            <text:p>B. Hayes-Roth, “A domain-specific software architecture for a class of intelligent patient monitoring agents,” J. Exp. Theor. Artif. Intell., vol. 8, no. 2, 1996.</text:p>
          </table:table-cell>
        </table:table-row>
        <table:table-row table:style-name="ro1">
          <table:table-cell office:value-type="string" calcext:value-type="string">
            <text:p>AIS</text:p>
          </table:table-cell>
          <table:table-cell office:value-type="string" calcext:value-type="string">
            <text:p>Hayes-Roth1990</text:p>
          </table:table-cell>
          <table:table-cell office:value-type="string" calcext:value-type="string">
            <text:p>B. Hayes-Roth, “Architectural Foundations for Real-Time Performance in Intelligent Agents,” Real-Time Syst., vol. 2, no. 1–2, 1990.</text:p>
          </table:table-cell>
        </table:table-row>
        <table:table-row table:style-name="ro1">
          <table:table-cell office:value-type="string" calcext:value-type="string">
            <text:p>AIS</text:p>
          </table:table-cell>
          <table:table-cell office:value-type="string" calcext:value-type="string">
            <text:p>Hayes-Roth1994</text:p>
          </table:table-cell>
          <table:table-cell office:value-type="string" calcext:value-type="string">
            <text:p>B. Hayes-Roth, “A Domain-Specific Software Architecture for a Class of Intelligent Patient Monitoring Agents,” Tech. Rep., 1994.</text:p>
          </table:table-cell>
        </table:table-row>
        <table:table-row table:style-name="ro1">
          <table:table-cell office:value-type="string" calcext:value-type="string">
            <text:p>AIS</text:p>
          </table:table-cell>
          <table:table-cell office:value-type="string" calcext:value-type="string">
            <text:p>Hayes-Roth1998</text:p>
          </table:table-cell>
          <table:table-cell office:value-type="string" calcext:value-type="string">
            <text:p>B. Hayes-Roth, G. Ball, C. Lisetti, R. W. Picard, and A. Stern, “Panel on Affect and Emotion in the User Interface,” in Proceedings of the 3 rd international conference on Intelligent user interfaces, 1998.</text:p>
          </table:table-cell>
        </table:table-row>
        <table:table-row table:style-name="ro1">
          <table:table-cell office:value-type="string" calcext:value-type="string">
            <text:p>AIS</text:p>
          </table:table-cell>
          <table:table-cell office:value-type="string" calcext:value-type="string">
            <text:p>Hayes-Roth1995</text:p>
          </table:table-cell>
          <table:table-cell office:value-type="string" calcext:value-type="string">
            <text:p>B. Hayes-Roth, L. Brownston, and E. Sincoff, “Directed Improvisation by Computer Characters,” in Proceedings of the International Joint Conference on Artificial Intelligence, 1995.</text:p>
          </table:table-cell>
        </table:table-row>
        <table:table-row table:style-name="ro1">
          <table:table-cell office:value-type="string" calcext:value-type="string">
            <text:p>AIS</text:p>
          </table:table-cell>
          <table:table-cell office:value-type="string" calcext:value-type="string">
            <text:p>Hayes-Roth1994b</text:p>
          </table:table-cell>
          <table:table-cell office:value-type="string" calcext:value-type="string">
            <text:p>B. Hayes-Roth and A. Collinot, “A Satisficing Cycle for Real-Time Reasoning in Intelligent Agents,” Expert Syst. Appl., vol. 7, pp. 31–42, 1994.</text:p>
          </table:table-cell>
        </table:table-row>
        <table:table-row table:style-name="ro1">
          <table:table-cell office:value-type="string" calcext:value-type="string">
            <text:p>AIS</text:p>
          </table:table-cell>
          <table:table-cell office:value-type="string" calcext:value-type="string">
            <text:p>Hayes-Roth1996a</text:p>
          </table:table-cell>
          <table:table-cell office:value-type="string" calcext:value-type="string">
            <text:p>B. Hayes-Roth and R. van Gent, “Improvisational Puppets, Actors, and Avatars,” in Proceedings of the Computer Game Developers’ Conference, 1996.</text:p>
          </table:table-cell>
        </table:table-row>
        <table:table-row table:style-name="ro1">
          <table:table-cell office:value-type="string" calcext:value-type="string">
            <text:p>AIS</text:p>
          </table:table-cell>
          <table:table-cell office:value-type="string" calcext:value-type="string">
            <text:p>Hayes-roth1995b</text:p>
          </table:table-cell>
          <table:table-cell office:value-type="string" calcext:value-type="string">
            <text:p>B. Hayes-Roth and R. Van Gent, “Story-Making with Improvisational Puppets and Actors,” in Proceedings of the first international conference on Autonomous agents., 1995.</text:p>
          </table:table-cell>
        </table:table-row>
        <table:table-row table:style-name="ro1">
          <table:table-cell office:value-type="string" calcext:value-type="string">
            <text:p>AIS</text:p>
          </table:table-cell>
          <table:table-cell office:value-type="string" calcext:value-type="string">
            <text:p>Hayes-Roth1997</text:p>
          </table:table-cell>
          <table:table-cell office:value-type="string" calcext:value-type="string">
            <text:p>B. Hayes-Roth, R. Van Gent, and D. Huber, “Acting in Character,” Creat. Personal. Synth. actors, 1997.</text:p>
          </table:table-cell>
        </table:table-row>
        <table:table-row table:style-name="ro1">
          <table:table-cell office:value-type="string" calcext:value-type="string">
            <text:p>AIS</text:p>
          </table:table-cell>
          <table:table-cell office:value-type="string" calcext:value-type="string">
            <text:p>Hayes-Roth1999</text:p>
          </table:table-cell>
          <table:table-cell office:value-type="string" calcext:value-type="string">
            <text:p>B. Hayes-Roth, V. Johnson, R. van Gent, and K. Wescourt, “Staffing the Web with Interactive Characters,” Commun. ACM, vol. 42, no. 3, pp. 103–105, 1999.</text:p>
          </table:table-cell>
        </table:table-row>
        <table:table-row table:style-name="ro1">
          <table:table-cell office:value-type="string" calcext:value-type="string">
            <text:p>AIS</text:p>
          </table:table-cell>
          <table:table-cell office:value-type="string" calcext:value-type="string">
            <text:p>Hayes-Roth1993a</text:p>
          </table:table-cell>
          <table:table-cell office:value-type="string" calcext:value-type="string">
            <text:p>B. Hayes-Roth, P. Lalanda, P. Morignot, K. Pfleger, and M. Balabanovic, “Plans and Behavior in Intelligent Agents,” Tech. Rep. KSL Rep. No. 93 43, 1993.</text:p>
          </table:table-cell>
        </table:table-row>
        <table:table-row table:style-name="ro1">
          <table:table-cell office:value-type="string" calcext:value-type="string">
            <text:p>AIS</text:p>
          </table:table-cell>
          <table:table-cell office:value-type="string" calcext:value-type="string">
            <text:p>Hayes-Roth1993</text:p>
          </table:table-cell>
          <table:table-cell office:value-type="string" calcext:value-type="string">
            <text:p>B. Hayes-Roth, P. Lalanda, P. Morignot, K. Pfleger, and M. Balabanovic, “Plans and Behavior in Intelligent Agents,” KSL Rep. No. 93-43, 1993.</text:p>
          </table:table-cell>
        </table:table-row>
        <table:table-row table:style-name="ro1">
          <table:table-cell office:value-type="string" calcext:value-type="string">
            <text:p>AIS</text:p>
          </table:table-cell>
          <table:table-cell office:value-type="string" calcext:value-type="string">
            <text:p>Hayes-Roth1994a</text:p>
          </table:table-cell>
          <table:table-cell office:value-type="string" calcext:value-type="string">
            <text:p>B. Hayes-Roth, S. Uckun, J. E. Larsson, J. Drakopoulos, D. Gaba, J. Barr, and J. Chien, “Guardian: An Experimental System for Intelligent ICU Monitoring,” in Proceedings of the Annual Symposium on Computer Application in Medical Care, 1994.</text:p>
          </table:table-cell>
        </table:table-row>
        <table:table-row table:style-name="ro1">
          <table:table-cell office:value-type="string" calcext:value-type="string">
            <text:p>AIS</text:p>
          </table:table-cell>
          <table:table-cell office:value-type="string" calcext:value-type="string">
            <text:p>Washingtona1992</text:p>
          </table:table-cell>
          <table:table-cell office:value-type="string" calcext:value-type="string">
            <text:p>B. Hayes-Roth, R. Washington, D. Ash, R. Hewett, A. Collinot, A. Vina, and A. Seiver, “Guardian: A prototype intelligent agent for intensive-care monitoring,” Artif. Intell. Med., vol. 4, no. 2, pp. 165–185, 1992.</text:p>
          </table:table-cell>
        </table:table-row>
        <table:table-row table:style-name="ro1">
          <table:table-cell office:value-type="string" calcext:value-type="string">
            <text:p>AIS</text:p>
          </table:table-cell>
          <table:table-cell office:value-type="string" calcext:value-type="string">
            <text:p>Washington1989</text:p>
          </table:table-cell>
          <table:table-cell office:value-type="string" calcext:value-type="string">
            <text:p>B. Hayes-Roth, R. Washington, R. Hewett, M. Hewett, and A. Seiver, “Intelligent Real-Time Monitoring and Control,” Rep. No. KSL 89-05, 1989.</text:p>
          </table:table-cell>
        </table:table-row>
        <table:table-row table:style-name="ro1">
          <table:table-cell office:value-type="string" calcext:value-type="string">
            <text:p>AIS</text:p>
          </table:table-cell>
          <table:table-cell office:value-type="string" calcext:value-type="string">
            <text:p>Hayes-Roth1989</text:p>
          </table:table-cell>
          <table:table-cell office:value-type="string" calcext:value-type="string">
            <text:p>B. Hayes-Roth, R. Washington, and A. Seiver, “Intelligent Monitoring and Control,” in Proceedings of IJCAI, 1989, pp. 243–249.</text:p>
          </table:table-cell>
        </table:table-row>
        <table:table-row table:style-name="ro1">
          <table:table-cell office:value-type="string" calcext:value-type="string">
            <text:p>AIS</text:p>
          </table:table-cell>
          <table:table-cell office:value-type="string" calcext:value-type="string">
            <text:p>Huard1996</text:p>
          </table:table-cell>
          <table:table-cell office:value-type="string" calcext:value-type="string">
            <text:p>R. D. Huard and B. Hayes-Roth, “Children’s Play with Improvisational Puppets,” Rep. No. KSL-96-27, 1996.</text:p>
          </table:table-cell>
        </table:table-row>
        <table:table-row table:style-name="ro1">
          <table:table-cell office:value-type="string" calcext:value-type="string">
            <text:p>AIS</text:p>
          </table:table-cell>
          <table:table-cell office:value-type="string" calcext:value-type="string">
            <text:p>Isbister1999</text:p>
          </table:table-cell>
          <table:table-cell office:value-type="string" calcext:value-type="string">
            <text:p>K. Isbister and P. Doyle, “Touring Machines: Guide Agents for Sharing Stories about Digital Places,” in Proceedings of the Workshop on Narrative and Artificial Intelligence, 1999.</text:p>
          </table:table-cell>
        </table:table-row>
        <table:table-row table:style-name="ro1">
          <table:table-cell office:value-type="string" calcext:value-type="string">
            <text:p>AIS</text:p>
          </table:table-cell>
          <table:table-cell office:value-type="string" calcext:value-type="string">
            <text:p>Isbister2002</text:p>
          </table:table-cell>
          <table:table-cell office:value-type="string" calcext:value-type="string">
            <text:p>K. Isbister and P. Doyle, “Design and Evaluation of Embodied Conversational Agents: A Proposed Taxonomy,” in The first international joint conference on autonomous agents &amp; multi-agent systems, 2002.</text:p>
          </table:table-cell>
        </table:table-row>
        <table:table-row table:style-name="ro1">
          <table:table-cell office:value-type="string" calcext:value-type="string">
            <text:p>AIS</text:p>
          </table:table-cell>
          <table:table-cell office:value-type="string" calcext:value-type="string">
            <text:p>Isbister1998</text:p>
          </table:table-cell>
          <table:table-cell office:value-type="string" calcext:value-type="string">
            <text:p>K. Isbister and B. Hayes-Roth, “Social Implications of Using Synthetic Characters: An Examination of a Role-Specific Intelligent Agent,” Rep. No. KSL 98-01, 1998.</text:p>
          </table:table-cell>
        </table:table-row>
        <table:table-row table:style-name="ro1">
          <table:table-cell office:value-type="string" calcext:value-type="string">
            <text:p>AIS</text:p>
          </table:table-cell>
          <table:table-cell office:value-type="string" calcext:value-type="string">
            <text:p>Larsson1996</text:p>
          </table:table-cell>
          <table:table-cell office:value-type="string" calcext:value-type="string">
            <text:p>J. E. Larsson, “Artificial Intelligence Diagnosis based on explicit means-end models,” Artif. Intell., vol. 80, pp. 29–93, 1996.</text:p>
          </table:table-cell>
        </table:table-row>
        <table:table-row table:style-name="ro1">
          <table:table-cell office:value-type="string" calcext:value-type="string">
            <text:p>AIS</text:p>
          </table:table-cell>
          <table:table-cell office:value-type="string" calcext:value-type="string">
            <text:p>Larsson1998</text:p>
          </table:table-cell>
          <table:table-cell office:value-type="string" calcext:value-type="string">
            <text:p>J. E. Larsson and B. Hayes-Roth, “Guardian: An Intelligent Autonomous Agent for Medical Monitoring and Diagnosis,” IEEE Intell. Syst. their Appl., vol. 13, no. 1, pp. 58–64, 1998.</text:p>
          </table:table-cell>
        </table:table-row>
        <table:table-row table:style-name="ro1">
          <table:table-cell office:value-type="string" calcext:value-type="string">
            <text:p>AIS</text:p>
          </table:table-cell>
          <table:table-cell office:value-type="string" calcext:value-type="string">
            <text:p>Larsson1996a</text:p>
          </table:table-cell>
          <table:table-cell office:value-type="string" calcext:value-type="string">
            <text:p>J. E. Larsson, B. Hayes-Roth, and D. Gaba, “Guardian: Final Evaluation,” Rep. No. KSL–96–25, 1996.</text:p>
          </table:table-cell>
        </table:table-row>
        <table:table-row table:style-name="ro1">
          <table:table-cell office:value-type="string" calcext:value-type="string">
            <text:p>AIS</text:p>
          </table:table-cell>
          <table:table-cell office:value-type="string" calcext:value-type="string">
            <text:p>Maldonado1998</text:p>
          </table:table-cell>
          <table:table-cell office:value-type="string" calcext:value-type="string">
            <text:p>H. Maldonado, A. Picard, P. Doyle, and B. Hayes-Roth, “Tigrito: A Multi-Mode lnteractive lmprovisational Agent,” in Proceedings of the 3rd international conference on Intelligent user interfaces, 1998.</text:p>
          </table:table-cell>
        </table:table-row>
        <table:table-row table:style-name="ro1">
          <table:table-cell office:value-type="string" calcext:value-type="string">
            <text:p>AIS</text:p>
          </table:table-cell>
          <table:table-cell office:value-type="string" calcext:value-type="string">
            <text:p>Miksch1996</text:p>
          </table:table-cell>
          <table:table-cell office:value-type="string" calcext:value-type="string">
            <text:p>S. Miksch, K. Cheng, and B. Hayes-Roth, “The Patient Advocate: A cooperative agent to support patient-centered needs and demands,” in Proceedings of the AMIA Annual Fall Symposium, 1996.</text:p>
          </table:table-cell>
        </table:table-row>
        <table:table-row table:style-name="ro1">
          <table:table-cell office:value-type="string" calcext:value-type="string">
            <text:p>AIS</text:p>
          </table:table-cell>
          <table:table-cell office:value-type="string" calcext:value-type="string">
            <text:p>Miksch1997</text:p>
          </table:table-cell>
          <table:table-cell office:value-type="string" calcext:value-type="string">
            <text:p>S. Miksch, K. Cheng, and B. Hayes-Roth, “An Intelligent Assistant for Patient Health Care,” in Proceedings of the first international conference on Autonomous agents, 1997.</text:p>
          </table:table-cell>
        </table:table-row>
        <table:table-row table:style-name="ro1">
          <table:table-cell office:value-type="string" calcext:value-type="string">
            <text:p>AIS</text:p>
          </table:table-cell>
          <table:table-cell office:value-type="string" calcext:value-type="string">
            <text:p>Miksch1996a</text:p>
          </table:table-cell>
          <table:table-cell office:value-type="string" calcext:value-type="string">
            <text:p>S. Miksch, K. Cheng, and B. Hayes-Roth, “The Patient Advocate: A Cooperative Agent to Support Patient-Centered Needs and Demands,” in Proceedings of the AMIA Annual Fall Symposium, 1996, pp. 244–248.</text:p>
          </table:table-cell>
        </table:table-row>
        <table:table-row table:style-name="ro1">
          <table:table-cell office:value-type="string" calcext:value-type="string">
            <text:p>AIS</text:p>
          </table:table-cell>
          <table:table-cell office:value-type="string" calcext:value-type="string">
            <text:p>Hayes-roth1991</text:p>
          </table:table-cell>
          <table:table-cell office:value-type="string" calcext:value-type="string">
            <text:p>J. L. Murdock and B. Hayes-Roth, “Intelligent monitoring and control of semiconductor manufacturing equipment,” IEEE Expert. Syst. their Appl., vol. 6, no. 6, pp. 19–31, 1991.</text:p>
          </table:table-cell>
        </table:table-row>
        <table:table-row table:style-name="ro1">
          <table:table-cell office:value-type="string" calcext:value-type="string">
            <text:p>AIS</text:p>
          </table:table-cell>
          <table:table-cell office:value-type="string" calcext:value-type="string">
            <text:p>Pfleger1997</text:p>
          </table:table-cell>
          <table:table-cell office:value-type="string" calcext:value-type="string">
            <text:p>K. Pfleger and B. Hayes-Roth, “An Introduction to Blackboard-Style Systems Organization,” Tech. Rep. KSL-98-03 29, 1997.</text:p>
          </table:table-cell>
        </table:table-row>
        <table:table-row table:style-name="ro1">
          <table:table-cell office:value-type="string" calcext:value-type="string">
            <text:p>AIS</text:p>
          </table:table-cell>
          <table:table-cell office:value-type="string" calcext:value-type="string">
            <text:p>Rousseau1997</text:p>
          </table:table-cell>
          <table:table-cell office:value-type="string" calcext:value-type="string">
            <text:p>D. Rousseau and B. Hayes-Roth, “Improvisational synthetic actors with flexible personalities,” Rep. No. KSL 97-10, 1997.</text:p>
          </table:table-cell>
        </table:table-row>
        <table:table-row table:style-name="ro1">
          <table:table-cell office:value-type="string" calcext:value-type="string">
            <text:p>AIS</text:p>
          </table:table-cell>
          <table:table-cell office:value-type="string" calcext:value-type="string">
            <text:p>Rousseau1996</text:p>
          </table:table-cell>
          <table:table-cell office:value-type="string" calcext:value-type="string">
            <text:p>D. Rousseau, “Personality in Computer Characters,” in Proceedings of the 1996 AAAI Workshop on Entertainment and AI/A-Life, 1996.</text:p>
          </table:table-cell>
        </table:table-row>
        <table:table-row table:style-name="ro1">
          <table:table-cell office:value-type="string" calcext:value-type="string">
            <text:p>AIS</text:p>
          </table:table-cell>
          <table:table-cell office:value-type="string" calcext:value-type="string">
            <text:p>Rousseau1996a</text:p>
          </table:table-cell>
          <table:table-cell office:value-type="string" calcext:value-type="string">
            <text:p>D. Rousseau and B. Hayes-Roth, “Personality in Synthetic Agents,” Rep. No. KSL 96-21, 1996.</text:p>
          </table:table-cell>
        </table:table-row>
        <table:table-row table:style-name="ro1">
          <table:table-cell office:value-type="string" calcext:value-type="string">
            <text:p>AIS</text:p>
          </table:table-cell>
          <table:table-cell office:value-type="string" calcext:value-type="string">
            <text:p>Rousseau1997a</text:p>
          </table:table-cell>
          <table:table-cell office:value-type="string" calcext:value-type="string">
            <text:p>D. Rousseau and B. Hayes-roth, “Interacting with Personality-Rich Characters,” Rep. No. KSL 97-06, 1997.</text:p>
          </table:table-cell>
        </table:table-row>
        <table:table-row table:style-name="ro1">
          <table:table-cell office:value-type="string" calcext:value-type="string">
            <text:p>AIS</text:p>
          </table:table-cell>
          <table:table-cell office:value-type="string" calcext:value-type="string">
            <text:p>Rousseau1997b</text:p>
          </table:table-cell>
          <table:table-cell office:value-type="string" calcext:value-type="string">
            <text:p>D. Rousseau and B. Hayes-Roth, “A Social-Psychological Model for Synthetic Actors,” Rep. No. KSL 97-07, 1997.</text:p>
          </table:table-cell>
        </table:table-row>
        <table:table-row table:style-name="ro1">
          <table:table-cell office:value-type="string" calcext:value-type="string">
            <text:p>AIS</text:p>
          </table:table-cell>
          <table:table-cell office:value-type="string" calcext:value-type="string">
            <text:p>Rousseau1997c</text:p>
          </table:table-cell>
          <table:table-cell office:value-type="string" calcext:value-type="string">
            <text:p>D. Rousseau and B. Moulin, “Mixed Initiative in Interactions between Software Agents,” in Proceedings of the 1997 Spring Symposium on Computer Models for Mixed Initiative Interaction, 1997, pp. 135–137.</text:p>
          </table:table-cell>
        </table:table-row>
        <table:table-row table:style-name="ro1">
          <table:table-cell office:value-type="string" calcext:value-type="string">
            <text:p>AIS</text:p>
          </table:table-cell>
          <table:table-cell office:value-type="string" calcext:value-type="string">
            <text:p>Shahar1996</text:p>
          </table:table-cell>
          <table:table-cell office:value-type="string" calcext:value-type="string">
            <text:p>Y. Shahar, S. Miksch, and P. Johnson, “An Intention-Based Language for Representing Clinical Guidelines,” in Proceedings of the AMIA Annual Fall Symposium, 1996, pp. 592–596.</text:p>
          </table:table-cell>
        </table:table-row>
        <table:table-row table:style-name="ro1">
          <table:table-cell office:value-type="string" calcext:value-type="string">
            <text:p>AIS</text:p>
          </table:table-cell>
          <table:table-cell office:value-type="string" calcext:value-type="string">
            <text:p>Uckun1994</text:p>
          </table:table-cell>
          <table:table-cell office:value-type="string" calcext:value-type="string">
            <text:p>S. Uckun, “Intelligent Systems in Patient Monitoring and Therapy Management. A Survey of Research Projects,” Int. J. Clin. Monit. Comput., vol. 11, no. 4, 1994.</text:p>
          </table:table-cell>
        </table:table-row>
        <table:table-row table:style-name="ro1">
          <table:table-cell office:value-type="string" calcext:value-type="string">
            <text:p>APEX</text:p>
          </table:table-cell>
          <table:table-cell office:value-type="string" calcext:value-type="string">
            <text:p>Freed1998a</text:p>
          </table:table-cell>
          <table:table-cell office:value-type="string" calcext:value-type="string">
            <text:p>M. A. Freed, “Simulating human performance in complex, dynamic environments,” PhD Thesis, 1998.</text:p>
          </table:table-cell>
        </table:table-row>
        <table:table-row table:style-name="ro1">
          <table:table-cell office:value-type="string" calcext:value-type="string">
            <text:p>APEX</text:p>
          </table:table-cell>
          <table:table-cell office:value-type="string" calcext:value-type="string">
            <text:p>Freed1999</text:p>
          </table:table-cell>
          <table:table-cell office:value-type="string" calcext:value-type="string">
            <text:p>M. A. Freed, M. G. Shafto, and R. W. Remington, “Employing simulation to evaluate designs: The APEX approach,” in Engineering for Human-Computer Interaction, Springer US, 1999, pp. 207–223.</text:p>
          </table:table-cell>
        </table:table-row>
        <table:table-row table:style-name="ro1">
          <table:table-cell office:value-type="string" calcext:value-type="string">
            <text:p>APEX</text:p>
          </table:table-cell>
          <table:table-cell office:value-type="string" calcext:value-type="string">
            <text:p>Freed2005a</text:p>
          </table:table-cell>
          <table:table-cell office:value-type="string" calcext:value-type="string">
            <text:p>M. Freed, W. Fitzgerald, and R. Harris, “Intelligent Autonomous Surveillance of Many Targets with few UAVS,” in Proceedings of the Research and Development Partnering Conference, Department of Homeland Security, Boston, 2005.</text:p>
          </table:table-cell>
        </table:table-row>
        <table:table-row table:style-name="ro1">
          <table:table-cell office:value-type="string" calcext:value-type="string">
            <text:p>APEX</text:p>
          </table:table-cell>
          <table:table-cell office:value-type="string" calcext:value-type="string">
            <text:p>Freed2000</text:p>
          </table:table-cell>
          <table:table-cell office:value-type="string" calcext:value-type="string">
            <text:p>M. Freed and R. Remington, “Making human-machine system simulation a practical engineering tool: An APEX overview,” in Proceedings of the 3rd International Conference on Cognitive Modelling, 2000.</text:p>
          </table:table-cell>
        </table:table-row>
        <table:table-row table:style-name="ro1">
          <table:table-cell office:value-type="string" calcext:value-type="string">
            <text:p>APEX</text:p>
          </table:table-cell>
          <table:table-cell office:value-type="string" calcext:value-type="string">
            <text:p>Freed2006</text:p>
          </table:table-cell>
          <table:table-cell office:value-type="string" calcext:value-type="string">
            <text:p>M. A. Freed, “Apex reference manual 3.0 beta.” 2006.</text:p>
          </table:table-cell>
        </table:table-row>
        <table:table-row table:style-name="ro1">
          <table:table-cell office:value-type="string" calcext:value-type="string">
            <text:p>APEX</text:p>
          </table:table-cell>
          <table:table-cell office:value-type="string" calcext:value-type="string">
            <text:p>Freed2000a</text:p>
          </table:table-cell>
          <table:table-cell office:value-type="string" calcext:value-type="string">
            <text:p>M. Freed, T. Bear, H. Goldman, G. Hyatt, P. Reber, and J. Tauber, “Towards more human-like computer opponents,” Work. Notes AAAI Spring Symp. Artif. Intell. Interact. Entertain., no. 1, pp. 22–26, 2000.</text:p>
          </table:table-cell>
        </table:table-row>
        <table:table-row table:style-name="ro1">
          <table:table-cell office:value-type="string" calcext:value-type="string">
            <text:p>APEX</text:p>
          </table:table-cell>
          <table:table-cell office:value-type="string" calcext:value-type="string">
            <text:p>Freed2005</text:p>
          </table:table-cell>
          <table:table-cell office:value-type="string" calcext:value-type="string">
            <text:p>M. Freed, P. Bonasso, K. Dalal, W. Fitzgerald, C. Frost, and R. Harris, “An Architecture for Intelligent Management of Aerial Observation Missions,” AIAA Infotech@ Aerospace, number AIAA-2005-6938, 2005.</text:p>
          </table:table-cell>
        </table:table-row>
        <table:table-row table:style-name="ro1">
          <table:table-cell office:value-type="string" calcext:value-type="string">
            <text:p>APEX</text:p>
          </table:table-cell>
          <table:table-cell office:value-type="string" calcext:value-type="string">
            <text:p>Freed2002</text:p>
          </table:table-cell>
          <table:table-cell office:value-type="string" calcext:value-type="string">
            <text:p>M. Freed and E. Dahlman, “Requirements for Inferring the Intensions of Multitasking Reactive Agents,” AAAI Tech. Rep. FS-02-05, 2002.</text:p>
          </table:table-cell>
        </table:table-row>
        <table:table-row table:style-name="ro1">
          <table:table-cell office:value-type="string" calcext:value-type="string">
            <text:p>APEX</text:p>
          </table:table-cell>
          <table:table-cell office:value-type="string" calcext:value-type="string">
            <text:p>Freed1998b</text:p>
          </table:table-cell>
          <table:table-cell office:value-type="string" calcext:value-type="string">
            <text:p>M. Freed and R. Remington, “A conceptual framework for predicting error in complex human-machine environments,” in Proceedings of the 20th Annual Conference of the Cognitive Science Society, 1998.</text:p>
          </table:table-cell>
        </table:table-row>
        <table:table-row table:style-name="ro1">
          <table:table-cell office:value-type="string" calcext:value-type="string">
            <text:p>APEX</text:p>
          </table:table-cell>
          <table:table-cell office:value-type="string" calcext:value-type="string">
            <text:p>Freed1997</text:p>
          </table:table-cell>
          <table:table-cell office:value-type="string" calcext:value-type="string">
            <text:p>M. Freed, R. Remington, and M. Field, “Managing decision resources in plan execution,” in Proceedings of the 15th Joint Conference on Artificial Intelligence, 1997.</text:p>
          </table:table-cell>
        </table:table-row>
        <table:table-row table:style-name="ro1">
          <table:table-cell office:value-type="string" calcext:value-type="string">
            <text:p>APEX</text:p>
          </table:table-cell>
          <table:table-cell office:value-type="string" calcext:value-type="string">
            <text:p>Verma2005</text:p>
          </table:table-cell>
          <table:table-cell office:value-type="string" calcext:value-type="string">
            <text:p>V. Verma, A. Jónsson, R. Simmons, T. Estlin, and R. Levinson, “Survey of command execution systems for NASA spacecraft and robots,” in “Plan Execution: A Reality Check” Workshop at The International Conference on Automated Planning &amp; Scheduling (ICAPS), 2005.</text:p>
          </table:table-cell>
        </table:table-row>
        <table:table-row table:style-name="ro1">
          <table:table-cell office:value-type="string" calcext:value-type="string">
            <text:p>APEX</text:p>
          </table:table-cell>
          <table:table-cell office:value-type="string" calcext:value-type="string">
            <text:p>Whalley2003</text:p>
          </table:table-cell>
          <table:table-cell office:value-type="string" calcext:value-type="string">
            <text:p>M. Whalley, M. Takahashi, G. Schulein, M. Freed, D. Christian, A. Patterson-Hine, and R. Harris, “The NASA / Army Autonomous Rotorcraft Project,” in 59th American Helicopter Society Annual Forum, 2003.</text:p>
          </table:table-cell>
        </table:table-row>
        <table:table-row table:style-name="ro1">
          <table:table-cell office:value-type="string" calcext:value-type="string">
            <text:p>ARCADIA</text:p>
          </table:table-cell>
          <table:table-cell office:value-type="string" calcext:value-type="string">
            <text:p>Bello2016</text:p>
          </table:table-cell>
          <table:table-cell office:value-type="string" calcext:value-type="string">
            <text:p>P. Bello, W. Bridewell, and C. Wasylyshyn, “Attentive and Pre-Attentive Processes in Multiple Object Tracking: A Computational Investigation Modeling Object Construction and Tracking,” in Proceedings of the 38th Annual Meeting of the Cognitive Science Society, 2016.</text:p>
          </table:table-cell>
        </table:table-row>
        <table:table-row table:style-name="ro1">
          <table:table-cell office:value-type="string" calcext:value-type="string">
            <text:p>ARCADIA</text:p>
          </table:table-cell>
          <table:table-cell office:value-type="string" calcext:value-type="string">
            <text:p>Bridewell1998</text:p>
          </table:table-cell>
          <table:table-cell office:value-type="string" calcext:value-type="string">
            <text:p>W. Bridewell and P. F. Bello, “Inattentional Blindness in a Coupled Perceptual-Cognitive System,” in Proceedings of the 38th Annual Meeting of the Cognitive Science Society, 2016.</text:p>
          </table:table-cell>
        </table:table-row>
        <table:table-row table:style-name="ro1">
          <table:table-cell office:value-type="string" calcext:value-type="string">
            <text:p>ARCADIA</text:p>
          </table:table-cell>
          <table:table-cell office:value-type="string" calcext:value-type="string">
            <text:p>Bridewell2016</text:p>
          </table:table-cell>
          <table:table-cell office:value-type="string" calcext:value-type="string">
            <text:p>W. Bridewell and P. F. Bello, “A Theory of Attention for Cognitive Systems,” Adv. Cogn. Syst., vol. 4, 2016.</text:p>
          </table:table-cell>
        </table:table-row>
        <table:table-row table:style-name="ro1">
          <table:table-cell office:value-type="string" calcext:value-type="string">
            <text:p>ARCADIA</text:p>
          </table:table-cell>
          <table:table-cell office:value-type="string" calcext:value-type="string">
            <text:p>Bridewell2015</text:p>
          </table:table-cell>
          <table:table-cell office:value-type="string" calcext:value-type="string">
            <text:p>W. Bridewell and P. F. Bello, “Incremental Object Perception in an Attention-Driven Cognitive Architecture,” Proc. 37th Annu. Meet. Cogn. Sci. Soc., pp. 279–284, 2015.</text:p>
          </table:table-cell>
        </table:table-row>
        <table:table-row table:style-name="ro1">
          <table:table-cell office:value-type="string" calcext:value-type="string">
            <text:p>ARDIS</text:p>
          </table:table-cell>
          <table:table-cell office:value-type="string" calcext:value-type="string">
            <text:p>Gomez2007</text:p>
          </table:table-cell>
          <table:table-cell office:value-type="string" calcext:value-type="string">
            <text:p>D. M. Gomez, “Arquitectura Dinamica Para Inspeccion Visual De Superficies En Tiempo-Real,” PhD Thesis, 2007.</text:p>
          </table:table-cell>
        </table:table-row>
        <table:table-row table:style-name="ro1">
          <table:table-cell office:value-type="string" calcext:value-type="string">
            <text:p>ARDIS</text:p>
          </table:table-cell>
          <table:table-cell office:value-type="string" calcext:value-type="string">
            <text:p>Martin2011</text:p>
          </table:table-cell>
          <table:table-cell office:value-type="string" calcext:value-type="string">
            <text:p>D. Martin, M. Rincon, M. C. Garcia-Alegre, and D. Guinea, “ARDIS: Knowledge-based architecture for visual system configuration in dynamic surface inspection,” Expert Syst., vol. 28, no. 4, pp. 353–374, 2011.</text:p>
          </table:table-cell>
        </table:table-row>
        <table:table-row table:style-name="ro1">
          <table:table-cell office:value-type="string" calcext:value-type="string">
            <text:p>ARDIS</text:p>
          </table:table-cell>
          <table:table-cell office:value-type="string" calcext:value-type="string">
            <text:p>Martin2009</text:p>
          </table:table-cell>
          <table:table-cell office:value-type="string" calcext:value-type="string">
            <text:p>D. Martin, M. Rincon, M. C. Garcia-Alegre, and D. Guinea, “ARDIS: Knowledge-based dynamic architecture for real-time surface visual inspection,” Lect. Notes Comput. Sci., vol. 5601, pp. 395–404, 2009.</text:p>
          </table:table-cell>
        </table:table-row>
        <table:table-row table:style-name="ro1">
          <table:table-cell office:value-type="string" calcext:value-type="string">
            <text:p>ARS/SiMA</text:p>
          </table:table-cell>
          <table:table-cell office:value-type="string" calcext:value-type="string">
            <text:p>Brainin2004</text:p>
          </table:table-cell>
          <table:table-cell office:value-type="string" calcext:value-type="string">
            <text:p>E. Brainin, D. Dietrich, W. Kastner, P. Palensky, and C. Roesener, “Neuro-bionic Architecture of Automation Systems - Obstacles and Challenges,” in IEEE AFRICON Conference, 2004, pp. 1219–1222.</text:p>
          </table:table-cell>
        </table:table-row>
        <table:table-row table:style-name="ro1">
          <table:table-cell office:value-type="string" calcext:value-type="string">
            <text:p>ARS/SiMA</text:p>
          </table:table-cell>
          <table:table-cell office:value-type="string" calcext:value-type="string">
            <text:p>Bruckner2013</text:p>
          </table:table-cell>
          <table:table-cell office:value-type="string" calcext:value-type="string">
            <text:p>D. Bruckner, F. Gelbard, S. Schaat, and A. Wendt, “Validation of Cognitive Architectures by Use Cases,” in Proceedings of 2013 IEEE International Symposium on Industrial Electronics (ISIE), 2013.</text:p>
          </table:table-cell>
        </table:table-row>
        <table:table-row table:style-name="ro1">
          <table:table-cell office:value-type="string" calcext:value-type="string">
            <text:p>ARS/SiMA</text:p>
          </table:table-cell>
          <table:table-cell office:value-type="string" calcext:value-type="string">
            <text:p>Deutsch2008</text:p>
          </table:table-cell>
          <table:table-cell office:value-type="string" calcext:value-type="string">
            <text:p>T. Deutsch, T. Zia, R. Lang, and H. Zeilinger, “A simulation platform for cognitive agents,” IEEE Int. Conf. Ind. Informatics, pp. 1086–1091, 2008.</text:p>
          </table:table-cell>
        </table:table-row>
        <table:table-row table:style-name="ro1">
          <table:table-cell office:value-type="string" calcext:value-type="string">
            <text:p>ARS/SiMA</text:p>
          </table:table-cell>
          <table:table-cell office:value-type="string" calcext:value-type="string">
            <text:p>Dietrich2009a</text:p>
          </table:table-cell>
          <table:table-cell office:value-type="string" calcext:value-type="string">
            <text:p>D. Dietrich, G. Fodor, G. Zucker, and D. Bruckner, Simulating the Mind – A Technical Neuropsychoanalytical Approach. Wien: Springer, 2009.</text:p>
          </table:table-cell>
        </table:table-row>
        <table:table-row table:style-name="ro1">
          <table:table-cell office:value-type="string" calcext:value-type="string">
            <text:p>ARS/SiMA</text:p>
          </table:table-cell>
          <table:table-cell office:value-type="string" calcext:value-type="string">
            <text:p>Dietrich2009</text:p>
          </table:table-cell>
          <table:table-cell office:value-type="string" calcext:value-type="string">
            <text:p>D. Dietrich, D. Bruckner, G. Zucker, B. Müller, and A. Tmej, “Psychoanalytical model for automation and robotics,” in IEEE AFRICON Conference, 2009.</text:p>
          </table:table-cell>
        </table:table-row>
        <table:table-row table:style-name="ro1">
          <table:table-cell office:value-type="string" calcext:value-type="string">
            <text:p>ARS/SiMA</text:p>
          </table:table-cell>
          <table:table-cell office:value-type="string" calcext:value-type="string">
            <text:p>Gelbard2011</text:p>
          </table:table-cell>
          <table:table-cell office:value-type="string" calcext:value-type="string">
            <text:p>F. Gelbard, D. Bruckner, K. Doblhammer, and Z. Kovacs, “Transformation of perceptions as filter mechanisms in artificial intelligence: An implementation of psychoanalytic defense mechanisms in artificial intelligence,” IEEE AFRICON Conf., no. September, pp. 13–15, 2011.</text:p>
          </table:table-cell>
        </table:table-row>
        <table:table-row table:style-name="ro1">
          <table:table-cell office:value-type="string" calcext:value-type="string">
            <text:p>ARS/SiMA</text:p>
          </table:table-cell>
          <table:table-cell office:value-type="string" calcext:value-type="string">
            <text:p>Jakubec2013</text:p>
          </table:table-cell>
          <table:table-cell office:value-type="string" calcext:value-type="string">
            <text:p>M. Jakubec, B. Donz, and D. Bruckner, “Grounding of relations and abstract symbols in the decision unit of an embodied agent,” in IECON Proceedings (Industrial Electronics Conference), 2013, pp. 6660–6665.</text:p>
          </table:table-cell>
        </table:table-row>
        <table:table-row table:style-name="ro1">
          <table:table-cell office:value-type="string" calcext:value-type="string">
            <text:p>ARS/SiMA</text:p>
          </table:table-cell>
          <table:table-cell office:value-type="string" calcext:value-type="string">
            <text:p>Perner2011</text:p>
          </table:table-cell>
          <table:table-cell office:value-type="string" calcext:value-type="string">
            <text:p>A. Perner, C. Roesener, K. Doblhammer, and D. Bruckner, “Action planning for autonomous agents based on neuropsychoanalytical concepts,” in 2011 IEEE International Symposium on Industrial Electronics, 2011, pp. 779–784.</text:p>
          </table:table-cell>
        </table:table-row>
        <table:table-row table:style-name="ro1">
          <table:table-cell office:value-type="string" calcext:value-type="string">
            <text:p>ARS/SiMA</text:p>
          </table:table-cell>
          <table:table-cell office:value-type="string" calcext:value-type="string">
            <text:p>Perner2011a</text:p>
          </table:table-cell>
          <table:table-cell office:value-type="string" calcext:value-type="string">
            <text:p>A. Perner and H. Zeilinger, “Action primitives for bionics inspired action planning system: Abstraction layers for action planning based on psychoanalytical concepts,” in IEEE International Conference on Industrial Informatics (INDIN), 2011, pp. 63–68.</text:p>
          </table:table-cell>
        </table:table-row>
        <table:table-row table:style-name="ro1">
          <table:table-cell office:value-type="string" calcext:value-type="string">
            <text:p>ARS/SiMA</text:p>
          </table:table-cell>
          <table:table-cell office:value-type="string" calcext:value-type="string">
            <text:p>Pratl2005</text:p>
          </table:table-cell>
          <table:table-cell office:value-type="string" calcext:value-type="string">
            <text:p>G. Pratl, B. Lorenz, and D. Dietrich, “The artificial recognition system (ARS): New concepts for building automation,” IFAC Proc. Vol., vol. 38, no. 2, pp. 48–55, 2005.</text:p>
          </table:table-cell>
        </table:table-row>
        <table:table-row table:style-name="ro1">
          <table:table-cell office:value-type="string" calcext:value-type="string">
            <text:p>ARS/SiMA</text:p>
          </table:table-cell>
          <table:table-cell office:value-type="string" calcext:value-type="string">
            <text:p>Schaat2013</text:p>
          </table:table-cell>
          <table:table-cell office:value-type="string" calcext:value-type="string">
            <text:p>S. Schaat, K. Doblhammer, A. Wendt, F. Gelbard, L. Herret, and D. Bruckner, “A psychoanalytically-inspired motivational and emotional system for autonomous agents,” Ind. Electron. Soc. IECON 2013-39th Annu. Conf., pp. 6648–6653, 2013.</text:p>
          </table:table-cell>
        </table:table-row>
        <table:table-row table:style-name="ro1">
          <table:table-cell office:value-type="string" calcext:value-type="string">
            <text:p>ARS/SiMA</text:p>
          </table:table-cell>
          <table:table-cell office:value-type="string" calcext:value-type="string">
            <text:p>Schaat2013a</text:p>
          </table:table-cell>
          <table:table-cell office:value-type="string" calcext:value-type="string">
            <text:p>S. Schaat, A. Wendt, and D. Bruckner, “A multi-criteria exemplar model for holistic categorization in autonomous agents,” Ind. Electron. Soc. IECON 2013-39th Annu. Conf. IEEE, pp. 6642–6647, 2013.</text:p>
          </table:table-cell>
        </table:table-row>
        <table:table-row table:style-name="ro1">
          <table:table-cell office:value-type="string" calcext:value-type="string">
            <text:p>ARS/SiMA</text:p>
          </table:table-cell>
          <table:table-cell office:value-type="string" calcext:value-type="string">
            <text:p>Schaat2014</text:p>
          </table:table-cell>
          <table:table-cell office:value-type="string" calcext:value-type="string">
            <text:p>S. Schaat, A. Wendt, M. Jakubec, F. Gelbard, L. Herret, and D. Dietrich, “ARS: An AGI agent architecture,” Lect. Notes Comput. Sci., vol. 8598, pp. 155–164, 2014.</text:p>
          </table:table-cell>
        </table:table-row>
        <table:table-row table:style-name="ro1">
          <table:table-cell office:value-type="string" calcext:value-type="string">
            <text:p>ARS/SiMA</text:p>
          </table:table-cell>
          <table:table-cell office:value-type="string" calcext:value-type="string">
            <text:p>Schaat2014a</text:p>
          </table:table-cell>
          <table:table-cell office:value-type="string" calcext:value-type="string">
            <text:p>S. Schaat, A. Wendt, S. Kollmann, F. Gelbard, and M. Jakubec, “Interdisciplinary Development and Evaluation of Cognitive Architectures Exemplified with the SiMA Approach,” in EuroAsianPacific Joint Conference on Cognitive Science, 2015.</text:p>
          </table:table-cell>
        </table:table-row>
        <table:table-row table:style-name="ro1">
          <table:table-cell office:value-type="string" calcext:value-type="string">
            <text:p>ARS/SiMA</text:p>
          </table:table-cell>
          <table:table-cell office:value-type="string" calcext:value-type="string">
            <text:p>Velik2008</text:p>
          </table:table-cell>
          <table:table-cell office:value-type="string" calcext:value-type="string">
            <text:p>R. Velik and D. Bruckner, “Neuro-Symbolic Networks: Introduction to a New Information Processing Principle,” in Proceedings6th IEEE International Conference on Industrial Informatics (INDIN), 2008.</text:p>
          </table:table-cell>
        </table:table-row>
        <table:table-row table:style-name="ro1">
          <table:table-cell office:value-type="string" calcext:value-type="string">
            <text:p>ARS/SiMA</text:p>
          </table:table-cell>
          <table:table-cell office:value-type="string" calcext:value-type="string">
            <text:p>Wendt2015</text:p>
          </table:table-cell>
          <table:table-cell office:value-type="string" calcext:value-type="string">
            <text:p>A. Wendt, F. Gelbard, M. Fittner, S. Schaat, M. Jakubec, C. Brandstatter, and S. Kollmann, “Decision-making in the cognitive architecture SiMA,” in TAAI 2015 - 2015 Conference on Technologies and Applications of Artificial Intelligence, 2015, pp. 330–335.</text:p>
          </table:table-cell>
        </table:table-row>
        <table:table-row table:style-name="ro1">
          <table:table-cell office:value-type="string" calcext:value-type="string">
            <text:p>ARS/SiMA</text:p>
          </table:table-cell>
          <table:table-cell office:value-type="string" calcext:value-type="string">
            <text:p>Zeilinger2010</text:p>
          </table:table-cell>
          <table:table-cell office:value-type="string" calcext:value-type="string">
            <text:p>H. Zeilinger, A. Perner, and S. Kohlhauser, “Bionically inspired information representation module,” in 3rd International Conference on Human System Interaction, HSI’2010 - Conference Proceedings, 2010, pp. 708–714.</text:p>
          </table:table-cell>
        </table:table-row>
        <table:table-row table:style-name="ro1">
          <table:table-cell office:value-type="string" calcext:value-type="string">
            <text:p>ART</text:p>
          </table:table-cell>
          <table:table-cell office:value-type="string" calcext:value-type="string">
            <text:p>Aggarwal1999</text:p>
          </table:table-cell>
          <table:table-cell office:value-type="string" calcext:value-type="string">
            <text:p>R. K. Aggarwal, Q. Y. Xuan, A. T. Johns, F. Li, and A. Bennett, “A novel approach to fault diagnosis in multicircuit transmission lines using fuzzy ARTMAP neural networks,” IEEE Trans. Neural Networks, vol. 10, no. 5, pp. 1214–1221, 1999.</text:p>
          </table:table-cell>
        </table:table-row>
        <table:table-row table:style-name="ro1">
          <table:table-cell office:value-type="string" calcext:value-type="string">
            <text:p>ART</text:p>
          </table:table-cell>
          <table:table-cell office:value-type="string" calcext:value-type="string">
            <text:p>Ames2008</text:p>
          </table:table-cell>
          <table:table-cell office:value-type="string" calcext:value-type="string">
            <text:p>H. Ames and S. Grossberg, “Speaker normalization using cortical strip maps: a neural model for steady-state vowel categorization.,” J. Acoust. Soc. Am., vol. 124, pp. 3918–3936, 2008.</text:p>
          </table:table-cell>
        </table:table-row>
        <table:table-row table:style-name="ro1">
          <table:table-cell office:value-type="string" calcext:value-type="string">
            <text:p>ART</text:p>
          </table:table-cell>
          <table:table-cell office:value-type="string" calcext:value-type="string">
            <text:p>Amin1999</text:p>
          </table:table-cell>
          <table:table-cell office:value-type="string" calcext:value-type="string">
            <text:p>A. Amin and N. Murshed, “Recognition of Printed Arabic Words with Fuzzy ARTMAP Neural Network,” IJCNN’99. Int. Jt. Conf. Neural Networks, vol. 4, pp. 2903–2907, 1999.</text:p>
          </table:table-cell>
        </table:table-row>
        <table:table-row table:style-name="ro1">
          <table:table-cell office:value-type="string" calcext:value-type="string">
            <text:p>ART</text:p>
          </table:table-cell>
          <table:table-cell office:value-type="string" calcext:value-type="string">
            <text:p>Amis2010</text:p>
          </table:table-cell>
          <table:table-cell office:value-type="string" calcext:value-type="string">
            <text:p>G. P. Amis and G. A. Carpenter, “Self-supervised ARTMAP,” Neural Networks, vol. 23, no. 2, pp. 265–282, 2010.</text:p>
          </table:table-cell>
        </table:table-row>
        <table:table-row table:style-name="ro1">
          <table:table-cell office:value-type="string" calcext:value-type="string">
            <text:p>ART</text:p>
          </table:table-cell>
          <table:table-cell office:value-type="string" calcext:value-type="string">
            <text:p>Amis2007</text:p>
          </table:table-cell>
          <table:table-cell office:value-type="string" calcext:value-type="string">
            <text:p>G. P. Amis and G. A. Carpenter, “Default ARTMAP 2,” in Proceedings of IEEE International Conference on Neural Networks, 2007, pp. 777–782.</text:p>
          </table:table-cell>
        </table:table-row>
        <table:table-row table:style-name="ro1">
          <table:table-cell office:value-type="string" calcext:value-type="string">
            <text:p>ART</text:p>
          </table:table-cell>
          <table:table-cell office:value-type="string" calcext:value-type="string">
            <text:p>Amorim2007</text:p>
          </table:table-cell>
          <table:table-cell office:value-type="string" calcext:value-type="string">
            <text:p>D. G. Amorim, M. F. Delgado, and S. B. Ameneiro, “Polytope ARTMAP: Pattern classification without vigilance based on general geometry categories,” IEEE Trans. Neural Networks, vol. 18, no. 5, pp. 1306–1325, 2007.</text:p>
          </table:table-cell>
        </table:table-row>
        <table:table-row table:style-name="ro1">
          <table:table-cell office:value-type="string" calcext:value-type="string">
            <text:p>ART</text:p>
          </table:table-cell>
          <table:table-cell office:value-type="string" calcext:value-type="string">
            <text:p>Banquet1987</text:p>
          </table:table-cell>
          <table:table-cell office:value-type="string" calcext:value-type="string">
            <text:p>J.-P. Banquet and S. Grossberg, “Probing cognitive processes through the structure of event-related potentials during learning: An experimental and theoretical analysis,” Appl. Opt., vol. 26, no. 23, pp. 4931–4946, 1987.</text:p>
          </table:table-cell>
        </table:table-row>
        <table:table-row table:style-name="ro1">
          <table:table-cell office:value-type="string" calcext:value-type="string">
            <text:p>ART</text:p>
          </table:table-cell>
          <table:table-cell office:value-type="string" calcext:value-type="string">
            <text:p>Bhatt2007</text:p>
          </table:table-cell>
          <table:table-cell office:value-type="string" calcext:value-type="string">
            <text:p>R. Bhatt, G. A. Carpenter, and S. Grossberg, “Texture segregation by visual cortex: Perceptual grouping, attention, and learning,” Vision Res., vol. 47, no. 25, pp. 3173–3211, 2007.</text:p>
          </table:table-cell>
        </table:table-row>
        <table:table-row table:style-name="ro1">
          <table:table-cell office:value-type="string" calcext:value-type="string">
            <text:p>ART</text:p>
          </table:table-cell>
          <table:table-cell office:value-type="string" calcext:value-type="string">
            <text:p>Bradski1995</text:p>
          </table:table-cell>
          <table:table-cell office:value-type="string" calcext:value-type="string">
            <text:p>G. Bradski and S. Grossberg, “Fast Learning VIEWNET Architectures for Recognizing 3-D Objects from Multiple 2-D Views,” Proc. SPIE, vol. 2353, 1995.</text:p>
          </table:table-cell>
        </table:table-row>
        <table:table-row table:style-name="ro1">
          <table:table-cell office:value-type="string" calcext:value-type="string">
            <text:p>ART</text:p>
          </table:table-cell>
          <table:table-cell office:value-type="string" calcext:value-type="string">
            <text:p>Carpenter1996a</text:p>
          </table:table-cell>
          <table:table-cell office:value-type="string" calcext:value-type="string">
            <text:p>G. A. Carpenter, “Distributed activation, search, and learning by ART and ARTMAP neural networks,” CAS/CNS Tech. Rep. Ser., pp. 1–6, 1996.</text:p>
          </table:table-cell>
        </table:table-row>
        <table:table-row table:style-name="ro1">
          <table:table-cell office:value-type="string" calcext:value-type="string">
            <text:p>ART</text:p>
          </table:table-cell>
          <table:table-cell office:value-type="string" calcext:value-type="string">
            <text:p>Carpenter1995</text:p>
          </table:table-cell>
          <table:table-cell office:value-type="string" calcext:value-type="string">
            <text:p>G. A. Carpenter and T. Ah-Hwee, “Rule extraction: From neural architecture to symbolic representation,” Conn. Sci., vol. 7, no. 1, 1995.</text:p>
          </table:table-cell>
        </table:table-row>
        <table:table-row table:style-name="ro1">
          <table:table-cell office:value-type="string" calcext:value-type="string">
            <text:p>ART</text:p>
          </table:table-cell>
          <table:table-cell office:value-type="string" calcext:value-type="string">
            <text:p>Carpenter1999d</text:p>
          </table:table-cell>
          <table:table-cell office:value-type="string" calcext:value-type="string">
            <text:p>G. A. Carpenter, M. N. Gjaja, S. Gopal, and C. E. Woodcock, “ART Neural Networks for Remote Sensing Image Analysis,” CAS/CNS Technical Report Series 007. 1999.</text:p>
          </table:table-cell>
        </table:table-row>
        <table:table-row table:style-name="ro1">
          <table:table-cell office:value-type="string" calcext:value-type="string">
            <text:p>ART</text:p>
          </table:table-cell>
          <table:table-cell office:value-type="string" calcext:value-type="string">
            <text:p>Carpenter1993</text:p>
          </table:table-cell>
          <table:table-cell office:value-type="string" calcext:value-type="string">
            <text:p>G. A. Carpenter, S. Grossberg, and J. H. Reynolds, “Fuzzy ARTMAP, slow learning and probability estimation,” Bost. Univ. Cent. Adapt. Syst. Dep. Cogn. Neural Syst., 1993.</text:p>
          </table:table-cell>
        </table:table-row>
        <table:table-row table:style-name="ro1">
          <table:table-cell office:value-type="string" calcext:value-type="string">
            <text:p>ART</text:p>
          </table:table-cell>
          <table:table-cell office:value-type="string" calcext:value-type="string">
            <text:p>Carpenter1999a</text:p>
          </table:table-cell>
          <table:table-cell office:value-type="string" calcext:value-type="string">
            <text:p>G. A. Carpenter and B. L. Milenova, “Distributed ARTMAP,” Int. Jt. Conf. Neural Networks, 1999. IJCNN’99, vol. 3, pp. 1983–1987, 1999.</text:p>
          </table:table-cell>
        </table:table-row>
        <table:table-row table:style-name="ro1">
          <table:table-cell office:value-type="string" calcext:value-type="string">
            <text:p>ART</text:p>
          </table:table-cell>
          <table:table-cell office:value-type="string" calcext:value-type="string">
            <text:p>Carpenter1997</text:p>
          </table:table-cell>
          <table:table-cell office:value-type="string" calcext:value-type="string">
            <text:p>G. A. Carpenter, M. A. Rubin, and W. W. Streilein, “ARTMAP-FD: familiarity discrimination applied to radar target recognition,” in Proceedings of International Conference on Neural Networks (ICNN’97), 1997, pp. 1459–1464.</text:p>
          </table:table-cell>
        </table:table-row>
        <table:table-row table:style-name="ro1">
          <table:table-cell office:value-type="string" calcext:value-type="string">
            <text:p>ART</text:p>
          </table:table-cell>
          <table:table-cell office:value-type="string" calcext:value-type="string">
            <text:p>Carpenter1992b</text:p>
          </table:table-cell>
          <table:table-cell office:value-type="string" calcext:value-type="string">
            <text:p>G. Carpenter, S. Grossberg, and K. Iizuka, “Comparative performance measures of fuzzy ARTMAP, learned vector quantization, and back propagation for handwritten character recognition,” in International Joint Coference on Neural Networks (IJCNN), 1992, pp. 794–799.</text:p>
          </table:table-cell>
        </table:table-row>
        <table:table-row table:style-name="ro1">
          <table:table-cell office:value-type="string" calcext:value-type="string">
            <text:p>ART</text:p>
          </table:table-cell>
          <table:table-cell office:value-type="string" calcext:value-type="string">
            <text:p>Carpenter2000</text:p>
          </table:table-cell>
          <table:table-cell office:value-type="string" calcext:value-type="string">
            <text:p>G. A. Carpenter, “Adaptative resonance: an emerging neural theory of cognition,” Bost. Univ. Cent. Adapt. Syst. Dep. Cogn. Neural Syst., 2000.</text:p>
          </table:table-cell>
        </table:table-row>
        <table:table-row table:style-name="ro1">
          <table:table-cell office:value-type="string" calcext:value-type="string">
            <text:p>ART</text:p>
          </table:table-cell>
          <table:table-cell office:value-type="string" calcext:value-type="string">
            <text:p>Carpenter1987</text:p>
          </table:table-cell>
          <table:table-cell office:value-type="string" calcext:value-type="string">
            <text:p>G. A. Carpenter and S. Grossberg, “Invariant pattern recognition and recall by an attentive self-organizing ART architecture in a nonstationary world,” in Proceedings of the IEEE First International Conference on Neural Networks, 1987.</text:p>
          </table:table-cell>
        </table:table-row>
        <table:table-row table:style-name="ro1">
          <table:table-cell office:value-type="string" calcext:value-type="string">
            <text:p>ART</text:p>
          </table:table-cell>
          <table:table-cell office:value-type="string" calcext:value-type="string">
            <text:p>Carpenter2016</text:p>
          </table:table-cell>
          <table:table-cell office:value-type="string" calcext:value-type="string">
            <text:p>G. A. Carpenter, S. Grossberg, A. Systems, and N. Systems, “Adaptive Resonance Theory,” Encycl. Mach. Learn. Data Min., 2016.</text:p>
          </table:table-cell>
        </table:table-row>
        <table:table-row table:style-name="ro1">
          <table:table-cell office:value-type="string" calcext:value-type="string">
            <text:p>ART</text:p>
          </table:table-cell>
          <table:table-cell office:value-type="string" calcext:value-type="string">
            <text:p>Carpenter2001a</text:p>
          </table:table-cell>
          <table:table-cell office:value-type="string" calcext:value-type="string">
            <text:p>G. A. Carpenter, “Neural-network models of learning and memory: Leading questions and an emerging framework,” TRENDS Cogn. Sci., vol. 5, no. 3, pp. 114–118, 2001.</text:p>
          </table:table-cell>
        </table:table-row>
        <table:table-row table:style-name="ro1">
          <table:table-cell office:value-type="string" calcext:value-type="string">
            <text:p>ART</text:p>
          </table:table-cell>
          <table:table-cell office:value-type="string" calcext:value-type="string">
            <text:p>Carpenter1993c</text:p>
          </table:table-cell>
          <table:table-cell office:value-type="string" calcext:value-type="string">
            <text:p>G. A. Carpenter, “Distributed Outstar Learning and the Rules of Synaptic transmission,” in Proceedings of the World Congress on Neural Networks, 1993.</text:p>
          </table:table-cell>
        </table:table-row>
        <table:table-row table:style-name="ro1">
          <table:table-cell office:value-type="string" calcext:value-type="string">
            <text:p>ART</text:p>
          </table:table-cell>
          <table:table-cell office:value-type="string" calcext:value-type="string">
            <text:p>Carpenter1993e</text:p>
          </table:table-cell>
          <table:table-cell office:value-type="string" calcext:value-type="string">
            <text:p>G. A. Carpenter, “Fuzzy ART,” in Fuzzy Engineering, B. Kosko, Ed. Carmel, IN: Prentice Hall, 1994.</text:p>
          </table:table-cell>
        </table:table-row>
        <table:table-row table:style-name="ro1">
          <table:table-cell office:value-type="string" calcext:value-type="string">
            <text:p>ART</text:p>
          </table:table-cell>
          <table:table-cell office:value-type="string" calcext:value-type="string">
            <text:p>Carpenter1997c</text:p>
          </table:table-cell>
          <table:table-cell office:value-type="string" calcext:value-type="string">
            <text:p>G. A. Carpenter, “Distributed learning, recognition, and prediction by ART and ARTMAP neural networks,” Neural Networks, vol. 10, no. 8. pp. 1473–1494, 1997.</text:p>
          </table:table-cell>
        </table:table-row>
        <table:table-row table:style-name="ro1">
          <table:table-cell office:value-type="string" calcext:value-type="string">
            <text:p>ART</text:p>
          </table:table-cell>
          <table:table-cell office:value-type="string" calcext:value-type="string">
            <text:p>Carpenter2010</text:p>
          </table:table-cell>
          <table:table-cell office:value-type="string" calcext:value-type="string">
            <text:p>G. A. Carpenter and S. C. Gaddam, “Biased ART: A neural architecture that shifts attention toward previously disregarded features following an incorrect prediction,” Neural Networks, vol. 23, no. 3, pp. 435–451, 2010.</text:p>
          </table:table-cell>
        </table:table-row>
        <table:table-row table:style-name="ro1">
          <table:table-cell office:value-type="string" calcext:value-type="string">
            <text:p>ART</text:p>
          </table:table-cell>
          <table:table-cell office:value-type="string" calcext:value-type="string">
            <text:p>Carpenter1994</text:p>
          </table:table-cell>
          <table:table-cell office:value-type="string" calcext:value-type="string">
            <text:p>G. A. Carpenter and M. N. Gjaja, “Fuzzy ART Choice Functions,” in Proceedings of the World Congress on Neural Networks (WCNN’94), 1994.</text:p>
          </table:table-cell>
        </table:table-row>
        <table:table-row table:style-name="ro1">
          <table:table-cell office:value-type="string" calcext:value-type="string">
            <text:p>ART</text:p>
          </table:table-cell>
          <table:table-cell office:value-type="string" calcext:value-type="string">
            <text:p>Carpenter1996</text:p>
          </table:table-cell>
          <table:table-cell office:value-type="string" calcext:value-type="string">
            <text:p>G. A. Carpenter, M. Gjaja, S. Gopal, N. Markuzon, and C. Woodcock, “ART and ARTMAP Neural Networks for Applications: Self-Organizing Learning, Recognition, and Prediction,” in Soft computing techniques in knowledge-based intelligent engineering system: approaches and applications, New York: Physica Verlag, 1997.</text:p>
          </table:table-cell>
        </table:table-row>
        <table:table-row table:style-name="ro1">
          <table:table-cell office:value-type="string" calcext:value-type="string">
            <text:p>ART</text:p>
          </table:table-cell>
          <table:table-cell office:value-type="string" calcext:value-type="string">
            <text:p>Carpenter1999c</text:p>
          </table:table-cell>
          <table:table-cell office:value-type="string" calcext:value-type="string">
            <text:p>G. A. Carpenter, S. Gopal, S. Macomber, S. Martens, and C. E. Woodcock, “A neural network method for mixture estimation for vegetation mapping,” Remote Sens. Environ., vol. 70, no. 2, pp. 138–152, 1999.</text:p>
          </table:table-cell>
        </table:table-row>
        <table:table-row table:style-name="ro1">
          <table:table-cell office:value-type="string" calcext:value-type="string">
            <text:p>ART</text:p>
          </table:table-cell>
          <table:table-cell office:value-type="string" calcext:value-type="string">
            <text:p>Carpenter1999b</text:p>
          </table:table-cell>
          <table:table-cell office:value-type="string" calcext:value-type="string">
            <text:p>G. A. Carpenter, S. Gopal, S. Macomber, S. Martens, C. E. Woodcock, and J. Franklin, “A neural network method for efficient vegetation mapping,” Remote Sens. Environ., vol. 70, no. 3, pp. 326–338, 1999.</text:p>
          </table:table-cell>
        </table:table-row>
        <table:table-row table:style-name="ro1">
          <table:table-cell office:value-type="string" calcext:value-type="string">
            <text:p>ART</text:p>
          </table:table-cell>
          <table:table-cell office:value-type="string" calcext:value-type="string">
            <text:p>Carpenter2001b</text:p>
          </table:table-cell>
          <table:table-cell office:value-type="string" calcext:value-type="string">
            <text:p>G. A. Carpenter, S. Gopal, B. M. Shock, and C. E. Woodcock, “A Neural Network Method for Land Use Change Classification, with Application to the Nile River Delta,” BU/CNS Tech. Rep. TR-2001-010, 2001.</text:p>
          </table:table-cell>
        </table:table-row>
        <table:table-row table:style-name="ro1">
          <table:table-cell office:value-type="string" calcext:value-type="string">
            <text:p>ART</text:p>
          </table:table-cell>
          <table:table-cell office:value-type="string" calcext:value-type="string">
            <text:p>Carpenter1993d</text:p>
          </table:table-cell>
          <table:table-cell office:value-type="string" calcext:value-type="string">
            <text:p>G. A. Carpenter and K. K. Govindarajan, “Neural Network and Nearest Neighbor Comparison of Speaker Normalization Methods for Vowel Recognition.” ICANN, 1993.</text:p>
          </table:table-cell>
        </table:table-row>
        <table:table-row table:style-name="ro1">
          <table:table-cell office:value-type="string" calcext:value-type="string">
            <text:p>ART</text:p>
          </table:table-cell>
          <table:table-cell office:value-type="string" calcext:value-type="string">
            <text:p>Carpenter1987a</text:p>
          </table:table-cell>
          <table:table-cell office:value-type="string" calcext:value-type="string">
            <text:p>G. A. Carpenter and S. Grossberg, “A massively parallel architecture for a self-organizing neural pattern recognition machine,” Comput. Vision, Graph. Image Process., vol. 37, no. 1, pp. 54–115, 1987.</text:p>
          </table:table-cell>
        </table:table-row>
        <table:table-row table:style-name="ro1">
          <table:table-cell office:value-type="string" calcext:value-type="string">
            <text:p>ART</text:p>
          </table:table-cell>
          <table:table-cell office:value-type="string" calcext:value-type="string">
            <text:p>Carpenter1994a</text:p>
          </table:table-cell>
          <table:table-cell office:value-type="string" calcext:value-type="string">
            <text:p>G. A. Carpenter and S. Grossberg, “Learning, Categorization, Rule Formation, and Prediction by Fuzzy Neural Networks,” in Fuzzy logic and neural network handbook, C. H. Chen, Ed. Hightstown, NJ: McGraw-Hill, Inc., 1996.</text:p>
          </table:table-cell>
        </table:table-row>
        <table:table-row table:style-name="ro1">
          <table:table-cell office:value-type="string" calcext:value-type="string">
            <text:p>ART</text:p>
          </table:table-cell>
          <table:table-cell office:value-type="string" calcext:value-type="string">
            <text:p>Carpenter1991a</text:p>
          </table:table-cell>
          <table:table-cell office:value-type="string" calcext:value-type="string">
            <text:p>G. A. Carpenter and S. Grossberg, “Distributed Hypothesis Testing, Attention Shifts, and Transmitter Dynamics During the Self-Organization of Brain Recognition Codes,” in Nonlinear Dynamics and Neuronal Networks, P. Schuster and W. Singer, Eds. New York: Springer-Verlag, 1991.</text:p>
          </table:table-cell>
        </table:table-row>
        <table:table-row table:style-name="ro1">
          <table:table-cell office:value-type="string" calcext:value-type="string">
            <text:p>ART</text:p>
          </table:table-cell>
          <table:table-cell office:value-type="string" calcext:value-type="string">
            <text:p>Carpenter1998</text:p>
          </table:table-cell>
          <table:table-cell office:value-type="string" calcext:value-type="string">
            <text:p>G. A. Carpenter and S. Grossberg, “Adaptive Resonance Theory,” in The Handbook of Brain Theory and Neural Networks, Second Edition, M. A. Arbib, Ed. MIT Press, 2003.</text:p>
          </table:table-cell>
        </table:table-row>
        <table:table-row table:style-name="ro1">
          <table:table-cell office:value-type="string" calcext:value-type="string">
            <text:p>ART</text:p>
          </table:table-cell>
          <table:table-cell office:value-type="string" calcext:value-type="string">
            <text:p>Carpenter1987b</text:p>
          </table:table-cell>
          <table:table-cell office:value-type="string" calcext:value-type="string">
            <text:p>G. A. Carpenter and S. Grossberg, “Neural dynamics of category learning and recognition: attention, memory consolidation, and amnesia,” Adv. Psychol., vol. 42, pp. 233–290, 1987.</text:p>
          </table:table-cell>
        </table:table-row>
        <table:table-row table:style-name="ro1">
          <table:table-cell office:value-type="string" calcext:value-type="string">
            <text:p>ART</text:p>
          </table:table-cell>
          <table:table-cell office:value-type="string" calcext:value-type="string">
            <text:p>Carpenter1988</text:p>
          </table:table-cell>
          <table:table-cell office:value-type="string" calcext:value-type="string">
            <text:p>G. A. Carpenter and S. Grossberg, “The ART of Adaptive Pattern Recognition By a Self-Organizing Neural Network,” Computer, vol. 21, no. 3. pp. 77–88, 1988.</text:p>
          </table:table-cell>
        </table:table-row>
        <table:table-row table:style-name="ro1">
          <table:table-cell office:value-type="string" calcext:value-type="string">
            <text:p>ART</text:p>
          </table:table-cell>
          <table:table-cell office:value-type="string" calcext:value-type="string">
            <text:p>Carpenter1990a</text:p>
          </table:table-cell>
          <table:table-cell office:value-type="string" calcext:value-type="string">
            <text:p>G. A. Carpenter and S. Grossberg, “ART: Self-Organizing Neural Networks for Learning and Memory of Cognitive Recognition Codes,” in Proceedings of the 12th Annual Conference of the Cognitive Science Society, 1990.</text:p>
          </table:table-cell>
        </table:table-row>
        <table:table-row table:style-name="ro1">
          <table:table-cell office:value-type="string" calcext:value-type="string">
            <text:p>ART</text:p>
          </table:table-cell>
          <table:table-cell office:value-type="string" calcext:value-type="string">
            <text:p>Carpenter1993f</text:p>
          </table:table-cell>
          <table:table-cell office:value-type="string" calcext:value-type="string">
            <text:p>G. A. Carpenter and S. Grossberg, “A Neural Network Architecture for Autonomous Learning, Recognition, and Prediction in a Nonstationary World,” Tech. Rep. CAS/CNS-TR-93-049, 1993.</text:p>
          </table:table-cell>
        </table:table-row>
        <table:table-row table:style-name="ro1">
          <table:table-cell office:value-type="string" calcext:value-type="string">
            <text:p>ART</text:p>
          </table:table-cell>
          <table:table-cell office:value-type="string" calcext:value-type="string">
            <text:p>Carpenter1989</text:p>
          </table:table-cell>
          <table:table-cell office:value-type="string" calcext:value-type="string">
            <text:p>G. A. Carpenter and S. Grossberg, “Search mechanisms for adaptive resonance theory (ART) architectures,” in Proceedings of the International Joint Conference on Neural Networks (IJCNN), 1989.</text:p>
          </table:table-cell>
        </table:table-row>
        <table:table-row table:style-name="ro1">
          <table:table-cell office:value-type="string" calcext:value-type="string">
            <text:p>ART</text:p>
          </table:table-cell>
          <table:table-cell office:value-type="string" calcext:value-type="string">
            <text:p>Carpenter1990</text:p>
          </table:table-cell>
          <table:table-cell office:value-type="string" calcext:value-type="string">
            <text:p>G. A. Carpenter and S. Grossberg, “ART 3: Hierarchical search using chemical transmitters in self-organizing pattern recognition architectures,” Neural Networks, vol. 3, pp. 129–152, 1990.</text:p>
          </table:table-cell>
        </table:table-row>
        <table:table-row table:style-name="ro1">
          <table:table-cell office:value-type="string" calcext:value-type="string">
            <text:p>ART</text:p>
          </table:table-cell>
          <table:table-cell office:value-type="string" calcext:value-type="string">
            <text:p>Carpenter1993b</text:p>
          </table:table-cell>
          <table:table-cell office:value-type="string" calcext:value-type="string">
            <text:p>G. A. Carpenter and S. Grossberg, “Integrating Symbolic and Neural Processing in a Self-Organizing Architecture for Pattern Recognition and Prediction,” in Artificial Intelligence and Neural Networks: Steps Toward Principled Integration, V. Hovanar and L. Uhr, Eds. Boston: Academic Press, 1993.</text:p>
          </table:table-cell>
        </table:table-row>
        <table:table-row table:style-name="ro1">
          <table:table-cell office:value-type="string" calcext:value-type="string">
            <text:p>ART</text:p>
          </table:table-cell>
          <table:table-cell office:value-type="string" calcext:value-type="string">
            <text:p>Carpenter1992d</text:p>
          </table:table-cell>
          <table:table-cell office:value-type="string" calcext:value-type="string">
            <text:p>G. A. Carpenter and S. Grossberg, “A Self-Organizing Neural Network For Supervised Learning, Recognition, and Prediction,” IEEE Communications Magazine, vol. 30, no. 9, pp. 38–49, 1992.</text:p>
          </table:table-cell>
        </table:table-row>
        <table:table-row table:style-name="ro1">
          <table:table-cell office:value-type="string" calcext:value-type="string">
            <text:p>ART</text:p>
          </table:table-cell>
          <table:table-cell office:value-type="string" calcext:value-type="string">
            <text:p>Carpenter1992c</text:p>
          </table:table-cell>
          <table:table-cell office:value-type="string" calcext:value-type="string">
            <text:p>G. A. Carpenter, S. Grossberg, N. Markuzon, J. H. Reynolds, and D. B. Rosen, “Attentive supervised learning and recognition by an adaptive resonance system,” in Neural Networks for Vision and Image Processing, G. A. Carpenter and S. Grossberg, Eds. Cambridge, MA: MIT Press, 1992.</text:p>
          </table:table-cell>
        </table:table-row>
        <table:table-row table:style-name="ro1">
          <table:table-cell office:value-type="string" calcext:value-type="string">
            <text:p>ART</text:p>
          </table:table-cell>
          <table:table-cell office:value-type="string" calcext:value-type="string">
            <text:p>Carpenter1991b</text:p>
          </table:table-cell>
          <table:table-cell office:value-type="string" calcext:value-type="string">
            <text:p>G. A. Carpenter, S. Grossberg, and J. Reynolds, “ARTMAP: A Self-Organizing Neural Network Architecture for Fast Supervised Learning and Pattern Recognition,” in Artificial Neural Networks, T. Kohonen, K. Makisara, O. Simula, and J. Kangas, Eds. Elsevier Science Publishers, 1991.</text:p>
          </table:table-cell>
        </table:table-row>
        <table:table-row table:style-name="ro1">
          <table:table-cell office:value-type="string" calcext:value-type="string">
            <text:p>ART</text:p>
          </table:table-cell>
          <table:table-cell office:value-type="string" calcext:value-type="string">
            <text:p>Carpenter1995b</text:p>
          </table:table-cell>
          <table:table-cell office:value-type="string" calcext:value-type="string">
            <text:p>G. A. Carpenter, S. Grossberg, and J. H. Reynolds, “A Fuzzy ARTMAP Nonparametric Probability Estimator for Nonstationary Pattern Recognition Problems,” IEEE Trans. Neural Networks, vol. 6, no. 6, pp. 1330–1336, 1995.</text:p>
          </table:table-cell>
        </table:table-row>
        <table:table-row table:style-name="ro1">
          <table:table-cell office:value-type="string" calcext:value-type="string">
            <text:p>ART</text:p>
          </table:table-cell>
          <table:table-cell office:value-type="string" calcext:value-type="string">
            <text:p>Carpenter1991</text:p>
          </table:table-cell>
          <table:table-cell office:value-type="string" calcext:value-type="string">
            <text:p>G. A. Carpenter, S. Grossberg, and J. H. Reynolds, “ARTMAP: Supervised real-time learning and classification of nonstationary data by a self-organizing neural network,” Neural Networks, vol. 4, no. 5, pp. 565–588, 1991.</text:p>
          </table:table-cell>
        </table:table-row>
        <table:table-row table:style-name="ro1">
          <table:table-cell office:value-type="string" calcext:value-type="string">
            <text:p>ART</text:p>
          </table:table-cell>
          <table:table-cell office:value-type="string" calcext:value-type="string">
            <text:p>Carpenter1991c</text:p>
          </table:table-cell>
          <table:table-cell office:value-type="string" calcext:value-type="string">
            <text:p>G. A. Carpenter, S. Grossberg, and D. B. Rosen, “ART 2-A: An adaptive resonance algorithm for rapid category learning and recognition,” Neural Networks, vol. 4, no. 4, pp. 493–504, 1991.</text:p>
          </table:table-cell>
        </table:table-row>
        <table:table-row table:style-name="ro1">
          <table:table-cell office:value-type="string" calcext:value-type="string">
            <text:p>ART</text:p>
          </table:table-cell>
          <table:table-cell office:value-type="string" calcext:value-type="string">
            <text:p>Carpenter1998a</text:p>
          </table:table-cell>
          <table:table-cell office:value-type="string" calcext:value-type="string">
            <text:p>G. A. Carpenter and N. Markuzon, “ARTMAP-IC and medical diagnosis: Instance counting and inconsistent cases,” Neural Networks, vol. 11, no. 2, pp. 323–336, 1998.</text:p>
          </table:table-cell>
        </table:table-row>
        <table:table-row table:style-name="ro1">
          <table:table-cell office:value-type="string" calcext:value-type="string">
            <text:p>ART</text:p>
          </table:table-cell>
          <table:table-cell office:value-type="string" calcext:value-type="string">
            <text:p>Carpenter2005a</text:p>
          </table:table-cell>
          <table:table-cell office:value-type="string" calcext:value-type="string">
            <text:p>G. A. Carpenter and S. Martens, “Self-organizing hierarchical knowledge discovery by an ARTMAP image fusion system,” in Proceedings of International Joint Conference on Neural Networks, 2005, pp. 452–456.</text:p>
          </table:table-cell>
        </table:table-row>
        <table:table-row table:style-name="ro1">
          <table:table-cell office:value-type="string" calcext:value-type="string">
            <text:p>ART</text:p>
          </table:table-cell>
          <table:table-cell office:value-type="string" calcext:value-type="string">
            <text:p>Carpenter2005</text:p>
          </table:table-cell>
          <table:table-cell office:value-type="string" calcext:value-type="string">
            <text:p>G. A. Carpenter, S. Martens, and O. J. Ogas, “Self-organizing information fusion and hierarchical knowledge discovery: A new framework using ARTMAP neural networks,” Neural Networks, vol. 18, no. 3, pp. 287–295, 2005.</text:p>
          </table:table-cell>
        </table:table-row>
        <table:table-row table:style-name="ro1">
          <table:table-cell office:value-type="string" calcext:value-type="string">
            <text:p>ART</text:p>
          </table:table-cell>
          <table:table-cell office:value-type="string" calcext:value-type="string">
            <text:p>Carpenter</text:p>
          </table:table-cell>
          <table:table-cell office:value-type="string" calcext:value-type="string">
            <text:p>G. A. Carpenter and B. L. Milenova, “ART Neural Networks for Medical Data Analysis and Fast Distributed Learning,” in Artificial neural networks in medicine and biology, London: Springer, 2000.</text:p>
          </table:table-cell>
        </table:table-row>
        <table:table-row table:style-name="ro1">
          <table:table-cell office:value-type="string" calcext:value-type="string">
            <text:p>ART</text:p>
          </table:table-cell>
          <table:table-cell office:value-type="string" calcext:value-type="string">
            <text:p>Carpenter1998b</text:p>
          </table:table-cell>
          <table:table-cell office:value-type="string" calcext:value-type="string">
            <text:p>G. A. Carpenter, B. L. Milenova, and B. W. Noeske, “Distributed ARTMAP: A neural network for fast distributed supervised learning,” Neural Networks, vol. 11, no. 5, pp. 793–813, 1998.</text:p>
          </table:table-cell>
        </table:table-row>
        <table:table-row table:style-name="ro1">
          <table:table-cell office:value-type="string" calcext:value-type="string">
            <text:p>ART</text:p>
          </table:table-cell>
          <table:table-cell office:value-type="string" calcext:value-type="string">
            <text:p>Carpenter2008</text:p>
          </table:table-cell>
          <table:table-cell office:value-type="string" calcext:value-type="string">
            <text:p>G. A. Carpenter and A. Ravindran, “Unifying multiple knowledge domains using the ARTMAP information fusion system,” in Proceedings of the 11th International Conference on Information Fusion, 2008.</text:p>
          </table:table-cell>
        </table:table-row>
        <table:table-row table:style-name="ro1">
          <table:table-cell office:value-type="string" calcext:value-type="string">
            <text:p>ART</text:p>
          </table:table-cell>
          <table:table-cell office:value-type="string" calcext:value-type="string">
            <text:p>Carpenter1997b</text:p>
          </table:table-cell>
          <table:table-cell office:value-type="string" calcext:value-type="string">
            <text:p>G. A. Carpenter, M. A. Rubin, and W. W. Streilein, “Threshold Determination for ARTMAP-FD Familiarity Discrimination,” CAS/CNS Tech. Rep., 1997.</text:p>
          </table:table-cell>
        </table:table-row>
        <table:table-row table:style-name="ro1">
          <table:table-cell office:value-type="string" calcext:value-type="string">
            <text:p>ART</text:p>
          </table:table-cell>
          <table:table-cell office:value-type="string" calcext:value-type="string">
            <text:p>Carpenter1997a</text:p>
          </table:table-cell>
          <table:table-cell office:value-type="string" calcext:value-type="string">
            <text:p>G. Carpenter and F. Wilson, “ARTMAP-DS: Pattern Discrimination by Discounting Similarities,” Int. Conf. Artif. Neural Networks, no. June, p. 6, 1997.</text:p>
          </table:table-cell>
        </table:table-row>
        <table:table-row table:style-name="ro1">
          <table:table-cell office:value-type="string" calcext:value-type="string">
            <text:p>ART</text:p>
          </table:table-cell>
          <table:table-cell office:value-type="string" calcext:value-type="string">
            <text:p>Castro2004</text:p>
          </table:table-cell>
          <table:table-cell office:value-type="string" calcext:value-type="string">
            <text:p>J. Castro, M. Georgiopoulos, and R. Demara, “A data parititioning approach to speed up the Fuzzy ARTMAP algorithm using the Hubert space-filling curve,” Proc. IEEE Int. Conf. Neural Networks, vol. 3, pp. 2367–2372, 2004.</text:p>
          </table:table-cell>
        </table:table-row>
        <table:table-row table:style-name="ro1">
          <table:table-cell office:value-type="string" calcext:value-type="string">
            <text:p>ART</text:p>
          </table:table-cell>
          <table:table-cell office:value-type="string" calcext:value-type="string">
            <text:p>Chang2005</text:p>
          </table:table-cell>
          <table:table-cell office:value-type="string" calcext:value-type="string">
            <text:p>C.-H. Chang, Z. Ye, and M. Zhang, “Fuzzy-ART based adaptive digital watermarking scheme,” IEEE Trans. Circuits Syst. Video Technol., vol. 15, no. 1, pp. 65–81, 2005.</text:p>
          </table:table-cell>
        </table:table-row>
        <table:table-row table:style-name="ro1">
          <table:table-cell office:value-type="string" calcext:value-type="string">
            <text:p>ART</text:p>
          </table:table-cell>
          <table:table-cell office:value-type="string" calcext:value-type="string">
            <text:p>Chen2002a</text:p>
          </table:table-cell>
          <table:table-cell office:value-type="string" calcext:value-type="string">
            <text:p>C. H. Chen, L. P. Khoo, and W. Yan, “A strategy for acquiring customer requirement patterns using laddering technique and ART2 neural network,” Adv. Eng. Informatics, vol. 16, no. 3, pp. 229–240, 2002.</text:p>
          </table:table-cell>
        </table:table-row>
        <table:table-row table:style-name="ro1">
          <table:table-cell office:value-type="string" calcext:value-type="string">
            <text:p>ART</text:p>
          </table:table-cell>
          <table:table-cell office:value-type="string" calcext:value-type="string">
            <text:p>Chen2002</text:p>
          </table:table-cell>
          <table:table-cell office:value-type="string" calcext:value-type="string">
            <text:p>X. Chen, K. Watanabe, K. Kiguchi, and K. Izumi, “An ART-based fuzzy controller for the adaptive navigation of a quadruped robot,” IEEE/ASME Trans. Mechatronics, vol. 7, no. 3, pp. 318–328, 2002.</text:p>
          </table:table-cell>
        </table:table-row>
        <table:table-row table:style-name="ro1">
          <table:table-cell office:value-type="string" calcext:value-type="string">
            <text:p>ART</text:p>
          </table:table-cell>
          <table:table-cell office:value-type="string" calcext:value-type="string">
            <text:p>Chen2005</text:p>
          </table:table-cell>
          <table:table-cell office:value-type="string" calcext:value-type="string">
            <text:p>Y. J. Chen, Y. M. Chen, H. C. Chu, C. B. Wang, D. C. Tsaih, and H. M. Yang, “Integrated clustering approach to developing technology for functional feature and engineering specification-based reference design retrieval,” Concurrent Engineering: Research and Applications, vol. 13, no. 4. pp. 257–276, 2005.</text:p>
          </table:table-cell>
        </table:table-row>
        <table:table-row table:style-name="ro1">
          <table:table-cell office:value-type="string" calcext:value-type="string">
            <text:p>ART</text:p>
          </table:table-cell>
          <table:table-cell office:value-type="string" calcext:value-type="string">
            <text:p>Deecke2006</text:p>
          </table:table-cell>
          <table:table-cell office:value-type="string" calcext:value-type="string">
            <text:p>V. B. Deecke and V. M. Janik, “Automated categorization of bioacoustic signals: avoiding perceptual pitfalls.,” J. Acoust. Soc. Am., vol. 119, no. 1, pp. 645–653, 2006.</text:p>
          </table:table-cell>
        </table:table-row>
        <table:table-row table:style-name="ro1">
          <table:table-cell office:value-type="string" calcext:value-type="string">
            <text:p>ART</text:p>
          </table:table-cell>
          <table:table-cell office:value-type="string" calcext:value-type="string">
            <text:p>Demetgul2009</text:p>
          </table:table-cell>
          <table:table-cell office:value-type="string" calcext:value-type="string">
            <text:p>M. Demetgul, I. N. Tansel, and S. Taskin, “Fault diagnosis of pneumatic systems with artificial neural network algorithms,” Expert Syst. Appl., vol. 36, no. 7, pp. 10512–10519, 2009.</text:p>
          </table:table-cell>
        </table:table-row>
        <table:table-row table:style-name="ro1">
          <table:table-cell office:value-type="string" calcext:value-type="string">
            <text:p>ART</text:p>
          </table:table-cell>
          <table:table-cell office:value-type="string" calcext:value-type="string">
            <text:p>Distante2000</text:p>
          </table:table-cell>
          <table:table-cell office:value-type="string" calcext:value-type="string">
            <text:p>C. Distante, P. Siciliano, and L. Vasanelli, “Odor discrimination using adaptive resonance theory,” Sensors and Actuators, vol. 69, no. 3, pp. 248–252, 2000.</text:p>
          </table:table-cell>
        </table:table-row>
        <table:table-row table:style-name="ro1">
          <table:table-cell office:value-type="string" calcext:value-type="string">
            <text:p>ART</text:p>
          </table:table-cell>
          <table:table-cell office:value-type="string" calcext:value-type="string">
            <text:p>Fazl2009</text:p>
          </table:table-cell>
          <table:table-cell office:value-type="string" calcext:value-type="string">
            <text:p>A. Fazl, S. Grossberg, and E. Mingolla, “View-invariant object category learning, recognition, and search: How spatial and object attention are coordinated using surface-based attentional shrouds,” Cogn. Psychol., vol. 58, no. 1, 2009.</text:p>
          </table:table-cell>
        </table:table-row>
        <table:table-row table:style-name="ro1">
          <table:table-cell office:value-type="string" calcext:value-type="string">
            <text:p>ART</text:p>
          </table:table-cell>
          <table:table-cell office:value-type="string" calcext:value-type="string">
            <text:p>Georgiopoulos1996</text:p>
          </table:table-cell>
          <table:table-cell office:value-type="string" calcext:value-type="string">
            <text:p>M. Georgiopoulos, H. Fernlund, G. Bebis, and G. L. Heileman, “Order of search in Fuzzy ART and Fuzzy ARTMAP: Effect of the choice parameter,” Neural Networks, vol. 9, no. 9. pp. 1541–1559, 1996.</text:p>
          </table:table-cell>
        </table:table-row>
        <table:table-row table:style-name="ro1">
          <table:table-cell office:value-type="string" calcext:value-type="string">
            <text:p>ART</text:p>
          </table:table-cell>
          <table:table-cell office:value-type="string" calcext:value-type="string">
            <text:p>Goodman1992a</text:p>
          </table:table-cell>
          <table:table-cell office:value-type="string" calcext:value-type="string">
            <text:p>P. H. Goodman, V. G. Kaburlasos, D. D. Egbert, G. A. Carpenter, S. Grossberg, J. H. Reynolds, D. B. Rosen, and A. J. Hartz, “Fuzzy ARTMAP Neural Network Compared to Linear Discriminant Analysis Prediction of the Length of Hospital Stay in Patients with Pneumonia,” in Proceedings of the IEEE International Conference on Systems, Man and Cybernetics, 1992.</text:p>
          </table:table-cell>
        </table:table-row>
        <table:table-row table:style-name="ro1">
          <table:table-cell office:value-type="string" calcext:value-type="string">
            <text:p>ART</text:p>
          </table:table-cell>
          <table:table-cell office:value-type="string" calcext:value-type="string">
            <text:p>Granger2000</text:p>
          </table:table-cell>
          <table:table-cell office:value-type="string" calcext:value-type="string">
            <text:p>E. Granger, M. Rubin, P. Lavoie, E. Grangerl, M. A. Rubin, S. Grossberg, and P. Lavoie, “Classification of incomplete data using the fuzzy ARTMAP neural network,” CAS/CNS Tech. Rep., pp. 35–40, 2000.</text:p>
          </table:table-cell>
        </table:table-row>
        <table:table-row table:style-name="ro1">
          <table:table-cell office:value-type="string" calcext:value-type="string">
            <text:p>ART</text:p>
          </table:table-cell>
          <table:table-cell office:value-type="string" calcext:value-type="string">
            <text:p>Grossberg1976</text:p>
          </table:table-cell>
          <table:table-cell office:value-type="string" calcext:value-type="string">
            <text:p>S. Grossberg, “Adaptive pattern classification and universal recoding: I. Parallel development and coidng of neural feature detectors,” Biol. Cybern., vol. 23, pp. 121–134, 1976.</text:p>
          </table:table-cell>
        </table:table-row>
        <table:table-row table:style-name="ro1">
          <table:table-cell office:value-type="string" calcext:value-type="string">
            <text:p>ART</text:p>
          </table:table-cell>
          <table:table-cell office:value-type="string" calcext:value-type="string">
            <text:p>Grossberg2000</text:p>
          </table:table-cell>
          <table:table-cell office:value-type="string" calcext:value-type="string">
            <text:p>S. Grossberg, “Linking Mind To Brain: the Mathematics of Biological Intelligence,” Not. Am. Math. Soc., vol. 47, 2000.</text:p>
          </table:table-cell>
        </table:table-row>
        <table:table-row table:style-name="ro1">
          <table:table-cell office:value-type="string" calcext:value-type="string">
            <text:p>ART</text:p>
          </table:table-cell>
          <table:table-cell office:value-type="string" calcext:value-type="string">
            <text:p>Grossberg2007a</text:p>
          </table:table-cell>
          <table:table-cell office:value-type="string" calcext:value-type="string">
            <text:p>S. Grossberg, “Consciousness CLEARS the mind,” Neural Networks, vol. 20, no. 9, pp. 1040–1053, 2007.</text:p>
          </table:table-cell>
        </table:table-row>
        <table:table-row table:style-name="ro1">
          <table:table-cell office:value-type="string" calcext:value-type="string">
            <text:p>ART</text:p>
          </table:table-cell>
          <table:table-cell office:value-type="string" calcext:value-type="string">
            <text:p>Grossberg2007</text:p>
          </table:table-cell>
          <table:table-cell office:value-type="string" calcext:value-type="string">
            <text:p>S. Grossberg, “Towards a unified theory of neocortex: laminar cortical circuits for vision and cognition,” Prog. Brain Res., vol. 165, pp. 79–104, 2007.</text:p>
          </table:table-cell>
        </table:table-row>
        <table:table-row table:style-name="ro1">
          <table:table-cell office:value-type="string" calcext:value-type="string">
            <text:p>ART</text:p>
          </table:table-cell>
          <table:table-cell office:value-type="string" calcext:value-type="string">
            <text:p>Grossberg1999b</text:p>
          </table:table-cell>
          <table:table-cell office:value-type="string" calcext:value-type="string">
            <text:p>S. Grossberg, “The Link between Brain Learning, Attention, and Consciousness,” Conscious. Cogn., vol. 8, pp. 1–44, 1999.</text:p>
          </table:table-cell>
        </table:table-row>
        <table:table-row table:style-name="ro1">
          <table:table-cell office:value-type="string" calcext:value-type="string">
            <text:p>ART</text:p>
          </table:table-cell>
          <table:table-cell office:value-type="string" calcext:value-type="string">
            <text:p>Grossberg2003</text:p>
          </table:table-cell>
          <table:table-cell office:value-type="string" calcext:value-type="string">
            <text:p>S. Grossberg, “Resonant Neural Dynamics of Speech Perception,” Tech. Rep. CAS/CNS-TR-02-008, 2003.</text:p>
          </table:table-cell>
        </table:table-row>
        <table:table-row table:style-name="ro1">
          <table:table-cell office:value-type="string" calcext:value-type="string">
            <text:p>ART</text:p>
          </table:table-cell>
          <table:table-cell office:value-type="string" calcext:value-type="string">
            <text:p>Grossberg1988</text:p>
          </table:table-cell>
          <table:table-cell office:value-type="string" calcext:value-type="string">
            <text:p>S. Grossberg, “Nonlinear neural networks: Principles, mechanisms, and architectures,” Neural Networks, vol. 1, pp. 17–61, 1988.</text:p>
          </table:table-cell>
        </table:table-row>
        <table:table-row table:style-name="ro1">
          <table:table-cell office:value-type="string" calcext:value-type="string">
            <text:p>ART</text:p>
          </table:table-cell>
          <table:table-cell office:value-type="string" calcext:value-type="string">
            <text:p>Grossberg2004</text:p>
          </table:table-cell>
          <table:table-cell office:value-type="string" calcext:value-type="string">
            <text:p>S. Grossberg, K. K. Govindarajan, L. L. Wyse, and M. A. Cohen, “ARTSTREAM: a neural network model of auditory scene analysis and source segregation,” Neural Networks, vol. 17, no. 4, pp. 511–536, 2004.</text:p>
          </table:table-cell>
        </table:table-row>
        <table:table-row table:style-name="ro1">
          <table:table-cell office:value-type="string" calcext:value-type="string">
            <text:p>ART</text:p>
          </table:table-cell>
          <table:table-cell office:value-type="string" calcext:value-type="string">
            <text:p>Grossberg2009a</text:p>
          </table:table-cell>
          <table:table-cell office:value-type="string" calcext:value-type="string">
            <text:p>S. Grossberg and T.-R. Huang, “ARTSCENE: A neural system for natural scene classification,” J. Vis., vol. 9, no. 4, pp. 1–19, 2009.</text:p>
          </table:table-cell>
        </table:table-row>
        <table:table-row table:style-name="ro1">
          <table:table-cell office:value-type="string" calcext:value-type="string">
            <text:p>ART</text:p>
          </table:table-cell>
          <table:table-cell office:value-type="string" calcext:value-type="string">
            <text:p>Grossberg1988a</text:p>
          </table:table-cell>
          <table:table-cell office:value-type="string" calcext:value-type="string">
            <text:p>S. Grossberg, D. S. Levine, and N. A. Schmajuk, “Predictive regulation of associative learning in a neural network by reinforcement and attentive feedback,” Int. J. Neurol., vol. 21–22, pp. 83–104, 1988.</text:p>
          </table:table-cell>
        </table:table-row>
        <table:table-row table:style-name="ro1">
          <table:table-cell office:value-type="string" calcext:value-type="string">
            <text:p>ART</text:p>
          </table:table-cell>
          <table:table-cell office:value-type="string" calcext:value-type="string">
            <text:p>Grossberg1999</text:p>
          </table:table-cell>
          <table:table-cell office:value-type="string" calcext:value-type="string">
            <text:p>S. Grossberg and C. W. Myers, “The Resonant Dynamics of Speech Perception: Interword Integration and Duration-Dependent Backward Effects,” Psychol. Rev., vol. 107, no. 4, 2015.</text:p>
          </table:table-cell>
        </table:table-row>
        <table:table-row table:style-name="ro1">
          <table:table-cell office:value-type="string" calcext:value-type="string">
            <text:p>ART</text:p>
          </table:table-cell>
          <table:table-cell office:value-type="string" calcext:value-type="string">
            <text:p>Grossberg2008</text:p>
          </table:table-cell>
          <table:table-cell office:value-type="string" calcext:value-type="string">
            <text:p>S. Grossberg and M. Versace, Spikes, synchrony, and attentive learning by laminar thalamocortical circuits, vol. 1218. 2008.</text:p>
          </table:table-cell>
        </table:table-row>
        <table:table-row table:style-name="ro1">
          <table:table-cell office:value-type="string" calcext:value-type="string">
            <text:p>ART</text:p>
          </table:table-cell>
          <table:table-cell office:value-type="string" calcext:value-type="string">
            <text:p>Grossberg1999a</text:p>
          </table:table-cell>
          <table:table-cell office:value-type="string" calcext:value-type="string">
            <text:p>S. Grossberg and J. R. Williamson, “A Self-Organized Neural System for Learning to Recognize Textured Scenes,” Vision Res., vol. 39, pp. 1385–1406, 1999.</text:p>
          </table:table-cell>
        </table:table-row>
        <table:table-row table:style-name="ro1">
          <table:table-cell office:value-type="string" calcext:value-type="string">
            <text:p>ART</text:p>
          </table:table-cell>
          <table:table-cell office:value-type="string" calcext:value-type="string">
            <text:p>Haili2003</text:p>
          </table:table-cell>
          <table:table-cell office:value-type="string" calcext:value-type="string">
            <text:p>W. Haili, S. Hua, C. Ming, and H. Dejin, “On-line tool breakage monitoring in turning,” J. Mater. Process. Technol., vol. 139, pp. 237–242, 2003.</text:p>
          </table:table-cell>
        </table:table-row>
        <table:table-row table:style-name="ro1">
          <table:table-cell office:value-type="string" calcext:value-type="string">
            <text:p>ART</text:p>
          </table:table-cell>
          <table:table-cell office:value-type="string" calcext:value-type="string">
            <text:p>Hsieh2008</text:p>
          </table:table-cell>
          <table:table-cell office:value-type="string" calcext:value-type="string">
            <text:p>K. L. Hsieh and I. C. Yang, “Incorporating PCA and fuzzy-ART techniques into achieve organism classification based on codon usage consideration,” Comput. Biol. Med., vol. 38, no. 8, pp. 886–893, 2008.</text:p>
          </table:table-cell>
        </table:table-row>
        <table:table-row table:style-name="ro1">
          <table:table-cell office:value-type="string" calcext:value-type="string">
            <text:p>ART</text:p>
          </table:table-cell>
          <table:table-cell office:value-type="string" calcext:value-type="string">
            <text:p>Hsu2007</text:p>
          </table:table-cell>
          <table:table-cell office:value-type="string" calcext:value-type="string">
            <text:p>S. C. Hsu and C. F. Chien, “Hybrid data mining approach for pattern extraction from wafer bin map to improve yield in semiconductor manufacturing,” Int. J. Prod. Econ., vol. 107, no. 1, pp. 88–103, 2007.</text:p>
          </table:table-cell>
        </table:table-row>
        <table:table-row table:style-name="ro1">
          <table:table-cell office:value-type="string" calcext:value-type="string">
            <text:p>ART</text:p>
          </table:table-cell>
          <table:table-cell office:value-type="string" calcext:value-type="string">
            <text:p>Jambunathan1997</text:p>
          </table:table-cell>
          <table:table-cell office:value-type="string" calcext:value-type="string">
            <text:p>K. Jambunathan, V. N. Fontama, S. L. Hartle, and S. Ashforth-Frost, “Using ART2 networks to deduce flow velocities,” Artif. Intell. Eng., vol. 11, pp. 135–141, 1997.</text:p>
          </table:table-cell>
        </table:table-row>
        <table:table-row table:style-name="ro1">
          <table:table-cell office:value-type="string" calcext:value-type="string">
            <text:p>ART</text:p>
          </table:table-cell>
          <table:table-cell office:value-type="string" calcext:value-type="string">
            <text:p>Karthikeyan2006</text:p>
          </table:table-cell>
          <table:table-cell office:value-type="string" calcext:value-type="string">
            <text:p>B. Karthikeyan, S. Gopal, and S. Venkatesh, “ART 2-an unsupervised neural network for PD pattern recognition and classification,” Expert Syst. Appl., vol. 31, pp. 345–350, 2006.</text:p>
          </table:table-cell>
        </table:table-row>
        <table:table-row table:style-name="ro1">
          <table:table-cell office:value-type="string" calcext:value-type="string">
            <text:p>ART</text:p>
          </table:table-cell>
          <table:table-cell office:value-type="string" calcext:value-type="string">
            <text:p>Kato2003</text:p>
          </table:table-cell>
          <table:table-cell office:value-type="string" calcext:value-type="string">
            <text:p>N. Kato, T. Kobayashi, and H. Honda, “Screening of stress enhancer based on analysis of gene expression profiles: Enhancement of hyperthermia-induced tumor necrosis by an MMP-3 inhibitor,” Cancer Sci., vol. 94, no. 7, pp. 644–649, 2003.</text:p>
          </table:table-cell>
        </table:table-row>
        <table:table-row table:style-name="ro1">
          <table:table-cell office:value-type="string" calcext:value-type="string">
            <text:p>ART</text:p>
          </table:table-cell>
          <table:table-cell office:value-type="string" calcext:value-type="string">
            <text:p>Kaylani2010</text:p>
          </table:table-cell>
          <table:table-cell office:value-type="string" calcext:value-type="string">
            <text:p>A. Kaylani, M. Georgiopoulos, M. Mollaghasemi, and G. C. Anagnostopoulos, “AG-ART: An adaptive approach to evolvong ART architectures,” Neurocomputing, vol. 72, pp. 2079–2092, 2009.</text:p>
          </table:table-cell>
        </table:table-row>
        <table:table-row table:style-name="ro1">
          <table:table-cell office:value-type="string" calcext:value-type="string">
            <text:p>ART</text:p>
          </table:table-cell>
          <table:table-cell office:value-type="string" calcext:value-type="string">
            <text:p>Keskin2009</text:p>
          </table:table-cell>
          <table:table-cell office:value-type="string" calcext:value-type="string">
            <text:p>G. A. Keskin and C. Ozkan, “An Alternative Evaluation of FMEA: Fuzzy ART Algorithm,” Qual. Reliab. Eng. Int., vol. 23, pp. 647–661, 2009.</text:p>
          </table:table-cell>
        </table:table-row>
        <table:table-row table:style-name="ro1">
          <table:table-cell office:value-type="string" calcext:value-type="string">
            <text:p>ART</text:p>
          </table:table-cell>
          <table:table-cell office:value-type="string" calcext:value-type="string">
            <text:p>Kim1996</text:p>
          </table:table-cell>
          <table:table-cell office:value-type="string" calcext:value-type="string">
            <text:p>H. J. Kim, J. W. Jung, and S. K. Kim, “On-line Chinese character recognition using ART-based stroke classification,” Pattern Recognit. Lett., vol. 17, pp. 1311–1322, 1996.</text:p>
          </table:table-cell>
        </table:table-row>
        <table:table-row table:style-name="ro1">
          <table:table-cell office:value-type="string" calcext:value-type="string">
            <text:p>ART</text:p>
          </table:table-cell>
          <table:table-cell office:value-type="string" calcext:value-type="string">
            <text:p>Kim1996a</text:p>
          </table:table-cell>
          <table:table-cell office:value-type="string" calcext:value-type="string">
            <text:p>S. K. Kim, J. W. Kim, and H. J. Kim, “On-line recognition of cursive Korean characters using neural networks,” Neurocomputing, vol. 10, pp. 291–305, 1996.</text:p>
          </table:table-cell>
        </table:table-row>
        <table:table-row table:style-name="ro1">
          <table:table-cell office:value-type="string" calcext:value-type="string">
            <text:p>ART</text:p>
          </table:table-cell>
          <table:table-cell office:value-type="string" calcext:value-type="string">
            <text:p>Kostka2005</text:p>
          </table:table-cell>
          <table:table-cell office:value-type="string" calcext:value-type="string">
            <text:p>P. S. Kostka, E. J. Tkacz, and D. Komorowski, “Hybrid Feature Vector Extraction in Unsupervised Learning Neural Classifier,” in Proceedings of the 2005 IEEE Engineering in Medicine and Biology 27th Annual Conference, 2005.</text:p>
          </table:table-cell>
        </table:table-row>
        <table:table-row table:style-name="ro1">
          <table:table-cell office:value-type="string" calcext:value-type="string">
            <text:p>ART</text:p>
          </table:table-cell>
          <table:table-cell office:value-type="string" calcext:value-type="string">
            <text:p>Lee2003</text:p>
          </table:table-cell>
          <table:table-cell office:value-type="string" calcext:value-type="string">
            <text:p>I. S. Lee, J. T. Kim, J. W. Lee, D. Y. Lee, and K. Y. Kim, “Model-based fault detection and isolation method using ART2 neural network,” Int. J. Intell. Syst., vol. 18, no. 10, pp. 1087–1100, 2003.</text:p>
          </table:table-cell>
        </table:table-row>
        <table:table-row table:style-name="ro1">
          <table:table-cell office:value-type="string" calcext:value-type="string">
            <text:p>ART</text:p>
          </table:table-cell>
          <table:table-cell office:value-type="string" calcext:value-type="string">
            <text:p>Liao2007</text:p>
          </table:table-cell>
          <table:table-cell office:value-type="string" calcext:value-type="string">
            <text:p>Y. Liao, V. R. Vemuri, and A. Pasos, “Adaptive anomaly detection with evolving connectionist systems,” J. Netw. Comput. Appl., vol. 30, no. 1, pp. 60–80, 2007.</text:p>
          </table:table-cell>
        </table:table-row>
        <table:table-row table:style-name="ro1">
          <table:table-cell office:value-type="string" calcext:value-type="string">
            <text:p>ART</text:p>
          </table:table-cell>
          <table:table-cell office:value-type="string" calcext:value-type="string">
            <text:p>Lin2003</text:p>
          </table:table-cell>
          <table:table-cell office:value-type="string" calcext:value-type="string">
            <text:p>T.-C. Lin and P.-T. Yu, “Centroid neural network adaptive resonance theory for vector quantization,” Signal Processing, vol. 83, no. 3, pp. 649–654, 2003.</text:p>
          </table:table-cell>
        </table:table-row>
        <table:table-row table:style-name="ro1">
          <table:table-cell office:value-type="string" calcext:value-type="string">
            <text:p>ART</text:p>
          </table:table-cell>
          <table:table-cell office:value-type="string" calcext:value-type="string">
            <text:p>Liu2008</text:p>
          </table:table-cell>
          <table:table-cell office:value-type="string" calcext:value-type="string">
            <text:p>D. Liu, Z. Pang, and S. R. Lloyd, “A neural network method for detection of obstructive sleep apnea and narcolepsy based on pupil size and EEG,” IEEE Trans. Neural Networks, vol. 19, no. 2, pp. 308–318, 2008.</text:p>
          </table:table-cell>
        </table:table-row>
        <table:table-row table:style-name="ro1">
          <table:table-cell office:value-type="string" calcext:value-type="string">
            <text:p>ART</text:p>
          </table:table-cell>
          <table:table-cell office:value-type="string" calcext:value-type="string">
            <text:p>Llobet1999</text:p>
          </table:table-cell>
          <table:table-cell office:value-type="string" calcext:value-type="string">
            <text:p>E. Llobet, E. L. Hines, J. W. Gardner, P. N. Bartlett, and T. T. Mottram, “Fuzzy ARTMAP based electronic nose data analysis,” Sensors and Actuators, vol. 61, pp. 183–190, 1999.</text:p>
          </table:table-cell>
        </table:table-row>
        <table:table-row table:style-name="ro1">
          <table:table-cell office:value-type="string" calcext:value-type="string">
            <text:p>ART</text:p>
          </table:table-cell>
          <table:table-cell office:value-type="string" calcext:value-type="string">
            <text:p>Lopez-Juarez2005</text:p>
          </table:table-cell>
          <table:table-cell office:value-type="string" calcext:value-type="string">
            <text:p>I. Lopez-Juarez, J. Corona-Castuera, M. Peña-Cabrera, and K. Ordaz-Hernandez, “On the design of intelligent robotic agents for assembly,” Inf. Sci. (Ny)., vol. 171, pp. 377–402, 2005.</text:p>
          </table:table-cell>
        </table:table-row>
        <table:table-row table:style-name="ro1">
          <table:table-cell office:value-type="string" calcext:value-type="string">
            <text:p>ART</text:p>
          </table:table-cell>
          <table:table-cell office:value-type="string" calcext:value-type="string">
            <text:p>Lopez-Juarez2002</text:p>
          </table:table-cell>
          <table:table-cell office:value-type="string" calcext:value-type="string">
            <text:p>I. Lopez-Juarez and M. Howarth, “Knowledge acquisition and learning in unstructured robotic assembly environments,” Inf. Sci. (Ny)., vol. 145, no. 1–2, pp. 89–111, 2002.</text:p>
          </table:table-cell>
        </table:table-row>
        <table:table-row table:style-name="ro1">
          <table:table-cell office:value-type="string" calcext:value-type="string">
            <text:p>ART</text:p>
          </table:table-cell>
          <table:table-cell office:value-type="string" calcext:value-type="string">
            <text:p>Mangal1996</text:p>
          </table:table-cell>
          <table:table-cell office:value-type="string" calcext:value-type="string">
            <text:p>L. Mangal, V. G. Idichandy, and C. Ganapathy, “ART-based multiple neural networks for monitoring offshore platforms,” Appl. Ocean Res., vol. 18, no. 2–3, pp. 137–143, 1996.</text:p>
          </table:table-cell>
        </table:table-row>
        <table:table-row table:style-name="ro1">
          <table:table-cell office:value-type="string" calcext:value-type="string">
            <text:p>ART</text:p>
          </table:table-cell>
          <table:table-cell office:value-type="string" calcext:value-type="string">
            <text:p>Markuzon1994</text:p>
          </table:table-cell>
          <table:table-cell office:value-type="string" calcext:value-type="string">
            <text:p>N. Markuzon, S. A. Gaehde, A. S. Ash, G. A. Carpenter, and M. A. Moskowitz, “Predicting risk of an adverse event in complex medical data sets using fuzzy ARTMAP network,” Artif. Intell. Med. - Interpret. Clin. Data. Tech. Rep. Ser., pp. 93–96, 1994.</text:p>
          </table:table-cell>
        </table:table-row>
        <table:table-row table:style-name="ro1">
          <table:table-cell office:value-type="string" calcext:value-type="string">
            <text:p>ART</text:p>
          </table:table-cell>
          <table:table-cell office:value-type="string" calcext:value-type="string">
            <text:p>Martens</text:p>
          </table:table-cell>
          <table:table-cell office:value-type="string" calcext:value-type="string">
            <text:p>S. Martens, G. A. Carpenter, and P. Gaudiano, “Neural sensor fusion for spatial visualization on a mobile robot,” Sensor Fusion and Decentralized Control in Robotic Systems. 1998.</text:p>
          </table:table-cell>
        </table:table-row>
        <table:table-row table:style-name="ro1">
          <table:table-cell office:value-type="string" calcext:value-type="string">
            <text:p>ART</text:p>
          </table:table-cell>
          <table:table-cell office:value-type="string" calcext:value-type="string">
            <text:p>Martens1998</text:p>
          </table:table-cell>
          <table:table-cell office:value-type="string" calcext:value-type="string">
            <text:p>S. Martens, P. Gaudiano, and G. A. Carpenter, “Mobile robot sensor integration with fuzzy ARTMAP,” in Proceedings of the 1998 IEEE ISIC/CIRA/ISAS Joint Conference, 1998.</text:p>
          </table:table-cell>
        </table:table-row>
        <table:table-row table:style-name="ro1">
          <table:table-cell office:value-type="string" calcext:value-type="string">
            <text:p>ART</text:p>
          </table:table-cell>
          <table:table-cell office:value-type="string" calcext:value-type="string">
            <text:p>Martin-Guerrero2007</text:p>
          </table:table-cell>
          <table:table-cell office:value-type="string" calcext:value-type="string">
            <text:p>J. D. Martin-Guerrero, P. J. G. Lisboa, E. Soria-Olivas, A. Palomares, and E. Balaguer, “An approach based on the Adaptive Resonance Theory for analysing the viability of recommender systems in a citizen Web portal,” Expert Syst. Appl., vol. 33, pp. 743–753, 2007.</text:p>
          </table:table-cell>
        </table:table-row>
        <table:table-row table:style-name="ro1">
          <table:table-cell office:value-type="string" calcext:value-type="string">
            <text:p>ART</text:p>
          </table:table-cell>
          <table:table-cell office:value-type="string" calcext:value-type="string">
            <text:p>Massey2003</text:p>
          </table:table-cell>
          <table:table-cell office:value-type="string" calcext:value-type="string">
            <text:p>L. Massey, “On the quality of ART1 text clustering,” Neural Networks, vol. 16, no. 5–6, pp. 771–778, 2003.</text:p>
          </table:table-cell>
        </table:table-row>
        <table:table-row table:style-name="ro1">
          <table:table-cell office:value-type="string" calcext:value-type="string">
            <text:p>ART</text:p>
          </table:table-cell>
          <table:table-cell office:value-type="string" calcext:value-type="string">
            <text:p>Massey2008</text:p>
          </table:table-cell>
          <table:table-cell office:value-type="string" calcext:value-type="string">
            <text:p>L. Massey, “Conceptual duplication. Soft-clustering and improved stability for adaptive resonance theory neural networks,” Soft Comput., vol. 12, pp. 657–665, 2008.</text:p>
          </table:table-cell>
        </table:table-row>
        <table:table-row table:style-name="ro1">
          <table:table-cell office:value-type="string" calcext:value-type="string">
            <text:p>ART</text:p>
          </table:table-cell>
          <table:table-cell office:value-type="string" calcext:value-type="string">
            <text:p>Massey2009</text:p>
          </table:table-cell>
          <table:table-cell office:value-type="string" calcext:value-type="string">
            <text:p>L. Massey, “Discovery of hierarchical thematic structure in text collections with adaptive resonance theory,” Neural Comput. Appl., vol. 18, no. 3, pp. 261–273, 2009.</text:p>
          </table:table-cell>
        </table:table-row>
        <table:table-row table:style-name="ro1">
          <table:table-cell office:value-type="string" calcext:value-type="string">
            <text:p>ART</text:p>
          </table:table-cell>
          <table:table-cell office:value-type="string" calcext:value-type="string">
            <text:p>Muchoney2001</text:p>
          </table:table-cell>
          <table:table-cell office:value-type="string" calcext:value-type="string">
            <text:p>D. Muchoney and J. Williamson, “A Gaussian adaptive resonance theory neural network classification algorithm applied to supervised land cover mapping using multitemporal vegetation index data,” IEEE Trans. Geosci. Remote Sens., vol. 39, no. 9, pp. 1969–1977, 2001.</text:p>
          </table:table-cell>
        </table:table-row>
        <table:table-row table:style-name="ro1">
          <table:table-cell office:value-type="string" calcext:value-type="string">
            <text:p>ART</text:p>
          </table:table-cell>
          <table:table-cell office:value-type="string" calcext:value-type="string">
            <text:p>Murshed1995a</text:p>
          </table:table-cell>
          <table:table-cell office:value-type="string" calcext:value-type="string">
            <text:p>N. A. Murshed, F. Bortolozzi, and R. Sabourin, “Off-Line Signature Verification Using Fuzzy ARTMAP Neural Network,” in Proceedings of the IEEE International Conference on Neural Networks, 1995, vol. 27, pp. 2539–2544.</text:p>
          </table:table-cell>
        </table:table-row>
        <table:table-row table:style-name="ro1">
          <table:table-cell office:value-type="string" calcext:value-type="string">
            <text:p>ART</text:p>
          </table:table-cell>
          <table:table-cell office:value-type="string" calcext:value-type="string">
            <text:p>Ogi1993</text:p>
          </table:table-cell>
          <table:table-cell office:value-type="string" calcext:value-type="string">
            <text:p>H. Ogi, H. Tanaka, Y. Akimoto, and Y. Izui, “Abnormality Diagnosis of GIS Using Adaptive Resonance Theory,” Proc. Second Int. Forum Appl. Neural Networks to Power Syst., 1993.</text:p>
          </table:table-cell>
        </table:table-row>
        <table:table-row table:style-name="ro1">
          <table:table-cell office:value-type="string" calcext:value-type="string">
            <text:p>ART</text:p>
          </table:table-cell>
          <table:table-cell office:value-type="string" calcext:value-type="string">
            <text:p>Owega2006</text:p>
          </table:table-cell>
          <table:table-cell office:value-type="string" calcext:value-type="string">
            <text:p>S. Owega, B.-U.-Z. Khan, G. J. Evans, R. E. Jervis, and M. Fila, “Identification of long-range aerosol transport patterns to Toronto via classification of back trajectories by cluster analysis and neural network techniques,” Chemom. Intell. Lab. Syst., vol. 83, pp. 26–33, 2006.</text:p>
          </table:table-cell>
        </table:table-row>
        <table:table-row table:style-name="ro1">
          <table:table-cell office:value-type="string" calcext:value-type="string">
            <text:p>ART</text:p>
          </table:table-cell>
          <table:table-cell office:value-type="string" calcext:value-type="string">
            <text:p>Park2003</text:p>
          </table:table-cell>
          <table:table-cell office:value-type="string" calcext:value-type="string">
            <text:p>S. Park and N. C. Suresh, “Performance of Fuzzy ART neural network and hierarchical clustering for part-machine grouping based on operation sequences,” Int. J. Prod. Res., vol. 41, no. 14, pp. 3185–3216, 2003.</text:p>
          </table:table-cell>
        </table:table-row>
        <table:table-row table:style-name="ro1">
          <table:table-cell office:value-type="string" calcext:value-type="string">
            <text:p>ART</text:p>
          </table:table-cell>
          <table:table-cell office:value-type="string" calcext:value-type="string">
            <text:p>Parsons2003</text:p>
          </table:table-cell>
          <table:table-cell office:value-type="string" calcext:value-type="string">
            <text:p>O. Parsons and G. A. Carpenter, “ARTMAP neural networks for information fusion and data mining: Map production and target recognition methodologies,” Neural Networks, vol. 16, no. 7, pp. 1075–1089, 2003.</text:p>
          </table:table-cell>
        </table:table-row>
        <table:table-row table:style-name="ro1">
          <table:table-cell office:value-type="string" calcext:value-type="string">
            <text:p>ART</text:p>
          </table:table-cell>
          <table:table-cell office:value-type="string" calcext:value-type="string">
            <text:p>Poshyanonda2004</text:p>
          </table:table-cell>
          <table:table-cell office:value-type="string" calcext:value-type="string">
            <text:p>P. Poshyanonda and C. H. Dagli, “Genetic neuro-nester,” J. Intell. Manuf., vol. 15, pp. 201–218, 2004.</text:p>
          </table:table-cell>
        </table:table-row>
        <table:table-row table:style-name="ro1">
          <table:table-cell office:value-type="string" calcext:value-type="string">
            <text:p>ART</text:p>
          </table:table-cell>
          <table:table-cell office:value-type="string" calcext:value-type="string">
            <text:p>Prasad2004</text:p>
          </table:table-cell>
          <table:table-cell office:value-type="string" calcext:value-type="string">
            <text:p>M. V. S. S. Prasad and S. Dutta Gupta, “Trichromatic sorting of in vitro regenerated plants of gladiolus using adaptive resonance theory,” Curr. Sci., vol. 87, no. 3, 2004.</text:p>
          </table:table-cell>
        </table:table-row>
        <table:table-row table:style-name="ro1">
          <table:table-cell office:value-type="string" calcext:value-type="string">
            <text:p>ART</text:p>
          </table:table-cell>
          <table:table-cell office:value-type="string" calcext:value-type="string">
            <text:p>Prasad2008</text:p>
          </table:table-cell>
          <table:table-cell office:value-type="string" calcext:value-type="string">
            <text:p>V. S. S. Prasad and S. Dutta Gupta, “Photometric clustering of regenerated plants of gladiolus by neural networks and its biological validation,” Comput. Electron. Agric., vol. 60, no. 1, pp. 8–17, 2008.</text:p>
          </table:table-cell>
        </table:table-row>
        <table:table-row table:style-name="ro1">
          <table:table-cell office:value-type="string" calcext:value-type="string">
            <text:p>ART</text:p>
          </table:table-cell>
          <table:table-cell office:value-type="string" calcext:value-type="string">
            <text:p>Rangarajan2004</text:p>
          </table:table-cell>
          <table:table-cell office:value-type="string" calcext:value-type="string">
            <text:p>S. K. Rangarajan, V. V. Phoha, K. S. Balagani, R. R. Selmic, and S. S. Iyengar, “Adaptive neural network clustering of Web users,” Computer (Long. Beach. Calif)., vol. 37, no. 4, pp. 34–40, 2004.</text:p>
          </table:table-cell>
        </table:table-row>
        <table:table-row table:style-name="ro1">
          <table:table-cell office:value-type="string" calcext:value-type="string">
            <text:p>ART</text:p>
          </table:table-cell>
          <table:table-cell office:value-type="string" calcext:value-type="string">
            <text:p>Shieh2008</text:p>
          </table:table-cell>
          <table:table-cell office:value-type="string" calcext:value-type="string">
            <text:p>M.-D. Shieh, W. Yan, and C.-H. Chen, “Soliciting customer requirements for product redesign based on picture sorts and ART2 neural network,” Expert Syst. Appl., vol. 34, no. 1, pp. 194–204, 2008.</text:p>
          </table:table-cell>
        </table:table-row>
        <table:table-row table:style-name="ro1">
          <table:table-cell office:value-type="string" calcext:value-type="string">
            <text:p>ART</text:p>
          </table:table-cell>
          <table:table-cell office:value-type="string" calcext:value-type="string">
            <text:p>Smith1997</text:p>
          </table:table-cell>
          <table:table-cell office:value-type="string" calcext:value-type="string">
            <text:p>S. D. G. Smith, R. Escobedo, M. Anderson, and T. P. Caudell, “A deployed engineering design retrieval system using neural networks,” IEEE Trans. Neural Networks, vol. 8, no. 4, pp. 847–51, 1997.</text:p>
          </table:table-cell>
        </table:table-row>
        <table:table-row table:style-name="ro1">
          <table:table-cell office:value-type="string" calcext:value-type="string">
            <text:p>ART</text:p>
          </table:table-cell>
          <table:table-cell office:value-type="string" calcext:value-type="string">
            <text:p>Song1997</text:p>
          </table:table-cell>
          <table:table-cell office:value-type="string" calcext:value-type="string">
            <text:p>I. R. Song, T. Yang, and J. J.-G. Chen, “Enhanced exchange heuristic based resource constrained scheduler using ARTMAP,” Comput. Ind. Eng., vol. 33, no. 3–4, pp. 469–472, 1997.</text:p>
          </table:table-cell>
        </table:table-row>
        <table:table-row table:style-name="ro1">
          <table:table-cell office:value-type="string" calcext:value-type="string">
            <text:p>ART</text:p>
          </table:table-cell>
          <table:table-cell office:value-type="string" calcext:value-type="string">
            <text:p>Vasilic2005</text:p>
          </table:table-cell>
          <table:table-cell office:value-type="string" calcext:value-type="string">
            <text:p>S. Vasilic and M. Kezunovic, “Fuzzy ART neural network algorithm for classifying the power system faults,” IEEE Trans. Power Deliv., vol. 20, no. 2, pp. 1306–1314, 2005.</text:p>
          </table:table-cell>
        </table:table-row>
        <table:table-row table:style-name="ro1">
          <table:table-cell office:value-type="string" calcext:value-type="string">
            <text:p>ART</text:p>
          </table:table-cell>
          <table:table-cell office:value-type="string" calcext:value-type="string">
            <text:p>Wang2005a</text:p>
          </table:table-cell>
          <table:table-cell office:value-type="string" calcext:value-type="string">
            <text:p>C. Bin Wang, Y. J. Chen, Y. M. Chen, and H. C. Chu, “Application of ART neural network to development of technology for functional feature-based reference design retrieval,” Comput. Ind., vol. 56, no. 5, pp. 428–441, 2005.</text:p>
          </table:table-cell>
        </table:table-row>
        <table:table-row table:style-name="ro1">
          <table:table-cell office:value-type="string" calcext:value-type="string">
            <text:p>ART</text:p>
          </table:table-cell>
          <table:table-cell office:value-type="string" calcext:value-type="string">
            <text:p>Wang1997</text:p>
          </table:table-cell>
          <table:table-cell office:value-type="string" calcext:value-type="string">
            <text:p>J. Wang, G. Naghdy, and P. Ogunbona, “Wavelet-based feature-adaptive adaptive resonance theory neural network for texture identification,” J. Electron. Imaging, vol. 6, no. 3, pp. 329–336, 1997.</text:p>
          </table:table-cell>
        </table:table-row>
        <table:table-row table:style-name="ro1">
          <table:table-cell office:value-type="string" calcext:value-type="string">
            <text:p>ART</text:p>
          </table:table-cell>
          <table:table-cell office:value-type="string" calcext:value-type="string">
            <text:p>Williamson1996</text:p>
          </table:table-cell>
          <table:table-cell office:value-type="string" calcext:value-type="string">
            <text:p>J. R. Williamson, “Gaussian ARTMAP: A Neural Network for Fast Incremental Learning of Noisy Multidimensional Maps,” Neural Networks, vol. 9, no. 5. pp. 881–897, 1996.</text:p>
          </table:table-cell>
        </table:table-row>
        <table:table-row table:style-name="ro1">
          <table:table-cell office:value-type="string" calcext:value-type="string">
            <text:p>ART</text:p>
          </table:table-cell>
          <table:table-cell office:value-type="string" calcext:value-type="string">
            <text:p>Williamson1997</text:p>
          </table:table-cell>
          <table:table-cell office:value-type="string" calcext:value-type="string">
            <text:p>J. R. Williamson, “A Constructive, Incremental-Learning Network for Mixture Modeling and Classification,” Neural Comput., vol. 9, no. 7, pp. 1517–1543, 1997.</text:p>
          </table:table-cell>
        </table:table-row>
        <table:table-row table:style-name="ro1">
          <table:table-cell office:value-type="string" calcext:value-type="string">
            <text:p>ART</text:p>
          </table:table-cell>
          <table:table-cell office:value-type="string" calcext:value-type="string">
            <text:p>Xu2009a</text:p>
          </table:table-cell>
          <table:table-cell office:value-type="string" calcext:value-type="string">
            <text:p>Z. Xu, X. Shi, L. Wang, J. Luo, C. J. Zhong, and S. Lu, “Pattern recognition for sensor array signals using Fuzzy ARTMAP,” Sensors and Actuators, vol. 141, no. 2, pp. 458–464, 2009.</text:p>
          </table:table-cell>
        </table:table-row>
        <table:table-row table:style-name="ro1">
          <table:table-cell office:value-type="string" calcext:value-type="string">
            <text:p>ART</text:p>
          </table:table-cell>
          <table:table-cell office:value-type="string" calcext:value-type="string">
            <text:p>Yang2005</text:p>
          </table:table-cell>
          <table:table-cell office:value-type="string" calcext:value-type="string">
            <text:p>Y. Yang, N. Tai, and W. Yu, “ART artificial neural networks based adaptive phase selector,” Electr. Power Syst. Res., vol. 76, no. 1–3, pp. 115–120, 2005.</text:p>
          </table:table-cell>
        </table:table-row>
        <table:table-row table:style-name="ro1">
          <table:table-cell office:value-type="string" calcext:value-type="string">
            <text:p>ART</text:p>
          </table:table-cell>
          <table:table-cell office:value-type="string" calcext:value-type="string">
            <text:p>Zhao2008</text:p>
          </table:table-cell>
          <table:table-cell office:value-type="string" calcext:value-type="string">
            <text:p>W. Zhao, P. K. Hopke, and K. A. Prather, “Comparison of two cluster analysis methods using single particle mass spectra,” Atmos. Environ., vol. 42, no. 6, pp. 881–892, 2008.</text:p>
          </table:table-cell>
        </table:table-row>
        <table:table-row table:style-name="ro1">
          <table:table-cell office:value-type="string" calcext:value-type="string">
            <text:p>ASMO</text:p>
          </table:table-cell>
          <table:table-cell office:value-type="string" calcext:value-type="string">
            <text:p>Novianto2014a</text:p>
          </table:table-cell>
          <table:table-cell office:value-type="string" calcext:value-type="string">
            <text:p>R. Novianto, “Flexible Attention-based Cognitive Architecture for Robots,” PhD Thesis, 2014.</text:p>
          </table:table-cell>
        </table:table-row>
        <table:table-row table:style-name="ro1">
          <table:table-cell office:value-type="string" calcext:value-type="string">
            <text:p>ASMO</text:p>
          </table:table-cell>
          <table:table-cell office:value-type="string" calcext:value-type="string">
            <text:p>Novianto2013</text:p>
          </table:table-cell>
          <table:table-cell office:value-type="string" calcext:value-type="string">
            <text:p>R. Novianto, B. Johnston, and M. A. Williams, “Habituation and sensitisation learning in ASMO cognitive architecture,” Lect. Notes Comput. Sci., vol. 8239 LNAI, pp. 249–259, 2013.</text:p>
          </table:table-cell>
        </table:table-row>
        <table:table-row table:style-name="ro1">
          <table:table-cell office:value-type="string" calcext:value-type="string">
            <text:p>ASMO</text:p>
          </table:table-cell>
          <table:table-cell office:value-type="string" calcext:value-type="string">
            <text:p>Novianto2010</text:p>
          </table:table-cell>
          <table:table-cell office:value-type="string" calcext:value-type="string">
            <text:p>R. Novianto, B. Johnston, and M. A. Williams, “Attention in the ASMO cognitive architecture,” Front. Artif. Intell. Appl., vol. 221, pp. 98–105, 2010.</text:p>
          </table:table-cell>
        </table:table-row>
        <table:table-row table:style-name="ro1">
          <table:table-cell office:value-type="string" calcext:value-type="string">
            <text:p>ASMO</text:p>
          </table:table-cell>
          <table:table-cell office:value-type="string" calcext:value-type="string">
            <text:p>Novianto2009a</text:p>
          </table:table-cell>
          <table:table-cell office:value-type="string" calcext:value-type="string">
            <text:p>R. Novianto and M. A. Williams, “The role of attention in robot self-awareness,” in Proceedings of the IEEE International Workshop on Robot and Human Interactive Communication, 2009, pp. 1047–1053.</text:p>
          </table:table-cell>
        </table:table-row>
        <table:table-row table:style-name="ro1">
          <table:table-cell office:value-type="string" calcext:value-type="string">
            <text:p>ASMO</text:p>
          </table:table-cell>
          <table:table-cell office:value-type="string" calcext:value-type="string">
            <text:p>Novianto2011</text:p>
          </table:table-cell>
          <table:table-cell office:value-type="string" calcext:value-type="string">
            <text:p>R. Novianto and M. A. Williams, “Innate and learned emotion network,” in Frontiers in Artificial Intelligence and Applications, 2011, vol. 233, pp. 263–268.</text:p>
          </table:table-cell>
        </table:table-row>
        <table:table-row table:style-name="ro1">
          <table:table-cell office:value-type="string" calcext:value-type="string">
            <text:p>ASMO</text:p>
          </table:table-cell>
          <table:table-cell office:value-type="string" calcext:value-type="string">
            <text:p>Novianto2014</text:p>
          </table:table-cell>
          <table:table-cell office:value-type="string" calcext:value-type="string">
            <text:p>R. Novianto, M. Williams, P. Gardenfors, and G. WIghtwick, “Classical Conditioning in Social Robots,” Int. Conf. Soc. Robot., pp. 279–289, 2014.</text:p>
          </table:table-cell>
        </table:table-row>
        <table:table-row table:style-name="ro1">
          <table:table-cell office:value-type="string" calcext:value-type="string">
            <text:p>Atlantis</text:p>
          </table:table-cell>
          <table:table-cell office:value-type="string" calcext:value-type="string">
            <text:p>Gat1991</text:p>
          </table:table-cell>
          <table:table-cell office:value-type="string" calcext:value-type="string">
            <text:p>E. Gat, “Robust, task-directed, reactive control of autonomous mobile robots,” PhD Thesis, 1991.</text:p>
          </table:table-cell>
        </table:table-row>
        <table:table-row table:style-name="ro1">
          <table:table-cell office:value-type="string" calcext:value-type="string">
            <text:p>Atlantis</text:p>
          </table:table-cell>
          <table:table-cell office:value-type="string" calcext:value-type="string">
            <text:p>Gat1993</text:p>
          </table:table-cell>
          <table:table-cell office:value-type="string" calcext:value-type="string">
            <text:p>E. Gat, “On the Role of Stored Internal State in the Control of Autonomous Mobile Robots,” AI Mag., vol. 14, no. 1, pp. 64–73, 1993.</text:p>
          </table:table-cell>
        </table:table-row>
        <table:table-row table:style-name="ro1">
          <table:table-cell office:value-type="string" calcext:value-type="string">
            <text:p>Atlantis</text:p>
          </table:table-cell>
          <table:table-cell office:value-type="string" calcext:value-type="string">
            <text:p>Gat1992</text:p>
          </table:table-cell>
          <table:table-cell office:value-type="string" calcext:value-type="string">
            <text:p>E. Gat, “Integrating Planning and Reacting in a Heterogeneous Asynchronous Architecture for Controlling Real-World Mobile Robots,” AAAI, pp. 809–815, 1992.</text:p>
          </table:table-cell>
        </table:table-row>
        <table:table-row table:style-name="ro1">
          <table:table-cell office:value-type="string" calcext:value-type="string">
            <text:p>Atlantis</text:p>
          </table:table-cell>
          <table:table-cell office:value-type="string" calcext:value-type="string">
            <text:p>Gat1994</text:p>
          </table:table-cell>
          <table:table-cell office:value-type="string" calcext:value-type="string">
            <text:p>E. Gat and G. Dorais, “Robot navigation by conditional sequencing,” in Proceedings of the International Conference on Robotics and Automation, 1994, pp. 1293–1299.</text:p>
          </table:table-cell>
        </table:table-row>
        <table:table-row table:style-name="ro1">
          <table:table-cell office:value-type="string" calcext:value-type="string">
            <text:p>Atlantis</text:p>
          </table:table-cell>
          <table:table-cell office:value-type="string" calcext:value-type="string">
            <text:p>Matthies1992</text:p>
          </table:table-cell>
          <table:table-cell office:value-type="string" calcext:value-type="string">
            <text:p>L. Matthies, “Stereo vision for planetary rovers: Stochastic modeling to near real-time implementation,” Int. J. Comput. Vis., vol. 8, no. 1, pp. 71–91, 1992.</text:p>
          </table:table-cell>
        </table:table-row>
        <table:table-row table:style-name="ro1">
          <table:table-cell office:value-type="string" calcext:value-type="string">
            <text:p>Atlantis</text:p>
          </table:table-cell>
          <table:table-cell office:value-type="string" calcext:value-type="string">
            <text:p>Miller1991</text:p>
          </table:table-cell>
          <table:table-cell office:value-type="string" calcext:value-type="string">
            <text:p>D. P. Miller and M. G. Slack, “Global symbolic maps from local navigation,” in Proceedings of the ninth National conference on Artificial intelligence AAAI, 1991, pp. 750–755.</text:p>
          </table:table-cell>
        </table:table-row>
        <table:table-row table:style-name="ro1">
          <table:table-cell office:value-type="string" calcext:value-type="string">
            <text:p>Atlantis</text:p>
          </table:table-cell>
          <table:table-cell office:value-type="string" calcext:value-type="string">
            <text:p>Nourbakhsh1993</text:p>
          </table:table-cell>
          <table:table-cell office:value-type="string" calcext:value-type="string">
            <text:p>I. Nourbakhsh, S. Morse, C. Becker, M. Balabanovic, E. Gat, R. Simmons, S. Goodridge, H. Potlapalli, D. Hinkle, K. Jung, and D. van Vactor, “The winning robots from the 1993 robot competition,” AI Mag., vol. 14, no. 4, pp. 51–62, 1993.</text:p>
          </table:table-cell>
        </table:table-row>
        <table:table-row table:style-name="ro1">
          <table:table-cell office:value-type="string" calcext:value-type="string">
            <text:p>BBD</text:p>
          </table:table-cell>
          <table:table-cell office:value-type="string" calcext:value-type="string">
            <text:p>Costa2005</text:p>
          </table:table-cell>
          <table:table-cell office:value-type="string" calcext:value-type="string">
            <text:p>F. A. e Costa and L. M. Rocha, “Introduction to the Special Issue: Embodied and Situated Cognition,” Artif. Life, vol. 11, no. 1–2, pp. 5–11, 2005.</text:p>
          </table:table-cell>
        </table:table-row>
        <table:table-row table:style-name="ro1">
          <table:table-cell office:value-type="string" calcext:value-type="string">
            <text:p>BBD</text:p>
          </table:table-cell>
          <table:table-cell office:value-type="string" calcext:value-type="string">
            <text:p>Edelman2007a</text:p>
          </table:table-cell>
          <table:table-cell office:value-type="string" calcext:value-type="string">
            <text:p>G. M. Edelman, “Learning in and from brain-based devices,” Science, vol. 318, no. 5853, pp. 1103–1105, 2007.</text:p>
          </table:table-cell>
        </table:table-row>
        <table:table-row table:style-name="ro1">
          <table:table-cell office:value-type="string" calcext:value-type="string">
            <text:p>BBD</text:p>
          </table:table-cell>
          <table:table-cell office:value-type="string" calcext:value-type="string">
            <text:p>Fleischer2009</text:p>
          </table:table-cell>
          <table:table-cell office:value-type="string" calcext:value-type="string">
            <text:p>J. G. Fleischer and G. M. Edelman, “Brain-Based Devices: An embodied approach to linking nervous system structure and function to behavior,” IEEE Robot. Autom. Mag., vol. 16, no. 3, pp. 33–41, 2009.</text:p>
          </table:table-cell>
        </table:table-row>
        <table:table-row table:style-name="ro1">
          <table:table-cell office:value-type="string" calcext:value-type="string">
            <text:p>BBD</text:p>
          </table:table-cell>
          <table:table-cell office:value-type="string" calcext:value-type="string">
            <text:p>Fleischer2007a</text:p>
          </table:table-cell>
          <table:table-cell office:value-type="string" calcext:value-type="string">
            <text:p>J. G. Fleischer, J. A. Gally, G. M. Edelman, and J. L. Krichmar, “Retrospective and prospective responses arising in a modeled hippocampus during maze navigation by a brain-based device.,” PNAS, vol. 104, no. 9, pp. 3556–61, 2007.</text:p>
          </table:table-cell>
        </table:table-row>
        <table:table-row table:style-name="ro1">
          <table:table-cell office:value-type="string" calcext:value-type="string">
            <text:p>BBD</text:p>
          </table:table-cell>
          <table:table-cell office:value-type="string" calcext:value-type="string">
            <text:p>Fleischer2007</text:p>
          </table:table-cell>
          <table:table-cell office:value-type="string" calcext:value-type="string">
            <text:p>J. G. Fleischer and J. L. Krichmar, “Sensory Integration and Remapping in a Model of the Medial Temporal Lobe During Maze Navigaion by a Brain-Based Device,” J. Integr. Neurosci., vol. 6, no. 3, pp. 403–431, 2007.</text:p>
          </table:table-cell>
        </table:table-row>
        <table:table-row table:style-name="ro1">
          <table:table-cell office:value-type="string" calcext:value-type="string">
            <text:p>BBD</text:p>
          </table:table-cell>
          <table:table-cell office:value-type="string" calcext:value-type="string">
            <text:p>Fleischer2006</text:p>
          </table:table-cell>
          <table:table-cell office:value-type="string" calcext:value-type="string">
            <text:p>J. Fleischer, B. Szatmary, D. Hutson, D. Moore, J. Snook, G. M. Edelman, and J. Krichmar, “A neurally controlled robot competes and cooperates with humans in Segway soccer,” in Proceedings of the IEEE International Conference on Robotics and Automation, 2006.</text:p>
          </table:table-cell>
        </table:table-row>
        <table:table-row table:style-name="ro1">
          <table:table-cell office:value-type="string" calcext:value-type="string">
            <text:p>BBD</text:p>
          </table:table-cell>
          <table:table-cell office:value-type="string" calcext:value-type="string">
            <text:p>Krichmar2006</text:p>
          </table:table-cell>
          <table:table-cell office:value-type="string" calcext:value-type="string">
            <text:p>J. L. Krichmar and G. M. Edelman, “Principles Underlying the Construction of Brain-Based devices,” Proc. AISB, vol. 6, pp. 37–42, 2006.</text:p>
          </table:table-cell>
        </table:table-row>
        <table:table-row table:style-name="ro1">
          <table:table-cell office:value-type="string" calcext:value-type="string">
            <text:p>BBD</text:p>
          </table:table-cell>
          <table:table-cell office:value-type="string" calcext:value-type="string">
            <text:p>Krichmar2003</text:p>
          </table:table-cell>
          <table:table-cell office:value-type="string" calcext:value-type="string">
            <text:p>J. L. Krichmar and G. M. Edelman, “Brain-based devices: intelligent systems based on principles of the nervous system,” Proc. 2003 IEEE/RSJ Int. Conf. Intell. Robot. Syst. (IROS 2003), 2003.</text:p>
          </table:table-cell>
        </table:table-row>
        <table:table-row table:style-name="ro1">
          <table:table-cell office:value-type="string" calcext:value-type="string">
            <text:p>BBD</text:p>
          </table:table-cell>
          <table:table-cell office:value-type="string" calcext:value-type="string">
            <text:p>Krichmar2012</text:p>
          </table:table-cell>
          <table:table-cell office:value-type="string" calcext:value-type="string">
            <text:p>J. L. Krichmar, “Design principles for biologically inspired cognitive robotics,” Biol. Inspired Cogn. Archit., vol. 1, pp. 73–81, 2012.</text:p>
          </table:table-cell>
        </table:table-row>
        <table:table-row table:style-name="ro1">
          <table:table-cell office:value-type="string" calcext:value-type="string">
            <text:p>BBD</text:p>
          </table:table-cell>
          <table:table-cell office:value-type="string" calcext:value-type="string">
            <text:p>Krichmar2002a</text:p>
          </table:table-cell>
          <table:table-cell office:value-type="string" calcext:value-type="string">
            <text:p>J. L. Krichmar and G. M. Edelman, “Machine Psychology: Autonomous Behavior, Perceptual Categorization and Conditioning in a Brain-based Device,” Cereb. Cortex, vol. 12, no. 8, pp. 818–830, 2002.</text:p>
          </table:table-cell>
        </table:table-row>
        <table:table-row table:style-name="ro1">
          <table:table-cell office:value-type="string" calcext:value-type="string">
            <text:p>BBD</text:p>
          </table:table-cell>
          <table:table-cell office:value-type="string" calcext:value-type="string">
            <text:p>Krichmar2008</text:p>
          </table:table-cell>
          <table:table-cell office:value-type="string" calcext:value-type="string">
            <text:p>J. L. Krichmar and G. M. Edelman, “Design principles and constraints underlying the construction of brain-based devices,” Lect. Notes Comput. Sci. (including Subser. Lect. Notes Artif. Intell. Lect. Notes Bioinformatics), vol. 4985, pp. 157–166, 2008.</text:p>
          </table:table-cell>
        </table:table-row>
        <table:table-row table:style-name="ro1">
          <table:table-cell office:value-type="string" calcext:value-type="string">
            <text:p>BBD</text:p>
          </table:table-cell>
          <table:table-cell office:value-type="string" calcext:value-type="string">
            <text:p>Krichmar2003a</text:p>
          </table:table-cell>
          <table:table-cell office:value-type="string" calcext:value-type="string">
            <text:p>J. L. Krichmar and G. M. Edelman, “Brain-Based Devices: Intelligent systems based on principles ofthe nervous system,” Proc. 2003 IEEE/RSJ Int. Conf. Intell. Robot. Syst., 2003.</text:p>
          </table:table-cell>
        </table:table-row>
        <table:table-row table:style-name="ro1">
          <table:table-cell office:value-type="string" calcext:value-type="string">
            <text:p>BBD</text:p>
          </table:table-cell>
          <table:table-cell office:value-type="string" calcext:value-type="string">
            <text:p>Krichmar2005a</text:p>
          </table:table-cell>
          <table:table-cell office:value-type="string" calcext:value-type="string">
            <text:p>J. L. Krichmar and G. M. Edelman, “Brain-based devices for the study of nervous systems and the development of intelligent machines,” Artif. Life, vol. 11, no. 1–2, pp. 63–77, 2005.</text:p>
          </table:table-cell>
        </table:table-row>
        <table:table-row table:style-name="ro1">
          <table:table-cell office:value-type="string" calcext:value-type="string">
            <text:p>BBD</text:p>
          </table:table-cell>
          <table:table-cell office:value-type="string" calcext:value-type="string">
            <text:p>Krichmar2005</text:p>
          </table:table-cell>
          <table:table-cell office:value-type="string" calcext:value-type="string">
            <text:p>J. L. Krichmar, D. A. Nitz, J. A. Gally, and G. M. Edelman, “Characterizing functional hippocampal pathways in a brain-based device as it solves a spatial memory task.,” Proc. Natl. Acad. Sci. U. S. A., vol. 102, no. 6, pp. 2111–2116, 2005.</text:p>
          </table:table-cell>
        </table:table-row>
        <table:table-row table:style-name="ro1">
          <table:table-cell office:value-type="string" calcext:value-type="string">
            <text:p>BBD</text:p>
          </table:table-cell>
          <table:table-cell office:value-type="string" calcext:value-type="string">
            <text:p>Sporns2007</text:p>
          </table:table-cell>
          <table:table-cell office:value-type="string" calcext:value-type="string">
            <text:p>J. L. Krichmar, A. K. Seth, D. A. Nitz, and J. G. Fleischer, “Spatial Navigation and Causal Analysis in a Brain-Based Device Modeling Cortical-Hippocampal Interactions,” Neuroinformatics, vol. 3, no. 3, 2005.</text:p>
          </table:table-cell>
        </table:table-row>
        <table:table-row table:style-name="ro1">
          <table:table-cell office:value-type="string" calcext:value-type="string">
            <text:p>BBD</text:p>
          </table:table-cell>
          <table:table-cell office:value-type="string" calcext:value-type="string">
            <text:p>Krichmar2002</text:p>
          </table:table-cell>
          <table:table-cell office:value-type="string" calcext:value-type="string">
            <text:p>J. L. Krichmar and J. A. Snook, “A neural approach to adaptive behavior and multi-sensor action selection in a mobile device,” in Proceedings of the IEEE International Conference on Robotics and Automation, 2002.</text:p>
          </table:table-cell>
        </table:table-row>
        <table:table-row table:style-name="ro1">
          <table:table-cell office:value-type="string" calcext:value-type="string">
            <text:p>BBD</text:p>
          </table:table-cell>
          <table:table-cell office:value-type="string" calcext:value-type="string">
            <text:p>Krichmar2000</text:p>
          </table:table-cell>
          <table:table-cell office:value-type="string" calcext:value-type="string">
            <text:p>J. L. Krichmar, J. A. Snook, G. M. Edelman, and O. Sporns, “Experience-Dependent Perceptual Categorization in a Behaving Real-World Device,” in Animals to Animats 6: Proceedings of the Sixth International Conference on the Simulation of Adaptive Behavior, Cambridge, MA: A Bradford Boo: The MIT Press, 2000, pp. 41–50.</text:p>
          </table:table-cell>
        </table:table-row>
        <table:table-row table:style-name="ro1">
          <table:table-cell office:value-type="string" calcext:value-type="string">
            <text:p>BBD</text:p>
          </table:table-cell>
          <table:table-cell office:value-type="string" calcext:value-type="string">
            <text:p>Mckinstry2013</text:p>
          </table:table-cell>
          <table:table-cell office:value-type="string" calcext:value-type="string">
            <text:p>J. L. Mckinstry and G. M. Edelman, “Temporal sequence learning in winner-take-all networks of spiking neurons demonstrated in a brain-based device,” Front. Neurorobot., vol. 7, 2013.</text:p>
          </table:table-cell>
        </table:table-row>
        <table:table-row table:style-name="ro1">
          <table:table-cell office:value-type="string" calcext:value-type="string">
            <text:p>BBD</text:p>
          </table:table-cell>
          <table:table-cell office:value-type="string" calcext:value-type="string">
            <text:p>McKinstry2006</text:p>
          </table:table-cell>
          <table:table-cell office:value-type="string" calcext:value-type="string">
            <text:p>J. L. McKinstry, G. M. Edelman, and J. L. Krichmar, “A cerebellar model for predictive motor control tested in a brain-based device,” Proc. Natl. Acad. Sci. U. S. A., vol. 103, no. 9, pp. 3387–92, 2006.</text:p>
          </table:table-cell>
        </table:table-row>
        <table:table-row table:style-name="ro1">
          <table:table-cell office:value-type="string" calcext:value-type="string">
            <text:p>BBD</text:p>
          </table:table-cell>
          <table:table-cell office:value-type="string" calcext:value-type="string">
            <text:p>McKinstry2008</text:p>
          </table:table-cell>
          <table:table-cell office:value-type="string" calcext:value-type="string">
            <text:p>J. L. McKinstry, A. K. Seth, G. M. Edelman, and J. L. Krichmar, “Embodied models of delayed neural responses: Spatiotemporal categorization and predictive motor control in brain based devices,” Neural Networks, vol. 21, no. 4, pp. 553–561, 2008.</text:p>
          </table:table-cell>
        </table:table-row>
        <table:table-row table:style-name="ro1">
          <table:table-cell office:value-type="string" calcext:value-type="string">
            <text:p>BBD</text:p>
          </table:table-cell>
          <table:table-cell office:value-type="string" calcext:value-type="string">
            <text:p>Seth2003</text:p>
          </table:table-cell>
          <table:table-cell office:value-type="string" calcext:value-type="string">
            <text:p>A. K. Seth, J. L. McKinstry, G. M. Edelman, and J. L. Krichmar, “Visual binding, reentry, and neuronal synchrony in a physically situated brain-based device,” in Proceedings of the 3rd International Workshop on Epigenetic Robotics, 2003, pp. 177–179.</text:p>
          </table:table-cell>
        </table:table-row>
        <table:table-row table:style-name="ro1">
          <table:table-cell office:value-type="string" calcext:value-type="string">
            <text:p>BBD</text:p>
          </table:table-cell>
          <table:table-cell office:value-type="string" calcext:value-type="string">
            <text:p>Seth2004</text:p>
          </table:table-cell>
          <table:table-cell office:value-type="string" calcext:value-type="string">
            <text:p>A. K. Seth, J. L. McKinstry, G. M. Edelman, and J. L. Krichmar, “Active sensing of visual and tactile stimuli by brain-based devices,” Int. J. Robot. Autom., vol. 19, no. 4, pp. 222–238, 2004.</text:p>
          </table:table-cell>
        </table:table-row>
        <table:table-row table:style-name="ro1">
          <table:table-cell office:value-type="string" calcext:value-type="string">
            <text:p>BBD</text:p>
          </table:table-cell>
          <table:table-cell office:value-type="string" calcext:value-type="string">
            <text:p>Seth2007</text:p>
          </table:table-cell>
          <table:table-cell office:value-type="string" calcext:value-type="string">
            <text:p>A. K. Seth and G. M. Edelman, “Distinguishing causal interactions in neural populations,” Neural Comput., vol. 19, no. 4, pp. 910–33, 2007.</text:p>
          </table:table-cell>
        </table:table-row>
        <table:table-row table:style-name="ro1">
          <table:table-cell office:value-type="string" calcext:value-type="string">
            <text:p>BBD</text:p>
          </table:table-cell>
          <table:table-cell office:value-type="string" calcext:value-type="string">
            <text:p>Seth2004c</text:p>
          </table:table-cell>
          <table:table-cell office:value-type="string" calcext:value-type="string">
            <text:p>A. K. Seth, J. L. McKinstry, G. M. Edelman, and J. L. Krichmar, “Texture discrimination by an autonomous mobile brain-based device with whiskers,” EEE Int. Conf. Robot. Autom., pp. 4925–4930, 2005.</text:p>
          </table:table-cell>
        </table:table-row>
        <table:table-row table:style-name="ro1">
          <table:table-cell office:value-type="string" calcext:value-type="string">
            <text:p>BBD</text:p>
          </table:table-cell>
          <table:table-cell office:value-type="string" calcext:value-type="string">
            <text:p>Seth2004a</text:p>
          </table:table-cell>
          <table:table-cell office:value-type="string" calcext:value-type="string">
            <text:p>A. K. Seth, J. L. McKinstry, G. M. Edelman, and J. L. Krichmar, “Visual binding through reentrant connectivity and dynamic synchronization in a brain-based device,” Cereb. Cortex, vol. 14, no. 11, pp. 1185–1199, 2004.</text:p>
          </table:table-cell>
        </table:table-row>
        <table:table-row table:style-name="ro1">
          <table:table-cell office:value-type="string" calcext:value-type="string">
            <text:p>BBD</text:p>
          </table:table-cell>
          <table:table-cell office:value-type="string" calcext:value-type="string">
            <text:p>Szatmary2006</text:p>
          </table:table-cell>
          <table:table-cell office:value-type="string" calcext:value-type="string">
            <text:p>B. Szatmary, J. Fleischer, D. Hutson, D. Moore, J. Snook, G. M. Edelman, and J. Krichmar, “A Segway-based human-robot soccer team,” IEEE Int. Conf. Robot. Autom., 2006.</text:p>
          </table:table-cell>
        </table:table-row>
        <table:table-row table:style-name="ro1">
          <table:table-cell office:value-type="string" calcext:value-type="string">
            <text:p>BECCA</text:p>
          </table:table-cell>
          <table:table-cell office:value-type="string" calcext:value-type="string">
            <text:p>Rohrer2011b</text:p>
          </table:table-cell>
          <table:table-cell office:value-type="string" calcext:value-type="string">
            <text:p>B. Rohrer, “A developmental agent for learning features, environment models, and general robotics tasks,” ICDL/Eprirob, 2011.</text:p>
          </table:table-cell>
        </table:table-row>
        <table:table-row table:style-name="ro1">
          <table:table-cell office:value-type="string" calcext:value-type="string">
            <text:p>BECCA</text:p>
          </table:table-cell>
          <table:table-cell office:value-type="string" calcext:value-type="string">
            <text:p>Rohrer2007</text:p>
          </table:table-cell>
          <table:table-cell office:value-type="string" calcext:value-type="string">
            <text:p>B. Rohrer, “S-Learning: A biomimetic algorithm for learning, memory, and control in robots,” in Proceedings of the 3rd International IEEE EMBS Conference on Neural Engineering, 2007, pp. 148–151.</text:p>
          </table:table-cell>
        </table:table-row>
        <table:table-row table:style-name="ro1">
          <table:table-cell office:value-type="string" calcext:value-type="string">
            <text:p>BECCA</text:p>
          </table:table-cell>
          <table:table-cell office:value-type="string" calcext:value-type="string">
            <text:p>Rohrer2011a</text:p>
          </table:table-cell>
          <table:table-cell office:value-type="string" calcext:value-type="string">
            <text:p>B. Rohrer, “Biologically inspired feature creation for multi-sensory perception,” Biol. Inspired Cogn. Archit., pp. 305–313, 2011.</text:p>
          </table:table-cell>
        </table:table-row>
        <table:table-row table:style-name="ro1">
          <table:table-cell office:value-type="string" calcext:value-type="string">
            <text:p>BECCA</text:p>
          </table:table-cell>
          <table:table-cell office:value-type="string" calcext:value-type="string">
            <text:p>ROHRER2008</text:p>
          </table:table-cell>
          <table:table-cell office:value-type="string" calcext:value-type="string">
            <text:p>B. Rohrer, Robust performance of autonomous robots in unstructured environments, Tech. Report, 2008.</text:p>
          </table:table-cell>
        </table:table-row>
        <table:table-row table:style-name="ro1">
          <table:table-cell office:value-type="string" calcext:value-type="string">
            <text:p>BECCA</text:p>
          </table:table-cell>
          <table:table-cell office:value-type="string" calcext:value-type="string">
            <text:p>Rohrer2012</text:p>
          </table:table-cell>
          <table:table-cell office:value-type="string" calcext:value-type="string">
            <text:p>B. Rohrer, “BECCA: Reintegrating AI for natural world interaction,” in AAAI Spring Symposium: Designing Intelligent Robots, 2012.</text:p>
          </table:table-cell>
        </table:table-row>
        <table:table-row table:style-name="ro1">
          <table:table-cell office:value-type="string" calcext:value-type="string">
            <text:p>BECCA</text:p>
          </table:table-cell>
          <table:table-cell office:value-type="string" calcext:value-type="string">
            <text:p>Rohrer2013</text:p>
          </table:table-cell>
          <table:table-cell office:value-type="string" calcext:value-type="string">
            <text:p>B. Rohrer, “BECCA version 0.4.5. User’s Guide.” 2013.</text:p>
          </table:table-cell>
        </table:table-row>
        <table:table-row table:style-name="ro1">
          <table:table-cell office:value-type="string" calcext:value-type="string">
            <text:p>BECCA</text:p>
          </table:table-cell>
          <table:table-cell office:value-type="string" calcext:value-type="string">
            <text:p>Rohrer2011</text:p>
          </table:table-cell>
          <table:table-cell office:value-type="string" calcext:value-type="string">
            <text:p>B. Rohrer, “An implemented architecture for feature creation and general reinforcement learning,” in Fourth International Conference on Artificial General Intelligence, Workshop on Self-Programming in AGI Systems, 2011.</text:p>
          </table:table-cell>
        </table:table-row>
        <table:table-row table:style-name="ro1">
          <table:table-cell office:value-type="string" calcext:value-type="string">
            <text:p>BECCA</text:p>
          </table:table-cell>
          <table:table-cell office:value-type="string" calcext:value-type="string">
            <text:p>Rohrer2009</text:p>
          </table:table-cell>
          <table:table-cell office:value-type="string" calcext:value-type="string">
            <text:p>B. Rohrer, M. Bernard, D. J. Morrow, F. Rothganger, and P. Xavier, “Model-free learning and control in a mobile robot,” in Proceedings of the 5th International Conference on Natural Computation, ICNC 2009, 2009, pp. 566–572.</text:p>
          </table:table-cell>
        </table:table-row>
        <table:table-row table:style-name="ro1">
          <table:table-cell office:value-type="string" calcext:value-type="string">
            <text:p>BECCA</text:p>
          </table:table-cell>
          <table:table-cell office:value-type="string" calcext:value-type="string">
            <text:p>Becca2010</text:p>
          </table:table-cell>
          <table:table-cell office:value-type="string" calcext:value-type="string">
            <text:p>B. Rohrer, D. J. Morrow, P. Xavier, and F. Rothganger, “BECCA: A BICA for arbitrary robots in unknown worlds,” BICA, 2010.</text:p>
          </table:table-cell>
        </table:table-row>
        <table:table-row table:style-name="ro1">
          <table:table-cell office:value-type="string" calcext:value-type="string">
            <text:p>CARACaS</text:p>
          </table:table-cell>
          <table:table-cell office:value-type="string" calcext:value-type="string">
            <text:p>Elkins2007</text:p>
          </table:table-cell>
          <table:table-cell office:value-type="string" calcext:value-type="string">
            <text:p>L. Elkins, D. Sellers, and W. R. Monach, “The Autonomous Maritime Navigation (AMN) Project: Field Tests, Autonomous and Cooperative Behaviors, Data Fusion, Sensors, and Vehicles,” J. F. Robot., vol. 27, no. 6, pp. 81–86, 2010.</text:p>
          </table:table-cell>
        </table:table-row>
        <table:table-row table:style-name="ro1">
          <table:table-cell office:value-type="string" calcext:value-type="string">
            <text:p>CARACaS</text:p>
          </table:table-cell>
          <table:table-cell office:value-type="string" calcext:value-type="string">
            <text:p>Hansen2006</text:p>
          </table:table-cell>
          <table:table-cell office:value-type="string" calcext:value-type="string">
            <text:p>E. Hansen, T. Huntsberger, and L. Elkins, “Autonomous Maritime Navigation Developing Autonomy Skill Sets for USVs,” Def. Secur. Symp., 2006.</text:p>
          </table:table-cell>
        </table:table-row>
        <table:table-row table:style-name="ro1">
          <table:table-cell office:value-type="string" calcext:value-type="string">
            <text:p>CARACaS</text:p>
          </table:table-cell>
          <table:table-cell office:value-type="string" calcext:value-type="string">
            <text:p>Huntsberger2008</text:p>
          </table:table-cell>
          <table:table-cell office:value-type="string" calcext:value-type="string">
            <text:p>T. Huntsberger, H. Aghazarian, T. Estlin, and D. Gaines, “Control Architecture for Robotic Agent Command and Sensing,” NASA Tech Briefs, 2008.</text:p>
          </table:table-cell>
        </table:table-row>
        <table:table-row table:style-name="ro1">
          <table:table-cell office:value-type="string" calcext:value-type="string">
            <text:p>CARACaS</text:p>
          </table:table-cell>
          <table:table-cell office:value-type="string" calcext:value-type="string">
            <text:p>Huntsberger2011a</text:p>
          </table:table-cell>
          <table:table-cell office:value-type="string" calcext:value-type="string">
            <text:p>T. Huntsberger, “Process Algebra Approach for Action Recognition in the Maritime Domain,” in Proceedings of the IEEE/RSJ International Conference on Intelligent Robots and Systems, 2011.</text:p>
          </table:table-cell>
        </table:table-row>
        <table:table-row table:style-name="ro1">
          <table:table-cell office:value-type="string" calcext:value-type="string">
            <text:p>CARACaS</text:p>
          </table:table-cell>
          <table:table-cell office:value-type="string" calcext:value-type="string">
            <text:p>Huntsberger2011</text:p>
          </table:table-cell>
          <table:table-cell office:value-type="string" calcext:value-type="string">
            <text:p>T. Huntsberger, “Cognitive architecture for mixed human-machine team interactions for space exploration,” in IEEE Aerospace Conference Proceedings, 2011.</text:p>
          </table:table-cell>
        </table:table-row>
        <table:table-row table:style-name="ro1">
          <table:table-cell office:value-type="string" calcext:value-type="string">
            <text:p>CARACaS</text:p>
          </table:table-cell>
          <table:table-cell office:value-type="string" calcext:value-type="string">
            <text:p>Huntsberger2007</text:p>
          </table:table-cell>
          <table:table-cell office:value-type="string" calcext:value-type="string">
            <text:p>T. Huntsberger, H. Aghazarian, D. Gaines, M. Garrett, and G. Sibley, “Autonomous Operation of Unmanned Surface Vehicles (USV’s),” in Proceedings of the IEEE ICRA Workshop on Robots in Challenging and Hazardous Environments, 2007.</text:p>
          </table:table-cell>
        </table:table-row>
        <table:table-row table:style-name="ro1">
          <table:table-cell office:value-type="string" calcext:value-type="string">
            <text:p>CARACaS</text:p>
          </table:table-cell>
          <table:table-cell office:value-type="string" calcext:value-type="string">
            <text:p>Huntsberger2011c</text:p>
          </table:table-cell>
          <table:table-cell office:value-type="string" calcext:value-type="string">
            <text:p>T. Huntsberger, H. Aghazarian, A. Howard, and D. C. Trotz, “Stereo vision-based navigation for autonomous surface vessels,” J. F. Robot., vol. 28, no. 1, pp. 3–18, 2011.</text:p>
          </table:table-cell>
        </table:table-row>
        <table:table-row table:style-name="ro1">
          <table:table-cell office:value-type="string" calcext:value-type="string">
            <text:p>CARACaS</text:p>
          </table:table-cell>
          <table:table-cell office:value-type="string" calcext:value-type="string">
            <text:p>Huntsberger1998</text:p>
          </table:table-cell>
          <table:table-cell office:value-type="string" calcext:value-type="string">
            <text:p>T. Huntsberger and J. Rose, “BISMARC: A biologically inspired system for map-based autonomous rover control,” Neural Networks, vol. 11, no. 7–8, pp. 1497–1510, 1998.</text:p>
          </table:table-cell>
        </table:table-row>
        <table:table-row table:style-name="ro1">
          <table:table-cell office:value-type="string" calcext:value-type="string">
            <text:p>CARACaS</text:p>
          </table:table-cell>
          <table:table-cell office:value-type="string" calcext:value-type="string">
            <text:p>Huntsberger2010</text:p>
          </table:table-cell>
          <table:table-cell office:value-type="string" calcext:value-type="string">
            <text:p>T. Huntsberger and A. Stoica, “Envisioning Cognitive Robots for Future Space Exploration,” SPIE Defense, Secur. Sens., 2010.</text:p>
          </table:table-cell>
        </table:table-row>
        <table:table-row table:style-name="ro1">
          <table:table-cell office:value-type="string" calcext:value-type="string">
            <text:p>CARACaS</text:p>
          </table:table-cell>
          <table:table-cell office:value-type="string" calcext:value-type="string">
            <text:p>Huntsberger2011b</text:p>
          </table:table-cell>
          <table:table-cell office:value-type="string" calcext:value-type="string">
            <text:p>T. Huntsberger and G. Woodward, “Intelligent Autonomy for Unmanned Surface and Underwater Vehicles,” in Proceedings of the OCEANS’11, 2011, pp. 1–10.</text:p>
          </table:table-cell>
        </table:table-row>
        <table:table-row table:style-name="ro1">
          <table:table-cell office:value-type="string" calcext:value-type="string">
            <text:p>CARACaS</text:p>
          </table:table-cell>
          <table:table-cell office:value-type="string" calcext:value-type="string">
            <text:p>Kuwata2011</text:p>
          </table:table-cell>
          <table:table-cell office:value-type="string" calcext:value-type="string">
            <text:p>Y. Kuwata, M. T. Wolf, D. Zarzhitsky, and T. L. Huntsberger, “Safe Maritime Navigation with COLREGS Using Velocity Obstacles,” in Proceedings of the IEEE/RSJ International Conference on Intelligent Robots and Systems, 2011, pp. 4728–4734.</text:p>
          </table:table-cell>
        </table:table-row>
        <table:table-row table:style-name="ro1">
          <table:table-cell office:value-type="string" calcext:value-type="string">
            <text:p>CARACaS</text:p>
          </table:table-cell>
          <table:table-cell office:value-type="string" calcext:value-type="string">
            <text:p>Kuwata2014</text:p>
          </table:table-cell>
          <table:table-cell office:value-type="string" calcext:value-type="string">
            <text:p>Y. Kuwata, M. T. Wolf, D. Zarzhitsky, and T. L. Huntsberger, “Safe maritime autonomous navigation with COLREGS, using velocity obstacles,” IEEE J. Ocean. Eng., vol. 39, no. 1, pp. 110–119, 2014.</text:p>
          </table:table-cell>
        </table:table-row>
        <table:table-row table:style-name="ro1">
          <table:table-cell office:value-type="string" calcext:value-type="string">
            <text:p>CARACaS</text:p>
          </table:table-cell>
          <table:table-cell office:value-type="string" calcext:value-type="string">
            <text:p>Matthies1992</text:p>
          </table:table-cell>
          <table:table-cell office:value-type="string" calcext:value-type="string">
            <text:p>L. Matthies, “Stereo vision for planetary rovers: Stochastic modeling to near real-time implementation,” Int. J. Comput. Vis., vol. 8, no. 1, pp. 71–91, 1992.</text:p>
          </table:table-cell>
        </table:table-row>
        <table:table-row table:style-name="ro1">
          <table:table-cell office:value-type="string" calcext:value-type="string">
            <text:p>CARACaS</text:p>
          </table:table-cell>
          <table:table-cell office:value-type="string" calcext:value-type="string">
            <text:p>Wolf2010</text:p>
          </table:table-cell>
          <table:table-cell office:value-type="string" calcext:value-type="string">
            <text:p>M. T. Wolf, C. Assad, Y. Kuwata, A. Howard, H. Aghazarian, D. Zhu, T. Lu, A. Trebi-Ollennu, and T. Huntsberger, “360-Degree visual detection and target tracking on an autonomous surface vehicle,” J. F. Robot., vol. 27, no. 6, pp. 819–833, 2010.</text:p>
          </table:table-cell>
        </table:table-row>
        <table:table-row table:style-name="ro1">
          <table:table-cell office:value-type="string" calcext:value-type="string">
            <text:p>CELTS</text:p>
          </table:table-cell>
          <table:table-cell office:value-type="string" calcext:value-type="string">
            <text:p>Dubois2007</text:p>
          </table:table-cell>
          <table:table-cell office:value-type="string" calcext:value-type="string">
            <text:p>D. Dubois, P. Poirier, and R. Nkambou, “What Does Consciousness Bring to CTS?,” in Proceedings of the 2007 AAAI Fall Symposium, 2007.</text:p>
          </table:table-cell>
        </table:table-row>
        <table:table-row table:style-name="ro1">
          <table:table-cell office:value-type="string" calcext:value-type="string">
            <text:p>CELTS</text:p>
          </table:table-cell>
          <table:table-cell office:value-type="string" calcext:value-type="string">
            <text:p>Faghihi2011</text:p>
          </table:table-cell>
          <table:table-cell office:value-type="string" calcext:value-type="string">
            <text:p>U. Faghihi, P. Poirier, P. Fournier-Viger, and R. Nkambou, “Human-like learning in a conscious agent,” J. Exp. Theor. Artif. Intell., vol. 23, no. 4, pp. 497–528, 2011.</text:p>
          </table:table-cell>
        </table:table-row>
        <table:table-row table:style-name="ro1">
          <table:table-cell office:value-type="string" calcext:value-type="string">
            <text:p>CELTS</text:p>
          </table:table-cell>
          <table:table-cell office:value-type="string" calcext:value-type="string">
            <text:p>Faghihi2011a</text:p>
          </table:table-cell>
          <table:table-cell office:value-type="string" calcext:value-type="string">
            <text:p>U. Faghihi, “The use of emotions in the implementation of various types of learning in a cognitive agent,” PhD Thesis, 2011.</text:p>
          </table:table-cell>
        </table:table-row>
        <table:table-row table:style-name="ro1">
          <table:table-cell office:value-type="string" calcext:value-type="string">
            <text:p>CELTS</text:p>
          </table:table-cell>
          <table:table-cell office:value-type="string" calcext:value-type="string">
            <text:p>Faghihi2010</text:p>
          </table:table-cell>
          <table:table-cell office:value-type="string" calcext:value-type="string">
            <text:p>U. Faghihi, P. Fouriner-Viger, R. Nkambou, and P. Poirier, “The combination of a causal and emotional learning mechanism for an improved cognitive tutoring agent,” in International Conference on Industrial, Engineering and Other Applications of Applied Intelligent Systems, 2010.</text:p>
          </table:table-cell>
        </table:table-row>
        <table:table-row table:style-name="ro1">
          <table:table-cell office:value-type="string" calcext:value-type="string">
            <text:p>CELTS</text:p>
          </table:table-cell>
          <table:table-cell office:value-type="string" calcext:value-type="string">
            <text:p>Faghihi2011d</text:p>
          </table:table-cell>
          <table:table-cell office:value-type="string" calcext:value-type="string">
            <text:p>U. Faghihi, P. Fournier-Viger, and R. Nkambou, “Implementing an efficient causal learning mechanism in a cognitive tutoring agent,” Int. Conf. Ind. Eng. Other Appl. Appl. Intell. Syst., 2011.</text:p>
          </table:table-cell>
        </table:table-row>
        <table:table-row table:style-name="ro1">
          <table:table-cell office:value-type="string" calcext:value-type="string">
            <text:p>CELTS</text:p>
          </table:table-cell>
          <table:table-cell office:value-type="string" calcext:value-type="string">
            <text:p>Faghihi2012</text:p>
          </table:table-cell>
          <table:table-cell office:value-type="string" calcext:value-type="string">
            <text:p>U. Faghihi, P. Fournier-Viger, and R. Nkambou, “A computational model for causal learning in cognitive agents,” Knowledge-Based Syst., vol. 30, pp. 48–56, 2012.</text:p>
          </table:table-cell>
        </table:table-row>
        <table:table-row table:style-name="ro1">
          <table:table-cell office:value-type="string" calcext:value-type="string">
            <text:p>CELTS</text:p>
          </table:table-cell>
          <table:table-cell office:value-type="string" calcext:value-type="string">
            <text:p>Nkambou2013</text:p>
          </table:table-cell>
          <table:table-cell office:value-type="string" calcext:value-type="string">
            <text:p>U. Faghihi, P. Fournier-Viger, and R. Nkambou, “CELTS: A cognitive tutoring agent with human-like learning capabilities and emotions,” in Smart Innovation, Systems and Technologies, Springer Berlin Heidelberg, 2013.</text:p>
          </table:table-cell>
        </table:table-row>
        <table:table-row table:style-name="ro1">
          <table:table-cell office:value-type="string" calcext:value-type="string">
            <text:p>CELTS</text:p>
          </table:table-cell>
          <table:table-cell office:value-type="string" calcext:value-type="string">
            <text:p>Faghihi2011b</text:p>
          </table:table-cell>
          <table:table-cell office:value-type="string" calcext:value-type="string">
            <text:p>U. Faghihi, P. Fournier-Viger, R. Nkambou, and P. Poirier, “Identifying Causes Helps a Tutoring System to Better Adapt to Learners during Training Sessions,” J. Intell. Learn. Syst. Appl., vol. 3, no. 3, pp. 139–154, 2011.</text:p>
          </table:table-cell>
        </table:table-row>
        <table:table-row table:style-name="ro1">
          <table:table-cell office:value-type="string" calcext:value-type="string">
            <text:p>CELTS</text:p>
          </table:table-cell>
          <table:table-cell office:value-type="string" calcext:value-type="string">
            <text:p>Faghihi2011c</text:p>
          </table:table-cell>
          <table:table-cell office:value-type="string" calcext:value-type="string">
            <text:p>U. Faghihi, P. Poirier, and O. Larue, “Emotional Cognitive Architectures,” in International Conference on Affective Computing and Intelligent Interaction, 2011.</text:p>
          </table:table-cell>
        </table:table-row>
        <table:table-row table:style-name="ro1">
          <table:table-cell office:value-type="string" calcext:value-type="string">
            <text:p>CERA-CRANIUM</text:p>
          </table:table-cell>
          <table:table-cell office:value-type="string" calcext:value-type="string">
            <text:p>Moreno2007</text:p>
          </table:table-cell>
          <table:table-cell office:value-type="string" calcext:value-type="string">
            <text:p>R. Arrabales Moreno, A. Ledezma Espino, and A. Sanchis de Miguel, “Modeling Consciousness for Autonomous Robot Exploration,” Int. Work. Conf. Interp. Nat. Artif. Comput., 2007.</text:p>
          </table:table-cell>
        </table:table-row>
        <table:table-row table:style-name="ro1">
          <table:table-cell office:value-type="string" calcext:value-type="string">
            <text:p>CERA-CRANIUM</text:p>
          </table:table-cell>
          <table:table-cell office:value-type="string" calcext:value-type="string">
            <text:p>Moreno2006</text:p>
          </table:table-cell>
          <table:table-cell office:value-type="string" calcext:value-type="string">
            <text:p>R. Arrabales Moreno and A. Sanchis de Miguel, “A machine consciousness approach to autonomous mobile robotics,” in Proceedings of the 5th International Cognitive Robotics Workshop, 2006.</text:p>
          </table:table-cell>
        </table:table-row>
        <table:table-row table:style-name="ro1">
          <table:table-cell office:value-type="string" calcext:value-type="string">
            <text:p>CERA-CRANIUM</text:p>
          </table:table-cell>
          <table:table-cell office:value-type="string" calcext:value-type="string">
            <text:p>Arrabales2009</text:p>
          </table:table-cell>
          <table:table-cell office:value-type="string" calcext:value-type="string">
            <text:p>R. Arrabales, A. Ledezma, and A. Sanchis, “CERA-CRANIUM: A Test Bed for Machine Consciousness Research,” in International Workshop on Machine Consciousness, 2009.</text:p>
          </table:table-cell>
        </table:table-row>
        <table:table-row table:style-name="ro1">
          <table:table-cell office:value-type="string" calcext:value-type="string">
            <text:p>CERA-CRANIUM</text:p>
          </table:table-cell>
          <table:table-cell office:value-type="string" calcext:value-type="string">
            <text:p>Arrabales2009a</text:p>
          </table:table-cell>
          <table:table-cell office:value-type="string" calcext:value-type="string">
            <text:p>R. Arrabales, A. Ledezma, and A. Sanchis, “Towards conscious-like behavior in computer game characters,” in 2009 IEEE Symposium on Computational Intelligence and Games, 2009, pp. 217–224.</text:p>
          </table:table-cell>
        </table:table-row>
        <table:table-row table:style-name="ro1">
          <table:table-cell office:value-type="string" calcext:value-type="string">
            <text:p>CERA-CRANIUM</text:p>
          </table:table-cell>
          <table:table-cell office:value-type="string" calcext:value-type="string">
            <text:p>Arrabales2009b</text:p>
          </table:table-cell>
          <table:table-cell office:value-type="string" calcext:value-type="string">
            <text:p>R. Arrabales, A. Ledezma, and A. Sanchis, “A cognitive approach to multimodal attention,” J. Phys. Agents, vol. 3, no. 1, pp. 53–63, 2009.</text:p>
          </table:table-cell>
        </table:table-row>
        <table:table-row table:style-name="ro1">
          <table:table-cell office:value-type="string" calcext:value-type="string">
            <text:p>CERA-CRANIUM</text:p>
          </table:table-cell>
          <table:table-cell office:value-type="string" calcext:value-type="string">
            <text:p>Arrabales2011</text:p>
          </table:table-cell>
          <table:table-cell office:value-type="string" calcext:value-type="string">
            <text:p>R. Arrabales, A. Ledezma, and A. Sanchis, “Simulating Visual Qualia in the CERA-CRANIUM Cognitive Architecture,” in From Brains to Systems, Springer New York, 2011.</text:p>
          </table:table-cell>
        </table:table-row>
        <table:table-row table:style-name="ro1">
          <table:table-cell office:value-type="string" calcext:value-type="string">
            <text:p>CERA-CRANIUM</text:p>
          </table:table-cell>
          <table:table-cell office:value-type="string" calcext:value-type="string">
            <text:p>Arrabales2010a</text:p>
          </table:table-cell>
          <table:table-cell office:value-type="string" calcext:value-type="string">
            <text:p>R. Arrabales, A. Ledezma, and A. Sanchis, “On the practical nature of artificial qualia,” 2010 Annu. Conv. Soc. Study Artif. Intell. Simul. Behav. (AISB 2010), pp. 1–6, 2010.</text:p>
          </table:table-cell>
        </table:table-row>
        <table:table-row table:style-name="ro1">
          <table:table-cell office:value-type="string" calcext:value-type="string">
            <text:p>CERA-CRANIUM</text:p>
          </table:table-cell>
          <table:table-cell office:value-type="string" calcext:value-type="string">
            <text:p>Arrabales2012</text:p>
          </table:table-cell>
          <table:table-cell office:value-type="string" calcext:value-type="string">
            <text:p>R. Arrabales, J. Munoz, A. Ledezma, G. Gutierrez, and A. Sanchis, “A Machine Consciousness Approach to the Design of Human-Like Bots,” in Believable Bots: Can Computers Play Like People?, P. Hingston, Ed. Springer-Verlag Berlin Heidelberg, 2013.</text:p>
          </table:table-cell>
        </table:table-row>
        <table:table-row table:style-name="ro1">
          <table:table-cell office:value-type="string" calcext:value-type="string">
            <text:p>CERA-CRANIUM</text:p>
          </table:table-cell>
          <table:table-cell office:value-type="string" calcext:value-type="string">
            <text:p>LlarguesAsensio2014</text:p>
          </table:table-cell>
          <table:table-cell office:value-type="string" calcext:value-type="string">
            <text:p>J. M. Llargues Asensio, J. Peralta, R. Arrabales, M. G. Bedia, P. Cortez, and A. L. Pena, “Artificial Intelligence approaches for the generation and assessment of believable human-like behaviour in virtual characters,” Expert Syst. Appl., vol. 41, no. 16, pp. 7281–7290, 2014.</text:p>
          </table:table-cell>
        </table:table-row>
        <table:table-row table:style-name="ro1">
          <table:table-cell office:value-type="string" calcext:value-type="string">
            <text:p>CHARISMA</text:p>
          </table:table-cell>
          <table:table-cell office:value-type="string" calcext:value-type="string">
            <text:p>Conforth2011</text:p>
          </table:table-cell>
          <table:table-cell office:value-type="string" calcext:value-type="string">
            <text:p>M. Conforth and Y. Meng, “Self-reorganizing knowledge representation for autonomous learning in social agents,” Proc. Int. Jt. Conf. Neural Networks, pp. 1880–1887, 2011.</text:p>
          </table:table-cell>
        </table:table-row>
        <table:table-row table:style-name="ro1">
          <table:table-cell office:value-type="string" calcext:value-type="string">
            <text:p>CHARISMA</text:p>
          </table:table-cell>
          <table:table-cell office:value-type="string" calcext:value-type="string">
            <text:p>Conforth2011a</text:p>
          </table:table-cell>
          <table:table-cell office:value-type="string" calcext:value-type="string">
            <text:p>M. Conforth and Y. Meng, “CHARISMA: A Context Hierarchy-based cognitive architecture for self-motivated social agents,” Proc. Int. Jt. Conf. Neural Networks, pp. 1894–1901, 2011.</text:p>
          </table:table-cell>
        </table:table-row>
        <table:table-row table:style-name="ro1">
          <table:table-cell office:value-type="string" calcext:value-type="string">
            <text:p>CHARISMA</text:p>
          </table:table-cell>
          <table:table-cell office:value-type="string" calcext:value-type="string">
            <text:p>Conforth2012</text:p>
          </table:table-cell>
          <table:table-cell office:value-type="string" calcext:value-type="string">
            <text:p>M. Conforth and Y. Meng, “Embodied Intelligent Agents with Cognitive Conscious and Unconscious Reasoning,” in Proceedings of the BMI ICBM, 2012, pp. 15–20.</text:p>
          </table:table-cell>
        </table:table-row>
        <table:table-row table:style-name="ro1">
          <table:table-cell office:value-type="string" calcext:value-type="string">
            <text:p>CHREST</text:p>
          </table:table-cell>
          <table:table-cell office:value-type="string" calcext:value-type="string">
            <text:p>Gobet2009</text:p>
          </table:table-cell>
          <table:table-cell office:value-type="string" calcext:value-type="string">
            <text:p>F. Gobet, “Using a Cognitive Architecture for Addressing the Question of Cognitive Universals in Cross-Cultural Psychology. The Example of Awale,” J. Cross. Cult. Psychol., vol. 40, no. 4, pp. 627–648, 2009.</text:p>
          </table:table-cell>
        </table:table-row>
        <table:table-row table:style-name="ro1">
          <table:table-cell office:value-type="string" calcext:value-type="string">
            <text:p>CHREST</text:p>
          </table:table-cell>
          <table:table-cell office:value-type="string" calcext:value-type="string">
            <text:p>Gobet2012</text:p>
          </table:table-cell>
          <table:table-cell office:value-type="string" calcext:value-type="string">
            <text:p>F. Gobet and P. C. Lane, “Chunking Mechanisms and Learning,” in Encyclopedia of the Sciences of Learning, N. M. Seel, Ed. New York, NY: Springer, 2012, pp. 541–544.</text:p>
          </table:table-cell>
        </table:table-row>
        <table:table-row table:style-name="ro1">
          <table:table-cell office:value-type="string" calcext:value-type="string">
            <text:p>CHREST</text:p>
          </table:table-cell>
          <table:table-cell office:value-type="string" calcext:value-type="string">
            <text:p>Gobet2012a</text:p>
          </table:table-cell>
          <table:table-cell office:value-type="string" calcext:value-type="string">
            <text:p>F. Gobet, “Chunks and Templates in Semantic Long-term Memory: The Importance of Specialization,” in Expertise and Skill Acquisition: The impact of William G. Chase, Psychology., J. J. Staszewski, Ed. New York, NY, 2013.</text:p>
          </table:table-cell>
        </table:table-row>
        <table:table-row table:style-name="ro1">
          <table:table-cell office:value-type="string" calcext:value-type="string">
            <text:p>CHREST</text:p>
          </table:table-cell>
          <table:table-cell office:value-type="string" calcext:value-type="string">
            <text:p>Gobet1998</text:p>
          </table:table-cell>
          <table:table-cell office:value-type="string" calcext:value-type="string">
            <text:p>F. R. Gobet, “Memory for the meaningless: How chunks help,” in Proceedings of the 20th Meeting of the Cognitive Science Society, 2008, pp. 398–403.</text:p>
          </table:table-cell>
        </table:table-row>
        <table:table-row table:style-name="ro1">
          <table:table-cell office:value-type="string" calcext:value-type="string">
            <text:p>CHREST</text:p>
          </table:table-cell>
          <table:table-cell office:value-type="string" calcext:value-type="string">
            <text:p>Gobet2010</text:p>
          </table:table-cell>
          <table:table-cell office:value-type="string" calcext:value-type="string">
            <text:p>F. Gobet and P. Lane, “The CHREST Architecture of Cognition: The Role of Perception in General Intelligence,” in Proceedings of the 3d Conference on Artificial General Intelligence (AGI-10), 2010.</text:p>
          </table:table-cell>
        </table:table-row>
        <table:table-row table:style-name="ro1">
          <table:table-cell office:value-type="string" calcext:value-type="string">
            <text:p>CHREST</text:p>
          </table:table-cell>
          <table:table-cell office:value-type="string" calcext:value-type="string">
            <text:p>Gobet2001</text:p>
          </table:table-cell>
          <table:table-cell office:value-type="string" calcext:value-type="string">
            <text:p>F. Gobet, P. C. R. Lane, S. Croker, P. C. H. Cheng, G. Jones, I. Oliver, and J. M. Pine, “Chunking mechanisms in human learning,” Trends Cogn. Sci., vol. 5, no. 6, pp. 236–243, 2001.</text:p>
          </table:table-cell>
        </table:table-row>
        <table:table-row table:style-name="ro1">
          <table:table-cell office:value-type="string" calcext:value-type="string">
            <text:p>CHREST</text:p>
          </table:table-cell>
          <table:table-cell office:value-type="string" calcext:value-type="string">
            <text:p>Gobet2001a</text:p>
          </table:table-cell>
          <table:table-cell office:value-type="string" calcext:value-type="string">
            <text:p>F. Gobet, J. M. Pine, and D. Freudenthal, “Towards a Unified Model of Language Acquisition,” in Proceedings of the European Cognitive Science Conference 2007, 2007.</text:p>
          </table:table-cell>
        </table:table-row>
        <table:table-row table:style-name="ro1">
          <table:table-cell office:value-type="string" calcext:value-type="string">
            <text:p>CHREST</text:p>
          </table:table-cell>
          <table:table-cell office:value-type="string" calcext:value-type="string">
            <text:p>Jones2007</text:p>
          </table:table-cell>
          <table:table-cell office:value-type="string" calcext:value-type="string">
            <text:p>G. Jones, F. Gobet, and J. M. Pine, “Linking working memory and long-term memory: A computational model of the learning of new words,” Dev. Sci., vol. 10, no. 6, pp. 853–873, 2007.</text:p>
          </table:table-cell>
        </table:table-row>
        <table:table-row table:style-name="ro1">
          <table:table-cell office:value-type="string" calcext:value-type="string">
            <text:p>CHREST</text:p>
          </table:table-cell>
          <table:table-cell office:value-type="string" calcext:value-type="string">
            <text:p>Lane2001a</text:p>
          </table:table-cell>
          <table:table-cell office:value-type="string" calcext:value-type="string">
            <text:p>P. C. R. Lane, P. C. H. Cheng, and F. Gobet, “Learning perceptual chunks for problem decomposition,” in Proceedings of the 23rd Meeting of the Cognitive Science Society, 2000.</text:p>
          </table:table-cell>
        </table:table-row>
        <table:table-row table:style-name="ro1">
          <table:table-cell office:value-type="string" calcext:value-type="string">
            <text:p>CHREST</text:p>
          </table:table-cell>
          <table:table-cell office:value-type="string" calcext:value-type="string">
            <text:p>Lane2007</text:p>
          </table:table-cell>
          <table:table-cell office:value-type="string" calcext:value-type="string">
            <text:p>P. C. R. Lane and F. Gobet, “Developing and Evaluating Cognitive Architectures with Behavioural Tests,” in Proceedings of the AAAI-07 Workshop on Evaluating Cognitive Architectures, 2007.</text:p>
          </table:table-cell>
        </table:table-row>
        <table:table-row table:style-name="ro1">
          <table:table-cell office:value-type="string" calcext:value-type="string">
            <text:p>CHREST</text:p>
          </table:table-cell>
          <table:table-cell office:value-type="string" calcext:value-type="string">
            <text:p>Lane2009</text:p>
          </table:table-cell>
          <table:table-cell office:value-type="string" calcext:value-type="string">
            <text:p>P. C. R. Lane, F. Gobet, and R. L. Smith, “Attention mechanisms in the CHREST cognitive architecture,” Lect. Notes Comput. Sci. (including Subser. Lect. Notes Artif. Intell. Lect. Notes Bioinformatics), vol. 5395 LNAI, pp. 183–196, 2009.</text:p>
          </table:table-cell>
        </table:table-row>
        <table:table-row table:style-name="ro1">
          <table:table-cell office:value-type="string" calcext:value-type="string">
            <text:p>CHREST</text:p>
          </table:table-cell>
          <table:table-cell office:value-type="string" calcext:value-type="string">
            <text:p>Lane2000a</text:p>
          </table:table-cell>
          <table:table-cell office:value-type="string" calcext:value-type="string">
            <text:p>P. C. R. Lane, P. C.-H. Cheng, and F. Gobet, “CHREST+ : Investigating How Humans Learn to Solve Problems Using Diagrams,” AISB Q., pp. 1–10, 2000.</text:p>
          </table:table-cell>
        </table:table-row>
        <table:table-row table:style-name="ro1">
          <table:table-cell office:value-type="string" calcext:value-type="string">
            <text:p>CHREST</text:p>
          </table:table-cell>
          <table:table-cell office:value-type="string" calcext:value-type="string">
            <text:p>LANE2000</text:p>
          </table:table-cell>
          <table:table-cell office:value-type="string" calcext:value-type="string">
            <text:p>P. C. R. Lane, F. R. Gobet, and P. C.-H. Cheng, “Predicting Perceptual Chunks with a Computational Model of Problem Solving with Diagrams,” Tech. Rep. No. 67 March, 2000.</text:p>
          </table:table-cell>
        </table:table-row>
        <table:table-row table:style-name="ro1">
          <table:table-cell office:value-type="string" calcext:value-type="string">
            <text:p>CHREST</text:p>
          </table:table-cell>
          <table:table-cell office:value-type="string" calcext:value-type="string">
            <text:p>Lane2003</text:p>
          </table:table-cell>
          <table:table-cell office:value-type="string" calcext:value-type="string">
            <text:p>P. C. R. Lane, A. Sykes, and F. Gobet, “Combining Low-Level Perception with Expectations in CHREST,” in Proceedings of the European Cognitive Science Conference, 2003, pp. 205–210.</text:p>
          </table:table-cell>
        </table:table-row>
        <table:table-row table:style-name="ro1">
          <table:table-cell office:value-type="string" calcext:value-type="string">
            <text:p>CHREST</text:p>
          </table:table-cell>
          <table:table-cell office:value-type="string" calcext:value-type="string">
            <text:p>Lane2012</text:p>
          </table:table-cell>
          <table:table-cell office:value-type="string" calcext:value-type="string">
            <text:p>P. Lane and F. Gobet, “CHREST models of implicit learning and board game interpretation,” Lect. Notes Comput. Sci. (including Subser. Lect. Notes Artif. Intell. Lect. Notes Bioinformatics), pp. 148–157, 2012.</text:p>
          </table:table-cell>
        </table:table-row>
        <table:table-row table:style-name="ro1">
          <table:table-cell office:value-type="string" calcext:value-type="string">
            <text:p>CHREST</text:p>
          </table:table-cell>
          <table:table-cell office:value-type="string" calcext:value-type="string">
            <text:p>Lloyd-kelly2015</text:p>
          </table:table-cell>
          <table:table-cell office:value-type="string" calcext:value-type="string">
            <text:p>M. Lloyd-Kelly, F. R. Gobet, and P. C. R. Lane, “Piece of Mind: Long-Term Memory Structure in ACT-R and CHREST,” in Proceedings of the 37th Annual Meeting of the Cognitive Science Society, 2015.</text:p>
          </table:table-cell>
        </table:table-row>
        <table:table-row table:style-name="ro1">
          <table:table-cell office:value-type="string" calcext:value-type="string">
            <text:p>CHREST</text:p>
          </table:table-cell>
          <table:table-cell office:value-type="string" calcext:value-type="string">
            <text:p>Lloyd-kelly</text:p>
          </table:table-cell>
          <table:table-cell office:value-type="string" calcext:value-type="string">
            <text:p>M. Lloyd-Kelly, P. C. R. Lane, and F. Gobet, “The Effects of Bounding Rationality on the Performance and Learning of CHREST Agents in Tileworld,” in Research and Development in Intelligent Systems XXXI, M. Bramer and M. Petridis, Eds. 2014.</text:p>
          </table:table-cell>
        </table:table-row>
        <table:table-row table:style-name="ro1">
          <table:table-cell office:value-type="string" calcext:value-type="string">
            <text:p>CHREST</text:p>
          </table:table-cell>
          <table:table-cell office:value-type="string" calcext:value-type="string">
            <text:p>Schiller2012</text:p>
          </table:table-cell>
          <table:table-cell office:value-type="string" calcext:value-type="string">
            <text:p>M. R. G. Schiller and F. R. Gobet, “A comparison between cognitive and AI models of blackjack strategy learning,” Lect. Notes Comput. Sci., pp. 143–155, 2012.</text:p>
          </table:table-cell>
        </table:table-row>
        <table:table-row table:style-name="ro1">
          <table:table-cell office:value-type="string" calcext:value-type="string">
            <text:p>CHREST</text:p>
          </table:table-cell>
          <table:table-cell office:value-type="string" calcext:value-type="string">
            <text:p>Smith2009</text:p>
          </table:table-cell>
          <table:table-cell office:value-type="string" calcext:value-type="string">
            <text:p>R. L. Smith, F. Gobet, and P. C. R. Lane, “Checking chess checks with chunks: A model of simple check detection,” in Proceedings of the Ninth International Conference on Cognitve Modeling, 2009.</text:p>
          </table:table-cell>
        </table:table-row>
        <table:table-row table:style-name="ro1">
          <table:table-cell office:value-type="string" calcext:value-type="string">
            <text:p>CHREST</text:p>
          </table:table-cell>
          <table:table-cell office:value-type="string" calcext:value-type="string">
            <text:p>Smith2007</text:p>
          </table:table-cell>
          <table:table-cell office:value-type="string" calcext:value-type="string">
            <text:p>R. L. Smith, F. Gobet, and P. C. R. Lane, “An Investigation into the Effect of Ageing on Expert Memory with CHREST,” in Proceedings of the United Kingdom Workshop On Computational Intelligence, 2007.</text:p>
          </table:table-cell>
        </table:table-row>
        <table:table-row table:style-name="ro1">
          <table:table-cell office:value-type="string" calcext:value-type="string">
            <text:p>CHREST</text:p>
          </table:table-cell>
          <table:table-cell office:value-type="string" calcext:value-type="string">
            <text:p>Smith</text:p>
          </table:table-cell>
          <table:table-cell office:value-type="string" calcext:value-type="string">
            <text:p>R. L. Smith, P. C. R. Lane, and F. R. Gobet, “Modelling the Relationship between Visual Short-Term Memory Capacity and Recall Ability,” in Social Sciences, 2008.</text:p>
          </table:table-cell>
        </table:table-row>
        <table:table-row table:style-name="ro1">
          <table:table-cell office:value-type="string" calcext:value-type="string">
            <text:p>CLARION</text:p>
          </table:table-cell>
          <table:table-cell office:value-type="string" calcext:value-type="string">
            <text:p>Brooks2012</text:p>
          </table:table-cell>
          <table:table-cell office:value-type="string" calcext:value-type="string">
            <text:p>J. D. Brooks, N. Wilson, and R. Sun, “The effects of performance motivation: A computational exploration of a dynamic decision making task,” Proc. First Int. Conf. Brain-Mind, pp. 7–14, 2012.</text:p>
          </table:table-cell>
        </table:table-row>
        <table:table-row table:style-name="ro1">
          <table:table-cell office:value-type="string" calcext:value-type="string">
            <text:p>CLARION</text:p>
          </table:table-cell>
          <table:table-cell office:value-type="string" calcext:value-type="string">
            <text:p>Helie2010</text:p>
          </table:table-cell>
          <table:table-cell office:value-type="string" calcext:value-type="string">
            <text:p>S. Helie and R. Sun, “Incubation, Insight, and Creative Problem Solving: A Unified Theory and a Connectionist Model,” Psychol. Rev., vol. 117, no. 3, 2010.</text:p>
          </table:table-cell>
        </table:table-row>
        <table:table-row table:style-name="ro1">
          <table:table-cell office:value-type="string" calcext:value-type="string">
            <text:p>CLARION</text:p>
          </table:table-cell>
          <table:table-cell office:value-type="string" calcext:value-type="string">
            <text:p>Helie2014</text:p>
          </table:table-cell>
          <table:table-cell office:value-type="string" calcext:value-type="string">
            <text:p>S. Helie and R. Sun, “An integrative account of memory and reasoning phenomena,” New Ideas Psychol., vol. 35, no. 1, pp. 36–52, 2014.</text:p>
          </table:table-cell>
        </table:table-row>
        <table:table-row table:style-name="ro1">
          <table:table-cell office:value-type="string" calcext:value-type="string">
            <text:p>CLARION</text:p>
          </table:table-cell>
          <table:table-cell office:value-type="string" calcext:value-type="string">
            <text:p>Helie2010a</text:p>
          </table:table-cell>
          <table:table-cell office:value-type="string" calcext:value-type="string">
            <text:p>S. Helie and R. Sun, “Creative problem solving: A CLARION theory,” in The 2010 International Joint Conference on Neural Networks (IJCNN), 2010.</text:p>
          </table:table-cell>
        </table:table-row>
        <table:table-row table:style-name="ro1">
          <table:table-cell office:value-type="string" calcext:value-type="string">
            <text:p>CLARION</text:p>
          </table:table-cell>
          <table:table-cell office:value-type="string" calcext:value-type="string">
            <text:p>Helie2009</text:p>
          </table:table-cell>
          <table:table-cell office:value-type="string" calcext:value-type="string">
            <text:p>S. Hélie and R. Sun, “Cognitive architectures and agents,” in Springer Handbook of Computational Intelligence, Springer Berlin Heidelberg, 2015, pp. 683–696.</text:p>
          </table:table-cell>
        </table:table-row>
        <table:table-row table:style-name="ro1">
          <table:table-cell office:value-type="string" calcext:value-type="string">
            <text:p>CLARION</text:p>
          </table:table-cell>
          <table:table-cell office:value-type="string" calcext:value-type="string">
            <text:p>Helie2008</text:p>
          </table:table-cell>
          <table:table-cell office:value-type="string" calcext:value-type="string">
            <text:p>S. Hélie, R. Sun, and L. Xiong, “Mixed effects of distractor tasks on incubation,” in Proceedings of the 30th Annual Meeting of the Cognitive Science Society, 2008, pp. 1251–1256.</text:p>
          </table:table-cell>
        </table:table-row>
        <table:table-row table:style-name="ro1">
          <table:table-cell office:value-type="string" calcext:value-type="string">
            <text:p>CLARION</text:p>
          </table:table-cell>
          <table:table-cell office:value-type="string" calcext:value-type="string">
            <text:p>Licato2014a</text:p>
          </table:table-cell>
          <table:table-cell office:value-type="string" calcext:value-type="string">
            <text:p>J. Licato, R. Sun, and S. Bringsjord, “Using a Hybrid Cognitive Architecture to Model Children’s Errors in an Analogy Task,” Proc. 36th Annu. Conf. Cogn. Sci. Soc. (CogSci 2014), pp. 857–862, 2014.</text:p>
          </table:table-cell>
        </table:table-row>
        <table:table-row table:style-name="ro1">
          <table:table-cell office:value-type="string" calcext:value-type="string">
            <text:p>CLARION</text:p>
          </table:table-cell>
          <table:table-cell office:value-type="string" calcext:value-type="string">
            <text:p>Sun</text:p>
          </table:table-cell>
          <table:table-cell office:value-type="string" calcext:value-type="string">
            <text:p>I. Naveh and R. Sun, “A Cognitively Based Simulation of Simple Organizations,” in Proceedings of the 27th Annual Conference of the Cognitive Science Society, 2005.</text:p>
          </table:table-cell>
        </table:table-row>
        <table:table-row table:style-name="ro1">
          <table:table-cell office:value-type="string" calcext:value-type="string">
            <text:p>CLARION</text:p>
          </table:table-cell>
          <table:table-cell office:value-type="string" calcext:value-type="string">
            <text:p>Phillipson2009</text:p>
          </table:table-cell>
          <table:table-cell office:value-type="string" calcext:value-type="string">
            <text:p>S. N. Phillipson and R. Sun, “Modeling mathematical Actiotopes: The potential role of CLARION,” Talent Dev. Excell., vol. 1, no. 1, pp. 27–43, 2009.</text:p>
          </table:table-cell>
        </table:table-row>
        <table:table-row table:style-name="ro1">
          <table:table-cell office:value-type="string" calcext:value-type="string">
            <text:p>CLARION</text:p>
          </table:table-cell>
          <table:table-cell office:value-type="string" calcext:value-type="string">
            <text:p>Slusarz2001</text:p>
          </table:table-cell>
          <table:table-cell office:value-type="string" calcext:value-type="string">
            <text:p>P. Slusarz and R. Sun, “The Interaction of Explicit and Implicit Learning: An Integrated Model,” in Proceedings of the 23rd cognitive science society conference, 2001, pp. 952–957.</text:p>
          </table:table-cell>
        </table:table-row>
        <table:table-row table:style-name="ro1">
          <table:table-cell office:value-type="string" calcext:value-type="string">
            <text:p>CLARION</text:p>
          </table:table-cell>
          <table:table-cell office:value-type="string" calcext:value-type="string">
            <text:p>Sun2007b</text:p>
          </table:table-cell>
          <table:table-cell office:value-type="string" calcext:value-type="string">
            <text:p>R. Sun, “The challenges of building computational cognitive architectures,” in Challenges for Computational Intelligence, vol. 63, W. Duch and J. Mandziuk, Eds. Springer Berlin Heidelberg, 2007, pp. 37–60.</text:p>
          </table:table-cell>
        </table:table-row>
        <table:table-row table:style-name="ro1">
          <table:table-cell office:value-type="string" calcext:value-type="string">
            <text:p>CLARION</text:p>
          </table:table-cell>
          <table:table-cell office:value-type="string" calcext:value-type="string">
            <text:p>Sun2001</text:p>
          </table:table-cell>
          <table:table-cell office:value-type="string" calcext:value-type="string">
            <text:p>R. Sun, “Artificial intelligence: Connectionist and symbolic approaches,” International Encyclopedia of the Social and Behavioral Sciences. Pergamon/Elsevier, pp. 783–789, 2001.</text:p>
          </table:table-cell>
        </table:table-row>
        <table:table-row table:style-name="ro1">
          <table:table-cell office:value-type="string" calcext:value-type="string">
            <text:p>CLARION</text:p>
          </table:table-cell>
          <table:table-cell office:value-type="string" calcext:value-type="string">
            <text:p>Sun2016a</text:p>
          </table:table-cell>
          <table:table-cell office:value-type="string" calcext:value-type="string">
            <text:p>R. Sun, Anatomy of the Mind: Exploring Psychological Mechanisms and Processes with the Clarion Cognitive Architecture. Oxford University Press, 2016.</text:p>
          </table:table-cell>
        </table:table-row>
        <table:table-row table:style-name="ro1">
          <table:table-cell office:value-type="string" calcext:value-type="string">
            <text:p>CLARION</text:p>
          </table:table-cell>
          <table:table-cell office:value-type="string" calcext:value-type="string">
            <text:p>Sun2005b</text:p>
          </table:table-cell>
          <table:table-cell office:value-type="string" calcext:value-type="string">
            <text:p>R. Sun, “Questions and Answers,” 2005.</text:p>
          </table:table-cell>
        </table:table-row>
        <table:table-row table:style-name="ro1">
          <table:table-cell office:value-type="string" calcext:value-type="string">
            <text:p>CLARION</text:p>
          </table:table-cell>
          <table:table-cell office:value-type="string" calcext:value-type="string">
            <text:p>Sun2009d</text:p>
          </table:table-cell>
          <table:table-cell office:value-type="string" calcext:value-type="string">
            <text:p>R. Sun, “Motivational representations within a computational cognitive architecture,” Cognit. Comput., vol. 1, no. 1, pp. 91–103, 2009.</text:p>
          </table:table-cell>
        </table:table-row>
        <table:table-row table:style-name="ro1">
          <table:table-cell office:value-type="string" calcext:value-type="string">
            <text:p>CLARION</text:p>
          </table:table-cell>
          <table:table-cell office:value-type="string" calcext:value-type="string">
            <text:p>Sun2009c</text:p>
          </table:table-cell>
          <table:table-cell office:value-type="string" calcext:value-type="string">
            <text:p>R. Sun, “Theoretical status of computational cognitive modeling,” Cogn. Syst. Res., vol. 10, no. 2, pp. 124–140, 2009.</text:p>
          </table:table-cell>
        </table:table-row>
        <table:table-row table:style-name="ro1">
          <table:table-cell office:value-type="string" calcext:value-type="string">
            <text:p>CLARION</text:p>
          </table:table-cell>
          <table:table-cell office:value-type="string" calcext:value-type="string">
            <text:p>Sun2003</text:p>
          </table:table-cell>
          <table:table-cell office:value-type="string" calcext:value-type="string">
            <text:p>R. Sun, “CLARION technical specification.” 2003.</text:p>
          </table:table-cell>
        </table:table-row>
        <table:table-row table:style-name="ro1">
          <table:table-cell office:value-type="string" calcext:value-type="string">
            <text:p>CLARION</text:p>
          </table:table-cell>
          <table:table-cell office:value-type="string" calcext:value-type="string">
            <text:p>Sun2009</text:p>
          </table:table-cell>
          <table:table-cell office:value-type="string" calcext:value-type="string">
            <text:p>R. Sun, “Cognitive architectures and multi-agent social simulation,” Pacific Rim Int. Work. Multi-Agents, pp. 7–21, 2005.</text:p>
          </table:table-cell>
        </table:table-row>
        <table:table-row table:style-name="ro1">
          <table:table-cell office:value-type="string" calcext:value-type="string">
            <text:p>CLARION</text:p>
          </table:table-cell>
          <table:table-cell office:value-type="string" calcext:value-type="string">
            <text:p>Sun2016b</text:p>
          </table:table-cell>
          <table:table-cell office:value-type="string" calcext:value-type="string">
            <text:p>R. Sun, Anatomy of the Mind: Exploring Psychological Mechanisms and Processes with the Clarion Cognitive Architecture. Oxford University Press, 2016.</text:p>
          </table:table-cell>
        </table:table-row>
        <table:table-row table:style-name="ro1">
          <table:table-cell office:value-type="string" calcext:value-type="string">
            <text:p>CLARION</text:p>
          </table:table-cell>
          <table:table-cell office:value-type="string" calcext:value-type="string">
            <text:p>Sun2012</text:p>
          </table:table-cell>
          <table:table-cell office:value-type="string" calcext:value-type="string">
            <text:p>R. Sun, “Memory systems within a cognitive architecture,” New Ideas Psychol., vol. 30, no. 2, pp. 227–240, 2012.</text:p>
          </table:table-cell>
        </table:table-row>
        <table:table-row table:style-name="ro1">
          <table:table-cell office:value-type="string" calcext:value-type="string">
            <text:p>CLARION</text:p>
          </table:table-cell>
          <table:table-cell office:value-type="string" calcext:value-type="string">
            <text:p>Sun2013</text:p>
          </table:table-cell>
          <table:table-cell office:value-type="string" calcext:value-type="string">
            <text:p>R. Sun, “Autonomous generation of symbolic representations through subsymbolic activities,” Philos. Psychol., vol. 26, no. 6, pp. 888–912, 2013.</text:p>
          </table:table-cell>
        </table:table-row>
        <table:table-row table:style-name="ro1">
          <table:table-cell office:value-type="string" calcext:value-type="string">
            <text:p>CLARION</text:p>
          </table:table-cell>
          <table:table-cell office:value-type="string" calcext:value-type="string">
            <text:p>Sun2003a</text:p>
          </table:table-cell>
          <table:table-cell office:value-type="string" calcext:value-type="string">
            <text:p>R. Sun, “Dual-Process Theories and Cognitive Architectures,” Ninth Int. Work. Neural-Symbolic Learn. Reason., pp. 2003–2007, 2013.</text:p>
          </table:table-cell>
        </table:table-row>
        <table:table-row table:style-name="ro1">
          <table:table-cell office:value-type="string" calcext:value-type="string">
            <text:p>CLARION</text:p>
          </table:table-cell>
          <table:table-cell office:value-type="string" calcext:value-type="string">
            <text:p>Sun2006</text:p>
          </table:table-cell>
          <table:table-cell office:value-type="string" calcext:value-type="string">
            <text:p>R. Sun, “The CLARION Cognitive Architecture: Extending Cognitive Modeling to Social Simulation,” in Cognition and Multi-Agent Interaction, R. Sun, Ed. New York, NY: Cambridge University Press, 2006.</text:p>
          </table:table-cell>
        </table:table-row>
        <table:table-row table:style-name="ro1">
          <table:table-cell office:value-type="string" calcext:value-type="string">
            <text:p>CLARION</text:p>
          </table:table-cell>
          <table:table-cell office:value-type="string" calcext:value-type="string">
            <text:p>Sun2004b</text:p>
          </table:table-cell>
          <table:table-cell office:value-type="string" calcext:value-type="string">
            <text:p>R. Sun, “Desiderata for cognitive architectures,” Philos. Psychol., vol. 17, no. 3, pp. 341–373, 2004.</text:p>
          </table:table-cell>
        </table:table-row>
        <table:table-row table:style-name="ro1">
          <table:table-cell office:value-type="string" calcext:value-type="string">
            <text:p>CLARION</text:p>
          </table:table-cell>
          <table:table-cell office:value-type="string" calcext:value-type="string">
            <text:p>Sun2007</text:p>
          </table:table-cell>
          <table:table-cell office:value-type="string" calcext:value-type="string">
            <text:p>R. Sun, “The importance of cognitive architectures: an analysis based on CLARION,” J. Exp. Theor. Artif. Intell., vol. 19, no. 2, pp. 159–193, 2007.</text:p>
          </table:table-cell>
        </table:table-row>
        <table:table-row table:style-name="ro1">
          <table:table-cell office:value-type="string" calcext:value-type="string">
            <text:p>CLARION</text:p>
          </table:table-cell>
          <table:table-cell office:value-type="string" calcext:value-type="string">
            <text:p>Sun2012a</text:p>
          </table:table-cell>
          <table:table-cell office:value-type="string" calcext:value-type="string">
            <text:p>R. Sun and P. Fleischer, “A Cognitive Social Simulation of Tribal Survival Strategies: The Importance of Cognitive and Motivational Factors,” Journal of Cognition and Culture, vol. 12, no. 3-4, 2012.</text:p>
          </table:table-cell>
        </table:table-row>
        <table:table-row table:style-name="ro1">
          <table:table-cell office:value-type="string" calcext:value-type="string">
            <text:p>CLARION</text:p>
          </table:table-cell>
          <table:table-cell office:value-type="string" calcext:value-type="string">
            <text:p>Sun2015</text:p>
          </table:table-cell>
          <table:table-cell office:value-type="string" calcext:value-type="string">
            <text:p>R. Sun and S. Helie, “Accounting for creativity within a psychologically realistic cognitive architecture,” Comput. Creat. Res. Towar. Creat. Mach., vol. 7, pp. 3–36, 2015.</text:p>
          </table:table-cell>
        </table:table-row>
        <table:table-row table:style-name="ro1">
          <table:table-cell office:value-type="string" calcext:value-type="string">
            <text:p>CLARION</text:p>
          </table:table-cell>
          <table:table-cell office:value-type="string" calcext:value-type="string">
            <text:p>Sun2012c</text:p>
          </table:table-cell>
          <table:table-cell office:value-type="string" calcext:value-type="string">
            <text:p>R. Sun and S. Hélie, “Psychologically realistic cognitive agents: taking human cognition seriously,” Journal of Experimental &amp; Theoretical Artificial Intelligence, vol. 25, no. 1, pp. 65-92, 2012.</text:p>
          </table:table-cell>
        </table:table-row>
        <table:table-row table:style-name="ro1">
          <table:table-cell office:value-type="string" calcext:value-type="string">
            <text:p>CLARION</text:p>
          </table:table-cell>
          <table:table-cell office:value-type="string" calcext:value-type="string">
            <text:p>Sun2005</text:p>
          </table:table-cell>
          <table:table-cell office:value-type="string" calcext:value-type="string">
            <text:p>R. Sun and R. C. Mathews, “Exploring the interaction of implicit and explicit processes to facilitate individual skill learning,” Tech. Rep. TR-1162, no. May, 2005.</text:p>
          </table:table-cell>
        </table:table-row>
        <table:table-row table:style-name="ro1">
          <table:table-cell office:value-type="string" calcext:value-type="string">
            <text:p>CLARION</text:p>
          </table:table-cell>
          <table:table-cell office:value-type="string" calcext:value-type="string">
            <text:p>Sun2012b</text:p>
          </table:table-cell>
          <table:table-cell office:value-type="string" calcext:value-type="string">
            <text:p>R. Sun and R. C. Mathews, “Implicit cognition, emotion, and meta-cognitive control,” Mind Soc., vol. 11, no. 1, pp. 107–119, 2012.</text:p>
          </table:table-cell>
        </table:table-row>
        <table:table-row table:style-name="ro1">
          <table:table-cell office:value-type="string" calcext:value-type="string">
            <text:p>CLARION</text:p>
          </table:table-cell>
          <table:table-cell office:value-type="string" calcext:value-type="string">
            <text:p>Sun1998a</text:p>
          </table:table-cell>
          <table:table-cell office:value-type="string" calcext:value-type="string">
            <text:p>R. Sun, E. Merrill, and T. Peterson, “A bottom-up model of skill learning,” Proc. 20th Cogn. Sci. Soc. Conf., pp. 1037–1042, 1998.</text:p>
          </table:table-cell>
        </table:table-row>
        <table:table-row table:style-name="ro1">
          <table:table-cell office:value-type="string" calcext:value-type="string">
            <text:p>CLARION</text:p>
          </table:table-cell>
          <table:table-cell office:value-type="string" calcext:value-type="string">
            <text:p>Sun1999</text:p>
          </table:table-cell>
          <table:table-cell office:value-type="string" calcext:value-type="string">
            <text:p>R. Sun, E. Merrill, and T. Peterson, “From implicit skills to explicit knowledge: A bottom-up model of skill learning,” Cogn. Sci., vol. 25, no. 2, pp. 203–244, 2001.</text:p>
          </table:table-cell>
        </table:table-row>
        <table:table-row table:style-name="ro1">
          <table:table-cell office:value-type="string" calcext:value-type="string">
            <text:p>CLARION</text:p>
          </table:table-cell>
          <table:table-cell office:value-type="string" calcext:value-type="string">
            <text:p>Sun2004c</text:p>
          </table:table-cell>
          <table:table-cell office:value-type="string" calcext:value-type="string">
            <text:p>R. Sun and I. Naveh, “Simulating organizational decision-making using a cognitively realistic agent model,” J. Artif. Soc. Soc. Simul., vol. 7, no. 3, 2004.</text:p>
          </table:table-cell>
        </table:table-row>
        <table:table-row table:style-name="ro1">
          <table:table-cell office:value-type="string" calcext:value-type="string">
            <text:p>CLARION</text:p>
          </table:table-cell>
          <table:table-cell office:value-type="string" calcext:value-type="string">
            <text:p>Sun2009b</text:p>
          </table:table-cell>
          <table:table-cell office:value-type="string" calcext:value-type="string">
            <text:p>R. Sun and I. Naveh, “Cognitive simulation of academic science,” Proc. Int. Jt. Conf. Neural Networks, pp. 3011–3017, 2009.</text:p>
          </table:table-cell>
        </table:table-row>
        <table:table-row table:style-name="ro1">
          <table:table-cell office:value-type="string" calcext:value-type="string">
            <text:p>CLARION</text:p>
          </table:table-cell>
          <table:table-cell office:value-type="string" calcext:value-type="string">
            <text:p>Sun2006c</text:p>
          </table:table-cell>
          <table:table-cell office:value-type="string" calcext:value-type="string">
            <text:p>R. Sun and I. Naveh, “Social Institution, Cognition, and Survival: A Cognitive-Social Simulation,” Mind Soc., vol. 6, no. 2, pp. 1–49, 2006.</text:p>
          </table:table-cell>
        </table:table-row>
        <table:table-row table:style-name="ro1">
          <table:table-cell office:value-type="string" calcext:value-type="string">
            <text:p>CLARION</text:p>
          </table:table-cell>
          <table:table-cell office:value-type="string" calcext:value-type="string">
            <text:p>Sun1994</text:p>
          </table:table-cell>
          <table:table-cell office:value-type="string" calcext:value-type="string">
            <text:p>R. Sun and T. Peterson, “Learning in reactive sequential decision tasks: The CLARION model,” Proc. Int. Conf. Neural Networks, pp. 1073–1078, 1996.</text:p>
          </table:table-cell>
        </table:table-row>
        <table:table-row table:style-name="ro1">
          <table:table-cell office:value-type="string" calcext:value-type="string">
            <text:p>CLARION</text:p>
          </table:table-cell>
          <table:table-cell office:value-type="string" calcext:value-type="string">
            <text:p>Sun1998c</text:p>
          </table:table-cell>
          <table:table-cell office:value-type="string" calcext:value-type="string">
            <text:p>R. Sun and T. Peterson, “Some experiments with a hybrid model for learning sequential decision making,” Inf. Sci. (Ny)., vol. 111, no. 1–4, pp. 83–107, 1998.</text:p>
          </table:table-cell>
        </table:table-row>
        <table:table-row table:style-name="ro1">
          <table:table-cell office:value-type="string" calcext:value-type="string">
            <text:p>CLARION</text:p>
          </table:table-cell>
          <table:table-cell office:value-type="string" calcext:value-type="string">
            <text:p>RonSun1998</text:p>
          </table:table-cell>
          <table:table-cell office:value-type="string" calcext:value-type="string">
            <text:p>R. Sun and T. Peterson, “Autonomous learning of sequential tasks: Experiments and analyzes,” IEEE Trans. Neural Networks, vol. 9, no. 6, pp. 1217–1234, 1998.</text:p>
          </table:table-cell>
        </table:table-row>
        <table:table-row table:style-name="ro1">
          <table:table-cell office:value-type="string" calcext:value-type="string">
            <text:p>CLARION</text:p>
          </table:table-cell>
          <table:table-cell office:value-type="string" calcext:value-type="string">
            <text:p>Sun1996</text:p>
          </table:table-cell>
          <table:table-cell office:value-type="string" calcext:value-type="string">
            <text:p>R. Sun, T. Peterson, and E. Merrill, “Bottom-Up Skill Learning in Reactive Sequential Decision Tasks,” in Proceedings of 18th cognitive science society conferenc, 1996, pp. 684–689.</text:p>
          </table:table-cell>
        </table:table-row>
        <table:table-row table:style-name="ro1">
          <table:table-cell office:value-type="string" calcext:value-type="string">
            <text:p>CLARION</text:p>
          </table:table-cell>
          <table:table-cell office:value-type="string" calcext:value-type="string">
            <text:p>Sun1999c</text:p>
          </table:table-cell>
          <table:table-cell office:value-type="string" calcext:value-type="string">
            <text:p>R. Sun, T. Peterson, and E. Merrill, “A Hybrid Architecture for Situated Learning of Reactive Sequential Decision Making,” Appl. Intell., vol. 11, pp. 109–127, 1999.</text:p>
          </table:table-cell>
        </table:table-row>
        <table:table-row table:style-name="ro1">
          <table:table-cell office:value-type="string" calcext:value-type="string">
            <text:p>CLARION</text:p>
          </table:table-cell>
          <table:table-cell office:value-type="string" calcext:value-type="string">
            <text:p>Sun2014</text:p>
          </table:table-cell>
          <table:table-cell office:value-type="string" calcext:value-type="string">
            <text:p>R. Sun and N. Wilson, “Roles of implicit processes: instinct, intuition, and personality,” Mind Soc., vol. 13, no. 1, pp. 109–134, 2014.</text:p>
          </table:table-cell>
        </table:table-row>
        <table:table-row table:style-name="ro1">
          <table:table-cell office:value-type="string" calcext:value-type="string">
            <text:p>CLARION</text:p>
          </table:table-cell>
          <table:table-cell office:value-type="string" calcext:value-type="string">
            <text:p>Sun2011</text:p>
          </table:table-cell>
          <table:table-cell office:value-type="string" calcext:value-type="string">
            <text:p>R. Sun and N. Wilson, “Motivational Processes Within the Perception--Action Cycle,” in Perception-Action Cycle: Models, Architectures, and Hardware, V. Cutsuridis, A. Hussain, and J. G. Taylor, Eds. New York, NY: Springer New York, 2011, pp. 449–472.</text:p>
          </table:table-cell>
        </table:table-row>
        <table:table-row table:style-name="ro1">
          <table:table-cell office:value-type="string" calcext:value-type="string">
            <text:p>CLARION</text:p>
          </table:table-cell>
          <table:table-cell office:value-type="string" calcext:value-type="string">
            <text:p>Sun2016</text:p>
          </table:table-cell>
          <table:table-cell office:value-type="string" calcext:value-type="string">
            <text:p>R. Sun, N. Wilson, and M. Lynch, “Emotion: A Unified Mechanistic Interpretation from a Cognitive Architecture,” Cognit. Comput., vol. 8, no. 1, pp. 1–14, 2016.</text:p>
          </table:table-cell>
        </table:table-row>
        <table:table-row table:style-name="ro1">
          <table:table-cell office:value-type="string" calcext:value-type="string">
            <text:p>CLARION</text:p>
          </table:table-cell>
          <table:table-cell office:value-type="string" calcext:value-type="string">
            <text:p>Sun2011a</text:p>
          </table:table-cell>
          <table:table-cell office:value-type="string" calcext:value-type="string">
            <text:p>R. Sun, N. Wilson, and R. Mathews, “Accounting for Certain Mental Disorders Within a Comprehensive Cognitive Architecture,” in Proceedings of International Joint Conference on Neural Networks, 2011.</text:p>
          </table:table-cell>
        </table:table-row>
        <table:table-row table:style-name="ro1">
          <table:table-cell office:value-type="string" calcext:value-type="string">
            <text:p>CLARION</text:p>
          </table:table-cell>
          <table:table-cell office:value-type="string" calcext:value-type="string">
            <text:p>Sun2005c</text:p>
          </table:table-cell>
          <table:table-cell office:value-type="string" calcext:value-type="string">
            <text:p>R. Sun and X. Zhang, “Accounting for a variety of reasoning data within a cognitive architecture.,” J. Exp. Theor. Artif. Intell., vol. 18, no. 2, pp. 169–191, 2006.</text:p>
          </table:table-cell>
        </table:table-row>
        <table:table-row table:style-name="ro1">
          <table:table-cell office:value-type="string" calcext:value-type="string">
            <text:p>CLARION</text:p>
          </table:table-cell>
          <table:table-cell office:value-type="string" calcext:value-type="string">
            <text:p>Sun2002a</text:p>
          </table:table-cell>
          <table:table-cell office:value-type="string" calcext:value-type="string">
            <text:p>R. Sun and X. Zhang, “Top-Down versus Bottom-Up Learning in Skill Acquisition,” in Proceedings of the 24th Annual Conference of the Cognitive Science Society, 2002.</text:p>
          </table:table-cell>
        </table:table-row>
        <table:table-row table:style-name="ro1">
          <table:table-cell office:value-type="string" calcext:value-type="string">
            <text:p>CLARION</text:p>
          </table:table-cell>
          <table:table-cell office:value-type="string" calcext:value-type="string">
            <text:p>Sun2002</text:p>
          </table:table-cell>
          <table:table-cell office:value-type="string" calcext:value-type="string">
            <text:p>R. Sun and X. Zhang, “Accessibility versus Action-Centeredness in the Representation of Cognitive Skills,” in Proceedings of the Fifth International Conference on Cognitive Modeling, 2003.</text:p>
          </table:table-cell>
        </table:table-row>
        <table:table-row table:style-name="ro1">
          <table:table-cell office:value-type="string" calcext:value-type="string">
            <text:p>CLARION</text:p>
          </table:table-cell>
          <table:table-cell office:value-type="string" calcext:value-type="string">
            <text:p>Sun1998</text:p>
          </table:table-cell>
          <table:table-cell office:value-type="string" calcext:value-type="string">
            <text:p>R. Sun and X. Zhang, “Accounting for Similarity-Based Reasoning within a Cognitive Architecture,” in Proceedings of the 26th Annual Conference of the Cognitive Science Society, 2004.</text:p>
          </table:table-cell>
        </table:table-row>
        <table:table-row table:style-name="ro1">
          <table:table-cell office:value-type="string" calcext:value-type="string">
            <text:p>CLARION</text:p>
          </table:table-cell>
          <table:table-cell office:value-type="string" calcext:value-type="string">
            <text:p>Sun2006a</text:p>
          </table:table-cell>
          <table:table-cell office:value-type="string" calcext:value-type="string">
            <text:p>R. Sun, X. Zhang, and R. Mathews, “Modeling meta-cognition in a cognitive architecture,” Cogn. Syst. Res., vol. 7, no. 4, pp. 327–338, 2006.</text:p>
          </table:table-cell>
        </table:table-row>
        <table:table-row table:style-name="ro1">
          <table:table-cell office:value-type="string" calcext:value-type="string">
            <text:p>CLARION</text:p>
          </table:table-cell>
          <table:table-cell office:value-type="string" calcext:value-type="string">
            <text:p>Sun2007a</text:p>
          </table:table-cell>
          <table:table-cell office:value-type="string" calcext:value-type="string">
            <text:p>R. Sun, X. Zhang, P. Slusarz, and R. Mathews, “The interaction of implicit learning, explicit hypothesis testing learning and implicit-to-explicit knowledge extraction,” Neural Networks, vol. 20, no. 1, pp. 34–47, 2007.</text:p>
          </table:table-cell>
        </table:table-row>
        <table:table-row table:style-name="ro1">
          <table:table-cell office:value-type="string" calcext:value-type="string">
            <text:p>CLARION</text:p>
          </table:table-cell>
          <table:table-cell office:value-type="string" calcext:value-type="string">
            <text:p>Wilson2014b</text:p>
          </table:table-cell>
          <table:table-cell office:value-type="string" calcext:value-type="string">
            <text:p>N. R. Wilson and R. Sun, “Coping with Bullying: A Computational Emotion-Theoretic Account,” in CogSci, 2014.</text:p>
          </table:table-cell>
        </table:table-row>
        <table:table-row table:style-name="ro1">
          <table:table-cell office:value-type="string" calcext:value-type="string">
            <text:p>CLARION</text:p>
          </table:table-cell>
          <table:table-cell office:value-type="string" calcext:value-type="string">
            <text:p>Wilson2009</text:p>
          </table:table-cell>
          <table:table-cell office:value-type="string" calcext:value-type="string">
            <text:p>N. R. Wilson, R. Sun, and R. C. Mathews, “A motivationally-based simulation of performance degradation under pressure,” Neural Networks, vol. 22, no. 5–6, pp. 502–508, 2009.</text:p>
          </table:table-cell>
        </table:table-row>
        <table:table-row table:style-name="ro1">
          <table:table-cell office:value-type="string" calcext:value-type="string">
            <text:p>CLARION</text:p>
          </table:table-cell>
          <table:table-cell office:value-type="string" calcext:value-type="string">
            <text:p>Wilson2010</text:p>
          </table:table-cell>
          <table:table-cell office:value-type="string" calcext:value-type="string">
            <text:p>N. R. Wilson, R. Sun, and R. C. Mathews, “A Motivationally Based Computational Interpretation of Social Anxiety Induced Stereotype Bias,” in Proceedings of the 2010 cognitive science society conference, 2010, pp. 1750–1755.</text:p>
          </table:table-cell>
        </table:table-row>
        <table:table-row table:style-name="ro1">
          <table:table-cell office:value-type="string" calcext:value-type="string">
            <text:p>CLARION</text:p>
          </table:table-cell>
          <table:table-cell office:value-type="string" calcext:value-type="string">
            <text:p>Wilson2010a</text:p>
          </table:table-cell>
          <table:table-cell office:value-type="string" calcext:value-type="string">
            <text:p>N. Wilson, R. Sun, and R. Mathews, “A Motivationally Based Computational Interpretation of Social Anxiety Induced Stereotype Bias,” in Proceedings of the Annual Meeting of the Cognitive Science Society, 2010.</text:p>
          </table:table-cell>
        </table:table-row>
        <table:table-row table:style-name="ro1">
          <table:table-cell office:value-type="string" calcext:value-type="string">
            <text:p>COGNET</text:p>
          </table:table-cell>
          <table:table-cell office:value-type="string" calcext:value-type="string">
            <text:p>Ryder1998</text:p>
          </table:table-cell>
          <table:table-cell office:value-type="string" calcext:value-type="string">
            <text:p>J. M. Ryder, M. Z. Weiland, M. A. Szczepkowski, and W. W. Zachary, “Cognitive engineering of a new telephone operator workstation using COGNET,” Int. J. Ind. Ergon., vol. 22, no. 6, pp. 417–429, 1998.</text:p>
          </table:table-cell>
        </table:table-row>
        <table:table-row table:style-name="ro1">
          <table:table-cell office:value-type="string" calcext:value-type="string">
            <text:p>COGNET</text:p>
          </table:table-cell>
          <table:table-cell office:value-type="string" calcext:value-type="string">
            <text:p>Seamster1993</text:p>
          </table:table-cell>
          <table:table-cell office:value-type="string" calcext:value-type="string">
            <text:p>T. L. Seamster, R. E. Redding, J. R. Cannon, J. M. Ryder, and J. A. Purcell, “Cognitive task analysis of expertise in air traffic control,” Int. J. Aviat. Psychol., vol. 3, no. 4, 1993.</text:p>
          </table:table-cell>
        </table:table-row>
        <table:table-row table:style-name="ro1">
          <table:table-cell office:value-type="string" calcext:value-type="string">
            <text:p>COGNET</text:p>
          </table:table-cell>
          <table:table-cell office:value-type="string" calcext:value-type="string">
            <text:p>Weiland1995</text:p>
          </table:table-cell>
          <table:table-cell office:value-type="string" calcext:value-type="string">
            <text:p>M. Z. Weiland, J. M. Ryder, and M. Szczepkowski, “Application of Intelligent Man Machine Interface Technology to Production Scheduling,” Tech. Report, 1995.</text:p>
          </table:table-cell>
        </table:table-row>
        <table:table-row table:style-name="ro1">
          <table:table-cell office:value-type="string" calcext:value-type="string">
            <text:p>COGNET</text:p>
          </table:table-cell>
          <table:table-cell office:value-type="string" calcext:value-type="string">
            <text:p>Zachary1998</text:p>
          </table:table-cell>
          <table:table-cell office:value-type="string" calcext:value-type="string">
            <text:p>W. W. Zachary, J. M. Ryder, J. H. Hicinbothom, J. A. Cannon-Bowers, and E. Salas, “Cognitive task analysis and modeling of decision making in complex environments,” in Making decisions under stress: Implications for individual and team training., J. Cannon-Bowers and E. Salas, Eds. Washington, DC, 1998, pp. 315–344.</text:p>
          </table:table-cell>
        </table:table-row>
        <table:table-row table:style-name="ro1">
          <table:table-cell office:value-type="string" calcext:value-type="string">
            <text:p>COGNET</text:p>
          </table:table-cell>
          <table:table-cell office:value-type="string" calcext:value-type="string">
            <text:p>Systems2014</text:p>
          </table:table-cell>
          <table:table-cell office:value-type="string" calcext:value-type="string">
            <text:p>W. W. Zachary, J.-C. Le Mentec, and J. M. Ryder, “Interface Agents in Complex Systems,” Hum. Interact. with Complex Syst., vol. 14, no. 1, pp. 260–264, 2016.</text:p>
          </table:table-cell>
        </table:table-row>
        <table:table-row table:style-name="ro1">
          <table:table-cell office:value-type="string" calcext:value-type="string">
            <text:p>COGNET</text:p>
          </table:table-cell>
          <table:table-cell office:value-type="string" calcext:value-type="string">
            <text:p>Zachary1991a</text:p>
          </table:table-cell>
          <table:table-cell office:value-type="string" calcext:value-type="string">
            <text:p>W. W. Zachary and L. Ross, “Enhancing human-computer interaction through use of embedded COGNET models,” Proc. Hum. Factors Soc. 35th Annu. Meet., no. 1989, pp. 425–429, 1991.</text:p>
          </table:table-cell>
        </table:table-row>
        <table:table-row table:style-name="ro1">
          <table:table-cell office:value-type="string" calcext:value-type="string">
            <text:p>COGNET</text:p>
          </table:table-cell>
          <table:table-cell office:value-type="string" calcext:value-type="string">
            <text:p>Purcell1993</text:p>
          </table:table-cell>
          <table:table-cell office:value-type="string" calcext:value-type="string">
            <text:p>W. W. Zachary, A. L. Zaklad, J. H. Hicinbothom, J. M. Ryder, and J. A. Purcell, “COGNET Reprezentation of Tactical Decision-Making in Anti-Air Warfare,” in Proceedings of the Human Factors and Ergonomics Society 37th Annual Meeting, 1993, pp. 1112–1116.</text:p>
          </table:table-cell>
        </table:table-row>
        <table:table-row table:style-name="ro1">
          <table:table-cell office:value-type="string" calcext:value-type="string">
            <text:p>COGNET</text:p>
          </table:table-cell>
          <table:table-cell office:value-type="string" calcext:value-type="string">
            <text:p>Zachary1990</text:p>
          </table:table-cell>
          <table:table-cell office:value-type="string" calcext:value-type="string">
            <text:p>W. Zachary, J. M. Ryder, and M. C. Zubritzky, “Validation and Application of COGNET Model of Human-Computer Interaction in Naval Air ASW,” CHI Syst. Tech. Rep. 900531.8704, 1990.</text:p>
          </table:table-cell>
        </table:table-row>
        <table:table-row table:style-name="ro1">
          <table:table-cell office:value-type="string" calcext:value-type="string">
            <text:p>COGNET</text:p>
          </table:table-cell>
          <table:table-cell office:value-type="string" calcext:value-type="string">
            <text:p>Zachary2000a</text:p>
          </table:table-cell>
          <table:table-cell office:value-type="string" calcext:value-type="string">
            <text:p>W. Zachary, T. Santarelli, J. Ryder, and J. Stokes, “Developing a multi-tasking cognitive agent using the COGNET/iGEN integrative architecture,” 2000.</text:p>
          </table:table-cell>
        </table:table-row>
        <table:table-row table:style-name="ro1">
          <table:table-cell office:value-type="string" calcext:value-type="string">
            <text:p>COGNET</text:p>
          </table:table-cell>
          <table:table-cell office:value-type="string" calcext:value-type="string">
            <text:p>Zubritsky1989</text:p>
          </table:table-cell>
          <table:table-cell office:value-type="string" calcext:value-type="string">
            <text:p>M. C. Zubritzky, W. W. Zachary, and J. M. Ryder, “Constructing and Applying Cognitive Models to Mission Management Problems in Air Anti-Submarine Warfare,” in Proceedings of the Human Factors Society 33rd Annual Meeting, 1989.</text:p>
          </table:table-cell>
        </table:table-row>
        <table:table-row table:style-name="ro1">
          <table:table-cell office:value-type="string" calcext:value-type="string">
            <text:p>Cognitive Symmetry Engine</text:p>
          </table:table-cell>
          <table:table-cell office:value-type="string" calcext:value-type="string">
            <text:p>Henderson2009</text:p>
          </table:table-cell>
          <table:table-cell office:value-type="string" calcext:value-type="string">
            <text:p>T. C. Henderson, X. Fan, S. Devnani, S. Kumar, E. Cohen, and E. Grant, “Symmetry as an Organizational Principle in Cognitive Sensor Networks,” Tech. Rep. UUCS-09-005, no. October, 2009.</text:p>
          </table:table-cell>
        </table:table-row>
        <table:table-row table:style-name="ro1">
          <table:table-cell office:value-type="string" calcext:value-type="string">
            <text:p>Cognitive Symmetry Engine</text:p>
          </table:table-cell>
          <table:table-cell office:value-type="string" calcext:value-type="string">
            <text:p>Henderson2011</text:p>
          </table:table-cell>
          <table:table-cell office:value-type="string" calcext:value-type="string">
            <text:p>T. C. Henderson, H. Peng, K. Sikorski, N. Deshpande, and E. Grant, “The Cognitive Symmetry Engine: An Active Approach to Knowledge,” in Proceedings of the IROS 2011 workshop on Knowledge Representation for Autonomous Robots, 2011.</text:p>
          </table:table-cell>
        </table:table-row>
        <table:table-row table:style-name="ro1">
          <table:table-cell office:value-type="string" calcext:value-type="string">
            <text:p>Cognitive Symmetry Engine</text:p>
          </table:table-cell>
          <table:table-cell office:value-type="string" calcext:value-type="string">
            <text:p>Henderson2013</text:p>
          </table:table-cell>
          <table:table-cell office:value-type="string" calcext:value-type="string">
            <text:p>T. C. Henderson and A. Joshi, “The Cognitive Symmetry Engine,” Tech. Rep. UUCS-13-004, 2013.</text:p>
          </table:table-cell>
        </table:table-row>
        <table:table-row table:style-name="ro1">
          <table:table-cell office:value-type="string" calcext:value-type="string">
            <text:p>Cognitive Symmetry Engine</text:p>
          </table:table-cell>
          <table:table-cell office:value-type="string" calcext:value-type="string">
            <text:p>Henderson2012a</text:p>
          </table:table-cell>
          <table:table-cell office:value-type="string" calcext:value-type="string">
            <text:p>T. C. Henderson, E. Cohen, A. Joshi, E. Grant, M. Draelos, and N. Deshpande, “Symmetry as a basis for perceptual fusion,” in Proceedings of 2012 IEEE International Conference on Multisensor Fusion and Integration for Intelligent Systems (MFI), 2012, pp. 101–107.</text:p>
          </table:table-cell>
        </table:table-row>
        <table:table-row table:style-name="ro1">
          <table:table-cell office:value-type="string" calcext:value-type="string">
            <text:p>Cognitive Symmetry Engine</text:p>
          </table:table-cell>
          <table:table-cell office:value-type="string" calcext:value-type="string">
            <text:p>Henderson2009b</text:p>
          </table:table-cell>
          <table:table-cell office:value-type="string" calcext:value-type="string">
            <text:p>T. C. Henderson, X. Fan, A. Alford, E. Grant, and E. Cohen, “Innate Theories as a Basis for Autonomous Mental Development,” Work. Auton. Ment. Dev. Intell. Syst. IROS, 2009.</text:p>
          </table:table-cell>
        </table:table-row>
        <table:table-row table:style-name="ro1">
          <table:table-cell office:value-type="string" calcext:value-type="string">
            <text:p>Cognitive Symmetry Engine</text:p>
          </table:table-cell>
          <table:table-cell office:value-type="string" calcext:value-type="string">
            <text:p>Henderson2012</text:p>
          </table:table-cell>
          <table:table-cell office:value-type="string" calcext:value-type="string">
            <text:p>T. C. Henderson, A. Joshi, and E. Grant, “From Sensorimotor Data to Concepts: The Role of Symmetry,” Tech. Rep. UUCS-12-005, 2012.</text:p>
          </table:table-cell>
        </table:table-row>
        <table:table-row table:style-name="ro1">
          <table:table-cell office:value-type="string" calcext:value-type="string">
            <text:p>Cognitive Symmetry Engine</text:p>
          </table:table-cell>
          <table:table-cell office:value-type="string" calcext:value-type="string">
            <text:p>Henderson2009c</text:p>
          </table:table-cell>
          <table:table-cell office:value-type="string" calcext:value-type="string">
            <text:p>T. C. Henderson and T. Linton, “Raster map image analysis,” Proc. 10th Int. Conf. Doc. Anal. Recognit., pp. 376–380, 2009.</text:p>
          </table:table-cell>
        </table:table-row>
        <table:table-row table:style-name="ro1">
          <table:table-cell office:value-type="string" calcext:value-type="string">
            <text:p>Cognitive Symmetry Engine</text:p>
          </table:table-cell>
          <table:table-cell office:value-type="string" calcext:value-type="string">
            <text:p>Henderson2005</text:p>
          </table:table-cell>
          <table:table-cell office:value-type="string" calcext:value-type="string">
            <text:p>T. C. Henderson, H. Peng, N. Deshpande, and E. Grant, “The Role of Symmetry in Structural Bootstrapping,” in Bridges between the Methodological and Practical Work of the Robotics and Cognitive Systems Communities - From Sensors to Concepts, A. Y., C. A., and Z. G. P., Eds. Springer, 2011.</text:p>
          </table:table-cell>
        </table:table-row>
        <table:table-row table:style-name="ro1">
          <table:table-cell office:value-type="string" calcext:value-type="string">
            <text:p>CogPrime</text:p>
          </table:table-cell>
          <table:table-cell office:value-type="string" calcext:value-type="string">
            <text:p>Cai2011</text:p>
          </table:table-cell>
          <table:table-cell office:value-type="string" calcext:value-type="string">
            <text:p>Z. Cai, B. Goertzel, and N. Geisweiller, “OpenPsi: Realizing Dorner’s ‘Psi’ cognitive model in the OpenCog integrative AGI architecture,” in International Conference on Artificial General Intelligence, 2011.</text:p>
          </table:table-cell>
        </table:table-row>
        <table:table-row table:style-name="ro1">
          <table:table-cell office:value-type="string" calcext:value-type="string">
            <text:p>CogPrime</text:p>
          </table:table-cell>
          <table:table-cell office:value-type="string" calcext:value-type="string">
            <text:p>Geisweiller2010</text:p>
          </table:table-cell>
          <table:table-cell office:value-type="string" calcext:value-type="string">
            <text:p>N. Geisweiller and B. Goertzel, “Uncertain Spatiotemporal Logic for General Intelligence,” in Proceedings of the 3rd Conference on Artificial General Intelligence, 2010.</text:p>
          </table:table-cell>
        </table:table-row>
        <table:table-row table:style-name="ro1">
          <table:table-cell office:value-type="string" calcext:value-type="string">
            <text:p>CogPrime</text:p>
          </table:table-cell>
          <table:table-cell office:value-type="string" calcext:value-type="string">
            <text:p>Goertzel2008f</text:p>
          </table:table-cell>
          <table:table-cell office:value-type="string" calcext:value-type="string">
            <text:p>B. Goertzel, “A pragmatic path toward endowing virtually-embodied AIs with human-level linguistic capability,” in Proceedings of the International Joint Conference on Neural Networks, 2008.</text:p>
          </table:table-cell>
        </table:table-row>
        <table:table-row table:style-name="ro1">
          <table:table-cell office:value-type="string" calcext:value-type="string">
            <text:p>CogPrime</text:p>
          </table:table-cell>
          <table:table-cell office:value-type="string" calcext:value-type="string">
            <text:p>Goertzel2009</text:p>
          </table:table-cell>
          <table:table-cell office:value-type="string" calcext:value-type="string">
            <text:p>B. Goertzel, “OpenCog Prime: A cognitive synergy based architecture for artificial general intelligence,” in Proceedings of the 2009 8th IEEE International Conference on Cognitive Informatics, 2009, pp. 60–68.</text:p>
          </table:table-cell>
        </table:table-row>
        <table:table-row table:style-name="ro1">
          <table:table-cell office:value-type="string" calcext:value-type="string">
            <text:p>CogPrime</text:p>
          </table:table-cell>
          <table:table-cell office:value-type="string" calcext:value-type="string">
            <text:p>Goertzel2012b</text:p>
          </table:table-cell>
          <table:table-cell office:value-type="string" calcext:value-type="string">
            <text:p>B. Goertzel, “Perception processing for general intelligence, Part II: Bridging the symbolic/subsymbolic gap,” in J. Bach, B. Goertzel, M. Ikle (eds) Artificial General Intelligence, 2012.</text:p>
          </table:table-cell>
        </table:table-row>
        <table:table-row table:style-name="ro1">
          <table:table-cell office:value-type="string" calcext:value-type="string">
            <text:p>CogPrime</text:p>
          </table:table-cell>
          <table:table-cell office:value-type="string" calcext:value-type="string">
            <text:p>Goertzel2012</text:p>
          </table:table-cell>
          <table:table-cell office:value-type="string" calcext:value-type="string">
            <text:p>B. Goertzel, “Perception processing for general intelligence: Bridging the symbolic/subsymbolic gap,” in Proceedings of the International Conference on Artificial General Intelligence, 2012, pp. 79–88.</text:p>
          </table:table-cell>
        </table:table-row>
        <table:table-row table:style-name="ro1">
          <table:table-cell office:value-type="string" calcext:value-type="string">
            <text:p>CogPrime</text:p>
          </table:table-cell>
          <table:table-cell office:value-type="string" calcext:value-type="string">
            <text:p>Goertzel2009a</text:p>
          </table:table-cell>
          <table:table-cell office:value-type="string" calcext:value-type="string">
            <text:p>B. Goertzel, “OpenCog NS: A Deeply-Interactive Hybrid Neural-Symbolic Cognitive Architecture Designed for Global/Local Memory Synergy,” in AAAI Fall Symposium: Biologically Inspired Cognitive Architectures, 2009, vol. 9, pp. 63–68.</text:p>
          </table:table-cell>
        </table:table-row>
        <table:table-row table:style-name="ro1">
          <table:table-cell office:value-type="string" calcext:value-type="string">
            <text:p>CogPrime</text:p>
          </table:table-cell>
          <table:table-cell office:value-type="string" calcext:value-type="string">
            <text:p>Goertzel2015</text:p>
          </table:table-cell>
          <table:table-cell office:value-type="string" calcext:value-type="string">
            <text:p>B. Goertzel, “Are there deep reasons underlying the pathologies of today’s deep learning algorithms?,” Lect. Notes Comput. Sci. (including Subser. Lect. Notes Artif. Intell. Lect. Notes Bioinformatics), vol. 9205, pp. 70–79, 2015.</text:p>
          </table:table-cell>
        </table:table-row>
        <table:table-row table:style-name="ro1">
          <table:table-cell office:value-type="string" calcext:value-type="string">
            <text:p>CogPrime</text:p>
          </table:table-cell>
          <table:table-cell office:value-type="string" calcext:value-type="string">
            <text:p>Goertzel2016</text:p>
          </table:table-cell>
          <table:table-cell office:value-type="string" calcext:value-type="string">
            <text:p>B. Goertzel, “Infusing Advanced AGIs with Human-Like Value Systems: Two Theses,” J. Evol. Technol., vol. 26, no. 1, pp. 50–72, 2016.</text:p>
          </table:table-cell>
        </table:table-row>
        <table:table-row table:style-name="ro1">
          <table:table-cell office:value-type="string" calcext:value-type="string">
            <text:p>CogPrime</text:p>
          </table:table-cell>
          <table:table-cell office:value-type="string" calcext:value-type="string">
            <text:p>Goertzel2011a</text:p>
          </table:table-cell>
          <table:table-cell office:value-type="string" calcext:value-type="string">
            <text:p>B. Goertzel, “A Novel Strategy for Hybridizing Subsymbolic and Symbolic Learning and Representation,” in AAAI Fall Symposium: Advances in Cognitive Systems, 2011.</text:p>
          </table:table-cell>
        </table:table-row>
        <table:table-row table:style-name="ro1">
          <table:table-cell office:value-type="string" calcext:value-type="string">
            <text:p>CogPrime</text:p>
          </table:table-cell>
          <table:table-cell office:value-type="string" calcext:value-type="string">
            <text:p>Goertzel2011b</text:p>
          </table:table-cell>
          <table:table-cell office:value-type="string" calcext:value-type="string">
            <text:p>B. Goertzel, “Lifelong Forgetting: A Critical Ingredient of Lifelong Learning , and Its Implementation in the OpenCog Integrative AI Framework,” Lifelong Learn. Pap. from 2011 AAAI Work., 2011.</text:p>
          </table:table-cell>
        </table:table-row>
        <table:table-row table:style-name="ro1">
          <table:table-cell office:value-type="string" calcext:value-type="string">
            <text:p>CogPrime</text:p>
          </table:table-cell>
          <table:table-cell office:value-type="string" calcext:value-type="string">
            <text:p>Goertzel2010b</text:p>
          </table:table-cell>
          <table:table-cell office:value-type="string" calcext:value-type="string">
            <text:p>B. Goertzel, H. De Garis, C. Pennachin, N. Geisweiller, S. Araujo, J. Pitt, S. Chen, R. Lian, M. Jiang, Y. Yang, and D. Huang, “OpenCogBot: Achieving Generally Intelligent Virtual Agent Control and Humanoid Robotics via Cognitive Synergy,” in Proceedings of International Conference on Artifical Intelligence, 2010.</text:p>
          </table:table-cell>
        </table:table-row>
        <table:table-row table:style-name="ro1">
          <table:table-cell office:value-type="string" calcext:value-type="string">
            <text:p>CogPrime</text:p>
          </table:table-cell>
          <table:table-cell office:value-type="string" calcext:value-type="string">
            <text:p>Goertzel2015a</text:p>
          </table:table-cell>
          <table:table-cell office:value-type="string" calcext:value-type="string">
            <text:p>B. Goertzel, N. Geisweiller, E. Monroe, M. Duncan, S. Yilma, M. Dastaw, M. Bayetta, A. Belayneh, M. Ikle’, and G. Yu, “Speculative scientific inference via synergetic combination of probabilistic logic and evolutionary pattern recognition,” in International Conference on Artificial General Intelligence, 2015.</text:p>
          </table:table-cell>
        </table:table-row>
        <table:table-row table:style-name="ro1">
          <table:table-cell office:value-type="string" calcext:value-type="string">
            <text:p>CogPrime</text:p>
          </table:table-cell>
          <table:table-cell office:value-type="string" calcext:value-type="string">
            <text:p>Goertzel2014</text:p>
          </table:table-cell>
          <table:table-cell office:value-type="string" calcext:value-type="string">
            <text:p>B. Goertzel, D. Hanson, and G. Yu, “A software architecture for generally intelligent humanoid robotics,” Procedia Comput. Sci., vol. 41, pp. 158–163, 2014.</text:p>
          </table:table-cell>
        </table:table-row>
        <table:table-row table:style-name="ro1">
          <table:table-cell office:value-type="string" calcext:value-type="string">
            <text:p>CogPrime</text:p>
          </table:table-cell>
          <table:table-cell office:value-type="string" calcext:value-type="string">
            <text:p>Goertzel2013a</text:p>
          </table:table-cell>
          <table:table-cell office:value-type="string" calcext:value-type="string">
            <text:p>B. Goertzel, S. Ke, R. Lian, J. O’Neill, K. Sadeghi, D. Wang, O. Watkins, and G. Yu, “The CogPrime architecture for embodied Artificial General Intelligence,” in Proceedings of the 2013 IEEE Symposium on Computational Intelligence for Human-Like Intelligence, 2013, pp. 60–67.</text:p>
          </table:table-cell>
        </table:table-row>
        <table:table-row table:style-name="ro1">
          <table:table-cell office:value-type="string" calcext:value-type="string">
            <text:p>CogPrime</text:p>
          </table:table-cell>
          <table:table-cell office:value-type="string" calcext:value-type="string">
            <text:p>Goertzel2010a</text:p>
          </table:table-cell>
          <table:table-cell office:value-type="string" calcext:value-type="string">
            <text:p>B. Goertzel, C. Pennachin, S. Araujo, F. Silva, M. Queiroz, R. Lian, W. Silva, M. Ross, L. Vepstas, and A. Senna, “A General Intelligence Oriented Architecture for Embodied Natural Language Processing,” in Proceedings of the 3rd Conference on Artificial General Intelligence, 2010.</text:p>
          </table:table-cell>
        </table:table-row>
        <table:table-row table:style-name="ro1">
          <table:table-cell office:value-type="string" calcext:value-type="string">
            <text:p>CogPrime</text:p>
          </table:table-cell>
          <table:table-cell office:value-type="string" calcext:value-type="string">
            <text:p>Goertzel2008e</text:p>
          </table:table-cell>
          <table:table-cell office:value-type="string" calcext:value-type="string">
            <text:p>B. Goertzel, C. Pennachin, M. de Alvarenga Mudado, and L. de Souza Coelho, “Identifying the genes and genetic interrelationships underlying the impact of calorie restriction on maximum lifespan: an artificial intelligence-based approach.,” Rejuvenation Res., vol. 11, no. 4, pp. 735–48, 2008.</text:p>
          </table:table-cell>
        </table:table-row>
        <table:table-row table:style-name="ro1">
          <table:table-cell office:value-type="string" calcext:value-type="string">
            <text:p>CogPrime</text:p>
          </table:table-cell>
          <table:table-cell office:value-type="string" calcext:value-type="string">
            <text:p>Goertzel2008b</text:p>
          </table:table-cell>
          <table:table-cell office:value-type="string" calcext:value-type="string">
            <text:p>B. Goertzel, C. Pennachin, N. Geissweiller, M. Looks, A. Senna, W. Silva, A. Heljakka, and C. Lopes, “An Integrative Methodology for Teaching Embodied Non-Linguistic Agents, Applied to Virtual Animals in Second Life,” Front. Artif. Intell. Appl., vol. 171, pp. 161–175, 2008.</text:p>
          </table:table-cell>
        </table:table-row>
        <table:table-row table:style-name="ro1">
          <table:table-cell office:value-type="string" calcext:value-type="string">
            <text:p>CogPrime</text:p>
          </table:table-cell>
          <table:table-cell office:value-type="string" calcext:value-type="string">
            <text:p>Goertzel2014d</text:p>
          </table:table-cell>
          <table:table-cell office:value-type="string" calcext:value-type="string">
            <text:p>B. Goertzel, C. Pennachin, and N. Geisweiller, “Integrating CogPrime with a Compositional Spatiotemporal Deep Learning Network,” in Engineering General Intelligence, Part 2, Atlantis Press, 2014, pp. 163–172.</text:p>
          </table:table-cell>
        </table:table-row>
        <table:table-row table:style-name="ro1">
          <table:table-cell office:value-type="string" calcext:value-type="string">
            <text:p>CogPrime</text:p>
          </table:table-cell>
          <table:table-cell office:value-type="string" calcext:value-type="string">
            <text:p>Goertzel2006c</text:p>
          </table:table-cell>
          <table:table-cell office:value-type="string" calcext:value-type="string">
            <text:p>B. Goertzel, H. Pinto, A. Heljakka, I. F. Goertzel, M. Ross, and C. Pennachin, “Using dependency parsing and probabilistic inference to extract relationships between genes, proteins and malignancies implicit among multiple biomedical research abstracts,” in Proceedings of the HLT-NAACL BioNLP Workshop on Linking Natural Language and Biology, 2006.</text:p>
          </table:table-cell>
        </table:table-row>
        <table:table-row table:style-name="ro1">
          <table:table-cell office:value-type="string" calcext:value-type="string">
            <text:p>CogPrime</text:p>
          </table:table-cell>
          <table:table-cell office:value-type="string" calcext:value-type="string">
            <text:p>Goertzel2010c</text:p>
          </table:table-cell>
          <table:table-cell office:value-type="string" calcext:value-type="string">
            <text:p>B. Goertzel, J. Pitt, M. Ikle, C. Pennachin, and L. Rui, “Glocal memory: A critical design principle for artificial brains and minds,” Neurocomputing, vol. 74, no. 1–3, pp. 84–94, 2010.</text:p>
          </table:table-cell>
        </table:table-row>
        <table:table-row table:style-name="ro1">
          <table:table-cell office:value-type="string" calcext:value-type="string">
            <text:p>CogPrime</text:p>
          </table:table-cell>
          <table:table-cell office:value-type="string" calcext:value-type="string">
            <text:p>Goertzel2011c</text:p>
          </table:table-cell>
          <table:table-cell office:value-type="string" calcext:value-type="string">
            <text:p>B. Goertzel, J. Pitt, J. Wigmore, N. Geisweiller, Z. Cai, R. Lian, D. Huang, and G. Yu, “Cognitive Synergy between Procedural and Declarative Learning in the Control of Animated and Robotic Agents Using the OpenCogPrime AGI Architecture,” in Proceedings of the 25th AAAI Conference on Artificial Intelligence, 2011, pp. 1436–1441.</text:p>
          </table:table-cell>
        </table:table-row>
        <table:table-row table:style-name="ro1">
          <table:table-cell office:value-type="string" calcext:value-type="string">
            <text:p>CogPrime</text:p>
          </table:table-cell>
          <table:table-cell office:value-type="string" calcext:value-type="string">
            <text:p>Goertzel2013b</text:p>
          </table:table-cell>
          <table:table-cell office:value-type="string" calcext:value-type="string">
            <text:p>B. Goertzel, T. Sanders, and J. O’Neill, “Integrating deep learning based perception with probabilistic logic via frequent pattern mining,” in International Conference on Artificial General Intelligence, 2013.</text:p>
          </table:table-cell>
        </table:table-row>
        <table:table-row table:style-name="ro1">
          <table:table-cell office:value-type="string" calcext:value-type="string">
            <text:p>CogPrime</text:p>
          </table:table-cell>
          <table:table-cell office:value-type="string" calcext:value-type="string">
            <text:p>Goertzel2014c</text:p>
          </table:table-cell>
          <table:table-cell office:value-type="string" calcext:value-type="string">
            <text:p>B. Goertzel and G. Yu, “A cognitive API and its application to AGI intelligence assessment,” in International Conference on Artificial General Intelligence, 2014, pp. 242–245.</text:p>
          </table:table-cell>
        </table:table-row>
        <table:table-row table:style-name="ro1">
          <table:table-cell office:value-type="string" calcext:value-type="string">
            <text:p>CogPrime</text:p>
          </table:table-cell>
          <table:table-cell office:value-type="string" calcext:value-type="string">
            <text:p>Goertzel2014b</text:p>
          </table:table-cell>
          <table:table-cell office:value-type="string" calcext:value-type="string">
            <text:p>B. Goertzel and G. Yu, “From here to AGI: A roadmap to the realization of human-level artificial general intelligence,” in Proceedings of the International Joint Conference on Neural Networks, 2014, pp. 1525–1533.</text:p>
          </table:table-cell>
        </table:table-row>
        <table:table-row table:style-name="ro1">
          <table:table-cell office:value-type="string" calcext:value-type="string">
            <text:p>CogPrime</text:p>
          </table:table-cell>
          <table:table-cell office:value-type="string" calcext:value-type="string">
            <text:p>Goertzel2006d</text:p>
          </table:table-cell>
          <table:table-cell office:value-type="string" calcext:value-type="string">
            <text:p>B. N. Goertzel, C. Pennachin, L. de Souza Coelho, B. Gurbaxani, E. M. Maloney, and J. F. Jones, “Combinations of single nucleotide polymorphisms in neuroendocrine effector and receptor genes predict chronic fatigue syndrome,” Pharmacogenomics, vol. 7, pp. 475–483, 2006.</text:p>
          </table:table-cell>
        </table:table-row>
        <table:table-row table:style-name="ro1">
          <table:table-cell office:value-type="string" calcext:value-type="string">
            <text:p>CogPrime</text:p>
          </table:table-cell>
          <table:table-cell office:value-type="string" calcext:value-type="string">
            <text:p>Harrigan2014</text:p>
          </table:table-cell>
          <table:table-cell office:value-type="string" calcext:value-type="string">
            <text:p>C. Harrigan, B. Goertzel, M. Ikle, A. Belayneh, and G. Yu, “Guiding probabilistic logical inference with nonlinear dynamical attention allocation,” in International Conference on Artificial General Intelligence, 2014, pp. 238–241.</text:p>
          </table:table-cell>
        </table:table-row>
        <table:table-row table:style-name="ro1">
          <table:table-cell office:value-type="string" calcext:value-type="string">
            <text:p>CogPrime</text:p>
          </table:table-cell>
          <table:table-cell office:value-type="string" calcext:value-type="string">
            <text:p>Hart2008</text:p>
          </table:table-cell>
          <table:table-cell office:value-type="string" calcext:value-type="string">
            <text:p>D. Hart and B. Goertzel, “OpenCog: A software framework for integrative artificial general intelligence,” Front. Artif. Intell. Appl., vol. 171, no. 1, pp. 468–472, 2008.</text:p>
          </table:table-cell>
        </table:table-row>
        <table:table-row table:style-name="ro1">
          <table:table-cell office:value-type="string" calcext:value-type="string">
            <text:p>CogPrime</text:p>
          </table:table-cell>
          <table:table-cell office:value-type="string" calcext:value-type="string">
            <text:p>Ikle2011</text:p>
          </table:table-cell>
          <table:table-cell office:value-type="string" calcext:value-type="string">
            <text:p>M. Ikle and B. Goertzel, “Nonlinear-dynamical attention allocation via information geometry,” in International Conference on Artificial General Intelligence, 2011.</text:p>
          </table:table-cell>
        </table:table-row>
        <table:table-row table:style-name="ro1">
          <table:table-cell office:value-type="string" calcext:value-type="string">
            <text:p>CogPrime</text:p>
          </table:table-cell>
          <table:table-cell office:value-type="string" calcext:value-type="string">
            <text:p>Ikle2010</text:p>
          </table:table-cell>
          <table:table-cell office:value-type="string" calcext:value-type="string">
            <text:p>M. Ikle and B. Goertzel, “Grounding Possible Worlds Semantics in Experiential Semantics,” in Proceedings of the 3d Conference on Artificial General Intelligence, 2010.</text:p>
          </table:table-cell>
        </table:table-row>
        <table:table-row table:style-name="ro1">
          <table:table-cell office:value-type="string" calcext:value-type="string">
            <text:p>CogPrime</text:p>
          </table:table-cell>
          <table:table-cell office:value-type="string" calcext:value-type="string">
            <text:p>Ikle2008</text:p>
          </table:table-cell>
          <table:table-cell office:value-type="string" calcext:value-type="string">
            <text:p>M. Iklé and B. Goertzel, “Probabilistic quantifier logic for general intelligence: An indefinite probabilities approach,” Front. Artif. Intell. Appl., vol. 171, no. 1, pp. 188–199, 2008.</text:p>
          </table:table-cell>
        </table:table-row>
        <table:table-row table:style-name="ro1">
          <table:table-cell office:value-type="string" calcext:value-type="string">
            <text:p>CogPrime</text:p>
          </table:table-cell>
          <table:table-cell office:value-type="string" calcext:value-type="string">
            <text:p>Ikle2007</text:p>
          </table:table-cell>
          <table:table-cell office:value-type="string" calcext:value-type="string">
            <text:p>M. Ikle, J. Pitt, B. Goertzel, and G. Sellman, “Economic Attention Networks: Associative Memory and Resource Allocation for General Intelligence,” in Proceedings of the 2nd Conference on Artificial General Intelligence, 2009.</text:p>
          </table:table-cell>
        </table:table-row>
        <table:table-row table:style-name="ro1">
          <table:table-cell office:value-type="string" calcext:value-type="string">
            <text:p>CogPrime</text:p>
          </table:table-cell>
          <table:table-cell office:value-type="string" calcext:value-type="string">
            <text:p>Lian2012</text:p>
          </table:table-cell>
          <table:table-cell office:value-type="string" calcext:value-type="string">
            <text:p>R. Lian, B. Goertzel, S. Ke, J. O’Neill, K. Sadeghi, S. Shiu, D. Wang, O. Watkins, and G. Yu, “Syntax-semantic mapping for general intelligence: Language comprehension as hypergraph homomorphism, language generation as constraint satisfaction,” in International Conference on Artificial General Intelligence, 2012.</text:p>
          </table:table-cell>
        </table:table-row>
        <table:table-row table:style-name="ro1">
          <table:table-cell office:value-type="string" calcext:value-type="string">
            <text:p>CogPrime</text:p>
          </table:table-cell>
          <table:table-cell office:value-type="string" calcext:value-type="string">
            <text:p>Lian2010</text:p>
          </table:table-cell>
          <table:table-cell office:value-type="string" calcext:value-type="string">
            <text:p>R. Lian, B. Goertzel, R. Liu, M. Ross, M. Queiroz, and L. Vepstas, “Sentence generation for artificial brains: A glocal similarity-matching approach,” Neurocomputing, vol. 74, no. 1–3, pp. 95–103, 2010.</text:p>
          </table:table-cell>
        </table:table-row>
        <table:table-row table:style-name="ro1">
          <table:table-cell office:value-type="string" calcext:value-type="string">
            <text:p>CogPrime</text:p>
          </table:table-cell>
          <table:table-cell office:value-type="string" calcext:value-type="string">
            <text:p>Lian2015</text:p>
          </table:table-cell>
          <table:table-cell office:value-type="string" calcext:value-type="string">
            <text:p>R. Lian, R. Solomon, A. Belayneh, B. Goertzel, G. Yu, and C. Zhou, “From specialized syntax to general logic: The case of comparatives,” in International Conference on Artificial General Intelligence, 2015, pp. 301–309.</text:p>
          </table:table-cell>
        </table:table-row>
        <table:table-row table:style-name="ro1">
          <table:table-cell office:value-type="string" calcext:value-type="string">
            <text:p>CogPrime</text:p>
          </table:table-cell>
          <table:table-cell office:value-type="string" calcext:value-type="string">
            <text:p>Looks2009</text:p>
          </table:table-cell>
          <table:table-cell office:value-type="string" calcext:value-type="string">
            <text:p>M. Looks and B. Goertzel, “Program Representation for General Intelligence,” in Proceedings of the 2nd Conference on Artificial General Intelligence, 2009.</text:p>
          </table:table-cell>
        </table:table-row>
        <table:table-row table:style-name="ro1">
          <table:table-cell office:value-type="string" calcext:value-type="string">
            <text:p>CogPrime</text:p>
          </table:table-cell>
          <table:table-cell office:value-type="string" calcext:value-type="string">
            <text:p>ONeill2012</text:p>
          </table:table-cell>
          <table:table-cell office:value-type="string" calcext:value-type="string">
            <text:p>J. O’Neill, B. Goertzel, S. Ke, R. Lian, K. Sadeghi, S. Shiu, D. Wang, and G. Yu, “Pattern mining for general intelligence: The FISHGRAM algorithm for frequent and interesting subhypergraph mining,” in International Conference on Artificial General Intelligence, 2012.</text:p>
          </table:table-cell>
        </table:table-row>
        <table:table-row table:style-name="ro1">
          <table:table-cell office:value-type="string" calcext:value-type="string">
            <text:p>CogPrime</text:p>
          </table:table-cell>
          <table:table-cell office:value-type="string" calcext:value-type="string">
            <text:p>Sadeghi2014</text:p>
          </table:table-cell>
          <table:table-cell office:value-type="string" calcext:value-type="string">
            <text:p>K. Sadeghi and B. Goertzel, “Uncertain Interval Algebra via fuzzy/probabilistic modeling,” in Proceedings of the IEEE International Conference on Fuzzy Systems, 2014, pp. 591–598.</text:p>
          </table:table-cell>
        </table:table-row>
        <table:table-row table:style-name="ro1">
          <table:table-cell office:value-type="string" calcext:value-type="string">
            <text:p>coJACK</text:p>
          </table:table-cell>
          <table:table-cell office:value-type="string" calcext:value-type="string">
            <text:p>Evertsz2014</text:p>
          </table:table-cell>
          <table:table-cell office:value-type="string" calcext:value-type="string">
            <text:p>R. Evertsz, A. Lucas, C. Smith, M. Pedrotti, F. E. Ritter, R. Baker, and P. Burns, “Enhanced Behavioral Realism for Live Fire Targets,” in Proceedings of the 23rd Conference on Behavior Representation in Modeling and Simulation, 2014.</text:p>
          </table:table-cell>
        </table:table-row>
        <table:table-row table:style-name="ro1">
          <table:table-cell office:value-type="string" calcext:value-type="string">
            <text:p>coJACK</text:p>
          </table:table-cell>
          <table:table-cell office:value-type="string" calcext:value-type="string">
            <text:p>Ritter2009</text:p>
          </table:table-cell>
          <table:table-cell office:value-type="string" calcext:value-type="string">
            <text:p>R. Evertsz, M. Pedrotti, P. Busetta, H. Acar, and F. E. Ritter, “Populating VBS2 with Realistic Virtual Actors,” in Proceedings of the 18th Conference on Behavior Representation in Modeling and Simulation, 2009.</text:p>
          </table:table-cell>
        </table:table-row>
        <table:table-row table:style-name="ro1">
          <table:table-cell office:value-type="string" calcext:value-type="string">
            <text:p>coJACK</text:p>
          </table:table-cell>
          <table:table-cell office:value-type="string" calcext:value-type="string">
            <text:p>Evertsz2008</text:p>
          </table:table-cell>
          <table:table-cell office:value-type="string" calcext:value-type="string">
            <text:p>R. Evertsz, F. E. Ritter, P. Busetta, and M. Pedrotti, “Realistic behaviour variation in a BDI-based cognitive architecture,” in Proceedings of SimTecT, 2008.</text:p>
          </table:table-cell>
        </table:table-row>
        <table:table-row table:style-name="ro1">
          <table:table-cell office:value-type="string" calcext:value-type="string">
            <text:p>coJACK</text:p>
          </table:table-cell>
          <table:table-cell office:value-type="string" calcext:value-type="string">
            <text:p>Evertsz2007</text:p>
          </table:table-cell>
          <table:table-cell office:value-type="string" calcext:value-type="string">
            <text:p>R. Evertsz, F. E. Ritter, S. Russell, and D. Shepherdson, “Modeling rules of engagement in computer generated forces,” Proc. 16th Conf. Behav. Represent. Model. Simul., pp. 123–34, 2007.</text:p>
          </table:table-cell>
        </table:table-row>
        <table:table-row table:style-name="ro1">
          <table:table-cell office:value-type="string" calcext:value-type="string">
            <text:p>coJACK</text:p>
          </table:table-cell>
          <table:table-cell office:value-type="string" calcext:value-type="string">
            <text:p>Evertsz1997</text:p>
          </table:table-cell>
          <table:table-cell office:value-type="string" calcext:value-type="string">
            <text:p>R. Evertsz, F. E. Ritter, P. Busetta, M. Pedrotti, and J. L. Bittner, “CoJACK – Achieving Principled Behaviour Variation in a Moderated Cognitive Architecture,” in Proceedings of the 17th conference on behavior representation in modeling and simulation, 2008, pp. 80–89.</text:p>
          </table:table-cell>
        </table:table-row>
        <table:table-row table:style-name="ro1">
          <table:table-cell office:value-type="string" calcext:value-type="string">
            <text:p>coJACK</text:p>
          </table:table-cell>
          <table:table-cell office:value-type="string" calcext:value-type="string">
            <text:p>Fletcher2006</text:p>
          </table:table-cell>
          <table:table-cell office:value-type="string" calcext:value-type="string">
            <text:p>M. Fletcher and P. Vrba, “A brace of agent simulation scenarios,” in Proceedings of DIS 2006: IEEE Workshop on Distributed Intelligent Systems - Collective Intelligence and Its Applications, 2006, pp. 169–176.</text:p>
          </table:table-cell>
        </table:table-row>
        <table:table-row table:style-name="ro1">
          <table:table-cell office:value-type="string" calcext:value-type="string">
            <text:p>coJACK</text:p>
          </table:table-cell>
          <table:table-cell office:value-type="string" calcext:value-type="string">
            <text:p>Hodgson1999</text:p>
          </table:table-cell>
          <table:table-cell office:value-type="string" calcext:value-type="string">
            <text:p>A. Hodgson, R. Rönnquist, and P. Busetta, “Specification of Coordinated Agent Behaviour (The SimpleTeam Approach),” in Proceedings of the Workshop on Team Behaviour and Plan Recognition at IJCAI-99, 1999.</text:p>
          </table:table-cell>
        </table:table-row>
        <table:table-row table:style-name="ro1">
          <table:table-cell office:value-type="string" calcext:value-type="string">
            <text:p>coJACK</text:p>
          </table:table-cell>
          <table:table-cell office:value-type="string" calcext:value-type="string">
            <text:p>Norling2004</text:p>
          </table:table-cell>
          <table:table-cell office:value-type="string" calcext:value-type="string">
            <text:p>E. Norling and F. E. Ritter, “Towards supporting psychologically plausible variability in Agent-Based human modelling,” in Proceedings of the Third International Joint Conference on Autonomous Agents and Multiagent Systems, 2004, pp. 758–765.</text:p>
          </table:table-cell>
        </table:table-row>
        <table:table-row table:style-name="ro1">
          <table:table-cell office:value-type="string" calcext:value-type="string">
            <text:p>coJACK</text:p>
          </table:table-cell>
          <table:table-cell office:value-type="string" calcext:value-type="string">
            <text:p>Ritter2009a</text:p>
          </table:table-cell>
          <table:table-cell office:value-type="string" calcext:value-type="string">
            <text:p>F. E. Ritter, “Two Cognitive Modeling Frontiers. Emotions and Usability,” Inf. Media Technol., vol. 4, no. 1, pp. 76–84, 2009.</text:p>
          </table:table-cell>
        </table:table-row>
        <table:table-row table:style-name="ro1">
          <table:table-cell office:value-type="string" calcext:value-type="string">
            <text:p>coJACK</text:p>
          </table:table-cell>
          <table:table-cell office:value-type="string" calcext:value-type="string">
            <text:p>Ritter2008</text:p>
          </table:table-cell>
          <table:table-cell office:value-type="string" calcext:value-type="string">
            <text:p>F. E. Ritter, “Some Frontiers of Cognitive Modeling : A Modest Research Agenda Exploring Emotions and Usability,” Tech. Rep. No. ACS 2008-1, 2008.</text:p>
          </table:table-cell>
        </table:table-row>
        <table:table-row table:style-name="ro1">
          <table:table-cell office:value-type="string" calcext:value-type="string">
            <text:p>coJACK</text:p>
          </table:table-cell>
          <table:table-cell office:value-type="string" calcext:value-type="string">
            <text:p>Ritter2012</text:p>
          </table:table-cell>
          <table:table-cell office:value-type="string" calcext:value-type="string">
            <text:p>F. E. Ritter, J. L. Bittner, S. E. Kase, R. Evertsz, M. Pedrotti, and P. Busetta, “CoJACK: A high-level cognitive architecture with demonstrations of moderators, variability, and implications for situation awareness,” Biol. Inspired Cogn. Archit., vol. 1, pp. 2–13, 2012.</text:p>
          </table:table-cell>
        </table:table-row>
        <table:table-row table:style-name="ro1">
          <table:table-cell office:value-type="string" calcext:value-type="string">
            <text:p>Companions</text:p>
          </table:table-cell>
          <table:table-cell office:value-type="string" calcext:value-type="string">
            <text:p>Barbella2015</text:p>
          </table:table-cell>
          <table:table-cell office:value-type="string" calcext:value-type="string">
            <text:p>D. Barbella and K. D. Forbus, “Exploiting Connectivity for Case Construction in Learning by Reading,” in Proceedings of the Third Annual Conference on Advances in Cognitive Systems, 2015.</text:p>
          </table:table-cell>
        </table:table-row>
        <table:table-row table:style-name="ro1">
          <table:table-cell office:value-type="string" calcext:value-type="string">
            <text:p>Companions</text:p>
          </table:table-cell>
          <table:table-cell office:value-type="string" calcext:value-type="string">
            <text:p>Forbus2016</text:p>
          </table:table-cell>
          <table:table-cell office:value-type="string" calcext:value-type="string">
            <text:p>K. D. Forbus, R. W. Ferguson, and A. Lovett, “Extending SME to Handle Large-Scale Cognitive Modeling,” Cogn. Sci., pp. 1–50, 2016.</text:p>
          </table:table-cell>
        </table:table-row>
        <table:table-row table:style-name="ro1">
          <table:table-cell office:value-type="string" calcext:value-type="string">
            <text:p>Companions</text:p>
          </table:table-cell>
          <table:table-cell office:value-type="string" calcext:value-type="string">
            <text:p>Forbus2012</text:p>
          </table:table-cell>
          <table:table-cell office:value-type="string" calcext:value-type="string">
            <text:p>K. D. Forbus, “How Minds Will Be Built,” Adv. Cogn. Syst., vol. 1, pp. 47–58, 2012.</text:p>
          </table:table-cell>
        </table:table-row>
        <table:table-row table:style-name="ro1">
          <table:table-cell office:value-type="string" calcext:value-type="string">
            <text:p>Companions</text:p>
          </table:table-cell>
          <table:table-cell office:value-type="string" calcext:value-type="string">
            <text:p>Forbus2004</text:p>
          </table:table-cell>
          <table:table-cell office:value-type="string" calcext:value-type="string">
            <text:p>K. D. Forbus and T. R. Hinrichs, “Self-Modeling in Companion Cognitive Systems: Current Plans,” in DARPA Workshop on Self-Aware Systems, 2004.</text:p>
          </table:table-cell>
        </table:table-row>
        <table:table-row table:style-name="ro1">
          <table:table-cell office:value-type="string" calcext:value-type="string">
            <text:p>Companions</text:p>
          </table:table-cell>
          <table:table-cell office:value-type="string" calcext:value-type="string">
            <text:p>Forbus2009a</text:p>
          </table:table-cell>
          <table:table-cell office:value-type="string" calcext:value-type="string">
            <text:p>K. D. Forbus, M. Klenk, and T. Hinrichs, “Companion Cognitive Systems: Design Goals and Lessons Learned,” IEEE Intell. Syst., vol. PP, no. 99, pp. 36–46, 2009.</text:p>
          </table:table-cell>
        </table:table-row>
        <table:table-row table:style-name="ro1">
          <table:table-cell office:value-type="string" calcext:value-type="string">
            <text:p>Companions</text:p>
          </table:table-cell>
          <table:table-cell office:value-type="string" calcext:value-type="string">
            <text:p>Forbus2007</text:p>
          </table:table-cell>
          <table:table-cell office:value-type="string" calcext:value-type="string">
            <text:p>K. D. Forbus, C. Riesbeck, L. Birnbaum, K. Livingston, A. Sharma, and L. Ureel, “A Prototype System that Learns by Reading Simplified Texts,” AAAI Spring Symp. Mach. Read., 2007.</text:p>
          </table:table-cell>
        </table:table-row>
        <table:table-row table:style-name="ro1">
          <table:table-cell office:value-type="string" calcext:value-type="string">
            <text:p>Companions</text:p>
          </table:table-cell>
          <table:table-cell office:value-type="string" calcext:value-type="string">
            <text:p>Forbus2005</text:p>
          </table:table-cell>
          <table:table-cell office:value-type="string" calcext:value-type="string">
            <text:p>K. D. Forbus, J. Usher, and E. Tomai, “Analogical learning of visual/conceptual relationships in sketches,” Proc. Natl. Conf. Artif. Intell., vol. 20, no. 1, pp. 202–208, 2005.</text:p>
          </table:table-cell>
        </table:table-row>
        <table:table-row table:style-name="ro1">
          <table:table-cell office:value-type="string" calcext:value-type="string">
            <text:p>Companions</text:p>
          </table:table-cell>
          <table:table-cell office:value-type="string" calcext:value-type="string">
            <text:p>Forbus2011</text:p>
          </table:table-cell>
          <table:table-cell office:value-type="string" calcext:value-type="string">
            <text:p>K. Forbus, J. Usher, A. Lovett, K. Lockwood, and J. Wetzel, “CogSketch: Sketch understanding for cognitive science research and for education,” Top. Cogn. Sci., vol. 3, no. 4, pp. 648–666, 2011.</text:p>
          </table:table-cell>
        </table:table-row>
        <table:table-row table:style-name="ro1">
          <table:table-cell office:value-type="string" calcext:value-type="string">
            <text:p>Companions</text:p>
          </table:table-cell>
          <table:table-cell office:value-type="string" calcext:value-type="string">
            <text:p>Friedman2012</text:p>
          </table:table-cell>
          <table:table-cell office:value-type="string" calcext:value-type="string">
            <text:p>S. E. Friedman, D. M. Barbella, and K. D. Forbus, “Revising Domain Knowledge with Cross-Domain Analogy,” Adv. Cogn. Syst., vol. 2, pp. 13–24, 2012.</text:p>
          </table:table-cell>
        </table:table-row>
        <table:table-row table:style-name="ro1">
          <table:table-cell office:value-type="string" calcext:value-type="string">
            <text:p>Companions</text:p>
          </table:table-cell>
          <table:table-cell office:value-type="string" calcext:value-type="string">
            <text:p>Friedman2011a</text:p>
          </table:table-cell>
          <table:table-cell office:value-type="string" calcext:value-type="string">
            <text:p>S. E. Friedman and K. D. Forbus, “Repairing incorrect knowledge with model formulation and metareasoning,” Proc. 22nd Int. Jt. Conf. Artif. Intell., pp. 887–893, 2011.</text:p>
          </table:table-cell>
        </table:table-row>
        <table:table-row table:style-name="ro1">
          <table:table-cell office:value-type="string" calcext:value-type="string">
            <text:p>Companions</text:p>
          </table:table-cell>
          <table:table-cell office:value-type="string" calcext:value-type="string">
            <text:p>Friedman2010</text:p>
          </table:table-cell>
          <table:table-cell office:value-type="string" calcext:value-type="string">
            <text:p>S. E. Friedman and K. D. Forbus, “An Integrated Systems Approach to Explanation-Based Conceptual Change.,” Assoc. Adv. Artif. Intell., 2010.</text:p>
          </table:table-cell>
        </table:table-row>
        <table:table-row table:style-name="ro1">
          <table:table-cell office:value-type="string" calcext:value-type="string">
            <text:p>Companions</text:p>
          </table:table-cell>
          <table:table-cell office:value-type="string" calcext:value-type="string">
            <text:p>Friedman2011b</text:p>
          </table:table-cell>
          <table:table-cell office:value-type="string" calcext:value-type="string">
            <text:p>S. E. Friedman, K. D. Forbus, and B. Sherin, “Constructing &amp; revising commonsense science explanations: A metareasoning approach,” AAAI Fall Symp. Adv. Cogn. Syst., 2011.</text:p>
          </table:table-cell>
        </table:table-row>
        <table:table-row table:style-name="ro1">
          <table:table-cell office:value-type="string" calcext:value-type="string">
            <text:p>Companions</text:p>
          </table:table-cell>
          <table:table-cell office:value-type="string" calcext:value-type="string">
            <text:p>Friedman2011</text:p>
          </table:table-cell>
          <table:table-cell office:value-type="string" calcext:value-type="string">
            <text:p>S. E. Friedman, K. D. Forbus, and B. Sherin, “How do the seasons change? Creating &amp; revising explanations via model formulation &amp; metareasoning,” in 25th International Workshop on Qualitative Reasoning, 2011.</text:p>
          </table:table-cell>
        </table:table-row>
        <table:table-row table:style-name="ro1">
          <table:table-cell office:value-type="string" calcext:value-type="string">
            <text:p>Companions</text:p>
          </table:table-cell>
          <table:table-cell office:value-type="string" calcext:value-type="string">
            <text:p>Friedman2009</text:p>
          </table:table-cell>
          <table:table-cell office:value-type="string" calcext:value-type="string">
            <text:p>S. E. Friedman, J. Taylor, and K. D. Forbus, “Learning Naive Physics Models by Analogical Generalization,” in Proceedings of the 2nd international analogy conference, 2009, pp. 145–154.</text:p>
          </table:table-cell>
        </table:table-row>
        <table:table-row table:style-name="ro1">
          <table:table-cell office:value-type="string" calcext:value-type="string">
            <text:p>Companions</text:p>
          </table:table-cell>
          <table:table-cell office:value-type="string" calcext:value-type="string">
            <text:p>Hinrichs2013</text:p>
          </table:table-cell>
          <table:table-cell office:value-type="string" calcext:value-type="string">
            <text:p>T. R. Hinrichs and K. D. Forbus, “X Goes First: Teaching Simple Games through Multimodal Interaction,” Adv. Cogn. Syst., vol. 3, p. 218, 2014.</text:p>
          </table:table-cell>
        </table:table-row>
        <table:table-row table:style-name="ro1">
          <table:table-cell office:value-type="string" calcext:value-type="string">
            <text:p>Companions</text:p>
          </table:table-cell>
          <table:table-cell office:value-type="string" calcext:value-type="string">
            <text:p>Hinrichs2007</text:p>
          </table:table-cell>
          <table:table-cell office:value-type="string" calcext:value-type="string">
            <text:p>T. R. Hinrichs and K. D. Forbus, “Analogical learning in a turn-based strategy game,” in Proceedings of International Joint Conference on Artificial Intelligence, 2007, pp. 853–858.</text:p>
          </table:table-cell>
        </table:table-row>
        <table:table-row table:style-name="ro1">
          <table:table-cell office:value-type="string" calcext:value-type="string">
            <text:p>Companions</text:p>
          </table:table-cell>
          <table:table-cell office:value-type="string" calcext:value-type="string">
            <text:p>Hinrichs2011</text:p>
          </table:table-cell>
          <table:table-cell office:value-type="string" calcext:value-type="string">
            <text:p>T. Hinrichs and K. D. Forbus, “Transfer Learning through Analogy in Games,” AI Mag., vol. 32, no. 1, p. 70, 2011.</text:p>
          </table:table-cell>
        </table:table-row>
        <table:table-row table:style-name="ro1">
          <table:table-cell office:value-type="string" calcext:value-type="string">
            <text:p>Companions</text:p>
          </table:table-cell>
          <table:table-cell office:value-type="string" calcext:value-type="string">
            <text:p>Klenk2009</text:p>
          </table:table-cell>
          <table:table-cell office:value-type="string" calcext:value-type="string">
            <text:p>M. Klenk and K. Forbus, “Analogical model formulation for transfer learning in AP Physics,” Artif. Intell., vol. 173, no. 18, pp. 1615–1638, 2009.</text:p>
          </table:table-cell>
        </table:table-row>
        <table:table-row table:style-name="ro1">
          <table:table-cell office:value-type="string" calcext:value-type="string">
            <text:p>Companions</text:p>
          </table:table-cell>
          <table:table-cell office:value-type="string" calcext:value-type="string">
            <text:p>Klenk2007</text:p>
          </table:table-cell>
          <table:table-cell office:value-type="string" calcext:value-type="string">
            <text:p>M. Klenk and K. Forbus, “Measuring the level of transfer learning by an AP physics problem-solver,” Proc. Natl. Conf. Artif. Intell., vol. 22, no. 1, pp. 446–451, 2007.</text:p>
          </table:table-cell>
        </table:table-row>
        <table:table-row table:style-name="ro1">
          <table:table-cell office:value-type="string" calcext:value-type="string">
            <text:p>Companions</text:p>
          </table:table-cell>
          <table:table-cell office:value-type="string" calcext:value-type="string">
            <text:p>Klenk2005</text:p>
          </table:table-cell>
          <table:table-cell office:value-type="string" calcext:value-type="string">
            <text:p>M. Klenk, K. Forbus, E. Tomai, H. Kim, and B. Kyckelhahn, “Solving Everyday Physical Reasoning Problems by Analogy using Sketches,” Proc. Natl. Conf. Artif. Intell., vol. 20, no. 1, pp. 209–215, 2005.</text:p>
          </table:table-cell>
        </table:table-row>
        <table:table-row table:style-name="ro1">
          <table:table-cell office:value-type="string" calcext:value-type="string">
            <text:p>Companions</text:p>
          </table:table-cell>
          <table:table-cell office:value-type="string" calcext:value-type="string">
            <text:p>Lovett2007a</text:p>
          </table:table-cell>
          <table:table-cell office:value-type="string" calcext:value-type="string">
            <text:p>A. Lovett, M. Dehghani, and K. Forbus, “Incremental learning of perceptual categories for open-domain sketch recognition,” IJCAI Int. Jt. Conf. Artif. Intell., pp. 447–452, 2007.</text:p>
          </table:table-cell>
        </table:table-row>
        <table:table-row table:style-name="ro1">
          <table:table-cell office:value-type="string" calcext:value-type="string">
            <text:p>Companions</text:p>
          </table:table-cell>
          <table:table-cell office:value-type="string" calcext:value-type="string">
            <text:p>Lovett2007</text:p>
          </table:table-cell>
          <table:table-cell office:value-type="string" calcext:value-type="string">
            <text:p>A. Lovett, M. Dehgnani, and K. Forbus, “Constructing Spatial Representations of Variable Detail for Sketch Recognition,” AAAI Spring Symp. Control Mech. Spat. Knowl. Process. Cogn. / Intell. Syst., 2007.</text:p>
          </table:table-cell>
        </table:table-row>
        <table:table-row table:style-name="ro1">
          <table:table-cell office:value-type="string" calcext:value-type="string">
            <text:p>Companions</text:p>
          </table:table-cell>
          <table:table-cell office:value-type="string" calcext:value-type="string">
            <text:p>Lovett2009a</text:p>
          </table:table-cell>
          <table:table-cell office:value-type="string" calcext:value-type="string">
            <text:p>A. Lovett and K. Forbus, “Using a Visual Routine to Model the Computation of Positional Relationships,” in Proceedings of CogSci, 2009, pp. 1882–1887.</text:p>
          </table:table-cell>
        </table:table-row>
        <table:table-row table:style-name="ro1">
          <table:table-cell office:value-type="string" calcext:value-type="string">
            <text:p>Companions</text:p>
          </table:table-cell>
          <table:table-cell office:value-type="string" calcext:value-type="string">
            <text:p>McLure2010</text:p>
          </table:table-cell>
          <table:table-cell office:value-type="string" calcext:value-type="string">
            <text:p>M. McLure, S. E. Friedman, and K. D. Forbus, “Learning concepts from sketches via analogical generalization and near-misses,” in Proceedings of the 32nd Annual Conference of the Cognitive Science Society, 2010, pp. 1726–1731.</text:p>
          </table:table-cell>
        </table:table-row>
        <table:table-row table:style-name="ro1">
          <table:table-cell office:value-type="string" calcext:value-type="string">
            <text:p>Companions</text:p>
          </table:table-cell>
          <table:table-cell office:value-type="string" calcext:value-type="string">
            <text:p>Wilson2013</text:p>
          </table:table-cell>
          <table:table-cell office:value-type="string" calcext:value-type="string">
            <text:p>J. R. Wilson, K. D. Forbus, and M. D. McLure, “Am I really scared? A multi-phase computational model of emotions,” Proc. Second Annu. Conf. Adv. Cogn. Syst., pp. 289–304, 2013.</text:p>
          </table:table-cell>
        </table:table-row>
        <table:table-row table:style-name="ro1">
          <table:table-cell office:value-type="string" calcext:value-type="string">
            <text:p>Copycat/Metacat</text:p>
          </table:table-cell>
          <table:table-cell office:value-type="string" calcext:value-type="string">
            <text:p>Hofstadter1995</text:p>
          </table:table-cell>
          <table:table-cell office:value-type="string" calcext:value-type="string">
            <text:p>D. Hofstadter, “A Non-Deterministic Approach To Analogy, Involving The Ising Model Of Ferromagnetism,” Phys. Cogn. Process., pp. 1–19, 1987.</text:p>
          </table:table-cell>
        </table:table-row>
        <table:table-row table:style-name="ro1">
          <table:table-cell office:value-type="string" calcext:value-type="string">
            <text:p>Copycat/Metacat</text:p>
          </table:table-cell>
          <table:table-cell office:value-type="string" calcext:value-type="string">
            <text:p>Hofstadter1994</text:p>
          </table:table-cell>
          <table:table-cell office:value-type="string" calcext:value-type="string">
            <text:p>D. Hofstadter, “How could a COPYCAT ever be creative?,” AAAI Tech. Rep. SS-93-01, pp. 8–21, 1993.</text:p>
          </table:table-cell>
        </table:table-row>
        <table:table-row table:style-name="ro1">
          <table:table-cell office:value-type="string" calcext:value-type="string">
            <text:p>Copycat/Metacat</text:p>
          </table:table-cell>
          <table:table-cell office:value-type="string" calcext:value-type="string">
            <text:p>L1984</text:p>
          </table:table-cell>
          <table:table-cell office:value-type="string" calcext:value-type="string">
            <text:p>D. R. Hofstadter, “THE COPYCAT PROJECT: An Experiment in Nondeterminism and Creative Analogies,” Tech. Rep. AIM-755, 1984.</text:p>
          </table:table-cell>
        </table:table-row>
        <table:table-row table:style-name="ro1">
          <table:table-cell office:value-type="string" calcext:value-type="string">
            <text:p>Copycat/Metacat</text:p>
          </table:table-cell>
          <table:table-cell office:value-type="string" calcext:value-type="string">
            <text:p>Hofstadter1995a</text:p>
          </table:table-cell>
          <table:table-cell office:value-type="string" calcext:value-type="string">
            <text:p>D. R. Hofstadter and M. Mitchell, “The Copycat Project: A model of mental fluidity and analogy-making,” in Fluid Concepts and Creative Analogies, D. R. Hofstadter, Ed. Basic Books, 1995, pp. 205–267.</text:p>
          </table:table-cell>
        </table:table-row>
        <table:table-row table:style-name="ro1">
          <table:table-cell office:value-type="string" calcext:value-type="string">
            <text:p>Copycat/Metacat</text:p>
          </table:table-cell>
          <table:table-cell office:value-type="string" calcext:value-type="string">
            <text:p>Mitchell1998</text:p>
          </table:table-cell>
          <table:table-cell office:value-type="string" calcext:value-type="string">
            <text:p>J. B. Marchall and D. R. Hofstadter, “The Metacat Project: A Self-Watching model of Analogy-Making,” Cogn. Stud., vol. 4, no. 4, 1997.</text:p>
          </table:table-cell>
        </table:table-row>
        <table:table-row table:style-name="ro1">
          <table:table-cell office:value-type="string" calcext:value-type="string">
            <text:p>Copycat/Metacat</text:p>
          </table:table-cell>
          <table:table-cell office:value-type="string" calcext:value-type="string">
            <text:p>Marshall2002</text:p>
          </table:table-cell>
          <table:table-cell office:value-type="string" calcext:value-type="string">
            <text:p>J. B. Marshall, “Metacat: A Program That Judges Creative Analogies in a Microworld,” in Proceedings to the Second Workshop on Creative Systems, 2002.</text:p>
          </table:table-cell>
        </table:table-row>
        <table:table-row table:style-name="ro1">
          <table:table-cell office:value-type="string" calcext:value-type="string">
            <text:p>Copycat/Metacat</text:p>
          </table:table-cell>
          <table:table-cell office:value-type="string" calcext:value-type="string">
            <text:p>Marshall1997</text:p>
          </table:table-cell>
          <table:table-cell office:value-type="string" calcext:value-type="string">
            <text:p>J. B. Marshall, “From Copycat to Metacat - Developing a Self-Watching Framework for Analogy-Making,” Mind II Comput. Model. Creat. Cogn., pp. 1–16, 1997.</text:p>
          </table:table-cell>
        </table:table-row>
        <table:table-row table:style-name="ro1">
          <table:table-cell office:value-type="string" calcext:value-type="string">
            <text:p>Copycat/Metacat</text:p>
          </table:table-cell>
          <table:table-cell office:value-type="string" calcext:value-type="string">
            <text:p>Marshall2006</text:p>
          </table:table-cell>
          <table:table-cell office:value-type="string" calcext:value-type="string">
            <text:p>J. B. Marshall, “A self-watching model of analogy-making and perception,” J. Exp. Theor. Artif. Intell., vol. 18, no. 3, pp. 267–307, 2006.</text:p>
          </table:table-cell>
        </table:table-row>
        <table:table-row table:style-name="ro1">
          <table:table-cell office:value-type="string" calcext:value-type="string">
            <text:p>Copycat/Metacat</text:p>
          </table:table-cell>
          <table:table-cell office:value-type="string" calcext:value-type="string">
            <text:p>Marshall1995</text:p>
          </table:table-cell>
          <table:table-cell office:value-type="string" calcext:value-type="string">
            <text:p>J. B. Marshall, “Metacat: A Self-Watching Cognitive Architecture for Analogy-Making,” in Proceedings of the 24th Annual Conference of the Cognitive Science Society, 2002.</text:p>
          </table:table-cell>
        </table:table-row>
        <table:table-row table:style-name="ro1">
          <table:table-cell office:value-type="string" calcext:value-type="string">
            <text:p>Copycat/Metacat</text:p>
          </table:table-cell>
          <table:table-cell office:value-type="string" calcext:value-type="string">
            <text:p>Marshall1999</text:p>
          </table:table-cell>
          <table:table-cell office:value-type="string" calcext:value-type="string">
            <text:p>J. B. Marshall, “Metacat: A Self-Watching Cognitive Architecture for Analogy-Making and High-Level Perception,” PhD Thesis, 1999.</text:p>
          </table:table-cell>
        </table:table-row>
        <table:table-row table:style-name="ro1">
          <table:table-cell office:value-type="string" calcext:value-type="string">
            <text:p>Copycat/Metacat</text:p>
          </table:table-cell>
          <table:table-cell office:value-type="string" calcext:value-type="string">
            <text:p>Marshall1998a</text:p>
          </table:table-cell>
          <table:table-cell office:value-type="string" calcext:value-type="string">
            <text:p>J. B. Marshall and D. R. Hofstadter, “Making sense of analogies in Metacat,” Adv. Analog. Res. Integr. theory data from Cogn. Comput. neural Sci., 1998.</text:p>
          </table:table-cell>
        </table:table-row>
        <table:table-row table:style-name="ro1">
          <table:table-cell office:value-type="string" calcext:value-type="string">
            <text:p>Copycat/Metacat</text:p>
          </table:table-cell>
          <table:table-cell office:value-type="string" calcext:value-type="string">
            <text:p>Marshall1995a</text:p>
          </table:table-cell>
          <table:table-cell office:value-type="string" calcext:value-type="string">
            <text:p>J. B. Marshall and D. R. Hofstadter, “Beyond Copycat: incorporating self-watching into a computer model of high-level perception and analogy-making,” in Online Proceedings of the 1996 Midwest Artificial Intelligence and Cognitive Science Conference, 1996.</text:p>
          </table:table-cell>
        </table:table-row>
        <table:table-row table:style-name="ro1">
          <table:table-cell office:value-type="string" calcext:value-type="string">
            <text:p>Copycat/Metacat</text:p>
          </table:table-cell>
          <table:table-cell office:value-type="string" calcext:value-type="string">
            <text:p>Mitchell2001</text:p>
          </table:table-cell>
          <table:table-cell office:value-type="string" calcext:value-type="string">
            <text:p>M. Mitchell, “Analogy-Making as a Complex Adaptive System,” in Design Principles for the Immune System and Other Distributed Autonomous Systems, L. Segel and I. Cohen, Eds. New York: Oxford University Press, 2001.</text:p>
          </table:table-cell>
        </table:table-row>
        <table:table-row table:style-name="ro1">
          <table:table-cell office:value-type="string" calcext:value-type="string">
            <text:p>Copycat/Metacat</text:p>
          </table:table-cell>
          <table:table-cell office:value-type="string" calcext:value-type="string">
            <text:p>Mitchell1989</text:p>
          </table:table-cell>
          <table:table-cell office:value-type="string" calcext:value-type="string">
            <text:p>M. Mitchell and D. R. Hofstadter, “The role of computational temperature in a computer model of concepts and analogy-making,” Proc. Elev. Annu. Conf. Cogn. Sci. Soc., vol. 11, 1989.</text:p>
          </table:table-cell>
        </table:table-row>
        <table:table-row table:style-name="ro1">
          <table:table-cell office:value-type="string" calcext:value-type="string">
            <text:p>Copycat/Metacat</text:p>
          </table:table-cell>
          <table:table-cell office:value-type="string" calcext:value-type="string">
            <text:p>Mitchell1990b</text:p>
          </table:table-cell>
          <table:table-cell office:value-type="string" calcext:value-type="string">
            <text:p>M. Mitchell and D. R. Hofstadter, “The emergence of understanding in a computer model of concepts and analogy-making,” Phys. D Nonlinear Phenom., vol. 42, no. 1–3, pp. 322–334, 1990.</text:p>
          </table:table-cell>
        </table:table-row>
        <table:table-row table:style-name="ro1">
          <table:table-cell office:value-type="string" calcext:value-type="string">
            <text:p>CORTEX</text:p>
          </table:table-cell>
          <table:table-cell office:value-type="string" calcext:value-type="string">
            <text:p>Bustos2016</text:p>
          </table:table-cell>
          <table:table-cell office:value-type="string" calcext:value-type="string">
            <text:p>P. Bustos, L. J. Manso, J. P. Bandera, A. Romero-Garcés, L. V. Calderita, R. Marfil, and A. Bandera, “A unified internal representation of the outer world for social robotics,” in Proceedings of the Second Iberian Robotics Conference, 2016.</text:p>
          </table:table-cell>
        </table:table-row>
        <table:table-row table:style-name="ro1">
          <table:table-cell office:value-type="string" calcext:value-type="string">
            <text:p>CORTEX</text:p>
          </table:table-cell>
          <table:table-cell office:value-type="string" calcext:value-type="string">
            <text:p>Guzman2012</text:p>
          </table:table-cell>
          <table:table-cell office:value-type="string" calcext:value-type="string">
            <text:p>C. Guzman, V. Alcazar, D. Prior, E. Onaidia, D. Borrajo, J. Fdez-Olivares, and E. Quintero, “PELEA: A Domain-Independent Architecture for Planning, Execution and Learning,” Proc. ICAPS’12 Sched. Plan. Appl. Work., pp. 38–45, 2012.</text:p>
          </table:table-cell>
        </table:table-row>
        <table:table-row table:style-name="ro1">
          <table:table-cell office:value-type="string" calcext:value-type="string">
            <text:p>CORTEX</text:p>
          </table:table-cell>
          <table:table-cell office:value-type="string" calcext:value-type="string">
            <text:p>Manso2016</text:p>
          </table:table-cell>
          <table:table-cell office:value-type="string" calcext:value-type="string">
            <text:p>P. Nunez, L. J. Manso, P. Bustos, P. Drews-Jr, and D. G. Macharet, “Towards a new Semantic Social Navigation Paradigm for Autonomous Robots using CORTEX,” in IEEE International Symposium on Robot and Human Interactive Communication (RO-MAN 2016) - BAILAR2016 Workshop, 2016.</text:p>
          </table:table-cell>
        </table:table-row>
        <table:table-row table:style-name="ro1">
          <table:table-cell office:value-type="string" calcext:value-type="string">
            <text:p>CORTEX</text:p>
          </table:table-cell>
          <table:table-cell office:value-type="string" calcext:value-type="string">
            <text:p>Bandera</text:p>
          </table:table-cell>
          <table:table-cell office:value-type="string" calcext:value-type="string">
            <text:p>A. Romero-Garcés, L. V. Calderita, J. Martinez-Gomez, J. P. Bandera, R. Marfil, L. J. Manso, P. Bustos, and A. Bandera, “The cognitive architecture of a robotic salesman,” Conf. Spanish Assoc. Artif. Intell., vol. 15, no. 6, 2015.</text:p>
          </table:table-cell>
        </table:table-row>
        <table:table-row table:style-name="ro1">
          <table:table-cell office:value-type="string" calcext:value-type="string">
            <text:p>CoSy</text:p>
          </table:table-cell>
          <table:table-cell office:value-type="string" calcext:value-type="string">
            <text:p>Brenner2008</text:p>
          </table:table-cell>
          <table:table-cell office:value-type="string" calcext:value-type="string">
            <text:p>M. Brenner, “Continual Collaborative Planning for Mixed-Initiative Action and Interaction,” Proc. 7th Int. Jt. Conf. Auton. agents multiagent Syst., pp. 1371–1374, 2008.</text:p>
          </table:table-cell>
        </table:table-row>
        <table:table-row table:style-name="ro1">
          <table:table-cell office:value-type="string" calcext:value-type="string">
            <text:p>CoSy</text:p>
          </table:table-cell>
          <table:table-cell office:value-type="string" calcext:value-type="string">
            <text:p>Christensen2009</text:p>
          </table:table-cell>
          <table:table-cell office:value-type="string" calcext:value-type="string">
            <text:p>H. I. Christensen, A. Sloman, G.-J. Kruijff, and J. L. Wyatt, Eds., Cognitive Systems. 2010.</text:p>
          </table:table-cell>
        </table:table-row>
        <table:table-row table:style-name="ro1">
          <table:table-cell office:value-type="string" calcext:value-type="string">
            <text:p>CoSy</text:p>
          </table:table-cell>
          <table:table-cell office:value-type="string" calcext:value-type="string">
            <text:p>Hawes2010</text:p>
          </table:table-cell>
          <table:table-cell office:value-type="string" calcext:value-type="string">
            <text:p>N. Hawes, J. L. Wyatt, M. Sridharan, H. Jacobsson, R. Dearden, A. Sloman, and G.-J. Kruijff, “Architecture and Representations,” in Cognitive Systems, 2010.</text:p>
          </table:table-cell>
        </table:table-row>
        <table:table-row table:style-name="ro1">
          <table:table-cell office:value-type="string" calcext:value-type="string">
            <text:p>CoSy</text:p>
          </table:table-cell>
          <table:table-cell office:value-type="string" calcext:value-type="string">
            <text:p>Hawes2010a</text:p>
          </table:table-cell>
          <table:table-cell office:value-type="string" calcext:value-type="string">
            <text:p>N. Hawes, J. L. Wyatt, M. Sridharan, M. Kopicki, S. Hongeng, I. Calvert, A. Sloman, G.-J. Kruijff, H. Jacobsson, M. Brenner, D. Skocaj, A. Vrecko, N. Majer, and M. Zillich, “The Playmate System,” in Cognitive Systems, 2010.</text:p>
          </table:table-cell>
        </table:table-row>
        <table:table-row table:style-name="ro1">
          <table:table-cell office:value-type="string" calcext:value-type="string">
            <text:p>CoSy</text:p>
          </table:table-cell>
          <table:table-cell office:value-type="string" calcext:value-type="string">
            <text:p>Hongeng2008</text:p>
          </table:table-cell>
          <table:table-cell office:value-type="string" calcext:value-type="string">
            <text:p>S. Hongeng and J. Wyatt, “Learning causality and intentional actions,” in Towards Affordance-Based Robot Control, 2008.</text:p>
          </table:table-cell>
        </table:table-row>
        <table:table-row table:style-name="ro1">
          <table:table-cell office:value-type="string" calcext:value-type="string">
            <text:p>CoSy</text:p>
          </table:table-cell>
          <table:table-cell office:value-type="string" calcext:value-type="string">
            <text:p>Kruijff2006</text:p>
          </table:table-cell>
          <table:table-cell office:value-type="string" calcext:value-type="string">
            <text:p>G.-J. J. Kruijff, H. Zender, P. Jensfelt, and H. I. Christensen, “Clarification Dialogues in Human Augmented Mapping,” in Proceedings of the 1st ACM SIGCHI/SIGART conference on Human-robot interaction, 2006.</text:p>
          </table:table-cell>
        </table:table-row>
        <table:table-row table:style-name="ro1">
          <table:table-cell office:value-type="string" calcext:value-type="string">
            <text:p>CoSy</text:p>
          </table:table-cell>
          <table:table-cell office:value-type="string" calcext:value-type="string">
            <text:p>Kruijff2006a</text:p>
          </table:table-cell>
          <table:table-cell office:value-type="string" calcext:value-type="string">
            <text:p>G. J. M. Kruijff, H. Zender, P. Jensfelt, and H. I. Christensen, “Situated dialogue and understanding spatial organization: Knowing what is where and what you can do there,” 15th IEEE Int. Symp. Robot Hum. Interact. Commun., pp. 328–333, 2006.</text:p>
          </table:table-cell>
        </table:table-row>
        <table:table-row table:style-name="ro1">
          <table:table-cell office:value-type="string" calcext:value-type="string">
            <text:p>CoSy</text:p>
          </table:table-cell>
          <table:table-cell office:value-type="string" calcext:value-type="string">
            <text:p>Kruijff2007</text:p>
          </table:table-cell>
          <table:table-cell office:value-type="string" calcext:value-type="string">
            <text:p>G.-J. M. Kruijff and M. Staudte, “Producing Believable Robot Gaze When Comprehending Visually Situated Dialogue,” Lang. Robot. Proc. from Symp., pp. 65–74, 2007.</text:p>
          </table:table-cell>
        </table:table-row>
        <table:table-row table:style-name="ro1">
          <table:table-cell office:value-type="string" calcext:value-type="string">
            <text:p>CoSy</text:p>
          </table:table-cell>
          <table:table-cell office:value-type="string" calcext:value-type="string">
            <text:p>Leibe2006a</text:p>
          </table:table-cell>
          <table:table-cell office:value-type="string" calcext:value-type="string">
            <text:p>B. Leibe, K. Mikolajczyk, and B. Schiele, “Segmentation Based Multi-Cue Integration for Object Detection,” in Procedings of the British Machine Vision Conference, 2006.</text:p>
          </table:table-cell>
        </table:table-row>
        <table:table-row table:style-name="ro1">
          <table:table-cell office:value-type="string" calcext:value-type="string">
            <text:p>CoSy</text:p>
          </table:table-cell>
          <table:table-cell office:value-type="string" calcext:value-type="string">
            <text:p>Leibe2006</text:p>
          </table:table-cell>
          <table:table-cell office:value-type="string" calcext:value-type="string">
            <text:p>B. Leibe, K. Mikolajczyk, and B. Schiele, “Efficient clustering and matching for object class recognition,” in Proceedings of the British Machine Vision Conference (BMVC), 2006.</text:p>
          </table:table-cell>
        </table:table-row>
        <table:table-row table:style-name="ro1">
          <table:table-cell office:value-type="string" calcext:value-type="string">
            <text:p>CoSy</text:p>
          </table:table-cell>
          <table:table-cell office:value-type="string" calcext:value-type="string">
            <text:p>Leonardis2006</text:p>
          </table:table-cell>
          <table:table-cell office:value-type="string" calcext:value-type="string">
            <text:p>A. Leonardis and S. Fidler, “Learning Hierarchical Representations of Object Categories for Robot Vision,” Robot. Res., 2010.</text:p>
          </table:table-cell>
        </table:table-row>
        <table:table-row table:style-name="ro1">
          <table:table-cell office:value-type="string" calcext:value-type="string">
            <text:p>CoSy</text:p>
          </table:table-cell>
          <table:table-cell office:value-type="string" calcext:value-type="string">
            <text:p>Lison2008</text:p>
          </table:table-cell>
          <table:table-cell office:value-type="string" calcext:value-type="string">
            <text:p>P. Lison and G.-J. Kruijff, “Salience-driven Contextual Priming of Speech Recognition for Human-Robot Interaction,” in Language, 2008, pp. 636–640.</text:p>
          </table:table-cell>
        </table:table-row>
        <table:table-row table:style-name="ro1">
          <table:table-cell office:value-type="string" calcext:value-type="string">
            <text:p>CoSy</text:p>
          </table:table-cell>
          <table:table-cell office:value-type="string" calcext:value-type="string">
            <text:p>Lopez2008</text:p>
          </table:table-cell>
          <table:table-cell office:value-type="string" calcext:value-type="string">
            <text:p>D. G. López, K. Sjö, C. Paul, and P. Jensfelt, “Hybrid laser and vision based object search and localization,” Proc. IEEE Int. Conf. Robot. Autom., 2008.</text:p>
          </table:table-cell>
        </table:table-row>
        <table:table-row table:style-name="ro1">
          <table:table-cell office:value-type="string" calcext:value-type="string">
            <text:p>CoSy</text:p>
          </table:table-cell>
          <table:table-cell office:value-type="string" calcext:value-type="string">
            <text:p>Luo2007</text:p>
          </table:table-cell>
          <table:table-cell office:value-type="string" calcext:value-type="string">
            <text:p>J. Luo, A. Pronobis, B. Caputo, and P. Jensfelt, “Incremental learning for place recognition in dynamic environments,” in Proceedings of the 2007 IEEE/RSJ International Conference on Intelligent Robots and Systems, 2007.</text:p>
          </table:table-cell>
        </table:table-row>
        <table:table-row table:style-name="ro1">
          <table:table-cell office:value-type="string" calcext:value-type="string">
            <text:p>CoSy</text:p>
          </table:table-cell>
          <table:table-cell office:value-type="string" calcext:value-type="string">
            <text:p>Minguez2004</text:p>
          </table:table-cell>
          <table:table-cell office:value-type="string" calcext:value-type="string">
            <text:p>J. Minguez and L. Montano, “Nearness Diagram (ND) navigation: Collision avoidance in troublesome scenarios,” IEEE Trans. Robot. Autom., vol. 20, no. 1, pp. 45–59, 2004.</text:p>
          </table:table-cell>
        </table:table-row>
        <table:table-row table:style-name="ro1">
          <table:table-cell office:value-type="string" calcext:value-type="string">
            <text:p>CoSy</text:p>
          </table:table-cell>
          <table:table-cell office:value-type="string" calcext:value-type="string">
            <text:p>Autonome2004</text:p>
          </table:table-cell>
          <table:table-cell office:value-type="string" calcext:value-type="string">
            <text:p>O. M. Mozos, C. Stachniss, and W. Burgard, “Supervised Learning of Places from Range Data using Boosting,” in Proceedings of the 2005 IEEE International Conference on Robotics and Automation, 2005.</text:p>
          </table:table-cell>
        </table:table-row>
        <table:table-row table:style-name="ro1">
          <table:table-cell office:value-type="string" calcext:value-type="string">
            <text:p>CoSy</text:p>
          </table:table-cell>
          <table:table-cell office:value-type="string" calcext:value-type="string">
            <text:p>Pacchierotti2006</text:p>
          </table:table-cell>
          <table:table-cell office:value-type="string" calcext:value-type="string">
            <text:p>E. Pacchierotti, H. I. Christensen, and P. Jensfelt, “Embodied social interaction for service robots in hallway environments,” in Proceedings of the 5th International Conference on Field and Service Robotics, 2005.</text:p>
          </table:table-cell>
        </table:table-row>
        <table:table-row table:style-name="ro1">
          <table:table-cell office:value-type="string" calcext:value-type="string">
            <text:p>CoSy</text:p>
          </table:table-cell>
          <table:table-cell office:value-type="string" calcext:value-type="string">
            <text:p>Pacchierotti2006a</text:p>
          </table:table-cell>
          <table:table-cell office:value-type="string" calcext:value-type="string">
            <text:p>E. Pacchierotti, H. I. Christensen, and P. Jensfelt, “Design of an office-guide robot for social interaction studies,” in Proceedings of the IEEE International Conference on Intelligent Robots and Systems, 2006, pp. 4965–4970.</text:p>
          </table:table-cell>
        </table:table-row>
        <table:table-row table:style-name="ro1">
          <table:table-cell office:value-type="string" calcext:value-type="string">
            <text:p>CoSy</text:p>
          </table:table-cell>
          <table:table-cell office:value-type="string" calcext:value-type="string">
            <text:p>Pronobis2006</text:p>
          </table:table-cell>
          <table:table-cell office:value-type="string" calcext:value-type="string">
            <text:p>A. Pronobis, B. Caputo, P. Jensfelt, and H. I. Christensen, “A Discriminative Approach to Robust Visual Place Recognition,” Proc. IEEE/RSJ Int. Conf. Intell. Robot. Syst., pp. 3829–3836, 2006.</text:p>
          </table:table-cell>
        </table:table-row>
        <table:table-row table:style-name="ro1">
          <table:table-cell office:value-type="string" calcext:value-type="string">
            <text:p>CoSy</text:p>
          </table:table-cell>
          <table:table-cell office:value-type="string" calcext:value-type="string">
            <text:p>Seemann2006</text:p>
          </table:table-cell>
          <table:table-cell office:value-type="string" calcext:value-type="string">
            <text:p>E. Seemann, B. Leibe, and B. Schiele, “Multi-aspect detection of articulated objects,” in Proceedings of the IEEE Computer Society Conference on Computer Vision and Pattern Recognition, 2006, vol. 2, pp. 1582–1588.</text:p>
          </table:table-cell>
        </table:table-row>
        <table:table-row table:style-name="ro1">
          <table:table-cell office:value-type="string" calcext:value-type="string">
            <text:p>CoSy</text:p>
          </table:table-cell>
          <table:table-cell office:value-type="string" calcext:value-type="string">
            <text:p>Sjoo2010</text:p>
          </table:table-cell>
          <table:table-cell office:value-type="string" calcext:value-type="string">
            <text:p>K. Sjoo, H. Zender, P. Jensfelt, G.-J. M. Kruijff, A. Pronobis, N. Hawes, and M. Brenner, “The Explorer System,” in Cognitive Systems, 2010.</text:p>
          </table:table-cell>
        </table:table-row>
        <table:table-row table:style-name="ro1">
          <table:table-cell office:value-type="string" calcext:value-type="string">
            <text:p>CoSy</text:p>
          </table:table-cell>
          <table:table-cell office:value-type="string" calcext:value-type="string">
            <text:p>Fritz2010</text:p>
          </table:table-cell>
          <table:table-cell office:value-type="string" calcext:value-type="string">
            <text:p>D. Skocaj, M. Kristan, A. Vrecko, A. Leonardis, M. Fritz, M. Stark, B. Schiele, S. Hongeng, and J. L. Wyatt, “Multi-modal Learning,” in Cognitive Systems, Springer-Verlag, 2010.</text:p>
          </table:table-cell>
        </table:table-row>
        <table:table-row table:style-name="ro1">
          <table:table-cell office:value-type="string" calcext:value-type="string">
            <text:p>CoSy</text:p>
          </table:table-cell>
          <table:table-cell office:value-type="string" calcext:value-type="string">
            <text:p>Sridharan2008</text:p>
          </table:table-cell>
          <table:table-cell office:value-type="string" calcext:value-type="string">
            <text:p>M. Sridharan, J. Wyatt, and R. Dearden, “HiPPo : Hierarchical POMDPs for Planning Information Processing and Sensing Actions on a Robot,” in Proceedings of the International Conference on Automated Planning and Scheduling (ICAPS), 2008.</text:p>
          </table:table-cell>
        </table:table-row>
        <table:table-row table:style-name="ro1">
          <table:table-cell office:value-type="string" calcext:value-type="string">
            <text:p>CoSy</text:p>
          </table:table-cell>
          <table:table-cell office:value-type="string" calcext:value-type="string">
            <text:p>Foxvog2010</text:p>
          </table:table-cell>
          <table:table-cell office:value-type="string" calcext:value-type="string">
            <text:p>D. Foxvog, “Cyc,” in Theory and Applications of Ontology: Computer Applications, 2010, pp. 259–278.</text:p>
          </table:table-cell>
        </table:table-row>
        <table:table-row table:style-name="ro1">
          <table:table-cell office:value-type="string" calcext:value-type="string">
            <text:p>CoSy</text:p>
          </table:table-cell>
          <table:table-cell office:value-type="string" calcext:value-type="string">
            <text:p>Witbrock2015</text:p>
          </table:table-cell>
          <table:table-cell office:value-type="string" calcext:value-type="string">
            <text:p>M. Witbrock, K. Pittman, J. Moszkowicz, A. Beck, D. Schneider, and D. Lenat, “Cyc and the Big C : Reading that Produces and Uses Hypotheses about Complex Molecular Biology Mechanisms Reading about Complex Mechanisms,” Sch. Big Data AI Perspect. Challenges, Ideas Pap. from 2015 AAAI Work., pp. 27–32, 2015.</text:p>
          </table:table-cell>
        </table:table-row>
        <table:table-row table:style-name="ro1">
          <table:table-cell office:value-type="string" calcext:value-type="string">
            <text:p>DAC</text:p>
          </table:table-cell>
          <table:table-cell office:value-type="string" calcext:value-type="string">
            <text:p>Duff2010</text:p>
          </table:table-cell>
          <table:table-cell office:value-type="string" calcext:value-type="string">
            <text:p>A. Duff, C. Rennó-Costa, E. Marcos, A. L. Luvizotto, A. Giovannucci, M. Sanchez-Fibla, U. Bernardet, and P. F. M. J. Verschure, “Distributed adaptive control: A proposal on the neuronal organization of adaptive goal oriented behavior,” Stud. Comput. Intell., vol. 264, pp. 15–41, 2010.</text:p>
          </table:table-cell>
        </table:table-row>
        <table:table-row table:style-name="ro1">
          <table:table-cell office:value-type="string" calcext:value-type="string">
            <text:p>DAC</text:p>
          </table:table-cell>
          <table:table-cell office:value-type="string" calcext:value-type="string">
            <text:p>Duff2011</text:p>
          </table:table-cell>
          <table:table-cell office:value-type="string" calcext:value-type="string">
            <text:p>A. Duff, M. Sanchez Fibla, and P. F. M. J. Verschure, “A biologically based model for the integration of sensory-motor contingencies in rules and plans: A prefrontal cortex based extension of the Distributed Adaptive Control architecture,” Brain Res. Bull., vol. 85, no. 5, pp. 289–304, 2011.</text:p>
          </table:table-cell>
        </table:table-row>
        <table:table-row table:style-name="ro1">
          <table:table-cell office:value-type="string" calcext:value-type="string">
            <text:p>DAC</text:p>
          </table:table-cell>
          <table:table-cell office:value-type="string" calcext:value-type="string">
            <text:p>Eng2005</text:p>
          </table:table-cell>
          <table:table-cell office:value-type="string" calcext:value-type="string">
            <text:p>K. Eng, R. J. Douglas, and P. F. M. J. Verschure, “An interactive space that learns to influence human behavior,” IEEE Trans. Syst. Man, Cybern. Part ASystems Humans., vol. 35, no. 1, pp. 66–77, 2005.</text:p>
          </table:table-cell>
        </table:table-row>
        <table:table-row table:style-name="ro1">
          <table:table-cell office:value-type="string" calcext:value-type="string">
            <text:p>DAC</text:p>
          </table:table-cell>
          <table:table-cell office:value-type="string" calcext:value-type="string">
            <text:p>Maffei2015</text:p>
          </table:table-cell>
          <table:table-cell office:value-type="string" calcext:value-type="string">
            <text:p>G. Maffei, D. Santos-Pata, E. Marcos, M. Sánchez-Fibla, and P. F. M. J. Verschure, “An embodied biologically constrained model of foraging: From classical and operant conditioning to adaptive real-world behavior in DAC-X,” Neural Networks, vol. 72, pp. 88–108, 2015.</text:p>
          </table:table-cell>
        </table:table-row>
        <table:table-row table:style-name="ro1">
          <table:table-cell office:value-type="string" calcext:value-type="string">
            <text:p>DAC</text:p>
          </table:table-cell>
          <table:table-cell office:value-type="string" calcext:value-type="string">
            <text:p>Manzolli2005</text:p>
          </table:table-cell>
          <table:table-cell office:value-type="string" calcext:value-type="string">
            <text:p>J. Manzolli and P. F. M. J. Verschure, “Roboser: A Real-World Composition System,” Computer Music Journal, vol. 29, no. 3, pp. 55-74, 2005.</text:p>
          </table:table-cell>
        </table:table-row>
        <table:table-row table:style-name="ro1">
          <table:table-cell office:value-type="string" calcext:value-type="string">
            <text:p>DAC</text:p>
          </table:table-cell>
          <table:table-cell office:value-type="string" calcext:value-type="string">
            <text:p>Mathews2012</text:p>
          </table:table-cell>
          <table:table-cell office:value-type="string" calcext:value-type="string">
            <text:p>Z. Mathews, S. B. I Badia, and P. F. M. J. Verschure, “PASAR: An integrated model of prediction, anticipation, sensation, attention and response for artificial sensorimotor systems,” Inf. Sci. (Ny)., vol. 186, no. 1, pp. 1–19, 2012.</text:p>
          </table:table-cell>
        </table:table-row>
        <table:table-row table:style-name="ro1">
          <table:table-cell office:value-type="string" calcext:value-type="string">
            <text:p>DAC</text:p>
          </table:table-cell>
          <table:table-cell office:value-type="string" calcext:value-type="string">
            <text:p>Mathews2009</text:p>
          </table:table-cell>
          <table:table-cell office:value-type="string" calcext:value-type="string">
            <text:p>Z. Mathews, M. Lechon, J. M. B. Calvo, A. D. A. Duff, S. B. I. Badia, and P. F. M. J. Verschure, “Insect-like mapless navigation based on head direction cells and contextual learning using chemo-visual sensors,” 2009 IEEE/RSJ Int. Conf. Intell. Robot. Syst. IROS 2009, pp. 2243–2250, 2009.</text:p>
          </table:table-cell>
        </table:table-row>
        <table:table-row table:style-name="ro1">
          <table:table-cell office:value-type="string" calcext:value-type="string">
            <text:p>DAC</text:p>
          </table:table-cell>
          <table:table-cell office:value-type="string" calcext:value-type="string">
            <text:p>Ringwald2007</text:p>
          </table:table-cell>
          <table:table-cell office:value-type="string" calcext:value-type="string">
            <text:p>M. Ringwald and P. F. M. J. Verschure, “The Fusion of Multiple Sources of Information in the Organization of Goal-Oriented Behavior: Spatial Attention versus Integration,” Proc. Eur. Conf. Mob. Robot. - ECMR 2007, pp. 1–6, 2007.</text:p>
          </table:table-cell>
        </table:table-row>
        <table:table-row table:style-name="ro1">
          <table:table-cell office:value-type="string" calcext:value-type="string">
            <text:p>DAC</text:p>
          </table:table-cell>
          <table:table-cell office:value-type="string" calcext:value-type="string">
            <text:p>Sanchez-fibla2010</text:p>
          </table:table-cell>
          <table:table-cell office:value-type="string" calcext:value-type="string">
            <text:p>M. Sanchez-Fibla and U. Bernardet, “Allostatic Control for Robot Behavior Regulation: A Comparative Rodent-Robot Study,” Adv. Complex Syst., vol. 13, no. 3, pp. 1–25, 2010.</text:p>
          </table:table-cell>
        </table:table-row>
        <table:table-row table:style-name="ro1">
          <table:table-cell office:value-type="string" calcext:value-type="string">
            <text:p>DAC</text:p>
          </table:table-cell>
          <table:table-cell office:value-type="string" calcext:value-type="string">
            <text:p>Verschure1998a</text:p>
          </table:table-cell>
          <table:table-cell office:value-type="string" calcext:value-type="string">
            <text:p>P. Verschure, “Synthetic Epistemology: The acquisition, retention, and expression of knowledge in natural and synthetic systems,” IEEE World Conf. Comput. Intell. Proc., pp. 147–152, 1998.</text:p>
          </table:table-cell>
        </table:table-row>
        <table:table-row table:style-name="ro1">
          <table:table-cell office:value-type="string" calcext:value-type="string">
            <text:p>DAC</text:p>
          </table:table-cell>
          <table:table-cell office:value-type="string" calcext:value-type="string">
            <text:p>Verschure1992</text:p>
          </table:table-cell>
          <table:table-cell office:value-type="string" calcext:value-type="string">
            <text:p>P. F. M. J. Verschure, B. J. A. Krause, and R. Pfeifer, “Distributed adaptive control: The self-organization of structured behavior,” Rob. Auton. Syst., vol. 9, no. 3, pp. 181–196, 1992.</text:p>
          </table:table-cell>
        </table:table-row>
        <table:table-row table:style-name="ro1">
          <table:table-cell office:value-type="string" calcext:value-type="string">
            <text:p>DAC</text:p>
          </table:table-cell>
          <table:table-cell office:value-type="string" calcext:value-type="string">
            <text:p>Verschure2012</text:p>
          </table:table-cell>
          <table:table-cell office:value-type="string" calcext:value-type="string">
            <text:p>P. F. M. J. Verschure, “Distributed Adaptive Control: A theory of the Mind, Brain, Body Nexus,” Biol. Inspired Cogn. Archit., vol. 1, pp. 55–72, 2012.</text:p>
          </table:table-cell>
        </table:table-row>
        <table:table-row table:style-name="ro1">
          <table:table-cell office:value-type="string" calcext:value-type="string">
            <text:p>DAC</text:p>
          </table:table-cell>
          <table:table-cell office:value-type="string" calcext:value-type="string">
            <text:p>Verschure1996</text:p>
          </table:table-cell>
          <table:table-cell office:value-type="string" calcext:value-type="string">
            <text:p>P. F. M. J. Verschure, “Minds, brains, and robots: Explorations in distributed adaptative control,” Proceeding Second Brazilian-International Conf. Cogn. Sci., pp. 1–15, 1996.</text:p>
          </table:table-cell>
        </table:table-row>
        <table:table-row table:style-name="ro1">
          <table:table-cell office:value-type="string" calcext:value-type="string">
            <text:p>DAC</text:p>
          </table:table-cell>
          <table:table-cell office:value-type="string" calcext:value-type="string">
            <text:p>Verschure1998</text:p>
          </table:table-cell>
          <table:table-cell office:value-type="string" calcext:value-type="string">
            <text:p>P. F. M. J. Verschure, “Distributed Adaptive Control: Explorations in robotics and the biology of learning,” Informatik/Informatique, vol. 1, no. 1, pp. 25–29, 1998.</text:p>
          </table:table-cell>
        </table:table-row>
        <table:table-row table:style-name="ro1">
          <table:table-cell office:value-type="string" calcext:value-type="string">
            <text:p>DAC</text:p>
          </table:table-cell>
          <table:table-cell office:value-type="string" calcext:value-type="string">
            <text:p>Verschure2013</text:p>
          </table:table-cell>
          <table:table-cell office:value-type="string" calcext:value-type="string">
            <text:p>P. F. M. J. Verschure and J. Manzolli, “Computational Modeling of Mind and Music,” In M. Arbib (Ed.) Language, Music, and the Brain, 2013.</text:p>
          </table:table-cell>
        </table:table-row>
        <table:table-row table:style-name="ro1">
          <table:table-cell office:value-type="string" calcext:value-type="string">
            <text:p>DAC</text:p>
          </table:table-cell>
          <table:table-cell office:value-type="string" calcext:value-type="string">
            <text:p>Verschure1998b</text:p>
          </table:table-cell>
          <table:table-cell office:value-type="string" calcext:value-type="string">
            <text:p>P. F. M. J. Verschure and T. Voegtlin, “A bottom up approach towards the acquisition and expression of sequential representations applied to a behaving real-world device: Distributed adaptive control III,” Neural Networks, vol. 11, no. 7–8, pp. 1531–1549, 1998.</text:p>
          </table:table-cell>
        </table:table-row>
        <table:table-row table:style-name="ro1">
          <table:table-cell office:value-type="string" calcext:value-type="string">
            <text:p>DAC</text:p>
          </table:table-cell>
          <table:table-cell office:value-type="string" calcext:value-type="string">
            <text:p>Verschure2003a</text:p>
          </table:table-cell>
          <table:table-cell office:value-type="string" calcext:value-type="string">
            <text:p>P. F. M. J. Verschure, T. Voegtlin, and R. J. Douglas, “Environmentally mediated synergy between perception and behaviour in mobile robots,” Nature, vol. 425, no. 6958, pp. 620–624, 2003.</text:p>
          </table:table-cell>
        </table:table-row>
        <table:table-row table:style-name="ro1">
          <table:table-cell office:value-type="string" calcext:value-type="string">
            <text:p>DAC</text:p>
          </table:table-cell>
          <table:table-cell office:value-type="string" calcext:value-type="string">
            <text:p>Verschure2003</text:p>
          </table:table-cell>
          <table:table-cell office:value-type="string" calcext:value-type="string">
            <text:p>P. Verschure and P. Althaus, “A real-world rational agent: Unifying old and new AI,” Cogn. Sci., vol. 27, no. 4, pp. 561–590, 2003.</text:p>
          </table:table-cell>
        </table:table-row>
        <table:table-row table:style-name="ro1">
          <table:table-cell office:value-type="string" calcext:value-type="string">
            <text:p>DAC</text:p>
          </table:table-cell>
          <table:table-cell office:value-type="string" calcext:value-type="string">
            <text:p>Vouloutsi2015</text:p>
          </table:table-cell>
          <table:table-cell office:value-type="string" calcext:value-type="string">
            <text:p>V. Vouloutsi, M. B. Munoz, K. Grechuta, S. Lallee, A. Duff, J. ysard Llobet Puigbo, and P. F. M. J. Verschure, “A new biomimetic approach towards educational robotics: the Distributed Adaptive Control of a Synthetic Tutor Assistant,” 4th Int. Symp. New Front. human-Robot Interact., 2015.</text:p>
          </table:table-cell>
        </table:table-row>
        <table:table-row table:style-name="ro1">
          <table:table-cell office:value-type="string" calcext:value-type="string">
            <text:p>Darwinian Neurodynamics</text:p>
          </table:table-cell>
          <table:table-cell office:value-type="string" calcext:value-type="string">
            <text:p>Fedor2017</text:p>
          </table:table-cell>
          <table:table-cell office:value-type="string" calcext:value-type="string">
            <text:p>A. Fedor, I. Zachar, A. Szilágyi, and M. Öllinger, “Cognitive Architecture with Evolutionary Dynamics Solves Insight Problem,” Front. Psychol., vol. 8, pp. 1–15, 2017.</text:p>
          </table:table-cell>
        </table:table-row>
        <table:table-row table:style-name="ro1">
          <table:table-cell office:value-type="string" calcext:value-type="string">
            <text:p>Darwinian Neurodynamics</text:p>
          </table:table-cell>
          <table:table-cell office:value-type="string" calcext:value-type="string">
            <text:p>Szilagyi2016</text:p>
          </table:table-cell>
          <table:table-cell office:value-type="string" calcext:value-type="string">
            <text:p>A. Szilágyi, I. Zachar, A. Fedor, H. P. de Vladar, and E. Szathmáry, “Breeding novel solutions in the brain: a model of Darwinian neurodynamics,” F1000Research, vol. 5, 2016.</text:p>
          </table:table-cell>
        </table:table-row>
        <table:table-row table:style-name="ro1">
          <table:table-cell office:value-type="string" calcext:value-type="string">
            <text:p>Darwinian Neurodynamics</text:p>
          </table:table-cell>
          <table:table-cell office:value-type="string" calcext:value-type="string">
            <text:p>Vladar2016</text:p>
          </table:table-cell>
          <table:table-cell office:value-type="string" calcext:value-type="string">
            <text:p>H. P. de Vladar, A. Fedor, A. Szilágyi, I. Zachar, and E. Szathmáry, “An Attractor Network-Based Model with Darwinian Dynamics,” in Proceedings of the 2016 on Genetic and Evolutionary Computation Conference, 2016, pp. 1049–1052.</text:p>
          </table:table-cell>
        </table:table-row>
        <table:table-row table:style-name="ro1">
          <table:table-cell office:value-type="string" calcext:value-type="string">
            <text:p>DeepMind</text:p>
          </table:table-cell>
          <table:table-cell office:value-type="string" calcext:value-type="string">
            <text:p>Andrychowicz2016</text:p>
          </table:table-cell>
          <table:table-cell office:value-type="string" calcext:value-type="string">
            <text:p>M. Andrychowicz and K. Kurach, “Learning Efficient Algorithms with Hierarchical Attentive Memory,” Int. Conf. Mach. Learn., 2016.</text:p>
          </table:table-cell>
        </table:table-row>
        <table:table-row table:style-name="ro1">
          <table:table-cell office:value-type="string" calcext:value-type="string">
            <text:p>DeepMind</text:p>
          </table:table-cell>
          <table:table-cell office:value-type="string" calcext:value-type="string">
            <text:p>Ba2015</text:p>
          </table:table-cell>
          <table:table-cell office:value-type="string" calcext:value-type="string">
            <text:p>J. Ba, V. Mnih, and K. Kavukcuoglu, “Multiple Object Recognition with Visual Attention,” ICLR, pp. 1–10, 2014.</text:p>
          </table:table-cell>
        </table:table-row>
        <table:table-row table:style-name="ro1">
          <table:table-cell office:value-type="string" calcext:value-type="string">
            <text:p>DeepMind</text:p>
          </table:table-cell>
          <table:table-cell office:value-type="string" calcext:value-type="string">
            <text:p>Bellemare2012</text:p>
          </table:table-cell>
          <table:table-cell office:value-type="string" calcext:value-type="string">
            <text:p>M. G. Bellemare, G. Ostrovski, A. Guez, P. S. Thomas, and R. Munos, “Increasing the Action Gap: New Operators for Reinforcement Learning,” arXiv, 2015.</text:p>
          </table:table-cell>
        </table:table-row>
        <table:table-row table:style-name="ro1">
          <table:table-cell office:value-type="string" calcext:value-type="string">
            <text:p>DeepMind</text:p>
          </table:table-cell>
          <table:table-cell office:value-type="string" calcext:value-type="string">
            <text:p>Bellemare2015</text:p>
          </table:table-cell>
          <table:table-cell office:value-type="string" calcext:value-type="string">
            <text:p>M. G. Bellemare, “Count-based frequency estimation with bounded memory,” IJCAI, pp. 3337–3344, 2015.</text:p>
          </table:table-cell>
        </table:table-row>
        <table:table-row table:style-name="ro1">
          <table:table-cell office:value-type="string" calcext:value-type="string">
            <text:p>DeepMind</text:p>
          </table:table-cell>
          <table:table-cell office:value-type="string" calcext:value-type="string">
            <text:p>Bellemare2014</text:p>
          </table:table-cell>
          <table:table-cell office:value-type="string" calcext:value-type="string">
            <text:p>M. Bellemare, J. Veness, and E. Talvitie, “Skip Context Tree Switching,” ICML, pp. 1458–1466, 2014.</text:p>
          </table:table-cell>
        </table:table-row>
        <table:table-row table:style-name="ro1">
          <table:table-cell office:value-type="string" calcext:value-type="string">
            <text:p>DeepMind</text:p>
          </table:table-cell>
          <table:table-cell office:value-type="string" calcext:value-type="string">
            <text:p>Blundell2015</text:p>
          </table:table-cell>
          <table:table-cell office:value-type="string" calcext:value-type="string">
            <text:p>C. Blundell, J. Cornebise, K. Kavukcuoglu, and D. Wierstra, “Weight Uncertainty in Neural Networks,” ICML, pp. 1613–1622, 2015.</text:p>
          </table:table-cell>
        </table:table-row>
        <table:table-row table:style-name="ro1">
          <table:table-cell office:value-type="string" calcext:value-type="string">
            <text:p>DeepMind</text:p>
          </table:table-cell>
          <table:table-cell office:value-type="string" calcext:value-type="string">
            <text:p>Blundell2013</text:p>
          </table:table-cell>
          <table:table-cell office:value-type="string" calcext:value-type="string">
            <text:p>C. Blundell and Y. W. Teh, “Bayesian Hierarchical Community Discovery,” NIPS, 2013.</text:p>
          </table:table-cell>
        </table:table-row>
        <table:table-row table:style-name="ro1">
          <table:table-cell office:value-type="string" calcext:value-type="string">
            <text:p>DeepMind</text:p>
          </table:table-cell>
          <table:table-cell office:value-type="string" calcext:value-type="string">
            <text:p>Bounliphone2016</text:p>
          </table:table-cell>
          <table:table-cell office:value-type="string" calcext:value-type="string">
            <text:p>W. Bounliphone, E. Belilovsky, M. B. Blaschko, I. Antonoglou, and A. Gretton, “A Test of Relative Similarity For Model Selection in Generative Models,” arXiv preprint arXiv:1511.04581, 2015.</text:p>
          </table:table-cell>
        </table:table-row>
        <table:table-row table:style-name="ro1">
          <table:table-cell office:value-type="string" calcext:value-type="string">
            <text:p>DeepMind</text:p>
          </table:table-cell>
          <table:table-cell office:value-type="string" calcext:value-type="string">
            <text:p>Danihelka2016</text:p>
          </table:table-cell>
          <table:table-cell office:value-type="string" calcext:value-type="string">
            <text:p>I. Danihelka, G. Wayne, B. Uria, N. Kalchbrenner, and A. Graves, “Associative Long Short-Term Memory,” arXiv preprint arXiv:1602.03032, 2016.</text:p>
          </table:table-cell>
        </table:table-row>
        <table:table-row table:style-name="ro1">
          <table:table-cell office:value-type="string" calcext:value-type="string">
            <text:p>DeepMind</text:p>
          </table:table-cell>
          <table:table-cell office:value-type="string" calcext:value-type="string">
            <text:p>Desjardins2015</text:p>
          </table:table-cell>
          <table:table-cell office:value-type="string" calcext:value-type="string">
            <text:p>G. Desjardins, K. Simonyan, R. Pascanu, and K. Kavukcuoglu, “Natural Neural Networks,” NIPS, 2015.</text:p>
          </table:table-cell>
        </table:table-row>
        <table:table-row table:style-name="ro1">
          <table:table-cell office:value-type="string" calcext:value-type="string">
            <text:p>DeepMind</text:p>
          </table:table-cell>
          <table:table-cell office:value-type="string" calcext:value-type="string">
            <text:p>Graves2014</text:p>
          </table:table-cell>
          <table:table-cell office:value-type="string" calcext:value-type="string">
            <text:p>A. Graves and N. Jaitly, “Towards End-To-End Speech Recognition with Recurrent Neural Networks,” JMLR Workshop Conf. Proc., vol. 32, no. 1, pp. 1764–1772, 2014.</text:p>
          </table:table-cell>
        </table:table-row>
        <table:table-row table:style-name="ro1">
          <table:table-cell office:value-type="string" calcext:value-type="string">
            <text:p>DeepMind</text:p>
          </table:table-cell>
          <table:table-cell office:value-type="string" calcext:value-type="string">
            <text:p>Graves2014a</text:p>
          </table:table-cell>
          <table:table-cell office:value-type="string" calcext:value-type="string">
            <text:p>A. Graves, G. Wayne, and I. Danihelka, “Neural Turing Machines,” arXiv preprint arXiv:1410.5401, 2014.</text:p>
          </table:table-cell>
        </table:table-row>
        <table:table-row table:style-name="ro1">
          <table:table-cell office:value-type="string" calcext:value-type="string">
            <text:p>DeepMind</text:p>
          </table:table-cell>
          <table:table-cell office:value-type="string" calcext:value-type="string">
            <text:p>Grefenstette2015</text:p>
          </table:table-cell>
          <table:table-cell office:value-type="string" calcext:value-type="string">
            <text:p>E. Grefenstette, K. M. Hermann, M. Suleyman, and P. Blunsom, “Learning to Transduce with Unbounded Memory,” NIPS, 2015.</text:p>
          </table:table-cell>
        </table:table-row>
        <table:table-row table:style-name="ro1">
          <table:table-cell office:value-type="string" calcext:value-type="string">
            <text:p>DeepMind</text:p>
          </table:table-cell>
          <table:table-cell office:value-type="string" calcext:value-type="string">
            <text:p>Gregor2014a</text:p>
          </table:table-cell>
          <table:table-cell office:value-type="string" calcext:value-type="string">
            <text:p>K. Gregor, I. Danihelka, A. Graves, and W. D. Rezende Danilo Jimenez, “RAW: A recurrent neural network for image generation,” arXiv preprint arXiv:1502.04623, 2015.</text:p>
          </table:table-cell>
        </table:table-row>
        <table:table-row table:style-name="ro1">
          <table:table-cell office:value-type="string" calcext:value-type="string">
            <text:p>DeepMind</text:p>
          </table:table-cell>
          <table:table-cell office:value-type="string" calcext:value-type="string">
            <text:p>Gregor2014</text:p>
          </table:table-cell>
          <table:table-cell office:value-type="string" calcext:value-type="string">
            <text:p>K. Gregor, A. Mnih, and D. Wierstra, “Deep AutoRegressive Networks,” ICML, pp. 1242–1250, 2014.</text:p>
          </table:table-cell>
        </table:table-row>
        <table:table-row table:style-name="ro1">
          <table:table-cell office:value-type="string" calcext:value-type="string">
            <text:p>DeepMind</text:p>
          </table:table-cell>
          <table:table-cell office:value-type="string" calcext:value-type="string">
            <text:p>Gu2016a</text:p>
          </table:table-cell>
          <table:table-cell office:value-type="string" calcext:value-type="string">
            <text:p>S. Gu, S. Levine, I. Sutskever, and A. Mnih, “MuProp: Unbiased Backpropagation for Stochastic Neural Networks,” arXiv preprint arXiv:1511.05176, 2015.</text:p>
          </table:table-cell>
        </table:table-row>
        <table:table-row table:style-name="ro1">
          <table:table-cell office:value-type="string" calcext:value-type="string">
            <text:p>DeepMind</text:p>
          </table:table-cell>
          <table:table-cell office:value-type="string" calcext:value-type="string">
            <text:p>Gu2016</text:p>
          </table:table-cell>
          <table:table-cell office:value-type="string" calcext:value-type="string">
            <text:p>S. Gu, T. Lillicrap, I. Sutskever, S. Levine, and S. Com, “Continuous Deep Q-Learning with Model-based Acceleration,” ICML, 2016.</text:p>
          </table:table-cell>
        </table:table-row>
        <table:table-row table:style-name="ro1">
          <table:table-cell office:value-type="string" calcext:value-type="string">
            <text:p>DeepMind</text:p>
          </table:table-cell>
          <table:table-cell office:value-type="string" calcext:value-type="string">
            <text:p>Hasselt2015</text:p>
          </table:table-cell>
          <table:table-cell office:value-type="string" calcext:value-type="string">
            <text:p>H. Van Hasselt, A. Guez, M. Hessel, and D. Silver, “Learning functions across many orders of magnitudes,” arXiv preprint arXiv:1602.07714, 2016.</text:p>
          </table:table-cell>
        </table:table-row>
        <table:table-row table:style-name="ro1">
          <table:table-cell office:value-type="string" calcext:value-type="string">
            <text:p>DeepMind</text:p>
          </table:table-cell>
          <table:table-cell office:value-type="string" calcext:value-type="string">
            <text:p>Heess2015</text:p>
          </table:table-cell>
          <table:table-cell office:value-type="string" calcext:value-type="string">
            <text:p>N. Heess, G. Wayne, D. Silver, T. Lillicrap, Y. Tassa, and T. Erez, “Learning Continuous Control Policies by Stochastic Value Gradients,” NIPS, 2015.</text:p>
          </table:table-cell>
        </table:table-row>
        <table:table-row table:style-name="ro1">
          <table:table-cell office:value-type="string" calcext:value-type="string">
            <text:p>DeepMind</text:p>
          </table:table-cell>
          <table:table-cell office:value-type="string" calcext:value-type="string">
            <text:p>Heinrich2015</text:p>
          </table:table-cell>
          <table:table-cell office:value-type="string" calcext:value-type="string">
            <text:p>J. Heinrich, M. Lanctot, D. Silver, and D. G. Com, “Fictitious Self-Play in Extensive-Form Games,” ICML, pp. 805-813, 2015.</text:p>
          </table:table-cell>
        </table:table-row>
        <table:table-row table:style-name="ro1">
          <table:table-cell office:value-type="string" calcext:value-type="string">
            <text:p>DeepMind</text:p>
          </table:table-cell>
          <table:table-cell office:value-type="string" calcext:value-type="string">
            <text:p>Heinrich2014</text:p>
          </table:table-cell>
          <table:table-cell office:value-type="string" calcext:value-type="string">
            <text:p>J. Heinrich and D. Silver, “Smooth UCT search in computer poker,” IJCAI, pp. 554–560, 2015.</text:p>
          </table:table-cell>
        </table:table-row>
        <table:table-row table:style-name="ro1">
          <table:table-cell office:value-type="string" calcext:value-type="string">
            <text:p>DeepMind</text:p>
          </table:table-cell>
          <table:table-cell office:value-type="string" calcext:value-type="string">
            <text:p>Hermann2015</text:p>
          </table:table-cell>
          <table:table-cell office:value-type="string" calcext:value-type="string">
            <text:p>K. M. Hermann, T. Kočiský, E. Grefenstette, L. Espeholt, W. Kay, M. Suleyman, and P. Blunsom, “Teaching Machines to Read and Comprehend,” NIPS, 2015.</text:p>
          </table:table-cell>
        </table:table-row>
        <table:table-row table:style-name="ro1">
          <table:table-cell office:value-type="string" calcext:value-type="string">
            <text:p>DeepMind</text:p>
          </table:table-cell>
          <table:table-cell office:value-type="string" calcext:value-type="string">
            <text:p>Jaderberg2015</text:p>
          </table:table-cell>
          <table:table-cell office:value-type="string" calcext:value-type="string">
            <text:p>M. Jaderberg, K. Simonyan, A. Vedaldi, and A. Zisserman, “Deep Structured Output Learning for Unconstrained Text Recognition,” ICLR, 2015.</text:p>
          </table:table-cell>
        </table:table-row>
        <table:table-row table:style-name="ro1">
          <table:table-cell office:value-type="string" calcext:value-type="string">
            <text:p>DeepMind</text:p>
          </table:table-cell>
          <table:table-cell office:value-type="string" calcext:value-type="string">
            <text:p>Jaderberg2016</text:p>
          </table:table-cell>
          <table:table-cell office:value-type="string" calcext:value-type="string">
            <text:p>M. Jaderberg, K. Simonyan, A. Zisserman, and K. Kavukcuoglu, “Spatial Transformer Networks,” NIPS, 2015.</text:p>
          </table:table-cell>
        </table:table-row>
        <table:table-row table:style-name="ro1">
          <table:table-cell office:value-type="string" calcext:value-type="string">
            <text:p>DeepMind</text:p>
          </table:table-cell>
          <table:table-cell office:value-type="string" calcext:value-type="string">
            <text:p>Kalchbrenner2016</text:p>
          </table:table-cell>
          <table:table-cell office:value-type="string" calcext:value-type="string">
            <text:p>N. Kalchbrenner, I. Danihelka, and A. Graves, “Grid Long Short-Term Memory,” arXiv preprint arXiv:1507.01526, 2015.</text:p>
          </table:table-cell>
        </table:table-row>
        <table:table-row table:style-name="ro1">
          <table:table-cell office:value-type="string" calcext:value-type="string">
            <text:p>DeepMind</text:p>
          </table:table-cell>
          <table:table-cell office:value-type="string" calcext:value-type="string">
            <text:p>Kingma2009</text:p>
          </table:table-cell>
          <table:table-cell office:value-type="string" calcext:value-type="string">
            <text:p>D. P. Kingma, D. J. Rezende, S. Mohamed, and M. Welling, “Semi-Supervised Learning with Deep Generative Models,” NIPS, pp. 3581-3589, 2014.</text:p>
          </table:table-cell>
        </table:table-row>
        <table:table-row table:style-name="ro1">
          <table:table-cell office:value-type="string" calcext:value-type="string">
            <text:p>DeepMind</text:p>
          </table:table-cell>
          <table:table-cell office:value-type="string" calcext:value-type="string">
            <text:p>Korda2014</text:p>
          </table:table-cell>
          <table:table-cell office:value-type="string" calcext:value-type="string">
            <text:p>N. Korda, L. A. Prashanth, and R. Munos, “Fast gradient descent for least squares regression: Non-asymptotic bounds and application to bandits,” arXiv preprint arXiv:1307.3176, 2013.</text:p>
          </table:table-cell>
        </table:table-row>
        <table:table-row table:style-name="ro1">
          <table:table-cell office:value-type="string" calcext:value-type="string">
            <text:p>DeepMind</text:p>
          </table:table-cell>
          <table:table-cell office:value-type="string" calcext:value-type="string">
            <text:p>Kurach2016</text:p>
          </table:table-cell>
          <table:table-cell office:value-type="string" calcext:value-type="string">
            <text:p>K. Kurach, M. Andrychowicz, and I. Sutskever, “Neural Random-Access Machines,” arXiv preprint arXiv:1511.06392, 2015.</text:p>
          </table:table-cell>
        </table:table-row>
        <table:table-row table:style-name="ro1">
          <table:table-cell office:value-type="string" calcext:value-type="string">
            <text:p>DeepMind</text:p>
          </table:table-cell>
          <table:table-cell office:value-type="string" calcext:value-type="string">
            <text:p>Legg2011</text:p>
          </table:table-cell>
          <table:table-cell office:value-type="string" calcext:value-type="string">
            <text:p>S. Legg and J. Veness, “An Approximation of the Universal Intelligence Measure,” In Algorithmic Probability and Friends. Bayesian Prediction and Artificial Intelligence, pp. 236-249, 2011.</text:p>
          </table:table-cell>
        </table:table-row>
        <table:table-row table:style-name="ro1">
          <table:table-cell office:value-type="string" calcext:value-type="string">
            <text:p>DeepMind</text:p>
          </table:table-cell>
          <table:table-cell office:value-type="string" calcext:value-type="string">
            <text:p>Leibo2015</text:p>
          </table:table-cell>
          <table:table-cell office:value-type="string" calcext:value-type="string">
            <text:p>J. Z. Leibo, J. Cornebise, S. Gómez, and D. Hassabis, “Approximate Hubel-Wiesel Modules and the Data Structures of Neural Computation,” arXiv preprint arXiv:1512.08457, 2015.</text:p>
          </table:table-cell>
        </table:table-row>
        <table:table-row table:style-name="ro1">
          <table:table-cell office:value-type="string" calcext:value-type="string">
            <text:p>DeepMind</text:p>
          </table:table-cell>
          <table:table-cell office:value-type="string" calcext:value-type="string">
            <text:p>Li2015a</text:p>
          </table:table-cell>
          <table:table-cell office:value-type="string" calcext:value-type="string">
            <text:p>L. Li, R. Munos, and C. Szepesvári, “Toward Minimax Off-policy Value Estimation,” Proc. Eighteenth Int. Conf. Artif. Intell. Stat., vol. 38, pp. 608–616, 2015.</text:p>
          </table:table-cell>
        </table:table-row>
        <table:table-row table:style-name="ro1">
          <table:table-cell office:value-type="string" calcext:value-type="string">
            <text:p>DeepMind</text:p>
          </table:table-cell>
          <table:table-cell office:value-type="string" calcext:value-type="string">
            <text:p>Hunt2016</text:p>
          </table:table-cell>
          <table:table-cell office:value-type="string" calcext:value-type="string">
            <text:p>T. P. Lillicrap, J. J. Hunt, A. Pritzel, N. Heess, T. Erez, Y. Tassa, D. Silver, and D. Wierstra, “Continuous control with deep reinforcement learning,” arXiv Prepr. ArXiv1509.02971, 2015.</text:p>
          </table:table-cell>
        </table:table-row>
        <table:table-row table:style-name="ro1">
          <table:table-cell office:value-type="string" calcext:value-type="string">
            <text:p>DeepMind</text:p>
          </table:table-cell>
          <table:table-cell office:value-type="string" calcext:value-type="string">
            <text:p>Luong2016</text:p>
          </table:table-cell>
          <table:table-cell office:value-type="string" calcext:value-type="string">
            <text:p>M.-T. Luong, Q. V. Le, I. Sutskever, O. Vinyals, and L. Kaiser, “Multi-task Sequence to Sequence Learning,” ICLR, 2016.</text:p>
          </table:table-cell>
        </table:table-row>
        <table:table-row table:style-name="ro1">
          <table:table-cell office:value-type="string" calcext:value-type="string">
            <text:p>DeepMind</text:p>
          </table:table-cell>
          <table:table-cell office:value-type="string" calcext:value-type="string">
            <text:p>Maddison2015</text:p>
          </table:table-cell>
          <table:table-cell office:value-type="string" calcext:value-type="string">
            <text:p>C. J. Maddison, A. Huang, I. Sutskever, and D. Silver, “Move evaluation in Go using deep convolutional neural networks,” in Proceedings of the 3rd International Conference on Learning Representations, 2015.</text:p>
          </table:table-cell>
        </table:table-row>
        <table:table-row table:style-name="ro1">
          <table:table-cell office:value-type="string" calcext:value-type="string">
            <text:p>DeepMind</text:p>
          </table:table-cell>
          <table:table-cell office:value-type="string" calcext:value-type="string">
            <text:p>Mirowski2013</text:p>
          </table:table-cell>
          <table:table-cell office:value-type="string" calcext:value-type="string">
            <text:p>P. Mirowski and A. Vlachos, “Dependency Recurrent Neural Language Models for Sentence Completion,” arXiv Prepr. arXiv1507.01193, no. October, pp. 1405–1410, 2015.</text:p>
          </table:table-cell>
        </table:table-row>
        <table:table-row table:style-name="ro1">
          <table:table-cell office:value-type="string" calcext:value-type="string">
            <text:p>DeepMind</text:p>
          </table:table-cell>
          <table:table-cell office:value-type="string" calcext:value-type="string">
            <text:p>Mnih2013</text:p>
          </table:table-cell>
          <table:table-cell office:value-type="string" calcext:value-type="string">
            <text:p>A. Mnih, “Learning word embeddings efficiently with noise-contrastive estimation,” NIPS, pp. 2265-2273, 2013.</text:p>
          </table:table-cell>
        </table:table-row>
        <table:table-row table:style-name="ro1">
          <table:table-cell office:value-type="string" calcext:value-type="string">
            <text:p>DeepMind</text:p>
          </table:table-cell>
          <table:table-cell office:value-type="string" calcext:value-type="string">
            <text:p>Mnih2014</text:p>
          </table:table-cell>
          <table:table-cell office:value-type="string" calcext:value-type="string">
            <text:p>A. Mnih and K. Gregor, “Neural Variational Inference and Learning in Belief Networks,” <text:s/>arXiv preprint arXiv:1402.0030, 2014.</text:p>
          </table:table-cell>
        </table:table-row>
        <table:table-row table:style-name="ro1">
          <table:table-cell office:value-type="string" calcext:value-type="string">
            <text:p>DeepMind</text:p>
          </table:table-cell>
          <table:table-cell office:value-type="string" calcext:value-type="string">
            <text:p>Mnih2014a</text:p>
          </table:table-cell>
          <table:table-cell office:value-type="string" calcext:value-type="string">
            <text:p>V. Mnih, N. Heess, A. Graves, and koray Kavukcuoglu, “Recurrent Models of Visual Attention,” NIPS, pp. 2204-2212, 2014.</text:p>
          </table:table-cell>
        </table:table-row>
        <table:table-row table:style-name="ro1">
          <table:table-cell office:value-type="string" calcext:value-type="string">
            <text:p>DeepMind</text:p>
          </table:table-cell>
          <table:table-cell office:value-type="string" calcext:value-type="string">
            <text:p>Mnih2013a</text:p>
          </table:table-cell>
          <table:table-cell office:value-type="string" calcext:value-type="string">
            <text:p>V. Mnih, K. Kavukcuoglu, D. Silver, A. Graves, I. Antonoglou, D. Wierstra, and M. Riedmiller, “Playing Atari with Deep Reinforcement Learning,” arXiv preprint arXiv:1312.5602, 2013.</text:p>
          </table:table-cell>
        </table:table-row>
        <table:table-row table:style-name="ro1">
          <table:table-cell office:value-type="string" calcext:value-type="string">
            <text:p>DeepMind</text:p>
          </table:table-cell>
          <table:table-cell office:value-type="string" calcext:value-type="string">
            <text:p>Mnih2015</text:p>
          </table:table-cell>
          <table:table-cell office:value-type="string" calcext:value-type="string">
            <text:p>V. Mnih, K. Kavukcuoglu, D. Silver, A. A. Rusu, J. Veness, M. G. Bellemare, A. Graves, M. Riedmiller, A. K. Fidjeland, G. Ostrovski, S. Petersen, C. Beattie, A. Sadik, I. Antonoglou, H. King, D. Kumaran, D. Wierstra, S. Legg, and D. Hassabis, “Human-level control through deep reinforcement learning,” Nature, vol. 518, no. 7540, pp. 529–533, 2015.</text:p>
          </table:table-cell>
        </table:table-row>
        <table:table-row table:style-name="ro1">
          <table:table-cell office:value-type="string" calcext:value-type="string">
            <text:p>DeepMind</text:p>
          </table:table-cell>
          <table:table-cell office:value-type="string" calcext:value-type="string">
            <text:p>Moczulksi2016</text:p>
          </table:table-cell>
          <table:table-cell office:value-type="string" calcext:value-type="string">
            <text:p>M. Moczulski, M. Denil, J. Appleyard, and N. de Freitas, “ACDC: A Structured Efficient Linear Layer,” arXiv preprint arXiv:1511.05946, 2015.</text:p>
          </table:table-cell>
        </table:table-row>
        <table:table-row table:style-name="ro1">
          <table:table-cell office:value-type="string" calcext:value-type="string">
            <text:p>DeepMind</text:p>
          </table:table-cell>
          <table:table-cell office:value-type="string" calcext:value-type="string">
            <text:p>Mohamed2015</text:p>
          </table:table-cell>
          <table:table-cell office:value-type="string" calcext:value-type="string">
            <text:p>S. Mohamed and D. J. Rezende, “Variational Information Maximisation for Intrinsically Motivated Reinforcement Learning,” NIPS, pp. 2125-2133, 2015.</text:p>
          </table:table-cell>
        </table:table-row>
        <table:table-row table:style-name="ro1">
          <table:table-cell office:value-type="string" calcext:value-type="string">
            <text:p>DeepMind</text:p>
          </table:table-cell>
          <table:table-cell office:value-type="string" calcext:value-type="string">
            <text:p>Nair2015</text:p>
          </table:table-cell>
          <table:table-cell office:value-type="string" calcext:value-type="string">
            <text:p>A. Nair, P. Srinivasan, S. Blackwell, C. Alcicek, R. Fearon, A. De Maria, V. Panneershelvam, M. Suleyman, C. Beattie, S. Petersen, S. Legg, V. Mnih, K. Kavukcuoglu, and D. Silver, “Massively Parallel Methods for Deep Reinforcement Learning,” arXiv preprint arXiv:1507.04296, 2015.</text:p>
          </table:table-cell>
        </table:table-row>
        <table:table-row table:style-name="ro1">
          <table:table-cell office:value-type="string" calcext:value-type="string">
            <text:p>DeepMind</text:p>
          </table:table-cell>
          <table:table-cell office:value-type="string" calcext:value-type="string">
            <text:p>Olafsdottir2015</text:p>
          </table:table-cell>
          <table:table-cell office:value-type="string" calcext:value-type="string">
            <text:p>H. F. Ólafsdóttir, C. Barry, A. B. Saleem, D. Hassabis, and H. J. Spiers, “Hippocampal place cells construct reward related sequences through unexplored space,” Elife, vol. 4, p. e06063, 2015.</text:p>
          </table:table-cell>
        </table:table-row>
        <table:table-row table:style-name="ro1">
          <table:table-cell office:value-type="string" calcext:value-type="string">
            <text:p>DeepMind</text:p>
          </table:table-cell>
          <table:table-cell office:value-type="string" calcext:value-type="string">
            <text:p>Osband2016</text:p>
          </table:table-cell>
          <table:table-cell office:value-type="string" calcext:value-type="string">
            <text:p>I. Osband, C. Blundell, A. Pritzel, and B. Van Roy, “Deep Exploration via Bootstrapped DQN,” NIPS, pp. 4026-4034, 2016.</text:p>
          </table:table-cell>
        </table:table-row>
        <table:table-row table:style-name="ro1">
          <table:table-cell office:value-type="string" calcext:value-type="string">
            <text:p>DeepMind</text:p>
          </table:table-cell>
          <table:table-cell office:value-type="string" calcext:value-type="string">
            <text:p>Reed2016</text:p>
          </table:table-cell>
          <table:table-cell office:value-type="string" calcext:value-type="string">
            <text:p>S. Reed and N. de Freitas, “Neural Programmer-Interpreters,” arXiv preprint arXiv:1511.06279, 2015.</text:p>
          </table:table-cell>
        </table:table-row>
        <table:table-row table:style-name="ro1">
          <table:table-cell office:value-type="string" calcext:value-type="string">
            <text:p>DeepMind</text:p>
          </table:table-cell>
          <table:table-cell office:value-type="string" calcext:value-type="string">
            <text:p>Rezende2014</text:p>
          </table:table-cell>
          <table:table-cell office:value-type="string" calcext:value-type="string">
            <text:p>D. J. Rezende, S. Mohamed, and D. Wierstra, “Stochastic backpropagation and approximate inference in deep generative models,” arXiv preprint arXiv:1401.4082, 2014.</text:p>
          </table:table-cell>
        </table:table-row>
        <table:table-row table:style-name="ro1">
          <table:table-cell office:value-type="string" calcext:value-type="string">
            <text:p>DeepMind</text:p>
          </table:table-cell>
          <table:table-cell office:value-type="string" calcext:value-type="string">
            <text:p>Com2015</text:p>
          </table:table-cell>
          <table:table-cell office:value-type="string" calcext:value-type="string">
            <text:p>D. J. Rezende and S. Mohamed, “Variational Inference with Normalizing Flows,” Proc. 32nd Int. Conf. Mach. Learn., vol. 37, pp. 1530–1538, 2015.</text:p>
          </table:table-cell>
        </table:table-row>
        <table:table-row table:style-name="ro1">
          <table:table-cell office:value-type="string" calcext:value-type="string">
            <text:p>DeepMind</text:p>
          </table:table-cell>
          <table:table-cell office:value-type="string" calcext:value-type="string">
            <text:p>Rocktaschel2016</text:p>
          </table:table-cell>
          <table:table-cell office:value-type="string" calcext:value-type="string">
            <text:p>T. Rocktäschel, E. Grefenstette, K. M. Hermann, T. Kočiský, and P. Blunsom, “Reasoning about Entailment with Neural Attention,” arXiv preprint arXiv:1509.06664, 2015.</text:p>
          </table:table-cell>
        </table:table-row>
        <table:table-row table:style-name="ro1">
          <table:table-cell office:value-type="string" calcext:value-type="string">
            <text:p>DeepMind</text:p>
          </table:table-cell>
          <table:table-cell office:value-type="string" calcext:value-type="string">
            <text:p>Rusu2016</text:p>
          </table:table-cell>
          <table:table-cell office:value-type="string" calcext:value-type="string">
            <text:p>A. A. Rusu, S. Gomez Colmenarejo, C. Gulcehre, G. Desjardins, J. Kirkpatrick, R. Pascanu, V. Mnih, K. Kavukcuoglu, and R. Hadsell, “Policy Distillation,” arXiv preprint arXiv:1511.06295, 2015.</text:p>
          </table:table-cell>
        </table:table-row>
        <table:table-row table:style-name="ro1">
          <table:table-cell office:value-type="string" calcext:value-type="string">
            <text:p>DeepMind</text:p>
          </table:table-cell>
          <table:table-cell office:value-type="string" calcext:value-type="string">
            <text:p>Schaul2014</text:p>
          </table:table-cell>
          <table:table-cell office:value-type="string" calcext:value-type="string">
            <text:p>T. Schaul, I. Antonoglou, and D. Silver, “Unit Tests for Stochastic Optimization,” ICLR, 2013.</text:p>
          </table:table-cell>
        </table:table-row>
        <table:table-row table:style-name="ro1">
          <table:table-cell office:value-type="string" calcext:value-type="string">
            <text:p>DeepMind</text:p>
          </table:table-cell>
          <table:table-cell office:value-type="string" calcext:value-type="string">
            <text:p>Schaul2015</text:p>
          </table:table-cell>
          <table:table-cell office:value-type="string" calcext:value-type="string">
            <text:p>T. Schaul, D. Horgan, K. Gregor, and D. Silver, “Universal Value Function Approximators,” ICML, pp. 1312–1320, 2015.</text:p>
          </table:table-cell>
        </table:table-row>
        <table:table-row table:style-name="ro1">
          <table:table-cell office:value-type="string" calcext:value-type="string">
            <text:p>DeepMind</text:p>
          </table:table-cell>
          <table:table-cell office:value-type="string" calcext:value-type="string">
            <text:p>Schaul2016</text:p>
          </table:table-cell>
          <table:table-cell office:value-type="string" calcext:value-type="string">
            <text:p>T. Schaul, J. Quan, I. Antonoglou, and D. Silver, “Prioritized Experience Replay,” arXiv preprint arXiv:1511.05952, 2015.</text:p>
          </table:table-cell>
        </table:table-row>
        <table:table-row table:style-name="ro1">
          <table:table-cell office:value-type="string" calcext:value-type="string">
            <text:p>DeepMind</text:p>
          </table:table-cell>
          <table:table-cell office:value-type="string" calcext:value-type="string">
            <text:p>Schulmann2015</text:p>
          </table:table-cell>
          <table:table-cell office:value-type="string" calcext:value-type="string">
            <text:p>J. Schulman, N. Heess, T. Weber, and P. Abbeel, “Gradient Estimation Using Stochastic Computation Graphs,” NIPS,pp. 3528-3536, 2015.</text:p>
          </table:table-cell>
        </table:table-row>
        <table:table-row table:style-name="ro1">
          <table:table-cell office:value-type="string" calcext:value-type="string">
            <text:p>DeepMind</text:p>
          </table:table-cell>
          <table:table-cell office:value-type="string" calcext:value-type="string">
            <text:p>Silver2016</text:p>
          </table:table-cell>
          <table:table-cell office:value-type="string" calcext:value-type="string">
            <text:p>D. Silver, A. Huang, C. J. Maddison, A. Guez, L. Sifre, G. Van Den Driessche, J. Schrittwieser, I. Antonoglou, V. Panneershelvam, M. Lanctot, S. Dieleman, D. Grewe, J. Nham, N. Kalchbrenner, I. Sutskever, T. Lillicrap, M. Leach, and K. Kavukcuoglu, “Mastering the game of Go with deep neural networks and tree search,” Nature, vol. 529, no. 7585, pp. 484–489, 2016.</text:p>
          </table:table-cell>
        </table:table-row>
        <table:table-row table:style-name="ro1">
          <table:table-cell office:value-type="string" calcext:value-type="string">
            <text:p>DeepMind</text:p>
          </table:table-cell>
          <table:table-cell office:value-type="string" calcext:value-type="string">
            <text:p>Silver2014</text:p>
          </table:table-cell>
          <table:table-cell office:value-type="string" calcext:value-type="string">
            <text:p>D. Silver, G. Lever, N. Heess, T. Degris, D. Wierstra, and M. Riedmiller, “Deterministic Policy Gradient Algorithms,” ICML, pp. 387–395, 2014.</text:p>
          </table:table-cell>
        </table:table-row>
        <table:table-row table:style-name="ro1">
          <table:table-cell office:value-type="string" calcext:value-type="string">
            <text:p>DeepMind</text:p>
          </table:table-cell>
          <table:table-cell office:value-type="string" calcext:value-type="string">
            <text:p>Simonyan2015</text:p>
          </table:table-cell>
          <table:table-cell office:value-type="string" calcext:value-type="string">
            <text:p>K. Simonyan and A. Zisserman, “Very Deep Convolutional Networks for Large-Scale Image Recognition,” arXiv preprint arXiv:1409.1556, 2014.</text:p>
          </table:table-cell>
        </table:table-row>
        <table:table-row table:style-name="ro1">
          <table:table-cell office:value-type="string" calcext:value-type="string">
            <text:p>DeepMind</text:p>
          </table:table-cell>
          <table:table-cell office:value-type="string" calcext:value-type="string">
            <text:p>Bethge2016</text:p>
          </table:table-cell>
          <table:table-cell office:value-type="string" calcext:value-type="string">
            <text:p>L. Theis, A. van den Oord, and M. Bethge, “A note on the evaluation of generative models,” arXiv preprint arXiv:1511.01844, 2015.</text:p>
          </table:table-cell>
        </table:table-row>
        <table:table-row table:style-name="ro1">
          <table:table-cell office:value-type="string" calcext:value-type="string">
            <text:p>DeepMind</text:p>
          </table:table-cell>
          <table:table-cell office:value-type="string" calcext:value-type="string">
            <text:p>Hasselt2015a</text:p>
          </table:table-cell>
          <table:table-cell office:value-type="string" calcext:value-type="string">
            <text:p>H. van Hasselt, A. Guez, and D. Silver, “Deep Reinforcement Learning with Double Q-learning,”In AAAI, vol. 2, p. 5. 2016.</text:p>
          </table:table-cell>
        </table:table-row>
        <table:table-row table:style-name="ro1">
          <table:table-cell office:value-type="string" calcext:value-type="string">
            <text:p>DeepMind</text:p>
          </table:table-cell>
          <table:table-cell office:value-type="string" calcext:value-type="string">
            <text:p>Veness2012</text:p>
          </table:table-cell>
          <table:table-cell office:value-type="string" calcext:value-type="string">
            <text:p>J. Veness, M. G. Bellemare, M. Hutter, A. Chua, and G. Desjardins, “Compress and Control,” <text:s/>In AAAI, pp. 3016-3023. 2015.</text:p>
          </table:table-cell>
        </table:table-row>
        <table:table-row table:style-name="ro1">
          <table:table-cell office:value-type="string" calcext:value-type="string">
            <text:p>DeepMind</text:p>
          </table:table-cell>
          <table:table-cell office:value-type="string" calcext:value-type="string">
            <text:p>Veness2014</text:p>
          </table:table-cell>
          <table:table-cell office:value-type="string" calcext:value-type="string">
            <text:p>J. Veness, M. Hutter, L. Orseau, and M. Bellemare, “Online Learning of k-CNF Boolean Functions,” In IJCAI, pp. 3865-3873. 2015</text:p>
          </table:table-cell>
        </table:table-row>
        <table:table-row table:style-name="ro1">
          <table:table-cell office:value-type="string" calcext:value-type="string">
            <text:p>DeepMind</text:p>
          </table:table-cell>
          <table:table-cell office:value-type="string" calcext:value-type="string">
            <text:p>Vinyals2016</text:p>
          </table:table-cell>
          <table:table-cell office:value-type="string" calcext:value-type="string">
            <text:p>O. Vinyals, S. Bengio, and M. Kudlur, “Order Matters: Sequence to sequence for sets,” arXiv preprint arXiv:1511.06391, 2015.</text:p>
          </table:table-cell>
        </table:table-row>
        <table:table-row table:style-name="ro1">
          <table:table-cell office:value-type="string" calcext:value-type="string">
            <text:p>DeSTIN</text:p>
          </table:table-cell>
          <table:table-cell office:value-type="string" calcext:value-type="string">
            <text:p>Arel2009</text:p>
          </table:table-cell>
          <table:table-cell office:value-type="string" calcext:value-type="string">
            <text:p>I. Arel, D. Rose, and R. Coop, “DeSTIN : A Scalable Deep Learning Architecture with Application to High-Dimensional Robust Pattern Recognition,” Bilogically Inspired Corgnitive Archit., pp. 11–15, 1988.</text:p>
          </table:table-cell>
        </table:table-row>
        <table:table-row table:style-name="ro1">
          <table:table-cell office:value-type="string" calcext:value-type="string">
            <text:p>DeSTIN</text:p>
          </table:table-cell>
          <table:table-cell office:value-type="string" calcext:value-type="string">
            <text:p>Arel2009a</text:p>
          </table:table-cell>
          <table:table-cell office:value-type="string" calcext:value-type="string">
            <text:p>I. Arel, D. Rose, and T. Karnowski, “A deep learning architecture comprising homogeneous cortical circuits for scalable spatiotemporal pattern inference,” In NIPS 2009 Workshop on Deep Learning for Speech Recognition and Related Applications, pp. 23-32, 2009.</text:p>
          </table:table-cell>
        </table:table-row>
        <table:table-row table:style-name="ro1">
          <table:table-cell office:value-type="string" calcext:value-type="string">
            <text:p>DeSTIN</text:p>
          </table:table-cell>
          <table:table-cell office:value-type="string" calcext:value-type="string">
            <text:p>Goertzel2012a</text:p>
          </table:table-cell>
          <table:table-cell office:value-type="string" calcext:value-type="string">
            <text:p>B. Goertzel, “Modifying the DeSTIN perception architecture to enable representationally transparent deep learning.” Tech. Report, 2012.</text:p>
          </table:table-cell>
        </table:table-row>
        <table:table-row table:style-name="ro1">
          <table:table-cell office:value-type="string" calcext:value-type="string">
            <text:p>DeSTIN</text:p>
          </table:table-cell>
          <table:table-cell office:value-type="string" calcext:value-type="string">
            <text:p>Goertzel2012b</text:p>
          </table:table-cell>
          <table:table-cell office:value-type="string" calcext:value-type="string">
            <text:p>B. Goertzel, “Perception processing for general intelligence, Part II: Bridging the symbolic/subsymbolic gap,” In J. Bach, B. Goertzel, M. Ikle (Eds.) Artificial General Intelligence, 2012.</text:p>
          </table:table-cell>
        </table:table-row>
        <table:table-row table:style-name="ro1">
          <table:table-cell office:value-type="string" calcext:value-type="string">
            <text:p>DeSTIN</text:p>
          </table:table-cell>
          <table:table-cell office:value-type="string" calcext:value-type="string">
            <text:p>Goertzel2011</text:p>
          </table:table-cell>
          <table:table-cell office:value-type="string" calcext:value-type="string">
            <text:p>B. Goertzel, “Imprecise probability as a linking mechanism between deep learning, symbolic cognition and local feature detection in vision processing,” Lect. Notes Comput. Sci. (including Subser. Lect. Notes Artif. Intell. Lect. Notes Bioinformatics), vol. 6830 LNAI, pp. 346–350, 2011.</text:p>
          </table:table-cell>
        </table:table-row>
        <table:table-row table:style-name="ro1">
          <table:table-cell office:value-type="string" calcext:value-type="string">
            <text:p>DIARC</text:p>
          </table:table-cell>
          <table:table-cell office:value-type="string" calcext:value-type="string">
            <text:p>Andronache2005</text:p>
          </table:table-cell>
          <table:table-cell office:value-type="string" calcext:value-type="string">
            <text:p>V. Andronache and M. Scheutz, “Design and Experimental Validation of a Minimal Adaptive Real-time Visual Motion Tracking System for Autonomous Robots,” in Proceedings of the 2005 International Conference on Artificial Intelligence, 2005, pp. 663–669.</text:p>
          </table:table-cell>
        </table:table-row>
        <table:table-row table:style-name="ro1">
          <table:table-cell office:value-type="string" calcext:value-type="string">
            <text:p>DIARC</text:p>
          </table:table-cell>
          <table:table-cell office:value-type="string" calcext:value-type="string">
            <text:p>Brick2007b</text:p>
          </table:table-cell>
          <table:table-cell office:value-type="string" calcext:value-type="string">
            <text:p>T. Brick, P. Schermerhorn, and M. Scheutz, “Speech and action: Integration of action and language for mobile robots,” in Proceedings of IEEE International Conference on Intelligent Robots and Systems, 2007, pp. 1423–1428.</text:p>
          </table:table-cell>
        </table:table-row>
        <table:table-row table:style-name="ro1">
          <table:table-cell office:value-type="string" calcext:value-type="string">
            <text:p>DIARC</text:p>
          </table:table-cell>
          <table:table-cell office:value-type="string" calcext:value-type="string">
            <text:p>Brick2007</text:p>
          </table:table-cell>
          <table:table-cell office:value-type="string" calcext:value-type="string">
            <text:p>T. Brick, P. Schermerhorn, and M. Scheutz, “Speech and action: Integration of action and language for mobile robots,” in Proceedings of IEEE International Conference on Intelligent Robots and Systems, 2007, pp. 1423–1428.</text:p>
          </table:table-cell>
        </table:table-row>
        <table:table-row table:style-name="ro1">
          <table:table-cell office:value-type="string" calcext:value-type="string">
            <text:p>DIARC</text:p>
          </table:table-cell>
          <table:table-cell office:value-type="string" calcext:value-type="string">
            <text:p>Brick2007a</text:p>
          </table:table-cell>
          <table:table-cell office:value-type="string" calcext:value-type="string">
            <text:p>T. Brick and M. Scheutz, “Incremental Natural Language Processing for HRI,” Proceeding ACM/IEEE Int. Conf. Human-Robot Interact., pp. 263–270, 2007.</text:p>
          </table:table-cell>
        </table:table-row>
        <table:table-row table:style-name="ro1">
          <table:table-cell office:value-type="string" calcext:value-type="string">
            <text:p>DIARC</text:p>
          </table:table-cell>
          <table:table-cell office:value-type="string" calcext:value-type="string">
            <text:p>Briggs2011</text:p>
          </table:table-cell>
          <table:table-cell office:value-type="string" calcext:value-type="string">
            <text:p>G. Briggs and M. Scheutz, “Facilitating mental modeling in collaborative human-robot interaction through adverbial cues,” in Proceedings of the SIGDIAL 2011 Conference, 2011, pp. 239–247.</text:p>
          </table:table-cell>
        </table:table-row>
        <table:table-row table:style-name="ro1">
          <table:table-cell office:value-type="string" calcext:value-type="string">
            <text:p>DIARC</text:p>
          </table:table-cell>
          <table:table-cell office:value-type="string" calcext:value-type="string">
            <text:p>Cantrell2010</text:p>
          </table:table-cell>
          <table:table-cell office:value-type="string" calcext:value-type="string">
            <text:p>R. Cantrell, M. Scheutz, P. Schermerhorn, and X. Wu, “Robust spoken instruction understanding for HRI,” in Human-Robot Interaction (HRI), 2010 5th ACM/IEEE International Conference on, 2010, p. 275.</text:p>
          </table:table-cell>
        </table:table-row>
        <table:table-row table:style-name="ro1">
          <table:table-cell office:value-type="string" calcext:value-type="string">
            <text:p>DIARC</text:p>
          </table:table-cell>
          <table:table-cell office:value-type="string" calcext:value-type="string">
            <text:p>Cantrell2012</text:p>
          </table:table-cell>
          <table:table-cell office:value-type="string" calcext:value-type="string">
            <text:p>R. Cantrell, J. Benton, K. Talamadupula, S. Kambhampati, P. Schermerhorn, and M. Scheutz, “Tell me when and why to do it!,” in Proceedings of the International Conference on Human-Robot Interaction (HRI), 2012, pp. 471–478.</text:p>
          </table:table-cell>
        </table:table-row>
        <table:table-row table:style-name="ro1">
          <table:table-cell office:value-type="string" calcext:value-type="string">
            <text:p>DIARC</text:p>
          </table:table-cell>
          <table:table-cell office:value-type="string" calcext:value-type="string">
            <text:p>Carter2009</text:p>
          </table:table-cell>
          <table:table-cell office:value-type="string" calcext:value-type="string">
            <text:p>K. Carter, M. Scheutz, and P. Schermerhorn, “A Humanoid-Robotic Replica in USARSim for HRI Experiments,” Work. Robot. Games, Res. IEEE/RSJ Int. Conf. Intell. Robot. Syst., pp. 1–7, 2009.</text:p>
          </table:table-cell>
        </table:table-row>
        <table:table-row table:style-name="ro1">
          <table:table-cell office:value-type="string" calcext:value-type="string">
            <text:p>DIARC</text:p>
          </table:table-cell>
          <table:table-cell office:value-type="string" calcext:value-type="string">
            <text:p>Dzifcak2009</text:p>
          </table:table-cell>
          <table:table-cell office:value-type="string" calcext:value-type="string">
            <text:p>J. Dzifcak, M. Scheutz, C. Baral, and P. Schermerhorn, “What to do and how to do it: Translating natural language directives into temporal and dynamic logic representation for goal management and action execution,” in Proceedings of 2009 IEEE International Conference on Robotics and Automation, 2009, pp. 4163–4168.</text:p>
          </table:table-cell>
        </table:table-row>
        <table:table-row table:style-name="ro1">
          <table:table-cell office:value-type="string" calcext:value-type="string">
            <text:p>DIARC</text:p>
          </table:table-cell>
          <table:table-cell office:value-type="string" calcext:value-type="string">
            <text:p>Joshi2012</text:p>
          </table:table-cell>
          <table:table-cell office:value-type="string" calcext:value-type="string">
            <text:p>S. Joshi, P. Schermerhorn, R. Khardon, and M. Scheutz, “Abstract planning for reactive robots,” in Proceedings of IEEE International Conference on Robotics and Automation, 2012, pp. 4379–4384.</text:p>
          </table:table-cell>
        </table:table-row>
        <table:table-row table:style-name="ro1">
          <table:table-cell office:value-type="string" calcext:value-type="string">
            <text:p>DIARC</text:p>
          </table:table-cell>
          <table:table-cell office:value-type="string" calcext:value-type="string">
            <text:p>Kramer2006</text:p>
          </table:table-cell>
          <table:table-cell office:value-type="string" calcext:value-type="string">
            <text:p>J. Kramer and M. Scheutz, “ADE: A framework for robust complex robotic architectures,” in Proceedings of IEEE International Conference on Intelligent Robots and Systems, 2006, pp. 4576–4581.</text:p>
          </table:table-cell>
        </table:table-row>
        <table:table-row table:style-name="ro1">
          <table:table-cell office:value-type="string" calcext:value-type="string">
            <text:p>DIARC</text:p>
          </table:table-cell>
          <table:table-cell office:value-type="string" calcext:value-type="string">
            <text:p>Kramer2007a</text:p>
          </table:table-cell>
          <table:table-cell office:value-type="string" calcext:value-type="string">
            <text:p>J. Kramer, M. Scheutz, and P. Schermerhorn, “‘Talk to me!’: Enabling communication between robotic architectures and their implementing infrastructures,” in Proceedings of IEEE International Conference on Intelligent Robots and Systems, 2007, pp. 3044–3049.</text:p>
          </table:table-cell>
        </table:table-row>
        <table:table-row table:style-name="ro1">
          <table:table-cell office:value-type="string" calcext:value-type="string">
            <text:p>DIARC</text:p>
          </table:table-cell>
          <table:table-cell office:value-type="string" calcext:value-type="string">
            <text:p>Krause2013</text:p>
          </table:table-cell>
          <table:table-cell office:value-type="string" calcext:value-type="string">
            <text:p>E. Krause, R. Cantrell, E. Potapova, M. Zillich, and M. Scheutz, “Incrementally Biasing Visual Search Using Natural Language Input,” in Proceedings of the 2013 international conference on Autonomous agents and multi-agent systems, 2013.</text:p>
          </table:table-cell>
        </table:table-row>
        <table:table-row table:style-name="ro1">
          <table:table-cell office:value-type="string" calcext:value-type="string">
            <text:p>DIARC</text:p>
          </table:table-cell>
          <table:table-cell office:value-type="string" calcext:value-type="string">
            <text:p>Krause2012</text:p>
          </table:table-cell>
          <table:table-cell office:value-type="string" calcext:value-type="string">
            <text:p>E. Krause, P. Schermerhorn, and M. Scheutz, “Crossing Boundaries: Multi-Level Introspection in a Complex Robotic Architecture for Automatic Performance Improvements,” in Proceedings of the Twenty-Sixth Conference on Artificial Intelligence., 2012, pp. 214–220.</text:p>
          </table:table-cell>
        </table:table-row>
        <table:table-row table:style-name="ro1">
          <table:table-cell office:value-type="string" calcext:value-type="string">
            <text:p>DIARC</text:p>
          </table:table-cell>
          <table:table-cell office:value-type="string" calcext:value-type="string">
            <text:p>Kuebler2011</text:p>
          </table:table-cell>
          <table:table-cell office:value-type="string" calcext:value-type="string">
            <text:p>S. Kuebler, R. Cantrell, and M. Scheutz, “Actions Speak Louder than Words: Evaluating Parsers in the Context of Natural Language Understanding Systems for Human-Robot Interaction,” in Proceedings of International Conference on Recent Advances in NLP (RANLP), 2011, pp. 56–62.</text:p>
          </table:table-cell>
        </table:table-row>
        <table:table-row table:style-name="ro1">
          <table:table-cell office:value-type="string" calcext:value-type="string">
            <text:p>DIARC</text:p>
          </table:table-cell>
          <table:table-cell office:value-type="string" calcext:value-type="string">
            <text:p>Sarathy2016</text:p>
          </table:table-cell>
          <table:table-cell office:value-type="string" calcext:value-type="string">
            <text:p>V. Sarathy, J. R. Wilson, T. Arnold, and M. Scheutz, “Enabling Basic Normative HRI in a Cognitive Robotic Architecture,” in 2nd Workshop on Cognitive Architectures for Social Human-Robot Interac, 2016.</text:p>
          </table:table-cell>
        </table:table-row>
        <table:table-row table:style-name="ro1">
          <table:table-cell office:value-type="string" calcext:value-type="string">
            <text:p>DIARC</text:p>
          </table:table-cell>
          <table:table-cell office:value-type="string" calcext:value-type="string">
            <text:p>Schermerhorn2009</text:p>
          </table:table-cell>
          <table:table-cell office:value-type="string" calcext:value-type="string">
            <text:p>P. Schermerhorn, J. Benton, M. Scheutz, K. Talamadupula, and S. Kambhampati, “Finding and exploiting goal opportunities in real-time during plan execution,” in Proocedings of the 2009 IEEE/RSJ International Conference on Intelligent Robots and Systems (IROS), 2009, pp. 3912–3917.</text:p>
          </table:table-cell>
        </table:table-row>
        <table:table-row table:style-name="ro1">
          <table:table-cell office:value-type="string" calcext:value-type="string">
            <text:p>DIARC</text:p>
          </table:table-cell>
          <table:table-cell office:value-type="string" calcext:value-type="string">
            <text:p>Schermerhorn2006</text:p>
          </table:table-cell>
          <table:table-cell office:value-type="string" calcext:value-type="string">
            <text:p>P. Schermerhorn, J. Kramer, T. Brick, D. Anderson, A. Dingler, and M. Scheutz, “DIARC: A Testbed for Natural Human-Robot Interactions,” in Proceedings of AAAI 2006 Robot Workshop, 2006, pp. 1972–1973.</text:p>
          </table:table-cell>
        </table:table-row>
        <table:table-row table:style-name="ro1">
          <table:table-cell office:value-type="string" calcext:value-type="string">
            <text:p>DIARC</text:p>
          </table:table-cell>
          <table:table-cell office:value-type="string" calcext:value-type="string">
            <text:p>Schermerhorn2008</text:p>
          </table:table-cell>
          <table:table-cell office:value-type="string" calcext:value-type="string">
            <text:p>P. Schermerhorn and M. Scheutz, “Natural Language Interactions In Distributed Networks of Smart Devices,” Int. J. Semant. Comput., vol. 2, no. 4, pp. 503–524, 2008.</text:p>
          </table:table-cell>
        </table:table-row>
        <table:table-row table:style-name="ro1">
          <table:table-cell office:value-type="string" calcext:value-type="string">
            <text:p>DIARC</text:p>
          </table:table-cell>
          <table:table-cell office:value-type="string" calcext:value-type="string">
            <text:p>Schermerhorn2010</text:p>
          </table:table-cell>
          <table:table-cell office:value-type="string" calcext:value-type="string">
            <text:p>P. Schermerhorn and M. Scheutz, “Using logic to handle conflicts between system, component, and infrastructure goals in complex robotic architectures,” in Proceedings of IEEE International Conference on Robotics and Automation, 2010, pp. 392–397.</text:p>
          </table:table-cell>
        </table:table-row>
        <table:table-row table:style-name="ro1">
          <table:table-cell office:value-type="string" calcext:value-type="string">
            <text:p>DIARC</text:p>
          </table:table-cell>
          <table:table-cell office:value-type="string" calcext:value-type="string">
            <text:p>Scheutz2004</text:p>
          </table:table-cell>
          <table:table-cell office:value-type="string" calcext:value-type="string">
            <text:p>M. Scheutz, J. McRaven, and G. Cserey, “Fast, reliable, adaptive, bimodal people tracking for indoor environments,” in Proceedings of IEEE/RSJ International Conference on Intelligent Robots and Systems (IROS), 2004, pp. 1347–1352.</text:p>
          </table:table-cell>
        </table:table-row>
        <table:table-row table:style-name="ro1">
          <table:table-cell office:value-type="string" calcext:value-type="string">
            <text:p>DIARC</text:p>
          </table:table-cell>
          <table:table-cell office:value-type="string" calcext:value-type="string">
            <text:p>Scheutz2005</text:p>
          </table:table-cell>
          <table:table-cell office:value-type="string" calcext:value-type="string">
            <text:p>M. Scheutz, P. Schermerhorn, C. Middendorff, J. Kramer, D. Anderson, and A. Dingler, “Toward Affective Cognitive Robots for Human-Robot Interaction Affective Architectures for Complex Robots,” Proc. 20th Natl. Conf. Artif. Intell., vol. 4, pp. 1737–1738, 2005.</text:p>
          </table:table-cell>
        </table:table-row>
        <table:table-row table:style-name="ro1">
          <table:table-cell office:value-type="string" calcext:value-type="string">
            <text:p>DIARC</text:p>
          </table:table-cell>
          <table:table-cell office:value-type="string" calcext:value-type="string">
            <text:p>Scheutz2014</text:p>
          </table:table-cell>
          <table:table-cell office:value-type="string" calcext:value-type="string">
            <text:p>M. Scheutz, “Teach one, teach all - The explosive combination of instructible robots connected via cyber systems,” in Proceedings of the 4th Annual IEEE International Conference on Cyber Technology in Automation, Control and Intelligent Systems, IEEE-CYBER 2014, 2014, pp. 43–48.</text:p>
          </table:table-cell>
        </table:table-row>
        <table:table-row table:style-name="ro1">
          <table:table-cell office:value-type="string" calcext:value-type="string">
            <text:p>DIARC</text:p>
          </table:table-cell>
          <table:table-cell office:value-type="string" calcext:value-type="string">
            <text:p>Scheutz2010a</text:p>
          </table:table-cell>
          <table:table-cell office:value-type="string" calcext:value-type="string">
            <text:p>M. Scheutz, “Robust natural language dialogues for instruction tasks,” SPIE Defense, Secur. Sens., vol. 7692, pp. 769205--769205, 2010.</text:p>
          </table:table-cell>
        </table:table-row>
        <table:table-row table:style-name="ro1">
          <table:table-cell office:value-type="string" calcext:value-type="string">
            <text:p>DIARC</text:p>
          </table:table-cell>
          <table:table-cell office:value-type="string" calcext:value-type="string">
            <text:p>Scheutz2013</text:p>
          </table:table-cell>
          <table:table-cell office:value-type="string" calcext:value-type="string">
            <text:p>M. Scheutz, G. Briggs, R. Cantrell, E. Krause, T. Williams, and R. Veale, “Novel Mechanisms for Natural Human-Robot Interactions in the DIARC Architecture,” in Proceedings of AAAI Workshop on Intelligent Robotic Systems, 2013, pp. 66–72.</text:p>
          </table:table-cell>
        </table:table-row>
        <table:table-row table:style-name="ro1">
          <table:table-cell office:value-type="string" calcext:value-type="string">
            <text:p>DIARC</text:p>
          </table:table-cell>
          <table:table-cell office:value-type="string" calcext:value-type="string">
            <text:p>Scheutz2011a</text:p>
          </table:table-cell>
          <table:table-cell office:value-type="string" calcext:value-type="string">
            <text:p>M. Scheutz, R. Cantrell, and P. Schermerhorn, “Toward Humanlike Task-Based Dialogue Processing for Human Robot Interaction,” AI Mag., vol. 32, no. 4, pp. 77–84, 2011.</text:p>
          </table:table-cell>
        </table:table-row>
        <table:table-row table:style-name="ro1">
          <table:table-cell office:value-type="string" calcext:value-type="string">
            <text:p>DIARC</text:p>
          </table:table-cell>
          <table:table-cell office:value-type="string" calcext:value-type="string">
            <text:p>Scheutz2013a</text:p>
          </table:table-cell>
          <table:table-cell office:value-type="string" calcext:value-type="string">
            <text:p>M. Scheutz, J. Harris, and P. Schermerhorn, “Systematic Integration of Cognitive and Robotic Architectures,” Adv. Cogn. Syst., vol. 2, pp. 277–296, 2013.</text:p>
          </table:table-cell>
        </table:table-row>
        <table:table-row table:style-name="ro1">
          <table:table-cell office:value-type="string" calcext:value-type="string">
            <text:p>DIARC</text:p>
          </table:table-cell>
          <table:table-cell office:value-type="string" calcext:value-type="string">
            <text:p>Scheutz2007</text:p>
          </table:table-cell>
          <table:table-cell office:value-type="string" calcext:value-type="string">
            <text:p>M. Scheutz and J. Kramer, “Reflection and reasoning mechanisms for failure detection and recovery in a distributed robotic architecture for complex robots,” Proc. IEEE Int. Conf. Robot. Autom., no. 1, pp. 3699–3704, 2007.</text:p>
          </table:table-cell>
        </table:table-row>
        <table:table-row table:style-name="ro1">
          <table:table-cell office:value-type="string" calcext:value-type="string">
            <text:p>DIARC</text:p>
          </table:table-cell>
          <table:table-cell office:value-type="string" calcext:value-type="string">
            <text:p>Scheutz2007b</text:p>
          </table:table-cell>
          <table:table-cell office:value-type="string" calcext:value-type="string">
            <text:p>M. Scheutz and J. Kramer, “Reflection and reasoning mechanisms for failure detection and recovery in a distributed robotic architecture for complex robots,” in Proceedings of IEEE International Conference on Robotics and Automation, 2007, pp. 3699–3704.</text:p>
          </table:table-cell>
        </table:table-row>
        <table:table-row table:style-name="ro1">
          <table:table-cell office:value-type="string" calcext:value-type="string">
            <text:p>DIARC</text:p>
          </table:table-cell>
          <table:table-cell office:value-type="string" calcext:value-type="string">
            <text:p>Scheutz2012</text:p>
          </table:table-cell>
          <table:table-cell office:value-type="string" calcext:value-type="string">
            <text:p>M. Scheutz, E. Krause, and S. Sadeghi, “An Embodied Real-Time Model of Language-Guided Incremental Visual Search,” in Proceedings of the 36th annual meeting of the Cognitive Science Society, 2014, pp. 1365–1370.</text:p>
          </table:table-cell>
        </table:table-row>
        <table:table-row table:style-name="ro1">
          <table:table-cell office:value-type="string" calcext:value-type="string">
            <text:p>DIARC</text:p>
          </table:table-cell>
          <table:table-cell office:value-type="string" calcext:value-type="string">
            <text:p>Scheutz2014a</text:p>
          </table:table-cell>
          <table:table-cell office:value-type="string" calcext:value-type="string">
            <text:p>M. Scheutz and B. F. Malle, “‘Think and do the right thing’ - A Plea for morally competent autonomous robots,” in Proceedings of 2014 IEEE International Symposium on Ethics in Science, Technology and Engineering, ETHICS 2014, 2014.</text:p>
          </table:table-cell>
        </table:table-row>
        <table:table-row table:style-name="ro1">
          <table:table-cell office:value-type="string" calcext:value-type="string">
            <text:p>DIARC</text:p>
          </table:table-cell>
          <table:table-cell office:value-type="string" calcext:value-type="string">
            <text:p>Scheutz2009</text:p>
          </table:table-cell>
          <table:table-cell office:value-type="string" calcext:value-type="string">
            <text:p>M. Scheutz and P. Schermerhorn, “Affective Goal and Task Selection for Social Robots,” Handb. Res. Synth. Emot. Sociable Robot. New Appl. Affect. Comput. Artif. Intell., p. 74, 2009.</text:p>
          </table:table-cell>
        </table:table-row>
        <table:table-row table:style-name="ro1">
          <table:table-cell office:value-type="string" calcext:value-type="string">
            <text:p>DIARC</text:p>
          </table:table-cell>
          <table:table-cell office:value-type="string" calcext:value-type="string">
            <text:p>Scheutz2007a</text:p>
          </table:table-cell>
          <table:table-cell office:value-type="string" calcext:value-type="string">
            <text:p>M. Scheutz, P. Schermerhorn, J. Kramer, and D. Anderson, “First steps toward natural human-like HRI,” Auton. Robots, vol. 22, no. 4, pp. 411–423, 2007.</text:p>
          </table:table-cell>
        </table:table-row>
        <table:table-row table:style-name="ro1">
          <table:table-cell office:value-type="string" calcext:value-type="string">
            <text:p>DIARC</text:p>
          </table:table-cell>
          <table:table-cell office:value-type="string" calcext:value-type="string">
            <text:p>Talamadupula2010a</text:p>
          </table:table-cell>
          <table:table-cell office:value-type="string" calcext:value-type="string">
            <text:p>K. Talamadupula, J. Benton, S. Kambhampati, P. Schermerhorn, and M. Scheutz, “Planning for human-robot teaming in open worlds,” ACM Trans. Intell. Syst. Technol., vol. 1, no. 2, pp. 1–24, 2010.</text:p>
          </table:table-cell>
        </table:table-row>
        <table:table-row table:style-name="ro1">
          <table:table-cell office:value-type="string" calcext:value-type="string">
            <text:p>DIARC</text:p>
          </table:table-cell>
          <table:table-cell office:value-type="string" calcext:value-type="string">
            <text:p>Talamadupula2010</text:p>
          </table:table-cell>
          <table:table-cell office:value-type="string" calcext:value-type="string">
            <text:p>K. Talamadupula, J. Benton, P. Schermerhorn, S. Kambhampati, and M. Scheutz, “Integrating a Closed World Planner with an Open World Robot: A Case Study,” in In Proceedings of the Twenty-Fourth AAAI Conference on Arti cial Intelligence (AAAI-10), 2010, pp. 1561–1566.</text:p>
          </table:table-cell>
        </table:table-row>
        <table:table-row table:style-name="ro1">
          <table:table-cell office:value-type="string" calcext:value-type="string">
            <text:p>DIARC</text:p>
          </table:table-cell>
          <table:table-cell office:value-type="string" calcext:value-type="string">
            <text:p>Talamadupula2010b</text:p>
          </table:table-cell>
          <table:table-cell office:value-type="string" calcext:value-type="string">
            <text:p>K. Talamadupula, J. Benton, P. Schermerhorn, S. Kambhampati, and M. Scheutz, “Integrating a Closed World Planner with an Open World Robot: A Case Study,” in In Proceedings of the Twenty-Fourth AAAI Conference on Arti cial Intelligence (AAAI-10), 2010, pp. 1561–1566.</text:p>
          </table:table-cell>
        </table:table-row>
        <table:table-row table:style-name="ro1">
          <table:table-cell office:value-type="string" calcext:value-type="string">
            <text:p>DIARC</text:p>
          </table:table-cell>
          <table:table-cell office:value-type="string" calcext:value-type="string">
            <text:p>Talamadupula2014</text:p>
          </table:table-cell>
          <table:table-cell office:value-type="string" calcext:value-type="string">
            <text:p>K. Talamadupula, G. Briggs, T. Chakraborti, M. Scheutz, and S. Kambhampati, “Coordination in human-robot teams using mental modeling and plan recognition,” in Proceedings of the IEEE International Conference on Intelligent Robots and Systems, 2014, pp. 2957–2962.</text:p>
          </table:table-cell>
        </table:table-row>
        <table:table-row table:style-name="ro1">
          <table:table-cell office:value-type="string" calcext:value-type="string">
            <text:p>DIARC</text:p>
          </table:table-cell>
          <table:table-cell office:value-type="string" calcext:value-type="string">
            <text:p>Talamadupula2013</text:p>
          </table:table-cell>
          <table:table-cell office:value-type="string" calcext:value-type="string">
            <text:p>K. Talamadupula, G. Briggs, M. Scheutz, and S. Kambhampati, “Architectural Mechanisms for Handling Human Instructions in Open-World Mixed-Initiative Team Tasks,” Adv. Cogn. Syst., vol. 6, pp. 1–16, 2013.</text:p>
          </table:table-cell>
        </table:table-row>
        <table:table-row table:style-name="ro1">
          <table:table-cell office:value-type="string" calcext:value-type="string">
            <text:p>DIARC</text:p>
          </table:table-cell>
          <table:table-cell office:value-type="string" calcext:value-type="string">
            <text:p>Langley2011a</text:p>
          </table:table-cell>
          <table:table-cell office:value-type="string" calcext:value-type="string">
            <text:p>N. Trivedi, P. Langley, P. Schermerhorn, and M. Scheutz, “Communicating, Interpreting, and Executing High-Level Instructions for Human-Robot Interaction,” in Proceedings of AAAI Fall Symposium: Advances in Cognitive Systems, 2011.</text:p>
          </table:table-cell>
        </table:table-row>
        <table:table-row table:style-name="ro1">
          <table:table-cell office:value-type="string" calcext:value-type="string">
            <text:p>DIARC</text:p>
          </table:table-cell>
          <table:table-cell office:value-type="string" calcext:value-type="string">
            <text:p>Veale2008</text:p>
          </table:table-cell>
          <table:table-cell office:value-type="string" calcext:value-type="string">
            <text:p>R. Veale, G. Briggs, and M. Scheutz, “Linking Cognitive Tokens to Biological Signals: Dialogue Context Improves Neural Speech Recognizer Performance,” in Proceedings of the 35th Annual Conference of the Cognitive Science Society, 2013.</text:p>
          </table:table-cell>
        </table:table-row>
        <table:table-row table:style-name="ro1">
          <table:table-cell office:value-type="string" calcext:value-type="string">
            <text:p>DIARC</text:p>
          </table:table-cell>
          <table:table-cell office:value-type="string" calcext:value-type="string">
            <text:p>Williams2015</text:p>
          </table:table-cell>
          <table:table-cell office:value-type="string" calcext:value-type="string">
            <text:p>T. Williams, G. Briggs, B. Oosterveld, and M. Scheutz, “Going Beyond Literal Command-Based Instructions: Extending Robotic Natural Language Interaction Capabilities,” AAAI, pp. 1387–1393, 2015.</text:p>
          </table:table-cell>
        </table:table-row>
        <table:table-row table:style-name="ro1">
          <table:table-cell office:value-type="string" calcext:value-type="string">
            <text:p>DIARC</text:p>
          </table:table-cell>
          <table:table-cell office:value-type="string" calcext:value-type="string">
            <text:p>Williams2013</text:p>
          </table:table-cell>
          <table:table-cell office:value-type="string" calcext:value-type="string">
            <text:p>T. Williams, R. Cantrell, G. Briggs, P. Schermerhorn, and M. Scheutz, “Grounding Natural Language References to Unvisited and Hypothetical Locations,” in Proceedings of the Twenty-Seventh AAAI Conference on Artificial Intelligence Grounding, 2013, pp. 947–953.</text:p>
          </table:table-cell>
        </table:table-row>
        <table:table-row table:style-name="ro1">
          <table:table-cell office:value-type="string" calcext:value-type="string">
            <text:p>DIARC</text:p>
          </table:table-cell>
          <table:table-cell office:value-type="string" calcext:value-type="string">
            <text:p>Williams2016</text:p>
          </table:table-cell>
          <table:table-cell office:value-type="string" calcext:value-type="string">
            <text:p>T. Williams and M. Scheutz, “A Framework for Resolving Open-World Referential Expressions in Distributed Heterogeneous Knowledge Bases,” in Proceedings of the Thirtieth AAAI Conference on Artificial Intelligence, 2016.</text:p>
          </table:table-cell>
        </table:table-row>
        <table:table-row table:style-name="ro1">
          <table:table-cell office:value-type="string" calcext:value-type="string">
            <text:p>DIARC</text:p>
          </table:table-cell>
          <table:table-cell office:value-type="string" calcext:value-type="string">
            <text:p>Wilson2016</text:p>
          </table:table-cell>
          <table:table-cell office:value-type="string" calcext:value-type="string">
            <text:p>J. R. Wilson, E. Krause, M. Rivers, and M. Scheutz, “Analogical Generalization of Actions from Single Exemplars in a Robotic Architecture,” in Proceedings of the 2016 International Conference on Autonomous Agents &amp; Multiagent Systems, 2016.</text:p>
          </table:table-cell>
        </table:table-row>
        <table:table-row table:style-name="ro1">
          <table:table-cell office:value-type="string" calcext:value-type="string">
            <text:p>DIARC</text:p>
          </table:table-cell>
          <table:table-cell office:value-type="string" calcext:value-type="string">
            <text:p>Wilson2014</text:p>
          </table:table-cell>
          <table:table-cell office:value-type="string" calcext:value-type="string">
            <text:p>J. R. Wilson and M. Scheutz, “Analogical generalization of activities from single demonstration,” in Proceedings of Ibero-American Conference on Artificial Intelligence, 2014, pp. 494–505.</text:p>
          </table:table-cell>
        </table:table-row>
        <table:table-row table:style-name="ro1">
          <table:table-cell office:value-type="string" calcext:value-type="string">
            <text:p>DIARC</text:p>
          </table:table-cell>
          <table:table-cell office:value-type="string" calcext:value-type="string">
            <text:p>Wilson2014a</text:p>
          </table:table-cell>
          <table:table-cell office:value-type="string" calcext:value-type="string">
            <text:p>J. R. Wilson and M. Scheutz, “Analogical Generalization of Activities from Single Demonstration,” in Proceedings of Ibero-American Conference on Artificial Intelligence, 2014, pp. 637–648.</text:p>
          </table:table-cell>
        </table:table-row>
        <table:table-row table:style-name="ro1">
          <table:table-cell office:value-type="string" calcext:value-type="string">
            <text:p>DIARC</text:p>
          </table:table-cell>
          <table:table-cell office:value-type="string" calcext:value-type="string">
            <text:p>Yu2010</text:p>
          </table:table-cell>
          <table:table-cell office:value-type="string" calcext:value-type="string">
            <text:p>C. Yu, M. Scheutz, and P. Schermerhorn, “Investigating multimodal real-time patterns of joint attention in an HRI word learning task,” in Human-Robot Interaction (HRI), 2010 5th ACM/IEEE International Conference on, 2010, pp. 309–316.</text:p>
          </table:table-cell>
        </table:table-row>
        <table:table-row table:style-name="ro1">
          <table:table-cell office:value-type="string" calcext:value-type="string">
            <text:p>DiPRA</text:p>
          </table:table-cell>
          <table:table-cell office:value-type="string" calcext:value-type="string">
            <text:p>Pezzulo2009</text:p>
          </table:table-cell>
          <table:table-cell office:value-type="string" calcext:value-type="string">
            <text:p>G. Pezzulo, “DiPRA: A layered agent architecture which integrates practical reasoning and sensorimotor schemas,” Conn. Sci., vol. 21, no. 4, pp. 297–326, 2009.</text:p>
          </table:table-cell>
        </table:table-row>
        <table:table-row table:style-name="ro1">
          <table:table-cell office:value-type="string" calcext:value-type="string">
            <text:p>DiPRA</text:p>
          </table:table-cell>
          <table:table-cell office:value-type="string" calcext:value-type="string">
            <text:p>Pezzulo2007</text:p>
          </table:table-cell>
          <table:table-cell office:value-type="string" calcext:value-type="string">
            <text:p>G. Pezzulo, G. Calvi, and C. Castelfranchi, “DiPRA: Distributed Practical Reasoning Architecture,” in Proceedings of International Joint Conference on Artificial Intelligence (IJCAI), 2007, pp. 1458–1463.</text:p>
          </table:table-cell>
        </table:table-row>
        <table:table-row table:style-name="ro1">
          <table:table-cell office:value-type="string" calcext:value-type="string">
            <text:p>Disciple</text:p>
          </table:table-cell>
          <table:table-cell office:value-type="string" calcext:value-type="string">
            <text:p>Barbulescu2003</text:p>
          </table:table-cell>
          <table:table-cell office:value-type="string" calcext:value-type="string">
            <text:p>M. Barbulescu, G. Balan, M. Boicu, and G. Tecuci, “Rapid Development of Large Knowledge Bases,” IEEE Int. Conf. Syst. Man Cybern., vol. 3, pp. 2169–2174, 2003.</text:p>
          </table:table-cell>
        </table:table-row>
        <table:table-row table:style-name="ro1">
          <table:table-cell office:value-type="string" calcext:value-type="string">
            <text:p>Disciple</text:p>
          </table:table-cell>
          <table:table-cell office:value-type="string" calcext:value-type="string">
            <text:p>Fujii2007</text:p>
          </table:table-cell>
          <table:table-cell office:value-type="string" calcext:value-type="string">
            <text:p>C. Boicu, G. Tecuci, and M. Boicu, “Learning Complex Problem Solving Expertise from Failures Cristina,” in Proceedings of the Sixth International Conference on Machine Learning and Applications, 2007, pp. 217–222.</text:p>
          </table:table-cell>
        </table:table-row>
        <table:table-row table:style-name="ro1">
          <table:table-cell office:value-type="string" calcext:value-type="string">
            <text:p>Disciple</text:p>
          </table:table-cell>
          <table:table-cell office:value-type="string" calcext:value-type="string">
            <text:p>Boicu2004d</text:p>
          </table:table-cell>
          <table:table-cell office:value-type="string" calcext:value-type="string">
            <text:p>C. Boicu and G. Tecuci, “Mixed-initiative ontology learning,” in Proceedings of the 2004 International Conference on Artificial Intelligence, 2004, pp. 745–751.</text:p>
          </table:table-cell>
        </table:table-row>
        <table:table-row table:style-name="ro1">
          <table:table-cell office:value-type="string" calcext:value-type="string">
            <text:p>Disciple</text:p>
          </table:table-cell>
          <table:table-cell office:value-type="string" calcext:value-type="string">
            <text:p>Boicu2005a</text:p>
          </table:table-cell>
          <table:table-cell office:value-type="string" calcext:value-type="string">
            <text:p>C. Boicu, G. Tecuci, and M. Boicu, “Rule Refinement by Domain Experts in Complex Knowledge Bases An Integrated Approach to Rule Refinement,” Proc. Natl. Conf. Artif. Intell., vol. 20, no. 4, pp. 13–14, 2005.</text:p>
          </table:table-cell>
        </table:table-row>
        <table:table-row table:style-name="ro1">
          <table:table-cell office:value-type="string" calcext:value-type="string">
            <text:p>Disciple</text:p>
          </table:table-cell>
          <table:table-cell office:value-type="string" calcext:value-type="string">
            <text:p>Boicu2005c</text:p>
          </table:table-cell>
          <table:table-cell office:value-type="string" calcext:value-type="string">
            <text:p>C. Boicu, G. Tecuci, and M. Boicu, “Improving Agent Learning through Rule Analysis,” in Proceedings of the International Conference on Artificial Intelligence, 2005.</text:p>
          </table:table-cell>
        </table:table-row>
        <table:table-row table:style-name="ro1">
          <table:table-cell office:value-type="string" calcext:value-type="string">
            <text:p>Disciple</text:p>
          </table:table-cell>
          <table:table-cell office:value-type="string" calcext:value-type="string">
            <text:p>Boicu2003a</text:p>
          </table:table-cell>
          <table:table-cell office:value-type="string" calcext:value-type="string">
            <text:p>C. Boicu, G. Tecuci, M. Boicu, and D. Marcu, “Improving the Representation Space through Exception-Based Learning,” in Proceedings of he Florida Artificial Intelligence Research Society Conference (FLAIRS), 2003.</text:p>
          </table:table-cell>
        </table:table-row>
        <table:table-row table:style-name="ro1">
          <table:table-cell office:value-type="string" calcext:value-type="string">
            <text:p>Disciple</text:p>
          </table:table-cell>
          <table:table-cell office:value-type="string" calcext:value-type="string">
            <text:p>Boicu1999</text:p>
          </table:table-cell>
          <table:table-cell office:value-type="string" calcext:value-type="string">
            <text:p>M. Boicu, G. Tecuci, M. Bowman, D. Marcu, S. W. Lee, and K. Wright, “A problem-oriented approach to ontology creation and maintenance,” in Priceedings of the Sixteenth National Conference on Artificial Intelligence (AAAI-99) Workshop on “Ontology Management,” 1999.</text:p>
          </table:table-cell>
        </table:table-row>
        <table:table-row table:style-name="ro1">
          <table:table-cell office:value-type="string" calcext:value-type="string">
            <text:p>Disciple</text:p>
          </table:table-cell>
          <table:table-cell office:value-type="string" calcext:value-type="string">
            <text:p>Boicu2001a</text:p>
          </table:table-cell>
          <table:table-cell office:value-type="string" calcext:value-type="string">
            <text:p>M. Boicu, G. Tecuci, B. Stanescu, D. Marcu, and C. Cascaval, “Automatic knowledge acquisition from subject matter experts,” in Proceedings 13th IEEE International Conference on Tools with Artificial Intelligence ICTAI 2001, 2001, pp. 69–78.</text:p>
          </table:table-cell>
        </table:table-row>
        <table:table-row table:style-name="ro1">
          <table:table-cell office:value-type="string" calcext:value-type="string">
            <text:p>Disciple</text:p>
          </table:table-cell>
          <table:table-cell office:value-type="string" calcext:value-type="string">
            <text:p>Boicu2003</text:p>
          </table:table-cell>
          <table:table-cell office:value-type="string" calcext:value-type="string">
            <text:p>M. Boicu, D. Marcu, C. Boicu, and B. Stanescu, “Mixed-initiative Control for Teaching and Learning in Disciple,” in Proceedings of the IJCAI-03 Workshop on Mixed-Initiative Intelligent Systems, 2003.</text:p>
          </table:table-cell>
        </table:table-row>
        <table:table-row table:style-name="ro1">
          <table:table-cell office:value-type="string" calcext:value-type="string">
            <text:p>Disciple</text:p>
          </table:table-cell>
          <table:table-cell office:value-type="string" calcext:value-type="string">
            <text:p>Boicu2000</text:p>
          </table:table-cell>
          <table:table-cell office:value-type="string" calcext:value-type="string">
            <text:p>M. Boicu, D. Marcu, M. Bowman, and G. Tecuci, “A Mixed-Initiative Approach to Teaching Agents to Do Things,” AAAI Tech. Rep. FS-00-02, 2000.</text:p>
          </table:table-cell>
        </table:table-row>
        <table:table-row table:style-name="ro1">
          <table:table-cell office:value-type="string" calcext:value-type="string">
            <text:p>Disciple</text:p>
          </table:table-cell>
          <table:table-cell office:value-type="string" calcext:value-type="string">
            <text:p>Boicu2011</text:p>
          </table:table-cell>
          <table:table-cell office:value-type="string" calcext:value-type="string">
            <text:p>M. Boicu, D. Marcu, G. Tecuci, and D. Schum, “Cognitive Assistants for Evidence-Based Reasoning Tasks,” AAAI Fall Symp. Adv. Cogn. Syst., 2011.</text:p>
          </table:table-cell>
        </table:table-row>
        <table:table-row table:style-name="ro1">
          <table:table-cell office:value-type="string" calcext:value-type="string">
            <text:p>Disciple</text:p>
          </table:table-cell>
          <table:table-cell office:value-type="string" calcext:value-type="string">
            <text:p>Boicu1999a</text:p>
          </table:table-cell>
          <table:table-cell office:value-type="string" calcext:value-type="string">
            <text:p>M. Boicu and G. Tecuci, “Mixed-Initiative Reasoning for Integrated Domain Modeling, Learning and Problem Solving,” in AAAI Proceedings, 2000.</text:p>
          </table:table-cell>
        </table:table-row>
        <table:table-row table:style-name="ro1">
          <table:table-cell office:value-type="string" calcext:value-type="string">
            <text:p>Disciple</text:p>
          </table:table-cell>
          <table:table-cell office:value-type="string" calcext:value-type="string">
            <text:p>Boicu2005</text:p>
          </table:table-cell>
          <table:table-cell office:value-type="string" calcext:value-type="string">
            <text:p>M. Boicu, G. Tecuci, C. Ayers, D. Marcu, C. Boicu, M. Barbulescu, B. Stanescu, W. Wagner, V. Le, D. Apostolova, and A. Ciubotariu, “A Learning and Reasoning System for Intelligence Analysis,” Proc. Natl. Conf. Artif. Intell., vol. 20, no. 4, 2005.</text:p>
          </table:table-cell>
        </table:table-row>
        <table:table-row table:style-name="ro1">
          <table:table-cell office:value-type="string" calcext:value-type="string">
            <text:p>Disciple</text:p>
          </table:table-cell>
          <table:table-cell office:value-type="string" calcext:value-type="string">
            <text:p>Boicu2005b</text:p>
          </table:table-cell>
          <table:table-cell office:value-type="string" calcext:value-type="string">
            <text:p>M. Boicu, G. Tecuci, and D. Marcu, “Mixed-Initiative Assistant for Modeling Expert’s Reasoning,” in Proceedings of the AAAI-05 Fall Symposium on Mixed-Initiative Problem-Solving Assistants, 2005.</text:p>
          </table:table-cell>
        </table:table-row>
        <table:table-row table:style-name="ro1">
          <table:table-cell office:value-type="string" calcext:value-type="string">
            <text:p>Disciple</text:p>
          </table:table-cell>
          <table:table-cell office:value-type="string" calcext:value-type="string">
            <text:p>Boicu2000b</text:p>
          </table:table-cell>
          <table:table-cell office:value-type="string" calcext:value-type="string">
            <text:p>M. Boicu, G. Tecuci, D. Marcu, M. Bowman, P. Shyr, F. Ciucu, and C. Levcovici, “Disciple-COA: From Agent Programming to Agent Teaching Mihai,” in Proceedings of the 17th International Conference on Machine Learning (ICML), 2000.</text:p>
          </table:table-cell>
        </table:table-row>
        <table:table-row table:style-name="ro1">
          <table:table-cell office:value-type="string" calcext:value-type="string">
            <text:p>Disciple</text:p>
          </table:table-cell>
          <table:table-cell office:value-type="string" calcext:value-type="string">
            <text:p>Boicu2009</text:p>
          </table:table-cell>
          <table:table-cell office:value-type="string" calcext:value-type="string">
            <text:p>M. Boicu, G. Tecuci, and D. Schum, “Intelligence analysis ontology for cognitive assistants,” in Proceedings of the Conference “Ontology for the Intelligence Community: Towards Effective Exploitation and Integration of Intelligence Resources,” 2008.</text:p>
          </table:table-cell>
        </table:table-row>
        <table:table-row table:style-name="ro1">
          <table:table-cell office:value-type="string" calcext:value-type="string">
            <text:p>Disciple</text:p>
          </table:table-cell>
          <table:table-cell office:value-type="string" calcext:value-type="string">
            <text:p>Boicu2001b</text:p>
          </table:table-cell>
          <table:table-cell office:value-type="string" calcext:value-type="string">
            <text:p>M. Boicu, G. Tecuci, and B. Stanescu, “Mixed-Initiative Agent Teaching and Learning,” in Proceedings of the 2001 International Conference on Artificial Intelligence, 2001, pp. 122–128.</text:p>
          </table:table-cell>
        </table:table-row>
        <table:table-row table:style-name="ro1">
          <table:table-cell office:value-type="string" calcext:value-type="string">
            <text:p>Disciple</text:p>
          </table:table-cell>
          <table:table-cell office:value-type="string" calcext:value-type="string">
            <text:p>Boicu2001</text:p>
          </table:table-cell>
          <table:table-cell office:value-type="string" calcext:value-type="string">
            <text:p>M. Boicu, G. Tecuci, B. Stanescu, C. Balan, and E. Popovici, “Ontologies and the Knowledge Acquisition Bottleneck,” in Proceedings o 7th International Joint Conference on Artificial Intelligence (IJCAI), 2001, pp. 9–18.</text:p>
          </table:table-cell>
        </table:table-row>
        <table:table-row table:style-name="ro1">
          <table:table-cell office:value-type="string" calcext:value-type="string">
            <text:p>Disciple</text:p>
          </table:table-cell>
          <table:table-cell office:value-type="string" calcext:value-type="string">
            <text:p>Boicu2004</text:p>
          </table:table-cell>
          <table:table-cell office:value-type="string" calcext:value-type="string">
            <text:p>M. Boicu, G. Tecuci, B. Stanescu, D. Marcu, M. Barbulescu, and C. Boicu, “Design principles for learning agents,” in Proceedings of AAAI-2004 Workshop on Intelligent Agent Architectures: Combining the Strengths of Software Engineering and Cognitive Systems, 2004, pp. 26–33.</text:p>
          </table:table-cell>
        </table:table-row>
        <table:table-row table:style-name="ro1">
          <table:table-cell office:value-type="string" calcext:value-type="string">
            <text:p>Disciple</text:p>
          </table:table-cell>
          <table:table-cell office:value-type="string" calcext:value-type="string">
            <text:p>Boicu2000a</text:p>
          </table:table-cell>
          <table:table-cell office:value-type="string" calcext:value-type="string">
            <text:p>M. Boicu, G. Tecuci, B. Stanescu, L. Panait, and C. Cascaval, “Learnable Representation for Real World Planning,” AAAI Tech. Rep. WS-00-07, 2000.</text:p>
          </table:table-cell>
        </table:table-row>
        <table:table-row table:style-name="ro1">
          <table:table-cell office:value-type="string" calcext:value-type="string">
            <text:p>Disciple</text:p>
          </table:table-cell>
          <table:table-cell office:value-type="string" calcext:value-type="string">
            <text:p>Bowman2001b</text:p>
          </table:table-cell>
          <table:table-cell office:value-type="string" calcext:value-type="string">
            <text:p>M. Bowman, A. M. Lopez, J. Donlon, and G. Tecuci, “Teaching Intelligent Agents: Software Design Methodology,” Crosstalk: J Defense Software Engineering, 14(6), 10-14, 2001.</text:p>
          </table:table-cell>
        </table:table-row>
        <table:table-row table:style-name="ro1">
          <table:table-cell office:value-type="string" calcext:value-type="string">
            <text:p>Disciple</text:p>
          </table:table-cell>
          <table:table-cell office:value-type="string" calcext:value-type="string">
            <text:p>Bowman2001</text:p>
          </table:table-cell>
          <table:table-cell office:value-type="string" calcext:value-type="string">
            <text:p>M. Bowman, A. M. Lopez, and G. Tecuci, “Ontology Development for Military Applications,” in Proceedings of the Thirty-ninth Annual ACM Southeast Conference, 2001, pp. 1–15.</text:p>
          </table:table-cell>
        </table:table-row>
        <table:table-row table:style-name="ro1">
          <table:table-cell office:value-type="string" calcext:value-type="string">
            <text:p>Disciple</text:p>
          </table:table-cell>
          <table:table-cell office:value-type="string" calcext:value-type="string">
            <text:p>Bowman2001a</text:p>
          </table:table-cell>
          <table:table-cell office:value-type="string" calcext:value-type="string">
            <text:p>M. Bowman, G. Tecuci, and M. G. Ceruti, “Application of Disciple to decision making in complex and constrained environments,” in Proceedings of the IEEE International Conference on Systems, Man and Cybernetics, 2001, pp. 2932–2940.</text:p>
          </table:table-cell>
        </table:table-row>
        <table:table-row table:style-name="ro1">
          <table:table-cell office:value-type="string" calcext:value-type="string">
            <text:p>Disciple</text:p>
          </table:table-cell>
          <table:table-cell office:value-type="string" calcext:value-type="string">
            <text:p>Dybala1995</text:p>
          </table:table-cell>
          <table:table-cell office:value-type="string" calcext:value-type="string">
            <text:p>T. Dybala and G. D. Tecuci, “Shared Expertise Space: A Learning-oriented Model for Computer Aided Engineering Design,” in Proceedings of the IJCAI-95 Workshop on Machine Learning in Engineering, 1995.</text:p>
          </table:table-cell>
        </table:table-row>
        <table:table-row table:style-name="ro1">
          <table:table-cell office:value-type="string" calcext:value-type="string">
            <text:p>Disciple</text:p>
          </table:table-cell>
          <table:table-cell office:value-type="string" calcext:value-type="string">
            <text:p>Dybala1996a</text:p>
          </table:table-cell>
          <table:table-cell office:value-type="string" calcext:value-type="string">
            <text:p>T. Dybala, G. Tecuci, and H. Keeling, “Building Disciple Agents: Selected Validation and Verification Issues,” <text:s/>Tech. Report, 1996.</text:p>
          </table:table-cell>
        </table:table-row>
        <table:table-row table:style-name="ro1">
          <table:table-cell office:value-type="string" calcext:value-type="string">
            <text:p>Disciple</text:p>
          </table:table-cell>
          <table:table-cell office:value-type="string" calcext:value-type="string">
            <text:p>Dybala1996</text:p>
          </table:table-cell>
          <table:table-cell office:value-type="string" calcext:value-type="string">
            <text:p>T. Dybala, G. Tecuci, and H. Rezazad, “The shared expertise model for teaching interactive design assistants,” Eng. Appl. Artif. Intell., vol. 9, no. 6, pp. 611–626, 1996.</text:p>
          </table:table-cell>
        </table:table-row>
        <table:table-row table:style-name="ro1">
          <table:table-cell office:value-type="string" calcext:value-type="string">
            <text:p>Disciple</text:p>
          </table:table-cell>
          <table:table-cell office:value-type="string" calcext:value-type="string">
            <text:p>Hamburger1998a</text:p>
          </table:table-cell>
          <table:table-cell office:value-type="string" calcext:value-type="string">
            <text:p>H. Hamburger and G. Tecuci, “Architecture of a Pedagogical Agent for Human-Computer Learning and Tutoring,” in Proceedings of the ITS-98 Workshop 2 - Pedagogical Agents, 1998.</text:p>
          </table:table-cell>
        </table:table-row>
        <table:table-row table:style-name="ro1">
          <table:table-cell office:value-type="string" calcext:value-type="string">
            <text:p>Disciple</text:p>
          </table:table-cell>
          <table:table-cell office:value-type="string" calcext:value-type="string">
            <text:p>Hamburger1998</text:p>
          </table:table-cell>
          <table:table-cell office:value-type="string" calcext:value-type="string">
            <text:p>H. Hamburger and G. Tecuci, “Toward a Unification of Human-Computer Learning and Tutoring,” Int. Conf. Intell. Tutoring Syst., pp. 444–453, 1998.</text:p>
          </table:table-cell>
        </table:table-row>
        <table:table-row table:style-name="ro1">
          <table:table-cell office:value-type="string" calcext:value-type="string">
            <text:p>Disciple</text:p>
          </table:table-cell>
          <table:table-cell office:value-type="string" calcext:value-type="string">
            <text:p>Hieb1993</text:p>
          </table:table-cell>
          <table:table-cell office:value-type="string" calcext:value-type="string">
            <text:p>M. R. Hieb, D. Hille, and G. Tecuci, “Designing A Computer Opponent for Wargames: Integrating Planning, Knowledge Acquisition and Learning in WARGLES,” in Proceedings of thAAAI 93 Fall Symposium - Games: Planning and Learning, 1993.</text:p>
          </table:table-cell>
        </table:table-row>
        <table:table-row table:style-name="ro1">
          <table:table-cell office:value-type="string" calcext:value-type="string">
            <text:p>Disciple</text:p>
          </table:table-cell>
          <table:table-cell office:value-type="string" calcext:value-type="string">
            <text:p>Hieb1996</text:p>
          </table:table-cell>
          <table:table-cell office:value-type="string" calcext:value-type="string">
            <text:p>M. R. Hieb and G. Tecuci, “Training an Agent Through Demonstration: A Plausible Version Space,” AAAI Tech. Rep. SS-96-02, pp. 45–49, 1996.</text:p>
          </table:table-cell>
        </table:table-row>
        <table:table-row table:style-name="ro1">
          <table:table-cell office:value-type="string" calcext:value-type="string">
            <text:p>Disciple</text:p>
          </table:table-cell>
          <table:table-cell office:value-type="string" calcext:value-type="string">
            <text:p>Kodratoff1987</text:p>
          </table:table-cell>
          <table:table-cell office:value-type="string" calcext:value-type="string">
            <text:p>Y. Kodratoff and G. Tecuci, “DISCIPLE-1: Interactive Apprentice System in Weak Theory Fields,” in Proceedings of the International Joint Conference on Artificial Intelligence (IJCAI), 1987, pp. 271–273.</text:p>
          </table:table-cell>
        </table:table-row>
        <table:table-row table:style-name="ro1">
          <table:table-cell office:value-type="string" calcext:value-type="string">
            <text:p>Disciple</text:p>
          </table:table-cell>
          <table:table-cell office:value-type="string" calcext:value-type="string">
            <text:p>Kodratoff1989</text:p>
          </table:table-cell>
          <table:table-cell office:value-type="string" calcext:value-type="string">
            <text:p>Y. Kondratoff and G. Tecuci, “The Central Role of Explanations in DISCIPLE,” in Knowledge Representation and Organization in Machine Learning, vol. 347, 2005.</text:p>
          </table:table-cell>
        </table:table-row>
        <table:table-row table:style-name="ro1">
          <table:table-cell office:value-type="string" calcext:value-type="string">
            <text:p>Disciple</text:p>
          </table:table-cell>
          <table:table-cell office:value-type="string" calcext:value-type="string">
            <text:p>Lee1999</text:p>
          </table:table-cell>
          <table:table-cell office:value-type="string" calcext:value-type="string">
            <text:p>S. W. Lee and G. Tecuci, “Knowledge base revision through exception-driven discovery and learning,” in Proceedings of the National Conference on Artificial Intelligence, 1999.</text:p>
          </table:table-cell>
        </table:table-row>
        <table:table-row table:style-name="ro1">
          <table:table-cell office:value-type="string" calcext:value-type="string">
            <text:p>Disciple</text:p>
          </table:table-cell>
          <table:table-cell office:value-type="string" calcext:value-type="string">
            <text:p>Marcu2001</text:p>
          </table:table-cell>
          <table:table-cell office:value-type="string" calcext:value-type="string">
            <text:p>D. Marcu, M. Boicu, and G. Tecuci, “User-Agent Interactions in Mixed-Initiative Learning,” in Proceedings of the Florida Artificial Intelligence Research Society Conference (FLAIRS), 2001.</text:p>
          </table:table-cell>
        </table:table-row>
        <table:table-row table:style-name="ro1">
          <table:table-cell office:value-type="string" calcext:value-type="string">
            <text:p>Disciple</text:p>
          </table:table-cell>
          <table:table-cell office:value-type="string" calcext:value-type="string">
            <text:p>Schum2009</text:p>
          </table:table-cell>
          <table:table-cell office:value-type="string" calcext:value-type="string">
            <text:p>D. A. Schum, G. Tecuci, and M. Boicu, “Analyzing Evidence and Its Chain of Custody: A Mixed-Initiative Computational Approach,” Int. J. Intell. CounterIntelligence, vol. 22, pp. 298–319, 2009.</text:p>
          </table:table-cell>
        </table:table-row>
        <table:table-row table:style-name="ro1">
          <table:table-cell office:value-type="string" calcext:value-type="string">
            <text:p>Disciple</text:p>
          </table:table-cell>
          <table:table-cell office:value-type="string" calcext:value-type="string">
            <text:p>Schum2009a</text:p>
          </table:table-cell>
          <table:table-cell office:value-type="string" calcext:value-type="string">
            <text:p>D. Schum, G. Tecuci, M. Boicu, and D. Marcu, “Substance-blind classification of evidence for intelligence analysis,” in Proceedings of the Conference “Ontology for the Intelligence Community,” 2009.</text:p>
          </table:table-cell>
        </table:table-row>
        <table:table-row table:style-name="ro1">
          <table:table-cell office:value-type="string" calcext:value-type="string">
            <text:p>Disciple</text:p>
          </table:table-cell>
          <table:table-cell office:value-type="string" calcext:value-type="string">
            <text:p>Shyr2001</text:p>
          </table:table-cell>
          <table:table-cell office:value-type="string" calcext:value-type="string">
            <text:p>P. Shyr, G. Tecuci, and M. Boicu, “Evaluation of Mixed-Initiative Knowledge Base Development Methods and Tools Disciple Learning Agent Shell,” in Proceedings of IJCAI-2001 Workshop on Empirical Methods in AI, 2001.</text:p>
          </table:table-cell>
        </table:table-row>
        <table:table-row table:style-name="ro1">
          <table:table-cell office:value-type="string" calcext:value-type="string">
            <text:p>Disciple</text:p>
          </table:table-cell>
          <table:table-cell office:value-type="string" calcext:value-type="string">
            <text:p>Stanescu2003</text:p>
          </table:table-cell>
          <table:table-cell office:value-type="string" calcext:value-type="string">
            <text:p>B. Stanescu, C. Boicu, G. Balan, M. Barbulescu, M. Boicu, and G. Tecuci, “Ontologies for Learning Agents: Problems, Solutions and Directions,” in Proceedings of the IJCAI-03 Workshop on Ontologies and Distributed Systems, 2003.</text:p>
          </table:table-cell>
        </table:table-row>
        <table:table-row table:style-name="ro1">
          <table:table-cell office:value-type="string" calcext:value-type="string">
            <text:p>Disciple</text:p>
          </table:table-cell>
          <table:table-cell office:value-type="string" calcext:value-type="string">
            <text:p>Tecuci1998a</text:p>
          </table:table-cell>
          <table:table-cell office:value-type="string" calcext:value-type="string">
            <text:p>G. Tecuci, K. Wright, S. W. Lee, M. Boicu, and M. Bowman, “A Learning Agent Shell and Methodology for Developing Intelligent Agents,” AAAI Tech. Rep. WS-98-10, pp. 37–46, 1998.</text:p>
          </table:table-cell>
        </table:table-row>
        <table:table-row table:style-name="ro1">
          <table:table-cell office:value-type="string" calcext:value-type="string">
            <text:p>Disciple</text:p>
          </table:table-cell>
          <table:table-cell office:value-type="string" calcext:value-type="string">
            <text:p>Tecuci1995a</text:p>
          </table:table-cell>
          <table:table-cell office:value-type="string" calcext:value-type="string">
            <text:p>G. Tecuci, M. R. Hieb, and T. Dybala, “Building an Adaptive Agent to Monitor and Repair the Electrical Power System of an Orbital Satellite,” 1995 Goddard Conf. Sp. Appl. Artif. Intell. Emerg. Inf. Technol., 1995.</text:p>
          </table:table-cell>
        </table:table-row>
        <table:table-row table:style-name="ro1">
          <table:table-cell office:value-type="string" calcext:value-type="string">
            <text:p>Disciple</text:p>
          </table:table-cell>
          <table:table-cell office:value-type="string" calcext:value-type="string">
            <text:p>Tecuci1991a</text:p>
          </table:table-cell>
          <table:table-cell office:value-type="string" calcext:value-type="string">
            <text:p>G. Tecuci, “A Multistrategy Learning Approach to Domain Modeling and Knowledge Acquisition,” Eur. Work. Sess. Learn., 1991.</text:p>
          </table:table-cell>
        </table:table-row>
        <table:table-row table:style-name="ro1">
          <table:table-cell office:value-type="string" calcext:value-type="string">
            <text:p>Disciple</text:p>
          </table:table-cell>
          <table:table-cell office:value-type="string" calcext:value-type="string">
            <text:p>Tecuci1995</text:p>
          </table:table-cell>
          <table:table-cell office:value-type="string" calcext:value-type="string">
            <text:p>G. Tecuci, “Building Knowledge Bases through Multistrategy Learning and Knowledge Acquisition,” in Machine Learning and Knowledge Acquisition: Integrated Approaches, G. D. Tecuci and Y. Kondratoff, Eds. Academic Press, 1995.</text:p>
          </table:table-cell>
        </table:table-row>
        <table:table-row table:style-name="ro1">
          <table:table-cell office:value-type="string" calcext:value-type="string">
            <text:p>Disciple</text:p>
          </table:table-cell>
          <table:table-cell office:value-type="string" calcext:value-type="string">
            <text:p>Report2004</text:p>
          </table:table-cell>
          <table:table-cell office:value-type="string" calcext:value-type="string">
            <text:p>G. Tecuci, “Collaborative Assistant for Rapid Knowledge Formation and Reasoning,” AFRL-IF-RS-TR-2004-352 Final Tech. Rep., 2004.</text:p>
          </table:table-cell>
        </table:table-row>
        <table:table-row table:style-name="ro1">
          <table:table-cell office:value-type="string" calcext:value-type="string">
            <text:p>Disciple</text:p>
          </table:table-cell>
          <table:table-cell office:value-type="string" calcext:value-type="string">
            <text:p>Tecuci1991b</text:p>
          </table:table-cell>
          <table:table-cell office:value-type="string" calcext:value-type="string">
            <text:p>G. Tecuci, “Steps Toward Automating Knowledge Acquisition for Expert Systems,” in Proceedings of the AAAI Workshop Knowledge Acquisition: From Science to Technology to Tools, 1991.</text:p>
          </table:table-cell>
        </table:table-row>
        <table:table-row table:style-name="ro1">
          <table:table-cell office:value-type="string" calcext:value-type="string">
            <text:p>Disciple</text:p>
          </table:table-cell>
          <table:table-cell office:value-type="string" calcext:value-type="string">
            <text:p>Tecuci1991c</text:p>
          </table:table-cell>
          <table:table-cell office:value-type="string" calcext:value-type="string">
            <text:p>G. D. Tecuci and R. S. Michalski, “A Method for Multistrategy Task-adaptive Learning Based on Plausible Justifications,” in Machine Learning: Proceedings of the Eighth International Conference, L. Birnbaum and G. Collins, Eds. Chicago: Morgan Kaufmann, 1991, pp. 549–553.</text:p>
          </table:table-cell>
        </table:table-row>
        <table:table-row table:style-name="ro1">
          <table:table-cell office:value-type="string" calcext:value-type="string">
            <text:p>Disciple</text:p>
          </table:table-cell>
          <table:table-cell office:value-type="string" calcext:value-type="string">
            <text:p>Tecuci1992a</text:p>
          </table:table-cell>
          <table:table-cell office:value-type="string" calcext:value-type="string">
            <text:p>G. D. Tecuci, “Cooperation in Knowledge Base Refinement,” in Machine Learning: Proceedings of the Ninth International Conference, 1992, pp. 445–450.</text:p>
          </table:table-cell>
        </table:table-row>
        <table:table-row table:style-name="ro1">
          <table:table-cell office:value-type="string" calcext:value-type="string">
            <text:p>Disciple</text:p>
          </table:table-cell>
          <table:table-cell office:value-type="string" calcext:value-type="string">
            <text:p>Tecuci1992</text:p>
          </table:table-cell>
          <table:table-cell office:value-type="string" calcext:value-type="string">
            <text:p>G. D. Tecuci, “Automating Knowledge Acquisition as Extending, Updating, and Improving a Knowledge Base,” IEEE Trans. Syst. Man Cybern., vol. 22, no. 6, pp. 1444–1460, 1992.</text:p>
          </table:table-cell>
        </table:table-row>
        <table:table-row table:style-name="ro1">
          <table:table-cell office:value-type="string" calcext:value-type="string">
            <text:p>Disciple</text:p>
          </table:table-cell>
          <table:table-cell office:value-type="string" calcext:value-type="string">
            <text:p>Tecuci2008a</text:p>
          </table:table-cell>
          <table:table-cell office:value-type="string" calcext:value-type="string">
            <text:p>G. D. Tecuci and M. Boicu, “Learning-Based Knowledge Representation,” Res. Rep. #4, 2008.</text:p>
          </table:table-cell>
        </table:table-row>
        <table:table-row table:style-name="ro1">
          <table:table-cell office:value-type="string" calcext:value-type="string">
            <text:p>Disciple</text:p>
          </table:table-cell>
          <table:table-cell office:value-type="string" calcext:value-type="string">
            <text:p>G1999</text:p>
          </table:table-cell>
          <table:table-cell office:value-type="string" calcext:value-type="string">
            <text:p>G. D. Tecuci, M. Boicu, K. Wright, and S. W. Lee, “Mixed-Initiative Development of Knowledge Bases,” in Proceedings of the Sixteenth National Conference on Artificial Intelligence (AAAI-99) Workshop on “Mixed-Initiative Intelligence,” 1999, pp. 51–59.</text:p>
          </table:table-cell>
        </table:table-row>
        <table:table-row table:style-name="ro1">
          <table:table-cell office:value-type="string" calcext:value-type="string">
            <text:p>Disciple</text:p>
          </table:table-cell>
          <table:table-cell office:value-type="string" calcext:value-type="string">
            <text:p>Tecuci2008</text:p>
          </table:table-cell>
          <table:table-cell office:value-type="string" calcext:value-type="string">
            <text:p>G. Tecuci and M. Boicu, “A Guide for Ontology Development with Disciple,” Res. Rep. #3, 2008.</text:p>
          </table:table-cell>
        </table:table-row>
        <table:table-row table:style-name="ro1">
          <table:table-cell office:value-type="string" calcext:value-type="string">
            <text:p>Disciple</text:p>
          </table:table-cell>
          <table:table-cell office:value-type="string" calcext:value-type="string">
            <text:p>L2002</text:p>
          </table:table-cell>
          <table:table-cell office:value-type="string" calcext:value-type="string">
            <text:p>G. Tecuci and M. Boicu, “9 Military Applications of the Disciple Learning Agent,” in Advanced Information Systems in Defense and Related Applications, L. Jain, Ed. Springer Verlag, 2002.</text:p>
          </table:table-cell>
        </table:table-row>
        <table:table-row table:style-name="ro1">
          <table:table-cell office:value-type="string" calcext:value-type="string">
            <text:p>Disciple</text:p>
          </table:table-cell>
          <table:table-cell office:value-type="string" calcext:value-type="string">
            <text:p>Tecuci2005a</text:p>
          </table:table-cell>
          <table:table-cell office:value-type="string" calcext:value-type="string">
            <text:p>G. Tecuci, M. Boicu, C. Ayers, and D. Cammons, “Personal cognitive assistants for military intelligence analysis: Mixed-initiative learning, tutoring, and problem solving,” in Proceedings of the First International Conference on Intelligence Analysis, 2005, pp. 2–6.</text:p>
          </table:table-cell>
        </table:table-row>
        <table:table-row table:style-name="ro1">
          <table:table-cell office:value-type="string" calcext:value-type="string">
            <text:p>Disciple</text:p>
          </table:table-cell>
          <table:table-cell office:value-type="string" calcext:value-type="string">
            <text:p>Tecuci2007c</text:p>
          </table:table-cell>
          <table:table-cell office:value-type="string" calcext:value-type="string">
            <text:p>G. Tecuci, M. Boicu, C. Ayers, D. Marcu, V. Le, and C. Boicu, “Disciple ‐ LTA: Analyst’s Cognitive Assistant,” Res. Rep. #1, 2007.</text:p>
          </table:table-cell>
        </table:table-row>
        <table:table-row table:style-name="ro1">
          <table:table-cell office:value-type="string" calcext:value-type="string">
            <text:p>Disciple</text:p>
          </table:table-cell>
          <table:table-cell office:value-type="string" calcext:value-type="string">
            <text:p>Tecuci2005</text:p>
          </table:table-cell>
          <table:table-cell office:value-type="string" calcext:value-type="string">
            <text:p>G. Tecuci, M. Boicu, C. Boicu, D. Marcu, B. Stanescu, and M. Barbulescu, “The Disciple-RKF learning and reasoning agent,” Comput. Intell., vol. 21, no. 4, pp. 462–479, 2005.</text:p>
          </table:table-cell>
        </table:table-row>
        <table:table-row table:style-name="ro1">
          <table:table-cell office:value-type="string" calcext:value-type="string">
            <text:p>Disciple</text:p>
          </table:table-cell>
          <table:table-cell office:value-type="string" calcext:value-type="string">
            <text:p>Tecuci2005b</text:p>
          </table:table-cell>
          <table:table-cell office:value-type="string" calcext:value-type="string">
            <text:p>G. Tecuci, M. Boicu, C. Boicu, D. Marcu, B. Stanscu, and M. Barbulescu, “The DISCIPLE-RKF Learning and Reasoning Agent,” Comput. Intell., vol. 21, no. 4, pp. 462–479, 2005.</text:p>
          </table:table-cell>
        </table:table-row>
        <table:table-row table:style-name="ro1">
          <table:table-cell office:value-type="string" calcext:value-type="string">
            <text:p>Disciple</text:p>
          </table:table-cell>
          <table:table-cell office:value-type="string" calcext:value-type="string">
            <text:p>Tecuci2001</text:p>
          </table:table-cell>
          <table:table-cell office:value-type="string" calcext:value-type="string">
            <text:p>G. Tecuci, M. Boicu, M. Bowman, and D. Marcu, “An innovative application from the DARPA knowledge bases programs: Rapid development of a course of action critiquer,” AI Mag., vol. 22, no. 2, pp. 43–61, 2001.</text:p>
          </table:table-cell>
        </table:table-row>
        <table:table-row table:style-name="ro1">
          <table:table-cell office:value-type="string" calcext:value-type="string">
            <text:p>Disciple</text:p>
          </table:table-cell>
          <table:table-cell office:value-type="string" calcext:value-type="string">
            <text:p>Tecuci2000</text:p>
          </table:table-cell>
          <table:table-cell office:value-type="string" calcext:value-type="string">
            <text:p>G. Tecuci, M. Boicu, M. Bowman, D. Marcu, P. Shyr, and C. Cascaval, “An Experiment in Agent Teaching by Subject Matter Experts,” Int. J. Hum. Comput. Stud., vol. 53, no. 4, pp. 583–610, 2000.</text:p>
          </table:table-cell>
        </table:table-row>
        <table:table-row table:style-name="ro1">
          <table:table-cell office:value-type="string" calcext:value-type="string">
            <text:p>Disciple</text:p>
          </table:table-cell>
          <table:table-cell office:value-type="string" calcext:value-type="string">
            <text:p>Tecuci2007d</text:p>
          </table:table-cell>
          <table:table-cell office:value-type="string" calcext:value-type="string">
            <text:p>G. Tecuci, M. Boicu, and M. T. Cox, “Seven Aspects of Mixed-Initiative Reasoning: An Introduction to this Special Issue on Mixed-Initiative Assistants,” AI Mag., vol. 28, no. 2, p. 11, 2007.</text:p>
          </table:table-cell>
        </table:table-row>
        <table:table-row table:style-name="ro1">
          <table:table-cell office:value-type="string" calcext:value-type="string">
            <text:p>Disciple</text:p>
          </table:table-cell>
          <table:table-cell office:value-type="string" calcext:value-type="string">
            <text:p>Tecuci2007a</text:p>
          </table:table-cell>
          <table:table-cell office:value-type="string" calcext:value-type="string">
            <text:p>G. Tecuci, M. Boicu, T. Hajduk, D. Marcu, M. Barbulescu, C. Boicu, and V. Le, “A tool for training and assistance in emergency response planning,” in Proceedings of the Annual Hawaii International Conference on System Sciences, 2007, pp. 1–10.</text:p>
          </table:table-cell>
        </table:table-row>
        <table:table-row table:style-name="ro1">
          <table:table-cell office:value-type="string" calcext:value-type="string">
            <text:p>Disciple</text:p>
          </table:table-cell>
          <table:table-cell office:value-type="string" calcext:value-type="string">
            <text:p>Tecuci2000a</text:p>
          </table:table-cell>
          <table:table-cell office:value-type="string" calcext:value-type="string">
            <text:p>G. Tecuci, M. Boicu, and D. Marcu, “Learning Agents Teachable by Typical Computer Users,” in Proceedings of the AAAI-2000 Workshop on New Research Problems for Machine Learning, 2000.</text:p>
          </table:table-cell>
        </table:table-row>
        <table:table-row table:style-name="ro1">
          <table:table-cell office:value-type="string" calcext:value-type="string">
            <text:p>Disciple</text:p>
          </table:table-cell>
          <table:table-cell office:value-type="string" calcext:value-type="string">
            <text:p>Tecuci2003</text:p>
          </table:table-cell>
          <table:table-cell office:value-type="string" calcext:value-type="string">
            <text:p>G. Tecuci, M. Boicu, and D. Marcu, “Toward a Disciple-based Mixed-Initiative Cognitive Assistant,” in Proceedings of IJCAI-2003 Workshop on Mixed-Initiative Intelligent Systems, 2003, pp. 131–137.</text:p>
          </table:table-cell>
        </table:table-row>
        <table:table-row table:style-name="ro1">
          <table:table-cell office:value-type="string" calcext:value-type="string">
            <text:p>Disciple</text:p>
          </table:table-cell>
          <table:table-cell office:value-type="string" calcext:value-type="string">
            <text:p>Tecuci2007</text:p>
          </table:table-cell>
          <table:table-cell office:value-type="string" calcext:value-type="string">
            <text:p>G. Tecuci, M. Boicu, D. Marcu, C. Boicu, M. Barbulescu, and C. Ayers, “Cognitive Assistants for Analysts,” J. Intell. Community Res. Dev., 2007.</text:p>
          </table:table-cell>
        </table:table-row>
        <table:table-row table:style-name="ro1">
          <table:table-cell office:value-type="string" calcext:value-type="string">
            <text:p>Disciple</text:p>
          </table:table-cell>
          <table:table-cell office:value-type="string" calcext:value-type="string">
            <text:p>Tecuci2013</text:p>
          </table:table-cell>
          <table:table-cell office:value-type="string" calcext:value-type="string">
            <text:p>G. Tecuci, M. Boicu, D. Marcu, and D. Schum, “How Learning Enables Intelligence Analysts to Rapidly Develop Practical Cognitive Assistants,” in Proceedings of the 12th International Conference on Machine Learning and Applications, 2013, pp. 105–110.</text:p>
          </table:table-cell>
        </table:table-row>
        <table:table-row table:style-name="ro1">
          <table:table-cell office:value-type="string" calcext:value-type="string">
            <text:p>Disciple</text:p>
          </table:table-cell>
          <table:table-cell office:value-type="string" calcext:value-type="string">
            <text:p>Tecuci2004a</text:p>
          </table:table-cell>
          <table:table-cell office:value-type="string" calcext:value-type="string">
            <text:p>G. Tecuci, M. Boicu, D. Marcu, B. Stanescu, C. Boicu, and M. Barbulescu, “A University Research Group Experience with Deploying an Artificial Intelligence Application in the Center of Gravity Analysis Domain,” in Proceedings of AAAI-2004 Workshop on Fielding Applications of Artificial Intelligence, 2004.</text:p>
          </table:table-cell>
        </table:table-row>
        <table:table-row table:style-name="ro1">
          <table:table-cell office:value-type="string" calcext:value-type="string">
            <text:p>Disciple</text:p>
          </table:table-cell>
          <table:table-cell office:value-type="string" calcext:value-type="string">
            <text:p>Tecuci2002</text:p>
          </table:table-cell>
          <table:table-cell office:value-type="string" calcext:value-type="string">
            <text:p>G. Tecuci, M. Boicu, D. Marcu, B. Stanescu, C. Boicu, and J. Comello, “Training and Using Disciple Agents: A Case Study in the Military Center of Gravity Analysis Domain,” AI Mag., vol. 23, no. 4, pp. 51–68, 2002.</text:p>
          </table:table-cell>
        </table:table-row>
        <table:table-row table:style-name="ro1">
          <table:table-cell office:value-type="string" calcext:value-type="string">
            <text:p>Disciple</text:p>
          </table:table-cell>
          <table:table-cell office:value-type="string" calcext:value-type="string">
            <text:p>Tecuci2002a</text:p>
          </table:table-cell>
          <table:table-cell office:value-type="string" calcext:value-type="string">
            <text:p>G. Tecuci, M. Boicu, D. Marcu, B. Stanescu, C. Boicu, J. Comello, A. Lopez, J. Donlon, and W. Cleckner, “Development and Deployment of a Disciple Agent for Center of Gravity Analysis,” in Proceedings of the 18th National Conference on Artificial Intelligence (AAAI-02), 2002, pp. 853–860.</text:p>
          </table:table-cell>
        </table:table-row>
        <table:table-row table:style-name="ro1">
          <table:table-cell office:value-type="string" calcext:value-type="string">
            <text:p>Disciple</text:p>
          </table:table-cell>
          <table:table-cell office:value-type="string" calcext:value-type="string">
            <text:p>Tecuci2004</text:p>
          </table:table-cell>
          <table:table-cell office:value-type="string" calcext:value-type="string">
            <text:p>G. Tecuci, M. Boicu, D. Marcu, B. Stanescu, M. Boicu, and M. Barbulescu, “Parallel Knowledge Base Development by Subject Matter Experts,” Int. Conf. Knowl. Eng. Knowl. Manag., 2004.</text:p>
          </table:table-cell>
        </table:table-row>
        <table:table-row table:style-name="ro1">
          <table:table-cell office:value-type="string" calcext:value-type="string">
            <text:p>Disciple</text:p>
          </table:table-cell>
          <table:table-cell office:value-type="string" calcext:value-type="string">
            <text:p>Tecuci2010a</text:p>
          </table:table-cell>
          <table:table-cell office:value-type="string" calcext:value-type="string">
            <text:p>G. Tecuci, M. Boicu, D. Schum, and D. Marcu, “Coping with the Complexity of Intelligence Analysis: Cognitive Assistants for Evidence-Based Reasoning,” Res. Rep. #7, 2010.</text:p>
          </table:table-cell>
        </table:table-row>
        <table:table-row table:style-name="ro1">
          <table:table-cell office:value-type="string" calcext:value-type="string">
            <text:p>Disciple</text:p>
          </table:table-cell>
          <table:table-cell office:value-type="string" calcext:value-type="string">
            <text:p>Tecuci2009</text:p>
          </table:table-cell>
          <table:table-cell office:value-type="string" calcext:value-type="string">
            <text:p>G. Tecuci, M. Boicu, D. Schum, and D. Marcu, “Overcoming Intelligence Analysis Complexity with Cognitive Assistants,” Res. Rep. #7, 2009.</text:p>
          </table:table-cell>
        </table:table-row>
        <table:table-row table:style-name="ro1">
          <table:table-cell office:value-type="string" calcext:value-type="string">
            <text:p>Disciple</text:p>
          </table:table-cell>
          <table:table-cell office:value-type="string" calcext:value-type="string">
            <text:p>Tecuci1999</text:p>
          </table:table-cell>
          <table:table-cell office:value-type="string" calcext:value-type="string">
            <text:p>G. Tecuci, M. Boicu, K. Wright, S. W. Lee, D. Marcu, and M. Bowman, “Integrated shell and methodology for rapid development of knowledge-based agents,” Proc. Natl. Conf. Artif. Intell., pp. 250–257, 1999.</text:p>
          </table:table-cell>
        </table:table-row>
        <table:table-row table:style-name="ro1">
          <table:table-cell office:value-type="string" calcext:value-type="string">
            <text:p>Disciple</text:p>
          </table:table-cell>
          <table:table-cell office:value-type="string" calcext:value-type="string">
            <text:p>Duff1994</text:p>
          </table:table-cell>
          <table:table-cell office:value-type="string" calcext:value-type="string">
            <text:p>G. Tecuci and D. Duff, “A framework for knowledge base refinement through multistrategy learning and knowledge acquisition,” Knowledge Acquisition, vol. 6. pp. 137–162, 1994.</text:p>
          </table:table-cell>
        </table:table-row>
        <table:table-row table:style-name="ro1">
          <table:table-cell office:value-type="string" calcext:value-type="string">
            <text:p>Disciple</text:p>
          </table:table-cell>
          <table:table-cell office:value-type="string" calcext:value-type="string">
            <text:p>Tecuci1994</text:p>
          </table:table-cell>
          <table:table-cell office:value-type="string" calcext:value-type="string">
            <text:p>G. Tecuci and M. Hieb, “Consistency-driven knowledge elicitation: using a learning-oriented knowledge representation that supports knowledge elicitation in NeoDISCIPLE,” Knowledge Acquisition, vol. 6. pp. 23–46, 1994.</text:p>
          </table:table-cell>
        </table:table-row>
        <table:table-row table:style-name="ro1">
          <table:table-cell office:value-type="string" calcext:value-type="string">
            <text:p>Disciple</text:p>
          </table:table-cell>
          <table:table-cell office:value-type="string" calcext:value-type="string">
            <text:p>Tecuci1996</text:p>
          </table:table-cell>
          <table:table-cell office:value-type="string" calcext:value-type="string">
            <text:p>G. Tecuci and M. R. Hieb, “Teaching intelligent agents: The Disciple approach,” Int. J. Hum. Comput. Interact., vol. 8, no. 3, pp. 259–285, 1996.</text:p>
          </table:table-cell>
        </table:table-row>
        <table:table-row table:style-name="ro1">
          <table:table-cell office:value-type="string" calcext:value-type="string">
            <text:p>Disciple</text:p>
          </table:table-cell>
          <table:table-cell office:value-type="string" calcext:value-type="string">
            <text:p>Tecuci1995b</text:p>
          </table:table-cell>
          <table:table-cell office:value-type="string" calcext:value-type="string">
            <text:p>G. Tecuci, M. R. Hieb, and T. Dybala, “Teaching an automated agent to monitor the electrical power system of an orbital satellite,” Telemat. Informatics, vol. 12, no. 3–4, pp. 229–245, 1995.</text:p>
          </table:table-cell>
        </table:table-row>
        <table:table-row table:style-name="ro1">
          <table:table-cell office:value-type="string" calcext:value-type="string">
            <text:p>Disciple</text:p>
          </table:table-cell>
          <table:table-cell office:value-type="string" calcext:value-type="string">
            <text:p>Tecuci1998b</text:p>
          </table:table-cell>
          <table:table-cell office:value-type="string" calcext:value-type="string">
            <text:p>G. Tecuci and H. Keeling, “Teaching an agent to test students,” in Proceedings of the International Conference on Machine Learning, 1998, pp. 565–573.</text:p>
          </table:table-cell>
        </table:table-row>
        <table:table-row table:style-name="ro1">
          <table:table-cell office:value-type="string" calcext:value-type="string">
            <text:p>Disciple</text:p>
          </table:table-cell>
          <table:table-cell office:value-type="string" calcext:value-type="string">
            <text:p>Tecuci1998c</text:p>
          </table:table-cell>
          <table:table-cell office:value-type="string" calcext:value-type="string">
            <text:p>G. Tecuci and H. Keeling, “Efficient Development of Intelligent Test Generation Agents with the Disciple Learning Agent Shell,” in Proceedings of the ITS’98 Workshop 3 - Efficient ITS Development, 1998.</text:p>
          </table:table-cell>
        </table:table-row>
        <table:table-row table:style-name="ro1">
          <table:table-cell office:value-type="string" calcext:value-type="string">
            <text:p>Disciple</text:p>
          </table:table-cell>
          <table:table-cell office:value-type="string" calcext:value-type="string">
            <text:p>Tecuci1999a</text:p>
          </table:table-cell>
          <table:table-cell office:value-type="string" calcext:value-type="string">
            <text:p>G. Tecuci and H. Keeling, “Developing an Intelligent Educational Agent with Disciple,” Int. J. Artif. Intell. Educ., vol. 10, pp. 221–237, 1999.</text:p>
          </table:table-cell>
        </table:table-row>
        <table:table-row table:style-name="ro1">
          <table:table-cell office:value-type="string" calcext:value-type="string">
            <text:p>Disciple</text:p>
          </table:table-cell>
          <table:table-cell office:value-type="string" calcext:value-type="string">
            <text:p>Tecuci1998d</text:p>
          </table:table-cell>
          <table:table-cell office:value-type="string" calcext:value-type="string">
            <text:p>G. Tecuci, H. Keeling, T. Dybala, K. Wright, and D. Webster, “The Disciple Learning Agent Shell and a Disciple Test Generation Agent,” Exhib. Int. Conf. Intell. Tutoring Syst. ITS, vol. 98, 1998.</text:p>
          </table:table-cell>
        </table:table-row>
        <table:table-row table:style-name="ro1">
          <table:table-cell office:value-type="string" calcext:value-type="string">
            <text:p>Disciple</text:p>
          </table:table-cell>
          <table:table-cell office:value-type="string" calcext:value-type="string">
            <text:p>Tecuci1990</text:p>
          </table:table-cell>
          <table:table-cell office:value-type="string" calcext:value-type="string">
            <text:p>G. Tecuci and Y. Kodratoff, “Apprenticeship Learning in Imperfect Domain Theories,” in Machine Learning: An Artificial Intelligence Approach, 1990, pp. 514–552.</text:p>
          </table:table-cell>
        </table:table-row>
        <table:table-row table:style-name="ro1">
          <table:table-cell office:value-type="string" calcext:value-type="string">
            <text:p>Disciple</text:p>
          </table:table-cell>
          <table:table-cell office:value-type="string" calcext:value-type="string">
            <text:p>Tecuci2007b</text:p>
          </table:table-cell>
          <table:table-cell office:value-type="string" calcext:value-type="string">
            <text:p>G. Tecuci, D. Marcu, M. Boicu, and V. Le, “Mixed-Initiative Assumption-Based Reasoning for Complex Decision-Making,” Stud. Informatics Control, vol. 16, no. 4, pp. 459–468, 2007.</text:p>
          </table:table-cell>
        </table:table-row>
        <table:table-row table:style-name="ro1">
          <table:table-cell office:value-type="string" calcext:value-type="string">
            <text:p>Disciple</text:p>
          </table:table-cell>
          <table:table-cell office:value-type="string" calcext:value-type="string">
            <text:p>Tecuci1991</text:p>
          </table:table-cell>
          <table:table-cell office:value-type="string" calcext:value-type="string">
            <text:p>G. Tecuci and R. S. Michalski, “Input Understanding as a Basis for Multistrategy Task-Adaptive Learning,” Int. Symp. Methodol. Intell. Syst., pp. 3–18, 1991.</text:p>
          </table:table-cell>
        </table:table-row>
        <table:table-row table:style-name="ro1">
          <table:table-cell office:value-type="string" calcext:value-type="string">
            <text:p>Disciple</text:p>
          </table:table-cell>
          <table:table-cell office:value-type="string" calcext:value-type="string">
            <text:p>Tecuci2010</text:p>
          </table:table-cell>
          <table:table-cell office:value-type="string" calcext:value-type="string">
            <text:p>G. Tecuci, D. Schum, M. Boicu, D. Marcu, and B. Hamilton, “Intelligence analysis as agent-assisted discovery of evidence, hypotheses and arguments,” Smart Innov. Syst. Technol., vol. 4, pp. 1–10, 2010.</text:p>
          </table:table-cell>
        </table:table-row>
        <table:table-row table:style-name="ro1">
          <table:table-cell office:value-type="string" calcext:value-type="string">
            <text:p>Disciple</text:p>
          </table:table-cell>
          <table:table-cell office:value-type="string" calcext:value-type="string">
            <text:p>Tecuci2011</text:p>
          </table:table-cell>
          <table:table-cell office:value-type="string" calcext:value-type="string">
            <text:p>G. Tecuci, D. Schum, M. Boicu, D. Marcu, and K. Russell, “Toward a Computational Theory of Evidence-based Reasoning,” in Proceedings of the 18th International Conference on Control Systems and Computer Science, 2011.</text:p>
          </table:table-cell>
        </table:table-row>
        <table:table-row table:style-name="ro1">
          <table:table-cell office:value-type="string" calcext:value-type="string">
            <text:p>DSO</text:p>
          </table:table-cell>
          <table:table-cell office:value-type="string" calcext:value-type="string">
            <text:p>Ng2010</text:p>
          </table:table-cell>
          <table:table-cell office:value-type="string" calcext:value-type="string">
            <text:p>G. W. Ng, Y. S. Tam, L. N. Teow, K. H. Ng, K. H. Tan, and R. Z. Chan, “A Cognitive Architecture for Knowledge Exploitation,” Int. J. Mach. Conscious., vol. 2, no. 2, pp. 237–253, 2011.</text:p>
          </table:table-cell>
        </table:table-row>
        <table:table-row table:style-name="ro1">
          <table:table-cell office:value-type="string" calcext:value-type="string">
            <text:p>DSO</text:p>
          </table:table-cell>
          <table:table-cell office:value-type="string" calcext:value-type="string">
            <text:p>Ng2012</text:p>
          </table:table-cell>
          <table:table-cell office:value-type="string" calcext:value-type="string">
            <text:p>G. W. Ng, Y. S. Tan, X. H. Xiao, and R. Z. Chan, “DSO cognitive architecture in mobile surveillance,” in 2012 Workshop on Sensor Data Fusion: Trends, Solutions, Applications, 2012.</text:p>
          </table:table-cell>
        </table:table-row>
        <table:table-row table:style-name="ro1">
          <table:table-cell office:value-type="string" calcext:value-type="string">
            <text:p>DSO</text:p>
          </table:table-cell>
          <table:table-cell office:value-type="string" calcext:value-type="string">
            <text:p>Ng2012a</text:p>
          </table:table-cell>
          <table:table-cell office:value-type="string" calcext:value-type="string">
            <text:p>G. W. Ng, X. Xiao, R. Z. Chan, and Y. S. Tan, “Scene Understanding using DSO Cognitive Architecture,” in Proceedings of the 15th International Conference on Information Fusion (FUSION), 2012, pp. 2277–2284.</text:p>
          </table:table-cell>
        </table:table-row>
        <table:table-row table:style-name="ro1">
          <table:table-cell office:value-type="string" calcext:value-type="string">
            <text:p>DSO</text:p>
          </table:table-cell>
          <table:table-cell office:value-type="string" calcext:value-type="string">
            <text:p>Pan2012</text:p>
          </table:table-cell>
          <table:table-cell office:value-type="string" calcext:value-type="string">
            <text:p>X. Pan, L. N. Teow, K. H. Tan, J. H. B. Ang, and G. W. Ng, “A cognitive system for adaptive decision making,” in 15th International Conference on Information Fusion, FUSION 2012, 2012, pp. 1323–1329.</text:p>
          </table:table-cell>
        </table:table-row>
        <table:table-row table:style-name="ro1">
          <table:table-cell office:value-type="string" calcext:value-type="string">
            <text:p>DSO</text:p>
          </table:table-cell>
          <table:table-cell office:value-type="string" calcext:value-type="string">
            <text:p>Xiao2015</text:p>
          </table:table-cell>
          <table:table-cell office:value-type="string" calcext:value-type="string">
            <text:p>X. Xiao, G. W. Ng, Y. S. Tan, and Y. Y. Chuan, “Scene parsing and fusion-based continuous traversable region formation,” in Computer Vision - ACCV 2014 Workshops, 2015.</text:p>
          </table:table-cell>
        </table:table-row>
        <table:table-row table:style-name="ro1">
          <table:table-cell office:value-type="string" calcext:value-type="string">
            <text:p>DUAL</text:p>
          </table:table-cell>
          <table:table-cell office:value-type="string" calcext:value-type="string">
            <text:p>Feldman2009a</text:p>
          </table:table-cell>
          <table:table-cell office:value-type="string" calcext:value-type="string">
            <text:p>V. Feldman and B. Kokinov, “Anxiety restricts the analogical search in an analogy generation task,” New Front. Analog. Res., 2009.</text:p>
          </table:table-cell>
        </table:table-row>
        <table:table-row table:style-name="ro1">
          <table:table-cell office:value-type="string" calcext:value-type="string">
            <text:p>DUAL</text:p>
          </table:table-cell>
          <table:table-cell office:value-type="string" calcext:value-type="string">
            <text:p>Grinberg2003</text:p>
          </table:table-cell>
          <table:table-cell office:value-type="string" calcext:value-type="string">
            <text:p>M. Grinberg and B. Kokinov, “Analogy Based Episode Blending in the AMBR Model,” Tech. Report, 2003.</text:p>
          </table:table-cell>
        </table:table-row>
        <table:table-row table:style-name="ro1">
          <table:table-cell office:value-type="string" calcext:value-type="string">
            <text:p>DUAL</text:p>
          </table:table-cell>
          <table:table-cell office:value-type="string" calcext:value-type="string">
            <text:p>Hristova2007</text:p>
          </table:table-cell>
          <table:table-cell office:value-type="string" calcext:value-type="string">
            <text:p>P. Hristova and B. Kokinov, “Perceptual Learning vs. Context-Sensitive Retrieval: Why do people judge green lines to be shorter/longer than red lines of the same length? Do they perceive them differently or do they retrieve a biased set of alternatives in their comparison set?,” in Proceedings of the Second European Cognitive Science Conference, 2007.</text:p>
          </table:table-cell>
        </table:table-row>
        <table:table-row table:style-name="ro1">
          <table:table-cell office:value-type="string" calcext:value-type="string">
            <text:p>DUAL</text:p>
          </table:table-cell>
          <table:table-cell office:value-type="string" calcext:value-type="string">
            <text:p>Hristova2002</text:p>
          </table:table-cell>
          <table:table-cell office:value-type="string" calcext:value-type="string">
            <text:p>P. Hristova and B. Kokinov, “A Common Mechanism Is Possibly Underlying the Shift in Perceptual and Conceptual Judgment Produced by Irrelevant Information,” in Proceedings of the 28th Annual Conference of the Cognitive Science Society, 2006.</text:p>
          </table:table-cell>
        </table:table-row>
        <table:table-row table:style-name="ro1">
          <table:table-cell office:value-type="string" calcext:value-type="string">
            <text:p>DUAL</text:p>
          </table:table-cell>
          <table:table-cell office:value-type="string" calcext:value-type="string">
            <text:p>Hristova2002b</text:p>
          </table:table-cell>
          <table:table-cell office:value-type="string" calcext:value-type="string">
            <text:p>P. Hristova, G. Petkov, and B. Kokinov, “The influence of irrelevant information on price judgment,” Heuristics biases Psychol. intuitive Judgm., pp. 120–138, 2002.</text:p>
          </table:table-cell>
        </table:table-row>
        <table:table-row table:style-name="ro1">
          <table:table-cell office:value-type="string" calcext:value-type="string">
            <text:p>DUAL</text:p>
          </table:table-cell>
          <table:table-cell office:value-type="string" calcext:value-type="string">
            <text:p>Hristova2004</text:p>
          </table:table-cell>
          <table:table-cell office:value-type="string" calcext:value-type="string">
            <text:p>P. Hristova, G. Petkov, and B. Kokinov, “Does Irrelevant Information Play a Role in Judgment?,” in Proceedings of the 26th Annual Conference of the Cognitive Science Society, 2004, pp. 720–725.</text:p>
          </table:table-cell>
        </table:table-row>
        <table:table-row table:style-name="ro1">
          <table:table-cell office:value-type="string" calcext:value-type="string">
            <text:p>DUAL</text:p>
          </table:table-cell>
          <table:table-cell office:value-type="string" calcext:value-type="string">
            <text:p>Kiryazov2007</text:p>
          </table:table-cell>
          <table:table-cell office:value-type="string" calcext:value-type="string">
            <text:p>K. Kiryazov, G. Petkov, M. Grinberg, B. Kokinov, and C. Balkenius, “The Interplay of Analogy-Making with Active Vision and Motor Control in Anticipatory Robots,” Work. Anticip. Behav. Adapt. Learn. Syst., pp. 233–253, 2007.</text:p>
          </table:table-cell>
        </table:table-row>
        <table:table-row table:style-name="ro1">
          <table:table-cell office:value-type="string" calcext:value-type="string">
            <text:p>DUAL</text:p>
          </table:table-cell>
          <table:table-cell office:value-type="string" calcext:value-type="string">
            <text:p>Kokinov1995c</text:p>
          </table:table-cell>
          <table:table-cell office:value-type="string" calcext:value-type="string">
            <text:p>B. Kokinov and M. Yoveva, “Context Effects on Problem Solving,” in Proceedings of the Eighteenth Annual Conference of the Cognitive Science Society, 1995.</text:p>
          </table:table-cell>
        </table:table-row>
        <table:table-row table:style-name="ro1">
          <table:table-cell office:value-type="string" calcext:value-type="string">
            <text:p>DUAL</text:p>
          </table:table-cell>
          <table:table-cell office:value-type="string" calcext:value-type="string">
            <text:p>Kokinov1998</text:p>
          </table:table-cell>
          <table:table-cell office:value-type="string" calcext:value-type="string">
            <text:p>B. Kokinov, “Analogy is like cognition: Dynamic, emergent, and context-sensitive,” Adv. Analog. Res. Integr. Theory Data from Cogn. Comput. Neural Sci., pp. 96–105, 1998.</text:p>
          </table:table-cell>
        </table:table-row>
        <table:table-row table:style-name="ro1">
          <table:table-cell office:value-type="string" calcext:value-type="string">
            <text:p>DUAL</text:p>
          </table:table-cell>
          <table:table-cell office:value-type="string" calcext:value-type="string">
            <text:p>Kokinov1995a</text:p>
          </table:table-cell>
          <table:table-cell office:value-type="string" calcext:value-type="string">
            <text:p>B. Kokinov, “A dynamic approach to context modeling,” Proc. IJCAI-95 Work. Model. Context Knowl. Represent. Reason., 1995.</text:p>
          </table:table-cell>
        </table:table-row>
        <table:table-row table:style-name="ro1">
          <table:table-cell office:value-type="string" calcext:value-type="string">
            <text:p>DUAL</text:p>
          </table:table-cell>
          <table:table-cell office:value-type="string" calcext:value-type="string">
            <text:p>Kokinov1989</text:p>
          </table:table-cell>
          <table:table-cell office:value-type="string" calcext:value-type="string">
            <text:p>B. Kokinov, “About modeling some aspects of human memory,” in MACINTER-II, F. Klix, N. A. Streitz, Y. Waern, and H. Wandke, Eds. Elsevier Science Publishers, 1989.</text:p>
          </table:table-cell>
        </table:table-row>
        <table:table-row table:style-name="ro1">
          <table:table-cell office:value-type="string" calcext:value-type="string">
            <text:p>DUAL</text:p>
          </table:table-cell>
          <table:table-cell office:value-type="string" calcext:value-type="string">
            <text:p>Kokinov1999a</text:p>
          </table:table-cell>
          <table:table-cell office:value-type="string" calcext:value-type="string">
            <text:p>B. Kokinov, “Dynamics and automaticity of context: A cognitive modeling approach,” Int. Interdiscip. Conf. Model. using Context, 1999.</text:p>
          </table:table-cell>
        </table:table-row>
        <table:table-row table:style-name="ro1">
          <table:table-cell office:value-type="string" calcext:value-type="string">
            <text:p>DUAL</text:p>
          </table:table-cell>
          <table:table-cell office:value-type="string" calcext:value-type="string">
            <text:p>Kokinov1997</text:p>
          </table:table-cell>
          <table:table-cell office:value-type="string" calcext:value-type="string">
            <text:p>B. Kokinov, “A dynamic theory of implicit context,” in Proceedings of the 2nd European Conference on Cognitive Science, 1997.</text:p>
          </table:table-cell>
        </table:table-row>
        <table:table-row table:style-name="ro1">
          <table:table-cell office:value-type="string" calcext:value-type="string">
            <text:p>DUAL</text:p>
          </table:table-cell>
          <table:table-cell office:value-type="string" calcext:value-type="string">
            <text:p>Kokinov1994b</text:p>
          </table:table-cell>
          <table:table-cell office:value-type="string" calcext:value-type="string">
            <text:p>B. Kokinov, “Micro-Level Hybridization in the Cognitive Architecture DUAL,” Connect. Integr. From unified to hybrid approaches, 1997.</text:p>
          </table:table-cell>
        </table:table-row>
        <table:table-row table:style-name="ro1">
          <table:table-cell office:value-type="string" calcext:value-type="string">
            <text:p>DUAL</text:p>
          </table:table-cell>
          <table:table-cell office:value-type="string" calcext:value-type="string">
            <text:p>Represent1988</text:p>
          </table:table-cell>
          <table:table-cell office:value-type="string" calcext:value-type="string">
            <text:p>B. Kokinov, “Associative Memory-Based Reasoning: How to Represent and Retrieve Cases,” in Artificial Intelligence III: Methodology, Systems, Applications, T. O’Shea and V. Sgurev, Eds. Elsevier Science Publishers, 1988, pp. 51–58.</text:p>
          </table:table-cell>
        </table:table-row>
        <table:table-row table:style-name="ro1">
          <table:table-cell office:value-type="string" calcext:value-type="string">
            <text:p>DUAL</text:p>
          </table:table-cell>
          <table:table-cell office:value-type="string" calcext:value-type="string">
            <text:p>Kokinov1995b</text:p>
          </table:table-cell>
          <table:table-cell office:value-type="string" calcext:value-type="string">
            <text:p>B. Kokinov, “Flexibility Versus Efficiency: the Dual Answer,” Artif. Intell. Methodol. Syst. Appl., 1994.</text:p>
          </table:table-cell>
        </table:table-row>
        <table:table-row table:style-name="ro1">
          <table:table-cell office:value-type="string" calcext:value-type="string">
            <text:p>DUAL</text:p>
          </table:table-cell>
          <table:table-cell office:value-type="string" calcext:value-type="string">
            <text:p>Kokinov1999</text:p>
          </table:table-cell>
          <table:table-cell office:value-type="string" calcext:value-type="string">
            <text:p>B. Kokinov, “Flexibility Versus Efficiency: The Dual Answer,” Artif. Intell. Methodol. Syst. Appl., 1999.</text:p>
          </table:table-cell>
        </table:table-row>
        <table:table-row table:style-name="ro1">
          <table:table-cell office:value-type="string" calcext:value-type="string">
            <text:p>DUAL</text:p>
          </table:table-cell>
          <table:table-cell office:value-type="string" calcext:value-type="string">
            <text:p>Kokinov2000</text:p>
          </table:table-cell>
          <table:table-cell office:value-type="string" calcext:value-type="string">
            <text:p>B. N. Kokinov and A. a Petrov, “Integration of memory and reasoning in analogy-making: the AMBR model,” in The Analogical Mind: Perspectives from Cognitive Science, D. Gentner, K. Holoyak, and B. Kokinov, Eds. Cambridge, MA: MIT Press, 2001, pp. 59–124.</text:p>
          </table:table-cell>
        </table:table-row>
        <table:table-row table:style-name="ro1">
          <table:table-cell office:value-type="string" calcext:value-type="string">
            <text:p>DUAL</text:p>
          </table:table-cell>
          <table:table-cell office:value-type="string" calcext:value-type="string">
            <text:p>Kokinov1990</text:p>
          </table:table-cell>
          <table:table-cell office:value-type="string" calcext:value-type="string">
            <text:p>B. N. Kokinov, “Associative Memory-Based Reasoning: Some Experimental Results,” in Proceedings of the twelfth annual conference of the Cognitive Science Society, 1990.</text:p>
          </table:table-cell>
        </table:table-row>
        <table:table-row table:style-name="ro1">
          <table:table-cell office:value-type="string" calcext:value-type="string">
            <text:p>DUAL</text:p>
          </table:table-cell>
          <table:table-cell office:value-type="string" calcext:value-type="string">
            <text:p>Kokinov1992</text:p>
          </table:table-cell>
          <table:table-cell office:value-type="string" calcext:value-type="string">
            <text:p>B. N. Kokinov, “Inference evaluation in deductive, inductive and analogical reasoning,” in Proceedings of the Fourteenth Annual Conference of the Cognitive Science Society, 1992.</text:p>
          </table:table-cell>
        </table:table-row>
        <table:table-row table:style-name="ro1">
          <table:table-cell office:value-type="string" calcext:value-type="string">
            <text:p>DUAL</text:p>
          </table:table-cell>
          <table:table-cell office:value-type="string" calcext:value-type="string">
            <text:p>Kokinov1994</text:p>
          </table:table-cell>
          <table:table-cell office:value-type="string" calcext:value-type="string">
            <text:p>B. N. Kokinov, “A hybrid model of reasoning by analogy,” Adv. Connect. Neural Comput. Theory, vol. 2, pp. 247–318, 1994.</text:p>
          </table:table-cell>
        </table:table-row>
        <table:table-row table:style-name="ro1">
          <table:table-cell office:value-type="string" calcext:value-type="string">
            <text:p>DUAL</text:p>
          </table:table-cell>
          <table:table-cell office:value-type="string" calcext:value-type="string">
            <text:p>Kokinov1994a</text:p>
          </table:table-cell>
          <table:table-cell office:value-type="string" calcext:value-type="string">
            <text:p>B. N. Kokinov, “The DUAL Cognitive Architecture: A Hybrid Multi- Agent Approach,” in Proceedings of the 11th European conference on artificial intelligence (ECAI), 1994.</text:p>
          </table:table-cell>
        </table:table-row>
        <table:table-row table:style-name="ro1">
          <table:table-cell office:value-type="string" calcext:value-type="string">
            <text:p>DUAL</text:p>
          </table:table-cell>
          <table:table-cell office:value-type="string" calcext:value-type="string">
            <text:p>Kokinov1994c</text:p>
          </table:table-cell>
          <table:table-cell office:value-type="string" calcext:value-type="string">
            <text:p>B. N. L. B. proccogsci. 16. 1994. 50. Kokinov, “The Context-Sensitive Cognitive Architecture DUAL,” in Proceedings of the Sixteenth Annual Conference of the Cognitive Science Society, 1994.</text:p>
          </table:table-cell>
        </table:table-row>
        <table:table-row table:style-name="ro1">
          <table:table-cell office:value-type="string" calcext:value-type="string">
            <text:p>DUAL</text:p>
          </table:table-cell>
          <table:table-cell office:value-type="string" calcext:value-type="string">
            <text:p>Kokinov2001a</text:p>
          </table:table-cell>
          <table:table-cell office:value-type="string" calcext:value-type="string">
            <text:p>B. Kokinov and M. Grinberg, “Simulating context effects in problem solving with AMBR,” in International and Interdisciplinary Conference on Modeling and Using Context, 2001, pp. 221–234.</text:p>
          </table:table-cell>
        </table:table-row>
        <table:table-row table:style-name="ro1">
          <table:table-cell office:value-type="string" calcext:value-type="string">
            <text:p>DUAL</text:p>
          </table:table-cell>
          <table:table-cell office:value-type="string" calcext:value-type="string">
            <text:p>Kokinov2008</text:p>
          </table:table-cell>
          <table:table-cell office:value-type="string" calcext:value-type="string">
            <text:p>B. Kokinov, M. Grinberg, G. Petkov, and K. Kiryazov, “Anticipation by Analogy,” in The Challenge of Anticipation, Springer Berlin Heidelberg, 2008, pp. 185–213.</text:p>
          </table:table-cell>
        </table:table-row>
        <table:table-row table:style-name="ro1">
          <table:table-cell office:value-type="string" calcext:value-type="string">
            <text:p>DUAL</text:p>
          </table:table-cell>
          <table:table-cell office:value-type="string" calcext:value-type="string">
            <text:p>Kokinov1999c</text:p>
          </table:table-cell>
          <table:table-cell office:value-type="string" calcext:value-type="string">
            <text:p>B. Kokinov, K. Hadjiilieva, and M. Yoveva, “Is a Hint Always Useful in Problem Solving? The Influence of Pragmatic Distance on Context Effects,” in Proceedings of the Nineteenth Annual Conference of the Cognitive Science Society, 1997.</text:p>
          </table:table-cell>
        </table:table-row>
        <table:table-row table:style-name="ro1">
          <table:table-cell office:value-type="string" calcext:value-type="string">
            <text:p>DUAL</text:p>
          </table:table-cell>
          <table:table-cell office:value-type="string" calcext:value-type="string">
            <text:p>Kokinov1996</text:p>
          </table:table-cell>
          <table:table-cell office:value-type="string" calcext:value-type="string">
            <text:p>B. Kokinov, V. Nikolov, and A. Petrov, “Dynamics of emergent computation in DUAL,” Artif. Intell. Methodol. Syst. Appl., 1996.</text:p>
          </table:table-cell>
        </table:table-row>
        <table:table-row table:style-name="ro1">
          <table:table-cell office:value-type="string" calcext:value-type="string">
            <text:p>DUAL</text:p>
          </table:table-cell>
          <table:table-cell office:value-type="string" calcext:value-type="string">
            <text:p>Kokinov2007</text:p>
          </table:table-cell>
          <table:table-cell office:value-type="string" calcext:value-type="string">
            <text:p>B. Kokinov, G. Petkov, and N. Petrova, “Context-sensitivity of human memory: episode connectivity and its influence on memory reconstruction,” in International and Interdisciplinary Conference on Modeling and Using Context, 2007, pp. 317–329.</text:p>
          </table:table-cell>
        </table:table-row>
        <table:table-row table:style-name="ro1">
          <table:table-cell office:value-type="string" calcext:value-type="string">
            <text:p>DUAL</text:p>
          </table:table-cell>
          <table:table-cell office:value-type="string" calcext:value-type="string">
            <text:p>Kokinov2000a</text:p>
          </table:table-cell>
          <table:table-cell office:value-type="string" calcext:value-type="string">
            <text:p>B. Kokinov and A. Petrov, “Dynamic Extension of Episode Representation in Analogy-Making in AMBR,” in Proceedings of the Twenty-Second Annual Conference of the Cognitive Science Society, 2000.</text:p>
          </table:table-cell>
        </table:table-row>
        <table:table-row table:style-name="ro1">
          <table:table-cell office:value-type="string" calcext:value-type="string">
            <text:p>DUAL</text:p>
          </table:table-cell>
          <table:table-cell office:value-type="string" calcext:value-type="string">
            <text:p>Risk2006</text:p>
          </table:table-cell>
          <table:table-cell office:value-type="string" calcext:value-type="string">
            <text:p>B. Kokinov and D. Raeva, “A Cognitive Approach to Context Effects on Individual Decision Making Under Risk,” Contrib. to Econ. Anal., vol. 280, pp. 99–116, 2006.</text:p>
          </table:table-cell>
        </table:table-row>
        <table:table-row table:style-name="ro1">
          <table:table-cell office:value-type="string" calcext:value-type="string">
            <text:p>DUAL</text:p>
          </table:table-cell>
          <table:table-cell office:value-type="string" calcext:value-type="string">
            <text:p>Kokinov2004</text:p>
          </table:table-cell>
          <table:table-cell office:value-type="string" calcext:value-type="string">
            <text:p>B. Kokinov and D. Raeva, “Can an Incidental Picture Make Us More or Less Willing to Risk?,” in Proceedings of the 1st European Conference on Cognitive Economics, 2004.</text:p>
          </table:table-cell>
        </table:table-row>
        <table:table-row table:style-name="ro1">
          <table:table-cell office:value-type="string" calcext:value-type="string">
            <text:p>DUAL</text:p>
          </table:table-cell>
          <table:table-cell office:value-type="string" calcext:value-type="string">
            <text:p>Kokinov1995</text:p>
          </table:table-cell>
          <table:table-cell office:value-type="string" calcext:value-type="string">
            <text:p>B. Kokinov and M. Yoveva, “Context Effects on Problem Solving,” in Proceedings of the Eighteenth Annual Conference of the Cognitive Science Society, 1996, pp. 586–590.</text:p>
          </table:table-cell>
        </table:table-row>
        <table:table-row table:style-name="ro1">
          <table:table-cell office:value-type="string" calcext:value-type="string">
            <text:p>DUAL</text:p>
          </table:table-cell>
          <table:table-cell office:value-type="string" calcext:value-type="string">
            <text:p>Kokinov2001b</text:p>
          </table:table-cell>
          <table:table-cell office:value-type="string" calcext:value-type="string">
            <text:p>B. Kokinov and N. Zareva-Toncheva, “Episode Blending as Result of Analogical Problem Solving,” in Proceedings of the 23nd Annual Conference of the, 2001, pp. 510–515.</text:p>
          </table:table-cell>
        </table:table-row>
        <table:table-row table:style-name="ro1">
          <table:table-cell office:value-type="string" calcext:value-type="string">
            <text:p>DUAL</text:p>
          </table:table-cell>
          <table:table-cell office:value-type="string" calcext:value-type="string">
            <text:p>Nestor1999</text:p>
          </table:table-cell>
          <table:table-cell office:value-type="string" calcext:value-type="string">
            <text:p>A. Nestor and B. Kokinov, “Towards Active Vision in the DUAL Cognitive Architecture,” Inf. Theor. Appl., vol. 11, pp. 9–15, 2004.</text:p>
          </table:table-cell>
        </table:table-row>
        <table:table-row table:style-name="ro1">
          <table:table-cell office:value-type="string" calcext:value-type="string">
            <text:p>DUAL</text:p>
          </table:table-cell>
          <table:table-cell office:value-type="string" calcext:value-type="string">
            <text:p>Pavlova2014</text:p>
          </table:table-cell>
          <table:table-cell office:value-type="string" calcext:value-type="string">
            <text:p>M. Pavlova, “Analogy Causes Distorted Memory by Blending Memory Episodes,” in Proceedings of the 36th Annual Conference of the Cognitive Science Society, 2014.</text:p>
          </table:table-cell>
        </table:table-row>
        <table:table-row table:style-name="ro1">
          <table:table-cell office:value-type="string" calcext:value-type="string">
            <text:p>DUAL</text:p>
          </table:table-cell>
          <table:table-cell office:value-type="string" calcext:value-type="string">
            <text:p>Petkov2005</text:p>
          </table:table-cell>
          <table:table-cell office:value-type="string" calcext:value-type="string">
            <text:p>G. Petkov, P. Hristova, and B. Kokinov, “How Irrelevant Information Influences Judgment,” in Proceedings of the Fifth International and Interdisciplinary Conference on Modeling and Using Contex, 2005.</text:p>
          </table:table-cell>
        </table:table-row>
        <table:table-row table:style-name="ro1">
          <table:table-cell office:value-type="string" calcext:value-type="string">
            <text:p>DUAL</text:p>
          </table:table-cell>
          <table:table-cell office:value-type="string" calcext:value-type="string">
            <text:p>Petkov2007</text:p>
          </table:table-cell>
          <table:table-cell office:value-type="string" calcext:value-type="string">
            <text:p>G. Petkov, K. Kiryazov, M. Grinberg, and B. Kokinov, “Modeling Top-Down Perception and Analogical Transfer with Single Anticipatory Mechanism,” in Proceedings of the Second European Cognitive Science Conference, 2007.</text:p>
          </table:table-cell>
        </table:table-row>
        <table:table-row table:style-name="ro1">
          <table:table-cell office:value-type="string" calcext:value-type="string">
            <text:p>DUAL</text:p>
          </table:table-cell>
          <table:table-cell office:value-type="string" calcext:value-type="string">
            <text:p>Petkov2006</text:p>
          </table:table-cell>
          <table:table-cell office:value-type="string" calcext:value-type="string">
            <text:p>G. Petkov and B. Kokinov, “JUDGEMAP - Integration of Analogy-Making, Judgment, and Choice,” in Proceedings of the 28th Annual Conference of the Cognitive Science Society, 2006.</text:p>
          </table:table-cell>
        </table:table-row>
        <table:table-row table:style-name="ro1">
          <table:table-cell office:value-type="string" calcext:value-type="string">
            <text:p>DUAL</text:p>
          </table:table-cell>
          <table:table-cell office:value-type="string" calcext:value-type="string">
            <text:p>Petkov2009</text:p>
          </table:table-cell>
          <table:table-cell office:value-type="string" calcext:value-type="string">
            <text:p>G. Petkov and B. Kokinov, “Modeling cued recall and memory illusions as a result of structure mapping,” in Proceedings of the 31st Annual Conference of the, 2009.</text:p>
          </table:table-cell>
        </table:table-row>
        <table:table-row table:style-name="ro1">
          <table:table-cell office:value-type="string" calcext:value-type="string">
            <text:p>DUAL</text:p>
          </table:table-cell>
          <table:table-cell office:value-type="string" calcext:value-type="string">
            <text:p>Petkov2006a</text:p>
          </table:table-cell>
          <table:table-cell office:value-type="string" calcext:value-type="string">
            <text:p>G. Petkov, T. Naydenov, M. Grinberg, and B. Kokinov, “Building Robots with Analogy-Based Anticipation,” Annu. Conf. Artif. Intell., 2006.</text:p>
          </table:table-cell>
        </table:table-row>
        <table:table-row table:style-name="ro1">
          <table:table-cell office:value-type="string" calcext:value-type="string">
            <text:p>DUAL</text:p>
          </table:table-cell>
          <table:table-cell office:value-type="string" calcext:value-type="string">
            <text:p>Petkov2001</text:p>
          </table:table-cell>
          <table:table-cell office:value-type="string" calcext:value-type="string">
            <text:p>G. Petkov, I. Vankov, and B. Kokinov, “Unifying Deduction, Induction, and Analogy by the AMBR Model,” in Proceedings of the 33rd Annual Conference of the Cognitive Science Society, 2011, pp. 574–579.</text:p>
          </table:table-cell>
        </table:table-row>
        <table:table-row table:style-name="ro1">
          <table:table-cell office:value-type="string" calcext:value-type="string">
            <text:p>DUAL</text:p>
          </table:table-cell>
          <table:table-cell office:value-type="string" calcext:value-type="string">
            <text:p>Petrov1996</text:p>
          </table:table-cell>
          <table:table-cell office:value-type="string" calcext:value-type="string">
            <text:p>A. A. Petrov and B. N. Kokinov, “Influence of Mapping on Analog Access: A Simulation Experiment with AMBR,” Second Eur. Conf. Cogn. Model., 1998.</text:p>
          </table:table-cell>
        </table:table-row>
        <table:table-row table:style-name="ro1">
          <table:table-cell office:value-type="string" calcext:value-type="string">
            <text:p>DUAL</text:p>
          </table:table-cell>
          <table:table-cell office:value-type="string" calcext:value-type="string">
            <text:p>Petrov1999a</text:p>
          </table:table-cell>
          <table:table-cell office:value-type="string" calcext:value-type="string">
            <text:p>A. A. Petrov and B. N. Kokinov, “Processing symbols at variable speed in DUAL: Connectionist activation as power supply,” in Proceedings of the International Joint Conference on Artificial Intelligence, 1999.</text:p>
          </table:table-cell>
        </table:table-row>
        <table:table-row table:style-name="ro1">
          <table:table-cell office:value-type="string" calcext:value-type="string">
            <text:p>DUAL</text:p>
          </table:table-cell>
          <table:table-cell office:value-type="string" calcext:value-type="string">
            <text:p>Petrov1999</text:p>
          </table:table-cell>
          <table:table-cell office:value-type="string" calcext:value-type="string">
            <text:p>A. A. Petrov and B. N. Kokinov, “Processing symbols at variable speed in DUAL: Connectionist activation as power supply,” in Proceedings of the International Joint Conference on Artificial Intelligence, 1999, pp. 846–851.</text:p>
          </table:table-cell>
        </table:table-row>
        <table:table-row table:style-name="ro1">
          <table:table-cell office:value-type="string" calcext:value-type="string">
            <text:p>DUAL</text:p>
          </table:table-cell>
          <table:table-cell office:value-type="string" calcext:value-type="string">
            <text:p>Zareva-Toncheva2003</text:p>
          </table:table-cell>
          <table:table-cell office:value-type="string" calcext:value-type="string">
            <text:p>N. Zareva-Toncheva and B. Kokinov, “Blending of Non-Similar Episodes as a Result of Analogical Mapping with a Third One,” in Proceedings of the 25th Annual Conference of the Cognitive Science Society, 2003, pp. 1299–1304.</text:p>
          </table:table-cell>
        </table:table-row>
        <table:table-row table:style-name="ro1">
          <table:table-cell office:value-type="string" calcext:value-type="string">
            <text:p>EPIC</text:p>
          </table:table-cell>
          <table:table-cell office:value-type="string" calcext:value-type="string">
            <text:p>Chipman2004</text:p>
          </table:table-cell>
          <table:table-cell office:value-type="string" calcext:value-type="string">
            <text:p>S. F. Chipman and D. E. Kieras, “Operator centered design of ship systems,” in Proceedings of Engineering the Total Ship symposium, 2004.</text:p>
          </table:table-cell>
        </table:table-row>
        <table:table-row table:style-name="ro1">
          <table:table-cell office:value-type="string" calcext:value-type="string">
            <text:p>EPIC</text:p>
          </table:table-cell>
          <table:table-cell office:value-type="string" calcext:value-type="string">
            <text:p>Hornof1999</text:p>
          </table:table-cell>
          <table:table-cell office:value-type="string" calcext:value-type="string">
            <text:p>A. J. Hornof and D. E. Kieras, “Cognitive modeling demonstrates how people use anticipated location knowledge of menu items,” in Proceedings of the SIGCHI conference on Human Factors in Computing Systems, 1999, pp. 410–417.</text:p>
          </table:table-cell>
        </table:table-row>
        <table:table-row table:style-name="ro1">
          <table:table-cell office:value-type="string" calcext:value-type="string">
            <text:p>EPIC</text:p>
          </table:table-cell>
          <table:table-cell office:value-type="string" calcext:value-type="string">
            <text:p>Kieras1995</text:p>
          </table:table-cell>
          <table:table-cell office:value-type="string" calcext:value-type="string">
            <text:p>D. E. Kieras and D. E. Meyer, “Predicting human performance in dual-task tracking and decision making with computational models using the EPIC architecture,” in Proceedings of the 1995 International Symposium on Command and Control Research and Technolog, 1995.</text:p>
          </table:table-cell>
        </table:table-row>
        <table:table-row table:style-name="ro1">
          <table:table-cell office:value-type="string" calcext:value-type="string">
            <text:p>EPIC</text:p>
          </table:table-cell>
          <table:table-cell office:value-type="string" calcext:value-type="string">
            <text:p>Kieras2009a</text:p>
          </table:table-cell>
          <table:table-cell office:value-type="string" calcext:value-type="string">
            <text:p>D. Kieras, “Modeling Visual Search of Displays of Many Objects: The Role of Differential Acuity and Fixation Memory,” Proc. 10th Int. Conf. Cogn. Model., 2010.</text:p>
          </table:table-cell>
        </table:table-row>
        <table:table-row table:style-name="ro1">
          <table:table-cell office:value-type="string" calcext:value-type="string">
            <text:p>EPIC</text:p>
          </table:table-cell>
          <table:table-cell office:value-type="string" calcext:value-type="string">
            <text:p>Kieras2009</text:p>
          </table:table-cell>
          <table:table-cell office:value-type="string" calcext:value-type="string">
            <text:p>D. Kieras, “Why EPIC was Wrong about Motor Feature Programming,” in Proceedings of the international conference on cognitive modeling, 2009.</text:p>
          </table:table-cell>
        </table:table-row>
        <table:table-row table:style-name="ro1">
          <table:table-cell office:value-type="string" calcext:value-type="string">
            <text:p>EPIC</text:p>
          </table:table-cell>
          <table:table-cell office:value-type="string" calcext:value-type="string">
            <text:p>Kieras2011</text:p>
          </table:table-cell>
          <table:table-cell office:value-type="string" calcext:value-type="string">
            <text:p>D. Kieras, “The persistent visual store as the locus of fixation memory in visual search tasks,” Cogn. Syst. Res., vol. 12, no. 2, pp. 102–112, 2011.</text:p>
          </table:table-cell>
        </table:table-row>
        <table:table-row table:style-name="ro1">
          <table:table-cell office:value-type="string" calcext:value-type="string">
            <text:p>EPIC</text:p>
          </table:table-cell>
          <table:table-cell office:value-type="string" calcext:value-type="string">
            <text:p>Kieras2012a</text:p>
          </table:table-cell>
          <table:table-cell office:value-type="string" calcext:value-type="string">
            <text:p>D. Kieras, “The Control of Cognition,” in Integrated Models of Cognitive Systems, W. Gray, Ed. Oxford University Press, 2012.</text:p>
          </table:table-cell>
        </table:table-row>
        <table:table-row table:style-name="ro1">
          <table:table-cell office:value-type="string" calcext:value-type="string">
            <text:p>EPIC</text:p>
          </table:table-cell>
          <table:table-cell office:value-type="string" calcext:value-type="string">
            <text:p>Kieras2004</text:p>
          </table:table-cell>
          <table:table-cell office:value-type="string" calcext:value-type="string">
            <text:p>D. E. Kieras, “EPIC Architecture Principles of Operation.” Tech. Report, 2004.</text:p>
          </table:table-cell>
        </table:table-row>
        <table:table-row table:style-name="ro1">
          <table:table-cell office:value-type="string" calcext:value-type="string">
            <text:p>EPIC</text:p>
          </table:table-cell>
          <table:table-cell office:value-type="string" calcext:value-type="string">
            <text:p>Kieras2005a</text:p>
          </table:table-cell>
          <table:table-cell office:value-type="string" calcext:value-type="string">
            <text:p>D. E. Kieras, “Fidelity Issues in Cognitive Architectures for HCI Modeling: Be Careful What You Wish For,” in Proceedings of the 11th International Conference on Human Computer Interaction, 2005.</text:p>
          </table:table-cell>
        </table:table-row>
        <table:table-row table:style-name="ro1">
          <table:table-cell office:value-type="string" calcext:value-type="string">
            <text:p>EPIC</text:p>
          </table:table-cell>
          <table:table-cell office:value-type="string" calcext:value-type="string">
            <text:p>Kieras2012</text:p>
          </table:table-cell>
          <table:table-cell office:value-type="string" calcext:value-type="string">
            <text:p>D. E. Kieras, “Extending and Applying the EPIC Architecture for Human Cognition and Performance: Auditory and Spatial Components,” Rep. No. FR-12/ONR-EPIC-18, 2012.</text:p>
          </table:table-cell>
        </table:table-row>
        <table:table-row table:style-name="ro1">
          <table:table-cell office:value-type="string" calcext:value-type="string">
            <text:p>EPIC</text:p>
          </table:table-cell>
          <table:table-cell office:value-type="string" calcext:value-type="string">
            <text:p>Kieras2001</text:p>
          </table:table-cell>
          <table:table-cell office:value-type="string" calcext:value-type="string">
            <text:p>D. E. Kieras, “Computational Modeling of Multimodal I/O in Simulated Cockpits,” Epic Rep. No.14, 2001.</text:p>
          </table:table-cell>
        </table:table-row>
        <table:table-row table:style-name="ro1">
          <table:table-cell office:value-type="string" calcext:value-type="string">
            <text:p>EPIC</text:p>
          </table:table-cell>
          <table:table-cell office:value-type="string" calcext:value-type="string">
            <text:p>Kieras2001a</text:p>
          </table:table-cell>
          <table:table-cell office:value-type="string" calcext:value-type="string">
            <text:p>D. E. Kieras, J. Ballas, and D. E. Meyer, “Computational Models for the Effects of Localized Sound Cuing in a Complex Dual Task,” Tech. Report, 2001.</text:p>
          </table:table-cell>
        </table:table-row>
        <table:table-row table:style-name="ro1">
          <table:table-cell office:value-type="string" calcext:value-type="string">
            <text:p>EPIC</text:p>
          </table:table-cell>
          <table:table-cell office:value-type="string" calcext:value-type="string">
            <text:p>Kieras2014b</text:p>
          </table:table-cell>
          <table:table-cell office:value-type="string" calcext:value-type="string">
            <text:p>D. E. Kieras and A. J. Hornof, “Towards accurate and practical predictive models of active-vision-based visual search,” in Proceedings of the Conference on Human Factors in Computing Systems, 2014, pp. 3875–3884.</text:p>
          </table:table-cell>
        </table:table-row>
        <table:table-row table:style-name="ro1">
          <table:table-cell office:value-type="string" calcext:value-type="string">
            <text:p>EPIC</text:p>
          </table:table-cell>
          <table:table-cell office:value-type="string" calcext:value-type="string">
            <text:p>Kieras2015</text:p>
          </table:table-cell>
          <table:table-cell office:value-type="string" calcext:value-type="string">
            <text:p>D. E. Kieras, A. Hornoff, and Y. Zhang, “Visual Search of Displays of Many Objects: Modeling Detailed Eye Movement Effects with Improved EPIC,” in Proceedings of the 13th international conference on cognitive modeling, 2015, pp. 55–60.</text:p>
          </table:table-cell>
        </table:table-row>
        <table:table-row table:style-name="ro1">
          <table:table-cell office:value-type="string" calcext:value-type="string">
            <text:p>EPIC</text:p>
          </table:table-cell>
          <table:table-cell office:value-type="string" calcext:value-type="string">
            <text:p>Kieras1998</text:p>
          </table:table-cell>
          <table:table-cell office:value-type="string" calcext:value-type="string">
            <text:p>D. E. Kieras and D. E. Meyer, “The Role of Cognitive Task Analysis in the Application of Predictive Models of Human Performance,” Epic Rep. No. 11, 1998.</text:p>
          </table:table-cell>
        </table:table-row>
        <table:table-row table:style-name="ro1">
          <table:table-cell office:value-type="string" calcext:value-type="string">
            <text:p>EPIC</text:p>
          </table:table-cell>
          <table:table-cell office:value-type="string" calcext:value-type="string">
            <text:p>Kieras1997b</text:p>
          </table:table-cell>
          <table:table-cell office:value-type="string" calcext:value-type="string">
            <text:p>D. E. Kieras and D. E. Meyer, “An overview of the EPIC architecture for cognition and performance with application to human-computer interaction,” Human-Computer Interact., vol. 12, no. 4, pp. 391–438, 1997.</text:p>
          </table:table-cell>
        </table:table-row>
        <table:table-row table:style-name="ro1">
          <table:table-cell office:value-type="string" calcext:value-type="string">
            <text:p>EPIC</text:p>
          </table:table-cell>
          <table:table-cell office:value-type="string" calcext:value-type="string">
            <text:p>Kieras1994a</text:p>
          </table:table-cell>
          <table:table-cell office:value-type="string" calcext:value-type="string">
            <text:p>D. E. Kieras and D. E. Meyer, “The EPIC architecture for Modeling Human Information-Processing and Performance: A Brief Introduction,” Epic Rep. No. 1, 1994.</text:p>
          </table:table-cell>
        </table:table-row>
        <table:table-row table:style-name="ro1">
          <table:table-cell office:value-type="string" calcext:value-type="string">
            <text:p>EPIC</text:p>
          </table:table-cell>
          <table:table-cell office:value-type="string" calcext:value-type="string">
            <text:p>Kieras2001b</text:p>
          </table:table-cell>
          <table:table-cell office:value-type="string" calcext:value-type="string">
            <text:p>D. E. Kieras, D. E. Meyer, and J. Ballas, “Towards demystification of direct manipulation: Cognitive modeling charts the gulf of execution,” in Proceedings of the ACM Conference on Human Factors in Computing Systems, 2001.</text:p>
          </table:table-cell>
        </table:table-row>
        <table:table-row table:style-name="ro1">
          <table:table-cell office:value-type="string" calcext:value-type="string">
            <text:p>EPIC</text:p>
          </table:table-cell>
          <table:table-cell office:value-type="string" calcext:value-type="string">
            <text:p>Kieras1999</text:p>
          </table:table-cell>
          <table:table-cell office:value-type="string" calcext:value-type="string">
            <text:p>D. E. Kieras, D. E. Meyer, S. Mueller, and T. L. Seymour, “Insights into working memory from the perspective of the EPIC architecture for modeling skilled perceptual-motor and cognitive human performance,” in Models of Working Memory: Mechanisms of Active Maintenance and Executive Control, A. Miyake and P. Shah, Eds. New York: Cambridge University Press, 1999, pp. 183–223.</text:p>
          </table:table-cell>
        </table:table-row>
        <table:table-row table:style-name="ro1">
          <table:table-cell office:value-type="string" calcext:value-type="string">
            <text:p>EPIC</text:p>
          </table:table-cell>
          <table:table-cell office:value-type="string" calcext:value-type="string">
            <text:p>Kieras1998a</text:p>
          </table:table-cell>
          <table:table-cell office:value-type="string" calcext:value-type="string">
            <text:p>D. E. Kieras, D. E. Meyer, S. Mueller, and T. Seymour, “Insights into working memory from the perspective of the EPIC architecture for modeling skilled perceptual-motor and cognitive human performance,” in Models of Working Memory: Mechanisms of Active Maintenance and Executive Control, A. Miyake and P. Shah, Eds. Cambridge University Press, 1998.</text:p>
          </table:table-cell>
        </table:table-row>
        <table:table-row table:style-name="ro1">
          <table:table-cell office:value-type="string" calcext:value-type="string">
            <text:p>EPIC</text:p>
          </table:table-cell>
          <table:table-cell office:value-type="string" calcext:value-type="string">
            <text:p>Kieras2014</text:p>
          </table:table-cell>
          <table:table-cell office:value-type="string" calcext:value-type="string">
            <text:p>D. E. Kieras and G. H. Wakefield, “Developing Models for Multi-Talker Listening Tasks using the EPIC Architecture: Wrong Turns and Lessons Learned,” Rep. No. TR-EPIC-17, 2014.</text:p>
          </table:table-cell>
        </table:table-row>
        <table:table-row table:style-name="ro1">
          <table:table-cell office:value-type="string" calcext:value-type="string">
            <text:p>EPIC</text:p>
          </table:table-cell>
          <table:table-cell office:value-type="string" calcext:value-type="string">
            <text:p>Kieras2016a</text:p>
          </table:table-cell>
          <table:table-cell office:value-type="string" calcext:value-type="string">
            <text:p>D. E. Kieras, G. H. Wakefield, D. S. Brungart, and B. D. Simpson, “An EPIC Cognitive-Architectural Account of Spatial Separation Effects in Two-channel Listening Tasks,” in Proceedings of the Human Factors and Ergonomics Society 2016 Annual Meeting, 2016, pp. 686–690.</text:p>
          </table:table-cell>
        </table:table-row>
        <table:table-row table:style-name="ro1">
          <table:table-cell office:value-type="string" calcext:value-type="string">
            <text:p>EPIC</text:p>
          </table:table-cell>
          <table:table-cell office:value-type="string" calcext:value-type="string">
            <text:p>Kieras2016</text:p>
          </table:table-cell>
          <table:table-cell office:value-type="string" calcext:value-type="string">
            <text:p>D. E. Kieras, G. H. Wakefield, E. R. Thompson, N. Iyer, and B. D. Simpson, “Modeling Two-Channel Speech Processing With the EPIC Cognitive Architecture,” Top. Cogn. Sci., vol. 8, no. 1, pp. 291–304, 2016.</text:p>
          </table:table-cell>
        </table:table-row>
        <table:table-row table:style-name="ro1">
          <table:table-cell office:value-type="string" calcext:value-type="string">
            <text:p>EPIC</text:p>
          </table:table-cell>
          <table:table-cell office:value-type="string" calcext:value-type="string">
            <text:p>Kieras2014a</text:p>
          </table:table-cell>
          <table:table-cell office:value-type="string" calcext:value-type="string">
            <text:p>D. E. Kieras, G. H. Wakefield, E. Thompson, N. Iyer, and B. D. Simpson, “A cognitive architectural account of two-channel speech processing,” in Proceedings of the Human Factors and Ergonomics Society, 2014, pp. 812–816.</text:p>
          </table:table-cell>
        </table:table-row>
        <table:table-row table:style-name="ro1">
          <table:table-cell office:value-type="string" calcext:value-type="string">
            <text:p>EPIC</text:p>
          </table:table-cell>
          <table:table-cell office:value-type="string" calcext:value-type="string">
            <text:p>Kieras1995a</text:p>
          </table:table-cell>
          <table:table-cell office:value-type="string" calcext:value-type="string">
            <text:p>D. E. Kieras, S. D. Wood, and D. E. Meyer, “Predictive engineering models based on the EPIC architecture for a multimodal high-performance human-computer interaction task,” ACM Trans. Comput. Interact., vol. 4, no. 3, pp. 230–275, 1997.</text:p>
          </table:table-cell>
        </table:table-row>
        <table:table-row table:style-name="ro1">
          <table:table-cell office:value-type="string" calcext:value-type="string">
            <text:p>EPIC</text:p>
          </table:table-cell>
          <table:table-cell office:value-type="string" calcext:value-type="string">
            <text:p>Kieras1997</text:p>
          </table:table-cell>
          <table:table-cell office:value-type="string" calcext:value-type="string">
            <text:p>D. E. Kieras, S. D. Wood, and D. E. Meyer, “Predictive engineering models based on the EPIC architecture for a multimodal high-performance human-computer interaction task,” ACM Trans. Comput. Interact., vol. 4, no. 3, pp. 230–275, 1997.</text:p>
          </table:table-cell>
        </table:table-row>
        <table:table-row table:style-name="ro1">
          <table:table-cell office:value-type="string" calcext:value-type="string">
            <text:p>EPIC</text:p>
          </table:table-cell>
          <table:table-cell office:value-type="string" calcext:value-type="string">
            <text:p>Kieras2006</text:p>
          </table:table-cell>
          <table:table-cell office:value-type="string" calcext:value-type="string">
            <text:p>D. Kieras and S. P. Marshall, “Visual Availability and Fixation Memory in Modeling Visual Search using the EPIC Architecture,” in Proceedings of the Annual Meeting of the Cognitive Science Society, 2006.</text:p>
          </table:table-cell>
        </table:table-row>
        <table:table-row table:style-name="ro1">
          <table:table-cell office:value-type="string" calcext:value-type="string">
            <text:p>EPIC</text:p>
          </table:table-cell>
          <table:table-cell office:value-type="string" calcext:value-type="string">
            <text:p>Kieras2000</text:p>
          </table:table-cell>
          <table:table-cell office:value-type="string" calcext:value-type="string">
            <text:p>D. Kieras, D. Meyer, J. Ballas, and E. Lauber, “Modern Computation Perspectives on Executive Mental Processes and Cognitive Control: Where to from here?,” in Control of Cognitive Processes. Attention and Performance XVIII, S. Monsell and J. Driver, Eds. Cambridge, MA: MIT Press, 2000, pp. 681–712.</text:p>
          </table:table-cell>
        </table:table-row>
        <table:table-row table:style-name="ro1">
          <table:table-cell office:value-type="string" calcext:value-type="string">
            <text:p>EPIC</text:p>
          </table:table-cell>
          <table:table-cell office:value-type="string" calcext:value-type="string">
            <text:p>Meyer1997a</text:p>
          </table:table-cell>
          <table:table-cell office:value-type="string" calcext:value-type="string">
            <text:p>D. E. Meyer and D. E. Kieras, “A Computational Theory of Executive Cognitive Processes and Multiple-Task Performance: Part 2. Accounts of Psychological Refractory-Period Phenomena.,” Psychol. Rev., vol. 104, no. 4, pp. 749–791, 1997.</text:p>
          </table:table-cell>
        </table:table-row>
        <table:table-row table:style-name="ro1">
          <table:table-cell office:value-type="string" calcext:value-type="string">
            <text:p>EPIC</text:p>
          </table:table-cell>
          <table:table-cell office:value-type="string" calcext:value-type="string">
            <text:p>Meyer1997</text:p>
          </table:table-cell>
          <table:table-cell office:value-type="string" calcext:value-type="string">
            <text:p>D. E. Meyer and D. E. Kieras, “A Computational Theory of Executive Cognitive Processes and Human Multiple-Task Performance: Part 1. Basic Mechanisms,” Psychol. Rev., vol. 104, no. 1, pp. 3–65, 1997.</text:p>
          </table:table-cell>
        </table:table-row>
        <table:table-row table:style-name="ro1">
          <table:table-cell office:value-type="string" calcext:value-type="string">
            <text:p>EPIC</text:p>
          </table:table-cell>
          <table:table-cell office:value-type="string" calcext:value-type="string">
            <text:p>Meyer2000</text:p>
          </table:table-cell>
          <table:table-cell office:value-type="string" calcext:value-type="string">
            <text:p>D. E. Meyer and D. E. Kieras, “EPIC Computational Models of Psychological Refractory-Period Effects in Human Multiple-Task Performance,” Epic Rep. No. 2, 1994.</text:p>
          </table:table-cell>
        </table:table-row>
        <table:table-row table:style-name="ro1">
          <table:table-cell office:value-type="string" calcext:value-type="string">
            <text:p>EPIC</text:p>
          </table:table-cell>
          <table:table-cell office:value-type="string" calcext:value-type="string">
            <text:p>Meyer1999</text:p>
          </table:table-cell>
          <table:table-cell office:value-type="string" calcext:value-type="string">
            <text:p>D. E. Meyer and D. E. Kieras, “Precis to a Practical Unified Theory of Cognition and Action: Some Lessons from EPIC Computational Models of Human Multiple-Task Performance,” in Attention and Performance XVII. Cognitive Regulation of Performance: Interaction of Theory and Application, D. Gopher and A. Koriat, Eds. Cambridge, MA: MIT Press, 1999, pp. 17–88.</text:p>
          </table:table-cell>
        </table:table-row>
        <table:table-row table:style-name="ro1">
          <table:table-cell office:value-type="string" calcext:value-type="string">
            <text:p>EPIC</text:p>
          </table:table-cell>
          <table:table-cell office:value-type="string" calcext:value-type="string">
            <text:p>Meyer1995</text:p>
          </table:table-cell>
          <table:table-cell office:value-type="string" calcext:value-type="string">
            <text:p>D. E. Meyer, D. E. Kieras, E. Lauber, E. H. Schumacher, J. Glass, E. Zurbriggen, L. Gmeindl, and D. Apfelblat, “Adaptive Executive Control: Flexible multiple task performance without pervasive immutable response selection bottlenecks,” Acta Psychol. (Amst)., vol. 90, pp. 160–190, 1995.</text:p>
          </table:table-cell>
        </table:table-row>
        <table:table-row table:style-name="ro1">
          <table:table-cell office:value-type="string" calcext:value-type="string">
            <text:p>EPIC</text:p>
          </table:table-cell>
          <table:table-cell office:value-type="string" calcext:value-type="string">
            <text:p>Schumacher2001</text:p>
          </table:table-cell>
          <table:table-cell office:value-type="string" calcext:value-type="string">
            <text:p>E. H. Schumacher, E. J. Lauber, J. M. Glass, E. L. Zurbriggen, L. Gmeindl, D. E. Kieras, and D. E. Meyer, “Concurrent response-selection processes in dual-task performance: Evidence for adaptive executive control of task scheduling,” J. Exp. Psychol. Hum. Percept. Perform., vol. 25, no. 3, pp. 791–814, 1999.</text:p>
          </table:table-cell>
        </table:table-row>
        <table:table-row table:style-name="ro1">
          <table:table-cell office:value-type="string" calcext:value-type="string">
            <text:p>ERE</text:p>
          </table:table-cell>
          <table:table-cell office:value-type="string" calcext:value-type="string">
            <text:p>Bresina1993</text:p>
          </table:table-cell>
          <table:table-cell office:value-type="string" calcext:value-type="string">
            <text:p>J. Bresina, M. Drummond, and S. T. Kedar, “Reactive, integrated systems pose new problems for machine learning,” in Machine Learning Methods for Planning, 1993, pp. 159–195.</text:p>
          </table:table-cell>
        </table:table-row>
        <table:table-row table:style-name="ro1">
          <table:table-cell office:value-type="string" calcext:value-type="string">
            <text:p>ERE</text:p>
          </table:table-cell>
          <table:table-cell office:value-type="string" calcext:value-type="string">
            <text:p>Bresina1990</text:p>
          </table:table-cell>
          <table:table-cell office:value-type="string" calcext:value-type="string">
            <text:p>J. L. Bresina and M. Drummond, “Integrating planning and reaction: A preliminary report,” in Proceedings of AAAI Spring Symposium on Planning in Uncertain, Unpredictable, or Changing Environments, 1990.</text:p>
          </table:table-cell>
        </table:table-row>
        <table:table-row table:style-name="ro1">
          <table:table-cell office:value-type="string" calcext:value-type="string">
            <text:p>ERE</text:p>
          </table:table-cell>
          <table:table-cell office:value-type="string" calcext:value-type="string">
            <text:p>Drummond1990</text:p>
          </table:table-cell>
          <table:table-cell office:value-type="string" calcext:value-type="string">
            <text:p>M. Drummond and J. Bresina, “Planning for control,” in Proceedings of the 5th IEEE International Symposium on Intelligent Control, 1990, pp. 657–662.</text:p>
          </table:table-cell>
        </table:table-row>
        <table:table-row table:style-name="ro1">
          <table:table-cell office:value-type="string" calcext:value-type="string">
            <text:p>ERE</text:p>
          </table:table-cell>
          <table:table-cell office:value-type="string" calcext:value-type="string">
            <text:p>Drummond1991</text:p>
          </table:table-cell>
          <table:table-cell office:value-type="string" calcext:value-type="string">
            <text:p>M. Drummond, J. L. Bresina, and S. T. Kedar, “The Entropy Reduction Engine: Integrating planning, scheduling, and control,” ACM SIGART Bulletin, 2(4), pp. 61-65, 1991.</text:p>
          </table:table-cell>
        </table:table-row>
        <table:table-row table:style-name="ro1">
          <table:table-cell office:value-type="string" calcext:value-type="string">
            <text:p>ERE</text:p>
          </table:table-cell>
          <table:table-cell office:value-type="string" calcext:value-type="string">
            <text:p>Drummond1991a</text:p>
          </table:table-cell>
          <table:table-cell office:value-type="string" calcext:value-type="string">
            <text:p>M. Drummond, J. L. Bresina, K. Swanson, A. Philips, and R. Levinson, “The APT Planning and Scheduling Manifesto,” NASA-TM-107906, no. August, 1991.</text:p>
          </table:table-cell>
        </table:table-row>
        <table:table-row table:style-name="ro1">
          <table:table-cell office:value-type="string" calcext:value-type="string">
            <text:p>ERE</text:p>
          </table:table-cell>
          <table:table-cell office:value-type="string" calcext:value-type="string">
            <text:p>Drummond1992</text:p>
          </table:table-cell>
          <table:table-cell office:value-type="string" calcext:value-type="string">
            <text:p>M. Drummond, K. Swanson, J. Bresina, A. Philips, and R. Levinson, “Planning, Scheduling, and Control for Automatic Telescopes,” Work. Notes from 1992 AAAI Spring Symp. Pract. Approaches to Sched. Plan., pp. 82–86, 1992.</text:p>
          </table:table-cell>
        </table:table-row>
        <table:table-row table:style-name="ro1">
          <table:table-cell office:value-type="string" calcext:value-type="string">
            <text:p>ERE</text:p>
          </table:table-cell>
          <table:table-cell office:value-type="string" calcext:value-type="string">
            <text:p>Field1991</text:p>
          </table:table-cell>
          <table:table-cell office:value-type="string" calcext:value-type="string">
            <text:p>S. T. Kedar and J. Bresina, “The Blind Leading the Blind: Mutual Refinement of Approximate Theories,” in Proceedings of the Eight Machine Learning Workshop, 1991.</text:p>
          </table:table-cell>
        </table:table-row>
        <table:table-row table:style-name="ro1">
          <table:table-cell office:value-type="string" calcext:value-type="string">
            <text:p>ERE</text:p>
          </table:table-cell>
          <table:table-cell office:value-type="string" calcext:value-type="string">
            <text:p>Researce1992</text:p>
          </table:table-cell>
          <table:table-cell office:value-type="string" calcext:value-type="string">
            <text:p>S. T. Kedar and K. B. McKusick, “There is No Free Lunch: Tradeoffs in the Utility of Learned Knowledge,” in Proceedings of the First International Conference on Artificial Intelligence Planning Systems, 1992, pp. 281–282.</text:p>
          </table:table-cell>
        </table:table-row>
        <table:table-row table:style-name="ro1">
          <table:table-cell office:value-type="string" calcext:value-type="string">
            <text:p>ERE</text:p>
          </table:table-cell>
          <table:table-cell office:value-type="string" calcext:value-type="string">
            <text:p>Systems1991</text:p>
          </table:table-cell>
          <table:table-cell office:value-type="string" calcext:value-type="string">
            <text:p>A. B. Philips and J. L. Bresina, “NASA TileWorld,” NASA Tech. Rep. TR-FIA-91-04, 1991.</text:p>
          </table:table-cell>
        </table:table-row>
        <table:table-row table:style-name="ro1">
          <table:table-cell office:value-type="string" calcext:value-type="string">
            <text:p>ERE</text:p>
          </table:table-cell>
          <table:table-cell office:value-type="string" calcext:value-type="string">
            <text:p>Swanson1992</text:p>
          </table:table-cell>
          <table:table-cell office:value-type="string" calcext:value-type="string">
            <text:p>K. Swanson, M. Drummond, and J. Bresina, “An Application Of Artificial Intelligence To Automatic Telescopes,” Tech. Report, 1992.</text:p>
          </table:table-cell>
        </table:table-row>
        <table:table-row table:style-name="ro1">
          <table:table-cell office:value-type="string" calcext:value-type="string">
            <text:p>FORR</text:p>
          </table:table-cell>
          <table:table-cell office:value-type="string" calcext:value-type="string">
            <text:p>Epstein2006a</text:p>
          </table:table-cell>
          <table:table-cell office:value-type="string" calcext:value-type="string">
            <text:p>S. L. Epstein, “In Support of Pragmatic Computation,” AAAI Spring Symp. Between a Rock a Hard Place Cogn. Sci. Princ. Meet AI-Hard Probl., 2006.</text:p>
          </table:table-cell>
        </table:table-row>
        <table:table-row table:style-name="ro1">
          <table:table-cell office:value-type="string" calcext:value-type="string">
            <text:p>FORR</text:p>
          </table:table-cell>
          <table:table-cell office:value-type="string" calcext:value-type="string">
            <text:p>Epstein2004</text:p>
          </table:table-cell>
          <table:table-cell office:value-type="string" calcext:value-type="string">
            <text:p>S. L. Epstein, “A Cognitively-Oriented Architecture Confronts Hard Problems,” AAAI, 2004.</text:p>
          </table:table-cell>
        </table:table-row>
        <table:table-row table:style-name="ro1">
          <table:table-cell office:value-type="string" calcext:value-type="string">
            <text:p>FORR</text:p>
          </table:table-cell>
          <table:table-cell office:value-type="string" calcext:value-type="string">
            <text:p>Epstein2004a</text:p>
          </table:table-cell>
          <table:table-cell office:value-type="string" calcext:value-type="string">
            <text:p>S. L. Epstein, “Metaknowledge for Autonomous Systems,” in Proceedings of AAAI Spring Symposium on Knowledge Representation and Ontology for Autonomous Systems, 2004.</text:p>
          </table:table-cell>
        </table:table-row>
        <table:table-row table:style-name="ro1">
          <table:table-cell office:value-type="string" calcext:value-type="string">
            <text:p>FORR</text:p>
          </table:table-cell>
          <table:table-cell office:value-type="string" calcext:value-type="string">
            <text:p>Epstein1991</text:p>
          </table:table-cell>
          <table:table-cell office:value-type="string" calcext:value-type="string">
            <text:p>S. L. Epstein, “Learning under a Weak Theory,” Tech. Rep. CS-TR 91-02, 1991.</text:p>
          </table:table-cell>
        </table:table-row>
        <table:table-row table:style-name="ro1">
          <table:table-cell office:value-type="string" calcext:value-type="string">
            <text:p>FORR</text:p>
          </table:table-cell>
          <table:table-cell office:value-type="string" calcext:value-type="string">
            <text:p>Epstein2010</text:p>
          </table:table-cell>
          <table:table-cell office:value-type="string" calcext:value-type="string">
            <text:p>S. L. Epstein, J. Gordon, R. Passonneau, and T. Ligorio, “Toward Spoken Dialogue as Mutual Agreement,” Metacognition Robust Soc. Syst., pp. 14–21, 2010.</text:p>
          </table:table-cell>
        </table:table-row>
        <table:table-row table:style-name="ro1">
          <table:table-cell office:value-type="string" calcext:value-type="string">
            <text:p>FORR</text:p>
          </table:table-cell>
          <table:table-cell office:value-type="string" calcext:value-type="string">
            <text:p>Epstein1993a</text:p>
          </table:table-cell>
          <table:table-cell office:value-type="string" calcext:value-type="string">
            <text:p>S. L. Epstein, “Integrating a Portfolio of Representations to Solve Hard Problems,” AAAI Fall Symp. Multi-Representational Archit. Human-Level Intell., 2009.</text:p>
          </table:table-cell>
        </table:table-row>
        <table:table-row table:style-name="ro1">
          <table:table-cell office:value-type="string" calcext:value-type="string">
            <text:p>FORR</text:p>
          </table:table-cell>
          <table:table-cell office:value-type="string" calcext:value-type="string">
            <text:p>Epstein2008</text:p>
          </table:table-cell>
          <table:table-cell office:value-type="string" calcext:value-type="string">
            <text:p>S. L. Epstein and S. Petrovic, “Learning Expertise with Bounded Rationality and Self-awareness,” in Metareasoning: Thinking about Thinking, MIT Press Scholarship Online, 2008.</text:p>
          </table:table-cell>
        </table:table-row>
        <table:table-row table:style-name="ro1">
          <table:table-cell office:value-type="string" calcext:value-type="string">
            <text:p>FORR</text:p>
          </table:table-cell>
          <table:table-cell office:value-type="string" calcext:value-type="string">
            <text:p>Epstein1992</text:p>
          </table:table-cell>
          <table:table-cell office:value-type="string" calcext:value-type="string">
            <text:p>S. L. Epstein, “Capitalizing on Conflict: The FORR Architecture,” in Proceedings of the Workshop on Computational Architectures for Supporting Machine Learning and Knowledge Acquisition, Ninth International Machine Learning Conference, 1992.</text:p>
          </table:table-cell>
        </table:table-row>
        <table:table-row table:style-name="ro1">
          <table:table-cell office:value-type="string" calcext:value-type="string">
            <text:p>FORR</text:p>
          </table:table-cell>
          <table:table-cell office:value-type="string" calcext:value-type="string">
            <text:p>Epstein1995</text:p>
          </table:table-cell>
          <table:table-cell office:value-type="string" calcext:value-type="string">
            <text:p>S. L. Epstein, “Collaboration and Interdependence among Limitedly Rational Agents,” in Proceedings of the 1995 AAAI Fall Symposium on Rational Agency, 1995.</text:p>
          </table:table-cell>
        </table:table-row>
        <table:table-row table:style-name="ro1">
          <table:table-cell office:value-type="string" calcext:value-type="string">
            <text:p>FORR</text:p>
          </table:table-cell>
          <table:table-cell office:value-type="string" calcext:value-type="string">
            <text:p>Epstein1994</text:p>
          </table:table-cell>
          <table:table-cell office:value-type="string" calcext:value-type="string">
            <text:p>S. L. Epstein, “Identifying the Right Reasons: Learning to Filter Decision Makers,” AAAI Tech. Rep. FS-94-02, pp. 64–67, 1994.</text:p>
          </table:table-cell>
        </table:table-row>
        <table:table-row table:style-name="ro1">
          <table:table-cell office:value-type="string" calcext:value-type="string">
            <text:p>FORR</text:p>
          </table:table-cell>
          <table:table-cell office:value-type="string" calcext:value-type="string">
            <text:p>Epstein1998b</text:p>
          </table:table-cell>
          <table:table-cell office:value-type="string" calcext:value-type="string">
            <text:p>S. L. Epstein, “Pragmatic navigation: reactivity, heuristics, and search,” Artif. Intell., vol. 100, no. 97, pp. 275–322, 1998.</text:p>
          </table:table-cell>
        </table:table-row>
        <table:table-row table:style-name="ro1">
          <table:table-cell office:value-type="string" calcext:value-type="string">
            <text:p>FORR</text:p>
          </table:table-cell>
          <table:table-cell office:value-type="string" calcext:value-type="string">
            <text:p>Epstein1997a</text:p>
          </table:table-cell>
          <table:table-cell office:value-type="string" calcext:value-type="string">
            <text:p>S. L. Epstein, “Spatial Representation for Navigation in Animats,” Adapt. Behav., vol. 4, no. 2, pp. 85–123, 1996.</text:p>
          </table:table-cell>
        </table:table-row>
        <table:table-row table:style-name="ro1">
          <table:table-cell office:value-type="string" calcext:value-type="string">
            <text:p>FORR</text:p>
          </table:table-cell>
          <table:table-cell office:value-type="string" calcext:value-type="string">
            <text:p>Epstein1998d</text:p>
          </table:table-cell>
          <table:table-cell office:value-type="string" calcext:value-type="string">
            <text:p>S. L. Epstein, “Toward Design as Collaboration,” in Proceedings of AAAI, 1998.</text:p>
          </table:table-cell>
        </table:table-row>
        <table:table-row table:style-name="ro1">
          <table:table-cell office:value-type="string" calcext:value-type="string">
            <text:p>FORR</text:p>
          </table:table-cell>
          <table:table-cell office:value-type="string" calcext:value-type="string">
            <text:p>Epstein1995b</text:p>
          </table:table-cell>
          <table:table-cell office:value-type="string" calcext:value-type="string">
            <text:p>S. L. Epstein, “Learning in the Right Places,” J. Learn. Sci., vol. 4, no. 3, pp. 281–319, 1995.</text:p>
          </table:table-cell>
        </table:table-row>
        <table:table-row table:style-name="ro1">
          <table:table-cell office:value-type="string" calcext:value-type="string">
            <text:p>FORR</text:p>
          </table:table-cell>
          <table:table-cell office:value-type="string" calcext:value-type="string">
            <text:p>Epstein2001</text:p>
          </table:table-cell>
          <table:table-cell office:value-type="string" calcext:value-type="string">
            <text:p>S. L. Epstein, “Learning to Play Expertly: A Tutorial on Hoyle,” in Machines that learn to play games, J. Furnkranz and M. Kubat, Eds. Nova Science Publishers, 2001, pp. 153–178.</text:p>
          </table:table-cell>
        </table:table-row>
        <table:table-row table:style-name="ro1">
          <table:table-cell office:value-type="string" calcext:value-type="string">
            <text:p>FORR</text:p>
          </table:table-cell>
          <table:table-cell office:value-type="string" calcext:value-type="string">
            <text:p>Epstein1994a</text:p>
          </table:table-cell>
          <table:table-cell office:value-type="string" calcext:value-type="string">
            <text:p>S. L. Epstein, “Toward an Ideal Trainer,” Mach. Learn., vol. 15, no. 3, pp. 251–277, 1994.</text:p>
          </table:table-cell>
        </table:table-row>
        <table:table-row table:style-name="ro1">
          <table:table-cell office:value-type="string" calcext:value-type="string">
            <text:p>FORR</text:p>
          </table:table-cell>
          <table:table-cell office:value-type="string" calcext:value-type="string">
            <text:p>Epstein2000</text:p>
          </table:table-cell>
          <table:table-cell office:value-type="string" calcext:value-type="string">
            <text:p>S. L. Epstein, “Building a Worthy Opponent: Simulating Human Play for the Development of Expertise,” AAAI Tech. Rep. FS-00-03, pp. 15–20, 2000.</text:p>
          </table:table-cell>
        </table:table-row>
        <table:table-row table:style-name="ro1">
          <table:table-cell office:value-type="string" calcext:value-type="string">
            <text:p>FORR</text:p>
          </table:table-cell>
          <table:table-cell office:value-type="string" calcext:value-type="string">
            <text:p>Epstein1995c</text:p>
          </table:table-cell>
          <table:table-cell office:value-type="string" calcext:value-type="string">
            <text:p>S. L. Epstein, “On Heuristic Reasoning, Reactivity, and Search,” in Proceedings of IJCAI-95, 1995, pp. 454–461.</text:p>
          </table:table-cell>
        </table:table-row>
        <table:table-row table:style-name="ro1">
          <table:table-cell office:value-type="string" calcext:value-type="string">
            <text:p>FORR</text:p>
          </table:table-cell>
          <table:table-cell office:value-type="string" calcext:value-type="string">
            <text:p>Epstein1999</text:p>
          </table:table-cell>
          <table:table-cell office:value-type="string" calcext:value-type="string">
            <text:p>S. L. Epstein, “Game Playing: The Next Moves,” in Proceedings of AAAI, 1999.</text:p>
          </table:table-cell>
        </table:table-row>
        <table:table-row table:style-name="ro1">
          <table:table-cell office:value-type="string" calcext:value-type="string">
            <text:p>FORR</text:p>
          </table:table-cell>
          <table:table-cell office:value-type="string" calcext:value-type="string">
            <text:p>Larsen-Freeman2012</text:p>
          </table:table-cell>
          <table:table-cell office:value-type="string" calcext:value-type="string">
            <text:p>S. L. Epstein, “On the Roles of Repetition in Language Teaching and Learning,” in The Proceedings of the Seventeenth Annual Cognitive Science Conference, 1995.</text:p>
          </table:table-cell>
        </table:table-row>
        <table:table-row table:style-name="ro1">
          <table:table-cell office:value-type="string" calcext:value-type="string">
            <text:p>FORR</text:p>
          </table:table-cell>
          <table:table-cell office:value-type="string" calcext:value-type="string">
            <text:p>Epstein1994b</text:p>
          </table:table-cell>
          <table:table-cell office:value-type="string" calcext:value-type="string">
            <text:p>S. L. Epstein, “For the right reasons: The FORR architecture for learning in a skill domain,” Cogn. Sci., vol. 18, no. 3, pp. 479–511, 1994.</text:p>
          </table:table-cell>
        </table:table-row>
        <table:table-row table:style-name="ro1">
          <table:table-cell office:value-type="string" calcext:value-type="string">
            <text:p>FORR</text:p>
          </table:table-cell>
          <table:table-cell office:value-type="string" calcext:value-type="string">
            <text:p>Epstein1992a</text:p>
          </table:table-cell>
          <table:table-cell office:value-type="string" calcext:value-type="string">
            <text:p>S. L. Epstein, “The role of memory and concepts in learning,” Minds Mach., vol. 2, no. 3, pp. 239–265, 1992.</text:p>
          </table:table-cell>
        </table:table-row>
        <table:table-row table:style-name="ro1">
          <table:table-cell office:value-type="string" calcext:value-type="string">
            <text:p>FORR</text:p>
          </table:table-cell>
          <table:table-cell office:value-type="string" calcext:value-type="string">
            <text:p>Epstein1997</text:p>
          </table:table-cell>
          <table:table-cell office:value-type="string" calcext:value-type="string">
            <text:p>S. L. Epstein, “Representation and Reasoning for Pragmatic Navigation,” AAAI Tech. Rep. WS-97-11, pp. 19–28, 1997.</text:p>
          </table:table-cell>
        </table:table-row>
        <table:table-row table:style-name="ro1">
          <table:table-cell office:value-type="string" calcext:value-type="string">
            <text:p>FORR</text:p>
          </table:table-cell>
          <table:table-cell office:value-type="string" calcext:value-type="string">
            <text:p>Epstein2015a</text:p>
          </table:table-cell>
          <table:table-cell office:value-type="string" calcext:value-type="string">
            <text:p>S. L. Epstein, A. Aroor, M. Evanusa, E. I. Sklar, and S. Parsons, “Spatial abstraction for autonomous robot navigation,” Cogn. Process., vol. 16, no. 1, pp. 215–219, 2015.</text:p>
          </table:table-cell>
        </table:table-row>
        <table:table-row table:style-name="ro1">
          <table:table-cell office:value-type="string" calcext:value-type="string">
            <text:p>FORR</text:p>
          </table:table-cell>
          <table:table-cell office:value-type="string" calcext:value-type="string">
            <text:p>Epsteina</text:p>
          </table:table-cell>
          <table:table-cell office:value-type="string" calcext:value-type="string">
            <text:p>S. L. Epstein, A. Aroor, M. Evanusa, E. I. Sklar, and S. Parsons, “Learning Spatial Models for Navigation,” in International Workshop on Spatial Information Theory, 2015.</text:p>
          </table:table-cell>
        </table:table-row>
        <table:table-row table:style-name="ro1">
          <table:table-cell office:value-type="string" calcext:value-type="string">
            <text:p>FORR</text:p>
          </table:table-cell>
          <table:table-cell office:value-type="string" calcext:value-type="string">
            <text:p>Epstein2015</text:p>
          </table:table-cell>
          <table:table-cell office:value-type="string" calcext:value-type="string">
            <text:p>S. L. Epstein, A. Aroor, M. Evanusa, E. I. Sklar, and S. Parsons, “Navigation with Learned Spatial Affordances,” in Proceedings of the 37th Annual Meeting of the Cognitive Science Society, 2015, pp. 1–6.</text:p>
          </table:table-cell>
        </table:table-row>
        <table:table-row table:style-name="ro1">
          <table:table-cell office:value-type="string" calcext:value-type="string">
            <text:p>FORR</text:p>
          </table:table-cell>
          <table:table-cell office:value-type="string" calcext:value-type="string">
            <text:p>Epstein2001b</text:p>
          </table:table-cell>
          <table:table-cell office:value-type="string" calcext:value-type="string">
            <text:p>S. L. Epstein and E. C. Freuder, “Collaborative Learning for Constraint Solving,” in Proceedings of the Seventh International Conference on Principles and Practice of Constraint Programming, 2001.</text:p>
          </table:table-cell>
        </table:table-row>
        <table:table-row table:style-name="ro1">
          <table:table-cell office:value-type="string" calcext:value-type="string">
            <text:p>FORR</text:p>
          </table:table-cell>
          <table:table-cell office:value-type="string" calcext:value-type="string">
            <text:p>Epstein2006</text:p>
          </table:table-cell>
          <table:table-cell office:value-type="string" calcext:value-type="string">
            <text:p>S. L. Epstein, E. C. Freuder, R. Wallace, A. Morozov, and B. Samuels, “The Adaptive Constraint Engine,” in Proceedings of the International Conference on Principles and Practice of Constraint Programming, 2002, pp. 525–540.</text:p>
          </table:table-cell>
        </table:table-row>
        <table:table-row table:style-name="ro1">
          <table:table-cell office:value-type="string" calcext:value-type="string">
            <text:p>FORR</text:p>
          </table:table-cell>
          <table:table-cell office:value-type="string" calcext:value-type="string">
            <text:p>Epstein1995a</text:p>
          </table:table-cell>
          <table:table-cell office:value-type="string" calcext:value-type="string">
            <text:p>S. L. Epstein and J. Gelfand, “Learning New Spatially-Oriented Game-Playing Agents through Experience,” in Proceedings of the Seventeenth Annual Cognitive Science Conference, 1995, pp. 562–567.</text:p>
          </table:table-cell>
        </table:table-row>
        <table:table-row table:style-name="ro1">
          <table:table-cell office:value-type="string" calcext:value-type="string">
            <text:p>FORR</text:p>
          </table:table-cell>
          <table:table-cell office:value-type="string" calcext:value-type="string">
            <text:p>Epstein1993</text:p>
          </table:table-cell>
          <table:table-cell office:value-type="string" calcext:value-type="string">
            <text:p>S. L. Epstein, J. Gelfand, J. Lesniak, and P. Abadie, “The Integration of Visual Cues into a Multiple-Advisor Game-Learning Program,” AAAI Tech. Rep. FS-93-02, pp. 92–100, 1993.</text:p>
          </table:table-cell>
        </table:table-row>
        <table:table-row table:style-name="ro1">
          <table:table-cell office:value-type="string" calcext:value-type="string">
            <text:p>FORR</text:p>
          </table:table-cell>
          <table:table-cell office:value-type="string" calcext:value-type="string">
            <text:p>Epstein1996</text:p>
          </table:table-cell>
          <table:table-cell office:value-type="string" calcext:value-type="string">
            <text:p>S. L. Epstein, J. Gelfand, and J. Lesniak1, “Pattern-Based Learning and Spatially Oriented Concept Formation in a Multi-Agent, Decision-Making Expert,” Comput. Intell., vol. 12, no. 1, pp. 199–221, 1996.</text:p>
          </table:table-cell>
        </table:table-row>
        <table:table-row table:style-name="ro1">
          <table:table-cell office:value-type="string" calcext:value-type="string">
            <text:p>FORR</text:p>
          </table:table-cell>
          <table:table-cell office:value-type="string" calcext:value-type="string">
            <text:p>Epstein1998c</text:p>
          </table:table-cell>
          <table:table-cell office:value-type="string" calcext:value-type="string">
            <text:p>S. L. Epstein, J. Gelfand, and E. Lock, “Learning Game-Specific Spatially-Oriented Heuristics,” Constraints, vol. 2, pp. 239–253, 1998.</text:p>
          </table:table-cell>
        </table:table-row>
        <table:table-row table:style-name="ro1">
          <table:table-cell office:value-type="string" calcext:value-type="string">
            <text:p>FORR</text:p>
          </table:table-cell>
          <table:table-cell office:value-type="string" calcext:value-type="string">
            <text:p>Epstein1998a</text:p>
          </table:table-cell>
          <table:table-cell office:value-type="string" calcext:value-type="string">
            <text:p>S. L. Epstein, J. Gelfand, and E. Lock, “Learning How to Satisfice,” in Proceedings of the AAAI Spring Symposium on Satisficing, 1998, pp. 19–26.</text:p>
          </table:table-cell>
        </table:table-row>
        <table:table-row table:style-name="ro1">
          <table:table-cell office:value-type="string" calcext:value-type="string">
            <text:p>FORR</text:p>
          </table:table-cell>
          <table:table-cell office:value-type="string" calcext:value-type="string">
            <text:p>Epstein1998</text:p>
          </table:table-cell>
          <table:table-cell office:value-type="string" calcext:value-type="string">
            <text:p>S. L. Epstein, J. Gelfand, and W. B. Powell, “Integrating Pattern-Based Reasoning in Multimodal Decision Systems,” Proc. AAAI Spring Symp. Multimodal Reason., 1998.</text:p>
          </table:table-cell>
        </table:table-row>
        <table:table-row table:style-name="ro1">
          <table:table-cell office:value-type="string" calcext:value-type="string">
            <text:p>FORR</text:p>
          </table:table-cell>
          <table:table-cell office:value-type="string" calcext:value-type="string">
            <text:p>Epstein1996a</text:p>
          </table:table-cell>
          <table:table-cell office:value-type="string" calcext:value-type="string">
            <text:p>S. L. Epstein and T. Ligorio, “Fast and Frugal Reasoning Enhances a Solver for Hard Problems,” in Proceedings of the 26th Annual Conference of the Cognitive Science Society, 2004.</text:p>
          </table:table-cell>
        </table:table-row>
        <table:table-row table:style-name="ro1">
          <table:table-cell office:value-type="string" calcext:value-type="string">
            <text:p>FORR</text:p>
          </table:table-cell>
          <table:table-cell office:value-type="string" calcext:value-type="string">
            <text:p>Epstein2012c</text:p>
          </table:table-cell>
          <table:table-cell office:value-type="string" calcext:value-type="string">
            <text:p>S. L. Epstein, R. Passonneau, J. Gordon, and T. Ligorio, “The Role of Knowledge and Certainty in Understanding for Dialogue,” in AAAI Fall Symposium: Advances in Cognitive Systems, 2012.</text:p>
          </table:table-cell>
        </table:table-row>
        <table:table-row table:style-name="ro1">
          <table:table-cell office:value-type="string" calcext:value-type="string">
            <text:p>FORR</text:p>
          </table:table-cell>
          <table:table-cell office:value-type="string" calcext:value-type="string">
            <text:p>Epstein2012b</text:p>
          </table:table-cell>
          <table:table-cell office:value-type="string" calcext:value-type="string">
            <text:p>S. L. Epstein, R. Passonneau, T. Ligorio, and J. Gordon, “Data mining to support human-machine dialogue for autonomous agents,” Lect. Notes Comput. Sci. (including Subser. Lect. Notes Artif. Intell. Lect. Notes Bioinformatics), pp. 132–155, 2012.</text:p>
          </table:table-cell>
        </table:table-row>
        <table:table-row table:style-name="ro1">
          <table:table-cell office:value-type="string" calcext:value-type="string">
            <text:p>FORR</text:p>
          </table:table-cell>
          <table:table-cell office:value-type="string" calcext:value-type="string">
            <text:p>Epstein2007</text:p>
          </table:table-cell>
          <table:table-cell office:value-type="string" calcext:value-type="string">
            <text:p>S. L. Epstein and S. Petrovic, “Learning to solve constraint problems,” in ICAPS-07 Workshop on Planning and Learning, 2007.</text:p>
          </table:table-cell>
        </table:table-row>
        <table:table-row table:style-name="ro1">
          <table:table-cell office:value-type="string" calcext:value-type="string">
            <text:p>FORR</text:p>
          </table:table-cell>
          <table:table-cell office:value-type="string" calcext:value-type="string">
            <text:p>Hamadi2013</text:p>
          </table:table-cell>
          <table:table-cell office:value-type="string" calcext:value-type="string">
            <text:p>S. L. Epstein and S. Petrovic, “Learning a Mixture of Search Heuristics,” Autonomous Search, pp. 97-127, Springer Berlin Heidelberg, 2011.</text:p>
          </table:table-cell>
        </table:table-row>
        <table:table-row table:style-name="ro1">
          <table:table-cell office:value-type="string" calcext:value-type="string">
            <text:p>FORR</text:p>
          </table:table-cell>
          <table:table-cell office:value-type="string" calcext:value-type="string">
            <text:p>Epstein2012</text:p>
          </table:table-cell>
          <table:table-cell office:value-type="string" calcext:value-type="string">
            <text:p>S. L. Epstein, E. Schneider, A. T. Ozgelen, P. J. Munoz, M. Constantino, E. I. Sklar, and S. Parsons, “Applying FORR to human/multi-robot teams,” Work. Human-Agent-Robot Teams Int’l Conf Human-Robot Interact., 2012.</text:p>
          </table:table-cell>
        </table:table-row>
        <table:table-row table:style-name="ro1">
          <table:table-cell office:value-type="string" calcext:value-type="string">
            <text:p>FORR</text:p>
          </table:table-cell>
          <table:table-cell office:value-type="string" calcext:value-type="string">
            <text:p>Gelfand1998</text:p>
          </table:table-cell>
          <table:table-cell office:value-type="string" calcext:value-type="string">
            <text:p>J. J. Gelfand, S. L. Epstein, and W. B. Powell, “Integrating Pattern-Based Reasoning in Multimodal Decision Systems,” AAAI Tech. Rep. SS-98-04, 1998.</text:p>
          </table:table-cell>
        </table:table-row>
        <table:table-row table:style-name="ro1">
          <table:table-cell office:value-type="string" calcext:value-type="string">
            <text:p>FORR</text:p>
          </table:table-cell>
          <table:table-cell office:value-type="string" calcext:value-type="string">
            <text:p>Gordon2011</text:p>
          </table:table-cell>
          <table:table-cell office:value-type="string" calcext:value-type="string">
            <text:p>J. B. Gordon, R. J. Passonneau, and S. L. Epstein, “Helping agents help their users despite imperfect speech recognition,” AAAI Spring Symp. - Tech. Rep., 2011.</text:p>
          </table:table-cell>
        </table:table-row>
        <table:table-row table:style-name="ro1">
          <table:table-cell office:value-type="string" calcext:value-type="string">
            <text:p>FORR</text:p>
          </table:table-cell>
          <table:table-cell office:value-type="string" calcext:value-type="string">
            <text:p>Gordon2011a</text:p>
          </table:table-cell>
          <table:table-cell office:value-type="string" calcext:value-type="string">
            <text:p>J. Gordon and S. L. Epstein, “Learning to balance grounding rationales for dialogue systems,” in Proceedings of SIGDIAL Conference, 2011, pp. 266–271.</text:p>
          </table:table-cell>
        </table:table-row>
        <table:table-row table:style-name="ro1">
          <table:table-cell office:value-type="string" calcext:value-type="string">
            <text:p>FORR</text:p>
          </table:table-cell>
          <table:table-cell office:value-type="string" calcext:value-type="string">
            <text:p>Ozgelen2013</text:p>
          </table:table-cell>
          <table:table-cell office:value-type="string" calcext:value-type="string">
            <text:p>A. . T. Ozgelen, E. Schneider, E. Sklar, M. Costantino, S. L. Epstein, and S. Parsons, “A first step toward testing multiagent coordination mechanisms on multi-robot teams,” AAMAS Work. Auton. Robot. Multirobot Syst., 2013.</text:p>
          </table:table-cell>
        </table:table-row>
        <table:table-row table:style-name="ro1">
          <table:table-cell office:value-type="string" calcext:value-type="string">
            <text:p>FORR</text:p>
          </table:table-cell>
          <table:table-cell office:value-type="string" calcext:value-type="string">
            <text:p>Petrovic2009</text:p>
          </table:table-cell>
          <table:table-cell office:value-type="string" calcext:value-type="string">
            <text:p>S. V. Petrovic and S. L. Epstein, “Tailoring a Mixture of Search Heuristics,” Constraint Program. Lett., vol. 4, pp. 15–38, 2009.</text:p>
          </table:table-cell>
        </table:table-row>
        <table:table-row table:style-name="ro1">
          <table:table-cell office:value-type="string" calcext:value-type="string">
            <text:p>FORR</text:p>
          </table:table-cell>
          <table:table-cell office:value-type="string" calcext:value-type="string">
            <text:p>Petrovic2006</text:p>
          </table:table-cell>
          <table:table-cell office:value-type="string" calcext:value-type="string">
            <text:p>S. Petrovic and S. Epstein, “Full Restart Speeds Learning,” Proc. Florida Artif. Intell. Res. Soc. Conf., pp. 104–109, 2006.</text:p>
          </table:table-cell>
        </table:table-row>
        <table:table-row table:style-name="ro1">
          <table:table-cell office:value-type="string" calcext:value-type="string">
            <text:p>FORR</text:p>
          </table:table-cell>
          <table:table-cell office:value-type="string" calcext:value-type="string">
            <text:p>Petrovic2005</text:p>
          </table:table-cell>
          <table:table-cell office:value-type="string" calcext:value-type="string">
            <text:p>S. Petrovic and S. Epstein, “Relative Support Weight Learning for Constraint Solving,” AAAI Work. Learn. Search, 2006.</text:p>
          </table:table-cell>
        </table:table-row>
        <table:table-row table:style-name="ro1">
          <table:table-cell office:value-type="string" calcext:value-type="string">
            <text:p>FORR</text:p>
          </table:table-cell>
          <table:table-cell office:value-type="string" calcext:value-type="string">
            <text:p>Petrovic2008</text:p>
          </table:table-cell>
          <table:table-cell office:value-type="string" calcext:value-type="string">
            <text:p>S. Petrovic and S. L. Epstein, “Random Subsets Support Learning a Mixture of Heuristics,” Int. J. Artif. Intell. Tools, vol. 17, no. 3, pp. 501–520, 2008.</text:p>
          </table:table-cell>
        </table:table-row>
        <table:table-row table:style-name="ro1">
          <table:table-cell office:value-type="string" calcext:value-type="string">
            <text:p>FORR</text:p>
          </table:table-cell>
          <table:table-cell office:value-type="string" calcext:value-type="string">
            <text:p>Petrovic2007</text:p>
          </table:table-cell>
          <table:table-cell office:value-type="string" calcext:value-type="string">
            <text:p>S. Petrovic and S. L. Epstein, “Preferences Improve Learning to Solve Constraint Problems,” in Proceedings of the Workshop on Preference Handling for Artificial Intelligence at AAAI, 2007, vol. 7, pp. 71–78.</text:p>
          </table:table-cell>
        </table:table-row>
        <table:table-row table:style-name="ro1">
          <table:table-cell office:value-type="string" calcext:value-type="string">
            <text:p>FORR</text:p>
          </table:table-cell>
          <table:table-cell office:value-type="string" calcext:value-type="string">
            <text:p>Epstein2012a</text:p>
          </table:table-cell>
          <table:table-cell office:value-type="string" calcext:value-type="string">
            <text:p>S. Petrovic, S. L. Epstein, and R. J. Wallace, “Learning a mixture of search heuristics,” Auton. Search, pp. 97–127, 2012.</text:p>
          </table:table-cell>
        </table:table-row>
        <table:table-row table:style-name="ro1">
          <table:table-cell office:value-type="string" calcext:value-type="string">
            <text:p>FORR</text:p>
          </table:table-cell>
          <table:table-cell office:value-type="string" calcext:value-type="string">
            <text:p>Rattermann1995</text:p>
          </table:table-cell>
          <table:table-cell office:value-type="string" calcext:value-type="string">
            <text:p>M. J. Rattermann and S. L. Epstein, “Skilled like a Person: A Comparison of Human and Computer Game Playing,” Proc. Seventeenth Annu. Conf. Cogn. Sci. Soc., pp. 709–714, 1995.</text:p>
          </table:table-cell>
        </table:table-row>
        <table:table-row table:style-name="ro1">
          <table:table-cell office:value-type="string" calcext:value-type="string">
            <text:p>FORR</text:p>
          </table:table-cell>
          <table:table-cell office:value-type="string" calcext:value-type="string">
            <text:p>Sklar2011</text:p>
          </table:table-cell>
          <table:table-cell office:value-type="string" calcext:value-type="string">
            <text:p>E. I. Sklar, S. L. Epstein, S. Parsons, A. T. Ozgelen, J. P. Munoz, and J. Gonzalez, “A framework in which robots and humans help each other,” in Association for the Advancement of Artificial Intelligence Spring Symposium, 2011, pp. 54–59.</text:p>
          </table:table-cell>
        </table:table-row>
        <table:table-row table:style-name="ro1">
          <table:table-cell office:value-type="string" calcext:value-type="string">
            <text:p>GLAIR</text:p>
          </table:table-cell>
          <table:table-cell office:value-type="string" calcext:value-type="string">
            <text:p>Anstey2003</text:p>
          </table:table-cell>
          <table:table-cell office:value-type="string" calcext:value-type="string">
            <text:p>J. Anstey, D. Pape, S. C. Shapiro, and V. Rao, “Virtual drama with intelligent agents,” in Hybrid Reality: Art, Technology and the Human Factor, Proceedings of the Ninth International Conference on Virtual Systems and MultiMedia, 2003.</text:p>
          </table:table-cell>
        </table:table-row>
        <table:table-row table:style-name="ro1">
          <table:table-cell office:value-type="string" calcext:value-type="string">
            <text:p>GLAIR</text:p>
          </table:table-cell>
          <table:table-cell office:value-type="string" calcext:value-type="string">
            <text:p>Anstey2007</text:p>
          </table:table-cell>
          <table:table-cell office:value-type="string" calcext:value-type="string">
            <text:p>J. Anstey, S. Bay-Cheng, D. Pape, and S. C. Shapiro, “Human trials: An Experiment in Intermedia Performance,” ACM Comput. Entertain., vol. 5, no. 3, 2007.</text:p>
          </table:table-cell>
        </table:table-row>
        <table:table-row table:style-name="ro1">
          <table:table-cell office:value-type="string" calcext:value-type="string">
            <text:p>GLAIR</text:p>
          </table:table-cell>
          <table:table-cell office:value-type="string" calcext:value-type="string">
            <text:p>Anstey2004</text:p>
          </table:table-cell>
          <table:table-cell office:value-type="string" calcext:value-type="string">
            <text:p>J. Anstey, D. Pape, O. Telhan, S. C. Shapiro, and T. D. Nayak, “Psycho-Drama in VR,” in Proceedings of The Fourth Conference on Computation Semiotics (COSIGN), 2004.</text:p>
          </table:table-cell>
        </table:table-row>
        <table:table-row table:style-name="ro1">
          <table:table-cell office:value-type="string" calcext:value-type="string">
            <text:p>GLAIR</text:p>
          </table:table-cell>
          <table:table-cell office:value-type="string" calcext:value-type="string">
            <text:p>Bandera1989</text:p>
          </table:table-cell>
          <table:table-cell office:value-type="string" calcext:value-type="string">
            <text:p>C. Bandera and P. D. Scott, “Foveal machine vision systems,” in Conference Proceedings of the IEEE International Conference on Systems, Man and Cybernetics, 1989, pp. 596–599.</text:p>
          </table:table-cell>
        </table:table-row>
        <table:table-row table:style-name="ro1">
          <table:table-cell office:value-type="string" calcext:value-type="string">
            <text:p>GLAIR</text:p>
          </table:table-cell>
          <table:table-cell office:value-type="string" calcext:value-type="string">
            <text:p>Bona2013</text:p>
          </table:table-cell>
          <table:table-cell office:value-type="string" calcext:value-type="string">
            <text:p>J. P. Bona, “MGLAIR: A Multimodal Cognitive Agent Architecture,” PhD Thesis, 2013.</text:p>
          </table:table-cell>
        </table:table-row>
        <table:table-row table:style-name="ro1">
          <table:table-cell office:value-type="string" calcext:value-type="string">
            <text:p>GLAIR</text:p>
          </table:table-cell>
          <table:table-cell office:value-type="string" calcext:value-type="string">
            <text:p>Bona2012</text:p>
          </table:table-cell>
          <table:table-cell office:value-type="string" calcext:value-type="string">
            <text:p>J. P. Bona and S. C. Shapiro, “Modality in the MGLAIR Architecture,” Biol. Inspired Cogn. Archit., pp. 75–81, 2012.</text:p>
          </table:table-cell>
        </table:table-row>
        <table:table-row table:style-name="ro1">
          <table:table-cell office:value-type="string" calcext:value-type="string">
            <text:p>GLAIR</text:p>
          </table:table-cell>
          <table:table-cell office:value-type="string" calcext:value-type="string">
            <text:p>Izatt1996</text:p>
          </table:table-cell>
          <table:table-cell office:value-type="string" calcext:value-type="string">
            <text:p>F. Du, A. Izatt, and C. Bandera, “An MIMD Computing Platform for a Hierarchical Foveal Machine Vision System,” in Proceedings of the Computer Vision and Pattern Recognition Conference (CVPR), 1996, pp. 720–725.</text:p>
          </table:table-cell>
        </table:table-row>
        <table:table-row table:style-name="ro1">
          <table:table-cell office:value-type="string" calcext:value-type="string">
            <text:p>GLAIR</text:p>
          </table:table-cell>
          <table:table-cell office:value-type="string" calcext:value-type="string">
            <text:p>Goldfain2003</text:p>
          </table:table-cell>
          <table:table-cell office:value-type="string" calcext:value-type="string">
            <text:p>A. Goldfain, M. W. Kandefer, S. C. Shapiro, and J. Anstey, “Co-Designing Agents,” Proc. CogRob2006 Fifth Int. Cogn. Robot. Work., 2003.</text:p>
          </table:table-cell>
        </table:table-row>
        <table:table-row table:style-name="ro1">
          <table:table-cell office:value-type="string" calcext:value-type="string">
            <text:p>GLAIR</text:p>
          </table:table-cell>
          <table:table-cell office:value-type="string" calcext:value-type="string">
            <text:p>Hexmoor1994</text:p>
          </table:table-cell>
          <table:table-cell office:value-type="string" calcext:value-type="string">
            <text:p>H. H. Hexmoor, J. M. Lammens, and S. C. Shapiro, “An Autonomous Agent Architecture for Integrating ‘Unconscious’ and ‘Conscious’, Reasoned Behaviors,” AAAI Spring Symp. Lessons Learn. from Implemented Softw. Archit. Phys. Agents, 1995.</text:p>
          </table:table-cell>
        </table:table-row>
        <table:table-row table:style-name="ro1">
          <table:table-cell office:value-type="string" calcext:value-type="string">
            <text:p>GLAIR</text:p>
          </table:table-cell>
          <table:table-cell office:value-type="string" calcext:value-type="string">
            <text:p>Hexmoor1995a</text:p>
          </table:table-cell>
          <table:table-cell office:value-type="string" calcext:value-type="string">
            <text:p>H. H. Hexmoor, “Learning routines,” Int. Work. Agent Theor. Archit. Lang., 1995.</text:p>
          </table:table-cell>
        </table:table-row>
        <table:table-row table:style-name="ro1">
          <table:table-cell office:value-type="string" calcext:value-type="string">
            <text:p>GLAIR</text:p>
          </table:table-cell>
          <table:table-cell office:value-type="string" calcext:value-type="string">
            <text:p>Hexmoor1995</text:p>
          </table:table-cell>
          <table:table-cell office:value-type="string" calcext:value-type="string">
            <text:p>H. H. Hexmoor, “Smarts are in the architecture!,” AAAI Tech. Rep. SS-95-02, pp. 322–325, 1995.</text:p>
          </table:table-cell>
        </table:table-row>
        <table:table-row table:style-name="ro1">
          <table:table-cell office:value-type="string" calcext:value-type="string">
            <text:p>GLAIR</text:p>
          </table:table-cell>
          <table:table-cell office:value-type="string" calcext:value-type="string">
            <text:p>Hexmoor1993b</text:p>
          </table:table-cell>
          <table:table-cell office:value-type="string" calcext:value-type="string">
            <text:p>H. Hexmoor, J. Lammens, G. Caicedo, and S. C. Shapiro, “Behavior Based AI, Cognitive Processes, and Emergent Behaviors in Autonomous Agents,” Appl. AI Eng. VIII Appl. Tech., vol. 2, 1993.</text:p>
          </table:table-cell>
        </table:table-row>
        <table:table-row table:style-name="ro1">
          <table:table-cell office:value-type="string" calcext:value-type="string">
            <text:p>GLAIR</text:p>
          </table:table-cell>
          <table:table-cell office:value-type="string" calcext:value-type="string">
            <text:p>Hexmoor1992</text:p>
          </table:table-cell>
          <table:table-cell office:value-type="string" calcext:value-type="string">
            <text:p>H. Hexmoor, J. Lammens, and S. Shapiro, “An Autonomous Agent Architecture for Integrating Perception and Acting with Grounded, Embodied Symbolic Reasoning,” Tehcnical Report 92-21. 1992.</text:p>
          </table:table-cell>
        </table:table-row>
        <table:table-row table:style-name="ro1">
          <table:table-cell office:value-type="string" calcext:value-type="string">
            <text:p>GLAIR</text:p>
          </table:table-cell>
          <table:table-cell office:value-type="string" calcext:value-type="string">
            <text:p>Hexmoor1993</text:p>
          </table:table-cell>
          <table:table-cell office:value-type="string" calcext:value-type="string">
            <text:p>H. Hexmoor, J. Lammens, and S. C. Shapiro, “Embodiment in GLAIR: A Grounded Layered Architecture with Integrated Reasoning for Autonomous Agents,” in Proceedings of the Sixth Florida Artificial Intelligence Research Symposium (FLAIRS), 1993, pp. 325–329.</text:p>
          </table:table-cell>
        </table:table-row>
        <table:table-row table:style-name="ro1">
          <table:table-cell office:value-type="string" calcext:value-type="string">
            <text:p>GLAIR</text:p>
          </table:table-cell>
          <table:table-cell office:value-type="string" calcext:value-type="string">
            <text:p>Ismail2000a</text:p>
          </table:table-cell>
          <table:table-cell office:value-type="string" calcext:value-type="string">
            <text:p>H. O. Ismail and S. C. Shapiro, “Two problems with reasoning and acting in time,” in Principles of Knowledge Representation and Reasoning: Proceedings of the Seventh International Conference, 2000, pp. 355–365.</text:p>
          </table:table-cell>
        </table:table-row>
        <table:table-row table:style-name="ro1">
          <table:table-cell office:value-type="string" calcext:value-type="string">
            <text:p>GLAIR</text:p>
          </table:table-cell>
          <table:table-cell office:value-type="string" calcext:value-type="string">
            <text:p>Ismail2008</text:p>
          </table:table-cell>
          <table:table-cell office:value-type="string" calcext:value-type="string">
            <text:p>H. O. Ismail and S. C. Shapiro, “Cascaded Acts: Conscious Sequential Acting for Embodied Agents,” Tech. Rep. No. 99-10, 1999.</text:p>
          </table:table-cell>
        </table:table-row>
        <table:table-row table:style-name="ro1">
          <table:table-cell office:value-type="string" calcext:value-type="string">
            <text:p>GLAIR</text:p>
          </table:table-cell>
          <table:table-cell office:value-type="string" calcext:value-type="string">
            <text:p>Ismail2000</text:p>
          </table:table-cell>
          <table:table-cell office:value-type="string" calcext:value-type="string">
            <text:p>H. O. Ismail and S. C. Shapiro, “Cascaded Acts: Conscious Sequential Acting for Embodied Agents,” Tech. Rep. No. 99-10, pp. 1–42, 1999.</text:p>
          </table:table-cell>
        </table:table-row>
        <table:table-row table:style-name="ro1">
          <table:table-cell office:value-type="string" calcext:value-type="string">
            <text:p>GLAIR</text:p>
          </table:table-cell>
          <table:table-cell office:value-type="string" calcext:value-type="string">
            <text:p>Ismail2000b</text:p>
          </table:table-cell>
          <table:table-cell office:value-type="string" calcext:value-type="string">
            <text:p>H. O. Ismail and S. C. Shapiro, “Conscious error recovery and interrupt handling,” in Proceedings of the International Conference on Artificial Intelligence (IC-AI), 2000.</text:p>
          </table:table-cell>
        </table:table-row>
        <table:table-row table:style-name="ro1">
          <table:table-cell office:value-type="string" calcext:value-type="string">
            <text:p>GLAIR</text:p>
          </table:table-cell>
          <table:table-cell office:value-type="string" calcext:value-type="string">
            <text:p>Kandefer2007</text:p>
          </table:table-cell>
          <table:table-cell office:value-type="string" calcext:value-type="string">
            <text:p>M. Kandefer and S. C. Shapiro, “Knowledge Acquisition by an Intelligent Acting Agent,” in AAAI Spring Symposium: Logical Formalizations of Commonsense Reasoning, 2007.</text:p>
          </table:table-cell>
        </table:table-row>
        <table:table-row table:style-name="ro1">
          <table:table-cell office:value-type="string" calcext:value-type="string">
            <text:p>GLAIR</text:p>
          </table:table-cell>
          <table:table-cell office:value-type="string" calcext:value-type="string">
            <text:p>Lammens1993</text:p>
          </table:table-cell>
          <table:table-cell office:value-type="string" calcext:value-type="string">
            <text:p>J. M. Lamments, H. H. Hexmoor, and S. C. Shapiro, “Of Elephants and Men,” The Biology and Technology of Intelligent Autonomous Agents. pp. 312–344, 1995.</text:p>
          </table:table-cell>
        </table:table-row>
        <table:table-row table:style-name="ro1">
          <table:table-cell office:value-type="string" calcext:value-type="string">
            <text:p>GLAIR</text:p>
          </table:table-cell>
          <table:table-cell office:value-type="string" calcext:value-type="string">
            <text:p>Rao2004</text:p>
          </table:table-cell>
          <table:table-cell office:value-type="string" calcext:value-type="string">
            <text:p>V. B. Rao, “Princess Cassie: An Embodied Cognitive Agent in a Virtual World,” BSc Thesis, 2004.</text:p>
          </table:table-cell>
        </table:table-row>
        <table:table-row table:style-name="ro1">
          <table:table-cell office:value-type="string" calcext:value-type="string">
            <text:p>GLAIR</text:p>
          </table:table-cell>
          <table:table-cell office:value-type="string" calcext:value-type="string">
            <text:p>Santore2000</text:p>
          </table:table-cell>
          <table:table-cell office:value-type="string" calcext:value-type="string">
            <text:p>J. F. Santore and S. C. Shapiro, “Crystal Cassie: Use of a 3-D Gaming Environment for a Cognitive Agent,” Pap. IJCAI 2003 Work. Cogn. Model. Agents Multi-Agent Interact., 2003.</text:p>
          </table:table-cell>
        </table:table-row>
        <table:table-row table:style-name="ro1">
          <table:table-cell office:value-type="string" calcext:value-type="string">
            <text:p>GLAIR</text:p>
          </table:table-cell>
          <table:table-cell office:value-type="string" calcext:value-type="string">
            <text:p>Shapiro2005a</text:p>
          </table:table-cell>
          <table:table-cell office:value-type="string" calcext:value-type="string">
            <text:p>S. C. Shapiro, J. Anstey, D. E. Pape, T. D. Nayak, M. Kandefer, and O. Telhan, “MGLAIR Agents in a Virtual Reality Drama,” CSE Tech. Rep. 2005-08, 2005.</text:p>
          </table:table-cell>
        </table:table-row>
        <table:table-row table:style-name="ro1">
          <table:table-cell office:value-type="string" calcext:value-type="string">
            <text:p>GLAIR</text:p>
          </table:table-cell>
          <table:table-cell office:value-type="string" calcext:value-type="string">
            <text:p>Shapiro1998</text:p>
          </table:table-cell>
          <table:table-cell office:value-type="string" calcext:value-type="string">
            <text:p>S. C. Shapiro, “Embodied cassie,” AAAI Tech. Rep. FS-98-02, pp. 136–143, 1998.</text:p>
          </table:table-cell>
        </table:table-row>
        <table:table-row table:style-name="ro1">
          <table:table-cell office:value-type="string" calcext:value-type="string">
            <text:p>GLAIR</text:p>
          </table:table-cell>
          <table:table-cell office:value-type="string" calcext:value-type="string">
            <text:p>Shapiro2003a</text:p>
          </table:table-cell>
          <table:table-cell office:value-type="string" calcext:value-type="string">
            <text:p>S. C. Shapiro, “FevahrCassie: A Description and Notes for Building FevahrCassie-Like Agents,” SNeRG Tech. Note 35, pp. 1–17, 2003.</text:p>
          </table:table-cell>
        </table:table-row>
        <table:table-row table:style-name="ro1">
          <table:table-cell office:value-type="string" calcext:value-type="string">
            <text:p>GLAIR</text:p>
          </table:table-cell>
          <table:table-cell office:value-type="string" calcext:value-type="string">
            <text:p>Shapiro2005b</text:p>
          </table:table-cell>
          <table:table-cell office:value-type="string" calcext:value-type="string">
            <text:p>S. C. Shapiro, J. Anstey, and D. E. Pape, “The Trial The Trail, Act 3. A Virtual Reality Drama Using Intelligent Agents,” in Proceedings of the First Artificial Intelligence and Interactive Digital Entertainment Conference, 2005.</text:p>
          </table:table-cell>
        </table:table-row>
        <table:table-row table:style-name="ro1">
          <table:table-cell office:value-type="string" calcext:value-type="string">
            <text:p>GLAIR</text:p>
          </table:table-cell>
          <table:table-cell office:value-type="string" calcext:value-type="string">
            <text:p>Shapiro2005c</text:p>
          </table:table-cell>
          <table:table-cell office:value-type="string" calcext:value-type="string">
            <text:p>S. C. Shapiro, J. Anstey, D. E. Pape, T. D. Nayak, M. Kandefer, and O. Telhan, “MGLAIR Agents in Virtual and other Graphical Environments,” Proc. Natl. Conf. Artif. Intell., vol. 20, no. 4, pp. 1704–1705, 2005.</text:p>
          </table:table-cell>
        </table:table-row>
        <table:table-row table:style-name="ro1">
          <table:table-cell office:value-type="string" calcext:value-type="string">
            <text:p>GLAIR</text:p>
          </table:table-cell>
          <table:table-cell office:value-type="string" calcext:value-type="string">
            <text:p>Shapiro2010</text:p>
          </table:table-cell>
          <table:table-cell office:value-type="string" calcext:value-type="string">
            <text:p>S. C. Shapiro and J. P. Bona, “The GLAIR Cognitive Architecture,” Int. J. Mach. Conscious., vol. 2, no. 2, pp. 307–332, 2010.</text:p>
          </table:table-cell>
        </table:table-row>
        <table:table-row table:style-name="ro1">
          <table:table-cell office:value-type="string" calcext:value-type="string">
            <text:p>GLAIR</text:p>
          </table:table-cell>
          <table:table-cell office:value-type="string" calcext:value-type="string">
            <text:p>Shapiro2001</text:p>
          </table:table-cell>
          <table:table-cell office:value-type="string" calcext:value-type="string">
            <text:p>S. C. Shapiro and H. O. Ismail, “Symbol-Anchoring in Cassie,” Anchoring Symb. to Sens. Data Single Mult. Robot Syst. Pap. from 2001 AAAI Fall Symp., 2001.</text:p>
          </table:table-cell>
        </table:table-row>
        <table:table-row table:style-name="ro1">
          <table:table-cell office:value-type="string" calcext:value-type="string">
            <text:p>GLAIR</text:p>
          </table:table-cell>
          <table:table-cell office:value-type="string" calcext:value-type="string">
            <text:p>Shapiro2003</text:p>
          </table:table-cell>
          <table:table-cell office:value-type="string" calcext:value-type="string">
            <text:p>S. C. Shapiro and H. O. Ismail, “Anchoring in a grounded layered architecture with integrated reasoning,” Rob. Auton. Syst., vol. 43, no. 2–3, pp. 97–108, 2003.</text:p>
          </table:table-cell>
        </table:table-row>
        <table:table-row table:style-name="ro1">
          <table:table-cell office:value-type="string" calcext:value-type="string">
            <text:p>GLAIR</text:p>
          </table:table-cell>
          <table:table-cell office:value-type="string" calcext:value-type="string">
            <text:p>Shapiro2000</text:p>
          </table:table-cell>
          <table:table-cell office:value-type="string" calcext:value-type="string">
            <text:p>S. C. Shapiro, H. O. Ismail, and J. F. Santore, “Our Dinner with Cassie,” Work. notes AAAI 2000 Spring Symp. Nat. dialogues with Pract. Robot. devices, 2000.</text:p>
          </table:table-cell>
        </table:table-row>
        <table:table-row table:style-name="ro1">
          <table:table-cell office:value-type="string" calcext:value-type="string">
            <text:p>GLAIR</text:p>
          </table:table-cell>
          <table:table-cell office:value-type="string" calcext:value-type="string">
            <text:p>Shapiro2005</text:p>
          </table:table-cell>
          <table:table-cell office:value-type="string" calcext:value-type="string">
            <text:p>S. C. Shapiro and M. Kandefer, “A SNePS Approach to the Wumpus World Agent or Cassie Meets the Wumpus,” in IJCAI-05 Workshop on Nonmonotonic Reasoning, Action, and Change (NRAC’05): Working Notes, 2005.</text:p>
          </table:table-cell>
        </table:table-row>
        <table:table-row table:style-name="ro1">
          <table:table-cell office:value-type="string" calcext:value-type="string">
            <text:p>GLAIR</text:p>
          </table:table-cell>
          <table:table-cell office:value-type="string" calcext:value-type="string">
            <text:p>Shapiro2007</text:p>
          </table:table-cell>
          <table:table-cell office:value-type="string" calcext:value-type="string">
            <text:p>S. C. Shapiro, W. J. R. Rapaport, M. Kandefer, and A. Goldfain, “Metacognition in SNePS,” AI Mag., vol. 28, no. 1, pp. 17–31, 2007.</text:p>
          </table:table-cell>
        </table:table-row>
        <table:table-row table:style-name="ro1">
          <table:table-cell office:value-type="string" calcext:value-type="string">
            <text:p>GMU BICA</text:p>
          </table:table-cell>
          <table:table-cell office:value-type="string" calcext:value-type="string">
            <text:p>Report2008</text:p>
          </table:table-cell>
          <table:table-cell office:value-type="string" calcext:value-type="string">
            <text:p>K. A. De de Jong, A. V. Samsonovich, and G. A. Ascoli, “An Integrated Self-Aware Cognitive Architecture,” Tech. Rep. AFRL-RI-RS-TR-2008-60, no. March, 2008.</text:p>
          </table:table-cell>
        </table:table-row>
        <table:table-row table:style-name="ro1">
          <table:table-cell office:value-type="string" calcext:value-type="string">
            <text:p>GMU BICA</text:p>
          </table:table-cell>
          <table:table-cell office:value-type="string" calcext:value-type="string">
            <text:p>Samsonovich2010a</text:p>
          </table:table-cell>
          <table:table-cell office:value-type="string" calcext:value-type="string">
            <text:p>A. Samsonovich, “A Human-Inspired Cognitive Architecture Supporting Self Regulated Learning in Problem Solving,” in Metacognition for Robust Social Systems: Papers from the 2010 AAAI Workshop, AAAI Technical Report WS-10-07, 2010, pp. 50–53.</text:p>
          </table:table-cell>
        </table:table-row>
        <table:table-row table:style-name="ro1">
          <table:table-cell office:value-type="string" calcext:value-type="string">
            <text:p>GMU BICA</text:p>
          </table:table-cell>
          <table:table-cell office:value-type="string" calcext:value-type="string">
            <text:p>Samsonovich2006</text:p>
          </table:table-cell>
          <table:table-cell office:value-type="string" calcext:value-type="string">
            <text:p>A. V Samsonovich, G. a Ascoli, K. a De Jong, and M. a Coletti, “Integrated Hybrid Cognitive Architecture for a Virtual Roboscout,” in Cognitive robotics: Papers from the AAAI workshop, AAAI technical reports, 2006, vol. 6, pp. 129–134.</text:p>
          </table:table-cell>
        </table:table-row>
        <table:table-row table:style-name="ro1">
          <table:table-cell office:value-type="string" calcext:value-type="string">
            <text:p>GMU BICA</text:p>
          </table:table-cell>
          <table:table-cell office:value-type="string" calcext:value-type="string">
            <text:p>Samsonovich2012</text:p>
          </table:table-cell>
          <table:table-cell office:value-type="string" calcext:value-type="string">
            <text:p>A. V. Samsonovich, “Modeling Social Emotions in Intelligent Agents Based on the Mental State Formalism,” in AAAI Fall Symposium: Artificial Intelligence of Humour, 2012, pp. 76–83.</text:p>
          </table:table-cell>
        </table:table-row>
        <table:table-row table:style-name="ro1">
          <table:table-cell office:value-type="string" calcext:value-type="string">
            <text:p>GMU BICA</text:p>
          </table:table-cell>
          <table:table-cell office:value-type="string" calcext:value-type="string">
            <text:p>Samsonovich2006a</text:p>
          </table:table-cell>
          <table:table-cell office:value-type="string" calcext:value-type="string">
            <text:p>A. V. Samsonovich, “Biologically inspired cognitive architecture for socially competent agents,” in Cognitive Modeling and Agent-Based Social Simulation: Papers from the AAAI Workshop, 2006, pp. 36–48.</text:p>
          </table:table-cell>
        </table:table-row>
        <table:table-row table:style-name="ro1">
          <table:table-cell office:value-type="string" calcext:value-type="string">
            <text:p>GMU BICA</text:p>
          </table:table-cell>
          <table:table-cell office:value-type="string" calcext:value-type="string">
            <text:p>Samsonovich2013</text:p>
          </table:table-cell>
          <table:table-cell office:value-type="string" calcext:value-type="string">
            <text:p>A. V. Samsonovich, “Modeling human emotional intelligence in virtual agents,” Integr. Cogn. AAAI Tech. Rep. FS-13-03, pp. 71–78, 2013.</text:p>
          </table:table-cell>
        </table:table-row>
        <table:table-row table:style-name="ro1">
          <table:table-cell office:value-type="string" calcext:value-type="string">
            <text:p>GMU BICA</text:p>
          </table:table-cell>
          <table:table-cell office:value-type="string" calcext:value-type="string">
            <text:p>Samsonovich2005b</text:p>
          </table:table-cell>
          <table:table-cell office:value-type="string" calcext:value-type="string">
            <text:p>A. V. Samsonovich and K. A. De Jong, “Designing a self-aware neuromorphic hybrid,” in Workshop on Modular Construction of Human-Like Intelligence, 2005, pp. 71–78.</text:p>
          </table:table-cell>
        </table:table-row>
        <table:table-row table:style-name="ro1">
          <table:table-cell office:value-type="string" calcext:value-type="string">
            <text:p>GMU BICA</text:p>
          </table:table-cell>
          <table:table-cell office:value-type="string" calcext:value-type="string">
            <text:p>Samsonovich2008a</text:p>
          </table:table-cell>
          <table:table-cell office:value-type="string" calcext:value-type="string">
            <text:p>A. V. Samsonovich, K. A. De Jong, A. Kitsantas, E. E. Peters, N. Dabbagh, and M. Layne Kalbfleisch, “Cognitive constructor: An intelligent tutoring system based on a biologically inspired cognitive architecture (BICA),” Front. Artif. Intell. Appl., vol. 171, pp. 311–325, 2008.</text:p>
          </table:table-cell>
        </table:table-row>
        <table:table-row table:style-name="ro1">
          <table:table-cell office:value-type="string" calcext:value-type="string">
            <text:p>GMU BICA</text:p>
          </table:table-cell>
          <table:table-cell office:value-type="string" calcext:value-type="string">
            <text:p>Samsonovich2008</text:p>
          </table:table-cell>
          <table:table-cell office:value-type="string" calcext:value-type="string">
            <text:p>A. V. Samsonovich, K. a. De Jong, A. Kitsantas, E. E. Peters, N. Dabbagh, and M. Layne Kalbfleisch, “Cognitive constructor: An intelligent tutoring system based on a biologically inspired cognitive architecture (BICA),” Front. Artif. Intell. Appl., vol. 171, no. 1, pp. 311–325, 2008.</text:p>
          </table:table-cell>
        </table:table-row>
        <table:table-row table:style-name="ro1">
          <table:table-cell office:value-type="string" calcext:value-type="string">
            <text:p>GMU BICA</text:p>
          </table:table-cell>
          <table:table-cell office:value-type="string" calcext:value-type="string">
            <text:p>Samsonovich2008b</text:p>
          </table:table-cell>
          <table:table-cell office:value-type="string" calcext:value-type="string">
            <text:p>A. V. Samsonovich, A. Kitsantas, and N. Dabbagh, “Cognitive constructor: A biologically-inspired self-regulated learning partner,” in AAAI Fall Symposium: Biologically Inspired Cognitive Architectures, 2008, pp. 162–167.</text:p>
          </table:table-cell>
        </table:table-row>
        <table:table-row table:style-name="ro1">
          <table:table-cell office:value-type="string" calcext:value-type="string">
            <text:p>GMU BICA</text:p>
          </table:table-cell>
          <table:table-cell office:value-type="string" calcext:value-type="string">
            <text:p>Samsonovich2008c</text:p>
          </table:table-cell>
          <table:table-cell office:value-type="string" calcext:value-type="string">
            <text:p>A. V. Samsonovich, A. Kitsantas, N. Dabbagh, and K. A. De Jong, “Self-awareness as metacognition about own self concept,” Metareasoning Think. about Thinking. Pap. from 2008 AAAI Work., pp. 159–162, 2008.</text:p>
          </table:table-cell>
        </table:table-row>
        <table:table-row table:style-name="ro1">
          <table:table-cell office:value-type="string" calcext:value-type="string">
            <text:p>GMU BICA</text:p>
          </table:table-cell>
          <table:table-cell office:value-type="string" calcext:value-type="string">
            <text:p>Samsonovich2005</text:p>
          </table:table-cell>
          <table:table-cell office:value-type="string" calcext:value-type="string">
            <text:p>A. V. Samsonovich and L. Nadel, “Fundamental Principles and Mechanisms of the Consious Self,” Cortex, vol. 41, no. 5, pp. 669–689, 2005.</text:p>
          </table:table-cell>
        </table:table-row>
        <table:table-row table:style-name="ro1">
          <table:table-cell office:value-type="string" calcext:value-type="string">
            <text:p>GMU BICA</text:p>
          </table:table-cell>
          <table:table-cell office:value-type="string" calcext:value-type="string">
            <text:p>Samsonovich2003</text:p>
          </table:table-cell>
          <table:table-cell office:value-type="string" calcext:value-type="string">
            <text:p>A. Samsonovich and K. DeJong, “Meta-Cognitive Architecture for Team Agents,” in Proceedings of the 25th Annual Meeting of the Cognitive Science Society, 2003, pp. 1029–1034.</text:p>
          </table:table-cell>
        </table:table-row>
        <table:table-row table:style-name="ro1">
          <table:table-cell office:value-type="string" calcext:value-type="string">
            <text:p>Homer</text:p>
          </table:table-cell>
          <table:table-cell office:value-type="string" calcext:value-type="string">
            <text:p>Vere1991</text:p>
          </table:table-cell>
          <table:table-cell office:value-type="string" calcext:value-type="string">
            <text:p>S. A. Vere, “Organization of the basic agent,” ACM SIGART Bull., vol. 2, no. 4, pp. 164–168, 1991.</text:p>
          </table:table-cell>
        </table:table-row>
        <table:table-row table:style-name="ro1">
          <table:table-cell office:value-type="string" calcext:value-type="string">
            <text:p>Homer</text:p>
          </table:table-cell>
          <table:table-cell office:value-type="string" calcext:value-type="string">
            <text:p>Vere1990</text:p>
          </table:table-cell>
          <table:table-cell office:value-type="string" calcext:value-type="string">
            <text:p>S. Vere and T. Bickmore, “A basic agent,” Comput. Intell., vol. 6, no. 1, pp. 41–60, 1990.</text:p>
          </table:table-cell>
        </table:table-row>
        <table:table-row table:style-name="ro1">
          <table:table-cell office:value-type="string" calcext:value-type="string">
            <text:p>HTM</text:p>
          </table:table-cell>
          <table:table-cell office:value-type="string" calcext:value-type="string">
            <text:p>Ahmad2015</text:p>
          </table:table-cell>
          <table:table-cell office:value-type="string" calcext:value-type="string">
            <text:p>S. Ahmad and J. Hawkins, “Properties of Sparse Distributed Representations and their Application to Hierarchical Temporal Memory,” arXiv Prepr. arXiv1503.07469, 2009.</text:p>
          </table:table-cell>
        </table:table-row>
        <table:table-row table:style-name="ro1">
          <table:table-cell office:value-type="string" calcext:value-type="string">
            <text:p>HTM</text:p>
          </table:table-cell>
          <table:table-cell office:value-type="string" calcext:value-type="string">
            <text:p>Ahmad2016</text:p>
          </table:table-cell>
          <table:table-cell office:value-type="string" calcext:value-type="string">
            <text:p>S. Ahmad and J. Hawkins, “How do neurons operate on sparse distributed representations? A mathematical theory of sparsity, neurons and active dendrites,” arXiv Prepr. arXiv1601.00720, 2016.</text:p>
          </table:table-cell>
        </table:table-row>
        <table:table-row table:style-name="ro1">
          <table:table-cell office:value-type="string" calcext:value-type="string">
            <text:p>HTM</text:p>
          </table:table-cell>
          <table:table-cell office:value-type="string" calcext:value-type="string">
            <text:p>Bobier2007</text:p>
          </table:table-cell>
          <table:table-cell office:value-type="string" calcext:value-type="string">
            <text:p>B. Bobier, “Handwritten Digit Recognition using Hierarchical Temporal Memory,” Tech. Report, <text:s/>2007.</text:p>
          </table:table-cell>
        </table:table-row>
        <table:table-row table:style-name="ro1">
          <table:table-cell office:value-type="string" calcext:value-type="string">
            <text:p>HTM</text:p>
          </table:table-cell>
          <table:table-cell office:value-type="string" calcext:value-type="string">
            <text:p>Bolotova2014</text:p>
          </table:table-cell>
          <table:table-cell office:value-type="string" calcext:value-type="string">
            <text:p>Y. A. Bolotova, A. A. Druki, and V. G. Spitsyn, “License plate recognition with hierarchical temporal memory model,” in 9th International Forum on Strategic Technology (IFOST), 2014, pp. 136–139.</text:p>
          </table:table-cell>
        </table:table-row>
        <table:table-row table:style-name="ro1">
          <table:table-cell office:value-type="string" calcext:value-type="string">
            <text:p>HTM</text:p>
          </table:table-cell>
          <table:table-cell office:value-type="string" calcext:value-type="string">
            <text:p>Byrne2015</text:p>
          </table:table-cell>
          <table:table-cell office:value-type="string" calcext:value-type="string">
            <text:p>F. Byrne, “Symphony from Synapses: Neocortex as a Universal Dynamical Systems Modeller using Hierarchical Temporal Memory,” arXiv Prepr. arXiv1512.05245, 2015.</text:p>
          </table:table-cell>
        </table:table-row>
        <table:table-row table:style-name="ro1">
          <table:table-cell office:value-type="string" calcext:value-type="string">
            <text:p>HTM</text:p>
          </table:table-cell>
          <table:table-cell office:value-type="string" calcext:value-type="string">
            <text:p>Casarella2007</text:p>
          </table:table-cell>
          <table:table-cell office:value-type="string" calcext:value-type="string">
            <text:p>J. M. Casarella, “The Application of Hierarchical Temporal Memory to the Evaluation of EEG Signals,” in Proceedings of the Student/Faculty Research Day, 2011.</text:p>
          </table:table-cell>
        </table:table-row>
        <table:table-row table:style-name="ro1">
          <table:table-cell office:value-type="string" calcext:value-type="string">
            <text:p>HTM</text:p>
          </table:table-cell>
          <table:table-cell office:value-type="string" calcext:value-type="string">
            <text:p>Csapo2007</text:p>
          </table:table-cell>
          <table:table-cell office:value-type="string" calcext:value-type="string">
            <text:p>A. B. Csapo, P. Baranyi, and D. Tikk, “Object categorization using VFA-generated nodemaps and hierarchical temporal memories,” in Proceedings of the 5th IEEE International Conference on Computational Cybernetics, 2007, pp. 257–262.</text:p>
          </table:table-cell>
        </table:table-row>
        <table:table-row table:style-name="ro1">
          <table:table-cell office:value-type="string" calcext:value-type="string">
            <text:p>HTM</text:p>
          </table:table-cell>
          <table:table-cell office:value-type="string" calcext:value-type="string">
            <text:p>Cui2015</text:p>
          </table:table-cell>
          <table:table-cell office:value-type="string" calcext:value-type="string">
            <text:p>Y. Cui, S. Ahmad, and J. Hawkins, “Continuous online sequence learning with an unsupervised neural network model,” arXiv Prepr. arXiv1512.05463, 2015.</text:p>
          </table:table-cell>
        </table:table-row>
        <table:table-row table:style-name="ro1">
          <table:table-cell office:value-type="string" calcext:value-type="string">
            <text:p>HTM</text:p>
          </table:table-cell>
          <table:table-cell office:value-type="string" calcext:value-type="string">
            <text:p>Nugent2011</text:p>
          </table:table-cell>
          <table:table-cell office:value-type="string" calcext:value-type="string">
            <text:p>A. Dalal, Y. Ozturk, and K. S. Moon, “Finger Motion EMG Signal Classification Based on HTM (Hierarchical Temporal Memory) Technique,” in Proceedings of the 6th International IEEE EMBS Conference on Neural Engineering, 2013.</text:p>
          </table:table-cell>
        </table:table-row>
        <table:table-row table:style-name="ro1">
          <table:table-cell office:value-type="string" calcext:value-type="string">
            <text:p>HTM</text:p>
          </table:table-cell>
          <table:table-cell office:value-type="string" calcext:value-type="string">
            <text:p>Ferrier2014</text:p>
          </table:table-cell>
          <table:table-cell office:value-type="string" calcext:value-type="string">
            <text:p>M. R. Ferrier, “Toward a Universal Cortical Algorithm: Examining Hierarchical Temporal Memory in Light of Frontal Cortical Function,” arXiv Prepr. arXiv1411.4702, 2014.</text:p>
          </table:table-cell>
        </table:table-row>
        <table:table-row table:style-name="ro1">
          <table:table-cell office:value-type="string" calcext:value-type="string">
            <text:p>HTM</text:p>
          </table:table-cell>
          <table:table-cell office:value-type="string" calcext:value-type="string">
            <text:p>Gabrielsson2013</text:p>
          </table:table-cell>
          <table:table-cell office:value-type="string" calcext:value-type="string">
            <text:p>P. Gabrielsson, R. König, and U. Johansson, “Evolving hierarchical temporal memory-based trading models,” in Proceedings of the European Conference on the Applications of Evolutionary Computation, 2013, pp. 213–222.</text:p>
          </table:table-cell>
        </table:table-row>
        <table:table-row table:style-name="ro1">
          <table:table-cell office:value-type="string" calcext:value-type="string">
            <text:p>HTM</text:p>
          </table:table-cell>
          <table:table-cell office:value-type="string" calcext:value-type="string">
            <text:p>George2009a</text:p>
          </table:table-cell>
          <table:table-cell office:value-type="string" calcext:value-type="string">
            <text:p>D. George, “How to make computers that work like the brain,” in 2009 46th ACM/IEEE Design Automation Conference, 2009, pp. 420–423.</text:p>
          </table:table-cell>
        </table:table-row>
        <table:table-row table:style-name="ro1">
          <table:table-cell office:value-type="string" calcext:value-type="string">
            <text:p>HTM</text:p>
          </table:table-cell>
          <table:table-cell office:value-type="string" calcext:value-type="string">
            <text:p>George2009</text:p>
          </table:table-cell>
          <table:table-cell office:value-type="string" calcext:value-type="string">
            <text:p>D. George and J. Hawkins, “Towards a mathematical theory of cortical micro-circuits,” PLoS Comput. Biol., vol. 5, no. 10, 2009.</text:p>
          </table:table-cell>
        </table:table-row>
        <table:table-row table:style-name="ro1">
          <table:table-cell office:value-type="string" calcext:value-type="string">
            <text:p>HTM</text:p>
          </table:table-cell>
          <table:table-cell office:value-type="string" calcext:value-type="string">
            <text:p>George2005</text:p>
          </table:table-cell>
          <table:table-cell office:value-type="string" calcext:value-type="string">
            <text:p>D. George and J. Hawkins, “A hierarchical Bayesian model of invariant pattern recognition in the visual cortex,” in Proceedings of the International Joint Conference on Neural Networks, 2005, vol. 3, pp. 1812–1817.</text:p>
          </table:table-cell>
        </table:table-row>
        <table:table-row table:style-name="ro1">
          <table:table-cell office:value-type="string" calcext:value-type="string">
            <text:p>HTM</text:p>
          </table:table-cell>
          <table:table-cell office:value-type="string" calcext:value-type="string">
            <text:p>George2004</text:p>
          </table:table-cell>
          <table:table-cell office:value-type="string" calcext:value-type="string">
            <text:p>D. George and J. Hawkins, “Invariant Pattern Recognition using Bayesian Inference on Hierarchical Sequences,” in Proceedings of the Neural Information Processing Systems Conference (NIPS), 2004.</text:p>
          </table:table-cell>
        </table:table-row>
        <table:table-row table:style-name="ro1">
          <table:table-cell office:value-type="string" calcext:value-type="string">
            <text:p>HTM</text:p>
          </table:table-cell>
          <table:table-cell office:value-type="string" calcext:value-type="string">
            <text:p>Hawkins2005</text:p>
          </table:table-cell>
          <table:table-cell office:value-type="string" calcext:value-type="string">
            <text:p>J. Hawkins, “Response to reviews by Feldman, Perlis, Taylor,” Artif. Intell., vol. 169, no. 2, pp. 196–200, 2005.</text:p>
          </table:table-cell>
        </table:table-row>
        <table:table-row table:style-name="ro1">
          <table:table-cell office:value-type="string" calcext:value-type="string">
            <text:p>HTM</text:p>
          </table:table-cell>
          <table:table-cell office:value-type="string" calcext:value-type="string">
            <text:p>Hawkins2008</text:p>
          </table:table-cell>
          <table:table-cell office:value-type="string" calcext:value-type="string">
            <text:p>J. Hawkins, “Why can’t a computer be more like a brain? Or what to do with all those transistors?,” Dig. Tech. Pap. - IEEE Int. Solid-State Circuits Conf., pp. 38–41, 2008.</text:p>
          </table:table-cell>
        </table:table-row>
        <table:table-row table:style-name="ro1">
          <table:table-cell office:value-type="string" calcext:value-type="string">
            <text:p>HTM</text:p>
          </table:table-cell>
          <table:table-cell office:value-type="string" calcext:value-type="string">
            <text:p>Nugent2011a</text:p>
          </table:table-cell>
          <table:table-cell office:value-type="string" calcext:value-type="string">
            <text:p>J. Hawkins, “Hierarchical temporal memory: Concepts, Theory and Terminology”, Tech. Report, Numenta, 2006.</text:p>
          </table:table-cell>
        </table:table-row>
        <table:table-row table:style-name="ro1">
          <table:table-cell office:value-type="string" calcext:value-type="string">
            <text:p>HTM</text:p>
          </table:table-cell>
          <table:table-cell office:value-type="string" calcext:value-type="string">
            <text:p>Hawkins2016</text:p>
          </table:table-cell>
          <table:table-cell office:value-type="string" calcext:value-type="string">
            <text:p>J. Hawkins and S. Ahmad, “Why Neurons Have Thousands of Synapses, a Theory of Sequence Memory in Neocortex,” Front. Neural Circuits, vol. 10, 2016.</text:p>
          </table:table-cell>
        </table:table-row>
        <table:table-row table:style-name="ro1">
          <table:table-cell office:value-type="string" calcext:value-type="string">
            <text:p>HTM</text:p>
          </table:table-cell>
          <table:table-cell office:value-type="string" calcext:value-type="string">
            <text:p>Hawkins2006</text:p>
          </table:table-cell>
          <table:table-cell office:value-type="string" calcext:value-type="string">
            <text:p>D. George, “Hierarchical temporal memory: Theory and applications.” In Annual International Conference of the IEEE Engineering in Medicine and Biology Society, pp. 6643, 2006.</text:p>
          </table:table-cell>
        </table:table-row>
        <table:table-row table:style-name="ro1">
          <table:table-cell office:value-type="string" calcext:value-type="string">
            <text:p>HTM</text:p>
          </table:table-cell>
          <table:table-cell office:value-type="string" calcext:value-type="string">
            <text:p>Hawkins2009</text:p>
          </table:table-cell>
          <table:table-cell office:value-type="string" calcext:value-type="string">
            <text:p>J. Hawkins, D. George, and J. Niemasik, “Sequence memory for prediction, inference and behaviour,” Philos. Trans. R. Soc. London, vol. 364, pp. 1203–1209, 2009.</text:p>
          </table:table-cell>
        </table:table-row>
        <table:table-row table:style-name="ro1">
          <table:table-cell office:value-type="string" calcext:value-type="string">
            <text:p>HTM</text:p>
          </table:table-cell>
          <table:table-cell office:value-type="string" calcext:value-type="string">
            <text:p>Hawkins2007</text:p>
          </table:table-cell>
          <table:table-cell office:value-type="string" calcext:value-type="string">
            <text:p>J. Hawkins, “Learn like a human: Why can’t a computer be more like a brain?,” IEEE Spectr., vol. 44, no. 4, pp. 21–26, 2007.</text:p>
          </table:table-cell>
        </table:table-row>
        <table:table-row table:style-name="ro1">
          <table:table-cell office:value-type="string" calcext:value-type="string">
            <text:p>HTM</text:p>
          </table:table-cell>
          <table:table-cell office:value-type="string" calcext:value-type="string">
            <text:p>Huang2013</text:p>
          </table:table-cell>
          <table:table-cell office:value-type="string" calcext:value-type="string">
            <text:p>Y. S. Huang and Y. J. Wang, “A hierarchical temporal memory based hand posture recognition method,” IAENG Int. J. Comput. Sci., vol. 40, no. 2, pp. 87–93, 2013.</text:p>
          </table:table-cell>
        </table:table-row>
        <table:table-row table:style-name="ro1">
          <table:table-cell office:value-type="string" calcext:value-type="string">
            <text:p>HTM</text:p>
          </table:table-cell>
          <table:table-cell office:value-type="string" calcext:value-type="string">
            <text:p>Jacobus2010</text:p>
          </table:table-cell>
          <table:table-cell office:value-type="string" calcext:value-type="string">
            <text:p>F. Jacobus, J. McCormack, and J. Hartung, “The Chair Back Experiment: Hierarchical Temporal Memory and the Evolution of Artificial Intelligence in Architecture,” Int. J. Archit. Comput., vol. 8, no. 2, pp. 151–164, 2010.</text:p>
          </table:table-cell>
        </table:table-row>
        <table:table-row table:style-name="ro1">
          <table:table-cell office:value-type="string" calcext:value-type="string">
            <text:p>HTM</text:p>
          </table:table-cell>
          <table:table-cell office:value-type="string" calcext:value-type="string">
            <text:p>Kapuscinski2012</text:p>
          </table:table-cell>
          <table:table-cell office:value-type="string" calcext:value-type="string">
            <text:p>T. Kapuscinski, “Vision-Based Recognition of Fingerspelled Acronyms Using Hierarchical Temporal Memory,” International Conference on Artificial Intelligence and Soft Computing, pp. 527–534, 2012.</text:p>
          </table:table-cell>
        </table:table-row>
        <table:table-row table:style-name="ro1">
          <table:table-cell office:value-type="string" calcext:value-type="string">
            <text:p>HTM</text:p>
          </table:table-cell>
          <table:table-cell office:value-type="string" calcext:value-type="string">
            <text:p>Kapuscinski2010</text:p>
          </table:table-cell>
          <table:table-cell office:value-type="string" calcext:value-type="string">
            <text:p>T. Kapuściński, “Hand Shape Recognition in Real Images Using Hierarchical Temporal Memory Trained on Synthetic Data,” Image Process. Commun. Challenges, pp. 193–200, 2010.</text:p>
          </table:table-cell>
        </table:table-row>
        <table:table-row table:style-name="ro1">
          <table:table-cell office:value-type="string" calcext:value-type="string">
            <text:p>HTM</text:p>
          </table:table-cell>
          <table:table-cell office:value-type="string" calcext:value-type="string">
            <text:p>Kostavelis2012a</text:p>
          </table:table-cell>
          <table:table-cell office:value-type="string" calcext:value-type="string">
            <text:p>I. Kostavelis, L. Nalpantidis, and A. Gasteratos, “Object recognition using saliency maps and HTM learning,” in Proceedings of the IEEE International Conference on Imaging Systems and Techniques, 2012, pp. 528–532.</text:p>
          </table:table-cell>
        </table:table-row>
        <table:table-row table:style-name="ro1">
          <table:table-cell office:value-type="string" calcext:value-type="string">
            <text:p>HTM</text:p>
          </table:table-cell>
          <table:table-cell office:value-type="string" calcext:value-type="string">
            <text:p>Lavin2016</text:p>
          </table:table-cell>
          <table:table-cell office:value-type="string" calcext:value-type="string">
            <text:p>A. Lavin, S. Ahmad, and J. Hawkins, “Sparse Distributed Representations.” Tech Report, 2016.</text:p>
          </table:table-cell>
        </table:table-row>
        <table:table-row table:style-name="ro1">
          <table:table-cell office:value-type="string" calcext:value-type="string">
            <text:p>HTM</text:p>
          </table:table-cell>
          <table:table-cell office:value-type="string" calcext:value-type="string">
            <text:p>Lavin2015</text:p>
          </table:table-cell>
          <table:table-cell office:value-type="string" calcext:value-type="string">
            <text:p>A. Lavin and S. Ahmad, “Evaluating Real-time Anomaly Detection Algorithms -- the Numenta Anomaly Benchmark,” in Proceedings of the14th International Conference on Machine Learning and Applications (ICMLA), 2015.</text:p>
          </table:table-cell>
        </table:table-row>
        <table:table-row table:style-name="ro1">
          <table:table-cell office:value-type="string" calcext:value-type="string">
            <text:p>HTM</text:p>
          </table:table-cell>
          <table:table-cell office:value-type="string" calcext:value-type="string">
            <text:p>Lee2014</text:p>
          </table:table-cell>
          <table:table-cell office:value-type="string" calcext:value-type="string">
            <text:p>R. Lee and M. Rajabi, “Assessing NuPIC and CLA in a Machine Learning Context using NASA Aviation Datasets,” Tech. Report, 2014.</text:p>
          </table:table-cell>
        </table:table-row>
        <table:table-row table:style-name="ro1">
          <table:table-cell office:value-type="string" calcext:value-type="string">
            <text:p>HTM</text:p>
          </table:table-cell>
          <table:table-cell office:value-type="string" calcext:value-type="string">
            <text:p>Mai2013</text:p>
          </table:table-cell>
          <table:table-cell office:value-type="string" calcext:value-type="string">
            <text:p>X. Mai, X. Zhang, Y. Jin, Y. Yang, and J. Zhang, “Simple Perception-Action Strategy Based on Hierarchical Temporal Memory,” in Proceeding of the IEEE International Conference on Robotics and Biomimetics (ROBIO), 2013, pp. 1759–1764.</text:p>
          </table:table-cell>
        </table:table-row>
        <table:table-row table:style-name="ro1">
          <table:table-cell office:value-type="string" calcext:value-type="string">
            <text:p>HTM</text:p>
          </table:table-cell>
          <table:table-cell office:value-type="string" calcext:value-type="string">
            <text:p>Melis2009a</text:p>
          </table:table-cell>
          <table:table-cell office:value-type="string" calcext:value-type="string">
            <text:p>W. J. C. Melis and M. Kameyama, “A study of the different uses of colour channels for traffic sign recognition on hierarchical temporal memory,” in Proceedings of the 4th International Conference on Innovative Computing, Information and Control (ICICIC), 2009, pp. 111–114.</text:p>
          </table:table-cell>
        </table:table-row>
        <table:table-row table:style-name="ro1">
          <table:table-cell office:value-type="string" calcext:value-type="string">
            <text:p>HTM</text:p>
          </table:table-cell>
          <table:table-cell office:value-type="string" calcext:value-type="string">
            <text:p>Melis2009</text:p>
          </table:table-cell>
          <table:table-cell office:value-type="string" calcext:value-type="string">
            <text:p>W. J. C. Melis, S. Chizuwa, and M. Kameyama, “Evaluation of hierarchical temporal memory for a real world application,” Proc. 4th Int. Conf. Innov. Comput. Inf. Control, pp. 144–147, 2009.</text:p>
          </table:table-cell>
        </table:table-row>
        <table:table-row table:style-name="ro1">
          <table:table-cell office:value-type="string" calcext:value-type="string">
            <text:p>HTM</text:p>
          </table:table-cell>
          <table:table-cell office:value-type="string" calcext:value-type="string">
            <text:p>Mesghina2009</text:p>
          </table:table-cell>
          <table:table-cell office:value-type="string" calcext:value-type="string">
            <text:p>B. M. W. Mender, “On The Equivalence of Hierarchical Temporal Memory and Neural Nets,” Tech. Report, 2009.</text:p>
          </table:table-cell>
        </table:table-row>
        <table:table-row table:style-name="ro1">
          <table:table-cell office:value-type="string" calcext:value-type="string">
            <text:p>HTM</text:p>
          </table:table-cell>
          <table:table-cell office:value-type="string" calcext:value-type="string">
            <text:p>Numenta2008</text:p>
          </table:table-cell>
          <table:table-cell office:value-type="string" calcext:value-type="string">
            <text:p>Numenta, “Numenta Platform for Intelligent Computing Node Plugin Developer’s Guide,” Tech. Report, 2008.</text:p>
          </table:table-cell>
        </table:table-row>
        <table:table-row table:style-name="ro1">
          <table:table-cell office:value-type="string" calcext:value-type="string">
            <text:p>HTM</text:p>
          </table:table-cell>
          <table:table-cell office:value-type="string" calcext:value-type="string">
            <text:p>Developers2008</text:p>
          </table:table-cell>
          <table:table-cell office:value-type="string" calcext:value-type="string">
            <text:p>Numenta Inc., “Advanced NuPIC Programming.” White Pap., 2008.</text:p>
          </table:table-cell>
        </table:table-row>
        <table:table-row table:style-name="ro1">
          <table:table-cell office:value-type="string" calcext:value-type="string">
            <text:p>HTM</text:p>
          </table:table-cell>
          <table:table-cell office:value-type="string" calcext:value-type="string">
            <text:p>Hawkins2014</text:p>
          </table:table-cell>
          <table:table-cell office:value-type="string" calcext:value-type="string">
            <text:p>Numenta Inc., “The Science of Anomaly Detection: How HTM Enables Anomaly Detection in Streaming Data,” White Pap., 2009.</text:p>
          </table:table-cell>
        </table:table-row>
        <table:table-row table:style-name="ro1">
          <table:table-cell office:value-type="string" calcext:value-type="string">
            <text:p>HTM</text:p>
          </table:table-cell>
          <table:table-cell office:value-type="string" calcext:value-type="string">
            <text:p>NumentaInc.2014</text:p>
          </table:table-cell>
          <table:table-cell office:value-type="string" calcext:value-type="string">
            <text:p>Numenta Inc., “Rogue Behavior Detection: Identifying Behavioral Anomalies in Human Generated Data,” White Pap. 2014.</text:p>
          </table:table-cell>
        </table:table-row>
        <table:table-row table:style-name="ro1">
          <table:table-cell office:value-type="string" calcext:value-type="string">
            <text:p>HTM</text:p>
          </table:table-cell>
          <table:table-cell office:value-type="string" calcext:value-type="string">
            <text:p>Hawkins2011</text:p>
          </table:table-cell>
          <table:table-cell office:value-type="string" calcext:value-type="string">
            <text:p>Numenta Inc., “Hierarchical Temporal Memory including HTM Cortical Learning Algorithms,” Numenta Whitepaper, 2011.</text:p>
          </table:table-cell>
        </table:table-row>
        <table:table-row table:style-name="ro1">
          <table:table-cell office:value-type="string" calcext:value-type="string">
            <text:p>HTM</text:p>
          </table:table-cell>
          <table:table-cell office:value-type="string" calcext:value-type="string">
            <text:p>NumentaInc.2007</text:p>
          </table:table-cell>
          <table:table-cell office:value-type="string" calcext:value-type="string">
            <text:p>Numenta Inc., “Numenta Node Algorithms Guide –- NuPIC 1.7,” Tech. Report, 2007.</text:p>
          </table:table-cell>
        </table:table-row>
        <table:table-row table:style-name="ro1">
          <table:table-cell office:value-type="string" calcext:value-type="string">
            <text:p>HTM</text:p>
          </table:table-cell>
          <table:table-cell office:value-type="string" calcext:value-type="string">
            <text:p>NumentaInc2007</text:p>
          </table:table-cell>
          <table:table-cell office:value-type="string" calcext:value-type="string">
            <text:p>Numenta Inc., “Problems that Fit HTM,” Tech. Report, 2007.</text:p>
          </table:table-cell>
        </table:table-row>
        <table:table-row table:style-name="ro1">
          <table:table-cell office:value-type="string" calcext:value-type="string">
            <text:p>HTM</text:p>
          </table:table-cell>
          <table:table-cell office:value-type="string" calcext:value-type="string">
            <text:p>Numenta2009</text:p>
          </table:table-cell>
          <table:table-cell office:value-type="string" calcext:value-type="string">
            <text:p>Numenta Inc., “Numenta Vision Toolkit Tutorial,” Tech. Report, 2009.</text:p>
          </table:table-cell>
        </table:table-row>
        <table:table-row table:style-name="ro1">
          <table:table-cell office:value-type="string" calcext:value-type="string">
            <text:p>HTM</text:p>
          </table:table-cell>
          <table:table-cell office:value-type="string" calcext:value-type="string">
            <text:p>Numenta2008a</text:p>
          </table:table-cell>
          <table:table-cell office:value-type="string" calcext:value-type="string">
            <text:p>I. Numenta, “Getting Started With NuPIC,” Tech. Report, <text:s/>2008.</text:p>
          </table:table-cell>
        </table:table-row>
        <table:table-row table:style-name="ro1">
          <table:table-cell office:value-type="string" calcext:value-type="string">
            <text:p>HTM</text:p>
          </table:table-cell>
          <table:table-cell office:value-type="string" calcext:value-type="string">
            <text:p>Muller2015</text:p>
          </table:table-cell>
          <table:table-cell office:value-type="string" calcext:value-type="string">
            <text:p>I. Numenta, “The Path to Machine Intelligence,” White Pap., 2015.</text:p>
          </table:table-cell>
        </table:table-row>
        <table:table-row table:style-name="ro1">
          <table:table-cell office:value-type="string" calcext:value-type="string">
            <text:p>HTM</text:p>
          </table:table-cell>
          <table:table-cell office:value-type="string" calcext:value-type="string">
            <text:p>Padilla2013</text:p>
          </table:table-cell>
          <table:table-cell office:value-type="string" calcext:value-type="string">
            <text:p>D. E. Padilla, R. Brinkworth, and M. D. McDonnell, “Performance of a hierarchical temporal memory network in noisy sequence learning,” in Proceeding of the EEE International Conference on Computational Intelligence and Cybernetics, 2013, pp. 45–51.</text:p>
          </table:table-cell>
        </table:table-row>
        <table:table-row table:style-name="ro1">
          <table:table-cell office:value-type="string" calcext:value-type="string">
            <text:p>HTM</text:p>
          </table:table-cell>
          <table:table-cell office:value-type="string" calcext:value-type="string">
            <text:p>Perea2012</text:p>
          </table:table-cell>
          <table:table-cell office:value-type="string" calcext:value-type="string">
            <text:p>A. J. Perea, J. E. Meroño, and M. J. Aguilera, “Hierarchical temporal memory for mapping vineyards using digital aerial photographs,” African J. Agric. Reseearch, vol. 7, no. 3, pp. 456–466, 2012.</text:p>
          </table:table-cell>
        </table:table-row>
        <table:table-row table:style-name="ro1">
          <table:table-cell office:value-type="string" calcext:value-type="string">
            <text:p>HTM</text:p>
          </table:table-cell>
          <table:table-cell office:value-type="string" calcext:value-type="string">
            <text:p>Purdy2016a</text:p>
          </table:table-cell>
          <table:table-cell office:value-type="string" calcext:value-type="string">
            <text:p>S. Purdy, “Encoding Data for HTM Systems,” arXiv preprint arXiv:1602.05925, 2016.</text:p>
          </table:table-cell>
        </table:table-row>
        <table:table-row table:style-name="ro1">
          <table:table-cell office:value-type="string" calcext:value-type="string">
            <text:p>HTM</text:p>
          </table:table-cell>
          <table:table-cell office:value-type="string" calcext:value-type="string">
            <text:p>Purdy2016</text:p>
          </table:table-cell>
          <table:table-cell office:value-type="string" calcext:value-type="string">
            <text:p>S. Purdy, “Encoding Data for HTM Systems,” arXiv preprint arXiv:1602.05925, 2016.</text:p>
          </table:table-cell>
        </table:table-row>
        <table:table-row table:style-name="ro1">
          <table:table-cell office:value-type="string" calcext:value-type="string">
            <text:p>HTM</text:p>
          </table:table-cell>
          <table:table-cell office:value-type="string" calcext:value-type="string">
            <text:p>Rodriguez2010</text:p>
          </table:table-cell>
          <table:table-cell office:value-type="string" calcext:value-type="string">
            <text:p>R. J. Rodriguez and J. A. Cannady, “Automated risk assessment: A hierarchical temporal memory approach,” in Proceedings of the 9th WSEAS international conference on Data networks, communications, computer, 2010, pp. 53–57.</text:p>
          </table:table-cell>
        </table:table-row>
        <table:table-row table:style-name="ro1">
          <table:table-cell office:value-type="string" calcext:value-type="string">
            <text:p>HTM</text:p>
          </table:table-cell>
          <table:table-cell office:value-type="string" calcext:value-type="string">
            <text:p>Rozado2011</text:p>
          </table:table-cell>
          <table:table-cell office:value-type="string" calcext:value-type="string">
            <text:p>D. Rozado, F. B. Rodriguez, and P. Varona, “Gaze gesture recognition with hierarchical temporal memory networks,” in International Work-Conference on Artificial Neural Networks, 2011, vol. 6691 LNCS, no. PART 1, pp. 1–8.</text:p>
          </table:table-cell>
        </table:table-row>
        <table:table-row table:style-name="ro1">
          <table:table-cell office:value-type="string" calcext:value-type="string">
            <text:p>HTM</text:p>
          </table:table-cell>
          <table:table-cell office:value-type="string" calcext:value-type="string">
            <text:p>Seok2008</text:p>
          </table:table-cell>
          <table:table-cell office:value-type="string" calcext:value-type="string">
            <text:p>K. H. Seok and Y. S. Kim, “A new robot motion authoring method using HTM,” in Proceedings of the International Conference on Control, Automation and Systems, ICCAS, 2008, pp. 2058–2061.</text:p>
          </table:table-cell>
        </table:table-row>
        <table:table-row table:style-name="ro1">
          <table:table-cell office:value-type="string" calcext:value-type="string">
            <text:p>HTM</text:p>
          </table:table-cell>
          <table:table-cell office:value-type="string" calcext:value-type="string">
            <text:p>Sherwin2009</text:p>
          </table:table-cell>
          <table:table-cell office:value-type="string" calcext:value-type="string">
            <text:p>J. Sherwin and D. Mavris, “Hierarchical temporal memory algorithms for understanding asymmetric warfare,” in IEEE Aerospace Conference Proceedings, 2009.</text:p>
          </table:table-cell>
        </table:table-row>
        <table:table-row table:style-name="ro1">
          <table:table-cell office:value-type="string" calcext:value-type="string">
            <text:p>HTM</text:p>
          </table:table-cell>
          <table:table-cell office:value-type="string" calcext:value-type="string">
            <text:p>Sinkevicius2011</text:p>
          </table:table-cell>
          <table:table-cell office:value-type="string" calcext:value-type="string">
            <text:p>S. Sinkevicius, R. Simutis, and V. Raudonis, “Monitoring of humans traffic using Hierarchical Temporal Memory algorithms,” Electron. Electr. Eng., vol. 9, no. 115, pp. 91–96, 2011.</text:p>
          </table:table-cell>
        </table:table-row>
        <table:table-row table:style-name="ro1">
          <table:table-cell office:value-type="string" calcext:value-type="string">
            <text:p>HTM</text:p>
          </table:table-cell>
          <table:table-cell office:value-type="string" calcext:value-type="string">
            <text:p>Stolc2010</text:p>
          </table:table-cell>
          <table:table-cell office:value-type="string" calcext:value-type="string">
            <text:p>S. Stolc and I. Bajla, “On the Optimum Architecture of the Biologically Inspired Hierarchical Temporal Memory Model Applied to the Hand-Written Digit Recognition,” Meas. Sci. Rev., vol. 10, no. 2, pp. 28–49, 2010.</text:p>
          </table:table-cell>
        </table:table-row>
        <table:table-row table:style-name="ro1">
          <table:table-cell office:value-type="string" calcext:value-type="string">
            <text:p>HTM</text:p>
          </table:table-cell>
          <table:table-cell office:value-type="string" calcext:value-type="string">
            <text:p>Stolc2010a</text:p>
          </table:table-cell>
          <table:table-cell office:value-type="string" calcext:value-type="string">
            <text:p>S. Stolc and I. Bajla, “Application of the computational intelligence network based on hierarchical temporal memory to face recognition,” in Proceedings of the 10th IASTED International Conference on Artificial Intelligence and Applications (AIA), 2010, pp. 185–192.</text:p>
          </table:table-cell>
        </table:table-row>
        <table:table-row table:style-name="ro1">
          <table:table-cell office:value-type="string" calcext:value-type="string">
            <text:p>HTM</text:p>
          </table:table-cell>
          <table:table-cell office:value-type="string" calcext:value-type="string">
            <text:p>Thornton2008</text:p>
          </table:table-cell>
          <table:table-cell office:value-type="string" calcext:value-type="string">
            <text:p>J. Thornton, J. Faichney, M. Blumenstein, and T. Hine, “Character Recognition Using Hierarchical Vector Quantization and Temporal Pooling,” in Proceedings of the 21st Australasian Joint Conference on Artificial Intelligence: Advances in Artificial Intelligence, 2008, vol. 5360, pp. 562–572.</text:p>
          </table:table-cell>
        </table:table-row>
        <table:table-row table:style-name="ro1">
          <table:table-cell office:value-type="string" calcext:value-type="string">
            <text:p>HTM</text:p>
          </table:table-cell>
          <table:table-cell office:value-type="string" calcext:value-type="string">
            <text:p>VanDoremalen2008</text:p>
          </table:table-cell>
          <table:table-cell office:value-type="string" calcext:value-type="string">
            <text:p>J. Van Doremalen and L. Boves, “Spoken digit recognition using a hierarchical temporal memory,” in Proceedings of the Annual Conference of the International Speech Communication Association, INTERSPEECH, 2008, pp. 2566–2569.</text:p>
          </table:table-cell>
        </table:table-row>
        <table:table-row table:style-name="ro1">
          <table:table-cell office:value-type="string" calcext:value-type="string">
            <text:p>HTM</text:p>
          </table:table-cell>
          <table:table-cell office:value-type="string" calcext:value-type="string">
            <text:p>Wang2009c</text:p>
          </table:table-cell>
          <table:table-cell office:value-type="string" calcext:value-type="string">
            <text:p>L. Wang, X. Wen, X. Jiao, and J. Zhang, “Object Recognition Using a Bayesian Network Imitating Human Neocortex,” in Proceedings of the 2nd International Congress on Image and Signal Processing, 2009.</text:p>
          </table:table-cell>
        </table:table-row>
        <table:table-row table:style-name="ro1">
          <table:table-cell office:value-type="string" calcext:value-type="string">
            <text:p>HTM</text:p>
          </table:table-cell>
          <table:table-cell office:value-type="string" calcext:value-type="string">
            <text:p>Xing2012</text:p>
          </table:table-cell>
          <table:table-cell office:value-type="string" calcext:value-type="string">
            <text:p>J. Xing, T. Wang, Y. Leng, and J. Fu, “A bio-inspired olfactory model using hierarchical temporal memory,” in Proceedings of the 5th International Conference on Biomedical Engineering and Informatics (BMEI), 2012, no. Bmei, pp. 923–927.</text:p>
          </table:table-cell>
        </table:table-row>
        <table:table-row table:style-name="ro1">
          <table:table-cell office:value-type="string" calcext:value-type="string">
            <text:p>HTM</text:p>
          </table:table-cell>
          <table:table-cell office:value-type="string" calcext:value-type="string">
            <text:p>Zhang2009</text:p>
          </table:table-cell>
          <table:table-cell office:value-type="string" calcext:value-type="string">
            <text:p>S. Zhang, M. H. Ang, W. Xiao, and C. K. Tham, “Detection of activities by wireless sensors for daily life surveillance: Eating and drinking,” Sensors, vol. 9, pp. 1499–1517, 2009.</text:p>
          </table:table-cell>
        </table:table-row>
        <table:table-row table:style-name="ro1">
          <table:table-cell office:value-type="string" calcext:value-type="string">
            <text:p>HTM</text:p>
          </table:table-cell>
          <table:table-cell office:value-type="string" calcext:value-type="string">
            <text:p>Zhang2012</text:p>
          </table:table-cell>
          <table:table-cell office:value-type="string" calcext:value-type="string">
            <text:p>X. Zhang, J. Zhang, A. B. Rad, X. Mai, and Y. Jin, “A novel mapping strategy based on neocortex model: Pre-liminary results by hierarchical temporal memory,” in Proceedings of the 2012 IEEE International Conference on Robotics and Biomimetics, 2012, pp. 476–481.</text:p>
          </table:table-cell>
        </table:table-row>
        <table:table-row table:style-name="ro1">
          <table:table-cell office:value-type="string" calcext:value-type="string">
            <text:p>HTM</text:p>
          </table:table-cell>
          <table:table-cell office:value-type="string" calcext:value-type="string">
            <text:p>Zhituo2012</text:p>
          </table:table-cell>
          <table:table-cell office:value-type="string" calcext:value-type="string">
            <text:p>X. Zhituo, R. Hao, and W. Hao, “A content-based image retrieval system using multiple hierarchical temporal memory classifiers,” in Proceedings of the 5th International Symposium on Computational Intelligence and Design (ISCID), 2012, pp. 438–441.</text:p>
          </table:table-cell>
        </table:table-row>
        <table:table-row table:style-name="ro1">
          <table:table-cell office:value-type="string" calcext:value-type="string">
            <text:p>HTM</text:p>
          </table:table-cell>
          <table:table-cell office:value-type="string" calcext:value-type="string">
            <text:p>Zhuo2012</text:p>
          </table:table-cell>
          <table:table-cell office:value-type="string" calcext:value-type="string">
            <text:p>W. Zhuo, Z. Cao, Y. Qin, Z. Yu, and Y. Xiao, “Image classification using HTM cortical learning algorithms,” in Proceedings of the 21st International Conference on Pattern Recognition (ICPR), 2012, pp. 2452–2455.</text:p>
          </table:table-cell>
        </table:table-row>
        <table:table-row table:style-name="ro1">
          <table:table-cell office:value-type="string" calcext:value-type="string">
            <text:p>ICARUS</text:p>
          </table:table-cell>
          <table:table-cell office:value-type="string" calcext:value-type="string">
            <text:p>Asgharbeygi2005</text:p>
          </table:table-cell>
          <table:table-cell office:value-type="string" calcext:value-type="string">
            <text:p>N. Asgharbeygi, N. Nejati, P. Langley, and S. Arai, “Guiding Inference through Relational Reinforcement Learning,” in International Conference on Inductive Logic Programming, 2005.</text:p>
          </table:table-cell>
        </table:table-row>
        <table:table-row table:style-name="ro1">
          <table:table-cell office:value-type="string" calcext:value-type="string">
            <text:p>ICARUS</text:p>
          </table:table-cell>
          <table:table-cell office:value-type="string" calcext:value-type="string">
            <text:p>Asgharbeygi2006</text:p>
          </table:table-cell>
          <table:table-cell office:value-type="string" calcext:value-type="string">
            <text:p>N. Asgharbeygi, D. Stracuzzi, and P. Langley, “Relational temporal difference learning,” in Proceedings of the 23rd international conference on Machine learning ICML 06, 2006, pp. 49–56.</text:p>
          </table:table-cell>
        </table:table-row>
        <table:table-row table:style-name="ro1">
          <table:table-cell office:value-type="string" calcext:value-type="string">
            <text:p>ICARUS</text:p>
          </table:table-cell>
          <table:table-cell office:value-type="string" calcext:value-type="string">
            <text:p>Choi2004</text:p>
          </table:table-cell>
          <table:table-cell office:value-type="string" calcext:value-type="string">
            <text:p>D. Choi, M. Kaufman, P. Langley, N. Nejati, and D. Shapiro, “An architecture for persistent reactive behavior,” in Proceedings of the Third International Joint Conference on Autonomous Agents and Multiagent Systems, 2004, pp. 988–995.</text:p>
          </table:table-cell>
        </table:table-row>
        <table:table-row table:style-name="ro1">
          <table:table-cell office:value-type="string" calcext:value-type="string">
            <text:p>ICARUS</text:p>
          </table:table-cell>
          <table:table-cell office:value-type="string" calcext:value-type="string">
            <text:p>Choi2007</text:p>
          </table:table-cell>
          <table:table-cell office:value-type="string" calcext:value-type="string">
            <text:p>D. Choi, T. Konik, N. Nejati, C. Park, and P. Langley, “A Believable Agent for First-Person Shooter Games,” in Proceedings of the 3rd Artificial Intelligence and Interactive Digital Entertainment International Conference, 2007.</text:p>
          </table:table-cell>
        </table:table-row>
        <table:table-row table:style-name="ro1">
          <table:table-cell office:value-type="string" calcext:value-type="string">
            <text:p>ICARUS</text:p>
          </table:table-cell>
          <table:table-cell office:value-type="string" calcext:value-type="string">
            <text:p>Choi2007b</text:p>
          </table:table-cell>
          <table:table-cell office:value-type="string" calcext:value-type="string">
            <text:p>D. Choi, T. Konik, N. Nejati, C. Park, and P. Langley, “A Believable Agent for First-Person Perspective Games,” in Proceedings of the 3rd Artificial Intelligence and Interactive Digital Entertainment International Conference, 2007.</text:p>
          </table:table-cell>
        </table:table-row>
        <table:table-row table:style-name="ro1">
          <table:table-cell office:value-type="string" calcext:value-type="string">
            <text:p>ICARUS</text:p>
          </table:table-cell>
          <table:table-cell office:value-type="string" calcext:value-type="string">
            <text:p>Choi2007a</text:p>
          </table:table-cell>
          <table:table-cell office:value-type="string" calcext:value-type="string">
            <text:p>D. Choi, T. Konik, N. Nejati, C. Park, and P. Langley, “Structural transfer of cognitive skills,” in In Proceedings of ICCM - 2007- Eighth International Conference on Cognitive Modeling, 2007.</text:p>
          </table:table-cell>
        </table:table-row>
        <table:table-row table:style-name="ro1">
          <table:table-cell office:value-type="string" calcext:value-type="string">
            <text:p>ICARUS</text:p>
          </table:table-cell>
          <table:table-cell office:value-type="string" calcext:value-type="string">
            <text:p>Choi2007c</text:p>
          </table:table-cell>
          <table:table-cell office:value-type="string" calcext:value-type="string">
            <text:p>D. Choi, M. Morgan, C. Park, and P. Langley, “A testbed for evaluation of architectures for physical agents,” in Proceedings of the AAAI-2007 Workshop on Evaluating Architectures, 2007, pp. 19–22.</text:p>
          </table:table-cell>
        </table:table-row>
        <table:table-row table:style-name="ro1">
          <table:table-cell office:value-type="string" calcext:value-type="string">
            <text:p>ICARUS</text:p>
          </table:table-cell>
          <table:table-cell office:value-type="string" calcext:value-type="string">
            <text:p>Danielescu2010a</text:p>
          </table:table-cell>
          <table:table-cell office:value-type="string" calcext:value-type="string">
            <text:p>A. Danielescu, D. J. Stracuzzi, N. Li, and P. Langley, “Learning from Errors by Counterfactual Reasoning in a Unified Cognitive Architecture,” in Proceedings of the Thirty-Second Annual Conference of the Cognitive Science Society, 2010, pp. 2566–2571.</text:p>
          </table:table-cell>
        </table:table-row>
        <table:table-row table:style-name="ro1">
          <table:table-cell office:value-type="string" calcext:value-type="string">
            <text:p>ICARUS</text:p>
          </table:table-cell>
          <table:table-cell office:value-type="string" calcext:value-type="string">
            <text:p>Iba2011</text:p>
          </table:table-cell>
          <table:table-cell office:value-type="string" calcext:value-type="string">
            <text:p>W. Iba and P. Langley, “Exploring Moral Reasoning in a Cognitive Architecture,” in Proceedings of the 33rd Annual Meeting of the Cognitive Science Society, 2011, pp. 3381–3386.</text:p>
          </table:table-cell>
        </table:table-row>
        <table:table-row table:style-name="ro1">
          <table:table-cell office:value-type="string" calcext:value-type="string">
            <text:p>ICARUS</text:p>
          </table:table-cell>
          <table:table-cell office:value-type="string" calcext:value-type="string">
            <text:p>Ryutaro2002</text:p>
          </table:table-cell>
          <table:table-cell office:value-type="string" calcext:value-type="string">
            <text:p>R. Ichise, D. Shapiro, and P. Langley, “Learning Hierarchical Skills from Observation,” in International Conference on Discovery Science, 2002, pp. 247–258.</text:p>
          </table:table-cell>
        </table:table-row>
        <table:table-row table:style-name="ro1">
          <table:table-cell office:value-type="string" calcext:value-type="string">
            <text:p>ICARUS</text:p>
          </table:table-cell>
          <table:table-cell office:value-type="string" calcext:value-type="string">
            <text:p>Ichise2005</text:p>
          </table:table-cell>
          <table:table-cell office:value-type="string" calcext:value-type="string">
            <text:p>R. Ichise, D. Shapiro, and P. Langley, “Structured program induction from behavioral traces,” Syst. Comput. Japan, vol. 36, no. 11, pp. 49–59, 2005.</text:p>
          </table:table-cell>
        </table:table-row>
        <table:table-row table:style-name="ro1">
          <table:table-cell office:value-type="string" calcext:value-type="string">
            <text:p>ICARUS</text:p>
          </table:table-cell>
          <table:table-cell office:value-type="string" calcext:value-type="string">
            <text:p>Konik2009</text:p>
          </table:table-cell>
          <table:table-cell office:value-type="string" calcext:value-type="string">
            <text:p>T. Konik, P. O’Rorke, D. Shapiro, D. Choi, N. Nejati, and P. Langley, “Skill transfer through goal-driven representation mapping,” Cogn. Syst. Res., vol. 10, no. 3, pp. 270–285, 2009.</text:p>
          </table:table-cell>
        </table:table-row>
        <table:table-row table:style-name="ro1">
          <table:table-cell office:value-type="string" calcext:value-type="string">
            <text:p>ICARUS</text:p>
          </table:table-cell>
          <table:table-cell office:value-type="string" calcext:value-type="string">
            <text:p>Laird2009</text:p>
          </table:table-cell>
          <table:table-cell office:value-type="string" calcext:value-type="string">
            <text:p>J. E. Laird, R. E. I. Wray, R. P. I. Marinier, and P. Langley, “Claims and Challenges in Evaluating Human-Level Intelligent Systems,” in Proceedings of the Second Conference on Artificial General Intelligence, 2009.</text:p>
          </table:table-cell>
        </table:table-row>
        <table:table-row table:style-name="ro1">
          <table:table-cell office:value-type="string" calcext:value-type="string">
            <text:p>ICARUS</text:p>
          </table:table-cell>
          <table:table-cell office:value-type="string" calcext:value-type="string">
            <text:p>Langley1990</text:p>
          </table:table-cell>
          <table:table-cell office:value-type="string" calcext:value-type="string">
            <text:p>P. Langley, K. Thompson, W. Iba, J. H. Gennari, and J. A. Allen, “An Integrated Cognitive Architecture for Autonomous Agents,” ARI Res. Note 90-48, 1989.</text:p>
          </table:table-cell>
        </table:table-row>
        <table:table-row table:style-name="ro1">
          <table:table-cell office:value-type="string" calcext:value-type="string">
            <text:p>ICARUS</text:p>
          </table:table-cell>
          <table:table-cell office:value-type="string" calcext:value-type="string">
            <text:p>Langley1993</text:p>
          </table:table-cell>
          <table:table-cell office:value-type="string" calcext:value-type="string">
            <text:p>P. Langley, “Cognitive Architectures and the Construction of Intelligent Agents,” in Proceedings of the AAAI-2004 Workshop on Intelligent Agent Architectures, 1993.</text:p>
          </table:table-cell>
        </table:table-row>
        <table:table-row table:style-name="ro1">
          <table:table-cell office:value-type="string" calcext:value-type="string">
            <text:p>ICARUS</text:p>
          </table:table-cell>
          <table:table-cell office:value-type="string" calcext:value-type="string">
            <text:p>Langley1996</text:p>
          </table:table-cell>
          <table:table-cell office:value-type="string" calcext:value-type="string">
            <text:p>P. Langley, “An Abstract Computational Model of Learning Selective Sensing Skills,” in Proceedings of the18th Annual Conference of the Cognitive Science Society, 1996, pp. 385–390.</text:p>
          </table:table-cell>
        </table:table-row>
        <table:table-row table:style-name="ro1">
          <table:table-cell office:value-type="string" calcext:value-type="string">
            <text:p>ICARUS</text:p>
          </table:table-cell>
          <table:table-cell office:value-type="string" calcext:value-type="string">
            <text:p>Langley1997a</text:p>
          </table:table-cell>
          <table:table-cell office:value-type="string" calcext:value-type="string">
            <text:p>P. Langley, “Learning to Sense Selectively in Physical Domains,” Proceedings of the First International Conference on Autonomous Agents. 1997.</text:p>
          </table:table-cell>
        </table:table-row>
        <table:table-row table:style-name="ro1">
          <table:table-cell office:value-type="string" calcext:value-type="string">
            <text:p>ICARUS</text:p>
          </table:table-cell>
          <table:table-cell office:value-type="string" calcext:value-type="string">
            <text:p>Langley2006c</text:p>
          </table:table-cell>
          <table:table-cell office:value-type="string" calcext:value-type="string">
            <text:p>P. Langley, “Cognitive Architectures and General Intelligent Systems,” AI Mag., vol. 27, no. 2, p. 33, 2006.</text:p>
          </table:table-cell>
        </table:table-row>
        <table:table-row table:style-name="ro1">
          <table:table-cell office:value-type="string" calcext:value-type="string">
            <text:p>ICARUS</text:p>
          </table:table-cell>
          <table:table-cell office:value-type="string" calcext:value-type="string">
            <text:p>Langley2005</text:p>
          </table:table-cell>
          <table:table-cell office:value-type="string" calcext:value-type="string">
            <text:p>P. Langley, “An adaptive architecture for physical agents,” in Proceedings of the IEEE/WIC/ACM InternationalConference on Web Intelligence, 2005, pp. 18–25.</text:p>
          </table:table-cell>
        </table:table-row>
        <table:table-row table:style-name="ro1">
          <table:table-cell office:value-type="string" calcext:value-type="string">
            <text:p>ICARUS</text:p>
          </table:table-cell>
          <table:table-cell office:value-type="string" calcext:value-type="string">
            <text:p>Langley1994</text:p>
          </table:table-cell>
          <table:table-cell office:value-type="string" calcext:value-type="string">
            <text:p>P. Langley, “Probabilistic Integration of Planning, Action, and Perception Perceptual Attention during Execution Embedding Action in Planning,” AAAI Tech. Rep. SS-94-06, pp. 286–287, 1994.</text:p>
          </table:table-cell>
        </table:table-row>
        <table:table-row table:style-name="ro1">
          <table:table-cell office:value-type="string" calcext:value-type="string">
            <text:p>ICARUS</text:p>
          </table:table-cell>
          <table:table-cell office:value-type="string" calcext:value-type="string">
            <text:p>Langley2011b</text:p>
          </table:table-cell>
          <table:table-cell office:value-type="string" calcext:value-type="string">
            <text:p>P. Langley, “Intelligent Behavior in Humans and Machines,” AAAI, 2006.</text:p>
          </table:table-cell>
        </table:table-row>
        <table:table-row table:style-name="ro1">
          <table:table-cell office:value-type="string" calcext:value-type="string">
            <text:p>ICARUS</text:p>
          </table:table-cell>
          <table:table-cell office:value-type="string" calcext:value-type="string">
            <text:p>Langley1990a</text:p>
          </table:table-cell>
          <table:table-cell office:value-type="string" calcext:value-type="string">
            <text:p>P. Langley and J. A. Allen, “A Unified Framework for Planning and Learning,” in Machine Learning methods for Planning, S. Minton, Ed. Morgan Kaufmann, 1993.</text:p>
          </table:table-cell>
        </table:table-row>
        <table:table-row table:style-name="ro1">
          <table:table-cell office:value-type="string" calcext:value-type="string">
            <text:p>ICARUS</text:p>
          </table:table-cell>
          <table:table-cell office:value-type="string" calcext:value-type="string">
            <text:p>Langley2004c</text:p>
          </table:table-cell>
          <table:table-cell office:value-type="string" calcext:value-type="string">
            <text:p>P. Langley, S. Arai, and D. Shapiro, “Model-Based Learning with Hierarchical Relational Skills,” in Proceedings of the ICML2004 Workshop on Relational Reinforcement Learning, 2004, no. July.</text:p>
          </table:table-cell>
        </table:table-row>
        <table:table-row table:style-name="ro1">
          <table:table-cell office:value-type="string" calcext:value-type="string">
            <text:p>ICARUS</text:p>
          </table:table-cell>
          <table:table-cell office:value-type="string" calcext:value-type="string">
            <text:p>Langley2004</text:p>
          </table:table-cell>
          <table:table-cell office:value-type="string" calcext:value-type="string">
            <text:p>P. Langley and D. Choi, “A unified cognitive architecture for physical agents,” in Proceedings of the National Conference on Artificial Intelligence, 2006, vol. 21, no. 2, p. 1469.</text:p>
          </table:table-cell>
        </table:table-row>
        <table:table-row table:style-name="ro1">
          <table:table-cell office:value-type="string" calcext:value-type="string">
            <text:p>ICARUS</text:p>
          </table:table-cell>
          <table:table-cell office:value-type="string" calcext:value-type="string">
            <text:p>Langley2006d</text:p>
          </table:table-cell>
          <table:table-cell office:value-type="string" calcext:value-type="string">
            <text:p>P. Langley and D. Choi, “Learning recursive control programs from problem solving,” J. Mach. Learn. Res., vol. 7, pp. 493–518, 2006.</text:p>
          </table:table-cell>
        </table:table-row>
        <table:table-row table:style-name="ro1">
          <table:table-cell office:value-type="string" calcext:value-type="string">
            <text:p>ICARUS</text:p>
          </table:table-cell>
          <table:table-cell office:value-type="string" calcext:value-type="string">
            <text:p>Langley2005a</text:p>
          </table:table-cell>
          <table:table-cell office:value-type="string" calcext:value-type="string">
            <text:p>P. Langley, D. Choi, and S. Rogers, “Interleaving Learning, Problem Solving, and Execution in the ICARUS Architecture,” Tech. Report, Comput. Learn. Lab., 2005.</text:p>
          </table:table-cell>
        </table:table-row>
        <table:table-row table:style-name="ro1">
          <table:table-cell office:value-type="string" calcext:value-type="string">
            <text:p>ICARUS</text:p>
          </table:table-cell>
          <table:table-cell office:value-type="string" calcext:value-type="string">
            <text:p>Langley2009</text:p>
          </table:table-cell>
          <table:table-cell office:value-type="string" calcext:value-type="string">
            <text:p>P. Langley, D. Choi, and S. Rogers, “Acquisition of hierarchical reactive skills in a unified cognitive architecture,” Cogn. Syst. Res., vol. 10, pp. 316–332, 2009.</text:p>
          </table:table-cell>
        </table:table-row>
        <table:table-row table:style-name="ro1">
          <table:table-cell office:value-type="string" calcext:value-type="string">
            <text:p>ICARUS</text:p>
          </table:table-cell>
          <table:table-cell office:value-type="string" calcext:value-type="string">
            <text:p>Langley2011</text:p>
          </table:table-cell>
          <table:table-cell office:value-type="string" calcext:value-type="string">
            <text:p>P. Langley, D. Choi, and N. Trivedi, “ICARUS Users Manual.” 2011.</text:p>
          </table:table-cell>
        </table:table-row>
        <table:table-row table:style-name="ro1">
          <table:table-cell office:value-type="string" calcext:value-type="string">
            <text:p>ICARUS</text:p>
          </table:table-cell>
          <table:table-cell office:value-type="string" calcext:value-type="string">
            <text:p>Langley2004d</text:p>
          </table:table-cell>
          <table:table-cell office:value-type="string" calcext:value-type="string">
            <text:p>P. Langley, K. Cummings, and D. Shapiro, “Hierarchical skills and cognitive architectures,” in Proceedings of the 26th Annual Conference of the Cognitive Science Society, 2004, pp. 779–784.</text:p>
          </table:table-cell>
        </table:table-row>
        <table:table-row table:style-name="ro1">
          <table:table-cell office:value-type="string" calcext:value-type="string">
            <text:p>ICARUS</text:p>
          </table:table-cell>
          <table:table-cell office:value-type="string" calcext:value-type="string">
            <text:p>Langley1991</text:p>
          </table:table-cell>
          <table:table-cell office:value-type="string" calcext:value-type="string">
            <text:p>P. Langley, K. B. McKusick, J. A. Allen, W. F. Iba, and K. Thompson, “A design for the ICARUS architecture,” ACM SIGART Bull., vol. 2, no. 4, pp. 104–109, 1991.</text:p>
          </table:table-cell>
        </table:table-row>
        <table:table-row table:style-name="ro1">
          <table:table-cell office:value-type="string" calcext:value-type="string">
            <text:p>ICARUS</text:p>
          </table:table-cell>
          <table:table-cell office:value-type="string" calcext:value-type="string">
            <text:p>Langley2004b</text:p>
          </table:table-cell>
          <table:table-cell office:value-type="string" calcext:value-type="string">
            <text:p>P. Langley and S. Rogers, “Cumulative learning of hierarchical skills,” in Proceedings of the Third International Conference on Development and Learning, 2004.</text:p>
          </table:table-cell>
        </table:table-row>
        <table:table-row table:style-name="ro1">
          <table:table-cell office:value-type="string" calcext:value-type="string">
            <text:p>ICARUS</text:p>
          </table:table-cell>
          <table:table-cell office:value-type="string" calcext:value-type="string">
            <text:p>Langley2005b</text:p>
          </table:table-cell>
          <table:table-cell office:value-type="string" calcext:value-type="string">
            <text:p>P. Langley and S. Rogers, “An Extended Theory of Human Problem Solving,” in Proceedings of the 27th Annual Meeting of Cognitive Science Society, 2008, pp. 166–186.</text:p>
          </table:table-cell>
        </table:table-row>
        <table:table-row table:style-name="ro1">
          <table:table-cell office:value-type="string" calcext:value-type="string">
            <text:p>ICARUS</text:p>
          </table:table-cell>
          <table:table-cell office:value-type="string" calcext:value-type="string">
            <text:p>Langley2003</text:p>
          </table:table-cell>
          <table:table-cell office:value-type="string" calcext:value-type="string">
            <text:p>P. Langley, D. Shapiro, M. Aycinena, and M. Siliski, “A Value-Driven Architecture for Intelligent Behavior,” in Proceedings of the IJCAI-2003 workshop on cognitive modeling of agents and multi-agent interactions, 2003.</text:p>
          </table:table-cell>
        </table:table-row>
        <table:table-row table:style-name="ro1">
          <table:table-cell office:value-type="string" calcext:value-type="string">
            <text:p>ICARUS</text:p>
          </table:table-cell>
          <table:table-cell office:value-type="string" calcext:value-type="string">
            <text:p>Langley2013</text:p>
          </table:table-cell>
          <table:table-cell office:value-type="string" calcext:value-type="string">
            <text:p>P. Langley and N. Trivedi, “Elaborations on a Theory of Human Problem Solving,” Adv. Cogn. Syst., vol. 3, pp. 1–12, 2013.</text:p>
          </table:table-cell>
        </table:table-row>
        <table:table-row table:style-name="ro1">
          <table:table-cell office:value-type="string" calcext:value-type="string">
            <text:p>ICARUS</text:p>
          </table:table-cell>
          <table:table-cell office:value-type="string" calcext:value-type="string">
            <text:p>Langley2010</text:p>
          </table:table-cell>
          <table:table-cell office:value-type="string" calcext:value-type="string">
            <text:p>P. Langley, N. Trivedi, and M. Banister, “A Command Language for Taskable Virtual Agents,” in Proceedings of the 6th Conference on Artificial Intelligence and Interactive Digital Entertainment, 2010, pp. 144–149.</text:p>
          </table:table-cell>
        </table:table-row>
        <table:table-row table:style-name="ro1">
          <table:table-cell office:value-type="string" calcext:value-type="string">
            <text:p>ICARUS</text:p>
          </table:table-cell>
          <table:table-cell office:value-type="string" calcext:value-type="string">
            <text:p>Li2009a</text:p>
          </table:table-cell>
          <table:table-cell office:value-type="string" calcext:value-type="string">
            <text:p>N. Li, D. J. Stracuzzi, G. Cleveland, T. Könik, D. G. Shapiro, M. Molineaux, D. W. Aha, and K. Ali, “Constructing Game Agents from Video of Human Behavior,” Proc. 5th Artif. Intell. Interact. Digit. Entertain. Conf. Constr., vol. 2, no. 3, 2009.</text:p>
          </table:table-cell>
        </table:table-row>
        <table:table-row table:style-name="ro1">
          <table:table-cell office:value-type="string" calcext:value-type="string">
            <text:p>ICARUS</text:p>
          </table:table-cell>
          <table:table-cell office:value-type="string" calcext:value-type="string">
            <text:p>Li2009</text:p>
          </table:table-cell>
          <table:table-cell office:value-type="string" calcext:value-type="string">
            <text:p>N. Li, D. J. Stracuzzi, G. Cleveland, P. Langley, T. Konik, D. Shapiro, A. Kamal, M. Molineaux, and D. W. Aha, “Learning Hierarchical Skills for Game Agents from Video of Human Behavior,” in Proceedings of the IJCAI-09 Workshop on Learning Structural Knowledge from Observations, 2009.</text:p>
          </table:table-cell>
        </table:table-row>
        <table:table-row table:style-name="ro1">
          <table:table-cell office:value-type="string" calcext:value-type="string">
            <text:p>ICARUS</text:p>
          </table:table-cell>
          <table:table-cell office:value-type="string" calcext:value-type="string">
            <text:p>Li2008</text:p>
          </table:table-cell>
          <table:table-cell office:value-type="string" calcext:value-type="string">
            <text:p>N. Li, D. J. Stracuzzi, and P. Langley, “Learning Conceptual Predicates for Teleoreactive Logic Programs,” in Proceedings of the 18th International Conference on Inductive Logic Programming: Late-Breaking Papers, 2008.</text:p>
          </table:table-cell>
        </table:table-row>
        <table:table-row table:style-name="ro1">
          <table:table-cell office:value-type="string" calcext:value-type="string">
            <text:p>ICARUS</text:p>
          </table:table-cell>
          <table:table-cell office:value-type="string" calcext:value-type="string">
            <text:p>Li2001</text:p>
          </table:table-cell>
          <table:table-cell office:value-type="string" calcext:value-type="string">
            <text:p>N. Li, D. J. Stracuzzi, and P. Langley, “Improving Acquisition of Teleoreactive Logic Programs through Representation Change,” AAAI Fall Symp. Adv. Cogn. Syst., 2001.</text:p>
          </table:table-cell>
        </table:table-row>
        <table:table-row table:style-name="ro1">
          <table:table-cell office:value-type="string" calcext:value-type="string">
            <text:p>ICARUS</text:p>
          </table:table-cell>
          <table:table-cell office:value-type="string" calcext:value-type="string">
            <text:p>Li1858</text:p>
          </table:table-cell>
          <table:table-cell office:value-type="string" calcext:value-type="string">
            <text:p>N. Li, D. J. Stracuzzi, P. Langley, and N. Nejati, “Learning Hierarchical Skills from Problem Solutions Using Means-Ends Analysis,” Proc. 31st Annu. Meet. Cogn. Sci. Soc., pp. 1858–1863, 2009.</text:p>
          </table:table-cell>
        </table:table-row>
        <table:table-row table:style-name="ro1">
          <table:table-cell office:value-type="string" calcext:value-type="string">
            <text:p>ICARUS</text:p>
          </table:table-cell>
          <table:table-cell office:value-type="string" calcext:value-type="string">
            <text:p>Menager2016</text:p>
          </table:table-cell>
          <table:table-cell office:value-type="string" calcext:value-type="string">
            <text:p>D. H. Menager and D. Choi, “A Robust Implementation of Episodic Memory for a Cognitive Architecture,” Proc. Annu. Meet. Cogn. Sci. Soc., pp. 620–625, 2016.</text:p>
          </table:table-cell>
        </table:table-row>
        <table:table-row table:style-name="ro1">
          <table:table-cell office:value-type="string" calcext:value-type="string">
            <text:p>ICARUS</text:p>
          </table:table-cell>
          <table:table-cell office:value-type="string" calcext:value-type="string">
            <text:p>Nejati2006</text:p>
          </table:table-cell>
          <table:table-cell office:value-type="string" calcext:value-type="string">
            <text:p>N. Nejati, P. Langley, and T. Konik, “Learning hierarchical task networks by observation,” in Proceedings of the 23rd International Conference on Machine Learning, 2006, pp. 665–672.</text:p>
          </table:table-cell>
        </table:table-row>
        <table:table-row table:style-name="ro1">
          <table:table-cell office:value-type="string" calcext:value-type="string">
            <text:p>ICARUS</text:p>
          </table:table-cell>
          <table:table-cell office:value-type="string" calcext:value-type="string">
            <text:p>Shapiro2001a</text:p>
          </table:table-cell>
          <table:table-cell office:value-type="string" calcext:value-type="string">
            <text:p>D. Shapiro, P. Langley, and R. Shachter, “Using Background Knowledge to Speed Reinforcement Learning in Physical Agents,” in Proceedings of the 5th International Conference on Autonomous Agents, 2001, pp. 254–261.</text:p>
          </table:table-cell>
        </table:table-row>
        <table:table-row table:style-name="ro1">
          <table:table-cell office:value-type="string" calcext:value-type="string">
            <text:p>ICARUS</text:p>
          </table:table-cell>
          <table:table-cell office:value-type="string" calcext:value-type="string">
            <text:p>Stracuzzi2009</text:p>
          </table:table-cell>
          <table:table-cell office:value-type="string" calcext:value-type="string">
            <text:p>D. J. Stracuzzi, N. Li, G. Cleveland, and P. Langley, “Representing and reasoning over time in a symbolic cognitive architecture,” in Proceedings of the 31st Annual Meeting of the Cognitive Science Society, 2009.</text:p>
          </table:table-cell>
        </table:table-row>
        <table:table-row table:style-name="ro1">
          <table:table-cell office:value-type="string" calcext:value-type="string">
            <text:p>ICARUS</text:p>
          </table:table-cell>
          <table:table-cell office:value-type="string" calcext:value-type="string">
            <text:p>Thompson1991</text:p>
          </table:table-cell>
          <table:table-cell office:value-type="string" calcext:value-type="string">
            <text:p>K. Thompson and P. Langley, “Concept formation in structured domains,” in Concept formation: Knowledge and experience in unsupervised learning, 1991, pp. 127–161.</text:p>
          </table:table-cell>
        </table:table-row>
        <table:table-row table:style-name="ro1">
          <table:table-cell office:value-type="string" calcext:value-type="string">
            <text:p>ICARUS</text:p>
          </table:table-cell>
          <table:table-cell office:value-type="string" calcext:value-type="string">
            <text:p>Langley2011a</text:p>
          </table:table-cell>
          <table:table-cell office:value-type="string" calcext:value-type="string">
            <text:p>N. Trivedi, P. Langley, P. Schermerhorn, and M. Scheutz, “Communicating, Interpreting, and Executing High-Level Instructions for Human-Robot Interaction,” in Proceedings of AAAI Fall Symposium: Advances in Cognitive Systems, 2011.</text:p>
          </table:table-cell>
        </table:table-row>
        <table:table-row table:style-name="ro1">
          <table:table-cell office:value-type="string" calcext:value-type="string">
            <text:p>iCub</text:p>
          </table:table-cell>
          <table:table-cell office:value-type="string" calcext:value-type="string">
            <text:p>Beira2006</text:p>
          </table:table-cell>
          <table:table-cell office:value-type="string" calcext:value-type="string">
            <text:p>R. Beira, M. Lopes, M. Praca, J. Santos-Victor, A. Bernardino, G. Metta, F. Becchi, and R. Saltaren, “Design of the Robot-Cub (iCub) Head,” in Proceedings of the IEEE International Conference on Robotics and Automation, 2006, pp. 94–100.</text:p>
          </table:table-cell>
        </table:table-row>
        <table:table-row table:style-name="ro1">
          <table:table-cell office:value-type="string" calcext:value-type="string">
            <text:p>iCub</text:p>
          </table:table-cell>
          <table:table-cell office:value-type="string" calcext:value-type="string">
            <text:p>Ciliberto2011</text:p>
          </table:table-cell>
          <table:table-cell office:value-type="string" calcext:value-type="string">
            <text:p>C. Ciliberto, F. Smeraldi, L. Natale, and G. Metta, “Online multiple instance learning applied to hand detection in a humanoid robot,” in Proceedings of IEEE International Conference on Intelligent Robots and Systems, 2011, pp. 1526–1532.</text:p>
          </table:table-cell>
        </table:table-row>
        <table:table-row table:style-name="ro1">
          <table:table-cell office:value-type="string" calcext:value-type="string">
            <text:p>iCub</text:p>
          </table:table-cell>
          <table:table-cell office:value-type="string" calcext:value-type="string">
            <text:p>Degallier2008</text:p>
          </table:table-cell>
          <table:table-cell office:value-type="string" calcext:value-type="string">
            <text:p>S. Degallier, L. Righetti, L. Natale, F. Nori, G. Metta, and A. Ijspeert, “A modular bio-inspired architecture for movement generation for the infant-like robot iCub,” in Proceedings of the 2nd Biennial IEEE/RAS-EMBS International Conference on Biomedical Robotics and Biomechatronics, 2008, pp. 795–800.</text:p>
          </table:table-cell>
        </table:table-row>
        <table:table-row table:style-name="ro1">
          <table:table-cell office:value-type="string" calcext:value-type="string">
            <text:p>iCub</text:p>
          </table:table-cell>
          <table:table-cell office:value-type="string" calcext:value-type="string">
            <text:p>DiNuovo2014</text:p>
          </table:table-cell>
          <table:table-cell office:value-type="string" calcext:value-type="string">
            <text:p>A. Di Nuovo, V. M. De La Cruz, and A. Cangelosi, “Grounding fingers, words and numbers in a cognitive developmental robot,” in Proceedings of the IEEE Symposium on Computational Intelligence, Cognitive Algorithms, Mind, and Brain, 2014.</text:p>
          </table:table-cell>
        </table:table-row>
        <table:table-row table:style-name="ro1">
          <table:table-cell office:value-type="string" calcext:value-type="string">
            <text:p>iCub</text:p>
          </table:table-cell>
          <table:table-cell office:value-type="string" calcext:value-type="string">
            <text:p>Fitzpatrick2008</text:p>
          </table:table-cell>
          <table:table-cell office:value-type="string" calcext:value-type="string">
            <text:p>P. Fitzpatrick, G. Metta, and L. Natale, “Towards long-lived robot genes,” Rob. Auton. Syst., vol. 56, pp. 29–45, 2008.</text:p>
          </table:table-cell>
        </table:table-row>
        <table:table-row table:style-name="ro1">
          <table:table-cell office:value-type="string" calcext:value-type="string">
            <text:p>iCub</text:p>
          </table:table-cell>
          <table:table-cell office:value-type="string" calcext:value-type="string">
            <text:p>Fumagalli2010</text:p>
          </table:table-cell>
          <table:table-cell office:value-type="string" calcext:value-type="string">
            <text:p>M. Fumagalli, M. Randazzo, F. Nori, L. Natale, G. Metta, and G. Sandini, “Exploiting proximal F/T measurements for the iCub active compliance,” in Proceedings of the International Conference on Intelligent Robots and Systems (IROS), 2010, pp. 1871–1876.</text:p>
          </table:table-cell>
        </table:table-row>
        <table:table-row table:style-name="ro1">
          <table:table-cell office:value-type="string" calcext:value-type="string">
            <text:p>iCub</text:p>
          </table:table-cell>
          <table:table-cell office:value-type="string" calcext:value-type="string">
            <text:p>Huang2001a</text:p>
          </table:table-cell>
          <table:table-cell office:value-type="string" calcext:value-type="string">
            <text:p>B. Huang, J. L. Leake, and J. J. Bryson, “Humanoid Robots and Cognitive Systems Research: An Epistemological Case Study Based on the iCub,” 2011.</text:p>
          </table:table-cell>
        </table:table-row>
        <table:table-row table:style-name="ro1">
          <table:table-cell office:value-type="string" calcext:value-type="string">
            <text:p>iCub</text:p>
          </table:table-cell>
          <table:table-cell office:value-type="string" calcext:value-type="string">
            <text:p>Leitner2013a</text:p>
          </table:table-cell>
          <table:table-cell office:value-type="string" calcext:value-type="string">
            <text:p>J. Leitner, S. Harding, P. Chandrashekhariah, M. Frank, A. Forster, J. Triesch, and J. Schmidhuber, “Learning visual object detection and localisation using icVision,” Biol. Inspired Cogn. Archit., vol. 5, pp. 29–41, 2013.</text:p>
          </table:table-cell>
        </table:table-row>
        <table:table-row table:style-name="ro1">
          <table:table-cell office:value-type="string" calcext:value-type="string">
            <text:p>iCub</text:p>
          </table:table-cell>
          <table:table-cell office:value-type="string" calcext:value-type="string">
            <text:p>Leitner2013</text:p>
          </table:table-cell>
          <table:table-cell office:value-type="string" calcext:value-type="string">
            <text:p>J. Leitner, S. Harding, M. Frank, A. Forster, and J. Schmidhuber, “An integrated, modular framework for computer vision and cognitive robotics research (icVision),” Adv. Intell. Syst. Comput., pp. 205–210, 2013.</text:p>
          </table:table-cell>
        </table:table-row>
        <table:table-row table:style-name="ro1">
          <table:table-cell office:value-type="string" calcext:value-type="string">
            <text:p>iCub</text:p>
          </table:table-cell>
          <table:table-cell office:value-type="string" calcext:value-type="string">
            <text:p>Metta2011</text:p>
          </table:table-cell>
          <table:table-cell office:value-type="string" calcext:value-type="string">
            <text:p>G. Metta, L. Natale, F. Nori, and G. Sandini, “Force control and reaching movements on the iCub humanoid robot,” in Proceedings of 15th International Symposium on Robotics Research, 2011.</text:p>
          </table:table-cell>
        </table:table-row>
        <table:table-row table:style-name="ro1">
          <table:table-cell office:value-type="string" calcext:value-type="string">
            <text:p>iCub</text:p>
          </table:table-cell>
          <table:table-cell office:value-type="string" calcext:value-type="string">
            <text:p>Metta2010</text:p>
          </table:table-cell>
          <table:table-cell office:value-type="string" calcext:value-type="string">
            <text:p>G. Metta, L. Natale, F. Nori, G. Sandini, D. Vernon, L. Fadiga, C. von Hofsten, K. Rosander, M. Lopes, J. Santos-Victor, A. Bernardino, and L. Montesano, “The iCub humanoid robot: An open-systems platform for research in cognitive development,” Neural Networks, vol. 23, no. 8–9, pp. 1125–1134, 2010.</text:p>
          </table:table-cell>
        </table:table-row>
        <table:table-row table:style-name="ro1">
          <table:table-cell office:value-type="string" calcext:value-type="string">
            <text:p>iCub</text:p>
          </table:table-cell>
          <table:table-cell office:value-type="string" calcext:value-type="string">
            <text:p>Metta2008</text:p>
          </table:table-cell>
          <table:table-cell office:value-type="string" calcext:value-type="string">
            <text:p>G. Metta, G. Sandini, D. Vernon, L. Natale, and F. Nori, “The iCub humanoid robot: an open platform for research in embodied cognition,” in Proceedings of the 8th Workshop on Performance Metrics for Intelligent Systems, 2008, pp. 50–56.</text:p>
          </table:table-cell>
        </table:table-row>
        <table:table-row table:style-name="ro1">
          <table:table-cell office:value-type="string" calcext:value-type="string">
            <text:p>iCub</text:p>
          </table:table-cell>
          <table:table-cell office:value-type="string" calcext:value-type="string">
            <text:p>Natale2013</text:p>
          </table:table-cell>
          <table:table-cell office:value-type="string" calcext:value-type="string">
            <text:p>L. Natale, F. Nori, G. Metta, M. Fumagalli, S. Ivaldi, U. Pattacini, M. Randazzo, A. Schmitz, and G. Sandini, “The iCub Platform: A Tool for Studying Intrinsically Motivated Learning,” Intrinsically Motiv. Learn. Nat. Artif. Syst., pp. 185–207, 2013.</text:p>
          </table:table-cell>
        </table:table-row>
        <table:table-row table:style-name="ro1">
          <table:table-cell office:value-type="string" calcext:value-type="string">
            <text:p>iCub</text:p>
          </table:table-cell>
          <table:table-cell office:value-type="string" calcext:value-type="string">
            <text:p>Pattacini2010</text:p>
          </table:table-cell>
          <table:table-cell office:value-type="string" calcext:value-type="string">
            <text:p>U. Pattacini, F. Nori, L. Natale, G. Metta, and G. Sandini, “An experimental evaluation of a novel minimum-jerk Cartesian controller for humanoid robots,” in Proceedings of the International Conference on Intelligent Robots and Systems (IROS), 2010, pp. 1668–1674.</text:p>
          </table:table-cell>
        </table:table-row>
        <table:table-row table:style-name="ro1">
          <table:table-cell office:value-type="string" calcext:value-type="string">
            <text:p>iCub</text:p>
          </table:table-cell>
          <table:table-cell office:value-type="string" calcext:value-type="string">
            <text:p>Peniak2011</text:p>
          </table:table-cell>
          <table:table-cell office:value-type="string" calcext:value-type="string">
            <text:p>M. Peniak, A. Morse, C. Larcombe, S. Ramirez-Contla, and A. Cangelosi, “Aquila: An open-source GPU-accelerated toolkit for cognitive and neuro-robotics research,” in Proceedings of the International Joint Conference on Neural Networks, 2011, pp. 1753–1760.</text:p>
          </table:table-cell>
        </table:table-row>
        <table:table-row table:style-name="ro1">
          <table:table-cell office:value-type="string" calcext:value-type="string">
            <text:p>iCub</text:p>
          </table:table-cell>
          <table:table-cell office:value-type="string" calcext:value-type="string">
            <text:p>Ruesch2008</text:p>
          </table:table-cell>
          <table:table-cell office:value-type="string" calcext:value-type="string">
            <text:p>J. Ruesch, M. Lopes, A. Bernardino, J. Hornstein, J. Santos-Victor, and R. Pfeifer, “Multimodal saliency-based bottom-up attention a framework for the humanoid robot iCub,” in Proceedings of the IEEE International Conference on Robotics and Automation, 2008, pp. 962–967.</text:p>
          </table:table-cell>
        </table:table-row>
        <table:table-row table:style-name="ro1">
          <table:table-cell office:value-type="string" calcext:value-type="string">
            <text:p>iCub</text:p>
          </table:table-cell>
          <table:table-cell office:value-type="string" calcext:value-type="string">
            <text:p>Sandini2007</text:p>
          </table:table-cell>
          <table:table-cell office:value-type="string" calcext:value-type="string">
            <text:p>G. Sandini, G. Metta, and D. Vernon, “The iCub Cognitive Humanoid Robot: An Open-System Research Platform for Enactive Cognition,” Lect. Notes Comput. Sci., pp. 358–369, 2007.</text:p>
          </table:table-cell>
        </table:table-row>
        <table:table-row table:style-name="ro1">
          <table:table-cell office:value-type="string" calcext:value-type="string">
            <text:p>iCub</text:p>
          </table:table-cell>
          <table:table-cell office:value-type="string" calcext:value-type="string">
            <text:p>Sauser2012</text:p>
          </table:table-cell>
          <table:table-cell office:value-type="string" calcext:value-type="string">
            <text:p>E. L. Sauser, B. D. Argall, G. Metta, and A. G. Billard, “Iterative learning of grasp adaptation through human corrections,” Rob. Auton. Syst., vol. 60, pp. 55–71, 2012.</text:p>
          </table:table-cell>
        </table:table-row>
        <table:table-row table:style-name="ro1">
          <table:table-cell office:value-type="string" calcext:value-type="string">
            <text:p>iCub</text:p>
          </table:table-cell>
          <table:table-cell office:value-type="string" calcext:value-type="string">
            <text:p>Tikhanoff2008</text:p>
          </table:table-cell>
          <table:table-cell office:value-type="string" calcext:value-type="string">
            <text:p>V. Tikhanoff, A. Cangelosi, P. Fitzpatrick, G. Metta, L. Natale, and F. Nori, “An Open-Source Simulator for Cognitive Robotics Research: The Prototype of the iCub Humanoid Robot Simulator,” in Proceedings of the 8th Workshop on Performance Metrics for Intelligent Systems, 2008, pp. 57–61.</text:p>
          </table:table-cell>
        </table:table-row>
        <table:table-row table:style-name="ro1">
          <table:table-cell office:value-type="string" calcext:value-type="string">
            <text:p>iCub</text:p>
          </table:table-cell>
          <table:table-cell office:value-type="string" calcext:value-type="string">
            <text:p>Tikhanoff2011</text:p>
          </table:table-cell>
          <table:table-cell office:value-type="string" calcext:value-type="string">
            <text:p>V. Tikhanoff, A. Cangelosi, and G. Metta, “Integration of speech and action in humanoid robots: iCub simulation experiments,” IEEE Trans. Auton. Ment. Dev., vol. 3, no. 1, pp. 17–29, 2011.</text:p>
          </table:table-cell>
        </table:table-row>
        <table:table-row table:style-name="ro1">
          <table:table-cell office:value-type="string" calcext:value-type="string">
            <text:p>iCub</text:p>
          </table:table-cell>
          <table:table-cell office:value-type="string" calcext:value-type="string">
            <text:p>Tsagarakis2007</text:p>
          </table:table-cell>
          <table:table-cell office:value-type="string" calcext:value-type="string">
            <text:p>N. G. Tsagarakis, G. Metta, G. Sandini, D. Vernon, R. Beira, F. Becchi, L. Righetti, J. Santos-Victor, a. J. Ijspeert, M. C. Carrozza, and D. G. Caldwell, “iCub: the design and realization of an open humanoid platform for cognitive and neuroscience research,” Adv. Robot., vol. 21, no. 10, pp. 1151–1175, 2007.</text:p>
          </table:table-cell>
        </table:table-row>
        <table:table-row table:style-name="ro1">
          <table:table-cell office:value-type="string" calcext:value-type="string">
            <text:p>iCub</text:p>
          </table:table-cell>
          <table:table-cell office:value-type="string" calcext:value-type="string">
            <text:p>Vernon2010</text:p>
          </table:table-cell>
          <table:table-cell office:value-type="string" calcext:value-type="string">
            <text:p>D. Vernon, “RobotCub: Development of a Cognitive Humanoid Robot,” Tech. Report, 2009.</text:p>
          </table:table-cell>
        </table:table-row>
        <table:table-row table:style-name="ro1">
          <table:table-cell office:value-type="string" calcext:value-type="string">
            <text:p>iCub</text:p>
          </table:table-cell>
          <table:table-cell office:value-type="string" calcext:value-type="string">
            <text:p>Vernon2010a</text:p>
          </table:table-cell>
          <table:table-cell office:value-type="string" calcext:value-type="string">
            <text:p>D. Vernon, C. von Hofsten, and L. Fadiga, “The iCub Cognitive Architecture,” in A Roadmap for Cognitive Development in Humanoid Robots, 2010, pp. 121–153.</text:p>
          </table:table-cell>
        </table:table-row>
        <table:table-row table:style-name="ro1">
          <table:table-cell office:value-type="string" calcext:value-type="string">
            <text:p>IMPRINT</text:p>
          </table:table-cell>
          <table:table-cell office:value-type="string" calcext:value-type="string">
            <text:p>Allender2000a</text:p>
          </table:table-cell>
          <table:table-cell office:value-type="string" calcext:value-type="string">
            <text:p>L. Allender, “Tools for Modeling Human Performance in Systems Through Green-Colored Glasses: An Army Perspective,” in Proceedings of the Human Factors and Ergonomics Society Annual Meeting, 2000, pp. 717–720.</text:p>
          </table:table-cell>
        </table:table-row>
        <table:table-row table:style-name="ro1">
          <table:table-cell office:value-type="string" calcext:value-type="string">
            <text:p>IMPRINT</text:p>
          </table:table-cell>
          <table:table-cell office:value-type="string" calcext:value-type="string">
            <text:p>Allender2000</text:p>
          </table:table-cell>
          <table:table-cell office:value-type="string" calcext:value-type="string">
            <text:p>L. Allender, “Modeling Human Performance: Impacting System Design, Performance, and Cost,” in Proceedings of the Military, Government and Aerospace Simulation Symposium, 2000, pp. 139–144.</text:p>
          </table:table-cell>
        </table:table-row>
        <table:table-row table:style-name="ro1">
          <table:table-cell office:value-type="string" calcext:value-type="string">
            <text:p>IMPRINT</text:p>
          </table:table-cell>
          <table:table-cell office:value-type="string" calcext:value-type="string">
            <text:p>Bommer2016</text:p>
          </table:table-cell>
          <table:table-cell office:value-type="string" calcext:value-type="string">
            <text:p>S. C. Bommer and M. Fendley, “A theoretical framework for evaluating mental workload resources in human systems design for manufacturing operations,” Int. J. Ind. Ergon., pp. 1–11, 2016.</text:p>
          </table:table-cell>
        </table:table-row>
        <table:table-row table:style-name="ro1">
          <table:table-cell office:value-type="string" calcext:value-type="string">
            <text:p>IMPRINT</text:p>
          </table:table-cell>
          <table:table-cell office:value-type="string" calcext:value-type="string">
            <text:p>Brett2002</text:p>
          </table:table-cell>
          <table:table-cell office:value-type="string" calcext:value-type="string">
            <text:p>B. E. Brett, J. A. Doyal, D. A. Malek, E. A. Martin, D. G. Hoagland, and M. N. Anesgart, “The Combat Automation Requirements Testbed (CART) Task 5 Interim Report: Modeling A Strike Fighter Pilot Conducting a Time Critical target Mission,” Tech. Rep., 2002.</text:p>
          </table:table-cell>
        </table:table-row>
        <table:table-row table:style-name="ro1">
          <table:table-cell office:value-type="string" calcext:value-type="string">
            <text:p>IMPRINT</text:p>
          </table:table-cell>
          <table:table-cell office:value-type="string" calcext:value-type="string">
            <text:p>Carretta2001</text:p>
          </table:table-cell>
          <table:table-cell office:value-type="string" calcext:value-type="string">
            <text:p>T. R. Carretta, J. A. Doyal, and K. A. Craig, “Combat Requirements Testbed (CART): An Example Application,” Tech. Report, 2001.</text:p>
          </table:table-cell>
        </table:table-row>
        <table:table-row table:style-name="ro1">
          <table:table-cell office:value-type="string" calcext:value-type="string">
            <text:p>IMPRINT</text:p>
          </table:table-cell>
          <table:table-cell office:value-type="string" calcext:value-type="string">
            <text:p>Cuevas2012</text:p>
          </table:table-cell>
          <table:table-cell office:value-type="string" calcext:value-type="string">
            <text:p>H. M. Cuevas, R. Oberbreckling, N. Lavoie, D. K. Mitchell, J. Fielder, and P. W. Foltz, “Benefits and Challenges of Multidisciplinary Project Teams: ‘Lessons Learned’ for Researchers and Practitioners,” Int. Test Eval. Assoc. J., vol. 33, pp. 58–65, 2012.</text:p>
          </table:table-cell>
        </table:table-row>
        <table:table-row table:style-name="ro1">
          <table:table-cell office:value-type="string" calcext:value-type="string">
            <text:p>IMPRINT</text:p>
          </table:table-cell>
          <table:table-cell office:value-type="string" calcext:value-type="string">
            <text:p>Hunn2006</text:p>
          </table:table-cell>
          <table:table-cell office:value-type="string" calcext:value-type="string">
            <text:p>B. P. Hunn and O. H. Heuckeroth, “A shadow unmanned aerial vehicle (UAV) improved performance research integration tool (IMPRINT) model supporting future combat systems.,” Tech. Rep. ARL-TR-3731, 2006.</text:p>
          </table:table-cell>
        </table:table-row>
        <table:table-row table:style-name="ro1">
          <table:table-cell office:value-type="string" calcext:value-type="string">
            <text:p>IMPRINT</text:p>
          </table:table-cell>
          <table:table-cell office:value-type="string" calcext:value-type="string">
            <text:p>Hunn2008</text:p>
          </table:table-cell>
          <table:table-cell office:value-type="string" calcext:value-type="string">
            <text:p>B. P. Hunn, K. M. Schweitzer, J. A. Cahir, and M. M. Finch, “IMPRINT Analysis of an Unmanned Air System Geospatial Information Process,” Tech. Rep. ARL-TR-4513, 2008.</text:p>
          </table:table-cell>
        </table:table-row>
        <table:table-row table:style-name="ro1">
          <table:table-cell office:value-type="string" calcext:value-type="string">
            <text:p>IMPRINT</text:p>
          </table:table-cell>
          <table:table-cell office:value-type="string" calcext:value-type="string">
            <text:p>Kelley1996</text:p>
          </table:table-cell>
          <table:table-cell office:value-type="string" calcext:value-type="string">
            <text:p>T. Kelley and L. Allender, “A Process Approach to Usability Testing for IMPRINT,” Tech. Rep. ARL-TR-1171, 1996.</text:p>
          </table:table-cell>
        </table:table-row>
        <table:table-row table:style-name="ro1">
          <table:table-cell office:value-type="string" calcext:value-type="string">
            <text:p>IMPRINT</text:p>
          </table:table-cell>
          <table:table-cell office:value-type="string" calcext:value-type="string">
            <text:p>Lebiere2002</text:p>
          </table:table-cell>
          <table:table-cell office:value-type="string" calcext:value-type="string">
            <text:p>C. (Carnegie M. U. Lebiere, E. (Carnegie M. U. Biefeld, R. (Micro A. &amp; D. Archer, S. (Micro A. &amp; D. Archer, L. (Army R. L. Allender, and T. D. (Army R. L. Kelley, “IMPRINT/ACT-R: Integration of a task network modeling architecture with a cognitive architecture and its application to human error modeling,” Proc. 2002 Adv. Simul. Technol. Conf. San Diego, CA, Simul. Ser., vol. 34, pp. 13–19, 2002.</text:p>
          </table:table-cell>
        </table:table-row>
        <table:table-row table:style-name="ro1">
          <table:table-cell office:value-type="string" calcext:value-type="string">
            <text:p>IMPRINT</text:p>
          </table:table-cell>
          <table:table-cell office:value-type="string" calcext:value-type="string">
            <text:p>Mitchell2009</text:p>
          </table:table-cell>
          <table:table-cell office:value-type="string" calcext:value-type="string">
            <text:p>D. K. Mitchell, “Successfully Changing Conceptual System Design Using Human Performance Modeling,” Proc. Hum. Syst. Integr. Symp., 2009.</text:p>
          </table:table-cell>
        </table:table-row>
        <table:table-row table:style-name="ro1">
          <table:table-cell office:value-type="string" calcext:value-type="string">
            <text:p>IMPRINT</text:p>
          </table:table-cell>
          <table:table-cell office:value-type="string" calcext:value-type="string">
            <text:p>Mitchell2009c</text:p>
          </table:table-cell>
          <table:table-cell office:value-type="string" calcext:value-type="string">
            <text:p>D. K. Mitchell, “Workload Analysis of the Crew of the Abrams V2 SEP: Phase I Baseline IMPRINT Model,” Tech. Rep. ARL-TR-5028, 2009.</text:p>
          </table:table-cell>
        </table:table-row>
        <table:table-row table:style-name="ro1">
          <table:table-cell office:value-type="string" calcext:value-type="string">
            <text:p>IMPRINT</text:p>
          </table:table-cell>
          <table:table-cell office:value-type="string" calcext:value-type="string">
            <text:p>Mitchell2008</text:p>
          </table:table-cell>
          <table:table-cell office:value-type="string" calcext:value-type="string">
            <text:p>D. K. Mitchell, “United We Stand: Using Multiple Tools to Solve a Multi-dimensional Problem,” in Proceedings of the Human Factors and Ergonomics Society Annual Meeting, 2008, pp. 1939–1943.</text:p>
          </table:table-cell>
        </table:table-row>
        <table:table-row table:style-name="ro1">
          <table:table-cell office:value-type="string" calcext:value-type="string">
            <text:p>IMPRINT</text:p>
          </table:table-cell>
          <table:table-cell office:value-type="string" calcext:value-type="string">
            <text:p>Mitchell2009a</text:p>
          </table:table-cell>
          <table:table-cell office:value-type="string" calcext:value-type="string">
            <text:p>D. K. Mitchell, B. Abounader, and S. Henry, “A Procedure for Collecting Mental Workload Data During an Experiment That Is Comparable to IMPRINT Workload Data,” Tehcnical Rep. ARL-TR-5020, 2009.</text:p>
          </table:table-cell>
        </table:table-row>
        <table:table-row table:style-name="ro1">
          <table:table-cell office:value-type="string" calcext:value-type="string">
            <text:p>IMPRINT</text:p>
          </table:table-cell>
          <table:table-cell office:value-type="string" calcext:value-type="string">
            <text:p>Mitchell2006</text:p>
          </table:table-cell>
          <table:table-cell office:value-type="string" calcext:value-type="string">
            <text:p>D. K. Mitchell and J. Y. C. Chen, “Impacting System Design with Human Performance Modeling and Experiment: Another Success Story,” in Proceedings of the Human Factors and Ergonomics Society 50th Annual Meeting, 2006, pp. 2477–2481.</text:p>
          </table:table-cell>
        </table:table-row>
        <table:table-row table:style-name="ro1">
          <table:table-cell office:value-type="string" calcext:value-type="string">
            <text:p>IMPRINT</text:p>
          </table:table-cell>
          <table:table-cell office:value-type="string" calcext:value-type="string">
            <text:p>Mitchell2003</text:p>
          </table:table-cell>
          <table:table-cell office:value-type="string" calcext:value-type="string">
            <text:p>D. K. Mitchell, C. L. Samms, T. Henthorn, and J. Q. Wojciechowski, “Trade Study: A Two- Versus Three-Soldier Crew for the Mounted Combat System (MCS) and Other Future Combat System Platforms,” ARL-TR-3026, 2003.</text:p>
          </table:table-cell>
        </table:table-row>
        <table:table-row table:style-name="ro1">
          <table:table-cell office:value-type="string" calcext:value-type="string">
            <text:p>IMPRINT</text:p>
          </table:table-cell>
          <table:table-cell office:value-type="string" calcext:value-type="string">
            <text:p>Mitchell2003a</text:p>
          </table:table-cell>
          <table:table-cell office:value-type="string" calcext:value-type="string">
            <text:p>D. K. Mitchell, “Advanced Improved Performance Research Integration Tool (IMPRINT) Vetronics Technology Test Bed Model Development,” Tehcnical Rep. ARL-TN-0208. Army Res. Lab., 2003.</text:p>
          </table:table-cell>
        </table:table-row>
        <table:table-row table:style-name="ro1">
          <table:table-cell office:value-type="string" calcext:value-type="string">
            <text:p>IMPRINT</text:p>
          </table:table-cell>
          <table:table-cell office:value-type="string" calcext:value-type="string">
            <text:p>Mitchell2000</text:p>
          </table:table-cell>
          <table:table-cell office:value-type="string" calcext:value-type="string">
            <text:p>D. K. Mitchell, “Mental Workload and ARL Workload Modeling Tools,” Tech. Rep. ARL-TN-161, 2000.</text:p>
          </table:table-cell>
        </table:table-row>
        <table:table-row table:style-name="ro1">
          <table:table-cell office:value-type="string" calcext:value-type="string">
            <text:p>IMPRINT</text:p>
          </table:table-cell>
          <table:table-cell office:value-type="string" calcext:value-type="string">
            <text:p>Mitchell2011</text:p>
          </table:table-cell>
          <table:table-cell office:value-type="string" calcext:value-type="string">
            <text:p>D. K. Mitchell, K. Agan, and C. Samms, “Both sides of the coin: Technique for integrating human factors and systems engineering in system development,” in Proceedings of the Human Factors and Ergonomics Society, 2011, pp. 2025–2029.</text:p>
          </table:table-cell>
        </table:table-row>
        <table:table-row table:style-name="ro1">
          <table:table-cell office:value-type="string" calcext:value-type="string">
            <text:p>IMPRINT</text:p>
          </table:table-cell>
          <table:table-cell office:value-type="string" calcext:value-type="string">
            <text:p>Mitchell2009b</text:p>
          </table:table-cell>
          <table:table-cell office:value-type="string" calcext:value-type="string">
            <text:p>D. K. Mitchell and C. Samms, “Workload Warriors: Lessons Learned from a Decade of Mental Workload Prediction Using Human Performance Modeling,” in Proceedings of the Human Factors and Ergonomics Society Annual Meeting, 2009, pp. 819–823.</text:p>
          </table:table-cell>
        </table:table-row>
        <table:table-row table:style-name="ro1">
          <table:table-cell office:value-type="string" calcext:value-type="string">
            <text:p>IMPRINT</text:p>
          </table:table-cell>
          <table:table-cell office:value-type="string" calcext:value-type="string">
            <text:p>Pomranky2007</text:p>
          </table:table-cell>
          <table:table-cell office:value-type="string" calcext:value-type="string">
            <text:p>R. A. Pomranky and J. Q. Wojciechowski, “Determination of Mental Workload During Operation of Multiple Unmanned Systems,” Tech. Rep. ARL-TR-4309, 2007.</text:p>
          </table:table-cell>
        </table:table-row>
        <table:table-row table:style-name="ro1">
          <table:table-cell office:value-type="string" calcext:value-type="string">
            <text:p>IMPRINT</text:p>
          </table:table-cell>
          <table:table-cell office:value-type="string" calcext:value-type="string">
            <text:p>Samms2009</text:p>
          </table:table-cell>
          <table:table-cell office:value-type="string" calcext:value-type="string">
            <text:p>C. Samms, D. Jones, K. Hale, and D. Mitchell, “Harnessing the power of multiple tools to predict and mitigate mental overload,” Int. Conf. Eng. Psychol. Cogn. Ergon., pp. 279–288, 2009.</text:p>
          </table:table-cell>
        </table:table-row>
        <table:table-row table:style-name="ro1">
          <table:table-cell office:value-type="string" calcext:value-type="string">
            <text:p>IMPRINT</text:p>
          </table:table-cell>
          <table:table-cell office:value-type="string" calcext:value-type="string">
            <text:p>Savage-Knepshield2011</text:p>
          </table:table-cell>
          <table:table-cell office:value-type="string" calcext:value-type="string">
            <text:p>P. Savage-Knepshield, S. Jessee, R. Kozycki, M. LaFiandra, D. Mitchell, and A. Scharine, “The ‘Right Stuff’ for Testing, Evaluating, and Analyzing Human Performance,” in Proceedings of the Human Factors and Ergonomics Society Annual Meeting, 2011, vol. 55, no. 1, pp. 2073–2077.</text:p>
          </table:table-cell>
        </table:table-row>
        <table:table-row table:style-name="ro1">
          <table:table-cell office:value-type="string" calcext:value-type="string">
            <text:p>IMPRINT</text:p>
          </table:table-cell>
          <table:table-cell office:value-type="string" calcext:value-type="string">
            <text:p>Watson2015</text:p>
          </table:table-cell>
          <table:table-cell office:value-type="string" calcext:value-type="string">
            <text:p>M. Watson, C. Rusnock, M. Miller, and J. Colombi, “Improving MBSE Models Using Human Performance Simulation,” in Proceedings of the 2015 Winter Simulation Conference, 2015.</text:p>
          </table:table-cell>
        </table:table-row>
        <table:table-row table:style-name="ro1">
          <table:table-cell office:value-type="string" calcext:value-type="string">
            <text:p>IMPRINT</text:p>
          </table:table-cell>
          <table:table-cell office:value-type="string" calcext:value-type="string">
            <text:p>Wojciechowski2004</text:p>
          </table:table-cell>
          <table:table-cell office:value-type="string" calcext:value-type="string">
            <text:p>J. Q. Wojciechowski, “Validation of Improved Research Integration Tool (IMPRINT) Driving Model for Workload Analysis,” Tech. Rep. ARL-TR-3145, 2004.</text:p>
          </table:table-cell>
        </table:table-row>
        <table:table-row table:style-name="ro1">
          <table:table-cell office:value-type="string" calcext:value-type="string">
            <text:p>ISAC</text:p>
          </table:table-cell>
          <table:table-cell office:value-type="string" calcext:value-type="string">
            <text:p>Bagchi2000</text:p>
          </table:table-cell>
          <table:table-cell office:value-type="string" calcext:value-type="string">
            <text:p>S. Bagchi, G. Biswas, and K. Kawamura, “Task planning under uncertainty using a spreading activation network,” Ieee Trans. Syst. Man Cybern. Part a-Systems Humans, vol. 30, no. 6, pp. 639–650, 2000.</text:p>
          </table:table-cell>
        </table:table-row>
        <table:table-row table:style-name="ro1">
          <table:table-cell office:value-type="string" calcext:value-type="string">
            <text:p>ISAC</text:p>
          </table:table-cell>
          <table:table-cell office:value-type="string" calcext:value-type="string">
            <text:p>Bagchi1992</text:p>
          </table:table-cell>
          <table:table-cell office:value-type="string" calcext:value-type="string">
            <text:p>S. Bagchi and K. Kawamura, “An architecture of a distributed object-oriented robotic system,” Conf. Intell. Robot. Syst., pp. 711–716, 1992.</text:p>
          </table:table-cell>
        </table:table-row>
        <table:table-row table:style-name="ro1">
          <table:table-cell office:value-type="string" calcext:value-type="string">
            <text:p>ISAC</text:p>
          </table:table-cell>
          <table:table-cell office:value-type="string" calcext:value-type="string">
            <text:p>Bishay1995</text:p>
          </table:table-cell>
          <table:table-cell office:value-type="string" calcext:value-type="string">
            <text:p>M. Bishay, M. E. Cambron, K. Negishi, R. A. Peters, and K. Kawamura, “Visual servoing in ISAC, a decentralized robot system for feeding the disabled,” in Proceedings of International Symposium on Computer Vision - ISCV, 1995, pp. 335–340.</text:p>
          </table:table-cell>
        </table:table-row>
        <table:table-row table:style-name="ro1">
          <table:table-cell office:value-type="string" calcext:value-type="string">
            <text:p>ISAC</text:p>
          </table:table-cell>
          <table:table-cell office:value-type="string" calcext:value-type="string">
            <text:p>El-Gamal1992</text:p>
          </table:table-cell>
          <table:table-cell office:value-type="string" calcext:value-type="string">
            <text:p>M. El-Gamal, A. Kara, K. Kawamura, and M. Fashoro, “Reflex Control for an Intelligent Robotic System,” Proc. 1992 EEE/RSJ Int. Conf. Intell. Robot. Syst., 1992.</text:p>
          </table:table-cell>
        </table:table-row>
        <table:table-row table:style-name="ro1">
          <table:table-cell office:value-type="string" calcext:value-type="string">
            <text:p>ISAC</text:p>
          </table:table-cell>
          <table:table-cell office:value-type="string" calcext:value-type="string">
            <text:p>Erdemir2008a</text:p>
          </table:table-cell>
          <table:table-cell office:value-type="string" calcext:value-type="string">
            <text:p>E. Erdemir, C. B. Frankel, K. Kawamura, S. M. Gordon, S. Thornton, and B. Ulutas, “Towards a cognitive robot that uses internal rehearsal to learn affordance relations,” in Proceedings of the IEEE/RSJ International Conference on Intelligent Robots and Systems, IROS, 2008, pp. 2016–2021.</text:p>
          </table:table-cell>
        </table:table-row>
        <table:table-row table:style-name="ro1">
          <table:table-cell office:value-type="string" calcext:value-type="string">
            <text:p>ISAC</text:p>
          </table:table-cell>
          <table:table-cell office:value-type="string" calcext:value-type="string">
            <text:p>Erdemir2008</text:p>
          </table:table-cell>
          <table:table-cell office:value-type="string" calcext:value-type="string">
            <text:p>E. Erdemir, C. B. Frankel, S. Thornton, B. Ulutas, and K. Kawamura, “A robot rehearses internally and learns an affordance relation,” in Proceedings of the 7th International Conference on Development and Learning, 2008, pp. 298–303.</text:p>
          </table:table-cell>
        </table:table-row>
        <table:table-row table:style-name="ro1">
          <table:table-cell office:value-type="string" calcext:value-type="string">
            <text:p>ISAC</text:p>
          </table:table-cell>
          <table:table-cell office:value-type="string" calcext:value-type="string">
            <text:p>Gan1990</text:p>
          </table:table-cell>
          <table:table-cell office:value-type="string" calcext:value-type="string">
            <text:p>W. Gan, S. Sharma, and K. Kawamura, “Development of an Intelligent Robot Aid to the Physically Handicapped,” in Proceedings of the 22nd Southeastern Symposium on System Theory, 1990, pp. 107–137.</text:p>
          </table:table-cell>
        </table:table-row>
        <table:table-row table:style-name="ro1">
          <table:table-cell office:value-type="string" calcext:value-type="string">
            <text:p>ISAC</text:p>
          </table:table-cell>
          <table:table-cell office:value-type="string" calcext:value-type="string">
            <text:p>Iskarous1993</text:p>
          </table:table-cell>
          <table:table-cell office:value-type="string" calcext:value-type="string">
            <text:p>M. Iskarous and K. Kawamura, “A Fault-Tolerant Transputer-based Parallel Controller for the Soft Arm Robot,” Transput. Res. Appl., 1993.</text:p>
          </table:table-cell>
        </table:table-row>
        <table:table-row table:style-name="ro1">
          <table:table-cell office:value-type="string" calcext:value-type="string">
            <text:p>ISAC</text:p>
          </table:table-cell>
          <table:table-cell office:value-type="string" calcext:value-type="string">
            <text:p>Kawamura1993</text:p>
          </table:table-cell>
          <table:table-cell office:value-type="string" calcext:value-type="string">
            <text:p>K. Kawamura, M. Cambron, K. Fujiwara, and J. Barile, “A Cooperative Robotic Aid System,” in Proceedings of the Conference on Virtual Reality Systems, Teleoperation and Beyond Speech Recognition, 1993.</text:p>
          </table:table-cell>
        </table:table-row>
        <table:table-row table:style-name="ro1">
          <table:table-cell office:value-type="string" calcext:value-type="string">
            <text:p>ISAC</text:p>
          </table:table-cell>
          <table:table-cell office:value-type="string" calcext:value-type="string">
            <text:p>Kawamuraa</text:p>
          </table:table-cell>
          <table:table-cell office:value-type="string" calcext:value-type="string">
            <text:p>K. Kawamura, “Development of a HAM-style Cognitive Robot,” Tech. Report, 2005.</text:p>
          </table:table-cell>
        </table:table-row>
        <table:table-row table:style-name="ro1">
          <table:table-cell office:value-type="string" calcext:value-type="string">
            <text:p>ISAC</text:p>
          </table:table-cell>
          <table:table-cell office:value-type="string" calcext:value-type="string">
            <text:p>Kawamura1996</text:p>
          </table:table-cell>
          <table:table-cell office:value-type="string" calcext:value-type="string">
            <text:p>K. Kawamura, “Intelligent User Interface for a Rehabilitation Robot,” Proc. 4th Int. Conf. Rehabil. Robot., 1994.</text:p>
          </table:table-cell>
        </table:table-row>
        <table:table-row table:style-name="ro1">
          <table:table-cell office:value-type="string" calcext:value-type="string">
            <text:p>ISAC</text:p>
          </table:table-cell>
          <table:table-cell office:value-type="string" calcext:value-type="string">
            <text:p>Kawamura2002</text:p>
          </table:table-cell>
          <table:table-cell office:value-type="string" calcext:value-type="string">
            <text:p>K. Kawamura, “The Role of Cognitive Agent Models in a Multi-Agent Framework for Human-Humanoid Interaction,” in Proceedings of the 2002 IEEE Workshop on Robot and Human Interactive Communication, 2002, pp. 81–86.</text:p>
          </table:table-cell>
        </table:table-row>
        <table:table-row table:style-name="ro1">
          <table:table-cell office:value-type="string" calcext:value-type="string">
            <text:p>ISAC</text:p>
          </table:table-cell>
          <table:table-cell office:value-type="string" calcext:value-type="string">
            <text:p>Kawamura1995</text:p>
          </table:table-cell>
          <table:table-cell office:value-type="string" calcext:value-type="string">
            <text:p>K. Kawamura, S. Bagchi, M. Iskarous, and M. Bishay, “Intelligent robotic systems in service of the disabled,” IEEE Trans. Rehabil. Eng., vol. 3, no. 1, pp. 14–21, 1995.</text:p>
          </table:table-cell>
        </table:table-row>
        <table:table-row table:style-name="ro1">
          <table:table-cell office:value-type="string" calcext:value-type="string">
            <text:p>ISAC</text:p>
          </table:table-cell>
          <table:table-cell office:value-type="string" calcext:value-type="string">
            <text:p>Kawamura1994a</text:p>
          </table:table-cell>
          <table:table-cell office:value-type="string" calcext:value-type="string">
            <text:p>K. Kawamura, S. Bagchi, M. Iskarous, R. T. Pack, and A. Saad, “An Intelligent Robotic Aid System for Human Services,” in Conference on Intelligent Robots in Factory, Field, Space, and Service, 1994, pp. 413–420.</text:p>
          </table:table-cell>
        </table:table-row>
        <table:table-row table:style-name="ro1">
          <table:table-cell office:value-type="string" calcext:value-type="string">
            <text:p>ISAC</text:p>
          </table:table-cell>
          <table:table-cell office:value-type="string" calcext:value-type="string">
            <text:p>Kawamura2008</text:p>
          </table:table-cell>
          <table:table-cell office:value-type="string" calcext:value-type="string">
            <text:p>K. Kawamura, S. M. Gordon, P. Ratanaswasd, E. Erdemir, and J. F. Hall, “Implementation of Cognitive Control for a Humanoid Robot,” Int. J. Humanoid Robot., vol. 5, no. 4, pp. 547–586, 2008.</text:p>
          </table:table-cell>
        </table:table-row>
        <table:table-row table:style-name="ro1">
          <table:table-cell office:value-type="string" calcext:value-type="string">
            <text:p>ISAC</text:p>
          </table:table-cell>
          <table:table-cell office:value-type="string" calcext:value-type="string">
            <text:p>Kawamura1994</text:p>
          </table:table-cell>
          <table:table-cell office:value-type="string" calcext:value-type="string">
            <text:p>K. Kawamura and M. Iskarous, “Trends in service robots for the disabled and the elderly,” in Proceedings of IEEE/RSJ International Conference on Intelligent Robots and Systems (IROS), 1994, pp. 1647–1654.</text:p>
          </table:table-cell>
        </table:table-row>
        <table:table-row table:style-name="ro1">
          <table:table-cell office:value-type="string" calcext:value-type="string">
            <text:p>ISAC</text:p>
          </table:table-cell>
          <table:table-cell office:value-type="string" calcext:value-type="string">
            <text:p>Kawamura2004</text:p>
          </table:table-cell>
          <table:table-cell office:value-type="string" calcext:value-type="string">
            <text:p>K. Kawamura, R. A. I. Peters, R. E. Bodenheimer, N. Sarkar, J. Park, C. A. Clifton, and A. W. Spratley, “A Parallel Distributed Cognitive Control System for a Humanoid Robot,” Int. J. Humanoid Robot., vol. 1, no. 1, pp. 65–93, 2004.</text:p>
          </table:table-cell>
        </table:table-row>
        <table:table-row table:style-name="ro1">
          <table:table-cell office:value-type="string" calcext:value-type="string">
            <text:p>ISAC</text:p>
          </table:table-cell>
          <table:table-cell office:value-type="string" calcext:value-type="string">
            <text:p>Northrup2001a</text:p>
          </table:table-cell>
          <table:table-cell office:value-type="string" calcext:value-type="string">
            <text:p>S. Northrup, N. Sarkar, and K. Kawamura, “Biologically-inspired control architecture for a humanoid robot,” in IProceedings of the EEE/RSJ International Conference on Intelligent Robots and Systems, 2001, pp. 1100–1105.</text:p>
          </table:table-cell>
        </table:table-row>
        <table:table-row table:style-name="ro1">
          <table:table-cell office:value-type="string" calcext:value-type="string">
            <text:p>ISAC</text:p>
          </table:table-cell>
          <table:table-cell office:value-type="string" calcext:value-type="string">
            <text:p>Northrup2001</text:p>
          </table:table-cell>
          <table:table-cell office:value-type="string" calcext:value-type="string">
            <text:p>S. Northrup, E. E. Brown Jr, O. Parlaktuna, and K. Kawamura, “Biologically-inspired control architecture for an upper limb, intelligent robotic orthosis,” Int. J. Human-friendly Welf. Robot. Syst., vol. 2, no. 3, pp. 4–8, 2001.</text:p>
          </table:table-cell>
        </table:table-row>
        <table:table-row table:style-name="ro1">
          <table:table-cell office:value-type="string" calcext:value-type="string">
            <text:p>ISAC</text:p>
          </table:table-cell>
          <table:table-cell office:value-type="string" calcext:value-type="string">
            <text:p>Pack</text:p>
          </table:table-cell>
          <table:table-cell office:value-type="string" calcext:value-type="string">
            <text:p>R. T. Pack, M. Wilkes, G. Biswas, and K. Kawamura, “Intelligent machine architecture for object-based system integration,” in Proceedings of IEEE/ASME International Conference on Advanced Intelligent Mechatronics, 1997, p. 151.</text:p>
          </table:table-cell>
        </table:table-row>
        <table:table-row table:style-name="ro1">
          <table:table-cell office:value-type="string" calcext:value-type="string">
            <text:p>ISAC</text:p>
          </table:table-cell>
          <table:table-cell office:value-type="string" calcext:value-type="string">
            <text:p>Peng2003</text:p>
          </table:table-cell>
          <table:table-cell office:value-type="string" calcext:value-type="string">
            <text:p>J. Peng, A. Peters, X. Ao, and A. Srikaew, “Grasping a waving object for a humanoid robot using a biologically-inspired active vision system,” in Proceedings of the IEEE International Workshop on Robot and Human Interactive Communication, 2003, pp. 115–120.</text:p>
          </table:table-cell>
        </table:table-row>
        <table:table-row table:style-name="ro1">
          <table:table-cell office:value-type="string" calcext:value-type="string">
            <text:p>ISAC</text:p>
          </table:table-cell>
          <table:table-cell office:value-type="string" calcext:value-type="string">
            <text:p>Peters2001a</text:p>
          </table:table-cell>
          <table:table-cell office:value-type="string" calcext:value-type="string">
            <text:p>R. A. I. Peters, K. A. Hambuchen, K. Kawamura, and D. M. Wilkes, “The Sensory Ego-Sphere as a Short-Term Memory for Humanoids,” in Proceedings of the IEEE-RAS International Conference on Humanoid Robots, 2001.</text:p>
          </table:table-cell>
        </table:table-row>
        <table:table-row table:style-name="ro1">
          <table:table-cell office:value-type="string" calcext:value-type="string">
            <text:p>ISAC</text:p>
          </table:table-cell>
          <table:table-cell office:value-type="string" calcext:value-type="string">
            <text:p>Peters2001</text:p>
          </table:table-cell>
          <table:table-cell office:value-type="string" calcext:value-type="string">
            <text:p>R. A. Peters, K. Kawamura, D. M. Wilkes, K. A. Hambuchen, T. E. Rogers, and W. A. Alford, “ISAC Humanoid: An Architecture for Learning and Emotion,” in Proceedings of the IEEE-RAS International Conference on Humanoid Robots, 2001, no. 1, p. 459.</text:p>
          </table:table-cell>
        </table:table-row>
        <table:table-row table:style-name="ro1">
          <table:table-cell office:value-type="string" calcext:value-type="string">
            <text:p>ISAC</text:p>
          </table:table-cell>
          <table:table-cell office:value-type="string" calcext:value-type="string">
            <text:p>Rogers2000</text:p>
          </table:table-cell>
          <table:table-cell office:value-type="string" calcext:value-type="string">
            <text:p>T. Rogers and M. Wilkes, “The Human Agent: a work in progress toward human-humanoid interaction,” in Proceedings of the IEEE International Conference on Systems, Man, and Cybernetics, 2000, vol. 2, pp. 864–869.</text:p>
          </table:table-cell>
        </table:table-row>
        <table:table-row table:style-name="ro1">
          <table:table-cell office:value-type="string" calcext:value-type="string">
            <text:p>ISAC</text:p>
          </table:table-cell>
          <table:table-cell office:value-type="string" calcext:value-type="string">
            <text:p>Schroder2003</text:p>
          </table:table-cell>
          <table:table-cell office:value-type="string" calcext:value-type="string">
            <text:p>J. Schroder, D. Erol, K. Kawamura, and R. Dillman, “Dynamic pneumatic actuator model for a model-based torque controller,” in Proceedings of IEEE International Symposium on Computational Intelligence in Robotics and Automation, CIRA, 2003, pp. 342–347.</text:p>
          </table:table-cell>
        </table:table-row>
        <table:table-row table:style-name="ro1">
          <table:table-cell office:value-type="string" calcext:value-type="string">
            <text:p>ISAC</text:p>
          </table:table-cell>
          <table:table-cell office:value-type="string" calcext:value-type="string">
            <text:p>Sekmen2000</text:p>
          </table:table-cell>
          <table:table-cell office:value-type="string" calcext:value-type="string">
            <text:p>A. Sekmen, A. Alford, T. Rogers, and M. Wilkes, “Human Tracking Based on Attention Distraction,” in Proceedings of the IEEE International Conference on Systems, Man, and Cybernetics, 2000, pp. 888–893.</text:p>
          </table:table-cell>
        </table:table-row>
        <table:table-row table:style-name="ro1">
          <table:table-cell office:value-type="string" calcext:value-type="string">
            <text:p>ISAC</text:p>
          </table:table-cell>
          <table:table-cell office:value-type="string" calcext:value-type="string">
            <text:p>Thornton2009</text:p>
          </table:table-cell>
          <table:table-cell office:value-type="string" calcext:value-type="string">
            <text:p>S. R. Thornton, “Real-time Gesture Imitation in a Soft-Arm Control Robot,” MSc Thesis, 2009.</text:p>
          </table:table-cell>
        </table:table-row>
        <table:table-row table:style-name="ro1">
          <table:table-cell office:value-type="string" calcext:value-type="string">
            <text:p>ISAC</text:p>
          </table:table-cell>
          <table:table-cell office:value-type="string" calcext:value-type="string">
            <text:p>Ulutas2008</text:p>
          </table:table-cell>
          <table:table-cell office:value-type="string" calcext:value-type="string">
            <text:p>B. Ulutas, E. Erdemir, and K. Kawamura, “Application of a hybrid controller with non-contact impedance to a humanoid robot,” in Proceedings of the IEEE 10th International Workshop on Variable Structure Systems, 2008, pp. 378–383.</text:p>
          </table:table-cell>
        </table:table-row>
        <table:table-row table:style-name="ro1">
          <table:table-cell office:value-type="string" calcext:value-type="string">
            <text:p>ISAC</text:p>
          </table:table-cell>
          <table:table-cell office:value-type="string" calcext:value-type="string">
            <text:p>Wilkes2011</text:p>
          </table:table-cell>
          <table:table-cell office:value-type="string" calcext:value-type="string">
            <text:p>M. Wilkes, E. Erdemir, and K. Kawamura, “A neuromorphically inspired architecture for cognitive robots,” in Neuromorphic and Brain-Based Robots, 2011.</text:p>
          </table:table-cell>
        </table:table-row>
        <table:table-row table:style-name="ro1">
          <table:table-cell office:value-type="string" calcext:value-type="string">
            <text:p>Kismet</text:p>
          </table:table-cell>
          <table:table-cell office:value-type="string" calcext:value-type="string">
            <text:p>Breazeal2001c</text:p>
          </table:table-cell>
          <table:table-cell office:value-type="string" calcext:value-type="string">
            <text:p>C. Breazeal, “Emotive qualities in robot speech,” in Proceedings 2001 IEEE/RSJ International Conference on Intelligent Robots and Systems. Expanding the Societal Role of Robotics in the the Next Millennium (Cat. No.01CH37180), 2001, pp. 1388–1394.</text:p>
          </table:table-cell>
        </table:table-row>
        <table:table-row table:style-name="ro1">
          <table:table-cell office:value-type="string" calcext:value-type="string">
            <text:p>Kismet</text:p>
          </table:table-cell>
          <table:table-cell office:value-type="string" calcext:value-type="string">
            <text:p>Breazeal2001a</text:p>
          </table:table-cell>
          <table:table-cell office:value-type="string" calcext:value-type="string">
            <text:p>C. Breazeal, “Socially intelligent robots: research, development, and applications,” in Proceedings of the IEEE International Conference on Systems, Man and Cybernetics, 2001.</text:p>
          </table:table-cell>
        </table:table-row>
        <table:table-row table:style-name="ro1">
          <table:table-cell office:value-type="string" calcext:value-type="string">
            <text:p>Kismet</text:p>
          </table:table-cell>
          <table:table-cell office:value-type="string" calcext:value-type="string">
            <text:p>Breazeal2001</text:p>
          </table:table-cell>
          <table:table-cell office:value-type="string" calcext:value-type="string">
            <text:p>C. Breazeal, “Emotive qualities in lip-synchronized robot speech,” Adv. Robot., vol. 17, no. 2, pp. 97–113, 2003.</text:p>
          </table:table-cell>
        </table:table-row>
        <table:table-row table:style-name="ro1">
          <table:table-cell office:value-type="string" calcext:value-type="string">
            <text:p>Kismet</text:p>
          </table:table-cell>
          <table:table-cell office:value-type="string" calcext:value-type="string">
            <text:p>Breazeal2000d</text:p>
          </table:table-cell>
          <table:table-cell office:value-type="string" calcext:value-type="string">
            <text:p>C. Breazeal, “Proto-conversations with an anthropomorphic robot,” in Proceedings of the IEEE International Workshop on Robot and Human Interactive Communication, 2000, pp. 328–333.</text:p>
          </table:table-cell>
        </table:table-row>
        <table:table-row table:style-name="ro1">
          <table:table-cell office:value-type="string" calcext:value-type="string">
            <text:p>Kismet</text:p>
          </table:table-cell>
          <table:table-cell office:value-type="string" calcext:value-type="string">
            <text:p>Breazeal2001b</text:p>
          </table:table-cell>
          <table:table-cell office:value-type="string" calcext:value-type="string">
            <text:p>C. Breazeal, A. Edsinger, P. Fitzpatrick, and B. Scassellati, “Active vision for sociable robots,” IEEE Trans. Syst. Man, Cybern. Part A Syst. Humans., vol. 31, no. 5, pp. 443–453, 2001.</text:p>
          </table:table-cell>
        </table:table-row>
        <table:table-row table:style-name="ro1">
          <table:table-cell office:value-type="string" calcext:value-type="string">
            <text:p>Kismet</text:p>
          </table:table-cell>
          <table:table-cell office:value-type="string" calcext:value-type="string">
            <text:p>Breazeal2000h</text:p>
          </table:table-cell>
          <table:table-cell office:value-type="string" calcext:value-type="string">
            <text:p>C. Breazeal and B. Scassellati, “Infant-like Social Interactions between a Robot and a Human Caregiver,” Adapt. Behav., vol. 8, no. 1, pp. 49–74, 2000.</text:p>
          </table:table-cell>
        </table:table-row>
        <table:table-row table:style-name="ro1">
          <table:table-cell office:value-type="string" calcext:value-type="string">
            <text:p>Kismet</text:p>
          </table:table-cell>
          <table:table-cell office:value-type="string" calcext:value-type="string">
            <text:p>Breazeal1999c</text:p>
          </table:table-cell>
          <table:table-cell office:value-type="string" calcext:value-type="string">
            <text:p>C. Breazeal, “Robot in society: friend or appliance?,” in Proceedings of the 1999 Autonomous Agents Workshop on Emotion-Based Agent Architectures, 1999, pp. 18–26.</text:p>
          </table:table-cell>
        </table:table-row>
        <table:table-row table:style-name="ro1">
          <table:table-cell office:value-type="string" calcext:value-type="string">
            <text:p>Kismet</text:p>
          </table:table-cell>
          <table:table-cell office:value-type="string" calcext:value-type="string">
            <text:p>Breazeal1999a</text:p>
          </table:table-cell>
          <table:table-cell office:value-type="string" calcext:value-type="string">
            <text:p>C. Breazeal, “A Motivational System for Regulating Human-Robot Interaction,” in Proceedings of the Fifteenth National Conference on Artificial Intelligence (AAAI98), 1999, pp. 54–61.</text:p>
          </table:table-cell>
        </table:table-row>
        <table:table-row table:style-name="ro1">
          <table:table-cell office:value-type="string" calcext:value-type="string">
            <text:p>Kismet</text:p>
          </table:table-cell>
          <table:table-cell office:value-type="string" calcext:value-type="string">
            <text:p>Breazeal1998</text:p>
          </table:table-cell>
          <table:table-cell office:value-type="string" calcext:value-type="string">
            <text:p>C. Breazeal, “Regulating human-robot interaction using ‘emotions’, ‘drives’ and facial expressions,” in Proceedings of the 2nd International Conference on Autonomous Agents, 1998, pp. 14–21.</text:p>
          </table:table-cell>
        </table:table-row>
        <table:table-row table:style-name="ro1">
          <table:table-cell office:value-type="string" calcext:value-type="string">
            <text:p>Kismet</text:p>
          </table:table-cell>
          <table:table-cell office:value-type="string" calcext:value-type="string">
            <text:p>Breazeal2003</text:p>
          </table:table-cell>
          <table:table-cell office:value-type="string" calcext:value-type="string">
            <text:p>C. Breazeal, “Emotion and sociable humanoid robots,” Int. J. Hum. Comput. Stud., vol. 59, no. 1–2, pp. 119–155, 2003.</text:p>
          </table:table-cell>
        </table:table-row>
        <table:table-row table:style-name="ro1">
          <table:table-cell office:value-type="string" calcext:value-type="string">
            <text:p>Kismet</text:p>
          </table:table-cell>
          <table:table-cell office:value-type="string" calcext:value-type="string">
            <text:p>Breazeal2002</text:p>
          </table:table-cell>
          <table:table-cell office:value-type="string" calcext:value-type="string">
            <text:p>C. Breazeal, “Regulation and Entrainment in Human-Robot Interaction,” Int. J. Rob. Res., vol. 21, no. 10–11, pp. 883–902, 2002.</text:p>
          </table:table-cell>
        </table:table-row>
        <table:table-row table:style-name="ro1">
          <table:table-cell office:value-type="string" calcext:value-type="string">
            <text:p>Kismet</text:p>
          </table:table-cell>
          <table:table-cell office:value-type="string" calcext:value-type="string">
            <text:p>Breazeal1998a</text:p>
          </table:table-cell>
          <table:table-cell office:value-type="string" calcext:value-type="string">
            <text:p>C. Breazeal, “Early Experiments using Motivations to Regulate Human-Robot Interaction,” in Proceedings of 1998 AAAI Fall Symposium: Emotional and Intelligent: The Tangled Knot of Cognition, 1998, vol. 11, pp. 31–36.</text:p>
          </table:table-cell>
        </table:table-row>
        <table:table-row table:style-name="ro1">
          <table:table-cell office:value-type="string" calcext:value-type="string">
            <text:p>Kismet</text:p>
          </table:table-cell>
          <table:table-cell office:value-type="string" calcext:value-type="string">
            <text:p>Breazeal1998b</text:p>
          </table:table-cell>
          <table:table-cell office:value-type="string" calcext:value-type="string">
            <text:p>C. Breazeal, “A Motivational System for Regulating Human-Robot Interaction,” in Proceedings of the 15th National Conference on Artificial Intelligence (AAAI98), 1999, pp. 54–61.</text:p>
          </table:table-cell>
        </table:table-row>
        <table:table-row table:style-name="ro1">
          <table:table-cell office:value-type="string" calcext:value-type="string">
            <text:p>Kismet</text:p>
          </table:table-cell>
          <table:table-cell office:value-type="string" calcext:value-type="string">
            <text:p>Breazeal2003a</text:p>
          </table:table-cell>
          <table:table-cell office:value-type="string" calcext:value-type="string">
            <text:p>C. Breazeal, “Toward sociable robots,” Rob. Auton. Syst., vol. 42, no. 3–4, pp. 167–175, 2003.</text:p>
          </table:table-cell>
        </table:table-row>
        <table:table-row table:style-name="ro1">
          <table:table-cell office:value-type="string" calcext:value-type="string">
            <text:p>Kismet</text:p>
          </table:table-cell>
          <table:table-cell office:value-type="string" calcext:value-type="string">
            <text:p>Breazeal2001d</text:p>
          </table:table-cell>
          <table:table-cell office:value-type="string" calcext:value-type="string">
            <text:p>C. Breazeal, “Affective interaction between humans and robots,” in Proceedings of the 6th European Conference on Artificial Life (ECAL), 2001, pp. 582–591.</text:p>
          </table:table-cell>
        </table:table-row>
        <table:table-row table:style-name="ro1">
          <table:table-cell office:value-type="string" calcext:value-type="string">
            <text:p>Kismet</text:p>
          </table:table-cell>
          <table:table-cell office:value-type="string" calcext:value-type="string">
            <text:p>Breazeal2000f</text:p>
          </table:table-cell>
          <table:table-cell office:value-type="string" calcext:value-type="string">
            <text:p>C. Breazeal, “Learning Social Behaviors During Human-Robot Play,” Tech. Report, 2000.</text:p>
          </table:table-cell>
        </table:table-row>
        <table:table-row table:style-name="ro1">
          <table:table-cell office:value-type="string" calcext:value-type="string">
            <text:p>Kismet</text:p>
          </table:table-cell>
          <table:table-cell office:value-type="string" calcext:value-type="string">
            <text:p>Breazeal2000a</text:p>
          </table:table-cell>
          <table:table-cell office:value-type="string" calcext:value-type="string">
            <text:p>C. Breazeal, “Sociable machines: Expressive social exchange between humans and robots,” PhD Thesis, p. 264, 2000.</text:p>
          </table:table-cell>
        </table:table-row>
        <table:table-row table:style-name="ro1">
          <table:table-cell office:value-type="string" calcext:value-type="string">
            <text:p>Kismet</text:p>
          </table:table-cell>
          <table:table-cell office:value-type="string" calcext:value-type="string">
            <text:p>Breazeal2009</text:p>
          </table:table-cell>
          <table:table-cell office:value-type="string" calcext:value-type="string">
            <text:p>C. Breazeal, “Role of expressive behaviour for robots that learn from people,” Philos. Trans. R. Soc., vol. 263, pp. 3527–3538, 2009.</text:p>
          </table:table-cell>
        </table:table-row>
        <table:table-row table:style-name="ro1">
          <table:table-cell office:value-type="string" calcext:value-type="string">
            <text:p>Kismet</text:p>
          </table:table-cell>
          <table:table-cell office:value-type="string" calcext:value-type="string">
            <text:p>Breazeal2002c</text:p>
          </table:table-cell>
          <table:table-cell office:value-type="string" calcext:value-type="string">
            <text:p>C. Breazeal and L. Aryananda, “Recognition of affective communicative intent in robot-directed speech,” Auton. Robots, vol. 12, no. 1, pp. 83–104, 2002.</text:p>
          </table:table-cell>
        </table:table-row>
        <table:table-row table:style-name="ro1">
          <table:table-cell office:value-type="string" calcext:value-type="string">
            <text:p>Kismet</text:p>
          </table:table-cell>
          <table:table-cell office:value-type="string" calcext:value-type="string">
            <text:p>Breazeal2003c</text:p>
          </table:table-cell>
          <table:table-cell office:value-type="string" calcext:value-type="string">
            <text:p>C. Breazeal and R. Brooks, “Robot Emotion: A Functional Perspective,” in Who Needs Emotions?: The Brain Meets the Robot, Oxford University Press, 2004.</text:p>
          </table:table-cell>
        </table:table-row>
        <table:table-row table:style-name="ro1">
          <table:table-cell office:value-type="string" calcext:value-type="string">
            <text:p>Kismet</text:p>
          </table:table-cell>
          <table:table-cell office:value-type="string" calcext:value-type="string">
            <text:p>Breazeal2000c</text:p>
          </table:table-cell>
          <table:table-cell office:value-type="string" calcext:value-type="string">
            <text:p>C. Breazeal, A. Edsinger, P. Fitzpatrick, and B. Scassellati, “Social Constraints on Animate Vision,” in Proceedings of the HUMANOIDS, 2000.</text:p>
          </table:table-cell>
        </table:table-row>
        <table:table-row table:style-name="ro1">
          <table:table-cell office:value-type="string" calcext:value-type="string">
            <text:p>Kismet</text:p>
          </table:table-cell>
          <table:table-cell office:value-type="string" calcext:value-type="string">
            <text:p>Breazeal2000e</text:p>
          </table:table-cell>
          <table:table-cell office:value-type="string" calcext:value-type="string">
            <text:p>C. Breazeal and P. Fitzpatrick, “That Certain Look: Social Amplification of Animate Vision,” in Proceedings of AAAI 2000 Fall Symposium, 2000, pp. 18–22.</text:p>
          </table:table-cell>
        </table:table-row>
        <table:table-row table:style-name="ro1">
          <table:table-cell office:value-type="string" calcext:value-type="string">
            <text:p>Kismet</text:p>
          </table:table-cell>
          <table:table-cell office:value-type="string" calcext:value-type="string">
            <text:p>Breazeal1999f</text:p>
          </table:table-cell>
          <table:table-cell office:value-type="string" calcext:value-type="string">
            <text:p>C. Breazeal and A. Foerst, “Schmoozing With Robots: Exploring the Boundary of the Original Wireless Network,” in Proceedings of the 1999 Conference on Cognitive Technology, 1999.</text:p>
          </table:table-cell>
        </table:table-row>
        <table:table-row table:style-name="ro1">
          <table:table-cell office:value-type="string" calcext:value-type="string">
            <text:p>Kismet</text:p>
          </table:table-cell>
          <table:table-cell office:value-type="string" calcext:value-type="string">
            <text:p>Breazeal1999b</text:p>
          </table:table-cell>
          <table:table-cell office:value-type="string" calcext:value-type="string">
            <text:p>C. Breazeal and B. Scassellati, “How to build robots that make friends and influence people,” Intell. Robot. Syst., pp. 858–863, 1999.</text:p>
          </table:table-cell>
        </table:table-row>
        <table:table-row table:style-name="ro1">
          <table:table-cell office:value-type="string" calcext:value-type="string">
            <text:p>Kismet</text:p>
          </table:table-cell>
          <table:table-cell office:value-type="string" calcext:value-type="string">
            <text:p>Breazeal1999</text:p>
          </table:table-cell>
          <table:table-cell office:value-type="string" calcext:value-type="string">
            <text:p>C. Breazeal and B. Scassellati, “A context-dependent attention system for a social robot,” in IJCAI International Joint Conference on Artificial Intelligence, 1999, vol. 2, pp. 1146–1151.</text:p>
          </table:table-cell>
        </table:table-row>
        <table:table-row table:style-name="ro1">
          <table:table-cell office:value-type="string" calcext:value-type="string">
            <text:p>Kismet</text:p>
          </table:table-cell>
          <table:table-cell office:value-type="string" calcext:value-type="string">
            <text:p>Breazeal1999d</text:p>
          </table:table-cell>
          <table:table-cell office:value-type="string" calcext:value-type="string">
            <text:p>C. Breazeal and B. Scassellati, “A context-dependent attention system for a social robot,” in Proceedings of the International Joint Conference on Artificial Intelligence, 1999, pp. 1146–1151.</text:p>
          </table:table-cell>
        </table:table-row>
        <table:table-row table:style-name="ro1">
          <table:table-cell office:value-type="string" calcext:value-type="string">
            <text:p>Kismet</text:p>
          </table:table-cell>
          <table:table-cell office:value-type="string" calcext:value-type="string">
            <text:p>Breazeal2002b</text:p>
          </table:table-cell>
          <table:table-cell office:value-type="string" calcext:value-type="string">
            <text:p>C. Breazeal and B. Scassellati, “Challenges in Building Robots That Imitate People,” in Imitation in Animals and Artifacts, no. 1998, K. Dautenhahn and C. Nehaniv, Eds. Cambridge, MA: MIT Press, 2002, pp. 363–390.</text:p>
          </table:table-cell>
        </table:table-row>
        <table:table-row table:style-name="ro1">
          <table:table-cell office:value-type="string" calcext:value-type="string">
            <text:p>Kismet</text:p>
          </table:table-cell>
          <table:table-cell office:value-type="string" calcext:value-type="string">
            <text:p>Breazeal1999e</text:p>
          </table:table-cell>
          <table:table-cell office:value-type="string" calcext:value-type="string">
            <text:p>C. Breazeal and B. Scassellati, “How to build robots that make friends and influence people,” in Proceedings of the IEEE/RSJ International Conference on Intelligent Robots and Systems, 1999, pp. 858–863.</text:p>
          </table:table-cell>
        </table:table-row>
        <table:table-row table:style-name="ro1">
          <table:table-cell office:value-type="string" calcext:value-type="string">
            <text:p>Kismet</text:p>
          </table:table-cell>
          <table:table-cell office:value-type="string" calcext:value-type="string">
            <text:p>BreazealFerrell1998a</text:p>
          </table:table-cell>
          <table:table-cell office:value-type="string" calcext:value-type="string">
            <text:p>C. Breazeal and J. Velasquez, “Toward Teaching a Robot ‘Infant’ using Emotive Communication Acts,” in Proceedings of the 1998 Simulated Adaptive Behavior Workshop on Socially Situated Intelligence, 1998, pp. 25–40.</text:p>
          </table:table-cell>
        </table:table-row>
        <table:table-row table:style-name="ro1">
          <table:table-cell office:value-type="string" calcext:value-type="string">
            <text:p>Kismet</text:p>
          </table:table-cell>
          <table:table-cell office:value-type="string" calcext:value-type="string">
            <text:p>BreazealFerrell1998</text:p>
          </table:table-cell>
          <table:table-cell office:value-type="string" calcext:value-type="string">
            <text:p>C. Breazeal and J. Velasquez, “Toward Teaching a Robot ‘Infant’ using Emotive Communication Acts,” in Proceedings of the 1998 Simulated Adaptive Behavior Workshop on Socially Situated Intelligence, 1998, pp. 25–40.</text:p>
          </table:table-cell>
        </table:table-row>
        <table:table-row table:style-name="ro1">
          <table:table-cell office:value-type="string" calcext:value-type="string">
            <text:p>Kismet</text:p>
          </table:table-cell>
          <table:table-cell office:value-type="string" calcext:value-type="string">
            <text:p>Brooks1999</text:p>
          </table:table-cell>
          <table:table-cell office:value-type="string" calcext:value-type="string">
            <text:p>R. A. Brooks, C. Breazeal, B. Scassellati, and U.-M. O’Reilly, “Technologies for Human/Humanoid Natural Interactions,” in The 2nd International Symposium in Humanoid Robots, 1999.</text:p>
          </table:table-cell>
        </table:table-row>
        <table:table-row table:style-name="ro1">
          <table:table-cell office:value-type="string" calcext:value-type="string">
            <text:p>Kismet</text:p>
          </table:table-cell>
          <table:table-cell office:value-type="string" calcext:value-type="string">
            <text:p>Turkle2006</text:p>
          </table:table-cell>
          <table:table-cell office:value-type="string" calcext:value-type="string">
            <text:p>S. Turkle, C. Breazeal, O. Dasté, and B. Scassellati, “Encounters with Kismet and Cog: Children respond to relational artifacts,” Digit. media Transform. Hum. Commun., 2006.</text:p>
          </table:table-cell>
        </table:table-row>
        <table:table-row table:style-name="ro1">
          <table:table-cell office:value-type="string" calcext:value-type="string">
            <text:p>LEABRA</text:p>
          </table:table-cell>
          <table:table-cell office:value-type="string" calcext:value-type="string">
            <text:p>Aisa2008</text:p>
          </table:table-cell>
          <table:table-cell office:value-type="string" calcext:value-type="string">
            <text:p>B. Aisa, B. Mingus, and R. O’Reilly, “The Emergent neural modeling system,” Neural Networks, vol. 21, no. 8, pp. 1146–1152, 2008.</text:p>
          </table:table-cell>
        </table:table-row>
        <table:table-row table:style-name="ro1">
          <table:table-cell office:value-type="string" calcext:value-type="string">
            <text:p>LEABRA</text:p>
          </table:table-cell>
          <table:table-cell office:value-type="string" calcext:value-type="string">
            <text:p>Anderson2010</text:p>
          </table:table-cell>
          <table:table-cell office:value-type="string" calcext:value-type="string">
            <text:p>J. Anderson, C. Lebiere, R. O’Reilly, and A. Stocco, “Integrated Cognitive Architectures for Robust Decision Making,” Tech. Rep. FA9550-08-1-0404, vol. 298, no. 704, p. 41, 2010.</text:p>
          </table:table-cell>
        </table:table-row>
        <table:table-row table:style-name="ro1">
          <table:table-cell office:value-type="string" calcext:value-type="string">
            <text:p>LEABRA</text:p>
          </table:table-cell>
          <table:table-cell office:value-type="string" calcext:value-type="string">
            <text:p>Atallah2004</text:p>
          </table:table-cell>
          <table:table-cell office:value-type="string" calcext:value-type="string">
            <text:p>H. E. Atallah, M. J. Frank, and R. C. O’Reilly, “Hippocampus, cortex, and basal ganglia: Insights from computational models of complementary learning systems,” Neurobiol. Learn. Mem., vol. 82, no. 3, pp. 253–267, 2004.</text:p>
          </table:table-cell>
        </table:table-row>
        <table:table-row table:style-name="ro1">
          <table:table-cell office:value-type="string" calcext:value-type="string">
            <text:p>LEABRA</text:p>
          </table:table-cell>
          <table:table-cell office:value-type="string" calcext:value-type="string">
            <text:p>Cer2012</text:p>
          </table:table-cell>
          <table:table-cell office:value-type="string" calcext:value-type="string">
            <text:p>D. M. Cer and R. C. O’Reily, “Neural mechanisms of binding in the hippocampus and neocortex: Insights from computational models,” in Handbook of Binding and Memory: Perspectives from Cognitive Neuroscience, 2012.</text:p>
          </table:table-cell>
        </table:table-row>
        <table:table-row table:style-name="ro1">
          <table:table-cell office:value-type="string" calcext:value-type="string">
            <text:p>LEABRA</text:p>
          </table:table-cell>
          <table:table-cell office:value-type="string" calcext:value-type="string">
            <text:p>Lewis2013</text:p>
          </table:table-cell>
          <table:table-cell office:value-type="string" calcext:value-type="string">
            <text:p>C. H. Chatham, S. A. Herd, A. M. Brant, T. E. Hazy, A. Miyake, R. C. O’Reilly, and S. E. Friedman, “From an Executive Network to Executive Control: A Computational Model of the N-back Task,” J. Cogn. Neurosci., vol. 23, no. 11, pp. 3598–3619, 2011.</text:p>
          </table:table-cell>
        </table:table-row>
        <table:table-row table:style-name="ro1">
          <table:table-cell office:value-type="string" calcext:value-type="string">
            <text:p>LEABRA</text:p>
          </table:table-cell>
          <table:table-cell office:value-type="string" calcext:value-type="string">
            <text:p>Gupta2007</text:p>
          </table:table-cell>
          <table:table-cell office:value-type="string" calcext:value-type="string">
            <text:p>A. Gupta and D. C. Noelle, “A dual-pathway neural network model of control relinquishment in motor skill learning,” in Proceedings of the International Joint Conference on Artificial Intelligence, 2007, pp. 405–410.</text:p>
          </table:table-cell>
        </table:table-row>
        <table:table-row table:style-name="ro1">
          <table:table-cell office:value-type="string" calcext:value-type="string">
            <text:p>LEABRA</text:p>
          </table:table-cell>
          <table:table-cell office:value-type="string" calcext:value-type="string">
            <text:p>Hazy2006</text:p>
          </table:table-cell>
          <table:table-cell office:value-type="string" calcext:value-type="string">
            <text:p>T. E. Hazy, M. J. Frank, and R. C. O’Reilly, “Banishing the homunculus: Making working memory work,” Neuroscience, vol. 139, no. 1, pp. 105–118, 2006.</text:p>
          </table:table-cell>
        </table:table-row>
        <table:table-row table:style-name="ro1">
          <table:table-cell office:value-type="string" calcext:value-type="string">
            <text:p>LEABRA</text:p>
          </table:table-cell>
          <table:table-cell office:value-type="string" calcext:value-type="string">
            <text:p>Hazy2007</text:p>
          </table:table-cell>
          <table:table-cell office:value-type="string" calcext:value-type="string">
            <text:p>T. E. Hazy, M. J. Frank, and R. C. O’Reilly, “Towards an executive without a homunculus: computational models of the prefrontal cortex/basal ganglia system.,” Philos. Trans. R. Soc. Lond. B. Biol. Sci., vol. 362, no. 1485, pp. 1601–13, 2007.</text:p>
          </table:table-cell>
        </table:table-row>
        <table:table-row table:style-name="ro1">
          <table:table-cell office:value-type="string" calcext:value-type="string">
            <text:p>LEABRA</text:p>
          </table:table-cell>
          <table:table-cell office:value-type="string" calcext:value-type="string">
            <text:p>Herd2006</text:p>
          </table:table-cell>
          <table:table-cell office:value-type="string" calcext:value-type="string">
            <text:p>S. A. Herd, M. T. Banich, and R. C. O’Reilly, “Neural mechanisms of cognitive control: an integrative model of stroop task performance and FMRI data,” J. Cogn. Neurosci., vol. 18, no. 1, pp. 22–32, 2006.</text:p>
          </table:table-cell>
        </table:table-row>
        <table:table-row table:style-name="ro1">
          <table:table-cell office:value-type="string" calcext:value-type="string">
            <text:p>LEABRA</text:p>
          </table:table-cell>
          <table:table-cell office:value-type="string" calcext:value-type="string">
            <text:p>Herd2013</text:p>
          </table:table-cell>
          <table:table-cell office:value-type="string" calcext:value-type="string">
            <text:p>S. A. Herd, K. A. Krueger, T. E. Kriete, T. R. Huang, T. E. Hazy, and R. C. O’Reilly, “Strategic cognitive sequencing: A computational cognitive neuroscience approach,” Comput. Intell. Neurosci., vol. 2013, 2013.</text:p>
          </table:table-cell>
        </table:table-row>
        <table:table-row table:style-name="ro1">
          <table:table-cell office:value-type="string" calcext:value-type="string">
            <text:p>LEABRA</text:p>
          </table:table-cell>
          <table:table-cell office:value-type="string" calcext:value-type="string">
            <text:p>Herd2005</text:p>
          </table:table-cell>
          <table:table-cell office:value-type="string" calcext:value-type="string">
            <text:p>S. A. Herd and R. C. O’Reilly, “Serial visual search from a parallel model,” Vision Res., vol. 45, no. 24, pp. 2987–2992, 2005.</text:p>
          </table:table-cell>
        </table:table-row>
        <table:table-row table:style-name="ro1">
          <table:table-cell office:value-type="string" calcext:value-type="string">
            <text:p>LEABRA</text:p>
          </table:table-cell>
          <table:table-cell office:value-type="string" calcext:value-type="string">
            <text:p>Kachergis2014</text:p>
          </table:table-cell>
          <table:table-cell office:value-type="string" calcext:value-type="string">
            <text:p>G. Kachergis, D. Wyatte, R. C. O’Reilly, R. de Kleijn, and B. Hommel, “A continuous time neural model for sequential action,” Philos. Trans. R. Soc., vol. 369, no. 1655, 2014.</text:p>
          </table:table-cell>
        </table:table-row>
        <table:table-row table:style-name="ro1">
          <table:table-cell office:value-type="string" calcext:value-type="string">
            <text:p>LEABRA</text:p>
          </table:table-cell>
          <table:table-cell office:value-type="string" calcext:value-type="string">
            <text:p>Ketz2013</text:p>
          </table:table-cell>
          <table:table-cell office:value-type="string" calcext:value-type="string">
            <text:p>N. Ketz, S. G. Morkonda, and R. C. O’Reilly, “Theta Coordinated Error-Driven Learning in the Hippocampus,” PLoS Comput. Biol., vol. 9, no. 6, 2013.</text:p>
          </table:table-cell>
        </table:table-row>
        <table:table-row table:style-name="ro1">
          <table:table-cell office:value-type="string" calcext:value-type="string">
            <text:p>LEABRA</text:p>
          </table:table-cell>
          <table:table-cell office:value-type="string" calcext:value-type="string">
            <text:p>Munakata2003</text:p>
          </table:table-cell>
          <table:table-cell office:value-type="string" calcext:value-type="string">
            <text:p>Y. Munakata and R. C. O’Reilly, “Developmental and Computational Neuroscience Approaches to Cognition: The Case of Generalization,” Cogn. Stud., vol. 10, no. 1, pp. 76–92, 2003.</text:p>
          </table:table-cell>
        </table:table-row>
        <table:table-row table:style-name="ro1">
          <table:table-cell office:value-type="string" calcext:value-type="string">
            <text:p>LEABRA</text:p>
          </table:table-cell>
          <table:table-cell office:value-type="string" calcext:value-type="string">
            <text:p>Norman2003</text:p>
          </table:table-cell>
          <table:table-cell office:value-type="string" calcext:value-type="string">
            <text:p>K. A. Norman and R. C. O’Reilly, “Modeling hippocampal and neocortical contributions to recognition memory: a complementary-learning-systems approach,” Psychol. Rev., vol. 110, no. 4, pp. 611–646, 2003.</text:p>
          </table:table-cell>
        </table:table-row>
        <table:table-row table:style-name="ro1">
          <table:table-cell office:value-type="string" calcext:value-type="string">
            <text:p>LEABRA</text:p>
          </table:table-cell>
          <table:table-cell office:value-type="string" calcext:value-type="string">
            <text:p>OReilly2006</text:p>
          </table:table-cell>
          <table:table-cell office:value-type="string" calcext:value-type="string">
            <text:p>R. C. O’Reilly, “Modeling integration and dissociation in brain and cognitive development,” in Processes of change in brain and cognitive development: Attention and performance XXI, 2006, pp. 375–401.</text:p>
          </table:table-cell>
        </table:table-row>
        <table:table-row table:style-name="ro1">
          <table:table-cell office:value-type="string" calcext:value-type="string">
            <text:p>LEABRA</text:p>
          </table:table-cell>
          <table:table-cell office:value-type="string" calcext:value-type="string">
            <text:p>OReilly1997</text:p>
          </table:table-cell>
          <table:table-cell office:value-type="string" calcext:value-type="string">
            <text:p>R. C. O’Reilly, “The LEABRA model of neural interactions and learning in the neocortex,” PhD Thesis, 1996.</text:p>
          </table:table-cell>
        </table:table-row>
        <table:table-row table:style-name="ro1">
          <table:table-cell office:value-type="string" calcext:value-type="string">
            <text:p>LEABRA</text:p>
          </table:table-cell>
          <table:table-cell office:value-type="string" calcext:value-type="string">
            <text:p>OReilly2002</text:p>
          </table:table-cell>
          <table:table-cell office:value-type="string" calcext:value-type="string">
            <text:p>R. C. O’Reilly and R. S. Busby, “Generalizable relational binding from coarse-coded distributed representations,” Adv. Neural Inf. Process. Syst., vol. 1, pp. 75–82, 2002.</text:p>
          </table:table-cell>
        </table:table-row>
        <table:table-row table:style-name="ro1">
          <table:table-cell office:value-type="string" calcext:value-type="string">
            <text:p>LEABRA</text:p>
          </table:table-cell>
          <table:table-cell office:value-type="string" calcext:value-type="string">
            <text:p>OReilly1998</text:p>
          </table:table-cell>
          <table:table-cell office:value-type="string" calcext:value-type="string">
            <text:p>R. C. O’Reilly, “Six principles for biologically based computational models of cortical cognition,” Trends Cogn. Sci., vol. 2, no. 11, pp. 455–462, 1998.</text:p>
          </table:table-cell>
        </table:table-row>
        <table:table-row table:style-name="ro1">
          <table:table-cell office:value-type="string" calcext:value-type="string">
            <text:p>LEABRA</text:p>
          </table:table-cell>
          <table:table-cell office:value-type="string" calcext:value-type="string">
            <text:p>OReilly2006a</text:p>
          </table:table-cell>
          <table:table-cell office:value-type="string" calcext:value-type="string">
            <text:p>R. C. O’Reilly and M. J. Frank, “Making working memory work: a computational model of learning in the prefrontal cortex and basal ganglia.,” Neural Comput., vol. 18, no. 2, pp. 283–328, 2006.</text:p>
          </table:table-cell>
        </table:table-row>
        <table:table-row table:style-name="ro1">
          <table:table-cell office:value-type="string" calcext:value-type="string">
            <text:p>LEABRA</text:p>
          </table:table-cell>
          <table:table-cell office:value-type="string" calcext:value-type="string">
            <text:p>OReilly2007</text:p>
          </table:table-cell>
          <table:table-cell office:value-type="string" calcext:value-type="string">
            <text:p>R. C. O’Reilly, M. J. Frank, T. E. Hazy, and B. Watz, “PVLV: the primary value and learned value Pavlovian learning algorithm.,” Behav. Neurosci., vol. 121, no. 1, pp. 31–49, 2007.</text:p>
          </table:table-cell>
        </table:table-row>
        <table:table-row table:style-name="ro1">
          <table:table-cell office:value-type="string" calcext:value-type="string">
            <text:p>LEABRA</text:p>
          </table:table-cell>
          <table:table-cell office:value-type="string" calcext:value-type="string">
            <text:p>OReilly2012</text:p>
          </table:table-cell>
          <table:table-cell office:value-type="string" calcext:value-type="string">
            <text:p>R. C. O’Reilly, T. E. Hazy, and S. A. Herd, “The Leabra cognitive architecture: how to play 20 principles with nature and win!,” in The Oxford Handbook of Cognitive Science, 2012, pp. 1–31.</text:p>
          </table:table-cell>
        </table:table-row>
        <table:table-row table:style-name="ro1">
          <table:table-cell office:value-type="string" calcext:value-type="string">
            <text:p>LEABRA</text:p>
          </table:table-cell>
          <table:table-cell office:value-type="string" calcext:value-type="string">
            <text:p>OReilly2014</text:p>
          </table:table-cell>
          <table:table-cell office:value-type="string" calcext:value-type="string">
            <text:p>R. C. O’Reilly, T. E. Hazy, J. Mollick, P. Mackie, and S. Herd, “Goal-Driven Cognition in the Brain: A Computational Framework,” arXiv Prepr. arXiv1404.7591, 2014.</text:p>
          </table:table-cell>
        </table:table-row>
        <table:table-row table:style-name="ro1">
          <table:table-cell office:value-type="string" calcext:value-type="string">
            <text:p>LEABRA</text:p>
          </table:table-cell>
          <table:table-cell office:value-type="string" calcext:value-type="string">
            <text:p>Reilly2000</text:p>
          </table:table-cell>
          <table:table-cell office:value-type="string" calcext:value-type="string">
            <text:p>R. C. O’Reilly and J. H. Hoeffner, “Competition, Priming, and the Past Tense U-Shaped Developmental Curve,” Tech. Report, 2000.</text:p>
          </table:table-cell>
        </table:table-row>
        <table:table-row table:style-name="ro1">
          <table:table-cell office:value-type="string" calcext:value-type="string">
            <text:p>LEABRA</text:p>
          </table:table-cell>
          <table:table-cell office:value-type="string" calcext:value-type="string">
            <text:p>OReilly2001</text:p>
          </table:table-cell>
          <table:table-cell office:value-type="string" calcext:value-type="string">
            <text:p>R. C. O’Reilly and J. W. Rudy, “Conjunctive Representations in Learning and Memory: Principles of Cortical and Hippocampal Function,” Psychol. Rev., vol. 108, no. 1, pp. 83–95, 2001.</text:p>
          </table:table-cell>
        </table:table-row>
        <table:table-row table:style-name="ro1">
          <table:table-cell office:value-type="string" calcext:value-type="string">
            <text:p>LEABRA</text:p>
          </table:table-cell>
          <table:table-cell office:value-type="string" calcext:value-type="string">
            <text:p>OReilly2013</text:p>
          </table:table-cell>
          <table:table-cell office:value-type="string" calcext:value-type="string">
            <text:p>R. C. O’Reilly, D. Wyatte, S. Herd, B. Mingus, and D. J. Jilk, “Recurrent processing during object recognition,” Front. Psychol., vol. 4, 2013.</text:p>
          </table:table-cell>
        </table:table-row>
        <table:table-row table:style-name="ro1">
          <table:table-cell office:value-type="string" calcext:value-type="string">
            <text:p>LEABRA</text:p>
          </table:table-cell>
          <table:table-cell office:value-type="string" calcext:value-type="string">
            <text:p>OReilly2014a</text:p>
          </table:table-cell>
          <table:table-cell office:value-type="string" calcext:value-type="string">
            <text:p>R. C. O’Reilly, D. Wyatte, and J. Rohrlich, “Learning Through Time in the Thalamocortical Loops,” arXiv Prepr. arXiv1407.3432, 2014.</text:p>
          </table:table-cell>
        </table:table-row>
        <table:table-row table:style-name="ro1">
          <table:table-cell office:value-type="string" calcext:value-type="string">
            <text:p>LEABRA</text:p>
          </table:table-cell>
          <table:table-cell office:value-type="string" calcext:value-type="string">
            <text:p>Pauli2008</text:p>
          </table:table-cell>
          <table:table-cell office:value-type="string" calcext:value-type="string">
            <text:p>W. M. Pauli and R. C. O’Reilly, “Attentional control of associative learning - A possible role of the central cholinergic system,” Brain Res., vol. 1202, pp. 43–53, 2008.</text:p>
          </table:table-cell>
        </table:table-row>
        <table:table-row table:style-name="ro1">
          <table:table-cell office:value-type="string" calcext:value-type="string">
            <text:p>LEABRA</text:p>
          </table:table-cell>
          <table:table-cell office:value-type="string" calcext:value-type="string">
            <text:p>Petrov2010</text:p>
          </table:table-cell>
          <table:table-cell office:value-type="string" calcext:value-type="string">
            <text:p>A. A. Petrov, D. J. Jilk, and R. C. O’Reilly, “The Leabra architecture: Specialization without modularity,” Behav. Brain Sci., vol. 33, no. 4, pp. 286–287, 2010.</text:p>
          </table:table-cell>
        </table:table-row>
        <table:table-row table:style-name="ro1">
          <table:table-cell office:value-type="string" calcext:value-type="string">
            <text:p>LEABRA</text:p>
          </table:table-cell>
          <table:table-cell office:value-type="string" calcext:value-type="string">
            <text:p>Reynolds2009</text:p>
          </table:table-cell>
          <table:table-cell office:value-type="string" calcext:value-type="string">
            <text:p>J. R. Reynolds and R. C. O’Reilly, “Developing PFC representations using reinforcement learning,” Cognition, vol. 113, no. 3, pp. 281–292, 2009.</text:p>
          </table:table-cell>
        </table:table-row>
        <table:table-row table:style-name="ro1">
          <table:table-cell office:value-type="string" calcext:value-type="string">
            <text:p>LEABRA</text:p>
          </table:table-cell>
          <table:table-cell office:value-type="string" calcext:value-type="string">
            <text:p>Rougier2005</text:p>
          </table:table-cell>
          <table:table-cell office:value-type="string" calcext:value-type="string">
            <text:p>N. P. Rougier, D. C. Noelle, T. S. Braver, J. D. Cohen, and R. C. O’Reilly, “Prefrontal cortex and flexible cognitive control: rules without symbols.,” in Proceedings of the National Academy of Sciences of the United States of America, 2005, vol. 102, no. 20, pp. 7338–7343.</text:p>
          </table:table-cell>
        </table:table-row>
        <table:table-row table:style-name="ro1">
          <table:table-cell office:value-type="string" calcext:value-type="string">
            <text:p>LEABRA</text:p>
          </table:table-cell>
          <table:table-cell office:value-type="string" calcext:value-type="string">
            <text:p>Rougier2002</text:p>
          </table:table-cell>
          <table:table-cell office:value-type="string" calcext:value-type="string">
            <text:p>N. P. Rougier and R. C. O’Reilly, “Learning representations in a gated prefrontal cortex model of dynamic task switching,” Cogn. Sci., vol. 26, no. 4, pp. 503–520, 2002.</text:p>
          </table:table-cell>
        </table:table-row>
        <table:table-row table:style-name="ro1">
          <table:table-cell office:value-type="string" calcext:value-type="string">
            <text:p>LEABRA</text:p>
          </table:table-cell>
          <table:table-cell office:value-type="string" calcext:value-type="string">
            <text:p>Wyatte2012</text:p>
          </table:table-cell>
          <table:table-cell office:value-type="string" calcext:value-type="string">
            <text:p>D. Wyatte, S. Herd, B. Mingus, and R. O’Reilly, “The role of competitive inhibition and top-down feedback in binding during object recognition,” Front. Psychol., vol. 3, 2012.</text:p>
          </table:table-cell>
        </table:table-row>
        <table:table-row table:style-name="ro1">
          <table:table-cell office:value-type="string" calcext:value-type="string">
            <text:p>LIDA</text:p>
          </table:table-cell>
          <table:table-cell office:value-type="string" calcext:value-type="string">
            <text:p>Agrawal2015</text:p>
          </table:table-cell>
          <table:table-cell office:value-type="string" calcext:value-type="string">
            <text:p>P. Agrawal and S. Franklin, “Multi-layer Cortical Learning Algorithms,” in IEEE Symposium on Computational Intelligence, Cognitive Algorithms, Mind, and Brain, 2015, pp. 141–147.</text:p>
          </table:table-cell>
        </table:table-row>
        <table:table-row table:style-name="ro1">
          <table:table-cell office:value-type="string" calcext:value-type="string">
            <text:p>LIDA</text:p>
          </table:table-cell>
          <table:table-cell office:value-type="string" calcext:value-type="string">
            <text:p>Anwar2003</text:p>
          </table:table-cell>
          <table:table-cell office:value-type="string" calcext:value-type="string">
            <text:p>A. Anwar and S. Franklin, “Sparse distributed memory for ‘conscious’ software agents,” Cogn. Syst. Res., vol. 4, pp. 339–354, 2003.</text:p>
          </table:table-cell>
        </table:table-row>
        <table:table-row table:style-name="ro1">
          <table:table-cell office:value-type="string" calcext:value-type="string">
            <text:p>LIDA</text:p>
          </table:table-cell>
          <table:table-cell office:value-type="string" calcext:value-type="string">
            <text:p>Baars1997</text:p>
          </table:table-cell>
          <table:table-cell office:value-type="string" calcext:value-type="string">
            <text:p>B. J. Baars, “Some Essential Differences between Consciousness and Attention, Perception, and Working Memory,” Conscious. Cogn., vol. 6, no. 2–3, pp. 363–371, 1997.</text:p>
          </table:table-cell>
        </table:table-row>
        <table:table-row table:style-name="ro1">
          <table:table-cell office:value-type="string" calcext:value-type="string">
            <text:p>LIDA</text:p>
          </table:table-cell>
          <table:table-cell office:value-type="string" calcext:value-type="string">
            <text:p>Baars2005</text:p>
          </table:table-cell>
          <table:table-cell office:value-type="string" calcext:value-type="string">
            <text:p>B. J. Baars, “Global workspace theory of consciousness: Toward a cognitive neuroscience of human experience,” Prog. Brain Res., vol. 150, pp. 45–53, 2005.</text:p>
          </table:table-cell>
        </table:table-row>
        <table:table-row table:style-name="ro1">
          <table:table-cell office:value-type="string" calcext:value-type="string">
            <text:p>LIDA</text:p>
          </table:table-cell>
          <table:table-cell office:value-type="string" calcext:value-type="string">
            <text:p>Baars2003c</text:p>
          </table:table-cell>
          <table:table-cell office:value-type="string" calcext:value-type="string">
            <text:p>B. J. Baars and S. Franklin, “How conscious experience and working memory interact,” Trends Cogn. Sci., vol. 7, no. 4, pp. 166–172, 2003.</text:p>
          </table:table-cell>
        </table:table-row>
        <table:table-row table:style-name="ro1">
          <table:table-cell office:value-type="string" calcext:value-type="string">
            <text:p>LIDA</text:p>
          </table:table-cell>
          <table:table-cell office:value-type="string" calcext:value-type="string">
            <text:p>Baars2009</text:p>
          </table:table-cell>
          <table:table-cell office:value-type="string" calcext:value-type="string">
            <text:p>B. J. Baars and S. Franklin, “Consciousness Is Computational: the LIDA Model of Global Workspace Theory,” Int. J. Mach. Conscious., vol. 1, no. 1, pp. 23–32, 2009.</text:p>
          </table:table-cell>
        </table:table-row>
        <table:table-row table:style-name="ro1">
          <table:table-cell office:value-type="string" calcext:value-type="string">
            <text:p>LIDA</text:p>
          </table:table-cell>
          <table:table-cell office:value-type="string" calcext:value-type="string">
            <text:p>Baars2007</text:p>
          </table:table-cell>
          <table:table-cell office:value-type="string" calcext:value-type="string">
            <text:p>B. J. Baars and S. Franklin, “An architectural model of conscious and unconscious brain functions: Global Workspace Theory and IDA,” Neural Networks, vol. 20, no. 9, pp. 955–961, 2007.</text:p>
          </table:table-cell>
        </table:table-row>
        <table:table-row table:style-name="ro1">
          <table:table-cell office:value-type="string" calcext:value-type="string">
            <text:p>LIDA</text:p>
          </table:table-cell>
          <table:table-cell office:value-type="string" calcext:value-type="string">
            <text:p>Baars2008</text:p>
          </table:table-cell>
          <table:table-cell office:value-type="string" calcext:value-type="string">
            <text:p>B. J. Baars, U. Ramamurthy, and S. Franklin, “How deliberate, spontaneous and unwanted memories emerge in a computational model of consciousness,” Involuntary Mem., 2007.</text:p>
          </table:table-cell>
        </table:table-row>
        <table:table-row table:style-name="ro1">
          <table:table-cell office:value-type="string" calcext:value-type="string">
            <text:p>LIDA</text:p>
          </table:table-cell>
          <table:table-cell office:value-type="string" calcext:value-type="string">
            <text:p>Bogner2000</text:p>
          </table:table-cell>
          <table:table-cell office:value-type="string" calcext:value-type="string">
            <text:p>M. Bogner, U. Ramamurthy, and S. Franklin, “Consciousness" and Conceptual Learning in a Socially Situated Agent,” Hum. Cogn. Soc. Agent Technol., vol. 19, pp. 113–135, 2000.</text:p>
          </table:table-cell>
        </table:table-row>
        <table:table-row table:style-name="ro1">
          <table:table-cell office:value-type="string" calcext:value-type="string">
            <text:p>LIDA</text:p>
          </table:table-cell>
          <table:table-cell office:value-type="string" calcext:value-type="string">
            <text:p>DMello2006</text:p>
          </table:table-cell>
          <table:table-cell office:value-type="string" calcext:value-type="string">
            <text:p>S. K. D’Mello, S. Franklin, U. Ramamurthy, and B. J. Baars, “A Cognitive Science Based Machine Learning Architecture,” AAAI Spring Symp. Between a Rock a Hard Place Cogn. Sci. Princ. Meet AI-Hard Probl., 2006.</text:p>
          </table:table-cell>
        </table:table-row>
        <table:table-row table:style-name="ro1">
          <table:table-cell office:value-type="string" calcext:value-type="string">
            <text:p>LIDA</text:p>
          </table:table-cell>
          <table:table-cell office:value-type="string" calcext:value-type="string">
            <text:p>Mello2007</text:p>
          </table:table-cell>
          <table:table-cell office:value-type="string" calcext:value-type="string">
            <text:p>S. K. D’Mello and S. Franklin, “Exploring the Complex Interplay between AI and Consciousness,” AAAI Fall Symp. AI Conscious. Theor. Found. Curr. Approaches, pp. 49–54, 2007.</text:p>
          </table:table-cell>
        </table:table-row>
        <table:table-row table:style-name="ro1">
          <table:table-cell office:value-type="string" calcext:value-type="string">
            <text:p>LIDA</text:p>
          </table:table-cell>
          <table:table-cell office:value-type="string" calcext:value-type="string">
            <text:p>DMello2006a</text:p>
          </table:table-cell>
          <table:table-cell office:value-type="string" calcext:value-type="string">
            <text:p>S. K. D’Mello, U. Ramamurthy, A. Negatu, and S. Franklin, “A Procedural Learning Mechanism for Novel Skill Acquisition,” in Adaptation in Artificial and Biological Systems, AISB’06, 2006, pp. 184–185.</text:p>
          </table:table-cell>
        </table:table-row>
        <table:table-row table:style-name="ro1">
          <table:table-cell office:value-type="string" calcext:value-type="string">
            <text:p>LIDA</text:p>
          </table:table-cell>
          <table:table-cell office:value-type="string" calcext:value-type="string">
            <text:p>DMello2011</text:p>
          </table:table-cell>
          <table:table-cell office:value-type="string" calcext:value-type="string">
            <text:p>S. D’Mello and S. Franklin, “A Cognitive Model’s View of Animal Cognition,” Curr. Zool., vol. 47, no. 4, 2011.</text:p>
          </table:table-cell>
        </table:table-row>
        <table:table-row table:style-name="ro1">
          <table:table-cell office:value-type="string" calcext:value-type="string">
            <text:p>LIDA</text:p>
          </table:table-cell>
          <table:table-cell office:value-type="string" calcext:value-type="string">
            <text:p>DeLuise2010</text:p>
          </table:table-cell>
          <table:table-cell office:value-type="string" calcext:value-type="string">
            <text:p>D. L. De Luise, G. Barrera, and S. Franklin, “Robot Localization Using Consciousness,” J. Pattern Recognit. Res., vol. 1, pp. 96–119, 2011.</text:p>
          </table:table-cell>
        </table:table-row>
        <table:table-row table:style-name="ro1">
          <table:table-cell office:value-type="string" calcext:value-type="string">
            <text:p>LIDA</text:p>
          </table:table-cell>
          <table:table-cell office:value-type="string" calcext:value-type="string">
            <text:p>Dong2011</text:p>
          </table:table-cell>
          <table:table-cell office:value-type="string" calcext:value-type="string">
            <text:p>D. Dong and S. Franklin, “Modeling Sensorimotor Learning in a Cognitive Model using a Dynamic Learning Rate,” Biol. Inspired Cogn. Archit., vol. 14, 2015.</text:p>
          </table:table-cell>
        </table:table-row>
        <table:table-row table:style-name="ro1">
          <table:table-cell office:value-type="string" calcext:value-type="string">
            <text:p>LIDA</text:p>
          </table:table-cell>
          <table:table-cell office:value-type="string" calcext:value-type="string">
            <text:p>Dong2015a</text:p>
          </table:table-cell>
          <table:table-cell office:value-type="string" calcext:value-type="string">
            <text:p>D. Dong and S. Franklin, “A New Action Execution Module for the Learning Intelligent Distribution Agent (LIDA): The Sensory Motor System,” Cognit. Comput., vol. 7, no. 5, pp. 552–568, 2015.</text:p>
          </table:table-cell>
        </table:table-row>
        <table:table-row table:style-name="ro1">
          <table:table-cell office:value-type="string" calcext:value-type="string">
            <text:p>LIDA</text:p>
          </table:table-cell>
          <table:table-cell office:value-type="string" calcext:value-type="string">
            <text:p>Ddongmemphisedu2014</text:p>
          </table:table-cell>
          <table:table-cell office:value-type="string" calcext:value-type="string">
            <text:p>D. Dong and S. Franklin, “Sensory Motor System: Modeling the Process of Action Execution,” in Proceedings of the 36th Annual Conference of the Cognitive Science Society, 2014, pp. 2145–2150.</text:p>
          </table:table-cell>
        </table:table-row>
        <table:table-row table:style-name="ro1">
          <table:table-cell office:value-type="string" calcext:value-type="string">
            <text:p>LIDA</text:p>
          </table:table-cell>
          <table:table-cell office:value-type="string" calcext:value-type="string">
            <text:p>Dong2015</text:p>
          </table:table-cell>
          <table:table-cell office:value-type="string" calcext:value-type="string">
            <text:p>D. Dong, S. Franklin, and P. Agrawal, “Estimating Human Movements Using Memory of Errors,” Procedia Comput. Sci., vol. 71, pp. 1–10, 2015.</text:p>
          </table:table-cell>
        </table:table-row>
        <table:table-row table:style-name="ro1">
          <table:table-cell office:value-type="string" calcext:value-type="string">
            <text:p>LIDA</text:p>
          </table:table-cell>
          <table:table-cell office:value-type="string" calcext:value-type="string">
            <text:p>Faghihi2015</text:p>
          </table:table-cell>
          <table:table-cell office:value-type="string" calcext:value-type="string">
            <text:p>U. Faghihi, C. Estey, R. McCall, and S. Franklin, “A cognitive model fleshes out Kahneman’s fast and slow systems,” Biol. Inspired Cogn. Archit., vol. 11, no. 2015, pp. 38–52, 2015.</text:p>
          </table:table-cell>
        </table:table-row>
        <table:table-row table:style-name="ro1">
          <table:table-cell office:value-type="string" calcext:value-type="string">
            <text:p>LIDA</text:p>
          </table:table-cell>
          <table:table-cell office:value-type="string" calcext:value-type="string">
            <text:p>Faghihi2012a</text:p>
          </table:table-cell>
          <table:table-cell office:value-type="string" calcext:value-type="string">
            <text:p>U. Faghihi and S. Franklin, “The LIDA Model as a Foundational Architecture for AGI,” Theor. Found. Artif. Gen. Intell., vol. 4, pp. 103–121, 2012.</text:p>
          </table:table-cell>
        </table:table-row>
        <table:table-row table:style-name="ro1">
          <table:table-cell office:value-type="string" calcext:value-type="string">
            <text:p>LIDA</text:p>
          </table:table-cell>
          <table:table-cell office:value-type="string" calcext:value-type="string">
            <text:p>Faghihi2014</text:p>
          </table:table-cell>
          <table:table-cell office:value-type="string" calcext:value-type="string">
            <text:p>U. Faghihi, R. McCall, and S. Franklin, “A Computational Model of Attentional Learning in a Cognitive Agent,” Biol. Inspired Cogn. Archit., vol. 2, pp. 48–56, 2012.</text:p>
          </table:table-cell>
        </table:table-row>
        <table:table-row table:style-name="ro1">
          <table:table-cell office:value-type="string" calcext:value-type="string">
            <text:p>LIDA</text:p>
          </table:table-cell>
          <table:table-cell office:value-type="string" calcext:value-type="string">
            <text:p>Franklin1999</text:p>
          </table:table-cell>
          <table:table-cell office:value-type="string" calcext:value-type="string">
            <text:p>S. Franklin and A. Graesser, “A software agent model of consciousness,” Conscious. Cogn., vol. 8, no. 3, pp. 285–301, 1999.</text:p>
          </table:table-cell>
        </table:table-row>
        <table:table-row table:style-name="ro1">
          <table:table-cell office:value-type="string" calcext:value-type="string">
            <text:p>LIDA</text:p>
          </table:table-cell>
          <table:table-cell office:value-type="string" calcext:value-type="string">
            <text:p>Franklin2000c</text:p>
          </table:table-cell>
          <table:table-cell office:value-type="string" calcext:value-type="string">
            <text:p>S. Franklin, “Building life-like’conscious’ software agents,” AI Commun., vol. 13, no. 3, pp. 183–193, 2000.</text:p>
          </table:table-cell>
        </table:table-row>
        <table:table-row table:style-name="ro1">
          <table:table-cell office:value-type="string" calcext:value-type="string">
            <text:p>LIDA</text:p>
          </table:table-cell>
          <table:table-cell office:value-type="string" calcext:value-type="string">
            <text:p>Franklin2000d</text:p>
          </table:table-cell>
          <table:table-cell office:value-type="string" calcext:value-type="string">
            <text:p>S. Franklin, “Modeling Consciousness and Cognition in Software Agents,” in Proceedings of the Third International Conference on Cognitive Modeling, 2000, pp. 27–58.</text:p>
          </table:table-cell>
        </table:table-row>
        <table:table-row table:style-name="ro1">
          <table:table-cell office:value-type="string" calcext:value-type="string">
            <text:p>LIDA</text:p>
          </table:table-cell>
          <table:table-cell office:value-type="string" calcext:value-type="string">
            <text:p>Franklin2002</text:p>
          </table:table-cell>
          <table:table-cell office:value-type="string" calcext:value-type="string">
            <text:p>S. Franklin, “Automating human information agents,” in Practical Applications of Intelligent Agents, Z. Chen and L. C. Jain, Eds. Berlin: Springer-Verlag, 2001, pp. 27–58.</text:p>
          </table:table-cell>
        </table:table-row>
        <table:table-row table:style-name="ro1">
          <table:table-cell office:value-type="string" calcext:value-type="string">
            <text:p>LIDA</text:p>
          </table:table-cell>
          <table:table-cell office:value-type="string" calcext:value-type="string">
            <text:p>Franklin2010</text:p>
          </table:table-cell>
          <table:table-cell office:value-type="string" calcext:value-type="string">
            <text:p>S. Franklin and B. J. Baars, “Two varieties of unconscious processes,” in New Horizons inthe Neuroscience of Consciousness, 2010, pp. 91–102.</text:p>
          </table:table-cell>
        </table:table-row>
        <table:table-row table:style-name="ro1">
          <table:table-cell office:value-type="string" calcext:value-type="string">
            <text:p>LIDA</text:p>
          </table:table-cell>
          <table:table-cell office:value-type="string" calcext:value-type="string">
            <text:p>Franklin2000a</text:p>
          </table:table-cell>
          <table:table-cell office:value-type="string" calcext:value-type="string">
            <text:p>S. Franklin, “An Agent Architecture Potentially Capable of Robust Autonomy,” AAAI Spring Symp. Robust Auton., 2001.</text:p>
          </table:table-cell>
        </table:table-row>
        <table:table-row table:style-name="ro1">
          <table:table-cell office:value-type="string" calcext:value-type="string">
            <text:p>LIDA</text:p>
          </table:table-cell>
          <table:table-cell office:value-type="string" calcext:value-type="string">
            <text:p>Franklin2000</text:p>
          </table:table-cell>
          <table:table-cell office:value-type="string" calcext:value-type="string">
            <text:p>S. Franklin, “Learning in ‘Conscious’ Software Agents,” in Workshop on Development and Learning, 2000.</text:p>
          </table:table-cell>
        </table:table-row>
        <table:table-row table:style-name="ro1">
          <table:table-cell office:value-type="string" calcext:value-type="string">
            <text:p>LIDA</text:p>
          </table:table-cell>
          <table:table-cell office:value-type="string" calcext:value-type="string">
            <text:p>Franklin2007</text:p>
          </table:table-cell>
          <table:table-cell office:value-type="string" calcext:value-type="string">
            <text:p>S. Franklin, “A Foundational Architecture for Artificial General Intelligence,” Adv. Artif. Gen. Intell. Concepts, Archit. Algorithms, pp. 36–54, 2007.</text:p>
          </table:table-cell>
        </table:table-row>
        <table:table-row table:style-name="ro1">
          <table:table-cell office:value-type="string" calcext:value-type="string">
            <text:p>LIDA</text:p>
          </table:table-cell>
          <table:table-cell office:value-type="string" calcext:value-type="string">
            <text:p>Franklin2003a</text:p>
          </table:table-cell>
          <table:table-cell office:value-type="string" calcext:value-type="string">
            <text:p>S. Franklin, “A computer-based model of Crick and Koch’s Framework for Consciousness,” Sci. Conscious. Rev., pp. 1–8, 2003.</text:p>
          </table:table-cell>
        </table:table-row>
        <table:table-row table:style-name="ro1">
          <table:table-cell office:value-type="string" calcext:value-type="string">
            <text:p>LIDA</text:p>
          </table:table-cell>
          <table:table-cell office:value-type="string" calcext:value-type="string">
            <text:p>Franklin2000b</text:p>
          </table:table-cell>
          <table:table-cell office:value-type="string" calcext:value-type="string">
            <text:p>S. Franklin, “Deliberation and voluntary action in ‘conscious’ software agents,” Neural Netw. World, vol. 10, pp. 505–521, 2000.</text:p>
          </table:table-cell>
        </table:table-row>
        <table:table-row table:style-name="ro1">
          <table:table-cell office:value-type="string" calcext:value-type="string">
            <text:p>LIDA</text:p>
          </table:table-cell>
          <table:table-cell office:value-type="string" calcext:value-type="string">
            <text:p>Franklin1997</text:p>
          </table:table-cell>
          <table:table-cell office:value-type="string" calcext:value-type="string">
            <text:p>S. Franklin, “A ‘Consciousness’ Based Architecture for a Functioning Mind,” in Visions of Mind, 2005, pp. 149–175.</text:p>
          </table:table-cell>
        </table:table-row>
        <table:table-row table:style-name="ro1">
          <table:table-cell office:value-type="string" calcext:value-type="string">
            <text:p>LIDA</text:p>
          </table:table-cell>
          <table:table-cell office:value-type="string" calcext:value-type="string">
            <text:p>Franklin2005c</text:p>
          </table:table-cell>
          <table:table-cell office:value-type="string" calcext:value-type="string">
            <text:p>S. Franklin, “A ‘ Conciousness’-Based Architecture for a Functioning Mind,” in Visions of Mind, 2005, pp. 181–207.</text:p>
          </table:table-cell>
        </table:table-row>
        <table:table-row table:style-name="ro1">
          <table:table-cell office:value-type="string" calcext:value-type="string">
            <text:p>LIDA</text:p>
          </table:table-cell>
          <table:table-cell office:value-type="string" calcext:value-type="string">
            <text:p>Franklin2005d</text:p>
          </table:table-cell>
          <table:table-cell office:value-type="string" calcext:value-type="string">
            <text:p>S. Franklin, “Perceptual Memory and Learning: Recognizing, Categorizing, and Relating,” in Proceedings of the Symposium on Developmental Robotics: American Association for Artificial Intelligence (AAAI), 2005.</text:p>
          </table:table-cell>
        </table:table-row>
        <table:table-row table:style-name="ro1">
          <table:table-cell office:value-type="string" calcext:value-type="string">
            <text:p>LIDA</text:p>
          </table:table-cell>
          <table:table-cell office:value-type="string" calcext:value-type="string">
            <text:p>Franklin2005a</text:p>
          </table:table-cell>
          <table:table-cell office:value-type="string" calcext:value-type="string">
            <text:p>S. Franklin, “Perceptual Memory and Learning: Recognizing, Categorizing, and Relating,” in Proceedings of the Symposium on Developmental Robotics: American Association for Artificial Intelligence (AAAI), 2005.</text:p>
          </table:table-cell>
        </table:table-row>
        <table:table-row table:style-name="ro1">
          <table:table-cell office:value-type="string" calcext:value-type="string">
            <text:p>LIDA</text:p>
          </table:table-cell>
          <table:table-cell office:value-type="string" calcext:value-type="string">
            <text:p>Franklin2003b</text:p>
          </table:table-cell>
          <table:table-cell office:value-type="string" calcext:value-type="string">
            <text:p>S. Franklin, “An Autonomous Software Agent for Navy Personnel Work: A Case Study,” Hum. Interact. with Auton. Syst. Complex Environ. Pap. from 2003 AAAI Spring Symp., pp. 60–65, 2003.</text:p>
          </table:table-cell>
        </table:table-row>
        <table:table-row table:style-name="ro1">
          <table:table-cell office:value-type="string" calcext:value-type="string">
            <text:p>LIDA</text:p>
          </table:table-cell>
          <table:table-cell office:value-type="string" calcext:value-type="string">
            <text:p>Franklin2003</text:p>
          </table:table-cell>
          <table:table-cell office:value-type="string" calcext:value-type="string">
            <text:p>S. Franklin, “IDA, a Conscious Artifact?,” J. Conscious. Stud., vol. 10, no. 4–5, pp. 47–66, 2003.</text:p>
          </table:table-cell>
        </table:table-row>
        <table:table-row table:style-name="ro1">
          <table:table-cell office:value-type="string" calcext:value-type="string">
            <text:p>LIDA</text:p>
          </table:table-cell>
          <table:table-cell office:value-type="string" calcext:value-type="string">
            <text:p>Franklin2010a</text:p>
          </table:table-cell>
          <table:table-cell office:value-type="string" calcext:value-type="string">
            <text:p>S. Franklin and B. J. Baars, “Spontaneous Remembering is the Norm: What Integrative Models Tell Us About Human Consciousness and Memory,” in The Act of Remembering: Toward an Understanding of How We Recall the Past, J. H. Mace, Ed. Oxford: Wiley-Blackwell, 2010, pp. 83–110.</text:p>
          </table:table-cell>
        </table:table-row>
        <table:table-row table:style-name="ro1">
          <table:table-cell office:value-type="string" calcext:value-type="string">
            <text:p>LIDA</text:p>
          </table:table-cell>
          <table:table-cell office:value-type="string" calcext:value-type="string">
            <text:p>Franklin2005b</text:p>
          </table:table-cell>
          <table:table-cell office:value-type="string" calcext:value-type="string">
            <text:p>S. Franklin, B. J. Baars, U. Ramamurthy, and M. Ventura, “The role of consciousness in memory,” Brains, Minds and Media, vol. 1, no. 1, 2005.</text:p>
          </table:table-cell>
        </table:table-row>
        <table:table-row table:style-name="ro1">
          <table:table-cell office:value-type="string" calcext:value-type="string">
            <text:p>LIDA</text:p>
          </table:table-cell>
          <table:table-cell office:value-type="string" calcext:value-type="string">
            <text:p>Franklin2009</text:p>
          </table:table-cell>
          <table:table-cell office:value-type="string" calcext:value-type="string">
            <text:p>S. Franklin, S. D’Mello, B. J. Baars, and U. Ramamurthy, “Evolutionary Pressures for Perceptual Stability and Self As Guides To Machine Consciousness,” Int. J. Mach. Conscious., vol. 1, no. 1, pp. 99–110, 2009.</text:p>
          </table:table-cell>
        </table:table-row>
        <table:table-row table:style-name="ro1">
          <table:table-cell office:value-type="string" calcext:value-type="string">
            <text:p>LIDA</text:p>
          </table:table-cell>
          <table:table-cell office:value-type="string" calcext:value-type="string">
            <text:p>Franklin2008</text:p>
          </table:table-cell>
          <table:table-cell office:value-type="string" calcext:value-type="string">
            <text:p>S. Franklin and M. H. Ferkin, “Using Broad Cognitive Models and Cognitive Robotics to Apply Computational Intelligence to Animal Cognition,” in Applications of Computational Intelligence in Biology, Springer Berlin Heidelberg, 2008, pp. 363–394.</text:p>
          </table:table-cell>
        </table:table-row>
        <table:table-row table:style-name="ro1">
          <table:table-cell office:value-type="string" calcext:value-type="string">
            <text:p>LIDA</text:p>
          </table:table-cell>
          <table:table-cell office:value-type="string" calcext:value-type="string">
            <text:p>Franklin2001</text:p>
          </table:table-cell>
          <table:table-cell office:value-type="string" calcext:value-type="string">
            <text:p>S. Franklin and A. Graesser, “Modeling Cognition with Software Agents,” in Proceedings of the 23rd Annual Conference of the Cognitive Science Society, 2001, pp. 301–306.</text:p>
          </table:table-cell>
        </table:table-row>
        <table:table-row table:style-name="ro1">
          <table:table-cell office:value-type="string" calcext:value-type="string">
            <text:p>LIDA</text:p>
          </table:table-cell>
          <table:table-cell office:value-type="string" calcext:value-type="string">
            <text:p>Franklin2004</text:p>
          </table:table-cell>
          <table:table-cell office:value-type="string" calcext:value-type="string">
            <text:p>S. Franklin and D. Jones, “A Triage Information Agent (TIA) based on the IDA Technology,” in AAAI Fall Symposium on Dialogue Systems for Health Communication, 2004.</text:p>
          </table:table-cell>
        </table:table-row>
        <table:table-row table:style-name="ro1">
          <table:table-cell office:value-type="string" calcext:value-type="string">
            <text:p>LIDA</text:p>
          </table:table-cell>
          <table:table-cell office:value-type="string" calcext:value-type="string">
            <text:p>Franklin1998</text:p>
          </table:table-cell>
          <table:table-cell office:value-type="string" calcext:value-type="string">
            <text:p>S. Franklin, A. Kelemen, and L. Mccauley, “IDA: A Cognitive Agent Architecture,” in Proceedings of the IEEE International Conference Systems, Man, and Cybernetics, 1998, vol. 3.</text:p>
          </table:table-cell>
        </table:table-row>
        <table:table-row table:style-name="ro1">
          <table:table-cell office:value-type="string" calcext:value-type="string">
            <text:p>LIDA</text:p>
          </table:table-cell>
          <table:table-cell office:value-type="string" calcext:value-type="string">
            <text:p>Franklin2014</text:p>
          </table:table-cell>
          <table:table-cell office:value-type="string" calcext:value-type="string">
            <text:p>S. Franklin, T. Madl, S. D’Mello, and J. Snaider, “LIDA: A systems-level architecture for cognition, emotion, and learning,” IEEE Trans. Auton. Ment. Dev., vol. 6, no. 1, pp. 19–41, 2014.</text:p>
          </table:table-cell>
        </table:table-row>
        <table:table-row table:style-name="ro1">
          <table:table-cell office:value-type="string" calcext:value-type="string">
            <text:p>LIDA</text:p>
          </table:table-cell>
          <table:table-cell office:value-type="string" calcext:value-type="string">
            <text:p>Franklin2016</text:p>
          </table:table-cell>
          <table:table-cell office:value-type="string" calcext:value-type="string">
            <text:p>S. Franklin, T. Madl, S. Strain, U. Faghihi, D. Dong, S. Kugele, J. Snaider, P. Agrawal, and S. Chen, “A LIDA cognitive model tutorial,” Biol. Inspired Cogn. Archit., vol. 16, 2016.</text:p>
          </table:table-cell>
        </table:table-row>
        <table:table-row table:style-name="ro1">
          <table:table-cell office:value-type="string" calcext:value-type="string">
            <text:p>LIDA</text:p>
          </table:table-cell>
          <table:table-cell office:value-type="string" calcext:value-type="string">
            <text:p>Franklin2004a</text:p>
          </table:table-cell>
          <table:table-cell office:value-type="string" calcext:value-type="string">
            <text:p>S. Franklin and L. McCauley, “Feelings and emotions as motivators and learning facilitators,” AAAI Spring Symp. - Tech. Rep., pp. 48–51, 2004.</text:p>
          </table:table-cell>
        </table:table-row>
        <table:table-row table:style-name="ro1">
          <table:table-cell office:value-type="string" calcext:value-type="string">
            <text:p>LIDA</text:p>
          </table:table-cell>
          <table:table-cell office:value-type="string" calcext:value-type="string">
            <text:p>Franklin2006</text:p>
          </table:table-cell>
          <table:table-cell office:value-type="string" calcext:value-type="string">
            <text:p>S. Franklin and F. G. Patterson, “The LIDA architecture: Adding new modes of learning to an intelligent, autonomous, software agent,” in Integrated Design and Process Technology, 2006.</text:p>
          </table:table-cell>
        </table:table-row>
        <table:table-row table:style-name="ro1">
          <table:table-cell office:value-type="string" calcext:value-type="string">
            <text:p>LIDA</text:p>
          </table:table-cell>
          <table:table-cell office:value-type="string" calcext:value-type="string">
            <text:p>Franklin2006a</text:p>
          </table:table-cell>
          <table:table-cell office:value-type="string" calcext:value-type="string">
            <text:p>S. Franklin and U. Ramamurthy, “Motivations, Values and Emotions: Three sides of the same coin,” in Proceedings of the Sixth International Workshop on Epigenetic Robotics, 2006, pp. 41–48.</text:p>
          </table:table-cell>
        </table:table-row>
        <table:table-row table:style-name="ro1">
          <table:table-cell office:value-type="string" calcext:value-type="string">
            <text:p>LIDA</text:p>
          </table:table-cell>
          <table:table-cell office:value-type="string" calcext:value-type="string">
            <text:p>Franklin2007b</text:p>
          </table:table-cell>
          <table:table-cell office:value-type="string" calcext:value-type="string">
            <text:p>S. Franklin, U. Ramamurthy, S. K. D´Mello, L. McCauley, A. Negatu, R. Silva L., and V. Datla, “LIDA: A computational model of global workspace theory and developmental learning,” AAAI Fall Symp. AI Conscious. Theor. Found. Curr. Approaches, pp. 61–66, 2007.</text:p>
          </table:table-cell>
        </table:table-row>
        <table:table-row table:style-name="ro1">
          <table:table-cell office:value-type="string" calcext:value-type="string">
            <text:p>LIDA</text:p>
          </table:table-cell>
          <table:table-cell office:value-type="string" calcext:value-type="string">
            <text:p>Franklin2013</text:p>
          </table:table-cell>
          <table:table-cell office:value-type="string" calcext:value-type="string">
            <text:p>S. Franklin, S. Strain, R. McCall, and B. Baars, “Conceptual Commitments of the LIDA Model of Cognition,” J. Artif. Gen. Intell., vol. 4, no. 2, pp. 1–22, 2013.</text:p>
          </table:table-cell>
        </table:table-row>
        <table:table-row table:style-name="ro1">
          <table:table-cell office:value-type="string" calcext:value-type="string">
            <text:p>LIDA</text:p>
          </table:table-cell>
          <table:table-cell office:value-type="string" calcext:value-type="string">
            <text:p>Franklin2012</text:p>
          </table:table-cell>
          <table:table-cell office:value-type="string" calcext:value-type="string">
            <text:p>S. Franklin, S. Strain, J. Snaider, R. McCall, and U. Faghihi, “Global Workspace Theory, its LIDA model and the underlying neuroscience,” Biol. Inspired Cogn. Archit., vol. 1, pp. 32–43, 2012.</text:p>
          </table:table-cell>
        </table:table-row>
        <table:table-row table:style-name="ro1">
          <table:table-cell office:value-type="string" calcext:value-type="string">
            <text:p>LIDA</text:p>
          </table:table-cell>
          <table:table-cell office:value-type="string" calcext:value-type="string">
            <text:p>Friedlander2008</text:p>
          </table:table-cell>
          <table:table-cell office:value-type="string" calcext:value-type="string">
            <text:p>D. Friedlander and S. Franklin, “LIDA and a theory of mind,” in Proceedings of the first AGI conference, 2008, vol. 171, pp. 137–148.</text:p>
          </table:table-cell>
        </table:table-row>
        <table:table-row table:style-name="ro1">
          <table:table-cell office:value-type="string" calcext:value-type="string">
            <text:p>LIDA</text:p>
          </table:table-cell>
          <table:table-cell office:value-type="string" calcext:value-type="string">
            <text:p>Kelemen2005</text:p>
          </table:table-cell>
          <table:table-cell office:value-type="string" calcext:value-type="string">
            <text:p>A. Kelemen, S. Franklin, and Y. Liang, “Constraint Satisfaction in ‘Conscious’ Software Agents -- A Practical Application,” Appl. Artif. Intell., vol. 19, no. 5, pp. 491–514, 2005.</text:p>
          </table:table-cell>
        </table:table-row>
        <table:table-row table:style-name="ro1">
          <table:table-cell office:value-type="string" calcext:value-type="string">
            <text:p>LIDA</text:p>
          </table:table-cell>
          <table:table-cell office:value-type="string" calcext:value-type="string">
            <text:p>Kelemen2005a</text:p>
          </table:table-cell>
          <table:table-cell office:value-type="string" calcext:value-type="string">
            <text:p>A. Kelemen and Y. Liang, “Optimizing Decision Making with Neural Networks in Software Agents,” in Proceedings of the 5th WSEAS international conference on Simulation, modelling and optimization, 2005, pp. 256–261.</text:p>
          </table:table-cell>
        </table:table-row>
        <table:table-row table:style-name="ro1">
          <table:table-cell office:value-type="string" calcext:value-type="string">
            <text:p>LIDA</text:p>
          </table:table-cell>
          <table:table-cell office:value-type="string" calcext:value-type="string">
            <text:p>Kelemen2003</text:p>
          </table:table-cell>
          <table:table-cell office:value-type="string" calcext:value-type="string">
            <text:p>A. Kelemen, Y. Liang, R. Kozma, and S. Franklin, “Optimizing intelligent agent’s constraint satisfaction with neural networks,” in Recent advances in intelligent paradigms and applications, Physica Verlag, 2003, pp. 255–272.</text:p>
          </table:table-cell>
        </table:table-row>
        <table:table-row table:style-name="ro1">
          <table:table-cell office:value-type="string" calcext:value-type="string">
            <text:p>LIDA</text:p>
          </table:table-cell>
          <table:table-cell office:value-type="string" calcext:value-type="string">
            <text:p>Kondadadi2000</text:p>
          </table:table-cell>
          <table:table-cell office:value-type="string" calcext:value-type="string">
            <text:p>R. Kondadadi and S. Franklin, “Deliberative Decision Making in ‘Conscious’ Software Agents,” in Proceedings Of Sixth International Symposium on Artificial Life and Robotics, 2001.</text:p>
          </table:table-cell>
        </table:table-row>
        <table:table-row table:style-name="ro1">
          <table:table-cell office:value-type="string" calcext:value-type="string">
            <text:p>LIDA</text:p>
          </table:table-cell>
          <table:table-cell office:value-type="string" calcext:value-type="string">
            <text:p>Madl2011</text:p>
          </table:table-cell>
          <table:table-cell office:value-type="string" calcext:value-type="string">
            <text:p>T. Madl, B. J. Baars, and S. Franklin, “The timing of the cognitive cycle,” PLoS One, vol. 6, no. 4, 2011.</text:p>
          </table:table-cell>
        </table:table-row>
        <table:table-row table:style-name="ro1">
          <table:table-cell office:value-type="string" calcext:value-type="string">
            <text:p>LIDA</text:p>
          </table:table-cell>
          <table:table-cell office:value-type="string" calcext:value-type="string">
            <text:p>Tobergte2015</text:p>
          </table:table-cell>
          <table:table-cell office:value-type="string" calcext:value-type="string">
            <text:p>T. Madl and S. Franklin, “Constrained Incrementalist Moral Decision Making for a Biologically Inspired Cognitive Architecture,” in A Construction Manual for Robots’ Ethical Systems, R. Trappl, Ed. 2015.</text:p>
          </table:table-cell>
        </table:table-row>
        <table:table-row table:style-name="ro1">
          <table:table-cell office:value-type="string" calcext:value-type="string">
            <text:p>LIDA</text:p>
          </table:table-cell>
          <table:table-cell office:value-type="string" calcext:value-type="string">
            <text:p>Madl2012</text:p>
          </table:table-cell>
          <table:table-cell office:value-type="string" calcext:value-type="string">
            <text:p>T. Madl and S. Franklin, “A LIDA-based model of the attentional blink,” in Proceedings of International Conference on Cognitive Modeling (ICCM), 2012, pp. 283–288.</text:p>
          </table:table-cell>
        </table:table-row>
        <table:table-row table:style-name="ro1">
          <table:table-cell office:value-type="string" calcext:value-type="string">
            <text:p>LIDA</text:p>
          </table:table-cell>
          <table:table-cell office:value-type="string" calcext:value-type="string">
            <text:p>Madl2015a</text:p>
          </table:table-cell>
          <table:table-cell office:value-type="string" calcext:value-type="string">
            <text:p>T. Madl, S. Franklin, K. Chen, D. Montaldi, and R. Trappl, “Towards real-world capable spatial memory in the LIDA cognitive architecture,” Biol. Inspired Cogn. Archit., vol. 16, 2015.</text:p>
          </table:table-cell>
        </table:table-row>
        <table:table-row table:style-name="ro1">
          <table:table-cell office:value-type="string" calcext:value-type="string">
            <text:p>LIDA</text:p>
          </table:table-cell>
          <table:table-cell office:value-type="string" calcext:value-type="string">
            <text:p>Madl2013</text:p>
          </table:table-cell>
          <table:table-cell office:value-type="string" calcext:value-type="string">
            <text:p>T. Madl, S. Franklin, K. Chen, and R. Trappl, “Spatial Working Memory in the LIDA Cognitive Architecture,” in Proceedings of the 12th international conference on cognitive modelling, 2013, vol. 384–390.</text:p>
          </table:table-cell>
        </table:table-row>
        <table:table-row table:style-name="ro1">
          <table:table-cell office:value-type="string" calcext:value-type="string">
            <text:p>LIDA</text:p>
          </table:table-cell>
          <table:table-cell office:value-type="string" calcext:value-type="string">
            <text:p>Madl2016</text:p>
          </table:table-cell>
          <table:table-cell office:value-type="string" calcext:value-type="string">
            <text:p>T. Madl, S. Franklin, J. Snaider, and U. Faghihi, “Continuity and the Flow of Time -- A Cognitive Science Perspective,” Philos. Psychol. Time, 2016.</text:p>
          </table:table-cell>
        </table:table-row>
        <table:table-row table:style-name="ro1">
          <table:table-cell office:value-type="string" calcext:value-type="string">
            <text:p>LIDA</text:p>
          </table:table-cell>
          <table:table-cell office:value-type="string" calcext:value-type="string">
            <text:p>Mccall2010b</text:p>
          </table:table-cell>
          <table:table-cell office:value-type="string" calcext:value-type="string">
            <text:p>R. McCall, S. Franklin, and D. Friedlander, “Grounded Event-Based and Modal Representations for Objects, Relations, Beliefs, etc.,” in Proceedings of the Florida Artificial Intelligence Research Society Conference, 2010.</text:p>
          </table:table-cell>
        </table:table-row>
        <table:table-row table:style-name="ro1">
          <table:table-cell office:value-type="string" calcext:value-type="string">
            <text:p>LIDA</text:p>
          </table:table-cell>
          <table:table-cell office:value-type="string" calcext:value-type="string">
            <text:p>Mccall2010</text:p>
          </table:table-cell>
          <table:table-cell office:value-type="string" calcext:value-type="string">
            <text:p>R. McCall, J. Snaider, and S. Franklin, “Sensory and Perceptual Scene Representation,” J. Cogn. Syst. Res., 2010.</text:p>
          </table:table-cell>
        </table:table-row>
        <table:table-row table:style-name="ro1">
          <table:table-cell office:value-type="string" calcext:value-type="string">
            <text:p>LIDA</text:p>
          </table:table-cell>
          <table:table-cell office:value-type="string" calcext:value-type="string">
            <text:p>McCauley2002</text:p>
          </table:table-cell>
          <table:table-cell office:value-type="string" calcext:value-type="string">
            <text:p>L. McCauley and S. Franklin, “A large-scale multi-agent system for navy personnel distribution,” Conn. Sci., vol. 14, no. 4, pp. 371–385, 2002.</text:p>
          </table:table-cell>
        </table:table-row>
        <table:table-row table:style-name="ro1">
          <table:table-cell office:value-type="string" calcext:value-type="string">
            <text:p>LIDA</text:p>
          </table:table-cell>
          <table:table-cell office:value-type="string" calcext:value-type="string">
            <text:p>McCauley2000</text:p>
          </table:table-cell>
          <table:table-cell office:value-type="string" calcext:value-type="string">
            <text:p>L. McCauley, S. Franklin, and M. Bogner, “An Emotion-Based ‘Conscious’ Software Agent Architecture,” in Affective Interactions, 2000, pp. 107–120.</text:p>
          </table:table-cell>
        </table:table-row>
        <table:table-row table:style-name="ro1">
          <table:table-cell office:value-type="string" calcext:value-type="string">
            <text:p>LIDA</text:p>
          </table:table-cell>
          <table:table-cell office:value-type="string" calcext:value-type="string">
            <text:p>Negatu2007</text:p>
          </table:table-cell>
          <table:table-cell office:value-type="string" calcext:value-type="string">
            <text:p>A. Negatu, S. K. D’Mello, and S. Franklin, “Cognitively Inspired Anticipation and Anticipatory Learning Mechanisms for Autonomous Agents,” in Workshop on Anticipatory Behavior in Adaptive Learning Systems, 2007, pp. 108–127.</text:p>
          </table:table-cell>
        </table:table-row>
        <table:table-row table:style-name="ro1">
          <table:table-cell office:value-type="string" calcext:value-type="string">
            <text:p>LIDA</text:p>
          </table:table-cell>
          <table:table-cell office:value-type="string" calcext:value-type="string">
            <text:p>Negatu2002</text:p>
          </table:table-cell>
          <table:table-cell office:value-type="string" calcext:value-type="string">
            <text:p>A. Negatu and S. Franklin, “An action selection mechanism for’conscious’ software agents,” Cogn. Sci. Q., vol. 2, pp. 363–386, 2002.</text:p>
          </table:table-cell>
        </table:table-row>
        <table:table-row table:style-name="ro1">
          <table:table-cell office:value-type="string" calcext:value-type="string">
            <text:p>LIDA</text:p>
          </table:table-cell>
          <table:table-cell office:value-type="string" calcext:value-type="string">
            <text:p>Ramamurthy2006a</text:p>
          </table:table-cell>
          <table:table-cell office:value-type="string" calcext:value-type="string">
            <text:p>U. Ramamurthy, B. J. Baars, S. K. D’Mello, and S. Franklin, “LIDA: A Working Model of Cognition,” in Proceedings of the 7th International Conference on Cognitive Modeling, 2006, pp. 244–249.</text:p>
          </table:table-cell>
        </table:table-row>
        <table:table-row table:style-name="ro1">
          <table:table-cell office:value-type="string" calcext:value-type="string">
            <text:p>LIDA</text:p>
          </table:table-cell>
          <table:table-cell office:value-type="string" calcext:value-type="string">
            <text:p>Ramamurthy2004</text:p>
          </table:table-cell>
          <table:table-cell office:value-type="string" calcext:value-type="string">
            <text:p>U. Ramamurthy, S. K. D’Mello, and S. Franklin, “Modified sparse distributed memory as transient episodic memory for cognitive software agents,” in Conference Proceedings of the IEEE International Conference on Systems, Man and Cybernetics, 2004, vol. 6, pp. 5858–5863.</text:p>
          </table:table-cell>
        </table:table-row>
        <table:table-row table:style-name="ro1">
          <table:table-cell office:value-type="string" calcext:value-type="string">
            <text:p>LIDA</text:p>
          </table:table-cell>
          <table:table-cell office:value-type="string" calcext:value-type="string">
            <text:p>Ramamurthy2006</text:p>
          </table:table-cell>
          <table:table-cell office:value-type="string" calcext:value-type="string">
            <text:p>U. Ramamurthy, S. D’Mello, and S. Franklin, “Realizing Forgetting in a Modified Sparse Distributed Memory System,” in CogSci 2006, 2006, pp. 1992–1997.</text:p>
          </table:table-cell>
        </table:table-row>
        <table:table-row table:style-name="ro1">
          <table:table-cell office:value-type="string" calcext:value-type="string">
            <text:p>LIDA</text:p>
          </table:table-cell>
          <table:table-cell office:value-type="string" calcext:value-type="string">
            <text:p>Ramamurthy2012</text:p>
          </table:table-cell>
          <table:table-cell office:value-type="string" calcext:value-type="string">
            <text:p>U. Ramamurthy and S. Franklin, “Self-System in a Model of Cognition,” Int. J. Mach. Conscious., vol. 4, no. 2, pp. 325–333, 2012.</text:p>
          </table:table-cell>
        </table:table-row>
        <table:table-row table:style-name="ro1">
          <table:table-cell office:value-type="string" calcext:value-type="string">
            <text:p>LIDA</text:p>
          </table:table-cell>
          <table:table-cell office:value-type="string" calcext:value-type="string">
            <text:p>Ramamurthy2011</text:p>
          </table:table-cell>
          <table:table-cell office:value-type="string" calcext:value-type="string">
            <text:p>U. Ramamurthy, S. Franklin, and P. Agrawal, “Self-System in a Model of Cognition,” Int. J. Mach. Conscious., vol. 4, no. 4, pp. 325–333, 2012.</text:p>
          </table:table-cell>
        </table:table-row>
        <table:table-row table:style-name="ro1">
          <table:table-cell office:value-type="string" calcext:value-type="string">
            <text:p>LIDA</text:p>
          </table:table-cell>
          <table:table-cell office:value-type="string" calcext:value-type="string">
            <text:p>Ramamurthy1999</text:p>
          </table:table-cell>
          <table:table-cell office:value-type="string" calcext:value-type="string">
            <text:p>U. Ramamurthy, A. Negatu, and S. Franklin, “Learning Mechanisms for Intelligent Systems,” in Proceedings of SSGRR-2001: International Conference on Advances in Infrastructure for e-Business, e-Education and e-Science on the Internet, 2001.</text:p>
          </table:table-cell>
        </table:table-row>
        <table:table-row table:style-name="ro1">
          <table:table-cell office:value-type="string" calcext:value-type="string">
            <text:p>LIDA</text:p>
          </table:table-cell>
          <table:table-cell office:value-type="string" calcext:value-type="string">
            <text:p>Seth2005</text:p>
          </table:table-cell>
          <table:table-cell office:value-type="string" calcext:value-type="string">
            <text:p>A. K. Seth and B. J. Baars, “Neural Darwinism and consciousness,” Conscious. Cogn., vol. 14, no. 1, pp. 140–168, 2005.</text:p>
          </table:table-cell>
        </table:table-row>
        <table:table-row table:style-name="ro1">
          <table:table-cell office:value-type="string" calcext:value-type="string">
            <text:p>LIDA</text:p>
          </table:table-cell>
          <table:table-cell office:value-type="string" calcext:value-type="string">
            <text:p>Snaider2014</text:p>
          </table:table-cell>
          <table:table-cell office:value-type="string" calcext:value-type="string">
            <text:p>J. Snaider and S. Franklin, “Vector LIDA,” Energy Procedia, vol. 41, pp. 188–203, 2014.</text:p>
          </table:table-cell>
        </table:table-row>
        <table:table-row table:style-name="ro1">
          <table:table-cell office:value-type="string" calcext:value-type="string">
            <text:p>LIDA</text:p>
          </table:table-cell>
          <table:table-cell office:value-type="string" calcext:value-type="string">
            <text:p>Snaider2012b</text:p>
          </table:table-cell>
          <table:table-cell office:value-type="string" calcext:value-type="string">
            <text:p>J. Snaider, R. McCall, and S. Franklin, “Time production and representation in a conceptual and computational cognitive model,” Cogn. Syst. Res., vol. 13, no. 1, pp. 59–71, 2012.</text:p>
          </table:table-cell>
        </table:table-row>
        <table:table-row table:style-name="ro1">
          <table:table-cell office:value-type="string" calcext:value-type="string">
            <text:p>LIDA</text:p>
          </table:table-cell>
          <table:table-cell office:value-type="string" calcext:value-type="string">
            <text:p>Strain2011</text:p>
          </table:table-cell>
          <table:table-cell office:value-type="string" calcext:value-type="string">
            <text:p>S. Strain and S. Franklin, “Modeling Medical Diagnosis Using a Comprehensive Cognitive Architecture,” J. Healthc. Eng., vol. 2, pp. 241–258, 2011.</text:p>
          </table:table-cell>
        </table:table-row>
        <table:table-row table:style-name="ro1">
          <table:table-cell office:value-type="string" calcext:value-type="string">
            <text:p>LIDA</text:p>
          </table:table-cell>
          <table:table-cell office:value-type="string" calcext:value-type="string">
            <text:p>Strain2015</text:p>
          </table:table-cell>
          <table:table-cell office:value-type="string" calcext:value-type="string">
            <text:p>S. Strain, S. Kugele, and S. Franklin, “The learning intelligent distribution agent (LIDA) and medical agent X (MAX): Computational intelligence for medical diagnosis,” IEEE Symp. Comput. Intell. Human-like Intell., 2015.</text:p>
          </table:table-cell>
        </table:table-row>
        <table:table-row table:style-name="ro1">
          <table:table-cell office:value-type="string" calcext:value-type="string">
            <text:p>LIDA</text:p>
          </table:table-cell>
          <table:table-cell office:value-type="string" calcext:value-type="string">
            <text:p>Sun2007e</text:p>
          </table:table-cell>
          <table:table-cell office:value-type="string" calcext:value-type="string">
            <text:p>R. Sun and S. Franklin, “Computational models of consciousness: A taxonomy and some examples,” in The Cambridge handbook of consciousness, 2007, pp. 151–174.</text:p>
          </table:table-cell>
        </table:table-row>
        <table:table-row table:style-name="ro1">
          <table:table-cell office:value-type="string" calcext:value-type="string">
            <text:p>LIDA</text:p>
          </table:table-cell>
          <table:table-cell office:value-type="string" calcext:value-type="string">
            <text:p>Wallach2010</text:p>
          </table:table-cell>
          <table:table-cell office:value-type="string" calcext:value-type="string">
            <text:p>W. Wallach, S. Franklin, and C. Allen, “A conceptual and computational model of moral decision making in human and artificial agents,” Top. Cogn. Sci., vol. 2, no. 3, pp. 454–485, 2010.</text:p>
          </table:table-cell>
        </table:table-row>
        <table:table-row table:style-name="ro1">
          <table:table-cell office:value-type="string" calcext:value-type="string">
            <text:p>LIDA</text:p>
          </table:table-cell>
          <table:table-cell office:value-type="string" calcext:value-type="string">
            <text:p>Wilkes2010</text:p>
          </table:table-cell>
          <table:table-cell office:value-type="string" calcext:value-type="string">
            <text:p>D. M. Wilkes, S. Franklin, E. Erdemir, S. Gordon, S. Strain, K. Miller, and K. Kawamura, “Heterogeneous artificial agents for triage nurse assistance,” in Proceedings of the 10th IEEE-RAS International Conference on Humanoid Robots, 2010, pp. 130–137.</text:p>
          </table:table-cell>
        </table:table-row>
        <table:table-row table:style-name="ro1">
          <table:table-cell office:value-type="string" calcext:value-type="string">
            <text:p>MACsi</text:p>
          </table:table-cell>
          <table:table-cell office:value-type="string" calcext:value-type="string">
            <text:p>Anzalone2013</text:p>
          </table:table-cell>
          <table:table-cell office:value-type="string" calcext:value-type="string">
            <text:p>S. M. Anzalone, S. Ivaldi, O. Sigaud, and M. Chetouani, “Multimodal people engagement with iCub,” Biol. inspired Cogn. Archit., pp. 59–64, 2012.</text:p>
          </table:table-cell>
        </table:table-row>
        <table:table-row table:style-name="ro1">
          <table:table-cell office:value-type="string" calcext:value-type="string">
            <text:p>MACsi</text:p>
          </table:table-cell>
          <table:table-cell office:value-type="string" calcext:value-type="string">
            <text:p>Ivaldi2012</text:p>
          </table:table-cell>
          <table:table-cell office:value-type="string" calcext:value-type="string">
            <text:p>S. Ivaldi, N. Lyubova, D. Gerardeaux-Viret, A. Droniou, S. M. Anzalone, M. Chetouani, D. Filliat, and O. Sigaud, “Perception and human interaction for developmental learning of objects and affordances,” in IEEE-RAS International Conference on Humanoid Robots, 2012, pp. 248–254.</text:p>
          </table:table-cell>
        </table:table-row>
        <table:table-row table:style-name="ro1">
          <table:table-cell office:value-type="string" calcext:value-type="string">
            <text:p>MACsi</text:p>
          </table:table-cell>
          <table:table-cell office:value-type="string" calcext:value-type="string">
            <text:p>Oudeyer</text:p>
          </table:table-cell>
          <table:table-cell office:value-type="string" calcext:value-type="string">
            <text:p>S. Ivaldi, S. M. Nguyen, N. Lyubova, A. Droniou, V. Padois, D. Filliat, P. Y. Oudeyer, and O. Sigaud, “Object learning through active exploration,” EEE Trans. Auton. Ment. Dev., vol. 6, no. 1, pp. 56–72, 2014.</text:p>
          </table:table-cell>
        </table:table-row>
        <table:table-row table:style-name="ro1">
          <table:table-cell office:value-type="string" calcext:value-type="string">
            <text:p>MACsi</text:p>
          </table:table-cell>
          <table:table-cell office:value-type="string" calcext:value-type="string">
            <text:p>Lyubova2012</text:p>
          </table:table-cell>
          <table:table-cell office:value-type="string" calcext:value-type="string">
            <text:p>N. Lyubova and D. Filliat, “Developmental approach for interactive object discovery,” in Proceedings of the International Joint Conference on Neural Networks, 2012.</text:p>
          </table:table-cell>
        </table:table-row>
        <table:table-row table:style-name="ro1">
          <table:table-cell office:value-type="string" calcext:value-type="string">
            <text:p>MACsi</text:p>
          </table:table-cell>
          <table:table-cell office:value-type="string" calcext:value-type="string">
            <text:p>Lyubova2013</text:p>
          </table:table-cell>
          <table:table-cell office:value-type="string" calcext:value-type="string">
            <text:p>N. Lyubova, D. Filliat, and S. Ivaldi, “Improving object learning through manipulation and robot self-identification,” in Proceeding of the IEEE International Conference on Robotics and Biomimetics (ROBIO), 2013.</text:p>
          </table:table-cell>
        </table:table-row>
        <table:table-row table:style-name="ro1">
          <table:table-cell office:value-type="string" calcext:value-type="string">
            <text:p>MACsi</text:p>
          </table:table-cell>
          <table:table-cell office:value-type="string" calcext:value-type="string">
            <text:p>Nguyen2013</text:p>
          </table:table-cell>
          <table:table-cell office:value-type="string" calcext:value-type="string">
            <text:p>S. M. Nguyen, S. Ivaldi, N. Lyubova, A. Droniou, D. Gerardeaux-Viret, D. Filliat, V. Padois, O. Sigaud, and P. Y. Oudeyer, “Learning to recognize objects through curiosity-driven manipulation with the iCub humanoid robot,” in Proceedings of the 3rd Joint International Conference on Development and Learning and Epigenetic Robotics, 2013.</text:p>
          </table:table-cell>
        </table:table-row>
        <table:table-row table:style-name="ro1">
          <table:table-cell office:value-type="string" calcext:value-type="string">
            <text:p>MAMID</text:p>
          </table:table-cell>
          <table:table-cell office:value-type="string" calcext:value-type="string">
            <text:p>Hudlicka1999</text:p>
          </table:table-cell>
          <table:table-cell office:value-type="string" calcext:value-type="string">
            <text:p>E. Hudlicka and J. Billingsley, “MAMID: Methodology for Analysis and Modeling of Individual Differences,” Tehcnical Rep. 9905, 1999.</text:p>
          </table:table-cell>
        </table:table-row>
        <table:table-row table:style-name="ro1">
          <table:table-cell office:value-type="string" calcext:value-type="string">
            <text:p>MAMID</text:p>
          </table:table-cell>
          <table:table-cell office:value-type="string" calcext:value-type="string">
            <text:p>Hudlicka2007</text:p>
          </table:table-cell>
          <table:table-cell office:value-type="string" calcext:value-type="string">
            <text:p>E. Hudlicka, “Reasons for Emotions: Modeling Emotions in Integrated Cognitive Systems,” in Integrated models of cognitive systems, 2007, pp. 1–37.</text:p>
          </table:table-cell>
        </table:table-row>
        <table:table-row table:style-name="ro1">
          <table:table-cell office:value-type="string" calcext:value-type="string">
            <text:p>MAMID</text:p>
          </table:table-cell>
          <table:table-cell office:value-type="string" calcext:value-type="string">
            <text:p>Hudlicka2005</text:p>
          </table:table-cell>
          <table:table-cell office:value-type="string" calcext:value-type="string">
            <text:p>E. Hudlicka, “A computational model of emotion and personality: Applications to psychotherapy research and practice,” in Proceedings of the 10th Annual CyberTherapy Conference: A Decade of Virtual Reality, 2005.</text:p>
          </table:table-cell>
        </table:table-row>
        <table:table-row table:style-name="ro1">
          <table:table-cell office:value-type="string" calcext:value-type="string">
            <text:p>MAMID</text:p>
          </table:table-cell>
          <table:table-cell office:value-type="string" calcext:value-type="string">
            <text:p>Hudlicka2002a</text:p>
          </table:table-cell>
          <table:table-cell office:value-type="string" calcext:value-type="string">
            <text:p>E. Hudlicka, “This time with feeling: Integrated model of trait and state effects on cognition and behavior,” Appl. Artif. Intell., vol. 16, pp. 611–641, 2002.</text:p>
          </table:table-cell>
        </table:table-row>
        <table:table-row table:style-name="ro1">
          <table:table-cell office:value-type="string" calcext:value-type="string">
            <text:p>MAMID</text:p>
          </table:table-cell>
          <table:table-cell office:value-type="string" calcext:value-type="string">
            <text:p>Hudlicka2008b</text:p>
          </table:table-cell>
          <table:table-cell office:value-type="string" calcext:value-type="string">
            <text:p>E. Hudlicka, “What Are We Modeling When We Model Emotion?,” in Proceedings of the AAAI Spring Symposium on Emotion, Personality and Social Behavior, 2008, pp. 52–59.</text:p>
          </table:table-cell>
        </table:table-row>
        <table:table-row table:style-name="ro1">
          <table:table-cell office:value-type="string" calcext:value-type="string">
            <text:p>MAMID</text:p>
          </table:table-cell>
          <table:table-cell office:value-type="string" calcext:value-type="string">
            <text:p>Hudlicka2010</text:p>
          </table:table-cell>
          <table:table-cell office:value-type="string" calcext:value-type="string">
            <text:p>E. Hudlicka, “Modeling Cultural and Personality Biases in Decision Making,” in Proceedings of the 3rd International Conference on Applied Human Factors and Ergonomics (AHFE), 2010.</text:p>
          </table:table-cell>
        </table:table-row>
        <table:table-row table:style-name="ro1">
          <table:table-cell office:value-type="string" calcext:value-type="string">
            <text:p>MAMID</text:p>
          </table:table-cell>
          <table:table-cell office:value-type="string" calcext:value-type="string">
            <text:p>Hudlicka2003</text:p>
          </table:table-cell>
          <table:table-cell office:value-type="string" calcext:value-type="string">
            <text:p>E. Hudlicka, “Modeling Effects of Behavior Moderators on Performance: Evaluation of the MAMID Methodology and Architecture,” in Proceedings of 12th Conference on Behavior Representation in Modeling and Simulation, 2003, pp. 12–15.</text:p>
          </table:table-cell>
        </table:table-row>
        <table:table-row table:style-name="ro1">
          <table:table-cell office:value-type="string" calcext:value-type="string">
            <text:p>MAMID</text:p>
          </table:table-cell>
          <table:table-cell office:value-type="string" calcext:value-type="string">
            <text:p>Hudlicka2008a</text:p>
          </table:table-cell>
          <table:table-cell office:value-type="string" calcext:value-type="string">
            <text:p>E. Hudlicka, “Modeling the mechanisms of emotion effects on cognition,” in Proceedings of the AAAI Fall Symposium on Biologically Inspired Cognitive Architectures, 2008, pp. 82–86.</text:p>
          </table:table-cell>
        </table:table-row>
        <table:table-row table:style-name="ro1">
          <table:table-cell office:value-type="string" calcext:value-type="string">
            <text:p>MAMID</text:p>
          </table:table-cell>
          <table:table-cell office:value-type="string" calcext:value-type="string">
            <text:p>Hudlicka2004a</text:p>
          </table:table-cell>
          <table:table-cell office:value-type="string" calcext:value-type="string">
            <text:p>E. Hudlicka, “Two Sides of Appraisal: Implementing Appraisal and its Consequences within a Cognitive Architecture,” in Proceedings of the AAAI Spring Symposium 2004, Architectures for Modeling Emotion, 2004, pp. 24–31.</text:p>
          </table:table-cell>
        </table:table-row>
        <table:table-row table:style-name="ro1">
          <table:table-cell office:value-type="string" calcext:value-type="string">
            <text:p>MAMID</text:p>
          </table:table-cell>
          <table:table-cell office:value-type="string" calcext:value-type="string">
            <text:p>Hudlicka2005b</text:p>
          </table:table-cell>
          <table:table-cell office:value-type="string" calcext:value-type="string">
            <text:p>E. Hudlicka, “Modeling Interaction Between Metacognition and Emotion in a Cognitive Architecture,” in Proceedings of the AAAI Spring Symposium on Metacognition in Computation, 2002, pp. 55–61.</text:p>
          </table:table-cell>
        </table:table-row>
        <table:table-row table:style-name="ro1">
          <table:table-cell office:value-type="string" calcext:value-type="string">
            <text:p>MAMID</text:p>
          </table:table-cell>
          <table:table-cell office:value-type="string" calcext:value-type="string">
            <text:p>Hudlicka2006</text:p>
          </table:table-cell>
          <table:table-cell office:value-type="string" calcext:value-type="string">
            <text:p>E. Hudlicka, “Modeling Effects of Emotion and Personality on Political Decision-Making,” in Programming for Peace, Springer, 2006, pp. 355–411.</text:p>
          </table:table-cell>
        </table:table-row>
        <table:table-row table:style-name="ro1">
          <table:table-cell office:value-type="string" calcext:value-type="string">
            <text:p>MAMID</text:p>
          </table:table-cell>
          <table:table-cell office:value-type="string" calcext:value-type="string">
            <text:p>Hudlicka2011</text:p>
          </table:table-cell>
          <table:table-cell office:value-type="string" calcext:value-type="string">
            <text:p>E. Hudlicka, “Guidelines for Designing Computational Models of Emotions,” Int. J. Synth. Emot., vol. 2, no. 1, pp. 26–79, 2011.</text:p>
          </table:table-cell>
        </table:table-row>
        <table:table-row table:style-name="ro1">
          <table:table-cell office:value-type="string" calcext:value-type="string">
            <text:p>MAMID</text:p>
          </table:table-cell>
          <table:table-cell office:value-type="string" calcext:value-type="string">
            <text:p>Hudlicka2004</text:p>
          </table:table-cell>
          <table:table-cell office:value-type="string" calcext:value-type="string">
            <text:p>E. Hudlicka, “Beyond Cognition: Modeling Emotion in Cognitive Architectures,” in Proceedings of the Sixth International Conference on Cognitive Modeling, 2004, pp. 118–123.</text:p>
          </table:table-cell>
        </table:table-row>
        <table:table-row table:style-name="ro1">
          <table:table-cell office:value-type="string" calcext:value-type="string">
            <text:p>MAMID</text:p>
          </table:table-cell>
          <table:table-cell office:value-type="string" calcext:value-type="string">
            <text:p>Hudlicka2001</text:p>
          </table:table-cell>
          <table:table-cell office:value-type="string" calcext:value-type="string">
            <text:p>E. Hudlicka, “Modeling Affect Regulation and Induction,” in Proceedings of the AAAI Fall Symposium 2001, “Emotional and Intelligent II: The Tangled Knot of Social Cognition,” 2001.</text:p>
          </table:table-cell>
        </table:table-row>
        <table:table-row table:style-name="ro1">
          <table:table-cell office:value-type="string" calcext:value-type="string">
            <text:p>MAMID</text:p>
          </table:table-cell>
          <table:table-cell office:value-type="string" calcext:value-type="string">
            <text:p>Hudlicka2009a</text:p>
          </table:table-cell>
          <table:table-cell office:value-type="string" calcext:value-type="string">
            <text:p>E. Hudlicka, “Challenges in Developing Computational Models of Emotion and Consciousness,” Int. J. Mach. Conscious., vol. 1, no. 1, pp. 131–153, 2009.</text:p>
          </table:table-cell>
        </table:table-row>
        <table:table-row table:style-name="ro1">
          <table:table-cell office:value-type="string" calcext:value-type="string">
            <text:p>MAMID</text:p>
          </table:table-cell>
          <table:table-cell office:value-type="string" calcext:value-type="string">
            <text:p>Hudlicka2002</text:p>
          </table:table-cell>
          <table:table-cell office:value-type="string" calcext:value-type="string">
            <text:p>E. Hudlicka, “Modeling Interaction Between Metacognition and Emotion in a Cognitive Architecture,” in AAAI Spring Symposium: Metacognition in Computation, 2005, pp. 55–61.</text:p>
          </table:table-cell>
        </table:table-row>
        <table:table-row table:style-name="ro1">
          <table:table-cell office:value-type="string" calcext:value-type="string">
            <text:p>MAMID</text:p>
          </table:table-cell>
          <table:table-cell office:value-type="string" calcext:value-type="string">
            <text:p>Hudlicka2016</text:p>
          </table:table-cell>
          <table:table-cell office:value-type="string" calcext:value-type="string">
            <text:p>E. Hudlicka, “Computational Analytical Framework for Affective Modeling: Towards Guidelines for Designing Computational,” in Psychology and Mental Health: Concepts, Methodologies, Tools, and Applications: Concepts, Methodologies, Tools, and Applications, 2016, pp. 1–64.</text:p>
          </table:table-cell>
        </table:table-row>
        <table:table-row table:style-name="ro1">
          <table:table-cell office:value-type="string" calcext:value-type="string">
            <text:p>MAMID</text:p>
          </table:table-cell>
          <table:table-cell office:value-type="string" calcext:value-type="string">
            <text:p>Hudlicka2008c</text:p>
          </table:table-cell>
          <table:table-cell office:value-type="string" calcext:value-type="string">
            <text:p>E. Hudlicka, “Modeling the mechanisms of emotion effects on cognition,” Proc. AAAI Fall Symp. Biol. Inspired Cogn. Archit., pp. 82–86, 2008.</text:p>
          </table:table-cell>
        </table:table-row>
        <table:table-row table:style-name="ro1">
          <table:table-cell office:value-type="string" calcext:value-type="string">
            <text:p>MAMID</text:p>
          </table:table-cell>
          <table:table-cell office:value-type="string" calcext:value-type="string">
            <text:p>Hudlicka2009b</text:p>
          </table:table-cell>
          <table:table-cell office:value-type="string" calcext:value-type="string">
            <text:p>E. Hudlicka and J. Broekens, “Foundations for modelling emotions in game characters: Modelling emotion effects on cognition,” in Proceedings of the 3rd International Conference on Affective Computing and Intelligent Interaction and Workshops, 2009.</text:p>
          </table:table-cell>
        </table:table-row>
        <table:table-row table:style-name="ro1">
          <table:table-cell office:value-type="string" calcext:value-type="string">
            <text:p>MAMID</text:p>
          </table:table-cell>
          <table:table-cell office:value-type="string" calcext:value-type="string">
            <text:p>Conference2001</text:p>
          </table:table-cell>
          <table:table-cell office:value-type="string" calcext:value-type="string">
            <text:p>E. Hudlicka and G. Matthews, “Affect, Risk and Uncertainty in Decision-Making. An Integrated Computational-Empirical Approach,” Final Rep., 2009.</text:p>
          </table:table-cell>
        </table:table-row>
        <table:table-row table:style-name="ro1">
          <table:table-cell office:value-type="string" calcext:value-type="string">
            <text:p>MAMID</text:p>
          </table:table-cell>
          <table:table-cell office:value-type="string" calcext:value-type="string">
            <text:p>Hudlicka2009</text:p>
          </table:table-cell>
          <table:table-cell office:value-type="string" calcext:value-type="string">
            <text:p>E. Hudlicka and G. Matthews, “Affect, Risk and Uncertainty in Decision-Marking an Integrated Computational-Empirical Approach,” Tech. Rep., 2009.</text:p>
          </table:table-cell>
        </table:table-row>
        <table:table-row table:style-name="ro1">
          <table:table-cell office:value-type="string" calcext:value-type="string">
            <text:p>MAMID</text:p>
          </table:table-cell>
          <table:table-cell office:value-type="string" calcext:value-type="string">
            <text:p>Hudlicka2002b</text:p>
          </table:table-cell>
          <table:table-cell office:value-type="string" calcext:value-type="string">
            <text:p>E. Hudlicka and J. Pfautz, “Once More with Feeling: Augmenting Recognition Primed Decision Making with Affective Factors,” in Proceedings of the Human Factors and Ergonomics Society 46th Annual Meeting, 2002, pp. 303–307.</text:p>
          </table:table-cell>
        </table:table-row>
        <table:table-row table:style-name="ro1">
          <table:table-cell office:value-type="string" calcext:value-type="string">
            <text:p>MAMID</text:p>
          </table:table-cell>
          <table:table-cell office:value-type="string" calcext:value-type="string">
            <text:p>Hudlicka2005a</text:p>
          </table:table-cell>
          <table:table-cell office:value-type="string" calcext:value-type="string">
            <text:p>E. Hudlicka and G. Zacharias, “Approaches for Modeling Individiuals Within Organizational Simulations,” in Proceedings of the 2004 Winter Simulation Conference, 2004.</text:p>
          </table:table-cell>
        </table:table-row>
        <table:table-row table:style-name="ro1">
          <table:table-cell office:value-type="string" calcext:value-type="string">
            <text:p>MAMID</text:p>
          </table:table-cell>
          <table:table-cell office:value-type="string" calcext:value-type="string">
            <text:p>Hudlicka2000</text:p>
          </table:table-cell>
          <table:table-cell office:value-type="string" calcext:value-type="string">
            <text:p>E. Hudlicka, G. Zacharias, and J. Psotka, “Increasing realism of human agents by modeling individual differences: Methodology, architecture, and testbed,” Simulating Hum. Agents, Am. Assoc. Artif. Intell. Fall 2000 Symp. Ser., pp. 53–59, 2000.</text:p>
          </table:table-cell>
        </table:table-row>
        <table:table-row table:style-name="ro1">
          <table:table-cell office:value-type="string" calcext:value-type="string">
            <text:p>MAMID</text:p>
          </table:table-cell>
          <table:table-cell office:value-type="string" calcext:value-type="string">
            <text:p>Reisenzein2013</text:p>
          </table:table-cell>
          <table:table-cell office:value-type="string" calcext:value-type="string">
            <text:p>R. Reisenzein, E. Hudlicka, M. Dastani, J. Gratch, K. Hindriks, E. Lorini, and J. J. C. Meyer, “Computational modeling of emotion: Toward improving the inter- and intradisciplinary exchange,” IEEE Trans. Affect. Comput., vol. 4, no. 3, pp. 246–266, 2013.</text:p>
          </table:table-cell>
        </table:table-row>
        <table:table-row table:style-name="ro1">
          <table:table-cell office:value-type="string" calcext:value-type="string">
            <text:p>MAX</text:p>
          </table:table-cell>
          <table:table-cell office:value-type="string" calcext:value-type="string">
            <text:p>Kuokka1989</text:p>
          </table:table-cell>
          <table:table-cell office:value-type="string" calcext:value-type="string">
            <text:p>D. R. Kuokka, “Integrating Planning, Execution, and Learning,” in Proceedings of the NASA Conference on Space Telerobotics, 1989, pp. 377–386.</text:p>
          </table:table-cell>
        </table:table-row>
        <table:table-row table:style-name="ro1">
          <table:table-cell office:value-type="string" calcext:value-type="string">
            <text:p>MAX</text:p>
          </table:table-cell>
          <table:table-cell office:value-type="string" calcext:value-type="string">
            <text:p>Kuokka1991</text:p>
          </table:table-cell>
          <table:table-cell office:value-type="string" calcext:value-type="string">
            <text:p>D. R. Kuokka, “MAX: A Meta-Reasoning Architecture for ‘X,’” SIGART Bull., vol. 2, no. 4, pp. 93–97, 1991.</text:p>
          </table:table-cell>
        </table:table-row>
        <table:table-row table:style-name="ro1">
          <table:table-cell office:value-type="string" calcext:value-type="string">
            <text:p>MAX</text:p>
          </table:table-cell>
          <table:table-cell office:value-type="string" calcext:value-type="string">
            <text:p>Kuokka1996</text:p>
          </table:table-cell>
          <table:table-cell office:value-type="string" calcext:value-type="string">
            <text:p>D. R. Kuokka and P. E. Bonzon, “Reifying Behavior in Decision Support Systems,” Int. J. Intell. Syst. Account. Financ. Manag., vol. 5, no. 2, pp. 73–86, 1996.</text:p>
          </table:table-cell>
        </table:table-row>
        <table:table-row table:style-name="ro1">
          <table:table-cell office:value-type="string" calcext:value-type="string">
            <text:p>MDB</text:p>
          </table:table-cell>
          <table:table-cell office:value-type="string" calcext:value-type="string">
            <text:p>Bellas2005</text:p>
          </table:table-cell>
          <table:table-cell office:value-type="string" calcext:value-type="string">
            <text:p>F. Bellas, J. A. Becerra, and R. J. Duro, “Induced Behavior in a Real Agent Using the Multilevel Darwinist Brain,” in International Work-Conference on the Interplay Between Natural and Artificial Computation, 2005, pp. 425–434.</text:p>
          </table:table-cell>
        </table:table-row>
        <table:table-row table:style-name="ro1">
          <table:table-cell office:value-type="string" calcext:value-type="string">
            <text:p>MDB</text:p>
          </table:table-cell>
          <table:table-cell office:value-type="string" calcext:value-type="string">
            <text:p>Bellas2006c</text:p>
          </table:table-cell>
          <table:table-cell office:value-type="string" calcext:value-type="string">
            <text:p>F. Bellas, J. A. Becerra, and R. J. Duro, “Construction of a Memory Management System in an On-line Learning Mechanism,” Proc. Eur. Symp. Artif. Neural Networks, Comput. Intell. Mach. Learn., pp. 26–28, 2006.</text:p>
          </table:table-cell>
        </table:table-row>
        <table:table-row table:style-name="ro1">
          <table:table-cell office:value-type="string" calcext:value-type="string">
            <text:p>MDB</text:p>
          </table:table-cell>
          <table:table-cell office:value-type="string" calcext:value-type="string">
            <text:p>Bellas2006</text:p>
          </table:table-cell>
          <table:table-cell office:value-type="string" calcext:value-type="string">
            <text:p>F. Bellas, J. A. Becerra, and R. J. Duro, “Some experimental results with a two level memory management system in the Multilevel Darwinist Brain,” in Proceedings of the European Symposium on Artificial Neural Networks, Computational Intelligence and Machine Learning, 2006.</text:p>
          </table:table-cell>
        </table:table-row>
        <table:table-row table:style-name="ro1">
          <table:table-cell office:value-type="string" calcext:value-type="string">
            <text:p>MDB</text:p>
          </table:table-cell>
          <table:table-cell office:value-type="string" calcext:value-type="string">
            <text:p>Bellas2001a</text:p>
          </table:table-cell>
          <table:table-cell office:value-type="string" calcext:value-type="string">
            <text:p>F. Bellas, J. A. Becerra, and R. J. Duro, “Using evolution for thinking and deciding,” in Proceedings of the WSES International Conference on Neural Networks and Applications, 2001.</text:p>
          </table:table-cell>
        </table:table-row>
        <table:table-row table:style-name="ro1">
          <table:table-cell office:value-type="string" calcext:value-type="string">
            <text:p>MDB</text:p>
          </table:table-cell>
          <table:table-cell office:value-type="string" calcext:value-type="string">
            <text:p>Bellas2002</text:p>
          </table:table-cell>
          <table:table-cell office:value-type="string" calcext:value-type="string">
            <text:p>F. Bellas and R. J. Duro, “Modelling the world with statistically neutral PBGAs. Enhancement and real applications,” in Proceedings of the 9th International Conference on Neural Information Processing, 2002, pp. 2093–2097.</text:p>
          </table:table-cell>
        </table:table-row>
        <table:table-row table:style-name="ro1">
          <table:table-cell office:value-type="string" calcext:value-type="string">
            <text:p>MDB</text:p>
          </table:table-cell>
          <table:table-cell office:value-type="string" calcext:value-type="string">
            <text:p>Bellas2004</text:p>
          </table:table-cell>
          <table:table-cell office:value-type="string" calcext:value-type="string">
            <text:p>F. Bellas and R. J. Duro, “Some thoughts on the use of sampled fitness functions for the multilevel Darwinist brain,” Inf. Sci. (Ny)., vol. 161, no. 3–4, pp. 159–179, 2004.</text:p>
          </table:table-cell>
        </table:table-row>
        <table:table-row table:style-name="ro1">
          <table:table-cell office:value-type="string" calcext:value-type="string">
            <text:p>MDB</text:p>
          </table:table-cell>
          <table:table-cell office:value-type="string" calcext:value-type="string">
            <text:p>Bellas2006a</text:p>
          </table:table-cell>
          <table:table-cell office:value-type="string" calcext:value-type="string">
            <text:p>F. Bellas, A. Faiña, A. Prieto, and R. J. Duro, “Adaptive Learning Application of the MDB Evolutionary Cognitive Architecture in Physical Agents,” Int. Conf. Simul. Adapt. Behav., 2006.</text:p>
          </table:table-cell>
        </table:table-row>
        <table:table-row table:style-name="ro1">
          <table:table-cell office:value-type="string" calcext:value-type="string">
            <text:p>MDB</text:p>
          </table:table-cell>
          <table:table-cell office:value-type="string" calcext:value-type="string">
            <text:p>Bellas2010b</text:p>
          </table:table-cell>
          <table:table-cell office:value-type="string" calcext:value-type="string">
            <text:p>F. Bellas, A. Faina, G. Varela, and R. J. Duro, “A cognitive developmental robotics architecture for lifelong learning by evolution in real robots,” in Proceedings of the International Joint Conference on Neural Networks, 2010.</text:p>
          </table:table-cell>
        </table:table-row>
        <table:table-row table:style-name="ro1">
          <table:table-cell office:value-type="string" calcext:value-type="string">
            <text:p>MDB</text:p>
          </table:table-cell>
          <table:table-cell office:value-type="string" calcext:value-type="string">
            <text:p>Bellas2001</text:p>
          </table:table-cell>
          <table:table-cell office:value-type="string" calcext:value-type="string">
            <text:p>F. Bellas, A. Lamas, and R. J. Duro, “Multilevel Darwinist brain and autonomously learning to walk,” in Proceedings of the International Conference on Computational Intelligence, Robotics, 2001.</text:p>
          </table:table-cell>
        </table:table-row>
        <table:table-row table:style-name="ro1">
          <table:table-cell office:value-type="string" calcext:value-type="string">
            <text:p>MDB</text:p>
          </table:table-cell>
          <table:table-cell office:value-type="string" calcext:value-type="string">
            <text:p>Bellas2014</text:p>
          </table:table-cell>
          <table:table-cell office:value-type="string" calcext:value-type="string">
            <text:p>F. Bellas, P. Caamano, A. Faina, and R. J. Duro, “Dynamic learning in cognitive robotics through a procedural long term memory,” Evol. Syst., vol. 5, no. 1, pp. 49–63, 2014.</text:p>
          </table:table-cell>
        </table:table-row>
        <table:table-row table:style-name="ro1">
          <table:table-cell office:value-type="string" calcext:value-type="string">
            <text:p>MDB</text:p>
          </table:table-cell>
          <table:table-cell office:value-type="string" calcext:value-type="string">
            <text:p>Bellas2003</text:p>
          </table:table-cell>
          <table:table-cell office:value-type="string" calcext:value-type="string">
            <text:p>F. Bellas and R. J. Duro, “Introducing Long Term Memory in an ANN based Multilevel Darwinist Brain,” in International Work-Conference on Artificial Neural Networks, 2003, pp. 590–598.</text:p>
          </table:table-cell>
        </table:table-row>
        <table:table-row table:style-name="ro1">
          <table:table-cell office:value-type="string" calcext:value-type="string">
            <text:p>MDB</text:p>
          </table:table-cell>
          <table:table-cell office:value-type="string" calcext:value-type="string">
            <text:p>Bellas2010</text:p>
          </table:table-cell>
          <table:table-cell office:value-type="string" calcext:value-type="string">
            <text:p>F. Bellas, R. J. Duro, A. Faiña, and D. Souto, “Multilevel Darwinist Brain (MDB): Artificial evolution in a cognitive architecture for real robots,” IEEE Trans. Auton. Ment. Dev., vol. 2, no. 4, pp. 340–354, 2010.</text:p>
          </table:table-cell>
        </table:table-row>
        <table:table-row table:style-name="ro1">
          <table:table-cell office:value-type="string" calcext:value-type="string">
            <text:p>MDB</text:p>
          </table:table-cell>
          <table:table-cell office:value-type="string" calcext:value-type="string">
            <text:p>Caamano2013</text:p>
          </table:table-cell>
          <table:table-cell office:value-type="string" calcext:value-type="string">
            <text:p>P. Caamaño, A. Faíña, F. Bellas, and R. J. Duro, “Multiscale dynamic learning in cognitive robotics,” Lect. Notes Comput. Sci. (including Subser. Lect. Notes Artif. Intell. Lect. Notes Bioinformatics), vol. 7931 LNCS, no. PART 2, pp. 56–65, 2013.</text:p>
          </table:table-cell>
        </table:table-row>
        <table:table-row table:style-name="ro1">
          <table:table-cell office:value-type="string" calcext:value-type="string">
            <text:p>MDB</text:p>
          </table:table-cell>
          <table:table-cell office:value-type="string" calcext:value-type="string">
            <text:p>Duro2010a</text:p>
          </table:table-cell>
          <table:table-cell office:value-type="string" calcext:value-type="string">
            <text:p>R. J. Duro, F. Bellas, and J. A. Becerra, “Evolutionary Architecture for Lifelong Learning and Real-Time Operation in Autonomous Robots,” in Evolving Intelligent Systems: Methodology and Applications, P. Angelov, D. P. Filev, and N. Kasabov, Eds. 2010, pp. 365–400.</text:p>
          </table:table-cell>
        </table:table-row>
        <table:table-row table:style-name="ro1">
          <table:table-cell office:value-type="string" calcext:value-type="string">
            <text:p>MDB</text:p>
          </table:table-cell>
          <table:table-cell office:value-type="string" calcext:value-type="string">
            <text:p>Duro2010</text:p>
          </table:table-cell>
          <table:table-cell office:value-type="string" calcext:value-type="string">
            <text:p>R. J. Duro, F. Bellas, P. Caamano, and G. Varela, “Automatic model decomposition and reuse in an evolutionary cognitive mechanism,” Evol. Syst., vol. 1, no. 2, pp. 129–141, 2010.</text:p>
          </table:table-cell>
        </table:table-row>
        <table:table-row table:style-name="ro1">
          <table:table-cell office:value-type="string" calcext:value-type="string">
            <text:p>MDB</text:p>
          </table:table-cell>
          <table:table-cell office:value-type="string" calcext:value-type="string">
            <text:p>Duro2000</text:p>
          </table:table-cell>
          <table:table-cell office:value-type="string" calcext:value-type="string">
            <text:p>R. J. Duro, J. Santos, F. Bellas, and A. Lamas, “On Line Darwinist Cognitive Mechanism for an Artificial Organism,” in Proceedings supplement book SAB2000, 2000.</text:p>
          </table:table-cell>
        </table:table-row>
        <table:table-row table:style-name="ro1">
          <table:table-cell office:value-type="string" calcext:value-type="string">
            <text:p>MDB</text:p>
          </table:table-cell>
          <table:table-cell office:value-type="string" calcext:value-type="string">
            <text:p>Duro2016</text:p>
          </table:table-cell>
          <table:table-cell office:value-type="string" calcext:value-type="string">
            <text:p>R. J. Duro, J. A. Becerra, and J. Monroy, “Considering Memory Networks in the LTM Structure of the Multilevel Darwinist Brain,” in Proceedings of the 2016 on Genetic and Evolutionary Computation Conference Companion, 2016, pp. 1057–1060.</text:p>
          </table:table-cell>
        </table:table-row>
        <table:table-row table:style-name="ro1">
          <table:table-cell office:value-type="string" calcext:value-type="string">
            <text:p>MDB</text:p>
          </table:table-cell>
          <table:table-cell office:value-type="string" calcext:value-type="string">
            <text:p>Duro2014a</text:p>
          </table:table-cell>
          <table:table-cell office:value-type="string" calcext:value-type="string">
            <text:p>R. J. Duro, F. Bellas, J. A. Becerra, and R. Salgado, “A role for sleep in artificial cognition through deferred restructuring of experience in autonomous machines,” Lect. Notes Comput. Sci. (including Subser. Lect. Notes Artif. Intell. Lect. Notes Bioinformatics), vol. 8575 LNAI, pp. 1–10, 2014.</text:p>
          </table:table-cell>
        </table:table-row>
        <table:table-row table:style-name="ro1">
          <table:table-cell office:value-type="string" calcext:value-type="string">
            <text:p>MDB</text:p>
          </table:table-cell>
          <table:table-cell office:value-type="string" calcext:value-type="string">
            <text:p>LopezPena2007</text:p>
          </table:table-cell>
          <table:table-cell office:value-type="string" calcext:value-type="string">
            <text:p>F. Loopez Penna, F. Bellas, R. J. Duro, and P. Farinas, “On the Analysis of Turbulent Flow Signals by Artificial Neural Networks and Adaptive Techniques,” Proc. ASME/JSME 2007 5th Jt. Fluids Eng. Conf., pp. 41–46, 2007.</text:p>
          </table:table-cell>
        </table:table-row>
        <table:table-row table:style-name="ro1">
          <table:table-cell office:value-type="string" calcext:value-type="string">
            <text:p>MDB</text:p>
          </table:table-cell>
          <table:table-cell office:value-type="string" calcext:value-type="string">
            <text:p>LopezPena2006</text:p>
          </table:table-cell>
          <table:table-cell office:value-type="string" calcext:value-type="string">
            <text:p>F. López Peña, F. Bellas, R. J. Duro, and M. L. Sánchez Simón, “Using Adaptive Artificial Neural Networks for Reconstructing Irregularly Sampled Laser Doppler Velocimetry Signals,” IEEE Trans. Instrum. Meas., vol. 55, no. 3, pp. 916–922, 2006.</text:p>
          </table:table-cell>
        </table:table-row>
        <table:table-row table:style-name="ro1">
          <table:table-cell office:value-type="string" calcext:value-type="string">
            <text:p>MDB</text:p>
          </table:table-cell>
          <table:table-cell office:value-type="string" calcext:value-type="string">
            <text:p>Monroy2006</text:p>
          </table:table-cell>
          <table:table-cell office:value-type="string" calcext:value-type="string">
            <text:p>J. Monroy, J. A. Becerra, F. Bellas, and R. J. Duro, “Intelligent virtual interface for improving performance in HPC centers by modelling users and their satisfaction,” in Proceedings of 2006 IEEE International Conference on Virtual Environments, Human-Computer Interfaces and Measurement Systems, VECIMS 2006, 2006, pp. 69–74.</text:p>
          </table:table-cell>
        </table:table-row>
        <table:table-row table:style-name="ro1">
          <table:table-cell office:value-type="string" calcext:value-type="string">
            <text:p>MDB</text:p>
          </table:table-cell>
          <table:table-cell office:value-type="string" calcext:value-type="string">
            <text:p>Monroy2005</text:p>
          </table:table-cell>
          <table:table-cell office:value-type="string" calcext:value-type="string">
            <text:p>J. Monroy, J. A. Becerra, F. Bellas, R. J. Duro, and F. López-Peña, “A Profiling Based Intelligent Resource Allocation System,” in nternational Conference on Knowledge-Based and Intelligent Information and Engineering Systems, 2005, vol. 3681, pp. 840–846.</text:p>
          </table:table-cell>
        </table:table-row>
        <table:table-row table:style-name="ro1">
          <table:table-cell office:value-type="string" calcext:value-type="string">
            <text:p>MDB</text:p>
          </table:table-cell>
          <table:table-cell office:value-type="string" calcext:value-type="string">
            <text:p>Pe??a2003</text:p>
          </table:table-cell>
          <table:table-cell office:value-type="string" calcext:value-type="string">
            <text:p>F. L. Pena, F. Bellas, R. J. Duro, and M. S. Simon, “Reconstructing irregularly sampled laser Doppler velocimetry signals by using artificial neural networks,” in Proceedings of the 2nd IEEE International Workshop on Intelligent Data Acquisition and Advanced Computing Systems: Technology and Applications, IDAACS 2003, 2003, pp. 99–105.</text:p>
          </table:table-cell>
        </table:table-row>
        <table:table-row table:style-name="ro1">
          <table:table-cell office:value-type="string" calcext:value-type="string">
            <text:p>MDB</text:p>
          </table:table-cell>
          <table:table-cell office:value-type="string" calcext:value-type="string">
            <text:p>Salgado2012</text:p>
          </table:table-cell>
          <table:table-cell office:value-type="string" calcext:value-type="string">
            <text:p>R. Salgado, F. Bellas, P. Caamano, B. Santos-Diez, and R. J. Duro, “A procedural Long Term Memory for cognitive robotics,” in Proceedings of the IEEE Conference on Evolving and Adaptive Intelligent Systems, 2012, pp. 57–62.</text:p>
          </table:table-cell>
        </table:table-row>
        <table:table-row table:style-name="ro1">
          <table:table-cell office:value-type="string" calcext:value-type="string">
            <text:p>MDB</text:p>
          </table:table-cell>
          <table:table-cell office:value-type="string" calcext:value-type="string">
            <text:p>Salgado2016</text:p>
          </table:table-cell>
          <table:table-cell office:value-type="string" calcext:value-type="string">
            <text:p>R. Salgado, A. Prieto, F. Bellas, and R. J. Duro, “Motivational engine with autonomous sub-goal identification for the Multilevel Darwinist Brain,” Biol. Inspired Cogn. Archit., vol. 17, pp. 1–11, 2016.</text:p>
          </table:table-cell>
        </table:table-row>
        <table:table-row table:style-name="ro1">
          <table:table-cell office:value-type="string" calcext:value-type="string">
            <text:p>MDB</text:p>
          </table:table-cell>
          <table:table-cell office:value-type="string" calcext:value-type="string">
            <text:p>Bellas2010a</text:p>
          </table:table-cell>
          <table:table-cell office:value-type="string" calcext:value-type="string">
            <text:p>B. Santos-Diez, F. Bellas, A. Faiña, and R. J. Duro, “Lifelong Learning by Evolution in Robotics: Bridging the Gap from Theory to Reality,” in Proceedings of the IEEE Evolving and Adaptive Intelligent Systems, 2010.</text:p>
          </table:table-cell>
        </table:table-row>
        <table:table-row table:style-name="ro1">
          <table:table-cell office:value-type="string" calcext:value-type="string">
            <text:p>MicroPsi</text:p>
          </table:table-cell>
          <table:table-cell office:value-type="string" calcext:value-type="string">
            <text:p>Bach2002</text:p>
          </table:table-cell>
          <table:table-cell office:value-type="string" calcext:value-type="string">
            <text:p>J. Bach, “Enhancing Perception and Planning of Software Agents with Emotion and Acquired Hierarchical Categories,” in Proceedings of MASHO 02, German Conference on AI KI, 2002, pp. 3–11.</text:p>
          </table:table-cell>
        </table:table-row>
        <table:table-row table:style-name="ro1">
          <table:table-cell office:value-type="string" calcext:value-type="string">
            <text:p>MicroPsi</text:p>
          </table:table-cell>
          <table:table-cell office:value-type="string" calcext:value-type="string">
            <text:p>Bach2002a</text:p>
          </table:table-cell>
          <table:table-cell office:value-type="string" calcext:value-type="string">
            <text:p>J. Bach, “Studying Emotion and Interaction between Autonomous Cognitive Agents in Simulated and Robotic Environments,” Proc. 27th Annu. Conf. Cogn. Sci. Soc., 2002.</text:p>
          </table:table-cell>
        </table:table-row>
        <table:table-row table:style-name="ro1">
          <table:table-cell office:value-type="string" calcext:value-type="string">
            <text:p>MicroPsi</text:p>
          </table:table-cell>
          <table:table-cell office:value-type="string" calcext:value-type="string">
            <text:p>Bach2012</text:p>
          </table:table-cell>
          <table:table-cell office:value-type="string" calcext:value-type="string">
            <text:p>J. Bach, “MicroPsi 2: The next generation of the MicroPsi framework,” in Proceedings of International Conference on Artificial General Intelligence, 2012, pp. 11–20.</text:p>
          </table:table-cell>
        </table:table-row>
        <table:table-row table:style-name="ro1">
          <table:table-cell office:value-type="string" calcext:value-type="string">
            <text:p>MicroPsi</text:p>
          </table:table-cell>
          <table:table-cell office:value-type="string" calcext:value-type="string">
            <text:p>Bach2013</text:p>
          </table:table-cell>
          <table:table-cell office:value-type="string" calcext:value-type="string">
            <text:p>J. Bach, “Principles of Synthetic Intelligence,” PhD Thesis, 2007.</text:p>
          </table:table-cell>
        </table:table-row>
        <table:table-row table:style-name="ro1">
          <table:table-cell office:value-type="string" calcext:value-type="string">
            <text:p>MicroPsi</text:p>
          </table:table-cell>
          <table:table-cell office:value-type="string" calcext:value-type="string">
            <text:p>Bach2003b</text:p>
          </table:table-cell>
          <table:table-cell office:value-type="string" calcext:value-type="string">
            <text:p>J. Bach, “The MicroPsi Agent Architecture,” in Proceedings of International Conference on Cognitive Modeling, 2003.</text:p>
          </table:table-cell>
        </table:table-row>
        <table:table-row table:style-name="ro1">
          <table:table-cell office:value-type="string" calcext:value-type="string">
            <text:p>MicroPsi</text:p>
          </table:table-cell>
          <table:table-cell office:value-type="string" calcext:value-type="string">
            <text:p>Bach2011</text:p>
          </table:table-cell>
          <table:table-cell office:value-type="string" calcext:value-type="string">
            <text:p>J. Bach, “A motivational system for cognitive AI,” in International Conference on Artificial General Intelligence, 2011, pp. 232–242.</text:p>
          </table:table-cell>
        </table:table-row>
        <table:table-row table:style-name="ro1">
          <table:table-cell office:value-type="string" calcext:value-type="string">
            <text:p>MicroPsi</text:p>
          </table:table-cell>
          <table:table-cell office:value-type="string" calcext:value-type="string">
            <text:p>Bach2011a</text:p>
          </table:table-cell>
          <table:table-cell office:value-type="string" calcext:value-type="string">
            <text:p>J. Bach, “Modeling Emotion as an Interaction between Motivation and Modulated Cognition,” in Workshop on Standards in Emotion Modeling, 2011.</text:p>
          </table:table-cell>
        </table:table-row>
        <table:table-row table:style-name="ro1">
          <table:table-cell office:value-type="string" calcext:value-type="string">
            <text:p>MicroPsi</text:p>
          </table:table-cell>
          <table:table-cell office:value-type="string" calcext:value-type="string">
            <text:p>Bach2015</text:p>
          </table:table-cell>
          <table:table-cell office:value-type="string" calcext:value-type="string">
            <text:p>J. Bach, “Modeling motivation in MicroPsi 2,” in International Conference on Artificial General Intelligence, 2015, pp. 3–13.</text:p>
          </table:table-cell>
        </table:table-row>
        <table:table-row table:style-name="ro1">
          <table:table-cell office:value-type="string" calcext:value-type="string">
            <text:p>MicroPsi</text:p>
          </table:table-cell>
          <table:table-cell office:value-type="string" calcext:value-type="string">
            <text:p>Bach2005</text:p>
          </table:table-cell>
          <table:table-cell office:value-type="string" calcext:value-type="string">
            <text:p>J. Bach, “Representations for a complex world: Combining distributed and localist representations for learning and planning,” Biomim. Neural Learn. Intell. Robot., pp. 265–280, 2005.</text:p>
          </table:table-cell>
        </table:table-row>
        <table:table-row table:style-name="ro1">
          <table:table-cell office:value-type="string" calcext:value-type="string">
            <text:p>MicroPsi</text:p>
          </table:table-cell>
          <table:table-cell office:value-type="string" calcext:value-type="string">
            <text:p>Bach2012b</text:p>
          </table:table-cell>
          <table:table-cell office:value-type="string" calcext:value-type="string">
            <text:p>J. Bach, “A Framework for Emergent Emotions, Based on Motivation and Cognitive Modulators,” Int. J. Synth. Emot., vol. 3, no. 1, pp. 43–63, 2012.</text:p>
          </table:table-cell>
        </table:table-row>
        <table:table-row table:style-name="ro1">
          <table:table-cell office:value-type="string" calcext:value-type="string">
            <text:p>MicroPsi</text:p>
          </table:table-cell>
          <table:table-cell office:value-type="string" calcext:value-type="string">
            <text:p>Bach2012a</text:p>
          </table:table-cell>
          <table:table-cell office:value-type="string" calcext:value-type="string">
            <text:p>J. Bach, “Modeling Motivation and the Emergence of Affect in a Cognitive Agent,” in Theoretical Foundations of Artificial General Intelligence, 2012, pp. 241–263.</text:p>
          </table:table-cell>
        </table:table-row>
        <table:table-row table:style-name="ro1">
          <table:table-cell office:value-type="string" calcext:value-type="string">
            <text:p>MicroPsi</text:p>
          </table:table-cell>
          <table:table-cell office:value-type="string" calcext:value-type="string">
            <text:p>Bach2007</text:p>
          </table:table-cell>
          <table:table-cell office:value-type="string" calcext:value-type="string">
            <text:p>J. Bach, C. Bauer, and R. Vuine, “MicroPsi: Contributions to a broad architecture of cognition,” in Annual Conference on Artificial Intelligence, 2007, pp. 7–18.</text:p>
          </table:table-cell>
        </table:table-row>
        <table:table-row table:style-name="ro1">
          <table:table-cell office:value-type="string" calcext:value-type="string">
            <text:p>MicroPsi</text:p>
          </table:table-cell>
          <table:table-cell office:value-type="string" calcext:value-type="string">
            <text:p>Bach2003</text:p>
          </table:table-cell>
          <table:table-cell office:value-type="string" calcext:value-type="string">
            <text:p>J. Bach and R. Vuine, “The AEP toolkit for agent design and simulation,” in Multiagent System Technologies, Proceedings, 2003, pp. 38–49.</text:p>
          </table:table-cell>
        </table:table-row>
        <table:table-row table:style-name="ro1">
          <table:table-cell office:value-type="string" calcext:value-type="string">
            <text:p>MicroPsi</text:p>
          </table:table-cell>
          <table:table-cell office:value-type="string" calcext:value-type="string">
            <text:p>Bach2003a</text:p>
          </table:table-cell>
          <table:table-cell office:value-type="string" calcext:value-type="string">
            <text:p>J. Bach and R. Vuine, “Designing agents with MicroPsi node nets,” Annu. Conf. Artif. Intell., pp. 164–178, 2003.</text:p>
          </table:table-cell>
        </table:table-row>
        <table:table-row table:style-name="ro1">
          <table:table-cell office:value-type="string" calcext:value-type="string">
            <text:p>MicroPsi</text:p>
          </table:table-cell>
          <table:table-cell office:value-type="string" calcext:value-type="string">
            <text:p>May2003</text:p>
          </table:table-cell>
          <table:table-cell office:value-type="string" calcext:value-type="string">
            <text:p>A. May and J. Bach, “The MicroPsi Agent Architecture,” in Proceedings of International Conference on Cognitive Modeling, 2003, no. May 2003.</text:p>
          </table:table-cell>
        </table:table-row>
        <table:table-row table:style-name="ro1">
          <table:table-cell office:value-type="string" calcext:value-type="string">
            <text:p>MIDAS</text:p>
          </table:table-cell>
          <table:table-cell office:value-type="string" calcext:value-type="string">
            <text:p>Broaddus2013</text:p>
          </table:table-cell>
          <table:table-cell office:value-type="string" calcext:value-type="string">
            <text:p>M. H. Abkin, A. Gilgur, J. C. Bobick, J. R. Hansman, T. G. Reynolds, L. Vigeant-Langlois, M. Hansen, G. D. Gosling, and W. F. Baumgardner, “Development of Fast-Time Simulation Techniques to Model Safety Issues in the National Airspace System,” Res. Rep. UCB-ITS-RR-2002-1, 2002.</text:p>
          </table:table-cell>
        </table:table-row>
        <table:table-row table:style-name="ro1">
          <table:table-cell office:value-type="string" calcext:value-type="string">
            <text:p>MIDAS</text:p>
          </table:table-cell>
          <table:table-cell office:value-type="string" calcext:value-type="string">
            <text:p>Boring2008</text:p>
          </table:table-cell>
          <table:table-cell office:value-type="string" calcext:value-type="string">
            <text:p>R. L. Boring, D. I. Gertman, T. Q. Tran, and B. F. Gore, “Framework and Application for Modeling Control Room Crew Performance at Nuclear Power Plants,” in Proceedings of the Human Factors and Ergonomics Society Annual Meeting, 2008, pp. 930–934.</text:p>
          </table:table-cell>
        </table:table-row>
        <table:table-row table:style-name="ro1">
          <table:table-cell office:value-type="string" calcext:value-type="string">
            <text:p>MIDAS</text:p>
          </table:table-cell>
          <table:table-cell office:value-type="string" calcext:value-type="string">
            <text:p>Burdick1999</text:p>
          </table:table-cell>
          <table:table-cell office:value-type="string" calcext:value-type="string">
            <text:p>M. D. Burdick and R. J. Shively, “A Full-Mission Evaluation of A Computational Model of Situational Awareness,” in Proceedings of the 4th annual Situational Awareness in the Tactical Air Environment conference, 1999, pp. 35–43.</text:p>
          </table:table-cell>
        </table:table-row>
        <table:table-row table:style-name="ro1">
          <table:table-cell office:value-type="string" calcext:value-type="string">
            <text:p>MIDAS</text:p>
          </table:table-cell>
          <table:table-cell office:value-type="string" calcext:value-type="string">
            <text:p>Corker1999</text:p>
          </table:table-cell>
          <table:table-cell office:value-type="string" calcext:value-type="string">
            <text:p>K. M. Corker, “Human performance simulation in the analysis of advanced air traffic management,” in Proceedings of the 1999 Winter Simulation Conference, 1999, pp. 821–828.</text:p>
          </table:table-cell>
        </table:table-row>
        <table:table-row table:style-name="ro1">
          <table:table-cell office:value-type="string" calcext:value-type="string">
            <text:p>MIDAS</text:p>
          </table:table-cell>
          <table:table-cell office:value-type="string" calcext:value-type="string">
            <text:p>Corker1993</text:p>
          </table:table-cell>
          <table:table-cell office:value-type="string" calcext:value-type="string">
            <text:p>K. M. Corker and B. R. Smith, “An architecture and model for cognitive engineering simulation analysis: application to advanced aviation automation,” in Presented at the AIAA Computing in Aerospace 9 Conference, 1993.</text:p>
          </table:table-cell>
        </table:table-row>
        <table:table-row table:style-name="ro1">
          <table:table-cell office:value-type="string" calcext:value-type="string">
            <text:p>MIDAS</text:p>
          </table:table-cell>
          <table:table-cell office:value-type="string" calcext:value-type="string">
            <text:p>Corker1997</text:p>
          </table:table-cell>
          <table:table-cell office:value-type="string" calcext:value-type="string">
            <text:p>K. Corker, G. Pisanich, and M. Bunzo, “A cognitive system model for human/automation dynamics in airspace management,” in Proceedings of the First European/US Symposium on Air Traffic Management, 1997.</text:p>
          </table:table-cell>
        </table:table-row>
        <table:table-row table:style-name="ro1">
          <table:table-cell office:value-type="string" calcext:value-type="string">
            <text:p>MIDAS</text:p>
          </table:table-cell>
          <table:table-cell office:value-type="string" calcext:value-type="string">
            <text:p>Gore2000</text:p>
          </table:table-cell>
          <table:table-cell office:value-type="string" calcext:value-type="string">
            <text:p>B. F. Gore, “The Study of Distributed Cognition in Free Flight: A Human Performance Modeling Tool Structural Comparison,” SAE Tech. Pap. 2000-01-2181, 2000.</text:p>
          </table:table-cell>
        </table:table-row>
        <table:table-row table:style-name="ro1">
          <table:table-cell office:value-type="string" calcext:value-type="string">
            <text:p>MIDAS</text:p>
          </table:table-cell>
          <table:table-cell office:value-type="string" calcext:value-type="string">
            <text:p>Gore2006</text:p>
          </table:table-cell>
          <table:table-cell office:value-type="string" calcext:value-type="string">
            <text:p>B. F. Gore, “The Use of Behavior Models for Predicting Complex Operations,” in Proceedings of the19th Annual Conference on Behavior Representation in Modeling and Simulation, 2010.</text:p>
          </table:table-cell>
        </table:table-row>
        <table:table-row table:style-name="ro1">
          <table:table-cell office:value-type="string" calcext:value-type="string">
            <text:p>MIDAS</text:p>
          </table:table-cell>
          <table:table-cell office:value-type="string" calcext:value-type="string">
            <text:p>Gore2011d</text:p>
          </table:table-cell>
          <table:table-cell office:value-type="string" calcext:value-type="string">
            <text:p>B. F. Gore, “Man-machine Integration Design and Analysis System (MIDAS) v5: Augmentations, Motivations, and Directions for Aeronautics Applications,” Keynote Lect. Hum. Model. Assist. Transp., pp. 327–333, 2011.</text:p>
          </table:table-cell>
        </table:table-row>
        <table:table-row table:style-name="ro1">
          <table:table-cell office:value-type="string" calcext:value-type="string">
            <text:p>MIDAS</text:p>
          </table:table-cell>
          <table:table-cell office:value-type="string" calcext:value-type="string">
            <text:p>Gore2000b</text:p>
          </table:table-cell>
          <table:table-cell office:value-type="string" calcext:value-type="string">
            <text:p>B. F. Gore and K. M. Corker, “A systems engineering approach to behavioral predictions of an advanced air traffic management concept,” Proc. Digit. Avion. Syst. Conf., 2000.</text:p>
          </table:table-cell>
        </table:table-row>
        <table:table-row table:style-name="ro1">
          <table:table-cell office:value-type="string" calcext:value-type="string">
            <text:p>MIDAS</text:p>
          </table:table-cell>
          <table:table-cell office:value-type="string" calcext:value-type="string">
            <text:p>Gore1998</text:p>
          </table:table-cell>
          <table:table-cell office:value-type="string" calcext:value-type="string">
            <text:p>B. F. Gore and K. M. Corker, “Value of human performance cognitive predictions: a free flight integration application,” Proc. Hum. Factors Ergon. Soc. Annu. Meet., vol. 44, no. 36, pp. 493–496, 1998.</text:p>
          </table:table-cell>
        </table:table-row>
        <table:table-row table:style-name="ro1">
          <table:table-cell office:value-type="string" calcext:value-type="string">
            <text:p>MIDAS</text:p>
          </table:table-cell>
          <table:table-cell office:value-type="string" calcext:value-type="string">
            <text:p>GORE2001</text:p>
          </table:table-cell>
          <table:table-cell office:value-type="string" calcext:value-type="string">
            <text:p>B. F. Gore and K. M. Corker, “Human Performance Modeling: A Cooperative and Necessary Methodology for Studying Occupational Safety,” Adv. Occup. Ergon. Saf., vol. 4, pp. 110–118, 2001.</text:p>
          </table:table-cell>
        </table:table-row>
        <table:table-row table:style-name="ro1">
          <table:table-cell office:value-type="string" calcext:value-type="string">
            <text:p>MIDAS</text:p>
          </table:table-cell>
          <table:table-cell office:value-type="string" calcext:value-type="string">
            <text:p>Gore2001</text:p>
          </table:table-cell>
          <table:table-cell office:value-type="string" calcext:value-type="string">
            <text:p>B. F. Gore and K. M. Corker, “Human Error Modeling Predictions: Increasing Occupational Safety Using Human Performance Modeling Tools,” Proc. Comput. Ergon. Saf. Conf., 2001.</text:p>
          </table:table-cell>
        </table:table-row>
        <table:table-row table:style-name="ro1">
          <table:table-cell office:value-type="string" calcext:value-type="string">
            <text:p>MIDAS</text:p>
          </table:table-cell>
          <table:table-cell office:value-type="string" calcext:value-type="string">
            <text:p>Gore2000a</text:p>
          </table:table-cell>
          <table:table-cell office:value-type="string" calcext:value-type="string">
            <text:p>B. F. Gore and K. M. Corker, “Human performance modeling: identification of critical variables for national airspace safety,” in Proceedings of the Human Factors and Ergonomics Society Annual Meeting, 2000, vol. 44, no. 6.</text:p>
          </table:table-cell>
        </table:table-row>
        <table:table-row table:style-name="ro1">
          <table:table-cell office:value-type="string" calcext:value-type="string">
            <text:p>MIDAS</text:p>
          </table:table-cell>
          <table:table-cell office:value-type="string" calcext:value-type="string">
            <text:p>Gore2011a</text:p>
          </table:table-cell>
          <table:table-cell office:value-type="string" calcext:value-type="string">
            <text:p>B. F. Gore, B. L. Hooey, and D. C. Foyle, “NASA’s Use of Human Performance Models for NextGen Concept Development and Evaluations,” in Proceedings of the 20th Behavior Representation in Modeling &amp; Simulation (BRIMS) Conference, 2011.</text:p>
          </table:table-cell>
        </table:table-row>
        <table:table-row table:style-name="ro1">
          <table:table-cell office:value-type="string" calcext:value-type="string">
            <text:p>MIDAS</text:p>
          </table:table-cell>
          <table:table-cell office:value-type="string" calcext:value-type="string">
            <text:p>Gore2008</text:p>
          </table:table-cell>
          <table:table-cell office:value-type="string" calcext:value-type="string">
            <text:p>B. F. Gore, B. L. Hooey, D. C. Foyle, and S. Scott-Nash, “Meeting the challenge of cognitive human performance model interpretability though transparency: MIDAS v5. x,” in Proceedings of the International Conference on Applied Human Factors and Ergonomics, 2008.</text:p>
          </table:table-cell>
        </table:table-row>
        <table:table-row table:style-name="ro1">
          <table:table-cell office:value-type="string" calcext:value-type="string">
            <text:p>MIDAS</text:p>
          </table:table-cell>
          <table:table-cell office:value-type="string" calcext:value-type="string">
            <text:p>Gore2011</text:p>
          </table:table-cell>
          <table:table-cell office:value-type="string" calcext:value-type="string">
            <text:p>B. F. Gore, B. L. Hooey, N. Haan, D. L. Bakowski, and E. Mahlstedt, “A methodical approach for developing valid human performance models of flight deck operations,” in International Conference on Human Centered Design, 2011.</text:p>
          </table:table-cell>
        </table:table-row>
        <table:table-row table:style-name="ro1">
          <table:table-cell office:value-type="string" calcext:value-type="string">
            <text:p>MIDAS</text:p>
          </table:table-cell>
          <table:table-cell office:value-type="string" calcext:value-type="string">
            <text:p>Gore2012</text:p>
          </table:table-cell>
          <table:table-cell office:value-type="string" calcext:value-type="string">
            <text:p>B. F. Gore, B. L. Hooey, E. A. Mahlstedt, and D. C. Foyle, “Extending Validated Human Performance Models to Evaluate NextGen Concepts,” in Proceedings of the Applied Human Factor and Ergonomics, 2012, pp. 4548–4557.</text:p>
          </table:table-cell>
        </table:table-row>
        <table:table-row table:style-name="ro1">
          <table:table-cell office:value-type="string" calcext:value-type="string">
            <text:p>MIDAS</text:p>
          </table:table-cell>
          <table:table-cell office:value-type="string" calcext:value-type="string">
            <text:p>Gore2013a</text:p>
          </table:table-cell>
          <table:table-cell office:value-type="string" calcext:value-type="string">
            <text:p>B. F. Gore, B. L. Hooey, E. A. Mahlstedt, and D. C. Foyle, “Evaluating NextGen Closely Spaced Parallel Operations Concepts with Validated Human Performance Models: Scenario Development and Results,” Tech. Rep. NASA/TM-2013-216503 Eval., 2013.</text:p>
          </table:table-cell>
        </table:table-row>
        <table:table-row table:style-name="ro1">
          <table:table-cell office:value-type="string" calcext:value-type="string">
            <text:p>MIDAS</text:p>
          </table:table-cell>
          <table:table-cell office:value-type="string" calcext:value-type="string">
            <text:p>Gore2011b</text:p>
          </table:table-cell>
          <table:table-cell office:value-type="string" calcext:value-type="string">
            <text:p>B. F. Gore, B. L. Hooey, C. M. Socash, N. J. Haan, D. L. Bakowski, A. M. Gacy, C. D. Wickens, M. Gosakan, and D. C. Foyle, “Evaluating NextGen Closely Space Parallel Operations Concepts with Validated Human Performance Models,” HCSL Tech. Rep., 2011.</text:p>
          </table:table-cell>
        </table:table-row>
        <table:table-row table:style-name="ro1">
          <table:table-cell office:value-type="string" calcext:value-type="string">
            <text:p>MIDAS</text:p>
          </table:table-cell>
          <table:table-cell office:value-type="string" calcext:value-type="string">
            <text:p>Gore2009</text:p>
          </table:table-cell>
          <table:table-cell office:value-type="string" calcext:value-type="string">
            <text:p>B. F. Gore, B. L. Hooey, C. D. Wickens, and S. Scott-Nash, “A computational implementation of a human attention guiding mechanism in MIDAS v5,” in International Conference on Digital Human Modeling, 2009.</text:p>
          </table:table-cell>
        </table:table-row>
        <table:table-row table:style-name="ro1">
          <table:table-cell office:value-type="string" calcext:value-type="string">
            <text:p>MIDAS</text:p>
          </table:table-cell>
          <table:table-cell office:value-type="string" calcext:value-type="string">
            <text:p>Gore2005</text:p>
          </table:table-cell>
          <table:table-cell office:value-type="string" calcext:value-type="string">
            <text:p>B. F. Gore and P. Jarvis, “Modeling the complexities of human performance,” in Proceedings of the IEEE International Conference on Systems, Man and Cybernetics, 2005, p. 1604–1609 Vol. 2.</text:p>
          </table:table-cell>
        </table:table-row>
        <table:table-row table:style-name="ro1">
          <table:table-cell office:value-type="string" calcext:value-type="string">
            <text:p>MIDAS</text:p>
          </table:table-cell>
          <table:table-cell office:value-type="string" calcext:value-type="string">
            <text:p>Gore2005a</text:p>
          </table:table-cell>
          <table:table-cell office:value-type="string" calcext:value-type="string">
            <text:p>B. F. Gore and P. A. Jarvis, “New Integrated Modeling Capabilities: MIDAS ’ Recent Behavioral Enhancements,” in Human Performance, 2005.</text:p>
          </table:table-cell>
        </table:table-row>
        <table:table-row table:style-name="ro1">
          <table:table-cell office:value-type="string" calcext:value-type="string">
            <text:p>MIDAS</text:p>
          </table:table-cell>
          <table:table-cell office:value-type="string" calcext:value-type="string">
            <text:p>Hart2001</text:p>
          </table:table-cell>
          <table:table-cell office:value-type="string" calcext:value-type="string">
            <text:p>S. Hart, D. Dahn, A. Atencio, and M. K. Dalal, “Evaluation and Application of MIDAS v2.0,” SAE Tech. Pap. 2001-01-2648, 2001.</text:p>
          </table:table-cell>
        </table:table-row>
        <table:table-row table:style-name="ro1">
          <table:table-cell office:value-type="string" calcext:value-type="string">
            <text:p>MIDAS</text:p>
          </table:table-cell>
          <table:table-cell office:value-type="string" calcext:value-type="string">
            <text:p>Hoecker1994</text:p>
          </table:table-cell>
          <table:table-cell office:value-type="string" calcext:value-type="string">
            <text:p>D. G. Hoecker, E. M. Roth, K. M. Corker, and M. H. Lipner, “Man-Machine Design and Analysis System (MIDAS) Applied to a Computer-Based Procedure-Aiding System,” in Proceedings of the Human Factors and Ergonomics Society 39th Annual Meeting, 1994, pp. 195–199.</text:p>
          </table:table-cell>
        </table:table-row>
        <table:table-row table:style-name="ro1">
          <table:table-cell office:value-type="string" calcext:value-type="string">
            <text:p>MIDAS</text:p>
          </table:table-cell>
          <table:table-cell office:value-type="string" calcext:value-type="string">
            <text:p>Hooey2010</text:p>
          </table:table-cell>
          <table:table-cell office:value-type="string" calcext:value-type="string">
            <text:p>B. L. Hooey, B. F. Gore, C. D. Wickens, S. Scott-Nash, C. M. Socash, E. Salud, and D. C. Foyle, “Human Modelling in Assisted Transportation,” in Proceeding of the Human Modeling in Assisted Transportation Conference, 2010, pp. 327–333.</text:p>
          </table:table-cell>
        </table:table-row>
        <table:table-row table:style-name="ro1">
          <table:table-cell office:value-type="string" calcext:value-type="string">
            <text:p>MIDAS</text:p>
          </table:table-cell>
          <table:table-cell office:value-type="string" calcext:value-type="string">
            <text:p>Pisanich1995</text:p>
          </table:table-cell>
          <table:table-cell office:value-type="string" calcext:value-type="string">
            <text:p>G. M. Pisanich and K. M. Corker, “A Predictive Model of Flight Crew Performance in Automated Air Traffic Control,” Proc. 8th Int. Symp. Aviat. Psychol., 1995.</text:p>
          </table:table-cell>
        </table:table-row>
        <table:table-row table:style-name="ro1">
          <table:table-cell office:value-type="string" calcext:value-type="string">
            <text:p>MIDAS</text:p>
          </table:table-cell>
          <table:table-cell office:value-type="string" calcext:value-type="string">
            <text:p>Sebok2012</text:p>
          </table:table-cell>
          <table:table-cell office:value-type="string" calcext:value-type="string">
            <text:p>A. Sebok, C. D. Wickens, A. M. Gacy, M. Brehon, S. Scott-nash, N. Sarter, H. Li, B. F. Gore, B. L. Hooey, A. Science, A. Arbor, and M. Field, “MIDAS-FAST: A Modeling and Simulation Based Tool to Predict Operator Performance in Human- Robotic Automation Systems,” in Proceedings of the 4th International Conference on Applied Human Factors and Ergonomics, 2012, no. July, pp. 5393–5402.</text:p>
          </table:table-cell>
        </table:table-row>
        <table:table-row table:style-name="ro1">
          <table:table-cell office:value-type="string" calcext:value-type="string">
            <text:p>MIDAS</text:p>
          </table:table-cell>
          <table:table-cell office:value-type="string" calcext:value-type="string">
            <text:p>Shively1997</text:p>
          </table:table-cell>
          <table:table-cell office:value-type="string" calcext:value-type="string">
            <text:p>R. J. Shively, “A Computational Model of Situational Awareness Instantiated in MIDAS,” in Proceedings of the 9th International Symposium on Aviation Psychology, 1997.</text:p>
          </table:table-cell>
        </table:table-row>
        <table:table-row table:style-name="ro1">
          <table:table-cell office:value-type="string" calcext:value-type="string">
            <text:p>MIDAS</text:p>
          </table:table-cell>
          <table:table-cell office:value-type="string" calcext:value-type="string">
            <text:p>Smith2002</text:p>
          </table:table-cell>
          <table:table-cell office:value-type="string" calcext:value-type="string">
            <text:p>J. D. Smith, B. F. Gore, K. M. Dalal, and R. Boyle, “Optimizing biology research tasks in space using human performance modeling and virtual reality simulation systems here on Earth,” SAE Tech. Pap. 2002-01-2500, 2002.</text:p>
          </table:table-cell>
        </table:table-row>
        <table:table-row table:style-name="ro1">
          <table:table-cell office:value-type="string" calcext:value-type="string">
            <text:p>MIDAS</text:p>
          </table:table-cell>
          <table:table-cell office:value-type="string" calcext:value-type="string">
            <text:p>Tyler1998</text:p>
          </table:table-cell>
          <table:table-cell office:value-type="string" calcext:value-type="string">
            <text:p>S. W. Tyler, C. Neukom, M. Logan, and J. Shively, “The MIDAS human performance model,” in Proceedings of the Human Factors and Ergonomics Society, 1998, pp. 320–324.</text:p>
          </table:table-cell>
        </table:table-row>
        <table:table-row table:style-name="ro1">
          <table:table-cell office:value-type="string" calcext:value-type="string">
            <text:p>MIDAS</text:p>
          </table:table-cell>
          <table:table-cell office:value-type="string" calcext:value-type="string">
            <text:p>Wickens2001</text:p>
          </table:table-cell>
          <table:table-cell office:value-type="string" calcext:value-type="string">
            <text:p>C. D. Wickens, J. Helleberg, J. Goh, X. Xu, and W. J. Horrey, “Pilot task management: Testing an attentional expected value model of visual scanning,” Inst. Aviat. Tech. Rep., 2001.</text:p>
          </table:table-cell>
        </table:table-row>
        <table:table-row table:style-name="ro1">
          <table:table-cell office:value-type="string" calcext:value-type="string">
            <text:p>MIDAS</text:p>
          </table:table-cell>
          <table:table-cell office:value-type="string" calcext:value-type="string">
            <text:p>Wickens2005</text:p>
          </table:table-cell>
          <table:table-cell office:value-type="string" calcext:value-type="string">
            <text:p>C. D. Wickens, J. S. Mccarley, A. L. Alexander, L. C. Thomas, M. Ambinder, and S. Zheng, “Attention-Situation Awareness (A-SA) Model of Pilot Error,” Hum. Perform. Model. Aviat., pp. 213–239, 2008.</text:p>
          </table:table-cell>
        </table:table-row>
        <table:table-row table:style-name="ro1">
          <table:table-cell office:value-type="string" calcext:value-type="string">
            <text:p>MIDAS</text:p>
          </table:table-cell>
          <table:table-cell office:value-type="string" calcext:value-type="string">
            <text:p>Wickens2012</text:p>
          </table:table-cell>
          <table:table-cell office:value-type="string" calcext:value-type="string">
            <text:p>C. D. Wickens, A. Sebok, B. Gore, and B. Hooey, “Predicting Pilot Error in NextGen : Pilot Performance Modeling and Validation Efforts,” in Proceedings of the 4th International Conference on Applied Human Factors, 2012.</text:p>
          </table:table-cell>
        </table:table-row>
        <table:table-row table:style-name="ro1">
          <table:table-cell office:value-type="string" calcext:value-type="string">
            <text:p>MIDAS</text:p>
          </table:table-cell>
          <table:table-cell office:value-type="string" calcext:value-type="string">
            <text:p>Wickens2015</text:p>
          </table:table-cell>
          <table:table-cell office:value-type="string" calcext:value-type="string">
            <text:p>C. D. Wickens, A. Sebok, H. Li, N. Sarter, and A. M. Gacy, “Using Modeling and Simulation to Predict Operator Performance and Automation-Induced Complacency With Robotic Automation: A Case Study and Empirical Validation,” Hum. Factors J. Hum. Factors Ergon. Soc., vol. 57, no. 6, pp. 959–975, 2015.</text:p>
          </table:table-cell>
        </table:table-row>
        <table:table-row table:style-name="ro1">
          <table:table-cell office:value-type="string" calcext:value-type="string">
            <text:p>MIDCA</text:p>
          </table:table-cell>
          <table:table-cell office:value-type="string" calcext:value-type="string">
            <text:p>Brody2006</text:p>
          </table:table-cell>
          <table:table-cell office:value-type="string" calcext:value-type="string">
            <text:p>J. Brody, M. T. Cox, and D. Perlis, “Incorporating Elements of a Processual Self into Active Logic,” in AAAI Spring Symposium Series, 2014.</text:p>
          </table:table-cell>
        </table:table-row>
        <table:table-row table:style-name="ro1">
          <table:table-cell office:value-type="string" calcext:value-type="string">
            <text:p>MIDCA</text:p>
          </table:table-cell>
          <table:table-cell office:value-type="string" calcext:value-type="string">
            <text:p>Cox2013a</text:p>
          </table:table-cell>
          <table:table-cell office:value-type="string" calcext:value-type="string">
            <text:p>M. T. Cox, “MIDCA: A Metacognitive, Integrated Dual-Cycle Architecture for Self-Regulated Autonomy,” Comput. Sci. Tech. Rep. No. CS-TR-5025, 2013.</text:p>
          </table:table-cell>
        </table:table-row>
        <table:table-row table:style-name="ro1">
          <table:table-cell office:value-type="string" calcext:value-type="string">
            <text:p>MIDCA</text:p>
          </table:table-cell>
          <table:table-cell office:value-type="string" calcext:value-type="string">
            <text:p>Cox2014</text:p>
          </table:table-cell>
          <table:table-cell office:value-type="string" calcext:value-type="string">
            <text:p>M. T. Cox, “Goal-Driven Autonomy and Robust Architecture for Long-Duration Missions,” Tech. Report, 2014.</text:p>
          </table:table-cell>
        </table:table-row>
        <table:table-row table:style-name="ro1">
          <table:table-cell office:value-type="string" calcext:value-type="string">
            <text:p>MIDCA</text:p>
          </table:table-cell>
          <table:table-cell office:value-type="string" calcext:value-type="string">
            <text:p>Cox2013</text:p>
          </table:table-cell>
          <table:table-cell office:value-type="string" calcext:value-type="string">
            <text:p>M. T. Cox, “Goal-Driven Autonomy and Question-Based Problem Recognition,” in Proceedings of the Second Annual Conference on Advances in Cognitive Systems, 2013, pp. 29–45.</text:p>
          </table:table-cell>
        </table:table-row>
        <table:table-row table:style-name="ro1">
          <table:table-cell office:value-type="string" calcext:value-type="string">
            <text:p>MIDCA</text:p>
          </table:table-cell>
          <table:table-cell office:value-type="string" calcext:value-type="string">
            <text:p>Cox2013b</text:p>
          </table:table-cell>
          <table:table-cell office:value-type="string" calcext:value-type="string">
            <text:p>M. T. Cox, M. Maynord, T. Oates, M. Paisner, and D. Perlis, “The Integration of Cognitive and Metacognitive Processes with Data-driven and Knowledge-rich Structures,” in Proceedings of the Annual Meeting of the International Association for Computing and Philosophy, 2013.</text:p>
          </table:table-cell>
        </table:table-row>
        <table:table-row table:style-name="ro1">
          <table:table-cell office:value-type="string" calcext:value-type="string">
            <text:p>MIDCA</text:p>
          </table:table-cell>
          <table:table-cell office:value-type="string" calcext:value-type="string">
            <text:p>Cox2012</text:p>
          </table:table-cell>
          <table:table-cell office:value-type="string" calcext:value-type="string">
            <text:p>M. T. Cox, T. Oates, M. Paisner, and D. Perlis, “Noting Anomalies in Streams of Symbolic Predicates Using A-Distance,” Adv. Cogn. Syst., vol. 2, pp. 167–184, 2012.</text:p>
          </table:table-cell>
        </table:table-row>
        <table:table-row table:style-name="ro1">
          <table:table-cell office:value-type="string" calcext:value-type="string">
            <text:p>MIDCA</text:p>
          </table:table-cell>
          <table:table-cell office:value-type="string" calcext:value-type="string">
            <text:p>Cox2011</text:p>
          </table:table-cell>
          <table:table-cell office:value-type="string" calcext:value-type="string">
            <text:p>M. T. Cox, T. Oates, and D. Perlis, “Toward an Integrated Metacognitive Infrastructure,” in 2011 AAAI Fall Symposium, 2011, pp. 74–81.</text:p>
          </table:table-cell>
        </table:table-row>
        <table:table-row table:style-name="ro1">
          <table:table-cell office:value-type="string" calcext:value-type="string">
            <text:p>MIDCA</text:p>
          </table:table-cell>
          <table:table-cell office:value-type="string" calcext:value-type="string">
            <text:p>Dannenhauer2014</text:p>
          </table:table-cell>
          <table:table-cell office:value-type="string" calcext:value-type="string">
            <text:p>D. Dannenhauer, M. T. Cox, S. Gupta, M. Paisner, and D. Perlis, “Toward meta-level control of autonomous agents,” in Proceedings of the 5th Annual International Conference on Biologically Inspired Cognitive Architectures, 2014, vol. 41, pp. 226–232.</text:p>
          </table:table-cell>
        </table:table-row>
        <table:table-row table:style-name="ro1">
          <table:table-cell office:value-type="string" calcext:value-type="string">
            <text:p>MIDCA</text:p>
          </table:table-cell>
          <table:table-cell office:value-type="string" calcext:value-type="string">
            <text:p>Maynord2013</text:p>
          </table:table-cell>
          <table:table-cell office:value-type="string" calcext:value-type="string">
            <text:p>M. Maynord, M. T. Cox, M. Paisner, and D. Perlis, “Data-Driven Goal Generation for Integrated Cognitive Systems,” in AAAI Fall Symposium Series, 2013, pp. 47–54.</text:p>
          </table:table-cell>
        </table:table-row>
        <table:table-row table:style-name="ro1">
          <table:table-cell office:value-type="string" calcext:value-type="string">
            <text:p>MIDCA</text:p>
          </table:table-cell>
          <table:table-cell office:value-type="string" calcext:value-type="string">
            <text:p>Paisner2013</text:p>
          </table:table-cell>
          <table:table-cell office:value-type="string" calcext:value-type="string">
            <text:p>M. Paisner, M. T. Cox, M. Maynord, and D. Perlis, “Goal-Driven Autonomy for Cognitive Systems,” in Proceedings of the 36th Annual Conference of the Cognitive Science Society, 2013, pp. 2085–2090.</text:p>
          </table:table-cell>
        </table:table-row>
        <table:table-row table:style-name="ro1">
          <table:table-cell office:value-type="string" calcext:value-type="string">
            <text:p>MIDCA</text:p>
          </table:table-cell>
          <table:table-cell office:value-type="string" calcext:value-type="string">
            <text:p>Perlis2012</text:p>
          </table:table-cell>
          <table:table-cell office:value-type="string" calcext:value-type="string">
            <text:p>D. Perlis and M. T. Cox, “Clashes in the Infosphere, General Intelligence, and Metacognition: Final project report,” Comput. Sci. Tech. Rep. No. CS-TR-5017, 2012.</text:p>
          </table:table-cell>
        </table:table-row>
        <table:table-row table:style-name="ro1">
          <table:table-cell office:value-type="string" calcext:value-type="string">
            <text:p>MIDCA</text:p>
          </table:table-cell>
          <table:table-cell office:value-type="string" calcext:value-type="string">
            <text:p>Perlis2013</text:p>
          </table:table-cell>
          <table:table-cell office:value-type="string" calcext:value-type="string">
            <text:p>D. Perlis, M. T. Cox, M. Maynord, E. McNany, M. Paisner, V. Shivashankar, J. Shamwell, T. Oates, T. Du, D. Josyla, and M. Caro, “A Broad Vision for Intelligent Behavior: Perpetual Real-World Cognitive Agents,” Adv. Cogn. Syst., vol. 2, 2013.</text:p>
          </table:table-cell>
        </table:table-row>
        <table:table-row table:style-name="ro1">
          <table:table-cell office:value-type="string" calcext:value-type="string">
            <text:p>MLECOG</text:p>
          </table:table-cell>
          <table:table-cell office:value-type="string" calcext:value-type="string">
            <text:p>Jaszuk2016</text:p>
          </table:table-cell>
          <table:table-cell office:value-type="string" calcext:value-type="string">
            <text:p>M. Jaszuk and J. A. Starzyk, “Building Internal Scene Representation in Cognitive Agents,” in Knowledge, Information and Creativity Support Systems: Recent Trends, Advances and Solutions, 2016, pp. 479–491.</text:p>
          </table:table-cell>
        </table:table-row>
        <table:table-row table:style-name="ro1">
          <table:table-cell office:value-type="string" calcext:value-type="string">
            <text:p>MLECOG</text:p>
          </table:table-cell>
          <table:table-cell office:value-type="string" calcext:value-type="string">
            <text:p>Starzyk2010</text:p>
          </table:table-cell>
          <table:table-cell office:value-type="string" calcext:value-type="string">
            <text:p>J. A. Starzyk, “Motivated Learning for Computational Intelligence,” Mach. Learn. Concepts, Methodol. Tools Appl. Concepts, Methodol. Tools Appl., vol. 120, 2010.</text:p>
          </table:table-cell>
        </table:table-row>
        <table:table-row table:style-name="ro1">
          <table:table-cell office:value-type="string" calcext:value-type="string">
            <text:p>MLECOG</text:p>
          </table:table-cell>
          <table:table-cell office:value-type="string" calcext:value-type="string">
            <text:p>Starzyk2015</text:p>
          </table:table-cell>
          <table:table-cell office:value-type="string" calcext:value-type="string">
            <text:p>J. A. Starzyk and J. T. Graham, “MLECOG: Motivated Learning Embodied Cognitive Architecture,” IEEE Syst. Journal. Spec. Issue Human-Like Intell. Robot., vol. PP, no. 99, 2015.</text:p>
          </table:table-cell>
        </table:table-row>
        <table:table-row table:style-name="ro1">
          <table:table-cell office:value-type="string" calcext:value-type="string">
            <text:p>MLECOG</text:p>
          </table:table-cell>
          <table:table-cell office:value-type="string" calcext:value-type="string">
            <text:p>Starzyk</text:p>
          </table:table-cell>
          <table:table-cell office:value-type="string" calcext:value-type="string">
            <text:p>J. A. Starzyk, J. Graham, and L. Puzio, “Needs, Pains, and Motivations in Autonomous Agents,” IEEE Trans. Neural Networks Learn. Syst., 2016.</text:p>
          </table:table-cell>
        </table:table-row>
        <table:table-row table:style-name="ro1">
          <table:table-cell office:value-type="string" calcext:value-type="string">
            <text:p>MLECOG</text:p>
          </table:table-cell>
          <table:table-cell office:value-type="string" calcext:value-type="string">
            <text:p>Starzyk2011</text:p>
          </table:table-cell>
          <table:table-cell office:value-type="string" calcext:value-type="string">
            <text:p>J. A. Starzyk and D. K. Prasad, “A Computational Model of Machine Consciousness,” Int. J. Mach. Conscious., vol. 3, no. 2, pp. 255–281, 2011.</text:p>
          </table:table-cell>
        </table:table-row>
        <table:table-row table:style-name="ro1">
          <table:table-cell office:value-type="string" calcext:value-type="string">
            <text:p>MUSICOG</text:p>
          </table:table-cell>
          <table:table-cell office:value-type="string" calcext:value-type="string">
            <text:p>GonzalezThomas2013</text:p>
          </table:table-cell>
          <table:table-cell office:value-type="string" calcext:value-type="string">
            <text:p>N. Gonzalez Thomas, P. Pasquier, A. Eigenfeldt, and J. B. Maxwell, “A methodology for the comparison of melodic generation models using Meta-Melo,” in Proceedings of the International Symposium on Music Information Retrieval, 2013, pp. 561–566.</text:p>
          </table:table-cell>
        </table:table-row>
        <table:table-row table:style-name="ro1">
          <table:table-cell office:value-type="string" calcext:value-type="string">
            <text:p>MUSICOG</text:p>
          </table:table-cell>
          <table:table-cell office:value-type="string" calcext:value-type="string">
            <text:p>Maxwell2014a</text:p>
          </table:table-cell>
          <table:table-cell office:value-type="string" calcext:value-type="string">
            <text:p>J. B. Maxwell, “Generative Music, Cognitive Modelling, and Computer-Assisted Composition in MusiCog and ManuScore,” PhD Thesis, 2014.</text:p>
          </table:table-cell>
        </table:table-row>
        <table:table-row table:style-name="ro1">
          <table:table-cell office:value-type="string" calcext:value-type="string">
            <text:p>MUSICOG</text:p>
          </table:table-cell>
          <table:table-cell office:value-type="string" calcext:value-type="string">
            <text:p>Maxwell2012</text:p>
          </table:table-cell>
          <table:table-cell office:value-type="string" calcext:value-type="string">
            <text:p>J. B. Maxwell, A. Eigenfeldt, P. Pasquier, and N. G. Thomas, “Musicog: a Cognitive Architecture for Music Learning and Generation,” in Proceedings of the 9th Sound and Music Computing Conference, 2012, pp. 521–528.</text:p>
          </table:table-cell>
        </table:table-row>
        <table:table-row table:style-name="ro1">
          <table:table-cell office:value-type="string" calcext:value-type="string">
            <text:p>NARS</text:p>
          </table:table-cell>
          <table:table-cell office:value-type="string" calcext:value-type="string">
            <text:p>Abdel-fattah2012</text:p>
          </table:table-cell>
          <table:table-cell office:value-type="string" calcext:value-type="string">
            <text:p>A. Abdel-fattah, T. R. Besold, H. Gust, U. Krumnack, M. Schmidt, K. Kai-uwe, and P. Wang, “Rationality-Guided AGI as Cognitive Systems,” in CogSci, 2012, pp. 1242–1247.</text:p>
          </table:table-cell>
        </table:table-row>
        <table:table-row table:style-name="ro1">
          <table:table-cell office:value-type="string" calcext:value-type="string">
            <text:p>NARS</text:p>
          </table:table-cell>
          <table:table-cell office:value-type="string" calcext:value-type="string">
            <text:p>Hammer2016</text:p>
          </table:table-cell>
          <table:table-cell office:value-type="string" calcext:value-type="string">
            <text:p>P. Hammer, T. Lofthouse, and P. Wang, “The OpenNARS implementation of the Non-Axiomatic Reasoning System,” in International Conference on Artificial General Intelligence, 2016.</text:p>
          </table:table-cell>
        </table:table-row>
        <table:table-row table:style-name="ro1">
          <table:table-cell office:value-type="string" calcext:value-type="string">
            <text:p>NARS</text:p>
          </table:table-cell>
          <table:table-cell office:value-type="string" calcext:value-type="string">
            <text:p>Helgason2013</text:p>
          </table:table-cell>
          <table:table-cell office:value-type="string" calcext:value-type="string">
            <text:p>H. P. Helgason, K. R. Thórisson, E. Nivel, and P. Wang, “Predictive heuristics for decision-making in real-world environments,” in International Conference on Artificial General Intelligence, 2013, pp. 50–59.</text:p>
          </table:table-cell>
        </table:table-row>
        <table:table-row table:style-name="ro1">
          <table:table-cell office:value-type="string" calcext:value-type="string">
            <text:p>NARS</text:p>
          </table:table-cell>
          <table:table-cell office:value-type="string" calcext:value-type="string">
            <text:p>Kilic2015</text:p>
          </table:table-cell>
          <table:table-cell office:value-type="string" calcext:value-type="string">
            <text:p>O. Kilic, “Intelligent Reasoning on Natural Language Data: A Non-Axiomatic Reasoning System Approach,” PhD Thesis, 2015.</text:p>
          </table:table-cell>
        </table:table-row>
        <table:table-row table:style-name="ro1">
          <table:table-cell office:value-type="string" calcext:value-type="string">
            <text:p>NARS</text:p>
          </table:table-cell>
          <table:table-cell office:value-type="string" calcext:value-type="string">
            <text:p>Lanzer2015</text:p>
          </table:table-cell>
          <table:table-cell office:value-type="string" calcext:value-type="string">
            <text:p>P. Lanzer and P. Wang, “On the Logic of Percutaneous Coronary Interventions ClinMed,” Int. J. Clin. Cardiol., vol. 2, no. 3, pp. 3–7, 2015.</text:p>
          </table:table-cell>
        </table:table-row>
        <table:table-row table:style-name="ro1">
          <table:table-cell office:value-type="string" calcext:value-type="string">
            <text:p>NARS</text:p>
          </table:table-cell>
          <table:table-cell office:value-type="string" calcext:value-type="string">
            <text:p>Mitrovic2015</text:p>
          </table:table-cell>
          <table:table-cell office:value-type="string" calcext:value-type="string">
            <text:p>D. Mitrovic, “Intelligent Multiagent Systems based on Distributed Non-Axiomatic Reasoning,” PhD Thesis, 2015.</text:p>
          </table:table-cell>
        </table:table-row>
        <table:table-row table:style-name="ro1">
          <table:table-cell office:value-type="string" calcext:value-type="string">
            <text:p>NARS</text:p>
          </table:table-cell>
          <table:table-cell office:value-type="string" calcext:value-type="string">
            <text:p>Slam2014</text:p>
          </table:table-cell>
          <table:table-cell office:value-type="string" calcext:value-type="string">
            <text:p>N. Slam, W. Wang, and P. Wang, “An Improvisational Decision-Making Agent Based on Non-axiomatic Reasoning System,” in Proceedings of the IEEE/WIC/ACM International Joint Conferences on Web Intelligence (WI) and Intelligent Agent Technologies (IAT), 2014, pp. 360–364.</text:p>
          </table:table-cell>
        </table:table-row>
        <table:table-row table:style-name="ro1">
          <table:table-cell office:value-type="string" calcext:value-type="string">
            <text:p>NARS</text:p>
          </table:table-cell>
          <table:table-cell office:value-type="string" calcext:value-type="string">
            <text:p>Slam2015</text:p>
          </table:table-cell>
          <table:table-cell office:value-type="string" calcext:value-type="string">
            <text:p>N. Slam, W. Wang, G. Xue, and P. Wang, “A framework with reasoning capabilities for crisis response decision-support systems,” Eng. Appl. Artif. Intell., vol. 46, pp. 346–353, 2015.</text:p>
          </table:table-cell>
        </table:table-row>
        <table:table-row table:style-name="ro1">
          <table:table-cell office:value-type="string" calcext:value-type="string">
            <text:p>NARS</text:p>
          </table:table-cell>
          <table:table-cell office:value-type="string" calcext:value-type="string">
            <text:p>Wang1993c</text:p>
          </table:table-cell>
          <table:table-cell office:value-type="string" calcext:value-type="string">
            <text:p>P. Wang, “Comparing Categorization Models - A Psychological Experiment,” Tech. Report, 1993.</text:p>
          </table:table-cell>
        </table:table-row>
        <table:table-row table:style-name="ro1">
          <table:table-cell office:value-type="string" calcext:value-type="string">
            <text:p>NARS</text:p>
          </table:table-cell>
          <table:table-cell office:value-type="string" calcext:value-type="string">
            <text:p>Wang2006c</text:p>
          </table:table-cell>
          <table:table-cell office:value-type="string" calcext:value-type="string">
            <text:p>P. Wang, “Artificial intelligence: What it is, and what it should be,” In AAAI Spring Symposium: Between a Rock and a Hard Place: Cognitive Science Principles Meet AI-Hard Problems, 2006.</text:p>
          </table:table-cell>
        </table:table-row>
        <table:table-row table:style-name="ro1">
          <table:table-cell office:value-type="string" calcext:value-type="string">
            <text:p>NARS</text:p>
          </table:table-cell>
          <table:table-cell office:value-type="string" calcext:value-type="string">
            <text:p>Wang1999</text:p>
          </table:table-cell>
          <table:table-cell office:value-type="string" calcext:value-type="string">
            <text:p>P. Wang, “Grounded on Experience: Semantics for Intelligence,” Tech. Report, 1995.</text:p>
          </table:table-cell>
        </table:table-row>
        <table:table-row table:style-name="ro1">
          <table:table-cell office:value-type="string" calcext:value-type="string">
            <text:p>NARS</text:p>
          </table:table-cell>
          <table:table-cell office:value-type="string" calcext:value-type="string">
            <text:p>Wang1995b</text:p>
          </table:table-cell>
          <table:table-cell office:value-type="string" calcext:value-type="string">
            <text:p>P. Wang, “Non-Axiomatic Reasoning System - Exploring the Essence of Intelligence,” Tech. Report, 1995.</text:p>
          </table:table-cell>
        </table:table-row>
        <table:table-row table:style-name="ro1">
          <table:table-cell office:value-type="string" calcext:value-type="string">
            <text:p>NARS</text:p>
          </table:table-cell>
          <table:table-cell office:value-type="string" calcext:value-type="string">
            <text:p>Wang2009</text:p>
          </table:table-cell>
          <table:table-cell office:value-type="string" calcext:value-type="string">
            <text:p>P. Wang, “Analogy in a general-purpose reasoning system,” Cogn. Syst. Res., vol. 10, no. 3, pp. 286–296, 2009.</text:p>
          </table:table-cell>
        </table:table-row>
        <table:table-row table:style-name="ro1">
          <table:table-cell office:value-type="string" calcext:value-type="string">
            <text:p>NARS</text:p>
          </table:table-cell>
          <table:table-cell office:value-type="string" calcext:value-type="string">
            <text:p>Wang2007b</text:p>
          </table:table-cell>
          <table:table-cell office:value-type="string" calcext:value-type="string">
            <text:p>P. Wang, “Three fundamental misconceptions of Artificial Intelligence,” J. Exp. Theor. Artif. Intell., vol. 19, no. 3, pp. 249–268, 2007.</text:p>
          </table:table-cell>
        </table:table-row>
        <table:table-row table:style-name="ro1">
          <table:table-cell office:value-type="string" calcext:value-type="string">
            <text:p>NARS</text:p>
          </table:table-cell>
          <table:table-cell office:value-type="string" calcext:value-type="string">
            <text:p>Wang2006b</text:p>
          </table:table-cell>
          <table:table-cell office:value-type="string" calcext:value-type="string">
            <text:p>P. Wang, “Insufficient Knowledge and Resources — A Biological Constraint and Its Functional Implications,” in AAAI Fall Symposium: Biologically Inspired Cognitive Architectures, 2006.</text:p>
          </table:table-cell>
        </table:table-row>
        <table:table-row table:style-name="ro1">
          <table:table-cell office:value-type="string" calcext:value-type="string">
            <text:p>NARS</text:p>
          </table:table-cell>
          <table:table-cell office:value-type="string" calcext:value-type="string">
            <text:p>Wang2000</text:p>
          </table:table-cell>
          <table:table-cell office:value-type="string" calcext:value-type="string">
            <text:p>P. Wang, “Non-axiomatic reasoning system (version 4.1),” in AAAI-00 Proceedings, 2000, pp. 1135–1136.</text:p>
          </table:table-cell>
        </table:table-row>
        <table:table-row table:style-name="ro1">
          <table:table-cell office:value-type="string" calcext:value-type="string">
            <text:p>NARS</text:p>
          </table:table-cell>
          <table:table-cell office:value-type="string" calcext:value-type="string">
            <text:p>Wang1993</text:p>
          </table:table-cell>
          <table:table-cell office:value-type="string" calcext:value-type="string">
            <text:p>P. Wang, “Non-Axiomatic Reasoning System (Version 2.2),” 1993.</text:p>
          </table:table-cell>
        </table:table-row>
        <table:table-row table:style-name="ro1">
          <table:table-cell office:value-type="string" calcext:value-type="string">
            <text:p>NARS</text:p>
          </table:table-cell>
          <table:table-cell office:value-type="string" calcext:value-type="string">
            <text:p>Wang1994</text:p>
          </table:table-cell>
          <table:table-cell office:value-type="string" calcext:value-type="string">
            <text:p>P. Wang, “Reference Classes and Multiple Inheritances,” Annu. Rev. Comput. Sci., pp. 1–10, 1994.</text:p>
          </table:table-cell>
        </table:table-row>
        <table:table-row table:style-name="ro1">
          <table:table-cell office:value-type="string" calcext:value-type="string">
            <text:p>NARS</text:p>
          </table:table-cell>
          <table:table-cell office:value-type="string" calcext:value-type="string">
            <text:p>Wang2000b</text:p>
          </table:table-cell>
          <table:table-cell office:value-type="string" calcext:value-type="string">
            <text:p>P. Wang, “The Logic of Learning,” in Working Notes of the AAAI workshop on New Research Problems for Machine Learning, 2000.</text:p>
          </table:table-cell>
        </table:table-row>
        <table:table-row table:style-name="ro1">
          <table:table-cell office:value-type="string" calcext:value-type="string">
            <text:p>NARS</text:p>
          </table:table-cell>
          <table:table-cell office:value-type="string" calcext:value-type="string">
            <text:p>Wang2012</text:p>
          </table:table-cell>
          <table:table-cell office:value-type="string" calcext:value-type="string">
            <text:p>P. Wang, “Solving a Problem With or Without a Program,” J. Artif. Gen. Intell., vol. 3, no. 3, pp. 43–73, 2012.</text:p>
          </table:table-cell>
        </table:table-row>
        <table:table-row table:style-name="ro1">
          <table:table-cell office:value-type="string" calcext:value-type="string">
            <text:p>NARS</text:p>
          </table:table-cell>
          <table:table-cell office:value-type="string" calcext:value-type="string">
            <text:p>Wang2004c</text:p>
          </table:table-cell>
          <table:table-cell office:value-type="string" calcext:value-type="string">
            <text:p>P. Wang, “Reasoning in Practical Situations,” in International Conference on Knowledge-Based and Intelligent Information and Engineering Systems, 2004, pp. 285–292.</text:p>
          </table:table-cell>
        </table:table-row>
        <table:table-row table:style-name="ro1">
          <table:table-cell office:value-type="string" calcext:value-type="string">
            <text:p>NARS</text:p>
          </table:table-cell>
          <table:table-cell office:value-type="string" calcext:value-type="string">
            <text:p>Wang2004</text:p>
          </table:table-cell>
          <table:table-cell office:value-type="string" calcext:value-type="string">
            <text:p>P. Wang, “Toward a Unified Artificial Intelligence,” in AAAI Fall Symposium on Achieving Human-Level Intelligence through Integrated Research and Systems, 2004, pp. 83–90.</text:p>
          </table:table-cell>
        </table:table-row>
        <table:table-row table:style-name="ro1">
          <table:table-cell office:value-type="string" calcext:value-type="string">
            <text:p>NARS</text:p>
          </table:table-cell>
          <table:table-cell office:value-type="string" calcext:value-type="string">
            <text:p>Wang2004e</text:p>
          </table:table-cell>
          <table:table-cell office:value-type="string" calcext:value-type="string">
            <text:p>P. Wang, “Cognitive Logic versus Mathematical Logic,” in Proceedings of the Third International Seminar on Logic and Cognition, 2004.</text:p>
          </table:table-cell>
        </table:table-row>
        <table:table-row table:style-name="ro1">
          <table:table-cell office:value-type="string" calcext:value-type="string">
            <text:p>NARS</text:p>
          </table:table-cell>
          <table:table-cell office:value-type="string" calcext:value-type="string">
            <text:p>Wang2007</text:p>
          </table:table-cell>
          <table:table-cell office:value-type="string" calcext:value-type="string">
            <text:p>P. Wang, “From NARS to a Thinking Machine,” in Proceedings of the 2007 Conference on Advances in Artificial General Intelligence: Concepts, Architectures and Algorithms, 2007, pp. 75--93.</text:p>
          </table:table-cell>
        </table:table-row>
        <table:table-row table:style-name="ro1">
          <table:table-cell office:value-type="string" calcext:value-type="string">
            <text:p>NARS</text:p>
          </table:table-cell>
          <table:table-cell office:value-type="string" calcext:value-type="string">
            <text:p>Wang2012a</text:p>
          </table:table-cell>
          <table:table-cell office:value-type="string" calcext:value-type="string">
            <text:p>P. Wang, “Motivation Management in AGI Systems,” in Proceedings of the International Conference on Artificial General Intelligence, 2012, pp. 352–361.</text:p>
          </table:table-cell>
        </table:table-row>
        <table:table-row table:style-name="ro1">
          <table:table-cell office:value-type="string" calcext:value-type="string">
            <text:p>NARS</text:p>
          </table:table-cell>
          <table:table-cell office:value-type="string" calcext:value-type="string">
            <text:p>Wang2002</text:p>
          </table:table-cell>
          <table:table-cell office:value-type="string" calcext:value-type="string">
            <text:p>P. Wang, “Computation and Intelligence in Problem Solving,” Int. J. Uncertainty, Fuzziness Knowledge-based Syst., vol. 12, no. 5, pp. 673–700, 2004.</text:p>
          </table:table-cell>
        </table:table-row>
        <table:table-row table:style-name="ro1">
          <table:table-cell office:value-type="string" calcext:value-type="string">
            <text:p>NARS</text:p>
          </table:table-cell>
          <table:table-cell office:value-type="string" calcext:value-type="string">
            <text:p>Wang1999a</text:p>
          </table:table-cell>
          <table:table-cell office:value-type="string" calcext:value-type="string">
            <text:p>P. Wang, “A New Approach for Induction: From a Non-Axiomatic Logical Point of View,” in Philosophy, Logic, and Artificial Intelligence, 1995, pp. 53–85.</text:p>
          </table:table-cell>
        </table:table-row>
        <table:table-row table:style-name="ro1">
          <table:table-cell office:value-type="string" calcext:value-type="string">
            <text:p>NARS</text:p>
          </table:table-cell>
          <table:table-cell office:value-type="string" calcext:value-type="string">
            <text:p>Wang2007a</text:p>
          </table:table-cell>
          <table:table-cell office:value-type="string" calcext:value-type="string">
            <text:p>P. Wang, “The Logic of Intelligence,” in Artificial General Intelligence, Springer, 2006.</text:p>
          </table:table-cell>
        </table:table-row>
        <table:table-row table:style-name="ro1">
          <table:table-cell office:value-type="string" calcext:value-type="string">
            <text:p>NARS</text:p>
          </table:table-cell>
          <table:table-cell office:value-type="string" calcext:value-type="string">
            <text:p>Wang2009a</text:p>
          </table:table-cell>
          <table:table-cell office:value-type="string" calcext:value-type="string">
            <text:p>P. Wang, “Embodiment: Does a laptop have a body?,” in Proceedings of the 2nd Conference on Artificial General Intelligence, 2009.</text:p>
          </table:table-cell>
        </table:table-row>
        <table:table-row table:style-name="ro1">
          <table:table-cell office:value-type="string" calcext:value-type="string">
            <text:p>NARS</text:p>
          </table:table-cell>
          <table:table-cell office:value-type="string" calcext:value-type="string">
            <text:p>Wang2004a</text:p>
          </table:table-cell>
          <table:table-cell office:value-type="string" calcext:value-type="string">
            <text:p>P. Wang, “Recommendation based on personal preference,” in Computational Web Intelligence: Intelligent Technology for Web Applications, World Scientific Publishing Company, 2004, pp. 101–116.</text:p>
          </table:table-cell>
        </table:table-row>
        <table:table-row table:style-name="ro1">
          <table:table-cell office:value-type="string" calcext:value-type="string">
            <text:p>NARS</text:p>
          </table:table-cell>
          <table:table-cell office:value-type="string" calcext:value-type="string">
            <text:p>Wang1993d</text:p>
          </table:table-cell>
          <table:table-cell office:value-type="string" calcext:value-type="string">
            <text:p>P. Wang, “Belief revision in probability theory,” Proc. Ninth Int. Conf. Uncertain. Artif. Intell., no. 1, 1993.</text:p>
          </table:table-cell>
        </table:table-row>
        <table:table-row table:style-name="ro1">
          <table:table-cell office:value-type="string" calcext:value-type="string">
            <text:p>NARS</text:p>
          </table:table-cell>
          <table:table-cell office:value-type="string" calcext:value-type="string">
            <text:p>Wang2010</text:p>
          </table:table-cell>
          <table:table-cell office:value-type="string" calcext:value-type="string">
            <text:p>P. Wang, “Non-Axiomatic Logic (NAL) Specification.” Tech. Report, 2010.</text:p>
          </table:table-cell>
        </table:table-row>
        <table:table-row table:style-name="ro1">
          <table:table-cell office:value-type="string" calcext:value-type="string">
            <text:p>NARS</text:p>
          </table:table-cell>
          <table:table-cell office:value-type="string" calcext:value-type="string">
            <text:p>Wang1993b</text:p>
          </table:table-cell>
          <table:table-cell office:value-type="string" calcext:value-type="string">
            <text:p>P. Wang, “A Unified Treatment of Uncertainties,” Tech. Report, 1993.</text:p>
          </table:table-cell>
        </table:table-row>
        <table:table-row table:style-name="ro1">
          <table:table-cell office:value-type="string" calcext:value-type="string">
            <text:p>NARS</text:p>
          </table:table-cell>
          <table:table-cell office:value-type="string" calcext:value-type="string">
            <text:p>Wang2001b</text:p>
          </table:table-cell>
          <table:table-cell office:value-type="string" calcext:value-type="string">
            <text:p>P. Wang, “Confidence as higher-order uncertainty,” in Proceedings of the Second International Symposium on Imprecise Probabilities and their Applications, 2001, no. May 2001.</text:p>
          </table:table-cell>
        </table:table-row>
        <table:table-row table:style-name="ro1">
          <table:table-cell office:value-type="string" calcext:value-type="string">
            <text:p>NARS</text:p>
          </table:table-cell>
          <table:table-cell office:value-type="string" calcext:value-type="string">
            <text:p>Wang2011a</text:p>
          </table:table-cell>
          <table:table-cell office:value-type="string" calcext:value-type="string">
            <text:p>P. Wang, “Behavioral Self-Programming by Reasoning,” in Workshop on Self-Programming, AGI Conference, 2011.</text:p>
          </table:table-cell>
        </table:table-row>
        <table:table-row table:style-name="ro1">
          <table:table-cell office:value-type="string" calcext:value-type="string">
            <text:p>NARS</text:p>
          </table:table-cell>
          <table:table-cell office:value-type="string" calcext:value-type="string">
            <text:p>Wang2010a</text:p>
          </table:table-cell>
          <table:table-cell office:value-type="string" calcext:value-type="string">
            <text:p>P. Wang, “The Evaluation of AGI Systems,” in Proceedings of the 3d Conference on Artificial General Intelligence, 2010.</text:p>
          </table:table-cell>
        </table:table-row>
        <table:table-row table:style-name="ro1">
          <table:table-cell office:value-type="string" calcext:value-type="string">
            <text:p>NARS</text:p>
          </table:table-cell>
          <table:table-cell office:value-type="string" calcext:value-type="string">
            <text:p>Wang2005</text:p>
          </table:table-cell>
          <table:table-cell office:value-type="string" calcext:value-type="string">
            <text:p>P. Wang, “Experience-grounded semantics: A theory for intelligent systems,” Cogn. Syst. Res., vol. 6, no. 4, pp. 282–302, 2005.</text:p>
          </table:table-cell>
        </table:table-row>
        <table:table-row table:style-name="ro1">
          <table:table-cell office:value-type="string" calcext:value-type="string">
            <text:p>NARS</text:p>
          </table:table-cell>
          <table:table-cell office:value-type="string" calcext:value-type="string">
            <text:p>Wang2015</text:p>
          </table:table-cell>
          <table:table-cell office:value-type="string" calcext:value-type="string">
            <text:p>P. Wang, “Emotions in NARS,” Tech. Report, 2015.</text:p>
          </table:table-cell>
        </table:table-row>
        <table:table-row table:style-name="ro1">
          <table:table-cell office:value-type="string" calcext:value-type="string">
            <text:p>NARS</text:p>
          </table:table-cell>
          <table:table-cell office:value-type="string" calcext:value-type="string">
            <text:p>Wang2013b</text:p>
          </table:table-cell>
          <table:table-cell office:value-type="string" calcext:value-type="string">
            <text:p>P. Wang, “Formal Models in AGI Research,” in Workshop on Formalizing Mechanisms for Artificial General Intelligence and Cognition, 2013.</text:p>
          </table:table-cell>
        </table:table-row>
        <table:table-row table:style-name="ro1">
          <table:table-cell office:value-type="string" calcext:value-type="string">
            <text:p>NARS</text:p>
          </table:table-cell>
          <table:table-cell office:value-type="string" calcext:value-type="string">
            <text:p>Wang1995</text:p>
          </table:table-cell>
          <table:table-cell office:value-type="string" calcext:value-type="string">
            <text:p>P. Wang, “On the working definition of intelligence,” Tech. Rep. No. 94 CRCC, 1995.</text:p>
          </table:table-cell>
        </table:table-row>
        <table:table-row table:style-name="ro1">
          <table:table-cell office:value-type="string" calcext:value-type="string">
            <text:p>NARS</text:p>
          </table:table-cell>
          <table:table-cell office:value-type="string" calcext:value-type="string">
            <text:p>Wang2006</text:p>
          </table:table-cell>
          <table:table-cell office:value-type="string" calcext:value-type="string">
            <text:p>P. Wang, Rigid flexibility: The logic of intelligence, vol. 34. Springer Netherlands, 2006.</text:p>
          </table:table-cell>
        </table:table-row>
        <table:table-row table:style-name="ro1">
          <table:table-cell office:value-type="string" calcext:value-type="string">
            <text:p>NARS</text:p>
          </table:table-cell>
          <table:table-cell office:value-type="string" calcext:value-type="string">
            <text:p>Wang2013a</text:p>
          </table:table-cell>
          <table:table-cell office:value-type="string" calcext:value-type="string">
            <text:p>P. Wang, “Natural language processing by reasoning and learning,” in Proceedings of the International Conference on Artificial General Intelligence, 2013, pp. 160–169.</text:p>
          </table:table-cell>
        </table:table-row>
        <table:table-row table:style-name="ro1">
          <table:table-cell office:value-type="string" calcext:value-type="string">
            <text:p>NARS</text:p>
          </table:table-cell>
          <table:table-cell office:value-type="string" calcext:value-type="string">
            <text:p>Wang2004d</text:p>
          </table:table-cell>
          <table:table-cell office:value-type="string" calcext:value-type="string">
            <text:p>P. Wang, “Toward a Unified Artificial Intelligence,” in AAAI Fall Symposium on Achieving Human-Level Intelligence through Integrated Research and Systems, 2004, pp. 83–90.</text:p>
          </table:table-cell>
        </table:table-row>
        <table:table-row table:style-name="ro1">
          <table:table-cell office:value-type="string" calcext:value-type="string">
            <text:p>NARS</text:p>
          </table:table-cell>
          <table:table-cell office:value-type="string" calcext:value-type="string">
            <text:p>Wang1995a</text:p>
          </table:table-cell>
          <table:table-cell office:value-type="string" calcext:value-type="string">
            <text:p>P. Wang, “Problem-Solving under Insufficient Resources,” Comput. Complex., pp. 1–20, 1995.</text:p>
          </table:table-cell>
        </table:table-row>
        <table:table-row table:style-name="ro1">
          <table:table-cell office:value-type="string" calcext:value-type="string">
            <text:p>NARS</text:p>
          </table:table-cell>
          <table:table-cell office:value-type="string" calcext:value-type="string">
            <text:p>Wang1993a</text:p>
          </table:table-cell>
          <table:table-cell office:value-type="string" calcext:value-type="string">
            <text:p>P. Wang, “The Interpretation of Fuzziness,” EEE Trans. Syst. man, Cybern., vol. 26, no. 2, 1996.</text:p>
          </table:table-cell>
        </table:table-row>
        <table:table-row table:style-name="ro1">
          <table:table-cell office:value-type="string" calcext:value-type="string">
            <text:p>NARS</text:p>
          </table:table-cell>
          <table:table-cell office:value-type="string" calcext:value-type="string">
            <text:p>Wang2001a</text:p>
          </table:table-cell>
          <table:table-cell office:value-type="string" calcext:value-type="string">
            <text:p>P. Wang, “Wason’s Cards: What is Wrong?,” in Proceedings of the Third International Conference on Cognitive Science, 1972, pp. 1–5.</text:p>
          </table:table-cell>
        </table:table-row>
        <table:table-row table:style-name="ro1">
          <table:table-cell office:value-type="string" calcext:value-type="string">
            <text:p>NARS</text:p>
          </table:table-cell>
          <table:table-cell office:value-type="string" calcext:value-type="string">
            <text:p>Wang1998</text:p>
          </table:table-cell>
          <table:table-cell office:value-type="string" calcext:value-type="string">
            <text:p>P. Wang, “Return to Term Logic,” in Proceedings of IJCAI’97 Workshop on Abduction and Induction in AI, 1997, pp. 53–57.</text:p>
          </table:table-cell>
        </table:table-row>
        <table:table-row table:style-name="ro1">
          <table:table-cell office:value-type="string" calcext:value-type="string">
            <text:p>NARS</text:p>
          </table:table-cell>
          <table:table-cell office:value-type="string" calcext:value-type="string">
            <text:p>Wang2013</text:p>
          </table:table-cell>
          <table:table-cell office:value-type="string" calcext:value-type="string">
            <text:p>P. Wang, “Issues in Applying Probability Theory to AGI,” in Workshop in the 6th Conference on Artificial General Intelligence, 2013.</text:p>
          </table:table-cell>
        </table:table-row>
        <table:table-row table:style-name="ro1">
          <table:table-cell office:value-type="string" calcext:value-type="string">
            <text:p>NARS</text:p>
          </table:table-cell>
          <table:table-cell office:value-type="string" calcext:value-type="string">
            <text:p>Wang2001</text:p>
          </table:table-cell>
          <table:table-cell office:value-type="string" calcext:value-type="string">
            <text:p>P. Wang, “Abduction in Non-Axiomatic Logic,” Work. Notes IJCAI Work. Abductive Reason., vol. 5663, 2001.</text:p>
          </table:table-cell>
        </table:table-row>
        <table:table-row table:style-name="ro1">
          <table:table-cell office:value-type="string" calcext:value-type="string">
            <text:p>NARS</text:p>
          </table:table-cell>
          <table:table-cell office:value-type="string" calcext:value-type="string">
            <text:p>Wang1998a</text:p>
          </table:table-cell>
          <table:table-cell office:value-type="string" calcext:value-type="string">
            <text:p>P. Wang, “Grounding the meaning of symbols on the system’s experience,” in Working Notes of the AAAI Workshop on the Grounding of Word Meaning: Data and Models, 1998, pp. 23–24.</text:p>
          </table:table-cell>
        </table:table-row>
        <table:table-row table:style-name="ro1">
          <table:table-cell office:value-type="string" calcext:value-type="string">
            <text:p>NARS</text:p>
          </table:table-cell>
          <table:table-cell office:value-type="string" calcext:value-type="string">
            <text:p>Wang2009b</text:p>
          </table:table-cell>
          <table:table-cell office:value-type="string" calcext:value-type="string">
            <text:p>P. Wang, “Formalization of Evidence: A Comparative Study,” J. Artif. Gen. Intell., vol. 1, no. 1, pp. 25–53, 2009.</text:p>
          </table:table-cell>
        </table:table-row>
        <table:table-row table:style-name="ro1">
          <table:table-cell office:value-type="string" calcext:value-type="string">
            <text:p>NARS</text:p>
          </table:table-cell>
          <table:table-cell office:value-type="string" calcext:value-type="string">
            <text:p>Wang2006a</text:p>
          </table:table-cell>
          <table:table-cell office:value-type="string" calcext:value-type="string">
            <text:p>P. Wang, “Artificial general intelligence and classical neural network,” in IEEE International Conference on Granular Computing, 2006, pp. 130–135.</text:p>
          </table:table-cell>
        </table:table-row>
        <table:table-row table:style-name="ro1">
          <table:table-cell office:value-type="string" calcext:value-type="string">
            <text:p>NARS</text:p>
          </table:table-cell>
          <table:table-cell office:value-type="string" calcext:value-type="string">
            <text:p>Wang2004b</text:p>
          </table:table-cell>
          <table:table-cell office:value-type="string" calcext:value-type="string">
            <text:p>P. Wang, “Problem Solving With Insufficient Resources,” Int. J. Uncertainty, Fuzziness Knowledge-Based Syst., vol. 12, no. 5, pp. 673–700, 2004.</text:p>
          </table:table-cell>
        </table:table-row>
        <table:table-row table:style-name="ro1">
          <table:table-cell office:value-type="string" calcext:value-type="string">
            <text:p>NARS</text:p>
          </table:table-cell>
          <table:table-cell office:value-type="string" calcext:value-type="string">
            <text:p>Wang2000a</text:p>
          </table:table-cell>
          <table:table-cell office:value-type="string" calcext:value-type="string">
            <text:p>P. Wang, “Unified Inference in Extended Syllogism,” in Abduction and Induction, Dordrecht., P. Flach and A. Kakas, Eds. Kluwer Academic Publishers, 2000, pp. 117–129.</text:p>
          </table:table-cell>
        </table:table-row>
        <table:table-row table:style-name="ro1">
          <table:table-cell office:value-type="string" calcext:value-type="string">
            <text:p>NARS</text:p>
          </table:table-cell>
          <table:table-cell office:value-type="string" calcext:value-type="string">
            <text:p>Wang2011</text:p>
          </table:table-cell>
          <table:table-cell office:value-type="string" calcext:value-type="string">
            <text:p>P. Wang and S. Awan, “Reasoning in non-axiomatic logic: A case study in medical diagnosis,” in Proceedings of the nternational Conference on Artificial General Intelligence, 2011.</text:p>
          </table:table-cell>
        </table:table-row>
        <table:table-row table:style-name="ro1">
          <table:table-cell office:value-type="string" calcext:value-type="string">
            <text:p>NARS</text:p>
          </table:table-cell>
          <table:table-cell office:value-type="string" calcext:value-type="string">
            <text:p>Wang2015a</text:p>
          </table:table-cell>
          <table:table-cell office:value-type="string" calcext:value-type="string">
            <text:p>P. Wang and P. Hammer, “Assumptions of decision-making models in AGI,” Int. Conf. Artif. Gen. Intell., pp. 197–207, 2015.</text:p>
          </table:table-cell>
        </table:table-row>
        <table:table-row table:style-name="ro1">
          <table:table-cell office:value-type="string" calcext:value-type="string">
            <text:p>NARS</text:p>
          </table:table-cell>
          <table:table-cell office:value-type="string" calcext:value-type="string">
            <text:p>Wang2015b</text:p>
          </table:table-cell>
          <table:table-cell office:value-type="string" calcext:value-type="string">
            <text:p>P. Wang and P. Hammer, “Issues in Temporal and Causal Inference,” in Proceedings of the International Conference on Artificial General Intelligence, 2015.</text:p>
          </table:table-cell>
        </table:table-row>
        <table:table-row table:style-name="ro1">
          <table:table-cell office:value-type="string" calcext:value-type="string">
            <text:p>NARS</text:p>
          </table:table-cell>
          <table:table-cell office:value-type="string" calcext:value-type="string">
            <text:p>Wang2006e</text:p>
          </table:table-cell>
          <table:table-cell office:value-type="string" calcext:value-type="string">
            <text:p>P. Wang and D. Hofstadter, “A logic of categorization,” J. Exp. Theor. Artif. Intell., vol. 18, no. 2, pp. 193–213, 2006.</text:p>
          </table:table-cell>
        </table:table-row>
        <table:table-row table:style-name="ro1">
          <table:table-cell office:value-type="string" calcext:value-type="string">
            <text:p>NARS</text:p>
          </table:table-cell>
          <table:table-cell office:value-type="string" calcext:value-type="string">
            <text:p>Wang2016</text:p>
          </table:table-cell>
          <table:table-cell office:value-type="string" calcext:value-type="string">
            <text:p>P. Wang, M. Talanov, and P. Hammer, “The Emotional Mechanisms in NARS,” in International Conference on Artificial General Intelligence, 2016, pp. 1–10.</text:p>
          </table:table-cell>
        </table:table-row>
        <table:table-row table:style-name="ro1">
          <table:table-cell office:value-type="string" calcext:value-type="string">
            <text:p>NARS</text:p>
          </table:table-cell>
          <table:table-cell office:value-type="string" calcext:value-type="string">
            <text:p>Xu2012</text:p>
          </table:table-cell>
          <table:table-cell office:value-type="string" calcext:value-type="string">
            <text:p>Y. Xu and P. Wang, “The frame problem, the relevance problem, and a package solution to both,” Synthese, vol. 187, pp. 43–72, 2012.</text:p>
          </table:table-cell>
        </table:table-row>
        <table:table-row table:style-name="ro1">
          <table:table-cell office:value-type="string" calcext:value-type="string">
            <text:p>Novamente</text:p>
          </table:table-cell>
          <table:table-cell office:value-type="string" calcext:value-type="string">
            <text:p>Goertzel2006</text:p>
          </table:table-cell>
          <table:table-cell office:value-type="string" calcext:value-type="string">
            <text:p>B. Goertzel, “Patterns, Hypergraphs and Embodied General Intelligence,” in Proceedings of the IEEE International Joint Conference on Neural Network Proceedings, 2006, pp. 451–458.</text:p>
          </table:table-cell>
        </table:table-row>
        <table:table-row table:style-name="ro1">
          <table:table-cell office:value-type="string" calcext:value-type="string">
            <text:p>Novamente</text:p>
          </table:table-cell>
          <table:table-cell office:value-type="string" calcext:value-type="string">
            <text:p>Goertzel2008a</text:p>
          </table:table-cell>
          <table:table-cell office:value-type="string" calcext:value-type="string">
            <text:p>B. Goertzel, “A pragmatic path toward endowing virtually-embodied AIs with human-level linguistic capability,” in Proceedings of the International Joint Conference on Neural Networks, 2008, pp. 2956–2965.</text:p>
          </table:table-cell>
        </table:table-row>
        <table:table-row table:style-name="ro1">
          <table:table-cell office:value-type="string" calcext:value-type="string">
            <text:p>Novamente</text:p>
          </table:table-cell>
          <table:table-cell office:value-type="string" calcext:value-type="string">
            <text:p>Goertzel2007a</text:p>
          </table:table-cell>
          <table:table-cell office:value-type="string" calcext:value-type="string">
            <text:p>B. Goertzel, “Virtual Easter Egg Hunting: A Thought-Experiment in Embodied Social Learning, Cognitive Process Integration, and the Dynamic Emergence of the Self,” Front. Artif. Intell. Appl., vol. 157, 2007.</text:p>
          </table:table-cell>
        </table:table-row>
        <table:table-row table:style-name="ro1">
          <table:table-cell office:value-type="string" calcext:value-type="string">
            <text:p>Novamente</text:p>
          </table:table-cell>
          <table:table-cell office:value-type="string" calcext:value-type="string">
            <text:p>Goertzel2008f</text:p>
          </table:table-cell>
          <table:table-cell office:value-type="string" calcext:value-type="string">
            <text:p>B. Goertzel, “A pragmatic path toward endowing virtually-embodied AIs with human-level linguistic capability,” in Proceedings of the International Joint Conference on Neural Networks, 2008.</text:p>
          </table:table-cell>
        </table:table-row>
        <table:table-row table:style-name="ro1">
          <table:table-cell office:value-type="string" calcext:value-type="string">
            <text:p>Novamente</text:p>
          </table:table-cell>
          <table:table-cell office:value-type="string" calcext:value-type="string">
            <text:p>Goertzel2007</text:p>
          </table:table-cell>
          <table:table-cell office:value-type="string" calcext:value-type="string">
            <text:p>B. Goertzel and S. V. Bugaj, “Stages of Cognitive Development in Uncertain-Logic-Based AI Systems,” Front. Artifical Intell. Appl., vol. 157, p. 174, 2007.</text:p>
          </table:table-cell>
        </table:table-row>
        <table:table-row table:style-name="ro1">
          <table:table-cell office:value-type="string" calcext:value-type="string">
            <text:p>Novamente</text:p>
          </table:table-cell>
          <table:table-cell office:value-type="string" calcext:value-type="string">
            <text:p>Goertzel2006b</text:p>
          </table:table-cell>
          <table:table-cell office:value-type="string" calcext:value-type="string">
            <text:p>B. Goertzel, A. Heljakka, S. V. Bugaj, C. Pennachin, and M. Looks, “Exploring Android Developmental Psychology in a Simulation World,” in Proceedings of the ICCS 2006, 2006, pp. 27–30.</text:p>
          </table:table-cell>
        </table:table-row>
        <table:table-row table:style-name="ro1">
          <table:table-cell office:value-type="string" calcext:value-type="string">
            <text:p>Novamente</text:p>
          </table:table-cell>
          <table:table-cell office:value-type="string" calcext:value-type="string">
            <text:p>Goertzel2008</text:p>
          </table:table-cell>
          <table:table-cell office:value-type="string" calcext:value-type="string">
            <text:p>B. Goertzel and C. Pennachin, “How might probabilistic reasoning emerge from the brain?,” in Proceedings of the First Conference onArtificial General Intelligence, 2008, vol. 171, pp. 149–160.</text:p>
          </table:table-cell>
        </table:table-row>
        <table:table-row table:style-name="ro1">
          <table:table-cell office:value-type="string" calcext:value-type="string">
            <text:p>Novamente</text:p>
          </table:table-cell>
          <table:table-cell office:value-type="string" calcext:value-type="string">
            <text:p>Goertzel2007b</text:p>
          </table:table-cell>
          <table:table-cell office:value-type="string" calcext:value-type="string">
            <text:p>B. Goertzel and C. Pennachin, “The Novamente Artificial Intelligence Engine,” in Artificial General Intelligence, Springer Berlin Heidelberg, 2007, pp. 63–129.</text:p>
          </table:table-cell>
        </table:table-row>
        <table:table-row table:style-name="ro1">
          <table:table-cell office:value-type="string" calcext:value-type="string">
            <text:p>Novamente</text:p>
          </table:table-cell>
          <table:table-cell office:value-type="string" calcext:value-type="string">
            <text:p>Goertzel2008b</text:p>
          </table:table-cell>
          <table:table-cell office:value-type="string" calcext:value-type="string">
            <text:p>B. Goertzel, C. Pennachin, N. Geissweiller, M. Looks, A. Senna, W. Silva, A. Heljakka, and C. Lopes, “An Integrative Methodology for Teaching Embodied Non-Linguistic Agents, Applied to Virtual Animals in Second Life,” Front. Artif. Intell. Appl., vol. 171, pp. 161–175, 2008.</text:p>
          </table:table-cell>
        </table:table-row>
        <table:table-row table:style-name="ro1">
          <table:table-cell office:value-type="string" calcext:value-type="string">
            <text:p>Novamente</text:p>
          </table:table-cell>
          <table:table-cell office:value-type="string" calcext:value-type="string">
            <text:p>Goertzel2008c</text:p>
          </table:table-cell>
          <table:table-cell office:value-type="string" calcext:value-type="string">
            <text:p>B. Goertzel, C. Pennachin, and S. De Souza, “An inferential dynamics approach to personality and emotion driven behavior determination for virtual animals,” AISB 2008 Conv. Commun. Interact. Soc. Intell., 2008.</text:p>
          </table:table-cell>
        </table:table-row>
        <table:table-row table:style-name="ro1">
          <table:table-cell office:value-type="string" calcext:value-type="string">
            <text:p>Novamente</text:p>
          </table:table-cell>
          <table:table-cell office:value-type="string" calcext:value-type="string">
            <text:p>Goertzel2006a</text:p>
          </table:table-cell>
          <table:table-cell office:value-type="string" calcext:value-type="string">
            <text:p>B. Goertzel, H. Pinto, A. Heljakka, I. F. Goertzel, M. Ross, and C. Pennachin, “Using dependency parsing and probabilistic inference to extract relationships between genes, proteins and malignancies implicit among multiple biomedical research abstracts,” in Proceedings of the HLT-NAACL BioNLP Workshop on Linking Natural Language and Biology, 2006.</text:p>
          </table:table-cell>
        </table:table-row>
        <table:table-row table:style-name="ro1">
          <table:table-cell office:value-type="string" calcext:value-type="string">
            <text:p>Novamente</text:p>
          </table:table-cell>
          <table:table-cell office:value-type="string" calcext:value-type="string">
            <text:p>Heljakka2007</text:p>
          </table:table-cell>
          <table:table-cell office:value-type="string" calcext:value-type="string">
            <text:p>A. Heljakka, B. Goertzel, W. Silva, C. Pennachin, A. Senna, and I. Goertzel, “Probabilistic Logic Based Reinforcement Learning of Simple Embodied Behaviors in a 3D Simulation World,” Front. Artifical Intell. Appl., vol. 157, pp. 253–275, 2007.</text:p>
          </table:table-cell>
        </table:table-row>
        <table:table-row table:style-name="ro1">
          <table:table-cell office:value-type="string" calcext:value-type="string">
            <text:p>Novamente</text:p>
          </table:table-cell>
          <table:table-cell office:value-type="string" calcext:value-type="string">
            <text:p>Ikle2008</text:p>
          </table:table-cell>
          <table:table-cell office:value-type="string" calcext:value-type="string">
            <text:p>M. Iklé and B. Goertzel, “Probabilistic quantifier logic for general intelligence: An indefinite probabilities approach,” Front. Artif. Intell. Appl., vol. 171, no. 1, pp. 188–199, 2008.</text:p>
          </table:table-cell>
        </table:table-row>
        <table:table-row table:style-name="ro1">
          <table:table-cell office:value-type="string" calcext:value-type="string">
            <text:p>Novamente</text:p>
          </table:table-cell>
          <table:table-cell office:value-type="string" calcext:value-type="string">
            <text:p>Lian2010</text:p>
          </table:table-cell>
          <table:table-cell office:value-type="string" calcext:value-type="string">
            <text:p>R. Lian, B. Goertzel, R. Liu, M. Ross, M. Queiroz, and L. Vepstas, “Sentence generation for artificial brains: A glocal similarity-matching approach,” Neurocomputing, vol. 74, no. 1–3, pp. 95–103, 2010.</text:p>
          </table:table-cell>
        </table:table-row>
        <table:table-row table:style-name="ro1">
          <table:table-cell office:value-type="string" calcext:value-type="string">
            <text:p>Novamente</text:p>
          </table:table-cell>
          <table:table-cell office:value-type="string" calcext:value-type="string">
            <text:p>Looks2004</text:p>
          </table:table-cell>
          <table:table-cell office:value-type="string" calcext:value-type="string">
            <text:p>M. Looks, B. Goertzel, and C. Pennachin, “Novamente: An Integrative Architecture for General Intelligence,” in AAAI Fall Symposium, Achieving Human-Level Intelligence, 2004.</text:p>
          </table:table-cell>
        </table:table-row>
        <table:table-row table:style-name="ro1">
          <table:table-cell office:value-type="string" calcext:value-type="string">
            <text:p>OMAR</text:p>
          </table:table-cell>
          <table:table-cell office:value-type="string" calcext:value-type="string">
            <text:p>Cramer1998</text:p>
          </table:table-cell>
          <table:table-cell office:value-type="string" calcext:value-type="string">
            <text:p>N. Cramer, “Distributed-OMAR: Reconfiguring a Lisp System as a Hybrid Lisp/(Java) Component,” in Lisp Users Group Meeting, 1998.</text:p>
          </table:table-cell>
        </table:table-row>
        <table:table-row table:style-name="ro1">
          <table:table-cell office:value-type="string" calcext:value-type="string">
            <text:p>OMAR</text:p>
          </table:table-cell>
          <table:table-cell office:value-type="string" calcext:value-type="string">
            <text:p>Deutcsh1999</text:p>
          </table:table-cell>
          <table:table-cell office:value-type="string" calcext:value-type="string">
            <text:p>S. E. Deutcsh, N. Cramer, G. Keith, and B. Freeman, “The Distributed Operator Model Architecture,” Tech. Rep. AFRL-HE-WP-TR-1999-0023, 1999.</text:p>
          </table:table-cell>
        </table:table-row>
        <table:table-row table:style-name="ro1">
          <table:table-cell office:value-type="string" calcext:value-type="string">
            <text:p>OMAR</text:p>
          </table:table-cell>
          <table:table-cell office:value-type="string" calcext:value-type="string">
            <text:p>Deutsch2004b</text:p>
          </table:table-cell>
          <table:table-cell office:value-type="string" calcext:value-type="string">
            <text:p>S. Deutsch and R. Pew, “Examining new Flight Deck Technology using Human Performance Modeling,” in Proceedings of the Human Factors and Ergonomics Society Annual Meeting, 2004, pp. 108–112.</text:p>
          </table:table-cell>
        </table:table-row>
        <table:table-row table:style-name="ro1">
          <table:table-cell office:value-type="string" calcext:value-type="string">
            <text:p>OMAR</text:p>
          </table:table-cell>
          <table:table-cell office:value-type="string" calcext:value-type="string">
            <text:p>Deutsch2004</text:p>
          </table:table-cell>
          <table:table-cell office:value-type="string" calcext:value-type="string">
            <text:p>S. Deutsch, R. W. Pew, Y. J. Tenney, D. E. Diller, K. Godfrey, S. Spector, B. Benyo, S. Date, and K. A. Gluck, “Agent-based modeling and behavior representation (AMBR),” Tech. Rep. AFRL-HE-WP-TR-2004-0191, 2004.</text:p>
          </table:table-cell>
        </table:table-row>
        <table:table-row table:style-name="ro1">
          <table:table-cell office:value-type="string" calcext:value-type="string">
            <text:p>OMAR</text:p>
          </table:table-cell>
          <table:table-cell office:value-type="string" calcext:value-type="string">
            <text:p>Deutsch1998b</text:p>
          </table:table-cell>
          <table:table-cell office:value-type="string" calcext:value-type="string">
            <text:p>S. Deutsch, “Multi-disciplinary Foundations for Multiple ­ task Human Performance Modeling in OMAR,” in Proceedings of the 20th Annual Meeting of the Cognitive Science Society, 1998.</text:p>
          </table:table-cell>
        </table:table-row>
        <table:table-row table:style-name="ro1">
          <table:table-cell office:value-type="string" calcext:value-type="string">
            <text:p>OMAR</text:p>
          </table:table-cell>
          <table:table-cell office:value-type="string" calcext:value-type="string">
            <text:p>Deutsch2005</text:p>
          </table:table-cell>
          <table:table-cell office:value-type="string" calcext:value-type="string">
            <text:p>S. Deutsch, “Reconceptualizing Expertise Explaining an Expert’s Error,” in Proceedings of the 7th Naturalistic Decision Making Conference, 2005.</text:p>
          </table:table-cell>
        </table:table-row>
        <table:table-row table:style-name="ro1">
          <table:table-cell office:value-type="string" calcext:value-type="string">
            <text:p>OMAR</text:p>
          </table:table-cell>
          <table:table-cell office:value-type="string" calcext:value-type="string">
            <text:p>Deutsch1997</text:p>
          </table:table-cell>
          <table:table-cell office:value-type="string" calcext:value-type="string">
            <text:p>S. Deutsch, “Multi-agent human performance modeling in OMAR,” in Design of Computing Systems: Social and Ergonomic Cosiderations, M. Smith, G. Salvendy, and R. Koubek, Eds. Elsevier, 1997, pp. 79–82.</text:p>
          </table:table-cell>
        </table:table-row>
        <table:table-row table:style-name="ro1">
          <table:table-cell office:value-type="string" calcext:value-type="string">
            <text:p>OMAR</text:p>
          </table:table-cell>
          <table:table-cell office:value-type="string" calcext:value-type="string">
            <text:p>Deutsch1998a</text:p>
          </table:table-cell>
          <table:table-cell office:value-type="string" calcext:value-type="string">
            <text:p>S. Deutsch, “Intelligent Agent Feasibility Study Volume 1: Agent-based System Technology,” Tech. Rep. AFRL-HE-WP-TR-1998-0007, 1998.</text:p>
          </table:table-cell>
        </table:table-row>
        <table:table-row table:style-name="ro1">
          <table:table-cell office:value-type="string" calcext:value-type="string">
            <text:p>OMAR</text:p>
          </table:table-cell>
          <table:table-cell office:value-type="string" calcext:value-type="string">
            <text:p>Deutsch2006</text:p>
          </table:table-cell>
          <table:table-cell office:value-type="string" calcext:value-type="string">
            <text:p>S. E. Deutsch, “UAV Operator Human Performance Models,” Tech. Rep. AFRL-RI-RS-TR-2006-0158, 2006.</text:p>
          </table:table-cell>
        </table:table-row>
        <table:table-row table:style-name="ro1">
          <table:table-cell office:value-type="string" calcext:value-type="string">
            <text:p>OMAR</text:p>
          </table:table-cell>
          <table:table-cell office:value-type="string" calcext:value-type="string">
            <text:p>Deutsch1995</text:p>
          </table:table-cell>
          <table:table-cell office:value-type="string" calcext:value-type="string">
            <text:p>S. E. Deutsch, N. Cramer, and C. E. Feehrer, “Research, Development, Training, and Evaluation (RDT&amp;E) Support: Operability Model Architecture,” Tech. Rep. AL/HR-TP-1995-0018, 1995.</text:p>
          </table:table-cell>
        </table:table-row>
        <table:table-row table:style-name="ro1">
          <table:table-cell office:value-type="string" calcext:value-type="string">
            <text:p>OMAR</text:p>
          </table:table-cell>
          <table:table-cell office:value-type="string" calcext:value-type="string">
            <text:p>Deutsch1997a</text:p>
          </table:table-cell>
          <table:table-cell office:value-type="string" calcext:value-type="string">
            <text:p>S. E. Deutsch, J. Macmillan, N. L. Camer, and S. Chopra, “Operability Model Architecture: Demonstration Final Report,” Tech. Rep. AL/HR-TR-1996-0161, 1997.</text:p>
          </table:table-cell>
        </table:table-row>
        <table:table-row table:style-name="ro1">
          <table:table-cell office:value-type="string" calcext:value-type="string">
            <text:p>OMAR</text:p>
          </table:table-cell>
          <table:table-cell office:value-type="string" calcext:value-type="string">
            <text:p>Deutsch1998</text:p>
          </table:table-cell>
          <table:table-cell office:value-type="string" calcext:value-type="string">
            <text:p>S. Deutsch and N. Cramer, “Omar Human Performance Modeling in a Decision Support Experiment,” in Proceedings of the Human Factors and Ergonomics Society 42nd Annual Meeting, 1998, pp. 1232–1236.</text:p>
          </table:table-cell>
        </table:table-row>
        <table:table-row table:style-name="ro1">
          <table:table-cell office:value-type="string" calcext:value-type="string">
            <text:p>OMAR</text:p>
          </table:table-cell>
          <table:table-cell office:value-type="string" calcext:value-type="string">
            <text:p>Deutsch1998c</text:p>
          </table:table-cell>
          <table:table-cell office:value-type="string" calcext:value-type="string">
            <text:p>S. Deutsch and N. Cramer, “Omar Human Performance Modeling in a Decision Support Experiment,” in Proceedings of the Human Factors and Ergonomics Society 42nd Annual Meeting, 1998, pp. 1232–1236.</text:p>
          </table:table-cell>
        </table:table-row>
        <table:table-row table:style-name="ro1">
          <table:table-cell office:value-type="string" calcext:value-type="string">
            <text:p>OMAR</text:p>
          </table:table-cell>
          <table:table-cell office:value-type="string" calcext:value-type="string">
            <text:p>Deutsch2003</text:p>
          </table:table-cell>
          <table:table-cell office:value-type="string" calcext:value-type="string">
            <text:p>S. Deutsch and R. Pew, “Modeling the NASA Baseline and SVS-Equipped Approach and Landing Scenarios in D-OMAR,” in Proceedings of the 2003 Conference on Human Performance Modeling of Approach and Landing with Augmented Displays, 2003, pp. 143–164.</text:p>
          </table:table-cell>
        </table:table-row>
        <table:table-row table:style-name="ro1">
          <table:table-cell office:value-type="string" calcext:value-type="string">
            <text:p>OMAR</text:p>
          </table:table-cell>
          <table:table-cell office:value-type="string" calcext:value-type="string">
            <text:p>Deutsch2004a</text:p>
          </table:table-cell>
          <table:table-cell office:value-type="string" calcext:value-type="string">
            <text:p>S. Deutsch and R. Pew, “Modeling the NASA SVS Part-task Scenarios in D-OMAR,” BBN Rep. No. 8399, 2004.</text:p>
          </table:table-cell>
        </table:table-row>
        <table:table-row table:style-name="ro1">
          <table:table-cell office:value-type="string" calcext:value-type="string">
            <text:p>OMAR</text:p>
          </table:table-cell>
          <table:table-cell office:value-type="string" calcext:value-type="string">
            <text:p>Deutsch2002</text:p>
          </table:table-cell>
          <table:table-cell office:value-type="string" calcext:value-type="string">
            <text:p>S. Deutsch and R. Pew, “Modeling human error in a real-world teamwork environment,” in Proceedings of the Twentieth-fourth Annual Meeting of the Cognitive Science Society, 2002, pp. 274–279.</text:p>
          </table:table-cell>
        </table:table-row>
        <table:table-row table:style-name="ro1">
          <table:table-cell office:value-type="string" calcext:value-type="string">
            <text:p>OMAR</text:p>
          </table:table-cell>
          <table:table-cell office:value-type="string" calcext:value-type="string">
            <text:p>Deutsch1998e</text:p>
          </table:table-cell>
          <table:table-cell office:value-type="string" calcext:value-type="string">
            <text:p>S. Deutsch, R. Pew, R. Granville, B. Roberts, A. Mulvehill, and N. Cramer, “Automating Maintenance Instructions Study: Procedure Planning Technologies,” Tech. Rep. AFRL-HE-WP-TR-1998-0004, 1998.</text:p>
          </table:table-cell>
        </table:table-row>
        <table:table-row table:style-name="ro1">
          <table:table-cell office:value-type="string" calcext:value-type="string">
            <text:p>OMAR</text:p>
          </table:table-cell>
          <table:table-cell office:value-type="string" calcext:value-type="string">
            <text:p>Deutsch2014</text:p>
          </table:table-cell>
          <table:table-cell office:value-type="string" calcext:value-type="string">
            <text:p>S. Deutsch and M. J. Young, “A Computational Dual-Process Model of Social Interaction,” Tehcnical Rep., 2014.</text:p>
          </table:table-cell>
        </table:table-row>
        <table:table-row table:style-name="ro1">
          <table:table-cell office:value-type="string" calcext:value-type="string">
            <text:p>OMAR</text:p>
          </table:table-cell>
          <table:table-cell office:value-type="string" calcext:value-type="string">
            <text:p>Diedrich2002</text:p>
          </table:table-cell>
          <table:table-cell office:value-type="string" calcext:value-type="string">
            <text:p>F. J. Diedrich, B. Roberts, D. E. Diller, J. Macmillan, and S. Deutsch, “Hybrid team training testbed for AWACS aircraft controllers,” in Proceedings of the Human Factors and Ergonomics Society 46th Annual Meeting, 2002, pp. 2030–2034.</text:p>
          </table:table-cell>
        </table:table-row>
        <table:table-row table:style-name="ro1">
          <table:table-cell office:value-type="string" calcext:value-type="string">
            <text:p>OMAR</text:p>
          </table:table-cell>
          <table:table-cell office:value-type="string" calcext:value-type="string">
            <text:p>MacMillan1997</text:p>
          </table:table-cell>
          <table:table-cell office:value-type="string" calcext:value-type="string">
            <text:p>J. MacMillan, S. E. Deutsch, and M. J. Young, “A comparison of alternatives for automated decision support in a multi-task environment,” in Proceedings of the Human Factors and Ergonomics Society 41st Annual Meeting, 1997, pp. 190–194.</text:p>
          </table:table-cell>
        </table:table-row>
        <table:table-row table:style-name="ro1">
          <table:table-cell office:value-type="string" calcext:value-type="string">
            <text:p>OMAR</text:p>
          </table:table-cell>
          <table:table-cell office:value-type="string" calcext:value-type="string">
            <text:p>Scott2002</text:p>
          </table:table-cell>
          <table:table-cell office:value-type="string" calcext:value-type="string">
            <text:p>R. Scott, S. E. Deutsch, T. Kazmierzak, S. Kuper, E. M. Roth, E. Malchiodi, R. G. Eggleston, and R. Whitaker, “Using Software Agents in a Work Centered Support System for Weather Forecasting and Monitoring,” in Proceedings of the Human Factors and Ergonomics Society 46th Annual Meeting, 2002, pp. 433–437.</text:p>
          </table:table-cell>
        </table:table-row>
        <table:table-row table:style-name="ro1">
          <table:table-cell office:value-type="string" calcext:value-type="string">
            <text:p>OMAR</text:p>
          </table:table-cell>
          <table:table-cell office:value-type="string" calcext:value-type="string">
            <text:p>Young1993</text:p>
          </table:table-cell>
          <table:table-cell office:value-type="string" calcext:value-type="string">
            <text:p>M. J. Young, “Successively Approximating Human Performance,” Tech. Rep. AL/HR-TP1993-0026, 1993.</text:p>
          </table:table-cell>
        </table:table-row>
        <table:table-row table:style-name="ro1">
          <table:table-cell office:value-type="string" calcext:value-type="string">
            <text:p>OMAR</text:p>
          </table:table-cell>
          <table:table-cell office:value-type="string" calcext:value-type="string">
            <text:p>Young1997</text:p>
          </table:table-cell>
          <table:table-cell office:value-type="string" calcext:value-type="string">
            <text:p>M. J. Young and S. E. Deutsch, “Integrating Human Performance into the Design Process: The Operator Model Architecture,” in Proceedings of the 1997 IEEE Sixth Conference on Global Perspectives of Human Factors in Power Generation, 1997.</text:p>
          </table:table-cell>
        </table:table-row>
        <table:table-row table:style-name="ro1">
          <table:table-cell office:value-type="string" calcext:value-type="string">
            <text:p>OSCAR</text:p>
          </table:table-cell>
          <table:table-cell office:value-type="string" calcext:value-type="string">
            <text:p>Pollock2001</text:p>
          </table:table-cell>
          <table:table-cell office:value-type="string" calcext:value-type="string">
            <text:p>J. L. Pollock, “Defeasible reasoning with variable degrees of justification,” Artif. Intell., vol. 133, no. 1–2, pp. 233–282, 2001.</text:p>
          </table:table-cell>
        </table:table-row>
        <table:table-row table:style-name="ro1">
          <table:table-cell office:value-type="string" calcext:value-type="string">
            <text:p>OSCAR</text:p>
          </table:table-cell>
          <table:table-cell office:value-type="string" calcext:value-type="string">
            <text:p>Pollock1998a</text:p>
          </table:table-cell>
          <table:table-cell office:value-type="string" calcext:value-type="string">
            <text:p>J. L. Pollock, “Degrees of Justification.” SCHRIFTENREIHE-WITTGENSTEIN GESELLSCHAFT, 26, pp.207-223, 1998.</text:p>
          </table:table-cell>
        </table:table-row>
        <table:table-row table:style-name="ro1">
          <table:table-cell office:value-type="string" calcext:value-type="string">
            <text:p>OSCAR</text:p>
          </table:table-cell>
          <table:table-cell office:value-type="string" calcext:value-type="string">
            <text:p>Pollock1996b</text:p>
          </table:table-cell>
          <table:table-cell office:value-type="string" calcext:value-type="string">
            <text:p>J. L. Pollock, “Planning Agents,” in Foundations of Rational Agency, Springer Netherlands, 1999, pp. 63–79.</text:p>
          </table:table-cell>
        </table:table-row>
        <table:table-row table:style-name="ro1">
          <table:table-cell office:value-type="string" calcext:value-type="string">
            <text:p>OSCAR</text:p>
          </table:table-cell>
          <table:table-cell office:value-type="string" calcext:value-type="string">
            <text:p>Pollock1994</text:p>
          </table:table-cell>
          <table:table-cell office:value-type="string" calcext:value-type="string">
            <text:p>J. L. Pollock, “Logical Foundations for Decision-Theoretic Planning,” in Proceedings of the AAAI Spring Symposium on Game Theoretic and Decision Theoretic Agents, 1994, pp. 225–231.</text:p>
          </table:table-cell>
        </table:table-row>
        <table:table-row table:style-name="ro1">
          <table:table-cell office:value-type="string" calcext:value-type="string">
            <text:p>OSCAR</text:p>
          </table:table-cell>
          <table:table-cell office:value-type="string" calcext:value-type="string">
            <text:p>Pollock1996</text:p>
          </table:table-cell>
          <table:table-cell office:value-type="string" calcext:value-type="string">
            <text:p>J. L. Pollock, “Implementing Defeasible Reasoning,” in Workshop on Computational Dialectics—FAPR’96, 1996.</text:p>
          </table:table-cell>
        </table:table-row>
        <table:table-row table:style-name="ro1">
          <table:table-cell office:value-type="string" calcext:value-type="string">
            <text:p>OSCAR</text:p>
          </table:table-cell>
          <table:table-cell office:value-type="string" calcext:value-type="string">
            <text:p>Pollock1992</text:p>
          </table:table-cell>
          <table:table-cell office:value-type="string" calcext:value-type="string">
            <text:p>J. L. Pollock, “Rationality, Function, and Content,” Philos. Stud., vol. 65, no. 1, pp. 129–151, 1992.</text:p>
          </table:table-cell>
        </table:table-row>
        <table:table-row table:style-name="ro1">
          <table:table-cell office:value-type="string" calcext:value-type="string">
            <text:p>OSCAR</text:p>
          </table:table-cell>
          <table:table-cell office:value-type="string" calcext:value-type="string">
            <text:p>Pollock1993a</text:p>
          </table:table-cell>
          <table:table-cell office:value-type="string" calcext:value-type="string">
            <text:p>J. L. Pollock, “Oscar - A General-Purpose Defeasible Reasoner,” AAAI Tech. Rep. FS-93-01, 1993.</text:p>
          </table:table-cell>
        </table:table-row>
        <table:table-row table:style-name="ro1">
          <table:table-cell office:value-type="string" calcext:value-type="string">
            <text:p>OSCAR</text:p>
          </table:table-cell>
          <table:table-cell office:value-type="string" calcext:value-type="string">
            <text:p>Pollock1988</text:p>
          </table:table-cell>
          <table:table-cell office:value-type="string" calcext:value-type="string">
            <text:p>J. L. Pollock, “My Brother, The Machine,” Nous, vol. 22, no. 2, pp. 173–211, 1988.</text:p>
          </table:table-cell>
        </table:table-row>
        <table:table-row table:style-name="ro1">
          <table:table-cell office:value-type="string" calcext:value-type="string">
            <text:p>OSCAR</text:p>
          </table:table-cell>
          <table:table-cell office:value-type="string" calcext:value-type="string">
            <text:p>Pollock1998</text:p>
          </table:table-cell>
          <table:table-cell office:value-type="string" calcext:value-type="string">
            <text:p>J. L. Pollock, “The Logical Foundations of Goal-Regression Planning in Autonomous Agents,” Artif. Intell., vol. 106, no. 2, pp. 267–334, 1998.</text:p>
          </table:table-cell>
        </table:table-row>
        <table:table-row table:style-name="ro1">
          <table:table-cell office:value-type="string" calcext:value-type="string">
            <text:p>OSCAR</text:p>
          </table:table-cell>
          <table:table-cell office:value-type="string" calcext:value-type="string">
            <text:p>Pollock1997a</text:p>
          </table:table-cell>
          <table:table-cell office:value-type="string" calcext:value-type="string">
            <text:p>J. L. Pollock, “Taking perception seriously,” in Proceedings of the first international conference on Autonomous agents (AGENTS), 1997, pp. 526–527.</text:p>
          </table:table-cell>
        </table:table-row>
        <table:table-row table:style-name="ro1">
          <table:table-cell office:value-type="string" calcext:value-type="string">
            <text:p>OSCAR</text:p>
          </table:table-cell>
          <table:table-cell office:value-type="string" calcext:value-type="string">
            <text:p>Pollock1999a</text:p>
          </table:table-cell>
          <table:table-cell office:value-type="string" calcext:value-type="string">
            <text:p>J. L. Pollock, “Natural Deduction.” Tech. Report, 1999.</text:p>
          </table:table-cell>
        </table:table-row>
        <table:table-row table:style-name="ro1">
          <table:table-cell office:value-type="string" calcext:value-type="string">
            <text:p>OSCAR</text:p>
          </table:table-cell>
          <table:table-cell office:value-type="string" calcext:value-type="string">
            <text:p>Pollock2009</text:p>
          </table:table-cell>
          <table:table-cell office:value-type="string" calcext:value-type="string">
            <text:p>J. L. Pollock, “OSCAR-DSS.” Tech. Report, 2009.</text:p>
          </table:table-cell>
        </table:table-row>
        <table:table-row table:style-name="ro1">
          <table:table-cell office:value-type="string" calcext:value-type="string">
            <text:p>OSCAR</text:p>
          </table:table-cell>
          <table:table-cell office:value-type="string" calcext:value-type="string">
            <text:p>Pollock1996c</text:p>
          </table:table-cell>
          <table:table-cell office:value-type="string" calcext:value-type="string">
            <text:p>J. L. Pollock, “The Oscar Manual.” 1996.</text:p>
          </table:table-cell>
        </table:table-row>
        <table:table-row table:style-name="ro1">
          <table:table-cell office:value-type="string" calcext:value-type="string">
            <text:p>OSCAR</text:p>
          </table:table-cell>
          <table:table-cell office:value-type="string" calcext:value-type="string">
            <text:p>Pollock2006</text:p>
          </table:table-cell>
          <table:table-cell office:value-type="string" calcext:value-type="string">
            <text:p>J. L. Pollock, “Against optimality: logical foundation for decision-theoretic planning in autonomous agents,” Comput. Intell., vol. 22, no. 1, pp. 1–25, 2006.</text:p>
          </table:table-cell>
        </table:table-row>
        <table:table-row table:style-name="ro1">
          <table:table-cell office:value-type="string" calcext:value-type="string">
            <text:p>OSCAR</text:p>
          </table:table-cell>
          <table:table-cell office:value-type="string" calcext:value-type="string">
            <text:p>Pollock1995</text:p>
          </table:table-cell>
          <table:table-cell office:value-type="string" calcext:value-type="string">
            <text:p>J. L. Pollock, “Defeasible Reasoning in OSCAR,” Comput. Res. Repos., 2000.</text:p>
          </table:table-cell>
        </table:table-row>
        <table:table-row table:style-name="ro1">
          <table:table-cell office:value-type="string" calcext:value-type="string">
            <text:p>OSCAR</text:p>
          </table:table-cell>
          <table:table-cell office:value-type="string" calcext:value-type="string">
            <text:p>Pollock1988b</text:p>
          </table:table-cell>
          <table:table-cell office:value-type="string" calcext:value-type="string">
            <text:p>J. L. Pollock, “Interest-Driven Reasoning,” Synthese, vol. 74, no. 3, pp. 369–330, 1988.</text:p>
          </table:table-cell>
        </table:table-row>
        <table:table-row table:style-name="ro1">
          <table:table-cell office:value-type="string" calcext:value-type="string">
            <text:p>OSCAR</text:p>
          </table:table-cell>
          <table:table-cell office:value-type="string" calcext:value-type="string">
            <text:p>Pollock2007</text:p>
          </table:table-cell>
          <table:table-cell office:value-type="string" calcext:value-type="string">
            <text:p>J. L. Pollock, “OSCAR: An Agent Architecture Based on Defeasible Reasoning,” in AAAI Spring Symposium: Emotion, Personality, and Social Behavior, 2008.</text:p>
          </table:table-cell>
        </table:table-row>
        <table:table-row table:style-name="ro1">
          <table:table-cell office:value-type="string" calcext:value-type="string">
            <text:p>OSCAR</text:p>
          </table:table-cell>
          <table:table-cell office:value-type="string" calcext:value-type="string">
            <text:p>Pollock1990</text:p>
          </table:table-cell>
          <table:table-cell office:value-type="string" calcext:value-type="string">
            <text:p>J. L. Pollock, “Understanding the Language of Thought,” Philos. Stud., vol. 58, no. 1–2, pp. 95–120, 1990.</text:p>
          </table:table-cell>
        </table:table-row>
        <table:table-row table:style-name="ro1">
          <table:table-cell office:value-type="string" calcext:value-type="string">
            <text:p>OSCAR</text:p>
          </table:table-cell>
          <table:table-cell office:value-type="string" calcext:value-type="string">
            <text:p>Pollock1995a</text:p>
          </table:table-cell>
          <table:table-cell office:value-type="string" calcext:value-type="string">
            <text:p>J. L. Pollock, “Practical Reasoning in Oscar,” Philos. Perspect., vol. 9, pp. 15–48, 1995.</text:p>
          </table:table-cell>
        </table:table-row>
        <table:table-row table:style-name="ro1">
          <table:table-cell office:value-type="string" calcext:value-type="string">
            <text:p>OSCAR</text:p>
          </table:table-cell>
          <table:table-cell office:value-type="string" calcext:value-type="string">
            <text:p>Pollock1996a</text:p>
          </table:table-cell>
          <table:table-cell office:value-type="string" calcext:value-type="string">
            <text:p>J. L. Pollock, “Reason in a changing world,” in International Conference on Formal and Applied Practical Reasoning, 1996.</text:p>
          </table:table-cell>
        </table:table-row>
        <table:table-row table:style-name="ro1">
          <table:table-cell office:value-type="string" calcext:value-type="string">
            <text:p>OSCAR</text:p>
          </table:table-cell>
          <table:table-cell office:value-type="string" calcext:value-type="string">
            <text:p>Pollock1987</text:p>
          </table:table-cell>
          <table:table-cell office:value-type="string" calcext:value-type="string">
            <text:p>J. L. Pollock, “Defeasible reasoning,” Cogn. Sci., vol. 11, no. 4, pp. 481–518, 1987.</text:p>
          </table:table-cell>
        </table:table-row>
        <table:table-row table:style-name="ro1">
          <table:table-cell office:value-type="string" calcext:value-type="string">
            <text:p>OSCAR</text:p>
          </table:table-cell>
          <table:table-cell office:value-type="string" calcext:value-type="string">
            <text:p>Pollock1998b</text:p>
          </table:table-cell>
          <table:table-cell office:value-type="string" calcext:value-type="string">
            <text:p>J. L. Pollock, “Perceiving and Reasoning about a Changing World,” Comput. Intell., vol. 14, no. 4, pp. 498–562, 1998.</text:p>
          </table:table-cell>
        </table:table-row>
        <table:table-row table:style-name="ro1">
          <table:table-cell office:value-type="string" calcext:value-type="string">
            <text:p>OSCAR</text:p>
          </table:table-cell>
          <table:table-cell office:value-type="string" calcext:value-type="string">
            <text:p>Pollock1999</text:p>
          </table:table-cell>
          <table:table-cell office:value-type="string" calcext:value-type="string">
            <text:p>J. L. Pollock, “Rational cognition in OSCAR,” in International Workshop on Agent Theories, Architectures, and Languages, 1999.</text:p>
          </table:table-cell>
        </table:table-row>
        <table:table-row table:style-name="ro1">
          <table:table-cell office:value-type="string" calcext:value-type="string">
            <text:p>OSCAR</text:p>
          </table:table-cell>
          <table:table-cell office:value-type="string" calcext:value-type="string">
            <text:p>Pollock1993</text:p>
          </table:table-cell>
          <table:table-cell office:value-type="string" calcext:value-type="string">
            <text:p>J. L. Pollock, “Planning in OSCAR,” Minds Mach., vol. 2, pp. 113–144, 1993.</text:p>
          </table:table-cell>
        </table:table-row>
        <table:table-row table:style-name="ro1">
          <table:table-cell office:value-type="string" calcext:value-type="string">
            <text:p>OSCAR</text:p>
          </table:table-cell>
          <table:table-cell office:value-type="string" calcext:value-type="string">
            <text:p>Pollock2011</text:p>
          </table:table-cell>
          <table:table-cell office:value-type="string" calcext:value-type="string">
            <text:p>J. L. Pollock, “Reasoning defeasibly about probabilities,” Synthese, vol. 181, no. 2, pp. 317–352, 2011.</text:p>
          </table:table-cell>
        </table:table-row>
        <table:table-row table:style-name="ro1">
          <table:table-cell office:value-type="string" calcext:value-type="string">
            <text:p>OSCAR</text:p>
          </table:table-cell>
          <table:table-cell office:value-type="string" calcext:value-type="string">
            <text:p>Pollock1988a</text:p>
          </table:table-cell>
          <table:table-cell office:value-type="string" calcext:value-type="string">
            <text:p>J. L. Pollock, “The Building of Oscar,” Philos. Perspect., vol. 2, pp. 315–344, 1988.</text:p>
          </table:table-cell>
        </table:table-row>
        <table:table-row table:style-name="ro1">
          <table:table-cell office:value-type="string" calcext:value-type="string">
            <text:p>OSCAR</text:p>
          </table:table-cell>
          <table:table-cell office:value-type="string" calcext:value-type="string">
            <text:p>Pollock2010</text:p>
          </table:table-cell>
          <table:table-cell office:value-type="string" calcext:value-type="string">
            <text:p>J. L. Pollock, “Defeasible Reasoning and Degress of Justification,” Argument Comput., vol. 1, pp. 7–22, 2010.</text:p>
          </table:table-cell>
        </table:table-row>
        <table:table-row table:style-name="ro1">
          <table:table-cell office:value-type="string" calcext:value-type="string">
            <text:p>OSCAR</text:p>
          </table:table-cell>
          <table:table-cell office:value-type="string" calcext:value-type="string">
            <text:p>Pollock2008</text:p>
          </table:table-cell>
          <table:table-cell office:value-type="string" calcext:value-type="string">
            <text:p>J. L. Pollock, “OSCAR: A Cognitive Architecture for Intelligent Agents.” 2008.</text:p>
          </table:table-cell>
        </table:table-row>
        <table:table-row table:style-name="ro1">
          <table:table-cell office:value-type="string" calcext:value-type="string">
            <text:p>OSCAR</text:p>
          </table:table-cell>
          <table:table-cell office:value-type="string" calcext:value-type="string">
            <text:p>Pollock1989</text:p>
          </table:table-cell>
          <table:table-cell office:value-type="string" calcext:value-type="string">
            <text:p>J. L. Pollock, “OSCAR: a general theory of rationality,” J. Exp. Theor. Artif. Intell., vol. 1, no. 3, pp. 209–226, 1989.</text:p>
          </table:table-cell>
        </table:table-row>
        <table:table-row table:style-name="ro1">
          <table:table-cell office:value-type="string" calcext:value-type="string">
            <text:p>OSCAR</text:p>
          </table:table-cell>
          <table:table-cell office:value-type="string" calcext:value-type="string">
            <text:p>Pollock1997</text:p>
          </table:table-cell>
          <table:table-cell office:value-type="string" calcext:value-type="string">
            <text:p>J. L. Pollock, “Reasoning about Change and Persistence: A Solution to the Frame Problem,” Nous, vol. 31, no. 2, pp. 143–169, 1997.</text:p>
          </table:table-cell>
        </table:table-row>
        <table:table-row table:style-name="ro1">
          <table:table-cell office:value-type="string" calcext:value-type="string">
            <text:p>OSCAR</text:p>
          </table:table-cell>
          <table:table-cell office:value-type="string" calcext:value-type="string">
            <text:p>Pollock1990a</text:p>
          </table:table-cell>
          <table:table-cell office:value-type="string" calcext:value-type="string">
            <text:p>J. L. Pollock, “Interest Driven Supposition Reasoning,” J. Autom. Reason., vol. 6, pp. 419–461, 1990.</text:p>
          </table:table-cell>
        </table:table-row>
        <table:table-row table:style-name="ro1">
          <table:table-cell office:value-type="string" calcext:value-type="string">
            <text:p>OSCAR</text:p>
          </table:table-cell>
          <table:table-cell office:value-type="string" calcext:value-type="string">
            <text:p>Pollock1995b</text:p>
          </table:table-cell>
          <table:table-cell office:value-type="string" calcext:value-type="string">
            <text:p>J. L. Pollock and D. Hosea, “OSCAR-MDA: An Artificially Intelligent Advisor for Emergency Room Medicine,” 1995.</text:p>
          </table:table-cell>
        </table:table-row>
        <table:table-row table:style-name="ro1">
          <table:table-cell office:value-type="string" calcext:value-type="string">
            <text:p>other</text:p>
          </table:table-cell>
          <table:table-cell office:value-type="string" calcext:value-type="string">
            <text:p>Ames2004</text:p>
          </table:table-cell>
          <table:table-cell office:value-type="string" calcext:value-type="string">
            <text:p>D. R. Ames, “Strategies for Social Inference: A Similarity Contingency Model of Projection and Stereotyping in Attribute Prevalence Estimates,” J. Pers. Soc. Psychol., vol. 87, no. 5, pp. 573–585, 2004.</text:p>
          </table:table-cell>
        </table:table-row>
        <table:table-row table:style-name="ro1">
          <table:table-cell office:value-type="string" calcext:value-type="string">
            <text:p>other</text:p>
          </table:table-cell>
          <table:table-cell office:value-type="string" calcext:value-type="string">
            <text:p>Atkinson1968</text:p>
          </table:table-cell>
          <table:table-cell office:value-type="string" calcext:value-type="string">
            <text:p>R. C. Atkinson and R. M. Shiffrin, “Human Memory: A Proposed System and its Control Processes,” Psychol. Learn. Motiv. - Adv. Res. Theory, vol. 2, no. C, pp. 89–195, 1968.</text:p>
          </table:table-cell>
        </table:table-row>
        <table:table-row table:style-name="ro1">
          <table:table-cell office:value-type="string" calcext:value-type="string">
            <text:p>other</text:p>
          </table:table-cell>
          <table:table-cell office:value-type="string" calcext:value-type="string">
            <text:p>Baddeley1974</text:p>
          </table:table-cell>
          <table:table-cell office:value-type="string" calcext:value-type="string">
            <text:p>A. D. Baddeley and G. Hitch, “Working Memory,” Psychol. Learn. Motiv. - Adv. Res. Theory, vol. 8, no. C, pp. 47–89, 1974.</text:p>
          </table:table-cell>
        </table:table-row>
        <table:table-row table:style-name="ro1">
          <table:table-cell office:value-type="string" calcext:value-type="string">
            <text:p>other</text:p>
          </table:table-cell>
          <table:table-cell office:value-type="string" calcext:value-type="string">
            <text:p>Baker1993</text:p>
          </table:table-cell>
          <table:table-cell office:value-type="string" calcext:value-type="string">
            <text:p>M. J. Baker, “Dialogic Learning: Negotiation and Argumentation as Mediating Mechanisms,” in Proceedings of the World Conference on Artificial Intelligence in Education, 1993.</text:p>
          </table:table-cell>
        </table:table-row>
        <table:table-row table:style-name="ro1">
          <table:table-cell office:value-type="string" calcext:value-type="string">
            <text:p>other</text:p>
          </table:table-cell>
          <table:table-cell office:value-type="string" calcext:value-type="string">
            <text:p>Bertenthal2015</text:p>
          </table:table-cell>
          <table:table-cell office:value-type="string" calcext:value-type="string">
            <text:p>B. I. Bertenthal and A. Puce, “A Look Toward the Future of Social Attention Research,” in The Many Faces of Social Attention, Springer International Publishing, 2015, pp. 221–245.</text:p>
          </table:table-cell>
        </table:table-row>
        <table:table-row table:style-name="ro1">
          <table:table-cell office:value-type="string" calcext:value-type="string">
            <text:p>other</text:p>
          </table:table-cell>
          <table:table-cell office:value-type="string" calcext:value-type="string">
            <text:p>Birmingham2009</text:p>
          </table:table-cell>
          <table:table-cell office:value-type="string" calcext:value-type="string">
            <text:p>E. Birmingham and A. Kingstone, “Human Social Attention A New Look at Past, Present, and Future Investigations,” Ann. N. Y. Acad. Sci., vol. 1156, no. 1, pp. 118–140, 2009.</text:p>
          </table:table-cell>
        </table:table-row>
        <table:table-row table:style-name="ro1">
          <table:table-cell office:value-type="string" calcext:value-type="string">
            <text:p>other</text:p>
          </table:table-cell>
          <table:table-cell office:value-type="string" calcext:value-type="string">
            <text:p>Blaney1986</text:p>
          </table:table-cell>
          <table:table-cell office:value-type="string" calcext:value-type="string">
            <text:p>P. H. Blaney, “Affect and memory: A review,” Psychol. Bull., vol. 99, no. 2, pp. 229–246, 1986.</text:p>
          </table:table-cell>
        </table:table-row>
        <table:table-row table:style-name="ro1">
          <table:table-cell office:value-type="string" calcext:value-type="string">
            <text:p>other</text:p>
          </table:table-cell>
          <table:table-cell office:value-type="string" calcext:value-type="string">
            <text:p>Brady2008</text:p>
          </table:table-cell>
          <table:table-cell office:value-type="string" calcext:value-type="string">
            <text:p>T. F. Brady, T. Konkle, G. A. Alvarez, and A. Oliva, “Visual long-term memory has a massive storage capacity for object details,” PNAS, vol. 105, no. 38, pp. 14325–14329, 2008.</text:p>
          </table:table-cell>
        </table:table-row>
        <table:table-row table:style-name="ro1">
          <table:table-cell office:value-type="string" calcext:value-type="string">
            <text:p>other</text:p>
          </table:table-cell>
          <table:table-cell office:value-type="string" calcext:value-type="string">
            <text:p>Carroll1993</text:p>
          </table:table-cell>
          <table:table-cell office:value-type="string" calcext:value-type="string">
            <text:p>J. B. Carroll, Human cognitive abilities: A survey of factor-analytic studies. Cambridge University Press, 1993.</text:p>
          </table:table-cell>
        </table:table-row>
        <table:table-row table:style-name="ro1">
          <table:table-cell office:value-type="string" calcext:value-type="string">
            <text:p>other</text:p>
          </table:table-cell>
          <table:table-cell office:value-type="string" calcext:value-type="string">
            <text:p>Cowan2008</text:p>
          </table:table-cell>
          <table:table-cell office:value-type="string" calcext:value-type="string">
            <text:p>N. Cowan, “Chapter 20 What are the differences between long-term, short-term, and working memory?,” in Progress in Brain Research, vol. 169, Elsevier, 2008, pp. 323–338.</text:p>
          </table:table-cell>
        </table:table-row>
        <table:table-row table:style-name="ro1">
          <table:table-cell office:value-type="string" calcext:value-type="string">
            <text:p>other</text:p>
          </table:table-cell>
          <table:table-cell office:value-type="string" calcext:value-type="string">
            <text:p>Cox2005</text:p>
          </table:table-cell>
          <table:table-cell office:value-type="string" calcext:value-type="string">
            <text:p>M. T. Cox, “Metacognition in Computation: A selected research review,” Artif. Intell., vol. 169, no. 2, pp. 104–141, 2005.</text:p>
          </table:table-cell>
        </table:table-row>
        <table:table-row table:style-name="ro1">
          <table:table-cell office:value-type="string" calcext:value-type="string">
            <text:p>other</text:p>
          </table:table-cell>
          <table:table-cell office:value-type="string" calcext:value-type="string">
            <text:p>Cox2007</text:p>
          </table:table-cell>
          <table:table-cell office:value-type="string" calcext:value-type="string">
            <text:p>M. T. Cox, “Perpetual Self-Aware Cognitive Agents,” AI Mag., vol. 28, no. 1, p. 32, 2007.</text:p>
          </table:table-cell>
        </table:table-row>
        <table:table-row table:style-name="ro1">
          <table:table-cell office:value-type="string" calcext:value-type="string">
            <text:p>other</text:p>
          </table:table-cell>
          <table:table-cell office:value-type="string" calcext:value-type="string">
            <text:p>Davis2008</text:p>
          </table:table-cell>
          <table:table-cell office:value-type="string" calcext:value-type="string">
            <text:p>E. Davis, “Physical reasoning,” in The handbook of knowledge representation, Oxford, 2008, pp. 597–620.</text:p>
          </table:table-cell>
        </table:table-row>
        <table:table-row table:style-name="ro1">
          <table:table-cell office:value-type="string" calcext:value-type="string">
            <text:p>other</text:p>
          </table:table-cell>
          <table:table-cell office:value-type="string" calcext:value-type="string">
            <text:p>Dickinson2009</text:p>
          </table:table-cell>
          <table:table-cell office:value-type="string" calcext:value-type="string">
            <text:p>S. Dickinson, “The Evolution of Object Categorization and the Challenge of Image Abstraction,” in Object Categorization: Computer and Human Vision Perspectives, S. Dickinson, A. Leonardis, B. Schiele, and M. J. Tarr, Eds. Cambridge University Press, 2009.</text:p>
          </table:table-cell>
        </table:table-row>
        <table:table-row table:style-name="ro1">
          <table:table-cell office:value-type="string" calcext:value-type="string">
            <text:p>other</text:p>
          </table:table-cell>
          <table:table-cell office:value-type="string" calcext:value-type="string">
            <text:p>Dorner2013</text:p>
          </table:table-cell>
          <table:table-cell office:value-type="string" calcext:value-type="string">
            <text:p>D. Dörner and C. D. Güss, “PSI: A Computational Architecture of Cognition, Motivation, and Emotion,” Rev. Gen. Psychol., vol. 17, no. 3, pp. 297–317, 2013.</text:p>
          </table:table-cell>
        </table:table-row>
        <table:table-row table:style-name="ro1">
          <table:table-cell office:value-type="string" calcext:value-type="string">
            <text:p>other</text:p>
          </table:table-cell>
          <table:table-cell office:value-type="string" calcext:value-type="string">
            <text:p>Ericsson2014</text:p>
          </table:table-cell>
          <table:table-cell office:value-type="string" calcext:value-type="string">
            <text:p>K. A. Ericsson and W. Kintsch, “Long-Term Working Memory,” Psychol. Rev., vol. 102, no. 2, pp. 1–65, 1995.</text:p>
          </table:table-cell>
        </table:table-row>
        <table:table-row table:style-name="ro1">
          <table:table-cell office:value-type="string" calcext:value-type="string">
            <text:p>other</text:p>
          </table:table-cell>
          <table:table-cell office:value-type="string" calcext:value-type="string">
            <text:p>Flavell1979</text:p>
          </table:table-cell>
          <table:table-cell office:value-type="string" calcext:value-type="string">
            <text:p>J. H. Flavell, “Metacognition and Cognitive Monitoring: A New Area of Cognitive-Developmental Inquiry,” Am. Psychol., vol. 34, no. 10, pp. 906–911, 1979.</text:p>
          </table:table-cell>
        </table:table-row>
        <table:table-row table:style-name="ro1">
          <table:table-cell office:value-type="string" calcext:value-type="string">
            <text:p>other</text:p>
          </table:table-cell>
          <table:table-cell office:value-type="string" calcext:value-type="string">
            <text:p>Frintrop2010</text:p>
          </table:table-cell>
          <table:table-cell office:value-type="string" calcext:value-type="string">
            <text:p>S. Frintrop, E. Rome, and H. I. Christensen, “Computational Visual Attention Systems and their Cognitive Foundations: A Survey,” ACM Trans. Appl. Percept., vol. 7, no. 1, 2010.</text:p>
          </table:table-cell>
        </table:table-row>
        <table:table-row table:style-name="ro1">
          <table:table-cell office:value-type="string" calcext:value-type="string">
            <text:p>other</text:p>
          </table:table-cell>
          <table:table-cell office:value-type="string" calcext:value-type="string">
            <text:p>Higgins2014</text:p>
          </table:table-cell>
          <table:table-cell office:value-type="string" calcext:value-type="string">
            <text:p>E. T. Higgins and B. Eitam, “Priming…Shmiming: It’s About Knowing When &amp; Why Stimulated Memory Representations Become Active,” Soc. Cogn., vol. 32, pp. 1–33, 2014.</text:p>
          </table:table-cell>
        </table:table-row>
        <table:table-row table:style-name="ro1">
          <table:table-cell office:value-type="string" calcext:value-type="string">
            <text:p>other</text:p>
          </table:table-cell>
          <table:table-cell office:value-type="string" calcext:value-type="string">
            <text:p>Hilario1997</text:p>
          </table:table-cell>
          <table:table-cell office:value-type="string" calcext:value-type="string">
            <text:p>M. Hilario, “An Overview of Strategies for Neurosymbolic Integration,” in Connectionist-symbolic integration: From unified to hybrid approaches, R. Sun and F. Alexandre, Eds. Psychology Press, 1997, pp. 13–35.</text:p>
          </table:table-cell>
        </table:table-row>
        <table:table-row table:style-name="ro1">
          <table:table-cell office:value-type="string" calcext:value-type="string">
            <text:p>other</text:p>
          </table:table-cell>
          <table:table-cell office:value-type="string" calcext:value-type="string">
            <text:p>Holroyd2002</text:p>
          </table:table-cell>
          <table:table-cell office:value-type="string" calcext:value-type="string">
            <text:p>C. B. Holroyd and M. G. H. Coles, “The Neural Basis of Human Error Processing: Reinforcement Learning, Dopamine, and the Error-Related Negativity,” Psychol. Rev., vol. 109, no. 4, pp. 679–709, 2002.</text:p>
          </table:table-cell>
        </table:table-row>
        <table:table-row table:style-name="ro1">
          <table:table-cell office:value-type="string" calcext:value-type="string">
            <text:p>other</text:p>
          </table:table-cell>
          <table:table-cell office:value-type="string" calcext:value-type="string">
            <text:p>Itti1998</text:p>
          </table:table-cell>
          <table:table-cell office:value-type="string" calcext:value-type="string">
            <text:p>L. Itti, C. Koch, and E. Niebur, “A Model of Saliency-Based Visual Attention for Rapid Scene Analysis,” IEEE Trans. Pattern Anal. Mach. Intell., vol. 20, no. 11, pp. 1254–1259, 1998.</text:p>
          </table:table-cell>
        </table:table-row>
        <table:table-row table:style-name="ro1">
          <table:table-cell office:value-type="string" calcext:value-type="string">
            <text:p>other</text:p>
          </table:table-cell>
          <table:table-cell office:value-type="string" calcext:value-type="string">
            <text:p>Kahneman1997</text:p>
          </table:table-cell>
          <table:table-cell office:value-type="string" calcext:value-type="string">
            <text:p>D. Kahneman, P. Wakker, and R. Sarin, “Back to Bentham? Explorations of Experienced Utility,” Quaterly J. Econ., vol. 112, no. 2, pp. 375–405, 1997.</text:p>
          </table:table-cell>
        </table:table-row>
        <table:table-row table:style-name="ro1">
          <table:table-cell office:value-type="string" calcext:value-type="string">
            <text:p>other</text:p>
          </table:table-cell>
          <table:table-cell office:value-type="string" calcext:value-type="string">
            <text:p>Kelley2003a</text:p>
          </table:table-cell>
          <table:table-cell office:value-type="string" calcext:value-type="string">
            <text:p>T. D. Kelley, “Symbolic and Sub-symbolic Representations in Computational Models of Human Cognition. What Can Be Learned from Biology?,” Theory Psychol., vol. 13, no. 6, pp. 847–860, 2003.</text:p>
          </table:table-cell>
        </table:table-row>
        <table:table-row table:style-name="ro1">
          <table:table-cell office:value-type="string" calcext:value-type="string">
            <text:p>other</text:p>
          </table:table-cell>
          <table:table-cell office:value-type="string" calcext:value-type="string">
            <text:p>Khaleghi2013</text:p>
          </table:table-cell>
          <table:table-cell office:value-type="string" calcext:value-type="string">
            <text:p>B. Khaleghi, A. Khamis, and F. O. Karray, “Multisensor data fusion: A review of the state-of-the-art,” Inf. Fusion, vol. 14, no. 1, pp. 28–44, 2013.</text:p>
          </table:table-cell>
        </table:table-row>
        <table:table-row table:style-name="ro1">
          <table:table-cell office:value-type="string" calcext:value-type="string">
            <text:p>other</text:p>
          </table:table-cell>
          <table:table-cell office:value-type="string" calcext:value-type="string">
            <text:p>Koons2017</text:p>
          </table:table-cell>
          <table:table-cell office:value-type="string" calcext:value-type="string">
            <text:p>R. Koons, “Defeasible Reasoning,” The Stanford Encyclopedia of Philosophy. 2017.</text:p>
          </table:table-cell>
        </table:table-row>
        <table:table-row table:style-name="ro1">
          <table:table-cell office:value-type="string" calcext:value-type="string">
            <text:p>other</text:p>
          </table:table-cell>
          <table:table-cell office:value-type="string" calcext:value-type="string">
            <text:p>Laird2017</text:p>
          </table:table-cell>
          <table:table-cell office:value-type="string" calcext:value-type="string">
            <text:p>J. E. Laird, C. Lebiere, and P. S. Rosenbloom, “A Standard Model for the Mind: Toward a Common Computational Framework across Artificial Intelligence, Cognitive Science, Neuroscience, and Robotics,” AI Mag., vol. In press, 2017.</text:p>
          </table:table-cell>
        </table:table-row>
        <table:table-row table:style-name="ro1">
          <table:table-cell office:value-type="string" calcext:value-type="string">
            <text:p>other</text:p>
          </table:table-cell>
          <table:table-cell office:value-type="string" calcext:value-type="string">
            <text:p>Landauer1986</text:p>
          </table:table-cell>
          <table:table-cell office:value-type="string" calcext:value-type="string">
            <text:p>K. Landauer, “How Much Do People Remember ! Some Estimates of the Quantity of Learned Information in Long-term Memory,” Cogn. Sci., vol. 493, pp. 477–493, 1986.</text:p>
          </table:table-cell>
        </table:table-row>
        <table:table-row table:style-name="ro1">
          <table:table-cell office:value-type="string" calcext:value-type="string">
            <text:p>other</text:p>
          </table:table-cell>
          <table:table-cell office:value-type="string" calcext:value-type="string">
            <text:p>Lerner2012</text:p>
          </table:table-cell>
          <table:table-cell office:value-type="string" calcext:value-type="string">
            <text:p>I. Lerner, S. Bentin, and O. Shriki, “Spreading Activation in an Attractor Network with Latching Dynamics: Automatic Semantic Priming Revisited,” Cogn. Sci., vol. 36, no. 8, pp. 1339–1382, 2012.</text:p>
          </table:table-cell>
        </table:table-row>
        <table:table-row table:style-name="ro1">
          <table:table-cell office:value-type="string" calcext:value-type="string">
            <text:p>other</text:p>
          </table:table-cell>
          <table:table-cell office:value-type="string" calcext:value-type="string">
            <text:p>Marr2010</text:p>
          </table:table-cell>
          <table:table-cell office:value-type="string" calcext:value-type="string">
            <text:p>D. Marr, Vision: A Computational Investigation Into the Human Representation and Processing of Visual Information. MIT Press, 2010.</text:p>
          </table:table-cell>
        </table:table-row>
        <table:table-row table:style-name="ro1">
          <table:table-cell office:value-type="string" calcext:value-type="string">
            <text:p>other</text:p>
          </table:table-cell>
          <table:table-cell office:value-type="string" calcext:value-type="string">
            <text:p>Martins2001</text:p>
          </table:table-cell>
          <table:table-cell office:value-type="string" calcext:value-type="string">
            <text:p>J. Martins and V. Mendes, “Neural networks and logical reasoning systems. A translation table,” Int. J. Neural Syst., vol. 11, no. 2, pp. 179–186, 2001.</text:p>
          </table:table-cell>
        </table:table-row>
        <table:table-row table:style-name="ro1">
          <table:table-cell office:value-type="string" calcext:value-type="string">
            <text:p>other</text:p>
          </table:table-cell>
          <table:table-cell office:value-type="string" calcext:value-type="string">
            <text:p>McGurk1976</text:p>
          </table:table-cell>
          <table:table-cell office:value-type="string" calcext:value-type="string">
            <text:p>H. McGurk and J. MacDonald, “Hearing lips and seeing voices,” Nature, vol. 264, no. 5588, pp. 746–748, 1976.</text:p>
          </table:table-cell>
        </table:table-row>
        <table:table-row table:style-name="ro1">
          <table:table-cell office:value-type="string" calcext:value-type="string">
            <text:p>other</text:p>
          </table:table-cell>
          <table:table-cell office:value-type="string" calcext:value-type="string">
            <text:p>Mikolov2015</text:p>
          </table:table-cell>
          <table:table-cell office:value-type="string" calcext:value-type="string">
            <text:p>T. Mikolov, A. Joulin, and M. Baroni, “A Roadmap towards Machine Intelligence,” arXiv : 1511.08130v1, 2015.</text:p>
          </table:table-cell>
        </table:table-row>
        <table:table-row table:style-name="ro1">
          <table:table-cell office:value-type="string" calcext:value-type="string">
            <text:p>other</text:p>
          </table:table-cell>
          <table:table-cell office:value-type="string" calcext:value-type="string">
            <text:p>Nagla2014</text:p>
          </table:table-cell>
          <table:table-cell office:value-type="string" calcext:value-type="string">
            <text:p>K. S. Nagla, M. Uddin, and D. Singh, “Multisensor Data Fusion and Integration for Mobile Robots : A Review,” Int. J. Robot. Autom., vol. 3, no. 2, pp. 131–138, 2014.</text:p>
          </table:table-cell>
        </table:table-row>
        <table:table-row table:style-name="ro1">
          <table:table-cell office:value-type="string" calcext:value-type="string">
            <text:p>other</text:p>
          </table:table-cell>
          <table:table-cell office:value-type="string" calcext:value-type="string">
            <text:p>Niv2009</text:p>
          </table:table-cell>
          <table:table-cell office:value-type="string" calcext:value-type="string">
            <text:p>Y. Niv, “Reinforcement learning in the brain,” J. Math. Psychol., vol. 53, no. 3, 2009.</text:p>
          </table:table-cell>
        </table:table-row>
        <table:table-row table:style-name="ro1">
          <table:table-cell office:value-type="string" calcext:value-type="string">
            <text:p>other</text:p>
          </table:table-cell>
          <table:table-cell office:value-type="string" calcext:value-type="string">
            <text:p>Nyamsuren2013</text:p>
          </table:table-cell>
          <table:table-cell office:value-type="string" calcext:value-type="string">
            <text:p>E. Nyamsuren and N. Taatgen, “The synergy of top-down and bottom-up attention in complex task: going beyond saliency models,” Proc. 35th Annu. Conf. Cogn. Sci. Soc., pp. 3181–3186, 2013.</text:p>
          </table:table-cell>
        </table:table-row>
        <table:table-row table:style-name="ro1">
          <table:table-cell office:value-type="string" calcext:value-type="string">
            <text:p>other</text:p>
          </table:table-cell>
          <table:table-cell office:value-type="string" calcext:value-type="string">
            <text:p>Ozturk2009</text:p>
          </table:table-cell>
          <table:table-cell office:value-type="string" calcext:value-type="string">
            <text:p>P. Ozturk, “Levels and Types of Action Selection: The Action Selection Soup,” Adapt. Behav., 2009.</text:p>
          </table:table-cell>
        </table:table-row>
        <table:table-row table:style-name="ro1">
          <table:table-cell office:value-type="string" calcext:value-type="string">
            <text:p>other</text:p>
          </table:table-cell>
          <table:table-cell office:value-type="string" calcext:value-type="string">
            <text:p>Pezzulo2005a</text:p>
          </table:table-cell>
          <table:table-cell office:value-type="string" calcext:value-type="string">
            <text:p>G. Pezzulo and G. Calvi, “Dynamic Computation and Context Effects in the Hybrid Architecture AKIRA,” Int. Interdiscip. Conf. Model. Using Context., 2005.</text:p>
          </table:table-cell>
        </table:table-row>
        <table:table-row table:style-name="ro1">
          <table:table-cell office:value-type="string" calcext:value-type="string">
            <text:p>other</text:p>
          </table:table-cell>
          <table:table-cell office:value-type="string" calcext:value-type="string">
            <text:p>Pirjanian1999</text:p>
          </table:table-cell>
          <table:table-cell office:value-type="string" calcext:value-type="string">
            <text:p>P. Pirjanian, “Behavior Coordination Mechanisms,” Tech. Rep. IRIS-99-375, 1999.</text:p>
          </table:table-cell>
        </table:table-row>
        <table:table-row table:style-name="ro1">
          <table:table-cell office:value-type="string" calcext:value-type="string">
            <text:p>other</text:p>
          </table:table-cell>
          <table:table-cell office:value-type="string" calcext:value-type="string">
            <text:p>Posner1976</text:p>
          </table:table-cell>
          <table:table-cell office:value-type="string" calcext:value-type="string">
            <text:p>M. Posner, M. J. NIssen, and R. M. Klein, “Visual dominance: An information-processing account of its origins and significance,” Psychol. Rev., vol. 83, no. 2, pp. 157–171, 1976.</text:p>
          </table:table-cell>
        </table:table-row>
        <table:table-row table:style-name="ro1">
          <table:table-cell office:value-type="string" calcext:value-type="string">
            <text:p>other</text:p>
          </table:table-cell>
          <table:table-cell office:value-type="string" calcext:value-type="string">
            <text:p>Rankin2009</text:p>
          </table:table-cell>
          <table:table-cell office:value-type="string" calcext:value-type="string">
            <text:p>C. H. Rankin, T. Abrams, R. J. Barry, S. Bhatnagar, D. Clayton, J. Colombo, G. Coppola, M. A. Geyer, D. L. Glanzman, S. Marsland, F. Mcsweeney, D. A. Wilson, C.-F. Wu, and R. F. Thompson, “Habituation Revisited: An Updated and Revised Description of the Behavioral Characteristics of Habituation,” Neurobiol. Learn. Mem., vol. 92, no. 2, pp. 135–138, 2009.</text:p>
          </table:table-cell>
        </table:table-row>
        <table:table-row table:style-name="ro1">
          <table:table-cell office:value-type="string" calcext:value-type="string">
            <text:p>other</text:p>
          </table:table-cell>
          <table:table-cell office:value-type="string" calcext:value-type="string">
            <text:p>Riesenhuber2005</text:p>
          </table:table-cell>
          <table:table-cell office:value-type="string" calcext:value-type="string">
            <text:p>M. Riesenhuber, “Object recognition in cortex: Neural mechanisms, and possible roles for attention,” Neurobiol. Atten., 2005.</text:p>
          </table:table-cell>
        </table:table-row>
        <table:table-row table:style-name="ro1">
          <table:table-cell office:value-type="string" calcext:value-type="string">
            <text:p>other</text:p>
          </table:table-cell>
          <table:table-cell office:value-type="string" calcext:value-type="string">
            <text:p>Riesenhuber1999</text:p>
          </table:table-cell>
          <table:table-cell office:value-type="string" calcext:value-type="string">
            <text:p>M. Riesenhuber and T. Poggio, “Hierarchical models of object recognition in cortex,” Nat. Neurosci., vol. 2, pp. 1019–1025, 1999.</text:p>
          </table:table-cell>
        </table:table-row>
        <table:table-row table:style-name="ro1">
          <table:table-cell office:value-type="string" calcext:value-type="string">
            <text:p>other</text:p>
          </table:table-cell>
          <table:table-cell office:value-type="string" calcext:value-type="string">
            <text:p>Ritter2015</text:p>
          </table:table-cell>
          <table:table-cell office:value-type="string" calcext:value-type="string">
            <text:p>P. Ritter, J. Born, M. Brecht, H. R. Dinse, U. Heinemann, and B. Pleger, “State-dependencies of learning across brain scales,” Front. Comput. Neurosci., vol. 9, pp. 1–21, 2015.</text:p>
          </table:table-cell>
        </table:table-row>
        <table:table-row table:style-name="ro1">
          <table:table-cell office:value-type="string" calcext:value-type="string">
            <text:p>other</text:p>
          </table:table-cell>
          <table:table-cell office:value-type="string" calcext:value-type="string">
            <text:p>Salley2016</text:p>
          </table:table-cell>
          <table:table-cell office:value-type="string" calcext:value-type="string">
            <text:p>B. Salley and J. Colombo, “Conceptualizing Social Attention in Developmental Research,” Soc. Dev., vol. 25, no. 4, pp. 687–703, 2016.</text:p>
          </table:table-cell>
        </table:table-row>
        <table:table-row table:style-name="ro1">
          <table:table-cell office:value-type="string" calcext:value-type="string">
            <text:p>other</text:p>
          </table:table-cell>
          <table:table-cell office:value-type="string" calcext:value-type="string">
            <text:p>Savage-knepshield2016</text:p>
          </table:table-cell>
          <table:table-cell office:value-type="string" calcext:value-type="string">
            <text:p>J. Chen, Ed., Advances in Human Factors in Robots and Unmanned Systems. 2016.</text:p>
          </table:table-cell>
        </table:table-row>
        <table:table-row table:style-name="ro1">
          <table:table-cell office:value-type="string" calcext:value-type="string">
            <text:p>other</text:p>
          </table:table-cell>
          <table:table-cell office:value-type="string" calcext:value-type="string">
            <text:p>Seidler2013</text:p>
          </table:table-cell>
          <table:table-cell office:value-type="string" calcext:value-type="string">
            <text:p>R. D. Seidler, Y. Kwak, B. W. Fling, and J. A. Bernard, “Neurocognitive Mechanisms of Error-Based Motor Learning,” Adv. Exp. Med. Biol., vol. 782, pp. 39–60, 2013.</text:p>
          </table:table-cell>
        </table:table-row>
        <table:table-row table:style-name="ro1">
          <table:table-cell office:value-type="string" calcext:value-type="string">
            <text:p>other</text:p>
          </table:table-cell>
          <table:table-cell office:value-type="string" calcext:value-type="string">
            <text:p>Selfridge1958</text:p>
          </table:table-cell>
          <table:table-cell office:value-type="string" calcext:value-type="string">
            <text:p>O. G. Selfridge, “Pandemonium: a paradigm for learning in mechanisation of thought processes,” in Proceedings of a Symposium Held at the National Physical Laboratory, 1958.</text:p>
          </table:table-cell>
        </table:table-row>
        <table:table-row table:style-name="ro1">
          <table:table-cell office:value-type="string" calcext:value-type="string">
            <text:p>other</text:p>
          </table:table-cell>
          <table:table-cell office:value-type="string" calcext:value-type="string">
            <text:p>Shimojo2001</text:p>
          </table:table-cell>
          <table:table-cell office:value-type="string" calcext:value-type="string">
            <text:p>S. Shimojo and L. Shams, “Sensory modalities are not separate modalities: plasticity and interactions,” Curr. Opin. Neurobiol., vol. 11, no. 4, pp. 505–509, 2001.</text:p>
          </table:table-cell>
        </table:table-row>
        <table:table-row table:style-name="ro1">
          <table:table-cell office:value-type="string" calcext:value-type="string">
            <text:p>other</text:p>
          </table:table-cell>
          <table:table-cell office:value-type="string" calcext:value-type="string">
            <text:p>Sloman2003</text:p>
          </table:table-cell>
          <table:table-cell office:value-type="string" calcext:value-type="string">
            <text:p>A. Sloman, “The Cognition and Affect project: Architectures, architecture-schemas, and the new science of mind,” Tech. Rep., 2003.</text:p>
          </table:table-cell>
        </table:table-row>
        <table:table-row table:style-name="ro1">
          <table:table-cell office:value-type="string" calcext:value-type="string">
            <text:p>other</text:p>
          </table:table-cell>
          <table:table-cell office:value-type="string" calcext:value-type="string">
            <text:p>Sloman1996</text:p>
          </table:table-cell>
          <table:table-cell office:value-type="string" calcext:value-type="string">
            <text:p>S. A. Sloman, “The Empirical Case for Two Systems of Reasoning,” Psychol. Bull., vol. 119, no. 1, pp. 3–22, 1996.</text:p>
          </table:table-cell>
        </table:table-row>
        <table:table-row table:style-name="ro1">
          <table:table-cell office:value-type="string" calcext:value-type="string">
            <text:p>other</text:p>
          </table:table-cell>
          <table:table-cell office:value-type="string" calcext:value-type="string">
            <text:p>Squire2004</text:p>
          </table:table-cell>
          <table:table-cell office:value-type="string" calcext:value-type="string">
            <text:p>L. R. Squire, “Memory systems of the brain: A brief history and current perspective,” Neurobiol. Learn. Mem., vol. 82, pp. 171–177, 2004.</text:p>
          </table:table-cell>
        </table:table-row>
        <table:table-row table:style-name="ro1">
          <table:table-cell office:value-type="string" calcext:value-type="string">
            <text:p>other</text:p>
          </table:table-cell>
          <table:table-cell office:value-type="string" calcext:value-type="string">
            <text:p>Stokes2014</text:p>
          </table:table-cell>
          <table:table-cell office:value-type="string" calcext:value-type="string">
            <text:p>D. Stokes and S. Biggs, “The dominance of the visual,” in Perception and its Modalities, D. Stokes, M. Matthen, and S. Biggs, Eds. Oxford University Press, 2014, pp. 1–35.</text:p>
          </table:table-cell>
        </table:table-row>
        <table:table-row table:style-name="ro1">
          <table:table-cell office:value-type="string" calcext:value-type="string">
            <text:p>other</text:p>
          </table:table-cell>
          <table:table-cell office:value-type="string" calcext:value-type="string">
            <text:p>Sun1994a</text:p>
          </table:table-cell>
          <table:table-cell office:value-type="string" calcext:value-type="string">
            <text:p>R. Sun and L. A. Bookman, Eds., Computational architectures integrating neural and symbolic processes: A perspective on the state of the art. Springer Science &amp; Business Media, 1994.</text:p>
          </table:table-cell>
        </table:table-row>
        <table:table-row table:style-name="ro1">
          <table:table-cell office:value-type="string" calcext:value-type="string">
            <text:p>other</text:p>
          </table:table-cell>
          <table:table-cell office:value-type="string" calcext:value-type="string">
            <text:p>Tsotsos1992</text:p>
          </table:table-cell>
          <table:table-cell office:value-type="string" calcext:value-type="string">
            <text:p>J. K. Tsotsos, “Image Understanding,” in Encyclopedia of Artificial Intelligence, 1992, pp. 641–663.</text:p>
          </table:table-cell>
        </table:table-row>
        <table:table-row table:style-name="ro1">
          <table:table-cell office:value-type="string" calcext:value-type="string">
            <text:p>other</text:p>
          </table:table-cell>
          <table:table-cell office:value-type="string" calcext:value-type="string">
            <text:p>Tsotsos1990</text:p>
          </table:table-cell>
          <table:table-cell office:value-type="string" calcext:value-type="string">
            <text:p>J. K. Tsotsos, “Analyzing vision at the complexity level,” Behav. Brain Sci., vol. 13, pp. 423–469, 1990.</text:p>
          </table:table-cell>
        </table:table-row>
        <table:table-row table:style-name="ro1">
          <table:table-cell office:value-type="string" calcext:value-type="string">
            <text:p>other</text:p>
          </table:table-cell>
          <table:table-cell office:value-type="string" calcext:value-type="string">
            <text:p>Tsotsos2017</text:p>
          </table:table-cell>
          <table:table-cell office:value-type="string" calcext:value-type="string">
            <text:p>J. K. Tsotsos, “Attention and Cognition: Principles to Guide Modeling,” in Computational and Cognitive Neuroscience of Vision, Q. Zhao, Ed. Elsevier, 2017.</text:p>
          </table:table-cell>
        </table:table-row>
        <table:table-row table:style-name="ro1">
          <table:table-cell office:value-type="string" calcext:value-type="string">
            <text:p>other</text:p>
          </table:table-cell>
          <table:table-cell office:value-type="string" calcext:value-type="string">
            <text:p>Tsotsos1995</text:p>
          </table:table-cell>
          <table:table-cell office:value-type="string" calcext:value-type="string">
            <text:p>J. K. Tsotsos, S. M. Culhane, W. Y. Kei Wai, Y. Lai, N. Davis, and F. Nuflo, “Modeling visual attention via selective tuning,” Artif. Intell., vol. 78, no. 1–2, pp. 507–545, 1995.</text:p>
          </table:table-cell>
        </table:table-row>
        <table:table-row table:style-name="ro1">
          <table:table-cell office:value-type="string" calcext:value-type="string">
            <text:p>other</text:p>
          </table:table-cell>
          <table:table-cell office:value-type="string" calcext:value-type="string">
            <text:p>Vanlehn1990</text:p>
          </table:table-cell>
          <table:table-cell office:value-type="string" calcext:value-type="string">
            <text:p>K. Vanlehn, W. Ball, and B. Kowalski, “Explanation-based learning of correctness: Towards a model of the self-explanation effect,” in Proceedings of the 12th Annual Conference of the Cognitive Science Society, 1990.</text:p>
          </table:table-cell>
        </table:table-row>
        <table:table-row table:style-name="ro1">
          <table:table-cell office:value-type="string" calcext:value-type="string">
            <text:p>other</text:p>
          </table:table-cell>
          <table:table-cell office:value-type="string" calcext:value-type="string">
            <text:p>Walther2007</text:p>
          </table:table-cell>
          <table:table-cell office:value-type="string" calcext:value-type="string">
            <text:p>D. B. Walther and C. Koch, “Attention in Hierarchical Models of Object Recognition,” Prog. Brain Res., vol. 165, 2007.</text:p>
          </table:table-cell>
        </table:table-row>
        <table:table-row table:style-name="ro1">
          <table:table-cell office:value-type="string" calcext:value-type="string">
            <text:p>other</text:p>
          </table:table-cell>
          <table:table-cell office:value-type="string" calcext:value-type="string">
            <text:p>Walther2002</text:p>
          </table:table-cell>
          <table:table-cell office:value-type="string" calcext:value-type="string">
            <text:p>D. Walther, L. Itti, M. Riesenhuber, T. Poggio, and C. Koch, “Attentional Selection for Object Recognition – a Gentle Way,” in International Workshop on Biologically Motivated Computer Vision, 2002.</text:p>
          </table:table-cell>
        </table:table-row>
        <table:table-row table:style-name="ro1">
          <table:table-cell office:value-type="string" calcext:value-type="string">
            <text:p>other</text:p>
          </table:table-cell>
          <table:table-cell office:value-type="string" calcext:value-type="string">
            <text:p>Wentura2014</text:p>
          </table:table-cell>
          <table:table-cell office:value-type="string" calcext:value-type="string">
            <text:p>D. Wentura and K. Rothermund, “Priming is not priming is not priming,” Soc. Cogn., vol. 32, pp. 47–67, 2014.</text:p>
          </table:table-cell>
        </table:table-row>
        <table:table-row table:style-name="ro1">
          <table:table-cell office:value-type="string" calcext:value-type="string">
            <text:p>other</text:p>
          </table:table-cell>
          <table:table-cell office:value-type="string" calcext:value-type="string">
            <text:p>Wermter1997</text:p>
          </table:table-cell>
          <table:table-cell office:value-type="string" calcext:value-type="string">
            <text:p>S. Wermter, “Hybrid Approaches to Neural Network-based Language Processing,” Tech. Rep. TR-97-030, 1997.</text:p>
          </table:table-cell>
        </table:table-row>
        <table:table-row table:style-name="ro1">
          <table:table-cell office:value-type="string" calcext:value-type="string">
            <text:p>other</text:p>
          </table:table-cell>
          <table:table-cell office:value-type="string" calcext:value-type="string">
            <text:p>Wermter2000</text:p>
          </table:table-cell>
          <table:table-cell office:value-type="string" calcext:value-type="string">
            <text:p>S. Wermter and R. Sun, Eds., Hybrid Neural Systems. New York: Springer-Verlag Berlin Heidelberg, 2000.</text:p>
          </table:table-cell>
        </table:table-row>
        <table:table-row table:style-name="ro1">
          <table:table-cell office:value-type="string" calcext:value-type="string">
            <text:p>other</text:p>
          </table:table-cell>
          <table:table-cell office:value-type="string" calcext:value-type="string">
            <text:p>Williams2016</text:p>
          </table:table-cell>
          <table:table-cell office:value-type="string" calcext:value-type="string">
            <text:p>R. Williams, M. A. Runco, and E. Berlow, “Mapping the Themes , Impact , and Cohesion of Creativity Research over the Last 25 Years,” Creat. Res. J., vol. 28, no. 4, pp. 385–394, 2016.</text:p>
          </table:table-cell>
        </table:table-row>
        <table:table-row table:style-name="ro1">
          <table:table-cell office:value-type="string" calcext:value-type="string">
            <text:p>other</text:p>
          </table:table-cell>
          <table:table-cell office:value-type="string" calcext:value-type="string">
            <text:p>Wolfe1994</text:p>
          </table:table-cell>
          <table:table-cell office:value-type="string" calcext:value-type="string">
            <text:p>J. M. Wolfe, “Guided Search 2.0 A revised model of visual search,” Psychon. Bull. Rev., vol. 1, no. 2, pp. 202–238, 1994.</text:p>
          </table:table-cell>
        </table:table-row>
        <table:table-row table:style-name="ro1">
          <table:table-cell office:value-type="string" calcext:value-type="string">
            <text:p>other</text:p>
          </table:table-cell>
          <table:table-cell office:value-type="string" calcext:value-type="string">
            <text:p>Zmigrod2013</text:p>
          </table:table-cell>
          <table:table-cell office:value-type="string" calcext:value-type="string">
            <text:p>S. Zmigrod and B. Hommel, “Feature Integration across Multimodal Perception and Action: A Review,” Multisens. Res., vol. 26, pp. 143–157, 2013.</text:p>
          </table:table-cell>
        </table:table-row>
        <table:table-row table:style-name="ro1">
          <table:table-cell office:value-type="string" calcext:value-type="string">
            <text:p>Pogamut</text:p>
          </table:table-cell>
          <table:table-cell office:value-type="string" calcext:value-type="string">
            <text:p>Acampora2010</text:p>
          </table:table-cell>
          <table:table-cell office:value-type="string" calcext:value-type="string">
            <text:p>G. Acampora, F. Ferraguto, and V. Loia, “Synthesizing bots emotional behaviors through fuzzy cognitive processes,” in Proceedings of the 2010 IEEE Conference on Computational Intelligence and Games, CIG2010, 2010, pp. 329–336.</text:p>
          </table:table-cell>
        </table:table-row>
        <table:table-row table:style-name="ro1">
          <table:table-cell office:value-type="string" calcext:value-type="string">
            <text:p>Pogamut</text:p>
          </table:table-cell>
          <table:table-cell office:value-type="string" calcext:value-type="string">
            <text:p>Acampora2012</text:p>
          </table:table-cell>
          <table:table-cell office:value-type="string" calcext:value-type="string">
            <text:p>G. Acampora, V. Loia, and A. Vitiello, “Improving game bot behaviours through timed emotional intelligence,” Knowledge-Based Syst., vol. 34, pp. 97–113, 2012.</text:p>
          </table:table-cell>
        </table:table-row>
        <table:table-row table:style-name="ro1">
          <table:table-cell office:value-type="string" calcext:value-type="string">
            <text:p>Pogamut</text:p>
          </table:table-cell>
          <table:table-cell office:value-type="string" calcext:value-type="string">
            <text:p>Bartak2013</text:p>
          </table:table-cell>
          <table:table-cell office:value-type="string" calcext:value-type="string">
            <text:p>R. Bartak, C. Brom, Č. Martin, and J. Gemrot, “Planning and Reactive Agents in Dynamic Game Environments: An Experimental Study,” Proc. Int. Conf. Agents Artif. Intell., pp. 234–240, 2013.</text:p>
          </table:table-cell>
        </table:table-row>
        <table:table-row table:style-name="ro1">
          <table:table-cell office:value-type="string" calcext:value-type="string">
            <text:p>Pogamut</text:p>
          </table:table-cell>
          <table:table-cell office:value-type="string" calcext:value-type="string">
            <text:p>Bedia2016</text:p>
          </table:table-cell>
          <table:table-cell office:value-type="string" calcext:value-type="string">
            <text:p>M. G. Bedia, L. Castillo, C. Lopez, F. Seron, and G. Isaza, “Designing virtual bots for optimizing strategy-game groups,” Neurocomputing, vol. 172, pp. 453–458, 2016.</text:p>
          </table:table-cell>
        </table:table-row>
        <table:table-row table:style-name="ro1">
          <table:table-cell office:value-type="string" calcext:value-type="string">
            <text:p>Pogamut</text:p>
          </table:table-cell>
          <table:table-cell office:value-type="string" calcext:value-type="string">
            <text:p>Behrens2011</text:p>
          </table:table-cell>
          <table:table-cell office:value-type="string" calcext:value-type="string">
            <text:p>T. M. Behrens, K. V. Hindriks, and J. Dix, “Towards an environment interface standard for agent platforms,” Ann. Math. Artif. Intell., vol. 61, no. 4, pp. 261–295, 2011.</text:p>
          </table:table-cell>
        </table:table-row>
        <table:table-row table:style-name="ro1">
          <table:table-cell office:value-type="string" calcext:value-type="string">
            <text:p>Pogamut</text:p>
          </table:table-cell>
          <table:table-cell office:value-type="string" calcext:value-type="string">
            <text:p>Bida</text:p>
          </table:table-cell>
          <table:table-cell office:value-type="string" calcext:value-type="string">
            <text:p>M. Bida and C. Brom, “Towards a platform for the education in emotion modeling based on virtual environments,” in Proceedings of the 3rd Workshop on Emotion and Computing: Current Research and Future Impact, 2008, vol. 23.</text:p>
          </table:table-cell>
        </table:table-row>
        <table:table-row table:style-name="ro1">
          <table:table-cell office:value-type="string" calcext:value-type="string">
            <text:p>Pogamut</text:p>
          </table:table-cell>
          <table:table-cell office:value-type="string" calcext:value-type="string">
            <text:p>Bida2013</text:p>
          </table:table-cell>
          <table:table-cell office:value-type="string" calcext:value-type="string">
            <text:p>M. Bida, M. Cerny, and C. Brom, “SimDate3D - Level two,” in International Conference on Interactive Digital Storytelling, 2013, pp. 128–131.</text:p>
          </table:table-cell>
        </table:table-row>
        <table:table-row table:style-name="ro1">
          <table:table-cell office:value-type="string" calcext:value-type="string">
            <text:p>Pogamut</text:p>
          </table:table-cell>
          <table:table-cell office:value-type="string" calcext:value-type="string">
            <text:p>Bida2012</text:p>
          </table:table-cell>
          <table:table-cell office:value-type="string" calcext:value-type="string">
            <text:p>M. Bida, M. Cerny, J. Gemrot, and C. Brom, “Evolution of GameBots project,” in International Conference on Entertainment Computing, 2012, pp. 397–400.</text:p>
          </table:table-cell>
        </table:table-row>
        <table:table-row table:style-name="ro1">
          <table:table-cell office:value-type="string" calcext:value-type="string">
            <text:p>Pogamut</text:p>
          </table:table-cell>
          <table:table-cell office:value-type="string" calcext:value-type="string">
            <text:p>Brom2012</text:p>
          </table:table-cell>
          <table:table-cell office:value-type="string" calcext:value-type="string">
            <text:p>C. Brom, P. Babor, M. Popelová, M. Bída, J. Tomek, and J. Gemrot, “Controlling Three Agents in a Quarrel: Lessons Learnt,” in International Conference on Motion in Games, 2012.</text:p>
          </table:table-cell>
        </table:table-row>
        <table:table-row table:style-name="ro1">
          <table:table-cell office:value-type="string" calcext:value-type="string">
            <text:p>Pogamut</text:p>
          </table:table-cell>
          <table:table-cell office:value-type="string" calcext:value-type="string">
            <text:p>Brom2009</text:p>
          </table:table-cell>
          <table:table-cell office:value-type="string" calcext:value-type="string">
            <text:p>C. Brom, M. Bida, J. Gemrot, R. Kadlec, and T. Plch, “Emohawk: Searching for a ‘good’ emergent narrative,” in Proceedings of the Joint International Conference on Interactive Digital Storytelling, 2009.</text:p>
          </table:table-cell>
        </table:table-row>
        <table:table-row table:style-name="ro1">
          <table:table-cell office:value-type="string" calcext:value-type="string">
            <text:p>Pogamut</text:p>
          </table:table-cell>
          <table:table-cell office:value-type="string" calcext:value-type="string">
            <text:p>Brom2010</text:p>
          </table:table-cell>
          <table:table-cell office:value-type="string" calcext:value-type="string">
            <text:p>C. Brom, O. Burkert, and R. Kadlec, “Timing in episodic memory for virtual characters,” in Proceedings of the 2010 IEEE Conference on Computational Intelligence and Games, 2010, pp. 305–312.</text:p>
          </table:table-cell>
        </table:table-row>
        <table:table-row table:style-name="ro1">
          <table:table-cell office:value-type="string" calcext:value-type="string">
            <text:p>Pogamut</text:p>
          </table:table-cell>
          <table:table-cell office:value-type="string" calcext:value-type="string">
            <text:p>Brom2006</text:p>
          </table:table-cell>
          <table:table-cell office:value-type="string" calcext:value-type="string">
            <text:p>C. Brom, J. Gemrot, M. Bida, O. Burkert, S. J. Partington, and J. J. Bryson, “POSH tools for game agent development by students and non-programmers,” in The Nineth International Computer Games Conference: AI, Mobile, Educational and Serious Games, 2006.</text:p>
          </table:table-cell>
        </table:table-row>
        <table:table-row table:style-name="ro1">
          <table:table-cell office:value-type="string" calcext:value-type="string">
            <text:p>Pogamut</text:p>
          </table:table-cell>
          <table:table-cell office:value-type="string" calcext:value-type="string">
            <text:p>Brom2008</text:p>
          </table:table-cell>
          <table:table-cell office:value-type="string" calcext:value-type="string">
            <text:p>C. Brom, J. Gemrot, O. Burkert, R. Kadlec, and M. Bida, “3D immersion in virtual agents education,” in International Conference on Interactive Digital Storytelling, 2008, pp. 59–70.</text:p>
          </table:table-cell>
        </table:table-row>
        <table:table-row table:style-name="ro1">
          <table:table-cell office:value-type="string" calcext:value-type="string">
            <text:p>Pogamut</text:p>
          </table:table-cell>
          <table:table-cell office:value-type="string" calcext:value-type="string">
            <text:p>Brom2010a</text:p>
          </table:table-cell>
          <table:table-cell office:value-type="string" calcext:value-type="string">
            <text:p>C. Brom and J. Lukavsky, “Episodic Memory for Human-Like Agents and Human-Like Agents for Episodic Memory,” Int. J. Mach. Conscious., vol. 2, pp. 227–244, 2010.</text:p>
          </table:table-cell>
        </table:table-row>
        <table:table-row table:style-name="ro1">
          <table:table-cell office:value-type="string" calcext:value-type="string">
            <text:p>Pogamut</text:p>
          </table:table-cell>
          <table:table-cell office:value-type="string" calcext:value-type="string">
            <text:p>Brom2007</text:p>
          </table:table-cell>
          <table:table-cell office:value-type="string" calcext:value-type="string">
            <text:p>C. Brom, K. Pešková, and J. Lukavsky, “What Does Your Actor Remember? Towards Characters with a Full Episodic Memory,” in International Conference on Virtual Storytelling, 2007, pp. 89–101.</text:p>
          </table:table-cell>
        </table:table-row>
        <table:table-row table:style-name="ro1">
          <table:table-cell office:value-type="string" calcext:value-type="string">
            <text:p>Pogamut</text:p>
          </table:table-cell>
          <table:table-cell office:value-type="string" calcext:value-type="string">
            <text:p>Brom2012a</text:p>
          </table:table-cell>
          <table:table-cell office:value-type="string" calcext:value-type="string">
            <text:p>C. Brom, J. Vyhnanek, J. Lukavsky, D. Waller, and R. Kadlec, “A computational model of the allocentric and egocentric spatial memory by means of virtual agents, or how simple virtual agents can help to build complex computational models,” Cogn. Syst. Res., vol. 17–18, pp. 1–24, 2012.</text:p>
          </table:table-cell>
        </table:table-row>
        <table:table-row table:style-name="ro1">
          <table:table-cell office:value-type="string" calcext:value-type="string">
            <text:p>Pogamut</text:p>
          </table:table-cell>
          <table:table-cell office:value-type="string" calcext:value-type="string">
            <text:p>Burkert2010a</text:p>
          </table:table-cell>
          <table:table-cell office:value-type="string" calcext:value-type="string">
            <text:p>O. Burkert, C. Brom, R. Kadlec, and J. Lukavsky, “Timing in Episodic Memory: Virtual Characters in Action,” in Proceedings of the Remembering Who We Are – Human Memory for Artificial Agents Symposium, 2010.</text:p>
          </table:table-cell>
        </table:table-row>
        <table:table-row table:style-name="ro1">
          <table:table-cell office:value-type="string" calcext:value-type="string">
            <text:p>Pogamut</text:p>
          </table:table-cell>
          <table:table-cell office:value-type="string" calcext:value-type="string">
            <text:p>Cerny2015</text:p>
          </table:table-cell>
          <table:table-cell office:value-type="string" calcext:value-type="string">
            <text:p>M. Černý, R. Barták, C. Brom, and J. Gemrot, “To Plan or to Simply React? An Experimental Study of Action Planning in a Game Environment,” Comput. Intell., 2015.</text:p>
          </table:table-cell>
        </table:table-row>
        <table:table-row table:style-name="ro1">
          <table:table-cell office:value-type="string" calcext:value-type="string">
            <text:p>Pogamut</text:p>
          </table:table-cell>
          <table:table-cell office:value-type="string" calcext:value-type="string">
            <text:p>Cuadrado2009</text:p>
          </table:table-cell>
          <table:table-cell office:value-type="string" calcext:value-type="string">
            <text:p>D. Cuadrado and Y. Saez, “Chuck Norris rocks!,” in Proceedings of the IEEE Symposium on Computational Intelligence and Games, 2009, pp. 69–74.</text:p>
          </table:table-cell>
        </table:table-row>
        <table:table-row table:style-name="ro1">
          <table:table-cell office:value-type="string" calcext:value-type="string">
            <text:p>Pogamut</text:p>
          </table:table-cell>
          <table:table-cell office:value-type="string" calcext:value-type="string">
            <text:p>Esparcia-Alcazar2013</text:p>
          </table:table-cell>
          <table:table-cell office:value-type="string" calcext:value-type="string">
            <text:p>A. I. Esparcia-Alcázar and J. Moravec, “Fitness approximation for bot evolution in genetic programming: Lessons learned from the UT2004 computer game,” Soft Comput., vol. 17, no. 8, pp. 1479–1487, 2013.</text:p>
          </table:table-cell>
        </table:table-row>
        <table:table-row table:style-name="ro1">
          <table:table-cell office:value-type="string" calcext:value-type="string">
            <text:p>Pogamut</text:p>
          </table:table-cell>
          <table:table-cell office:value-type="string" calcext:value-type="string">
            <text:p>Feng2016</text:p>
          </table:table-cell>
          <table:table-cell office:value-type="string" calcext:value-type="string">
            <text:p>S. Feng and A. H. Tan, “Towards autonomous behavior learning of non-player characters in games,” Expert Syst. Appl., vol. 56, pp. 89–99, 2016.</text:p>
          </table:table-cell>
        </table:table-row>
        <table:table-row table:style-name="ro1">
          <table:table-cell office:value-type="string" calcext:value-type="string">
            <text:p>Pogamut</text:p>
          </table:table-cell>
          <table:table-cell office:value-type="string" calcext:value-type="string">
            <text:p>FernandezLeiva2011</text:p>
          </table:table-cell>
          <table:table-cell office:value-type="string" calcext:value-type="string">
            <text:p>A. J. Fernández Leiva and J. L. O’Valle Barragán, “Decision tree-based algorithms for implementing bot AI in UT2004,” in International Work-Conference on the Interplay Between Natural and Artificial Computation, 2011, pp. 383–392.</text:p>
          </table:table-cell>
        </table:table-row>
        <table:table-row table:style-name="ro1">
          <table:table-cell office:value-type="string" calcext:value-type="string">
            <text:p>Pogamut</text:p>
          </table:table-cell>
          <table:table-cell office:value-type="string" calcext:value-type="string">
            <text:p>Gemrot</text:p>
          </table:table-cell>
          <table:table-cell office:value-type="string" calcext:value-type="string">
            <text:p>J. Gemrot, M. Bida, and C. Brom, “Pogamut Toolkit ( Demonstration ),” in Proceedings of the 11th International Conference on Autonomous Agents and Multiagent Systems, 2012.</text:p>
          </table:table-cell>
        </table:table-row>
        <table:table-row table:style-name="ro1">
          <table:table-cell office:value-type="string" calcext:value-type="string">
            <text:p>Pogamut</text:p>
          </table:table-cell>
          <table:table-cell office:value-type="string" calcext:value-type="string">
            <text:p>Gemrot2012</text:p>
          </table:table-cell>
          <table:table-cell office:value-type="string" calcext:value-type="string">
            <text:p>J. Gemrot, C. Brom, J. Bryson, and M. Bida, “How to compare usability of techniques for the specification of virtual agents’ behavior? An experimental pilot study with human subjects,” in International Workshop on Agents for Educational Games and Simulations, 2011.</text:p>
          </table:table-cell>
        </table:table-row>
        <table:table-row table:style-name="ro1">
          <table:table-cell office:value-type="string" calcext:value-type="string">
            <text:p>Pogamut</text:p>
          </table:table-cell>
          <table:table-cell office:value-type="string" calcext:value-type="string">
            <text:p>Gemrot2010</text:p>
          </table:table-cell>
          <table:table-cell office:value-type="string" calcext:value-type="string">
            <text:p>J. Gemrot, C. Brom, R. Kadlec, M. Bida, O. Burkert, M. Zemčák, R. Píbil, and T. Plch, “Pogamut 3 -- Virtual Humans Made Simple,” Adv. Cogn. Sci., pp. 211–243, 2010.</text:p>
          </table:table-cell>
        </table:table-row>
        <table:table-row table:style-name="ro1">
          <table:table-cell office:value-type="string" calcext:value-type="string">
            <text:p>Pogamut</text:p>
          </table:table-cell>
          <table:table-cell office:value-type="string" calcext:value-type="string">
            <text:p>Gemrot2011</text:p>
          </table:table-cell>
          <table:table-cell office:value-type="string" calcext:value-type="string">
            <text:p>J. Gemrot, C. Brom, and T. Plch, “A periphery of pogamut: From bots to agents and back again,” In Agents for games and simulations II, pp. 19-37, 2011.</text:p>
          </table:table-cell>
        </table:table-row>
        <table:table-row table:style-name="ro1">
          <table:table-cell office:value-type="string" calcext:value-type="string">
            <text:p>Pogamut</text:p>
          </table:table-cell>
          <table:table-cell office:value-type="string" calcext:value-type="string">
            <text:p>Gemrot2004</text:p>
          </table:table-cell>
          <table:table-cell office:value-type="string" calcext:value-type="string">
            <text:p>J. Gemrot, M. Černý, and C. Brom, “Teaching Intelligent Virtual Agents Programming Through Simulated Children’s Games,” in GAME-ON’2014, 2014.</text:p>
          </table:table-cell>
        </table:table-row>
        <table:table-row table:style-name="ro1">
          <table:table-cell office:value-type="string" calcext:value-type="string">
            <text:p>Pogamut</text:p>
          </table:table-cell>
          <table:table-cell office:value-type="string" calcext:value-type="string">
            <text:p>Gemrot2013</text:p>
          </table:table-cell>
          <table:table-cell office:value-type="string" calcext:value-type="string">
            <text:p>J. Gemrot, Z. Hlavka, and C. Brom, “Does high-level behavior specification tool make production of virtual agent behaviors better?,” in International AAMAS Workshop on Cognitive Agents for Virtual Environments, 2012.</text:p>
          </table:table-cell>
        </table:table-row>
        <table:table-row table:style-name="ro1">
          <table:table-cell office:value-type="string" calcext:value-type="string">
            <text:p>Pogamut</text:p>
          </table:table-cell>
          <table:table-cell office:value-type="string" calcext:value-type="string">
            <text:p>Gemrot2009</text:p>
          </table:table-cell>
          <table:table-cell office:value-type="string" calcext:value-type="string">
            <text:p>J. Gemrot, R. Kadlec, M. Bida, O. Burkert, R. Pibil, J. Havlicek, L. Zemcak, J. Simlovic, R. Vansa, M. Stolba, T. Plch, and C. Brom, “Pogamut 3 can assist developers in building AI (not only) for their videogame agents,” Agents for games and simulations, pp. 1–15, 2009.</text:p>
          </table:table-cell>
        </table:table-row>
        <table:table-row table:style-name="ro1">
          <table:table-cell office:value-type="string" calcext:value-type="string">
            <text:p>Pogamut</text:p>
          </table:table-cell>
          <table:table-cell office:value-type="string" calcext:value-type="string">
            <text:p>Glavin2015</text:p>
          </table:table-cell>
          <table:table-cell office:value-type="string" calcext:value-type="string">
            <text:p>F. G. Glavin and M. G. Madden, “Learning to shoot in first person shooter games by stabilizing actions and clustering rewards for reinforcement learning,” in Proceedings of the 2015 IEEE Conference on Computational Intelligence and Games, 2015, pp. 344–351.</text:p>
          </table:table-cell>
        </table:table-row>
        <table:table-row table:style-name="ro1">
          <table:table-cell office:value-type="string" calcext:value-type="string">
            <text:p>Pogamut</text:p>
          </table:table-cell>
          <table:table-cell office:value-type="string" calcext:value-type="string">
            <text:p>Glavin2014</text:p>
          </table:table-cell>
          <table:table-cell office:value-type="string" calcext:value-type="string">
            <text:p>F. G. Glavin and M. G. Madden, “Adaptive Shooting for Bots in First Person Shooter Games using Reinforcement Learning,” IEEE Trans. Comput. Intell. AI Games, vol. 7, no. 2, 2014.</text:p>
          </table:table-cell>
        </table:table-row>
        <table:table-row table:style-name="ro1">
          <table:table-cell office:value-type="string" calcext:value-type="string">
            <text:p>Pogamut</text:p>
          </table:table-cell>
          <table:table-cell office:value-type="string" calcext:value-type="string">
            <text:p>Glavin2011a</text:p>
          </table:table-cell>
          <table:table-cell office:value-type="string" calcext:value-type="string">
            <text:p>F. Glavin and M. Madden, “Incorporating Reinforcement Learning into the Creation of Human-Like Autonomous Agents in First Person Shooter Games,” in Proceedings of the 12th Annual European Conference on Simulation and AI in Computer Games, 2011.</text:p>
          </table:table-cell>
        </table:table-row>
        <table:table-row table:style-name="ro1">
          <table:table-cell office:value-type="string" calcext:value-type="string">
            <text:p>Pogamut</text:p>
          </table:table-cell>
          <table:table-cell office:value-type="string" calcext:value-type="string">
            <text:p>Glavin2011</text:p>
          </table:table-cell>
          <table:table-cell office:value-type="string" calcext:value-type="string">
            <text:p>F. Glavin and M. Madden, “Incorporating Reinforcement Learning into the Creation of Human-Like Autonomous Agents in First Person Shooter Games,” in Proceedings of the 12th Annual European Conference on Simulation and AI in Computer Games, 2011.</text:p>
          </table:table-cell>
        </table:table-row>
        <table:table-row table:style-name="ro1">
          <table:table-cell office:value-type="string" calcext:value-type="string">
            <text:p>Pogamut</text:p>
          </table:table-cell>
          <table:table-cell office:value-type="string" calcext:value-type="string">
            <text:p>Gounski2012</text:p>
          </table:table-cell>
          <table:table-cell office:value-type="string" calcext:value-type="string">
            <text:p>M. Gołuński and P. Wąsiewicz, “Interfacing Clojure with Pogamut 3 platform,” Photonics Appl. Astron. Commun. Ind. High-Energy Phys. Exp., 2012.</text:p>
          </table:table-cell>
        </table:table-row>
        <table:table-row table:style-name="ro1">
          <table:table-cell office:value-type="string" calcext:value-type="string">
            <text:p>Pogamut</text:p>
          </table:table-cell>
          <table:table-cell office:value-type="string" calcext:value-type="string">
            <text:p>Goyal2011</text:p>
          </table:table-cell>
          <table:table-cell office:value-type="string" calcext:value-type="string">
            <text:p>A. Goyal and P. Pasquier, “Human-like Bots for Unreal Tournament 2004: A Q-learning Approach to Refine UT2004 Strategies.” Tech. Report, 2011.</text:p>
          </table:table-cell>
        </table:table-row>
        <table:table-row table:style-name="ro1">
          <table:table-cell office:value-type="string" calcext:value-type="string">
            <text:p>Pogamut</text:p>
          </table:table-cell>
          <table:table-cell office:value-type="string" calcext:value-type="string">
            <text:p>Gupta2012</text:p>
          </table:table-cell>
          <table:table-cell office:value-type="string" calcext:value-type="string">
            <text:p>P. Gupta, “Intelligent Agents Using Unreal Tournament 2004 And Pogamut 3.” Tech Report, 2012.</text:p>
          </table:table-cell>
        </table:table-row>
        <table:table-row table:style-name="ro1">
          <table:table-cell office:value-type="string" calcext:value-type="string">
            <text:p>Pogamut</text:p>
          </table:table-cell>
          <table:table-cell office:value-type="string" calcext:value-type="string">
            <text:p>Hindriks1993</text:p>
          </table:table-cell>
          <table:table-cell office:value-type="string" calcext:value-type="string">
            <text:p>K. V. Hindriks, R. Kostanje, B. van Riemsdijk, N. Kaayenbrink, L. de Rijk, T. Behrens, and W. Pasman, “Unreal Goal Bots,” in Agents for Games and Simulations II, Springer Berlin Heidelberg, 2011.</text:p>
          </table:table-cell>
        </table:table-row>
        <table:table-row table:style-name="ro1">
          <table:table-cell office:value-type="string" calcext:value-type="string">
            <text:p>Pogamut</text:p>
          </table:table-cell>
          <table:table-cell office:value-type="string" calcext:value-type="string">
            <text:p>Hindriks2010</text:p>
          </table:table-cell>
          <table:table-cell office:value-type="string" calcext:value-type="string">
            <text:p>K. V. Hindriks, B. van Riemskijk, T. M. Behrens, R. Korstanje, N. Kraayenbrink, W. Pasman, and L. de Rijk, “Unreal Goal Bots: Connecting Agents to Complex Dynamic Environments,” AGS, 2010.</text:p>
          </table:table-cell>
        </table:table-row>
        <table:table-row table:style-name="ro1">
          <table:table-cell office:value-type="string" calcext:value-type="string">
            <text:p>Pogamut</text:p>
          </table:table-cell>
          <table:table-cell office:value-type="string" calcext:value-type="string">
            <text:p>Hirono2009</text:p>
          </table:table-cell>
          <table:table-cell office:value-type="string" calcext:value-type="string">
            <text:p>D. Hirono and R. Thawonmas, “Implementation of a human-like bot in a first person shooter: second place bot at botprize 2008,” in Proceedings of the Asia Simulation Conference, 2009.</text:p>
          </table:table-cell>
        </table:table-row>
        <table:table-row table:style-name="ro1">
          <table:table-cell office:value-type="string" calcext:value-type="string">
            <text:p>Pogamut</text:p>
          </table:table-cell>
          <table:table-cell office:value-type="string" calcext:value-type="string">
            <text:p>Kadlec2013</text:p>
          </table:table-cell>
          <table:table-cell office:value-type="string" calcext:value-type="string">
            <text:p>R. Kadlec and C. Brom, “DyBaNeM: Bayesian Episodic Memory Framework for Intelligent Virtual Agents,” in International Workshop on Intelligent Virtual Agents, 2013, pp. 15–28.</text:p>
          </table:table-cell>
        </table:table-row>
        <table:table-row table:style-name="ro1">
          <table:table-cell office:value-type="string" calcext:value-type="string">
            <text:p>Pogamut</text:p>
          </table:table-cell>
          <table:table-cell office:value-type="string" calcext:value-type="string">
            <text:p>Kadlec2010</text:p>
          </table:table-cell>
          <table:table-cell office:value-type="string" calcext:value-type="string">
            <text:p>R. Kadlec and C. Brom, “I can (almost) remember what you are doing: from actions to tasks,” in Remembering Who We Are – Human Memory for Artificial Agents Symposium, 2010, pp. 27–30.</text:p>
          </table:table-cell>
        </table:table-row>
        <table:table-row table:style-name="ro1">
          <table:table-cell office:value-type="string" calcext:value-type="string">
            <text:p>Pogamut</text:p>
          </table:table-cell>
          <table:table-cell office:value-type="string" calcext:value-type="string">
            <text:p>Kadlec2009</text:p>
          </table:table-cell>
          <table:table-cell office:value-type="string" calcext:value-type="string">
            <text:p>R. Kadlec, O. Burkert, and C. Brom, “Creating game bots in a few easy steps,” in Proceedings of the 13th International MindTrek Conference: Everyday Life in the Ubiquitous Era on - MindTrek ’09, 2009.</text:p>
          </table:table-cell>
        </table:table-row>
        <table:table-row table:style-name="ro1">
          <table:table-cell office:value-type="string" calcext:value-type="string">
            <text:p>Pogamut</text:p>
          </table:table-cell>
          <table:table-cell office:value-type="string" calcext:value-type="string">
            <text:p>Kadlec2013a</text:p>
          </table:table-cell>
          <table:table-cell office:value-type="string" calcext:value-type="string">
            <text:p>R. Kadlec, M. Cermak, Z. Behan, and C. Brom, “Generating corpora of activities of daily living and towards measuring the corpora’s complexity,” in International AAMAS Workshop on Cognitive Agents for Virtual Environments, 2012.</text:p>
          </table:table-cell>
        </table:table-row>
        <table:table-row table:style-name="ro1">
          <table:table-cell office:value-type="string" calcext:value-type="string">
            <text:p>Pogamut</text:p>
          </table:table-cell>
          <table:table-cell office:value-type="string" calcext:value-type="string">
            <text:p>Kadlec2009a</text:p>
          </table:table-cell>
          <table:table-cell office:value-type="string" calcext:value-type="string">
            <text:p>R. Kadlec, J. Gemrot, M. Bida, O. Burkert, J. Havlicek, L. Zemcak, R. Pibil, R. Vansa, and C. Brom, “Extensions and applications of Pogamut 3 platform,” in International Workshop on Intelligent Virtual Agents, 2009.</text:p>
          </table:table-cell>
        </table:table-row>
        <table:table-row table:style-name="ro1">
          <table:table-cell office:value-type="string" calcext:value-type="string">
            <text:p>Pogamut</text:p>
          </table:table-cell>
          <table:table-cell office:value-type="string" calcext:value-type="string">
            <text:p>Kadlec2007</text:p>
          </table:table-cell>
          <table:table-cell office:value-type="string" calcext:value-type="string">
            <text:p>R. Kadlec, J. Gemrot, O. Burkert, M. Bida, J. Havlíček, and C. Brom, “Pogamut 2 – a Platform for Fast Development of Virtual Agents’ Behavior,” in Proceedings of International Conference on Computer Games - AI, Animation, Mobile, Educational and Serious Games (CGAMES), 2007, pp. 49--53.</text:p>
          </table:table-cell>
        </table:table-row>
        <table:table-row table:style-name="ro1">
          <table:table-cell office:value-type="string" calcext:value-type="string">
            <text:p>Pogamut</text:p>
          </table:table-cell>
          <table:table-cell office:value-type="string" calcext:value-type="string">
            <text:p>Korstanje</text:p>
          </table:table-cell>
          <table:table-cell office:value-type="string" calcext:value-type="string">
            <text:p>R. Korstanje, C. Brom, J. Gemrot, and K. V. Hindriks, “Comparing Programming in POSH and GOAL: A Comparative Study using Intelligent Virtual Agents,” 2013.</text:p>
          </table:table-cell>
        </table:table-row>
        <table:table-row table:style-name="ro1">
          <table:table-cell office:value-type="string" calcext:value-type="string">
            <text:p>Pogamut</text:p>
          </table:table-cell>
          <table:table-cell office:value-type="string" calcext:value-type="string">
            <text:p>Korstanje2016</text:p>
          </table:table-cell>
          <table:table-cell office:value-type="string" calcext:value-type="string">
            <text:p>R. Korstanje, C. Brom, J. Gemrot, and K. V. Hindriks, “A Comparative Study of Programming Agents in POSH and GOAL,” in Proceedings of ICAART, 2016, pp. 192–2003.</text:p>
          </table:table-cell>
        </table:table-row>
        <table:table-row table:style-name="ro1">
          <table:table-cell office:value-type="string" calcext:value-type="string">
            <text:p>Pogamut</text:p>
          </table:table-cell>
          <table:table-cell office:value-type="string" calcext:value-type="string">
            <text:p>Lewinski2009</text:p>
          </table:table-cell>
          <table:table-cell office:value-type="string" calcext:value-type="string">
            <text:p>M. Lewinski, C. Demir, and R. Anantharam, “Incorporating Team Strategies in Bots for Capture the Flag mode of Unreal Tournament 2004,” <text:s/>Tech. Report, 2009.</text:p>
          </table:table-cell>
        </table:table-row>
        <table:table-row table:style-name="ro1">
          <table:table-cell office:value-type="string" calcext:value-type="string">
            <text:p>Pogamut</text:p>
          </table:table-cell>
          <table:table-cell office:value-type="string" calcext:value-type="string">
            <text:p>Cabestany2013</text:p>
          </table:table-cell>
          <table:table-cell office:value-type="string" calcext:value-type="string">
            <text:p>A. M. Mora, F. Aisa, R. Caballero, P. Garcia-Sanchez, J. J. Merelo, P. A. Castillo, and R. Lara-Cabrera, “Designing and Evolving an Unreal Tournament 2004 Expert Bot,” in International Work-Conference on Artificial Neural Networks, 2013, vol. 6691, pp. 157–165.</text:p>
          </table:table-cell>
        </table:table-row>
        <table:table-row table:style-name="ro1">
          <table:table-cell office:value-type="string" calcext:value-type="string">
            <text:p>Pogamut</text:p>
          </table:table-cell>
          <table:table-cell office:value-type="string" calcext:value-type="string">
            <text:p>Cabestany2011</text:p>
          </table:table-cell>
          <table:table-cell office:value-type="string" calcext:value-type="string">
            <text:p>A. M. Mora, F. Aisa, R. Caballero, P. Garcia-Sanchez, J. J. Merelo, P. A. Castillo, and R. Lara-Cabrera, “Designing and Evolving an Unreal Tournament 2004 Expert Bot,” in International Work-Conference on Artificial Neural Networks, 2013.</text:p>
          </table:table-cell>
        </table:table-row>
        <table:table-row table:style-name="ro1">
          <table:table-cell office:value-type="string" calcext:value-type="string">
            <text:p>Pogamut</text:p>
          </table:table-cell>
          <table:table-cell office:value-type="string" calcext:value-type="string">
            <text:p>Mora2015</text:p>
          </table:table-cell>
          <table:table-cell office:value-type="string" calcext:value-type="string">
            <text:p>A. M. Mora, F. Aisa, P. García-Sánchez, P. Á. Castillo, and J. J. Merelo, “Modelling a Human-Like Bot in a First Person Shooter Game,” Int. J. Creat. Interfaces Comput. Graph., vol. 6, no. 1, pp. 21–37, 2015.</text:p>
          </table:table-cell>
        </table:table-row>
        <table:table-row table:style-name="ro1">
          <table:table-cell office:value-type="string" calcext:value-type="string">
            <text:p>Pogamut</text:p>
          </table:table-cell>
          <table:table-cell office:value-type="string" calcext:value-type="string">
            <text:p>Petrakis2010</text:p>
          </table:table-cell>
          <table:table-cell office:value-type="string" calcext:value-type="string">
            <text:p>S. Petrakis and A. Tefas, “Neural networks training for weapon selection in first-person shooter games,” in International Conference on Artificial Neural Networks, 2010.</text:p>
          </table:table-cell>
        </table:table-row>
        <table:table-row table:style-name="ro1">
          <table:table-cell office:value-type="string" calcext:value-type="string">
            <text:p>Pogamut</text:p>
          </table:table-cell>
          <table:table-cell office:value-type="string" calcext:value-type="string">
            <text:p>Plch2005</text:p>
          </table:table-cell>
          <table:table-cell office:value-type="string" calcext:value-type="string">
            <text:p>T. Plch and C. Brom, “Enhancements for Reactive Planning – Tricks and Hacks,” in Proceedings of SOFSEM (Software Seminar), 2010.</text:p>
          </table:table-cell>
        </table:table-row>
        <table:table-row table:style-name="ro1">
          <table:table-cell office:value-type="string" calcext:value-type="string">
            <text:p>Pogamut</text:p>
          </table:table-cell>
          <table:table-cell office:value-type="string" calcext:value-type="string">
            <text:p>Popelova2012</text:p>
          </table:table-cell>
          <table:table-cell office:value-type="string" calcext:value-type="string">
            <text:p>M. Popelová, C. Brom, J. Tomek, and M. Bida, “Toolkit for teaching steering behaviors for 3D human-like virtual agents,” in Proceedings of the 11th International Conference on Autonomous Agents and Multiagent Systems, 2012, vol. 3.</text:p>
          </table:table-cell>
        </table:table-row>
        <table:table-row table:style-name="ro1">
          <table:table-cell office:value-type="string" calcext:value-type="string">
            <text:p>Pogamut</text:p>
          </table:table-cell>
          <table:table-cell office:value-type="string" calcext:value-type="string">
            <text:p>Popelova2011</text:p>
          </table:table-cell>
          <table:table-cell office:value-type="string" calcext:value-type="string">
            <text:p>M. Popelova, M. Bida, C. Brom, J. Gemrot, and J. Tomek, “When a couple goes together: Walk along steering,” Int. Conf. Motion Games, pp. 278–289, 2011.</text:p>
          </table:table-cell>
        </table:table-row>
        <table:table-row table:style-name="ro1">
          <table:table-cell office:value-type="string" calcext:value-type="string">
            <text:p>Pogamut</text:p>
          </table:table-cell>
          <table:table-cell office:value-type="string" calcext:value-type="string">
            <text:p>Rosenthal2012</text:p>
          </table:table-cell>
          <table:table-cell office:value-type="string" calcext:value-type="string">
            <text:p>C. Rosenthal and C. B. Congdon, “Personality profiles for generating believable bot behaviors,” in Proceedings of the IEEE Conference on Computational Intelligence and Games, 2012, pp. 124–131.</text:p>
          </table:table-cell>
        </table:table-row>
        <table:table-row table:style-name="ro1">
          <table:table-cell office:value-type="string" calcext:value-type="string">
            <text:p>Pogamut</text:p>
          </table:table-cell>
          <table:table-cell office:value-type="string" calcext:value-type="string">
            <text:p>Schrum2013</text:p>
          </table:table-cell>
          <table:table-cell office:value-type="string" calcext:value-type="string">
            <text:p>J. Schrum, I. V. Karpov, and R. Miikkulainen, “Human-Like Combat Behaviour viaMultiobjective Neuroevolution,” in Believable Bots: Can Computers Play Like People?, Springer, 2013.</text:p>
          </table:table-cell>
        </table:table-row>
        <table:table-row table:style-name="ro1">
          <table:table-cell office:value-type="string" calcext:value-type="string">
            <text:p>Pogamut</text:p>
          </table:table-cell>
          <table:table-cell office:value-type="string" calcext:value-type="string">
            <text:p>Small2009</text:p>
          </table:table-cell>
          <table:table-cell office:value-type="string" calcext:value-type="string">
            <text:p>R. Small and C. B. Congdon, “Agent Smith: Towards an evolutionary rule-based agent for interactive dynamic games,” in 2009 IEEE Congress on Evolutionary Computation, CEC 2009, 2009, pp. 660–666.</text:p>
          </table:table-cell>
        </table:table-row>
        <table:table-row table:style-name="ro1">
          <table:table-cell office:value-type="string" calcext:value-type="string">
            <text:p>Pogamut</text:p>
          </table:table-cell>
          <table:table-cell office:value-type="string" calcext:value-type="string">
            <text:p>Tastan2011</text:p>
          </table:table-cell>
          <table:table-cell office:value-type="string" calcext:value-type="string">
            <text:p>B. Tastan and G. Sukthankar, “Learning Policies for First Person Shooter Games Using Inverse Reinforcement Learning,” in Proceedings of the Seventh AAAI Conference on Artificial Intelligence and Interactive Digital Entertainment, 2011, pp. 85–90.</text:p>
          </table:table-cell>
        </table:table-row>
        <table:table-row table:style-name="ro1">
          <table:table-cell office:value-type="string" calcext:value-type="string">
            <text:p>Pogamut</text:p>
          </table:table-cell>
          <table:table-cell office:value-type="string" calcext:value-type="string">
            <text:p>VanHoorn2009</text:p>
          </table:table-cell>
          <table:table-cell office:value-type="string" calcext:value-type="string">
            <text:p>N. Van Hoorn, J. Togelius, and J. Schmidhuber, “Hierarchical controller learning in a first-person shooter,” in 2009 IEEE Symposium on Computational Intelligence and Games, 2009, pp. 294–301.</text:p>
          </table:table-cell>
        </table:table-row>
        <table:table-row table:style-name="ro1">
          <table:table-cell office:value-type="string" calcext:value-type="string">
            <text:p>Pogamut</text:p>
          </table:table-cell>
          <table:table-cell office:value-type="string" calcext:value-type="string">
            <text:p>Wang2009d</text:p>
          </table:table-cell>
          <table:table-cell office:value-type="string" calcext:value-type="string">
            <text:p>D. Wang, B. Subagdja, A. Tan, and G. Ng, “Creating human-like autonomous players in real-time first person shooter computer games,” in Proceedings of the 21st Annual Conference on Innovative Applications of Artificial Intelligence, 2009, pp. 173–178.</text:p>
          </table:table-cell>
        </table:table-row>
        <table:table-row table:style-name="ro1">
          <table:table-cell office:value-type="string" calcext:value-type="string">
            <text:p>Polyscheme</text:p>
          </table:table-cell>
          <table:table-cell office:value-type="string" calcext:value-type="string">
            <text:p>Bello2012</text:p>
          </table:table-cell>
          <table:table-cell office:value-type="string" calcext:value-type="string">
            <text:p>P. Bello, “Pretense and Cognitive Architecture,” Adv. Cogn. Syst., vol. 2, pp. 43–58, 2012.</text:p>
          </table:table-cell>
        </table:table-row>
        <table:table-row table:style-name="ro1">
          <table:table-cell office:value-type="string" calcext:value-type="string">
            <text:p>Polyscheme</text:p>
          </table:table-cell>
          <table:table-cell office:value-type="string" calcext:value-type="string">
            <text:p>Bello2013</text:p>
          </table:table-cell>
          <table:table-cell office:value-type="string" calcext:value-type="string">
            <text:p>P. F. Bello, “Folk Concepts and Cognitive Architecture: Mental Simulation and Dispositionalism About Belief,” in Proceedings of the 2013 Meeting of the International Association for Computing and Philosophy, 2013.</text:p>
          </table:table-cell>
        </table:table-row>
        <table:table-row table:style-name="ro1">
          <table:table-cell office:value-type="string" calcext:value-type="string">
            <text:p>Polyscheme</text:p>
          </table:table-cell>
          <table:table-cell office:value-type="string" calcext:value-type="string">
            <text:p>Bello2007</text:p>
          </table:table-cell>
          <table:table-cell office:value-type="string" calcext:value-type="string">
            <text:p>P. Bello, P. Bignoli, and N. Cassimatis, “Attention and association explain the emergence of reasoning about false beliefs in young children,” in Proceedings of ICCM-2007, the Eighth International Conference on Cognitive Modeling, 2007, pp. 169–174.</text:p>
          </table:table-cell>
        </table:table-row>
        <table:table-row table:style-name="ro1">
          <table:table-cell office:value-type="string" calcext:value-type="string">
            <text:p>Polyscheme</text:p>
          </table:table-cell>
          <table:table-cell office:value-type="string" calcext:value-type="string">
            <text:p>Bello2007a</text:p>
          </table:table-cell>
          <table:table-cell office:value-type="string" calcext:value-type="string">
            <text:p>P. Bello, N. L. Cassimatis, and K. McDonald, “Some Computational Desiderata for Recognizing and Reasoning About the Intentions of Others,” in AAAI Spring Symposium: Intentions in Intelligent Systems, 2007, pp. 1–6.</text:p>
          </table:table-cell>
        </table:table-row>
        <table:table-row table:style-name="ro1">
          <table:table-cell office:value-type="string" calcext:value-type="string">
            <text:p>Polyscheme</text:p>
          </table:table-cell>
          <table:table-cell office:value-type="string" calcext:value-type="string">
            <text:p>Bignoli2010</text:p>
          </table:table-cell>
          <table:table-cell office:value-type="string" calcext:value-type="string">
            <text:p>P. G. Bignoli, N. L. Cassimatis, and A. Murugesan, “Efficient Constraint-Satisfaction in Domains with Time,” in Proceedings of the 3d Conference on Artificial General Intelligence, 2010.</text:p>
          </table:table-cell>
        </table:table-row>
        <table:table-row table:style-name="ro1">
          <table:table-cell office:value-type="string" calcext:value-type="string">
            <text:p>Polyscheme</text:p>
          </table:table-cell>
          <table:table-cell office:value-type="string" calcext:value-type="string">
            <text:p>Cassimatis2005</text:p>
          </table:table-cell>
          <table:table-cell office:value-type="string" calcext:value-type="string">
            <text:p>N. L. Cassimatis, “Integrating cognitive models based on different computational methods,” in Proceedings of the Twenty-Seventh Annual Conference of the Cognitive Science Society, 2005, pp. 402–407.</text:p>
          </table:table-cell>
        </table:table-row>
        <table:table-row table:style-name="ro1">
          <table:table-cell office:value-type="string" calcext:value-type="string">
            <text:p>Polyscheme</text:p>
          </table:table-cell>
          <table:table-cell office:value-type="string" calcext:value-type="string">
            <text:p>Cassimatis2002</text:p>
          </table:table-cell>
          <table:table-cell office:value-type="string" calcext:value-type="string">
            <text:p>N. Cassimatis, G. Trafton, A. Schultz, M. Bugajsk, and W. Adams, “A Task Domain for Combining and Evaluating Robotics and Cognitive Modeling Techniques,” in Proc. NIST Performance Metrics for Intelligent Systems, 2002.</text:p>
          </table:table-cell>
        </table:table-row>
        <table:table-row table:style-name="ro1">
          <table:table-cell office:value-type="string" calcext:value-type="string">
            <text:p>Polyscheme</text:p>
          </table:table-cell>
          <table:table-cell office:value-type="string" calcext:value-type="string">
            <text:p>Cassimatis2013</text:p>
          </table:table-cell>
          <table:table-cell office:value-type="string" calcext:value-type="string">
            <text:p>N. Cassimatis, “Enabling More Complex and Adaptive Systems With Machine and Human Components Using Automated,” Tech. Rep. AFRL-OSR-VA-TR-2013-0516, 2013.</text:p>
          </table:table-cell>
        </table:table-row>
        <table:table-row table:style-name="ro1">
          <table:table-cell office:value-type="string" calcext:value-type="string">
            <text:p>Polyscheme</text:p>
          </table:table-cell>
          <table:table-cell office:value-type="string" calcext:value-type="string">
            <text:p>Cassimatis2002a</text:p>
          </table:table-cell>
          <table:table-cell office:value-type="string" calcext:value-type="string">
            <text:p>N. L. Cassimatis, “Polyscheme: A Cognitive Architecture for Integrating Multiple Representation and Inference Schemes,” PhD Thesis, 2002.</text:p>
          </table:table-cell>
        </table:table-row>
        <table:table-row table:style-name="ro1">
          <table:table-cell office:value-type="string" calcext:value-type="string">
            <text:p>Polyscheme</text:p>
          </table:table-cell>
          <table:table-cell office:value-type="string" calcext:value-type="string">
            <text:p>Cassimatis2003</text:p>
          </table:table-cell>
          <table:table-cell office:value-type="string" calcext:value-type="string">
            <text:p>N. L. Cassimatis, “A Framework for Answering Queries Using Multiple Representation and Inference Techniques,” in Proceedings of the 10th International Workshop on Knowledge Representation meets Databases, 2003.</text:p>
          </table:table-cell>
        </table:table-row>
        <table:table-row table:style-name="ro1">
          <table:table-cell office:value-type="string" calcext:value-type="string">
            <text:p>Polyscheme</text:p>
          </table:table-cell>
          <table:table-cell office:value-type="string" calcext:value-type="string">
            <text:p>Cassimatis2012</text:p>
          </table:table-cell>
          <table:table-cell office:value-type="string" calcext:value-type="string">
            <text:p>N. L. Cassimatis, “Exploring the Effectiveness of Attention Manipulations on Operator Performance in C2 Task: Final Technical Report,” Final Tech. Rep., 2012.</text:p>
          </table:table-cell>
        </table:table-row>
        <table:table-row table:style-name="ro1">
          <table:table-cell office:value-type="string" calcext:value-type="string">
            <text:p>Polyscheme</text:p>
          </table:table-cell>
          <table:table-cell office:value-type="string" calcext:value-type="string">
            <text:p>Cassimatis2004a</text:p>
          </table:table-cell>
          <table:table-cell office:value-type="string" calcext:value-type="string">
            <text:p>N. L. Cassimatis, “Grammatical Processing Using the Mechanisms of Physical Inference,” in Proceedings of the Twenty-Sixth Annual Conference of the Cognitive Science Society, 2004.</text:p>
          </table:table-cell>
        </table:table-row>
        <table:table-row table:style-name="ro1">
          <table:table-cell office:value-type="string" calcext:value-type="string">
            <text:p>Polyscheme</text:p>
          </table:table-cell>
          <table:table-cell office:value-type="string" calcext:value-type="string">
            <text:p>Cassimatis2005b</text:p>
          </table:table-cell>
          <table:table-cell office:value-type="string" calcext:value-type="string">
            <text:p>N. L. Cassimatis, “Integrated Simulations of Human Cognition and Behavior,” in Proc. SPIE 5805, Enabling Technologies for Simulation Science IX, 2005, pp. 137–144.</text:p>
          </table:table-cell>
        </table:table-row>
        <table:table-row table:style-name="ro1">
          <table:table-cell office:value-type="string" calcext:value-type="string">
            <text:p>Polyscheme</text:p>
          </table:table-cell>
          <table:table-cell office:value-type="string" calcext:value-type="string">
            <text:p>Cassimatis2006a</text:p>
          </table:table-cell>
          <table:table-cell office:value-type="string" calcext:value-type="string">
            <text:p>N. L. Cassimatis, “A Cognitive Substrate for Achieving Human-Level Intelligence,” AI Mag., vol. 27, no. 2, pp. 45–56, 2006.</text:p>
          </table:table-cell>
        </table:table-row>
        <table:table-row table:style-name="ro1">
          <table:table-cell office:value-type="string" calcext:value-type="string">
            <text:p>Polyscheme</text:p>
          </table:table-cell>
          <table:table-cell office:value-type="string" calcext:value-type="string">
            <text:p>Cassimatis2007b</text:p>
          </table:table-cell>
          <table:table-cell office:value-type="string" calcext:value-type="string">
            <text:p>N. L. Cassimatis, “Harnessing Multiple Representations for Autonomous Full-Spectrum Political, Military, Economic, Social, Information and Infrastructure (PMESII) Reasoning,” Final Tech. Rep. AFRL-IF-RS-TR-2007-131, 2007.</text:p>
          </table:table-cell>
        </table:table-row>
        <table:table-row table:style-name="ro1">
          <table:table-cell office:value-type="string" calcext:value-type="string">
            <text:p>Polyscheme</text:p>
          </table:table-cell>
          <table:table-cell office:value-type="string" calcext:value-type="string">
            <text:p>Cassimatis2011</text:p>
          </table:table-cell>
          <table:table-cell office:value-type="string" calcext:value-type="string">
            <text:p>N. L. Cassimatis and P. Bignoli, “Microcosms for testing common sense reasoning abilities,” J. Exp. Theor. Artif. Intell., vol. 23, no. 3, pp. 279–298, 2011.</text:p>
          </table:table-cell>
        </table:table-row>
        <table:table-row table:style-name="ro1">
          <table:table-cell office:value-type="string" calcext:value-type="string">
            <text:p>Polyscheme</text:p>
          </table:table-cell>
          <table:table-cell office:value-type="string" calcext:value-type="string">
            <text:p>Cassimatis2009b</text:p>
          </table:table-cell>
          <table:table-cell office:value-type="string" calcext:value-type="string">
            <text:p>N. L. Cassimatis, A. Murugesan, and P. G. Bignoli, “Inference with Relational Theories over Unknown Objects,” in Proceedings of the Twenty-Second International FLAIRS Conference, 2009, pp. 21–26.</text:p>
          </table:table-cell>
        </table:table-row>
        <table:table-row table:style-name="ro1">
          <table:table-cell office:value-type="string" calcext:value-type="string">
            <text:p>Polyscheme</text:p>
          </table:table-cell>
          <table:table-cell office:value-type="string" calcext:value-type="string">
            <text:p>Cassimatis2008</text:p>
          </table:table-cell>
          <table:table-cell office:value-type="string" calcext:value-type="string">
            <text:p>N. L. Cassimatis, A. Murugesan, and M. D. Bugajska, “A cognitive substrate for natural language understanding,” Front. Artif. Intell. Appl., vol. 171, no. 1, pp. 99–106, 2008.</text:p>
          </table:table-cell>
        </table:table-row>
        <table:table-row table:style-name="ro1">
          <table:table-cell office:value-type="string" calcext:value-type="string">
            <text:p>Polyscheme</text:p>
          </table:table-cell>
          <table:table-cell office:value-type="string" calcext:value-type="string">
            <text:p>Cassimatis2004</text:p>
          </table:table-cell>
          <table:table-cell office:value-type="string" calcext:value-type="string">
            <text:p>N. L. Cassimatis, J. G. Trafton, M. D. Bugajska, and A. C. Schultz, “Integrating cognition, perception and action through mental simulation in robots,” Rob. Auton. Syst., vol. 49, no. 1–2, pp. 13–23, 2004.</text:p>
          </table:table-cell>
        </table:table-row>
        <table:table-row table:style-name="ro1">
          <table:table-cell office:value-type="string" calcext:value-type="string">
            <text:p>Polyscheme</text:p>
          </table:table-cell>
          <table:table-cell office:value-type="string" calcext:value-type="string">
            <text:p>Cassimatis2010</text:p>
          </table:table-cell>
          <table:table-cell office:value-type="string" calcext:value-type="string">
            <text:p>N. Cassimatis, P. Bignoli, M. Bugajska, S. Dugas, U. Kurup, A. Murugesan, and P. Bello, “An architecture for adaptive algorithmic hybrids,” IEEE Trans. Syst. Man, Cybern. Part B Cybern., vol. 40, no. 3, pp. 903–914, 2010.</text:p>
          </table:table-cell>
        </table:table-row>
        <table:table-row table:style-name="ro1">
          <table:table-cell office:value-type="string" calcext:value-type="string">
            <text:p>Polyscheme</text:p>
          </table:table-cell>
          <table:table-cell office:value-type="string" calcext:value-type="string">
            <text:p>Kurup2011</text:p>
          </table:table-cell>
          <table:table-cell office:value-type="string" calcext:value-type="string">
            <text:p>U. Kurup, P. G. Bignoli, J. R. Scally, and N. L. Cassimatis, “An architectural framework for complex cognition,” Cogn. Syst. Res., vol. 12, no. 3–4, pp. 281–292, 2011.</text:p>
          </table:table-cell>
        </table:table-row>
        <table:table-row table:style-name="ro1">
          <table:table-cell office:value-type="string" calcext:value-type="string">
            <text:p>Polyscheme</text:p>
          </table:table-cell>
          <table:table-cell office:value-type="string" calcext:value-type="string">
            <text:p>Murugesan2006</text:p>
          </table:table-cell>
          <table:table-cell office:value-type="string" calcext:value-type="string">
            <text:p>A. Murugesan and N. L. Cassimatis, “A Model of Syntactic Parsing Based on Domain-General Cognitive Mechanisms,” in Proceedings of the 28th Annual Conference of the Cognitive Science Society, 2006, pp. 1850–1855.</text:p>
          </table:table-cell>
        </table:table-row>
        <table:table-row table:style-name="ro1">
          <table:table-cell office:value-type="string" calcext:value-type="string">
            <text:p>Polyscheme</text:p>
          </table:table-cell>
          <table:table-cell office:value-type="string" calcext:value-type="string">
            <text:p>Perzanowski2004</text:p>
          </table:table-cell>
          <table:table-cell office:value-type="string" calcext:value-type="string">
            <text:p>D. Perzanowski, D. Brock, M. Bugajska, S. Thomas, D. Sofge, W. Adams, M. Skubic, S. Blisard, N. Cassimatis, J. G. Trafton, and A. Schultz, “Toward Multimodal Human-Robot Cooperation and Collaboration,” in Proceedings of the AIAA 1st Intelligent Systems Technical Conference, 2004.</text:p>
          </table:table-cell>
        </table:table-row>
        <table:table-row table:style-name="ro1">
          <table:table-cell office:value-type="string" calcext:value-type="string">
            <text:p>Polyscheme</text:p>
          </table:table-cell>
          <table:table-cell office:value-type="string" calcext:value-type="string">
            <text:p>Perzanowski2000</text:p>
          </table:table-cell>
          <table:table-cell office:value-type="string" calcext:value-type="string">
            <text:p>D. Perzanowski, A. C. Schultz, W. Adams, and E. Marsh, “Using a natural language and gesture interface for unmanned vehicles,” in Proc. of Unmanned Ground Vehicles II, Aerosense 2000, 2000, pp. 341–34.</text:p>
          </table:table-cell>
        </table:table-row>
        <table:table-row table:style-name="ro1">
          <table:table-cell office:value-type="string" calcext:value-type="string">
            <text:p>Polyscheme</text:p>
          </table:table-cell>
          <table:table-cell office:value-type="string" calcext:value-type="string">
            <text:p>Scally2012</text:p>
          </table:table-cell>
          <table:table-cell office:value-type="string" calcext:value-type="string">
            <text:p>J. R. Scally, N. L. Cassimatis, and H. Uchida, “Worlds as a unifying element of knowledge representation,” Biol. Inspired Cogn. Archit., vol. 1, pp. 14–22, 2012.</text:p>
          </table:table-cell>
        </table:table-row>
        <table:table-row table:style-name="ro1">
          <table:table-cell office:value-type="string" calcext:value-type="string">
            <text:p>Polyscheme</text:p>
          </table:table-cell>
          <table:table-cell office:value-type="string" calcext:value-type="string">
            <text:p>Sofge2005</text:p>
          </table:table-cell>
          <table:table-cell office:value-type="string" calcext:value-type="string">
            <text:p>D. Sofge, M. Bugajska, J. G. Trafton, D. Perzanowski, S. Thomas, M. Skubic, S. Blisard, N. Cassimatis, D. Brock, W. Adams, and A. Schultz, “Collaborating With Humanoid Robots in Space,” Int. J. Humanoid Robot., vol. 2, no. 2, pp. 181–201, 2005.</text:p>
          </table:table-cell>
        </table:table-row>
        <table:table-row table:style-name="ro1">
          <table:table-cell office:value-type="string" calcext:value-type="string">
            <text:p>Polyscheme</text:p>
          </table:table-cell>
          <table:table-cell office:value-type="string" calcext:value-type="string">
            <text:p>Trafton2004a</text:p>
          </table:table-cell>
          <table:table-cell office:value-type="string" calcext:value-type="string">
            <text:p>D. Sofge, D. Perzanowski, M. Skubic, M. Bugajska, J. G. Trafton, N. Cassimatis, D. Brock, W. Adams, Schultz, and A. Schultz, “Cognitive Tools for Humanoid Robots in Space,” in Proceedings of the 16th IFAC Symposium on Automatic Control in Aerospace, 2004.</text:p>
          </table:table-cell>
        </table:table-row>
        <table:table-row table:style-name="ro1">
          <table:table-cell office:value-type="string" calcext:value-type="string">
            <text:p>Polyscheme</text:p>
          </table:table-cell>
          <table:table-cell office:value-type="string" calcext:value-type="string">
            <text:p>SofgeD.2003</text:p>
          </table:table-cell>
          <table:table-cell office:value-type="string" calcext:value-type="string">
            <text:p>D. Sofge, D. Perzanowski, M. Skubic, N. Cassimatis, J. G. Trafton, D. Brock, M. Bugajska, W. Adams, and A. Schultz, “Achieving Collaborative Interaction with a Humanoid Robot,” in Proceedings of the Second International Conference on Computational Intelligence, Robotics and Autonomous Systems (CIRAS), 2003.</text:p>
          </table:table-cell>
        </table:table-row>
        <table:table-row table:style-name="ro1">
          <table:table-cell office:value-type="string" calcext:value-type="string">
            <text:p>Polyscheme</text:p>
          </table:table-cell>
          <table:table-cell office:value-type="string" calcext:value-type="string">
            <text:p>Sofge2004</text:p>
          </table:table-cell>
          <table:table-cell office:value-type="string" calcext:value-type="string">
            <text:p>D. Sofge, J. G. Trafton, N. Cassimatis, D. Perzanowski, M. Bugajska, W. Adams, and A. Schultz, “Human-robot collaboration and cognition with an autonomous mobile robot,” in Proceedings of the 8th Conference on Intelligent Autonomous Systems, 2004.</text:p>
          </table:table-cell>
        </table:table-row>
        <table:table-row table:style-name="ro1">
          <table:table-cell office:value-type="string" calcext:value-type="string">
            <text:p>Polyscheme</text:p>
          </table:table-cell>
          <table:table-cell office:value-type="string" calcext:value-type="string">
            <text:p>Trafton2004</text:p>
          </table:table-cell>
          <table:table-cell office:value-type="string" calcext:value-type="string">
            <text:p>G. Trafton, A. Schultz, N. Cassimatis, L. Hiatt, D. Perzanowski, D. P. Brock, M. Bugajska, and W. Adams, “Using similar representations to improve human-robot interaction,” in Agents and Architectures, 2004.</text:p>
          </table:table-cell>
        </table:table-row>
        <table:table-row table:style-name="ro1">
          <table:table-cell office:value-type="string" calcext:value-type="string">
            <text:p>Polyscheme</text:p>
          </table:table-cell>
          <table:table-cell office:value-type="string" calcext:value-type="string">
            <text:p>Trafton2005</text:p>
          </table:table-cell>
          <table:table-cell office:value-type="string" calcext:value-type="string">
            <text:p>J. G. Trafton, N. L. Cassimatis, M. D. Bugajska, D. P. Brock, F. E. Mintz, and A. C. Schultz, “Enabling effective human-robot interaction using perspective-taking in robots,” IEEE Trans. Syst. Man, Cybern. Part A Syst. Humans., vol. 35, no. 4, pp. 460–470, 2005.</text:p>
          </table:table-cell>
        </table:table-row>
        <table:table-row table:style-name="ro1">
          <table:table-cell office:value-type="string" calcext:value-type="string">
            <text:p>Polyscheme</text:p>
          </table:table-cell>
          <table:table-cell office:value-type="string" calcext:value-type="string">
            <text:p>Trafton2005b</text:p>
          </table:table-cell>
          <table:table-cell office:value-type="string" calcext:value-type="string">
            <text:p>J. G. Trafton, N. L. Cassimatis, M. D. Bugajska, D. P. Brock, F. E. Mintz, and A. C. Schultz, “Enabling Effective Human – Robot Interaction Using Perspective-Taking in Robots,” IEEE Trans. Syst. Man, Cybern. - Part A Syst. Humans, vol. 35, no. 4, pp. 460–470, 2005.</text:p>
          </table:table-cell>
        </table:table-row>
        <table:table-row table:style-name="ro1">
          <table:table-cell office:value-type="string" calcext:value-type="string">
            <text:p>Polyscheme</text:p>
          </table:table-cell>
          <table:table-cell office:value-type="string" calcext:value-type="string">
            <text:p>Trafton2005a</text:p>
          </table:table-cell>
          <table:table-cell office:value-type="string" calcext:value-type="string">
            <text:p>J. G. Trafton, A. C. Schultz, M. Bugajska, and F. Mintz, “Perspective-taking with Robots: Experiments and models,” in Proceedings of the IEEE International Workshop on Robot and Human Interactive Communication, 2005, vol. 2005, pp. 580–584.</text:p>
          </table:table-cell>
        </table:table-row>
        <table:table-row table:style-name="ro1">
          <table:table-cell office:value-type="string" calcext:value-type="string">
            <text:p>Polyscheme</text:p>
          </table:table-cell>
          <table:table-cell office:value-type="string" calcext:value-type="string">
            <text:p>Trafton2004b</text:p>
          </table:table-cell>
          <table:table-cell office:value-type="string" calcext:value-type="string">
            <text:p>J. G. Trafton, A. C. Schultz, N. L. Cassimatis, L. M. Hiatt, D. Perzanowski, D. P. Brock, M. D. Bugajska, and W. Adams, “Communicating and Collaborating with Robotic Agents,” in Cognition and multi-agent interaction: From cognitive modeling to social simulation, 2006, pp. 252–278.</text:p>
          </table:table-cell>
        </table:table-row>
        <table:table-row table:style-name="ro1">
          <table:table-cell office:value-type="string" calcext:value-type="string">
            <text:p>PRODIGY</text:p>
          </table:table-cell>
          <table:table-cell office:value-type="string" calcext:value-type="string">
            <text:p>Aler2003</text:p>
          </table:table-cell>
          <table:table-cell office:value-type="string" calcext:value-type="string">
            <text:p>R. Aler, D. Borrajo, and S. Fernandez, “On providing prior knowledge for learning relational search heuristics,” in Taller de Planificación, Scheduling y Razonamiento Temporal en el marco de la X Conferencia de la Asociacion espanola para la Inteligencia Artificial, 2003.</text:p>
          </table:table-cell>
        </table:table-row>
        <table:table-row table:style-name="ro1">
          <table:table-cell office:value-type="string" calcext:value-type="string">
            <text:p>PRODIGY</text:p>
          </table:table-cell>
          <table:table-cell office:value-type="string" calcext:value-type="string">
            <text:p>Aler2002</text:p>
          </table:table-cell>
          <table:table-cell office:value-type="string" calcext:value-type="string">
            <text:p>R. Aler, D. Borrajo, and P. Isasi, “Using Genetic Programming to Learn and Improve Control Knowledge,” Artif. Intell., vol. 141, no. 1--2, pp. 29–56, 2002.</text:p>
          </table:table-cell>
        </table:table-row>
        <table:table-row table:style-name="ro1">
          <table:table-cell office:value-type="string" calcext:value-type="string">
            <text:p>PRODIGY</text:p>
          </table:table-cell>
          <table:table-cell office:value-type="string" calcext:value-type="string">
            <text:p>Bergmann1998</text:p>
          </table:table-cell>
          <table:table-cell office:value-type="string" calcext:value-type="string">
            <text:p>R. Bergmann, H. Muñoz-Avila, M. Veloso, and E. Melis, “Case-based Reasoning Applied to Planning Tasks,” in CBR Technology: From Foundations to Applications, 1998.</text:p>
          </table:table-cell>
        </table:table-row>
        <table:table-row table:style-name="ro1">
          <table:table-cell office:value-type="string" calcext:value-type="string">
            <text:p>PRODIGY</text:p>
          </table:table-cell>
          <table:table-cell office:value-type="string" calcext:value-type="string">
            <text:p>Blythe1995a</text:p>
          </table:table-cell>
          <table:table-cell office:value-type="string" calcext:value-type="string">
            <text:p>J. Blythe and M. Veloso, “Learning to Improve Uncertainty Handling in a Hybrid Planning System,” in AAAI Fall Symposium on Learning Complex Behavior, 1996.</text:p>
          </table:table-cell>
        </table:table-row>
        <table:table-row table:style-name="ro1">
          <table:table-cell office:value-type="string" calcext:value-type="string">
            <text:p>PRODIGY</text:p>
          </table:table-cell>
          <table:table-cell office:value-type="string" calcext:value-type="string">
            <text:p>Blythe1992</text:p>
          </table:table-cell>
          <table:table-cell office:value-type="string" calcext:value-type="string">
            <text:p>J. Blythe and M. Veloso, “An Analysis of Search Techniques for a Totally-Ordered Nonlinear Planner,” in Proceedings of the First International Conference on AI Planning Systems, 1992, pp. 13–19.</text:p>
          </table:table-cell>
        </table:table-row>
        <table:table-row table:style-name="ro1">
          <table:table-cell office:value-type="string" calcext:value-type="string">
            <text:p>PRODIGY</text:p>
          </table:table-cell>
          <table:table-cell office:value-type="string" calcext:value-type="string">
            <text:p>Blythe1997</text:p>
          </table:table-cell>
          <table:table-cell office:value-type="string" calcext:value-type="string">
            <text:p>J. Blythe and M. M. Veloso, “Analogical Replay for Efficient Conditional Planning,” in AAAI-97 Proceedings, 1997.</text:p>
          </table:table-cell>
        </table:table-row>
        <table:table-row table:style-name="ro1">
          <table:table-cell office:value-type="string" calcext:value-type="string">
            <text:p>PRODIGY</text:p>
          </table:table-cell>
          <table:table-cell office:value-type="string" calcext:value-type="string">
            <text:p>Blythe1995</text:p>
          </table:table-cell>
          <table:table-cell office:value-type="string" calcext:value-type="string">
            <text:p>J. Blythe, M. Veloso, and L. E. De Souza, “The PRODIGY User Interface,” Tech. Rep. No. C., 1995.</text:p>
          </table:table-cell>
        </table:table-row>
        <table:table-row table:style-name="ro1">
          <table:table-cell office:value-type="string" calcext:value-type="string">
            <text:p>PRODIGY</text:p>
          </table:table-cell>
          <table:table-cell office:value-type="string" calcext:value-type="string">
            <text:p>Borrajo2015</text:p>
          </table:table-cell>
          <table:table-cell office:value-type="string" calcext:value-type="string">
            <text:p>D. Borrajo, A. Roubíčková, and I. Serina, “Progress in Case-Based Planning,” ACM Comput. Surv., vol. 47, no. 2, 2015.</text:p>
          </table:table-cell>
        </table:table-row>
        <table:table-row table:style-name="ro1">
          <table:table-cell office:value-type="string" calcext:value-type="string">
            <text:p>PRODIGY</text:p>
          </table:table-cell>
          <table:table-cell office:value-type="string" calcext:value-type="string">
            <text:p>Borrajo1997</text:p>
          </table:table-cell>
          <table:table-cell office:value-type="string" calcext:value-type="string">
            <text:p>D. Borrajo and M. Veloso, “Lazy incremental learning of control knowledge for efficiently obtaining quality plans,” Artif. Intell. Rev., vol. 11, no. 1–5, pp. 371–405, 1997.</text:p>
          </table:table-cell>
        </table:table-row>
        <table:table-row table:style-name="ro1">
          <table:table-cell office:value-type="string" calcext:value-type="string">
            <text:p>PRODIGY</text:p>
          </table:table-cell>
          <table:table-cell office:value-type="string" calcext:value-type="string">
            <text:p>Borrajo1994</text:p>
          </table:table-cell>
          <table:table-cell office:value-type="string" calcext:value-type="string">
            <text:p>D. Borrajo and M. Veloso, “Multiple Target Concept Learning and Revision in Nonlinear Problem Solving,” in Working notes of the ECML/MLNet Workshop on Theory Revision and Restructuring, 1994.</text:p>
          </table:table-cell>
        </table:table-row>
        <table:table-row table:style-name="ro1">
          <table:table-cell office:value-type="string" calcext:value-type="string">
            <text:p>PRODIGY</text:p>
          </table:table-cell>
          <table:table-cell office:value-type="string" calcext:value-type="string">
            <text:p>Borrajo1994a</text:p>
          </table:table-cell>
          <table:table-cell office:value-type="string" calcext:value-type="string">
            <text:p>D. Borrajo and M. Veloso, “Incremental Learning of Control Knowledge for Improvement of Planning Efficiency and Plan Quality,” in Planning and Learning: On to Real Applications: Papers from the 1994 AAAI Fall Symposium, 1994.</text:p>
          </table:table-cell>
        </table:table-row>
        <table:table-row table:style-name="ro1">
          <table:table-cell office:value-type="string" calcext:value-type="string">
            <text:p>PRODIGY</text:p>
          </table:table-cell>
          <table:table-cell office:value-type="string" calcext:value-type="string">
            <text:p>Borrajo1997a</text:p>
          </table:table-cell>
          <table:table-cell office:value-type="string" calcext:value-type="string">
            <text:p>D. Borrajo and M. Veloso, “Bounded Explanation and Inductive Refinement for Acquiring Control Knowledge,” in Proceedings of the Third International Workshop on Knowledge Compilation and Speedup Learning, 1993, pp. 21–27.</text:p>
          </table:table-cell>
        </table:table-row>
        <table:table-row table:style-name="ro1">
          <table:table-cell office:value-type="string" calcext:value-type="string">
            <text:p>PRODIGY</text:p>
          </table:table-cell>
          <table:table-cell office:value-type="string" calcext:value-type="string">
            <text:p>Borrajo1994b</text:p>
          </table:table-cell>
          <table:table-cell office:value-type="string" calcext:value-type="string">
            <text:p>D. Borrajo and M. Veloso, “Incremental learning of control knowledge for nonlinear problem solving,” in Machine Learning: ECML-94, 1994, pp. 64–82.</text:p>
          </table:table-cell>
        </table:table-row>
        <table:table-row table:style-name="ro1">
          <table:table-cell office:value-type="string" calcext:value-type="string">
            <text:p>PRODIGY</text:p>
          </table:table-cell>
          <table:table-cell office:value-type="string" calcext:value-type="string">
            <text:p>Camacho2001</text:p>
          </table:table-cell>
          <table:table-cell office:value-type="string" calcext:value-type="string">
            <text:p>D. Camacho, D. Borrajo, J. Molina, and R. Aler, “Flexible Integration of Planning and Information Gathering,” in European Conference on Planning, 2001, pp. 73–84.</text:p>
          </table:table-cell>
        </table:table-row>
        <table:table-row table:style-name="ro1">
          <table:table-cell office:value-type="string" calcext:value-type="string">
            <text:p>PRODIGY</text:p>
          </table:table-cell>
          <table:table-cell office:value-type="string" calcext:value-type="string">
            <text:p>Carbonell1992</text:p>
          </table:table-cell>
          <table:table-cell office:value-type="string" calcext:value-type="string">
            <text:p>J. G. Carbonell, J. Blythe, O. Etzioni, Y. Gil, R. Joseph, D. Kahn, C. Knoblock, S. Minton, P. Alicia, S. Reilly, M. Veloso, and X. Wang, “PRODIGY4.0: TheManual and Tutorial,” Tech. Rep. C., 1992.</text:p>
          </table:table-cell>
        </table:table-row>
        <table:table-row table:style-name="ro1">
          <table:table-cell office:value-type="string" calcext:value-type="string">
            <text:p>PRODIGY</text:p>
          </table:table-cell>
          <table:table-cell office:value-type="string" calcext:value-type="string">
            <text:p>Sutton1991</text:p>
          </table:table-cell>
          <table:table-cell office:value-type="string" calcext:value-type="string">
            <text:p>J. G. Carbonell, O. Etzioni, Y. Gil, R. Joseph, and C. Knoblock, “PRODIGY: An Integrated Architecture for Planning and Learning,” ACM SIGART Bull., vol. 2, no. 4, pp. 160–163, 1991.</text:p>
          </table:table-cell>
        </table:table-row>
        <table:table-row table:style-name="ro1">
          <table:table-cell office:value-type="string" calcext:value-type="string">
            <text:p>PRODIGY</text:p>
          </table:table-cell>
          <table:table-cell office:value-type="string" calcext:value-type="string">
            <text:p>Carbonell1990</text:p>
          </table:table-cell>
          <table:table-cell office:value-type="string" calcext:value-type="string">
            <text:p>J. G. Carbonell and Y. Gil, “Learning by Experimentation: The Operator Refinement Method,” Mach. Learn. An Artif. Intell. approach, vol. 3, pp. 191–213, 1990.</text:p>
          </table:table-cell>
        </table:table-row>
        <table:table-row table:style-name="ro1">
          <table:table-cell office:value-type="string" calcext:value-type="string">
            <text:p>PRODIGY</text:p>
          </table:table-cell>
          <table:table-cell office:value-type="string" calcext:value-type="string">
            <text:p>Carbonell1988</text:p>
          </table:table-cell>
          <table:table-cell office:value-type="string" calcext:value-type="string">
            <text:p>J. Carbonell and M. Veloso, “Integrating derivational analogy into a general problem solving architecture,” in Proceedings of a Workshop on Case-Based Reasoning, 1988, pp. 104–124.</text:p>
          </table:table-cell>
        </table:table-row>
        <table:table-row table:style-name="ro1">
          <table:table-cell office:value-type="string" calcext:value-type="string">
            <text:p>PRODIGY</text:p>
          </table:table-cell>
          <table:table-cell office:value-type="string" calcext:value-type="string">
            <text:p>Cox1999a</text:p>
          </table:table-cell>
          <table:table-cell office:value-type="string" calcext:value-type="string">
            <text:p>M. T. Cox, “A Conflict of Metaphors: Modeling the Planning Process,” in Summer Computer Simulation Conference, 2000.</text:p>
          </table:table-cell>
        </table:table-row>
        <table:table-row table:style-name="ro1">
          <table:table-cell office:value-type="string" calcext:value-type="string">
            <text:p>PRODIGY</text:p>
          </table:table-cell>
          <table:table-cell office:value-type="string" calcext:value-type="string">
            <text:p>Cox1998a</text:p>
          </table:table-cell>
          <table:table-cell office:value-type="string" calcext:value-type="string">
            <text:p>M. T. Cox and M. M. Veloso, “Goal transformations in continuous planning,” in Proceedings of the 1998 AAAI fall symposium on Distributed Continual Planning, 1998.</text:p>
          </table:table-cell>
        </table:table-row>
        <table:table-row table:style-name="ro1">
          <table:table-cell office:value-type="string" calcext:value-type="string">
            <text:p>PRODIGY</text:p>
          </table:table-cell>
          <table:table-cell office:value-type="string" calcext:value-type="string">
            <text:p>Cox1997c</text:p>
          </table:table-cell>
          <table:table-cell office:value-type="string" calcext:value-type="string">
            <text:p>M. T. Cox and M. M. Veloso, “Supporting combined human and machine planning: An interface for planning by analogical reasoning,” in Case-Based Reasoning Research and Development: Second International Conference on Case-Based Reasoning, 1997, pp. 531–540.</text:p>
          </table:table-cell>
        </table:table-row>
        <table:table-row table:style-name="ro1">
          <table:table-cell office:value-type="string" calcext:value-type="string">
            <text:p>PRODIGY</text:p>
          </table:table-cell>
          <table:table-cell office:value-type="string" calcext:value-type="string">
            <text:p>Etzioni1993</text:p>
          </table:table-cell>
          <table:table-cell office:value-type="string" calcext:value-type="string">
            <text:p>O. Etzioni, “Acquiring search-control knowledge via static analysis,” Artif. Intell., vol. 62, no. 2, pp. 255–301, 1993.</text:p>
          </table:table-cell>
        </table:table-row>
        <table:table-row table:style-name="ro1">
          <table:table-cell office:value-type="string" calcext:value-type="string">
            <text:p>PRODIGY</text:p>
          </table:table-cell>
          <table:table-cell office:value-type="string" calcext:value-type="string">
            <text:p>Fink1996</text:p>
          </table:table-cell>
          <table:table-cell office:value-type="string" calcext:value-type="string">
            <text:p>E. Fink and M. Veloso, “Formalizing the PRODIGY Planning Algorithm,” in New Directions in AI Planning, M. Gallop and A. Milani, Eds. Amsterdam: IOS Press, 1996, pp. 261–272.</text:p>
          </table:table-cell>
        </table:table-row>
        <table:table-row table:style-name="ro1">
          <table:table-cell office:value-type="string" calcext:value-type="string">
            <text:p>PRODIGY</text:p>
          </table:table-cell>
          <table:table-cell office:value-type="string" calcext:value-type="string">
            <text:p>Fink2005</text:p>
          </table:table-cell>
          <table:table-cell office:value-type="string" calcext:value-type="string">
            <text:p>E. Fink and J. Blythe, “Prodigy bidirectional planning,” J. Exp. Theor. Artif. Intell., vol. 17, no. 3, pp. 161–200, 2005.</text:p>
          </table:table-cell>
        </table:table-row>
        <table:table-row table:style-name="ro1">
          <table:table-cell office:value-type="string" calcext:value-type="string">
            <text:p>PRODIGY</text:p>
          </table:table-cell>
          <table:table-cell office:value-type="string" calcext:value-type="string">
            <text:p>Fink1998</text:p>
          </table:table-cell>
          <table:table-cell office:value-type="string" calcext:value-type="string">
            <text:p>E. Fink and J. Blythe, “A Complete Bidirectional Planner,” in Proceedings of AIPS, 1998.</text:p>
          </table:table-cell>
        </table:table-row>
        <table:table-row table:style-name="ro1">
          <table:table-cell office:value-type="string" calcext:value-type="string">
            <text:p>PRODIGY</text:p>
          </table:table-cell>
          <table:table-cell office:value-type="string" calcext:value-type="string">
            <text:p>Fink1994b</text:p>
          </table:table-cell>
          <table:table-cell office:value-type="string" calcext:value-type="string">
            <text:p>E. Fink and M. Veloso, “Prodigy Planning Algorithm,” Tech. Rep. C., 1994.</text:p>
          </table:table-cell>
        </table:table-row>
        <table:table-row table:style-name="ro1">
          <table:table-cell office:value-type="string" calcext:value-type="string">
            <text:p>PRODIGY</text:p>
          </table:table-cell>
          <table:table-cell office:value-type="string" calcext:value-type="string">
            <text:p>Fink1994</text:p>
          </table:table-cell>
          <table:table-cell office:value-type="string" calcext:value-type="string">
            <text:p>E. Fink and M. Veloso, “Prodigy Planning Algorithm,” Tech. Rep. C., 1994.</text:p>
          </table:table-cell>
        </table:table-row>
        <table:table-row table:style-name="ro1">
          <table:table-cell office:value-type="string" calcext:value-type="string">
            <text:p>PRODIGY</text:p>
          </table:table-cell>
          <table:table-cell office:value-type="string" calcext:value-type="string">
            <text:p>Fink1994a</text:p>
          </table:table-cell>
          <table:table-cell office:value-type="string" calcext:value-type="string">
            <text:p>E. Fink and Q. Yang, “Search Reduction in Planning with Primary Effects,” Tech. Rep. C., 1994.</text:p>
          </table:table-cell>
        </table:table-row>
        <table:table-row table:style-name="ro1">
          <table:table-cell office:value-type="string" calcext:value-type="string">
            <text:p>PRODIGY</text:p>
          </table:table-cell>
          <table:table-cell office:value-type="string" calcext:value-type="string">
            <text:p>Freeman1990</text:p>
          </table:table-cell>
          <table:table-cell office:value-type="string" calcext:value-type="string">
            <text:p>R. H. Freeman, “PRODIGY: Its Exploration and Use,” Tech. Rep. MLI-90-10, 1990.</text:p>
          </table:table-cell>
        </table:table-row>
        <table:table-row table:style-name="ro1">
          <table:table-cell office:value-type="string" calcext:value-type="string">
            <text:p>PRODIGY</text:p>
          </table:table-cell>
          <table:table-cell office:value-type="string" calcext:value-type="string">
            <text:p>Gil1991</text:p>
          </table:table-cell>
          <table:table-cell office:value-type="string" calcext:value-type="string">
            <text:p>Y. Gil, “A Domain-Independent Framework for Effective Experimentation in Planning,” in Proceedings of the Eight International Workshop on Machine Leaning, 1991.</text:p>
          </table:table-cell>
        </table:table-row>
        <table:table-row table:style-name="ro1">
          <table:table-cell office:value-type="string" calcext:value-type="string">
            <text:p>PRODIGY</text:p>
          </table:table-cell>
          <table:table-cell office:value-type="string" calcext:value-type="string">
            <text:p>Gil1991a</text:p>
          </table:table-cell>
          <table:table-cell office:value-type="string" calcext:value-type="string">
            <text:p>Y. Gil, “A Specification of Manufacturing Processes for Planning,” Tech. Rep. C., 1991.</text:p>
          </table:table-cell>
        </table:table-row>
        <table:table-row table:style-name="ro1">
          <table:table-cell office:value-type="string" calcext:value-type="string">
            <text:p>PRODIGY</text:p>
          </table:table-cell>
          <table:table-cell office:value-type="string" calcext:value-type="string">
            <text:p>Gil1994</text:p>
          </table:table-cell>
          <table:table-cell office:value-type="string" calcext:value-type="string">
            <text:p>Y. Gil and M. A. Perez, “Applying a General-Purpose Planning and Learning Architecture to Process Planning,” in Proceedigs of the AAAI 1994 Fall Symposium on Planning and Learning, 1994, pp. 48–52.</text:p>
          </table:table-cell>
        </table:table-row>
        <table:table-row table:style-name="ro1">
          <table:table-cell office:value-type="string" calcext:value-type="string">
            <text:p>PRODIGY</text:p>
          </table:table-cell>
          <table:table-cell office:value-type="string" calcext:value-type="string">
            <text:p>Haigh1994</text:p>
          </table:table-cell>
          <table:table-cell office:value-type="string" calcext:value-type="string">
            <text:p>K. Z. Haigh, J. R. Shewchuk, and M. M. Veloso, “Route planning and learning from execution,” in Preprints of the AAAI 1994 Fall Symposium on Planning and Learning: On to Real Applications, 1994.</text:p>
          </table:table-cell>
        </table:table-row>
        <table:table-row table:style-name="ro1">
          <table:table-cell office:value-type="string" calcext:value-type="string">
            <text:p>PRODIGY</text:p>
          </table:table-cell>
          <table:table-cell office:value-type="string" calcext:value-type="string">
            <text:p>Haigh1998</text:p>
          </table:table-cell>
          <table:table-cell office:value-type="string" calcext:value-type="string">
            <text:p>K. Z. Haigh and M. Veloso, “Planning, Execution in a Robotic and Learning Agent,” in Proceedings of the Fourth International Conference on AI Planning Systems, 1998, pp. 120–127.</text:p>
          </table:table-cell>
        </table:table-row>
        <table:table-row table:style-name="ro1">
          <table:table-cell office:value-type="string" calcext:value-type="string">
            <text:p>PRODIGY</text:p>
          </table:table-cell>
          <table:table-cell office:value-type="string" calcext:value-type="string">
            <text:p>Haigh1996</text:p>
          </table:table-cell>
          <table:table-cell office:value-type="string" calcext:value-type="string">
            <text:p>K. Z. Haigh and M. M. Veloso, “Planning with Dynamic Goals for Robot Execution,” in Plan Execution: Problems and Issues: Papers from the 1996 AAAI Fall Symposium, 1996, pp. 65–71.</text:p>
          </table:table-cell>
        </table:table-row>
        <table:table-row table:style-name="ro1">
          <table:table-cell office:value-type="string" calcext:value-type="string">
            <text:p>PRODIGY</text:p>
          </table:table-cell>
          <table:table-cell office:value-type="string" calcext:value-type="string">
            <text:p>Haigh1997</text:p>
          </table:table-cell>
          <table:table-cell office:value-type="string" calcext:value-type="string">
            <text:p>K. Z. Haigh and M. M. Veloso, “High-Level Planning and Low-Level Execution: Towards a Complete Robotic Agent,” in Proceedings of the first international conference on Autonomous agents, 1997.</text:p>
          </table:table-cell>
        </table:table-row>
        <table:table-row table:style-name="ro1">
          <table:table-cell office:value-type="string" calcext:value-type="string">
            <text:p>PRODIGY</text:p>
          </table:table-cell>
          <table:table-cell office:value-type="string" calcext:value-type="string">
            <text:p>Haigh1993</text:p>
          </table:table-cell>
          <table:table-cell office:value-type="string" calcext:value-type="string">
            <text:p>K. Haigh and M. Veloso, “Combining search and analogical reasoning in path planning from road maps,” in Proceedings of the AAAI-93 Workshop on Case-Based Reasoning, 1993.</text:p>
          </table:table-cell>
        </table:table-row>
        <table:table-row table:style-name="ro1">
          <table:table-cell office:value-type="string" calcext:value-type="string">
            <text:p>PRODIGY</text:p>
          </table:table-cell>
          <table:table-cell office:value-type="string" calcext:value-type="string">
            <text:p>Haigh1995</text:p>
          </table:table-cell>
          <table:table-cell office:value-type="string" calcext:value-type="string">
            <text:p>K. Haigh and M. Veloso, “Route planning by analogy,” in Case-Based Reasoning Research and Development, 1995.</text:p>
          </table:table-cell>
        </table:table-row>
        <table:table-row table:style-name="ro1">
          <table:table-cell office:value-type="string" calcext:value-type="string">
            <text:p>PRODIGY</text:p>
          </table:table-cell>
          <table:table-cell office:value-type="string" calcext:value-type="string">
            <text:p>Jensen1998</text:p>
          </table:table-cell>
          <table:table-cell office:value-type="string" calcext:value-type="string">
            <text:p>R. Jensen and M. Veloso, “Interleaving deliberative and reactive planning in dynamic multi-agent domains,” in Proceedings of the AAAI Fall Symposium on on Integrated Planning for Autonomous Agent Architectures, 1998.</text:p>
          </table:table-cell>
        </table:table-row>
        <table:table-row table:style-name="ro1">
          <table:table-cell office:value-type="string" calcext:value-type="string">
            <text:p>PRODIGY</text:p>
          </table:table-cell>
          <table:table-cell office:value-type="string" calcext:value-type="string">
            <text:p>Kerkez2000</text:p>
          </table:table-cell>
          <table:table-cell office:value-type="string" calcext:value-type="string">
            <text:p>B. Kerkez and M. T. Cox, “Planning for the User-Interface: Window Characteristics The Micro-Window Domain,” in Proceedings of the 11th Midwest Artificial Intelligence and Cognitive Science Conference, 2000, pp. 79–84.</text:p>
          </table:table-cell>
        </table:table-row>
        <table:table-row table:style-name="ro1">
          <table:table-cell office:value-type="string" calcext:value-type="string">
            <text:p>PRODIGY</text:p>
          </table:table-cell>
          <table:table-cell office:value-type="string" calcext:value-type="string">
            <text:p>Knoblock1990a</text:p>
          </table:table-cell>
          <table:table-cell office:value-type="string" calcext:value-type="string">
            <text:p>C. A. Knoblock, “Learning abstraction hierarchies for problem solving,” in Proceedings of the eighth National conference on Artificial intelligence, 1990, pp. 923–928.</text:p>
          </table:table-cell>
        </table:table-row>
        <table:table-row table:style-name="ro1">
          <table:table-cell office:value-type="string" calcext:value-type="string">
            <text:p>PRODIGY</text:p>
          </table:table-cell>
          <table:table-cell office:value-type="string" calcext:value-type="string">
            <text:p>Knoblock1990</text:p>
          </table:table-cell>
          <table:table-cell office:value-type="string" calcext:value-type="string">
            <text:p>C. A. Knoblock, “Learning abstraction hierarchies for problem solving,” in Proceedings of the eighth National conference on Artificial intelligence, 1990, pp. 923–928.</text:p>
          </table:table-cell>
        </table:table-row>
        <table:table-row table:style-name="ro1">
          <table:table-cell office:value-type="string" calcext:value-type="string">
            <text:p>PRODIGY</text:p>
          </table:table-cell>
          <table:table-cell office:value-type="string" calcext:value-type="string">
            <text:p>Melis1998</text:p>
          </table:table-cell>
          <table:table-cell office:value-type="string" calcext:value-type="string">
            <text:p>E. Melis and J. G. Carbonell, “An Argument for Derivational Analogy,” Adv. Analog. Res., pp. 144–153, 1998.</text:p>
          </table:table-cell>
        </table:table-row>
        <table:table-row table:style-name="ro1">
          <table:table-cell office:value-type="string" calcext:value-type="string">
            <text:p>PRODIGY</text:p>
          </table:table-cell>
          <table:table-cell office:value-type="string" calcext:value-type="string">
            <text:p>Minton1988</text:p>
          </table:table-cell>
          <table:table-cell office:value-type="string" calcext:value-type="string">
            <text:p>S. Minton, C. A. Knoblock, D. R. Kuokka, Y. Gil, and J. G. Carbonell, “PRODIGY 1.0: Manual and Tutorial,” Tech. Rep., 1988.</text:p>
          </table:table-cell>
        </table:table-row>
        <table:table-row table:style-name="ro1">
          <table:table-cell office:value-type="string" calcext:value-type="string">
            <text:p>PRODIGY</text:p>
          </table:table-cell>
          <table:table-cell office:value-type="string" calcext:value-type="string">
            <text:p>Minton1989</text:p>
          </table:table-cell>
          <table:table-cell office:value-type="string" calcext:value-type="string">
            <text:p>S. Minton, J. Carbonell, C. A. Knoblock, D. R. Kuokka, O. Etzioni, and Y. Gil, “Explanation-Based Learning: A Problem Solving Perspective,” Artif. Intell., vol. 40, no. 1--3, pp. 63–118, 1989.</text:p>
          </table:table-cell>
        </table:table-row>
        <table:table-row table:style-name="ro1">
          <table:table-cell office:value-type="string" calcext:value-type="string">
            <text:p>PRODIGY</text:p>
          </table:table-cell>
          <table:table-cell office:value-type="string" calcext:value-type="string">
            <text:p>Perez1994</text:p>
          </table:table-cell>
          <table:table-cell office:value-type="string" calcext:value-type="string">
            <text:p>M. A. Perez and J. Carbonell, “Control Knowledge to Improve Plan Quality,” in Proc. Second International Conference on Artificial Intelligence Planning Systems, 1994, pp. 323–328.</text:p>
          </table:table-cell>
        </table:table-row>
        <table:table-row table:style-name="ro1">
          <table:table-cell office:value-type="string" calcext:value-type="string">
            <text:p>PRODIGY</text:p>
          </table:table-cell>
          <table:table-cell office:value-type="string" calcext:value-type="string">
            <text:p>Perez1993</text:p>
          </table:table-cell>
          <table:table-cell office:value-type="string" calcext:value-type="string">
            <text:p>M. A. Perez and J. G. Carbonell, “Automated Acquisition of Control Knowledge to Improve the Quality of Plans,” Tech. Rep. C., 1993.</text:p>
          </table:table-cell>
        </table:table-row>
        <table:table-row table:style-name="ro1">
          <table:table-cell office:value-type="string" calcext:value-type="string">
            <text:p>PRODIGY</text:p>
          </table:table-cell>
          <table:table-cell office:value-type="string" calcext:value-type="string">
            <text:p>Simmons1997a</text:p>
          </table:table-cell>
          <table:table-cell office:value-type="string" calcext:value-type="string">
            <text:p>R. Simmons, R. Goodwin, K. Z. Haigh, S. Koenig, and J. O’Sullivan, “A Layered Architecture for Office Delivery Robots,” in Proceedings of the first international conference on Autonomous agents, 1997.</text:p>
          </table:table-cell>
        </table:table-row>
        <table:table-row table:style-name="ro1">
          <table:table-cell office:value-type="string" calcext:value-type="string">
            <text:p>PRODIGY</text:p>
          </table:table-cell>
          <table:table-cell office:value-type="string" calcext:value-type="string">
            <text:p>Simmons1997</text:p>
          </table:table-cell>
          <table:table-cell office:value-type="string" calcext:value-type="string">
            <text:p>R. Simmons, R. Goodwin, K. Z. Haigh, S. Koenig, J. O’Sullivan, and M. M. Veloso, “XAVIER: Experience with a Layered Robot Architecture,” ACM Sigart Bull., vol. 8, no. 1–4, pp. 22–33, 1997.</text:p>
          </table:table-cell>
        </table:table-row>
        <table:table-row table:style-name="ro1">
          <table:table-cell office:value-type="string" calcext:value-type="string">
            <text:p>PRODIGY</text:p>
          </table:table-cell>
          <table:table-cell office:value-type="string" calcext:value-type="string">
            <text:p>Souza1996</text:p>
          </table:table-cell>
          <table:table-cell office:value-type="string" calcext:value-type="string">
            <text:p>L. E. De Souza and M. M. Veloso, “Acquisition of Flexible Planning Knowledge from Means-ends Models for Industrial Processes,” 1996.</text:p>
          </table:table-cell>
        </table:table-row>
        <table:table-row table:style-name="ro1">
          <table:table-cell office:value-type="string" calcext:value-type="string">
            <text:p>PRODIGY</text:p>
          </table:table-cell>
          <table:table-cell office:value-type="string" calcext:value-type="string">
            <text:p>Stone1996</text:p>
          </table:table-cell>
          <table:table-cell office:value-type="string" calcext:value-type="string">
            <text:p>P. Stone and M. Veloso, “User-guided interleaving of planning and execution,” in New Directions in AI Planning, 1996, pp. 103–114.</text:p>
          </table:table-cell>
        </table:table-row>
        <table:table-row table:style-name="ro1">
          <table:table-cell office:value-type="string" calcext:value-type="string">
            <text:p>PRODIGY</text:p>
          </table:table-cell>
          <table:table-cell office:value-type="string" calcext:value-type="string">
            <text:p>Stone1994</text:p>
          </table:table-cell>
          <table:table-cell office:value-type="string" calcext:value-type="string">
            <text:p>P. Stone and M. Veloso, “Learning to Solve Complex Planning Problems - Finding Useful Auxiliary Problems,” in Proceedings of the aaai 1994 Fall Symposium on Planning and Learning, 1994, pp. 137–141.</text:p>
          </table:table-cell>
        </table:table-row>
        <table:table-row table:style-name="ro1">
          <table:table-cell office:value-type="string" calcext:value-type="string">
            <text:p>PRODIGY</text:p>
          </table:table-cell>
          <table:table-cell office:value-type="string" calcext:value-type="string">
            <text:p>Veloso1989</text:p>
          </table:table-cell>
          <table:table-cell office:value-type="string" calcext:value-type="string">
            <text:p>M. Veloso, “Nonlinear problem solving using intelligent casual-commitment,” Tech. Rep. C., 1989.</text:p>
          </table:table-cell>
        </table:table-row>
        <table:table-row table:style-name="ro1">
          <table:table-cell office:value-type="string" calcext:value-type="string">
            <text:p>PRODIGY</text:p>
          </table:table-cell>
          <table:table-cell office:value-type="string" calcext:value-type="string">
            <text:p>Veloso1994</text:p>
          </table:table-cell>
          <table:table-cell office:value-type="string" calcext:value-type="string">
            <text:p>M. Veloso, “PRODILOGY/ANALOGY: Analogical reasoning in general problem solving,” in Topics in Case-Based Reasoning, 1993.</text:p>
          </table:table-cell>
        </table:table-row>
        <table:table-row table:style-name="ro1">
          <table:table-cell office:value-type="string" calcext:value-type="string">
            <text:p>PRODIGY</text:p>
          </table:table-cell>
          <table:table-cell office:value-type="string" calcext:value-type="string">
            <text:p>Veloso1994a</text:p>
          </table:table-cell>
          <table:table-cell office:value-type="string" calcext:value-type="string">
            <text:p>M. M. Veloso, “Flexible Strategy Learning: Analogical Replay of Problem Solving Episodes,” in Proceedings of AAAI-94, 1994, pp. 595–600.</text:p>
          </table:table-cell>
        </table:table-row>
        <table:table-row table:style-name="ro1">
          <table:table-cell office:value-type="string" calcext:value-type="string">
            <text:p>PRODIGY</text:p>
          </table:table-cell>
          <table:table-cell office:value-type="string" calcext:value-type="string">
            <text:p>Veloso1992</text:p>
          </table:table-cell>
          <table:table-cell office:value-type="string" calcext:value-type="string">
            <text:p>M. M. Veloso, “Learning by analogical reasoning in general problem solving,” Tech. Rep. C., 1992.</text:p>
          </table:table-cell>
        </table:table-row>
        <table:table-row table:style-name="ro1">
          <table:table-cell office:value-type="string" calcext:value-type="string">
            <text:p>PRODIGY</text:p>
          </table:table-cell>
          <table:table-cell office:value-type="string" calcext:value-type="string">
            <text:p>Veloso1997</text:p>
          </table:table-cell>
          <table:table-cell office:value-type="string" calcext:value-type="string">
            <text:p>M. M. Veloso, “Merge strategies for multiple case plan replay,” in International Conference on Case-Based Reasoning, 1997, vol. 1266, pp. 413–424.</text:p>
          </table:table-cell>
        </table:table-row>
        <table:table-row table:style-name="ro1">
          <table:table-cell office:value-type="string" calcext:value-type="string">
            <text:p>PRODIGY</text:p>
          </table:table-cell>
          <table:table-cell office:value-type="string" calcext:value-type="string">
            <text:p>Veloso1993a</text:p>
          </table:table-cell>
          <table:table-cell office:value-type="string" calcext:value-type="string">
            <text:p>M. M. Veloso, “Planning for Complex Tasks: Replay and Merging of Multiple Simple Plans,” in Preprints of the AAAI 1993 Spring Symposium Series, Workshop on Foundations of Automatic Planning: The Classical Approach and Beyond, 1993, pp. 146–150.</text:p>
          </table:table-cell>
        </table:table-row>
        <table:table-row table:style-name="ro1">
          <table:table-cell office:value-type="string" calcext:value-type="string">
            <text:p>PRODIGY</text:p>
          </table:table-cell>
          <table:table-cell office:value-type="string" calcext:value-type="string">
            <text:p>Veloso1994c</text:p>
          </table:table-cell>
          <table:table-cell office:value-type="string" calcext:value-type="string">
            <text:p>M. M. Veloso and J. Blythe, “Linkability: Examining Causal Link Commitments in Partial-order Planning,” in Proceedings of the Second International Conference on Artificial Intelligence Planning Systems, 1994.</text:p>
          </table:table-cell>
        </table:table-row>
        <table:table-row table:style-name="ro1">
          <table:table-cell office:value-type="string" calcext:value-type="string">
            <text:p>PRODIGY</text:p>
          </table:table-cell>
          <table:table-cell office:value-type="string" calcext:value-type="string">
            <text:p>VELOSO1993</text:p>
          </table:table-cell>
          <table:table-cell office:value-type="string" calcext:value-type="string">
            <text:p>M. M. Veloso and J. G. Carbonell, “Toward Scaling Up Machine Learning: A Case Study with Derivational Analogy in PRODIGY,” in Machine Learning Methods for Planning, S. Minton, Ed. Morgan Kaufmann, 1993, pp. 233–272.</text:p>
          </table:table-cell>
        </table:table-row>
        <table:table-row table:style-name="ro1">
          <table:table-cell office:value-type="string" calcext:value-type="string">
            <text:p>PRODIGY</text:p>
          </table:table-cell>
          <table:table-cell office:value-type="string" calcext:value-type="string">
            <text:p>Veloso1993b</text:p>
          </table:table-cell>
          <table:table-cell office:value-type="string" calcext:value-type="string">
            <text:p>M. M. Veloso and J. G. Carbonell, “Towards Scaling Up Machine Learning: A Case Study with Derivational Analogy in PRODIGY,” in Machine Learning Methods for Planning, S. Minton, Ed. 1993, pp. 233–272.</text:p>
          </table:table-cell>
        </table:table-row>
        <table:table-row table:style-name="ro1">
          <table:table-cell office:value-type="string" calcext:value-type="string">
            <text:p>PRODIGY</text:p>
          </table:table-cell>
          <table:table-cell office:value-type="string" calcext:value-type="string">
            <text:p>Veloso1991</text:p>
          </table:table-cell>
          <table:table-cell office:value-type="string" calcext:value-type="string">
            <text:p>M. M. Veloso and J. G. Carbonell, “Learning by Analogical Replay in PRODIGY: First Results,” In Machine Learning, Y. Kondratoff (Ed.), 1991.</text:p>
          </table:table-cell>
        </table:table-row>
        <table:table-row table:style-name="ro1">
          <table:table-cell office:value-type="string" calcext:value-type="string">
            <text:p>PRODIGY</text:p>
          </table:table-cell>
          <table:table-cell office:value-type="string" calcext:value-type="string">
            <text:p>Veloso1993</text:p>
          </table:table-cell>
          <table:table-cell office:value-type="string" calcext:value-type="string">
            <text:p>M. M. Veloso and J. G. Carbonell, “Derivational Analogy in PRODIGY: Automating Case Acquisition, Storage, and Utilization,” Mach. Learn., vol. 10, no. 3, pp. 249–278, 1993.</text:p>
          </table:table-cell>
        </table:table-row>
        <table:table-row table:style-name="ro1">
          <table:table-cell office:value-type="string" calcext:value-type="string">
            <text:p>PRODIGY</text:p>
          </table:table-cell>
          <table:table-cell office:value-type="string" calcext:value-type="string">
            <text:p>Veloso1997a</text:p>
          </table:table-cell>
          <table:table-cell office:value-type="string" calcext:value-type="string">
            <text:p>M. M. Veloso, A. M. Mulvehill, and M. T. Cox, “Rationale-Supported Mixed-Initiative Case-Based Planning,” in Proceedings of AAAI/IAAI, 1997.</text:p>
          </table:table-cell>
        </table:table-row>
        <table:table-row table:style-name="ro1">
          <table:table-cell office:value-type="string" calcext:value-type="string">
            <text:p>PRODIGY</text:p>
          </table:table-cell>
          <table:table-cell office:value-type="string" calcext:value-type="string">
            <text:p>Veloso1990</text:p>
          </table:table-cell>
          <table:table-cell office:value-type="string" calcext:value-type="string">
            <text:p>M. M. Veloso, A. Pérez, and J. G. Carbonell, “Nonlinear Planning with Parallel Resource Allocation,” in Proceedings of the DARPA Workshop of Innovative Approaches to Planning, Scheduling and Control, 1990, pp. 207–212.</text:p>
          </table:table-cell>
        </table:table-row>
        <table:table-row table:style-name="ro1">
          <table:table-cell office:value-type="string" calcext:value-type="string">
            <text:p>PRODIGY</text:p>
          </table:table-cell>
          <table:table-cell office:value-type="string" calcext:value-type="string">
            <text:p>Veloso1998</text:p>
          </table:table-cell>
          <table:table-cell office:value-type="string" calcext:value-type="string">
            <text:p>M. M. Veloso, M. E. Pollack, and M. T. Cox, “Rationale-Based Monitoring for Planning in Dynamic Environments,” in AIPS 1998 Proceedings, 1998, pp. 171–180.</text:p>
          </table:table-cell>
        </table:table-row>
        <table:table-row table:style-name="ro1">
          <table:table-cell office:value-type="string" calcext:value-type="string">
            <text:p>PRODIGY</text:p>
          </table:table-cell>
          <table:table-cell office:value-type="string" calcext:value-type="string">
            <text:p>Veloso1994b</text:p>
          </table:table-cell>
          <table:table-cell office:value-type="string" calcext:value-type="string">
            <text:p>M. Veloso and D. Borrajo, “Learning Strategy Knowledge Incrementally,” in Proceedings of the Sixth IEEE International Conference on Tools with Artificial Intelligence, 1994, pp. 484–490.</text:p>
          </table:table-cell>
        </table:table-row>
        <table:table-row table:style-name="ro1">
          <table:table-cell office:value-type="string" calcext:value-type="string">
            <text:p>PRODIGY</text:p>
          </table:table-cell>
          <table:table-cell office:value-type="string" calcext:value-type="string">
            <text:p>Veloso1995</text:p>
          </table:table-cell>
          <table:table-cell office:value-type="string" calcext:value-type="string">
            <text:p>M. Veloso, J. Carbonell, A. Pérez, D. Borrajo, E. Fink, and J. Blythe, “Integrating planning and learning: the PRODIGY architecture,” J. Exp. Theor. Artif. Intell., vol. 7, no. 1, pp. 81–120, 1995.</text:p>
          </table:table-cell>
        </table:table-row>
        <table:table-row table:style-name="ro1">
          <table:table-cell office:value-type="string" calcext:value-type="string">
            <text:p>PRODIGY</text:p>
          </table:table-cell>
          <table:table-cell office:value-type="string" calcext:value-type="string">
            <text:p>Wang1994a</text:p>
          </table:table-cell>
          <table:table-cell office:value-type="string" calcext:value-type="string">
            <text:p>X. Wang and M. Veloso, “Learning Planning Operators by Observation and Practice,” in Proceedings of the Second International Conference on AI Planning Systems, 1994, pp. 335–340.</text:p>
          </table:table-cell>
        </table:table-row>
        <table:table-row table:style-name="ro1">
          <table:table-cell office:value-type="string" calcext:value-type="string">
            <text:p>PRODIGY</text:p>
          </table:table-cell>
          <table:table-cell office:value-type="string" calcext:value-type="string">
            <text:p>Haigh1998a</text:p>
          </table:table-cell>
          <table:table-cell office:value-type="string" calcext:value-type="string">
            <text:p>K. Zita Haigh and M. M. Veloso, “Interleaving planning and robot execution for asynchronous user requests,” in Autonomous Agents, Springer, 1998.</text:p>
          </table:table-cell>
        </table:table-row>
        <table:table-row table:style-name="ro1">
          <table:table-cell office:value-type="string" calcext:value-type="string">
            <text:p>PRS</text:p>
          </table:table-cell>
          <table:table-cell office:value-type="string" calcext:value-type="string">
            <text:p>DInverno1998</text:p>
          </table:table-cell>
          <table:table-cell office:value-type="string" calcext:value-type="string">
            <text:p>M. D’Inverno, D. Kinny, M. Luck, and M. Wooldridge, “A Formal Specification of dMARS,” in Intelligent Agents IV Agent Theories, Architectures, and Languages, 1998, pp. 155–176.</text:p>
          </table:table-cell>
        </table:table-row>
        <table:table-row table:style-name="ro1">
          <table:table-cell office:value-type="string" calcext:value-type="string">
            <text:p>PRS</text:p>
          </table:table-cell>
          <table:table-cell office:value-type="string" calcext:value-type="string">
            <text:p>DInverno2004</text:p>
          </table:table-cell>
          <table:table-cell office:value-type="string" calcext:value-type="string">
            <text:p>M. D’Inverno, M. Luck, M. Georgeff, D. Kinny, and M. Wooldridge, “The dMARS architecture: A specification of the distributed multi-agent reasoning system,” Auton. Agent. Multi. Agent. Syst., vol. 9, no. 1–2, pp. 5–53, 2004.</text:p>
          </table:table-cell>
        </table:table-row>
        <table:table-row table:style-name="ro1">
          <table:table-cell office:value-type="string" calcext:value-type="string">
            <text:p>PRS</text:p>
          </table:table-cell>
          <table:table-cell office:value-type="string" calcext:value-type="string">
            <text:p>Georgeff1987</text:p>
          </table:table-cell>
          <table:table-cell office:value-type="string" calcext:value-type="string">
            <text:p>M. P. Georgeff and A. L. Lansky, “Reactive reasoning and planning,” Proc. sixth Natl. Conf. Artif. Intell., pp. 677–682, 1987.</text:p>
          </table:table-cell>
        </table:table-row>
        <table:table-row table:style-name="ro1">
          <table:table-cell office:value-type="string" calcext:value-type="string">
            <text:p>PRS</text:p>
          </table:table-cell>
          <table:table-cell office:value-type="string" calcext:value-type="string">
            <text:p>Georgeff1989</text:p>
          </table:table-cell>
          <table:table-cell office:value-type="string" calcext:value-type="string">
            <text:p>M. P. Georgeff and F. F. Ingrand, “Decision-Making in an Embedded Reasoning System,” in Proceedings of the Eleventh International Joint Conference on Artificial Intelligence (IJCAI-89), 1989.</text:p>
          </table:table-cell>
        </table:table-row>
        <table:table-row table:style-name="ro1">
          <table:table-cell office:value-type="string" calcext:value-type="string">
            <text:p>PRS</text:p>
          </table:table-cell>
          <table:table-cell office:value-type="string" calcext:value-type="string">
            <text:p>Georgeff1989a</text:p>
          </table:table-cell>
          <table:table-cell office:value-type="string" calcext:value-type="string">
            <text:p>M. P. Georgeff and F. F. Ingrand, “Decision-Making in an Embedded Reasoning System,” in Proceedings of the Eleventh International Joint Conference on Artificial Intelligence (IJCAI-89), 1989, vol. 2.</text:p>
          </table:table-cell>
        </table:table-row>
        <table:table-row table:style-name="ro1">
          <table:table-cell office:value-type="string" calcext:value-type="string">
            <text:p>PRS</text:p>
          </table:table-cell>
          <table:table-cell office:value-type="string" calcext:value-type="string">
            <text:p>Georgeff1989b</text:p>
          </table:table-cell>
          <table:table-cell office:value-type="string" calcext:value-type="string">
            <text:p>M. P. Georgeff and F. F. Ingrand, “Monitoring and Control of Spacecraft Systems Using Procedural Reasoning,” in Proceedings of the Space Operations Automation and Robotics Workshop, 1989, pp. 209–218.</text:p>
          </table:table-cell>
        </table:table-row>
        <table:table-row table:style-name="ro1">
          <table:table-cell office:value-type="string" calcext:value-type="string">
            <text:p>PRS</text:p>
          </table:table-cell>
          <table:table-cell office:value-type="string" calcext:value-type="string">
            <text:p>Georgeff1986</text:p>
          </table:table-cell>
          <table:table-cell office:value-type="string" calcext:value-type="string">
            <text:p>M. P. Georgeff and A. L. Lansky, “Procedural Knowledge,” in Proceedings of the IEEE, 1986, vol. 74, no. 10, pp. 1383–1398.</text:p>
          </table:table-cell>
        </table:table-row>
        <table:table-row table:style-name="ro1">
          <table:table-cell office:value-type="string" calcext:value-type="string">
            <text:p>PRS</text:p>
          </table:table-cell>
          <table:table-cell office:value-type="string" calcext:value-type="string">
            <text:p>Georgeff1986a</text:p>
          </table:table-cell>
          <table:table-cell office:value-type="string" calcext:value-type="string">
            <text:p>M. P. Georgeff and A. L. Lansky, “A system for reasoning in dynamic domains: Fault diagnosis on the space shuttle,” Tech. Note 375, 1986.</text:p>
          </table:table-cell>
        </table:table-row>
        <table:table-row table:style-name="ro1">
          <table:table-cell office:value-type="string" calcext:value-type="string">
            <text:p>PRS</text:p>
          </table:table-cell>
          <table:table-cell office:value-type="string" calcext:value-type="string">
            <text:p>Georgeff1987a</text:p>
          </table:table-cell>
          <table:table-cell office:value-type="string" calcext:value-type="string">
            <text:p>M. P. Georgeff, A. L. Lansky, and M. J. Schoppers, “Reasoning and Planning in Dynamic Domains: An Experiment with a Mobile Robot,” Tech. Note 380, 1987.</text:p>
          </table:table-cell>
        </table:table-row>
        <table:table-row table:style-name="ro1">
          <table:table-cell office:value-type="string" calcext:value-type="string">
            <text:p>PRS</text:p>
          </table:table-cell>
          <table:table-cell office:value-type="string" calcext:value-type="string">
            <text:p>Georgeff1990</text:p>
          </table:table-cell>
          <table:table-cell office:value-type="string" calcext:value-type="string">
            <text:p>M. Georgeff and F. Ingrand, “Real-time reasoning: The monitoring and control of spacecraft systems,” in Proceedings of the Sixth Conference on Artificial Intelligence Applications, 1990, pp. 198–204.</text:p>
          </table:table-cell>
        </table:table-row>
        <table:table-row table:style-name="ro1">
          <table:table-cell office:value-type="string" calcext:value-type="string">
            <text:p>PRS</text:p>
          </table:table-cell>
          <table:table-cell office:value-type="string" calcext:value-type="string">
            <text:p>Georgeff1998</text:p>
          </table:table-cell>
          <table:table-cell office:value-type="string" calcext:value-type="string">
            <text:p>M. Georgeff, B. Pell, M. Pollack, M. Tambe, and M. Wooldridge, “The Belief-Desire-Intention Model of Agency,” in International Workshop on Agent Theories, Architectures, and Languages, 1998.</text:p>
          </table:table-cell>
        </table:table-row>
        <table:table-row table:style-name="ro1">
          <table:table-cell office:value-type="string" calcext:value-type="string">
            <text:p>PRS</text:p>
          </table:table-cell>
          <table:table-cell office:value-type="string" calcext:value-type="string">
            <text:p>Georgeff1999</text:p>
          </table:table-cell>
          <table:table-cell office:value-type="string" calcext:value-type="string">
            <text:p>M. Georgeff, B. Pell, M. Pollack, M. Tambe, and M. Wooldridge, “The Belief-Desire-Intention Model of Agency,” in International Workshop on Agent Theories, Architectures, and Languages, 1998.</text:p>
          </table:table-cell>
        </table:table-row>
        <table:table-row table:style-name="ro1">
          <table:table-cell office:value-type="string" calcext:value-type="string">
            <text:p>PRS</text:p>
          </table:table-cell>
          <table:table-cell office:value-type="string" calcext:value-type="string">
            <text:p>Ingrand1996</text:p>
          </table:table-cell>
          <table:table-cell office:value-type="string" calcext:value-type="string">
            <text:p>F. Ingrand, R. Chatila, R. Alami, and F. Robert, “PRS: High Level Supervision and Control Language for Autonomous Mobile Robots,” in Proceedings of the 1096 IEEE International Conference on Robotics and Automation, 1996, pp. 43–49.</text:p>
          </table:table-cell>
        </table:table-row>
        <table:table-row table:style-name="ro1">
          <table:table-cell office:value-type="string" calcext:value-type="string">
            <text:p>PRS</text:p>
          </table:table-cell>
          <table:table-cell office:value-type="string" calcext:value-type="string">
            <text:p>Ingrand1990</text:p>
          </table:table-cell>
          <table:table-cell office:value-type="string" calcext:value-type="string">
            <text:p>F. Ingrand and M. Georgeff, “Managing Deliberation and Reasoning in Real-Time AI Systems,” in Proceedings of DARPA Workshop on Innovative Approaches to Planning, Scheduling and Control, 1990.</text:p>
          </table:table-cell>
        </table:table-row>
        <table:table-row table:style-name="ro1">
          <table:table-cell office:value-type="string" calcext:value-type="string">
            <text:p>PRS</text:p>
          </table:table-cell>
          <table:table-cell office:value-type="string" calcext:value-type="string">
            <text:p>Ingrand2001</text:p>
          </table:table-cell>
          <table:table-cell office:value-type="string" calcext:value-type="string">
            <text:p>F. Ingrand and O. Despouys, “Extending Procedural Reasoning to ward Robot Actions Planning: Operational Procedures Representa ­ tion,” in Proceedings of the 2001 IEEE International Conference on Robotics &amp; Automation, 2001.</text:p>
          </table:table-cell>
        </table:table-row>
        <table:table-row table:style-name="ro1">
          <table:table-cell office:value-type="string" calcext:value-type="string">
            <text:p>PRS</text:p>
          </table:table-cell>
          <table:table-cell office:value-type="string" calcext:value-type="string">
            <text:p>Ingrand1992</text:p>
          </table:table-cell>
          <table:table-cell office:value-type="string" calcext:value-type="string">
            <text:p>F. F. Ingrand, M. P. Georgeff, and A. S. Rao, “An architecture for real-time reasoning and system control,” IEEE Expert. Syst. their Appl., vol. 7, no. 6, pp. 34–44, 1992.</text:p>
          </table:table-cell>
        </table:table-row>
        <table:table-row table:style-name="ro1">
          <table:table-cell office:value-type="string" calcext:value-type="string">
            <text:p>PRS</text:p>
          </table:table-cell>
          <table:table-cell office:value-type="string" calcext:value-type="string">
            <text:p>Georgeff</text:p>
          </table:table-cell>
          <table:table-cell office:value-type="string" calcext:value-type="string">
            <text:p>F. F. Ingrand, M. P. Georgeff, and A. S. Rao, “An architecture for real-time reasoning and system control,” IEEE Expert. Syst. their Appl., vol. 7, no. 6, pp. 34–44, 1992.</text:p>
          </table:table-cell>
        </table:table-row>
        <table:table-row table:style-name="ro1">
          <table:table-cell office:value-type="string" calcext:value-type="string">
            <text:p>PRS</text:p>
          </table:table-cell>
          <table:table-cell office:value-type="string" calcext:value-type="string">
            <text:p>Ingrand2001a</text:p>
          </table:table-cell>
          <table:table-cell office:value-type="string" calcext:value-type="string">
            <text:p>F. F. Ingrand and V. Coutance, “Real-Time Reasoning using Procedural Reasoning,” Tech. Rep. 93-104, 1993.</text:p>
          </table:table-cell>
        </table:table-row>
        <table:table-row table:style-name="ro1">
          <table:table-cell office:value-type="string" calcext:value-type="string">
            <text:p>PRS</text:p>
          </table:table-cell>
          <table:table-cell office:value-type="string" calcext:value-type="string">
            <text:p>Kinny1992</text:p>
          </table:table-cell>
          <table:table-cell office:value-type="string" calcext:value-type="string">
            <text:p>D. Kinny, M. Georgeff, and J. Hendler, “Experiments in Optimal Sensing for Situated Agents,” in Proceedings of the Second Pacific Rim International Conference on Artificial Intelligence, 1992.</text:p>
          </table:table-cell>
        </table:table-row>
        <table:table-row table:style-name="ro1">
          <table:table-cell office:value-type="string" calcext:value-type="string">
            <text:p>PRS</text:p>
          </table:table-cell>
          <table:table-cell office:value-type="string" calcext:value-type="string">
            <text:p>Lee1994</text:p>
          </table:table-cell>
          <table:table-cell office:value-type="string" calcext:value-type="string">
            <text:p>J. Lee, J. M. Huber, E. H. Durfee, and P. G. Kenny, “UM-PRS: An implementation of the procedural reasoning system for multirobot applications,” in Proceedings of the Conference on Intelligent Robotics in Field, Factory, Service, and Space, 1994, pp. 842–849.</text:p>
          </table:table-cell>
        </table:table-row>
        <table:table-row table:style-name="ro1">
          <table:table-cell office:value-type="string" calcext:value-type="string">
            <text:p>PRS</text:p>
          </table:table-cell>
          <table:table-cell office:value-type="string" calcext:value-type="string">
            <text:p>Lucas1992</text:p>
          </table:table-cell>
          <table:table-cell office:value-type="string" calcext:value-type="string">
            <text:p>M. Ljungberg and A. Lucas, “The OASIS Air Traffic Management System,” in Proceedings of the Second Pacific Rim International Conference on Artificial Intelligence PRICAI 92, 1992.</text:p>
          </table:table-cell>
        </table:table-row>
        <table:table-row table:style-name="ro1">
          <table:table-cell office:value-type="string" calcext:value-type="string">
            <text:p>PRS</text:p>
          </table:table-cell>
          <table:table-cell office:value-type="string" calcext:value-type="string">
            <text:p>Luck2003</text:p>
          </table:table-cell>
          <table:table-cell office:value-type="string" calcext:value-type="string">
            <text:p>M. Luck and M. D’Inverno, “Unifying agent systems,” Ann. Math. Artif. Intell., vol. 37, no. 1–2, pp. 131–167, 2003.</text:p>
          </table:table-cell>
        </table:table-row>
        <table:table-row table:style-name="ro1">
          <table:table-cell office:value-type="string" calcext:value-type="string">
            <text:p>PRS</text:p>
          </table:table-cell>
          <table:table-cell office:value-type="string" calcext:value-type="string">
            <text:p>Morley2004</text:p>
          </table:table-cell>
          <table:table-cell office:value-type="string" calcext:value-type="string">
            <text:p>D. Morley and K. Myers, “Balancing Formal and Practical Concerns in Agent Design,” in AAAI Workshop on Intelligent Agent Architectures: Combining the Strengths of Software Engineering and Cognitive Systems, 2004.</text:p>
          </table:table-cell>
        </table:table-row>
        <table:table-row table:style-name="ro1">
          <table:table-cell office:value-type="string" calcext:value-type="string">
            <text:p>PRS</text:p>
          </table:table-cell>
          <table:table-cell office:value-type="string" calcext:value-type="string">
            <text:p>Myers1998a</text:p>
          </table:table-cell>
          <table:table-cell office:value-type="string" calcext:value-type="string">
            <text:p>K. L. Myers, “Towards a framework for continuous planning and execution,” Proc. AAAI Fall Symp. Distrib. Contin. Plan., pp. 63–69, 1998.</text:p>
          </table:table-cell>
        </table:table-row>
        <table:table-row table:style-name="ro1">
          <table:table-cell office:value-type="string" calcext:value-type="string">
            <text:p>PRS</text:p>
          </table:table-cell>
          <table:table-cell office:value-type="string" calcext:value-type="string">
            <text:p>Myers2002a</text:p>
          </table:table-cell>
          <table:table-cell office:value-type="string" calcext:value-type="string">
            <text:p>K. L. Myers and D. N. Morley, “Conflict management for agent guidance,” in Proceedings of the International Conference on Autonomous Agents, 2002, pp. 1041–1042.</text:p>
          </table:table-cell>
        </table:table-row>
        <table:table-row table:style-name="ro1">
          <table:table-cell office:value-type="string" calcext:value-type="string">
            <text:p>PRS</text:p>
          </table:table-cell>
          <table:table-cell office:value-type="string" calcext:value-type="string">
            <text:p>Myers1996</text:p>
          </table:table-cell>
          <table:table-cell office:value-type="string" calcext:value-type="string">
            <text:p>K. L. Myers, “A Procedural Knowledge Approach to Task-level Control,” in Proceedings of International Conference on Artificial Intelligence Planning, 1996.</text:p>
          </table:table-cell>
        </table:table-row>
        <table:table-row table:style-name="ro1">
          <table:table-cell office:value-type="string" calcext:value-type="string">
            <text:p>PRS</text:p>
          </table:table-cell>
          <table:table-cell office:value-type="string" calcext:value-type="string">
            <text:p>Myers1996a</text:p>
          </table:table-cell>
          <table:table-cell office:value-type="string" calcext:value-type="string">
            <text:p>K. L. Myers, “Strategic Advice for Hierarchical Planners,” in Proceedings of the Fifth International Conference on the Principles of Knowledge Representation and Reasoning, 1996.</text:p>
          </table:table-cell>
        </table:table-row>
        <table:table-row table:style-name="ro1">
          <table:table-cell office:value-type="string" calcext:value-type="string">
            <text:p>PRS</text:p>
          </table:table-cell>
          <table:table-cell office:value-type="string" calcext:value-type="string">
            <text:p>Myers1997</text:p>
          </table:table-cell>
          <table:table-cell office:value-type="string" calcext:value-type="string">
            <text:p>K. L. Myers, “Procedural Reasoning System User’s Guide. A Manual for Version 2.0,” 1997.</text:p>
          </table:table-cell>
        </table:table-row>
        <table:table-row table:style-name="ro1">
          <table:table-cell office:value-type="string" calcext:value-type="string">
            <text:p>PRS</text:p>
          </table:table-cell>
          <table:table-cell office:value-type="string" calcext:value-type="string">
            <text:p>Myers2000</text:p>
          </table:table-cell>
          <table:table-cell office:value-type="string" calcext:value-type="string">
            <text:p>K. L. Myers, “JFACC Continuous Planning and Execution,” Final Tech. Rep. AFRL-IF-RS-TR-2000-121, 2000.</text:p>
          </table:table-cell>
        </table:table-row>
        <table:table-row table:style-name="ro1">
          <table:table-cell office:value-type="string" calcext:value-type="string">
            <text:p>PRS</text:p>
          </table:table-cell>
          <table:table-cell office:value-type="string" calcext:value-type="string">
            <text:p>Myers2002c</text:p>
          </table:table-cell>
          <table:table-cell office:value-type="string" calcext:value-type="string">
            <text:p>K. L. Myers, D. L. Martin, and D. N. Morley, “Taskable Reactive Agent Communities,” Final Tech. Rep. AFRL-IF-RS-TR-2002-208, 2002.</text:p>
          </table:table-cell>
        </table:table-row>
        <table:table-row table:style-name="ro1">
          <table:table-cell office:value-type="string" calcext:value-type="string">
            <text:p>PRS</text:p>
          </table:table-cell>
          <table:table-cell office:value-type="string" calcext:value-type="string">
            <text:p>Myers2002b</text:p>
          </table:table-cell>
          <table:table-cell office:value-type="string" calcext:value-type="string">
            <text:p>K. L. Myers and D. N. Morley, “Resolving Conflicts in Agent Guidance,” in Preferences in AI and CP: Symbolic Approaches, 2002.</text:p>
          </table:table-cell>
        </table:table-row>
        <table:table-row table:style-name="ro1">
          <table:table-cell office:value-type="string" calcext:value-type="string">
            <text:p>PRS</text:p>
          </table:table-cell>
          <table:table-cell office:value-type="string" calcext:value-type="string">
            <text:p>Myers2002</text:p>
          </table:table-cell>
          <table:table-cell office:value-type="string" calcext:value-type="string">
            <text:p>K. L. Myers and D. N. Morley, “Policy-based Agent Directability,” in Adjustable Autonomy, Springer US, 2003, pp. 185–209.</text:p>
          </table:table-cell>
        </table:table-row>
        <table:table-row table:style-name="ro1">
          <table:table-cell office:value-type="string" calcext:value-type="string">
            <text:p>PRS</text:p>
          </table:table-cell>
          <table:table-cell office:value-type="string" calcext:value-type="string">
            <text:p>Myers2001</text:p>
          </table:table-cell>
          <table:table-cell office:value-type="string" calcext:value-type="string">
            <text:p>K. L. Myers and D. N. Morley, “Human directability of agents,” in K-CAP 2001: Proceedings of the First International Conference on Knowledge Capture, 2001.</text:p>
          </table:table-cell>
        </table:table-row>
        <table:table-row table:style-name="ro1">
          <table:table-cell office:value-type="string" calcext:value-type="string">
            <text:p>PRS</text:p>
          </table:table-cell>
          <table:table-cell office:value-type="string" calcext:value-type="string">
            <text:p>Myers1998</text:p>
          </table:table-cell>
          <table:table-cell office:value-type="string" calcext:value-type="string">
            <text:p>K. L. Myers and D. E. Wilkins, “Reasoning about Locations in Theory and Practice,” Comput. Intell., vol. 14, no. 2, p. scheduled to appear, 1998.</text:p>
          </table:table-cell>
        </table:table-row>
        <table:table-row table:style-name="ro1">
          <table:table-cell office:value-type="string" calcext:value-type="string">
            <text:p>PRS</text:p>
          </table:table-cell>
          <table:table-cell office:value-type="string" calcext:value-type="string">
            <text:p>Rao1991</text:p>
          </table:table-cell>
          <table:table-cell office:value-type="string" calcext:value-type="string">
            <text:p>A. S. Rao and M. P. George, “Intelligent Real-Time Network Management,” in Proceedings of the Tenth International Conference on AI, Expert Systems and Natural Language, 1991.</text:p>
          </table:table-cell>
        </table:table-row>
        <table:table-row table:style-name="ro1">
          <table:table-cell office:value-type="string" calcext:value-type="string">
            <text:p>PRS</text:p>
          </table:table-cell>
          <table:table-cell office:value-type="string" calcext:value-type="string">
            <text:p>Rao1998</text:p>
          </table:table-cell>
          <table:table-cell office:value-type="string" calcext:value-type="string">
            <text:p>A. S. Rao and M. P. Georgeff, “Decision Procedures for BDI Logics,” J. Log. Comput., vol. 8, no. 3, pp. 293–342, 1998.</text:p>
          </table:table-cell>
        </table:table-row>
        <table:table-row table:style-name="ro1">
          <table:table-cell office:value-type="string" calcext:value-type="string">
            <text:p>PRS</text:p>
          </table:table-cell>
          <table:table-cell office:value-type="string" calcext:value-type="string">
            <text:p>Rao1995</text:p>
          </table:table-cell>
          <table:table-cell office:value-type="string" calcext:value-type="string">
            <text:p>A. S. Rao and M. P. Georgeff, “BDI agents: From theory to practice.,” in Proceedings of the First International Conference on Multiagent Systems, 1995, pp. 312–319.</text:p>
          </table:table-cell>
        </table:table-row>
        <table:table-row table:style-name="ro1">
          <table:table-cell office:value-type="string" calcext:value-type="string">
            <text:p>PRS</text:p>
          </table:table-cell>
          <table:table-cell office:value-type="string" calcext:value-type="string">
            <text:p>Rao1996</text:p>
          </table:table-cell>
          <table:table-cell office:value-type="string" calcext:value-type="string">
            <text:p>A. Rao, A. Lucas, and D. Morley, “Agent-Oriented Architecture for Air Combat Simulation,” Tech. Note 42, 1993.</text:p>
          </table:table-cell>
        </table:table-row>
        <table:table-row table:style-name="ro1">
          <table:table-cell office:value-type="string" calcext:value-type="string">
            <text:p>PRS</text:p>
          </table:table-cell>
          <table:table-cell office:value-type="string" calcext:value-type="string">
            <text:p>Simmons1998</text:p>
          </table:table-cell>
          <table:table-cell office:value-type="string" calcext:value-type="string">
            <text:p>R. Simmons and D. Apfelbaum, “A Task Description Language for Robot Control,” in Proceedings of the IEEE/RSJ International Conference on Intelligent Robots and Systems, 1998, pp. 1931–1937.</text:p>
          </table:table-cell>
        </table:table-row>
        <table:table-row table:style-name="ro1">
          <table:table-cell office:value-type="string" calcext:value-type="string">
            <text:p>PRS</text:p>
          </table:table-cell>
          <table:table-cell office:value-type="string" calcext:value-type="string">
            <text:p>Taylor1996</text:p>
          </table:table-cell>
          <table:table-cell office:value-type="string" calcext:value-type="string">
            <text:p>G. Taylor and L. Padgham, “An Intelligent Believable Agent Environment,” AAAI Tech. Rep. WS-96-03, 1996.</text:p>
          </table:table-cell>
        </table:table-row>
        <table:table-row table:style-name="ro1">
          <table:table-cell office:value-type="string" calcext:value-type="string">
            <text:p>PRS</text:p>
          </table:table-cell>
          <table:table-cell office:value-type="string" calcext:value-type="string">
            <text:p>Wilkins1995</text:p>
          </table:table-cell>
          <table:table-cell office:value-type="string" calcext:value-type="string">
            <text:p>D. E. Wilkins and K. L. Myers, “A common knowledge representation for plan generation and reactive execution,” J. Log. Comput., vol. 5, no. 6, pp. 731–761, 1995.</text:p>
          </table:table-cell>
        </table:table-row>
        <table:table-row table:style-name="ro1">
          <table:table-cell office:value-type="string" calcext:value-type="string">
            <text:p>PRS</text:p>
          </table:table-cell>
          <table:table-cell office:value-type="string" calcext:value-type="string">
            <text:p>Wilkins1994</text:p>
          </table:table-cell>
          <table:table-cell office:value-type="string" calcext:value-type="string">
            <text:p>D. E. Wilkins and K. L. Myers, “Integrating planning and reactive control,” in Proceedings of the NASA/JPL Conference on Space Telerobotics, 1989.</text:p>
          </table:table-cell>
        </table:table-row>
        <table:table-row table:style-name="ro1">
          <table:table-cell office:value-type="string" calcext:value-type="string">
            <text:p>PRS</text:p>
          </table:table-cell>
          <table:table-cell office:value-type="string" calcext:value-type="string">
            <text:p>DavidE.1995</text:p>
          </table:table-cell>
          <table:table-cell office:value-type="string" calcext:value-type="string">
            <text:p>D. E. Wilkins, K. L. Myers, J. D. Lowrance, and L. P. Wesley, “Planning and reacting in uncertain and dynamic environments,” J. Exp. Theor. Artif. Intell., vol. 7, no. 1, pp. 121–152, 1995.</text:p>
          </table:table-cell>
        </table:table-row>
        <table:table-row table:style-name="ro1">
          <table:table-cell office:value-type="string" calcext:value-type="string">
            <text:p>PRS</text:p>
          </table:table-cell>
          <table:table-cell office:value-type="string" calcext:value-type="string">
            <text:p>Wobcke2002</text:p>
          </table:table-cell>
          <table:table-cell office:value-type="string" calcext:value-type="string">
            <text:p>W. Wobcke, “Modelling PRS-Like Agents’ Mental States,” In Pacific Rim International Conference on Artificial Intelligence, pp. 138-147, 2002.</text:p>
          </table:table-cell>
        </table:table-row>
        <table:table-row table:style-name="ro1">
          <table:table-cell office:value-type="string" calcext:value-type="string">
            <text:p>R-CAST</text:p>
          </table:table-cell>
          <table:table-cell office:value-type="string" calcext:value-type="string">
            <text:p>Airy2007</text:p>
          </table:table-cell>
          <table:table-cell office:value-type="string" calcext:value-type="string">
            <text:p>G. Airy, P. C. Chen, X. Fan, J. Yen, D. Hall, M. Brogan, and T. Huynh, “Collaborative RPD agents assisting decision making in active decision spaces,” in Proceedings of the 2006 IEEE/WIC/ACM International Conference on Intelligent Agent Technology (IAT 2006 Main Conference Proceedings), IAT’06, 2007.</text:p>
          </table:table-cell>
        </table:table-row>
        <table:table-row table:style-name="ro1">
          <table:table-cell office:value-type="string" calcext:value-type="string">
            <text:p>R-CAST</text:p>
          </table:table-cell>
          <table:table-cell office:value-type="string" calcext:value-type="string">
            <text:p>Airy2009</text:p>
          </table:table-cell>
          <table:table-cell office:value-type="string" calcext:value-type="string">
            <text:p>G. Airy, T. Mullen, and J. Yen, “Market Based Adaptive Resource Allocation for Distributed Rescue Teams,” in Proceedings of the 6th International ISCRAM Conference, 2009.</text:p>
          </table:table-cell>
        </table:table-row>
        <table:table-row table:style-name="ro1">
          <table:table-cell office:value-type="string" calcext:value-type="string">
            <text:p>R-CAST</text:p>
          </table:table-cell>
          <table:table-cell office:value-type="string" calcext:value-type="string">
            <text:p>Barnes2008</text:p>
          </table:table-cell>
          <table:table-cell office:value-type="string" calcext:value-type="string">
            <text:p>A. Barnes and R. J. Hammell, “Determining Information Technology Project Status using Recognition-primed Decision- making enabled Collaborative Agents for Simulating Teamwork (R-CAST),” in Proceedings of the Conference on Information Systems Applied Research (CONISAR), 2008.</text:p>
          </table:table-cell>
        </table:table-row>
        <table:table-row table:style-name="ro1">
          <table:table-cell office:value-type="string" calcext:value-type="string">
            <text:p>R-CAST</text:p>
          </table:table-cell>
          <table:table-cell office:value-type="string" calcext:value-type="string">
            <text:p>Chen2007</text:p>
          </table:table-cell>
          <table:table-cell office:value-type="string" calcext:value-type="string">
            <text:p>P. C. Chen, X. Fan, S. Zhu, and J. Yen, “Boosting-based learning agents for experience classification,” in Proceedings of the 2006 IEEE/WIC/ACM International Conference on Intelligent Agent Technology (IAT 2006 Main Conference Proceedings), IAT’06, 2007, pp. 385–388.</text:p>
          </table:table-cell>
        </table:table-row>
        <table:table-row table:style-name="ro1">
          <table:table-cell office:value-type="string" calcext:value-type="string">
            <text:p>R-CAST</text:p>
          </table:table-cell>
          <table:table-cell office:value-type="string" calcext:value-type="string">
            <text:p>Chen2012</text:p>
          </table:table-cell>
          <table:table-cell office:value-type="string" calcext:value-type="string">
            <text:p>P. C. Chen, P. Liu, J. Yen, and T. Mullen, “Experience-based cyber situation recognition using relaxable logic patterns,” in 2012 IEEE International Multi-Disciplinary Conference on Cognitive Methods in Situation Awareness and Decision Support, CogSIMA 2012, 2012, pp. 243–250.</text:p>
          </table:table-cell>
        </table:table-row>
        <table:table-row table:style-name="ro1">
          <table:table-cell office:value-type="string" calcext:value-type="string">
            <text:p>R-CAST</text:p>
          </table:table-cell>
          <table:table-cell office:value-type="string" calcext:value-type="string">
            <text:p>Fan2006</text:p>
          </table:table-cell>
          <table:table-cell office:value-type="string" calcext:value-type="string">
            <text:p>X. Fan, B. Sun, S. Sun, M. McNeese, and J. Yen, “RPD-enabled agents teaming with humans for multi-context decision making,” in Proceedings of the International Conference on Autonomous Agents, 2006.</text:p>
          </table:table-cell>
        </table:table-row>
        <table:table-row table:style-name="ro1">
          <table:table-cell office:value-type="string" calcext:value-type="string">
            <text:p>R-CAST</text:p>
          </table:table-cell>
          <table:table-cell office:value-type="string" calcext:value-type="string">
            <text:p>Fan2005</text:p>
          </table:table-cell>
          <table:table-cell office:value-type="string" calcext:value-type="string">
            <text:p>X. Fan, S. Sun, B. Sun, G. Airy, M. McNeese, J. Yen, T. Hanratty, and J. Dumer, “Collaborative RPD-enabled agents assisting the three-block challenge in command and control in complex and urban terrain,” in Proceedings of 2005 BRIMS Conference Behavior Representation in Modeling and Simulation, 2005, pp. 113–123.</text:p>
          </table:table-cell>
        </table:table-row>
        <table:table-row table:style-name="ro1">
          <table:table-cell office:value-type="string" calcext:value-type="string">
            <text:p>R-CAST</text:p>
          </table:table-cell>
          <table:table-cell office:value-type="string" calcext:value-type="string">
            <text:p>Fan2010</text:p>
          </table:table-cell>
          <table:table-cell office:value-type="string" calcext:value-type="string">
            <text:p>X. Fan, M. McNeese, B. Sun, T. Hanratty, L. Allender, and J. Yen, “Human-agent collaboration for time-stressed multicontext decision making,” IEEE Trans. Syst. Man, Cybern. Part A Syst. Humans, vol. 40, no. 2, pp. 306–320, 2010.</text:p>
          </table:table-cell>
        </table:table-row>
        <table:table-row table:style-name="ro1">
          <table:table-cell office:value-type="string" calcext:value-type="string">
            <text:p>R-CAST</text:p>
          </table:table-cell>
          <table:table-cell office:value-type="string" calcext:value-type="string">
            <text:p>Fan2010a</text:p>
          </table:table-cell>
          <table:table-cell office:value-type="string" calcext:value-type="string">
            <text:p>X. Fan, M. McNeese, and J. Yen, “NDM-Based Cognitive Agents for Supporting Decision-Making Teams,” Human-Computer Interact., vol. 25, no. 3, pp. 195–234, 2010.</text:p>
          </table:table-cell>
        </table:table-row>
        <table:table-row table:style-name="ro1">
          <table:table-cell office:value-type="string" calcext:value-type="string">
            <text:p>R-CAST</text:p>
          </table:table-cell>
          <table:table-cell office:value-type="string" calcext:value-type="string">
            <text:p>Fan2008</text:p>
          </table:table-cell>
          <table:table-cell office:value-type="string" calcext:value-type="string">
            <text:p>X. Fan, S. Oh, M. McNeese, J. Yen, H. M. Cuevas, L. Strater, and M. R. Endsley, “The influence of agent reliability on trust in human-agent collaboration,” in Proceedings of the 15th European conference on Cognitive ergonomics the ergonomics of cool interaction - ECCE ’08, 2008.</text:p>
          </table:table-cell>
        </table:table-row>
        <table:table-row table:style-name="ro1">
          <table:table-cell office:value-type="string" calcext:value-type="string">
            <text:p>R-CAST</text:p>
          </table:table-cell>
          <table:table-cell office:value-type="string" calcext:value-type="string">
            <text:p>Fan2005a</text:p>
          </table:table-cell>
          <table:table-cell office:value-type="string" calcext:value-type="string">
            <text:p>X. Fan, S. Sun, M. McNeese, and J. Yen, “Extending the recognition-primed decision model to support human-agent collaboration,” in Proceedings of the fourth international joint conference on Autonomous agents and multiagent systems AAMAS 05, 2005, p. 945.</text:p>
          </table:table-cell>
        </table:table-row>
        <table:table-row table:style-name="ro1">
          <table:table-cell office:value-type="string" calcext:value-type="string">
            <text:p>R-CAST</text:p>
          </table:table-cell>
          <table:table-cell office:value-type="string" calcext:value-type="string">
            <text:p>Fan2004</text:p>
          </table:table-cell>
          <table:table-cell office:value-type="string" calcext:value-type="string">
            <text:p>X. Fan, K. Umapathy, J. Yen, and S. Purao, “Team-based agents for proactive failure handling in dynamic composition of Web services,” in Proceedings. IEEE International Conference on Web Services, 2004, pp. 782–785.</text:p>
          </table:table-cell>
        </table:table-row>
        <table:table-row table:style-name="ro1">
          <table:table-cell office:value-type="string" calcext:value-type="string">
            <text:p>R-CAST</text:p>
          </table:table-cell>
          <table:table-cell office:value-type="string" calcext:value-type="string">
            <text:p>Fan2005b</text:p>
          </table:table-cell>
          <table:table-cell office:value-type="string" calcext:value-type="string">
            <text:p>X. Fan, R. Wang, B. Sun, S. Sun, and J. Yen, “Multi-agent information dependence,” in 2005 International Conference on Integration of Knowledge Intensive Multi-Agent Systems, KIMAS’05: Modeling, Exploration, and Engineering, 2005, vol. 2005, pp. 41–46.</text:p>
          </table:table-cell>
        </table:table-row>
        <table:table-row table:style-name="ro1">
          <table:table-cell office:value-type="string" calcext:value-type="string">
            <text:p>R-CAST</text:p>
          </table:table-cell>
          <table:table-cell office:value-type="string" calcext:value-type="string">
            <text:p>Fan2006b</text:p>
          </table:table-cell>
          <table:table-cell office:value-type="string" calcext:value-type="string">
            <text:p>X. Fan, R. Wang, S. Sun, J. Yen, and R. A. Volz, “Context-centric needs anticipation using information needs graphs,” Appl. Intell., vol. 24, no. 1, pp. 75–89, 2006.</text:p>
          </table:table-cell>
        </table:table-row>
        <table:table-row table:style-name="ro1">
          <table:table-cell office:value-type="string" calcext:value-type="string">
            <text:p>R-CAST</text:p>
          </table:table-cell>
          <table:table-cell office:value-type="string" calcext:value-type="string">
            <text:p>Fan2008a</text:p>
          </table:table-cell>
          <table:table-cell office:value-type="string" calcext:value-type="string">
            <text:p>X. Fan and J. Yen, “Team-RPD: A collaborative model of the recognition-primed decision process,” in Proceedings of the 2008 IEEE/WIC/ACM International Conference on Intelligent Agent Technology, IAT 2008, 2008, pp. 136–139.</text:p>
          </table:table-cell>
        </table:table-row>
        <table:table-row table:style-name="ro1">
          <table:table-cell office:value-type="string" calcext:value-type="string">
            <text:p>R-CAST</text:p>
          </table:table-cell>
          <table:table-cell office:value-type="string" calcext:value-type="string">
            <text:p>Fan2004a</text:p>
          </table:table-cell>
          <table:table-cell office:value-type="string" calcext:value-type="string">
            <text:p>X. Fan and J. Yen, “Modeling and simulating human teamwork behaviors using intelligent agents,” Phys. Life Rev., vol. 1, no. 3, pp. 173–201, 2004.</text:p>
          </table:table-cell>
        </table:table-row>
        <table:table-row table:style-name="ro1">
          <table:table-cell office:value-type="string" calcext:value-type="string">
            <text:p>R-CAST</text:p>
          </table:table-cell>
          <table:table-cell office:value-type="string" calcext:value-type="string">
            <text:p>Fan2005c</text:p>
          </table:table-cell>
          <table:table-cell office:value-type="string" calcext:value-type="string">
            <text:p>X. Fan and J. Yen, “Conversation pattern-based anticipation of teammates’ information needs via overhearing,” in Proceedings - 2005 IEEE/WIC/ACM International Conference on Intelligent Agent Technology, IAT’05, 2005.</text:p>
          </table:table-cell>
        </table:table-row>
        <table:table-row table:style-name="ro1">
          <table:table-cell office:value-type="string" calcext:value-type="string">
            <text:p>R-CAST</text:p>
          </table:table-cell>
          <table:table-cell office:value-type="string" calcext:value-type="string">
            <text:p>Fan2007</text:p>
          </table:table-cell>
          <table:table-cell office:value-type="string" calcext:value-type="string">
            <text:p>X. Fan and J. Yen, “R-CAST: Integrating Team Intelligence for Human-Centered Teamwork,” in Proceedings of the 22nd national conference on Artificial intelligence, 2007, no. 9.</text:p>
          </table:table-cell>
        </table:table-row>
        <table:table-row table:style-name="ro1">
          <table:table-cell office:value-type="string" calcext:value-type="string">
            <text:p>R-CAST</text:p>
          </table:table-cell>
          <table:table-cell office:value-type="string" calcext:value-type="string">
            <text:p>Fan2005d</text:p>
          </table:table-cell>
          <table:table-cell office:value-type="string" calcext:value-type="string">
            <text:p>X. Fan, J. Yen, M. S. Miller, and R. A. Volz, “The Semantics of MALLET–An Agent Teamwork Encoding Language,” in International Workshop on Declarative Agent Languages and Technologies II, 2005.</text:p>
          </table:table-cell>
        </table:table-row>
        <table:table-row table:style-name="ro1">
          <table:table-cell office:value-type="string" calcext:value-type="string">
            <text:p>R-CAST</text:p>
          </table:table-cell>
          <table:table-cell office:value-type="string" calcext:value-type="string">
            <text:p>From2011</text:p>
          </table:table-cell>
          <table:table-cell office:value-type="string" calcext:value-type="string">
            <text:p>J. From, P. Perrin, D. O’Neill, and J. Yen, “Supporting the Commander’s information requirements: Automated support for battle drill processes using R-CAST,” in Proceedings of the IEEE Military Communications Conference MILCOM, 2011.</text:p>
          </table:table-cell>
        </table:table-row>
        <table:table-row table:style-name="ro1">
          <table:table-cell office:value-type="string" calcext:value-type="string">
            <text:p>R-CAST</text:p>
          </table:table-cell>
          <table:table-cell office:value-type="string" calcext:value-type="string">
            <text:p>Hanratty2003</text:p>
          </table:table-cell>
          <table:table-cell office:value-type="string" calcext:value-type="string">
            <text:p>T. Hanratty, J. Dumer, J. Yen, and X. C. Fan, “Using agents with shared mental model to support Network-Centric Warfare,” in 7th World Multiconference on Systemics, Cybernetics and Informatics, Vol Xvi, Proceedings: Systemics and Information Systems, Technologies and Application, 2003, no. Sci, pp. 369–374.</text:p>
          </table:table-cell>
        </table:table-row>
        <table:table-row table:style-name="ro1">
          <table:table-cell office:value-type="string" calcext:value-type="string">
            <text:p>R-CAST</text:p>
          </table:table-cell>
          <table:table-cell office:value-type="string" calcext:value-type="string">
            <text:p>Hanratty2009</text:p>
          </table:table-cell>
          <table:table-cell office:value-type="string" calcext:value-type="string">
            <text:p>T. Hanratty, R. J. Hammeil, J. Yen, M. McNeese, S. Oh, H. W. Kim, D. Minotra, L. Strater, H. Cuevas, and D. Colombo, “Knowledge visualization to enhance human-agent situation awareness within a computational recognition-primed decision system,” in Proceedings - IEEE Military Communications Conference MILCOM, 2009, pp. 1–7.</text:p>
          </table:table-cell>
        </table:table-row>
        <table:table-row table:style-name="ro1">
          <table:table-cell office:value-type="string" calcext:value-type="string">
            <text:p>R-CAST</text:p>
          </table:table-cell>
          <table:table-cell office:value-type="string" calcext:value-type="string">
            <text:p>Hanratty2008</text:p>
          </table:table-cell>
          <table:table-cell office:value-type="string" calcext:value-type="string">
            <text:p>T. Hanratty, R. J. Hammell, J. Yen, and X. Fan, “Utilizing concept maps to improve human-agent collaboration within a recognition-primed decision model,” in Proceedings of the IEEE/WIC/ACM International Conference on Intelligent Agent Technology, IAT 2007, 2008, pp. 116–120.</text:p>
          </table:table-cell>
        </table:table-row>
        <table:table-row table:style-name="ro1">
          <table:table-cell office:value-type="string" calcext:value-type="string">
            <text:p>R-CAST</text:p>
          </table:table-cell>
          <table:table-cell office:value-type="string" calcext:value-type="string">
            <text:p>Ji2007</text:p>
          </table:table-cell>
          <table:table-cell office:value-type="string" calcext:value-type="string">
            <text:p>Y. Ji, R. M. Massanari, J. Ager, J. Yen, R. E. Miller, and H. Ying, “A fuzzy logic-based computational recognition-primed decision model,” Inf. Sci. (Ny)., vol. 177, no. 20, pp. 4338–4353, 2007.</text:p>
          </table:table-cell>
        </table:table-row>
        <table:table-row table:style-name="ro1">
          <table:table-cell office:value-type="string" calcext:value-type="string">
            <text:p>R-CAST</text:p>
          </table:table-cell>
          <table:table-cell office:value-type="string" calcext:value-type="string">
            <text:p>Ji2007a</text:p>
          </table:table-cell>
          <table:table-cell office:value-type="string" calcext:value-type="string">
            <text:p>Y. Ji, H. Ying, J. Yen, S. Zhu, D. C. Barth-Jones, R. E. Miller, and R. M. Massanari, “A distributed adverse drug reaction detection system using intelligent agents with a fuzzy recognitionâ€primed decision model,” Int. J. Intell. Syst., vol. 22, no. 8, pp. 827–845, 2007.</text:p>
          </table:table-cell>
        </table:table-row>
        <table:table-row table:style-name="ro1">
          <table:table-cell office:value-type="string" calcext:value-type="string">
            <text:p>R-CAST</text:p>
          </table:table-cell>
          <table:table-cell office:value-type="string" calcext:value-type="string">
            <text:p>Ji2005</text:p>
          </table:table-cell>
          <table:table-cell office:value-type="string" calcext:value-type="string">
            <text:p>Y. Ji, H. Ying, J. Yen, S. Zhu, R. M. Massanari, and D. C. Barth-Jones, “Team-based multi-agent system for early detection of adverse drug reactions in postmarketing surveillance,” in Annual Conference of the North American Fuzzy Information Processing Society - NAFIPS, 2005, vol. 2005, pp. 644–649.</text:p>
          </table:table-cell>
        </table:table-row>
        <table:table-row table:style-name="ro1">
          <table:table-cell office:value-type="string" calcext:value-type="string">
            <text:p>R-CAST</text:p>
          </table:table-cell>
          <table:table-cell office:value-type="string" calcext:value-type="string">
            <text:p>Jones2011</text:p>
          </table:table-cell>
          <table:table-cell office:value-type="string" calcext:value-type="string">
            <text:p>R. E. T. Jones, E. S. Connors, and M. R. Endsley, “A framework for representing agent and human situation awareness,” in 2011 IEEE International Multi-Disciplinary Conference on Cognitive Methods in Situation Awareness and Decision Support, CogSIMA 2011, 2011, pp. 226–233.</text:p>
          </table:table-cell>
        </table:table-row>
        <table:table-row table:style-name="ro1">
          <table:table-cell office:value-type="string" calcext:value-type="string">
            <text:p>R-CAST</text:p>
          </table:table-cell>
          <table:table-cell office:value-type="string" calcext:value-type="string">
            <text:p>Kim2010</text:p>
          </table:table-cell>
          <table:table-cell office:value-type="string" calcext:value-type="string">
            <text:p>H. Kim, S. Oh, D. Minotra, M. Mcneese, J. Yen, T. Hanratty, L. Strater, H. Cuevas, and D. Colombo, “Enhancing Situation Awareness with Visual Aids on Cognitively-inspired Agent Systems,” in Proceedings of the 3rd International Conference on Applied Human Factors and Ergonomics, 2010.</text:p>
          </table:table-cell>
        </table:table-row>
        <table:table-row table:style-name="ro1">
          <table:table-cell office:value-type="string" calcext:value-type="string">
            <text:p>R-CAST</text:p>
          </table:table-cell>
          <table:table-cell office:value-type="string" calcext:value-type="string">
            <text:p>Minotra2010</text:p>
          </table:table-cell>
          <table:table-cell office:value-type="string" calcext:value-type="string">
            <text:p>D. Minotra, S. Oh, H. Kim, M. Mcneese, J. Yen, T. Hanratty, L. Strater, H. Cuevas, and D. Colombo, “Establishing Trust in Decision-Aiding: The Role of a Visualization of Agent Decision-Space in Improving Operator Engagement with Reduced Cognitive Load,” in Proceedings of the 3rd International Conference on Applied Human Factors and Ergonomics (AHFE), 2010.</text:p>
          </table:table-cell>
        </table:table-row>
        <table:table-row table:style-name="ro1">
          <table:table-cell office:value-type="string" calcext:value-type="string">
            <text:p>R-CAST</text:p>
          </table:table-cell>
          <table:table-cell office:value-type="string" calcext:value-type="string">
            <text:p>Prindible2006</text:p>
          </table:table-cell>
          <table:table-cell office:value-type="string" calcext:value-type="string">
            <text:p>M. Prindible, “An Introduction to R-CAST: Developing Simple Agents using Decision-making modeling and the R-CAST Architecture,” Tech. Report, 2006.</text:p>
          </table:table-cell>
        </table:table-row>
        <table:table-row table:style-name="ro1">
          <table:table-cell office:value-type="string" calcext:value-type="string">
            <text:p>R-CAST</text:p>
          </table:table-cell>
          <table:table-cell office:value-type="string" calcext:value-type="string">
            <text:p>Wang2007c</text:p>
          </table:table-cell>
          <table:table-cell office:value-type="string" calcext:value-type="string">
            <text:p>R. Wang, T. Mullen, V. Avasarala, and J. Yen, “A market-based adaptation for resolving competing needs for scarce resources,” in Proceedings of the 2006 IEEE/WIC/ACM International Conference on Intelligent Agent Technology (IAT 2006 Main Conference Proceedings), IAT’06, 2007, pp. 350–356.</text:p>
          </table:table-cell>
        </table:table-row>
        <table:table-row table:style-name="ro1">
          <table:table-cell office:value-type="string" calcext:value-type="string">
            <text:p>R-CAST</text:p>
          </table:table-cell>
          <table:table-cell office:value-type="string" calcext:value-type="string">
            <text:p>Yen2004</text:p>
          </table:table-cell>
          <table:table-cell office:value-type="string" calcext:value-type="string">
            <text:p>J. Yen, X. Fan, S. Sun, M. McNeese, and D. Hall, “Supporting anti-terrorist analyst teams using agents with shared RPD process,” in Proceedings of the 2004 IEEE International Conference on Computational Intelligence for Homeland Security and Personal Safety, 2004, vol. 0, no. July, pp. 21–22.</text:p>
          </table:table-cell>
        </table:table-row>
        <table:table-row table:style-name="ro1">
          <table:table-cell office:value-type="string" calcext:value-type="string">
            <text:p>R-CAST</text:p>
          </table:table-cell>
          <table:table-cell office:value-type="string" calcext:value-type="string">
            <text:p>Yen2003</text:p>
          </table:table-cell>
          <table:table-cell office:value-type="string" calcext:value-type="string">
            <text:p>J. Yen and R. A. Volz, “On need-driven proactive information exchanges in agent teams,” in IEEE/WIC International Conference on Intelligent Agent Technology, 2003, pp. 350–356.</text:p>
          </table:table-cell>
        </table:table-row>
        <table:table-row table:style-name="ro1">
          <table:table-cell office:value-type="string" calcext:value-type="string">
            <text:p>R-CAST</text:p>
          </table:table-cell>
          <table:table-cell office:value-type="string" calcext:value-type="string">
            <text:p>Yen2006</text:p>
          </table:table-cell>
          <table:table-cell office:value-type="string" calcext:value-type="string">
            <text:p>J. Yen, X. Fan, S. Sun, T. Hanratty, and J. Dumer, “Agents with Shared Mental Models for Enhancing Team Decision-Makings,” Decis. Support Syst., vol. 41, no. 3, pp. 634–653, 2006.</text:p>
          </table:table-cell>
        </table:table-row>
        <table:table-row table:style-name="ro1">
          <table:table-cell office:value-type="string" calcext:value-type="string">
            <text:p>R-CAST</text:p>
          </table:table-cell>
          <table:table-cell office:value-type="string" calcext:value-type="string">
            <text:p>Yen2003a</text:p>
          </table:table-cell>
          <table:table-cell office:value-type="string" calcext:value-type="string">
            <text:p>J. Yen, X. Fan, S. Sun, R. Wang, C. Chen, K. Kamali, M. Miller, and R. A. Volz, “On Modeling and Simulating Agent Teamwork in CAST,” in Proceedings of the 2nd International Conference on Active Media Technology, 2003.</text:p>
          </table:table-cell>
        </table:table-row>
        <table:table-row table:style-name="ro1">
          <table:table-cell office:value-type="string" calcext:value-type="string">
            <text:p>R-CAST</text:p>
          </table:table-cell>
          <table:table-cell office:value-type="string" calcext:value-type="string">
            <text:p>Yen2003b</text:p>
          </table:table-cell>
          <table:table-cell office:value-type="string" calcext:value-type="string">
            <text:p>J. Yen, X. Fan, S. Sun, R. Wang, C. Chen, K. Kamali, and R. A. Volz, “Implementing Shared Mental Models for Collaborative Teamwork,” in The Workshop on Collaboration Agents: Autonomous Agents for Collaborative Environments in the EEE/WIC Intelligent Agent Technology Conference, Halifax, Canada, 2003.</text:p>
          </table:table-cell>
        </table:table-row>
        <table:table-row table:style-name="ro1">
          <table:table-cell office:value-type="string" calcext:value-type="string">
            <text:p>R-CAST</text:p>
          </table:table-cell>
          <table:table-cell office:value-type="string" calcext:value-type="string">
            <text:p>Yen2002</text:p>
          </table:table-cell>
          <table:table-cell office:value-type="string" calcext:value-type="string">
            <text:p>J. Yen, X. Fan, and R. A. Volz, “On Proactive Delivery of Needed Information to Teammates,” Proc. AAMAS 2002 Work. Teamwork Coalit. Form., 2002.</text:p>
          </table:table-cell>
        </table:table-row>
        <table:table-row table:style-name="ro1">
          <table:table-cell office:value-type="string" calcext:value-type="string">
            <text:p>R-CAST</text:p>
          </table:table-cell>
          <table:table-cell office:value-type="string" calcext:value-type="string">
            <text:p>Yen2004a</text:p>
          </table:table-cell>
          <table:table-cell office:value-type="string" calcext:value-type="string">
            <text:p>J. Yen, T. R. Ioerger, M. S. Miller, S. Sun, K. Kamali, S. Zhu, X. Fan, and R. A. Volz, “The CAST Manual,” Tech. Rep., 2004.</text:p>
          </table:table-cell>
        </table:table-row>
        <table:table-row table:style-name="ro1">
          <table:table-cell office:value-type="string" calcext:value-type="string">
            <text:p>R-CAST</text:p>
          </table:table-cell>
          <table:table-cell office:value-type="string" calcext:value-type="string">
            <text:p>Jajodia2010</text:p>
          </table:table-cell>
          <table:table-cell office:value-type="string" calcext:value-type="string">
            <text:p>J. Yen, M. McNeese, T. Mullen, D. Hall, X. Fan, and P. Liu, “RPD-based Hypothesis Reasoning for Cyber Situation Awareness,” in Cyber Situational Awareness, 2010, pp. 39–49.</text:p>
          </table:table-cell>
        </table:table-row>
        <table:table-row table:style-name="ro1">
          <table:table-cell office:value-type="string" calcext:value-type="string">
            <text:p>R-CAST</text:p>
          </table:table-cell>
          <table:table-cell office:value-type="string" calcext:value-type="string">
            <text:p>Yen2009</text:p>
          </table:table-cell>
          <table:table-cell office:value-type="string" calcext:value-type="string">
            <text:p>J. Yen, L. Strater, M. McNeese, X. Fan, H. Cuevas, S. Oh, A. Kim, D. Minotra, and T. Hanratty, “Cognitively-Inspired Agents as Teammates and Decision Aids,” in Architectures for the Warfighter: Foundations and Technology, 2009, pp. 219–236.</text:p>
          </table:table-cell>
        </table:table-row>
        <table:table-row table:style-name="ro1">
          <table:table-cell office:value-type="string" calcext:value-type="string">
            <text:p>R-CAST</text:p>
          </table:table-cell>
          <table:table-cell office:value-type="string" calcext:value-type="string">
            <text:p>Yin2000</text:p>
          </table:table-cell>
          <table:table-cell office:value-type="string" calcext:value-type="string">
            <text:p>J. Yin, M. S. Miller, T. R. Ioerger, J. Yen, and R. A. Volz, “A Knowledge-Based Approach for Designing Intelligent Team Training Systems,” in Proceedings of the 4th International Conference on Autonomous Agents, 2000.</text:p>
          </table:table-cell>
        </table:table-row>
        <table:table-row table:style-name="ro1">
          <table:table-cell office:value-type="string" calcext:value-type="string">
            <text:p>R-CAST</text:p>
          </table:table-cell>
          <table:table-cell office:value-type="string" calcext:value-type="string">
            <text:p>Zhu2007</text:p>
          </table:table-cell>
          <table:table-cell office:value-type="string" calcext:value-type="string">
            <text:p>S. Zhu, J. Abraham, S. A. Paul, M. Reddy, J. Yen, M. Pfaff, and C. DeFlitch, “R-CAST-MED: Applying Intelligent Agents to Support Emergency Medical Decision-Making Teams,” in Conference on Artificial Intelligence in Medicine in Europe, 2007.</text:p>
          </table:table-cell>
        </table:table-row>
        <table:table-row table:style-name="ro1">
          <table:table-cell office:value-type="string" calcext:value-type="string">
            <text:p>R-CAST</text:p>
          </table:table-cell>
          <table:table-cell office:value-type="string" calcext:value-type="string">
            <text:p>Zhu2008</text:p>
          </table:table-cell>
          <table:table-cell office:value-type="string" calcext:value-type="string">
            <text:p>S. Zhu, P.-C. Chen, and J. Yen, “Multi-layer Bayesian Network for Variable-Bound Inference,” in Proceedings of the 2008 IEEE/WIC/ACM International Conference on Web Intelligence and Intelligent Agent Technology, 2008, pp. 553–559.</text:p>
          </table:table-cell>
        </table:table-row>
        <table:table-row table:style-name="ro1">
          <table:table-cell office:value-type="string" calcext:value-type="string">
            <text:p>RALPH</text:p>
          </table:table-cell>
          <table:table-cell office:value-type="string" calcext:value-type="string">
            <text:p>Ogasawara1993</text:p>
          </table:table-cell>
          <table:table-cell office:value-type="string" calcext:value-type="string">
            <text:p>G. Ogasawara, “RALPH-MEA: A Real-Time, Decision-Theoretic Agent Architecture,” PhD Thesis, 1993.</text:p>
          </table:table-cell>
        </table:table-row>
        <table:table-row table:style-name="ro1">
          <table:table-cell office:value-type="string" calcext:value-type="string">
            <text:p>RALPH</text:p>
          </table:table-cell>
          <table:table-cell office:value-type="string" calcext:value-type="string">
            <text:p>Ogasawara1991</text:p>
          </table:table-cell>
          <table:table-cell office:value-type="string" calcext:value-type="string">
            <text:p>G. H. Ogasawara, “A Distributed, Decision-Theoretic Control System for a Mobile Robot,” SIGART Bull., vol. 2, no. 4, pp. 140–145, 1991.</text:p>
          </table:table-cell>
        </table:table-row>
        <table:table-row table:style-name="ro1">
          <table:table-cell office:value-type="string" calcext:value-type="string">
            <text:p>RALPH</text:p>
          </table:table-cell>
          <table:table-cell office:value-type="string" calcext:value-type="string">
            <text:p>Ogasawara1993a</text:p>
          </table:table-cell>
          <table:table-cell office:value-type="string" calcext:value-type="string">
            <text:p>G. H. Ogasawara and S. J. Russell, “Planning Using Multiple Execution Architectures,” in Proceedings of the International Joint Conference on Artificial Intelligence, 1993.</text:p>
          </table:table-cell>
        </table:table-row>
        <table:table-row table:style-name="ro1">
          <table:table-cell office:value-type="string" calcext:value-type="string">
            <text:p>RALPH</text:p>
          </table:table-cell>
          <table:table-cell office:value-type="string" calcext:value-type="string">
            <text:p>Russel1988</text:p>
          </table:table-cell>
          <table:table-cell office:value-type="string" calcext:value-type="string">
            <text:p>S. J. Russel and E. Wefald, “Decision-Theoretic Control of Reasoning: General Theory and an Application to Game-Playing,” Tech. Rep. UCB/CSD 88/435, 1988.</text:p>
          </table:table-cell>
        </table:table-row>
        <table:table-row table:style-name="ro1">
          <table:table-cell office:value-type="string" calcext:value-type="string">
            <text:p>RALPH</text:p>
          </table:table-cell>
          <table:table-cell office:value-type="string" calcext:value-type="string">
            <text:p>Russell1992</text:p>
          </table:table-cell>
          <table:table-cell office:value-type="string" calcext:value-type="string">
            <text:p>S. J. Russell, “Prior knowledge and autonomous learning,” Rob. Auton. Syst., vol. 8, no. 1–2, pp. 145–160, 1991.</text:p>
          </table:table-cell>
        </table:table-row>
        <table:table-row table:style-name="ro1">
          <table:table-cell office:value-type="string" calcext:value-type="string">
            <text:p>RALPH</text:p>
          </table:table-cell>
          <table:table-cell office:value-type="string" calcext:value-type="string">
            <text:p>Russel1991</text:p>
          </table:table-cell>
          <table:table-cell office:value-type="string" calcext:value-type="string">
            <text:p>S. Russell, “Inductive learning by machines,” Philos. Stud., vol. 64, no. 1, pp. 37–64, 1991.</text:p>
          </table:table-cell>
        </table:table-row>
        <table:table-row table:style-name="ro1">
          <table:table-cell office:value-type="string" calcext:value-type="string">
            <text:p>RALPH</text:p>
          </table:table-cell>
          <table:table-cell office:value-type="string" calcext:value-type="string">
            <text:p>Russell1991</text:p>
          </table:table-cell>
          <table:table-cell office:value-type="string" calcext:value-type="string">
            <text:p>S. J. Russell, “An architecture for bounded rationality,” ACM SIGART Bull., vol. 2, no. 4, pp. 146–150, 1991.</text:p>
          </table:table-cell>
        </table:table-row>
        <table:table-row table:style-name="ro1">
          <table:table-cell office:value-type="string" calcext:value-type="string">
            <text:p>RALPH</text:p>
          </table:table-cell>
          <table:table-cell office:value-type="string" calcext:value-type="string">
            <text:p>Russell1989</text:p>
          </table:table-cell>
          <table:table-cell office:value-type="string" calcext:value-type="string">
            <text:p>S. J. Russell, “Execution Architectures and Compilation,” in Proceedings of the International Joint Conference on Artificial Intelligence, 1989.</text:p>
          </table:table-cell>
        </table:table-row>
        <table:table-row table:style-name="ro1">
          <table:table-cell office:value-type="string" calcext:value-type="string">
            <text:p>RALPH</text:p>
          </table:table-cell>
          <table:table-cell office:value-type="string" calcext:value-type="string">
            <text:p>Russell1991a</text:p>
          </table:table-cell>
          <table:table-cell office:value-type="string" calcext:value-type="string">
            <text:p>S. Russell and E. Wefald, “Principles of metareasoning,” Artif. Intell., vol. 49, no. 1–3, pp. 361–395, 1991.</text:p>
          </table:table-cell>
        </table:table-row>
        <table:table-row table:style-name="ro1">
          <table:table-cell office:value-type="string" calcext:value-type="string">
            <text:p>RALPH</text:p>
          </table:table-cell>
          <table:table-cell office:value-type="string" calcext:value-type="string">
            <text:p>Russell1989a</text:p>
          </table:table-cell>
          <table:table-cell office:value-type="string" calcext:value-type="string">
            <text:p>S. Russell and E. Wefald, “On Optimal Game-Tree Search using Rational Meta-Reasoning,” in Proceedings of the International Joint Conference on Artificial Intelligence, 1989.</text:p>
          </table:table-cell>
        </table:table-row>
        <table:table-row table:style-name="ro1">
          <table:table-cell office:value-type="string" calcext:value-type="string">
            <text:p>RCS</text:p>
          </table:table-cell>
          <table:table-cell office:value-type="string" calcext:value-type="string">
            <text:p>Albus2002a</text:p>
          </table:table-cell>
          <table:table-cell office:value-type="string" calcext:value-type="string">
            <text:p>J. S. Albus, “4D/RCS A Reference Model Architecture for Intelligent Unmanned Ground Vehicles,” in Proceedings of the SPIE 16th Annual International Symposium on Aerospace/Defense Sensing, Simulation and Controls, 2002.</text:p>
          </table:table-cell>
        </table:table-row>
        <table:table-row table:style-name="ro1">
          <table:table-cell office:value-type="string" calcext:value-type="string">
            <text:p>RCS</text:p>
          </table:table-cell>
          <table:table-cell office:value-type="string" calcext:value-type="string">
            <text:p>Albus1998</text:p>
          </table:table-cell>
          <table:table-cell office:value-type="string" calcext:value-type="string">
            <text:p>J. S. Albus, “4-D/RCS: A reference model architecture for Demo III,” in IEEE International Symposium on Intelligent Control (ISIC), 1998.</text:p>
          </table:table-cell>
        </table:table-row>
        <table:table-row table:style-name="ro1">
          <table:table-cell office:value-type="string" calcext:value-type="string">
            <text:p>RCS</text:p>
          </table:table-cell>
          <table:table-cell office:value-type="string" calcext:value-type="string">
            <text:p>Albus1994a</text:p>
          </table:table-cell>
          <table:table-cell office:value-type="string" calcext:value-type="string">
            <text:p>J. S. Albus, “A Reference Model Architecture for Intelligent Systems Design,” An Introd. to Intell. Auton. Control, pp. 27–56, 1994.</text:p>
          </table:table-cell>
        </table:table-row>
        <table:table-row table:style-name="ro1">
          <table:table-cell office:value-type="string" calcext:value-type="string">
            <text:p>RCS</text:p>
          </table:table-cell>
          <table:table-cell office:value-type="string" calcext:value-type="string">
            <text:p>Albus2006a</text:p>
          </table:table-cell>
          <table:table-cell office:value-type="string" calcext:value-type="string">
            <text:p>J. Albus and A. Barbera, “Intelligent control and tactical behavior development: A long term NIST partnership with the army,” in 1st Joint Emergency Preparedness and Response/Robotic and Remote Systems Topical Meeting, 2006.</text:p>
          </table:table-cell>
        </table:table-row>
        <table:table-row table:style-name="ro1">
          <table:table-cell office:value-type="string" calcext:value-type="string">
            <text:p>RCS</text:p>
          </table:table-cell>
          <table:table-cell office:value-type="string" calcext:value-type="string">
            <text:p>Albus1995a</text:p>
          </table:table-cell>
          <table:table-cell office:value-type="string" calcext:value-type="string">
            <text:p>J. Albus, A. Lacaze, and A. Meystel, “Algorithm of Nested Clustering for Unsupervised Learning,” in Proceedings of the 10th International Symposium on Intelligent Control, 1995.</text:p>
          </table:table-cell>
        </table:table-row>
        <table:table-row table:style-name="ro1">
          <table:table-cell office:value-type="string" calcext:value-type="string">
            <text:p>RCS</text:p>
          </table:table-cell>
          <table:table-cell office:value-type="string" calcext:value-type="string">
            <text:p>Albus1995c</text:p>
          </table:table-cell>
          <table:table-cell office:value-type="string" calcext:value-type="string">
            <text:p>J. Albus, A. Lacaze, and A. Meystel, “Theory and Experimental Analysis of Cognitive Processes in Early Learning,” in Proceedings of the IEEE International Conference on Systems, Man and Cybernetics, 1995, pp. 4404–4409.</text:p>
          </table:table-cell>
        </table:table-row>
        <table:table-row table:style-name="ro1">
          <table:table-cell office:value-type="string" calcext:value-type="string">
            <text:p>RCS</text:p>
          </table:table-cell>
          <table:table-cell office:value-type="string" calcext:value-type="string">
            <text:p>Albus2004</text:p>
          </table:table-cell>
          <table:table-cell office:value-type="string" calcext:value-type="string">
            <text:p>J. Albus, C. Schlenoff, R. Madhavan, S. Balakirsky, and T. Barbera, “Integrating Disparate Knowledge Representations Within 4D / RCS,” in Proceedings of the 2004 AAAI Fall Symposium, 2004.</text:p>
          </table:table-cell>
        </table:table-row>
        <table:table-row table:style-name="ro1">
          <table:table-cell office:value-type="string" calcext:value-type="string">
            <text:p>RCS</text:p>
          </table:table-cell>
          <table:table-cell office:value-type="string" calcext:value-type="string">
            <text:p>Albus1991</text:p>
          </table:table-cell>
          <table:table-cell office:value-type="string" calcext:value-type="string">
            <text:p>J. S. Albus, “A Theory of Intelligent Behavior,” in Proceedings of the IEEE/RSJ International Workshop on Intelligent Robots and Systems, 1991.</text:p>
          </table:table-cell>
        </table:table-row>
        <table:table-row table:style-name="ro1">
          <table:table-cell office:value-type="string" calcext:value-type="string">
            <text:p>RCS</text:p>
          </table:table-cell>
          <table:table-cell office:value-type="string" calcext:value-type="string">
            <text:p>Albus1996</text:p>
          </table:table-cell>
          <table:table-cell office:value-type="string" calcext:value-type="string">
            <text:p>J. S. Albus, “The NIST Real-Time Control System (RCS) - A Reference Model Architecture for Computational Intelligence,” in Computational Intelligence and Its Impact on Future High-Performance Engineering Systems, 1996, pp. 23–42.</text:p>
          </table:table-cell>
        </table:table-row>
        <table:table-row table:style-name="ro1">
          <table:table-cell office:value-type="string" calcext:value-type="string">
            <text:p>RCS</text:p>
          </table:table-cell>
          <table:table-cell office:value-type="string" calcext:value-type="string">
            <text:p>Albus1999b</text:p>
          </table:table-cell>
          <table:table-cell office:value-type="string" calcext:value-type="string">
            <text:p>J. S. Albus, “Engineering of mind,” Inf. Sci. (Ny)., vol. 117, no. 1, pp. 1–18, 1999.</text:p>
          </table:table-cell>
        </table:table-row>
        <table:table-row table:style-name="ro1">
          <table:table-cell office:value-type="string" calcext:value-type="string">
            <text:p>RCS</text:p>
          </table:table-cell>
          <table:table-cell office:value-type="string" calcext:value-type="string">
            <text:p>Albus1997</text:p>
          </table:table-cell>
          <table:table-cell office:value-type="string" calcext:value-type="string">
            <text:p>J. S. Albus, “The NIST Real-time Control System (RCS): an approach to intelligent systems research,” J. Exp. Theor. Artif. Intell., vol. 9, no. 2–3, pp. 157–174, 1997.</text:p>
          </table:table-cell>
        </table:table-row>
        <table:table-row table:style-name="ro1">
          <table:table-cell office:value-type="string" calcext:value-type="string">
            <text:p>RCS</text:p>
          </table:table-cell>
          <table:table-cell office:value-type="string" calcext:value-type="string">
            <text:p>Albus1996a</text:p>
          </table:table-cell>
          <table:table-cell office:value-type="string" calcext:value-type="string">
            <text:p>J. S. Albus, “An Engineering Architecture for Intelligent Systems,” in Proceedings of the American Association for Artificial Intelligent (AAAI), Fall Symposium Series, 1996.</text:p>
          </table:table-cell>
        </table:table-row>
        <table:table-row table:style-name="ro1">
          <table:table-cell office:value-type="string" calcext:value-type="string">
            <text:p>RCS</text:p>
          </table:table-cell>
          <table:table-cell office:value-type="string" calcext:value-type="string">
            <text:p>Albus1999a</text:p>
          </table:table-cell>
          <table:table-cell office:value-type="string" calcext:value-type="string">
            <text:p>J. S. Albus, “4-D/RCS Reference Model Architecture for Unmanned Ground Vehicles,” in AeroSense’99, 1999, vol. 3693.</text:p>
          </table:table-cell>
        </table:table-row>
        <table:table-row table:style-name="ro1">
          <table:table-cell office:value-type="string" calcext:value-type="string">
            <text:p>RCS</text:p>
          </table:table-cell>
          <table:table-cell office:value-type="string" calcext:value-type="string">
            <text:p>Albus1995b</text:p>
          </table:table-cell>
          <table:table-cell office:value-type="string" calcext:value-type="string">
            <text:p>J. S. Albus, “The NIST Real-time Control System (RCS): An Applications Survey,” in Proceedings of the AAAI 1995 Spring Symposium Series, 1995, pp. 27–29.</text:p>
          </table:table-cell>
        </table:table-row>
        <table:table-row table:style-name="ro1">
          <table:table-cell office:value-type="string" calcext:value-type="string">
            <text:p>RCS</text:p>
          </table:table-cell>
          <table:table-cell office:value-type="string" calcext:value-type="string">
            <text:p>Albus1995</text:p>
          </table:table-cell>
          <table:table-cell office:value-type="string" calcext:value-type="string">
            <text:p>J. S. Albus, “RCS: A reference model architecture for intelligent systems,” in Working Notes: AAAI Spring Symposium on Lessons Learned for Implemented Software Architectures for Physical Agents, 1995.</text:p>
          </table:table-cell>
        </table:table-row>
        <table:table-row table:style-name="ro1">
          <table:table-cell office:value-type="string" calcext:value-type="string">
            <text:p>RCS</text:p>
          </table:table-cell>
          <table:table-cell office:value-type="string" calcext:value-type="string">
            <text:p>Albus1992</text:p>
          </table:table-cell>
          <table:table-cell office:value-type="string" calcext:value-type="string">
            <text:p>J. S. Albus, “Intelligent Robots for Planetary Exploration and Construction,” in Proceedings of the Lunar Materials Technology Symposium, 1992.</text:p>
          </table:table-cell>
        </table:table-row>
        <table:table-row table:style-name="ro1">
          <table:table-cell office:value-type="string" calcext:value-type="string">
            <text:p>RCS</text:p>
          </table:table-cell>
          <table:table-cell office:value-type="string" calcext:value-type="string">
            <text:p>Albus2005b</text:p>
          </table:table-cell>
          <table:table-cell office:value-type="string" calcext:value-type="string">
            <text:p>J. S. Albus, “Intelligent Systems for Construction and Long Range Exploration on Planetary Surfaces,” Proc. Am. Inst. Aeronaut. Astronaut., 2005.</text:p>
          </table:table-cell>
        </table:table-row>
        <table:table-row table:style-name="ro1">
          <table:table-cell office:value-type="string" calcext:value-type="string">
            <text:p>RCS</text:p>
          </table:table-cell>
          <table:table-cell office:value-type="string" calcext:value-type="string">
            <text:p>Albus2005</text:p>
          </table:table-cell>
          <table:table-cell office:value-type="string" calcext:value-type="string">
            <text:p>J. S. Albus and A. J. Barbera, “RCS: A cognitive architecture for intelligent multi-agent systems,” Annu. Rev. Control, vol. 29, no. 1, pp. 87–99, 2005.</text:p>
          </table:table-cell>
        </table:table-row>
        <table:table-row table:style-name="ro1">
          <table:table-cell office:value-type="string" calcext:value-type="string">
            <text:p>RCS</text:p>
          </table:table-cell>
          <table:table-cell office:value-type="string" calcext:value-type="string">
            <text:p>Albus2002</text:p>
          </table:table-cell>
          <table:table-cell office:value-type="string" calcext:value-type="string">
            <text:p>J. S. Albus, Hui-Min Huang, E. R. Messina, K. Murphy, M. Juberts, A. Lacaze, S. B. Balakirsky, M. O. Shneier, T. H. Hong, H. a. Scott, F. M. Proctor, W. P. Shackleford, J. L. Michaloski, A. J. Wavering, T. R. Kramer, N. G. Dagalakis, W. G. Rippey, K. a. Stouffer, and S. Legowik, “4D/RCS: A Reference Model Architecture For Unmanned Vehicle Systems Version 2.0,” in Proceedings of the SPIE 16th Annual International Symposium on AerospaceDefense Sensing Simulation and Controls, 2002.</text:p>
          </table:table-cell>
        </table:table-row>
        <table:table-row table:style-name="ro1">
          <table:table-cell office:value-type="string" calcext:value-type="string">
            <text:p>RCS</text:p>
          </table:table-cell>
          <table:table-cell office:value-type="string" calcext:value-type="string">
            <text:p>Albus1989</text:p>
          </table:table-cell>
          <table:table-cell office:value-type="string" calcext:value-type="string">
            <text:p>J. S. Albus, H. G. McCain, and R. Lumia, “NASA/NBS Standard Reference Model for Telerobot Control System Architecture (NASREM),” NIST Tech. Note 1235, 1989.</text:p>
          </table:table-cell>
        </table:table-row>
        <table:table-row table:style-name="ro1">
          <table:table-cell office:value-type="string" calcext:value-type="string">
            <text:p>RCS</text:p>
          </table:table-cell>
          <table:table-cell office:value-type="string" calcext:value-type="string">
            <text:p>Albus1982</text:p>
          </table:table-cell>
          <table:table-cell office:value-type="string" calcext:value-type="string">
            <text:p>J. S. Albus, C. R. McLean, A. J. Barbera, and M. L. Fitzgerald, “An Architecture for Real-Time Sensory-Interactive Control of Robots in a Manufacturing Facility,” in Proceedings of the Fourth IFAC/IFIP Symposium--Information Control Problems in Manufacturing Technology, 1982.</text:p>
          </table:table-cell>
        </table:table-row>
        <table:table-row table:style-name="ro1">
          <table:table-cell office:value-type="string" calcext:value-type="string">
            <text:p>RCS</text:p>
          </table:table-cell>
          <table:table-cell office:value-type="string" calcext:value-type="string">
            <text:p>Albus1994</text:p>
          </table:table-cell>
          <table:table-cell office:value-type="string" calcext:value-type="string">
            <text:p>J. S. Albus and W. G. Rippey, “RCS: a reference model architecture for intelligent control,” in Proceedings From Perception to Action Conference, 1994.</text:p>
          </table:table-cell>
        </table:table-row>
        <table:table-row table:style-name="ro1">
          <table:table-cell office:value-type="string" calcext:value-type="string">
            <text:p>RCS</text:p>
          </table:table-cell>
          <table:table-cell office:value-type="string" calcext:value-type="string">
            <text:p>Albus2005a</text:p>
          </table:table-cell>
          <table:table-cell office:value-type="string" calcext:value-type="string">
            <text:p>J. Albus, A. Barbera, H. Scott, and S. Balakirsky, “Collaborative Tactical Behaviors for Autonomous Ground and Air Vehicles,” Def. Secur., 2005.</text:p>
          </table:table-cell>
        </table:table-row>
        <table:table-row table:style-name="ro1">
          <table:table-cell office:value-type="string" calcext:value-type="string">
            <text:p>RCS</text:p>
          </table:table-cell>
          <table:table-cell office:value-type="string" calcext:value-type="string">
            <text:p>Albus2006</text:p>
          </table:table-cell>
          <table:table-cell office:value-type="string" calcext:value-type="string">
            <text:p>J. Albus, R. Bostelman, T. Hong, T. Chang, W. Shackleford, and M. Shneier, “THE LAGR PROJECT Integrating learning into the 4D/RCS Control Hierarchy,” in International Conference in Control, Automation and Robotics, 2006.</text:p>
          </table:table-cell>
        </table:table-row>
        <table:table-row table:style-name="ro1">
          <table:table-cell office:value-type="string" calcext:value-type="string">
            <text:p>RCS</text:p>
          </table:table-cell>
          <table:table-cell office:value-type="string" calcext:value-type="string">
            <text:p>Albus2002b</text:p>
          </table:table-cell>
          <table:table-cell office:value-type="string" calcext:value-type="string">
            <text:p>J. Albus, A. Lacaze, S. Legowik, S. Balakirsb, and E. Messina, “4D / RCS Sensory Processing and World Modeling on the Demo III Experimental Unmanned Ground Vehicles r a,” in Proceedings of the 2002 IEEE International Symposium on Intelligent Control, 2002.</text:p>
          </table:table-cell>
        </table:table-row>
        <table:table-row table:style-name="ro1">
          <table:table-cell office:value-type="string" calcext:value-type="string">
            <text:p>RCS</text:p>
          </table:table-cell>
          <table:table-cell office:value-type="string" calcext:value-type="string">
            <text:p>Albus2004a</text:p>
          </table:table-cell>
          <table:table-cell office:value-type="string" calcext:value-type="string">
            <text:p>J. Albus, T. Barbera, and C. Schlenoff, “RCS: An Intelligent Agent Architecture,” in Intelligent Agent Architectures: Combining the Strengths of Software Engineering and Cognitive Systems, 2004.</text:p>
          </table:table-cell>
        </table:table-row>
        <table:table-row table:style-name="ro1">
          <table:table-cell office:value-type="string" calcext:value-type="string">
            <text:p>RCS</text:p>
          </table:table-cell>
          <table:table-cell office:value-type="string" calcext:value-type="string">
            <text:p>Amatucci1997</text:p>
          </table:table-cell>
          <table:table-cell office:value-type="string" calcext:value-type="string">
            <text:p>E. Amatucci, R. Bostelman, N. Dagalakis, and T. Tsai, “Summary of Modeling and Simulation for NIST RoboCrane Applications,” in Simulation, 1997.</text:p>
          </table:table-cell>
        </table:table-row>
        <table:table-row table:style-name="ro1">
          <table:table-cell office:value-type="string" calcext:value-type="string">
            <text:p>RCS</text:p>
          </table:table-cell>
          <table:table-cell office:value-type="string" calcext:value-type="string">
            <text:p>Barbera2002</text:p>
          </table:table-cell>
          <table:table-cell office:value-type="string" calcext:value-type="string">
            <text:p>A. Barbera, E. Messina, H.-M. Huang, C. Schlenoff, and S. Balakirsky, “Software Engineering for Intelligent Control Systems,” KI J. Spec. Issue AI Softw. Eng., 2002.</text:p>
          </table:table-cell>
        </table:table-row>
        <table:table-row table:style-name="ro1">
          <table:table-cell office:value-type="string" calcext:value-type="string">
            <text:p>RCS</text:p>
          </table:table-cell>
          <table:table-cell office:value-type="string" calcext:value-type="string">
            <text:p>Barbera1984</text:p>
          </table:table-cell>
          <table:table-cell office:value-type="string" calcext:value-type="string">
            <text:p>A. J. Barbera, J. S. Albus, and L. S. Haynes, “RCS: The NBS Real-Time Control System,” in Robots 8 Conference and Exposition, 1984.</text:p>
          </table:table-cell>
        </table:table-row>
        <table:table-row table:style-name="ro1">
          <table:table-cell office:value-type="string" calcext:value-type="string">
            <text:p>RCS</text:p>
          </table:table-cell>
          <table:table-cell office:value-type="string" calcext:value-type="string">
            <text:p>Barbera2003</text:p>
          </table:table-cell>
          <table:table-cell office:value-type="string" calcext:value-type="string">
            <text:p>A. Barbera, J. Horst, C. Schlenoff, E. Wallace, and D. Aha, “Developing World Model Data Specifications as Metrics for Sensory Processing for On-Road Driving Tasks,” in Proceedings of the 2003 PerMIS Workshop, 2003.</text:p>
          </table:table-cell>
        </table:table-row>
        <table:table-row table:style-name="ro1">
          <table:table-cell office:value-type="string" calcext:value-type="string">
            <text:p>RCS</text:p>
          </table:table-cell>
          <table:table-cell office:value-type="string" calcext:value-type="string">
            <text:p>Barbera2004</text:p>
          </table:table-cell>
          <table:table-cell office:value-type="string" calcext:value-type="string">
            <text:p>T. Barbera, J. Albus, E. Messina, C. Schlenoff, and J. Horst, “How task analysis can be used to derive and organize the knowledge for the control of autonomous vehicles,” Rob. Auton. Syst., vol. 49, no. 1–2, pp. 67–78, 2004.</text:p>
          </table:table-cell>
        </table:table-row>
        <table:table-row table:style-name="ro1">
          <table:table-cell office:value-type="string" calcext:value-type="string">
            <text:p>RCS</text:p>
          </table:table-cell>
          <table:table-cell office:value-type="string" calcext:value-type="string">
            <text:p>Bostelman1994</text:p>
          </table:table-cell>
          <table:table-cell office:value-type="string" calcext:value-type="string">
            <text:p>R. V. Bostelman, J. S. Albus, N. Dagalakis, A. Jacoff, and J. Gross, “Applications of the NIST Robocrane,” in Proceedings of the 5th International Symposium on Robotics and Manufacturing, 1994.</text:p>
          </table:table-cell>
        </table:table-row>
        <table:table-row table:style-name="ro1">
          <table:table-cell office:value-type="string" calcext:value-type="string">
            <text:p>RCS</text:p>
          </table:table-cell>
          <table:table-cell office:value-type="string" calcext:value-type="string">
            <text:p>Bostelman1999</text:p>
          </table:table-cell>
          <table:table-cell office:value-type="string" calcext:value-type="string">
            <text:p>R. V. Bostelman, A. Jacoff, and R. Bunch, “Delivery of an Advanced Double-Hull Ship Welding,” in Third International ICSC (International Computer Science Conventions) Symposia on Intelligent Industrial Automation and Soft Computing, 1999.</text:p>
          </table:table-cell>
        </table:table-row>
        <table:table-row table:style-name="ro1">
          <table:table-cell office:value-type="string" calcext:value-type="string">
            <text:p>RCS</text:p>
          </table:table-cell>
          <table:table-cell office:value-type="string" calcext:value-type="string">
            <text:p>Bostelman1996a</text:p>
          </table:table-cell>
          <table:table-cell office:value-type="string" calcext:value-type="string">
            <text:p>R. V. Bostelman, A. Jacoff, N. G. Dagalakis, and J. S. Albus, “RCS-based RoboCrane integration,” in Proceedings of the International Conference on Intelligent Systems: A Semiotic Perspective, 1996.</text:p>
          </table:table-cell>
        </table:table-row>
        <table:table-row table:style-name="ro1">
          <table:table-cell office:value-type="string" calcext:value-type="string">
            <text:p>RCS</text:p>
          </table:table-cell>
          <table:table-cell office:value-type="string" calcext:value-type="string">
            <text:p>Bostelman1996</text:p>
          </table:table-cell>
          <table:table-cell office:value-type="string" calcext:value-type="string">
            <text:p>R. V. Bostelman, A. Jacoff, N. G. Dagalakis, and J. S. Albus, “RCS-Based RoboCrane Integration,” in Proceedings of the International Conference on Intelligent Systems: A Semiotic Perspective, 1996.</text:p>
          </table:table-cell>
        </table:table-row>
        <table:table-row table:style-name="ro1">
          <table:table-cell office:value-type="string" calcext:value-type="string">
            <text:p>RCS</text:p>
          </table:table-cell>
          <table:table-cell office:value-type="string" calcext:value-type="string">
            <text:p>Bostelman2007</text:p>
          </table:table-cell>
          <table:table-cell office:value-type="string" calcext:value-type="string">
            <text:p>R. Bostelman and J. Albus, “A multipurpose robotic wheelchair and rehabilitation device for the home,” in Proceedings of the IEEE International Conference on Intelligent Robots and Systems, 2007.</text:p>
          </table:table-cell>
        </table:table-row>
        <table:table-row table:style-name="ro1">
          <table:table-cell office:value-type="string" calcext:value-type="string">
            <text:p>RCS</text:p>
          </table:table-cell>
          <table:table-cell office:value-type="string" calcext:value-type="string">
            <text:p>Bostelman2007a</text:p>
          </table:table-cell>
          <table:table-cell office:value-type="string" calcext:value-type="string">
            <text:p>R. Bostelman, J. Albus, and T. Chang, “Recent developments of the HLPR chair,” in Proceedings of the 2007 IEEE 10th International Conference on Rehabilitation Robotics, ICORR’07, 2007, vol. 0, no. c, pp. 1036–1041.</text:p>
          </table:table-cell>
        </table:table-row>
        <table:table-row table:style-name="ro1">
          <table:table-cell office:value-type="string" calcext:value-type="string">
            <text:p>RCS</text:p>
          </table:table-cell>
          <table:table-cell office:value-type="string" calcext:value-type="string">
            <text:p>Bostelman2006</text:p>
          </table:table-cell>
          <table:table-cell office:value-type="string" calcext:value-type="string">
            <text:p>R. Bostelman, T. Hong, T. Chang, W. Shackleford, and M. Shneier, “Unstructured facility navigation by applying the NIST 4D/RCS architecture,” in Proceedings of International Conference on Cybernetics and Information Technologies, Systems and Applications, 2006, pp. 328–333.</text:p>
          </table:table-cell>
        </table:table-row>
        <table:table-row table:style-name="ro1">
          <table:table-cell office:value-type="string" calcext:value-type="string">
            <text:p>RCS</text:p>
          </table:table-cell>
          <table:table-cell office:value-type="string" calcext:value-type="string">
            <text:p>Burgin1990</text:p>
          </table:table-cell>
          <table:table-cell office:value-type="string" calcext:value-type="string">
            <text:p>M. R. Burgin and G. J. Pegman, “From functional to implementational - architectures in advanced robotic systems,” in IEEE Colloquium on Robot Systems Architectures, 1990.</text:p>
          </table:table-cell>
        </table:table-row>
        <table:table-row table:style-name="ro1">
          <table:table-cell office:value-type="string" calcext:value-type="string">
            <text:p>RCS</text:p>
          </table:table-cell>
          <table:table-cell office:value-type="string" calcext:value-type="string">
            <text:p>Camus1996</text:p>
          </table:table-cell>
          <table:table-cell office:value-type="string" calcext:value-type="string">
            <text:p>T. Camus, D. Coombs, M. Herman, and T. H. Hong, “Real-Time Single-workstation Obstacle Avoidance Using Only Wide-Field Flow Divergence,” in Proceedings of the 13th International Conference on Pattern Recognition Applications and Robotic Systems, 1996.</text:p>
          </table:table-cell>
        </table:table-row>
        <table:table-row table:style-name="ro1">
          <table:table-cell office:value-type="string" calcext:value-type="string">
            <text:p>RCS</text:p>
          </table:table-cell>
          <table:table-cell office:value-type="string" calcext:value-type="string">
            <text:p>Chang1999</text:p>
          </table:table-cell>
          <table:table-cell office:value-type="string" calcext:value-type="string">
            <text:p>T. Chang, S. Legowik, and M. N. Abrams, “Concealment and Obstacle Detection for Autonomous Driving,” in Proc. of the Intl. Association of Science and Technology for Development-Robotics and Application, 1999.</text:p>
          </table:table-cell>
        </table:table-row>
        <table:table-row table:style-name="ro1">
          <table:table-cell office:value-type="string" calcext:value-type="string">
            <text:p>RCS</text:p>
          </table:table-cell>
          <table:table-cell office:value-type="string" calcext:value-type="string">
            <text:p>Coombs2000</text:p>
          </table:table-cell>
          <table:table-cell office:value-type="string" calcext:value-type="string">
            <text:p>D. Coombs, K. Murphy, A. Lacaze, and S. Legowik, “Driving Autonomously Offroad up to 35 Km/h,” in Proceedings of the IEEE Intelligent Vehicles Symposium, 2000, no. Mi, pp. 186–191.</text:p>
          </table:table-cell>
        </table:table-row>
        <table:table-row table:style-name="ro1">
          <table:table-cell office:value-type="string" calcext:value-type="string">
            <text:p>RCS</text:p>
          </table:table-cell>
          <table:table-cell office:value-type="string" calcext:value-type="string">
            <text:p>Coombs1998</text:p>
          </table:table-cell>
          <table:table-cell office:value-type="string" calcext:value-type="string">
            <text:p>D. Coombs, M. Herman, T. H. Hong, and M. Nashman, “Real-time obstacle avoidance using central flow divergence, and peripheral flow,” IEEE Trans. Robot. Autom., vol. 14, no. 1, pp. 49–59, 1998.</text:p>
          </table:table-cell>
        </table:table-row>
        <table:table-row table:style-name="ro1">
          <table:table-cell office:value-type="string" calcext:value-type="string">
            <text:p>RCS</text:p>
          </table:table-cell>
          <table:table-cell office:value-type="string" calcext:value-type="string">
            <text:p>Dagalakis1997</text:p>
          </table:table-cell>
          <table:table-cell office:value-type="string" calcext:value-type="string">
            <text:p>N. G. Dagalakis, “Remote Graphic Programming and Monitoring Tools of the NIST RoboCrane Controller,” in Proceedings of the 1997 Deneb International Simulation Conference, 1997.</text:p>
          </table:table-cell>
        </table:table-row>
        <table:table-row table:style-name="ro1">
          <table:table-cell office:value-type="string" calcext:value-type="string">
            <text:p>RCS</text:p>
          </table:table-cell>
          <table:table-cell office:value-type="string" calcext:value-type="string">
            <text:p>Dagalakis2000</text:p>
          </table:table-cell>
          <table:table-cell office:value-type="string" calcext:value-type="string">
            <text:p>N. G. Dagalakis, J. S. Albus, R. V. Bostelman, and J. Fiala, “Development of the NIST robot crane teleoperation controller,” in Proc. Fifth Topical Meeting on Robotics and Remote Handling, 1993.</text:p>
          </table:table-cell>
        </table:table-row>
        <table:table-row table:style-name="ro1">
          <table:table-cell office:value-type="string" calcext:value-type="string">
            <text:p>RCS</text:p>
          </table:table-cell>
          <table:table-cell office:value-type="string" calcext:value-type="string">
            <text:p>Fettahlioglu2000</text:p>
          </table:table-cell>
          <table:table-cell office:value-type="string" calcext:value-type="string">
            <text:p>M. Fettahlioglu and A. Ersak, “System Design and Control Framework for an Autonomous Mobile Robot Application on Predefined Ferromagnetic Surfaces,” Int. Conf. Ind. Eng. Other Appl. Appl. Intell. Syst., 2000.</text:p>
          </table:table-cell>
        </table:table-row>
        <table:table-row table:style-name="ro1">
          <table:table-cell office:value-type="string" calcext:value-type="string">
            <text:p>RCS</text:p>
          </table:table-cell>
          <table:table-cell office:value-type="string" calcext:value-type="string">
            <text:p>Fields2002</text:p>
          </table:table-cell>
          <table:table-cell office:value-type="string" calcext:value-type="string">
            <text:p>M. Fields, “Representing Ground Robotic Systems in Battlefield Simulations,” Tech. Report, 2002.</text:p>
          </table:table-cell>
        </table:table-row>
        <table:table-row table:style-name="ro1">
          <table:table-cell office:value-type="string" calcext:value-type="string">
            <text:p>RCS</text:p>
          </table:table-cell>
          <table:table-cell office:value-type="string" calcext:value-type="string">
            <text:p>Gazi1998</text:p>
          </table:table-cell>
          <table:table-cell office:value-type="string" calcext:value-type="string">
            <text:p>V. Gazi, M. Moore, and K. M. Passino, “Real-time control system software for intelligent system development: Experiments and an educational program,” in ProceeIEEE International Symposium on Intelligent Control, 1998.</text:p>
          </table:table-cell>
        </table:table-row>
        <table:table-row table:style-name="ro1">
          <table:table-cell office:value-type="string" calcext:value-type="string">
            <text:p>RCS</text:p>
          </table:table-cell>
          <table:table-cell office:value-type="string" calcext:value-type="string">
            <text:p>Haynes1986</text:p>
          </table:table-cell>
          <table:table-cell office:value-type="string" calcext:value-type="string">
            <text:p>L. S. Haynes and A. J. Wavering, “Real-Time Control System Software: Some Problems and an Approach,” in Proceedings of the 1986 IEEE International Conference on Robotics and Automation, 1986.</text:p>
          </table:table-cell>
        </table:table-row>
        <table:table-row table:style-name="ro1">
          <table:table-cell office:value-type="string" calcext:value-type="string">
            <text:p>RCS</text:p>
          </table:table-cell>
          <table:table-cell office:value-type="string" calcext:value-type="string">
            <text:p>Herman1988</text:p>
          </table:table-cell>
          <table:table-cell office:value-type="string" calcext:value-type="string">
            <text:p>M. Herman and J. S. Albus, “Overview of the multiple autonomous underwater vehicles (MAUV) project,” Unmanned Syst., vol. 7, no. 1, 1988.</text:p>
          </table:table-cell>
        </table:table-row>
        <table:table-row table:style-name="ro1">
          <table:table-cell office:value-type="string" calcext:value-type="string">
            <text:p>RCS</text:p>
          </table:table-cell>
          <table:table-cell office:value-type="string" calcext:value-type="string">
            <text:p>Hong2002</text:p>
          </table:table-cell>
          <table:table-cell office:value-type="string" calcext:value-type="string">
            <text:p>T. H. Hong, S. B. Balakirsky, E. Messina, T. Chang, and M. Shneier, “A Hierarchical World Model for an Autonomous Scout Vehicle,” in 16th Annual International Symposium On Aerospace/Defense Sensing, Simulation, And Controls (SPIE 2002), 2002, pp. 343–354.</text:p>
          </table:table-cell>
        </table:table-row>
        <table:table-row table:style-name="ro1">
          <table:table-cell office:value-type="string" calcext:value-type="string">
            <text:p>RCS</text:p>
          </table:table-cell>
          <table:table-cell office:value-type="string" calcext:value-type="string">
            <text:p>Horst1999</text:p>
          </table:table-cell>
          <table:table-cell office:value-type="string" calcext:value-type="string">
            <text:p>J. Horst, “Real-Time and Object-Oriented Issues for an Inspection Workstation Application,” in Proceedings of the Fifth International Workshop on Object-Oriented Real-Time Dependable Systems, 1999.</text:p>
          </table:table-cell>
        </table:table-row>
        <table:table-row table:style-name="ro1">
          <table:table-cell office:value-type="string" calcext:value-type="string">
            <text:p>RCS</text:p>
          </table:table-cell>
          <table:table-cell office:value-type="string" calcext:value-type="string">
            <text:p>Horst2000</text:p>
          </table:table-cell>
          <table:table-cell office:value-type="string" calcext:value-type="string">
            <text:p>J. A. Horst, “Architecture, Design Methodology, and Component-Based Tools for a Real-Time Inspection System,” in IEEE International Symposium on Object-oriented Real-time distributed Computing, 2000.</text:p>
          </table:table-cell>
        </table:table-row>
        <table:table-row table:style-name="ro1">
          <table:table-cell office:value-type="string" calcext:value-type="string">
            <text:p>RCS</text:p>
          </table:table-cell>
          <table:table-cell office:value-type="string" calcext:value-type="string">
            <text:p>Horst1993</text:p>
          </table:table-cell>
          <table:table-cell office:value-type="string" calcext:value-type="string">
            <text:p>J. A. Horst and A. J. Barbera, “Coal extraction using RCS,” in Proceedings of the 1993 IEEE International Symposium on Intelligent Control, 1993.</text:p>
          </table:table-cell>
        </table:table-row>
        <table:table-row table:style-name="ro1">
          <table:table-cell office:value-type="string" calcext:value-type="string">
            <text:p>RCS</text:p>
          </table:table-cell>
          <table:table-cell office:value-type="string" calcext:value-type="string">
            <text:p>Huang2001</text:p>
          </table:table-cell>
          <table:table-cell office:value-type="string" calcext:value-type="string">
            <text:p>H. Huang, E. Messina, H. Scott, T. Kramer, J. Albus, F. Proctor, and W. Shackleford, “Open System Architecture for Real-time Control Using an UML Based Approach,” in International Conference on Software Engineering - Workshop on Describing Software Architecture with UML, 2001.</text:p>
          </table:table-cell>
        </table:table-row>
        <table:table-row table:style-name="ro1">
          <table:table-cell office:value-type="string" calcext:value-type="string">
            <text:p>RCS</text:p>
          </table:table-cell>
          <table:table-cell office:value-type="string" calcext:value-type="string">
            <text:p>Huang1996</text:p>
          </table:table-cell>
          <table:table-cell office:value-type="string" calcext:value-type="string">
            <text:p>H.-M. Huang, “An Operator Experience with a Hierarchical Real-Time Control System (RCS),” NISTIR 5862, 1996.</text:p>
          </table:table-cell>
        </table:table-row>
        <table:table-row table:style-name="ro1">
          <table:table-cell office:value-type="string" calcext:value-type="string">
            <text:p>RCS</text:p>
          </table:table-cell>
          <table:table-cell office:value-type="string" calcext:value-type="string">
            <text:p>Huang2003</text:p>
          </table:table-cell>
          <table:table-cell office:value-type="string" calcext:value-type="string">
            <text:p>H.-M. Huang, J. Albus, J. Kotora, and R. Liu, “Robotic architecture standards framework in the defense domain with illustrations using the NIST 4D/RCS reference architecture,” in Proceedings of the 2003 IEEE/RSJ International Conference on Intelligent Robots and Systems, 2003, vol. 3.</text:p>
          </table:table-cell>
        </table:table-row>
        <table:table-row table:style-name="ro1">
          <table:table-cell office:value-type="string" calcext:value-type="string">
            <text:p>RCS</text:p>
          </table:table-cell>
          <table:table-cell office:value-type="string" calcext:value-type="string">
            <text:p>Huang1993</text:p>
          </table:table-cell>
          <table:table-cell office:value-type="string" calcext:value-type="string">
            <text:p>H. Huang, R. Hira, and R. Quintero, “A Submarine Maneuvering System Demonstration Based on the NIST Real-Time Control System Reference Model,” in Proceedings of the 1993 IEEE International Symposium on Intelligent Control, 1993.</text:p>
          </table:table-cell>
        </table:table-row>
        <table:table-row table:style-name="ro1">
          <table:table-cell office:value-type="string" calcext:value-type="string">
            <text:p>RCS</text:p>
          </table:table-cell>
          <table:table-cell office:value-type="string" calcext:value-type="string">
            <text:p>Huang1991</text:p>
          </table:table-cell>
          <table:table-cell office:value-type="string" calcext:value-type="string">
            <text:p>H. Huang, J. Horst, and R. Quintero, “A Motion Control Algorithm for a Continuous Mining Machine Based on a Hierarchical Real-Time Control System Design Methodology,” J. Intell. Robot. Syst., vol. 5, pp. 79–99, 1991.</text:p>
          </table:table-cell>
        </table:table-row>
        <table:table-row table:style-name="ro1">
          <table:table-cell office:value-type="string" calcext:value-type="string">
            <text:p>RCS</text:p>
          </table:table-cell>
          <table:table-cell office:value-type="string" calcext:value-type="string">
            <text:p>Huang1996a</text:p>
          </table:table-cell>
          <table:table-cell office:value-type="string" calcext:value-type="string">
            <text:p>H. Huang and E. Messina, “NIST-RCS and Object-Oriented Methodologies of Software Engineering: A Conceptual Comparison,” in Proceedings of the Conference on Intelligent Systems: A Semiotic Perspective, 1996.</text:p>
          </table:table-cell>
        </table:table-row>
        <table:table-row table:style-name="ro1">
          <table:table-cell office:value-type="string" calcext:value-type="string">
            <text:p>RCS</text:p>
          </table:table-cell>
          <table:table-cell office:value-type="string" calcext:value-type="string">
            <text:p>Quintero1990</text:p>
          </table:table-cell>
          <table:table-cell office:value-type="string" calcext:value-type="string">
            <text:p>H.-M. Huang and R. Quintero, “Task Decomposition Methodology for the Design of a Coal Mining Automation Hierarchical Real-Time Control System,” in Proceedings of the 5th IEEE International Symposium on Intelligent Control, 1990.</text:p>
          </table:table-cell>
        </table:table-row>
        <table:table-row table:style-name="ro1">
          <table:table-cell office:value-type="string" calcext:value-type="string">
            <text:p>RCS</text:p>
          </table:table-cell>
          <table:table-cell office:value-type="string" calcext:value-type="string">
            <text:p>Huang1991a</text:p>
          </table:table-cell>
          <table:table-cell office:value-type="string" calcext:value-type="string">
            <text:p>H.-M. Huang, R. Quintero, and J. S. Albus, “A Reference Model, Design Approach, and Development Illustration toward Hierarchical Real-Time System Control for Coal Mining Operations,” in Control and Dynamic Systems, Advances in Theory and Applications, 1991, pp. 173–254.</text:p>
          </table:table-cell>
        </table:table-row>
        <table:table-row table:style-name="ro1">
          <table:table-cell office:value-type="string" calcext:value-type="string">
            <text:p>RCS</text:p>
          </table:table-cell>
          <table:table-cell office:value-type="string" calcext:value-type="string">
            <text:p>Huang1995</text:p>
          </table:table-cell>
          <table:table-cell office:value-type="string" calcext:value-type="string">
            <text:p>H. Huang, K. Young, and R. Quintero, “SUBMARINE AUTOMATION: DEMONSTRATION # 5,” NIST IR 5676, 1995.</text:p>
          </table:table-cell>
        </table:table-row>
        <table:table-row table:style-name="ro1">
          <table:table-cell office:value-type="string" calcext:value-type="string">
            <text:p>RCS</text:p>
          </table:table-cell>
          <table:table-cell office:value-type="string" calcext:value-type="string">
            <text:p>Juberts1993</text:p>
          </table:table-cell>
          <table:table-cell office:value-type="string" calcext:value-type="string">
            <text:p>M. Juberts, K. Murphy, M. Nashman, H. Scheiderman, H. Scott, and S. Szabo, “Development And Test Results for a Vision-Based Approach to AVCS,” in Proceedings of the 26th International Symposium on Automotive Technology and Automation, 1993.</text:p>
          </table:table-cell>
        </table:table-row>
        <table:table-row table:style-name="ro1">
          <table:table-cell office:value-type="string" calcext:value-type="string">
            <text:p>RCS</text:p>
          </table:table-cell>
          <table:table-cell office:value-type="string" calcext:value-type="string">
            <text:p>Kuvich2004</text:p>
          </table:table-cell>
          <table:table-cell office:value-type="string" calcext:value-type="string">
            <text:p>G. Kuvich, “Integration of Image/Video Understanding Engine into 4D/RCS Architecture for Intelligent Perception-Based Behavior of Robots in Real-World Environments,” in Proceedings of SPIE, 2004, vol. 5608.</text:p>
          </table:table-cell>
        </table:table-row>
        <table:table-row table:style-name="ro1">
          <table:table-cell office:value-type="string" calcext:value-type="string">
            <text:p>RCS</text:p>
          </table:table-cell>
          <table:table-cell office:value-type="string" calcext:value-type="string">
            <text:p>Lacaze1998</text:p>
          </table:table-cell>
          <table:table-cell office:value-type="string" calcext:value-type="string">
            <text:p>A. Lacaze, Y. Moscovitz, N. Declaris, and K. Murphy, “Path Planning for Autonomous Vehicles Driving Over Rough Terrain,” in Proceedings of the IEE/ISIC/CIRA/ISAS Joint Conference, 1998.</text:p>
          </table:table-cell>
        </table:table-row>
        <table:table-row table:style-name="ro1">
          <table:table-cell office:value-type="string" calcext:value-type="string">
            <text:p>RCS</text:p>
          </table:table-cell>
          <table:table-cell office:value-type="string" calcext:value-type="string">
            <text:p>Lane1994</text:p>
          </table:table-cell>
          <table:table-cell office:value-type="string" calcext:value-type="string">
            <text:p>J. D. Lane and R. H. King, “Computer assisted guidance of an underground mine truck,” in Proceedings of the IEEE International Conference on Robotics and Automation, 1994.</text:p>
          </table:table-cell>
        </table:table-row>
        <table:table-row table:style-name="ro1">
          <table:table-cell office:value-type="string" calcext:value-type="string">
            <text:p>RCS</text:p>
          </table:table-cell>
          <table:table-cell office:value-type="string" calcext:value-type="string">
            <text:p>Lytle2007</text:p>
          </table:table-cell>
          <table:table-cell office:value-type="string" calcext:value-type="string">
            <text:p>A. M. Lytle and K. S. Saidi, “NIST research in autonomous construction,” Auton. Robots, vol. 22, no. 3, pp. 211–221, 2007.</text:p>
          </table:table-cell>
        </table:table-row>
        <table:table-row table:style-name="ro1">
          <table:table-cell office:value-type="string" calcext:value-type="string">
            <text:p>RCS</text:p>
          </table:table-cell>
          <table:table-cell office:value-type="string" calcext:value-type="string">
            <text:p>Lytle2008</text:p>
          </table:table-cell>
          <table:table-cell office:value-type="string" calcext:value-type="string">
            <text:p>A. Lytle, F. Proctor, and K. Saidi, “Control of Cable Robots for Construction Applications,” in Parallel Manipulators, towards New Applications, 2008.</text:p>
          </table:table-cell>
        </table:table-row>
        <table:table-row table:style-name="ro1">
          <table:table-cell office:value-type="string" calcext:value-type="string">
            <text:p>RCS</text:p>
          </table:table-cell>
          <table:table-cell office:value-type="string" calcext:value-type="string">
            <text:p>Madhavan2005</text:p>
          </table:table-cell>
          <table:table-cell office:value-type="string" calcext:value-type="string">
            <text:p>R. Madhavan and T. Hong, “Robust detection and recognition of buildings in Urban environments from LADAR data,” in Proceedings of the International Symposium on Information Theory, 2004.</text:p>
          </table:table-cell>
        </table:table-row>
        <table:table-row table:style-name="ro1">
          <table:table-cell office:value-type="string" calcext:value-type="string">
            <text:p>RCS</text:p>
          </table:table-cell>
          <table:table-cell office:value-type="string" calcext:value-type="string">
            <text:p>Messina1999</text:p>
          </table:table-cell>
          <table:table-cell office:value-type="string" calcext:value-type="string">
            <text:p>E. Messina, J. Horst, T. Kramer, H. Huang, T. Tsai, and E. Amatucci, “A knowledge-based inspection workstation,” in Proceedings of the International Conference on Information Intelligence and Systems, 1999.</text:p>
          </table:table-cell>
        </table:table-row>
        <table:table-row table:style-name="ro1">
          <table:table-cell office:value-type="string" calcext:value-type="string">
            <text:p>RCS</text:p>
          </table:table-cell>
          <table:table-cell office:value-type="string" calcext:value-type="string">
            <text:p>Messina2000</text:p>
          </table:table-cell>
          <table:table-cell office:value-type="string" calcext:value-type="string">
            <text:p>E. Messina, C. Dabrowski, H.-M. Huang, and J. Horst, “Representation of the RCS Reference Model Architecture Using an Architectural Description Language,” Int. Conf. Comput. Aided Syst. Theory, 2000.</text:p>
          </table:table-cell>
        </table:table-row>
        <table:table-row table:style-name="ro1">
          <table:table-cell office:value-type="string" calcext:value-type="string">
            <text:p>RCS</text:p>
          </table:table-cell>
          <table:table-cell office:value-type="string" calcext:value-type="string">
            <text:p>Miller1991</text:p>
          </table:table-cell>
          <table:table-cell office:value-type="string" calcext:value-type="string">
            <text:p>D. P. Miller and M. G. Slack, “Global symbolic maps from local navigation,” in Proceedings of the ninth National conference on Artificial intelligence AAAI, 1991, pp. 750–755.</text:p>
          </table:table-cell>
        </table:table-row>
        <table:table-row table:style-name="ro1">
          <table:table-cell office:value-type="string" calcext:value-type="string">
            <text:p>RCS</text:p>
          </table:table-cell>
          <table:table-cell office:value-type="string" calcext:value-type="string">
            <text:p>Moore1999</text:p>
          </table:table-cell>
          <table:table-cell office:value-type="string" calcext:value-type="string">
            <text:p>M. L. Moore, V. Gazi, K. M. Passino, W. P. Shackleford, and F. M. Proctor, “Complex control system design and implementation using the NIST-RCS\nsoftware library,” Control Syst. IEEE, vol. 19, no. 6, 1999.</text:p>
          </table:table-cell>
        </table:table-row>
        <table:table-row table:style-name="ro1">
          <table:table-cell office:value-type="string" calcext:value-type="string">
            <text:p>RCS</text:p>
          </table:table-cell>
          <table:table-cell office:value-type="string" calcext:value-type="string">
            <text:p>Murphy1988</text:p>
          </table:table-cell>
          <table:table-cell office:value-type="string" calcext:value-type="string">
            <text:p>K. N. Murphy, R. J. Norcross, and F. M. Proctor, “CAD directed robotic deburring,” in Proceedings of the second international symposium on robotics and manufacturing research, education, and applications, 1988.</text:p>
          </table:table-cell>
        </table:table-row>
        <table:table-row table:style-name="ro1">
          <table:table-cell office:value-type="string" calcext:value-type="string">
            <text:p>RCS</text:p>
          </table:table-cell>
          <table:table-cell office:value-type="string" calcext:value-type="string">
            <text:p>Murphy1994</text:p>
          </table:table-cell>
          <table:table-cell office:value-type="string" calcext:value-type="string">
            <text:p>K. N. Murphy, “Analysis of robotic vehicle steering and controller delay,” in Fifth International Symposium on Robotics and Manufacturing (ISRAM), 1994.</text:p>
          </table:table-cell>
        </table:table-row>
        <table:table-row table:style-name="ro1">
          <table:table-cell office:value-type="string" calcext:value-type="string">
            <text:p>RCS</text:p>
          </table:table-cell>
          <table:table-cell office:value-type="string" calcext:value-type="string">
            <text:p>Murphy1993</text:p>
          </table:table-cell>
          <table:table-cell office:value-type="string" calcext:value-type="string">
            <text:p>K. N. Murphy, M. Juberts, S. A. Legowik, M. Nashman, H. Schneiderman, H. A. Scott, and S. Szabo, “Ground Vehicle Control at NIST: from Teleoperation to Autonomy,” in he Seventh Annual Workshop on Space Operations Applications and Research (SOAR 1993), 1993.</text:p>
          </table:table-cell>
        </table:table-row>
        <table:table-row table:style-name="ro1">
          <table:table-cell office:value-type="string" calcext:value-type="string">
            <text:p>RCS</text:p>
          </table:table-cell>
          <table:table-cell office:value-type="string" calcext:value-type="string">
            <text:p>Murphy1990</text:p>
          </table:table-cell>
          <table:table-cell office:value-type="string" calcext:value-type="string">
            <text:p>K. N. Murphy and F. M. Proctor, “An Advanced Deburring and Chamfering System,” In Third International Symposium on Robotics and Manufacturing, 1990.</text:p>
          </table:table-cell>
        </table:table-row>
        <table:table-row table:style-name="ro1">
          <table:table-cell office:value-type="string" calcext:value-type="string">
            <text:p>RCS</text:p>
          </table:table-cell>
          <table:table-cell office:value-type="string" calcext:value-type="string">
            <text:p>Olivares-Mendez2010</text:p>
          </table:table-cell>
          <table:table-cell office:value-type="string" calcext:value-type="string">
            <text:p>M. A. Olivares-Mendez, P. Campoy, I. Mondragon, and C. Martinez, “Fuzzy-4D/RCS for Unmanned Aerial Vehicles,” in Proc. International Congress of Brain Inspired Cognitive Systems BICS, 2010, vol. 51.</text:p>
          </table:table-cell>
        </table:table-row>
        <table:table-row table:style-name="ro1">
          <table:table-cell office:value-type="string" calcext:value-type="string">
            <text:p>RCS</text:p>
          </table:table-cell>
          <table:table-cell office:value-type="string" calcext:value-type="string">
            <text:p>Unicycles2005</text:p>
          </table:table-cell>
          <table:table-cell office:value-type="string" calcext:value-type="string">
            <text:p>K. Pathak and S. K. Agrawal, “An Integrated Path Planning and Control Framework for Nonholonomic Unicycles,” in Proceedings of the 2005 IEEE International Conference on Robotics and Automation, 2005.</text:p>
          </table:table-cell>
        </table:table-row>
        <table:table-row table:style-name="ro1">
          <table:table-cell office:value-type="string" calcext:value-type="string">
            <text:p>RCS</text:p>
          </table:table-cell>
          <table:table-cell office:value-type="string" calcext:value-type="string">
            <text:p>Payton1991</text:p>
          </table:table-cell>
          <table:table-cell office:value-type="string" calcext:value-type="string">
            <text:p>D. W. Payton and T. E. Bihari, “Intelligent Real-Time Control of Robotic Vehicles,” Commun. ACM, vol. 34, no. 5, pp. 49–63, 1991.</text:p>
          </table:table-cell>
        </table:table-row>
        <table:table-row table:style-name="ro1">
          <table:table-cell office:value-type="string" calcext:value-type="string">
            <text:p>RCS</text:p>
          </table:table-cell>
          <table:table-cell office:value-type="string" calcext:value-type="string">
            <text:p>Quintero1993</text:p>
          </table:table-cell>
          <table:table-cell office:value-type="string" calcext:value-type="string">
            <text:p>R. Quintero and A. J. Barbera, “A software template approach to building complex large-scale intelligent control systems,” Proc. 8th IEEE Int. Symp. Intell. Control, pp. 58–63, 1993.</text:p>
          </table:table-cell>
        </table:table-row>
        <table:table-row table:style-name="ro1">
          <table:table-cell office:value-type="string" calcext:value-type="string">
            <text:p>RCS</text:p>
          </table:table-cell>
          <table:table-cell office:value-type="string" calcext:value-type="string">
            <text:p>Quintero1992</text:p>
          </table:table-cell>
          <table:table-cell office:value-type="string" calcext:value-type="string">
            <text:p>R. Quintero and A. J. Barbera, “A Real-Time Control System Methodology for Developing Intelligent Control Systems,” NISTIR 4936, 1992.</text:p>
          </table:table-cell>
        </table:table-row>
        <table:table-row table:style-name="ro1">
          <table:table-cell office:value-type="string" calcext:value-type="string">
            <text:p>RCS</text:p>
          </table:table-cell>
          <table:table-cell office:value-type="string" calcext:value-type="string">
            <text:p>Rippey1997</text:p>
          </table:table-cell>
          <table:table-cell office:value-type="string" calcext:value-type="string">
            <text:p>W. G. Rippey and J. A. Falco, “The NIST Automated Arc Welding Testbed,” in Proceedings of 7th International Conference on Computer Technology in Welding, 1997.</text:p>
          </table:table-cell>
        </table:table-row>
        <table:table-row table:style-name="ro1">
          <table:table-cell office:value-type="string" calcext:value-type="string">
            <text:p>RCS</text:p>
          </table:table-cell>
          <table:table-cell office:value-type="string" calcext:value-type="string">
            <text:p>Rippey1990</text:p>
          </table:table-cell>
          <table:table-cell office:value-type="string" calcext:value-type="string">
            <text:p>W. G. Rippey, “The NIST Mobility Testbed,” in Proceedings of 7th International Conference on Computer Technology in Welding, 1990.</text:p>
          </table:table-cell>
        </table:table-row>
        <table:table-row table:style-name="ro1">
          <table:table-cell office:value-type="string" calcext:value-type="string">
            <text:p>RCS</text:p>
          </table:table-cell>
          <table:table-cell office:value-type="string" calcext:value-type="string">
            <text:p>Schlenoff2006</text:p>
          </table:table-cell>
          <table:table-cell office:value-type="string" calcext:value-type="string">
            <text:p>C. Schlenoff, J. Albus, E. Messina, A. J. Barbera, R. Madhavan, and S. Balakirsky, “Using 4D / RCS to Address AI Knowledge Integration,” AI Mag., vol. 27, no. 2, pp. 71–82, 2006.</text:p>
          </table:table-cell>
        </table:table-row>
        <table:table-row table:style-name="ro1">
          <table:table-cell office:value-type="string" calcext:value-type="string">
            <text:p>RCS</text:p>
          </table:table-cell>
          <table:table-cell office:value-type="string" calcext:value-type="string">
            <text:p>Schlenoff2005</text:p>
          </table:table-cell>
          <table:table-cell office:value-type="string" calcext:value-type="string">
            <text:p>C. Schlenoff, R. Madhavan, J. Albus, E. Messina, T. Barbera, and S. Balakirsky, “Fusing Disparate Information Within the 4D / RCS Architecture,” in Proceedings of the 7th International Conference on Information Fusion, 2005.</text:p>
          </table:table-cell>
        </table:table-row>
        <table:table-row table:style-name="ro1">
          <table:table-cell office:value-type="string" calcext:value-type="string">
            <text:p>RCS</text:p>
          </table:table-cell>
          <table:table-cell office:value-type="string" calcext:value-type="string">
            <text:p>Schneiderman1992</text:p>
          </table:table-cell>
          <table:table-cell office:value-type="string" calcext:value-type="string">
            <text:p>H. Schneiderman and M. Nashman, “Visual Processing for Autonomous Driving,” in Proceedings of IEEE Workshop on Applications of Computer Vision, 1992.</text:p>
          </table:table-cell>
        </table:table-row>
        <table:table-row table:style-name="ro1">
          <table:table-cell office:value-type="string" calcext:value-type="string">
            <text:p>RCS</text:p>
          </table:table-cell>
          <table:table-cell office:value-type="string" calcext:value-type="string">
            <text:p>Schneiderman1993</text:p>
          </table:table-cell>
          <table:table-cell office:value-type="string" calcext:value-type="string">
            <text:p>H. Schneiderman, M. Nashman, and R. Lumia, “Model-based vision for car following,” Opt. Tools Manuf. Adv. Autom., pp. 420–431, 1993.</text:p>
          </table:table-cell>
        </table:table-row>
        <table:table-row table:style-name="ro1">
          <table:table-cell office:value-type="string" calcext:value-type="string">
            <text:p>RCS</text:p>
          </table:table-cell>
          <table:table-cell office:value-type="string" calcext:value-type="string">
            <text:p>Scott1992</text:p>
          </table:table-cell>
          <table:table-cell office:value-type="string" calcext:value-type="string">
            <text:p>H. A. Scott, “Vehicle-command center communications in a robotic vehicle system,” Autom. Constr., vol. 1, no. 3, pp. 267–284, 1992.</text:p>
          </table:table-cell>
        </table:table-row>
        <table:table-row table:style-name="ro1">
          <table:table-cell office:value-type="string" calcext:value-type="string">
            <text:p>RCS</text:p>
          </table:table-cell>
          <table:table-cell office:value-type="string" calcext:value-type="string">
            <text:p>Shoemaker1998</text:p>
          </table:table-cell>
          <table:table-cell office:value-type="string" calcext:value-type="string">
            <text:p>C. M. Shoemaker and J. A. Bornstein, “The Demo III UGV Program: A Testbed for Autonomous Navigation Research,” in Proceedings of the IEEE International Symposium on Intelligent Control, 1998.</text:p>
          </table:table-cell>
        </table:table-row>
        <table:table-row table:style-name="ro1">
          <table:table-cell office:value-type="string" calcext:value-type="string">
            <text:p>RCS</text:p>
          </table:table-cell>
          <table:table-cell office:value-type="string" calcext:value-type="string">
            <text:p>Stouffer1993</text:p>
          </table:table-cell>
          <table:table-cell office:value-type="string" calcext:value-type="string">
            <text:p>K. Stouffer, J. Michaloski, B. Russell, and F. Proctor, “ADACS - An Automated System for Part Finishing,” in Proceedings of the IECON’93., International Conference on Industrial Electronics, Control and Instrumentation, 1993.</text:p>
          </table:table-cell>
        </table:table-row>
        <table:table-row table:style-name="ro1">
          <table:table-cell office:value-type="string" calcext:value-type="string">
            <text:p>RCS</text:p>
          </table:table-cell>
          <table:table-cell office:value-type="string" calcext:value-type="string">
            <text:p>Szabo1998</text:p>
          </table:table-cell>
          <table:table-cell office:value-type="string" calcext:value-type="string">
            <text:p>S. Szabo, K. N. Murphy, H. A. Scott, S. A. Legowik, and R. V. Bostelman, “Control System Architecture for Unmanned Land Vehicles,” Proc. Assoc. Unmanned Veh. Syst., 1992.</text:p>
          </table:table-cell>
        </table:table-row>
        <table:table-row table:style-name="ro1">
          <table:table-cell office:value-type="string" calcext:value-type="string">
            <text:p>RCS</text:p>
          </table:table-cell>
          <table:table-cell office:value-type="string" calcext:value-type="string">
            <text:p>Szabo1990</text:p>
          </table:table-cell>
          <table:table-cell office:value-type="string" calcext:value-type="string">
            <text:p>S. Szabo, H. A. Scott, K. N. Murphy, and S. A. Legowik, “Control System Architecture for a Remotely Operated Unmanned Land Vehicle,” in Proceedings of the 5th IEEE International Symposium on Intelligent Control, 1990.</text:p>
          </table:table-cell>
        </table:table-row>
        <table:table-row table:style-name="ro1">
          <table:table-cell office:value-type="string" calcext:value-type="string">
            <text:p>RCS</text:p>
          </table:table-cell>
          <table:table-cell office:value-type="string" calcext:value-type="string">
            <text:p>Chang2006</text:p>
          </table:table-cell>
          <table:table-cell office:value-type="string" calcext:value-type="string">
            <text:p>C. Tan, T. Hong, T. Chang, and M. Shneier, “Color model-based real-time learning for road following,” in Proceedings of the 2006 IEEE Intelligent Transportation Systems Conference, 2006.</text:p>
          </table:table-cell>
        </table:table-row>
        <table:table-row table:style-name="ro1">
          <table:table-cell office:value-type="string" calcext:value-type="string">
            <text:p>RCS</text:p>
          </table:table-cell>
          <table:table-cell office:value-type="string" calcext:value-type="string">
            <text:p>Welsh2003</text:p>
          </table:table-cell>
          <table:table-cell office:value-type="string" calcext:value-type="string">
            <text:p>B. M. Welsh, W. D. Muller, and B. M. Kent, “Air Force Research Laboratory Advanced Compact Range RCS Uncertainty Analysis for a General Target,” IEEE Antennas Propag. Mag., vol. 45, no. 3, pp. 195–200, 2003.</text:p>
          </table:table-cell>
        </table:table-row>
        <table:table-row table:style-name="ro1">
          <table:table-cell office:value-type="string" calcext:value-type="string">
            <text:p>Recommendation Architecture</text:p>
          </table:table-cell>
          <table:table-cell office:value-type="string" calcext:value-type="string">
            <text:p>Coward2011a</text:p>
          </table:table-cell>
          <table:table-cell office:value-type="string" calcext:value-type="string">
            <text:p>L. A. Coward, “Brain Anatomy and Artificial Intelligence,” in International Conference on Artificial General Intelligence, 2011.</text:p>
          </table:table-cell>
        </table:table-row>
        <table:table-row table:style-name="ro1">
          <table:table-cell office:value-type="string" calcext:value-type="string">
            <text:p>Recommendation Architecture</text:p>
          </table:table-cell>
          <table:table-cell office:value-type="string" calcext:value-type="string">
            <text:p>Coward2006</text:p>
          </table:table-cell>
          <table:table-cell office:value-type="string" calcext:value-type="string">
            <text:p>L. A. Coward, “Constraints on the Design Process for Systems with Human Level Intelligence,” in The 2006 IEEE International Joint Conference on Neural Network Proceedings, 2006, pp. 427–434.</text:p>
          </table:table-cell>
        </table:table-row>
        <table:table-row table:style-name="ro1">
          <table:table-cell office:value-type="string" calcext:value-type="string">
            <text:p>Recommendation Architecture</text:p>
          </table:table-cell>
          <table:table-cell office:value-type="string" calcext:value-type="string">
            <text:p>Coward1990</text:p>
          </table:table-cell>
          <table:table-cell office:value-type="string" calcext:value-type="string">
            <text:p>L. A. Coward, Pattern Thinking. New York, NY: Praeger, 1990.</text:p>
          </table:table-cell>
        </table:table-row>
        <table:table-row table:style-name="ro1">
          <table:table-cell office:value-type="string" calcext:value-type="string">
            <text:p>Recommendation Architecture</text:p>
          </table:table-cell>
          <table:table-cell office:value-type="string" calcext:value-type="string">
            <text:p>Coward2004g</text:p>
          </table:table-cell>
          <table:table-cell office:value-type="string" calcext:value-type="string">
            <text:p>L. A. Coward, “Modeling Cognitive Development in the Human Brain,” in International Conference on Development and Learning, 2004.</text:p>
          </table:table-cell>
        </table:table-row>
        <table:table-row table:style-name="ro1">
          <table:table-cell office:value-type="string" calcext:value-type="string">
            <text:p>Recommendation Architecture</text:p>
          </table:table-cell>
          <table:table-cell office:value-type="string" calcext:value-type="string">
            <text:p>Coward2004c</text:p>
          </table:table-cell>
          <table:table-cell office:value-type="string" calcext:value-type="string">
            <text:p>L. A. Coward, “Simulation of a Proposed Binding Model,” in Brain Inspired Cognitive Systems, 2004.</text:p>
          </table:table-cell>
        </table:table-row>
        <table:table-row table:style-name="ro1">
          <table:table-cell office:value-type="string" calcext:value-type="string">
            <text:p>Recommendation Architecture</text:p>
          </table:table-cell>
          <table:table-cell office:value-type="string" calcext:value-type="string">
            <text:p>Coward2013</text:p>
          </table:table-cell>
          <table:table-cell office:value-type="string" calcext:value-type="string">
            <text:p>L. A. Coward, “Towards a theoretical neuroscience,” in Towards a Theoretical Neuroscience: from Cell Chemistry to Cognition, 2013, pp. 389–393.</text:p>
          </table:table-cell>
        </table:table-row>
        <table:table-row table:style-name="ro1">
          <table:table-cell office:value-type="string" calcext:value-type="string">
            <text:p>Recommendation Architecture</text:p>
          </table:table-cell>
          <table:table-cell office:value-type="string" calcext:value-type="string">
            <text:p>Coward2014</text:p>
          </table:table-cell>
          <table:table-cell office:value-type="string" calcext:value-type="string">
            <text:p>L. A. Coward, “Brain computational primitives,” Procedia Comput. Sci., vol. 41, pp. 164–175, 2014.</text:p>
          </table:table-cell>
        </table:table-row>
        <table:table-row table:style-name="ro1">
          <table:table-cell office:value-type="string" calcext:value-type="string">
            <text:p>Recommendation Architecture</text:p>
          </table:table-cell>
          <table:table-cell office:value-type="string" calcext:value-type="string">
            <text:p>Coward2005a</text:p>
          </table:table-cell>
          <table:table-cell office:value-type="string" calcext:value-type="string">
            <text:p>L. A. Coward, “Practical Architectural Limits on Complex Learning Systems,” 2005.</text:p>
          </table:table-cell>
        </table:table-row>
        <table:table-row table:style-name="ro1">
          <table:table-cell office:value-type="string" calcext:value-type="string">
            <text:p>Recommendation Architecture</text:p>
          </table:table-cell>
          <table:table-cell office:value-type="string" calcext:value-type="string">
            <text:p>Coward1999a</text:p>
          </table:table-cell>
          <table:table-cell office:value-type="string" calcext:value-type="string">
            <text:p>L. A. Coward, “A physiologically based approach to consciousness,” New Ideas Psychol., vol. 17, no. 3, pp. 271–290, 1999.</text:p>
          </table:table-cell>
        </table:table-row>
        <table:table-row table:style-name="ro1">
          <table:table-cell office:value-type="string" calcext:value-type="string">
            <text:p>Recommendation Architecture</text:p>
          </table:table-cell>
          <table:table-cell office:value-type="string" calcext:value-type="string">
            <text:p>Coward2000</text:p>
          </table:table-cell>
          <table:table-cell office:value-type="string" calcext:value-type="string">
            <text:p>L. A. Coward, “A Functional Architecture Approach to Neural Systems,” Int. J. Syst. Res. Inf. Syst., vol. 9, no. 4, pp. 69–120, 2000.</text:p>
          </table:table-cell>
        </table:table-row>
        <table:table-row table:style-name="ro1">
          <table:table-cell office:value-type="string" calcext:value-type="string">
            <text:p>Recommendation Architecture</text:p>
          </table:table-cell>
          <table:table-cell office:value-type="string" calcext:value-type="string">
            <text:p>Coward2000c</text:p>
          </table:table-cell>
          <table:table-cell office:value-type="string" calcext:value-type="string">
            <text:p>L. A. Coward, “A Cognitive Architecture based on the Recommendation Architecture,” pp. 1–31, 2000.</text:p>
          </table:table-cell>
        </table:table-row>
        <table:table-row table:style-name="ro1">
          <table:table-cell office:value-type="string" calcext:value-type="string">
            <text:p>Recommendation Architecture</text:p>
          </table:table-cell>
          <table:table-cell office:value-type="string" calcext:value-type="string">
            <text:p>Coward2011</text:p>
          </table:table-cell>
          <table:table-cell office:value-type="string" calcext:value-type="string">
            <text:p>L. A. Coward, “Modelling Memory and Learning Consistently from Psychology to Physiology,” in Perception-Action Cycle, V. Cutsuridis, A. Hussain, and J. G. Taylor, Eds. 2011, pp. 63–133.</text:p>
          </table:table-cell>
        </table:table-row>
        <table:table-row table:style-name="ro1">
          <table:table-cell office:value-type="string" calcext:value-type="string">
            <text:p>Recommendation Architecture</text:p>
          </table:table-cell>
          <table:table-cell office:value-type="string" calcext:value-type="string">
            <text:p>Coward2001</text:p>
          </table:table-cell>
          <table:table-cell office:value-type="string" calcext:value-type="string">
            <text:p>L. A. Coward, “The Recommendation Architecture: lessons from large-scale electronic systems applied to cognition,” Cogn. Syst. Res., vol. 2, no. 2, pp. 111–156, 2001.</text:p>
          </table:table-cell>
        </table:table-row>
        <table:table-row table:style-name="ro1">
          <table:table-cell office:value-type="string" calcext:value-type="string">
            <text:p>Recommendation Architecture</text:p>
          </table:table-cell>
          <table:table-cell office:value-type="string" calcext:value-type="string">
            <text:p>Coward2004d</text:p>
          </table:table-cell>
          <table:table-cell office:value-type="string" calcext:value-type="string">
            <text:p>L. A. Coward, “Managing Interference Between Prior and Later Learning,” Int. Conf. Neural Inf. Process., 2004.</text:p>
          </table:table-cell>
        </table:table-row>
        <table:table-row table:style-name="ro1">
          <table:table-cell office:value-type="string" calcext:value-type="string">
            <text:p>Recommendation Architecture</text:p>
          </table:table-cell>
          <table:table-cell office:value-type="string" calcext:value-type="string">
            <text:p>Coward2005b</text:p>
          </table:table-cell>
          <table:table-cell office:value-type="string" calcext:value-type="string">
            <text:p>L. A. Coward, “Accounting for episodic, semantic and procedural memory in the Recommendation Architecture cognitive model,” Prog. Neural Process., vol. 16, 2005.</text:p>
          </table:table-cell>
        </table:table-row>
        <table:table-row table:style-name="ro1">
          <table:table-cell office:value-type="string" calcext:value-type="string">
            <text:p>Recommendation Architecture</text:p>
          </table:table-cell>
          <table:table-cell office:value-type="string" calcext:value-type="string">
            <text:p>Coward2009a</text:p>
          </table:table-cell>
          <table:table-cell office:value-type="string" calcext:value-type="string">
            <text:p>L. A. Coward, “The Hippocampal System As the Manager of Neocortical Declarative Memory Resources,” in Brain Inspired Cognitive Systems, 2009, pp. 315–364.</text:p>
          </table:table-cell>
        </table:table-row>
        <table:table-row table:style-name="ro1">
          <table:table-cell office:value-type="string" calcext:value-type="string">
            <text:p>Recommendation Architecture</text:p>
          </table:table-cell>
          <table:table-cell office:value-type="string" calcext:value-type="string">
            <text:p>Coward2000b</text:p>
          </table:table-cell>
          <table:table-cell office:value-type="string" calcext:value-type="string">
            <text:p>L. A. Coward, “Modeling Cognitive Processes with the Recommendation Architecture,” in Proceedings of the 18th Twente Workshop on Language Theory, 2000, pp. 47–67.</text:p>
          </table:table-cell>
        </table:table-row>
        <table:table-row table:style-name="ro1">
          <table:table-cell office:value-type="string" calcext:value-type="string">
            <text:p>Recommendation Architecture</text:p>
          </table:table-cell>
          <table:table-cell office:value-type="string" calcext:value-type="string">
            <text:p>Coward2004a</text:p>
          </table:table-cell>
          <table:table-cell office:value-type="string" calcext:value-type="string">
            <text:p>L. A. Coward, “The Recommendation Architecture Model for Human Cognition,” in Proceedings of the Conference on Brain Inspired Cognitive Systems, 2004, vol. 7, pp. 1–32.</text:p>
          </table:table-cell>
        </table:table-row>
        <table:table-row table:style-name="ro1">
          <table:table-cell office:value-type="string" calcext:value-type="string">
            <text:p>Recommendation Architecture</text:p>
          </table:table-cell>
          <table:table-cell office:value-type="string" calcext:value-type="string">
            <text:p>Coward2010</text:p>
          </table:table-cell>
          <table:table-cell office:value-type="string" calcext:value-type="string">
            <text:p>L. A. Coward, “The Hippocampal System as the Cortical Resource Manager: AModel Connecting Psychology, Anatomy and Physiology,” Brain Inspired Cogn. Syst., pp. 315–364, 2009.</text:p>
          </table:table-cell>
        </table:table-row>
        <table:table-row table:style-name="ro1">
          <table:table-cell office:value-type="string" calcext:value-type="string">
            <text:p>Recommendation Architecture</text:p>
          </table:table-cell>
          <table:table-cell office:value-type="string" calcext:value-type="string">
            <text:p>Coward2001e</text:p>
          </table:table-cell>
          <table:table-cell office:value-type="string" calcext:value-type="string">
            <text:p>L. A. Coward, “General Constraints on the Architectures of Functionally Complex Learning Systems: Implications for Understanding Human Memory,” in Constructive Memory, NBU Series in Cognitive Science, B. Kokinov and W. Hirst, Eds. 2003.</text:p>
          </table:table-cell>
        </table:table-row>
        <table:table-row table:style-name="ro1">
          <table:table-cell office:value-type="string" calcext:value-type="string">
            <text:p>Recommendation Architecture</text:p>
          </table:table-cell>
          <table:table-cell office:value-type="string" calcext:value-type="string">
            <text:p>Coward2001d</text:p>
          </table:table-cell>
          <table:table-cell office:value-type="string" calcext:value-type="string">
            <text:p>L. A. Coward, “A Basis for a Rigorous Cognitive Science: Maintaining Context for Information Exchange between Modules in a Functional Hierarchy,” in Proceedings of the Twenty-Fourth Annual Conference of the Cognitive Science Society, 2002, vol. 24.</text:p>
          </table:table-cell>
        </table:table-row>
        <table:table-row table:style-name="ro1">
          <table:table-cell office:value-type="string" calcext:value-type="string">
            <text:p>Recommendation Architecture</text:p>
          </table:table-cell>
          <table:table-cell office:value-type="string" calcext:value-type="string">
            <text:p>Coward1995</text:p>
          </table:table-cell>
          <table:table-cell office:value-type="string" calcext:value-type="string">
            <text:p>L. A. Coward, “The Recommendation Functional Architecture as the Basis for a Neurophysiological Understanding of Cognition,” New Trends Cogn. Sci., pp. 91–105, 1995.</text:p>
          </table:table-cell>
        </table:table-row>
        <table:table-row table:style-name="ro1">
          <table:table-cell office:value-type="string" calcext:value-type="string">
            <text:p>Recommendation Architecture</text:p>
          </table:table-cell>
          <table:table-cell office:value-type="string" calcext:value-type="string">
            <text:p>Coward2003</text:p>
          </table:table-cell>
          <table:table-cell office:value-type="string" calcext:value-type="string">
            <text:p>L. A. Coward, “Architectural Constraints Imposed by Functional Complexity: Implications for the structure and operation of the brain,” 2003.</text:p>
          </table:table-cell>
        </table:table-row>
        <table:table-row table:style-name="ro1">
          <table:table-cell office:value-type="string" calcext:value-type="string">
            <text:p>Recommendation Architecture</text:p>
          </table:table-cell>
          <table:table-cell office:value-type="string" calcext:value-type="string">
            <text:p>Coward2000a</text:p>
          </table:table-cell>
          <table:table-cell office:value-type="string" calcext:value-type="string">
            <text:p>L. A. Coward and T. Gedeon, “Optimization of Architectural Parameters in a Simulated Recommendation Architecture,” J. Adv. Comput. Intell., 2000.</text:p>
          </table:table-cell>
        </table:table-row>
        <table:table-row table:style-name="ro1">
          <table:table-cell office:value-type="string" calcext:value-type="string">
            <text:p>Recommendation Architecture</text:p>
          </table:table-cell>
          <table:table-cell office:value-type="string" calcext:value-type="string">
            <text:p>Coward2015</text:p>
          </table:table-cell>
          <table:table-cell office:value-type="string" calcext:value-type="string">
            <text:p>L. A. Coward and T. D. Gedeon, “Using the Change Manager Model for the Hippocampal System to Predict Connectivity and Neurophysiological Parameters in the Perirhinal Cortex,” Comput. Intell. Neurosci., 2016.</text:p>
          </table:table-cell>
        </table:table-row>
        <table:table-row table:style-name="ro1">
          <table:table-cell office:value-type="string" calcext:value-type="string">
            <text:p>Recommendation Architecture</text:p>
          </table:table-cell>
          <table:table-cell office:value-type="string" calcext:value-type="string">
            <text:p>Coward2005</text:p>
          </table:table-cell>
          <table:table-cell office:value-type="string" calcext:value-type="string">
            <text:p>L. A. Coward and T. D. Gedeon, “A model for representation of concepts in the brain,” in Proceedings of the International and Interdisciplinary Conference on Adaptive Knowledge Representation and Reasoning, 2005, pp. 154–160.</text:p>
          </table:table-cell>
        </table:table-row>
        <table:table-row table:style-name="ro1">
          <table:table-cell office:value-type="string" calcext:value-type="string">
            <text:p>Recommendation Architecture</text:p>
          </table:table-cell>
          <table:table-cell office:value-type="string" calcext:value-type="string">
            <text:p>Coward2004e</text:p>
          </table:table-cell>
          <table:table-cell office:value-type="string" calcext:value-type="string">
            <text:p>L. A. Coward and T. D. Gedeon, “Physiological Representation of Concepts in the Brain,” Int. Interdiscip. Conf. Adapt. Knowl. Represent. Reason., 2005.</text:p>
          </table:table-cell>
        </table:table-row>
        <table:table-row table:style-name="ro1">
          <table:table-cell office:value-type="string" calcext:value-type="string">
            <text:p>Recommendation Architecture</text:p>
          </table:table-cell>
          <table:table-cell office:value-type="string" calcext:value-type="string">
            <text:p>Coward2001b</text:p>
          </table:table-cell>
          <table:table-cell office:value-type="string" calcext:value-type="string">
            <text:p>L. A. Coward, T. D. Gedeon, and W. D. Kenworthy, “Application of the Recommendation Architecture To Telecommunications Network Management,” Int. J. Neural Syst., vol. 11, no. 4, pp. 323–327, 2001.</text:p>
          </table:table-cell>
        </table:table-row>
        <table:table-row table:style-name="ro1">
          <table:table-cell office:value-type="string" calcext:value-type="string">
            <text:p>Recommendation Architecture</text:p>
          </table:table-cell>
          <table:table-cell office:value-type="string" calcext:value-type="string">
            <text:p>Coward2004f</text:p>
          </table:table-cell>
          <table:table-cell office:value-type="string" calcext:value-type="string">
            <text:p>L. A. Coward, T. D. Gedeon, and U. Ratnayake, “Learning complex combinations of operations in a hybrid architecture,” in Proceedings of the IEEE International Conference on Fuzzy Systems, 2004, pp. 923–928.</text:p>
          </table:table-cell>
        </table:table-row>
        <table:table-row table:style-name="ro1">
          <table:table-cell office:value-type="string" calcext:value-type="string">
            <text:p>Recommendation Architecture</text:p>
          </table:table-cell>
          <table:table-cell office:value-type="string" calcext:value-type="string">
            <text:p>Coward2009</text:p>
          </table:table-cell>
          <table:table-cell office:value-type="string" calcext:value-type="string">
            <text:p>L. A. Coward and T. O. Gedeon, “Implications of resource limitations for a conscious machine,” Neurocomputing, vol. 72, no. 4–6, pp. 767–788, 2009.</text:p>
          </table:table-cell>
        </table:table-row>
        <table:table-row table:style-name="ro1">
          <table:table-cell office:value-type="string" calcext:value-type="string">
            <text:p>Recommendation Architecture</text:p>
          </table:table-cell>
          <table:table-cell office:value-type="string" calcext:value-type="string">
            <text:p>Coward2004b</text:p>
          </table:table-cell>
          <table:table-cell office:value-type="string" calcext:value-type="string">
            <text:p>L. A. Coward and N. A. Salingaros, “The Information Architecture of Cities,” J. Inf. Sci., vol. 30, no. 2, pp. 107–118, 2004.</text:p>
          </table:table-cell>
        </table:table-row>
        <table:table-row table:style-name="ro1">
          <table:table-cell office:value-type="string" calcext:value-type="string">
            <text:p>Recommendation Architecture</text:p>
          </table:table-cell>
          <table:table-cell office:value-type="string" calcext:value-type="string">
            <text:p>Coward2007</text:p>
          </table:table-cell>
          <table:table-cell office:value-type="string" calcext:value-type="string">
            <text:p>L. A. Coward and R. Sun, “Hierarchical approaches to understanding consciousness,” Neural Networks, vol. 20, no. 9, pp. 947–954, 2007.</text:p>
          </table:table-cell>
        </table:table-row>
        <table:table-row table:style-name="ro1">
          <table:table-cell office:value-type="string" calcext:value-type="string">
            <text:p>Recommendation Architecture</text:p>
          </table:table-cell>
          <table:table-cell office:value-type="string" calcext:value-type="string">
            <text:p>Coward2006a</text:p>
          </table:table-cell>
          <table:table-cell office:value-type="string" calcext:value-type="string">
            <text:p>L. A. Coward, “Constructing a Physiologically Realistic Machine Model of Consciousness,” Brain Inspired Cogn. Syst., 2006.</text:p>
          </table:table-cell>
        </table:table-row>
        <table:table-row table:style-name="ro1">
          <table:table-cell office:value-type="string" calcext:value-type="string">
            <text:p>Recommendation Architecture</text:p>
          </table:table-cell>
          <table:table-cell office:value-type="string" calcext:value-type="string">
            <text:p>Coward1999</text:p>
          </table:table-cell>
          <table:table-cell office:value-type="string" calcext:value-type="string">
            <text:p>L. A. Coward, “A Physiologically Based System Theory of Consciousness,” in Modeling Consciousness Across the Disciplines, S. Jordan, Ed. Maryland: UPA, 1999, pp. 113–178.</text:p>
          </table:table-cell>
        </table:table-row>
        <table:table-row table:style-name="ro1">
          <table:table-cell office:value-type="string" calcext:value-type="string">
            <text:p>Recommendation Architecture</text:p>
          </table:table-cell>
          <table:table-cell office:value-type="string" calcext:value-type="string">
            <text:p>Gedeon1999</text:p>
          </table:table-cell>
          <table:table-cell office:value-type="string" calcext:value-type="string">
            <text:p>T. D. Gedeon, L. A. Coward, and B. Zhang, “Results of Simulations of a System with the Recommendation Architecture,” in Proceedings of the 6th International Conference on Neural Information Processing, 1999, pp. 78–84.</text:p>
          </table:table-cell>
        </table:table-row>
        <table:table-row table:style-name="ro1">
          <table:table-cell office:value-type="string" calcext:value-type="string">
            <text:p>Recommendation Architecture</text:p>
          </table:table-cell>
          <table:table-cell office:value-type="string" calcext:value-type="string">
            <text:p>Ratnayake2002</text:p>
          </table:table-cell>
          <table:table-cell office:value-type="string" calcext:value-type="string">
            <text:p>U. Ratizayake and T. D. Gedeon, “Application of the Recommendation Architecture for Discovering Associtive Similarities in Text,” in Proceedings of the 9th International Conference on Neural Information Processing (ICONIP’02), 2002, vol. 4.</text:p>
          </table:table-cell>
        </table:table-row>
        <table:table-row table:style-name="ro1">
          <table:table-cell office:value-type="string" calcext:value-type="string">
            <text:p>Recommendation Architecture</text:p>
          </table:table-cell>
          <table:table-cell office:value-type="string" calcext:value-type="string">
            <text:p>Ratnayake2003</text:p>
          </table:table-cell>
          <table:table-cell office:value-type="string" calcext:value-type="string">
            <text:p>U. Ratnayake, “Application of the Recommendation Architecture Model for Text Mining,” PhD Thesis, 2003.</text:p>
          </table:table-cell>
        </table:table-row>
        <table:table-row table:style-name="ro1">
          <table:table-cell office:value-type="string" calcext:value-type="string">
            <text:p>REM</text:p>
          </table:table-cell>
          <table:table-cell office:value-type="string" calcext:value-type="string">
            <text:p>Murdock1999a</text:p>
          </table:table-cell>
          <table:table-cell office:value-type="string" calcext:value-type="string">
            <text:p>J. W. Murdock and A. K. Goel, “Towards adaptive web agents,” in 14th IEEE International Conference on Automated Software Engineering, 1999.</text:p>
          </table:table-cell>
        </table:table-row>
        <table:table-row table:style-name="ro1">
          <table:table-cell office:value-type="string" calcext:value-type="string">
            <text:p>REM</text:p>
          </table:table-cell>
          <table:table-cell office:value-type="string" calcext:value-type="string">
            <text:p>Murdock2000</text:p>
          </table:table-cell>
          <table:table-cell office:value-type="string" calcext:value-type="string">
            <text:p>J. W. Murdock, “Model-Based Reflection for Agent Evolution,” Tech. Rep. GIT-CC-00-34, 2000.</text:p>
          </table:table-cell>
        </table:table-row>
        <table:table-row table:style-name="ro1">
          <table:table-cell office:value-type="string" calcext:value-type="string">
            <text:p>REM</text:p>
          </table:table-cell>
          <table:table-cell office:value-type="string" calcext:value-type="string">
            <text:p>Murdock2003</text:p>
          </table:table-cell>
          <table:table-cell office:value-type="string" calcext:value-type="string">
            <text:p>J. W. Murdock and A. K. Goel, “Localizing Planning with Functional Process Models,” in Proceedings of the 13th International Conference on Automated Planning &amp; Scheduling (ICAPS 2003), 2003, pp. 73–81.</text:p>
          </table:table-cell>
        </table:table-row>
        <table:table-row table:style-name="ro1">
          <table:table-cell office:value-type="string" calcext:value-type="string">
            <text:p>REM</text:p>
          </table:table-cell>
          <table:table-cell office:value-type="string" calcext:value-type="string">
            <text:p>Murdock2008</text:p>
          </table:table-cell>
          <table:table-cell office:value-type="string" calcext:value-type="string">
            <text:p>J. W. Murdock and A. K. Goel, “Meta-case-based reasoning: self-improvement through self-understanding.,” J. Exp. Theor. Artif. Intell., vol. 20, no. 1, pp. 1–36, 2008.</text:p>
          </table:table-cell>
        </table:table-row>
        <table:table-row table:style-name="ro1">
          <table:table-cell office:value-type="string" calcext:value-type="string">
            <text:p>REM</text:p>
          </table:table-cell>
          <table:table-cell office:value-type="string" calcext:value-type="string">
            <text:p>Murdock2001</text:p>
          </table:table-cell>
          <table:table-cell office:value-type="string" calcext:value-type="string">
            <text:p>W. Murdock and A. Goel, “Meta-case-Based Reasoning : Using Functional Models to Adapt Case-Based Agents,” in Proceedings of the 4th. International Conference on Case-Based Reasoning, 2001.</text:p>
          </table:table-cell>
        </table:table-row>
        <table:table-row table:style-name="ro1">
          <table:table-cell office:value-type="string" calcext:value-type="string">
            <text:p>REM</text:p>
          </table:table-cell>
          <table:table-cell office:value-type="string" calcext:value-type="string">
            <text:p>Murdock1999</text:p>
          </table:table-cell>
          <table:table-cell office:value-type="string" calcext:value-type="string">
            <text:p>W. Murdock and A. K. Goel, “An Adaptive Meeting Scheduling Agent,” in Proceedings of the First Asia-Pacific Conference on Intelligent Agent Technology (IAT’99), 1999.</text:p>
          </table:table-cell>
        </table:table-row>
        <table:table-row table:style-name="ro1">
          <table:table-cell office:value-type="string" calcext:value-type="string">
            <text:p>REM</text:p>
          </table:table-cell>
          <table:table-cell office:value-type="string" calcext:value-type="string">
            <text:p>Ulam2004</text:p>
          </table:table-cell>
          <table:table-cell office:value-type="string" calcext:value-type="string">
            <text:p>P. Ulam, A. Goel, and J. Jones, “Reflection in Action: Model-Based Self-Adaptation in Game Playing Agents,” in Challenges in Game Artificial Intelligence: Papers from the AAAI Workshop., 2004.</text:p>
          </table:table-cell>
        </table:table-row>
        <table:table-row table:style-name="ro1">
          <table:table-cell office:value-type="string" calcext:value-type="string">
            <text:p>RoboCog</text:p>
          </table:table-cell>
          <table:table-cell office:value-type="string" calcext:value-type="string">
            <text:p>Bachiller2008</text:p>
          </table:table-cell>
          <table:table-cell office:value-type="string" calcext:value-type="string">
            <text:p>P. Bachiller, P. Bustos, and L. J. Manso, “Attentional Selection for Action in Mobile Robots,” in Advances in Robotics, Automation and Control, 2008, pp. 111–136.</text:p>
          </table:table-cell>
        </table:table-row>
        <table:table-row table:style-name="ro1">
          <table:table-cell office:value-type="string" calcext:value-type="string">
            <text:p>RoboCog</text:p>
          </table:table-cell>
          <table:table-cell office:value-type="string" calcext:value-type="string">
            <text:p>Bandera2016</text:p>
          </table:table-cell>
          <table:table-cell office:value-type="string" calcext:value-type="string">
            <text:p>A. Bandera, J. P. Bandera, P. Bustos, L. V. Calderita, F. Fern, R. Fuentetaja, F. J. Garc, A. Iglesias, J. Luis, R. Marfil, C. Pulido, C. Reuther, A. Romero-Garces, and C. Suarez, “CLARC: a Robotic Architecture for Comprehensive Geriatric Assessment,” in Proceedings of the WAF2016, 2016.</text:p>
          </table:table-cell>
        </table:table-row>
        <table:table-row table:style-name="ro1">
          <table:table-cell office:value-type="string" calcext:value-type="string">
            <text:p>RoboCog</text:p>
          </table:table-cell>
          <table:table-cell office:value-type="string" calcext:value-type="string">
            <text:p>Bandera2014</text:p>
          </table:table-cell>
          <table:table-cell office:value-type="string" calcext:value-type="string">
            <text:p>A. Bandera and P. Bustos, “Toward the Development of Cognitive Robots,” in International Workshop on Brain-Inspired Computing, 2013.</text:p>
          </table:table-cell>
        </table:table-row>
        <table:table-row table:style-name="ro1">
          <table:table-cell office:value-type="string" calcext:value-type="string">
            <text:p>RoboCog</text:p>
          </table:table-cell>
          <table:table-cell office:value-type="string" calcext:value-type="string">
            <text:p>Bustos2012</text:p>
          </table:table-cell>
          <table:table-cell office:value-type="string" calcext:value-type="string">
            <text:p>P. Bustos, I. Garcia-Varea, J. Martinez-Gomez, J. Mateos, L. Rodriguez-Ruiz, and A. Sanchez, “Loki, a mobile manipulator for social robotics,” in Workshop of Physical Agents, 2012.</text:p>
          </table:table-cell>
        </table:table-row>
        <table:table-row table:style-name="ro1">
          <table:table-cell office:value-type="string" calcext:value-type="string">
            <text:p>RoboCog</text:p>
          </table:table-cell>
          <table:table-cell office:value-type="string" calcext:value-type="string">
            <text:p>Bustos2013</text:p>
          </table:table-cell>
          <table:table-cell office:value-type="string" calcext:value-type="string">
            <text:p>P. Bustos, J. Martinez-Gomez, I. Garcia-Varea, L. Rodriguez-Ruiz, P. Bachiller, L. Calderita, L. J. Manso, A. Sanchez, A. Bandera, and J. P. Bandera, “Multimodal Interaction with Loki,” in Workshop of Physical Agents, 2013.</text:p>
          </table:table-cell>
        </table:table-row>
        <table:table-row table:style-name="ro1">
          <table:table-cell office:value-type="string" calcext:value-type="string">
            <text:p>RoboCog</text:p>
          </table:table-cell>
          <table:table-cell office:value-type="string" calcext:value-type="string">
            <text:p>Calderita2013</text:p>
          </table:table-cell>
          <table:table-cell office:value-type="string" calcext:value-type="string">
            <text:p>L. V. Calderita, P. Bustos, C. Suarez, F. Fernandez, and A. Bandera, “THERAPIST: Towards an autonomous and socially interactive robot for motor and neurorehabilitation therapies,” in 7th International Conference on Pervasive Computing Technologies for Healthcare and Workshops, 2013.</text:p>
          </table:table-cell>
        </table:table-row>
        <table:table-row table:style-name="ro1">
          <table:table-cell office:value-type="string" calcext:value-type="string">
            <text:p>RoboCog</text:p>
          </table:table-cell>
          <table:table-cell office:value-type="string" calcext:value-type="string">
            <text:p>Calderita2014</text:p>
          </table:table-cell>
          <table:table-cell office:value-type="string" calcext:value-type="string">
            <text:p>L. V. Calderita, L. J. Manso, P. Bustos, C. Suárez-Mejías, F. Fernández, and A. Bandera, “THERAPIST: Towards an autonomous socially interactive robot for motor and neurorehabilitation therapies for children,” in Proceedings of the 7th International Conference on Pervasive Computing Technologies for Healthcare, 2013.</text:p>
          </table:table-cell>
        </table:table-row>
        <table:table-row table:style-name="ro1">
          <table:table-cell office:value-type="string" calcext:value-type="string">
            <text:p>RoboCog</text:p>
          </table:table-cell>
          <table:table-cell office:value-type="string" calcext:value-type="string">
            <text:p>Fernzndez2015</text:p>
          </table:table-cell>
          <table:table-cell office:value-type="string" calcext:value-type="string">
            <text:p>F. Fernandez, M. Martinez, I. Garcia-Varea, J. Martinez-Gomez, J. M. Perez-Lorenzo, R. Viciana, P. Bustos, L. J. Manso, L. Calderita, M. Gutierrez, P. Nunez, A. Bandera, A. Romero-Garces, J. P. Bandera, and R. Marfil, “Gualzru’s path to the advertisement world,” in Proceedings FinE-R Workshop. IROS 2015, 2015, pp. 55–65.</text:p>
          </table:table-cell>
        </table:table-row>
        <table:table-row table:style-name="ro1">
          <table:table-cell office:value-type="string" calcext:value-type="string">
            <text:p>RoboCog</text:p>
          </table:table-cell>
          <table:table-cell office:value-type="string" calcext:value-type="string">
            <text:p>Guti</text:p>
          </table:table-cell>
          <table:table-cell office:value-type="string" calcext:value-type="string">
            <text:p>M. Gutierrez, L. J. Manso, L. V. Calderita, P. Bustos, F. Cid, M. Paoletti, A. Sanchez, J. P. Bandera, J. Martinez, M. Martinez, and J. Garcia, “Ursus Team,” Tech. Report, 2015</text:p>
          </table:table-cell>
        </table:table-row>
        <table:table-row table:style-name="ro1">
          <table:table-cell office:value-type="string" calcext:value-type="string">
            <text:p>RoboCog</text:p>
          </table:table-cell>
          <table:table-cell office:value-type="string" calcext:value-type="string">
            <text:p>Gutierrez2013a</text:p>
          </table:table-cell>
          <table:table-cell office:value-type="string" calcext:value-type="string">
            <text:p>M. A. Gutierrez, A. Romero-Garces, P. Bustos, and J. Martinez, “Progress in RoboComp,” J. Phys. Agents, vol. 7, no. 1, pp. 38–47, 2013.</text:p>
          </table:table-cell>
        </table:table-row>
        <table:table-row table:style-name="ro1">
          <table:table-cell office:value-type="string" calcext:value-type="string">
            <text:p>RoboCog</text:p>
          </table:table-cell>
          <table:table-cell office:value-type="string" calcext:value-type="string">
            <text:p>Gutierrez2013</text:p>
          </table:table-cell>
          <table:table-cell office:value-type="string" calcext:value-type="string">
            <text:p>M. A. Gutierrez, A. Romero-Garces, P. Bustos, and J. Martinez, “Recent advances in RoboComp,” J. Phys. Agents, vol. 7, no. 1, pp. 38–47, 2013.</text:p>
          </table:table-cell>
        </table:table-row>
        <table:table-row table:style-name="ro1">
          <table:table-cell office:value-type="string" calcext:value-type="string">
            <text:p>RoboCog</text:p>
          </table:table-cell>
          <table:table-cell office:value-type="string" calcext:value-type="string">
            <text:p>Manso2014</text:p>
          </table:table-cell>
          <table:table-cell office:value-type="string" calcext:value-type="string">
            <text:p>L. J. Manso, L. V. Calderita, P. Bustos, J. Garcia, M. Martinez, F. Fernandez, A. Romero-Garces, and A. Bandera, “A General-Purpose Architecture to Control Mobile Robots,” in XV Workshop of physical agents: Book of proceedings (WAF 2014), 2014.</text:p>
          </table:table-cell>
        </table:table-row>
        <table:table-row table:style-name="ro1">
          <table:table-cell office:value-type="string" calcext:value-type="string">
            <text:p>RoboCog</text:p>
          </table:table-cell>
          <table:table-cell office:value-type="string" calcext:value-type="string">
            <text:p>Marfil2016</text:p>
          </table:table-cell>
          <table:table-cell office:value-type="string" calcext:value-type="string">
            <text:p>R. Marfil, L. J. Manso, J. P. Bandera, A. Romero-Garces, A. Bandera, P. Bustos, L. V. Calderita, J. C. Gonzalez, A. Garcia-Olaya, R. Fuentetaja, and F. Fernandez, “Percepts symbols or Action symbols? Generalizing how all modules interact within a software architecture for cognitive robotics,” in Proceedings of the WAF2016, 2016.</text:p>
          </table:table-cell>
        </table:table-row>
        <table:table-row table:style-name="ro1">
          <table:table-cell office:value-type="string" calcext:value-type="string">
            <text:p>RoboCog</text:p>
          </table:table-cell>
          <table:table-cell office:value-type="string" calcext:value-type="string">
            <text:p>Martinez-Gomez2014</text:p>
          </table:table-cell>
          <table:table-cell office:value-type="string" calcext:value-type="string">
            <text:p>J. Martinez-Gomez, R. Marfil, L. V. Calderita, J. P. Bandera, L. J. Manso, A. Bandera, A. Romero-Garces, and P. Bustos, “Toward Social Cognition in Robotics: Extracting and Internalizing Meaning from Perception,” in Workshop of Physical Agents, 2014.</text:p>
          </table:table-cell>
        </table:table-row>
        <table:table-row table:style-name="ro1">
          <table:table-cell office:value-type="string" calcext:value-type="string">
            <text:p>RoboCog</text:p>
          </table:table-cell>
          <table:table-cell office:value-type="string" calcext:value-type="string">
            <text:p>Romero-Garces2015</text:p>
          </table:table-cell>
          <table:table-cell office:value-type="string" calcext:value-type="string">
            <text:p>A. Romero-Garcés, L. V. Calderita, J. Martínez-Gómez, J. P. Bandera, R. Marfil, L. J. Manso, A. Bandera, and P. Bustos, “Testing a fully autonomous robotic salesman in real scenarios,” in IEEE International Conference on Autonomous Robots Systems and Competitions, 2015.</text:p>
          </table:table-cell>
        </table:table-row>
        <table:table-row table:style-name="ro1">
          <table:table-cell office:value-type="string" calcext:value-type="string">
            <text:p>SAL</text:p>
          </table:table-cell>
          <table:table-cell office:value-type="string" calcext:value-type="string">
            <text:p>Herd2014</text:p>
          </table:table-cell>
          <table:table-cell office:value-type="string" calcext:value-type="string">
            <text:p>S. Herd, A. Szabados, Y. Vinokurov, C. Lebiere, A. Cline, and R. C. O’Reilly, “Integrating theories of motor sequencing in the SAL hybrid architecture,” Biol. Inspired Cogn. Archit., vol. 8, pp. 98–106, 2014.</text:p>
          </table:table-cell>
        </table:table-row>
        <table:table-row table:style-name="ro1">
          <table:table-cell office:value-type="string" calcext:value-type="string">
            <text:p>SAL</text:p>
          </table:table-cell>
          <table:table-cell office:value-type="string" calcext:value-type="string">
            <text:p>Jilk2008a</text:p>
          </table:table-cell>
          <table:table-cell office:value-type="string" calcext:value-type="string">
            <text:p>D. J. Jilk, C. Lebiere, R. C. O’Reilly, and J. R. Anderson, “Beyond red states and blue states in cognitive science,” J. Exp. Theor. Artif. Intell., vol. 20, no. 3, pp. 265–268, 2008.</text:p>
          </table:table-cell>
        </table:table-row>
        <table:table-row table:style-name="ro1">
          <table:table-cell office:value-type="string" calcext:value-type="string">
            <text:p>SAL</text:p>
          </table:table-cell>
          <table:table-cell office:value-type="string" calcext:value-type="string">
            <text:p>Jilk2008</text:p>
          </table:table-cell>
          <table:table-cell office:value-type="string" calcext:value-type="string">
            <text:p>D. J. Jilk, C. Lebiere, R. C. O’Reily, and J. R. Anderson, “SAL: An explicitly pluralistic cognitive architecture,” J. Exp. Theor. Artif. Intell., vol. 20, no. 3, pp. 197–218, 2008.</text:p>
          </table:table-cell>
        </table:table-row>
        <table:table-row table:style-name="ro1">
          <table:table-cell office:value-type="string" calcext:value-type="string">
            <text:p>SAL</text:p>
          </table:table-cell>
          <table:table-cell office:value-type="string" calcext:value-type="string">
            <text:p>Jilk2008b</text:p>
          </table:table-cell>
          <table:table-cell office:value-type="string" calcext:value-type="string">
            <text:p>D. Jilk, C. Lebiere, R. O’Reilly, and J. Anderson, “SAL: an explicitly pluralistic cognitive architecture,” J. Exp. Theor. Artif. Intell., vol. 20, no. 3, pp. 197–218, 2008.</text:p>
          </table:table-cell>
        </table:table-row>
        <table:table-row table:style-name="ro1">
          <table:table-cell office:value-type="string" calcext:value-type="string">
            <text:p>SAL</text:p>
          </table:table-cell>
          <table:table-cell office:value-type="string" calcext:value-type="string">
            <text:p>Lebiere2013a</text:p>
          </table:table-cell>
          <table:table-cell office:value-type="string" calcext:value-type="string">
            <text:p>C. Lebiere, “Biologically Inspired beyond Neural: Benefits of Multiple Modeling Levels,” in Biologically Inspired Cognitive Architectures, 2013.</text:p>
          </table:table-cell>
        </table:table-row>
        <table:table-row table:style-name="ro1">
          <table:table-cell office:value-type="string" calcext:value-type="string">
            <text:p>SAL</text:p>
          </table:table-cell>
          <table:table-cell office:value-type="string" calcext:value-type="string">
            <text:p>Lebiere2015</text:p>
          </table:table-cell>
          <table:table-cell office:value-type="string" calcext:value-type="string">
            <text:p>C. Lebiere, S. Bennati, R. Thomson, P. Shakarian, and E. Nunes, “Functional Cognitive Models of Malware Identification,” in Proceedings of the13th Annual Conference on Cognitive Modelling, 2015.</text:p>
          </table:table-cell>
        </table:table-row>
        <table:table-row table:style-name="ro1">
          <table:table-cell office:value-type="string" calcext:value-type="string">
            <text:p>SAL</text:p>
          </table:table-cell>
          <table:table-cell office:value-type="string" calcext:value-type="string">
            <text:p>Lebiere2008</text:p>
          </table:table-cell>
          <table:table-cell office:value-type="string" calcext:value-type="string">
            <text:p>C. Lebiere, R. O’Reilly, D. J. Jilk, N. A. Taatgen, and J. R. Anderson, “The SAL integrated Cognitive Architecture,” in AAAI Fall Symposium: Biologically Inspired Cognitive Architectures, 2008.</text:p>
          </table:table-cell>
        </table:table-row>
        <table:table-row table:style-name="ro1">
          <table:table-cell office:value-type="string" calcext:value-type="string">
            <text:p>SAL</text:p>
          </table:table-cell>
          <table:table-cell office:value-type="string" calcext:value-type="string">
            <text:p>Szabados2013</text:p>
          </table:table-cell>
          <table:table-cell office:value-type="string" calcext:value-type="string">
            <text:p>A. Szabados, S. Herd, Y. Vinokurov, C. Lebiere, and R. C. O’Reilly, “Integrating Systems and Theories in the SAL Hybrid Architecture Andrew,” in AAAI Fall Symposium Series, 2013.</text:p>
          </table:table-cell>
        </table:table-row>
        <table:table-row table:style-name="ro1">
          <table:table-cell office:value-type="string" calcext:value-type="string">
            <text:p>SAL</text:p>
          </table:table-cell>
          <table:table-cell office:value-type="string" calcext:value-type="string">
            <text:p>Vinokurov2013</text:p>
          </table:table-cell>
          <table:table-cell office:value-type="string" calcext:value-type="string">
            <text:p>Y. Vinokurov, C. Lebiere, A. Szabados, S. Herd, and R. O’Reilly, “Integrating top-down expectations with bottom-up perceptual processing in a hybrid neural-symbolic architecture,” Biol. Inspired Cogn. Archit., vol. 6, pp. 140–146, 2013.</text:p>
          </table:table-cell>
        </table:table-row>
        <table:table-row table:style-name="ro1">
          <table:table-cell office:value-type="string" calcext:value-type="string">
            <text:p>SAL</text:p>
          </table:table-cell>
          <table:table-cell office:value-type="string" calcext:value-type="string">
            <text:p>Vinokurov2011</text:p>
          </table:table-cell>
          <table:table-cell office:value-type="string" calcext:value-type="string">
            <text:p>Y. Vinokurov, C. Lebiere, S. Herd, and R. O’Reilly, “A Metacognitive Classifier Using a Hybrid ACT-R / Leabra Architecture,” in Lifelong learning: Papers from the 2011 AAAI workshop, 2011.</text:p>
          </table:table-cell>
        </table:table-row>
        <table:table-row table:style-name="ro1">
          <table:table-cell office:value-type="string" calcext:value-type="string">
            <text:p>SAL</text:p>
          </table:table-cell>
          <table:table-cell office:value-type="string" calcext:value-type="string">
            <text:p>Vinokurov2012</text:p>
          </table:table-cell>
          <table:table-cell office:value-type="string" calcext:value-type="string">
            <text:p>Y. Vinokurov, C. Lebiere, D. Wyatte, S. Herd, and R. O’Reilly, “Unsurpervised Learning in Hybrid Cognitive Architectures,” in Workshops at the 26th AAAI conference on artificial intelligence, 2012, pp. 36–41.</text:p>
          </table:table-cell>
        </table:table-row>
        <table:table-row table:style-name="ro1">
          <table:table-cell office:value-type="string" calcext:value-type="string">
            <text:p>SASE</text:p>
          </table:table-cell>
          <table:table-cell office:value-type="string" calcext:value-type="string">
            <text:p>Grabowski2007</text:p>
          </table:table-cell>
          <table:table-cell office:value-type="string" calcext:value-type="string">
            <text:p>L. M. Grabowski, M. D. Luciw, and J. Weng, “A System for Epigenetic Concept Development through Autonomous Associative Learning,” in Proceedings of the 6th International Conference on Development and Learning, 2006.</text:p>
          </table:table-cell>
        </table:table-row>
        <table:table-row table:style-name="ro1">
          <table:table-cell office:value-type="string" calcext:value-type="string">
            <text:p>SASE</text:p>
          </table:table-cell>
          <table:table-cell office:value-type="string" calcext:value-type="string">
            <text:p>Han2002</text:p>
          </table:table-cell>
          <table:table-cell office:value-type="string" calcext:value-type="string">
            <text:p>J. D. Han, S. Q. Zeng, K. Y. Tham, M. Badgero, and J. Y. Weng, “Dav: A Humanoid Robot Platform for Autonomous Mental Development,” in Proceedings of the 2nd international conference on Development and learning, 2002.</text:p>
          </table:table-cell>
        </table:table-row>
        <table:table-row table:style-name="ro1">
          <table:table-cell office:value-type="string" calcext:value-type="string">
            <text:p>SASE</text:p>
          </table:table-cell>
          <table:table-cell office:value-type="string" calcext:value-type="string">
            <text:p>Huang2004</text:p>
          </table:table-cell>
          <table:table-cell office:value-type="string" calcext:value-type="string">
            <text:p>X. Huang and J. Weng, “Cross-Task Learning by a Developmental Robot,” In Conference on Development and Learning, p. 252, 2004.</text:p>
          </table:table-cell>
        </table:table-row>
        <table:table-row table:style-name="ro1">
          <table:table-cell office:value-type="string" calcext:value-type="string">
            <text:p>SASE</text:p>
          </table:table-cell>
          <table:table-cell office:value-type="string" calcext:value-type="string">
            <text:p>Huang2007</text:p>
          </table:table-cell>
          <table:table-cell office:value-type="string" calcext:value-type="string">
            <text:p>X. Huang and J. Weng, “Inherent Value Systems for Autonomous Mental Development,” Int. J. Humanoid Robot., vol. 4, no. 2, pp. 407–433, 2007.</text:p>
          </table:table-cell>
        </table:table-row>
        <table:table-row table:style-name="ro1">
          <table:table-cell office:value-type="string" calcext:value-type="string">
            <text:p>SASE</text:p>
          </table:table-cell>
          <table:table-cell office:value-type="string" calcext:value-type="string">
            <text:p>Ji2008</text:p>
          </table:table-cell>
          <table:table-cell office:value-type="string" calcext:value-type="string">
            <text:p>Z. Ji, X. Huang, and J. Weng, “Learning of sensorimotor behaviors by a SASE agent for vision-based navigation,” in Proceedings of the International Joint Conference on Neural Networks, 2008.</text:p>
          </table:table-cell>
        </table:table-row>
        <table:table-row table:style-name="ro1">
          <table:table-cell office:value-type="string" calcext:value-type="string">
            <text:p>SASE</text:p>
          </table:table-cell>
          <table:table-cell office:value-type="string" calcext:value-type="string">
            <text:p>Joshi2003</text:p>
          </table:table-cell>
          <table:table-cell office:value-type="string" calcext:value-type="string">
            <text:p>A. Joshi and J. Weng, “Autonomous mental development in high dimensional context and action spaces,” Neural Networks, vol. 16, no. 5–6, pp. 701–710, 2003.</text:p>
          </table:table-cell>
        </table:table-row>
        <table:table-row table:style-name="ro1">
          <table:table-cell office:value-type="string" calcext:value-type="string">
            <text:p>SASE</text:p>
          </table:table-cell>
          <table:table-cell office:value-type="string" calcext:value-type="string">
            <text:p>Weng2000a</text:p>
          </table:table-cell>
          <table:table-cell office:value-type="string" calcext:value-type="string">
            <text:p>J. Weng, W. Hwang, Y. Zhang, C. Yang, and R. Smith, “Developmental humanoids: Humanoids that develop skills automatically,” in Proceedings of the First IEEE-RAS International Conference on Humanoid Robots, 2000.</text:p>
          </table:table-cell>
        </table:table-row>
        <table:table-row table:style-name="ro1">
          <table:table-cell office:value-type="string" calcext:value-type="string">
            <text:p>SASE</text:p>
          </table:table-cell>
          <table:table-cell office:value-type="string" calcext:value-type="string">
            <text:p>Weng2007</text:p>
          </table:table-cell>
          <table:table-cell office:value-type="string" calcext:value-type="string">
            <text:p>J. Weng, “On developmental mental architectures,” Neurocomputing, vol. 70, no. 13–15, pp. 2303–2323, 2007.</text:p>
          </table:table-cell>
        </table:table-row>
        <table:table-row table:style-name="ro1">
          <table:table-cell office:value-type="string" calcext:value-type="string">
            <text:p>SASE</text:p>
          </table:table-cell>
          <table:table-cell office:value-type="string" calcext:value-type="string">
            <text:p>Weng2004</text:p>
          </table:table-cell>
          <table:table-cell office:value-type="string" calcext:value-type="string">
            <text:p>J. Weng, “A Theory of Developmental Architecture,” in Proceedings of the 3rd International Conference on Development and Learning, 2004.</text:p>
          </table:table-cell>
        </table:table-row>
        <table:table-row table:style-name="ro1">
          <table:table-cell office:value-type="string" calcext:value-type="string">
            <text:p>SASE</text:p>
          </table:table-cell>
          <table:table-cell office:value-type="string" calcext:value-type="string">
            <text:p>Weng2002</text:p>
          </table:table-cell>
          <table:table-cell office:value-type="string" calcext:value-type="string">
            <text:p>J. Weng, “A theory for mentally developing robots,” in Proceedings of the 2nd International Conference on Development and Learning, 2002, pp. 131–140.</text:p>
          </table:table-cell>
        </table:table-row>
        <table:table-row table:style-name="ro1">
          <table:table-cell office:value-type="string" calcext:value-type="string">
            <text:p>SASE</text:p>
          </table:table-cell>
          <table:table-cell office:value-type="string" calcext:value-type="string">
            <text:p>Weng1999b</text:p>
          </table:table-cell>
          <table:table-cell office:value-type="string" calcext:value-type="string">
            <text:p>J. Weng, C. H. Evans, W. S. Hwang, and Y.-B. Lee, “The Developmental Approach to Artificial Intelligence: Concepts, Develoopmental Algorithms and Experimental Results,” Tech. Rep. MSU-CPS-98-25, 1998.</text:p>
          </table:table-cell>
        </table:table-row>
        <table:table-row table:style-name="ro1">
          <table:table-cell office:value-type="string" calcext:value-type="string">
            <text:p>SASE</text:p>
          </table:table-cell>
          <table:table-cell office:value-type="string" calcext:value-type="string">
            <text:p>Weng2000</text:p>
          </table:table-cell>
          <table:table-cell office:value-type="string" calcext:value-type="string">
            <text:p>J. Weng, C. H. Evans, and W. S. Hwang, “An incremental learning method for face recognition under continuous video stream,” in Proceedings of the 4th IEEE International Conference on Automatic Face and Gesture Recognition, 2000.</text:p>
          </table:table-cell>
        </table:table-row>
        <table:table-row table:style-name="ro1">
          <table:table-cell office:value-type="string" calcext:value-type="string">
            <text:p>SASE</text:p>
          </table:table-cell>
          <table:table-cell office:value-type="string" calcext:value-type="string">
            <text:p>Weng1999</text:p>
          </table:table-cell>
          <table:table-cell office:value-type="string" calcext:value-type="string">
            <text:p>J. Weng, W. S. Hwang, Y. Zhang, and C. H. Evans, “Developmental Robots: Theory , Method and Experimental Results,” Proc. Int. Symp. Humanoid Robot., 1999.</text:p>
          </table:table-cell>
        </table:table-row>
        <table:table-row table:style-name="ro1">
          <table:table-cell office:value-type="string" calcext:value-type="string">
            <text:p>SASE</text:p>
          </table:table-cell>
          <table:table-cell office:value-type="string" calcext:value-type="string">
            <text:p>Weng2006</text:p>
          </table:table-cell>
          <table:table-cell office:value-type="string" calcext:value-type="string">
            <text:p>J. Weng and W. S. Hwang, “From neural networks to the brain: Autonomous mental development,” IEEE Comput. Intell. Mag., vol. 1, no. 3, pp. 15–31, 2006.</text:p>
          </table:table-cell>
        </table:table-row>
        <table:table-row table:style-name="ro1">
          <table:table-cell office:value-type="string" calcext:value-type="string">
            <text:p>SASE</text:p>
          </table:table-cell>
          <table:table-cell office:value-type="string" calcext:value-type="string">
            <text:p>Weng2007a</text:p>
          </table:table-cell>
          <table:table-cell office:value-type="string" calcext:value-type="string">
            <text:p>J. Weng and W. S. Hwang, “Incremental hierarchical discriminant regression,” IEEE Trans. Neural Networks, vol. 18, no. 2, pp. 397–415, 2007.</text:p>
          </table:table-cell>
        </table:table-row>
        <table:table-row table:style-name="ro1">
          <table:table-cell office:value-type="string" calcext:value-type="string">
            <text:p>SASE</text:p>
          </table:table-cell>
          <table:table-cell office:value-type="string" calcext:value-type="string">
            <text:p>Weng1999a</text:p>
          </table:table-cell>
          <table:table-cell office:value-type="string" calcext:value-type="string">
            <text:p>J. Weng, Y.-B. Lee, and C. H. Evans, “The Developmental Approach to Multimedia Speech Learning,” in Proceedings of the IEEE International Conference on Acoustics, Speech, and Signal Processing, 1999.</text:p>
          </table:table-cell>
        </table:table-row>
        <table:table-row table:style-name="ro1">
          <table:table-cell office:value-type="string" calcext:value-type="string">
            <text:p>SASE</text:p>
          </table:table-cell>
          <table:table-cell office:value-type="string" calcext:value-type="string">
            <text:p>Weng2010</text:p>
          </table:table-cell>
          <table:table-cell office:value-type="string" calcext:value-type="string">
            <text:p>J. Weng and M. Luciw, “Online learning for attention, recognition, and tracking by a single developmental framework,” in Proceedings of the Conference on Computer Vision and Pattern Recognition, 2010.</text:p>
          </table:table-cell>
        </table:table-row>
        <table:table-row table:style-name="ro1">
          <table:table-cell office:value-type="string" calcext:value-type="string">
            <text:p>SASE</text:p>
          </table:table-cell>
          <table:table-cell office:value-type="string" calcext:value-type="string">
            <text:p>Weng2002a</text:p>
          </table:table-cell>
          <table:table-cell office:value-type="string" calcext:value-type="string">
            <text:p>J. Weng and Y. Zhang, “Developmental Robots - A New Paradigm,” in Proceedings of the Second International Workshop on Epigenetic Robotics Modeling Cognitive Development in Robotic Systems, 2002, vol. 94, pp. 163–174.</text:p>
          </table:table-cell>
        </table:table-row>
        <table:table-row table:style-name="ro1">
          <table:table-cell office:value-type="string" calcext:value-type="string">
            <text:p>SASE</text:p>
          </table:table-cell>
          <table:table-cell office:value-type="string" calcext:value-type="string">
            <text:p>Zeng2007</text:p>
          </table:table-cell>
          <table:table-cell office:value-type="string" calcext:value-type="string">
            <text:p>S. Zeng and J. Weng, “Online-learning and Attention-based Approach to Obstacle Avoidance Using a Range Finder,” J. Intell. Robot. Syst., vol. 50, no. 3, pp. 219–239, 2007.</text:p>
          </table:table-cell>
        </table:table-row>
        <table:table-row table:style-name="ro1">
          <table:table-cell office:value-type="string" calcext:value-type="string">
            <text:p>SASE</text:p>
          </table:table-cell>
          <table:table-cell office:value-type="string" calcext:value-type="string">
            <text:p>Zeng2004</text:p>
          </table:table-cell>
          <table:table-cell office:value-type="string" calcext:value-type="string">
            <text:p>S. Zeng and J. Weng, “Obstacle avoidance through incremental learning with attention selection,” in Proceedings of the IEEE International Conference on Robotics and Automation, 2004, vol. 1, no. April, pp. 115–121.</text:p>
          </table:table-cell>
        </table:table-row>
        <table:table-row table:style-name="ro1">
          <table:table-cell office:value-type="string" calcext:value-type="string">
            <text:p>SASE</text:p>
          </table:table-cell>
          <table:table-cell office:value-type="string" calcext:value-type="string">
            <text:p>Zhang2002</text:p>
          </table:table-cell>
          <table:table-cell office:value-type="string" calcext:value-type="string">
            <text:p>N. Zhang, J. Weng, and Z. Zhang, “A developing sensory mapping for robots,” in Proceedings 2nd International Conference on Development and Learning. ICDL 2002, 2002, pp. 13–20.</text:p>
          </table:table-cell>
        </table:table-row>
        <table:table-row table:style-name="ro1">
          <table:table-cell office:value-type="string" calcext:value-type="string">
            <text:p>SASE</text:p>
          </table:table-cell>
          <table:table-cell office:value-type="string" calcext:value-type="string">
            <text:p>Zhang2002a</text:p>
          </table:table-cell>
          <table:table-cell office:value-type="string" calcext:value-type="string">
            <text:p>Y. Zhang and J. Weng, “Action Chaining by a Developmental Robot with a Value System,” in Proceedings of the 2nd International Conference on Development and Learning, 2002.</text:p>
          </table:table-cell>
        </table:table-row>
        <table:table-row table:style-name="ro1">
          <table:table-cell office:value-type="string" calcext:value-type="string">
            <text:p>SASE</text:p>
          </table:table-cell>
          <table:table-cell office:value-type="string" calcext:value-type="string">
            <text:p>Zhang2001</text:p>
          </table:table-cell>
          <table:table-cell office:value-type="string" calcext:value-type="string">
            <text:p>Y. Zhang and J. Weng, “Grounded auditory development by a developmental robot,” in Proceedings of the International Joint Conference on Neural Networks, 2001.</text:p>
          </table:table-cell>
        </table:table-row>
        <table:table-row table:style-name="ro1">
          <table:table-cell office:value-type="string" calcext:value-type="string">
            <text:p>SASE</text:p>
          </table:table-cell>
          <table:table-cell office:value-type="string" calcext:value-type="string">
            <text:p>Zhang2007</text:p>
          </table:table-cell>
          <table:table-cell office:value-type="string" calcext:value-type="string">
            <text:p>Y. Zhang and J. Weng, “Task transfer by a developmental robot,” IEEE Trans. Evol. Comput., vol. 11, no. 2, pp. 226–248, 2007.</text:p>
          </table:table-cell>
        </table:table-row>
        <table:table-row table:style-name="ro1">
          <table:table-cell office:value-type="string" calcext:value-type="string">
            <text:p>SASE</text:p>
          </table:table-cell>
          <table:table-cell office:value-type="string" calcext:value-type="string">
            <text:p>Zhang2005</text:p>
          </table:table-cell>
          <table:table-cell office:value-type="string" calcext:value-type="string">
            <text:p>Y. Zhang, J. Weng, and W. S. Hwang, “Auditory learning: A developmental method,” IEEE Trans. Neural Networks, vol. 16, no. 3, pp. 601–616, 2005.</text:p>
          </table:table-cell>
        </table:table-row>
        <table:table-row table:style-name="ro1">
          <table:table-cell office:value-type="string" calcext:value-type="string">
            <text:p>SHRUTI</text:p>
          </table:table-cell>
          <table:table-cell office:value-type="string" calcext:value-type="string">
            <text:p>Cohen2000</text:p>
          </table:table-cell>
          <table:table-cell office:value-type="string" calcext:value-type="string">
            <text:p>M. S. Cohen, B. B. Thompson, L. Adelman, T. A. Bresnick, L. Shastri, and S. L. Riedel, “Training Critical Thinking for the Battlefield. Volume II: Training System and Evaluation,” Tech. Rep. 00-2, 2000.</text:p>
          </table:table-cell>
        </table:table-row>
        <table:table-row table:style-name="ro1">
          <table:table-cell office:value-type="string" calcext:value-type="string">
            <text:p>SHRUTI</text:p>
          </table:table-cell>
          <table:table-cell office:value-type="string" calcext:value-type="string">
            <text:p>Garagnani2001</text:p>
          </table:table-cell>
          <table:table-cell office:value-type="string" calcext:value-type="string">
            <text:p>M. Garagnani, L. Shastri, and C. Wendelken, “A Connectionist model of Planning via Back-chaining Search,” Memory, vol. 1, 2001.</text:p>
          </table:table-cell>
        </table:table-row>
        <table:table-row table:style-name="ro1">
          <table:table-cell office:value-type="string" calcext:value-type="string">
            <text:p>SHRUTI</text:p>
          </table:table-cell>
          <table:table-cell office:value-type="string" calcext:value-type="string">
            <text:p>Mani1995</text:p>
          </table:table-cell>
          <table:table-cell office:value-type="string" calcext:value-type="string">
            <text:p>D. R. Mani, “The Design and Implementation of Massively Parallel Knowledge Representation and Reasoning Systems: A Connectionist Approach,” PhD Thesis, 1995.</text:p>
          </table:table-cell>
        </table:table-row>
        <table:table-row table:style-name="ro1">
          <table:table-cell office:value-type="string" calcext:value-type="string">
            <text:p>SHRUTI</text:p>
          </table:table-cell>
          <table:table-cell office:value-type="string" calcext:value-type="string">
            <text:p>Mani1994</text:p>
          </table:table-cell>
          <table:table-cell office:value-type="string" calcext:value-type="string">
            <text:p>D. R. Mani and L. Shastri, “Massively Parallel Simulation of Structured Connectionist Networks: An Interim Report,” Tech. Rep., 1994.</text:p>
          </table:table-cell>
        </table:table-row>
        <table:table-row table:style-name="ro1">
          <table:table-cell office:value-type="string" calcext:value-type="string">
            <text:p>SHRUTI</text:p>
          </table:table-cell>
          <table:table-cell office:value-type="string" calcext:value-type="string">
            <text:p>Ranganath2002</text:p>
          </table:table-cell>
          <table:table-cell office:value-type="string" calcext:value-type="string">
            <text:p>C. Ranganath, L. Shastri, and M. D’Esposito, “A new view of the medial temporal lobes and the structure of memory,” Tech. Rep. TR-02-001, no. 510, 2002.</text:p>
          </table:table-cell>
        </table:table-row>
        <table:table-row table:style-name="ro1">
          <table:table-cell office:value-type="string" calcext:value-type="string">
            <text:p>SHRUTI</text:p>
          </table:table-cell>
          <table:table-cell office:value-type="string" calcext:value-type="string">
            <text:p>Shastri2003b</text:p>
          </table:table-cell>
          <table:table-cell office:value-type="string" calcext:value-type="string">
            <text:p>L. Shastri, “The role of temporal coding in the processing of relational information in the mind-brain,” in Proceedings of the International Joint Conference on Neural Networks, 2003., 2003.</text:p>
          </table:table-cell>
        </table:table-row>
        <table:table-row table:style-name="ro1">
          <table:table-cell office:value-type="string" calcext:value-type="string">
            <text:p>SHRUTI</text:p>
          </table:table-cell>
          <table:table-cell office:value-type="string" calcext:value-type="string">
            <text:p>Shastri1993a</text:p>
          </table:table-cell>
          <table:table-cell office:value-type="string" calcext:value-type="string">
            <text:p>L. Shastri, “A Computational Model of Tractable Reasoning -- taking inspiration from cognition,” Proc. 13th Int. Jt. Conf. Artif. Intell., 1993.</text:p>
          </table:table-cell>
        </table:table-row>
        <table:table-row table:style-name="ro1">
          <table:table-cell office:value-type="string" calcext:value-type="string">
            <text:p>SHRUTI</text:p>
          </table:table-cell>
          <table:table-cell office:value-type="string" calcext:value-type="string">
            <text:p>Shastri2001</text:p>
          </table:table-cell>
          <table:table-cell office:value-type="string" calcext:value-type="string">
            <text:p>L. Shastri, “Biological Grounding of Recruitment Learning and Vicinal Algorithms in Long-term Potentiation,” in Emergent neural computational architectures based on neuroscience. Lecture Notes in Computer Science, Lecture Notes in Artificial Intelligence, J. Austin, S. Wermter, and D. Wilshaw, Eds. Berlin: Springer-Verlag, 2001, pp. 53–76.</text:p>
          </table:table-cell>
        </table:table-row>
        <table:table-row table:style-name="ro1">
          <table:table-cell office:value-type="string" calcext:value-type="string">
            <text:p>SHRUTI</text:p>
          </table:table-cell>
          <table:table-cell office:value-type="string" calcext:value-type="string">
            <text:p>Shastri2003a</text:p>
          </table:table-cell>
          <table:table-cell office:value-type="string" calcext:value-type="string">
            <text:p>L. Shastri, “Inference in Connectionist Networks,” Cogntive Studies, vol. 10, no. 1. pp. 45–57, 2003.</text:p>
          </table:table-cell>
        </table:table-row>
        <table:table-row table:style-name="ro1">
          <table:table-cell office:value-type="string" calcext:value-type="string">
            <text:p>SHRUTI</text:p>
          </table:table-cell>
          <table:table-cell office:value-type="string" calcext:value-type="string">
            <text:p>Sciences2001</text:p>
          </table:table-cell>
          <table:table-cell office:value-type="string" calcext:value-type="string">
            <text:p>L. Shastri, “From transient patterns to persistent structures: A model of episodic memory formation via cortico-hippocampal interactions,” Behav. Brain Sci., 2001.</text:p>
          </table:table-cell>
        </table:table-row>
        <table:table-row table:style-name="ro1">
          <table:table-cell office:value-type="string" calcext:value-type="string">
            <text:p>SHRUTI</text:p>
          </table:table-cell>
          <table:table-cell office:value-type="string" calcext:value-type="string">
            <text:p>Shastri1998</text:p>
          </table:table-cell>
          <table:table-cell office:value-type="string" calcext:value-type="string">
            <text:p>L. Shastri, “Types and Quantifiers in SHRUTI - a connectionist model of rapid reasoning and relational processing,” in International Workshop on Hybrid Neural Systems, 1998.</text:p>
          </table:table-cell>
        </table:table-row>
        <table:table-row table:style-name="ro1">
          <table:table-cell office:value-type="string" calcext:value-type="string">
            <text:p>SHRUTI</text:p>
          </table:table-cell>
          <table:table-cell office:value-type="string" calcext:value-type="string">
            <text:p>Shastri1999</text:p>
          </table:table-cell>
          <table:table-cell office:value-type="string" calcext:value-type="string">
            <text:p>L. Shastri, “Advances in SHRUTI - a neurally motivated model of relational knowledge representation and rapid inference using temporal synchrony,” Appl. Intell., vol. 11, no. 1, pp. 79–108, 1999.</text:p>
          </table:table-cell>
        </table:table-row>
        <table:table-row table:style-name="ro1">
          <table:table-cell office:value-type="string" calcext:value-type="string">
            <text:p>SHRUTI</text:p>
          </table:table-cell>
          <table:table-cell office:value-type="string" calcext:value-type="string">
            <text:p>Shastri2007</text:p>
          </table:table-cell>
          <table:table-cell office:value-type="string" calcext:value-type="string">
            <text:p>L. Shastri, “SHRUTI: A neurally motivated architecture for rapid, scalable inference,” in Studies in Computational Intelligence, Springer Berlin Heidelberg, 2007, pp. 183–203.</text:p>
          </table:table-cell>
        </table:table-row>
        <table:table-row table:style-name="ro1">
          <table:table-cell office:value-type="string" calcext:value-type="string">
            <text:p>SHRUTI</text:p>
          </table:table-cell>
          <table:table-cell office:value-type="string" calcext:value-type="string">
            <text:p>Shastri1997a</text:p>
          </table:table-cell>
          <table:table-cell office:value-type="string" calcext:value-type="string">
            <text:p>L. Shastri, “Rapid learning of binding-match and binding-error detector circuits via long-term potentiation,” Tech. Rep. TR-97-037, 1997.</text:p>
          </table:table-cell>
        </table:table-row>
        <table:table-row table:style-name="ro1">
          <table:table-cell office:value-type="string" calcext:value-type="string">
            <text:p>SHRUTI</text:p>
          </table:table-cell>
          <table:table-cell office:value-type="string" calcext:value-type="string">
            <text:p>Shastri1999c</text:p>
          </table:table-cell>
          <table:table-cell office:value-type="string" calcext:value-type="string">
            <text:p>L. Shastri, “A Biological Grounding of Recruitment Learning and Vicinal Algorithms,” Tech. Rep. TR-99-009, 1999.</text:p>
          </table:table-cell>
        </table:table-row>
        <table:table-row table:style-name="ro1">
          <table:table-cell office:value-type="string" calcext:value-type="string">
            <text:p>SHRUTI</text:p>
          </table:table-cell>
          <table:table-cell office:value-type="string" calcext:value-type="string">
            <text:p>Shastri1993</text:p>
          </table:table-cell>
          <table:table-cell office:value-type="string" calcext:value-type="string">
            <text:p>L. Shastri and V. Ajjanagadde, “From simple associations to systematic reasoning: A connectionist representation of rules, variables and dynamic bindings using temporal synchrony,” Behav. Brain Sci., vol. 16, no. 3, pp. 417–451, 1993.</text:p>
          </table:table-cell>
        </table:table-row>
        <table:table-row table:style-name="ro1">
          <table:table-cell office:value-type="string" calcext:value-type="string">
            <text:p>SHRUTI</text:p>
          </table:table-cell>
          <table:table-cell office:value-type="string" calcext:value-type="string">
            <text:p>Shastri1999a</text:p>
          </table:table-cell>
          <table:table-cell office:value-type="string" calcext:value-type="string">
            <text:p>L. Shastri and S. Chang, “A Spatiotemporal Connectionist Model of Algebraic Rule-Learning,” Tech. Rep. TR-99-011, 1999.</text:p>
          </table:table-cell>
        </table:table-row>
        <table:table-row table:style-name="ro1">
          <table:table-cell office:value-type="string" calcext:value-type="string">
            <text:p>SHRUTI</text:p>
          </table:table-cell>
          <table:table-cell office:value-type="string" calcext:value-type="string">
            <text:p>Shastri1995</text:p>
          </table:table-cell>
          <table:table-cell office:value-type="string" calcext:value-type="string">
            <text:p>L. Shastri and D. J. Grannes, “Dealing with negated knowledge and inconsistency in a neurally motivated model of memory and reflexive reasoning,” Tech. Rep. TR-95-041, 1995.</text:p>
          </table:table-cell>
        </table:table-row>
        <table:table-row table:style-name="ro1">
          <table:table-cell office:value-type="string" calcext:value-type="string">
            <text:p>SHRUTI</text:p>
          </table:table-cell>
          <table:table-cell office:value-type="string" calcext:value-type="string">
            <text:p>Shastri1996</text:p>
          </table:table-cell>
          <table:table-cell office:value-type="string" calcext:value-type="string">
            <text:p>L. Shastri and D. J. Grannes, “A connectionist treatment of negation and inconsistency,” in Proceedings of the Eighteenth Conference of the Cognitive Science Society, 1996.</text:p>
          </table:table-cell>
        </table:table-row>
        <table:table-row table:style-name="ro1">
          <table:table-cell office:value-type="string" calcext:value-type="string">
            <text:p>SHRUTI</text:p>
          </table:table-cell>
          <table:table-cell office:value-type="string" calcext:value-type="string">
            <text:p>Schemas2002</text:p>
          </table:table-cell>
          <table:table-cell office:value-type="string" calcext:value-type="string">
            <text:p>L. Shastri, D. Grannes, S. Narayanan, and J. Feldman, “A Connectionist Encoding of Parameterized Schemas and Reactive Plans,” Hybrid Inf. Process. Adapt. Auton. Veh., 2002.</text:p>
          </table:table-cell>
        </table:table-row>
        <table:table-row table:style-name="ro1">
          <table:table-cell office:value-type="string" calcext:value-type="string">
            <text:p>SHRUTI</text:p>
          </table:table-cell>
          <table:table-cell office:value-type="string" calcext:value-type="string">
            <text:p>Shastri1997</text:p>
          </table:table-cell>
          <table:table-cell office:value-type="string" calcext:value-type="string">
            <text:p>L. Shastri and D. R. Mani, “Massively parallel knowledge representation and reasoning: Taking a cue from the brain,” Mach. Intell. Pattern Recognit., vol. 20, pp. 3–40, 1997.</text:p>
          </table:table-cell>
        </table:table-row>
        <table:table-row table:style-name="ro1">
          <table:table-cell office:value-type="string" calcext:value-type="string">
            <text:p>SHRUTI</text:p>
          </table:table-cell>
          <table:table-cell office:value-type="string" calcext:value-type="string">
            <text:p>Shastri2003</text:p>
          </table:table-cell>
          <table:table-cell office:value-type="string" calcext:value-type="string">
            <text:p>L. Shastri and C. Wendelken, “Learning structured representations,” Neurocomputing, vol. 52–54, pp. 363–370, 2003.</text:p>
          </table:table-cell>
        </table:table-row>
        <table:table-row table:style-name="ro1">
          <table:table-cell office:value-type="string" calcext:value-type="string">
            <text:p>SHRUTI</text:p>
          </table:table-cell>
          <table:table-cell office:value-type="string" calcext:value-type="string">
            <text:p>Townsend2013</text:p>
          </table:table-cell>
          <table:table-cell office:value-type="string" calcext:value-type="string">
            <text:p>J. Townsend, E. Keedwell, and A. Galton, “Evolution of Connections in SHRUTI Networks,” in Proceedings of the 9th International Workshop on Neural-Symbolic Learning and Reasoning, 2013, pp. 56–51.</text:p>
          </table:table-cell>
        </table:table-row>
        <table:table-row table:style-name="ro1">
          <table:table-cell office:value-type="string" calcext:value-type="string">
            <text:p>SHRUTI</text:p>
          </table:table-cell>
          <table:table-cell office:value-type="string" calcext:value-type="string">
            <text:p>Wendelken2002a</text:p>
          </table:table-cell>
          <table:table-cell office:value-type="string" calcext:value-type="string">
            <text:p>C. Wendelken, “SHRUTI-agent: A structured connectionist model of decision-making,” in Proceedings of the Fourth Annual Conference on Cognitive Modeling, 2001.</text:p>
          </table:table-cell>
        </table:table-row>
        <table:table-row table:style-name="ro1">
          <table:table-cell office:value-type="string" calcext:value-type="string">
            <text:p>SHRUTI</text:p>
          </table:table-cell>
          <table:table-cell office:value-type="string" calcext:value-type="string">
            <text:p>Wendelken2005</text:p>
          </table:table-cell>
          <table:table-cell office:value-type="string" calcext:value-type="string">
            <text:p>C. Wendelken and L. Shastri, “Connectionist mechanisms for cognitive control,” Neurocomputing, vol. 65–66, pp. 663–672, 2005.</text:p>
          </table:table-cell>
        </table:table-row>
        <table:table-row table:style-name="ro1">
          <table:table-cell office:value-type="string" calcext:value-type="string">
            <text:p>SHRUTI</text:p>
          </table:table-cell>
          <table:table-cell office:value-type="string" calcext:value-type="string">
            <text:p>Wendelken2002</text:p>
          </table:table-cell>
          <table:table-cell office:value-type="string" calcext:value-type="string">
            <text:p>C. Wendelken and L. Shastri, “Combining belief and utility in a structured connectionist agent architecture,” in Proceedings of the Twenty-Fourth Annual Conference of the Cognitive Science Society, 2002.</text:p>
          </table:table-cell>
        </table:table-row>
        <table:table-row table:style-name="ro1">
          <table:table-cell office:value-type="string" calcext:value-type="string">
            <text:p>SHRUTI</text:p>
          </table:table-cell>
          <table:table-cell office:value-type="string" calcext:value-type="string">
            <text:p>Wendelken2004a</text:p>
          </table:table-cell>
          <table:table-cell office:value-type="string" calcext:value-type="string">
            <text:p>C. Wendelken and L. Shastri, “Multiple instantiation and rule mediation in SHRUTI,” Conn. Sci., vol. 16, no. 3, pp. 211–217, 2004.</text:p>
          </table:table-cell>
        </table:table-row>
        <table:table-row table:style-name="ro1">
          <table:table-cell office:value-type="string" calcext:value-type="string">
            <text:p>SHRUTI</text:p>
          </table:table-cell>
          <table:table-cell office:value-type="string" calcext:value-type="string">
            <text:p>Wendelken2003</text:p>
          </table:table-cell>
          <table:table-cell office:value-type="string" calcext:value-type="string">
            <text:p>C. Wendelken and L. Shastri, “Acquisition of concepts and causal rules in SHRUTI Causal Hebbian learning,” in Proceedings of Cognitive Science, 2003, pp. 1224–1229.</text:p>
          </table:table-cell>
        </table:table-row>
        <table:table-row table:style-name="ro1">
          <table:table-cell office:value-type="string" calcext:value-type="string">
            <text:p>SHRUTI</text:p>
          </table:table-cell>
          <table:table-cell office:value-type="string" calcext:value-type="string">
            <text:p>Wendelken2004</text:p>
          </table:table-cell>
          <table:table-cell office:value-type="string" calcext:value-type="string">
            <text:p>J. C. Wendelken, “SHRUTI-agent: A structured connectionist architecture for reasoning and decision-making,” PhD Thesis, 2003.</text:p>
          </table:table-cell>
        </table:table-row>
        <table:table-row table:style-name="ro1">
          <table:table-cell office:value-type="string" calcext:value-type="string">
            <text:p>Sigma</text:p>
          </table:table-cell>
          <table:table-cell office:value-type="string" calcext:value-type="string">
            <text:p>Chen2011</text:p>
          </table:table-cell>
          <table:table-cell office:value-type="string" calcext:value-type="string">
            <text:p>J. Chen, A. Demski, T. Han, L. P. Morency, D. Pynadath, N. Rafidi, and P. Rosenbloom, “Fusing symbolic and decision-theoretic problem solving + perception in a graphical cognitive architecture,” in Proceedings of the 2nd International Conference on Biologically Inspired Cognitive Architectures (BICA), 2011.</text:p>
          </table:table-cell>
        </table:table-row>
        <table:table-row table:style-name="ro1">
          <table:table-cell office:value-type="string" calcext:value-type="string">
            <text:p>Sigma</text:p>
          </table:table-cell>
          <table:table-cell office:value-type="string" calcext:value-type="string">
            <text:p>Demski2015</text:p>
          </table:table-cell>
          <table:table-cell office:value-type="string" calcext:value-type="string">
            <text:p>A. Demski, V. Ustun, P. Rosenbloom, and C. Kommers, “Outperforming Word2Vec on Analogy Tasks With Random Projections,” arXiv Prepr. arXiv1412.6616, 2014.</text:p>
          </table:table-cell>
        </table:table-row>
        <table:table-row table:style-name="ro1">
          <table:table-cell office:value-type="string" calcext:value-type="string">
            <text:p>Sigma</text:p>
          </table:table-cell>
          <table:table-cell office:value-type="string" calcext:value-type="string">
            <text:p>Joshi2016</text:p>
          </table:table-cell>
          <table:table-cell office:value-type="string" calcext:value-type="string">
            <text:p>H. Joshi, P. S. Rosenbloom, and V. Ustun, “Continuous Phone Recognition in the Sigma Cognitive Architecture,” Biol. Inspired Cogn. Archit., no. 18, pp. 23–32, 2016.</text:p>
          </table:table-cell>
        </table:table-row>
        <table:table-row table:style-name="ro1">
          <table:table-cell office:value-type="string" calcext:value-type="string">
            <text:p>Sigma</text:p>
          </table:table-cell>
          <table:table-cell office:value-type="string" calcext:value-type="string">
            <text:p>Joshi2014</text:p>
          </table:table-cell>
          <table:table-cell office:value-type="string" calcext:value-type="string">
            <text:p>H. Joshi, P. S. Rosenbloom, and V. Ustun, “Isolated word recognition in the Sigma cognitive architecture,” Biol. Inspired Cogn. Archit., vol. 10, no. C, pp. 1–9, 2014.</text:p>
          </table:table-cell>
        </table:table-row>
        <table:table-row table:style-name="ro1">
          <table:table-cell office:value-type="string" calcext:value-type="string">
            <text:p>Sigma</text:p>
          </table:table-cell>
          <table:table-cell office:value-type="string" calcext:value-type="string">
            <text:p>Kommers2014</text:p>
          </table:table-cell>
          <table:table-cell office:value-type="string" calcext:value-type="string">
            <text:p>C. Kommers, V. Ustun, A. Demski, and P. Rosenbloom, “Hierarchical Reasoning with Distributed Vector Representations,” in Proceedings of 37th Annual Conference of the Cognitive Science Society, 2015.</text:p>
          </table:table-cell>
        </table:table-row>
        <table:table-row table:style-name="ro1">
          <table:table-cell office:value-type="string" calcext:value-type="string">
            <text:p>Sigma</text:p>
          </table:table-cell>
          <table:table-cell office:value-type="string" calcext:value-type="string">
            <text:p>Pynadath2014</text:p>
          </table:table-cell>
          <table:table-cell office:value-type="string" calcext:value-type="string">
            <text:p>D. V. Pynadath, P. S. Rosenbloom, and S. C. Marsella, “Reinforcement Learning for Adaptive Theory of Mind in the Sigma Cognitive Architecture,” in Proceedings of the Conference on Artificial General Intelligence, 2014.</text:p>
          </table:table-cell>
        </table:table-row>
        <table:table-row table:style-name="ro1">
          <table:table-cell office:value-type="string" calcext:value-type="string">
            <text:p>Sigma</text:p>
          </table:table-cell>
          <table:table-cell office:value-type="string" calcext:value-type="string">
            <text:p>Pynadath2013</text:p>
          </table:table-cell>
          <table:table-cell office:value-type="string" calcext:value-type="string">
            <text:p>D. V. Pynadath, P. S. Rosenbloom, S. C. Marsella, and L. Li, “Modeling two-player games in the sigma graphical cognitive architecture,” in International Conference on Artificial General Intelligence, 2013.</text:p>
          </table:table-cell>
        </table:table-row>
        <table:table-row table:style-name="ro1">
          <table:table-cell office:value-type="string" calcext:value-type="string">
            <text:p>Sigma</text:p>
          </table:table-cell>
          <table:table-cell office:value-type="string" calcext:value-type="string">
            <text:p>Rosenbloom2014</text:p>
          </table:table-cell>
          <table:table-cell office:value-type="string" calcext:value-type="string">
            <text:p>P. Rosenbloom, “Deconstructing Episodic Memory and Learning in Sigma,” in Proceedings of the 36th Annual Conference of the Cognitive Science Society, 2014.</text:p>
          </table:table-cell>
        </table:table-row>
        <table:table-row table:style-name="ro1">
          <table:table-cell office:value-type="string" calcext:value-type="string">
            <text:p>Sigma</text:p>
          </table:table-cell>
          <table:table-cell office:value-type="string" calcext:value-type="string">
            <text:p>Rosenbloom2015</text:p>
          </table:table-cell>
          <table:table-cell office:value-type="string" calcext:value-type="string">
            <text:p>P. Rosenbloom, “Supraarchitectural Capability Integration: From Soar to Sigma Acknowledgments,” in Proceedings of the 13th International Conference on Cognitive Modeling, 2015.</text:p>
          </table:table-cell>
        </table:table-row>
        <table:table-row table:style-name="ro1">
          <table:table-cell office:value-type="string" calcext:value-type="string">
            <text:p>Sigma</text:p>
          </table:table-cell>
          <table:table-cell office:value-type="string" calcext:value-type="string">
            <text:p>Rosenbloom2009</text:p>
          </table:table-cell>
          <table:table-cell office:value-type="string" calcext:value-type="string">
            <text:p>P. S. Rosenbloom, “Towards a New Cognitive Hourglass : Uniform Implementation of Cognitive Architecture via Factor Graphs From Architecture to Implementation,” in Proceedings of the 9th International Conference on Cognitive Modeling (ICCM), 2009.</text:p>
          </table:table-cell>
        </table:table-row>
        <table:table-row table:style-name="ro1">
          <table:table-cell office:value-type="string" calcext:value-type="string">
            <text:p>Sigma</text:p>
          </table:table-cell>
          <table:table-cell office:value-type="string" calcext:value-type="string">
            <text:p>Rosenbloom2012</text:p>
          </table:table-cell>
          <table:table-cell office:value-type="string" calcext:value-type="string">
            <text:p>P. S. Rosenbloom, “Extending mental imagery in Sigma,” in International Conference on Artificial General Intelligence, 2012.</text:p>
          </table:table-cell>
        </table:table-row>
        <table:table-row table:style-name="ro1">
          <table:table-cell office:value-type="string" calcext:value-type="string">
            <text:p>Sigma</text:p>
          </table:table-cell>
          <table:table-cell office:value-type="string" calcext:value-type="string">
            <text:p>Rosenbloom2013</text:p>
          </table:table-cell>
          <table:table-cell office:value-type="string" calcext:value-type="string">
            <text:p>P. S. Rosenbloom, “The Sigma Cognitive Architecture and System,” AISB Q., vol. 136, pp. 4–13, 2013.</text:p>
          </table:table-cell>
        </table:table-row>
        <table:table-row table:style-name="ro1">
          <table:table-cell office:value-type="string" calcext:value-type="string">
            <text:p>Sigma</text:p>
          </table:table-cell>
          <table:table-cell office:value-type="string" calcext:value-type="string">
            <text:p>Sutton2009</text:p>
          </table:table-cell>
          <table:table-cell office:value-type="string" calcext:value-type="string">
            <text:p>P. S. Rosenbloom, “Deconstructing Reinforcement Learning in Sigma,” in International Conference on Artificial General Intelligence, 2012.</text:p>
          </table:table-cell>
        </table:table-row>
        <table:table-row table:style-name="ro1">
          <table:table-cell office:value-type="string" calcext:value-type="string">
            <text:p>Sigma</text:p>
          </table:table-cell>
          <table:table-cell office:value-type="string" calcext:value-type="string">
            <text:p>Rosenbloom2016</text:p>
          </table:table-cell>
          <table:table-cell office:value-type="string" calcext:value-type="string">
            <text:p>P. S. Rosenbloom, A. Demski, and V. Ustun, “The Sigma Cognitive Architecture and System: Towards Functionally Elegant Grand Unification,” J. Artif. Gen. Intell., vol. 0, no. 0, pp. 1–103, 2016.</text:p>
          </table:table-cell>
        </table:table-row>
        <table:table-row table:style-name="ro1">
          <table:table-cell office:value-type="string" calcext:value-type="string">
            <text:p>Sigma</text:p>
          </table:table-cell>
          <table:table-cell office:value-type="string" calcext:value-type="string">
            <text:p>Rosenbloom2015a</text:p>
          </table:table-cell>
          <table:table-cell office:value-type="string" calcext:value-type="string">
            <text:p>P. S. Rosenbloom, A. Demski, and V. Ustun, “Efficient message computation in Sigma’s graphical architecture,” Biol. Inspired Cogn. Archit., vol. 11, pp. 1–9, 2015.</text:p>
          </table:table-cell>
        </table:table-row>
        <table:table-row table:style-name="ro1">
          <table:table-cell office:value-type="string" calcext:value-type="string">
            <text:p>Sigma</text:p>
          </table:table-cell>
          <table:table-cell office:value-type="string" calcext:value-type="string">
            <text:p>Rosenbloom2015b</text:p>
          </table:table-cell>
          <table:table-cell office:value-type="string" calcext:value-type="string">
            <text:p>P. S. Rosenbloom, J. Gratch, and V. Ustun, “Towards Emotion in Sigma: From Appraisal to Attention,” in International Conference on Artificial General Intelligence, 2015.</text:p>
          </table:table-cell>
        </table:table-row>
        <table:table-row table:style-name="ro1">
          <table:table-cell office:value-type="string" calcext:value-type="string">
            <text:p>Sigma</text:p>
          </table:table-cell>
          <table:table-cell office:value-type="string" calcext:value-type="string">
            <text:p>Ustun2015</text:p>
          </table:table-cell>
          <table:table-cell office:value-type="string" calcext:value-type="string">
            <text:p>V. Ustun and P. S. Rosenbloom, “Towards Adaptive, Interactive Virtual Humans in Sigma,” in International Conference on Intelligent Virtual Agents, 2015.</text:p>
          </table:table-cell>
        </table:table-row>
        <table:table-row table:style-name="ro1">
          <table:table-cell office:value-type="string" calcext:value-type="string">
            <text:p>Sigma</text:p>
          </table:table-cell>
          <table:table-cell office:value-type="string" calcext:value-type="string">
            <text:p>Ustun2015a</text:p>
          </table:table-cell>
          <table:table-cell office:value-type="string" calcext:value-type="string">
            <text:p>V. Ustun, P. S. Rosenbloom, J. Kim, and L. Li, “Building High Fidelity Human Behavior Models in the Sigma Cognitive Rchitecture,” in Proceedings of the 2015 Winter Simulation Conference, 2015.</text:p>
          </table:table-cell>
        </table:table-row>
        <table:table-row table:style-name="ro1">
          <table:table-cell office:value-type="string" calcext:value-type="string">
            <text:p>Sigma</text:p>
          </table:table-cell>
          <table:table-cell office:value-type="string" calcext:value-type="string">
            <text:p>Ustun2014</text:p>
          </table:table-cell>
          <table:table-cell office:value-type="string" calcext:value-type="string">
            <text:p>V. Ustun, P. S. Rosenbloom, K. Sagae, and A. Demski, “Distributed vector representations of words in the Sigma cognitive architecture,” in International Conference on Artificial General Intelligence, 2014.</text:p>
          </table:table-cell>
        </table:table-row>
        <table:table-row table:style-name="ro1">
          <table:table-cell office:value-type="string" calcext:value-type="string">
            <text:p>Soar</text:p>
          </table:table-cell>
          <table:table-cell office:value-type="string" calcext:value-type="string">
            <text:p>Crossman2004</text:p>
          </table:table-cell>
          <table:table-cell office:value-type="string" calcext:value-type="string">
            <text:p>J. Crossman, R. Wray, R. Jones, and C. Lebiere, “A high level symbolic representation for behavior modeling,” in Behavioral Representation in Modeling and Simulation, 2004.</text:p>
          </table:table-cell>
        </table:table-row>
        <table:table-row table:style-name="ro1">
          <table:table-cell office:value-type="string" calcext:value-type="string">
            <text:p>Soar</text:p>
          </table:table-cell>
          <table:table-cell office:value-type="string" calcext:value-type="string">
            <text:p>Derbinsky2011</text:p>
          </table:table-cell>
          <table:table-cell office:value-type="string" calcext:value-type="string">
            <text:p>N. Derbinsky and G. Essl, “Cognitive Architecture in Mobile Music Interactions,” in Proceedings of the International Conference on New Interfaces for Musical Expression, 2011, pp. 104–107.</text:p>
          </table:table-cell>
        </table:table-row>
        <table:table-row table:style-name="ro1">
          <table:table-cell office:value-type="string" calcext:value-type="string">
            <text:p>Soar</text:p>
          </table:table-cell>
          <table:table-cell office:value-type="string" calcext:value-type="string">
            <text:p>Derbinsky2012</text:p>
          </table:table-cell>
          <table:table-cell office:value-type="string" calcext:value-type="string">
            <text:p>N. Derbinsky and G. Essl, “Exploring Reinforcement Learning for Mobile Percussive Collaboration,” in Proceedings of the 12th International Conference on New Interfaces for Musical Expression, 2012.</text:p>
          </table:table-cell>
        </table:table-row>
        <table:table-row table:style-name="ro1">
          <table:table-cell office:value-type="string" calcext:value-type="string">
            <text:p>Soar</text:p>
          </table:table-cell>
          <table:table-cell office:value-type="string" calcext:value-type="string">
            <text:p>Derbinsky2012d</text:p>
          </table:table-cell>
          <table:table-cell office:value-type="string" calcext:value-type="string">
            <text:p>N. Derbinsky and J. E. Laird, “Computationally Efficient Forgetting via Base-Level Activation,” in Proceedings of the 11th International Conference on Cognitive Modeling, 2012, pp. 109–110.</text:p>
          </table:table-cell>
        </table:table-row>
        <table:table-row table:style-name="ro1">
          <table:table-cell office:value-type="string" calcext:value-type="string">
            <text:p>Soar</text:p>
          </table:table-cell>
          <table:table-cell office:value-type="string" calcext:value-type="string">
            <text:p>Derbinsky2012c</text:p>
          </table:table-cell>
          <table:table-cell office:value-type="string" calcext:value-type="string">
            <text:p>N. Derbinsky and J. E. Laird, “Competence-Preserving Retention of Learned Knowledge in Soar’s Working and Procedural Memories,” in Proceedings of the 11th International Conference on Cognitive Modeling, 2012.</text:p>
          </table:table-cell>
        </table:table-row>
        <table:table-row table:style-name="ro1">
          <table:table-cell office:value-type="string" calcext:value-type="string">
            <text:p>Soar</text:p>
          </table:table-cell>
          <table:table-cell office:value-type="string" calcext:value-type="string">
            <text:p>Derbinsky2009</text:p>
          </table:table-cell>
          <table:table-cell office:value-type="string" calcext:value-type="string">
            <text:p>N. Derbinsky and J. E. Laird, “Efficiently implementing episodic memory,” in International Conference on Case-Based Reasoning, 2009.</text:p>
          </table:table-cell>
        </table:table-row>
        <table:table-row table:style-name="ro1">
          <table:table-cell office:value-type="string" calcext:value-type="string">
            <text:p>Soar</text:p>
          </table:table-cell>
          <table:table-cell office:value-type="string" calcext:value-type="string">
            <text:p>Derbinsky2012a</text:p>
          </table:table-cell>
          <table:table-cell office:value-type="string" calcext:value-type="string">
            <text:p>N. Derbinsky, J. Li, and J. E. Laird, “A Multi-Domain Evaluation of Scaling in a General Episodic Memory,” in Proceedings of AAAI’12, 2012, pp. 193–199.</text:p>
          </table:table-cell>
        </table:table-row>
        <table:table-row table:style-name="ro1">
          <table:table-cell office:value-type="string" calcext:value-type="string">
            <text:p>Soar</text:p>
          </table:table-cell>
          <table:table-cell office:value-type="string" calcext:value-type="string">
            <text:p>Fridman2009</text:p>
          </table:table-cell>
          <table:table-cell office:value-type="string" calcext:value-type="string">
            <text:p>N. Fridman and G. A. Kaminka, “Comparing human and synthetic group behaviors: A model based on social psychology,” in International conference on cognitive modeling, 2009.</text:p>
          </table:table-cell>
        </table:table-row>
        <table:table-row table:style-name="ro1">
          <table:table-cell office:value-type="string" calcext:value-type="string">
            <text:p>Soar</text:p>
          </table:table-cell>
          <table:table-cell office:value-type="string" calcext:value-type="string">
            <text:p>Gorski2011</text:p>
          </table:table-cell>
          <table:table-cell office:value-type="string" calcext:value-type="string">
            <text:p>N. A. Gorski and J. E. Laird, “Learning to use episodic memory,” Cogn. Syst. Res., vol. 12, no. 2, pp. 144–153, 2011.</text:p>
          </table:table-cell>
        </table:table-row>
        <table:table-row table:style-name="ro1">
          <table:table-cell office:value-type="string" calcext:value-type="string">
            <text:p>Soar</text:p>
          </table:table-cell>
          <table:table-cell office:value-type="string" calcext:value-type="string">
            <text:p>Gorski2007</text:p>
          </table:table-cell>
          <table:table-cell office:value-type="string" calcext:value-type="string">
            <text:p>N. A. Gorski and J. E. Laird, “Investigating Transfer Learning in the Urban Combat Testbed,” Tech. Rep. CCA-TR-2007-02, no. September, 2007.</text:p>
          </table:table-cell>
        </table:table-row>
        <table:table-row table:style-name="ro1">
          <table:table-cell office:value-type="string" calcext:value-type="string">
            <text:p>Soar</text:p>
          </table:table-cell>
          <table:table-cell office:value-type="string" calcext:value-type="string">
            <text:p>Gorski2009</text:p>
          </table:table-cell>
          <table:table-cell office:value-type="string" calcext:value-type="string">
            <text:p>N. A. Gorski and J. E. Laird, “Evaluating Evaluations: A Comparative Study of Metrics for Comparing Learning Performances,” Tech. Rep. CCA-TR-2009-05, 2009.</text:p>
          </table:table-cell>
        </table:table-row>
        <table:table-row table:style-name="ro1">
          <table:table-cell office:value-type="string" calcext:value-type="string">
            <text:p>Soar</text:p>
          </table:table-cell>
          <table:table-cell office:value-type="string" calcext:value-type="string">
            <text:p>Gorski2006</text:p>
          </table:table-cell>
          <table:table-cell office:value-type="string" calcext:value-type="string">
            <text:p>N. A. Gorski and J. E. Laird, “Experiments in Transfer Across Multiple Learning Mechanisms,” In Proceedings of the ICML-06 Workshop on Structural Knowledge Transfer for Machine Learning, 2006.</text:p>
          </table:table-cell>
        </table:table-row>
        <table:table-row table:style-name="ro1">
          <table:table-cell office:value-type="string" calcext:value-type="string">
            <text:p>Soar</text:p>
          </table:table-cell>
          <table:table-cell office:value-type="string" calcext:value-type="string">
            <text:p>Gunetti2008</text:p>
          </table:table-cell>
          <table:table-cell office:value-type="string" calcext:value-type="string">
            <text:p>P. Gunetti, A. Mills, and H. Thompson, “A distributed intelligent agent architecture for gas-turbine engine health management,” in 46th AIAA Aerospace Sciences Meeting and Exhibit, 2008, no. January.</text:p>
          </table:table-cell>
        </table:table-row>
        <table:table-row table:style-name="ro1">
          <table:table-cell office:value-type="string" calcext:value-type="string">
            <text:p>Soar</text:p>
          </table:table-cell>
          <table:table-cell office:value-type="string" calcext:value-type="string">
            <text:p>Gunetti2013</text:p>
          </table:table-cell>
          <table:table-cell office:value-type="string" calcext:value-type="string">
            <text:p>P. Gunetti, T. Dodd, and H. Thompson, “Simulation of a Soar-Based Autonomous Mission Management System for Unmanned Aircraft,” J. Aerosp. Inf. Syst., vol. 10, no. 2, pp. 53–70, 2013.</text:p>
          </table:table-cell>
        </table:table-row>
        <table:table-row table:style-name="ro1">
          <table:table-cell office:value-type="string" calcext:value-type="string">
            <text:p>Soar</text:p>
          </table:table-cell>
          <table:table-cell office:value-type="string" calcext:value-type="string">
            <text:p>Gunetti2010</text:p>
          </table:table-cell>
          <table:table-cell office:value-type="string" calcext:value-type="string">
            <text:p>P. Gunetti, T. Dodd, and H. Thompson, “A software architecture for Autonomous UAV Mission Management and Control,” in AIAA infotech@aerospace 2010, 2010.</text:p>
          </table:table-cell>
        </table:table-row>
        <table:table-row table:style-name="ro1">
          <table:table-cell office:value-type="string" calcext:value-type="string">
            <text:p>Soar</text:p>
          </table:table-cell>
          <table:table-cell office:value-type="string" calcext:value-type="string">
            <text:p>Gunetti2008a</text:p>
          </table:table-cell>
          <table:table-cell office:value-type="string" calcext:value-type="string">
            <text:p>P. Gunetti and H. Thompson, “A Soar-based planning agent for gas-turbine engine control and health management,” in Proceedings of the 17th IFAC World Congress, 2008.</text:p>
          </table:table-cell>
        </table:table-row>
        <table:table-row table:style-name="ro1">
          <table:table-cell office:value-type="string" calcext:value-type="string">
            <text:p>Soar</text:p>
          </table:table-cell>
          <table:table-cell office:value-type="string" calcext:value-type="string">
            <text:p>Henninger2003</text:p>
          </table:table-cell>
          <table:table-cell office:value-type="string" calcext:value-type="string">
            <text:p>A. E. Henninger, R. M. Jones, and E. Chown, “Behaviors that Emerge from Emotion and Cognition: A First Evaluation,” in Proceedings of the Interservice/Industry Training /Simulation and Education Conference, 2002.</text:p>
          </table:table-cell>
        </table:table-row>
        <table:table-row table:style-name="ro1">
          <table:table-cell office:value-type="string" calcext:value-type="string">
            <text:p>Soar</text:p>
          </table:table-cell>
          <table:table-cell office:value-type="string" calcext:value-type="string">
            <text:p>Hogewoning2007</text:p>
          </table:table-cell>
          <table:table-cell office:value-type="string" calcext:value-type="string">
            <text:p>E. Hogewoning, J. Broekens, J. Eggermont, and E. G. P. Bovenkamp, “Strategies for Affect-Controlled Action-Selection in Soar-RL,” in Proceedings of the 2nd. IWINAC, LNCS 4528, 2007.</text:p>
          </table:table-cell>
        </table:table-row>
        <table:table-row table:style-name="ro1">
          <table:table-cell office:value-type="string" calcext:value-type="string">
            <text:p>Soar</text:p>
          </table:table-cell>
          <table:table-cell office:value-type="string" calcext:value-type="string">
            <text:p>Huffman1992</text:p>
          </table:table-cell>
          <table:table-cell office:value-type="string" calcext:value-type="string">
            <text:p>S. B. Huffman and J. E. Laird, “Dimensions of complexity in learning from interative instruction,” Appl. Opt. Sci. Eng., 1992.</text:p>
          </table:table-cell>
        </table:table-row>
        <table:table-row table:style-name="ro1">
          <table:table-cell office:value-type="string" calcext:value-type="string">
            <text:p>Soar</text:p>
          </table:table-cell>
          <table:table-cell office:value-type="string" calcext:value-type="string">
            <text:p>Jones2006</text:p>
          </table:table-cell>
          <table:table-cell office:value-type="string" calcext:value-type="string">
            <text:p>R. M. Jones, J. A. Crossman, C. Lebiere, and B. J. Best, “An abstract language for cognitive modeling,” in Proceedings of the Seventh International Conference on Cognitive Modeling, 2006, p. 48105.</text:p>
          </table:table-cell>
        </table:table-row>
        <table:table-row table:style-name="ro1">
          <table:table-cell office:value-type="string" calcext:value-type="string">
            <text:p>Soar</text:p>
          </table:table-cell>
          <table:table-cell office:value-type="string" calcext:value-type="string">
            <text:p>Jones1997</text:p>
          </table:table-cell>
          <table:table-cell office:value-type="string" calcext:value-type="string">
            <text:p>R. M. Jones and J. E. Laird, “Constraints on the design of a high-level model of cognition,” in Proceedings of the Nineteenth Annual Conference of the Cognitive Science Society, 1997, pp. 358–363.</text:p>
          </table:table-cell>
        </table:table-row>
        <table:table-row table:style-name="ro1">
          <table:table-cell office:value-type="string" calcext:value-type="string">
            <text:p>Soar</text:p>
          </table:table-cell>
          <table:table-cell office:value-type="string" calcext:value-type="string">
            <text:p>Jones1999a</text:p>
          </table:table-cell>
          <table:table-cell office:value-type="string" calcext:value-type="string">
            <text:p>R. M. Jones, “Graphical Visualization of Situational Awareness and Mental State for Intelligent Computer-Generated Forces,” in Proceedings of the Eighth Conference on Computer Generated Forces and Behavioral Representation, 1999, pp. 219–222.</text:p>
          </table:table-cell>
        </table:table-row>
        <table:table-row table:style-name="ro1">
          <table:table-cell office:value-type="string" calcext:value-type="string">
            <text:p>Soar</text:p>
          </table:table-cell>
          <table:table-cell office:value-type="string" calcext:value-type="string">
            <text:p>Jones1998</text:p>
          </table:table-cell>
          <table:table-cell office:value-type="string" calcext:value-type="string">
            <text:p>R. M. Jones, J. E. Laird, and P. E. Nielsen, “Real-Time Intelligent Characters for a Non-Visual Simulation Environment,” in Proceedings of the Computer Animation ’98 Conference, 1998.</text:p>
          </table:table-cell>
        </table:table-row>
        <table:table-row table:style-name="ro1">
          <table:table-cell office:value-type="string" calcext:value-type="string">
            <text:p>Soar</text:p>
          </table:table-cell>
          <table:table-cell office:value-type="string" calcext:value-type="string">
            <text:p>Jones1999</text:p>
          </table:table-cell>
          <table:table-cell office:value-type="string" calcext:value-type="string">
            <text:p>R. M. Jones, J. E. Laird, P. E. Nielsen, K. J. Coulter, P. Kenny, and F. V. Koss, “Automated Intelligent Pilots for Combat Flight Simulation,” AI Mag., vol. 20, no. 1, pp. 27–42, 1999.</text:p>
          </table:table-cell>
        </table:table-row>
        <table:table-row table:style-name="ro1">
          <table:table-cell office:value-type="string" calcext:value-type="string">
            <text:p>Soar</text:p>
          </table:table-cell>
          <table:table-cell office:value-type="string" calcext:value-type="string">
            <text:p>Jones2009</text:p>
          </table:table-cell>
          <table:table-cell office:value-type="string" calcext:value-type="string">
            <text:p>R. M. Jones, B. S. Stensrud, and G. E. Taylor, “Knowledge-Rich Intelligent Agents for SOF Training,” in Proceedings of the Special Operations Forces Industry Conference (SOFIC), 2009.</text:p>
          </table:table-cell>
        </table:table-row>
        <table:table-row table:style-name="ro1">
          <table:table-cell office:value-type="string" calcext:value-type="string">
            <text:p>Soar</text:p>
          </table:table-cell>
          <table:table-cell office:value-type="string" calcext:value-type="string">
            <text:p>Jones2016</text:p>
          </table:table-cell>
          <table:table-cell office:value-type="string" calcext:value-type="string">
            <text:p>S. J. Jones, A. R. Wandzel, and J. E. Laird, “Efficient Computation of Spreading Activation Using Lazy Evaluation,” in Proceedings of the International Conference on Cognitive Modeling, 2016.</text:p>
          </table:table-cell>
        </table:table-row>
        <table:table-row table:style-name="ro1">
          <table:table-cell office:value-type="string" calcext:value-type="string">
            <text:p>Soar</text:p>
          </table:table-cell>
          <table:table-cell office:value-type="string" calcext:value-type="string">
            <text:p>Kennedy2003</text:p>
          </table:table-cell>
          <table:table-cell office:value-type="string" calcext:value-type="string">
            <text:p>W. G. Kennedy and K. A. De Jong, “Characteristics of Long-Term Learning in Soar and its Application to the Utility Problem,” Proc. fifth Int. Conf. Mach. Learn., pp. 337–344, 2003.</text:p>
          </table:table-cell>
        </table:table-row>
        <table:table-row table:style-name="ro1">
          <table:table-cell office:value-type="string" calcext:value-type="string">
            <text:p>Soar</text:p>
          </table:table-cell>
          <table:table-cell office:value-type="string" calcext:value-type="string">
            <text:p>Kennedy2006</text:p>
          </table:table-cell>
          <table:table-cell office:value-type="string" calcext:value-type="string">
            <text:p>W. Kennedy and J. G. Trafton, “Long-term symbolic learning in Soar and ACT-R,” in Proceedings of the Seventh International Conference on Cognitive Modelling, 2006, pp. 166–171.</text:p>
          </table:table-cell>
        </table:table-row>
        <table:table-row table:style-name="ro1">
          <table:table-cell office:value-type="string" calcext:value-type="string">
            <text:p>Soar</text:p>
          </table:table-cell>
          <table:table-cell office:value-type="string" calcext:value-type="string">
            <text:p>Kirk2014</text:p>
          </table:table-cell>
          <table:table-cell office:value-type="string" calcext:value-type="string">
            <text:p>J. R. Kirk and J. E. Laird, “Interactive Task Learning for Simple Games,” Adv. Cogn. Syst., vol. 3, pp. 13–30, 2014.</text:p>
          </table:table-cell>
        </table:table-row>
        <table:table-row table:style-name="ro1">
          <table:table-cell office:value-type="string" calcext:value-type="string">
            <text:p>Soar</text:p>
          </table:table-cell>
          <table:table-cell office:value-type="string" calcext:value-type="string">
            <text:p>Kirk2016</text:p>
          </table:table-cell>
          <table:table-cell office:value-type="string" calcext:value-type="string">
            <text:p>J. R. Kirk and J. E. Laird, “Learning General and Efficient Representations of Novel Games Through Interactive Instruction,” Adv. Cogn. Syst., vol. 4, 2016.</text:p>
          </table:table-cell>
        </table:table-row>
        <table:table-row table:style-name="ro1">
          <table:table-cell office:value-type="string" calcext:value-type="string">
            <text:p>Soar</text:p>
          </table:table-cell>
          <table:table-cell office:value-type="string" calcext:value-type="string">
            <text:p>Konik2006</text:p>
          </table:table-cell>
          <table:table-cell office:value-type="string" calcext:value-type="string">
            <text:p>T. Konik and J. E. Laird, “Learning goal hierarchies from structured observations and expert annotations,” Mach. Learn., vol. 64, no. 1–3, pp. 263–287, 2006.</text:p>
          </table:table-cell>
        </table:table-row>
        <table:table-row table:style-name="ro1">
          <table:table-cell office:value-type="string" calcext:value-type="string">
            <text:p>Soar</text:p>
          </table:table-cell>
          <table:table-cell office:value-type="string" calcext:value-type="string">
            <text:p>Laird1998a</text:p>
          </table:table-cell>
          <table:table-cell office:value-type="string" calcext:value-type="string">
            <text:p>J. E. Laird, K. J. Coulter, R. M. Jones, P. G. Kenny, F. Koss, and P. E. Nielsen, “Integrating intelligent computer generated forces in distributed simulations: TacAir-Soar in STOW-97,” in Proceedings of the Spring Simulation Interoperability Workshop, 1998.</text:p>
          </table:table-cell>
        </table:table-row>
        <table:table-row table:style-name="ro1">
          <table:table-cell office:value-type="string" calcext:value-type="string">
            <text:p>Soar</text:p>
          </table:table-cell>
          <table:table-cell office:value-type="string" calcext:value-type="string">
            <text:p>Laird2014</text:p>
          </table:table-cell>
          <table:table-cell office:value-type="string" calcext:value-type="string">
            <text:p>J. E. Laird and S. Mohan, “A case study of knowledge integration across multiple memories in Soar,” Biol. Inspired Cogn. Archit., vol. 8, pp. 93–99, 2014.</text:p>
          </table:table-cell>
        </table:table-row>
        <table:table-row table:style-name="ro1">
          <table:table-cell office:value-type="string" calcext:value-type="string">
            <text:p>Soar</text:p>
          </table:table-cell>
          <table:table-cell office:value-type="string" calcext:value-type="string">
            <text:p>Laird1984</text:p>
          </table:table-cell>
          <table:table-cell office:value-type="string" calcext:value-type="string">
            <text:p>J. E. Laird, P. S. Rosenbloom, and A. Newell, “Towards chunking as a general learning mechanism,” in AAAI Proceedings, 1984, pp. 188–192.</text:p>
          </table:table-cell>
        </table:table-row>
        <table:table-row table:style-name="ro1">
          <table:table-cell office:value-type="string" calcext:value-type="string">
            <text:p>Soar</text:p>
          </table:table-cell>
          <table:table-cell office:value-type="string" calcext:value-type="string">
            <text:p>Laird1986</text:p>
          </table:table-cell>
          <table:table-cell office:value-type="string" calcext:value-type="string">
            <text:p>J. E. Laird, P. S. Rosenbloom, and A. Newell, “Chunking in Soar: The Anatomy of a General Learning Mechanism,” Mach. Learn., vol. 1, pp. 11–46, 1990.</text:p>
          </table:table-cell>
        </table:table-row>
        <table:table-row table:style-name="ro1">
          <table:table-cell office:value-type="string" calcext:value-type="string">
            <text:p>Soar</text:p>
          </table:table-cell>
          <table:table-cell office:value-type="string" calcext:value-type="string">
            <text:p>Laird2012c</text:p>
          </table:table-cell>
          <table:table-cell office:value-type="string" calcext:value-type="string">
            <text:p>J. E. Laird, The Soar Cognitive Architecture. MIT Press, 2012.</text:p>
          </table:table-cell>
        </table:table-row>
        <table:table-row table:style-name="ro1">
          <table:table-cell office:value-type="string" calcext:value-type="string">
            <text:p>Soar</text:p>
          </table:table-cell>
          <table:table-cell office:value-type="string" calcext:value-type="string">
            <text:p>Laird2012</text:p>
          </table:table-cell>
          <table:table-cell office:value-type="string" calcext:value-type="string">
            <text:p>J. E. Laird, “The Soar Cognitive Architecture,” AISB Q., vol. 171, no. 134, pp. 224–235, 2012.</text:p>
          </table:table-cell>
        </table:table-row>
        <table:table-row table:style-name="ro1">
          <table:table-cell office:value-type="string" calcext:value-type="string">
            <text:p>Soar</text:p>
          </table:table-cell>
          <table:table-cell office:value-type="string" calcext:value-type="string">
            <text:p>Laird2013</text:p>
          </table:table-cell>
          <table:table-cell office:value-type="string" calcext:value-type="string">
            <text:p>J. E. Laird, “Reflections on Abstractions for General Artificial Intelligence,” in 2013 AAAI Fall Symposium Series, 2013, pp. 47–49.</text:p>
          </table:table-cell>
        </table:table-row>
        <table:table-row table:style-name="ro1">
          <table:table-cell office:value-type="string" calcext:value-type="string">
            <text:p>Soar</text:p>
          </table:table-cell>
          <table:table-cell office:value-type="string" calcext:value-type="string">
            <text:p>Asada2009</text:p>
          </table:table-cell>
          <table:table-cell office:value-type="string" calcext:value-type="string">
            <text:p>J. E. Laird, “Toward Cognitive Robotics,” SPIE Defense, Secur. Sens., 2009.</text:p>
          </table:table-cell>
        </table:table-row>
        <table:table-row table:style-name="ro1">
          <table:table-cell office:value-type="string" calcext:value-type="string">
            <text:p>Soar</text:p>
          </table:table-cell>
          <table:table-cell office:value-type="string" calcext:value-type="string">
            <text:p>John1986</text:p>
          </table:table-cell>
          <table:table-cell office:value-type="string" calcext:value-type="string">
            <text:p>J. E. Laird, “Soar User’s Manual,” 1986.</text:p>
          </table:table-cell>
        </table:table-row>
        <table:table-row table:style-name="ro1">
          <table:table-cell office:value-type="string" calcext:value-type="string">
            <text:p>Soar</text:p>
          </table:table-cell>
          <table:table-cell office:value-type="string" calcext:value-type="string">
            <text:p>Laird1991a</text:p>
          </table:table-cell>
          <table:table-cell office:value-type="string" calcext:value-type="string">
            <text:p>J. E. Laird, “Preface for Special Section on Integrated Cognitive Architectures,” SIGART Bull., vol. 2, no. 4, 1991.</text:p>
          </table:table-cell>
        </table:table-row>
        <table:table-row table:style-name="ro1">
          <table:table-cell office:value-type="string" calcext:value-type="string">
            <text:p>Soar</text:p>
          </table:table-cell>
          <table:table-cell office:value-type="string" calcext:value-type="string">
            <text:p>Laird2002</text:p>
          </table:table-cell>
          <table:table-cell office:value-type="string" calcext:value-type="string">
            <text:p>J. E. Laird, M. Assanie, B. Bachelor, N. Benninghoff, S. Enam, B. Jones, A. Kerfoot, C. Lauver, B. Magerko, J. Sheiman, D. Stokes, and S. Wallace, “A Test Bed for Developing Intelligent Synthetic Characters,” in Papers from 2002 AAAI Spring Symposium: Artificial Intelligence and Interactive Entertainment II, 2002, pp. 52–56.</text:p>
          </table:table-cell>
        </table:table-row>
        <table:table-row table:style-name="ro1">
          <table:table-cell office:value-type="string" calcext:value-type="string">
            <text:p>Soar</text:p>
          </table:table-cell>
          <table:table-cell office:value-type="string" calcext:value-type="string">
            <text:p>Laird2009a</text:p>
          </table:table-cell>
          <table:table-cell office:value-type="string" calcext:value-type="string">
            <text:p>J. E. Laird and N. Derbinsky, “A Year of Episodic Memory,” in Proceedings of the Workshop on Grand Challenges for Reasoning from Experiences, IJCAI, 2009, pp. 7–10.</text:p>
          </table:table-cell>
        </table:table-row>
        <table:table-row table:style-name="ro1">
          <table:table-cell office:value-type="string" calcext:value-type="string">
            <text:p>Soar</text:p>
          </table:table-cell>
          <table:table-cell office:value-type="string" calcext:value-type="string">
            <text:p>Laird1998</text:p>
          </table:table-cell>
          <table:table-cell office:value-type="string" calcext:value-type="string">
            <text:p>J. E. Laird and R. M. Jones, “Building Advanced Autonomous AI Systems for Large Scale Real Time Simulations,” in Proceedings of the Computer Game Developers Conference, 1998, pp. 365–378.</text:p>
          </table:table-cell>
        </table:table-row>
        <table:table-row table:style-name="ro1">
          <table:table-cell office:value-type="string" calcext:value-type="string">
            <text:p>Soar</text:p>
          </table:table-cell>
          <table:table-cell office:value-type="string" calcext:value-type="string">
            <text:p>Laird2012a</text:p>
          </table:table-cell>
          <table:table-cell office:value-type="string" calcext:value-type="string">
            <text:p>J. E. Laird, K. R. Kinkade, S. Mohan, and J. Z. Xu, “Cognitive Robotics Using the Soar Cognitive Architecture,” in Proceedings of the 6th International Conference on Cognitive Modelling, 2004, pp. 226–330.</text:p>
          </table:table-cell>
        </table:table-row>
        <table:table-row table:style-name="ro1">
          <table:table-cell office:value-type="string" calcext:value-type="string">
            <text:p>Soar</text:p>
          </table:table-cell>
          <table:table-cell office:value-type="string" calcext:value-type="string">
            <text:p>Newell1983</text:p>
          </table:table-cell>
          <table:table-cell office:value-type="string" calcext:value-type="string">
            <text:p>J. E. Laird and A. Newell, “A universal weak method,” Tech. Rep. C., 1983.</text:p>
          </table:table-cell>
        </table:table-row>
        <table:table-row table:style-name="ro1">
          <table:table-cell office:value-type="string" calcext:value-type="string">
            <text:p>Soar</text:p>
          </table:table-cell>
          <table:table-cell office:value-type="string" calcext:value-type="string">
            <text:p>Laird1987</text:p>
          </table:table-cell>
          <table:table-cell office:value-type="string" calcext:value-type="string">
            <text:p>J. E. Laird, A. Newell, and P. S. Rosenbloom, “Soar: An Architecture For General Intelligance,” Artif. Intell., vol. 33, no. 1, pp. 1–64, 1987.</text:p>
          </table:table-cell>
        </table:table-row>
        <table:table-row table:style-name="ro1">
          <table:table-cell office:value-type="string" calcext:value-type="string">
            <text:p>Soar</text:p>
          </table:table-cell>
          <table:table-cell office:value-type="string" calcext:value-type="string">
            <text:p>Laird1996</text:p>
          </table:table-cell>
          <table:table-cell office:value-type="string" calcext:value-type="string">
            <text:p>J. E. Laird, D. J. Pearson, R. M. Jones, and R. E. Wray, “Dynamic Knowledge Integration during Plan Execution,” in Plan execution: Problems and issues, papers from the 1996 Fall symposium, 1996.</text:p>
          </table:table-cell>
        </table:table-row>
        <table:table-row table:style-name="ro1">
          <table:table-cell office:value-type="string" calcext:value-type="string">
            <text:p>Soar</text:p>
          </table:table-cell>
          <table:table-cell office:value-type="string" calcext:value-type="string">
            <text:p>Laird2009b</text:p>
          </table:table-cell>
          <table:table-cell office:value-type="string" calcext:value-type="string">
            <text:p>J. E. Laird, R. E. Wray, R. P. Marinier, and P. Langley, “Claims and Challenges in Evaluating Human-Level Intelligent Systems,” in Proceedings of the Second Conference on Artificial General Intelligence, 2009.</text:p>
          </table:table-cell>
        </table:table-row>
        <table:table-row table:style-name="ro1">
          <table:table-cell office:value-type="string" calcext:value-type="string">
            <text:p>Soar</text:p>
          </table:table-cell>
          <table:table-cell office:value-type="string" calcext:value-type="string">
            <text:p>Laird1991b</text:p>
          </table:table-cell>
          <table:table-cell office:value-type="string" calcext:value-type="string">
            <text:p>J. E. Laird, E. S. Yager, M. Hucka, and C. M. Tuck, “Robo-Soar: An integration of external interaction, planning, and learning using Soar,” Rob. Auton. Syst., vol. 8, no. 1–2, pp. 113–129, 1991.</text:p>
          </table:table-cell>
        </table:table-row>
        <table:table-row table:style-name="ro1">
          <table:table-cell office:value-type="string" calcext:value-type="string">
            <text:p>Soar</text:p>
          </table:table-cell>
          <table:table-cell office:value-type="string" calcext:value-type="string">
            <text:p>Laird1991</text:p>
          </table:table-cell>
          <table:table-cell office:value-type="string" calcext:value-type="string">
            <text:p>J. Laird, M. Hucka, S. Huffman, and P. Rosenbloom, “An analysis of Soar as an integrated architecture,” ACM SIGART Bull., vol. 2, no. 4, pp. 98–103, 1991.</text:p>
          </table:table-cell>
        </table:table-row>
        <table:table-row table:style-name="ro1">
          <table:table-cell office:value-type="string" calcext:value-type="string">
            <text:p>Soar</text:p>
          </table:table-cell>
          <table:table-cell office:value-type="string" calcext:value-type="string">
            <text:p>Laird1992</text:p>
          </table:table-cell>
          <table:table-cell office:value-type="string" calcext:value-type="string">
            <text:p>J. Laird and P. S. Rosenbloom, “In pursuit of mind: The research of Allen Newell,” AI Mag., vol. 13, no. 4, pp. 17–45, 1992.</text:p>
          </table:table-cell>
        </table:table-row>
        <table:table-row table:style-name="ro1">
          <table:table-cell office:value-type="string" calcext:value-type="string">
            <text:p>Soar</text:p>
          </table:table-cell>
          <table:table-cell office:value-type="string" calcext:value-type="string">
            <text:p>Lathrop2007</text:p>
          </table:table-cell>
          <table:table-cell office:value-type="string" calcext:value-type="string">
            <text:p>S. D. Lathrop and J. E. Laird, “Towards Incorporating Visual Imagery into a Cognitive Architecture,” in Proceedings of ICCM - 2007- Eighth International Conference on Cognitive Modeling, 2007.</text:p>
          </table:table-cell>
        </table:table-row>
        <table:table-row table:style-name="ro1">
          <table:table-cell office:value-type="string" calcext:value-type="string">
            <text:p>Soar</text:p>
          </table:table-cell>
          <table:table-cell office:value-type="string" calcext:value-type="string">
            <text:p>Lathrop2011</text:p>
          </table:table-cell>
          <table:table-cell office:value-type="string" calcext:value-type="string">
            <text:p>S. D. Lathrop, S. Wintermute, and J. E. Laird, “Exploring the functional advantages of spatial and visual cognition from an architectural perspective,” Top. Cogn. Sci., vol. 3, no. 4, pp. 796–818, 2011.</text:p>
          </table:table-cell>
        </table:table-row>
        <table:table-row table:style-name="ro1">
          <table:table-cell office:value-type="string" calcext:value-type="string">
            <text:p>Soar</text:p>
          </table:table-cell>
          <table:table-cell office:value-type="string" calcext:value-type="string">
            <text:p>Lathrop2006</text:p>
          </table:table-cell>
          <table:table-cell office:value-type="string" calcext:value-type="string">
            <text:p>S. Lathrop and J. E. Laird, “Incorporating Visual Imagery into a Cognitive Architecture: An Initial Theory, Design, and Implementation,” Tech. Rep. CCA-TR-2006-01, 2006.</text:p>
          </table:table-cell>
        </table:table-row>
        <table:table-row table:style-name="ro1">
          <table:table-cell office:value-type="string" calcext:value-type="string">
            <text:p>Soar</text:p>
          </table:table-cell>
          <table:table-cell office:value-type="string" calcext:value-type="string">
            <text:p>Lehman1991</text:p>
          </table:table-cell>
          <table:table-cell office:value-type="string" calcext:value-type="string">
            <text:p>J. F. Lehman, R. L. Lewis, and A. Newell, “Natural Language Comprehension in Soar,” Tech. Rep. C., 1991.</text:p>
          </table:table-cell>
        </table:table-row>
        <table:table-row table:style-name="ro1">
          <table:table-cell office:value-type="string" calcext:value-type="string">
            <text:p>Soar</text:p>
          </table:table-cell>
          <table:table-cell office:value-type="string" calcext:value-type="string">
            <text:p>Lewis1992</text:p>
          </table:table-cell>
          <table:table-cell office:value-type="string" calcext:value-type="string">
            <text:p>R. L. Lewis, “Recent developments in the NL-Soar garden path theory,” Tech. Rep. C., 1992.</text:p>
          </table:table-cell>
        </table:table-row>
        <table:table-row table:style-name="ro1">
          <table:table-cell office:value-type="string" calcext:value-type="string">
            <text:p>Soar</text:p>
          </table:table-cell>
          <table:table-cell office:value-type="string" calcext:value-type="string">
            <text:p>Lewis1988</text:p>
          </table:table-cell>
          <table:table-cell office:value-type="string" calcext:value-type="string">
            <text:p>R. L. Lewis, S. B. Huffman, B. John, J. E. Laird, J. F. Lehman, A. Newell, P. S. Rosenbloom, T. Simon, and S. Tessler, “Soar as a unified theory of cognition,” Tech. Rep. AIP-133, 1988.</text:p>
          </table:table-cell>
        </table:table-row>
        <table:table-row table:style-name="ro1">
          <table:table-cell office:value-type="string" calcext:value-type="string">
            <text:p>Soar</text:p>
          </table:table-cell>
          <table:table-cell office:value-type="string" calcext:value-type="string">
            <text:p>Lewis1989</text:p>
          </table:table-cell>
          <table:table-cell office:value-type="string" calcext:value-type="string">
            <text:p>R. L. Lewis, A. Newell, and T. A. Polk, “Toward a Soar theory of taking instructions for immediate reasoning tasks,” Tech. Rep. AIP-60, 1989.</text:p>
          </table:table-cell>
        </table:table-row>
        <table:table-row table:style-name="ro1">
          <table:table-cell office:value-type="string" calcext:value-type="string">
            <text:p>Soar</text:p>
          </table:table-cell>
          <table:table-cell office:value-type="string" calcext:value-type="string">
            <text:p>Li2016</text:p>
          </table:table-cell>
          <table:table-cell office:value-type="string" calcext:value-type="string">
            <text:p>J. Li, S. Jones, S. Mohan, and N. Derbinsky, “Architectural Mechanisms for Mitigating Uncertainty during Long-Term Declarative Knowledge Access,” Adv. Cogn. Syst., vol. 4, pp. 1–12, 2016.</text:p>
          </table:table-cell>
        </table:table-row>
        <table:table-row table:style-name="ro1">
          <table:table-cell office:value-type="string" calcext:value-type="string">
            <text:p>Soar</text:p>
          </table:table-cell>
          <table:table-cell office:value-type="string" calcext:value-type="string">
            <text:p>Li2007</text:p>
          </table:table-cell>
          <table:table-cell office:value-type="string" calcext:value-type="string">
            <text:p>J. Li and J. Laird, “Preemptive Strategies for Overcoming the Forgetting of Goals,” in Proceedings of the 27th AAAI conference on artificial intelligence, 2013, pp. 1234–1240.</text:p>
          </table:table-cell>
        </table:table-row>
        <table:table-row table:style-name="ro1">
          <table:table-cell office:value-type="string" calcext:value-type="string">
            <text:p>Soar</text:p>
          </table:table-cell>
          <table:table-cell office:value-type="string" calcext:value-type="string">
            <text:p>Li2015</text:p>
          </table:table-cell>
          <table:table-cell office:value-type="string" calcext:value-type="string">
            <text:p>J. Li and J. Laird, “Spontaneous Retrieval from Long-Term Memory for a Cognitive Architecture,” in Proceedings of the 29th AAAI Conference on Artificial Intelligence, 2015.</text:p>
          </table:table-cell>
        </table:table-row>
        <table:table-row table:style-name="ro1">
          <table:table-cell office:value-type="string" calcext:value-type="string">
            <text:p>Soar</text:p>
          </table:table-cell>
          <table:table-cell office:value-type="string" calcext:value-type="string">
            <text:p>Li2013</text:p>
          </table:table-cell>
          <table:table-cell office:value-type="string" calcext:value-type="string">
            <text:p>J. Li and J. E. Laird, “The Computational Problem of Prospective Memory Retrieval,” in Proceedings of the 12th International Conference on Cognitive Modeling, 2013.</text:p>
          </table:table-cell>
        </table:table-row>
        <table:table-row table:style-name="ro1">
          <table:table-cell office:value-type="string" calcext:value-type="string">
            <text:p>Soar</text:p>
          </table:table-cell>
          <table:table-cell office:value-type="string" calcext:value-type="string">
            <text:p>Lindes2016</text:p>
          </table:table-cell>
          <table:table-cell office:value-type="string" calcext:value-type="string">
            <text:p>P. Lindes and J. E. Laird, “Toward Integrating Cognitive Linguistics and Cognitive Language Processing,” in Proceedings of International Conference on Cognitive Modeling, 2016.</text:p>
          </table:table-cell>
        </table:table-row>
        <table:table-row table:style-name="ro1">
          <table:table-cell office:value-type="string" calcext:value-type="string">
            <text:p>Soar</text:p>
          </table:table-cell>
          <table:table-cell office:value-type="string" calcext:value-type="string">
            <text:p>Lonsdale2001</text:p>
          </table:table-cell>
          <table:table-cell office:value-type="string" calcext:value-type="string">
            <text:p>D. Lonsdale, M. Hutchinson, T. Richards, and W. Taysom, “An NLP System for Extracting and Representing Knowledge from Abbreviated Text,” in Deseret Language and Linguistic Society Symposium, 2001, vol. 27, no. 1.</text:p>
          </table:table-cell>
        </table:table-row>
        <table:table-row table:style-name="ro1">
          <table:table-cell office:value-type="string" calcext:value-type="string">
            <text:p>Soar</text:p>
          </table:table-cell>
          <table:table-cell office:value-type="string" calcext:value-type="string">
            <text:p>Lonsdale2009</text:p>
          </table:table-cell>
          <table:table-cell office:value-type="string" calcext:value-type="string">
            <text:p>D. Lonsdale, J. Mcghee, R. Hendrickson, C. Christensen, and J. McChee, “Incremental processing and resource usage,” in Proceedings of the 9th International Conference on Cognitive Modelling (ICCM), 2009.</text:p>
          </table:table-cell>
        </table:table-row>
        <table:table-row table:style-name="ro1">
          <table:table-cell office:value-type="string" calcext:value-type="string">
            <text:p>Soar</text:p>
          </table:table-cell>
          <table:table-cell office:value-type="string" calcext:value-type="string">
            <text:p>Magerko2007</text:p>
          </table:table-cell>
          <table:table-cell office:value-type="string" calcext:value-type="string">
            <text:p>B. Magerko, “Evaluating Preemptive Story Direction in the Interactive Drama Architecture,” J. Game Dev., vol. 2, no. 3, pp. 25–52, 2007.</text:p>
          </table:table-cell>
        </table:table-row>
        <table:table-row table:style-name="ro1">
          <table:table-cell office:value-type="string" calcext:value-type="string">
            <text:p>Soar</text:p>
          </table:table-cell>
          <table:table-cell office:value-type="string" calcext:value-type="string">
            <text:p>Magerko2004a</text:p>
          </table:table-cell>
          <table:table-cell office:value-type="string" calcext:value-type="string">
            <text:p>B. Magerko and J. E. Laird, “Mediating the Tension between Plot and Interaction,” in AAAI Workshop Series Challenges in Game Artificial Intelligence, 2004.</text:p>
          </table:table-cell>
        </table:table-row>
        <table:table-row table:style-name="ro1">
          <table:table-cell office:value-type="string" calcext:value-type="string">
            <text:p>Soar</text:p>
          </table:table-cell>
          <table:table-cell office:value-type="string" calcext:value-type="string">
            <text:p>Magerko2004</text:p>
          </table:table-cell>
          <table:table-cell office:value-type="string" calcext:value-type="string">
            <text:p>B. Magerko, J. E. Laird, M. Assanie, A. Kerfoot, and D. Stokes, “AI characters and directors for interactive computer games,” in Proceedings of the 2004 Innovative Applications of Artificial Intelligence Conference, 2004.</text:p>
          </table:table-cell>
        </table:table-row>
        <table:table-row table:style-name="ro1">
          <table:table-cell office:value-type="string" calcext:value-type="string">
            <text:p>Soar</text:p>
          </table:table-cell>
          <table:table-cell office:value-type="string" calcext:value-type="string">
            <text:p>Marinier2006</text:p>
          </table:table-cell>
          <table:table-cell office:value-type="string" calcext:value-type="string">
            <text:p>R. P. Marinier and J. E. Laird, “A Cognitive Architecture Theory of Comprehension and Appraisal,” in Agent Construction and Emotion, 2006.</text:p>
          </table:table-cell>
        </table:table-row>
        <table:table-row table:style-name="ro1">
          <table:table-cell office:value-type="string" calcext:value-type="string">
            <text:p>Soar</text:p>
          </table:table-cell>
          <table:table-cell office:value-type="string" calcext:value-type="string">
            <text:p>Marinier2008</text:p>
          </table:table-cell>
          <table:table-cell office:value-type="string" calcext:value-type="string">
            <text:p>R. P. Marinier and J. E. Laird, “Emotion-Driven Reinforcement Learning,” in Proceedings of the 30th Annual Conference of the Cognitive Science Society, 2008, pp. 115–120.</text:p>
          </table:table-cell>
        </table:table-row>
        <table:table-row table:style-name="ro1">
          <table:table-cell office:value-type="string" calcext:value-type="string">
            <text:p>Soar</text:p>
          </table:table-cell>
          <table:table-cell office:value-type="string" calcext:value-type="string">
            <text:p>Marinier2007</text:p>
          </table:table-cell>
          <table:table-cell office:value-type="string" calcext:value-type="string">
            <text:p>R. P. Marinier and J. E. Laird, “Computational Modeling of Mood and Feeling from Emotion,” in Proceedings of 29th Annual Conference of the Cognitive Science Society, 2007.</text:p>
          </table:table-cell>
        </table:table-row>
        <table:table-row table:style-name="ro1">
          <table:table-cell office:value-type="string" calcext:value-type="string">
            <text:p>Soar</text:p>
          </table:table-cell>
          <table:table-cell office:value-type="string" calcext:value-type="string">
            <text:p>Marinier2004</text:p>
          </table:table-cell>
          <table:table-cell office:value-type="string" calcext:value-type="string">
            <text:p>R. P. Marinier and J. E. Laird, “Toward a Comprehensive Computational Model of Emotions and Feelings,” in Proceedings of Sixth International Conference on Cognitive Modeling: ICCM, 2004, pp. 172–177.</text:p>
          </table:table-cell>
        </table:table-row>
        <table:table-row table:style-name="ro1">
          <table:table-cell office:value-type="string" calcext:value-type="string">
            <text:p>Soar</text:p>
          </table:table-cell>
          <table:table-cell office:value-type="string" calcext:value-type="string">
            <text:p>Marinier2009</text:p>
          </table:table-cell>
          <table:table-cell office:value-type="string" calcext:value-type="string">
            <text:p>R. P. Marinier, J. E. Laird, and R. L. Lewis, “A computational unification of cognitive behavior and emotion,” Cogn. Syst. Res., vol. 10, no. 1, pp. 48–69, 2009.</text:p>
          </table:table-cell>
        </table:table-row>
        <table:table-row table:style-name="ro1">
          <table:table-cell office:value-type="string" calcext:value-type="string">
            <text:p>Soar</text:p>
          </table:table-cell>
          <table:table-cell office:value-type="string" calcext:value-type="string">
            <text:p>Miller1992</text:p>
          </table:table-cell>
          <table:table-cell office:value-type="string" calcext:value-type="string">
            <text:p>C. S. Miller and J. E. Laird, “A Simple Symbolic Algorithm for Incremental Concept Acquisition,” Tech. Rep., 1992.</text:p>
          </table:table-cell>
        </table:table-row>
        <table:table-row table:style-name="ro1">
          <table:table-cell office:value-type="string" calcext:value-type="string">
            <text:p>Soar</text:p>
          </table:table-cell>
          <table:table-cell office:value-type="string" calcext:value-type="string">
            <text:p>Milnes1992</text:p>
          </table:table-cell>
          <table:table-cell office:value-type="string" calcext:value-type="string">
            <text:p>B. G. Milnes, G. Pelton, R. Doorenbos, M. Hucka, J. Laird, P. Rosenbloom, and A. Newell, “A Specification of the Soar Cognitive Architecture in Z,” Tech. Rep. C., 1992.</text:p>
          </table:table-cell>
        </table:table-row>
        <table:table-row table:style-name="ro1">
          <table:table-cell office:value-type="string" calcext:value-type="string">
            <text:p>Soar</text:p>
          </table:table-cell>
          <table:table-cell office:value-type="string" calcext:value-type="string">
            <text:p>Mininger2016</text:p>
          </table:table-cell>
          <table:table-cell office:value-type="string" calcext:value-type="string">
            <text:p>A. Mininger and J. Laird, “Interactively Learning Strategies for Handling References to Unseen or Unknown Objects,” Adv. Cogn. Syst., vol. 5, 2016.</text:p>
          </table:table-cell>
        </table:table-row>
        <table:table-row table:style-name="ro1">
          <table:table-cell office:value-type="string" calcext:value-type="string">
            <text:p>Soar</text:p>
          </table:table-cell>
          <table:table-cell office:value-type="string" calcext:value-type="string">
            <text:p>Mohan2013</text:p>
          </table:table-cell>
          <table:table-cell office:value-type="string" calcext:value-type="string">
            <text:p>S. Mohan, J. Kirk, and J. Laird, “A Computational Model for Situated Task Learning with Interactive Instruction,” arXiv Prepr. arXiv1604.06849, 2016.</text:p>
          </table:table-cell>
        </table:table-row>
        <table:table-row table:style-name="ro1">
          <table:table-cell office:value-type="string" calcext:value-type="string">
            <text:p>Soar</text:p>
          </table:table-cell>
          <table:table-cell office:value-type="string" calcext:value-type="string">
            <text:p>Mohan2015</text:p>
          </table:table-cell>
          <table:table-cell office:value-type="string" calcext:value-type="string">
            <text:p>S. Mohan, J. Kirk, A. Mininger, and J. Laird, “Agent Requirements for Effective and Efficient Task-Oriented Dialog,” in Artificial Intelligence for Human-Robot Interaction Papers from the AAAI 2015 Fall Symposium, 2015, pp. 94–99.</text:p>
          </table:table-cell>
        </table:table-row>
        <table:table-row table:style-name="ro1">
          <table:table-cell office:value-type="string" calcext:value-type="string">
            <text:p>Soar</text:p>
          </table:table-cell>
          <table:table-cell office:value-type="string" calcext:value-type="string">
            <text:p>ShiwaliMohan2014</text:p>
          </table:table-cell>
          <table:table-cell office:value-type="string" calcext:value-type="string">
            <text:p>S. Mohan and J. E. Laird, “Learning Goal-Oriented Hierarchical Tasks from Situated Interactive Instruction,” AAAI Conf. Artif. Intell., pp. 387–394, 2014.</text:p>
          </table:table-cell>
        </table:table-row>
        <table:table-row table:style-name="ro1">
          <table:table-cell office:value-type="string" calcext:value-type="string">
            <text:p>Soar</text:p>
          </table:table-cell>
          <table:table-cell office:value-type="string" calcext:value-type="string">
            <text:p>Mohan2011</text:p>
          </table:table-cell>
          <table:table-cell office:value-type="string" calcext:value-type="string">
            <text:p>S. Mohan and J. E. Laird, “An Object-Oriented Approach to Reinforcement Learning in an Action Game,” in Proceedings of the Seventh AAAI Conference on Artificial Intelligence and Interactive Digital Entertainment, 2011, pp. 164–169.</text:p>
          </table:table-cell>
        </table:table-row>
        <table:table-row table:style-name="ro1">
          <table:table-cell office:value-type="string" calcext:value-type="string">
            <text:p>Soar</text:p>
          </table:table-cell>
          <table:table-cell office:value-type="string" calcext:value-type="string">
            <text:p>Mohan2012</text:p>
          </table:table-cell>
          <table:table-cell office:value-type="string" calcext:value-type="string">
            <text:p>S. Mohan, A. H. Mininger, J. R. Kirk, and J. E. Laird, “Acquiring Grounded Representations of Words with Situated Interactive Instruction,” Adv. Cogn. Syst., vol. 2, pp. 113–130, 2012.</text:p>
          </table:table-cell>
        </table:table-row>
        <table:table-row table:style-name="ro1">
          <table:table-cell office:value-type="string" calcext:value-type="string">
            <text:p>Soar</text:p>
          </table:table-cell>
          <table:table-cell office:value-type="string" calcext:value-type="string">
            <text:p>Nason2004</text:p>
          </table:table-cell>
          <table:table-cell office:value-type="string" calcext:value-type="string">
            <text:p>S. Nason and J. E. Laird, “Soar-RL: Integrating Reinforcement Learning with Soar,” Cogn. Syst. Res., vol. 6, pp. 51–59, 2004.</text:p>
          </table:table-cell>
        </table:table-row>
        <table:table-row table:style-name="ro1">
          <table:table-cell office:value-type="string" calcext:value-type="string">
            <text:p>Soar</text:p>
          </table:table-cell>
          <table:table-cell office:value-type="string" calcext:value-type="string">
            <text:p>Newell1992</text:p>
          </table:table-cell>
          <table:table-cell office:value-type="string" calcext:value-type="string">
            <text:p>A. Newell, “Précis of Unified theories of cognition,” Behav. Brain Sci., vol. 15, pp. 425–492, 1992.</text:p>
          </table:table-cell>
        </table:table-row>
        <table:table-row table:style-name="ro1">
          <table:table-cell office:value-type="string" calcext:value-type="string">
            <text:p>Soar</text:p>
          </table:table-cell>
          <table:table-cell office:value-type="string" calcext:value-type="string">
            <text:p>Newell1989</text:p>
          </table:table-cell>
          <table:table-cell office:value-type="string" calcext:value-type="string">
            <text:p>A. Newell, P. S. Rosenbloom, and J. E. Laird, “Symbolic architectures for cognition,” Tech. Rep. AIP-62, 1989.</text:p>
          </table:table-cell>
        </table:table-row>
        <table:table-row table:style-name="ro1">
          <table:table-cell office:value-type="string" calcext:value-type="string">
            <text:p>Soar</text:p>
          </table:table-cell>
          <table:table-cell office:value-type="string" calcext:value-type="string">
            <text:p>Nuxoll2007</text:p>
          </table:table-cell>
          <table:table-cell office:value-type="string" calcext:value-type="string">
            <text:p>A. M. Nuxoll and J. E. Laird, “Extending Cognitive Architecture with Episodic Memory,” in Proceedings of the National Conference on Artificial Intelligence., 2007.</text:p>
          </table:table-cell>
        </table:table-row>
        <table:table-row table:style-name="ro1">
          <table:table-cell office:value-type="string" calcext:value-type="string">
            <text:p>Soar</text:p>
          </table:table-cell>
          <table:table-cell office:value-type="string" calcext:value-type="string">
            <text:p>Nuxoll2004</text:p>
          </table:table-cell>
          <table:table-cell office:value-type="string" calcext:value-type="string">
            <text:p>A. Nuxoll and J. E. Laird, “A Cognitive Model of Episodic Memory Integrated with a General Cognitive Architecture,” in International Conference on Cognitive Modeling, 2004.</text:p>
          </table:table-cell>
        </table:table-row>
        <table:table-row table:style-name="ro1">
          <table:table-cell office:value-type="string" calcext:value-type="string">
            <text:p>Soar</text:p>
          </table:table-cell>
          <table:table-cell office:value-type="string" calcext:value-type="string">
            <text:p>Nuxoll2004a</text:p>
          </table:table-cell>
          <table:table-cell office:value-type="string" calcext:value-type="string">
            <text:p>A. Nuxoll, J. E. Laird, and M. R. James, “Comprehensive Working Memory Activation in Soar,” in Sixth International Conference on Cognitive Modeling, 2004.</text:p>
          </table:table-cell>
        </table:table-row>
        <table:table-row table:style-name="ro1">
          <table:table-cell office:value-type="string" calcext:value-type="string">
            <text:p>Soar</text:p>
          </table:table-cell>
          <table:table-cell office:value-type="string" calcext:value-type="string">
            <text:p>Pearson2005</text:p>
          </table:table-cell>
          <table:table-cell office:value-type="string" calcext:value-type="string">
            <text:p>D. J. Pearson and J. E. Laird, “Incremental learning of procedural planning knowledge in challenging environments,” Comput. Intell., vol. 21, no. 4, pp. 414–439, 2005.</text:p>
          </table:table-cell>
        </table:table-row>
        <table:table-row table:style-name="ro1">
          <table:table-cell office:value-type="string" calcext:value-type="string">
            <text:p>Soar</text:p>
          </table:table-cell>
          <table:table-cell office:value-type="string" calcext:value-type="string">
            <text:p>Polk1988</text:p>
          </table:table-cell>
          <table:table-cell office:value-type="string" calcext:value-type="string">
            <text:p>T. A. Polk and A. Newell, “Modeling Human Syllogistic Reasoning in Soar,” Tech. Rep. AIP-51, 1998.</text:p>
          </table:table-cell>
        </table:table-row>
        <table:table-row table:style-name="ro1">
          <table:table-cell office:value-type="string" calcext:value-type="string">
            <text:p>Soar</text:p>
          </table:table-cell>
          <table:table-cell office:value-type="string" calcext:value-type="string">
            <text:p>Puigbo2013</text:p>
          </table:table-cell>
          <table:table-cell office:value-type="string" calcext:value-type="string">
            <text:p>J.-Y. Puigbo, A. Pumarola, C. Angulo, and R. Tellez, “Using a cognitive architecture for general purpose service robot control,” Conn. Sci., vol. 27, no. 2, pp. 105–117, 2013.</text:p>
          </table:table-cell>
        </table:table-row>
        <table:table-row table:style-name="ro1">
          <table:table-cell office:value-type="string" calcext:value-type="string">
            <text:p>Soar</text:p>
          </table:table-cell>
          <table:table-cell office:value-type="string" calcext:value-type="string">
            <text:p>Rosenbloom1985</text:p>
          </table:table-cell>
          <table:table-cell office:value-type="string" calcext:value-type="string">
            <text:p>P. S. Rosenbloom, J. E. Laird, J. McDermott, A. Newell, and E. Orciuch, “R1-Soar: An Experiment in Knowledge-Intensive Programming in a Problem-Solving Architecture,” IEEE Trans. Pattern Anal. Mach. Intell., vol. 7, no. 5, pp. 561–569, 1985.</text:p>
          </table:table-cell>
        </table:table-row>
        <table:table-row table:style-name="ro1">
          <table:table-cell office:value-type="string" calcext:value-type="string">
            <text:p>Soar</text:p>
          </table:table-cell>
          <table:table-cell office:value-type="string" calcext:value-type="string">
            <text:p>Rosenbloom1989</text:p>
          </table:table-cell>
          <table:table-cell office:value-type="string" calcext:value-type="string">
            <text:p>P. Rosenbloom, J. Laird, A. Newell, and R. McCarl, “A preliminary analysis of the SOAR achitecture as a basis for general intelligence,” Tech. Rep. AIP-64, 1992.</text:p>
          </table:table-cell>
        </table:table-row>
        <table:table-row table:style-name="ro1">
          <table:table-cell office:value-type="string" calcext:value-type="string">
            <text:p>Soar</text:p>
          </table:table-cell>
          <table:table-cell office:value-type="string" calcext:value-type="string">
            <text:p>Rosenbloom1987</text:p>
          </table:table-cell>
          <table:table-cell office:value-type="string" calcext:value-type="string">
            <text:p>P. S. Rosenbloom, J. E. Laird, and A. Newell, “Knowledge Level Learning In Soar,” Artif. Intell., vol. 47, no. 1, pp. 289–325, 1987.</text:p>
          </table:table-cell>
        </table:table-row>
        <table:table-row table:style-name="ro1">
          <table:table-cell office:value-type="string" calcext:value-type="string">
            <text:p>Soar</text:p>
          </table:table-cell>
          <table:table-cell office:value-type="string" calcext:value-type="string">
            <text:p>Rosenbloom1991</text:p>
          </table:table-cell>
          <table:table-cell office:value-type="string" calcext:value-type="string">
            <text:p>P. S. Rosenbloom, J. E. Laird, A. Newell, and R. McCarl, “A preliminary analysis of the Soar architecture as a basis for general intelligence,” Artif. Intell., vol. 47, no. 1–3, pp. 289–325, 1991.</text:p>
          </table:table-cell>
        </table:table-row>
        <table:table-row table:style-name="ro1">
          <table:table-cell office:value-type="string" calcext:value-type="string">
            <text:p>Soar</text:p>
          </table:table-cell>
          <table:table-cell office:value-type="string" calcext:value-type="string">
            <text:p>Rosenbloom1989a</text:p>
          </table:table-cell>
          <table:table-cell office:value-type="string" calcext:value-type="string">
            <text:p>P. S. Rosenbloom, A. Newell, and J. E. Laird, “Towards the Knowledge Level in Soar: The Role of the Architecture,” Tech. Rep. AIP-65, 1989.</text:p>
          </table:table-cell>
        </table:table-row>
        <table:table-row table:style-name="ro1">
          <table:table-cell office:value-type="string" calcext:value-type="string">
            <text:p>Soar</text:p>
          </table:table-cell>
          <table:table-cell office:value-type="string" calcext:value-type="string">
            <text:p>Ruiz1989</text:p>
          </table:table-cell>
          <table:table-cell office:value-type="string" calcext:value-type="string">
            <text:p>D. Ruiz and A. Newell, “Tower-noticing triggers strategy-change in the Tower of Hanoi: A Soar model,” Tech. Rep. AIP-66, pp. 522–529, 1989.</text:p>
          </table:table-cell>
        </table:table-row>
        <table:table-row table:style-name="ro1">
          <table:table-cell office:value-type="string" calcext:value-type="string">
            <text:p>Soar</text:p>
          </table:table-cell>
          <table:table-cell office:value-type="string" calcext:value-type="string">
            <text:p>Mohan2009</text:p>
          </table:table-cell>
          <table:table-cell office:value-type="string" calcext:value-type="string">
            <text:p>M. Shiwali and J. E. Laird, “Learning to play Mario,” Tech. Rep. CCA-TR-2009-03, 2009.</text:p>
          </table:table-cell>
        </table:table-row>
        <table:table-row table:style-name="ro1">
          <table:table-cell office:value-type="string" calcext:value-type="string">
            <text:p>Soar</text:p>
          </table:table-cell>
          <table:table-cell office:value-type="string" calcext:value-type="string">
            <text:p>Simon1990</text:p>
          </table:table-cell>
          <table:table-cell office:value-type="string" calcext:value-type="string">
            <text:p>T. Simon, “Modelling human cognitive development with explanation-based learning in Soar,” Tech. Rep. AIP-120, 1990.</text:p>
          </table:table-cell>
        </table:table-row>
        <table:table-row table:style-name="ro1">
          <table:table-cell office:value-type="string" calcext:value-type="string">
            <text:p>Soar</text:p>
          </table:table-cell>
          <table:table-cell office:value-type="string" calcext:value-type="string">
            <text:p>Steier1987</text:p>
          </table:table-cell>
          <table:table-cell office:value-type="string" calcext:value-type="string">
            <text:p>D. M. Steier, J. E. Laird, A. Newell, P. S. Rosenbloom, R. A. Flynn, A. Golding, T. A. Polk, O. G. Shivers, A. Unruh, and G. R. Yost, “Varieties of Learning in SOAR: 1987,” Tech. Rep. AIP-6, 1987.</text:p>
          </table:table-cell>
        </table:table-row>
        <table:table-row table:style-name="ro1">
          <table:table-cell office:value-type="string" calcext:value-type="string">
            <text:p>Soar</text:p>
          </table:table-cell>
          <table:table-cell office:value-type="string" calcext:value-type="string">
            <text:p>Stenger2012</text:p>
          </table:table-cell>
          <table:table-cell office:value-type="string" calcext:value-type="string">
            <text:p>A. Stenger, B. Fernando, and M. Heni, “Autonomous Mission Planning for UAVs: A Cognitive Approach,” Dtsch. Gesellschaft für Luft-und Raumfahrt-Lilienthal-Oberth eV, 2013.</text:p>
          </table:table-cell>
        </table:table-row>
        <table:table-row table:style-name="ro1">
          <table:table-cell office:value-type="string" calcext:value-type="string">
            <text:p>Soar</text:p>
          </table:table-cell>
          <table:table-cell office:value-type="string" calcext:value-type="string">
            <text:p>Wray2004</text:p>
          </table:table-cell>
          <table:table-cell office:value-type="string" calcext:value-type="string">
            <text:p>G. Taylor and R. E. Wray, “Behavior Design Patterns: Engineering Human Behavior Models,” in Behavior Representation in Modeling and Simulation (BRIMS), 2004.</text:p>
          </table:table-cell>
        </table:table-row>
        <table:table-row table:style-name="ro1">
          <table:table-cell office:value-type="string" calcext:value-type="string">
            <text:p>Soar</text:p>
          </table:table-cell>
          <table:table-cell office:value-type="string" calcext:value-type="string">
            <text:p>Wallace2003</text:p>
          </table:table-cell>
          <table:table-cell office:value-type="string" calcext:value-type="string">
            <text:p>S. A. Wallace and J. E. Laird, “Behavior bounding: Toward effective comparisons of agents &amp; humans,” in Proceedings of the IJCAI International Joint Conference on Artificial Intelligence, 2003.</text:p>
          </table:table-cell>
        </table:table-row>
        <table:table-row table:style-name="ro1">
          <table:table-cell office:value-type="string" calcext:value-type="string">
            <text:p>Soar</text:p>
          </table:table-cell>
          <table:table-cell office:value-type="string" calcext:value-type="string">
            <text:p>Wang2006d</text:p>
          </table:table-cell>
          <table:table-cell office:value-type="string" calcext:value-type="string">
            <text:p>Y. Wang and J. E. Laird, “Integrating Semantic Memory into a Cognitive Architecture,” Tech. Rep. CCA-TR-2006-02, 2006.</text:p>
          </table:table-cell>
        </table:table-row>
        <table:table-row table:style-name="ro1">
          <table:table-cell office:value-type="string" calcext:value-type="string">
            <text:p>Soar</text:p>
          </table:table-cell>
          <table:table-cell office:value-type="string" calcext:value-type="string">
            <text:p>Wang2007d</text:p>
          </table:table-cell>
          <table:table-cell office:value-type="string" calcext:value-type="string">
            <text:p>Y. Wang and J. E. Laird, “The importance of action history in decision making and reinforcement learning,” in Proceedings of the Eighth International Conference on Cognitive Modeling, 2007.</text:p>
          </table:table-cell>
        </table:table-row>
        <table:table-row table:style-name="ro1">
          <table:table-cell office:value-type="string" calcext:value-type="string">
            <text:p>Soar</text:p>
          </table:table-cell>
          <table:table-cell office:value-type="string" calcext:value-type="string">
            <text:p>Wintermute2007b</text:p>
          </table:table-cell>
          <table:table-cell office:value-type="string" calcext:value-type="string">
            <text:p>S. Wintermute, J. Xu, and J. Irizarry, “SORTS: Integrating SOAR with a Real-Time Strategy Game,” Tech. Rep. CCA-TR-2007-01, 2007.</text:p>
          </table:table-cell>
        </table:table-row>
        <table:table-row table:style-name="ro1">
          <table:table-cell office:value-type="string" calcext:value-type="string">
            <text:p>Soar</text:p>
          </table:table-cell>
          <table:table-cell office:value-type="string" calcext:value-type="string">
            <text:p>Wintermute2007</text:p>
          </table:table-cell>
          <table:table-cell office:value-type="string" calcext:value-type="string">
            <text:p>S. Wintermute, J. Xu, and J. E. Laird, “SORTS: A Human-Level Approach to Real-Time Strategy AI,” in Proceedings of the Third Artificial Intelligence and Interactive Digital Entertainment Conference (AIIDE-07), 2007, pp. 55–60.</text:p>
          </table:table-cell>
        </table:table-row>
        <table:table-row table:style-name="ro1">
          <table:table-cell office:value-type="string" calcext:value-type="string">
            <text:p>Soar</text:p>
          </table:table-cell>
          <table:table-cell office:value-type="string" calcext:value-type="string">
            <text:p>Wintermute2009a</text:p>
          </table:table-cell>
          <table:table-cell office:value-type="string" calcext:value-type="string">
            <text:p>S. Wintermute, “Integrating Action and Reasoning through Simulation,” in Proceedings of the 2nd Conference on Artificial General Intelligence, 2009.</text:p>
          </table:table-cell>
        </table:table-row>
        <table:table-row table:style-name="ro1">
          <table:table-cell office:value-type="string" calcext:value-type="string">
            <text:p>Soar</text:p>
          </table:table-cell>
          <table:table-cell office:value-type="string" calcext:value-type="string">
            <text:p>Wintermute2009b</text:p>
          </table:table-cell>
          <table:table-cell office:value-type="string" calcext:value-type="string">
            <text:p>S. Wintermute, “Representing Problems (and Plans) Using Imagery,” in AAAI Fall Symposium Series: Multi-Representational Architectures for Human-Level Intelligence, 2009.</text:p>
          </table:table-cell>
        </table:table-row>
        <table:table-row table:style-name="ro1">
          <table:table-cell office:value-type="string" calcext:value-type="string">
            <text:p>Soar</text:p>
          </table:table-cell>
          <table:table-cell office:value-type="string" calcext:value-type="string">
            <text:p>Wintermute2010</text:p>
          </table:table-cell>
          <table:table-cell office:value-type="string" calcext:value-type="string">
            <text:p>S. Wintermute, “Using imagery to simplify perceptual abstraction in reinforcement learning agents,” in Proceedings of the Twenty-Fourth AAAI Conference on Artificial Intelligence, 2010.</text:p>
          </table:table-cell>
        </table:table-row>
        <table:table-row table:style-name="ro1">
          <table:table-cell office:value-type="string" calcext:value-type="string">
            <text:p>Soar</text:p>
          </table:table-cell>
          <table:table-cell office:value-type="string" calcext:value-type="string">
            <text:p>Wintermute2009c</text:p>
          </table:table-cell>
          <table:table-cell office:value-type="string" calcext:value-type="string">
            <text:p>S. Wintermute, “An Overview of Spatial Processing in Soar/SVS Investigator,” Tech. Rep. CCA-TR-2009-01, 2009.</text:p>
          </table:table-cell>
        </table:table-row>
        <table:table-row table:style-name="ro1">
          <table:table-cell office:value-type="string" calcext:value-type="string">
            <text:p>Soar</text:p>
          </table:table-cell>
          <table:table-cell office:value-type="string" calcext:value-type="string">
            <text:p>Wintermute2012</text:p>
          </table:table-cell>
          <table:table-cell office:value-type="string" calcext:value-type="string">
            <text:p>S. Wintermute, “Imagery in cognitive architecture: Representation and control at multiple levels of abstraction,” Cogn. Syst. Res., vol. 19–20, pp. 1–29, 2012.</text:p>
          </table:table-cell>
        </table:table-row>
        <table:table-row table:style-name="ro1">
          <table:table-cell office:value-type="string" calcext:value-type="string">
            <text:p>Soar</text:p>
          </table:table-cell>
          <table:table-cell office:value-type="string" calcext:value-type="string">
            <text:p>Wintermute2007a</text:p>
          </table:table-cell>
          <table:table-cell office:value-type="string" calcext:value-type="string">
            <text:p>S. Wintermute and J. E. Laird, “Predicate Projection in a Bimodal Spatial Reasoning System,” in Proceedings of the Twenty-Second AAAI Conference on Artificial Intelligence, 2007, pp. 1572–1577.</text:p>
          </table:table-cell>
        </table:table-row>
        <table:table-row table:style-name="ro1">
          <table:table-cell office:value-type="string" calcext:value-type="string">
            <text:p>Soar</text:p>
          </table:table-cell>
          <table:table-cell office:value-type="string" calcext:value-type="string">
            <text:p>Wintermute2008a</text:p>
          </table:table-cell>
          <table:table-cell office:value-type="string" calcext:value-type="string">
            <text:p>S. Wintermute and J. E. Laird, “Bimodal Spatial Reasoning with Continuous Motion,” in Proceedings of the Twenty-Third AAAI Conference on Artificial Intelligence, 2008.</text:p>
          </table:table-cell>
        </table:table-row>
        <table:table-row table:style-name="ro1">
          <table:table-cell office:value-type="string" calcext:value-type="string">
            <text:p>Soar</text:p>
          </table:table-cell>
          <table:table-cell office:value-type="string" calcext:value-type="string">
            <text:p>Wintermute2009</text:p>
          </table:table-cell>
          <table:table-cell office:value-type="string" calcext:value-type="string">
            <text:p>S. Wintermute and J. E. Laird, “Imagery as compensation for an imperfect abstract problem representation,” in Proceedings of the 31st Annual Conference of the Cognitive Science Society, 2009.</text:p>
          </table:table-cell>
        </table:table-row>
        <table:table-row table:style-name="ro1">
          <table:table-cell office:value-type="string" calcext:value-type="string">
            <text:p>Soar</text:p>
          </table:table-cell>
          <table:table-cell office:value-type="string" calcext:value-type="string">
            <text:p>Wintermute2008</text:p>
          </table:table-cell>
          <table:table-cell office:value-type="string" calcext:value-type="string">
            <text:p>S. Wintermute and S. D. Lathrop, “AI and Mental Imagery,” in Papers from the 2008 AAAI Fall Symposium Series: Naturally Inspired AI, 2008.</text:p>
          </table:table-cell>
        </table:table-row>
        <table:table-row table:style-name="ro1">
          <table:table-cell office:value-type="string" calcext:value-type="string">
            <text:p>Soar</text:p>
          </table:table-cell>
          <table:table-cell office:value-type="string" calcext:value-type="string">
            <text:p>Wray2002</text:p>
          </table:table-cell>
          <table:table-cell office:value-type="string" calcext:value-type="string">
            <text:p>R. E. Wray, J. E. Laird, A. Nuxoll, and R. M. Jones, “Intelligent opponents for virtual reality trainers,” in Proceedings of the Interservice/Industry Training /Simulation and Education Conference, 2002.</text:p>
          </table:table-cell>
        </table:table-row>
        <table:table-row table:style-name="ro1">
          <table:table-cell office:value-type="string" calcext:value-type="string">
            <text:p>Soar</text:p>
          </table:table-cell>
          <table:table-cell office:value-type="string" calcext:value-type="string">
            <text:p>Jones2002</text:p>
          </table:table-cell>
          <table:table-cell office:value-type="string" calcext:value-type="string">
            <text:p>R. E. Wray, J. C. Beisaw, R. M. Jones, F. V. Koss, P. E. Nielsen, and G. Taylor, “General, Maintainable, Extensible Communications for Computer Generated Forces,” in Proceedings of the 11th Conference on Computer Generated Forces and Behavioral Represetation, 2002, pp. 563–570.</text:p>
          </table:table-cell>
        </table:table-row>
        <table:table-row table:style-name="ro1">
          <table:table-cell office:value-type="string" calcext:value-type="string">
            <text:p>Soar</text:p>
          </table:table-cell>
          <table:table-cell office:value-type="string" calcext:value-type="string">
            <text:p>Wray2003b</text:p>
          </table:table-cell>
          <table:table-cell office:value-type="string" calcext:value-type="string">
            <text:p>R. E. Wray and R. Chong, “Quantitative Explorations of Category Learning with Symbolic Concept Acquisition ATC Task &amp; Human Experimental Results,” in Proceedings of the 5th International Conference on Cognitive Modeling, 2003.</text:p>
          </table:table-cell>
        </table:table-row>
        <table:table-row table:style-name="ro1">
          <table:table-cell office:value-type="string" calcext:value-type="string">
            <text:p>Soar</text:p>
          </table:table-cell>
          <table:table-cell office:value-type="string" calcext:value-type="string">
            <text:p>III2001</text:p>
          </table:table-cell>
          <table:table-cell office:value-type="string" calcext:value-type="string">
            <text:p>R. E. Wray and R. M. Jones, “Resolving contentions between initial and learned knowledge,” in Proceedings of the 2001 International Conference on Artificial Intelligence, 2001.</text:p>
          </table:table-cell>
        </table:table-row>
        <table:table-row table:style-name="ro1">
          <table:table-cell office:value-type="string" calcext:value-type="string">
            <text:p>Soar</text:p>
          </table:table-cell>
          <table:table-cell office:value-type="string" calcext:value-type="string">
            <text:p>Wray2006</text:p>
          </table:table-cell>
          <table:table-cell office:value-type="string" calcext:value-type="string">
            <text:p>R. E. Wray and R. M. Jones, “An Introduction to Soar as an Agent Architecture,” in Cognition and Multi-agent Interaction: From Cognitive Modeling to Social Simulation, R. Sun, Ed. Cambridge University Press, 2005.</text:p>
          </table:table-cell>
        </table:table-row>
        <table:table-row table:style-name="ro1">
          <table:table-cell office:value-type="string" calcext:value-type="string">
            <text:p>Soar</text:p>
          </table:table-cell>
          <table:table-cell office:value-type="string" calcext:value-type="string">
            <text:p>Wray1998</text:p>
          </table:table-cell>
          <table:table-cell office:value-type="string" calcext:value-type="string">
            <text:p>R. E. Wray and J. E. Laird, “Maintaining Consistency in Hierarchical Reasoning,” in Proceedings of the Fifteenth National Conference on Artificial Intelligence, 1998, pp. 928–935.</text:p>
          </table:table-cell>
        </table:table-row>
        <table:table-row table:style-name="ro1">
          <table:table-cell office:value-type="string" calcext:value-type="string">
            <text:p>Soar</text:p>
          </table:table-cell>
          <table:table-cell office:value-type="string" calcext:value-type="string">
            <text:p>Wray2003a</text:p>
          </table:table-cell>
          <table:table-cell office:value-type="string" calcext:value-type="string">
            <text:p>R. E. Wray and J. E. Laird, “An architectural approach to ensuring consistency in hierarchical execution,” J. Artif. Intell. Res., vol. 19, pp. 355–398, 2003.</text:p>
          </table:table-cell>
        </table:table-row>
        <table:table-row table:style-name="ro1">
          <table:table-cell office:value-type="string" calcext:value-type="string">
            <text:p>Soar</text:p>
          </table:table-cell>
          <table:table-cell office:value-type="string" calcext:value-type="string">
            <text:p>Wray2003</text:p>
          </table:table-cell>
          <table:table-cell office:value-type="string" calcext:value-type="string">
            <text:p>R. E. Wray and J. E. Laird, “Variability in Human Behavior Modeling for Military Simulations,” in Behavior Representation in Modeling &amp; Simulation Conference (BRIMS), 2003.</text:p>
          </table:table-cell>
        </table:table-row>
        <table:table-row table:style-name="ro1">
          <table:table-cell office:value-type="string" calcext:value-type="string">
            <text:p>Soar</text:p>
          </table:table-cell>
          <table:table-cell office:value-type="string" calcext:value-type="string">
            <text:p>Wray2004b</text:p>
          </table:table-cell>
          <table:table-cell office:value-type="string" calcext:value-type="string">
            <text:p>R. E. Wray, J. E. Laird, A. Nuxoll, D. Stokes, and A. Kerfoot, “Synthetic Adversaries for Urban Combat Training,” AI Mag., vol. 26, no. 3, pp. 82–92, 2005.</text:p>
          </table:table-cell>
        </table:table-row>
        <table:table-row table:style-name="ro1">
          <table:table-cell office:value-type="string" calcext:value-type="string">
            <text:p>Soar</text:p>
          </table:table-cell>
          <table:table-cell office:value-type="string" calcext:value-type="string">
            <text:p>Wray2004a</text:p>
          </table:table-cell>
          <table:table-cell office:value-type="string" calcext:value-type="string">
            <text:p>R. E. Wray, S. Lisse, and J. Beard, “Investigating Ontology Infrastructures for Execution-Oriented Autonomous Agents,” in Papers from the 2004 AAAI Spring Symposium Series: Knowledge Representation and Ontology for Autonomous Systems, 2004.</text:p>
          </table:table-cell>
        </table:table-row>
        <table:table-row table:style-name="ro1">
          <table:table-cell office:value-type="string" calcext:value-type="string">
            <text:p>Soar</text:p>
          </table:table-cell>
          <table:table-cell office:value-type="string" calcext:value-type="string">
            <text:p>Xu2013</text:p>
          </table:table-cell>
          <table:table-cell office:value-type="string" calcext:value-type="string">
            <text:p>J. Z. Xu and J. E. Laird, “Learning Integrated Symbolic and Continuous Action Models for Continuous Domains,” in Proceedings of the 27th AAAI Conference on Artificial Intelligence, 2013.</text:p>
          </table:table-cell>
        </table:table-row>
        <table:table-row table:style-name="ro1">
          <table:table-cell office:value-type="string" calcext:value-type="string">
            <text:p>Soar</text:p>
          </table:table-cell>
          <table:table-cell office:value-type="string" calcext:value-type="string">
            <text:p>Xu2010</text:p>
          </table:table-cell>
          <table:table-cell office:value-type="string" calcext:value-type="string">
            <text:p>J. Z. Xu and J. E. Laird, “Instance-Based Online Learning of Deterministic Relational Action Models,” in Proceedings of the Twenty-Fourth AAAI Conference on Artificial Intelligence, 2010.</text:p>
          </table:table-cell>
        </table:table-row>
        <table:table-row table:style-name="ro1">
          <table:table-cell office:value-type="string" calcext:value-type="string">
            <text:p>Soar</text:p>
          </table:table-cell>
          <table:table-cell office:value-type="string" calcext:value-type="string">
            <text:p>Xu2009</text:p>
          </table:table-cell>
          <table:table-cell office:value-type="string" calcext:value-type="string">
            <text:p>J. Xu, S. Wintermute, Y. Wang, and J. Laird, “Transferring Learned Search Heuristics,” Tech. Rep. CCA-TR-2009-04, 2009.</text:p>
          </table:table-cell>
        </table:table-row>
        <table:table-row table:style-name="ro1">
          <table:table-cell office:value-type="string" calcext:value-type="string">
            <text:p>SPA</text:p>
          </table:table-cell>
          <table:table-cell office:value-type="string" calcext:value-type="string">
            <text:p>Aubin2016</text:p>
          </table:table-cell>
          <table:table-cell office:value-type="string" calcext:value-type="string">
            <text:p>S. Aubin, A. R. Voelker, and C. Eliasmith, “Improving with Practice: A Neural Model of Mathematical Development,” in Proceedings of the 38th Annual Conference of the Cognitive Science Society, 2016, pp. 2012–2026.</text:p>
          </table:table-cell>
        </table:table-row>
        <table:table-row table:style-name="ro1">
          <table:table-cell office:value-type="string" calcext:value-type="string">
            <text:p>SPA</text:p>
          </table:table-cell>
          <table:table-cell office:value-type="string" calcext:value-type="string">
            <text:p>Bekolay2014</text:p>
          </table:table-cell>
          <table:table-cell office:value-type="string" calcext:value-type="string">
            <text:p>T. Bekolay, J. Bergstra, E. Hunsberger, T. Dewolf, T. C. Stewart, D. Rasmussen, X. Choo, A. R. Voelker, and C. Eliasmith, “Nengo: a Python tool for building large-scale functional brain models,” Front. Neuroinform., vol. 7, no. 48, 2014.</text:p>
          </table:table-cell>
        </table:table-row>
        <table:table-row table:style-name="ro1">
          <table:table-cell office:value-type="string" calcext:value-type="string">
            <text:p>SPA</text:p>
          </table:table-cell>
          <table:table-cell office:value-type="string" calcext:value-type="string">
            <text:p>Bekolay2013</text:p>
          </table:table-cell>
          <table:table-cell office:value-type="string" calcext:value-type="string">
            <text:p>T. Bekolay, C. Kolbeck, and C. Eliasmith, “Simultaneous unsupervised and supervised learning of cognitive functions in biologically plausible spiking neural networks,” in Proceedings of the 35th Annual Conference of the Cognitive Science Society, 2013, no. 7, pp. 169–174.</text:p>
          </table:table-cell>
        </table:table-row>
        <table:table-row table:style-name="ro1">
          <table:table-cell office:value-type="string" calcext:value-type="string">
            <text:p>SPA</text:p>
          </table:table-cell>
          <table:table-cell office:value-type="string" calcext:value-type="string">
            <text:p>Berzish2016</text:p>
          </table:table-cell>
          <table:table-cell office:value-type="string" calcext:value-type="string">
            <text:p>M. Berzish, C. Eliasmith, and B. Tripp, “Real-Time FPGA Simulation of Surrogate Models of Large Spiking Networks,” in Proceedings of the International Conference on Artificial Neural Networks, 2016.</text:p>
          </table:table-cell>
        </table:table-row>
        <table:table-row table:style-name="ro1">
          <table:table-cell office:value-type="string" calcext:value-type="string">
            <text:p>SPA</text:p>
          </table:table-cell>
          <table:table-cell office:value-type="string" calcext:value-type="string">
            <text:p>Blouw2016</text:p>
          </table:table-cell>
          <table:table-cell office:value-type="string" calcext:value-type="string">
            <text:p>P. Blouw and C. Eliasmith, “Constraint-Based Parsing with Distributed Representations,” in Proceedings of the 38th Annual Conference of the Cognitive Science Society, 2016, pp. 238–243.</text:p>
          </table:table-cell>
        </table:table-row>
        <table:table-row table:style-name="ro1">
          <table:table-cell office:value-type="string" calcext:value-type="string">
            <text:p>SPA</text:p>
          </table:table-cell>
          <table:table-cell office:value-type="string" calcext:value-type="string">
            <text:p>Blouw2016a</text:p>
          </table:table-cell>
          <table:table-cell office:value-type="string" calcext:value-type="string">
            <text:p>P. Blouw, C. Eliasmith, and B. P. Tripp, “A scaleable spiking neural model of action planning,” in Proceedings of the 38th Annual Conference of the Cognitive Science Society, 2016.</text:p>
          </table:table-cell>
        </table:table-row>
        <table:table-row table:style-name="ro1">
          <table:table-cell office:value-type="string" calcext:value-type="string">
            <text:p>SPA</text:p>
          </table:table-cell>
          <table:table-cell office:value-type="string" calcext:value-type="string">
            <text:p>Blouw2015</text:p>
          </table:table-cell>
          <table:table-cell office:value-type="string" calcext:value-type="string">
            <text:p>P. Blouw, E. Solodkin, P. Thagard, and C. Eliasmith, “Concepts as Semantic Pointers: A Framework and Computational Model,” pp. 1–35, 2015.</text:p>
          </table:table-cell>
        </table:table-row>
        <table:table-row table:style-name="ro1">
          <table:table-cell office:value-type="string" calcext:value-type="string">
            <text:p>SPA</text:p>
          </table:table-cell>
          <table:table-cell office:value-type="string" calcext:value-type="string">
            <text:p>Choo2013</text:p>
          </table:table-cell>
          <table:table-cell office:value-type="string" calcext:value-type="string">
            <text:p>X. Choo and C. Eliasmith, “General Instruction Following in a Large-Scale Biologically Plausible Brain Model,” in Proceedings of the 35th Annual Conference of the Cognitive Science Society, 2013, pp. 322–327.</text:p>
          </table:table-cell>
        </table:table-row>
        <table:table-row table:style-name="ro1">
          <table:table-cell office:value-type="string" calcext:value-type="string">
            <text:p>SPA</text:p>
          </table:table-cell>
          <table:table-cell office:value-type="string" calcext:value-type="string">
            <text:p>Crawford2010</text:p>
          </table:table-cell>
          <table:table-cell office:value-type="string" calcext:value-type="string">
            <text:p>E. Crawford, M. Gingerich, and C. Eliasmith, “Biologically Plausible, Human-scale Knowledge Representation,” Cogn. Sci., vol. 40, no. 4, pp. 412–417, 2015.</text:p>
          </table:table-cell>
        </table:table-row>
        <table:table-row table:style-name="ro1">
          <table:table-cell office:value-type="string" calcext:value-type="string">
            <text:p>SPA</text:p>
          </table:table-cell>
          <table:table-cell office:value-type="string" calcext:value-type="string">
            <text:p>Eliasmith2013</text:p>
          </table:table-cell>
          <table:table-cell office:value-type="string" calcext:value-type="string">
            <text:p>C. Eliasmith, How to build a brain: A neural architecture for biological cognition. Oxford University Press, 2013.</text:p>
          </table:table-cell>
        </table:table-row>
        <table:table-row table:style-name="ro1">
          <table:table-cell office:value-type="string" calcext:value-type="string">
            <text:p>SPA</text:p>
          </table:table-cell>
          <table:table-cell office:value-type="string" calcext:value-type="string">
            <text:p>Eliasmith2014</text:p>
          </table:table-cell>
          <table:table-cell office:value-type="string" calcext:value-type="string">
            <text:p>C. Eliasmith, “How to build large, multi-scale, functional brain models,” BMC Neurosci., vol. 15, no. A1, 2014.</text:p>
          </table:table-cell>
        </table:table-row>
        <table:table-row table:style-name="ro1">
          <table:table-cell office:value-type="string" calcext:value-type="string">
            <text:p>SPA</text:p>
          </table:table-cell>
          <table:table-cell office:value-type="string" calcext:value-type="string">
            <text:p>Eliasmith2015</text:p>
          </table:table-cell>
          <table:table-cell office:value-type="string" calcext:value-type="string">
            <text:p>C. Eliasmith, “Building a Behaving Brain,” in The Future of the Brain: Essays by the World’s Leading Neuroscientists, G. Marcus and J. Freeman, Eds. Princeton University Press, 2015.</text:p>
          </table:table-cell>
        </table:table-row>
        <table:table-row table:style-name="ro1">
          <table:table-cell office:value-type="string" calcext:value-type="string">
            <text:p>SPA</text:p>
          </table:table-cell>
          <table:table-cell office:value-type="string" calcext:value-type="string">
            <text:p>Eliasmith2016</text:p>
          </table:table-cell>
          <table:table-cell office:value-type="string" calcext:value-type="string">
            <text:p>C. Eliasmith, J. Gosmann, X. Choo, and N. C. Feb, “BioSpaun: A large-scale behaving brain model with complex neurons,” arXiv:1602.05220, 2016.</text:p>
          </table:table-cell>
        </table:table-row>
        <table:table-row table:style-name="ro1">
          <table:table-cell office:value-type="string" calcext:value-type="string">
            <text:p>SPA</text:p>
          </table:table-cell>
          <table:table-cell office:value-type="string" calcext:value-type="string">
            <text:p>Eliasmith2015a</text:p>
          </table:table-cell>
          <table:table-cell office:value-type="string" calcext:value-type="string">
            <text:p>C. Eliasmith and C. Kolbeck, “Marr’s Attacks: On Reductionism and Vagueness,” Top. Cogn. Sci., pp. 1–13, 2015.</text:p>
          </table:table-cell>
        </table:table-row>
        <table:table-row table:style-name="ro1">
          <table:table-cell office:value-type="string" calcext:value-type="string">
            <text:p>SPA</text:p>
          </table:table-cell>
          <table:table-cell office:value-type="string" calcext:value-type="string">
            <text:p>Eliasmith2012</text:p>
          </table:table-cell>
          <table:table-cell office:value-type="string" calcext:value-type="string">
            <text:p>C. Eliasmith and T. C. Stewart, “A Large-Scale Model of the Functioning Brain,” Science, vol. 338, no. 1202, 2012.</text:p>
          </table:table-cell>
        </table:table-row>
        <table:table-row table:style-name="ro1">
          <table:table-cell office:value-type="string" calcext:value-type="string">
            <text:p>SPA</text:p>
          </table:table-cell>
          <table:table-cell office:value-type="string" calcext:value-type="string">
            <text:p>Eliasmith2014a</text:p>
          </table:table-cell>
          <table:table-cell office:value-type="string" calcext:value-type="string">
            <text:p>C. Eliasmith and O. Trujillo, “The use and abuse of large-scale brain models,” Curr. Opin. Neurobiol., vol. 25, pp. 1–6, 2014.</text:p>
          </table:table-cell>
        </table:table-row>
        <table:table-row table:style-name="ro1">
          <table:table-cell office:value-type="string" calcext:value-type="string">
            <text:p>SPA</text:p>
          </table:table-cell>
          <table:table-cell office:value-type="string" calcext:value-type="string">
            <text:p>Gosmann2017</text:p>
          </table:table-cell>
          <table:table-cell office:value-type="string" calcext:value-type="string">
            <text:p>J. Gosmann and C. Eliasmith, “Automatic Optimization of the Computation Graph in the Nengo Neural Network Simulator,” Front. Neuroinform., vol. 11, no. 33, 2017.</text:p>
          </table:table-cell>
        </table:table-row>
        <table:table-row table:style-name="ro1">
          <table:table-cell office:value-type="string" calcext:value-type="string">
            <text:p>SPA</text:p>
          </table:table-cell>
          <table:table-cell office:value-type="string" calcext:value-type="string">
            <text:p>Gosmann2016a</text:p>
          </table:table-cell>
          <table:table-cell office:value-type="string" calcext:value-type="string">
            <text:p>J. Gosmann and C. Eliasmith, “Optimizing Semantic Pointer Representations for Symbol-Like Processing in Spiking Neural Networks,” PLoS One, vol. 11, no. 2, 2016.</text:p>
          </table:table-cell>
        </table:table-row>
        <table:table-row table:style-name="ro1">
          <table:table-cell office:value-type="string" calcext:value-type="string">
            <text:p>SPA</text:p>
          </table:table-cell>
          <table:table-cell office:value-type="string" calcext:value-type="string">
            <text:p>Gosmann2016</text:p>
          </table:table-cell>
          <table:table-cell office:value-type="string" calcext:value-type="string">
            <text:p>J. Gosmann and C. Eliasmith, “A Spiking Neural Model of the n-Back Task,” in Proceedings of the 38th Annual Conference of the Cognitive Science Society, 2016.</text:p>
          </table:table-cell>
        </table:table-row>
        <table:table-row table:style-name="ro1">
          <table:table-cell office:value-type="string" calcext:value-type="string">
            <text:p>SPA</text:p>
          </table:table-cell>
          <table:table-cell office:value-type="string" calcext:value-type="string">
            <text:p>Gosmann2017a</text:p>
          </table:table-cell>
          <table:table-cell office:value-type="string" calcext:value-type="string">
            <text:p>I. Kajić, J. Gosmann, T. C. Stewart, and T. Wennekers, “A Spiking Neuron Model of Word Associations for the Remote Associates Test,” Front. Psychol., vol. 8, 2017.</text:p>
          </table:table-cell>
        </table:table-row>
        <table:table-row table:style-name="ro1">
          <table:table-cell office:value-type="string" calcext:value-type="string">
            <text:p>SPA</text:p>
          </table:table-cell>
          <table:table-cell office:value-type="string" calcext:value-type="string">
            <text:p>Hunsberger2013</text:p>
          </table:table-cell>
          <table:table-cell office:value-type="string" calcext:value-type="string">
            <text:p>E. Hunsberger, P. Blouw, J. Bergstra, and C. Eliasmith, “A Neural Model of Human Image Categorization,” in CogSci, 2013.</text:p>
          </table:table-cell>
        </table:table-row>
        <table:table-row table:style-name="ro1">
          <table:table-cell office:value-type="string" calcext:value-type="string">
            <text:p>SPA</text:p>
          </table:table-cell>
          <table:table-cell office:value-type="string" calcext:value-type="string">
            <text:p>Komer2016</text:p>
          </table:table-cell>
          <table:table-cell office:value-type="string" calcext:value-type="string">
            <text:p>B. Komer and C. Eliasmith, “A unified theoretical approach for biological cognition and learning,” Curr. Opin. Behav. Sci., vol. 11, pp. 14–20, 2016.</text:p>
          </table:table-cell>
        </table:table-row>
        <table:table-row table:style-name="ro1">
          <table:table-cell office:value-type="string" calcext:value-type="string">
            <text:p>SPA</text:p>
          </table:table-cell>
          <table:table-cell office:value-type="string" calcext:value-type="string">
            <text:p>Kroger2016</text:p>
          </table:table-cell>
          <table:table-cell office:value-type="string" calcext:value-type="string">
            <text:p>B. J. Kröger, E. Crawford, T. Bekolay, and C. Eliasmith, “Modeling Interactions between Speech Production and Perception: Speech Error Detection at Semantic and Phonological Levels and the Inner Speech Loop,” Front. Comput. Neurosci., vol. 10, no. 51, 2016.</text:p>
          </table:table-cell>
        </table:table-row>
        <table:table-row table:style-name="ro1">
          <table:table-cell office:value-type="string" calcext:value-type="string">
            <text:p>SPA</text:p>
          </table:table-cell>
          <table:table-cell office:value-type="string" calcext:value-type="string">
            <text:p>Rasmussen2013</text:p>
          </table:table-cell>
          <table:table-cell office:value-type="string" calcext:value-type="string">
            <text:p>D. Rasmussen and C. Eliasmith, “Modeling Brain Function Current Developments and Future Prospects,” JAMA Neurol., vol. 70, no. 10, pp. 1325–1329, 2013.</text:p>
          </table:table-cell>
        </table:table-row>
        <table:table-row table:style-name="ro1">
          <table:table-cell office:value-type="string" calcext:value-type="string">
            <text:p>SPA</text:p>
          </table:table-cell>
          <table:table-cell office:value-type="string" calcext:value-type="string">
            <text:p>Schroder2014</text:p>
          </table:table-cell>
          <table:table-cell office:value-type="string" calcext:value-type="string">
            <text:p>T. Schroder and P. Thagard, “Priming: Constraint Satisfaction and Interactive Competition,” Soc. Cogn., vol. 32, pp. 152–167, 2014.</text:p>
          </table:table-cell>
        </table:table-row>
        <table:table-row table:style-name="ro1">
          <table:table-cell office:value-type="string" calcext:value-type="string">
            <text:p>SPA</text:p>
          </table:table-cell>
          <table:table-cell office:value-type="string" calcext:value-type="string">
            <text:p>Senft2015</text:p>
          </table:table-cell>
          <table:table-cell office:value-type="string" calcext:value-type="string">
            <text:p>V. Senft, T. Stewart, T. Bekolay, C. Eliasmith, and B. J. Kroger, “Reduction of dopamine in basal ganglia and its effects on syllable sequencing in speech: A computer simulation study,” Basal Ganglia, vol. 6, no. 1, 2016.</text:p>
          </table:table-cell>
        </table:table-row>
        <table:table-row table:style-name="ro1">
          <table:table-cell office:value-type="string" calcext:value-type="string">
            <text:p>SPA</text:p>
          </table:table-cell>
          <table:table-cell office:value-type="string" calcext:value-type="string">
            <text:p>Sharma2016</text:p>
          </table:table-cell>
          <table:table-cell office:value-type="string" calcext:value-type="string">
            <text:p>S. Sharma, S. Aubin, and C. Eliasmith, “Large-scale cognitive model design using the Nengo neural simulator,” Biol. Inspired Cogn. Archit., 2016.</text:p>
          </table:table-cell>
        </table:table-row>
        <table:table-row table:style-name="ro1">
          <table:table-cell office:value-type="string" calcext:value-type="string">
            <text:p>SPA</text:p>
          </table:table-cell>
          <table:table-cell office:value-type="string" calcext:value-type="string">
            <text:p>Stewart2015</text:p>
          </table:table-cell>
          <table:table-cell office:value-type="string" calcext:value-type="string">
            <text:p>T. C. Stewart, P. Blouw, and C. Eliasmith, “Explorations in Distributed Recurrent Biological Parsing,” in International Conference on Cognitive Modelling, 2015.</text:p>
          </table:table-cell>
        </table:table-row>
        <table:table-row table:style-name="ro1">
          <table:table-cell office:value-type="string" calcext:value-type="string">
            <text:p>SPA</text:p>
          </table:table-cell>
          <table:table-cell office:value-type="string" calcext:value-type="string">
            <text:p>Stewart2012</text:p>
          </table:table-cell>
          <table:table-cell office:value-type="string" calcext:value-type="string">
            <text:p>T. C. Stewart, F.-X. Choo, and C. Eliasmith, “Spaun: A Perception-Cognition-Action Model Using Spiking Neurons,” in Proceedings of the 34th Annual Conference of the Cognitive Science Society, 2012.</text:p>
          </table:table-cell>
        </table:table-row>
        <table:table-row table:style-name="ro1">
          <table:table-cell office:value-type="string" calcext:value-type="string">
            <text:p>SPA</text:p>
          </table:table-cell>
          <table:table-cell office:value-type="string" calcext:value-type="string">
            <text:p>Stewart2010</text:p>
          </table:table-cell>
          <table:table-cell office:value-type="string" calcext:value-type="string">
            <text:p>T. C. Stewart, X. Choo, and C. Eliasmith, “Symbolic Reasoning in Spiking Neurons: A Model of the Cortex/Basal Ganglia/Thalamus Loop,” in Proceedings of the 32nd Annual Meeting of the Cognitive Science Society, 2010.</text:p>
          </table:table-cell>
        </table:table-row>
        <table:table-row table:style-name="ro1">
          <table:table-cell office:value-type="string" calcext:value-type="string">
            <text:p>SPA</text:p>
          </table:table-cell>
          <table:table-cell office:value-type="string" calcext:value-type="string">
            <text:p>Stewart2014</text:p>
          </table:table-cell>
          <table:table-cell office:value-type="string" calcext:value-type="string">
            <text:p>T. C. Stewart, X. Choo, and C. Eliasmith, “Sentence processing in spiking neurons: A biologically plausible left-corner parser,” in Proceedings of the 36th Annual Conference of the Cognitive Science Society, 2014, pp. 1533–1538.</text:p>
          </table:table-cell>
        </table:table-row>
        <table:table-row table:style-name="ro1">
          <table:table-cell office:value-type="string" calcext:value-type="string">
            <text:p>SPA</text:p>
          </table:table-cell>
          <table:table-cell office:value-type="string" calcext:value-type="string">
            <text:p>Stewart2013</text:p>
          </table:table-cell>
          <table:table-cell office:value-type="string" calcext:value-type="string">
            <text:p>T. C. Stewart and C. Eliasmith, “Parsing Sequentially Presented Commands in a Large-Scale Biologically Realistic Brain Model,” in Proceedings of the 35th Annual Conference of the Cognitive Science Society, 2013, pp. 3460–3467.</text:p>
          </table:table-cell>
        </table:table-row>
        <table:table-row table:style-name="ro1">
          <table:table-cell office:value-type="string" calcext:value-type="string">
            <text:p>SPA</text:p>
          </table:table-cell>
          <table:table-cell office:value-type="string" calcext:value-type="string">
            <text:p>Stewart2014a</text:p>
          </table:table-cell>
          <table:table-cell office:value-type="string" calcext:value-type="string">
            <text:p>T. C. Stewart and C. Eliasmith, “Large-Scale Synthesis of Functional Spiking Neural Circuits,” Proc. IEEE, vol. 102, no. 5, pp. 881–898, 2014.</text:p>
          </table:table-cell>
        </table:table-row>
        <table:table-row table:style-name="ro1">
          <table:table-cell office:value-type="string" calcext:value-type="string">
            <text:p>SPA</text:p>
          </table:table-cell>
          <table:table-cell office:value-type="string" calcext:value-type="string">
            <text:p>Tripp2016</text:p>
          </table:table-cell>
          <table:table-cell office:value-type="string" calcext:value-type="string">
            <text:p>B. Tripp and C. Eliasmith, “Function approximation in inhibitory networks,” Neural Networks, vol. 77, pp. 95–106, 2016.</text:p>
          </table:table-cell>
        </table:table-row>
        <table:table-row table:style-name="ro1">
          <table:table-cell office:value-type="string" calcext:value-type="string">
            <text:p>SPA</text:p>
          </table:table-cell>
          <table:table-cell office:value-type="string" calcext:value-type="string">
            <text:p>Trujillo2014</text:p>
          </table:table-cell>
          <table:table-cell office:value-type="string" calcext:value-type="string">
            <text:p>O. Trujillo and C. Eliasmith, “A spiking-neuron model of memory encoding and replay in hippocampus,” in BMC Neuroscience, 2014, vol. 15, no. Suppl 1.</text:p>
          </table:table-cell>
        </table:table-row>
        <table:table-row table:style-name="ro1">
          <table:table-cell office:value-type="string" calcext:value-type="string">
            <text:p>SPA</text:p>
          </table:table-cell>
          <table:table-cell office:value-type="string" calcext:value-type="string">
            <text:p>Voelker2014</text:p>
          </table:table-cell>
          <table:table-cell office:value-type="string" calcext:value-type="string">
            <text:p>A. R. Voelker, E. Crawford, and C. Eliasmith, “Learning large-scale heteroassociative memories in spiking neurons,” in Unconventional Computation and Natural Computation, 2014.</text:p>
          </table:table-cell>
        </table:table-row>
        <table:table-row table:style-name="ro1">
          <table:table-cell office:value-type="string" calcext:value-type="string">
            <text:p>STAR</text:p>
          </table:table-cell>
          <table:table-cell office:value-type="string" calcext:value-type="string">
            <text:p>Bruce2005</text:p>
          </table:table-cell>
          <table:table-cell office:value-type="string" calcext:value-type="string">
            <text:p>N. Bruce and J. Tsotsos, “Attention based on information maximization,” in Journal of Vision, 2007, vol. 7, no. 9, pp. 950–950.</text:p>
          </table:table-cell>
        </table:table-row>
        <table:table-row table:style-name="ro1">
          <table:table-cell office:value-type="string" calcext:value-type="string">
            <text:p>STAR</text:p>
          </table:table-cell>
          <table:table-cell office:value-type="string" calcext:value-type="string">
            <text:p>Kotseruba2016</text:p>
          </table:table-cell>
          <table:table-cell office:value-type="string" calcext:value-type="string">
            <text:p>I. Kotseruba, “Visual Attention in Dynamic Environments and Its Application To Playing Online Games,” MSc Thesis, 2016.</text:p>
          </table:table-cell>
        </table:table-row>
        <table:table-row table:style-name="ro1">
          <table:table-cell office:value-type="string" calcext:value-type="string">
            <text:p>STAR</text:p>
          </table:table-cell>
          <table:table-cell office:value-type="string" calcext:value-type="string">
            <text:p>Kruijne2011</text:p>
          </table:table-cell>
          <table:table-cell office:value-type="string" calcext:value-type="string">
            <text:p>W. Kruijne and J. K. Tsotsos, “Visuo-cognitive Routines: reinterpreting the theory of visual routines as a framework for visual cognition.,” 2011.</text:p>
          </table:table-cell>
        </table:table-row>
        <table:table-row table:style-name="ro1">
          <table:table-cell office:value-type="string" calcext:value-type="string">
            <text:p>STAR</text:p>
          </table:table-cell>
          <table:table-cell office:value-type="string" calcext:value-type="string">
            <text:p>Tsotsos2011</text:p>
          </table:table-cell>
          <table:table-cell office:value-type="string" calcext:value-type="string">
            <text:p>J. K. Tsotsos, A computational perspective on visual attention. MIT Press, 2011.</text:p>
          </table:table-cell>
        </table:table-row>
        <table:table-row table:style-name="ro1">
          <table:table-cell office:value-type="string" calcext:value-type="string">
            <text:p>STAR</text:p>
          </table:table-cell>
          <table:table-cell office:value-type="string" calcext:value-type="string">
            <text:p>Tsotsos2016</text:p>
          </table:table-cell>
          <table:table-cell office:value-type="string" calcext:value-type="string">
            <text:p>J. K. Tsotsos, I. Kotseruba, and C. Wloka, “A Focus on Selection for Fixation,” J. Eye Mov. Res., vol. 9, no. 5, pp. 1–34, 2016.</text:p>
          </table:table-cell>
        </table:table-row>
        <table:table-row table:style-name="ro1">
          <table:table-cell office:value-type="string" calcext:value-type="string">
            <text:p>STAR</text:p>
          </table:table-cell>
          <table:table-cell office:value-type="string" calcext:value-type="string">
            <text:p>Tsotsos2014</text:p>
          </table:table-cell>
          <table:table-cell office:value-type="string" calcext:value-type="string">
            <text:p>J. K. Tsotsos and W. Kruijne, “Cognitive programs: Software for attention’s executive,” Front. Psychol., vol. 5, pp. 1–16, 2014.</text:p>
          </table:table-cell>
        </table:table-row>
        <table:table-row table:style-name="ro1">
          <table:table-cell office:value-type="string" calcext:value-type="string">
            <text:p>STAR</text:p>
          </table:table-cell>
          <table:table-cell office:value-type="string" calcext:value-type="string">
            <text:p>Ullman1984</text:p>
          </table:table-cell>
          <table:table-cell office:value-type="string" calcext:value-type="string">
            <text:p>S. Ullman, “Visual routines,” Readings Cogn. Sci. A Perspect. from Psychol. Artif. Intell., vol. 18, no. 1–3, pp. 548–579, 2013.</text:p>
          </table:table-cell>
        </table:table-row>
        <table:table-row table:style-name="ro1">
          <table:table-cell office:value-type="string" calcext:value-type="string">
            <text:p>STAR</text:p>
          </table:table-cell>
          <table:table-cell office:value-type="string" calcext:value-type="string">
            <text:p>Wloka2012</text:p>
          </table:table-cell>
          <table:table-cell office:value-type="string" calcext:value-type="string">
            <text:p>C. Wloka, Integrating Overt and Covert Attention Using Peripheral and Central Processing Streams. MSc Thesis. York University, 2012.</text:p>
          </table:table-cell>
        </table:table-row>
        <table:table-row table:style-name="ro1">
          <table:table-cell office:value-type="string" calcext:value-type="string">
            <text:p>Subsumption</text:p>
          </table:table-cell>
          <table:table-cell office:value-type="string" calcext:value-type="string">
            <text:p>Brooks1990</text:p>
          </table:table-cell>
          <table:table-cell office:value-type="string" calcext:value-type="string">
            <text:p>R. A. Brooks, “Elephants don’t play chess,” Rob. Auton. Syst., vol. 6, no. 1–2, pp. 3–15, 1990.</text:p>
          </table:table-cell>
        </table:table-row>
        <table:table-row table:style-name="ro1">
          <table:table-cell office:value-type="string" calcext:value-type="string">
            <text:p>Subsumption</text:p>
          </table:table-cell>
          <table:table-cell office:value-type="string" calcext:value-type="string">
            <text:p>Brooks1987</text:p>
          </table:table-cell>
          <table:table-cell office:value-type="string" calcext:value-type="string">
            <text:p>R. A. Brooks, “Planning is just a way of avoiding figuring out what to do next,” Tech. Rep. Work. Pap. 303, 1987.</text:p>
          </table:table-cell>
        </table:table-row>
        <table:table-row table:style-name="ro1">
          <table:table-cell office:value-type="string" calcext:value-type="string">
            <text:p>Subsumption</text:p>
          </table:table-cell>
          <table:table-cell office:value-type="string" calcext:value-type="string">
            <text:p>Brooks1986a</text:p>
          </table:table-cell>
          <table:table-cell office:value-type="string" calcext:value-type="string">
            <text:p>R. A. Brooks, “A Robust Layered Control System For A Mobile Robot,” IEEE J. Robot. Autom., vol. 2, no. 1, pp. 14–23, 1986.</text:p>
          </table:table-cell>
        </table:table-row>
        <table:table-row table:style-name="ro1">
          <table:table-cell office:value-type="string" calcext:value-type="string">
            <text:p>Subsumption</text:p>
          </table:table-cell>
          <table:table-cell office:value-type="string" calcext:value-type="string">
            <text:p>Brooks</text:p>
          </table:table-cell>
          <table:table-cell office:value-type="string" calcext:value-type="string">
            <text:p>R. A. Brooks, “A robot that walks; emergent behaviors from a carefully evolved network,” Neural Comput., vol. 1, no. 2, pp. 253–262, 1989.</text:p>
          </table:table-cell>
        </table:table-row>
        <table:table-row table:style-name="ro1">
          <table:table-cell office:value-type="string" calcext:value-type="string">
            <text:p>Subsumption</text:p>
          </table:table-cell>
          <table:table-cell office:value-type="string" calcext:value-type="string">
            <text:p>Brooks1985</text:p>
          </table:table-cell>
          <table:table-cell office:value-type="string" calcext:value-type="string">
            <text:p>R. A. Brooks, “A Robust Layered Control System for a Mobile Robot,” IEEE J. Robot. Autom., vol. 2, no. 1, pp. 14–23, 1985.</text:p>
          </table:table-cell>
        </table:table-row>
        <table:table-row table:style-name="ro1">
          <table:table-cell office:value-type="string" calcext:value-type="string">
            <text:p>Subsumption</text:p>
          </table:table-cell>
          <table:table-cell office:value-type="string" calcext:value-type="string">
            <text:p>Brooks1989</text:p>
          </table:table-cell>
          <table:table-cell office:value-type="string" calcext:value-type="string">
            <text:p>R. A. Brooks and A. M. Flynn, “Fast, Cheap and Out of Control: a Robot Invasion of the Solar System,” J. Br. Interplanet. Soc., vol. 42, pp. 478–485, 1989.</text:p>
          </table:table-cell>
        </table:table-row>
        <table:table-row table:style-name="ro1">
          <table:table-cell office:value-type="string" calcext:value-type="string">
            <text:p>Subsumption</text:p>
          </table:table-cell>
          <table:table-cell office:value-type="string" calcext:value-type="string">
            <text:p>Brooks1989a</text:p>
          </table:table-cell>
          <table:table-cell office:value-type="string" calcext:value-type="string">
            <text:p>R. A. Brooks and A. M. Flynn, “Robot Beings,” in Proceedings of the IEEE/RSJ International Workshop on Intelligent Robots and Systems, 1989, pp. 2–10.</text:p>
          </table:table-cell>
        </table:table-row>
        <table:table-row table:style-name="ro1">
          <table:table-cell office:value-type="string" calcext:value-type="string">
            <text:p>Subsumption</text:p>
          </table:table-cell>
          <table:table-cell office:value-type="string" calcext:value-type="string">
            <text:p>Brooks1988</text:p>
          </table:table-cell>
          <table:table-cell office:value-type="string" calcext:value-type="string">
            <text:p>R. A. Brooks, A. M. Flynn, and T. Marill, “Self calibration of motion and stereo vision for mobile robot navigation,” in Proceedings of the Darpa Image Understanding Workshop, 1988, pp. 398–410.</text:p>
          </table:table-cell>
        </table:table-row>
        <table:table-row table:style-name="ro1">
          <table:table-cell office:value-type="string" calcext:value-type="string">
            <text:p>Subsumption</text:p>
          </table:table-cell>
          <table:table-cell office:value-type="string" calcext:value-type="string">
            <text:p>Brooks1986</text:p>
          </table:table-cell>
          <table:table-cell office:value-type="string" calcext:value-type="string">
            <text:p>R. Brooks and J. Connell, “Asynchronous distributed control system for a mobile robot,” Proc. SPIE, vol. 727, pp. 77–84, 1986.</text:p>
          </table:table-cell>
        </table:table-row>
        <table:table-row table:style-name="ro1">
          <table:table-cell office:value-type="string" calcext:value-type="string">
            <text:p>Subsumption</text:p>
          </table:table-cell>
          <table:table-cell office:value-type="string" calcext:value-type="string">
            <text:p>Connell1992</text:p>
          </table:table-cell>
          <table:table-cell office:value-type="string" calcext:value-type="string">
            <text:p>J. H. Connell, “SSS: a hybrid architecture applied to robot navigation,” in Proceedings 1992 IEEE International Conference on Robotics and Automation, 1992, pp. 2719–2724.</text:p>
          </table:table-cell>
        </table:table-row>
        <table:table-row table:style-name="ro1">
          <table:table-cell office:value-type="string" calcext:value-type="string">
            <text:p>Subsumption</text:p>
          </table:table-cell>
          <table:table-cell office:value-type="string" calcext:value-type="string">
            <text:p>Connell1987</text:p>
          </table:table-cell>
          <table:table-cell office:value-type="string" calcext:value-type="string">
            <text:p>J. H. Connell, “Creature Design with the Subsumption Architecture,” in Proceedings of the International Joint Conference on Artificial Intelligence, 1987.</text:p>
          </table:table-cell>
        </table:table-row>
        <table:table-row table:style-name="ro1">
          <table:table-cell office:value-type="string" calcext:value-type="string">
            <text:p>Subsumption</text:p>
          </table:table-cell>
          <table:table-cell office:value-type="string" calcext:value-type="string">
            <text:p>Connell1989</text:p>
          </table:table-cell>
          <table:table-cell office:value-type="string" calcext:value-type="string">
            <text:p>J. H. Connell, “A Behavior Based Arm Controller,” IEEE Trans. Robot. Autom., vol. 5, no. 6, pp. 784–791, 1989.</text:p>
          </table:table-cell>
        </table:table-row>
        <table:table-row table:style-name="ro1">
          <table:table-cell office:value-type="string" calcext:value-type="string">
            <text:p>Subsumption</text:p>
          </table:table-cell>
          <table:table-cell office:value-type="string" calcext:value-type="string">
            <text:p>Flynn1989</text:p>
          </table:table-cell>
          <table:table-cell office:value-type="string" calcext:value-type="string">
            <text:p>A. M. Flynn, R. A. Brooks, W. M. Wells, and D. S. Barrett, “The world’s largest one cubic inch robot,” in Proc. of IEEE MEMS’89, 1989, pp. 98–101.</text:p>
          </table:table-cell>
        </table:table-row>
        <table:table-row table:style-name="ro1">
          <table:table-cell office:value-type="string" calcext:value-type="string">
            <text:p>Subsumption</text:p>
          </table:table-cell>
          <table:table-cell office:value-type="string" calcext:value-type="string">
            <text:p>Horswill1988</text:p>
          </table:table-cell>
          <table:table-cell office:value-type="string" calcext:value-type="string">
            <text:p>I. D. Horswill and R. A. Brooks, “Situated Vision in a Dynamic World: Chasing Objects,” in Proceedings of the Seventh Annual Meeting of the American Association for Artificial Intelligence, 1988, pp. 796–800.</text:p>
          </table:table-cell>
        </table:table-row>
        <table:table-row table:style-name="ro1">
          <table:table-cell office:value-type="string" calcext:value-type="string">
            <text:p>Subsumption</text:p>
          </table:table-cell>
          <table:table-cell office:value-type="string" calcext:value-type="string">
            <text:p>Mataric1989</text:p>
          </table:table-cell>
          <table:table-cell office:value-type="string" calcext:value-type="string">
            <text:p>M. J. Mataric, “Sonar Based Environment Learning for Mobile Robots,” SPIE Mob. Robot. IV, vol. 1195, 1989.</text:p>
          </table:table-cell>
        </table:table-row>
        <table:table-row table:style-name="ro1">
          <table:table-cell office:value-type="string" calcext:value-type="string">
            <text:p>Subsumption</text:p>
          </table:table-cell>
          <table:table-cell office:value-type="string" calcext:value-type="string">
            <text:p>Oland2016</text:p>
          </table:table-cell>
          <table:table-cell office:value-type="string" calcext:value-type="string">
            <text:p>E. Oland, T. S. Andersen, and R. Kristiansen, “Subsumption Architecture Applied to Flight Control using Composite Rotations,” Automatica, no. 69, 2016.</text:p>
          </table:table-cell>
        </table:table-row>
        <table:table-row table:style-name="ro1">
          <table:table-cell office:value-type="string" calcext:value-type="string">
            <text:p>Subsumption</text:p>
          </table:table-cell>
          <table:table-cell office:value-type="string" calcext:value-type="string">
            <text:p>Payton1990</text:p>
          </table:table-cell>
          <table:table-cell office:value-type="string" calcext:value-type="string">
            <text:p>D. W. Payton, J. K. Rosenblatt, and D. M. Keirsey, “Plan Guided Reaction,” IEEE Trans. Syst. Man. Cybern., vol. 20, no. 6, pp. 1370–1382, 1990.</text:p>
          </table:table-cell>
        </table:table-row>
        <table:table-row table:style-name="ro1">
          <table:table-cell office:value-type="string" calcext:value-type="string">
            <text:p>Subsumption</text:p>
          </table:table-cell>
          <table:table-cell office:value-type="string" calcext:value-type="string">
            <text:p>Sarachik1989</text:p>
          </table:table-cell>
          <table:table-cell office:value-type="string" calcext:value-type="string">
            <text:p>K. B. Sarachik, “Characterising an indoor environment with a mobile robot and uncalibrated stereo,” in Proceedings of the IEEE International Conference on Robotics and Automation, 1989.</text:p>
          </table:table-cell>
        </table:table-row>
        <table:table-row table:style-name="ro1">
          <table:table-cell office:value-type="string" calcext:value-type="string">
            <text:p>surveys</text:p>
          </table:table-cell>
          <table:table-cell office:value-type="string" calcext:value-type="string">
            <text:p>Adams2012a</text:p>
          </table:table-cell>
          <table:table-cell office:value-type="string" calcext:value-type="string">
            <text:p>S. Adams, I. Arel, J. Bach, R. Coop, R. Furlan, B. Goertzel, J. S. Hall, A. Samsonovich, M. Scheutz, M. Schlesinger, S. C. Shapiro, and J. Sowa, “Mapping the Landscape of Human-Level Artificial General Intelligence,” AI Mag., vol. 33, no. 1, pp. 25–42, 2012.</text:p>
          </table:table-cell>
        </table:table-row>
        <table:table-row table:style-name="ro1">
          <table:table-cell office:value-type="string" calcext:value-type="string">
            <text:p>surveys</text:p>
          </table:table-cell>
          <table:table-cell office:value-type="string" calcext:value-type="string">
            <text:p>Anderson2003a</text:p>
          </table:table-cell>
          <table:table-cell office:value-type="string" calcext:value-type="string">
            <text:p>J. R. Anderson and C. Lebiere, “The Newell Test for a theory of cognition.,” Behav. Brain Sci., vol. 26, no. 5, pp. 587–601, 2003.</text:p>
          </table:table-cell>
        </table:table-row>
        <table:table-row table:style-name="ro1">
          <table:table-cell office:value-type="string" calcext:value-type="string">
            <text:p>surveys</text:p>
          </table:table-cell>
          <table:table-cell office:value-type="string" calcext:value-type="string">
            <text:p>Arakawa2014</text:p>
          </table:table-cell>
          <table:table-cell office:value-type="string" calcext:value-type="string">
            <text:p>N. Arakawa, H. Yamakwa, and R. Ichise, “An Overview of Artificial General Intelligence as of 2014,” in Proceedings of the 7th International Conference, 2014.</text:p>
          </table:table-cell>
        </table:table-row>
        <table:table-row table:style-name="ro1">
          <table:table-cell office:value-type="string" calcext:value-type="string">
            <text:p>surveys</text:p>
          </table:table-cell>
          <table:table-cell office:value-type="string" calcext:value-type="string">
            <text:p>Arrabales2010</text:p>
          </table:table-cell>
          <table:table-cell office:value-type="string" calcext:value-type="string">
            <text:p>R. Arrabales, A. Ledezma, and A. Sanchis, “Establishing a Roadmap and Metrics for Conscious Machines Development,” in Proceedings of the 8th IEEE International Conference on Cognitive Informatics, 2009.</text:p>
          </table:table-cell>
        </table:table-row>
        <table:table-row table:style-name="ro1">
          <table:table-cell office:value-type="string" calcext:value-type="string">
            <text:p>surveys</text:p>
          </table:table-cell>
          <table:table-cell office:value-type="string" calcext:value-type="string">
            <text:p>Asselman2015</text:p>
          </table:table-cell>
          <table:table-cell office:value-type="string" calcext:value-type="string">
            <text:p>A. Asselman, S. Aammou, and A.-E. Nasseh, “Comparative Study of Cognitive Architectures,” Int. Res. J. Comput. Sci., vol. 2, no. 9, pp. 8–13, 2015.</text:p>
          </table:table-cell>
        </table:table-row>
        <table:table-row table:style-name="ro1">
          <table:table-cell office:value-type="string" calcext:value-type="string">
            <text:p>surveys</text:p>
          </table:table-cell>
          <table:table-cell office:value-type="string" calcext:value-type="string">
            <text:p>Aydede2005</text:p>
          </table:table-cell>
          <table:table-cell office:value-type="string" calcext:value-type="string">
            <text:p>M. Aydede and G. Guzeldere, “Cognitive architecture, concepts, and introspection: An information-theoretic solution to the problem of phenomenal consciousness,” Nous, vol. 39, no. 2, pp. 197–255, 2005.</text:p>
          </table:table-cell>
        </table:table-row>
        <table:table-row table:style-name="ro1">
          <table:table-cell office:value-type="string" calcext:value-type="string">
            <text:p>surveys</text:p>
          </table:table-cell>
          <table:table-cell office:value-type="string" calcext:value-type="string">
            <text:p>Azevedo2010</text:p>
          </table:table-cell>
          <table:table-cell office:value-type="string" calcext:value-type="string">
            <text:p>R. Azevedo, T. Bench-Capon, G. Biswas, T. Carmichael, N. Green, M. Hadzikadic, O. Koyejo, U. Kurup, S. Parsons, R. Pirrone, H. Prakken, A. Samsonovich, D. Scott, and R. Souvenir, “Reports on the AAAI 2009 Fall Symposia,” AI Mag., vol. 31, no. 1, pp. 88–94, 2010.</text:p>
          </table:table-cell>
        </table:table-row>
        <table:table-row table:style-name="ro1">
          <table:table-cell office:value-type="string" calcext:value-type="string">
            <text:p>surveys</text:p>
          </table:table-cell>
          <table:table-cell office:value-type="string" calcext:value-type="string">
            <text:p>Brooks1990</text:p>
          </table:table-cell>
          <table:table-cell office:value-type="string" calcext:value-type="string">
            <text:p>R. A. Brooks, “Elephants don’t play chess,” Rob. Auton. Syst., vol. 6, no. 1–2, pp. 3–15, 1990.</text:p>
          </table:table-cell>
        </table:table-row>
        <table:table-row table:style-name="ro1">
          <table:table-cell office:value-type="string" calcext:value-type="string">
            <text:p>surveys</text:p>
          </table:table-cell>
          <table:table-cell office:value-type="string" calcext:value-type="string">
            <text:p>Buiu2009</text:p>
          </table:table-cell>
          <table:table-cell office:value-type="string" calcext:value-type="string">
            <text:p>C. Buiu, “Towards Integrated Biologically Inspired Cognitive Architectures,” In Proceedings of the International Conference on Electronics, Computers, and AI-ECAI, vol. 9, pp. 2-8. 2009.</text:p>
          </table:table-cell>
        </table:table-row>
        <table:table-row table:style-name="ro1">
          <table:table-cell office:value-type="string" calcext:value-type="string">
            <text:p>surveys</text:p>
          </table:table-cell>
          <table:table-cell office:value-type="string" calcext:value-type="string">
            <text:p>Butt2013</text:p>
          </table:table-cell>
          <table:table-cell office:value-type="string" calcext:value-type="string">
            <text:p>A. J. Butt, N. A. Butt, A. Mazhar, Z. Khattak, and J. A. Sheikh, “The Soar of cognitive architectures,” in Proceedings of the International Conference on Current Trends in Information Technology, 2013.</text:p>
          </table:table-cell>
        </table:table-row>
        <table:table-row table:style-name="ro1">
          <table:table-cell office:value-type="string" calcext:value-type="string">
            <text:p>surveys</text:p>
          </table:table-cell>
          <table:table-cell office:value-type="string" calcext:value-type="string">
            <text:p>Butt2013a</text:p>
          </table:table-cell>
          <table:table-cell office:value-type="string" calcext:value-type="string">
            <text:p>A. J. Butt, N. A. Butt, A. Mazhar, Z. Khattak, and J. A. Sheikh, “The Soar of cognitive architectures,” in Proceedings of the 2013 International Conference on Current Trends in Information Technology, CTIT 2013, 2013.</text:p>
          </table:table-cell>
        </table:table-row>
        <table:table-row table:style-name="ro1">
          <table:table-cell office:value-type="string" calcext:value-type="string">
            <text:p>surveys</text:p>
          </table:table-cell>
          <table:table-cell office:value-type="string" calcext:value-type="string">
            <text:p>Byrne2005</text:p>
          </table:table-cell>
          <table:table-cell office:value-type="string" calcext:value-type="string">
            <text:p>M. D. Byrne, “Cognitive architectures in HCI: present work and future directions,” in Proceedings of the 11th International Conference on Human Computer Interaction, 2005.</text:p>
          </table:table-cell>
        </table:table-row>
        <table:table-row table:style-name="ro1">
          <table:table-cell office:value-type="string" calcext:value-type="string">
            <text:p>surveys</text:p>
          </table:table-cell>
          <table:table-cell office:value-type="string" calcext:value-type="string">
            <text:p>Castelfranchi2012</text:p>
          </table:table-cell>
          <table:table-cell office:value-type="string" calcext:value-type="string">
            <text:p>C. Castelfranchi, “Cognitive architectures and autonomy: Commentary and Response,” J. Artif. Gen. Intell., vol. 3, no. 2, pp. 31–63, 2012.</text:p>
          </table:table-cell>
        </table:table-row>
        <table:table-row table:style-name="ro1">
          <table:table-cell office:value-type="string" calcext:value-type="string">
            <text:p>surveys</text:p>
          </table:table-cell>
          <table:table-cell office:value-type="string" calcext:value-type="string">
            <text:p>Cattell2012</text:p>
          </table:table-cell>
          <table:table-cell office:value-type="string" calcext:value-type="string">
            <text:p>R. Cattell and A. Parker, “Challenges for Brain Emulation: Why is it so Difficult?,” Nat. Intell., vol. 1, pp. 17–31, 2012.</text:p>
          </table:table-cell>
        </table:table-row>
        <table:table-row table:style-name="ro1">
          <table:table-cell office:value-type="string" calcext:value-type="string">
            <text:p>surveys</text:p>
          </table:table-cell>
          <table:table-cell office:value-type="string" calcext:value-type="string">
            <text:p>Chong2007</text:p>
          </table:table-cell>
          <table:table-cell office:value-type="string" calcext:value-type="string">
            <text:p>H. Q. Chong, A. H. Tan, and G. W. Ng, “Integrated cognitive architectures: A survey,” Artif. Intell. Rev., vol. 28, no. 2, pp. 103–130, 2007.</text:p>
          </table:table-cell>
        </table:table-row>
        <table:table-row table:style-name="ro1">
          <table:table-cell office:value-type="string" calcext:value-type="string">
            <text:p>surveys</text:p>
          </table:table-cell>
          <table:table-cell office:value-type="string" calcext:value-type="string">
            <text:p>Chun2010</text:p>
          </table:table-cell>
          <table:table-cell office:value-type="string" calcext:value-type="string">
            <text:p>M. M. Chun, J. D. Golomb, and N. B. Turk-Browne, “A Taxonomy of External and Internal Attention,” Annu. Rev. Psychol., vol. 62, pp. 73–101, 2010.</text:p>
          </table:table-cell>
        </table:table-row>
        <table:table-row table:style-name="ro1">
          <table:table-cell office:value-type="string" calcext:value-type="string">
            <text:p>surveys</text:p>
          </table:table-cell>
          <table:table-cell office:value-type="string" calcext:value-type="string">
            <text:p>Cowan2008</text:p>
          </table:table-cell>
          <table:table-cell office:value-type="string" calcext:value-type="string">
            <text:p>N. Cowan, “Chapter 20 What are the differences between long-term, short-term, and working memory?,” in Progress in Brain Research, vol. 169, Elsevier, 2008, pp. 323–338.</text:p>
          </table:table-cell>
        </table:table-row>
        <table:table-row table:style-name="ro1">
          <table:table-cell office:value-type="string" calcext:value-type="string">
            <text:p>surveys</text:p>
          </table:table-cell>
          <table:table-cell office:value-type="string" calcext:value-type="string">
            <text:p>DeGaris2010</text:p>
          </table:table-cell>
          <table:table-cell office:value-type="string" calcext:value-type="string">
            <text:p>H. de Garis, C. Shuo, B. Goertzel, and L. Ruiting, “A world survey of artificial brain projects, Part I: Large-scale brain simulations,” Neurocomputing, vol. 74, no. 1–3, pp. 30–49, 2010.</text:p>
          </table:table-cell>
        </table:table-row>
        <table:table-row table:style-name="ro1">
          <table:table-cell office:value-type="string" calcext:value-type="string">
            <text:p>surveys</text:p>
          </table:table-cell>
          <table:table-cell office:value-type="string" calcext:value-type="string">
            <text:p>Doumas2012</text:p>
          </table:table-cell>
          <table:table-cell office:value-type="string" calcext:value-type="string">
            <text:p>L. A. A. Doumas and J. E. Hummel, “Computational Models of Higher Cognition,” in The Oxford Handbook of Thinking and Reasoning, 2012, pp. 52–66.</text:p>
          </table:table-cell>
        </table:table-row>
        <table:table-row table:style-name="ro1">
          <table:table-cell office:value-type="string" calcext:value-type="string">
            <text:p>surveys</text:p>
          </table:table-cell>
          <table:table-cell office:value-type="string" calcext:value-type="string">
            <text:p>Duch2008</text:p>
          </table:table-cell>
          <table:table-cell office:value-type="string" calcext:value-type="string">
            <text:p>W. Duch, R. J. Oentaryo, and M. Pasquier, “Cognitive Architectures: Where do we go from here?,” in Frontiers in Artificial Intelligence and Applications, vol. 171, P. Wang, B. Goertzel, and S. Franklin, Eds. IOS Press, 2008, pp. 122–136.</text:p>
          </table:table-cell>
        </table:table-row>
        <table:table-row table:style-name="ro1">
          <table:table-cell office:value-type="string" calcext:value-type="string">
            <text:p>surveys</text:p>
          </table:table-cell>
          <table:table-cell office:value-type="string" calcext:value-type="string">
            <text:p>Duch2007</text:p>
          </table:table-cell>
          <table:table-cell office:value-type="string" calcext:value-type="string">
            <text:p>W. Duch, “Towards comprehensive foundations of computational intelligence,” Stud. Comput. Intell., vol. 63, pp. 261–316, 2007.</text:p>
          </table:table-cell>
        </table:table-row>
        <table:table-row table:style-name="ro1">
          <table:table-cell office:value-type="string" calcext:value-type="string">
            <text:p>surveys</text:p>
          </table:table-cell>
          <table:table-cell office:value-type="string" calcext:value-type="string">
            <text:p>Duro2014</text:p>
          </table:table-cell>
          <table:table-cell office:value-type="string" calcext:value-type="string">
            <text:p>R. J. Duro, F. Bellas, and J. A. B. Permuy, “Brain-Like Robotics,” in Springer Handbook of Bio-/Neuroinformatics, Springer Berlin Heidelberg, 2014, pp. 1019–1056.</text:p>
          </table:table-cell>
        </table:table-row>
        <table:table-row table:style-name="ro1">
          <table:table-cell office:value-type="string" calcext:value-type="string">
            <text:p>surveys</text:p>
          </table:table-cell>
          <table:table-cell office:value-type="string" calcext:value-type="string">
            <text:p>Faghihi2011c</text:p>
          </table:table-cell>
          <table:table-cell office:value-type="string" calcext:value-type="string">
            <text:p>U. Faghihi, P. Poirier, and O. Larue, “Emotional Cognitive Architectures,” in International Conference on Affective Computing and Intelligent Interaction, 2011.</text:p>
          </table:table-cell>
        </table:table-row>
        <table:table-row table:style-name="ro1">
          <table:table-cell office:value-type="string" calcext:value-type="string">
            <text:p>surveys</text:p>
          </table:table-cell>
          <table:table-cell office:value-type="string" calcext:value-type="string">
            <text:p>Firby1995b</text:p>
          </table:table-cell>
          <table:table-cell office:value-type="string" calcext:value-type="string">
            <text:p>R. J. Firby, “The RAP Language Manual.” 1995.</text:p>
          </table:table-cell>
        </table:table-row>
        <table:table-row table:style-name="ro1">
          <table:table-cell office:value-type="string" calcext:value-type="string">
            <text:p>surveys</text:p>
          </table:table-cell>
          <table:table-cell office:value-type="string" calcext:value-type="string">
            <text:p>Franklin1996</text:p>
          </table:table-cell>
          <table:table-cell office:value-type="string" calcext:value-type="string">
            <text:p>S. Franklin and A. Graesser, “Is it an Agent, or just a Program?: A Taxonomy for Autonomous Agents,” in Proceedings of the Third International Workshop on Agent Theories, Architectures, and Languages, 1997.</text:p>
          </table:table-cell>
        </table:table-row>
        <table:table-row table:style-name="ro1">
          <table:table-cell office:value-type="string" calcext:value-type="string">
            <text:p>surveys</text:p>
          </table:table-cell>
          <table:table-cell office:value-type="string" calcext:value-type="string">
            <text:p>Gluck2010</text:p>
          </table:table-cell>
          <table:table-cell office:value-type="string" calcext:value-type="string">
            <text:p>K. Gluck, “Cognitive Architectures for Human Factors in Aviation,” Hum. Factors Aviat., pp. 375–399, 2010.</text:p>
          </table:table-cell>
        </table:table-row>
        <table:table-row table:style-name="ro1">
          <table:table-cell office:value-type="string" calcext:value-type="string">
            <text:p>surveys</text:p>
          </table:table-cell>
          <table:table-cell office:value-type="string" calcext:value-type="string">
            <text:p>Goertzel2012b</text:p>
          </table:table-cell>
          <table:table-cell table:style-name="ce1" office:value-type="string" calcext:value-type="string">
            <text:p>B. Goertzel, “Perception processing for general intelligence, Part II: Bridging the symbolic/subsymbolic gap,” in J. Bach, B. Goertzel, M. Ikle (eds) Artificial General Intelligence, 2012.</text:p>
          </table:table-cell>
        </table:table-row>
        <table:table-row table:style-name="ro1">
          <table:table-cell office:value-type="string" calcext:value-type="string">
            <text:p>surveys</text:p>
          </table:table-cell>
          <table:table-cell office:value-type="string" calcext:value-type="string">
            <text:p>Goertzel2010</text:p>
          </table:table-cell>
          <table:table-cell office:value-type="string" calcext:value-type="string">
            <text:p>B. Goertzel, R. Lian, I. Arel, H. de Garis, and S. Chen, “A world survey of artificial brain projects, Part II: Biologically inspired cognitive architectures,” Neurocomputing, vol. 74, no. 1–3, pp. 30–49, 2010.</text:p>
          </table:table-cell>
        </table:table-row>
        <table:table-row table:style-name="ro1">
          <table:table-cell office:value-type="string" calcext:value-type="string">
            <text:p>surveys</text:p>
          </table:table-cell>
          <table:table-cell office:value-type="string" calcext:value-type="string">
            <text:p>Goertzel2014a</text:p>
          </table:table-cell>
          <table:table-cell office:value-type="string" calcext:value-type="string">
            <text:p>B. Goertzel, C. Pennachin, and N. Geisweiller, “Brief Survey of Cognitive Architectures,” in Engineering General Intelligence, Part 1, Atlantis Press, 2014, pp. 101–142.</text:p>
          </table:table-cell>
        </table:table-row>
        <table:table-row table:style-name="ro1">
          <table:table-cell office:value-type="string" calcext:value-type="string">
            <text:p>surveys</text:p>
          </table:table-cell>
          <table:table-cell office:value-type="string" calcext:value-type="string">
            <text:p>Gok2012</text:p>
          </table:table-cell>
          <table:table-cell office:value-type="string" calcext:value-type="string">
            <text:p>S. E. Gök and E. Sayan, “A philosophical assessment of computational models of consciousness,” Cogn. Syst. Res., vol. 17–18, pp. 49–62, 2012.</text:p>
          </table:table-cell>
        </table:table-row>
        <table:table-row table:style-name="ro1">
          <table:table-cell office:value-type="string" calcext:value-type="string">
            <text:p>surveys</text:p>
          </table:table-cell>
          <table:table-cell office:value-type="string" calcext:value-type="string">
            <text:p>Gray2008</text:p>
          </table:table-cell>
          <table:table-cell office:value-type="string" calcext:value-type="string">
            <text:p>W. D. Gray, “Cognitive architectures: choreographing the dance of mental operations with the task environment,” Hum. Factors, vol. 50, no. 3, pp. 497–505, 2008.</text:p>
          </table:table-cell>
        </table:table-row>
        <table:table-row table:style-name="ro1">
          <table:table-cell office:value-type="string" calcext:value-type="string">
            <text:p>surveys</text:p>
          </table:table-cell>
          <table:table-cell office:value-type="string" calcext:value-type="string">
            <text:p>Harnad1990</text:p>
          </table:table-cell>
          <table:table-cell office:value-type="string" calcext:value-type="string">
            <text:p>S. Harnad, “The symbol grounding problem,” Phys. D Nonlinear Phenom., vol. 42, no. 1–3, pp. 335–346, 1990.</text:p>
          </table:table-cell>
        </table:table-row>
        <table:table-row table:style-name="ro1">
          <table:table-cell office:value-type="string" calcext:value-type="string">
            <text:p>surveys</text:p>
          </table:table-cell>
          <table:table-cell office:value-type="string" calcext:value-type="string">
            <text:p>Harriott2015</text:p>
          </table:table-cell>
          <table:table-cell office:value-type="string" calcext:value-type="string">
            <text:p>C. E. Harriott and J. A. Adams, “Modeling Human Performance for Human – Robot Systems,” Rev. Hum. Factors Ergon., vol. 9, no. 1, pp. 94–130, 2015.</text:p>
          </table:table-cell>
        </table:table-row>
        <table:table-row table:style-name="ro1">
          <table:table-cell office:value-type="string" calcext:value-type="string">
            <text:p>surveys</text:p>
          </table:table-cell>
          <table:table-cell office:value-type="string" calcext:value-type="string">
            <text:p>Hernandez2008</text:p>
          </table:table-cell>
          <table:table-cell office:value-type="string" calcext:value-type="string">
            <text:p>C. Hernandez, R. Sanz, and I. Lopez, “Consciosusness in Cognitive Architectures. A Principled Analysis of RCS, Soar and ACT-R Author,” Final Rep. R-2008-004, 2008.</text:p>
          </table:table-cell>
        </table:table-row>
        <table:table-row table:style-name="ro1">
          <table:table-cell office:value-type="string" calcext:value-type="string">
            <text:p>surveys</text:p>
          </table:table-cell>
          <table:table-cell office:value-type="string" calcext:value-type="string">
            <text:p>Hoecker1994</text:p>
          </table:table-cell>
          <table:table-cell office:value-type="string" calcext:value-type="string">
            <text:p>D. G. Hoecker, E. M. Roth, K. M. Corker, and M. H. Lipner, “Man-Machine Design and Analysis System (MIDAS) Applied to a Computer-Based Procedure-Aiding System,” in Proceedings of the Human Factors and Ergonomics Society 39th Annual Meeting, 1994, pp. 195–199.</text:p>
          </table:table-cell>
        </table:table-row>
        <table:table-row table:style-name="ro1">
          <table:table-cell office:value-type="string" calcext:value-type="string">
            <text:p>surveys</text:p>
          </table:table-cell>
          <table:table-cell office:value-type="string" calcext:value-type="string">
            <text:p>Kelley2003</text:p>
          </table:table-cell>
          <table:table-cell office:value-type="string" calcext:value-type="string">
            <text:p>T. D. Kelley, “Symbolic and Sub-Symbolic Representations in Computational Models of Human Cognition: What Can be Learned from Biology?,” Theory Psychol., vol. 13, no. 6, pp. 847–860, 2003.</text:p>
          </table:table-cell>
        </table:table-row>
        <table:table-row table:style-name="ro1">
          <table:table-cell office:value-type="string" calcext:value-type="string">
            <text:p>surveys</text:p>
          </table:table-cell>
          <table:table-cell office:value-type="string" calcext:value-type="string">
            <text:p>Kingdon2008</text:p>
          </table:table-cell>
          <table:table-cell office:value-type="string" calcext:value-type="string">
            <text:p>R. Kingdon, “A review of cognitive architectures,” ISO Proj. Rep., 2008.</text:p>
          </table:table-cell>
        </table:table-row>
        <table:table-row table:style-name="ro1">
          <table:table-cell office:value-type="string" calcext:value-type="string">
            <text:p>surveys</text:p>
          </table:table-cell>
          <table:table-cell office:value-type="string" calcext:value-type="string">
            <text:p>Kokinov1994</text:p>
          </table:table-cell>
          <table:table-cell office:value-type="string" calcext:value-type="string">
            <text:p>B. N. Kokinov, “A hybrid model of reasoning by analogy,” Adv. Connect. Neural Comput. Theory, vol. 2, pp. 247–318, 1994.</text:p>
          </table:table-cell>
        </table:table-row>
        <table:table-row table:style-name="ro1">
          <table:table-cell office:value-type="string" calcext:value-type="string">
            <text:p>surveys</text:p>
          </table:table-cell>
          <table:table-cell office:value-type="string" calcext:value-type="string">
            <text:p>KramerJ.2007</text:p>
          </table:table-cell>
          <table:table-cell office:value-type="string" calcext:value-type="string">
            <text:p>J. Kramer and M. Scheutz, “Development environments for autonomous mobile robots: A survey,” Auton. Robots, vol. 22, no. 2, pp. 101–132, 2007.</text:p>
          </table:table-cell>
        </table:table-row>
        <table:table-row table:style-name="ro1">
          <table:table-cell office:value-type="string" calcext:value-type="string">
            <text:p>surveys</text:p>
          </table:table-cell>
          <table:table-cell office:value-type="string" calcext:value-type="string">
            <text:p>Krichmar2012</text:p>
          </table:table-cell>
          <table:table-cell office:value-type="string" calcext:value-type="string">
            <text:p>J. L. Krichmar, “Design principles for biologically inspired cognitive robotics,” Biol. Inspired Cogn. Archit., vol. 1, pp. 73–81, 2012.</text:p>
          </table:table-cell>
        </table:table-row>
        <table:table-row table:style-name="ro1">
          <table:table-cell office:value-type="string" calcext:value-type="string">
            <text:p>surveys</text:p>
          </table:table-cell>
          <table:table-cell office:value-type="string" calcext:value-type="string">
            <text:p>Langley2009a</text:p>
          </table:table-cell>
          <table:table-cell office:value-type="string" calcext:value-type="string">
            <text:p>P. Langley, J. E. Laird, and S. Rogers, “Cognitive architectures: Research issues and challenges,” Cogn. Syst. Res., vol. 10, no. 2, pp. 141–160, 2009.</text:p>
          </table:table-cell>
        </table:table-row>
        <table:table-row table:style-name="ro1">
          <table:table-cell office:value-type="string" calcext:value-type="string">
            <text:p>surveys</text:p>
          </table:table-cell>
          <table:table-cell office:value-type="string" calcext:value-type="string">
            <text:p>Langley2006</text:p>
          </table:table-cell>
          <table:table-cell office:value-type="string" calcext:value-type="string">
            <text:p>P. Langley, J. E. Laird, and S. Rogers, “Cognitive architectures: Research issues and challenges,” Cogn. Syst. Res., vol. 10, no. 2, pp. 141–160, 2009.</text:p>
          </table:table-cell>
        </table:table-row>
        <table:table-row table:style-name="ro1">
          <table:table-cell office:value-type="string" calcext:value-type="string">
            <text:p>surveys</text:p>
          </table:table-cell>
          <table:table-cell office:value-type="string" calcext:value-type="string">
            <text:p>Legg2007</text:p>
          </table:table-cell>
          <table:table-cell office:value-type="string" calcext:value-type="string">
            <text:p>S. Legg and M. Hutter, “A Collection of Definitions of Intelligence,” Front. Artif. Intell. Appl., vol. 157, 2007.</text:p>
          </table:table-cell>
        </table:table-row>
        <table:table-row table:style-name="ro1">
          <table:table-cell office:value-type="string" calcext:value-type="string">
            <text:p>surveys</text:p>
          </table:table-cell>
          <table:table-cell office:value-type="string" calcext:value-type="string">
            <text:p>Lucentini2015</text:p>
          </table:table-cell>
          <table:table-cell office:value-type="string" calcext:value-type="string">
            <text:p>D. F. Lucentini and R. R. Gudwin, “A Comparison among Cognitive Architectures: A Theoretical Analysis,” Procedia Comput. Sci., vol. 71, pp. 56–61, 2015.</text:p>
          </table:table-cell>
        </table:table-row>
        <table:table-row table:style-name="ro1">
          <table:table-cell office:value-type="string" calcext:value-type="string">
            <text:p>surveys</text:p>
          </table:table-cell>
          <table:table-cell office:value-type="string" calcext:value-type="string">
            <text:p>Martinez-Gomez2014a</text:p>
          </table:table-cell>
          <table:table-cell office:value-type="string" calcext:value-type="string">
            <text:p>J. Martínez-Gómez, A. Fernández-Caballero, I. García-Varea, L. Rodríguez, and C. Romero-González, “A taxonomy of vision systems for ground mobile robots,” Int. J. Adv. Robot. Syst., vol. 11, no. 1, 2014.</text:p>
          </table:table-cell>
        </table:table-row>
        <table:table-row table:style-name="ro1">
          <table:table-cell office:value-type="string" calcext:value-type="string">
            <text:p>surveys</text:p>
          </table:table-cell>
          <table:table-cell office:value-type="string" calcext:value-type="string">
            <text:p>Medeiros1998</text:p>
          </table:table-cell>
          <table:table-cell office:value-type="string" calcext:value-type="string">
            <text:p>A. A. D. Medeiros, “A survey of control architectures for autonomous mobile robots,” J. Brazilian Comput. Soc., vol. 4, no. 3, 1998.</text:p>
          </table:table-cell>
        </table:table-row>
        <table:table-row table:style-name="ro1">
          <table:table-cell office:value-type="string" calcext:value-type="string">
            <text:p>surveys</text:p>
          </table:table-cell>
          <table:table-cell office:value-type="string" calcext:value-type="string">
            <text:p>Metzler2011</text:p>
          </table:table-cell>
          <table:table-cell office:value-type="string" calcext:value-type="string">
            <text:p>T. Metzler and K. Shea, “Taxonomy of Cognitive Functions,” in Proceedings of the 18th International Conference on Engineering Design, 2011, pp. 330–341.</text:p>
          </table:table-cell>
        </table:table-row>
        <table:table-row table:style-name="ro1">
          <table:table-cell office:value-type="string" calcext:value-type="string">
            <text:p>surveys</text:p>
          </table:table-cell>
          <table:table-cell office:value-type="string" calcext:value-type="string">
            <text:p>Minsky1986</text:p>
          </table:table-cell>
          <table:table-cell office:value-type="string" calcext:value-type="string">
            <text:p>M. Minsky, The Society of Mind. New York, NY: Simon &amp; Shuster, Inc., 1986.</text:p>
          </table:table-cell>
        </table:table-row>
        <table:table-row table:style-name="ro1">
          <table:table-cell office:value-type="string" calcext:value-type="string">
            <text:p>surveys</text:p>
          </table:table-cell>
          <table:table-cell office:value-type="string" calcext:value-type="string">
            <text:p>Morrison2003</text:p>
          </table:table-cell>
          <table:table-cell office:value-type="string" calcext:value-type="string">
            <text:p>J. E. Morrison, “A Review of Computer-Based Human Behavior Representations and Their Relation to Military Simulations,” IDA Pap. P-3845, 2003.</text:p>
          </table:table-cell>
        </table:table-row>
        <table:table-row table:style-name="ro1">
          <table:table-cell office:value-type="string" calcext:value-type="string">
            <text:p>surveys</text:p>
          </table:table-cell>
          <table:table-cell office:value-type="string" calcext:value-type="string">
            <text:p>Newell1980</text:p>
          </table:table-cell>
          <table:table-cell office:value-type="string" calcext:value-type="string">
            <text:p>A. Newell, “Physical symbol systems,” Cogn. Sci., vol. 4, no. 2, 1980.</text:p>
          </table:table-cell>
        </table:table-row>
        <table:table-row table:style-name="ro1">
          <table:table-cell office:value-type="string" calcext:value-type="string">
            <text:p>surveys</text:p>
          </table:table-cell>
          <table:table-cell office:value-type="string" calcext:value-type="string">
            <text:p>Oeltjen2003</text:p>
          </table:table-cell>
          <table:table-cell office:value-type="string" calcext:value-type="string">
            <text:p>C. L. Oeltjen, “A comparison of computational cognitive models: agent-based systems versus rule-based architectures,” 2003.</text:p>
          </table:table-cell>
        </table:table-row>
        <table:table-row table:style-name="ro1">
          <table:table-cell office:value-type="string" calcext:value-type="string">
            <text:p>surveys</text:p>
          </table:table-cell>
          <table:table-cell office:value-type="string" calcext:value-type="string">
            <text:p>Pirjanian1999</text:p>
          </table:table-cell>
          <table:table-cell office:value-type="string" calcext:value-type="string">
            <text:p>P. Pirjanian, “Behavior Coordination Mechanisms,” Tech. Rep. IRIS-99-375, 1999.</text:p>
          </table:table-cell>
        </table:table-row>
        <table:table-row table:style-name="ro1">
          <table:table-cell office:value-type="string" calcext:value-type="string">
            <text:p>surveys</text:p>
          </table:table-cell>
          <table:table-cell office:value-type="string" calcext:value-type="string">
            <text:p>Profanter2012</text:p>
          </table:table-cell>
          <table:table-cell office:value-type="string" calcext:value-type="string">
            <text:p>S. Profanter, “Cognitive architectures,” in Hauptseminar Human Robot Interaction, 2012.</text:p>
          </table:table-cell>
        </table:table-row>
        <table:table-row table:style-name="ro1">
          <table:table-cell office:value-type="string" calcext:value-type="string">
            <text:p>surveys</text:p>
          </table:table-cell>
          <table:table-cell office:value-type="string" calcext:value-type="string">
            <text:p>Russell1995</text:p>
          </table:table-cell>
          <table:table-cell office:value-type="string" calcext:value-type="string">
            <text:p>S. Russell and P. Norvig, Artificial Intelligence: A Modern Approach. Prentice Hall, 1995.</text:p>
          </table:table-cell>
        </table:table-row>
        <table:table-row table:style-name="ro1">
          <table:table-cell office:value-type="string" calcext:value-type="string">
            <text:p>surveys</text:p>
          </table:table-cell>
          <table:table-cell office:value-type="string" calcext:value-type="string">
            <text:p>Samsonovich2010</text:p>
          </table:table-cell>
          <table:table-cell office:value-type="string" calcext:value-type="string">
            <text:p>A. V. Samsonovich, “Toward a unified catalog of implemented cognitive architectures,” in Proceeding of the Conference on Biologically Inspired Cognitive Architectures, 2010, pp. 195–244.</text:p>
          </table:table-cell>
        </table:table-row>
        <table:table-row table:style-name="ro1">
          <table:table-cell office:value-type="string" calcext:value-type="string">
            <text:p>surveys</text:p>
          </table:table-cell>
          <table:table-cell office:value-type="string" calcext:value-type="string">
            <text:p>Siciliano2008</text:p>
          </table:table-cell>
          <table:table-cell office:value-type="string" calcext:value-type="string">
            <text:p>B. Siciliano and O. Khatib, Eds., Springer Handbook of Robotics. Springer-Verlag Berlin Heidelberg, 2008.</text:p>
          </table:table-cell>
        </table:table-row>
        <table:table-row table:style-name="ro1">
          <table:table-cell office:value-type="string" calcext:value-type="string">
            <text:p>surveys</text:p>
          </table:table-cell>
          <table:table-cell office:value-type="string" calcext:value-type="string">
            <text:p>Sloman2010</text:p>
          </table:table-cell>
          <table:table-cell office:value-type="string" calcext:value-type="string">
            <text:p>A. Sloman, “Symbol Grounding is Not a Serious Problem. Theory Tethering Is,” IEEE AMD Newsl., 2010.</text:p>
          </table:table-cell>
        </table:table-row>
        <table:table-row table:style-name="ro1">
          <table:table-cell office:value-type="string" calcext:value-type="string">
            <text:p>surveys</text:p>
          </table:table-cell>
          <table:table-cell office:value-type="string" calcext:value-type="string">
            <text:p>Sowa2011</text:p>
          </table:table-cell>
          <table:table-cell office:value-type="string" calcext:value-type="string">
            <text:p>J. F. Sowa, “Cognitive Architectures For Conceptual Structures,” in International Conference on Conceptual Structures, 2011.</text:p>
          </table:table-cell>
        </table:table-row>
        <table:table-row table:style-name="ro1">
          <table:table-cell office:value-type="string" calcext:value-type="string">
            <text:p>surveys</text:p>
          </table:table-cell>
          <table:table-cell office:value-type="string" calcext:value-type="string">
            <text:p>Steels1980</text:p>
          </table:table-cell>
          <table:table-cell office:value-type="string" calcext:value-type="string">
            <text:p>L. Steels, “The symbol grounding problem has been solved, so what’s next?,” in Symbols and Embodiment: Debates on Meaning and Cognition, 2012, pp. 223–244.</text:p>
          </table:table-cell>
        </table:table-row>
        <table:table-row table:style-name="ro1">
          <table:table-cell office:value-type="string" calcext:value-type="string">
            <text:p>surveys</text:p>
          </table:table-cell>
          <table:table-cell office:value-type="string" calcext:value-type="string">
            <text:p>Sun1999b</text:p>
          </table:table-cell>
          <table:table-cell office:value-type="string" calcext:value-type="string">
            <text:p>R. Sun, “Computational models of consciousness: An evaluation,” J. Intell. Syst., vol. 9, no. 5–6, pp. 507–568, 1999.</text:p>
          </table:table-cell>
        </table:table-row>
        <table:table-row table:style-name="ro1">
          <table:table-cell office:value-type="string" calcext:value-type="string">
            <text:p>surveys</text:p>
          </table:table-cell>
          <table:table-cell office:value-type="string" calcext:value-type="string">
            <text:p>Sun2001</text:p>
          </table:table-cell>
          <table:table-cell office:value-type="string" calcext:value-type="string">
            <text:p>R. Sun, “Artificial intelligence: Connectionist and symbolic approaches,” International Encyclopedia of the Social and Behavioral Sciences. Pergamon/Elsevier, pp. 783–789, 2001.</text:p>
          </table:table-cell>
        </table:table-row>
        <table:table-row table:style-name="ro1">
          <table:table-cell office:value-type="string" calcext:value-type="string">
            <text:p>surveys</text:p>
          </table:table-cell>
          <table:table-cell office:value-type="string" calcext:value-type="string">
            <text:p>Sun2007</text:p>
          </table:table-cell>
          <table:table-cell office:value-type="string" calcext:value-type="string">
            <text:p>R. Sun, “The importance of cognitive architectures: an analysis based on CLARION,” J. Exp. Theor. Artif. Intell., vol. 19, no. 2, pp. 159–193, 2007.</text:p>
          </table:table-cell>
        </table:table-row>
        <table:table-row table:style-name="ro1">
          <table:table-cell office:value-type="string" calcext:value-type="string">
            <text:p>surveys</text:p>
          </table:table-cell>
          <table:table-cell office:value-type="string" calcext:value-type="string">
            <text:p>Sun2009c</text:p>
          </table:table-cell>
          <table:table-cell office:value-type="string" calcext:value-type="string">
            <text:p>R. Sun, “Theoretical status of computational cognitive modeling,” Cogn. Syst. Res., vol. 10, no. 2, pp. 124–140, 2009.</text:p>
          </table:table-cell>
        </table:table-row>
        <table:table-row table:style-name="ro1">
          <table:table-cell office:value-type="string" calcext:value-type="string">
            <text:p>surveys</text:p>
          </table:table-cell>
          <table:table-cell office:value-type="string" calcext:value-type="string">
            <text:p>Sun1996a</text:p>
          </table:table-cell>
          <table:table-cell office:value-type="string" calcext:value-type="string">
            <text:p>R. Sun, “Hybrid Connectionist-Symbolic Modules,” AI Mag., vol. 17, no. 2, pp. 99–103, 1996.</text:p>
          </table:table-cell>
        </table:table-row>
        <table:table-row table:style-name="ro1">
          <table:table-cell office:value-type="string" calcext:value-type="string">
            <text:p>surveys</text:p>
          </table:table-cell>
          <table:table-cell office:value-type="string" calcext:value-type="string">
            <text:p>Sun2004b</text:p>
          </table:table-cell>
          <table:table-cell office:value-type="string" calcext:value-type="string">
            <text:p>R. Sun, “Desiderata for cognitive architectures,” Philos. Psychol., vol. 17, no. 3, pp. 341–373, 2004.</text:p>
          </table:table-cell>
        </table:table-row>
        <table:table-row table:style-name="ro1">
          <table:table-cell office:value-type="string" calcext:value-type="string">
            <text:p>surveys</text:p>
          </table:table-cell>
          <table:table-cell office:value-type="string" calcext:value-type="string">
            <text:p>Sun2005a</text:p>
          </table:table-cell>
          <table:table-cell office:value-type="string" calcext:value-type="string">
            <text:p>R. Sun, L. A. Coward, and M. J. Zenzen, “On levels of cognitive modeling,” Philos. Psychol., vol. 18, no. 5, pp. 613–637, 2005.</text:p>
          </table:table-cell>
        </table:table-row>
        <table:table-row table:style-name="ro1">
          <table:table-cell office:value-type="string" calcext:value-type="string">
            <text:p>surveys</text:p>
          </table:table-cell>
          <table:table-cell office:value-type="string" calcext:value-type="string">
            <text:p>Sun2005d</text:p>
          </table:table-cell>
          <table:table-cell office:value-type="string" calcext:value-type="string">
            <text:p>R. Sun, L. A. Coward, and M. J. Zenzen, “On levels of cognitive modeling,” Philos. Psychol., vol. 18, no. 5, pp. 613–637, 2005.</text:p>
          </table:table-cell>
        </table:table-row>
        <table:table-row table:style-name="ro1">
          <table:table-cell office:value-type="string" calcext:value-type="string">
            <text:p>surveys</text:p>
          </table:table-cell>
          <table:table-cell office:value-type="string" calcext:value-type="string">
            <text:p>Sun2007e</text:p>
          </table:table-cell>
          <table:table-cell office:value-type="string" calcext:value-type="string">
            <text:p>R. Sun and S. Franklin, “Computational models of consciousness: A taxonomy and some examples,” in The Cambridge handbook of consciousness, 2007, pp. 151–174.</text:p>
          </table:table-cell>
        </table:table-row>
        <table:table-row table:style-name="ro1">
          <table:table-cell office:value-type="string" calcext:value-type="string">
            <text:p>surveys</text:p>
          </table:table-cell>
          <table:table-cell office:value-type="string" calcext:value-type="string">
            <text:p>Sun1998b</text:p>
          </table:table-cell>
          <table:table-cell office:value-type="string" calcext:value-type="string">
            <text:p>R. Sun and C. X. Ling, “Computational Cognitive Modeling, the Source of Power, and Other Related Issues,” AI Mag., vol. 19, no. 2, pp. 113–120, 1998.</text:p>
          </table:table-cell>
        </table:table-row>
        <table:table-row table:style-name="ro1">
          <table:table-cell office:value-type="string" calcext:value-type="string">
            <text:p>surveys</text:p>
          </table:table-cell>
          <table:table-cell office:value-type="string" calcext:value-type="string">
            <text:p>Taatgen2010</text:p>
          </table:table-cell>
          <table:table-cell office:value-type="string" calcext:value-type="string">
            <text:p>N. Taatgen and J. R. Anderson, “The Past, Present, and Future of Cognitive Architectures,” Top. Cogn. Sci., vol. 2, no. 4, pp. 693–704, 2010.</text:p>
          </table:table-cell>
        </table:table-row>
        <table:table-row table:style-name="ro1">
          <table:table-cell office:value-type="string" calcext:value-type="string">
            <text:p>surveys</text:p>
          </table:table-cell>
          <table:table-cell office:value-type="string" calcext:value-type="string">
            <text:p>Thagard2012</text:p>
          </table:table-cell>
          <table:table-cell office:value-type="string" calcext:value-type="string">
            <text:p>P. Thagard, “Cognitive Architectures,” in The Cambridge handbook of cognitive science, W. Frankish and W. Ramsay, Eds. Cambridge: Cambridge University Press, 2012, pp. 50–70.</text:p>
          </table:table-cell>
        </table:table-row>
        <table:table-row table:style-name="ro1">
          <table:table-cell office:value-type="string" calcext:value-type="string">
            <text:p>surveys</text:p>
          </table:table-cell>
          <table:table-cell office:value-type="string" calcext:value-type="string">
            <text:p>Thalgott2013</text:p>
          </table:table-cell>
          <table:table-cell office:value-type="string" calcext:value-type="string">
            <text:p>M. Thalgott, “Brain-Like Artificial Intelligence: Analysis of a Promising Field,” 2013.</text:p>
          </table:table-cell>
        </table:table-row>
        <table:table-row table:style-name="ro1">
          <table:table-cell office:value-type="string" calcext:value-type="string">
            <text:p>surveys</text:p>
          </table:table-cell>
          <table:table-cell office:value-type="string" calcext:value-type="string">
            <text:p>Thorisson2012a</text:p>
          </table:table-cell>
          <table:table-cell office:value-type="string" calcext:value-type="string">
            <text:p>K. Thórisson and H. Helgasson, “Cognitive Architectures and Autonomy: A Comparative Review,” J. Artif. Gen. Intell., vol. 3, no. 2, pp. 1–30, 2012.</text:p>
          </table:table-cell>
        </table:table-row>
        <table:table-row table:style-name="ro1">
          <table:table-cell office:value-type="string" calcext:value-type="string">
            <text:p>surveys</text:p>
          </table:table-cell>
          <table:table-cell office:value-type="string" calcext:value-type="string">
            <text:p>Thorisson2012</text:p>
          </table:table-cell>
          <table:table-cell office:value-type="string" calcext:value-type="string">
            <text:p>K. Thórisson and H. Helgasson, “Cognitive Architectures and Autonomy: A Comparative Review,” J. Artif. Gen. Intell., vol. 3, no. 2, pp. 1–30, 2012.</text:p>
          </table:table-cell>
        </table:table-row>
        <table:table-row table:style-name="ro1">
          <table:table-cell office:value-type="string" calcext:value-type="string">
            <text:p>surveys</text:p>
          </table:table-cell>
          <table:table-cell office:value-type="string" calcext:value-type="string">
            <text:p>Varma2014</text:p>
          </table:table-cell>
          <table:table-cell office:value-type="string" calcext:value-type="string">
            <text:p>S. Varma, “The subjective meaning of cognitive architecture: A marrian analysis,” Front. Psychol., vol. 5, 2014.</text:p>
          </table:table-cell>
        </table:table-row>
        <table:table-row table:style-name="ro1">
          <table:table-cell office:value-type="string" calcext:value-type="string">
            <text:p>surveys</text:p>
          </table:table-cell>
          <table:table-cell office:value-type="string" calcext:value-type="string">
            <text:p>Verma2005</text:p>
          </table:table-cell>
          <table:table-cell office:value-type="string" calcext:value-type="string">
            <text:p>V. Verma, A. Jónsson, R. Simmons, T. Estlin, and R. Levinson, “Survey of command execution systems for NASA spacecraft and robots,” in “Plan Execution: A Reality Check” Workshop at The International Conference on Automated Planning &amp; Scheduling (ICAPS), 2005.</text:p>
          </table:table-cell>
        </table:table-row>
        <table:table-row table:style-name="ro1">
          <table:table-cell office:value-type="string" calcext:value-type="string">
            <text:p>surveys</text:p>
          </table:table-cell>
          <table:table-cell office:value-type="string" calcext:value-type="string">
            <text:p>Vernon2014</text:p>
          </table:table-cell>
          <table:table-cell office:value-type="string" calcext:value-type="string">
            <text:p>D. Vernon, Artificial Cognitive Systems. A Primer. Cambridge, MA: MIT Press, 2014.</text:p>
          </table:table-cell>
        </table:table-row>
        <table:table-row table:style-name="ro1">
          <table:table-cell office:value-type="string" calcext:value-type="string">
            <text:p>surveys</text:p>
          </table:table-cell>
          <table:table-cell office:value-type="string" calcext:value-type="string">
            <text:p>Vernon2007</text:p>
          </table:table-cell>
          <table:table-cell office:value-type="string" calcext:value-type="string">
            <text:p>D. Vernon, G. Metta, and G. Sandini, “A Survey of Artificial Cognitive Systems: Implictions for the Autonomous Development of Mental Capbilities in Computational Agents,” IEEE Trans. Evol. Comput., pp. 1–30, 2007.</text:p>
          </table:table-cell>
        </table:table-row>
        <table:table-row table:style-name="ro1">
          <table:table-cell office:value-type="string" calcext:value-type="string">
            <text:p>surveys</text:p>
          </table:table-cell>
          <table:table-cell office:value-type="string" calcext:value-type="string">
            <text:p>Vernon2011</text:p>
          </table:table-cell>
          <table:table-cell office:value-type="string" calcext:value-type="string">
            <text:p>D. Vernon, C. von Hofsten, and L. Fadiga, “Computational models of cognition,” A Roadmap Cogn. Dev. Humanoid Robot., pp. 81–99, 2011.</text:p>
          </table:table-cell>
        </table:table-row>
        <table:table-row table:style-name="ro1">
          <table:table-cell office:value-type="string" calcext:value-type="string">
            <text:p>surveys</text:p>
          </table:table-cell>
          <table:table-cell office:value-type="string" calcext:value-type="string">
            <text:p>Wintermute2012</text:p>
          </table:table-cell>
          <table:table-cell office:value-type="string" calcext:value-type="string">
            <text:p>S. Wintermute, “Imagery in cognitive architecture: Representation and control at multiple levels of abstraction,” Cogn. Syst. Res., vol. 19–20, pp. 1–29, 2012.</text:p>
          </table:table-cell>
        </table:table-row>
        <table:table-row table:style-name="ro1">
          <table:table-cell office:value-type="string" calcext:value-type="string">
            <text:p>Teton</text:p>
          </table:table-cell>
          <table:table-cell office:value-type="string" calcext:value-type="string">
            <text:p>Vanlehn1989e</text:p>
          </table:table-cell>
          <table:table-cell office:value-type="string" calcext:value-type="string">
            <text:p>K. VanLehn, “Discovering problem solving strategies: What humans do and machines don’t (yet),” in Proceedings of the Sixth International Workshop on Machine Learning., 1989, pp. 215–217.</text:p>
          </table:table-cell>
        </table:table-row>
        <table:table-row table:style-name="ro1">
          <table:table-cell office:value-type="string" calcext:value-type="string">
            <text:p>Teton</text:p>
          </table:table-cell>
          <table:table-cell office:value-type="string" calcext:value-type="string">
            <text:p>Vanlehn1989b</text:p>
          </table:table-cell>
          <table:table-cell office:value-type="string" calcext:value-type="string">
            <text:p>K. VanLehn, W. Ball, and B. Kowalski, “Non-Lifo Execution of Cognitive Procedures,” Cogn. Sci., vol. 13, no. 3, pp. 415–465, 1989.</text:p>
          </table:table-cell>
        </table:table-row>
        <table:table-row table:style-name="ro1">
          <table:table-cell office:value-type="string" calcext:value-type="string">
            <text:p>Teton</text:p>
          </table:table-cell>
          <table:table-cell office:value-type="string" calcext:value-type="string">
            <text:p>VanLehn1991</text:p>
          </table:table-cell>
          <table:table-cell office:value-type="string" calcext:value-type="string">
            <text:p>K. VanLehn, “Rule acquisition events in the discovery of problem-solving strategies,” Cogn. Sci., vol. 15, no. 1, pp. 1–47, 1991.</text:p>
          </table:table-cell>
        </table:table-row>
        <table:table-row table:style-name="ro1">
          <table:table-cell office:value-type="string" calcext:value-type="string">
            <text:p>Teton</text:p>
          </table:table-cell>
          <table:table-cell office:value-type="string" calcext:value-type="string">
            <text:p>Vanlehn1989a</text:p>
          </table:table-cell>
          <table:table-cell office:value-type="string" calcext:value-type="string">
            <text:p>K. VanLehn and W. Ball, “Goal Reconstruction: How Teton Blends Situated Action and Planned Action,” in Architectures for Intelligence, K. VanLehn, Ed. 1989, pp. 147–188.</text:p>
          </table:table-cell>
        </table:table-row>
        <table:table-row table:style-name="ro1">
          <table:table-cell office:value-type="string" calcext:value-type="string">
            <text:p>Theo</text:p>
          </table:table-cell>
          <table:table-cell office:value-type="string" calcext:value-type="string">
            <text:p>Mitchell1991</text:p>
          </table:table-cell>
          <table:table-cell office:value-type="string" calcext:value-type="string">
            <text:p>T. M. Mitchell, “Plan-Then-Compile Architectures,” in ACM SIGART Bulletin, 1991, vol. 2, no. 4, pp. 136–139.</text:p>
          </table:table-cell>
        </table:table-row>
        <table:table-row table:style-name="ro1">
          <table:table-cell office:value-type="string" calcext:value-type="string">
            <text:p>Theo</text:p>
          </table:table-cell>
          <table:table-cell office:value-type="string" calcext:value-type="string">
            <text:p>Mitchell1990</text:p>
          </table:table-cell>
          <table:table-cell office:value-type="string" calcext:value-type="string">
            <text:p>T. M. Mitchell, “Becoming Increasingly Reactive,” in Proceedings of the Eighth National Conference on Artificial Intelligence, 1990, pp. 1051–1058.</text:p>
          </table:table-cell>
        </table:table-row>
        <table:table-row table:style-name="ro1">
          <table:table-cell office:value-type="string" calcext:value-type="string">
            <text:p>Theo</text:p>
          </table:table-cell>
          <table:table-cell office:value-type="string" calcext:value-type="string">
            <text:p>Mitchell1989a</text:p>
          </table:table-cell>
          <table:table-cell office:value-type="string" calcext:value-type="string">
            <text:p>T. Mitchell, J. Allen, P. Chalasani, J. Cheng, O. Etzioni, M. Ringuette, and J. C. Schlimmer, “Theo: A framework for self-improving systems,” in Architectures for intelligence, K. VanLehn, Ed. Erbaum, 1989, pp. 323–356.</text:p>
          </table:table-cell>
        </table:table-row>
        <table:table-row table:style-name="ro1">
          <table:table-cell office:value-type="string" calcext:value-type="string">
            <text:p>Theo</text:p>
          </table:table-cell>
          <table:table-cell office:value-type="string" calcext:value-type="string">
            <text:p>Tanaka1989</text:p>
          </table:table-cell>
          <table:table-cell office:value-type="string" calcext:value-type="string">
            <text:p>T. Tanaka and T. M. Mitchell, “Embedding Learning in a General Frame-Based Architecture,” Int. J. Pattern Recognit. Artif. Intell., vol. 4, no. 2, pp. 125–145, 1989.</text:p>
          </table:table-cell>
        </table:table-row>
        <table:table-row table:style-name="ro1">
          <table:table-cell office:value-type="string" calcext:value-type="string">
            <text:p>Xapagy</text:p>
          </table:table-cell>
          <table:table-cell office:value-type="string" calcext:value-type="string">
            <text:p>Boloni2012a</text:p>
          </table:table-cell>
          <table:table-cell office:value-type="string" calcext:value-type="string">
            <text:p>L. Boloni, “Modeling problems of identity in Little Red Riding Hood,” arXiv Prepr. arXiv1211.5644, pp. 1–7, 2012.</text:p>
          </table:table-cell>
        </table:table-row>
        <table:table-row table:style-name="ro1">
          <table:table-cell office:value-type="string" calcext:value-type="string">
            <text:p>Xapagy</text:p>
          </table:table-cell>
          <table:table-cell office:value-type="string" calcext:value-type="string">
            <text:p>Boloni2012</text:p>
          </table:table-cell>
          <table:table-cell office:value-type="string" calcext:value-type="string">
            <text:p>L. Boloni, “Shadows and Headless Shadows: an Autobiographical Approach to Narrative Reasoning,” arXiv Prepr. arXiv1211.6097, 2012.</text:p>
          </table:table-cell>
        </table:table-row>
        <table:table-row table:style-name="ro1">
          <table:table-cell office:value-type="string" calcext:value-type="string">
            <text:p>Xapagy</text:p>
          </table:table-cell>
          <table:table-cell office:value-type="string" calcext:value-type="string">
            <text:p>Boloni</text:p>
          </table:table-cell>
          <table:table-cell office:value-type="string" calcext:value-type="string">
            <text:p>L. Boloni, “XTR-004: An algebra of concepts, verbs and overlays,” Tech. Report, 2012</text:p>
          </table:table-cell>
        </table:table-row>
        <table:table-row table:style-name="ro1">
          <table:table-cell office:value-type="string" calcext:value-type="string">
            <text:p>Xapagy</text:p>
          </table:table-cell>
          <table:table-cell office:value-type="string" calcext:value-type="string">
            <text:p>Boloni2014</text:p>
          </table:table-cell>
          <table:table-cell office:value-type="string" calcext:value-type="string">
            <text:p>L. Boloni, “Integrating perception, narrative, premonition and confabulatory continuation,” Biol. Inspired Cogn. Archit., vol. 4, 2014.</text:p>
          </table:table-cell>
        </table:table-row>
        <table:table-row table:style-name="ro1">
          <table:table-cell office:value-type="string" calcext:value-type="string">
            <text:p>Xapagy</text:p>
          </table:table-cell>
          <table:table-cell office:value-type="string" calcext:value-type="string">
            <text:p>Boloni2013</text:p>
          </table:table-cell>
          <table:table-cell office:value-type="string" calcext:value-type="string">
            <text:p>L. Boloni, “A cookbook of translating English to Xapi,” arXiv Prepr. arXiv1304.0715, 2013.</text:p>
          </table:table-cell>
        </table:table-row>
        <table:table-row table:style-name="ro1">
          <table:table-cell office:value-type="string" calcext:value-type="string">
            <text:p>Xapagy</text:p>
          </table:table-cell>
          <table:table-cell office:value-type="string" calcext:value-type="string">
            <text:p>Ladislau2012</text:p>
          </table:table-cell>
          <table:table-cell office:value-type="string" calcext:value-type="string">
            <text:p>L. Bölöni, “An Investigation into the Utility of Episodic Memory for Cognitive Architectures,” in AAAI fall symposium: Advances in Cognitive Systems, 2012.</text:p>
          </table:table-cell>
        </table:table-row>
        <table:table-row table:style-name="ro1">
          <table:table-cell office:value-type="string" calcext:value-type="string">
            <text:p>Xapagy</text:p>
          </table:table-cell>
          <table:table-cell office:value-type="string" calcext:value-type="string">
            <text:p>Boloni2011</text:p>
          </table:table-cell>
          <table:table-cell office:value-type="string" calcext:value-type="string">
            <text:p>L. Bölöni, “Xapagy: a cognitive architecture for narrative reasoning,” arXiv Prepr. arXiv1105.3486, 2011.</text:p>
          </table:table-cell>
        </table:table-row>
        <table:table-row table:style-name="ro1">
          <table:table-cell office:value-type="string" calcext:value-type="string">
            <text:p>Ymir</text:p>
          </table:table-cell>
          <table:table-cell office:value-type="string" calcext:value-type="string">
            <text:p>Bryson2000</text:p>
          </table:table-cell>
          <table:table-cell office:value-type="string" calcext:value-type="string">
            <text:p>J. Bryson and K. R. Thorisson, “Dragons, bats and evil knights: A three-layer design approach to character-based creative play,” Virtual Real., vol. 5, pp. 57–71, 2000.</text:p>
          </table:table-cell>
        </table:table-row>
        <table:table-row table:style-name="ro1">
          <table:table-cell office:value-type="string" calcext:value-type="string">
            <text:p>Ymir</text:p>
          </table:table-cell>
          <table:table-cell office:value-type="string" calcext:value-type="string">
            <text:p>Cassell1999</text:p>
          </table:table-cell>
          <table:table-cell office:value-type="string" calcext:value-type="string">
            <text:p>J. Cassell and K. R. Thorisson, “The power of a nod and a glance: Envelope vs. emotional feedback in animated conversational agents,” Appl. Artif. Intell., vol. 13, no. 4–5, pp. 519–538, 1999.</text:p>
          </table:table-cell>
        </table:table-row>
        <table:table-row table:style-name="ro1">
          <table:table-cell office:value-type="string" calcext:value-type="string">
            <text:p>Ymir</text:p>
          </table:table-cell>
          <table:table-cell office:value-type="string" calcext:value-type="string">
            <text:p>Johnsson2010</text:p>
          </table:table-cell>
          <table:table-cell office:value-type="string" calcext:value-type="string">
            <text:p>G. K. Johnsson and K. R. Thorisson, “Evaluating Multimodal Human-Robot Interaction: A Case Study of an Early Humanoid Prototype,” in Proceedings of the 7th international conference on methods and techniques in behavioral research, 2010.</text:p>
          </table:table-cell>
        </table:table-row>
        <table:table-row table:style-name="ro1">
          <table:table-cell office:value-type="string" calcext:value-type="string">
            <text:p>Ymir</text:p>
          </table:table-cell>
          <table:table-cell office:value-type="string" calcext:value-type="string">
            <text:p>Jonsdottir2009</text:p>
          </table:table-cell>
          <table:table-cell office:value-type="string" calcext:value-type="string">
            <text:p>G. R. Jonsdottir and K. R. Thorisson, “Teaching computers to conduct spoken interviews: Breaking the realtime barrier with learning,” in International Workshop on Intelligent Virtual Agents, 2009.</text:p>
          </table:table-cell>
        </table:table-row>
        <table:table-row table:style-name="ro1">
          <table:table-cell office:value-type="string" calcext:value-type="string">
            <text:p>Ymir</text:p>
          </table:table-cell>
          <table:table-cell office:value-type="string" calcext:value-type="string">
            <text:p>Jonsdottir2013</text:p>
          </table:table-cell>
          <table:table-cell office:value-type="string" calcext:value-type="string">
            <text:p>G. R. Jonsdottir and K. R. Thórisson, “A Distributed Architecture for Real-time Dialogue and On-task Learning of Efficient Co-operative Turn-taking,” in Coverbal Synchrony in Human-Machine Interaction, N. Campbell and R. Matej, Eds. CRC Press, 2013, pp. 293–323.</text:p>
          </table:table-cell>
        </table:table-row>
        <table:table-row table:style-name="ro1">
          <table:table-cell office:value-type="string" calcext:value-type="string">
            <text:p>Ymir</text:p>
          </table:table-cell>
          <table:table-cell office:value-type="string" calcext:value-type="string">
            <text:p>Jonsdottir2008</text:p>
          </table:table-cell>
          <table:table-cell office:value-type="string" calcext:value-type="string">
            <text:p>G. R. Jonsdottir, K. R. Thorisson, and E. Nivel, “Learning smooth, human-like turntaking in realtime dialogue,” in International Workshop on Intelligent Virtual Agents, 2008.</text:p>
          </table:table-cell>
        </table:table-row>
        <table:table-row table:style-name="ro1">
          <table:table-cell office:value-type="string" calcext:value-type="string">
            <text:p>Ymir</text:p>
          </table:table-cell>
          <table:table-cell office:value-type="string" calcext:value-type="string">
            <text:p>Thorisson1998</text:p>
          </table:table-cell>
          <table:table-cell office:value-type="string" calcext:value-type="string">
            <text:p>K. R. Thorisson, “Real-time decision making in multimodal face-to-face communication,” in Proceedings of the Interantional Conference on Autonomous Agents, 1998, pp. 16–23.</text:p>
          </table:table-cell>
        </table:table-row>
        <table:table-row table:style-name="ro1">
          <table:table-cell office:value-type="string" calcext:value-type="string">
            <text:p>Ymir</text:p>
          </table:table-cell>
          <table:table-cell office:value-type="string" calcext:value-type="string">
            <text:p>Thorisson2002a</text:p>
          </table:table-cell>
          <table:table-cell office:value-type="string" calcext:value-type="string">
            <text:p>K. R. Thorisson, “Machine Perception of Multimodal Natural Dialogue,” in Language, Vision and Music, P. McKevitt, S. O. Nullain, and C. Mulvihill, Eds. Amsterdam: John Benjamins, 2002, pp. 97–115.</text:p>
          </table:table-cell>
        </table:table-row>
        <table:table-row table:style-name="ro1">
          <table:table-cell office:value-type="string" calcext:value-type="string">
            <text:p>Ymir</text:p>
          </table:table-cell>
          <table:table-cell office:value-type="string" calcext:value-type="string">
            <text:p>Th1996</text:p>
          </table:table-cell>
          <table:table-cell office:value-type="string" calcext:value-type="string">
            <text:p>K. R. Thorisson, “ToonFace: A System for Creating and Animating Interactive Cartoon Faces,” Learn. Common Sense Sect. Tech. Rep., pp. 96–101, 1996.</text:p>
          </table:table-cell>
        </table:table-row>
        <table:table-row table:style-name="ro1">
          <table:table-cell office:value-type="string" calcext:value-type="string">
            <text:p>Ymir</text:p>
          </table:table-cell>
          <table:table-cell office:value-type="string" calcext:value-type="string">
            <text:p>Thorisson1997a</text:p>
          </table:table-cell>
          <table:table-cell office:value-type="string" calcext:value-type="string">
            <text:p>K. R. Thorisson, “Layered modular action control for communicative humanoids,” in Conference Proceedings of Computer Animation’97, 1997, pp. 134–143.</text:p>
          </table:table-cell>
        </table:table-row>
        <table:table-row table:style-name="ro1">
          <table:table-cell office:value-type="string" calcext:value-type="string">
            <text:p>Ymir</text:p>
          </table:table-cell>
          <table:table-cell office:value-type="string" calcext:value-type="string">
            <text:p>Thorisson1995</text:p>
          </table:table-cell>
          <table:table-cell office:value-type="string" calcext:value-type="string">
            <text:p>K. R. Thorisson, “Computational Characteristics of Multimodal Dialogue,” in AAAI Fall Symposium on Embodied Language and Action, 1995, pp. 102–108.</text:p>
          </table:table-cell>
        </table:table-row>
        <table:table-row table:style-name="ro1">
          <table:table-cell office:value-type="string" calcext:value-type="string">
            <text:p>Ymir</text:p>
          </table:table-cell>
          <table:table-cell office:value-type="string" calcext:value-type="string">
            <text:p>Thorisson1999a</text:p>
          </table:table-cell>
          <table:table-cell office:value-type="string" calcext:value-type="string">
            <text:p>K. R. Thorisson, “Mind model for multimodal communicative creatures and humanoids,” Appl. Artif. Intell., vol. 13, no. 4–5, pp. 449–486, 1999.</text:p>
          </table:table-cell>
        </table:table-row>
        <table:table-row table:style-name="ro1">
          <table:table-cell office:value-type="string" calcext:value-type="string">
            <text:p>Ymir</text:p>
          </table:table-cell>
          <table:table-cell office:value-type="string" calcext:value-type="string">
            <text:p>Thorisson1997</text:p>
          </table:table-cell>
          <table:table-cell office:value-type="string" calcext:value-type="string">
            <text:p>K. R. Thórisson, “Gandalf: An Embodied Humanoid Capable of Real-Time Multimodal Dialogue with People,” in Proceedings of the first international conference on Autonomous agents - AGENTS ’97, 1997, pp. 536–537.</text:p>
          </table:table-cell>
        </table:table-row>
        <table:table-row table:style-name="ro1">
          <table:table-cell office:value-type="string" calcext:value-type="string">
            <text:p>Ymir</text:p>
          </table:table-cell>
          <table:table-cell office:value-type="string" calcext:value-type="string">
            <text:p>Thorisson2002</text:p>
          </table:table-cell>
          <table:table-cell office:value-type="string" calcext:value-type="string">
            <text:p>K. R. Thórisson, “Natural turn-taking needs no manual: computational theory and model, from perception to action,” in Multimodality in Language and Speech Systems, B. Granstrom, D. House, and I. Karlsson, Eds. Dordrecht: Kluwer Academic Publishers, 2002, pp. 173–207.</text:p>
          </table:table-cell>
        </table:table-row>
        <table:table-row table:style-name="ro1">
          <table:table-cell office:value-type="string" calcext:value-type="string">
            <text:p>Ymir</text:p>
          </table:table-cell>
          <table:table-cell office:value-type="string" calcext:value-type="string">
            <text:p>Thorisson2007</text:p>
          </table:table-cell>
          <table:table-cell office:value-type="string" calcext:value-type="string">
            <text:p>K. R. Thórisson, “Avatar Intelligence Infusion - Key Noteworthy Issues,” in 10th International Conference on Computer Graphics and Artificial Intelligence, 2007.</text:p>
          </table:table-cell>
        </table:table-row>
        <table:table-row table:style-name="ro1">
          <table:table-cell office:value-type="string" calcext:value-type="string">
            <text:p>Ymir</text:p>
          </table:table-cell>
          <table:table-cell office:value-type="string" calcext:value-type="string">
            <text:p>Thorisson2010</text:p>
          </table:table-cell>
          <table:table-cell office:value-type="string" calcext:value-type="string">
            <text:p>K. R. Thorisson, O. Gislason, G. R. Jonsdottir, and H. T. Thorisson, “A Multiparty Multimodal Architecture for Realtime Turntaking,” in International Conference on Intelligent Virtual Agents, 2010.</text:p>
          </table:table-cell>
        </table:table-row>
        <table:table-row table:style-name="ro1">
          <table:table-cell office:value-type="string" calcext:value-type="string">
            <text:p>Ymir</text:p>
          </table:table-cell>
          <table:table-cell office:value-type="string" calcext:value-type="string">
            <text:p>Th??risson2008</text:p>
          </table:table-cell>
          <table:table-cell office:value-type="string" calcext:value-type="string">
            <text:p>K. R. Thorisson and G. R. Jonsdottir, “A granular architecture for dynamic realtime dialogue,” in International Workshop on Intelligent Virtual Agents, 2008, vol. 5208 LNAI, pp. 131–138.</text:p>
          </table:table-cell>
        </table:table-row>
        <table:table-row table:style-name="ro1">
          <table:table-cell office:value-type="string" calcext:value-type="string">
            <text:p>Ymir</text:p>
          </table:table-cell>
          <table:table-cell office:value-type="string" calcext:value-type="string">
            <text:p>Thorisson2009a</text:p>
          </table:table-cell>
          <table:table-cell office:value-type="string" calcext:value-type="string">
            <text:p>K. R. Thórisson and E. Nivel, “Achieving Artificial General Intelligence Through Peewee Granularity,” in Proceedings of the 2nd Conference on Artificial General Intelligence, 2009.</text:p>
          </table:table-cell>
        </table:table-row>
        <table:table-row table:style-name="ro1">
          <table:table-cell office:value-type="string" calcext:value-type="string">
            <text:p>Ymir</text:p>
          </table:table-cell>
          <table:table-cell office:value-type="string" calcext:value-type="string">
            <text:p>Thorisson2004a</text:p>
          </table:table-cell>
          <table:table-cell office:value-type="string" calcext:value-type="string">
            <text:p>K. R. Thórisson, C. Pennock, T. List, and J. DiPirro, “Artificial intelligence in computer graphics: a constructionist approach,” SIGGRAPH Comput. Graph., vol. 38, no. 1, pp. 26–30, 2004.</text:p>
          </table:table-cell>
        </table:table-row>
        <table:table-row table:style-name="ro1">
          <table:table-cell office:value-type="string" calcext:value-type="string">
            <text:p>Ymir</text:p>
          </table:table-cell>
          <table:table-cell office:value-type="string" calcext:value-type="string">
            <text:p>Vilhjalmsson2008</text:p>
          </table:table-cell>
          <table:table-cell office:value-type="string" calcext:value-type="string">
            <text:p>H. Vilhjálmsson and K. R. Thórisson, “A brief history of function representation from Gandalf to SAIBA,” in Proceedings of the 1st Function Markup Language Workshop at AAMAS, 200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0">0000-00-00</text:date>, <text:time style:data-style-name="N2" text:time-value="21:31:52.1744394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22:13:14.463660545</meta:creation-date>
    <meta:editing-duration>P1DT8H49M11S</meta:editing-duration>
    <meta:editing-cycles>88</meta:editing-cycles>
    <meta:generator>LibreOffice/5.1.6.2$Linux_X86_64 LibreOffice_project/10m0$Build-2</meta:generator>
    <dc:date>2018-09-10T13:22:44.268788050</dc:date>
    <meta:document-statistic meta:table-count="1" meta:cell-count="8952" meta:object-count="0"/>
  </office:meta>
</office:document-meta>
</file>